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n_1000_6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igmod21</text:p>
          </table:table-cell>
          <table:table-cell table:style-name="ce1" table:number-columns-repeated="2"/>
          <table:table-cell table:style-name="ce1" office:value-type="string" calcext:value-type="string">
            <text:p>Sigmod21 adaptive</text:p>
          </table:table-cell>
          <table:table-cell table:style-name="ce1" table:number-columns-repeated="3"/>
          <table:table-cell table:style-name="ce1" office:value-type="string" calcext:value-type="string">
            <text:p>Muthu</text:p>
          </table:table-cell>
          <table:table-cell table:style-name="ce1" table:number-columns-repeated="2"/>
          <table:table-cell table:style-name="ce1" office:value-type="string" calcext:value-type="string">
            <text:p>Muthu adaptive</text:p>
          </table:table-cell>
          <table:table-cell table:number-columns-repeated="2"/>
          <table:table-cell office:value-type="string" calcext:value-type="string">
            <text:p>Diff Muthus</text:p>
          </table:table-cell>
          <table:table-cell office:value-type="string" calcext:value-type="string">
            <text:p>Diff sigmod21 – muthu adaptiv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01301999" calcext:value-type="float">
            <text:p>301301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67728000" calcext:value-type="float">
            <text:p>367728000</text:p>
          </table:table-cell>
          <table:table-cell table:formula="of:=IF([.E2]-[.B2]=0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299699999" calcext:value-type="float">
            <text:p>29969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95434000" calcext:value-type="float">
            <text:p>395434000</text:p>
          </table:table-cell>
          <table:table-cell table:formula="of:=IF([.L2]-[.I2]=0;0;1)" office:value-type="float" office:value="0" calcext:value-type="float">
            <text:p>0</text:p>
          </table:table-cell>
          <table:table-cell table:formula="of:=IF([.L2]-[.B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292298367000" calcext:value-type="float">
            <text:p>292298367000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84845933000" calcext:value-type="float">
            <text:p>184845933000</text:p>
          </table:table-cell>
          <table:table-cell table:formula="of:=IF([.E3]-[.B3]=0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9433482000" calcext:value-type="float">
            <text:p>39433482000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89548726000" calcext:value-type="float">
            <text:p>189548726000</text:p>
          </table:table-cell>
          <table:table-cell table:formula="of:=IF([.L3]-[.I3]=0;0;1)" office:value-type="float" office:value="0" calcext:value-type="float">
            <text:p>0</text:p>
          </table:table-cell>
          <table:table-cell table:formula="of:=IF([.L3]-[.B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320421000" calcext:value-type="float">
            <text:p>320421000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297320000" calcext:value-type="float">
            <text:p>297320000</text:p>
          </table:table-cell>
          <table:table-cell table:formula="of:=IF([.E4]-[.B4]=0;0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308263000" calcext:value-type="float">
            <text:p>308263000</text:p>
          </table:table-cell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303583000" calcext:value-type="float">
            <text:p>303583000</text:p>
          </table:table-cell>
          <table:table-cell table:formula="of:=IF([.L4]-[.I4]=0;0;1)" office:value-type="float" office:value="0" calcext:value-type="float">
            <text:p>0</text:p>
          </table:table-cell>
          <table:table-cell table:formula="of:=IF([.L4]-[.B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6896338000" calcext:value-type="float">
            <text:p>6896338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018275543000" calcext:value-type="float">
            <text:p>1018275543000</text:p>
          </table:table-cell>
          <table:table-cell table:formula="of:=IF([.E5]-[.B5]=0;0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263410000" calcext:value-type="float">
            <text:p>1263410000</text:p>
          </table:table-cell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float" office:value="1508603000" calcext:value-type="float">
            <text:p>1508603000</text:p>
          </table:table-cell>
          <table:table-cell table:formula="of:=IF([.L5]-[.I5]=0;0;1)" office:value-type="float" office:value="0" calcext:value-type="float">
            <text:p>0</text:p>
          </table:table-cell>
          <table:table-cell table:formula="of:=IF([.L5]-[.B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306269814000" calcext:value-type="float">
            <text:p>306269814000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1201000098000" calcext:value-type="float">
            <text:p>1201000098000</text:p>
          </table:table-cell>
          <table:table-cell table:style-name="ce2" table:formula="of:=IF([.E6]-[.B6]=0;0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24367746999" calcext:value-type="float">
            <text:p>24367746999</text:p>
          </table:table-cell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154582200000" calcext:value-type="float">
            <text:p>154582200000</text:p>
          </table:table-cell>
          <table:table-cell table:formula="of:=IF([.L6]-[.I6]=0;0;1)" office:value-type="float" office:value="0" calcext:value-type="float">
            <text:p>0</text:p>
          </table:table-cell>
          <table:table-cell table:formula="of:=IF([.L6]-[.B6]=0;0;1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224671000" calcext:value-type="float">
            <text:p>582246710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603603000" calcext:value-type="float">
            <text:p>58603603000</text:p>
          </table:table-cell>
          <table:table-cell table:formula="of:=IF([.E7]-[.B7]=0;0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8518316000" calcext:value-type="float">
            <text:p>185183160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4308601000" calcext:value-type="float">
            <text:p>74308601000</text:p>
          </table:table-cell>
          <table:table-cell table:formula="of:=IF([.L7]-[.I7]=0;0;1)" office:value-type="float" office:value="0" calcext:value-type="float">
            <text:p>0</text:p>
          </table:table-cell>
          <table:table-cell table:formula="of:=IF([.L7]-[.B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9976886000" calcext:value-type="float">
            <text:p>9976886000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3625645000" calcext:value-type="float">
            <text:p>3625645000</text:p>
          </table:table-cell>
          <table:table-cell table:formula="of:=IF([.E8]-[.B8]=0;0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9928296999" calcext:value-type="float">
            <text:p>9928296999</text:p>
          </table:table-cell>
          <table:table-cell office:value-type="float" office:value="6" calcext:value-type="float">
            <text:p>6</text:p>
          </table:table-cell>
          <table:table-cell office:value-type="float" office:value="50000" calcext:value-type="float">
            <text:p>50000</text:p>
          </table:table-cell>
          <table:table-cell office:value-type="float" office:value="4075254000" calcext:value-type="float">
            <text:p>4075254000</text:p>
          </table:table-cell>
          <table:table-cell table:formula="of:=IF([.L8]-[.I8]=0;0;1)" office:value-type="float" office:value="0" calcext:value-type="float">
            <text:p>0</text:p>
          </table:table-cell>
          <table:table-cell table:formula="of:=IF([.L8]-[.B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898" calcext:value-type="float">
            <text:p>33898</text:p>
          </table:table-cell>
          <table:table-cell office:value-type="float" office:value="76166283999" calcext:value-type="float">
            <text:p>76166283999</text:p>
          </table:table-cell>
          <table:table-cell office:value-type="float" office:value="7" calcext:value-type="float">
            <text:p>7</text:p>
          </table:table-cell>
          <table:table-cell office:value-type="float" office:value="33898" calcext:value-type="float">
            <text:p>33898</text:p>
          </table:table-cell>
          <table:table-cell office:value-type="float" office:value="76461762000" calcext:value-type="float">
            <text:p>76461762000</text:p>
          </table:table-cell>
          <table:table-cell table:formula="of:=IF([.E9]-[.B9]=0;0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898" calcext:value-type="float">
            <text:p>33898</text:p>
          </table:table-cell>
          <table:table-cell office:value-type="float" office:value="80495894000" calcext:value-type="float">
            <text:p>80495894000</text:p>
          </table:table-cell>
          <table:table-cell office:value-type="float" office:value="7" calcext:value-type="float">
            <text:p>7</text:p>
          </table:table-cell>
          <table:table-cell office:value-type="float" office:value="33898" calcext:value-type="float">
            <text:p>33898</text:p>
          </table:table-cell>
          <table:table-cell office:value-type="float" office:value="77146551000" calcext:value-type="float">
            <text:p>77146551000</text:p>
          </table:table-cell>
          <table:table-cell table:formula="of:=IF([.L9]-[.I9]=0;0;1)" office:value-type="float" office:value="0" calcext:value-type="float">
            <text:p>0</text:p>
          </table:table-cell>
          <table:table-cell table:formula="of:=IF([.L9]-[.B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49368154000" calcext:value-type="float">
            <text:p>49368154000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72430912999" calcext:value-type="float">
            <text:p>72430912999</text:p>
          </table:table-cell>
          <table:table-cell table:formula="of:=IF([.E10]-[.B10]=0;0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16097306000" calcext:value-type="float">
            <text:p>16097306000</text:p>
          </table:table-cell>
          <table:table-cell office:value-type="float" office:value="8" calcext:value-type="float">
            <text:p>8</text:p>
          </table:table-cell>
          <table:table-cell office:value-type="float" office:value="50000" calcext:value-type="float">
            <text:p>50000</text:p>
          </table:table-cell>
          <table:table-cell office:value-type="float" office:value="15452150000" calcext:value-type="float">
            <text:p>15452150000</text:p>
          </table:table-cell>
          <table:table-cell table:formula="of:=IF([.L10]-[.I10]=0;0;1)" office:value-type="float" office:value="0" calcext:value-type="float">
            <text:p>0</text:p>
          </table:table-cell>
          <table:table-cell table:formula="of:=IF([.L10]-[.B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326776000" calcext:value-type="float">
            <text:p>326776000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1083845000" calcext:value-type="float">
            <text:p>1083845000</text:p>
          </table:table-cell>
          <table:table-cell table:formula="of:=IF([.E11]-[.B11]=0;0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485917000" calcext:value-type="float">
            <text:p>485917000</text:p>
          </table:table-cell>
          <table:table-cell office:value-type="float" office:value="9" calcext:value-type="float">
            <text:p>9</text:p>
          </table:table-cell>
          <table:table-cell office:value-type="float" office:value="50000" calcext:value-type="float">
            <text:p>50000</text:p>
          </table:table-cell>
          <table:table-cell office:value-type="float" office:value="1145403999" calcext:value-type="float">
            <text:p>1145403999</text:p>
          </table:table-cell>
          <table:table-cell table:formula="of:=IF([.L11]-[.I11]=0;0;1)" office:value-type="float" office:value="0" calcext:value-type="float">
            <text:p>0</text:p>
          </table:table-cell>
          <table:table-cell table:formula="of:=IF([.L11]-[.B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4410216000" calcext:value-type="float">
            <text:p>14410216000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29399757000" calcext:value-type="float">
            <text:p>129399757000</text:p>
          </table:table-cell>
          <table:table-cell table:formula="of:=IF([.E12]-[.B12]=0;0;1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9241615999" calcext:value-type="float">
            <text:p>9241615999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3897208999" calcext:value-type="float">
            <text:p>3897208999</text:p>
          </table:table-cell>
          <table:table-cell table:formula="of:=IF([.L12]-[.I12]=0;0;1)" office:value-type="float" office:value="0" calcext:value-type="float">
            <text:p>0</text:p>
          </table:table-cell>
          <table:table-cell table:formula="of:=IF([.L12]-[.B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5315907000" calcext:value-type="float">
            <text:p>5315907000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4953927000" calcext:value-type="float">
            <text:p>4953927000</text:p>
          </table:table-cell>
          <table:table-cell table:formula="of:=IF([.E13]-[.B13]=0;0;1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5242490000" calcext:value-type="float">
            <text:p>5242490000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office:value-type="float" office:value="4956452000" calcext:value-type="float">
            <text:p>4956452000</text:p>
          </table:table-cell>
          <table:table-cell table:formula="of:=IF([.L13]-[.I13]=0;0;1)" office:value-type="float" office:value="0" calcext:value-type="float">
            <text:p>0</text:p>
          </table:table-cell>
          <table:table-cell table:formula="of:=IF([.L13]-[.B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253169311000" calcext:value-type="float">
            <text:p>253169311000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116325660000" calcext:value-type="float">
            <text:p>116325660000</text:p>
          </table:table-cell>
          <table:table-cell table:formula="of:=IF([.E14]-[.B14]=0;0;1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61478510000" calcext:value-type="float">
            <text:p>61478510000</text:p>
          </table:table-cell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59088367999" calcext:value-type="float">
            <text:p>59088367999</text:p>
          </table:table-cell>
          <table:table-cell table:formula="of:=IF([.L14]-[.I14]=0;0;1)" office:value-type="float" office:value="0" calcext:value-type="float">
            <text:p>0</text:p>
          </table:table-cell>
          <table:table-cell table:formula="of:=IF([.L14]-[.B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324685000" calcext:value-type="float">
            <text:p>1832468500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1369479000" calcext:value-type="float">
            <text:p>61369479000</text:p>
          </table:table-cell>
          <table:table-cell table:formula="of:=IF([.E15]-[.B15]=0;0;1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506230000" calcext:value-type="float">
            <text:p>1850623000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78185660000" calcext:value-type="float">
            <text:p>78185660000</text:p>
          </table:table-cell>
          <table:table-cell table:formula="of:=IF([.L15]-[.I15]=0;0;1)" office:value-type="float" office:value="0" calcext:value-type="float">
            <text:p>0</text:p>
          </table:table-cell>
          <table:table-cell table:formula="of:=IF([.L15]-[.B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615008999" calcext:value-type="float">
            <text:p>615008999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319058827000" calcext:value-type="float">
            <text:p>319058827000</text:p>
          </table:table-cell>
          <table:table-cell table:formula="of:=IF([.E16]-[.B16]=0;0;1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2121188000" calcext:value-type="float">
            <text:p>2121188000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000</text:p>
          </table:table-cell>
          <table:table-cell office:value-type="float" office:value="1890094000" calcext:value-type="float">
            <text:p>1890094000</text:p>
          </table:table-cell>
          <table:table-cell table:formula="of:=IF([.L16]-[.I16]=0;0;1)" office:value-type="float" office:value="0" calcext:value-type="float">
            <text:p>0</text:p>
          </table:table-cell>
          <table:table-cell table:formula="of:=IF([.L16]-[.B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874255000" calcext:value-type="float">
            <text:p>874255000</text:p>
          </table:table-cell>
          <table:table-cell office:value-type="float" office:value="15" calcext:value-type="float">
            <text:p>15</text:p>
          </table:table-cell>
          <table:table-cell office:value-type="float" office:value="50000" calcext:value-type="float">
            <text:p>50000</text:p>
          </table:table-cell>
          <table:table-cell office:value-type="float" office:value="861742000" calcext:value-type="float">
            <text:p>861742000</text:p>
          </table:table-cell>
          <table:table-cell table:formula="of:=IF([.E17]-[.B17]=0;0;1)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1181693904000" calcext:value-type="float">
            <text:p>11816939040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1000310000" calcext:value-type="float">
            <text:p>1201000310000</text:p>
          </table:table-cell>
          <table:table-cell table:style-name="ce6" table:formula="of:=IF([.L17]-[.I17]=0;0;1)" office:value-type="float" office:value="1" calcext:value-type="float">
            <text:p>1</text:p>
          </table:table-cell>
          <table:table-cell table:formula="of:=IF([.L17]-[.B17]=0;0;1)" office:value-type="float" office:value="1" calcext:value-type="float">
            <text:p>1</text:p>
          </table:table-cell>
          <table:table-cell table:style-name="ce1" office:value-type="string" calcext:value-type="string">
            <text:p>No necesariamente es un error, es solo que se va por timeout y no alcanza a encontrar ningun resultad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41674813000" calcext:value-type="float">
            <text:p>41674813000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53710744000" calcext:value-type="float">
            <text:p>53710744000</text:p>
          </table:table-cell>
          <table:table-cell table:formula="of:=IF([.E18]-[.B18]=0;0;1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12187064000" calcext:value-type="float">
            <text:p>12187064000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11561347000" calcext:value-type="float">
            <text:p>11561347000</text:p>
          </table:table-cell>
          <table:table-cell table:formula="of:=IF([.L18]-[.I18]=0;0;1)" office:value-type="float" office:value="0" calcext:value-type="float">
            <text:p>0</text:p>
          </table:table-cell>
          <table:table-cell table:formula="of:=IF([.L18]-[.B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271273000" calcext:value-type="float">
            <text:p>271273000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733900999" calcext:value-type="float">
            <text:p>733900999</text:p>
          </table:table-cell>
          <table:table-cell table:formula="of:=IF([.E19]-[.B19]=0;0;1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295829000" calcext:value-type="float">
            <text:p>295829000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office:value-type="float" office:value="286384000" calcext:value-type="float">
            <text:p>286384000</text:p>
          </table:table-cell>
          <table:table-cell table:formula="of:=IF([.L19]-[.I19]=0;0;1)" office:value-type="float" office:value="0" calcext:value-type="float">
            <text:p>0</text:p>
          </table:table-cell>
          <table:table-cell table:formula="of:=IF([.L19]-[.B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12943532999" calcext:value-type="float">
            <text:p>12943532999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103868310000" calcext:value-type="float">
            <text:p>103868310000</text:p>
          </table:table-cell>
          <table:table-cell table:formula="of:=IF([.E20]-[.B20]=0;0;1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8576668000" calcext:value-type="float">
            <text:p>8576668000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3109923000" calcext:value-type="float">
            <text:p>3109923000</text:p>
          </table:table-cell>
          <table:table-cell table:formula="of:=IF([.L20]-[.I20]=0;0;1)" office:value-type="float" office:value="0" calcext:value-type="float">
            <text:p>0</text:p>
          </table:table-cell>
          <table:table-cell table:formula="of:=IF([.L20]-[.B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80883533000" calcext:value-type="float">
            <text:p>80883533000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83252945000" calcext:value-type="float">
            <text:p>83252945000</text:p>
          </table:table-cell>
          <table:table-cell table:formula="of:=IF([.E21]-[.B21]=0;0;1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17520773000" calcext:value-type="float">
            <text:p>17520773000</text:p>
          </table:table-cell>
          <table:table-cell office:value-type="float" office:value="19" calcext:value-type="float">
            <text:p>19</text:p>
          </table:table-cell>
          <table:table-cell office:value-type="float" office:value="50000" calcext:value-type="float">
            <text:p>50000</text:p>
          </table:table-cell>
          <table:table-cell office:value-type="float" office:value="16911130999" calcext:value-type="float">
            <text:p>16911130999</text:p>
          </table:table-cell>
          <table:table-cell table:formula="of:=IF([.L21]-[.I21]=0;0;1)" office:value-type="float" office:value="0" calcext:value-type="float">
            <text:p>0</text:p>
          </table:table-cell>
          <table:table-cell table:formula="of:=IF([.L21]-[.B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524000" calcext:value-type="float">
            <text:p>115524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4232000" calcext:value-type="float">
            <text:p>334232000</text:p>
          </table:table-cell>
          <table:table-cell table:formula="of:=IF([.E22]-[.B22]=0;0;1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1092000" calcext:value-type="float">
            <text:p>111092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3136000" calcext:value-type="float">
            <text:p>333136000</text:p>
          </table:table-cell>
          <table:table-cell table:formula="of:=IF([.L22]-[.I22]=0;0;1)" office:value-type="float" office:value="0" calcext:value-type="float">
            <text:p>0</text:p>
          </table:table-cell>
          <table:table-cell table:formula="of:=IF([.L22]-[.B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657579000" calcext:value-type="float">
            <text:p>657579000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647170000" calcext:value-type="float">
            <text:p>647170000</text:p>
          </table:table-cell>
          <table:table-cell table:formula="of:=IF([.E23]-[.B23]=0;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649125000" calcext:value-type="float">
            <text:p>649125000</text:p>
          </table:table-cell>
          <table:table-cell office:value-type="float" office:value="21" calcext:value-type="float">
            <text:p>21</text:p>
          </table:table-cell>
          <table:table-cell office:value-type="float" office:value="50000" calcext:value-type="float">
            <text:p>50000</text:p>
          </table:table-cell>
          <table:table-cell office:value-type="float" office:value="696203000" calcext:value-type="float">
            <text:p>696203000</text:p>
          </table:table-cell>
          <table:table-cell table:formula="of:=IF([.L23]-[.I23]=0;0;1)" office:value-type="float" office:value="0" calcext:value-type="float">
            <text:p>0</text:p>
          </table:table-cell>
          <table:table-cell table:formula="of:=IF([.L23]-[.B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38" calcext:value-type="float">
            <text:p>20238</text:p>
          </table:table-cell>
          <table:table-cell office:value-type="float" office:value="668926403999" calcext:value-type="float">
            <text:p>668926403999</text:p>
          </table:table-cell>
          <table:table-cell office:value-type="float" office:value="22" calcext:value-type="float">
            <text:p>22</text:p>
          </table:table-cell>
          <table:table-cell office:value-type="float" office:value="20238" calcext:value-type="float">
            <text:p>20238</text:p>
          </table:table-cell>
          <table:table-cell office:value-type="float" office:value="682819645999" calcext:value-type="float">
            <text:p>682819645999</text:p>
          </table:table-cell>
          <table:table-cell table:formula="of:=IF([.E24]-[.B24]=0;0;1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238" calcext:value-type="float">
            <text:p>20238</text:p>
          </table:table-cell>
          <table:table-cell office:value-type="float" office:value="37463316000" calcext:value-type="float">
            <text:p>37463316000</text:p>
          </table:table-cell>
          <table:table-cell office:value-type="float" office:value="22" calcext:value-type="float">
            <text:p>22</text:p>
          </table:table-cell>
          <table:table-cell office:value-type="float" office:value="20238" calcext:value-type="float">
            <text:p>20238</text:p>
          </table:table-cell>
          <table:table-cell office:value-type="float" office:value="552234808999" calcext:value-type="float">
            <text:p>552234808999</text:p>
          </table:table-cell>
          <table:table-cell table:formula="of:=IF([.L24]-[.I24]=0;0;1)" office:value-type="float" office:value="0" calcext:value-type="float">
            <text:p>0</text:p>
          </table:table-cell>
          <table:table-cell table:formula="of:=IF([.L24]-[.B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2564063000" calcext:value-type="float">
            <text:p>2564063000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5345687000" calcext:value-type="float">
            <text:p>5345687000</text:p>
          </table:table-cell>
          <table:table-cell table:formula="of:=IF([.E25]-[.B25]=0;0;1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2621251000" calcext:value-type="float">
            <text:p>2621251000</text:p>
          </table:table-cell>
          <table:table-cell office:value-type="float" office:value="23" calcext:value-type="float">
            <text:p>23</text:p>
          </table:table-cell>
          <table:table-cell office:value-type="float" office:value="50000" calcext:value-type="float">
            <text:p>50000</text:p>
          </table:table-cell>
          <table:table-cell office:value-type="float" office:value="6795968999" calcext:value-type="float">
            <text:p>6795968999</text:p>
          </table:table-cell>
          <table:table-cell table:formula="of:=IF([.L25]-[.I25]=0;0;1)" office:value-type="float" office:value="0" calcext:value-type="float">
            <text:p>0</text:p>
          </table:table-cell>
          <table:table-cell table:formula="of:=IF([.L25]-[.B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75562000" calcext:value-type="float">
            <text:p>675562000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72381999" calcext:value-type="float">
            <text:p>672381999</text:p>
          </table:table-cell>
          <table:table-cell table:formula="of:=IF([.E26]-[.B26]=0;0;1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701164999" calcext:value-type="float">
            <text:p>701164999</text:p>
          </table:table-cell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351995000" calcext:value-type="float">
            <text:p>351995000</text:p>
          </table:table-cell>
          <table:table-cell table:formula="of:=IF([.L26]-[.I26]=0;0;1)" office:value-type="float" office:value="0" calcext:value-type="float">
            <text:p>0</text:p>
          </table:table-cell>
          <table:table-cell table:formula="of:=IF([.L26]-[.B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9143000" calcext:value-type="float">
            <text:p>479143000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639907000" calcext:value-type="float">
            <text:p>639907000</text:p>
          </table:table-cell>
          <table:table-cell table:formula="of:=IF([.E27]-[.B27]=0;0;1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4199000" calcext:value-type="float">
            <text:p>474199000</text:p>
          </table:table-cell>
          <table:table-cell office:value-type="float" office:value="25" calcext:value-type="float">
            <text:p>25</text:p>
          </table:table-cell>
          <table:table-cell office:value-type="float" office:value="50000" calcext:value-type="float">
            <text:p>50000</text:p>
          </table:table-cell>
          <table:table-cell office:value-type="float" office:value="976071999" calcext:value-type="float">
            <text:p>976071999</text:p>
          </table:table-cell>
          <table:table-cell table:formula="of:=IF([.L27]-[.I27]=0;0;1)" office:value-type="float" office:value="0" calcext:value-type="float">
            <text:p>0</text:p>
          </table:table-cell>
          <table:table-cell table:formula="of:=IF([.L27]-[.B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734764000" calcext:value-type="float">
            <text:p>734764000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737045000" calcext:value-type="float">
            <text:p>737045000</text:p>
          </table:table-cell>
          <table:table-cell table:formula="of:=IF([.E28]-[.B28]=0;0;1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519425999" calcext:value-type="float">
            <text:p>519425999</text:p>
          </table:table-cell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</text:p>
          </table:table-cell>
          <table:table-cell office:value-type="float" office:value="330289000" calcext:value-type="float">
            <text:p>330289000</text:p>
          </table:table-cell>
          <table:table-cell table:formula="of:=IF([.L28]-[.I28]=0;0;1)" office:value-type="float" office:value="0" calcext:value-type="float">
            <text:p>0</text:p>
          </table:table-cell>
          <table:table-cell table:formula="of:=IF([.L28]-[.B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182726000" calcext:value-type="float">
            <text:p>182726000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179188000" calcext:value-type="float">
            <text:p>179188000</text:p>
          </table:table-cell>
          <table:table-cell table:formula="of:=IF([.E29]-[.B29]=0;0;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182728000" calcext:value-type="float">
            <text:p>182728000</text:p>
          </table:table-cell>
          <table:table-cell office:value-type="float" office:value="27" calcext:value-type="float">
            <text:p>27</text:p>
          </table:table-cell>
          <table:table-cell office:value-type="float" office:value="50000" calcext:value-type="float">
            <text:p>50000</text:p>
          </table:table-cell>
          <table:table-cell office:value-type="float" office:value="177108000" calcext:value-type="float">
            <text:p>177108000</text:p>
          </table:table-cell>
          <table:table-cell table:formula="of:=IF([.L29]-[.I29]=0;0;1)" office:value-type="float" office:value="0" calcext:value-type="float">
            <text:p>0</text:p>
          </table:table-cell>
          <table:table-cell table:formula="of:=IF([.L29]-[.B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517301999" calcext:value-type="float">
            <text:p>517301999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538665000" calcext:value-type="float">
            <text:p>538665000</text:p>
          </table:table-cell>
          <table:table-cell table:formula="of:=IF([.E30]-[.B30]=0;0;1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449970999" calcext:value-type="float">
            <text:p>449970999</text:p>
          </table:table-cell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office:value-type="float" office:value="189143999" calcext:value-type="float">
            <text:p>189143999</text:p>
          </table:table-cell>
          <table:table-cell table:formula="of:=IF([.L30]-[.I30]=0;0;1)" office:value-type="float" office:value="0" calcext:value-type="float">
            <text:p>0</text:p>
          </table:table-cell>
          <table:table-cell table:formula="of:=IF([.L30]-[.B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41261329000" calcext:value-type="float">
            <text:p>41261329000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41795849000" calcext:value-type="float">
            <text:p>41795849000</text:p>
          </table:table-cell>
          <table:table-cell table:formula="of:=IF([.E31]-[.B31]=0;0;1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41662636000" calcext:value-type="float">
            <text:p>41662636000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37797018000" calcext:value-type="float">
            <text:p>37797018000</text:p>
          </table:table-cell>
          <table:table-cell table:formula="of:=IF([.L31]-[.I31]=0;0;1)" office:value-type="float" office:value="0" calcext:value-type="float">
            <text:p>0</text:p>
          </table:table-cell>
          <table:table-cell table:formula="of:=IF([.L31]-[.B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4661000" calcext:value-type="float">
            <text:p>1004661000</text:p>
          </table:table-cell>
          <table:table-cell office:value-type="float" office:value="30" calcext:value-type="float">
            <text:p>30</text:p>
          </table:table-cell>
          <table:table-cell office:value-type="float" office:value="50000" calcext:value-type="float">
            <text:p>50000</text:p>
          </table:table-cell>
          <table:table-cell office:value-type="float" office:value="797922999" calcext:value-type="float">
            <text:p>797922999</text:p>
          </table:table-cell>
          <table:table-cell table:formula="of:=IF([.E32]-[.B32]=0;0;1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000" calcext:value-type="float">
            <text:p>50000</text:p>
          </table:table-cell>
          <table:table-cell office:value-type="float" office:value="871151000" calcext:value-type="float">
            <text:p>871151000</text:p>
          </table:table-cell>
          <table:table-cell office:value-type="float" office:value="30" calcext:value-type="float">
            <text:p>30</text:p>
          </table:table-cell>
          <table:table-cell office:value-type="float" office:value="50000" calcext:value-type="float">
            <text:p>50000</text:p>
          </table:table-cell>
          <table:table-cell office:value-type="float" office:value="822989000" calcext:value-type="float">
            <text:p>822989000</text:p>
          </table:table-cell>
          <table:table-cell table:formula="of:=IF([.L32]-[.I32]=0;0;1)" office:value-type="float" office:value="0" calcext:value-type="float">
            <text:p>0</text:p>
          </table:table-cell>
          <table:table-cell table:formula="of:=IF([.L32]-[.B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00" calcext:value-type="float">
            <text:p>50000</text:p>
          </table:table-cell>
          <table:table-cell office:value-type="float" office:value="1910296000" calcext:value-type="float">
            <text:p>1910296000</text:p>
          </table:table-cell>
          <table:table-cell office:value-type="float" office:value="31" calcext:value-type="float">
            <text:p>31</text:p>
          </table:table-cell>
          <table:table-cell office:value-type="float" office:value="50000" calcext:value-type="float">
            <text:p>50000</text:p>
          </table:table-cell>
          <table:table-cell office:value-type="float" office:value="1797645000" calcext:value-type="float">
            <text:p>1797645000</text:p>
          </table:table-cell>
          <table:table-cell table:formula="of:=IF([.E33]-[.B33]=0;0;1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0000" calcext:value-type="float">
            <text:p>50000</text:p>
          </table:table-cell>
          <table:table-cell office:value-type="float" office:value="1907144000" calcext:value-type="float">
            <text:p>1907144000</text:p>
          </table:table-cell>
          <table:table-cell office:value-type="float" office:value="31" calcext:value-type="float">
            <text:p>31</text:p>
          </table:table-cell>
          <table:table-cell office:value-type="float" office:value="50000" calcext:value-type="float">
            <text:p>50000</text:p>
          </table:table-cell>
          <table:table-cell office:value-type="float" office:value="1923444000" calcext:value-type="float">
            <text:p>1923444000</text:p>
          </table:table-cell>
          <table:table-cell table:formula="of:=IF([.L33]-[.I33]=0;0;1)" office:value-type="float" office:value="0" calcext:value-type="float">
            <text:p>0</text:p>
          </table:table-cell>
          <table:table-cell table:formula="of:=IF([.L33]-[.B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229000" calcext:value-type="float">
            <text:p>338229000</text:p>
          </table:table-cell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334658000" calcext:value-type="float">
            <text:p>334658000</text:p>
          </table:table-cell>
          <table:table-cell table:formula="of:=IF([.E34]-[.B34]=0;0;1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333799000" calcext:value-type="float">
            <text:p>333799000</text:p>
          </table:table-cell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350410000" calcext:value-type="float">
            <text:p>350410000</text:p>
          </table:table-cell>
          <table:table-cell table:formula="of:=IF([.L34]-[.I34]=0;0;1)" office:value-type="float" office:value="0" calcext:value-type="float">
            <text:p>0</text:p>
          </table:table-cell>
          <table:table-cell table:formula="of:=IF([.L34]-[.B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00" calcext:value-type="float">
            <text:p>50000</text:p>
          </table:table-cell>
          <table:table-cell office:value-type="float" office:value="207119000" calcext:value-type="float">
            <text:p>207119000</text:p>
          </table:table-cell>
          <table:table-cell office:value-type="float" office:value="33" calcext:value-type="float">
            <text:p>33</text:p>
          </table:table-cell>
          <table:table-cell office:value-type="float" office:value="50000" calcext:value-type="float">
            <text:p>50000</text:p>
          </table:table-cell>
          <table:table-cell office:value-type="float" office:value="1118472000" calcext:value-type="float">
            <text:p>1118472000</text:p>
          </table:table-cell>
          <table:table-cell table:formula="of:=IF([.E35]-[.B35]=0;0;1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0000" calcext:value-type="float">
            <text:p>50000</text:p>
          </table:table-cell>
          <table:table-cell office:value-type="float" office:value="205105999" calcext:value-type="float">
            <text:p>205105999</text:p>
          </table:table-cell>
          <table:table-cell office:value-type="float" office:value="33" calcext:value-type="float">
            <text:p>33</text:p>
          </table:table-cell>
          <table:table-cell office:value-type="float" office:value="50000" calcext:value-type="float">
            <text:p>50000</text:p>
          </table:table-cell>
          <table:table-cell office:value-type="float" office:value="1169567000" calcext:value-type="float">
            <text:p>1169567000</text:p>
          </table:table-cell>
          <table:table-cell table:formula="of:=IF([.L35]-[.I35]=0;0;1)" office:value-type="float" office:value="0" calcext:value-type="float">
            <text:p>0</text:p>
          </table:table-cell>
          <table:table-cell table:formula="of:=IF([.L35]-[.B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00" calcext:value-type="float">
            <text:p>50000</text:p>
          </table:table-cell>
          <table:table-cell office:value-type="float" office:value="269942000" calcext:value-type="float">
            <text:p>269942000</text:p>
          </table:table-cell>
          <table:table-cell office:value-type="float" office:value="34" calcext:value-type="float">
            <text:p>34</text:p>
          </table:table-cell>
          <table:table-cell office:value-type="float" office:value="50000" calcext:value-type="float">
            <text:p>50000</text:p>
          </table:table-cell>
          <table:table-cell office:value-type="float" office:value="264712999" calcext:value-type="float">
            <text:p>264712999</text:p>
          </table:table-cell>
          <table:table-cell table:formula="of:=IF([.E36]-[.B36]=0;0;1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0000" calcext:value-type="float">
            <text:p>50000</text:p>
          </table:table-cell>
          <table:table-cell office:value-type="float" office:value="1367079000" calcext:value-type="float">
            <text:p>1367079000</text:p>
          </table:table-cell>
          <table:table-cell office:value-type="float" office:value="34" calcext:value-type="float">
            <text:p>34</text:p>
          </table:table-cell>
          <table:table-cell office:value-type="float" office:value="50000" calcext:value-type="float">
            <text:p>50000</text:p>
          </table:table-cell>
          <table:table-cell office:value-type="float" office:value="1465908000" calcext:value-type="float">
            <text:p>1465908000</text:p>
          </table:table-cell>
          <table:table-cell table:formula="of:=IF([.L36]-[.I36]=0;0;1)" office:value-type="float" office:value="0" calcext:value-type="float">
            <text:p>0</text:p>
          </table:table-cell>
          <table:table-cell table:formula="of:=IF([.L36]-[.B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  <table:table-cell office:value-type="float" office:value="1515958000" calcext:value-type="float">
            <text:p>1515958000</text:p>
          </table:table-cell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  <table:table-cell office:value-type="float" office:value="1396073000" calcext:value-type="float">
            <text:p>1396073000</text:p>
          </table:table-cell>
          <table:table-cell table:formula="of:=IF([.E37]-[.B37]=0;0;1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  <table:table-cell office:value-type="float" office:value="1545310000" calcext:value-type="float">
            <text:p>1545310000</text:p>
          </table:table-cell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  <table:table-cell office:value-type="float" office:value="1404595000" calcext:value-type="float">
            <text:p>1404595000</text:p>
          </table:table-cell>
          <table:table-cell table:formula="of:=IF([.L37]-[.I37]=0;0;1)" office:value-type="float" office:value="0" calcext:value-type="float">
            <text:p>0</text:p>
          </table:table-cell>
          <table:table-cell table:formula="of:=IF([.L37]-[.B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734738947000" calcext:value-type="float">
            <text:p>734738947000</text:p>
          </table:table-cell>
          <table:table-cell office:value-type="float" office:value="36" calcext:value-type="float">
            <text:p>36</text:p>
          </table:table-cell>
          <table:table-cell office:value-type="float" office:value="183" calcext:value-type="float">
            <text:p>183</text:p>
          </table:table-cell>
          <table:table-cell office:value-type="float" office:value="115840710000" calcext:value-type="float">
            <text:p>115840710000</text:p>
          </table:table-cell>
          <table:table-cell table:style-name="ce5" table:formula="of:=IF([.E38]-[.B38]=0;0;1)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38553126000" calcext:value-type="float">
            <text:p>7385531260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01000198999" calcext:value-type="float">
            <text:p>1201000198999</text:p>
          </table:table-cell>
          <table:table-cell table:style-name="ce2" table:formula="of:=IF([.L38]-[.I38]=0;0;1)" office:value-type="float" office:value="1" calcext:value-type="float">
            <text:p>1</text:p>
          </table:table-cell>
          <table:table-cell table:formula="of:=IF([.L38]-[.B38]=0;0;1)" office:value-type="float" office:value="1" calcext:value-type="float">
            <text:p>1</text:p>
          </table:table-cell>
          <table:table-cell table:style-name="ce1" office:value-type="string" calcext:value-type="string">
            <text:p>Se va por TIMEOUT, no es problema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office:value-type="float" office:value="2955268000" calcext:value-type="float">
            <text:p>2955268000</text:p>
          </table:table-cell>
          <table:table-cell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office:value-type="float" office:value="2807679000" calcext:value-type="float">
            <text:p>2807679000</text:p>
          </table:table-cell>
          <table:table-cell table:formula="of:=IF([.E39]-[.B39]=0;0;1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office:value-type="float" office:value="2939756000" calcext:value-type="float">
            <text:p>2939756000</text:p>
          </table:table-cell>
          <table:table-cell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office:value-type="float" office:value="3334532000" calcext:value-type="float">
            <text:p>3334532000</text:p>
          </table:table-cell>
          <table:table-cell table:formula="of:=IF([.L39]-[.I39]=0;0;1)" office:value-type="float" office:value="0" calcext:value-type="float">
            <text:p>0</text:p>
          </table:table-cell>
          <table:table-cell table:formula="of:=IF([.L39]-[.B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00" calcext:value-type="float">
            <text:p>50000</text:p>
          </table:table-cell>
          <table:table-cell office:value-type="float" office:value="336462000" calcext:value-type="float">
            <text:p>336462000</text:p>
          </table:table-cell>
          <table:table-cell office:value-type="float" office:value="38" calcext:value-type="float">
            <text:p>38</text:p>
          </table:table-cell>
          <table:table-cell office:value-type="float" office:value="50000" calcext:value-type="float">
            <text:p>50000</text:p>
          </table:table-cell>
          <table:table-cell office:value-type="float" office:value="317625999" calcext:value-type="float">
            <text:p>317625999</text:p>
          </table:table-cell>
          <table:table-cell table:formula="of:=IF([.E40]-[.B40]=0;0;1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0000" calcext:value-type="float">
            <text:p>50000</text:p>
          </table:table-cell>
          <table:table-cell office:value-type="float" office:value="327689000" calcext:value-type="float">
            <text:p>327689000</text:p>
          </table:table-cell>
          <table:table-cell office:value-type="float" office:value="38" calcext:value-type="float">
            <text:p>38</text:p>
          </table:table-cell>
          <table:table-cell office:value-type="float" office:value="50000" calcext:value-type="float">
            <text:p>50000</text:p>
          </table:table-cell>
          <table:table-cell office:value-type="float" office:value="330644000" calcext:value-type="float">
            <text:p>330644000</text:p>
          </table:table-cell>
          <table:table-cell table:formula="of:=IF([.L40]-[.I40]=0;0;1)" office:value-type="float" office:value="0" calcext:value-type="float">
            <text:p>0</text:p>
          </table:table-cell>
          <table:table-cell table:formula="of:=IF([.L40]-[.B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00" calcext:value-type="float">
            <text:p>50000</text:p>
          </table:table-cell>
          <table:table-cell office:value-type="float" office:value="305122000" calcext:value-type="float">
            <text:p>305122000</text:p>
          </table:table-cell>
          <table:table-cell office:value-type="float" office:value="39" calcext:value-type="float">
            <text:p>39</text:p>
          </table:table-cell>
          <table:table-cell office:value-type="float" office:value="50000" calcext:value-type="float">
            <text:p>50000</text:p>
          </table:table-cell>
          <table:table-cell office:value-type="float" office:value="633158000" calcext:value-type="float">
            <text:p>633158000</text:p>
          </table:table-cell>
          <table:table-cell table:formula="of:=IF([.E41]-[.B41]=0;0;1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000" calcext:value-type="float">
            <text:p>50000</text:p>
          </table:table-cell>
          <table:table-cell office:value-type="float" office:value="292983999" calcext:value-type="float">
            <text:p>292983999</text:p>
          </table:table-cell>
          <table:table-cell office:value-type="float" office:value="39" calcext:value-type="float">
            <text:p>39</text:p>
          </table:table-cell>
          <table:table-cell office:value-type="float" office:value="50000" calcext:value-type="float">
            <text:p>50000</text:p>
          </table:table-cell>
          <table:table-cell office:value-type="float" office:value="791105000" calcext:value-type="float">
            <text:p>791105000</text:p>
          </table:table-cell>
          <table:table-cell table:formula="of:=IF([.L41]-[.I41]=0;0;1)" office:value-type="float" office:value="0" calcext:value-type="float">
            <text:p>0</text:p>
          </table:table-cell>
          <table:table-cell table:formula="of:=IF([.L41]-[.B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" calcext:value-type="float">
            <text:p>50000</text:p>
          </table:table-cell>
          <table:table-cell office:value-type="float" office:value="1396480999" calcext:value-type="float">
            <text:p>1396480999</text:p>
          </table:table-cell>
          <table:table-cell office:value-type="float" office:value="40" calcext:value-type="float">
            <text:p>40</text:p>
          </table:table-cell>
          <table:table-cell office:value-type="float" office:value="50000" calcext:value-type="float">
            <text:p>50000</text:p>
          </table:table-cell>
          <table:table-cell office:value-type="float" office:value="1406433000" calcext:value-type="float">
            <text:p>1406433000</text:p>
          </table:table-cell>
          <table:table-cell table:formula="of:=IF([.E42]-[.B42]=0;0;1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000" calcext:value-type="float">
            <text:p>50000</text:p>
          </table:table-cell>
          <table:table-cell office:value-type="float" office:value="1391996000" calcext:value-type="float">
            <text:p>1391996000</text:p>
          </table:table-cell>
          <table:table-cell office:value-type="float" office:value="40" calcext:value-type="float">
            <text:p>40</text:p>
          </table:table-cell>
          <table:table-cell office:value-type="float" office:value="50000" calcext:value-type="float">
            <text:p>50000</text:p>
          </table:table-cell>
          <table:table-cell office:value-type="float" office:value="1970260999" calcext:value-type="float">
            <text:p>1970260999</text:p>
          </table:table-cell>
          <table:table-cell table:formula="of:=IF([.L42]-[.I42]=0;0;1)" office:value-type="float" office:value="0" calcext:value-type="float">
            <text:p>0</text:p>
          </table:table-cell>
          <table:table-cell table:formula="of:=IF([.L42]-[.B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00" calcext:value-type="float">
            <text:p>50000</text:p>
          </table:table-cell>
          <table:table-cell office:value-type="float" office:value="1079318000" calcext:value-type="float">
            <text:p>1079318000</text:p>
          </table:table-cell>
          <table:table-cell office:value-type="float" office:value="41" calcext:value-type="float">
            <text:p>41</text:p>
          </table:table-cell>
          <table:table-cell office:value-type="float" office:value="50000" calcext:value-type="float">
            <text:p>50000</text:p>
          </table:table-cell>
          <table:table-cell office:value-type="float" office:value="1102574999" calcext:value-type="float">
            <text:p>1102574999</text:p>
          </table:table-cell>
          <table:table-cell table:formula="of:=IF([.E43]-[.B43]=0;0;1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0000" calcext:value-type="float">
            <text:p>50000</text:p>
          </table:table-cell>
          <table:table-cell office:value-type="float" office:value="1082442000" calcext:value-type="float">
            <text:p>1082442000</text:p>
          </table:table-cell>
          <table:table-cell office:value-type="float" office:value="41" calcext:value-type="float">
            <text:p>41</text:p>
          </table:table-cell>
          <table:table-cell office:value-type="float" office:value="50000" calcext:value-type="float">
            <text:p>50000</text:p>
          </table:table-cell>
          <table:table-cell office:value-type="float" office:value="1589262999" calcext:value-type="float">
            <text:p>1589262999</text:p>
          </table:table-cell>
          <table:table-cell table:formula="of:=IF([.L43]-[.I43]=0;0;1)" office:value-type="float" office:value="0" calcext:value-type="float">
            <text:p>0</text:p>
          </table:table-cell>
          <table:table-cell table:formula="of:=IF([.L43]-[.B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00" calcext:value-type="float">
            <text:p>50000</text:p>
          </table:table-cell>
          <table:table-cell office:value-type="float" office:value="1906586999" calcext:value-type="float">
            <text:p>1906586999</text:p>
          </table:table-cell>
          <table:table-cell office:value-type="float" office:value="42" calcext:value-type="float">
            <text:p>42</text:p>
          </table:table-cell>
          <table:table-cell office:value-type="float" office:value="50000" calcext:value-type="float">
            <text:p>50000</text:p>
          </table:table-cell>
          <table:table-cell office:value-type="float" office:value="1951766999" calcext:value-type="float">
            <text:p>1951766999</text:p>
          </table:table-cell>
          <table:table-cell table:formula="of:=IF([.E44]-[.B44]=0;0;1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000" calcext:value-type="float">
            <text:p>50000</text:p>
          </table:table-cell>
          <table:table-cell office:value-type="float" office:value="1953631999" calcext:value-type="float">
            <text:p>1953631999</text:p>
          </table:table-cell>
          <table:table-cell office:value-type="float" office:value="42" calcext:value-type="float">
            <text:p>42</text:p>
          </table:table-cell>
          <table:table-cell office:value-type="float" office:value="50000" calcext:value-type="float">
            <text:p>50000</text:p>
          </table:table-cell>
          <table:table-cell office:value-type="float" office:value="2206553000" calcext:value-type="float">
            <text:p>2206553000</text:p>
          </table:table-cell>
          <table:table-cell table:formula="of:=IF([.L44]-[.I44]=0;0;1)" office:value-type="float" office:value="0" calcext:value-type="float">
            <text:p>0</text:p>
          </table:table-cell>
          <table:table-cell table:formula="of:=IF([.L44]-[.B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77871000" calcext:value-type="float">
            <text:p>4077871000</text:p>
          </table:table-cell>
          <table:table-cell office:value-type="float" office:value="43" calcext:value-type="float">
            <text:p>43</text:p>
          </table:table-cell>
          <table:table-cell office:value-type="float" office:value="50000" calcext:value-type="float">
            <text:p>50000</text:p>
          </table:table-cell>
          <table:table-cell office:value-type="float" office:value="4674533999" calcext:value-type="float">
            <text:p>4674533999</text:p>
          </table:table-cell>
          <table:table-cell table:formula="of:=IF([.E45]-[.B45]=0;0;1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14902000" calcext:value-type="float">
            <text:p>4014902000</text:p>
          </table:table-cell>
          <table:table-cell office:value-type="float" office:value="43" calcext:value-type="float">
            <text:p>43</text:p>
          </table:table-cell>
          <table:table-cell office:value-type="float" office:value="50000" calcext:value-type="float">
            <text:p>50000</text:p>
          </table:table-cell>
          <table:table-cell office:value-type="float" office:value="4968522000" calcext:value-type="float">
            <text:p>4968522000</text:p>
          </table:table-cell>
          <table:table-cell table:formula="of:=IF([.L45]-[.I45]=0;0;1)" office:value-type="float" office:value="0" calcext:value-type="float">
            <text:p>0</text:p>
          </table:table-cell>
          <table:table-cell table:formula="of:=IF([.L45]-[.B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80845000" calcext:value-type="float">
            <text:p>19808450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65100000" calcext:value-type="float">
            <text:p>1865100000</text:p>
          </table:table-cell>
          <table:table-cell table:formula="of:=IF([.E46]-[.B46]=0;0;1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06847000" calcext:value-type="float">
            <text:p>19068470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60240999" calcext:value-type="float">
            <text:p>1860240999</text:p>
          </table:table-cell>
          <table:table-cell table:formula="of:=IF([.L46]-[.I46]=0;0;1)" office:value-type="float" office:value="0" calcext:value-type="float">
            <text:p>0</text:p>
          </table:table-cell>
          <table:table-cell table:formula="of:=IF([.L46]-[.B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00" calcext:value-type="float">
            <text:p>50000</text:p>
          </table:table-cell>
          <table:table-cell office:value-type="float" office:value="2684268000" calcext:value-type="float">
            <text:p>2684268000</text:p>
          </table:table-cell>
          <table:table-cell office:value-type="float" office:value="45" calcext:value-type="float">
            <text:p>45</text:p>
          </table:table-cell>
          <table:table-cell office:value-type="float" office:value="50000" calcext:value-type="float">
            <text:p>50000</text:p>
          </table:table-cell>
          <table:table-cell office:value-type="float" office:value="2741317999" calcext:value-type="float">
            <text:p>2741317999</text:p>
          </table:table-cell>
          <table:table-cell table:formula="of:=IF([.E47]-[.B47]=0;0;1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000" calcext:value-type="float">
            <text:p>50000</text:p>
          </table:table-cell>
          <table:table-cell office:value-type="float" office:value="1661594000" calcext:value-type="float">
            <text:p>1661594000</text:p>
          </table:table-cell>
          <table:table-cell office:value-type="float" office:value="45" calcext:value-type="float">
            <text:p>45</text:p>
          </table:table-cell>
          <table:table-cell office:value-type="float" office:value="50000" calcext:value-type="float">
            <text:p>50000</text:p>
          </table:table-cell>
          <table:table-cell office:value-type="float" office:value="1899298999" calcext:value-type="float">
            <text:p>1899298999</text:p>
          </table:table-cell>
          <table:table-cell table:formula="of:=IF([.L47]-[.I47]=0;0;1)" office:value-type="float" office:value="0" calcext:value-type="float">
            <text:p>0</text:p>
          </table:table-cell>
          <table:table-cell table:formula="of:=IF([.L47]-[.B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2011530999" calcext:value-type="float">
            <text:p>2011530999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1892585000" calcext:value-type="float">
            <text:p>1892585000</text:p>
          </table:table-cell>
          <table:table-cell table:formula="of:=IF([.E48]-[.B48]=0;0;1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4045675000" calcext:value-type="float">
            <text:p>4045675000</text:p>
          </table:table-cell>
          <table:table-cell office:value-type="float" office:value="46" calcext:value-type="float">
            <text:p>46</text:p>
          </table:table-cell>
          <table:table-cell office:value-type="float" office:value="229" calcext:value-type="float">
            <text:p>229</text:p>
          </table:table-cell>
          <table:table-cell office:value-type="float" office:value="4047507999" calcext:value-type="float">
            <text:p>4047507999</text:p>
          </table:table-cell>
          <table:table-cell table:formula="of:=IF([.L48]-[.I48]=0;0;1)" office:value-type="float" office:value="0" calcext:value-type="float">
            <text:p>0</text:p>
          </table:table-cell>
          <table:table-cell table:formula="of:=IF([.L48]-[.B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74000" calcext:value-type="float">
            <text:p>2574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84000" calcext:value-type="float">
            <text:p>2284000</text:p>
          </table:table-cell>
          <table:table-cell table:formula="of:=IF([.E49]-[.B49]=0;0;1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88000" calcext:value-type="float">
            <text:p>25880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56000" calcext:value-type="float">
            <text:p>2656000</text:p>
          </table:table-cell>
          <table:table-cell table:formula="of:=IF([.L49]-[.I49]=0;0;1)" office:value-type="float" office:value="0" calcext:value-type="float">
            <text:p>0</text:p>
          </table:table-cell>
          <table:table-cell table:formula="of:=IF([.L49]-[.B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286813999" calcext:value-type="float">
            <text:p>228681399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91128000" calcext:value-type="float">
            <text:p>2191128000</text:p>
          </table:table-cell>
          <table:table-cell table:formula="of:=IF([.E50]-[.B50]=0;0;1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296130000" calcext:value-type="float">
            <text:p>229613000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194652999" calcext:value-type="float">
            <text:p>2194652999</text:p>
          </table:table-cell>
          <table:table-cell table:formula="of:=IF([.L50]-[.I50]=0;0;1)" office:value-type="float" office:value="0" calcext:value-type="float">
            <text:p>0</text:p>
          </table:table-cell>
          <table:table-cell table:formula="of:=IF([.L50]-[.B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00" calcext:value-type="float">
            <text:p>50000</text:p>
          </table:table-cell>
          <table:table-cell office:value-type="float" office:value="744683000" calcext:value-type="float">
            <text:p>744683000</text:p>
          </table:table-cell>
          <table:table-cell office:value-type="float" office:value="49" calcext:value-type="float">
            <text:p>49</text:p>
          </table:table-cell>
          <table:table-cell office:value-type="float" office:value="50000" calcext:value-type="float">
            <text:p>50000</text:p>
          </table:table-cell>
          <table:table-cell office:value-type="float" office:value="763772999" calcext:value-type="float">
            <text:p>763772999</text:p>
          </table:table-cell>
          <table:table-cell table:formula="of:=IF([.E51]-[.B51]=0;0;1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000" calcext:value-type="float">
            <text:p>50000</text:p>
          </table:table-cell>
          <table:table-cell office:value-type="float" office:value="905250000" calcext:value-type="float">
            <text:p>905250000</text:p>
          </table:table-cell>
          <table:table-cell office:value-type="float" office:value="49" calcext:value-type="float">
            <text:p>49</text:p>
          </table:table-cell>
          <table:table-cell office:value-type="float" office:value="50000" calcext:value-type="float">
            <text:p>50000</text:p>
          </table:table-cell>
          <table:table-cell office:value-type="float" office:value="1046578999" calcext:value-type="float">
            <text:p>1046578999</text:p>
          </table:table-cell>
          <table:table-cell table:formula="of:=IF([.L51]-[.I51]=0;0;1)" office:value-type="float" office:value="0" calcext:value-type="float">
            <text:p>0</text:p>
          </table:table-cell>
          <table:table-cell table:formula="of:=IF([.L51]-[.B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983653000" calcext:value-type="float">
            <text:p>983653000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912764999" calcext:value-type="float">
            <text:p>912764999</text:p>
          </table:table-cell>
          <table:table-cell table:formula="of:=IF([.E52]-[.B52]=0;0;1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065760000" calcext:value-type="float">
            <text:p>1065760000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095726000" calcext:value-type="float">
            <text:p>1095726000</text:p>
          </table:table-cell>
          <table:table-cell table:formula="of:=IF([.L52]-[.I52]=0;0;1)" office:value-type="float" office:value="0" calcext:value-type="float">
            <text:p>0</text:p>
          </table:table-cell>
          <table:table-cell table:formula="of:=IF([.L52]-[.B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99" calcext:value-type="float">
            <text:p>5799</text:p>
          </table:table-cell>
          <table:table-cell office:value-type="float" office:value="191372000" calcext:value-type="float">
            <text:p>191372000</text:p>
          </table:table-cell>
          <table:table-cell office:value-type="float" office:value="51" calcext:value-type="float">
            <text:p>51</text:p>
          </table:table-cell>
          <table:table-cell office:value-type="float" office:value="5799" calcext:value-type="float">
            <text:p>5799</text:p>
          </table:table-cell>
          <table:table-cell office:value-type="float" office:value="194147000" calcext:value-type="float">
            <text:p>194147000</text:p>
          </table:table-cell>
          <table:table-cell table:formula="of:=IF([.E53]-[.B53]=0;0;1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99" calcext:value-type="float">
            <text:p>5799</text:p>
          </table:table-cell>
          <table:table-cell office:value-type="float" office:value="194327000" calcext:value-type="float">
            <text:p>194327000</text:p>
          </table:table-cell>
          <table:table-cell office:value-type="float" office:value="51" calcext:value-type="float">
            <text:p>51</text:p>
          </table:table-cell>
          <table:table-cell office:value-type="float" office:value="5799" calcext:value-type="float">
            <text:p>5799</text:p>
          </table:table-cell>
          <table:table-cell office:value-type="float" office:value="261671000" calcext:value-type="float">
            <text:p>261671000</text:p>
          </table:table-cell>
          <table:table-cell table:formula="of:=IF([.L53]-[.I53]=0;0;1)" office:value-type="float" office:value="0" calcext:value-type="float">
            <text:p>0</text:p>
          </table:table-cell>
          <table:table-cell table:formula="of:=IF([.L53]-[.B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00" calcext:value-type="float">
            <text:p>50000</text:p>
          </table:table-cell>
          <table:table-cell office:value-type="float" office:value="1641106000" calcext:value-type="float">
            <text:p>1641106000</text:p>
          </table:table-cell>
          <table:table-cell office:value-type="float" office:value="52" calcext:value-type="float">
            <text:p>52</text:p>
          </table:table-cell>
          <table:table-cell office:value-type="float" office:value="50000" calcext:value-type="float">
            <text:p>50000</text:p>
          </table:table-cell>
          <table:table-cell office:value-type="float" office:value="1694995000" calcext:value-type="float">
            <text:p>1694995000</text:p>
          </table:table-cell>
          <table:table-cell table:formula="of:=IF([.E54]-[.B54]=0;0;1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0000" calcext:value-type="float">
            <text:p>50000</text:p>
          </table:table-cell>
          <table:table-cell office:value-type="float" office:value="1680026000" calcext:value-type="float">
            <text:p>1680026000</text:p>
          </table:table-cell>
          <table:table-cell office:value-type="float" office:value="52" calcext:value-type="float">
            <text:p>52</text:p>
          </table:table-cell>
          <table:table-cell office:value-type="float" office:value="50000" calcext:value-type="float">
            <text:p>50000</text:p>
          </table:table-cell>
          <table:table-cell office:value-type="float" office:value="1896444000" calcext:value-type="float">
            <text:p>1896444000</text:p>
          </table:table-cell>
          <table:table-cell table:formula="of:=IF([.L54]-[.I54]=0;0;1)" office:value-type="float" office:value="0" calcext:value-type="float">
            <text:p>0</text:p>
          </table:table-cell>
          <table:table-cell table:formula="of:=IF([.L54]-[.B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00" calcext:value-type="float">
            <text:p>50000</text:p>
          </table:table-cell>
          <table:table-cell office:value-type="float" office:value="1086291000" calcext:value-type="float">
            <text:p>1086291000</text:p>
          </table:table-cell>
          <table:table-cell office:value-type="float" office:value="53" calcext:value-type="float">
            <text:p>53</text:p>
          </table:table-cell>
          <table:table-cell office:value-type="float" office:value="50000" calcext:value-type="float">
            <text:p>50000</text:p>
          </table:table-cell>
          <table:table-cell office:value-type="float" office:value="953260000" calcext:value-type="float">
            <text:p>953260000</text:p>
          </table:table-cell>
          <table:table-cell table:formula="of:=IF([.E55]-[.B55]=0;0;1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0000" calcext:value-type="float">
            <text:p>50000</text:p>
          </table:table-cell>
          <table:table-cell office:value-type="float" office:value="1089141000" calcext:value-type="float">
            <text:p>1089141000</text:p>
          </table:table-cell>
          <table:table-cell office:value-type="float" office:value="53" calcext:value-type="float">
            <text:p>53</text:p>
          </table:table-cell>
          <table:table-cell office:value-type="float" office:value="50000" calcext:value-type="float">
            <text:p>50000</text:p>
          </table:table-cell>
          <table:table-cell office:value-type="float" office:value="1272036999" calcext:value-type="float">
            <text:p>1272036999</text:p>
          </table:table-cell>
          <table:table-cell table:formula="of:=IF([.L55]-[.I55]=0;0;1)" office:value-type="float" office:value="0" calcext:value-type="float">
            <text:p>0</text:p>
          </table:table-cell>
          <table:table-cell table:formula="of:=IF([.L55]-[.B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0" calcext:value-type="float">
            <text:p>50000</text:p>
          </table:table-cell>
          <table:table-cell office:value-type="float" office:value="669362000" calcext:value-type="float">
            <text:p>669362000</text:p>
          </table:table-cell>
          <table:table-cell office:value-type="float" office:value="54" calcext:value-type="float">
            <text:p>54</text:p>
          </table:table-cell>
          <table:table-cell office:value-type="float" office:value="50000" calcext:value-type="float">
            <text:p>50000</text:p>
          </table:table-cell>
          <table:table-cell office:value-type="float" office:value="693793000" calcext:value-type="float">
            <text:p>693793000</text:p>
          </table:table-cell>
          <table:table-cell table:formula="of:=IF([.E56]-[.B56]=0;0;1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0000" calcext:value-type="float">
            <text:p>50000</text:p>
          </table:table-cell>
          <table:table-cell office:value-type="float" office:value="838715000" calcext:value-type="float">
            <text:p>838715000</text:p>
          </table:table-cell>
          <table:table-cell office:value-type="float" office:value="54" calcext:value-type="float">
            <text:p>54</text:p>
          </table:table-cell>
          <table:table-cell office:value-type="float" office:value="50000" calcext:value-type="float">
            <text:p>50000</text:p>
          </table:table-cell>
          <table:table-cell office:value-type="float" office:value="893539000" calcext:value-type="float">
            <text:p>893539000</text:p>
          </table:table-cell>
          <table:table-cell table:formula="of:=IF([.L56]-[.I56]=0;0;1)" office:value-type="float" office:value="0" calcext:value-type="float">
            <text:p>0</text:p>
          </table:table-cell>
          <table:table-cell table:formula="of:=IF([.L56]-[.B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83" calcext:value-type="float">
            <text:p>3583</text:p>
          </table:table-cell>
          <table:table-cell office:value-type="float" office:value="123724000" calcext:value-type="float">
            <text:p>123724000</text:p>
          </table:table-cell>
          <table:table-cell office:value-type="float" office:value="55" calcext:value-type="float">
            <text:p>55</text:p>
          </table:table-cell>
          <table:table-cell office:value-type="float" office:value="3583" calcext:value-type="float">
            <text:p>3583</text:p>
          </table:table-cell>
          <table:table-cell office:value-type="float" office:value="114398000" calcext:value-type="float">
            <text:p>114398000</text:p>
          </table:table-cell>
          <table:table-cell table:formula="of:=IF([.E57]-[.B57]=0;0;1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83" calcext:value-type="float">
            <text:p>3583</text:p>
          </table:table-cell>
          <table:table-cell office:value-type="float" office:value="123763000" calcext:value-type="float">
            <text:p>123763000</text:p>
          </table:table-cell>
          <table:table-cell office:value-type="float" office:value="55" calcext:value-type="float">
            <text:p>55</text:p>
          </table:table-cell>
          <table:table-cell office:value-type="float" office:value="3583" calcext:value-type="float">
            <text:p>3583</text:p>
          </table:table-cell>
          <table:table-cell office:value-type="float" office:value="131658000" calcext:value-type="float">
            <text:p>131658000</text:p>
          </table:table-cell>
          <table:table-cell table:formula="of:=IF([.L57]-[.I57]=0;0;1)" office:value-type="float" office:value="0" calcext:value-type="float">
            <text:p>0</text:p>
          </table:table-cell>
          <table:table-cell table:formula="of:=IF([.L57]-[.B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585" calcext:value-type="float">
            <text:p>26585</text:p>
          </table:table-cell>
          <table:table-cell office:value-type="float" office:value="8765225000" calcext:value-type="float">
            <text:p>8765225000</text:p>
          </table:table-cell>
          <table:table-cell office:value-type="float" office:value="56" calcext:value-type="float">
            <text:p>56</text:p>
          </table:table-cell>
          <table:table-cell office:value-type="float" office:value="26585" calcext:value-type="float">
            <text:p>26585</text:p>
          </table:table-cell>
          <table:table-cell office:value-type="float" office:value="8383590999" calcext:value-type="float">
            <text:p>8383590999</text:p>
          </table:table-cell>
          <table:table-cell table:formula="of:=IF([.E58]-[.B58]=0;0;1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585" calcext:value-type="float">
            <text:p>26585</text:p>
          </table:table-cell>
          <table:table-cell office:value-type="float" office:value="8611654000" calcext:value-type="float">
            <text:p>8611654000</text:p>
          </table:table-cell>
          <table:table-cell office:value-type="float" office:value="56" calcext:value-type="float">
            <text:p>56</text:p>
          </table:table-cell>
          <table:table-cell office:value-type="float" office:value="26585" calcext:value-type="float">
            <text:p>26585</text:p>
          </table:table-cell>
          <table:table-cell office:value-type="float" office:value="8532603999" calcext:value-type="float">
            <text:p>8532603999</text:p>
          </table:table-cell>
          <table:table-cell table:formula="of:=IF([.L58]-[.I58]=0;0;1)" office:value-type="float" office:value="0" calcext:value-type="float">
            <text:p>0</text:p>
          </table:table-cell>
          <table:table-cell table:formula="of:=IF([.L58]-[.B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69734000" calcext:value-type="float">
            <text:p>3169734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17847000" calcext:value-type="float">
            <text:p>2917847000</text:p>
          </table:table-cell>
          <table:table-cell table:formula="of:=IF([.E59]-[.B59]=0;0;1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134734000" calcext:value-type="float">
            <text:p>3134734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936150999" calcext:value-type="float">
            <text:p>2936150999</text:p>
          </table:table-cell>
          <table:table-cell table:formula="of:=IF([.L59]-[.I59]=0;0;1)" office:value-type="float" office:value="0" calcext:value-type="float">
            <text:p>0</text:p>
          </table:table-cell>
          <table:table-cell table:formula="of:=IF([.L59]-[.B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969868000" calcext:value-type="float">
            <text:p>196986800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845176000" calcext:value-type="float">
            <text:p>1845176000</text:p>
          </table:table-cell>
          <table:table-cell table:formula="of:=IF([.E60]-[.B60]=0;0;1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920987000" calcext:value-type="float">
            <text:p>192098700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849306000" calcext:value-type="float">
            <text:p>1849306000</text:p>
          </table:table-cell>
          <table:table-cell table:formula="of:=IF([.L60]-[.I60]=0;0;1)" office:value-type="float" office:value="0" calcext:value-type="float">
            <text:p>0</text:p>
          </table:table-cell>
          <table:table-cell table:formula="of:=IF([.L60]-[.B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962613000" calcext:value-type="float">
            <text:p>196261300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847268999" calcext:value-type="float">
            <text:p>1847268999</text:p>
          </table:table-cell>
          <table:table-cell table:formula="of:=IF([.E61]-[.B61]=0;0;1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923506000" calcext:value-type="float">
            <text:p>192350600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840892000" calcext:value-type="float">
            <text:p>1840892000</text:p>
          </table:table-cell>
          <table:table-cell table:formula="of:=IF([.L61]-[.I61]=0;0;1)" office:value-type="float" office:value="0" calcext:value-type="float">
            <text:p>0</text:p>
          </table:table-cell>
          <table:table-cell table:formula="of:=IF([.L61]-[.B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00" calcext:value-type="float">
            <text:p>50000</text:p>
          </table:table-cell>
          <table:table-cell office:value-type="float" office:value="769368000" calcext:value-type="float">
            <text:p>769368000</text:p>
          </table:table-cell>
          <table:table-cell office:value-type="float" office:value="60" calcext:value-type="float">
            <text:p>60</text:p>
          </table:table-cell>
          <table:table-cell office:value-type="float" office:value="50000" calcext:value-type="float">
            <text:p>50000</text:p>
          </table:table-cell>
          <table:table-cell office:value-type="float" office:value="633952000" calcext:value-type="float">
            <text:p>633952000</text:p>
          </table:table-cell>
          <table:table-cell table:formula="of:=IF([.E62]-[.B62]=0;0;1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000" calcext:value-type="float">
            <text:p>50000</text:p>
          </table:table-cell>
          <table:table-cell office:value-type="float" office:value="777930000" calcext:value-type="float">
            <text:p>777930000</text:p>
          </table:table-cell>
          <table:table-cell office:value-type="float" office:value="60" calcext:value-type="float">
            <text:p>60</text:p>
          </table:table-cell>
          <table:table-cell office:value-type="float" office:value="50000" calcext:value-type="float">
            <text:p>50000</text:p>
          </table:table-cell>
          <table:table-cell office:value-type="float" office:value="748118000" calcext:value-type="float">
            <text:p>748118000</text:p>
          </table:table-cell>
          <table:table-cell table:formula="of:=IF([.L62]-[.I62]=0;0;1)" office:value-type="float" office:value="0" calcext:value-type="float">
            <text:p>0</text:p>
          </table:table-cell>
          <table:table-cell table:formula="of:=IF([.L62]-[.B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00" calcext:value-type="float">
            <text:p>50000</text:p>
          </table:table-cell>
          <table:table-cell office:value-type="float" office:value="1628931999" calcext:value-type="float">
            <text:p>1628931999</text:p>
          </table:table-cell>
          <table:table-cell office:value-type="float" office:value="61" calcext:value-type="float">
            <text:p>61</text:p>
          </table:table-cell>
          <table:table-cell office:value-type="float" office:value="50000" calcext:value-type="float">
            <text:p>50000</text:p>
          </table:table-cell>
          <table:table-cell office:value-type="float" office:value="1613046000" calcext:value-type="float">
            <text:p>1613046000</text:p>
          </table:table-cell>
          <table:table-cell table:formula="of:=IF([.E63]-[.B63]=0;0;1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0000" calcext:value-type="float">
            <text:p>50000</text:p>
          </table:table-cell>
          <table:table-cell office:value-type="float" office:value="1618533000" calcext:value-type="float">
            <text:p>1618533000</text:p>
          </table:table-cell>
          <table:table-cell office:value-type="float" office:value="61" calcext:value-type="float">
            <text:p>61</text:p>
          </table:table-cell>
          <table:table-cell office:value-type="float" office:value="50000" calcext:value-type="float">
            <text:p>50000</text:p>
          </table:table-cell>
          <table:table-cell office:value-type="float" office:value="1755440000" calcext:value-type="float">
            <text:p>1755440000</text:p>
          </table:table-cell>
          <table:table-cell table:formula="of:=IF([.L63]-[.I63]=0;0;1)" office:value-type="float" office:value="0" calcext:value-type="float">
            <text:p>0</text:p>
          </table:table-cell>
          <table:table-cell table:formula="of:=IF([.L63]-[.B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8956000" calcext:value-type="float">
            <text:p>1895600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7983000" calcext:value-type="float">
            <text:p>17983000</text:p>
          </table:table-cell>
          <table:table-cell table:formula="of:=IF([.E64]-[.B64]=0;0;1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20936000" calcext:value-type="float">
            <text:p>20936000</text:p>
          </table:table-cell>
          <table:table-cell table:formula="of:=IF([.L64]-[.I64]=0;0;1)" office:value-type="float" office:value="0" calcext:value-type="float">
            <text:p>0</text:p>
          </table:table-cell>
          <table:table-cell table:formula="of:=IF([.L64]-[.B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00" calcext:value-type="float">
            <text:p>50000</text:p>
          </table:table-cell>
          <table:table-cell office:value-type="float" office:value="272407000" calcext:value-type="float">
            <text:p>272407000</text:p>
          </table:table-cell>
          <table:table-cell office:value-type="float" office:value="63" calcext:value-type="float">
            <text:p>63</text:p>
          </table:table-cell>
          <table:table-cell office:value-type="float" office:value="50000" calcext:value-type="float">
            <text:p>50000</text:p>
          </table:table-cell>
          <table:table-cell office:value-type="float" office:value="254809999" calcext:value-type="float">
            <text:p>254809999</text:p>
          </table:table-cell>
          <table:table-cell table:formula="of:=IF([.E65]-[.B65]=0;0;1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000" calcext:value-type="float">
            <text:p>50000</text:p>
          </table:table-cell>
          <table:table-cell office:value-type="float" office:value="266289000" calcext:value-type="float">
            <text:p>266289000</text:p>
          </table:table-cell>
          <table:table-cell office:value-type="float" office:value="63" calcext:value-type="float">
            <text:p>63</text:p>
          </table:table-cell>
          <table:table-cell office:value-type="float" office:value="50000" calcext:value-type="float">
            <text:p>50000</text:p>
          </table:table-cell>
          <table:table-cell office:value-type="float" office:value="258899000" calcext:value-type="float">
            <text:p>258899000</text:p>
          </table:table-cell>
          <table:table-cell table:formula="of:=IF([.L65]-[.I65]=0;0;1)" office:value-type="float" office:value="0" calcext:value-type="float">
            <text:p>0</text:p>
          </table:table-cell>
          <table:table-cell table:formula="of:=IF([.L65]-[.B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0" calcext:value-type="float">
            <text:p>50000</text:p>
          </table:table-cell>
          <table:table-cell office:value-type="float" office:value="1130758000" calcext:value-type="float">
            <text:p>1130758000</text:p>
          </table:table-cell>
          <table:table-cell office:value-type="float" office:value="64" calcext:value-type="float">
            <text:p>64</text:p>
          </table:table-cell>
          <table:table-cell office:value-type="float" office:value="50000" calcext:value-type="float">
            <text:p>50000</text:p>
          </table:table-cell>
          <table:table-cell office:value-type="float" office:value="999085999" calcext:value-type="float">
            <text:p>999085999</text:p>
          </table:table-cell>
          <table:table-cell table:formula="of:=IF([.E66]-[.B66]=0;0;1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0000" calcext:value-type="float">
            <text:p>50000</text:p>
          </table:table-cell>
          <table:table-cell office:value-type="float" office:value="1220125000" calcext:value-type="float">
            <text:p>1220125000</text:p>
          </table:table-cell>
          <table:table-cell office:value-type="float" office:value="64" calcext:value-type="float">
            <text:p>64</text:p>
          </table:table-cell>
          <table:table-cell office:value-type="float" office:value="50000" calcext:value-type="float">
            <text:p>50000</text:p>
          </table:table-cell>
          <table:table-cell office:value-type="float" office:value="1238416000" calcext:value-type="float">
            <text:p>1238416000</text:p>
          </table:table-cell>
          <table:table-cell table:formula="of:=IF([.L66]-[.I66]=0;0;1)" office:value-type="float" office:value="0" calcext:value-type="float">
            <text:p>0</text:p>
          </table:table-cell>
          <table:table-cell table:formula="of:=IF([.L66]-[.B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00" calcext:value-type="float">
            <text:p>50000</text:p>
          </table:table-cell>
          <table:table-cell office:value-type="float" office:value="968614000" calcext:value-type="float">
            <text:p>968614000</text:p>
          </table:table-cell>
          <table:table-cell office:value-type="float" office:value="65" calcext:value-type="float">
            <text:p>65</text:p>
          </table:table-cell>
          <table:table-cell office:value-type="float" office:value="50000" calcext:value-type="float">
            <text:p>50000</text:p>
          </table:table-cell>
          <table:table-cell office:value-type="float" office:value="918060000" calcext:value-type="float">
            <text:p>918060000</text:p>
          </table:table-cell>
          <table:table-cell table:formula="of:=IF([.E67]-[.B67]=0;0;1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000" calcext:value-type="float">
            <text:p>50000</text:p>
          </table:table-cell>
          <table:table-cell office:value-type="float" office:value="904925000" calcext:value-type="float">
            <text:p>904925000</text:p>
          </table:table-cell>
          <table:table-cell office:value-type="float" office:value="65" calcext:value-type="float">
            <text:p>65</text:p>
          </table:table-cell>
          <table:table-cell office:value-type="float" office:value="50000" calcext:value-type="float">
            <text:p>50000</text:p>
          </table:table-cell>
          <table:table-cell office:value-type="float" office:value="978592999" calcext:value-type="float">
            <text:p>978592999</text:p>
          </table:table-cell>
          <table:table-cell table:formula="of:=IF([.L67]-[.I67]=0;0;1)" office:value-type="float" office:value="0" calcext:value-type="float">
            <text:p>0</text:p>
          </table:table-cell>
          <table:table-cell table:formula="of:=IF([.L67]-[.B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271000" calcext:value-type="float">
            <text:p>382710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890000" calcext:value-type="float">
            <text:p>37890000</text:p>
          </table:table-cell>
          <table:table-cell table:formula="of:=IF([.E68]-[.B68]=0;0;1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891999" calcext:value-type="float">
            <text:p>3889199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232000" calcext:value-type="float">
            <text:p>37232000</text:p>
          </table:table-cell>
          <table:table-cell table:formula="of:=IF([.L68]-[.I68]=0;0;1)" office:value-type="float" office:value="0" calcext:value-type="float">
            <text:p>0</text:p>
          </table:table-cell>
          <table:table-cell table:formula="of:=IF([.L68]-[.B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393000" calcext:value-type="float">
            <text:p>2539300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366000" calcext:value-type="float">
            <text:p>24366000</text:p>
          </table:table-cell>
          <table:table-cell table:formula="of:=IF([.E69]-[.B69]=0;0;1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373999" calcext:value-type="float">
            <text:p>253739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305999" calcext:value-type="float">
            <text:p>24305999</text:p>
          </table:table-cell>
          <table:table-cell table:formula="of:=IF([.L69]-[.I69]=0;0;1)" office:value-type="float" office:value="0" calcext:value-type="float">
            <text:p>0</text:p>
          </table:table-cell>
          <table:table-cell table:formula="of:=IF([.L69]-[.B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7788000" calcext:value-type="float">
            <text:p>2778800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7305000" calcext:value-type="float">
            <text:p>27305000</text:p>
          </table:table-cell>
          <table:table-cell table:formula="of:=IF([.E70]-[.B70]=0;0;1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8107999" calcext:value-type="float">
            <text:p>2810799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7264000" calcext:value-type="float">
            <text:p>27264000</text:p>
          </table:table-cell>
          <table:table-cell table:formula="of:=IF([.L70]-[.I70]=0;0;1)" office:value-type="float" office:value="0" calcext:value-type="float">
            <text:p>0</text:p>
          </table:table-cell>
          <table:table-cell table:formula="of:=IF([.L70]-[.B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1232000" calcext:value-type="float">
            <text:p>5123200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4827000" calcext:value-type="float">
            <text:p>54827000</text:p>
          </table:table-cell>
          <table:table-cell table:formula="of:=IF([.E71]-[.B71]=0;0;1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1196000" calcext:value-type="float">
            <text:p>5119600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4266000" calcext:value-type="float">
            <text:p>64266000</text:p>
          </table:table-cell>
          <table:table-cell table:formula="of:=IF([.L71]-[.I71]=0;0;1)" office:value-type="float" office:value="0" calcext:value-type="float">
            <text:p>0</text:p>
          </table:table-cell>
          <table:table-cell table:formula="of:=IF([.L71]-[.B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00" calcext:value-type="float">
            <text:p>50000</text:p>
          </table:table-cell>
          <table:table-cell office:value-type="float" office:value="1655905000" calcext:value-type="float">
            <text:p>1655905000</text:p>
          </table:table-cell>
          <table:table-cell office:value-type="float" office:value="70" calcext:value-type="float">
            <text:p>70</text:p>
          </table:table-cell>
          <table:table-cell office:value-type="float" office:value="50000" calcext:value-type="float">
            <text:p>50000</text:p>
          </table:table-cell>
          <table:table-cell office:value-type="float" office:value="1693406000" calcext:value-type="float">
            <text:p>1693406000</text:p>
          </table:table-cell>
          <table:table-cell table:formula="of:=IF([.E72]-[.B72]=0;0;1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000" calcext:value-type="float">
            <text:p>50000</text:p>
          </table:table-cell>
          <table:table-cell office:value-type="float" office:value="1672650000" calcext:value-type="float">
            <text:p>1672650000</text:p>
          </table:table-cell>
          <table:table-cell office:value-type="float" office:value="70" calcext:value-type="float">
            <text:p>70</text:p>
          </table:table-cell>
          <table:table-cell office:value-type="float" office:value="50000" calcext:value-type="float">
            <text:p>50000</text:p>
          </table:table-cell>
          <table:table-cell office:value-type="float" office:value="1888421000" calcext:value-type="float">
            <text:p>1888421000</text:p>
          </table:table-cell>
          <table:table-cell table:formula="of:=IF([.L72]-[.I72]=0;0;1)" office:value-type="float" office:value="0" calcext:value-type="float">
            <text:p>0</text:p>
          </table:table-cell>
          <table:table-cell table:formula="of:=IF([.L72]-[.B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00" calcext:value-type="float">
            <text:p>50000</text:p>
          </table:table-cell>
          <table:table-cell office:value-type="float" office:value="1358086000" calcext:value-type="float">
            <text:p>1358086000</text:p>
          </table:table-cell>
          <table:table-cell office:value-type="float" office:value="71" calcext:value-type="float">
            <text:p>71</text:p>
          </table:table-cell>
          <table:table-cell office:value-type="float" office:value="50000" calcext:value-type="float">
            <text:p>50000</text:p>
          </table:table-cell>
          <table:table-cell office:value-type="float" office:value="1386665000" calcext:value-type="float">
            <text:p>1386665000</text:p>
          </table:table-cell>
          <table:table-cell table:formula="of:=IF([.E73]-[.B73]=0;0;1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000" calcext:value-type="float">
            <text:p>50000</text:p>
          </table:table-cell>
          <table:table-cell office:value-type="float" office:value="1064562000" calcext:value-type="float">
            <text:p>1064562000</text:p>
          </table:table-cell>
          <table:table-cell office:value-type="float" office:value="71" calcext:value-type="float">
            <text:p>71</text:p>
          </table:table-cell>
          <table:table-cell office:value-type="float" office:value="50000" calcext:value-type="float">
            <text:p>50000</text:p>
          </table:table-cell>
          <table:table-cell office:value-type="float" office:value="1157436000" calcext:value-type="float">
            <text:p>1157436000</text:p>
          </table:table-cell>
          <table:table-cell table:formula="of:=IF([.L73]-[.I73]=0;0;1)" office:value-type="float" office:value="0" calcext:value-type="float">
            <text:p>0</text:p>
          </table:table-cell>
          <table:table-cell table:formula="of:=IF([.L73]-[.B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80" calcext:value-type="float">
            <text:p>5680</text:p>
          </table:table-cell>
          <table:table-cell office:value-type="float" office:value="1977172999" calcext:value-type="float">
            <text:p>1977172999</text:p>
          </table:table-cell>
          <table:table-cell office:value-type="float" office:value="72" calcext:value-type="float">
            <text:p>72</text:p>
          </table:table-cell>
          <table:table-cell office:value-type="float" office:value="5680" calcext:value-type="float">
            <text:p>5680</text:p>
          </table:table-cell>
          <table:table-cell office:value-type="float" office:value="1865006000" calcext:value-type="float">
            <text:p>1865006000</text:p>
          </table:table-cell>
          <table:table-cell table:formula="of:=IF([.E74]-[.B74]=0;0;1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680" calcext:value-type="float">
            <text:p>5680</text:p>
          </table:table-cell>
          <table:table-cell office:value-type="float" office:value="1942289999" calcext:value-type="float">
            <text:p>1942289999</text:p>
          </table:table-cell>
          <table:table-cell office:value-type="float" office:value="72" calcext:value-type="float">
            <text:p>72</text:p>
          </table:table-cell>
          <table:table-cell office:value-type="float" office:value="5680" calcext:value-type="float">
            <text:p>5680</text:p>
          </table:table-cell>
          <table:table-cell office:value-type="float" office:value="2108676000" calcext:value-type="float">
            <text:p>2108676000</text:p>
          </table:table-cell>
          <table:table-cell table:formula="of:=IF([.L74]-[.I74]=0;0;1)" office:value-type="float" office:value="0" calcext:value-type="float">
            <text:p>0</text:p>
          </table:table-cell>
          <table:table-cell table:formula="of:=IF([.L74]-[.B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591689999" calcext:value-type="float">
            <text:p>591689999</text:p>
          </table:table-cell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553446000" calcext:value-type="float">
            <text:p>553446000</text:p>
          </table:table-cell>
          <table:table-cell table:formula="of:=IF([.E75]-[.B75]=0;0;1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580082000" calcext:value-type="float">
            <text:p>580082000</text:p>
          </table:table-cell>
          <table:table-cell office:value-type="float" office:value="73" calcext:value-type="float">
            <text:p>73</text:p>
          </table:table-cell>
          <table:table-cell office:value-type="float" office:value="1104" calcext:value-type="float">
            <text:p>1104</text:p>
          </table:table-cell>
          <table:table-cell office:value-type="float" office:value="590225000" calcext:value-type="float">
            <text:p>590225000</text:p>
          </table:table-cell>
          <table:table-cell table:formula="of:=IF([.L75]-[.I75]=0;0;1)" office:value-type="float" office:value="0" calcext:value-type="float">
            <text:p>0</text:p>
          </table:table-cell>
          <table:table-cell table:formula="of:=IF([.L75]-[.B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7" calcext:value-type="float">
            <text:p>2267</text:p>
          </table:table-cell>
          <table:table-cell office:value-type="float" office:value="187556000" calcext:value-type="float">
            <text:p>187556000</text:p>
          </table:table-cell>
          <table:table-cell office:value-type="float" office:value="74" calcext:value-type="float">
            <text:p>74</text:p>
          </table:table-cell>
          <table:table-cell office:value-type="float" office:value="2267" calcext:value-type="float">
            <text:p>2267</text:p>
          </table:table-cell>
          <table:table-cell office:value-type="float" office:value="188421000" calcext:value-type="float">
            <text:p>188421000</text:p>
          </table:table-cell>
          <table:table-cell table:formula="of:=IF([.E76]-[.B76]=0;0;1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67" calcext:value-type="float">
            <text:p>2267</text:p>
          </table:table-cell>
          <table:table-cell office:value-type="float" office:value="188926999" calcext:value-type="float">
            <text:p>188926999</text:p>
          </table:table-cell>
          <table:table-cell office:value-type="float" office:value="74" calcext:value-type="float">
            <text:p>74</text:p>
          </table:table-cell>
          <table:table-cell office:value-type="float" office:value="2267" calcext:value-type="float">
            <text:p>2267</text:p>
          </table:table-cell>
          <table:table-cell office:value-type="float" office:value="205467999" calcext:value-type="float">
            <text:p>205467999</text:p>
          </table:table-cell>
          <table:table-cell table:formula="of:=IF([.L76]-[.I76]=0;0;1)" office:value-type="float" office:value="0" calcext:value-type="float">
            <text:p>0</text:p>
          </table:table-cell>
          <table:table-cell table:formula="of:=IF([.L76]-[.B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387457999" calcext:value-type="float">
            <text:p>387457999</text:p>
          </table:table-cell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375963000" calcext:value-type="float">
            <text:p>375963000</text:p>
          </table:table-cell>
          <table:table-cell table:formula="of:=IF([.E77]-[.B77]=0;0;1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304029000" calcext:value-type="float">
            <text:p>304029000</text:p>
          </table:table-cell>
          <table:table-cell office:value-type="float" office:value="75" calcext:value-type="float">
            <text:p>75</text:p>
          </table:table-cell>
          <table:table-cell office:value-type="float" office:value="50000" calcext:value-type="float">
            <text:p>50000</text:p>
          </table:table-cell>
          <table:table-cell office:value-type="float" office:value="294865999" calcext:value-type="float">
            <text:p>294865999</text:p>
          </table:table-cell>
          <table:table-cell table:formula="of:=IF([.L77]-[.I77]=0;0;1)" office:value-type="float" office:value="0" calcext:value-type="float">
            <text:p>0</text:p>
          </table:table-cell>
          <table:table-cell table:formula="of:=IF([.L77]-[.B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00" calcext:value-type="float">
            <text:p>50000</text:p>
          </table:table-cell>
          <table:table-cell office:value-type="float" office:value="728638999" calcext:value-type="float">
            <text:p>728638999</text:p>
          </table:table-cell>
          <table:table-cell office:value-type="float" office:value="76" calcext:value-type="float">
            <text:p>76</text:p>
          </table:table-cell>
          <table:table-cell office:value-type="float" office:value="50000" calcext:value-type="float">
            <text:p>50000</text:p>
          </table:table-cell>
          <table:table-cell office:value-type="float" office:value="659858000" calcext:value-type="float">
            <text:p>659858000</text:p>
          </table:table-cell>
          <table:table-cell table:formula="of:=IF([.E78]-[.B78]=0;0;1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0000" calcext:value-type="float">
            <text:p>50000</text:p>
          </table:table-cell>
          <table:table-cell office:value-type="float" office:value="735273000" calcext:value-type="float">
            <text:p>735273000</text:p>
          </table:table-cell>
          <table:table-cell office:value-type="float" office:value="76" calcext:value-type="float">
            <text:p>76</text:p>
          </table:table-cell>
          <table:table-cell office:value-type="float" office:value="50000" calcext:value-type="float">
            <text:p>50000</text:p>
          </table:table-cell>
          <table:table-cell office:value-type="float" office:value="742466000" calcext:value-type="float">
            <text:p>742466000</text:p>
          </table:table-cell>
          <table:table-cell table:formula="of:=IF([.L78]-[.I78]=0;0;1)" office:value-type="float" office:value="0" calcext:value-type="float">
            <text:p>0</text:p>
          </table:table-cell>
          <table:table-cell table:formula="of:=IF([.L78]-[.B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00" calcext:value-type="float">
            <text:p>50000</text:p>
          </table:table-cell>
          <table:table-cell office:value-type="float" office:value="575429000" calcext:value-type="float">
            <text:p>575429000</text:p>
          </table:table-cell>
          <table:table-cell office:value-type="float" office:value="77" calcext:value-type="float">
            <text:p>77</text:p>
          </table:table-cell>
          <table:table-cell office:value-type="float" office:value="50000" calcext:value-type="float">
            <text:p>50000</text:p>
          </table:table-cell>
          <table:table-cell office:value-type="float" office:value="494176000" calcext:value-type="float">
            <text:p>494176000</text:p>
          </table:table-cell>
          <table:table-cell table:formula="of:=IF([.E79]-[.B79]=0;0;1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0000" calcext:value-type="float">
            <text:p>50000</text:p>
          </table:table-cell>
          <table:table-cell office:value-type="float" office:value="475257999" calcext:value-type="float">
            <text:p>475257999</text:p>
          </table:table-cell>
          <table:table-cell office:value-type="float" office:value="77" calcext:value-type="float">
            <text:p>77</text:p>
          </table:table-cell>
          <table:table-cell office:value-type="float" office:value="50000" calcext:value-type="float">
            <text:p>50000</text:p>
          </table:table-cell>
          <table:table-cell office:value-type="float" office:value="557161999" calcext:value-type="float">
            <text:p>557161999</text:p>
          </table:table-cell>
          <table:table-cell table:formula="of:=IF([.L79]-[.I79]=0;0;1)" office:value-type="float" office:value="0" calcext:value-type="float">
            <text:p>0</text:p>
          </table:table-cell>
          <table:table-cell table:formula="of:=IF([.L79]-[.B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00" calcext:value-type="float">
            <text:p>50000</text:p>
          </table:table-cell>
          <table:table-cell office:value-type="float" office:value="963886999" calcext:value-type="float">
            <text:p>963886999</text:p>
          </table:table-cell>
          <table:table-cell office:value-type="float" office:value="78" calcext:value-type="float">
            <text:p>78</text:p>
          </table:table-cell>
          <table:table-cell office:value-type="float" office:value="50000" calcext:value-type="float">
            <text:p>50000</text:p>
          </table:table-cell>
          <table:table-cell office:value-type="float" office:value="971375000" calcext:value-type="float">
            <text:p>971375000</text:p>
          </table:table-cell>
          <table:table-cell table:formula="of:=IF([.E80]-[.B80]=0;0;1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0000" calcext:value-type="float">
            <text:p>50000</text:p>
          </table:table-cell>
          <table:table-cell office:value-type="float" office:value="966839000" calcext:value-type="float">
            <text:p>966839000</text:p>
          </table:table-cell>
          <table:table-cell office:value-type="float" office:value="78" calcext:value-type="float">
            <text:p>78</text:p>
          </table:table-cell>
          <table:table-cell office:value-type="float" office:value="50000" calcext:value-type="float">
            <text:p>50000</text:p>
          </table:table-cell>
          <table:table-cell office:value-type="float" office:value="1350676000" calcext:value-type="float">
            <text:p>1350676000</text:p>
          </table:table-cell>
          <table:table-cell table:formula="of:=IF([.L80]-[.I80]=0;0;1)" office:value-type="float" office:value="0" calcext:value-type="float">
            <text:p>0</text:p>
          </table:table-cell>
          <table:table-cell table:formula="of:=IF([.L80]-[.B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00" calcext:value-type="float">
            <text:p>50000</text:p>
          </table:table-cell>
          <table:table-cell office:value-type="float" office:value="223965000" calcext:value-type="float">
            <text:p>223965000</text:p>
          </table:table-cell>
          <table:table-cell office:value-type="float" office:value="79" calcext:value-type="float">
            <text:p>79</text:p>
          </table:table-cell>
          <table:table-cell office:value-type="float" office:value="50000" calcext:value-type="float">
            <text:p>50000</text:p>
          </table:table-cell>
          <table:table-cell office:value-type="float" office:value="1096987000" calcext:value-type="float">
            <text:p>1096987000</text:p>
          </table:table-cell>
          <table:table-cell table:formula="of:=IF([.E81]-[.B81]=0;0;1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0000" calcext:value-type="float">
            <text:p>50000</text:p>
          </table:table-cell>
          <table:table-cell office:value-type="float" office:value="223525000" calcext:value-type="float">
            <text:p>223525000</text:p>
          </table:table-cell>
          <table:table-cell office:value-type="float" office:value="79" calcext:value-type="float">
            <text:p>79</text:p>
          </table:table-cell>
          <table:table-cell office:value-type="float" office:value="50000" calcext:value-type="float">
            <text:p>50000</text:p>
          </table:table-cell>
          <table:table-cell office:value-type="float" office:value="1372496000" calcext:value-type="float">
            <text:p>1372496000</text:p>
          </table:table-cell>
          <table:table-cell table:formula="of:=IF([.L81]-[.I81]=0;0;1)" office:value-type="float" office:value="0" calcext:value-type="float">
            <text:p>0</text:p>
          </table:table-cell>
          <table:table-cell table:formula="of:=IF([.L81]-[.B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00" calcext:value-type="float">
            <text:p>50000</text:p>
          </table:table-cell>
          <table:table-cell office:value-type="float" office:value="1416302999" calcext:value-type="float">
            <text:p>1416302999</text:p>
          </table:table-cell>
          <table:table-cell office:value-type="float" office:value="80" calcext:value-type="float">
            <text:p>80</text:p>
          </table:table-cell>
          <table:table-cell office:value-type="float" office:value="50000" calcext:value-type="float">
            <text:p>50000</text:p>
          </table:table-cell>
          <table:table-cell office:value-type="float" office:value="1281949000" calcext:value-type="float">
            <text:p>1281949000</text:p>
          </table:table-cell>
          <table:table-cell table:formula="of:=IF([.E82]-[.B82]=0;0;1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000" calcext:value-type="float">
            <text:p>50000</text:p>
          </table:table-cell>
          <table:table-cell office:value-type="float" office:value="1415541000" calcext:value-type="float">
            <text:p>1415541000</text:p>
          </table:table-cell>
          <table:table-cell office:value-type="float" office:value="80" calcext:value-type="float">
            <text:p>80</text:p>
          </table:table-cell>
          <table:table-cell office:value-type="float" office:value="50000" calcext:value-type="float">
            <text:p>50000</text:p>
          </table:table-cell>
          <table:table-cell office:value-type="float" office:value="1329312000" calcext:value-type="float">
            <text:p>1329312000</text:p>
          </table:table-cell>
          <table:table-cell table:formula="of:=IF([.L82]-[.I82]=0;0;1)" office:value-type="float" office:value="0" calcext:value-type="float">
            <text:p>0</text:p>
          </table:table-cell>
          <table:table-cell table:formula="of:=IF([.L82]-[.B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319" calcext:value-type="float">
            <text:p>32319</text:p>
          </table:table-cell>
          <table:table-cell office:value-type="float" office:value="1271333000" calcext:value-type="float">
            <text:p>1271333000</text:p>
          </table:table-cell>
          <table:table-cell office:value-type="float" office:value="81" calcext:value-type="float">
            <text:p>81</text:p>
          </table:table-cell>
          <table:table-cell office:value-type="float" office:value="32319" calcext:value-type="float">
            <text:p>32319</text:p>
          </table:table-cell>
          <table:table-cell office:value-type="float" office:value="1374406000" calcext:value-type="float">
            <text:p>1374406000</text:p>
          </table:table-cell>
          <table:table-cell table:formula="of:=IF([.E83]-[.B83]=0;0;1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2319" calcext:value-type="float">
            <text:p>32319</text:p>
          </table:table-cell>
          <table:table-cell office:value-type="float" office:value="1972839000" calcext:value-type="float">
            <text:p>1972839000</text:p>
          </table:table-cell>
          <table:table-cell office:value-type="float" office:value="81" calcext:value-type="float">
            <text:p>81</text:p>
          </table:table-cell>
          <table:table-cell office:value-type="float" office:value="32319" calcext:value-type="float">
            <text:p>32319</text:p>
          </table:table-cell>
          <table:table-cell office:value-type="float" office:value="2245743999" calcext:value-type="float">
            <text:p>2245743999</text:p>
          </table:table-cell>
          <table:table-cell table:formula="of:=IF([.L83]-[.I83]=0;0;1)" office:value-type="float" office:value="0" calcext:value-type="float">
            <text:p>0</text:p>
          </table:table-cell>
          <table:table-cell table:formula="of:=IF([.L83]-[.B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000" calcext:value-type="float">
            <text:p>50000</text:p>
          </table:table-cell>
          <table:table-cell office:value-type="float" office:value="1032643999" calcext:value-type="float">
            <text:p>1032643999</text:p>
          </table:table-cell>
          <table:table-cell office:value-type="float" office:value="82" calcext:value-type="float">
            <text:p>82</text:p>
          </table:table-cell>
          <table:table-cell office:value-type="float" office:value="50000" calcext:value-type="float">
            <text:p>50000</text:p>
          </table:table-cell>
          <table:table-cell office:value-type="float" office:value="855433999" calcext:value-type="float">
            <text:p>855433999</text:p>
          </table:table-cell>
          <table:table-cell table:formula="of:=IF([.E84]-[.B84]=0;0;1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0000" calcext:value-type="float">
            <text:p>50000</text:p>
          </table:table-cell>
          <table:table-cell office:value-type="float" office:value="1020300000" calcext:value-type="float">
            <text:p>1020300000</text:p>
          </table:table-cell>
          <table:table-cell office:value-type="float" office:value="82" calcext:value-type="float">
            <text:p>82</text:p>
          </table:table-cell>
          <table:table-cell office:value-type="float" office:value="50000" calcext:value-type="float">
            <text:p>50000</text:p>
          </table:table-cell>
          <table:table-cell office:value-type="float" office:value="1166518999" calcext:value-type="float">
            <text:p>1166518999</text:p>
          </table:table-cell>
          <table:table-cell table:formula="of:=IF([.L84]-[.I84]=0;0;1)" office:value-type="float" office:value="0" calcext:value-type="float">
            <text:p>0</text:p>
          </table:table-cell>
          <table:table-cell table:formula="of:=IF([.L84]-[.B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6334999" calcext:value-type="float">
            <text:p>1633499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7031000" calcext:value-type="float">
            <text:p>7031000</text:p>
          </table:table-cell>
          <table:table-cell table:formula="of:=IF([.E85]-[.B85]=0;0;1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6511999" calcext:value-type="float">
            <text:p>1651199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0036000" calcext:value-type="float">
            <text:p>10036000</text:p>
          </table:table-cell>
          <table:table-cell table:formula="of:=IF([.L85]-[.I85]=0;0;1)" office:value-type="float" office:value="0" calcext:value-type="float">
            <text:p>0</text:p>
          </table:table-cell>
          <table:table-cell table:formula="of:=IF([.L85]-[.B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  <table:table-cell office:value-type="float" office:value="1201000046000" calcext:value-type="float">
            <text:p>1201000046000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23392000" calcext:value-type="float">
            <text:p>23392000</text:p>
          </table:table-cell>
          <table:table-cell table:style-name="ce2" table:formula="of:=IF([.E86]-[.B86]=0;0;1)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  <table:table-cell office:value-type="float" office:value="1201000134000" calcext:value-type="float">
            <text:p>1201000134000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41654000" calcext:value-type="float">
            <text:p>41654000</text:p>
          </table:table-cell>
          <table:table-cell table:style-name="ce2" table:formula="of:=IF([.L86]-[.I86]=0;0;1)" office:value-type="float" office:value="1" calcext:value-type="float">
            <text:p>1</text:p>
          </table:table-cell>
          <table:table-cell table:formula="of:=IF([.L86]-[.B86]=0;0;1)" office:value-type="float" office:value="1" calcext:value-type="float">
            <text:p>1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843158022000" calcext:value-type="float">
            <text:p>843158022000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4766999" calcext:value-type="float">
            <text:p>24766999</text:p>
          </table:table-cell>
          <table:table-cell table:style-name="ce2" table:formula="of:=IF([.E87]-[.B87]=0;0;1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859814996000" calcext:value-type="float">
            <text:p>859814996000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48964000" calcext:value-type="float">
            <text:p>48964000</text:p>
          </table:table-cell>
          <table:table-cell table:style-name="ce2" table:formula="of:=IF([.L87]-[.I87]=0;0;1)" office:value-type="float" office:value="0" calcext:value-type="float">
            <text:p>0</text:p>
          </table:table-cell>
          <table:table-cell table:formula="of:=IF([.L87]-[.B87]=0;0;1)" office:value-type="float" office:value="0" calcext:value-type="float">
            <text:p>0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9" calcext:value-type="float">
            <text:p>689</text:p>
          </table:table-cell>
          <table:table-cell office:value-type="float" office:value="1201000070000" calcext:value-type="float">
            <text:p>1201000070000</text:p>
          </table:table-cell>
          <table:table-cell office:value-type="float" office:value="86" calcext:value-type="float">
            <text:p>86</text:p>
          </table:table-cell>
          <table:table-cell office:value-type="float" office:value="692" calcext:value-type="float">
            <text:p>692</text:p>
          </table:table-cell>
          <table:table-cell office:value-type="float" office:value="66960999" calcext:value-type="float">
            <text:p>66960999</text:p>
          </table:table-cell>
          <table:table-cell table:style-name="ce2" table:formula="of:=IF([.E88]-[.B88]=0;0;1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71" calcext:value-type="float">
            <text:p>671</text:p>
          </table:table-cell>
          <table:table-cell office:value-type="float" office:value="1201000160000" calcext:value-type="float">
            <text:p>1201000160000</text:p>
          </table:table-cell>
          <table:table-cell office:value-type="float" office:value="86" calcext:value-type="float">
            <text:p>86</text:p>
          </table:table-cell>
          <table:table-cell office:value-type="float" office:value="692" calcext:value-type="float">
            <text:p>692</text:p>
          </table:table-cell>
          <table:table-cell office:value-type="float" office:value="144837000" calcext:value-type="float">
            <text:p>144837000</text:p>
          </table:table-cell>
          <table:table-cell table:style-name="ce2" table:formula="of:=IF([.L88]-[.I88]=0;0;1)" office:value-type="float" office:value="1" calcext:value-type="float">
            <text:p>1</text:p>
          </table:table-cell>
          <table:table-cell table:formula="of:=IF([.L88]-[.B88]=0;0;1)" office:value-type="float" office:value="1" calcext:value-type="float">
            <text:p>1</text:p>
          </table:table-cell>
          <table:table-cell table:style-name="ce1" office:value-type="string" calcext:value-type="string">
            <text:p>Nos va muy bien con las versiones adaptativa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000" calcext:value-type="float">
            <text:p>50000</text:p>
          </table:table-cell>
          <table:table-cell office:value-type="float" office:value="475305000" calcext:value-type="float">
            <text:p>475305000</text:p>
          </table:table-cell>
          <table:table-cell office:value-type="float" office:value="87" calcext:value-type="float">
            <text:p>87</text:p>
          </table:table-cell>
          <table:table-cell office:value-type="float" office:value="50000" calcext:value-type="float">
            <text:p>50000</text:p>
          </table:table-cell>
          <table:table-cell office:value-type="float" office:value="486286999" calcext:value-type="float">
            <text:p>486286999</text:p>
          </table:table-cell>
          <table:table-cell table:formula="of:=IF([.E89]-[.B89]=0;0;1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0000" calcext:value-type="float">
            <text:p>50000</text:p>
          </table:table-cell>
          <table:table-cell office:value-type="float" office:value="569463000" calcext:value-type="float">
            <text:p>569463000</text:p>
          </table:table-cell>
          <table:table-cell office:value-type="float" office:value="87" calcext:value-type="float">
            <text:p>87</text:p>
          </table:table-cell>
          <table:table-cell office:value-type="float" office:value="50000" calcext:value-type="float">
            <text:p>50000</text:p>
          </table:table-cell>
          <table:table-cell office:value-type="float" office:value="556950000" calcext:value-type="float">
            <text:p>556950000</text:p>
          </table:table-cell>
          <table:table-cell table:formula="of:=IF([.L89]-[.I89]=0;0;1)" office:value-type="float" office:value="0" calcext:value-type="float">
            <text:p>0</text:p>
          </table:table-cell>
          <table:table-cell table:formula="of:=IF([.L89]-[.B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000" calcext:value-type="float">
            <text:p>50000</text:p>
          </table:table-cell>
          <table:table-cell office:value-type="float" office:value="1854666000" calcext:value-type="float">
            <text:p>1854666000</text:p>
          </table:table-cell>
          <table:table-cell office:value-type="float" office:value="88" calcext:value-type="float">
            <text:p>88</text:p>
          </table:table-cell>
          <table:table-cell office:value-type="float" office:value="50000" calcext:value-type="float">
            <text:p>50000</text:p>
          </table:table-cell>
          <table:table-cell office:value-type="float" office:value="1686721000" calcext:value-type="float">
            <text:p>1686721000</text:p>
          </table:table-cell>
          <table:table-cell table:formula="of:=IF([.E90]-[.B90]=0;0;1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0000" calcext:value-type="float">
            <text:p>50000</text:p>
          </table:table-cell>
          <table:table-cell office:value-type="float" office:value="1871799000" calcext:value-type="float">
            <text:p>1871799000</text:p>
          </table:table-cell>
          <table:table-cell office:value-type="float" office:value="88" calcext:value-type="float">
            <text:p>88</text:p>
          </table:table-cell>
          <table:table-cell office:value-type="float" office:value="50000" calcext:value-type="float">
            <text:p>50000</text:p>
          </table:table-cell>
          <table:table-cell office:value-type="float" office:value="1805721000" calcext:value-type="float">
            <text:p>1805721000</text:p>
          </table:table-cell>
          <table:table-cell table:formula="of:=IF([.L90]-[.I90]=0;0;1)" office:value-type="float" office:value="0" calcext:value-type="float">
            <text:p>0</text:p>
          </table:table-cell>
          <table:table-cell table:formula="of:=IF([.L90]-[.B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711" calcext:value-type="float">
            <text:p>44711</text:p>
          </table:table-cell>
          <table:table-cell office:value-type="float" office:value="1268141000" calcext:value-type="float">
            <text:p>1268141000</text:p>
          </table:table-cell>
          <table:table-cell office:value-type="float" office:value="89" calcext:value-type="float">
            <text:p>89</text:p>
          </table:table-cell>
          <table:table-cell office:value-type="float" office:value="44711" calcext:value-type="float">
            <text:p>44711</text:p>
          </table:table-cell>
          <table:table-cell office:value-type="float" office:value="1168758000" calcext:value-type="float">
            <text:p>1168758000</text:p>
          </table:table-cell>
          <table:table-cell table:formula="of:=IF([.E91]-[.B91]=0;0;1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4711" calcext:value-type="float">
            <text:p>44711</text:p>
          </table:table-cell>
          <table:table-cell office:value-type="float" office:value="1224267000" calcext:value-type="float">
            <text:p>1224267000</text:p>
          </table:table-cell>
          <table:table-cell office:value-type="float" office:value="89" calcext:value-type="float">
            <text:p>89</text:p>
          </table:table-cell>
          <table:table-cell office:value-type="float" office:value="44711" calcext:value-type="float">
            <text:p>44711</text:p>
          </table:table-cell>
          <table:table-cell office:value-type="float" office:value="1270694000" calcext:value-type="float">
            <text:p>1270694000</text:p>
          </table:table-cell>
          <table:table-cell table:formula="of:=IF([.L91]-[.I91]=0;0;1)" office:value-type="float" office:value="0" calcext:value-type="float">
            <text:p>0</text:p>
          </table:table-cell>
          <table:table-cell table:formula="of:=IF([.L91]-[.B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00" calcext:value-type="float">
            <text:p>50000</text:p>
          </table:table-cell>
          <table:table-cell office:value-type="float" office:value="2244324000" calcext:value-type="float">
            <text:p>2244324000</text:p>
          </table:table-cell>
          <table:table-cell office:value-type="float" office:value="90" calcext:value-type="float">
            <text:p>90</text:p>
          </table:table-cell>
          <table:table-cell office:value-type="float" office:value="50000" calcext:value-type="float">
            <text:p>50000</text:p>
          </table:table-cell>
          <table:table-cell office:value-type="float" office:value="2123355000" calcext:value-type="float">
            <text:p>2123355000</text:p>
          </table:table-cell>
          <table:table-cell table:formula="of:=IF([.E92]-[.B92]=0;0;1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000" calcext:value-type="float">
            <text:p>50000</text:p>
          </table:table-cell>
          <table:table-cell office:value-type="float" office:value="2160383000" calcext:value-type="float">
            <text:p>2160383000</text:p>
          </table:table-cell>
          <table:table-cell office:value-type="float" office:value="90" calcext:value-type="float">
            <text:p>90</text:p>
          </table:table-cell>
          <table:table-cell office:value-type="float" office:value="50000" calcext:value-type="float">
            <text:p>50000</text:p>
          </table:table-cell>
          <table:table-cell office:value-type="float" office:value="2173407000" calcext:value-type="float">
            <text:p>2173407000</text:p>
          </table:table-cell>
          <table:table-cell table:formula="of:=IF([.L92]-[.I92]=0;0;1)" office:value-type="float" office:value="0" calcext:value-type="float">
            <text:p>0</text:p>
          </table:table-cell>
          <table:table-cell table:formula="of:=IF([.L92]-[.B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599000" calcext:value-type="float">
            <text:p>35990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454999" calcext:value-type="float">
            <text:p>3454999</text:p>
          </table:table-cell>
          <table:table-cell table:formula="of:=IF([.E93]-[.B93]=0;0;1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733000" calcext:value-type="float">
            <text:p>37330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4060999" calcext:value-type="float">
            <text:p>4060999</text:p>
          </table:table-cell>
          <table:table-cell table:formula="of:=IF([.L93]-[.I93]=0;0;1)" office:value-type="float" office:value="0" calcext:value-type="float">
            <text:p>0</text:p>
          </table:table-cell>
          <table:table-cell table:formula="of:=IF([.L93]-[.B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109" calcext:value-type="float">
            <text:p>32109</text:p>
          </table:table-cell>
          <table:table-cell office:value-type="float" office:value="8575913999" calcext:value-type="float">
            <text:p>8575913999</text:p>
          </table:table-cell>
          <table:table-cell office:value-type="float" office:value="92" calcext:value-type="float">
            <text:p>92</text:p>
          </table:table-cell>
          <table:table-cell office:value-type="float" office:value="32109" calcext:value-type="float">
            <text:p>32109</text:p>
          </table:table-cell>
          <table:table-cell office:value-type="float" office:value="8200025999" calcext:value-type="float">
            <text:p>8200025999</text:p>
          </table:table-cell>
          <table:table-cell table:formula="of:=IF([.E94]-[.B94]=0;0;1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109" calcext:value-type="float">
            <text:p>32109</text:p>
          </table:table-cell>
          <table:table-cell office:value-type="float" office:value="8399682000" calcext:value-type="float">
            <text:p>8399682000</text:p>
          </table:table-cell>
          <table:table-cell office:value-type="float" office:value="92" calcext:value-type="float">
            <text:p>92</text:p>
          </table:table-cell>
          <table:table-cell office:value-type="float" office:value="32109" calcext:value-type="float">
            <text:p>32109</text:p>
          </table:table-cell>
          <table:table-cell office:value-type="float" office:value="8289799000" calcext:value-type="float">
            <text:p>8289799000</text:p>
          </table:table-cell>
          <table:table-cell table:formula="of:=IF([.L94]-[.I94]=0;0;1)" office:value-type="float" office:value="0" calcext:value-type="float">
            <text:p>0</text:p>
          </table:table-cell>
          <table:table-cell table:formula="of:=IF([.L94]-[.B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588" calcext:value-type="float">
            <text:p>26588</text:p>
          </table:table-cell>
          <table:table-cell office:value-type="float" office:value="7461971999" calcext:value-type="float">
            <text:p>7461971999</text:p>
          </table:table-cell>
          <table:table-cell office:value-type="float" office:value="93" calcext:value-type="float">
            <text:p>93</text:p>
          </table:table-cell>
          <table:table-cell office:value-type="float" office:value="26588" calcext:value-type="float">
            <text:p>26588</text:p>
          </table:table-cell>
          <table:table-cell office:value-type="float" office:value="7084575999" calcext:value-type="float">
            <text:p>7084575999</text:p>
          </table:table-cell>
          <table:table-cell table:formula="of:=IF([.E95]-[.B95]=0;0;1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6588" calcext:value-type="float">
            <text:p>26588</text:p>
          </table:table-cell>
          <table:table-cell office:value-type="float" office:value="7403264000" calcext:value-type="float">
            <text:p>7403264000</text:p>
          </table:table-cell>
          <table:table-cell office:value-type="float" office:value="93" calcext:value-type="float">
            <text:p>93</text:p>
          </table:table-cell>
          <table:table-cell office:value-type="float" office:value="26588" calcext:value-type="float">
            <text:p>26588</text:p>
          </table:table-cell>
          <table:table-cell office:value-type="float" office:value="7250252000" calcext:value-type="float">
            <text:p>7250252000</text:p>
          </table:table-cell>
          <table:table-cell table:formula="of:=IF([.L95]-[.I95]=0;0;1)" office:value-type="float" office:value="0" calcext:value-type="float">
            <text:p>0</text:p>
          </table:table-cell>
          <table:table-cell table:formula="of:=IF([.L95]-[.B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00" calcext:value-type="float">
            <text:p>50000</text:p>
          </table:table-cell>
          <table:table-cell office:value-type="float" office:value="466155000" calcext:value-type="float">
            <text:p>466155000</text:p>
          </table:table-cell>
          <table:table-cell office:value-type="float" office:value="94" calcext:value-type="float">
            <text:p>94</text:p>
          </table:table-cell>
          <table:table-cell office:value-type="float" office:value="50000" calcext:value-type="float">
            <text:p>50000</text:p>
          </table:table-cell>
          <table:table-cell office:value-type="float" office:value="471555000" calcext:value-type="float">
            <text:p>471555000</text:p>
          </table:table-cell>
          <table:table-cell table:formula="of:=IF([.E96]-[.B96]=0;0;1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0000" calcext:value-type="float">
            <text:p>50000</text:p>
          </table:table-cell>
          <table:table-cell office:value-type="float" office:value="545995999" calcext:value-type="float">
            <text:p>545995999</text:p>
          </table:table-cell>
          <table:table-cell office:value-type="float" office:value="94" calcext:value-type="float">
            <text:p>94</text:p>
          </table:table-cell>
          <table:table-cell office:value-type="float" office:value="50000" calcext:value-type="float">
            <text:p>50000</text:p>
          </table:table-cell>
          <table:table-cell office:value-type="float" office:value="529501000" calcext:value-type="float">
            <text:p>529501000</text:p>
          </table:table-cell>
          <table:table-cell table:formula="of:=IF([.L96]-[.I96]=0;0;1)" office:value-type="float" office:value="0" calcext:value-type="float">
            <text:p>0</text:p>
          </table:table-cell>
          <table:table-cell table:formula="of:=IF([.L96]-[.B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000" calcext:value-type="float">
            <text:p>50000</text:p>
          </table:table-cell>
          <table:table-cell office:value-type="float" office:value="588124000" calcext:value-type="float">
            <text:p>588124000</text:p>
          </table:table-cell>
          <table:table-cell office:value-type="float" office:value="95" calcext:value-type="float">
            <text:p>95</text:p>
          </table:table-cell>
          <table:table-cell office:value-type="float" office:value="50000" calcext:value-type="float">
            <text:p>50000</text:p>
          </table:table-cell>
          <table:table-cell office:value-type="float" office:value="597982000" calcext:value-type="float">
            <text:p>597982000</text:p>
          </table:table-cell>
          <table:table-cell table:formula="of:=IF([.E97]-[.B97]=0;0;1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0000" calcext:value-type="float">
            <text:p>50000</text:p>
          </table:table-cell>
          <table:table-cell office:value-type="float" office:value="664160000" calcext:value-type="float">
            <text:p>664160000</text:p>
          </table:table-cell>
          <table:table-cell office:value-type="float" office:value="95" calcext:value-type="float">
            <text:p>95</text:p>
          </table:table-cell>
          <table:table-cell office:value-type="float" office:value="50000" calcext:value-type="float">
            <text:p>50000</text:p>
          </table:table-cell>
          <table:table-cell office:value-type="float" office:value="673223000" calcext:value-type="float">
            <text:p>673223000</text:p>
          </table:table-cell>
          <table:table-cell table:formula="of:=IF([.L97]-[.I97]=0;0;1)" office:value-type="float" office:value="0" calcext:value-type="float">
            <text:p>0</text:p>
          </table:table-cell>
          <table:table-cell table:formula="of:=IF([.L97]-[.B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000" calcext:value-type="float">
            <text:p>50000</text:p>
          </table:table-cell>
          <table:table-cell office:value-type="float" office:value="1118384000" calcext:value-type="float">
            <text:p>1118384000</text:p>
          </table:table-cell>
          <table:table-cell office:value-type="float" office:value="96" calcext:value-type="float">
            <text:p>96</text:p>
          </table:table-cell>
          <table:table-cell office:value-type="float" office:value="50000" calcext:value-type="float">
            <text:p>50000</text:p>
          </table:table-cell>
          <table:table-cell office:value-type="float" office:value="1093400999" calcext:value-type="float">
            <text:p>1093400999</text:p>
          </table:table-cell>
          <table:table-cell table:formula="of:=IF([.E98]-[.B98]=0;0;1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000" calcext:value-type="float">
            <text:p>50000</text:p>
          </table:table-cell>
          <table:table-cell office:value-type="float" office:value="1117877000" calcext:value-type="float">
            <text:p>1117877000</text:p>
          </table:table-cell>
          <table:table-cell office:value-type="float" office:value="96" calcext:value-type="float">
            <text:p>96</text:p>
          </table:table-cell>
          <table:table-cell office:value-type="float" office:value="50000" calcext:value-type="float">
            <text:p>50000</text:p>
          </table:table-cell>
          <table:table-cell office:value-type="float" office:value="1107330999" calcext:value-type="float">
            <text:p>1107330999</text:p>
          </table:table-cell>
          <table:table-cell table:formula="of:=IF([.L98]-[.I98]=0;0;1)" office:value-type="float" office:value="0" calcext:value-type="float">
            <text:p>0</text:p>
          </table:table-cell>
          <table:table-cell table:formula="of:=IF([.L98]-[.B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000" calcext:value-type="float">
            <text:p>50000</text:p>
          </table:table-cell>
          <table:table-cell office:value-type="float" office:value="846329999" calcext:value-type="float">
            <text:p>846329999</text:p>
          </table:table-cell>
          <table:table-cell office:value-type="float" office:value="97" calcext:value-type="float">
            <text:p>97</text:p>
          </table:table-cell>
          <table:table-cell office:value-type="float" office:value="50000" calcext:value-type="float">
            <text:p>50000</text:p>
          </table:table-cell>
          <table:table-cell office:value-type="float" office:value="905034000" calcext:value-type="float">
            <text:p>905034000</text:p>
          </table:table-cell>
          <table:table-cell table:formula="of:=IF([.E99]-[.B99]=0;0;1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0000" calcext:value-type="float">
            <text:p>50000</text:p>
          </table:table-cell>
          <table:table-cell office:value-type="float" office:value="973111000" calcext:value-type="float">
            <text:p>973111000</text:p>
          </table:table-cell>
          <table:table-cell office:value-type="float" office:value="97" calcext:value-type="float">
            <text:p>97</text:p>
          </table:table-cell>
          <table:table-cell office:value-type="float" office:value="50000" calcext:value-type="float">
            <text:p>50000</text:p>
          </table:table-cell>
          <table:table-cell office:value-type="float" office:value="1768435000" calcext:value-type="float">
            <text:p>1768435000</text:p>
          </table:table-cell>
          <table:table-cell table:formula="of:=IF([.L99]-[.I99]=0;0;1)" office:value-type="float" office:value="0" calcext:value-type="float">
            <text:p>0</text:p>
          </table:table-cell>
          <table:table-cell table:formula="of:=IF([.L99]-[.B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02" calcext:value-type="float">
            <text:p>20102</text:p>
          </table:table-cell>
          <table:table-cell office:value-type="float" office:value="895643000" calcext:value-type="float">
            <text:p>895643000</text:p>
          </table:table-cell>
          <table:table-cell office:value-type="float" office:value="98" calcext:value-type="float">
            <text:p>98</text:p>
          </table:table-cell>
          <table:table-cell office:value-type="float" office:value="20102" calcext:value-type="float">
            <text:p>20102</text:p>
          </table:table-cell>
          <table:table-cell office:value-type="float" office:value="882384000" calcext:value-type="float">
            <text:p>882384000</text:p>
          </table:table-cell>
          <table:table-cell table:formula="of:=IF([.E100]-[.B100]=0;0;1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102" calcext:value-type="float">
            <text:p>20102</text:p>
          </table:table-cell>
          <table:table-cell office:value-type="float" office:value="903154999" calcext:value-type="float">
            <text:p>903154999</text:p>
          </table:table-cell>
          <table:table-cell office:value-type="float" office:value="98" calcext:value-type="float">
            <text:p>98</text:p>
          </table:table-cell>
          <table:table-cell office:value-type="float" office:value="20102" calcext:value-type="float">
            <text:p>20102</text:p>
          </table:table-cell>
          <table:table-cell office:value-type="float" office:value="931747999" calcext:value-type="float">
            <text:p>931747999</text:p>
          </table:table-cell>
          <table:table-cell table:formula="of:=IF([.L100]-[.I100]=0;0;1)" office:value-type="float" office:value="0" calcext:value-type="float">
            <text:p>0</text:p>
          </table:table-cell>
          <table:table-cell table:formula="of:=IF([.L100]-[.B1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374712000" calcext:value-type="float">
            <text:p>374712000</text:p>
          </table:table-cell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370647000" calcext:value-type="float">
            <text:p>370647000</text:p>
          </table:table-cell>
          <table:table-cell table:formula="of:=IF([.E101]-[.B101]=0;0;1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374577999" calcext:value-type="float">
            <text:p>374577999</text:p>
          </table:table-cell>
          <table:table-cell office:value-type="float" office:value="99" calcext:value-type="float">
            <text:p>99</text:p>
          </table:table-cell>
          <table:table-cell office:value-type="float" office:value="50000" calcext:value-type="float">
            <text:p>50000</text:p>
          </table:table-cell>
          <table:table-cell office:value-type="float" office:value="689994999" calcext:value-type="float">
            <text:p>689994999</text:p>
          </table:table-cell>
          <table:table-cell table:formula="of:=IF([.L101]-[.I101]=0;0;1)" office:value-type="float" office:value="0" calcext:value-type="float">
            <text:p>0</text:p>
          </table:table-cell>
          <table:table-cell table:formula="of:=IF([.L101]-[.B1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933819000" calcext:value-type="float">
            <text:p>93381900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924120000" calcext:value-type="float">
            <text:p>924120000</text:p>
          </table:table-cell>
          <table:table-cell table:formula="of:=IF([.E102]-[.B102]=0;0;1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784434000" calcext:value-type="float">
            <text:p>784434000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770674000" calcext:value-type="float">
            <text:p>770674000</text:p>
          </table:table-cell>
          <table:table-cell table:formula="of:=IF([.L102]-[.I102]=0;0;1)" office:value-type="float" office:value="0" calcext:value-type="float">
            <text:p>0</text:p>
          </table:table-cell>
          <table:table-cell table:formula="of:=IF([.L102]-[.B1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09" calcext:value-type="float">
            <text:p>2109</text:p>
          </table:table-cell>
          <table:table-cell office:value-type="float" office:value="348489999" calcext:value-type="float">
            <text:p>348489999</text:p>
          </table:table-cell>
          <table:table-cell office:value-type="float" office:value="101" calcext:value-type="float">
            <text:p>101</text:p>
          </table:table-cell>
          <table:table-cell office:value-type="float" office:value="2109" calcext:value-type="float">
            <text:p>2109</text:p>
          </table:table-cell>
          <table:table-cell office:value-type="float" office:value="338982000" calcext:value-type="float">
            <text:p>338982000</text:p>
          </table:table-cell>
          <table:table-cell table:formula="of:=IF([.E103]-[.B103]=0;0;1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109" calcext:value-type="float">
            <text:p>2109</text:p>
          </table:table-cell>
          <table:table-cell office:value-type="float" office:value="325590999" calcext:value-type="float">
            <text:p>325590999</text:p>
          </table:table-cell>
          <table:table-cell office:value-type="float" office:value="101" calcext:value-type="float">
            <text:p>101</text:p>
          </table:table-cell>
          <table:table-cell office:value-type="float" office:value="2109" calcext:value-type="float">
            <text:p>2109</text:p>
          </table:table-cell>
          <table:table-cell office:value-type="float" office:value="328765000" calcext:value-type="float">
            <text:p>328765000</text:p>
          </table:table-cell>
          <table:table-cell table:formula="of:=IF([.L103]-[.I103]=0;0;1)" office:value-type="float" office:value="0" calcext:value-type="float">
            <text:p>0</text:p>
          </table:table-cell>
          <table:table-cell table:formula="of:=IF([.L103]-[.B1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000" calcext:value-type="float">
            <text:p>50000</text:p>
          </table:table-cell>
          <table:table-cell office:value-type="float" office:value="882910000" calcext:value-type="float">
            <text:p>882910000</text:p>
          </table:table-cell>
          <table:table-cell office:value-type="float" office:value="102" calcext:value-type="float">
            <text:p>102</text:p>
          </table:table-cell>
          <table:table-cell office:value-type="float" office:value="50000" calcext:value-type="float">
            <text:p>50000</text:p>
          </table:table-cell>
          <table:table-cell office:value-type="float" office:value="713981000" calcext:value-type="float">
            <text:p>713981000</text:p>
          </table:table-cell>
          <table:table-cell table:formula="of:=IF([.E104]-[.B104]=0;0;1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0000" calcext:value-type="float">
            <text:p>50000</text:p>
          </table:table-cell>
          <table:table-cell office:value-type="float" office:value="749543000" calcext:value-type="float">
            <text:p>749543000</text:p>
          </table:table-cell>
          <table:table-cell office:value-type="float" office:value="102" calcext:value-type="float">
            <text:p>102</text:p>
          </table:table-cell>
          <table:table-cell office:value-type="float" office:value="50000" calcext:value-type="float">
            <text:p>50000</text:p>
          </table:table-cell>
          <table:table-cell office:value-type="float" office:value="714833000" calcext:value-type="float">
            <text:p>714833000</text:p>
          </table:table-cell>
          <table:table-cell table:formula="of:=IF([.L104]-[.I104]=0;0;1)" office:value-type="float" office:value="0" calcext:value-type="float">
            <text:p>0</text:p>
          </table:table-cell>
          <table:table-cell table:formula="of:=IF([.L104]-[.B1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57" calcext:value-type="float">
            <text:p>1157</text:p>
          </table:table-cell>
          <table:table-cell office:value-type="float" office:value="204770999" calcext:value-type="float">
            <text:p>204770999</text:p>
          </table:table-cell>
          <table:table-cell office:value-type="float" office:value="103" calcext:value-type="float">
            <text:p>103</text:p>
          </table:table-cell>
          <table:table-cell office:value-type="float" office:value="1157" calcext:value-type="float">
            <text:p>1157</text:p>
          </table:table-cell>
          <table:table-cell office:value-type="float" office:value="233504000" calcext:value-type="float">
            <text:p>233504000</text:p>
          </table:table-cell>
          <table:table-cell table:formula="of:=IF([.E105]-[.B105]=0;0;1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57" calcext:value-type="float">
            <text:p>1157</text:p>
          </table:table-cell>
          <table:table-cell office:value-type="float" office:value="209069999" calcext:value-type="float">
            <text:p>209069999</text:p>
          </table:table-cell>
          <table:table-cell office:value-type="float" office:value="103" calcext:value-type="float">
            <text:p>103</text:p>
          </table:table-cell>
          <table:table-cell office:value-type="float" office:value="1157" calcext:value-type="float">
            <text:p>1157</text:p>
          </table:table-cell>
          <table:table-cell office:value-type="float" office:value="389134000" calcext:value-type="float">
            <text:p>389134000</text:p>
          </table:table-cell>
          <table:table-cell table:formula="of:=IF([.L105]-[.I105]=0;0;1)" office:value-type="float" office:value="0" calcext:value-type="float">
            <text:p>0</text:p>
          </table:table-cell>
          <table:table-cell table:formula="of:=IF([.L105]-[.B1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1347000" calcext:value-type="float">
            <text:p>9134700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5072000" calcext:value-type="float">
            <text:p>5072000</text:p>
          </table:table-cell>
          <table:table-cell table:formula="of:=IF([.E106]-[.B106]=0;0;1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3181000" calcext:value-type="float">
            <text:p>9318100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701999" calcext:value-type="float">
            <text:p>9701999</text:p>
          </table:table-cell>
          <table:table-cell table:formula="of:=IF([.L106]-[.I106]=0;0;1)" office:value-type="float" office:value="0" calcext:value-type="float">
            <text:p>0</text:p>
          </table:table-cell>
          <table:table-cell table:formula="of:=IF([.L106]-[.B1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000" calcext:value-type="float">
            <text:p>50000</text:p>
          </table:table-cell>
          <table:table-cell office:value-type="float" office:value="1312941000" calcext:value-type="float">
            <text:p>1312941000</text:p>
          </table:table-cell>
          <table:table-cell office:value-type="float" office:value="105" calcext:value-type="float">
            <text:p>105</text:p>
          </table:table-cell>
          <table:table-cell office:value-type="float" office:value="50000" calcext:value-type="float">
            <text:p>50000</text:p>
          </table:table-cell>
          <table:table-cell office:value-type="float" office:value="1342002999" calcext:value-type="float">
            <text:p>1342002999</text:p>
          </table:table-cell>
          <table:table-cell table:formula="of:=IF([.E107]-[.B107]=0;0;1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0000" calcext:value-type="float">
            <text:p>50000</text:p>
          </table:table-cell>
          <table:table-cell office:value-type="float" office:value="1342021000" calcext:value-type="float">
            <text:p>1342021000</text:p>
          </table:table-cell>
          <table:table-cell office:value-type="float" office:value="105" calcext:value-type="float">
            <text:p>105</text:p>
          </table:table-cell>
          <table:table-cell office:value-type="float" office:value="50000" calcext:value-type="float">
            <text:p>50000</text:p>
          </table:table-cell>
          <table:table-cell office:value-type="float" office:value="1507791000" calcext:value-type="float">
            <text:p>1507791000</text:p>
          </table:table-cell>
          <table:table-cell table:formula="of:=IF([.L107]-[.I107]=0;0;1)" office:value-type="float" office:value="0" calcext:value-type="float">
            <text:p>0</text:p>
          </table:table-cell>
          <table:table-cell table:formula="of:=IF([.L107]-[.B1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000" calcext:value-type="float">
            <text:p>50000</text:p>
          </table:table-cell>
          <table:table-cell office:value-type="float" office:value="1114968999" calcext:value-type="float">
            <text:p>1114968999</text:p>
          </table:table-cell>
          <table:table-cell office:value-type="float" office:value="106" calcext:value-type="float">
            <text:p>106</text:p>
          </table:table-cell>
          <table:table-cell office:value-type="float" office:value="50000" calcext:value-type="float">
            <text:p>50000</text:p>
          </table:table-cell>
          <table:table-cell office:value-type="float" office:value="1136803000" calcext:value-type="float">
            <text:p>1136803000</text:p>
          </table:table-cell>
          <table:table-cell table:formula="of:=IF([.E108]-[.B108]=0;0;1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0000" calcext:value-type="float">
            <text:p>50000</text:p>
          </table:table-cell>
          <table:table-cell office:value-type="float" office:value="1148899000" calcext:value-type="float">
            <text:p>1148899000</text:p>
          </table:table-cell>
          <table:table-cell office:value-type="float" office:value="106" calcext:value-type="float">
            <text:p>106</text:p>
          </table:table-cell>
          <table:table-cell office:value-type="float" office:value="50000" calcext:value-type="float">
            <text:p>50000</text:p>
          </table:table-cell>
          <table:table-cell office:value-type="float" office:value="1322482999" calcext:value-type="float">
            <text:p>1322482999</text:p>
          </table:table-cell>
          <table:table-cell table:formula="of:=IF([.L108]-[.I108]=0;0;1)" office:value-type="float" office:value="0" calcext:value-type="float">
            <text:p>0</text:p>
          </table:table-cell>
          <table:table-cell table:formula="of:=IF([.L108]-[.B1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000" calcext:value-type="float">
            <text:p>50000</text:p>
          </table:table-cell>
          <table:table-cell office:value-type="float" office:value="1210624000" calcext:value-type="float">
            <text:p>1210624000</text:p>
          </table:table-cell>
          <table:table-cell office:value-type="float" office:value="107" calcext:value-type="float">
            <text:p>107</text:p>
          </table:table-cell>
          <table:table-cell office:value-type="float" office:value="50000" calcext:value-type="float">
            <text:p>50000</text:p>
          </table:table-cell>
          <table:table-cell office:value-type="float" office:value="1237550999" calcext:value-type="float">
            <text:p>1237550999</text:p>
          </table:table-cell>
          <table:table-cell table:formula="of:=IF([.E109]-[.B109]=0;0;1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0000" calcext:value-type="float">
            <text:p>50000</text:p>
          </table:table-cell>
          <table:table-cell office:value-type="float" office:value="1224567999" calcext:value-type="float">
            <text:p>1224567999</text:p>
          </table:table-cell>
          <table:table-cell office:value-type="float" office:value="107" calcext:value-type="float">
            <text:p>107</text:p>
          </table:table-cell>
          <table:table-cell office:value-type="float" office:value="50000" calcext:value-type="float">
            <text:p>50000</text:p>
          </table:table-cell>
          <table:table-cell office:value-type="float" office:value="1435357000" calcext:value-type="float">
            <text:p>1435357000</text:p>
          </table:table-cell>
          <table:table-cell table:formula="of:=IF([.L109]-[.I109]=0;0;1)" office:value-type="float" office:value="0" calcext:value-type="float">
            <text:p>0</text:p>
          </table:table-cell>
          <table:table-cell table:formula="of:=IF([.L109]-[.B1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000" calcext:value-type="float">
            <text:p>50000</text:p>
          </table:table-cell>
          <table:table-cell office:value-type="float" office:value="501460999" calcext:value-type="float">
            <text:p>501460999</text:p>
          </table:table-cell>
          <table:table-cell office:value-type="float" office:value="108" calcext:value-type="float">
            <text:p>108</text:p>
          </table:table-cell>
          <table:table-cell office:value-type="float" office:value="50000" calcext:value-type="float">
            <text:p>50000</text:p>
          </table:table-cell>
          <table:table-cell office:value-type="float" office:value="509282999" calcext:value-type="float">
            <text:p>509282999</text:p>
          </table:table-cell>
          <table:table-cell table:formula="of:=IF([.E110]-[.B110]=0;0;1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0000" calcext:value-type="float">
            <text:p>50000</text:p>
          </table:table-cell>
          <table:table-cell office:value-type="float" office:value="668365000" calcext:value-type="float">
            <text:p>668365000</text:p>
          </table:table-cell>
          <table:table-cell office:value-type="float" office:value="108" calcext:value-type="float">
            <text:p>108</text:p>
          </table:table-cell>
          <table:table-cell office:value-type="float" office:value="50000" calcext:value-type="float">
            <text:p>50000</text:p>
          </table:table-cell>
          <table:table-cell office:value-type="float" office:value="655521999" calcext:value-type="float">
            <text:p>655521999</text:p>
          </table:table-cell>
          <table:table-cell table:formula="of:=IF([.L110]-[.I110]=0;0;1)" office:value-type="float" office:value="0" calcext:value-type="float">
            <text:p>0</text:p>
          </table:table-cell>
          <table:table-cell table:formula="of:=IF([.L110]-[.B1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96000" calcext:value-type="float">
            <text:p>89600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16000" calcext:value-type="float">
            <text:p>816000</text:p>
          </table:table-cell>
          <table:table-cell table:formula="of:=IF([.E111]-[.B111]=0;0;1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70000" calcext:value-type="float">
            <text:p>97000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67000" calcext:value-type="float">
            <text:p>967000</text:p>
          </table:table-cell>
          <table:table-cell table:formula="of:=IF([.L111]-[.I111]=0;0;1)" office:value-type="float" office:value="0" calcext:value-type="float">
            <text:p>0</text:p>
          </table:table-cell>
          <table:table-cell table:formula="of:=IF([.L111]-[.B1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000" calcext:value-type="float">
            <text:p>50000</text:p>
          </table:table-cell>
          <table:table-cell office:value-type="float" office:value="1976630999" calcext:value-type="float">
            <text:p>1976630999</text:p>
          </table:table-cell>
          <table:table-cell office:value-type="float" office:value="110" calcext:value-type="float">
            <text:p>110</text:p>
          </table:table-cell>
          <table:table-cell office:value-type="float" office:value="50000" calcext:value-type="float">
            <text:p>50000</text:p>
          </table:table-cell>
          <table:table-cell office:value-type="float" office:value="1815497000" calcext:value-type="float">
            <text:p>1815497000</text:p>
          </table:table-cell>
          <table:table-cell table:formula="of:=IF([.E112]-[.B112]=0;0;1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0000" calcext:value-type="float">
            <text:p>50000</text:p>
          </table:table-cell>
          <table:table-cell office:value-type="float" office:value="1961681000" calcext:value-type="float">
            <text:p>1961681000</text:p>
          </table:table-cell>
          <table:table-cell office:value-type="float" office:value="110" calcext:value-type="float">
            <text:p>110</text:p>
          </table:table-cell>
          <table:table-cell office:value-type="float" office:value="50000" calcext:value-type="float">
            <text:p>50000</text:p>
          </table:table-cell>
          <table:table-cell office:value-type="float" office:value="1839090000" calcext:value-type="float">
            <text:p>1839090000</text:p>
          </table:table-cell>
          <table:table-cell table:formula="of:=IF([.L112]-[.I112]=0;0;1)" office:value-type="float" office:value="0" calcext:value-type="float">
            <text:p>0</text:p>
          </table:table-cell>
          <table:table-cell table:formula="of:=IF([.L112]-[.B1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000" calcext:value-type="float">
            <text:p>50000</text:p>
          </table:table-cell>
          <table:table-cell office:value-type="float" office:value="1980367000" calcext:value-type="float">
            <text:p>1980367000</text:p>
          </table:table-cell>
          <table:table-cell office:value-type="float" office:value="111" calcext:value-type="float">
            <text:p>111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514999" calcext:value-type="float">
            <text:p>1800514999</text:p>
          </table:table-cell>
          <table:table-cell table:formula="of:=IF([.E113]-[.B113]=0;0;1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0000" calcext:value-type="float">
            <text:p>50000</text:p>
          </table:table-cell>
          <table:table-cell office:value-type="float" office:value="1948747000" calcext:value-type="float">
            <text:p>1948747000</text:p>
          </table:table-cell>
          <table:table-cell office:value-type="float" office:value="111" calcext:value-type="float">
            <text:p>111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427000" calcext:value-type="float">
            <text:p>1800427000</text:p>
          </table:table-cell>
          <table:table-cell table:formula="of:=IF([.L113]-[.I113]=0;0;1)" office:value-type="float" office:value="0" calcext:value-type="float">
            <text:p>0</text:p>
          </table:table-cell>
          <table:table-cell table:formula="of:=IF([.L113]-[.B1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000" calcext:value-type="float">
            <text:p>50000</text:p>
          </table:table-cell>
          <table:table-cell office:value-type="float" office:value="517653000" calcext:value-type="float">
            <text:p>517653000</text:p>
          </table:table-cell>
          <table:table-cell office:value-type="float" office:value="112" calcext:value-type="float">
            <text:p>112</text:p>
          </table:table-cell>
          <table:table-cell office:value-type="float" office:value="50000" calcext:value-type="float">
            <text:p>50000</text:p>
          </table:table-cell>
          <table:table-cell office:value-type="float" office:value="500132000" calcext:value-type="float">
            <text:p>500132000</text:p>
          </table:table-cell>
          <table:table-cell table:formula="of:=IF([.E114]-[.B114]=0;0;1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0000" calcext:value-type="float">
            <text:p>50000</text:p>
          </table:table-cell>
          <table:table-cell office:value-type="float" office:value="494579999" calcext:value-type="float">
            <text:p>494579999</text:p>
          </table:table-cell>
          <table:table-cell office:value-type="float" office:value="112" calcext:value-type="float">
            <text:p>11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981999" calcext:value-type="float">
            <text:p>478981999</text:p>
          </table:table-cell>
          <table:table-cell table:formula="of:=IF([.L114]-[.I114]=0;0;1)" office:value-type="float" office:value="0" calcext:value-type="float">
            <text:p>0</text:p>
          </table:table-cell>
          <table:table-cell table:formula="of:=IF([.L114]-[.B1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11" calcext:value-type="float">
            <text:p>5011</text:p>
          </table:table-cell>
          <table:table-cell office:value-type="float" office:value="233256000" calcext:value-type="float">
            <text:p>233256000</text:p>
          </table:table-cell>
          <table:table-cell office:value-type="float" office:value="113" calcext:value-type="float">
            <text:p>113</text:p>
          </table:table-cell>
          <table:table-cell office:value-type="float" office:value="5011" calcext:value-type="float">
            <text:p>5011</text:p>
          </table:table-cell>
          <table:table-cell office:value-type="float" office:value="235162999" calcext:value-type="float">
            <text:p>235162999</text:p>
          </table:table-cell>
          <table:table-cell table:formula="of:=IF([.E115]-[.B115]=0;0;1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011" calcext:value-type="float">
            <text:p>5011</text:p>
          </table:table-cell>
          <table:table-cell office:value-type="float" office:value="235782000" calcext:value-type="float">
            <text:p>235782000</text:p>
          </table:table-cell>
          <table:table-cell office:value-type="float" office:value="113" calcext:value-type="float">
            <text:p>113</text:p>
          </table:table-cell>
          <table:table-cell office:value-type="float" office:value="5011" calcext:value-type="float">
            <text:p>5011</text:p>
          </table:table-cell>
          <table:table-cell office:value-type="float" office:value="266824000" calcext:value-type="float">
            <text:p>266824000</text:p>
          </table:table-cell>
          <table:table-cell table:formula="of:=IF([.L115]-[.I115]=0;0;1)" office:value-type="float" office:value="0" calcext:value-type="float">
            <text:p>0</text:p>
          </table:table-cell>
          <table:table-cell table:formula="of:=IF([.L115]-[.B1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000" calcext:value-type="float">
            <text:p>50000</text:p>
          </table:table-cell>
          <table:table-cell office:value-type="float" office:value="6571396000" calcext:value-type="float">
            <text:p>6571396000</text:p>
          </table:table-cell>
          <table:table-cell office:value-type="float" office:value="114" calcext:value-type="float">
            <text:p>114</text:p>
          </table:table-cell>
          <table:table-cell office:value-type="float" office:value="50000" calcext:value-type="float">
            <text:p>50000</text:p>
          </table:table-cell>
          <table:table-cell office:value-type="float" office:value="6213518000" calcext:value-type="float">
            <text:p>6213518000</text:p>
          </table:table-cell>
          <table:table-cell table:formula="of:=IF([.E116]-[.B116]=0;0;1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0000" calcext:value-type="float">
            <text:p>50000</text:p>
          </table:table-cell>
          <table:table-cell office:value-type="float" office:value="6436644999" calcext:value-type="float">
            <text:p>6436644999</text:p>
          </table:table-cell>
          <table:table-cell office:value-type="float" office:value="114" calcext:value-type="float">
            <text:p>114</text:p>
          </table:table-cell>
          <table:table-cell office:value-type="float" office:value="50000" calcext:value-type="float">
            <text:p>50000</text:p>
          </table:table-cell>
          <table:table-cell office:value-type="float" office:value="6458594000" calcext:value-type="float">
            <text:p>6458594000</text:p>
          </table:table-cell>
          <table:table-cell table:formula="of:=IF([.L116]-[.I116]=0;0;1)" office:value-type="float" office:value="0" calcext:value-type="float">
            <text:p>0</text:p>
          </table:table-cell>
          <table:table-cell table:formula="of:=IF([.L116]-[.B1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000" calcext:value-type="float">
            <text:p>50000</text:p>
          </table:table-cell>
          <table:table-cell office:value-type="float" office:value="4321283000" calcext:value-type="float">
            <text:p>4321283000</text:p>
          </table:table-cell>
          <table:table-cell office:value-type="float" office:value="115" calcext:value-type="float">
            <text:p>115</text:p>
          </table:table-cell>
          <table:table-cell office:value-type="float" office:value="50000" calcext:value-type="float">
            <text:p>50000</text:p>
          </table:table-cell>
          <table:table-cell office:value-type="float" office:value="4085711000" calcext:value-type="float">
            <text:p>4085711000</text:p>
          </table:table-cell>
          <table:table-cell table:formula="of:=IF([.E117]-[.B117]=0;0;1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49370000" calcext:value-type="float">
            <text:p>4249370000</text:p>
          </table:table-cell>
          <table:table-cell office:value-type="float" office:value="115" calcext:value-type="float">
            <text:p>115</text:p>
          </table:table-cell>
          <table:table-cell office:value-type="float" office:value="50000" calcext:value-type="float">
            <text:p>50000</text:p>
          </table:table-cell>
          <table:table-cell office:value-type="float" office:value="4122950999" calcext:value-type="float">
            <text:p>4122950999</text:p>
          </table:table-cell>
          <table:table-cell table:formula="of:=IF([.L117]-[.I117]=0;0;1)" office:value-type="float" office:value="0" calcext:value-type="float">
            <text:p>0</text:p>
          </table:table-cell>
          <table:table-cell table:formula="of:=IF([.L117]-[.B1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000" calcext:value-type="float">
            <text:p>50000</text:p>
          </table:table-cell>
          <table:table-cell office:value-type="float" office:value="1332152000" calcext:value-type="float">
            <text:p>1332152000</text:p>
          </table:table-cell>
          <table:table-cell office:value-type="float" office:value="116" calcext:value-type="float">
            <text:p>116</text:p>
          </table:table-cell>
          <table:table-cell office:value-type="float" office:value="50000" calcext:value-type="float">
            <text:p>50000</text:p>
          </table:table-cell>
          <table:table-cell office:value-type="float" office:value="1344593000" calcext:value-type="float">
            <text:p>1344593000</text:p>
          </table:table-cell>
          <table:table-cell table:formula="of:=IF([.E118]-[.B118]=0;0;1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0000" calcext:value-type="float">
            <text:p>50000</text:p>
          </table:table-cell>
          <table:table-cell office:value-type="float" office:value="1342814000" calcext:value-type="float">
            <text:p>1342814000</text:p>
          </table:table-cell>
          <table:table-cell office:value-type="float" office:value="116" calcext:value-type="float">
            <text:p>116</text:p>
          </table:table-cell>
          <table:table-cell office:value-type="float" office:value="50000" calcext:value-type="float">
            <text:p>50000</text:p>
          </table:table-cell>
          <table:table-cell office:value-type="float" office:value="1467242999" calcext:value-type="float">
            <text:p>1467242999</text:p>
          </table:table-cell>
          <table:table-cell table:formula="of:=IF([.L118]-[.I118]=0;0;1)" office:value-type="float" office:value="0" calcext:value-type="float">
            <text:p>0</text:p>
          </table:table-cell>
          <table:table-cell table:formula="of:=IF([.L118]-[.B1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657" calcext:value-type="float">
            <text:p>4657</text:p>
          </table:table-cell>
          <table:table-cell office:value-type="float" office:value="3169723000" calcext:value-type="float">
            <text:p>3169723000</text:p>
          </table:table-cell>
          <table:table-cell office:value-type="float" office:value="117" calcext:value-type="float">
            <text:p>117</text:p>
          </table:table-cell>
          <table:table-cell office:value-type="float" office:value="4657" calcext:value-type="float">
            <text:p>4657</text:p>
          </table:table-cell>
          <table:table-cell office:value-type="float" office:value="2994585000" calcext:value-type="float">
            <text:p>2994585000</text:p>
          </table:table-cell>
          <table:table-cell table:formula="of:=IF([.E119]-[.B119]=0;0;1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657" calcext:value-type="float">
            <text:p>4657</text:p>
          </table:table-cell>
          <table:table-cell office:value-type="float" office:value="3111904000" calcext:value-type="float">
            <text:p>3111904000</text:p>
          </table:table-cell>
          <table:table-cell office:value-type="float" office:value="117" calcext:value-type="float">
            <text:p>117</text:p>
          </table:table-cell>
          <table:table-cell office:value-type="float" office:value="4657" calcext:value-type="float">
            <text:p>4657</text:p>
          </table:table-cell>
          <table:table-cell office:value-type="float" office:value="3012117000" calcext:value-type="float">
            <text:p>3012117000</text:p>
          </table:table-cell>
          <table:table-cell table:formula="of:=IF([.L119]-[.I119]=0;0;1)" office:value-type="float" office:value="0" calcext:value-type="float">
            <text:p>0</text:p>
          </table:table-cell>
          <table:table-cell table:formula="of:=IF([.L119]-[.B1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1000" calcext:value-type="float">
            <text:p>51000</text:p>
          </table:table-cell>
          <table:table-cell table:formula="of:=IF([.E120]-[.B120]=0;0;1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table:formula="of:=IF([.L120]-[.I120]=0;0;1)" office:value-type="float" office:value="0" calcext:value-type="float">
            <text:p>0</text:p>
          </table:table-cell>
          <table:table-cell table:formula="of:=IF([.L120]-[.B1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21]-[.B121]=0;0;1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21]-[.I121]=0;0;1)" office:value-type="float" office:value="0" calcext:value-type="float">
            <text:p>0</text:p>
          </table:table-cell>
          <table:table-cell table:formula="of:=IF([.L121]-[.B1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000" calcext:value-type="float">
            <text:p>50000</text:p>
          </table:table-cell>
          <table:table-cell office:value-type="float" office:value="3149140000" calcext:value-type="float">
            <text:p>3149140000</text:p>
          </table:table-cell>
          <table:table-cell office:value-type="float" office:value="120" calcext:value-type="float">
            <text:p>120</text:p>
          </table:table-cell>
          <table:table-cell office:value-type="float" office:value="50000" calcext:value-type="float">
            <text:p>50000</text:p>
          </table:table-cell>
          <table:table-cell office:value-type="float" office:value="3025324000" calcext:value-type="float">
            <text:p>3025324000</text:p>
          </table:table-cell>
          <table:table-cell table:formula="of:=IF([.E122]-[.B122]=0;0;1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0000" calcext:value-type="float">
            <text:p>50000</text:p>
          </table:table-cell>
          <table:table-cell office:value-type="float" office:value="3043914000" calcext:value-type="float">
            <text:p>3043914000</text:p>
          </table:table-cell>
          <table:table-cell office:value-type="float" office:value="120" calcext:value-type="float">
            <text:p>120</text:p>
          </table:table-cell>
          <table:table-cell office:value-type="float" office:value="50000" calcext:value-type="float">
            <text:p>50000</text:p>
          </table:table-cell>
          <table:table-cell office:value-type="float" office:value="2841046999" calcext:value-type="float">
            <text:p>2841046999</text:p>
          </table:table-cell>
          <table:table-cell table:formula="of:=IF([.L122]-[.I122]=0;0;1)" office:value-type="float" office:value="0" calcext:value-type="float">
            <text:p>0</text:p>
          </table:table-cell>
          <table:table-cell table:formula="of:=IF([.L122]-[.B1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000" calcext:value-type="float">
            <text:p>50000</text:p>
          </table:table-cell>
          <table:table-cell office:value-type="float" office:value="1204251000" calcext:value-type="float">
            <text:p>1204251000</text:p>
          </table:table-cell>
          <table:table-cell office:value-type="float" office:value="121" calcext:value-type="float">
            <text:p>121</text:p>
          </table:table-cell>
          <table:table-cell office:value-type="float" office:value="50000" calcext:value-type="float">
            <text:p>50000</text:p>
          </table:table-cell>
          <table:table-cell office:value-type="float" office:value="1223128000" calcext:value-type="float">
            <text:p>1223128000</text:p>
          </table:table-cell>
          <table:table-cell table:formula="of:=IF([.E123]-[.B123]=0;0;1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0000" calcext:value-type="float">
            <text:p>50000</text:p>
          </table:table-cell>
          <table:table-cell office:value-type="float" office:value="1216169000" calcext:value-type="float">
            <text:p>1216169000</text:p>
          </table:table-cell>
          <table:table-cell office:value-type="float" office:value="121" calcext:value-type="float">
            <text:p>121</text:p>
          </table:table-cell>
          <table:table-cell office:value-type="float" office:value="50000" calcext:value-type="float">
            <text:p>50000</text:p>
          </table:table-cell>
          <table:table-cell office:value-type="float" office:value="1305110000" calcext:value-type="float">
            <text:p>1305110000</text:p>
          </table:table-cell>
          <table:table-cell table:formula="of:=IF([.L123]-[.I123]=0;0;1)" office:value-type="float" office:value="0" calcext:value-type="float">
            <text:p>0</text:p>
          </table:table-cell>
          <table:table-cell table:formula="of:=IF([.L123]-[.B1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85286000" calcext:value-type="float">
            <text:p>218528600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10628999" calcext:value-type="float">
            <text:p>2110628999</text:p>
          </table:table-cell>
          <table:table-cell table:formula="of:=IF([.E124]-[.B124]=0;0;1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160675000" calcext:value-type="float">
            <text:p>216067500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088075000" calcext:value-type="float">
            <text:p>2088075000</text:p>
          </table:table-cell>
          <table:table-cell table:formula="of:=IF([.L124]-[.I124]=0;0;1)" office:value-type="float" office:value="0" calcext:value-type="float">
            <text:p>0</text:p>
          </table:table-cell>
          <table:table-cell table:formula="of:=IF([.L124]-[.B1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000" calcext:value-type="float">
            <text:p>50000</text:p>
          </table:table-cell>
          <table:table-cell office:value-type="float" office:value="1283782000" calcext:value-type="float">
            <text:p>1283782000</text:p>
          </table:table-cell>
          <table:table-cell office:value-type="float" office:value="123" calcext:value-type="float">
            <text:p>123</text:p>
          </table:table-cell>
          <table:table-cell office:value-type="float" office:value="50000" calcext:value-type="float">
            <text:p>50000</text:p>
          </table:table-cell>
          <table:table-cell office:value-type="float" office:value="1164812999" calcext:value-type="float">
            <text:p>1164812999</text:p>
          </table:table-cell>
          <table:table-cell table:formula="of:=IF([.E125]-[.B125]=0;0;1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0000" calcext:value-type="float">
            <text:p>50000</text:p>
          </table:table-cell>
          <table:table-cell office:value-type="float" office:value="1301961999" calcext:value-type="float">
            <text:p>1301961999</text:p>
          </table:table-cell>
          <table:table-cell office:value-type="float" office:value="123" calcext:value-type="float">
            <text:p>123</text:p>
          </table:table-cell>
          <table:table-cell office:value-type="float" office:value="50000" calcext:value-type="float">
            <text:p>50000</text:p>
          </table:table-cell>
          <table:table-cell office:value-type="float" office:value="1297356999" calcext:value-type="float">
            <text:p>1297356999</text:p>
          </table:table-cell>
          <table:table-cell table:formula="of:=IF([.L125]-[.I125]=0;0;1)" office:value-type="float" office:value="0" calcext:value-type="float">
            <text:p>0</text:p>
          </table:table-cell>
          <table:table-cell table:formula="of:=IF([.L125]-[.B1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000" calcext:value-type="float">
            <text:p>50000</text:p>
          </table:table-cell>
          <table:table-cell office:value-type="float" office:value="479261000" calcext:value-type="float">
            <text:p>479261000</text:p>
          </table:table-cell>
          <table:table-cell office:value-type="float" office:value="124" calcext:value-type="float">
            <text:p>124</text:p>
          </table:table-cell>
          <table:table-cell office:value-type="float" office:value="50000" calcext:value-type="float">
            <text:p>50000</text:p>
          </table:table-cell>
          <table:table-cell office:value-type="float" office:value="332995999" calcext:value-type="float">
            <text:p>332995999</text:p>
          </table:table-cell>
          <table:table-cell table:formula="of:=IF([.E126]-[.B126]=0;0;1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0000" calcext:value-type="float">
            <text:p>50000</text:p>
          </table:table-cell>
          <table:table-cell office:value-type="float" office:value="474610000" calcext:value-type="float">
            <text:p>474610000</text:p>
          </table:table-cell>
          <table:table-cell office:value-type="float" office:value="124" calcext:value-type="float">
            <text:p>124</text:p>
          </table:table-cell>
          <table:table-cell office:value-type="float" office:value="50000" calcext:value-type="float">
            <text:p>50000</text:p>
          </table:table-cell>
          <table:table-cell office:value-type="float" office:value="335611000" calcext:value-type="float">
            <text:p>335611000</text:p>
          </table:table-cell>
          <table:table-cell table:formula="of:=IF([.L126]-[.I126]=0;0;1)" office:value-type="float" office:value="0" calcext:value-type="float">
            <text:p>0</text:p>
          </table:table-cell>
          <table:table-cell table:formula="of:=IF([.L126]-[.B1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6099000" calcext:value-type="float">
            <text:p>3609900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5453000" calcext:value-type="float">
            <text:p>35453000</text:p>
          </table:table-cell>
          <table:table-cell table:formula="of:=IF([.E127]-[.B127]=0;0;1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6668000" calcext:value-type="float">
            <text:p>36668000</text:p>
          </table:table-cell>
          <table:table-cell office:value-type="float" office:value="125" calcext:value-type="float">
            <text:p>125</text:p>
          </table:table-cell>
          <table:table-cell office:value-type="float" office:value="606" calcext:value-type="float">
            <text:p>606</text:p>
          </table:table-cell>
          <table:table-cell office:value-type="float" office:value="38431000" calcext:value-type="float">
            <text:p>38431000</text:p>
          </table:table-cell>
          <table:table-cell table:formula="of:=IF([.L127]-[.I127]=0;0;1)" office:value-type="float" office:value="0" calcext:value-type="float">
            <text:p>0</text:p>
          </table:table-cell>
          <table:table-cell table:formula="of:=IF([.L127]-[.B1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000" calcext:value-type="float">
            <text:p>50000</text:p>
          </table:table-cell>
          <table:table-cell office:value-type="float" office:value="2294470000" calcext:value-type="float">
            <text:p>2294470000</text:p>
          </table:table-cell>
          <table:table-cell office:value-type="float" office:value="126" calcext:value-type="float">
            <text:p>126</text:p>
          </table:table-cell>
          <table:table-cell office:value-type="float" office:value="50000" calcext:value-type="float">
            <text:p>50000</text:p>
          </table:table-cell>
          <table:table-cell office:value-type="float" office:value="2238826000" calcext:value-type="float">
            <text:p>2238826000</text:p>
          </table:table-cell>
          <table:table-cell table:formula="of:=IF([.E128]-[.B128]=0;0;1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000" calcext:value-type="float">
            <text:p>50000</text:p>
          </table:table-cell>
          <table:table-cell office:value-type="float" office:value="2297541000" calcext:value-type="float">
            <text:p>2297541000</text:p>
          </table:table-cell>
          <table:table-cell office:value-type="float" office:value="126" calcext:value-type="float">
            <text:p>126</text:p>
          </table:table-cell>
          <table:table-cell office:value-type="float" office:value="50000" calcext:value-type="float">
            <text:p>50000</text:p>
          </table:table-cell>
          <table:table-cell office:value-type="float" office:value="2247589999" calcext:value-type="float">
            <text:p>2247589999</text:p>
          </table:table-cell>
          <table:table-cell table:formula="of:=IF([.L128]-[.I128]=0;0;1)" office:value-type="float" office:value="0" calcext:value-type="float">
            <text:p>0</text:p>
          </table:table-cell>
          <table:table-cell table:formula="of:=IF([.L128]-[.B1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000" calcext:value-type="float">
            <text:p>50000</text:p>
          </table:table-cell>
          <table:table-cell office:value-type="float" office:value="1218048000" calcext:value-type="float">
            <text:p>1218048000</text:p>
          </table:table-cell>
          <table:table-cell office:value-type="float" office:value="127" calcext:value-type="float">
            <text:p>127</text:p>
          </table:table-cell>
          <table:table-cell office:value-type="float" office:value="50000" calcext:value-type="float">
            <text:p>50000</text:p>
          </table:table-cell>
          <table:table-cell office:value-type="float" office:value="1161722000" calcext:value-type="float">
            <text:p>1161722000</text:p>
          </table:table-cell>
          <table:table-cell table:formula="of:=IF([.E129]-[.B129]=0;0;1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0000" calcext:value-type="float">
            <text:p>50000</text:p>
          </table:table-cell>
          <table:table-cell office:value-type="float" office:value="1224780000" calcext:value-type="float">
            <text:p>1224780000</text:p>
          </table:table-cell>
          <table:table-cell office:value-type="float" office:value="127" calcext:value-type="float">
            <text:p>127</text:p>
          </table:table-cell>
          <table:table-cell office:value-type="float" office:value="50000" calcext:value-type="float">
            <text:p>50000</text:p>
          </table:table-cell>
          <table:table-cell office:value-type="float" office:value="1217025000" calcext:value-type="float">
            <text:p>1217025000</text:p>
          </table:table-cell>
          <table:table-cell table:formula="of:=IF([.L129]-[.I129]=0;0;1)" office:value-type="float" office:value="0" calcext:value-type="float">
            <text:p>0</text:p>
          </table:table-cell>
          <table:table-cell table:formula="of:=IF([.L129]-[.B1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0" calcext:value-type="float">
            <text:p>50000</text:p>
          </table:table-cell>
          <table:table-cell office:value-type="float" office:value="356018000" calcext:value-type="float">
            <text:p>356018000</text:p>
          </table:table-cell>
          <table:table-cell office:value-type="float" office:value="128" calcext:value-type="float">
            <text:p>128</text:p>
          </table:table-cell>
          <table:table-cell office:value-type="float" office:value="50000" calcext:value-type="float">
            <text:p>50000</text:p>
          </table:table-cell>
          <table:table-cell office:value-type="float" office:value="344217000" calcext:value-type="float">
            <text:p>344217000</text:p>
          </table:table-cell>
          <table:table-cell table:formula="of:=IF([.E130]-[.B130]=0;0;1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0000" calcext:value-type="float">
            <text:p>50000</text:p>
          </table:table-cell>
          <table:table-cell office:value-type="float" office:value="353431000" calcext:value-type="float">
            <text:p>353431000</text:p>
          </table:table-cell>
          <table:table-cell office:value-type="float" office:value="128" calcext:value-type="float">
            <text:p>128</text:p>
          </table:table-cell>
          <table:table-cell office:value-type="float" office:value="50000" calcext:value-type="float">
            <text:p>50000</text:p>
          </table:table-cell>
          <table:table-cell office:value-type="float" office:value="340529000" calcext:value-type="float">
            <text:p>340529000</text:p>
          </table:table-cell>
          <table:table-cell table:formula="of:=IF([.L130]-[.I130]=0;0;1)" office:value-type="float" office:value="0" calcext:value-type="float">
            <text:p>0</text:p>
          </table:table-cell>
          <table:table-cell table:formula="of:=IF([.L130]-[.B1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8" calcext:value-type="float">
            <text:p>1408</text:p>
          </table:table-cell>
          <table:table-cell office:value-type="float" office:value="333364999" calcext:value-type="float">
            <text:p>333364999</text:p>
          </table:table-cell>
          <table:table-cell office:value-type="float" office:value="129" calcext:value-type="float">
            <text:p>129</text:p>
          </table:table-cell>
          <table:table-cell office:value-type="float" office:value="1408" calcext:value-type="float">
            <text:p>1408</text:p>
          </table:table-cell>
          <table:table-cell office:value-type="float" office:value="138801999" calcext:value-type="float">
            <text:p>138801999</text:p>
          </table:table-cell>
          <table:table-cell table:formula="of:=IF([.E131]-[.B131]=0;0;1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08" calcext:value-type="float">
            <text:p>1408</text:p>
          </table:table-cell>
          <table:table-cell office:value-type="float" office:value="337250000" calcext:value-type="float">
            <text:p>337250000</text:p>
          </table:table-cell>
          <table:table-cell office:value-type="float" office:value="129" calcext:value-type="float">
            <text:p>129</text:p>
          </table:table-cell>
          <table:table-cell office:value-type="float" office:value="1408" calcext:value-type="float">
            <text:p>1408</text:p>
          </table:table-cell>
          <table:table-cell office:value-type="float" office:value="186838000" calcext:value-type="float">
            <text:p>186838000</text:p>
          </table:table-cell>
          <table:table-cell table:formula="of:=IF([.L131]-[.I131]=0;0;1)" office:value-type="float" office:value="0" calcext:value-type="float">
            <text:p>0</text:p>
          </table:table-cell>
          <table:table-cell table:formula="of:=IF([.L131]-[.B1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00" calcext:value-type="float">
            <text:p>50000</text:p>
          </table:table-cell>
          <table:table-cell office:value-type="float" office:value="238590000" calcext:value-type="float">
            <text:p>238590000</text:p>
          </table:table-cell>
          <table:table-cell office:value-type="float" office:value="130" calcext:value-type="float">
            <text:p>130</text:p>
          </table:table-cell>
          <table:table-cell office:value-type="float" office:value="50000" calcext:value-type="float">
            <text:p>50000</text:p>
          </table:table-cell>
          <table:table-cell office:value-type="float" office:value="229126000" calcext:value-type="float">
            <text:p>229126000</text:p>
          </table:table-cell>
          <table:table-cell table:formula="of:=IF([.E132]-[.B132]=0;0;1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0000" calcext:value-type="float">
            <text:p>50000</text:p>
          </table:table-cell>
          <table:table-cell office:value-type="float" office:value="308227000" calcext:value-type="float">
            <text:p>308227000</text:p>
          </table:table-cell>
          <table:table-cell office:value-type="float" office:value="130" calcext:value-type="float">
            <text:p>13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705000" calcext:value-type="float">
            <text:p>300705000</text:p>
          </table:table-cell>
          <table:table-cell table:formula="of:=IF([.L132]-[.I132]=0;0;1)" office:value-type="float" office:value="0" calcext:value-type="float">
            <text:p>0</text:p>
          </table:table-cell>
          <table:table-cell table:formula="of:=IF([.L132]-[.B1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4554999" calcext:value-type="float">
            <text:p>14554999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4421000" calcext:value-type="float">
            <text:p>14421000</text:p>
          </table:table-cell>
          <table:table-cell table:formula="of:=IF([.E133]-[.B133]=0;0;1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4927000" calcext:value-type="float">
            <text:p>14927000</text:p>
          </table:table-cell>
          <table:table-cell office:value-type="float" office:value="131" calcext:value-type="float">
            <text:p>131</text:p>
          </table:table-cell>
          <table:table-cell office:value-type="float" office:value="605" calcext:value-type="float">
            <text:p>605</text:p>
          </table:table-cell>
          <table:table-cell office:value-type="float" office:value="16704999" calcext:value-type="float">
            <text:p>16704999</text:p>
          </table:table-cell>
          <table:table-cell table:formula="of:=IF([.L133]-[.I133]=0;0;1)" office:value-type="float" office:value="0" calcext:value-type="float">
            <text:p>0</text:p>
          </table:table-cell>
          <table:table-cell table:formula="of:=IF([.L133]-[.B1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8579999" calcext:value-type="float">
            <text:p>25857999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49380000" calcext:value-type="float">
            <text:p>249380000</text:p>
          </table:table-cell>
          <table:table-cell table:formula="of:=IF([.E134]-[.B134]=0;0;1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56098999" calcext:value-type="float">
            <text:p>25609899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43776000" calcext:value-type="float">
            <text:p>243776000</text:p>
          </table:table-cell>
          <table:table-cell table:formula="of:=IF([.L134]-[.I134]=0;0;1)" office:value-type="float" office:value="0" calcext:value-type="float">
            <text:p>0</text:p>
          </table:table-cell>
          <table:table-cell table:formula="of:=IF([.L134]-[.B1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219" calcext:value-type="float">
            <text:p>6219</text:p>
          </table:table-cell>
          <table:table-cell office:value-type="float" office:value="300052000" calcext:value-type="float">
            <text:p>300052000</text:p>
          </table:table-cell>
          <table:table-cell office:value-type="float" office:value="133" calcext:value-type="float">
            <text:p>133</text:p>
          </table:table-cell>
          <table:table-cell office:value-type="float" office:value="6219" calcext:value-type="float">
            <text:p>6219</text:p>
          </table:table-cell>
          <table:table-cell office:value-type="float" office:value="283700000" calcext:value-type="float">
            <text:p>283700000</text:p>
          </table:table-cell>
          <table:table-cell table:formula="of:=IF([.E135]-[.B135]=0;0;1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19" calcext:value-type="float">
            <text:p>6219</text:p>
          </table:table-cell>
          <table:table-cell office:value-type="float" office:value="297392000" calcext:value-type="float">
            <text:p>297392000</text:p>
          </table:table-cell>
          <table:table-cell office:value-type="float" office:value="133" calcext:value-type="float">
            <text:p>133</text:p>
          </table:table-cell>
          <table:table-cell office:value-type="float" office:value="6219" calcext:value-type="float">
            <text:p>6219</text:p>
          </table:table-cell>
          <table:table-cell office:value-type="float" office:value="284864000" calcext:value-type="float">
            <text:p>284864000</text:p>
          </table:table-cell>
          <table:table-cell table:formula="of:=IF([.L135]-[.I135]=0;0;1)" office:value-type="float" office:value="0" calcext:value-type="float">
            <text:p>0</text:p>
          </table:table-cell>
          <table:table-cell table:formula="of:=IF([.L135]-[.B1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575006000" calcext:value-type="float">
            <text:p>1575006000</text:p>
          </table:table-cell>
          <table:table-cell office:value-type="float" office:value="134" calcext:value-type="float">
            <text:p>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555286000" calcext:value-type="float">
            <text:p>1555286000</text:p>
          </table:table-cell>
          <table:table-cell table:formula="of:=IF([.E136]-[.B136]=0;0;1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546808999" calcext:value-type="float">
            <text:p>1546808999</text:p>
          </table:table-cell>
          <table:table-cell office:value-type="float" office:value="134" calcext:value-type="float">
            <text:p>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792385999" calcext:value-type="float">
            <text:p>1792385999</text:p>
          </table:table-cell>
          <table:table-cell table:formula="of:=IF([.L136]-[.I136]=0;0;1)" office:value-type="float" office:value="0" calcext:value-type="float">
            <text:p>0</text:p>
          </table:table-cell>
          <table:table-cell table:formula="of:=IF([.L136]-[.B1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9937999" calcext:value-type="float">
            <text:p>19937999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19613000" calcext:value-type="float">
            <text:p>19613000</text:p>
          </table:table-cell>
          <table:table-cell table:formula="of:=IF([.E137]-[.B137]=0;0;1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20345000" calcext:value-type="float">
            <text:p>20345000</text:p>
          </table:table-cell>
          <table:table-cell office:value-type="float" office:value="135" calcext:value-type="float">
            <text:p>135</text:p>
          </table:table-cell>
          <table:table-cell office:value-type="float" office:value="585" calcext:value-type="float">
            <text:p>585</text:p>
          </table:table-cell>
          <table:table-cell office:value-type="float" office:value="23122000" calcext:value-type="float">
            <text:p>23122000</text:p>
          </table:table-cell>
          <table:table-cell table:formula="of:=IF([.L137]-[.I137]=0;0;1)" office:value-type="float" office:value="0" calcext:value-type="float">
            <text:p>0</text:p>
          </table:table-cell>
          <table:table-cell table:formula="of:=IF([.L137]-[.B1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8448000" calcext:value-type="float">
            <text:p>184480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6815000" calcext:value-type="float">
            <text:p>16815000</text:p>
          </table:table-cell>
          <table:table-cell table:formula="of:=IF([.E138]-[.B138]=0;0;1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8147000" calcext:value-type="float">
            <text:p>181470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7776000" calcext:value-type="float">
            <text:p>17776000</text:p>
          </table:table-cell>
          <table:table-cell table:formula="of:=IF([.L138]-[.I138]=0;0;1)" office:value-type="float" office:value="0" calcext:value-type="float">
            <text:p>0</text:p>
          </table:table-cell>
          <table:table-cell table:formula="of:=IF([.L138]-[.B1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5955000" calcext:value-type="float">
            <text:p>2595500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3771000" calcext:value-type="float">
            <text:p>23771000</text:p>
          </table:table-cell>
          <table:table-cell table:formula="of:=IF([.E139]-[.B139]=0;0;1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5424000" calcext:value-type="float">
            <text:p>2542400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4907000" calcext:value-type="float">
            <text:p>24907000</text:p>
          </table:table-cell>
          <table:table-cell table:formula="of:=IF([.L139]-[.I139]=0;0;1)" office:value-type="float" office:value="0" calcext:value-type="float">
            <text:p>0</text:p>
          </table:table-cell>
          <table:table-cell table:formula="of:=IF([.L139]-[.B1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8076000" calcext:value-type="float">
            <text:p>28076000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7384000" calcext:value-type="float">
            <text:p>27384000</text:p>
          </table:table-cell>
          <table:table-cell table:formula="of:=IF([.E140]-[.B140]=0;0;1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8437999" calcext:value-type="float">
            <text:p>28437999</text:p>
          </table:table-cell>
          <table:table-cell office:value-type="float" office:value="138" calcext:value-type="float">
            <text:p>138</text:p>
          </table:table-cell>
          <table:table-cell office:value-type="float" office:value="322" calcext:value-type="float">
            <text:p>322</text:p>
          </table:table-cell>
          <table:table-cell office:value-type="float" office:value="27590000" calcext:value-type="float">
            <text:p>27590000</text:p>
          </table:table-cell>
          <table:table-cell table:formula="of:=IF([.L140]-[.I140]=0;0;1)" office:value-type="float" office:value="0" calcext:value-type="float">
            <text:p>0</text:p>
          </table:table-cell>
          <table:table-cell table:formula="of:=IF([.L140]-[.B1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000" calcext:value-type="float">
            <text:p>50000</text:p>
          </table:table-cell>
          <table:table-cell office:value-type="float" office:value="1200810999" calcext:value-type="float">
            <text:p>1200810999</text:p>
          </table:table-cell>
          <table:table-cell office:value-type="float" office:value="139" calcext:value-type="float">
            <text:p>139</text:p>
          </table:table-cell>
          <table:table-cell office:value-type="float" office:value="50000" calcext:value-type="float">
            <text:p>50000</text:p>
          </table:table-cell>
          <table:table-cell office:value-type="float" office:value="1199250999" calcext:value-type="float">
            <text:p>1199250999</text:p>
          </table:table-cell>
          <table:table-cell table:formula="of:=IF([.E141]-[.B141]=0;0;1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000" calcext:value-type="float">
            <text:p>50000</text:p>
          </table:table-cell>
          <table:table-cell office:value-type="float" office:value="1320377999" calcext:value-type="float">
            <text:p>1320377999</text:p>
          </table:table-cell>
          <table:table-cell office:value-type="float" office:value="139" calcext:value-type="float">
            <text:p>139</text:p>
          </table:table-cell>
          <table:table-cell office:value-type="float" office:value="50000" calcext:value-type="float">
            <text:p>50000</text:p>
          </table:table-cell>
          <table:table-cell office:value-type="float" office:value="1808056000" calcext:value-type="float">
            <text:p>1808056000</text:p>
          </table:table-cell>
          <table:table-cell table:formula="of:=IF([.L141]-[.I141]=0;0;1)" office:value-type="float" office:value="0" calcext:value-type="float">
            <text:p>0</text:p>
          </table:table-cell>
          <table:table-cell table:formula="of:=IF([.L141]-[.B1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1477000" calcext:value-type="float">
            <text:p>7147700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7343000" calcext:value-type="float">
            <text:p>67343000</text:p>
          </table:table-cell>
          <table:table-cell table:formula="of:=IF([.E142]-[.B142]=0;0;1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0993000" calcext:value-type="float">
            <text:p>7099300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7499000" calcext:value-type="float">
            <text:p>67499000</text:p>
          </table:table-cell>
          <table:table-cell table:formula="of:=IF([.L142]-[.I142]=0;0;1)" office:value-type="float" office:value="0" calcext:value-type="float">
            <text:p>0</text:p>
          </table:table-cell>
          <table:table-cell table:formula="of:=IF([.L142]-[.B1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000" calcext:value-type="float">
            <text:p>50000</text:p>
          </table:table-cell>
          <table:table-cell office:value-type="float" office:value="292419000" calcext:value-type="float">
            <text:p>292419000</text:p>
          </table:table-cell>
          <table:table-cell office:value-type="float" office:value="141" calcext:value-type="float">
            <text:p>141</text:p>
          </table:table-cell>
          <table:table-cell office:value-type="float" office:value="50000" calcext:value-type="float">
            <text:p>50000</text:p>
          </table:table-cell>
          <table:table-cell office:value-type="float" office:value="299450999" calcext:value-type="float">
            <text:p>299450999</text:p>
          </table:table-cell>
          <table:table-cell table:formula="of:=IF([.E143]-[.B143]=0;0;1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0000" calcext:value-type="float">
            <text:p>50000</text:p>
          </table:table-cell>
          <table:table-cell office:value-type="float" office:value="215440000" calcext:value-type="float">
            <text:p>215440000</text:p>
          </table:table-cell>
          <table:table-cell office:value-type="float" office:value="141" calcext:value-type="float">
            <text:p>141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98000" calcext:value-type="float">
            <text:p>231698000</text:p>
          </table:table-cell>
          <table:table-cell table:formula="of:=IF([.L143]-[.I143]=0;0;1)" office:value-type="float" office:value="0" calcext:value-type="float">
            <text:p>0</text:p>
          </table:table-cell>
          <table:table-cell table:formula="of:=IF([.L143]-[.B1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000" calcext:value-type="float">
            <text:p>50000</text:p>
          </table:table-cell>
          <table:table-cell office:value-type="float" office:value="116553999" calcext:value-type="float">
            <text:p>116553999</text:p>
          </table:table-cell>
          <table:table-cell office:value-type="float" office:value="142" calcext:value-type="float">
            <text:p>142</text:p>
          </table:table-cell>
          <table:table-cell office:value-type="float" office:value="50000" calcext:value-type="float">
            <text:p>50000</text:p>
          </table:table-cell>
          <table:table-cell office:value-type="float" office:value="114407000" calcext:value-type="float">
            <text:p>114407000</text:p>
          </table:table-cell>
          <table:table-cell table:formula="of:=IF([.E144]-[.B144]=0;0;1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0000" calcext:value-type="float">
            <text:p>50000</text:p>
          </table:table-cell>
          <table:table-cell office:value-type="float" office:value="117130000" calcext:value-type="float">
            <text:p>117130000</text:p>
          </table:table-cell>
          <table:table-cell office:value-type="float" office:value="142" calcext:value-type="float">
            <text:p>142</text:p>
          </table:table-cell>
          <table:table-cell office:value-type="float" office:value="50000" calcext:value-type="float">
            <text:p>50000</text:p>
          </table:table-cell>
          <table:table-cell office:value-type="float" office:value="112090000" calcext:value-type="float">
            <text:p>112090000</text:p>
          </table:table-cell>
          <table:table-cell table:formula="of:=IF([.L144]-[.I144]=0;0;1)" office:value-type="float" office:value="0" calcext:value-type="float">
            <text:p>0</text:p>
          </table:table-cell>
          <table:table-cell table:formula="of:=IF([.L144]-[.B1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000" calcext:value-type="float">
            <text:p>50000</text:p>
          </table:table-cell>
          <table:table-cell office:value-type="float" office:value="1624917999" calcext:value-type="float">
            <text:p>1624917999</text:p>
          </table:table-cell>
          <table:table-cell office:value-type="float" office:value="143" calcext:value-type="float">
            <text:p>143</text:p>
          </table:table-cell>
          <table:table-cell office:value-type="float" office:value="50000" calcext:value-type="float">
            <text:p>50000</text:p>
          </table:table-cell>
          <table:table-cell office:value-type="float" office:value="1537235999" calcext:value-type="float">
            <text:p>1537235999</text:p>
          </table:table-cell>
          <table:table-cell table:formula="of:=IF([.E145]-[.B145]=0;0;1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0000" calcext:value-type="float">
            <text:p>50000</text:p>
          </table:table-cell>
          <table:table-cell office:value-type="float" office:value="1635873000" calcext:value-type="float">
            <text:p>1635873000</text:p>
          </table:table-cell>
          <table:table-cell office:value-type="float" office:value="143" calcext:value-type="float">
            <text:p>143</text:p>
          </table:table-cell>
          <table:table-cell office:value-type="float" office:value="50000" calcext:value-type="float">
            <text:p>50000</text:p>
          </table:table-cell>
          <table:table-cell office:value-type="float" office:value="1629489000" calcext:value-type="float">
            <text:p>1629489000</text:p>
          </table:table-cell>
          <table:table-cell table:formula="of:=IF([.L145]-[.I145]=0;0;1)" office:value-type="float" office:value="0" calcext:value-type="float">
            <text:p>0</text:p>
          </table:table-cell>
          <table:table-cell table:formula="of:=IF([.L145]-[.B1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7261000" calcext:value-type="float">
            <text:p>5726100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4814999" calcext:value-type="float">
            <text:p>54814999</text:p>
          </table:table-cell>
          <table:table-cell table:formula="of:=IF([.E146]-[.B146]=0;0;1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7373000" calcext:value-type="float">
            <text:p>5737300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57545000" calcext:value-type="float">
            <text:p>57545000</text:p>
          </table:table-cell>
          <table:table-cell table:formula="of:=IF([.L146]-[.I146]=0;0;1)" office:value-type="float" office:value="0" calcext:value-type="float">
            <text:p>0</text:p>
          </table:table-cell>
          <table:table-cell table:formula="of:=IF([.L146]-[.B1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935" calcext:value-type="float">
            <text:p>17935</text:p>
          </table:table-cell>
          <table:table-cell office:value-type="float" office:value="422540000" calcext:value-type="float">
            <text:p>422540000</text:p>
          </table:table-cell>
          <table:table-cell office:value-type="float" office:value="145" calcext:value-type="float">
            <text:p>145</text:p>
          </table:table-cell>
          <table:table-cell office:value-type="float" office:value="17935" calcext:value-type="float">
            <text:p>17935</text:p>
          </table:table-cell>
          <table:table-cell office:value-type="float" office:value="413444000" calcext:value-type="float">
            <text:p>413444000</text:p>
          </table:table-cell>
          <table:table-cell table:formula="of:=IF([.E147]-[.B147]=0;0;1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7935" calcext:value-type="float">
            <text:p>17935</text:p>
          </table:table-cell>
          <table:table-cell office:value-type="float" office:value="420944000" calcext:value-type="float">
            <text:p>420944000</text:p>
          </table:table-cell>
          <table:table-cell office:value-type="float" office:value="145" calcext:value-type="float">
            <text:p>145</text:p>
          </table:table-cell>
          <table:table-cell office:value-type="float" office:value="17935" calcext:value-type="float">
            <text:p>17935</text:p>
          </table:table-cell>
          <table:table-cell office:value-type="float" office:value="458908000" calcext:value-type="float">
            <text:p>458908000</text:p>
          </table:table-cell>
          <table:table-cell table:formula="of:=IF([.L147]-[.I147]=0;0;1)" office:value-type="float" office:value="0" calcext:value-type="float">
            <text:p>0</text:p>
          </table:table-cell>
          <table:table-cell table:formula="of:=IF([.L147]-[.B1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0000" calcext:value-type="float">
            <text:p>50000</text:p>
          </table:table-cell>
          <table:table-cell office:value-type="float" office:value="735428000" calcext:value-type="float">
            <text:p>735428000</text:p>
          </table:table-cell>
          <table:table-cell office:value-type="float" office:value="146" calcext:value-type="float">
            <text:p>146</text:p>
          </table:table-cell>
          <table:table-cell office:value-type="float" office:value="50000" calcext:value-type="float">
            <text:p>50000</text:p>
          </table:table-cell>
          <table:table-cell office:value-type="float" office:value="736644000" calcext:value-type="float">
            <text:p>736644000</text:p>
          </table:table-cell>
          <table:table-cell table:formula="of:=IF([.E148]-[.B148]=0;0;1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000" calcext:value-type="float">
            <text:p>50000</text:p>
          </table:table-cell>
          <table:table-cell office:value-type="float" office:value="737929000" calcext:value-type="float">
            <text:p>737929000</text:p>
          </table:table-cell>
          <table:table-cell office:value-type="float" office:value="146" calcext:value-type="float">
            <text:p>146</text:p>
          </table:table-cell>
          <table:table-cell office:value-type="float" office:value="50000" calcext:value-type="float">
            <text:p>50000</text:p>
          </table:table-cell>
          <table:table-cell office:value-type="float" office:value="904077999" calcext:value-type="float">
            <text:p>904077999</text:p>
          </table:table-cell>
          <table:table-cell table:formula="of:=IF([.L148]-[.I148]=0;0;1)" office:value-type="float" office:value="0" calcext:value-type="float">
            <text:p>0</text:p>
          </table:table-cell>
          <table:table-cell table:formula="of:=IF([.L148]-[.B1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0000" calcext:value-type="float">
            <text:p>50000</text:p>
          </table:table-cell>
          <table:table-cell office:value-type="float" office:value="1753726000" calcext:value-type="float">
            <text:p>1753726000</text:p>
          </table:table-cell>
          <table:table-cell office:value-type="float" office:value="147" calcext:value-type="float">
            <text:p>147</text:p>
          </table:table-cell>
          <table:table-cell office:value-type="float" office:value="50000" calcext:value-type="float">
            <text:p>50000</text:p>
          </table:table-cell>
          <table:table-cell office:value-type="float" office:value="1706845999" calcext:value-type="float">
            <text:p>1706845999</text:p>
          </table:table-cell>
          <table:table-cell table:formula="of:=IF([.E149]-[.B149]=0;0;1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0000" calcext:value-type="float">
            <text:p>50000</text:p>
          </table:table-cell>
          <table:table-cell office:value-type="float" office:value="1750808999" calcext:value-type="float">
            <text:p>1750808999</text:p>
          </table:table-cell>
          <table:table-cell office:value-type="float" office:value="147" calcext:value-type="float">
            <text:p>147</text:p>
          </table:table-cell>
          <table:table-cell office:value-type="float" office:value="50000" calcext:value-type="float">
            <text:p>50000</text:p>
          </table:table-cell>
          <table:table-cell office:value-type="float" office:value="1933922000" calcext:value-type="float">
            <text:p>1933922000</text:p>
          </table:table-cell>
          <table:table-cell table:formula="of:=IF([.L149]-[.I149]=0;0;1)" office:value-type="float" office:value="0" calcext:value-type="float">
            <text:p>0</text:p>
          </table:table-cell>
          <table:table-cell table:formula="of:=IF([.L149]-[.B1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557" calcext:value-type="float">
            <text:p>8557</text:p>
          </table:table-cell>
          <table:table-cell office:value-type="float" office:value="348157999" calcext:value-type="float">
            <text:p>348157999</text:p>
          </table:table-cell>
          <table:table-cell office:value-type="float" office:value="148" calcext:value-type="float">
            <text:p>148</text:p>
          </table:table-cell>
          <table:table-cell office:value-type="float" office:value="8557" calcext:value-type="float">
            <text:p>8557</text:p>
          </table:table-cell>
          <table:table-cell office:value-type="float" office:value="345921000" calcext:value-type="float">
            <text:p>345921000</text:p>
          </table:table-cell>
          <table:table-cell table:formula="of:=IF([.E150]-[.B150]=0;0;1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8557" calcext:value-type="float">
            <text:p>8557</text:p>
          </table:table-cell>
          <table:table-cell office:value-type="float" office:value="354942000" calcext:value-type="float">
            <text:p>354942000</text:p>
          </table:table-cell>
          <table:table-cell office:value-type="float" office:value="148" calcext:value-type="float">
            <text:p>148</text:p>
          </table:table-cell>
          <table:table-cell office:value-type="float" office:value="8557" calcext:value-type="float">
            <text:p>8557</text:p>
          </table:table-cell>
          <table:table-cell office:value-type="float" office:value="402651999" calcext:value-type="float">
            <text:p>402651999</text:p>
          </table:table-cell>
          <table:table-cell table:formula="of:=IF([.L150]-[.I150]=0;0;1)" office:value-type="float" office:value="0" calcext:value-type="float">
            <text:p>0</text:p>
          </table:table-cell>
          <table:table-cell table:formula="of:=IF([.L150]-[.B1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39" calcext:value-type="float">
            <text:p>3339</text:p>
          </table:table-cell>
          <table:table-cell office:value-type="float" office:value="140644000" calcext:value-type="float">
            <text:p>140644000</text:p>
          </table:table-cell>
          <table:table-cell office:value-type="float" office:value="149" calcext:value-type="float">
            <text:p>149</text:p>
          </table:table-cell>
          <table:table-cell office:value-type="float" office:value="3339" calcext:value-type="float">
            <text:p>3339</text:p>
          </table:table-cell>
          <table:table-cell office:value-type="float" office:value="135692000" calcext:value-type="float">
            <text:p>135692000</text:p>
          </table:table-cell>
          <table:table-cell table:formula="of:=IF([.E151]-[.B151]=0;0;1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339" calcext:value-type="float">
            <text:p>3339</text:p>
          </table:table-cell>
          <table:table-cell office:value-type="float" office:value="139806000" calcext:value-type="float">
            <text:p>139806000</text:p>
          </table:table-cell>
          <table:table-cell office:value-type="float" office:value="149" calcext:value-type="float">
            <text:p>149</text:p>
          </table:table-cell>
          <table:table-cell office:value-type="float" office:value="3339" calcext:value-type="float">
            <text:p>3339</text:p>
          </table:table-cell>
          <table:table-cell office:value-type="float" office:value="137979000" calcext:value-type="float">
            <text:p>137979000</text:p>
          </table:table-cell>
          <table:table-cell table:formula="of:=IF([.L151]-[.I151]=0;0;1)" office:value-type="float" office:value="0" calcext:value-type="float">
            <text:p>0</text:p>
          </table:table-cell>
          <table:table-cell table:formula="of:=IF([.L151]-[.B1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4677000" calcext:value-type="float">
            <text:p>9467700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89922999" calcext:value-type="float">
            <text:p>89922999</text:p>
          </table:table-cell>
          <table:table-cell table:formula="of:=IF([.E152]-[.B152]=0;0;1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3946000" calcext:value-type="float">
            <text:p>9394600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92666000" calcext:value-type="float">
            <text:p>92666000</text:p>
          </table:table-cell>
          <table:table-cell table:formula="of:=IF([.L152]-[.I152]=0;0;1)" office:value-type="float" office:value="0" calcext:value-type="float">
            <text:p>0</text:p>
          </table:table-cell>
          <table:table-cell table:formula="of:=IF([.L152]-[.B1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000" calcext:value-type="float">
            <text:p>50000</text:p>
          </table:table-cell>
          <table:table-cell office:value-type="float" office:value="407686000" calcext:value-type="float">
            <text:p>407686000</text:p>
          </table:table-cell>
          <table:table-cell office:value-type="float" office:value="151" calcext:value-type="float">
            <text:p>151</text:p>
          </table:table-cell>
          <table:table-cell office:value-type="float" office:value="50000" calcext:value-type="float">
            <text:p>50000</text:p>
          </table:table-cell>
          <table:table-cell office:value-type="float" office:value="379822999" calcext:value-type="float">
            <text:p>379822999</text:p>
          </table:table-cell>
          <table:table-cell table:formula="of:=IF([.E153]-[.B153]=0;0;1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0000" calcext:value-type="float">
            <text:p>50000</text:p>
          </table:table-cell>
          <table:table-cell office:value-type="float" office:value="402055999" calcext:value-type="float">
            <text:p>402055999</text:p>
          </table:table-cell>
          <table:table-cell office:value-type="float" office:value="151" calcext:value-type="float">
            <text:p>151</text:p>
          </table:table-cell>
          <table:table-cell office:value-type="float" office:value="50000" calcext:value-type="float">
            <text:p>50000</text:p>
          </table:table-cell>
          <table:table-cell office:value-type="float" office:value="439069000" calcext:value-type="float">
            <text:p>439069000</text:p>
          </table:table-cell>
          <table:table-cell table:formula="of:=IF([.L153]-[.I153]=0;0;1)" office:value-type="float" office:value="0" calcext:value-type="float">
            <text:p>0</text:p>
          </table:table-cell>
          <table:table-cell table:formula="of:=IF([.L153]-[.B1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00" calcext:value-type="float">
            <text:p>50000</text:p>
          </table:table-cell>
          <table:table-cell office:value-type="float" office:value="1252503000" calcext:value-type="float">
            <text:p>1252503000</text:p>
          </table:table-cell>
          <table:table-cell office:value-type="float" office:value="152" calcext:value-type="float">
            <text:p>152</text:p>
          </table:table-cell>
          <table:table-cell office:value-type="float" office:value="50000" calcext:value-type="float">
            <text:p>50000</text:p>
          </table:table-cell>
          <table:table-cell office:value-type="float" office:value="1280995000" calcext:value-type="float">
            <text:p>1280995000</text:p>
          </table:table-cell>
          <table:table-cell table:formula="of:=IF([.E154]-[.B154]=0;0;1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50000" calcext:value-type="float">
            <text:p>50000</text:p>
          </table:table-cell>
          <table:table-cell office:value-type="float" office:value="1060379000" calcext:value-type="float">
            <text:p>1060379000</text:p>
          </table:table-cell>
          <table:table-cell office:value-type="float" office:value="152" calcext:value-type="float">
            <text:p>152</text:p>
          </table:table-cell>
          <table:table-cell office:value-type="float" office:value="50000" calcext:value-type="float">
            <text:p>50000</text:p>
          </table:table-cell>
          <table:table-cell office:value-type="float" office:value="1186923000" calcext:value-type="float">
            <text:p>1186923000</text:p>
          </table:table-cell>
          <table:table-cell table:formula="of:=IF([.L154]-[.I154]=0;0;1)" office:value-type="float" office:value="0" calcext:value-type="float">
            <text:p>0</text:p>
          </table:table-cell>
          <table:table-cell table:formula="of:=IF([.L154]-[.B1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522" calcext:value-type="float">
            <text:p>10522</text:p>
          </table:table-cell>
          <table:table-cell office:value-type="float" office:value="848449999" calcext:value-type="float">
            <text:p>848449999</text:p>
          </table:table-cell>
          <table:table-cell office:value-type="float" office:value="153" calcext:value-type="float">
            <text:p>153</text:p>
          </table:table-cell>
          <table:table-cell office:value-type="float" office:value="10522" calcext:value-type="float">
            <text:p>10522</text:p>
          </table:table-cell>
          <table:table-cell office:value-type="float" office:value="811529000" calcext:value-type="float">
            <text:p>811529000</text:p>
          </table:table-cell>
          <table:table-cell table:formula="of:=IF([.E155]-[.B155]=0;0;1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0522" calcext:value-type="float">
            <text:p>10522</text:p>
          </table:table-cell>
          <table:table-cell office:value-type="float" office:value="835009999" calcext:value-type="float">
            <text:p>835009999</text:p>
          </table:table-cell>
          <table:table-cell office:value-type="float" office:value="153" calcext:value-type="float">
            <text:p>153</text:p>
          </table:table-cell>
          <table:table-cell office:value-type="float" office:value="10522" calcext:value-type="float">
            <text:p>10522</text:p>
          </table:table-cell>
          <table:table-cell office:value-type="float" office:value="824718000" calcext:value-type="float">
            <text:p>824718000</text:p>
          </table:table-cell>
          <table:table-cell table:formula="of:=IF([.L155]-[.I155]=0;0;1)" office:value-type="float" office:value="0" calcext:value-type="float">
            <text:p>0</text:p>
          </table:table-cell>
          <table:table-cell table:formula="of:=IF([.L155]-[.B1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000" calcext:value-type="float">
            <text:p>50000</text:p>
          </table:table-cell>
          <table:table-cell office:value-type="float" office:value="680253999" calcext:value-type="float">
            <text:p>680253999</text:p>
          </table:table-cell>
          <table:table-cell office:value-type="float" office:value="154" calcext:value-type="float">
            <text:p>154</text:p>
          </table:table-cell>
          <table:table-cell office:value-type="float" office:value="50000" calcext:value-type="float">
            <text:p>50000</text:p>
          </table:table-cell>
          <table:table-cell office:value-type="float" office:value="679589999" calcext:value-type="float">
            <text:p>679589999</text:p>
          </table:table-cell>
          <table:table-cell table:formula="of:=IF([.E156]-[.B156]=0;0;1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0000" calcext:value-type="float">
            <text:p>50000</text:p>
          </table:table-cell>
          <table:table-cell office:value-type="float" office:value="684504000" calcext:value-type="float">
            <text:p>684504000</text:p>
          </table:table-cell>
          <table:table-cell office:value-type="float" office:value="154" calcext:value-type="float">
            <text:p>154</text:p>
          </table:table-cell>
          <table:table-cell office:value-type="float" office:value="50000" calcext:value-type="float">
            <text:p>50000</text:p>
          </table:table-cell>
          <table:table-cell office:value-type="float" office:value="927402000" calcext:value-type="float">
            <text:p>927402000</text:p>
          </table:table-cell>
          <table:table-cell table:formula="of:=IF([.L156]-[.I156]=0;0;1)" office:value-type="float" office:value="0" calcext:value-type="float">
            <text:p>0</text:p>
          </table:table-cell>
          <table:table-cell table:formula="of:=IF([.L156]-[.B1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0000" calcext:value-type="float">
            <text:p>50000</text:p>
          </table:table-cell>
          <table:table-cell office:value-type="float" office:value="827565000" calcext:value-type="float">
            <text:p>827565000</text:p>
          </table:table-cell>
          <table:table-cell office:value-type="float" office:value="155" calcext:value-type="float">
            <text:p>155</text:p>
          </table:table-cell>
          <table:table-cell office:value-type="float" office:value="50000" calcext:value-type="float">
            <text:p>50000</text:p>
          </table:table-cell>
          <table:table-cell office:value-type="float" office:value="843920000" calcext:value-type="float">
            <text:p>843920000</text:p>
          </table:table-cell>
          <table:table-cell table:formula="of:=IF([.E157]-[.B157]=0;0;1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50000" calcext:value-type="float">
            <text:p>50000</text:p>
          </table:table-cell>
          <table:table-cell office:value-type="float" office:value="799491000" calcext:value-type="float">
            <text:p>799491000</text:p>
          </table:table-cell>
          <table:table-cell office:value-type="float" office:value="155" calcext:value-type="float">
            <text:p>155</text:p>
          </table:table-cell>
          <table:table-cell office:value-type="float" office:value="50000" calcext:value-type="float">
            <text:p>50000</text:p>
          </table:table-cell>
          <table:table-cell office:value-type="float" office:value="1035094999" calcext:value-type="float">
            <text:p>1035094999</text:p>
          </table:table-cell>
          <table:table-cell table:formula="of:=IF([.L157]-[.I157]=0;0;1)" office:value-type="float" office:value="0" calcext:value-type="float">
            <text:p>0</text:p>
          </table:table-cell>
          <table:table-cell table:formula="of:=IF([.L157]-[.B1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6510999" calcext:value-type="float">
            <text:p>6510999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6077000" calcext:value-type="float">
            <text:p>6077000</text:p>
          </table:table-cell>
          <table:table-cell table:formula="of:=IF([.E158]-[.B158]=0;0;1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6608999" calcext:value-type="float">
            <text:p>6608999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6947999" calcext:value-type="float">
            <text:p>6947999</text:p>
          </table:table-cell>
          <table:table-cell table:formula="of:=IF([.L158]-[.I158]=0;0;1)" office:value-type="float" office:value="0" calcext:value-type="float">
            <text:p>0</text:p>
          </table:table-cell>
          <table:table-cell table:formula="of:=IF([.L158]-[.B1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00" calcext:value-type="float">
            <text:p>50000</text:p>
          </table:table-cell>
          <table:table-cell office:value-type="float" office:value="311169000" calcext:value-type="float">
            <text:p>311169000</text:p>
          </table:table-cell>
          <table:table-cell office:value-type="float" office:value="157" calcext:value-type="float">
            <text:p>157</text:p>
          </table:table-cell>
          <table:table-cell office:value-type="float" office:value="50000" calcext:value-type="float">
            <text:p>50000</text:p>
          </table:table-cell>
          <table:table-cell office:value-type="float" office:value="5509806999" calcext:value-type="float">
            <text:p>5509806999</text:p>
          </table:table-cell>
          <table:table-cell table:formula="of:=IF([.E159]-[.B159]=0;0;1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0000" calcext:value-type="float">
            <text:p>50000</text:p>
          </table:table-cell>
          <table:table-cell office:value-type="float" office:value="308689999" calcext:value-type="float">
            <text:p>308689999</text:p>
          </table:table-cell>
          <table:table-cell office:value-type="float" office:value="157" calcext:value-type="float">
            <text:p>157</text:p>
          </table:table-cell>
          <table:table-cell office:value-type="float" office:value="50000" calcext:value-type="float">
            <text:p>50000</text:p>
          </table:table-cell>
          <table:table-cell office:value-type="float" office:value="5632725000" calcext:value-type="float">
            <text:p>5632725000</text:p>
          </table:table-cell>
          <table:table-cell table:formula="of:=IF([.L159]-[.I159]=0;0;1)" office:value-type="float" office:value="0" calcext:value-type="float">
            <text:p>0</text:p>
          </table:table-cell>
          <table:table-cell table:formula="of:=IF([.L159]-[.B1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56" calcext:value-type="float">
            <text:p>4356</text:p>
          </table:table-cell>
          <table:table-cell office:value-type="float" office:value="3026347000" calcext:value-type="float">
            <text:p>3026347000</text:p>
          </table:table-cell>
          <table:table-cell office:value-type="float" office:value="158" calcext:value-type="float">
            <text:p>158</text:p>
          </table:table-cell>
          <table:table-cell office:value-type="float" office:value="4356" calcext:value-type="float">
            <text:p>4356</text:p>
          </table:table-cell>
          <table:table-cell office:value-type="float" office:value="2855448000" calcext:value-type="float">
            <text:p>2855448000</text:p>
          </table:table-cell>
          <table:table-cell table:formula="of:=IF([.E160]-[.B160]=0;0;1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356" calcext:value-type="float">
            <text:p>4356</text:p>
          </table:table-cell>
          <table:table-cell office:value-type="float" office:value="2913229000" calcext:value-type="float">
            <text:p>2913229000</text:p>
          </table:table-cell>
          <table:table-cell office:value-type="float" office:value="158" calcext:value-type="float">
            <text:p>158</text:p>
          </table:table-cell>
          <table:table-cell office:value-type="float" office:value="4356" calcext:value-type="float">
            <text:p>4356</text:p>
          </table:table-cell>
          <table:table-cell office:value-type="float" office:value="2882546999" calcext:value-type="float">
            <text:p>2882546999</text:p>
          </table:table-cell>
          <table:table-cell table:formula="of:=IF([.L160]-[.I160]=0;0;1)" office:value-type="float" office:value="0" calcext:value-type="float">
            <text:p>0</text:p>
          </table:table-cell>
          <table:table-cell table:formula="of:=IF([.L160]-[.B1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33" calcext:value-type="float">
            <text:p>2633</text:p>
          </table:table-cell>
          <table:table-cell office:value-type="float" office:value="2105684999" calcext:value-type="float">
            <text:p>2105684999</text:p>
          </table:table-cell>
          <table:table-cell office:value-type="float" office:value="159" calcext:value-type="float">
            <text:p>159</text:p>
          </table:table-cell>
          <table:table-cell office:value-type="float" office:value="2633" calcext:value-type="float">
            <text:p>2633</text:p>
          </table:table-cell>
          <table:table-cell office:value-type="float" office:value="1986192000" calcext:value-type="float">
            <text:p>1986192000</text:p>
          </table:table-cell>
          <table:table-cell table:formula="of:=IF([.E161]-[.B161]=0;0;1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633" calcext:value-type="float">
            <text:p>2633</text:p>
          </table:table-cell>
          <table:table-cell office:value-type="float" office:value="2022139999" calcext:value-type="float">
            <text:p>2022139999</text:p>
          </table:table-cell>
          <table:table-cell office:value-type="float" office:value="159" calcext:value-type="float">
            <text:p>159</text:p>
          </table:table-cell>
          <table:table-cell office:value-type="float" office:value="2633" calcext:value-type="float">
            <text:p>2633</text:p>
          </table:table-cell>
          <table:table-cell office:value-type="float" office:value="2004492000" calcext:value-type="float">
            <text:p>2004492000</text:p>
          </table:table-cell>
          <table:table-cell table:formula="of:=IF([.L161]-[.I161]=0;0;1)" office:value-type="float" office:value="0" calcext:value-type="float">
            <text:p>0</text:p>
          </table:table-cell>
          <table:table-cell table:formula="of:=IF([.L161]-[.B1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16" calcext:value-type="float">
            <text:p>4616</text:p>
          </table:table-cell>
          <table:table-cell office:value-type="float" office:value="3151907000" calcext:value-type="float">
            <text:p>3151907000</text:p>
          </table:table-cell>
          <table:table-cell office:value-type="float" office:value="160" calcext:value-type="float">
            <text:p>160</text:p>
          </table:table-cell>
          <table:table-cell office:value-type="float" office:value="4616" calcext:value-type="float">
            <text:p>4616</text:p>
          </table:table-cell>
          <table:table-cell office:value-type="float" office:value="2990650999" calcext:value-type="float">
            <text:p>2990650999</text:p>
          </table:table-cell>
          <table:table-cell table:formula="of:=IF([.E162]-[.B162]=0;0;1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616" calcext:value-type="float">
            <text:p>4616</text:p>
          </table:table-cell>
          <table:table-cell office:value-type="float" office:value="3068107000" calcext:value-type="float">
            <text:p>3068107000</text:p>
          </table:table-cell>
          <table:table-cell office:value-type="float" office:value="160" calcext:value-type="float">
            <text:p>160</text:p>
          </table:table-cell>
          <table:table-cell office:value-type="float" office:value="4616" calcext:value-type="float">
            <text:p>4616</text:p>
          </table:table-cell>
          <table:table-cell office:value-type="float" office:value="3012654000" calcext:value-type="float">
            <text:p>3012654000</text:p>
          </table:table-cell>
          <table:table-cell table:formula="of:=IF([.L162]-[.I162]=0;0;1)" office:value-type="float" office:value="0" calcext:value-type="float">
            <text:p>0</text:p>
          </table:table-cell>
          <table:table-cell table:formula="of:=IF([.L162]-[.B1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62" calcext:value-type="float">
            <text:p>2862</text:p>
          </table:table-cell>
          <table:table-cell office:value-type="float" office:value="1735993999" calcext:value-type="float">
            <text:p>1735993999</text:p>
          </table:table-cell>
          <table:table-cell office:value-type="float" office:value="161" calcext:value-type="float">
            <text:p>161</text:p>
          </table:table-cell>
          <table:table-cell office:value-type="float" office:value="2862" calcext:value-type="float">
            <text:p>2862</text:p>
          </table:table-cell>
          <table:table-cell office:value-type="float" office:value="1627433000" calcext:value-type="float">
            <text:p>1627433000</text:p>
          </table:table-cell>
          <table:table-cell table:formula="of:=IF([.E163]-[.B163]=0;0;1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862" calcext:value-type="float">
            <text:p>2862</text:p>
          </table:table-cell>
          <table:table-cell office:value-type="float" office:value="1718187000" calcext:value-type="float">
            <text:p>1718187000</text:p>
          </table:table-cell>
          <table:table-cell office:value-type="float" office:value="161" calcext:value-type="float">
            <text:p>161</text:p>
          </table:table-cell>
          <table:table-cell office:value-type="float" office:value="2862" calcext:value-type="float">
            <text:p>2862</text:p>
          </table:table-cell>
          <table:table-cell office:value-type="float" office:value="1660404000" calcext:value-type="float">
            <text:p>1660404000</text:p>
          </table:table-cell>
          <table:table-cell table:formula="of:=IF([.L163]-[.I163]=0;0;1)" office:value-type="float" office:value="0" calcext:value-type="float">
            <text:p>0</text:p>
          </table:table-cell>
          <table:table-cell table:formula="of:=IF([.L163]-[.B1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127147000" calcext:value-type="float">
            <text:p>1127147000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39437999" calcext:value-type="float">
            <text:p>1039437999</text:p>
          </table:table-cell>
          <table:table-cell table:formula="of:=IF([.E164]-[.B164]=0;0;1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111805999" calcext:value-type="float">
            <text:p>1111805999</text:p>
          </table:table-cell>
          <table:table-cell office:value-type="float" office:value="162" calcext:value-type="float">
            <text:p>162</text:p>
          </table:table-cell>
          <table:table-cell office:value-type="float" office:value="922" calcext:value-type="float">
            <text:p>922</text:p>
          </table:table-cell>
          <table:table-cell office:value-type="float" office:value="1013090000" calcext:value-type="float">
            <text:p>1013090000</text:p>
          </table:table-cell>
          <table:table-cell table:formula="of:=IF([.L164]-[.I164]=0;0;1)" office:value-type="float" office:value="0" calcext:value-type="float">
            <text:p>0</text:p>
          </table:table-cell>
          <table:table-cell table:formula="of:=IF([.L164]-[.B1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000" calcext:value-type="float">
            <text:p>50000</text:p>
          </table:table-cell>
          <table:table-cell office:value-type="float" office:value="934661000" calcext:value-type="float">
            <text:p>934661000</text:p>
          </table:table-cell>
          <table:table-cell office:value-type="float" office:value="163" calcext:value-type="float">
            <text:p>163</text:p>
          </table:table-cell>
          <table:table-cell office:value-type="float" office:value="50000" calcext:value-type="float">
            <text:p>50000</text:p>
          </table:table-cell>
          <table:table-cell office:value-type="float" office:value="784625000" calcext:value-type="float">
            <text:p>784625000</text:p>
          </table:table-cell>
          <table:table-cell table:formula="of:=IF([.E165]-[.B165]=0;0;1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000" calcext:value-type="float">
            <text:p>50000</text:p>
          </table:table-cell>
          <table:table-cell office:value-type="float" office:value="949131000" calcext:value-type="float">
            <text:p>949131000</text:p>
          </table:table-cell>
          <table:table-cell office:value-type="float" office:value="163" calcext:value-type="float">
            <text:p>163</text:p>
          </table:table-cell>
          <table:table-cell office:value-type="float" office:value="50000" calcext:value-type="float">
            <text:p>50000</text:p>
          </table:table-cell>
          <table:table-cell office:value-type="float" office:value="854256999" calcext:value-type="float">
            <text:p>854256999</text:p>
          </table:table-cell>
          <table:table-cell table:formula="of:=IF([.L165]-[.I165]=0;0;1)" office:value-type="float" office:value="0" calcext:value-type="float">
            <text:p>0</text:p>
          </table:table-cell>
          <table:table-cell table:formula="of:=IF([.L165]-[.B1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0000" calcext:value-type="float">
            <text:p>50000</text:p>
          </table:table-cell>
          <table:table-cell office:value-type="float" office:value="375835000" calcext:value-type="float">
            <text:p>375835000</text:p>
          </table:table-cell>
          <table:table-cell office:value-type="float" office:value="164" calcext:value-type="float">
            <text:p>164</text:p>
          </table:table-cell>
          <table:table-cell office:value-type="float" office:value="50000" calcext:value-type="float">
            <text:p>50000</text:p>
          </table:table-cell>
          <table:table-cell office:value-type="float" office:value="233686999" calcext:value-type="float">
            <text:p>233686999</text:p>
          </table:table-cell>
          <table:table-cell table:formula="of:=IF([.E166]-[.B166]=0;0;1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50000" calcext:value-type="float">
            <text:p>50000</text:p>
          </table:table-cell>
          <table:table-cell office:value-type="float" office:value="376845000" calcext:value-type="float">
            <text:p>376845000</text:p>
          </table:table-cell>
          <table:table-cell office:value-type="float" office:value="164" calcext:value-type="float">
            <text:p>164</text:p>
          </table:table-cell>
          <table:table-cell office:value-type="float" office:value="50000" calcext:value-type="float">
            <text:p>50000</text:p>
          </table:table-cell>
          <table:table-cell office:value-type="float" office:value="235506000" calcext:value-type="float">
            <text:p>235506000</text:p>
          </table:table-cell>
          <table:table-cell table:formula="of:=IF([.L166]-[.I166]=0;0;1)" office:value-type="float" office:value="0" calcext:value-type="float">
            <text:p>0</text:p>
          </table:table-cell>
          <table:table-cell table:formula="of:=IF([.L166]-[.B1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000" calcext:value-type="float">
            <text:p>50000</text:p>
          </table:table-cell>
          <table:table-cell office:value-type="float" office:value="675796000" calcext:value-type="float">
            <text:p>675796000</text:p>
          </table:table-cell>
          <table:table-cell office:value-type="float" office:value="165" calcext:value-type="float">
            <text:p>165</text:p>
          </table:table-cell>
          <table:table-cell office:value-type="float" office:value="50000" calcext:value-type="float">
            <text:p>50000</text:p>
          </table:table-cell>
          <table:table-cell office:value-type="float" office:value="671814999" calcext:value-type="float">
            <text:p>671814999</text:p>
          </table:table-cell>
          <table:table-cell table:formula="of:=IF([.E167]-[.B167]=0;0;1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0000" calcext:value-type="float">
            <text:p>50000</text:p>
          </table:table-cell>
          <table:table-cell office:value-type="float" office:value="685915000" calcext:value-type="float">
            <text:p>685915000</text:p>
          </table:table-cell>
          <table:table-cell office:value-type="float" office:value="165" calcext:value-type="float">
            <text:p>165</text:p>
          </table:table-cell>
          <table:table-cell office:value-type="float" office:value="50000" calcext:value-type="float">
            <text:p>50000</text:p>
          </table:table-cell>
          <table:table-cell office:value-type="float" office:value="714004000" calcext:value-type="float">
            <text:p>714004000</text:p>
          </table:table-cell>
          <table:table-cell table:formula="of:=IF([.L167]-[.I167]=0;0;1)" office:value-type="float" office:value="0" calcext:value-type="float">
            <text:p>0</text:p>
          </table:table-cell>
          <table:table-cell table:formula="of:=IF([.L167]-[.B1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office:value-type="float" office:value="1100288999" calcext:value-type="float">
            <text:p>1100288999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office:value-type="float" office:value="1073337999" calcext:value-type="float">
            <text:p>1073337999</text:p>
          </table:table-cell>
          <table:table-cell table:formula="of:=IF([.E168]-[.B168]=0;0;1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office:value-type="float" office:value="1110345000" calcext:value-type="float">
            <text:p>111034500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office:value-type="float" office:value="1291425000" calcext:value-type="float">
            <text:p>1291425000</text:p>
          </table:table-cell>
          <table:table-cell table:formula="of:=IF([.L168]-[.I168]=0;0;1)" office:value-type="float" office:value="0" calcext:value-type="float">
            <text:p>0</text:p>
          </table:table-cell>
          <table:table-cell table:formula="of:=IF([.L168]-[.B1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000" calcext:value-type="float">
            <text:p>50000</text:p>
          </table:table-cell>
          <table:table-cell office:value-type="float" office:value="1116877000" calcext:value-type="float">
            <text:p>1116877000</text:p>
          </table:table-cell>
          <table:table-cell office:value-type="float" office:value="167" calcext:value-type="float">
            <text:p>167</text:p>
          </table:table-cell>
          <table:table-cell office:value-type="float" office:value="50000" calcext:value-type="float">
            <text:p>50000</text:p>
          </table:table-cell>
          <table:table-cell office:value-type="float" office:value="1145308000" calcext:value-type="float">
            <text:p>1145308000</text:p>
          </table:table-cell>
          <table:table-cell table:formula="of:=IF([.E169]-[.B169]=0;0;1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0000" calcext:value-type="float">
            <text:p>50000</text:p>
          </table:table-cell>
          <table:table-cell office:value-type="float" office:value="1116635000" calcext:value-type="float">
            <text:p>1116635000</text:p>
          </table:table-cell>
          <table:table-cell office:value-type="float" office:value="167" calcext:value-type="float">
            <text:p>167</text:p>
          </table:table-cell>
          <table:table-cell office:value-type="float" office:value="50000" calcext:value-type="float">
            <text:p>50000</text:p>
          </table:table-cell>
          <table:table-cell office:value-type="float" office:value="1353648000" calcext:value-type="float">
            <text:p>1353648000</text:p>
          </table:table-cell>
          <table:table-cell table:formula="of:=IF([.L169]-[.I169]=0;0;1)" office:value-type="float" office:value="0" calcext:value-type="float">
            <text:p>0</text:p>
          </table:table-cell>
          <table:table-cell table:formula="of:=IF([.L169]-[.B1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0000" calcext:value-type="float">
            <text:p>50000</text:p>
          </table:table-cell>
          <table:table-cell office:value-type="float" office:value="786266999" calcext:value-type="float">
            <text:p>786266999</text:p>
          </table:table-cell>
          <table:table-cell office:value-type="float" office:value="168" calcext:value-type="float">
            <text:p>168</text:p>
          </table:table-cell>
          <table:table-cell office:value-type="float" office:value="50000" calcext:value-type="float">
            <text:p>50000</text:p>
          </table:table-cell>
          <table:table-cell office:value-type="float" office:value="798530000" calcext:value-type="float">
            <text:p>798530000</text:p>
          </table:table-cell>
          <table:table-cell table:formula="of:=IF([.E170]-[.B170]=0;0;1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0000" calcext:value-type="float">
            <text:p>50000</text:p>
          </table:table-cell>
          <table:table-cell office:value-type="float" office:value="783713000" calcext:value-type="float">
            <text:p>783713000</text:p>
          </table:table-cell>
          <table:table-cell office:value-type="float" office:value="168" calcext:value-type="float">
            <text:p>168</text:p>
          </table:table-cell>
          <table:table-cell office:value-type="float" office:value="50000" calcext:value-type="float">
            <text:p>50000</text:p>
          </table:table-cell>
          <table:table-cell office:value-type="float" office:value="1025798000" calcext:value-type="float">
            <text:p>1025798000</text:p>
          </table:table-cell>
          <table:table-cell table:formula="of:=IF([.L170]-[.I170]=0;0;1)" office:value-type="float" office:value="0" calcext:value-type="float">
            <text:p>0</text:p>
          </table:table-cell>
          <table:table-cell table:formula="of:=IF([.L170]-[.B1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07" calcext:value-type="float">
            <text:p>5407</text:p>
          </table:table-cell>
          <table:table-cell office:value-type="float" office:value="77663000" calcext:value-type="float">
            <text:p>77663000</text:p>
          </table:table-cell>
          <table:table-cell office:value-type="float" office:value="169" calcext:value-type="float">
            <text:p>169</text:p>
          </table:table-cell>
          <table:table-cell office:value-type="float" office:value="5407" calcext:value-type="float">
            <text:p>5407</text:p>
          </table:table-cell>
          <table:table-cell office:value-type="float" office:value="77252000" calcext:value-type="float">
            <text:p>77252000</text:p>
          </table:table-cell>
          <table:table-cell table:formula="of:=IF([.E171]-[.B171]=0;0;1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5407" calcext:value-type="float">
            <text:p>5407</text:p>
          </table:table-cell>
          <table:table-cell office:value-type="float" office:value="79226999" calcext:value-type="float">
            <text:p>79226999</text:p>
          </table:table-cell>
          <table:table-cell office:value-type="float" office:value="169" calcext:value-type="float">
            <text:p>169</text:p>
          </table:table-cell>
          <table:table-cell office:value-type="float" office:value="5407" calcext:value-type="float">
            <text:p>5407</text:p>
          </table:table-cell>
          <table:table-cell office:value-type="float" office:value="87028000" calcext:value-type="float">
            <text:p>87028000</text:p>
          </table:table-cell>
          <table:table-cell table:formula="of:=IF([.L171]-[.I171]=0;0;1)" office:value-type="float" office:value="0" calcext:value-type="float">
            <text:p>0</text:p>
          </table:table-cell>
          <table:table-cell table:formula="of:=IF([.L171]-[.B1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000" calcext:value-type="float">
            <text:p>50000</text:p>
          </table:table-cell>
          <table:table-cell office:value-type="float" office:value="938373999" calcext:value-type="float">
            <text:p>938373999</text:p>
          </table:table-cell>
          <table:table-cell office:value-type="float" office:value="170" calcext:value-type="float">
            <text:p>170</text:p>
          </table:table-cell>
          <table:table-cell office:value-type="float" office:value="50000" calcext:value-type="float">
            <text:p>50000</text:p>
          </table:table-cell>
          <table:table-cell office:value-type="float" office:value="791827000" calcext:value-type="float">
            <text:p>791827000</text:p>
          </table:table-cell>
          <table:table-cell table:formula="of:=IF([.E172]-[.B172]=0;0;1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0000" calcext:value-type="float">
            <text:p>50000</text:p>
          </table:table-cell>
          <table:table-cell office:value-type="float" office:value="932045000" calcext:value-type="float">
            <text:p>932045000</text:p>
          </table:table-cell>
          <table:table-cell office:value-type="float" office:value="170" calcext:value-type="float">
            <text:p>170</text:p>
          </table:table-cell>
          <table:table-cell office:value-type="float" office:value="50000" calcext:value-type="float">
            <text:p>50000</text:p>
          </table:table-cell>
          <table:table-cell office:value-type="float" office:value="1090953000" calcext:value-type="float">
            <text:p>1090953000</text:p>
          </table:table-cell>
          <table:table-cell table:formula="of:=IF([.L172]-[.I172]=0;0;1)" office:value-type="float" office:value="0" calcext:value-type="float">
            <text:p>0</text:p>
          </table:table-cell>
          <table:table-cell table:formula="of:=IF([.L172]-[.B1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000" calcext:value-type="float">
            <text:p>50000</text:p>
          </table:table-cell>
          <table:table-cell office:value-type="float" office:value="1347040000" calcext:value-type="float">
            <text:p>1347040000</text:p>
          </table:table-cell>
          <table:table-cell office:value-type="float" office:value="171" calcext:value-type="float">
            <text:p>171</text:p>
          </table:table-cell>
          <table:table-cell office:value-type="float" office:value="50000" calcext:value-type="float">
            <text:p>50000</text:p>
          </table:table-cell>
          <table:table-cell office:value-type="float" office:value="1352839000" calcext:value-type="float">
            <text:p>1352839000</text:p>
          </table:table-cell>
          <table:table-cell table:formula="of:=IF([.E173]-[.B173]=0;0;1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0000" calcext:value-type="float">
            <text:p>50000</text:p>
          </table:table-cell>
          <table:table-cell office:value-type="float" office:value="1357870000" calcext:value-type="float">
            <text:p>1357870000</text:p>
          </table:table-cell>
          <table:table-cell office:value-type="float" office:value="171" calcext:value-type="float">
            <text:p>171</text:p>
          </table:table-cell>
          <table:table-cell office:value-type="float" office:value="50000" calcext:value-type="float">
            <text:p>50000</text:p>
          </table:table-cell>
          <table:table-cell office:value-type="float" office:value="1633217000" calcext:value-type="float">
            <text:p>1633217000</text:p>
          </table:table-cell>
          <table:table-cell table:formula="of:=IF([.L173]-[.I173]=0;0;1)" office:value-type="float" office:value="0" calcext:value-type="float">
            <text:p>0</text:p>
          </table:table-cell>
          <table:table-cell table:formula="of:=IF([.L173]-[.B1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office:value-type="float" office:value="730586000" calcext:value-type="float">
            <text:p>73058600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office:value-type="float" office:value="610244000" calcext:value-type="float">
            <text:p>610244000</text:p>
          </table:table-cell>
          <table:table-cell table:formula="of:=IF([.E174]-[.B174]=0;0;1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office:value-type="float" office:value="729775000" calcext:value-type="float">
            <text:p>72977500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office:value-type="float" office:value="844746000" calcext:value-type="float">
            <text:p>844746000</text:p>
          </table:table-cell>
          <table:table-cell table:formula="of:=IF([.L174]-[.I174]=0;0;1)" office:value-type="float" office:value="0" calcext:value-type="float">
            <text:p>0</text:p>
          </table:table-cell>
          <table:table-cell table:formula="of:=IF([.L174]-[.B1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000" calcext:value-type="float">
            <text:p>50000</text:p>
          </table:table-cell>
          <table:table-cell office:value-type="float" office:value="320868999" calcext:value-type="float">
            <text:p>320868999</text:p>
          </table:table-cell>
          <table:table-cell office:value-type="float" office:value="173" calcext:value-type="float">
            <text:p>173</text:p>
          </table:table-cell>
          <table:table-cell office:value-type="float" office:value="50000" calcext:value-type="float">
            <text:p>50000</text:p>
          </table:table-cell>
          <table:table-cell office:value-type="float" office:value="504695000" calcext:value-type="float">
            <text:p>504695000</text:p>
          </table:table-cell>
          <table:table-cell table:formula="of:=IF([.E175]-[.B175]=0;0;1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0000" calcext:value-type="float">
            <text:p>50000</text:p>
          </table:table-cell>
          <table:table-cell office:value-type="float" office:value="318905999" calcext:value-type="float">
            <text:p>318905999</text:p>
          </table:table-cell>
          <table:table-cell office:value-type="float" office:value="173" calcext:value-type="float">
            <text:p>173</text:p>
          </table:table-cell>
          <table:table-cell office:value-type="float" office:value="50000" calcext:value-type="float">
            <text:p>50000</text:p>
          </table:table-cell>
          <table:table-cell office:value-type="float" office:value="674445000" calcext:value-type="float">
            <text:p>674445000</text:p>
          </table:table-cell>
          <table:table-cell table:formula="of:=IF([.L175]-[.I175]=0;0;1)" office:value-type="float" office:value="0" calcext:value-type="float">
            <text:p>0</text:p>
          </table:table-cell>
          <table:table-cell table:formula="of:=IF([.L175]-[.B1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000" calcext:value-type="float">
            <text:p>50000</text:p>
          </table:table-cell>
          <table:table-cell office:value-type="float" office:value="738416000" calcext:value-type="float">
            <text:p>738416000</text:p>
          </table:table-cell>
          <table:table-cell office:value-type="float" office:value="174" calcext:value-type="float">
            <text:p>174</text:p>
          </table:table-cell>
          <table:table-cell office:value-type="float" office:value="50000" calcext:value-type="float">
            <text:p>50000</text:p>
          </table:table-cell>
          <table:table-cell office:value-type="float" office:value="711121999" calcext:value-type="float">
            <text:p>711121999</text:p>
          </table:table-cell>
          <table:table-cell table:formula="of:=IF([.E176]-[.B176]=0;0;1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0000" calcext:value-type="float">
            <text:p>50000</text:p>
          </table:table-cell>
          <table:table-cell office:value-type="float" office:value="705102999" calcext:value-type="float">
            <text:p>705102999</text:p>
          </table:table-cell>
          <table:table-cell office:value-type="float" office:value="174" calcext:value-type="float">
            <text:p>174</text:p>
          </table:table-cell>
          <table:table-cell office:value-type="float" office:value="50000" calcext:value-type="float">
            <text:p>50000</text:p>
          </table:table-cell>
          <table:table-cell office:value-type="float" office:value="832438000" calcext:value-type="float">
            <text:p>832438000</text:p>
          </table:table-cell>
          <table:table-cell table:formula="of:=IF([.L176]-[.I176]=0;0;1)" office:value-type="float" office:value="0" calcext:value-type="float">
            <text:p>0</text:p>
          </table:table-cell>
          <table:table-cell table:formula="of:=IF([.L176]-[.B1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1492000" calcext:value-type="float">
            <text:p>231492000</text:p>
          </table:table-cell>
          <table:table-cell office:value-type="float" office:value="175" calcext:value-type="float">
            <text:p>175</text:p>
          </table:table-cell>
          <table:table-cell office:value-type="float" office:value="50000" calcext:value-type="float">
            <text:p>50000</text:p>
          </table:table-cell>
          <table:table-cell office:value-type="float" office:value="241310000" calcext:value-type="float">
            <text:p>241310000</text:p>
          </table:table-cell>
          <table:table-cell table:formula="of:=IF([.E177]-[.B177]=0;0;1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0000" calcext:value-type="float">
            <text:p>50000</text:p>
          </table:table-cell>
          <table:table-cell office:value-type="float" office:value="257755000" calcext:value-type="float">
            <text:p>257755000</text:p>
          </table:table-cell>
          <table:table-cell office:value-type="float" office:value="175" calcext:value-type="float">
            <text:p>175</text:p>
          </table:table-cell>
          <table:table-cell office:value-type="float" office:value="50000" calcext:value-type="float">
            <text:p>50000</text:p>
          </table:table-cell>
          <table:table-cell office:value-type="float" office:value="251243000" calcext:value-type="float">
            <text:p>251243000</text:p>
          </table:table-cell>
          <table:table-cell table:formula="of:=IF([.L177]-[.I177]=0;0;1)" office:value-type="float" office:value="0" calcext:value-type="float">
            <text:p>0</text:p>
          </table:table-cell>
          <table:table-cell table:formula="of:=IF([.L177]-[.B1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0000" calcext:value-type="float">
            <text:p>50000</text:p>
          </table:table-cell>
          <table:table-cell office:value-type="float" office:value="1210918000" calcext:value-type="float">
            <text:p>1210918000</text:p>
          </table:table-cell>
          <table:table-cell office:value-type="float" office:value="176" calcext:value-type="float">
            <text:p>176</text:p>
          </table:table-cell>
          <table:table-cell office:value-type="float" office:value="50000" calcext:value-type="float">
            <text:p>50000</text:p>
          </table:table-cell>
          <table:table-cell office:value-type="float" office:value="1187764000" calcext:value-type="float">
            <text:p>1187764000</text:p>
          </table:table-cell>
          <table:table-cell table:formula="of:=IF([.E178]-[.B178]=0;0;1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50000" calcext:value-type="float">
            <text:p>50000</text:p>
          </table:table-cell>
          <table:table-cell office:value-type="float" office:value="1201938000" calcext:value-type="float">
            <text:p>1201938000</text:p>
          </table:table-cell>
          <table:table-cell office:value-type="float" office:value="176" calcext:value-type="float">
            <text:p>176</text:p>
          </table:table-cell>
          <table:table-cell office:value-type="float" office:value="50000" calcext:value-type="float">
            <text:p>50000</text:p>
          </table:table-cell>
          <table:table-cell office:value-type="float" office:value="1265083000" calcext:value-type="float">
            <text:p>1265083000</text:p>
          </table:table-cell>
          <table:table-cell table:formula="of:=IF([.L178]-[.I178]=0;0;1)" office:value-type="float" office:value="0" calcext:value-type="float">
            <text:p>0</text:p>
          </table:table-cell>
          <table:table-cell table:formula="of:=IF([.L178]-[.B1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879" calcext:value-type="float">
            <text:p>12879</text:p>
          </table:table-cell>
          <table:table-cell office:value-type="float" office:value="3141267000" calcext:value-type="float">
            <text:p>3141267000</text:p>
          </table:table-cell>
          <table:table-cell office:value-type="float" office:value="177" calcext:value-type="float">
            <text:p>177</text:p>
          </table:table-cell>
          <table:table-cell office:value-type="float" office:value="12879" calcext:value-type="float">
            <text:p>12879</text:p>
          </table:table-cell>
          <table:table-cell office:value-type="float" office:value="2900423000" calcext:value-type="float">
            <text:p>2900423000</text:p>
          </table:table-cell>
          <table:table-cell table:formula="of:=IF([.E179]-[.B179]=0;0;1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2879" calcext:value-type="float">
            <text:p>12879</text:p>
          </table:table-cell>
          <table:table-cell office:value-type="float" office:value="3054868000" calcext:value-type="float">
            <text:p>3054868000</text:p>
          </table:table-cell>
          <table:table-cell office:value-type="float" office:value="177" calcext:value-type="float">
            <text:p>177</text:p>
          </table:table-cell>
          <table:table-cell office:value-type="float" office:value="12879" calcext:value-type="float">
            <text:p>12879</text:p>
          </table:table-cell>
          <table:table-cell office:value-type="float" office:value="2731950000" calcext:value-type="float">
            <text:p>2731950000</text:p>
          </table:table-cell>
          <table:table-cell table:formula="of:=IF([.L179]-[.I179]=0;0;1)" office:value-type="float" office:value="0" calcext:value-type="float">
            <text:p>0</text:p>
          </table:table-cell>
          <table:table-cell table:formula="of:=IF([.L179]-[.B1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000" calcext:value-type="float">
            <text:p>50000</text:p>
          </table:table-cell>
          <table:table-cell office:value-type="float" office:value="641502000" calcext:value-type="float">
            <text:p>641502000</text:p>
          </table:table-cell>
          <table:table-cell office:value-type="float" office:value="178" calcext:value-type="float">
            <text:p>178</text:p>
          </table:table-cell>
          <table:table-cell office:value-type="float" office:value="50000" calcext:value-type="float">
            <text:p>50000</text:p>
          </table:table-cell>
          <table:table-cell office:value-type="float" office:value="625635000" calcext:value-type="float">
            <text:p>625635000</text:p>
          </table:table-cell>
          <table:table-cell table:formula="of:=IF([.E180]-[.B180]=0;0;1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0000" calcext:value-type="float">
            <text:p>50000</text:p>
          </table:table-cell>
          <table:table-cell office:value-type="float" office:value="638926000" calcext:value-type="float">
            <text:p>638926000</text:p>
          </table:table-cell>
          <table:table-cell office:value-type="float" office:value="178" calcext:value-type="float">
            <text:p>178</text:p>
          </table:table-cell>
          <table:table-cell office:value-type="float" office:value="50000" calcext:value-type="float">
            <text:p>50000</text:p>
          </table:table-cell>
          <table:table-cell office:value-type="float" office:value="644890000" calcext:value-type="float">
            <text:p>644890000</text:p>
          </table:table-cell>
          <table:table-cell table:formula="of:=IF([.L180]-[.I180]=0;0;1)" office:value-type="float" office:value="0" calcext:value-type="float">
            <text:p>0</text:p>
          </table:table-cell>
          <table:table-cell table:formula="of:=IF([.L180]-[.B1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0000" calcext:value-type="float">
            <text:p>50000</text:p>
          </table:table-cell>
          <table:table-cell office:value-type="float" office:value="267756999" calcext:value-type="float">
            <text:p>267756999</text:p>
          </table:table-cell>
          <table:table-cell office:value-type="float" office:value="179" calcext:value-type="float">
            <text:p>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39048000" calcext:value-type="float">
            <text:p>139048000</text:p>
          </table:table-cell>
          <table:table-cell table:formula="of:=IF([.E181]-[.B181]=0;0;1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000" calcext:value-type="float">
            <text:p>50000</text:p>
          </table:table-cell>
          <table:table-cell office:value-type="float" office:value="269122000" calcext:value-type="float">
            <text:p>269122000</text:p>
          </table:table-cell>
          <table:table-cell office:value-type="float" office:value="179" calcext:value-type="float">
            <text:p>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47954000" calcext:value-type="float">
            <text:p>147954000</text:p>
          </table:table-cell>
          <table:table-cell table:formula="of:=IF([.L181]-[.I181]=0;0;1)" office:value-type="float" office:value="0" calcext:value-type="float">
            <text:p>0</text:p>
          </table:table-cell>
          <table:table-cell table:formula="of:=IF([.L181]-[.B1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000" calcext:value-type="float">
            <text:p>50000</text:p>
          </table:table-cell>
          <table:table-cell office:value-type="float" office:value="663561000" calcext:value-type="float">
            <text:p>663561000</text:p>
          </table:table-cell>
          <table:table-cell office:value-type="float" office:value="180" calcext:value-type="float">
            <text:p>180</text:p>
          </table:table-cell>
          <table:table-cell office:value-type="float" office:value="50000" calcext:value-type="float">
            <text:p>50000</text:p>
          </table:table-cell>
          <table:table-cell office:value-type="float" office:value="188557000" calcext:value-type="float">
            <text:p>188557000</text:p>
          </table:table-cell>
          <table:table-cell table:formula="of:=IF([.E182]-[.B182]=0;0;1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0000" calcext:value-type="float">
            <text:p>50000</text:p>
          </table:table-cell>
          <table:table-cell office:value-type="float" office:value="659563999" calcext:value-type="float">
            <text:p>659563999</text:p>
          </table:table-cell>
          <table:table-cell office:value-type="float" office:value="180" calcext:value-type="float">
            <text:p>180</text:p>
          </table:table-cell>
          <table:table-cell office:value-type="float" office:value="50000" calcext:value-type="float">
            <text:p>50000</text:p>
          </table:table-cell>
          <table:table-cell office:value-type="float" office:value="183131000" calcext:value-type="float">
            <text:p>183131000</text:p>
          </table:table-cell>
          <table:table-cell table:formula="of:=IF([.L182]-[.I182]=0;0;1)" office:value-type="float" office:value="0" calcext:value-type="float">
            <text:p>0</text:p>
          </table:table-cell>
          <table:table-cell table:formula="of:=IF([.L182]-[.B1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000" calcext:value-type="float">
            <text:p>50000</text:p>
          </table:table-cell>
          <table:table-cell office:value-type="float" office:value="1260740000" calcext:value-type="float">
            <text:p>1260740000</text:p>
          </table:table-cell>
          <table:table-cell office:value-type="float" office:value="181" calcext:value-type="float">
            <text:p>181</text:p>
          </table:table-cell>
          <table:table-cell office:value-type="float" office:value="50000" calcext:value-type="float">
            <text:p>50000</text:p>
          </table:table-cell>
          <table:table-cell office:value-type="float" office:value="1277990999" calcext:value-type="float">
            <text:p>1277990999</text:p>
          </table:table-cell>
          <table:table-cell table:formula="of:=IF([.E183]-[.B183]=0;0;1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0000" calcext:value-type="float">
            <text:p>50000</text:p>
          </table:table-cell>
          <table:table-cell office:value-type="float" office:value="1264532000" calcext:value-type="float">
            <text:p>1264532000</text:p>
          </table:table-cell>
          <table:table-cell office:value-type="float" office:value="181" calcext:value-type="float">
            <text:p>181</text:p>
          </table:table-cell>
          <table:table-cell office:value-type="float" office:value="50000" calcext:value-type="float">
            <text:p>50000</text:p>
          </table:table-cell>
          <table:table-cell office:value-type="float" office:value="1626045000" calcext:value-type="float">
            <text:p>1626045000</text:p>
          </table:table-cell>
          <table:table-cell table:formula="of:=IF([.L183]-[.I183]=0;0;1)" office:value-type="float" office:value="0" calcext:value-type="float">
            <text:p>0</text:p>
          </table:table-cell>
          <table:table-cell table:formula="of:=IF([.L183]-[.B1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257206000" calcext:value-type="float">
            <text:p>1257206000</text:p>
          </table:table-cell>
          <table:table-cell office:value-type="float" office:value="182" calcext:value-type="float">
            <text:p>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277290000" calcext:value-type="float">
            <text:p>1277290000</text:p>
          </table:table-cell>
          <table:table-cell table:formula="of:=IF([.E184]-[.B184]=0;0;1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264446000" calcext:value-type="float">
            <text:p>1264446000</text:p>
          </table:table-cell>
          <table:table-cell office:value-type="float" office:value="182" calcext:value-type="float">
            <text:p>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589669000" calcext:value-type="float">
            <text:p>1589669000</text:p>
          </table:table-cell>
          <table:table-cell table:formula="of:=IF([.L184]-[.I184]=0;0;1)" office:value-type="float" office:value="0" calcext:value-type="float">
            <text:p>0</text:p>
          </table:table-cell>
          <table:table-cell table:formula="of:=IF([.L184]-[.B1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000" calcext:value-type="float">
            <text:p>50000</text:p>
          </table:table-cell>
          <table:table-cell office:value-type="float" office:value="1156030000" calcext:value-type="float">
            <text:p>1156030000</text:p>
          </table:table-cell>
          <table:table-cell office:value-type="float" office:value="183" calcext:value-type="float">
            <text:p>183</text:p>
          </table:table-cell>
          <table:table-cell office:value-type="float" office:value="50000" calcext:value-type="float">
            <text:p>50000</text:p>
          </table:table-cell>
          <table:table-cell office:value-type="float" office:value="1163887000" calcext:value-type="float">
            <text:p>1163887000</text:p>
          </table:table-cell>
          <table:table-cell table:formula="of:=IF([.E185]-[.B185]=0;0;1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50000" calcext:value-type="float">
            <text:p>50000</text:p>
          </table:table-cell>
          <table:table-cell office:value-type="float" office:value="1161357000" calcext:value-type="float">
            <text:p>1161357000</text:p>
          </table:table-cell>
          <table:table-cell office:value-type="float" office:value="183" calcext:value-type="float">
            <text:p>183</text:p>
          </table:table-cell>
          <table:table-cell office:value-type="float" office:value="50000" calcext:value-type="float">
            <text:p>50000</text:p>
          </table:table-cell>
          <table:table-cell office:value-type="float" office:value="1253931000" calcext:value-type="float">
            <text:p>1253931000</text:p>
          </table:table-cell>
          <table:table-cell table:formula="of:=IF([.L185]-[.I185]=0;0;1)" office:value-type="float" office:value="0" calcext:value-type="float">
            <text:p>0</text:p>
          </table:table-cell>
          <table:table-cell table:formula="of:=IF([.L185]-[.B1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000" calcext:value-type="float">
            <text:p>50000</text:p>
          </table:table-cell>
          <table:table-cell office:value-type="float" office:value="921128000" calcext:value-type="float">
            <text:p>921128000</text:p>
          </table:table-cell>
          <table:table-cell office:value-type="float" office:value="184" calcext:value-type="float">
            <text:p>184</text:p>
          </table:table-cell>
          <table:table-cell office:value-type="float" office:value="50000" calcext:value-type="float">
            <text:p>50000</text:p>
          </table:table-cell>
          <table:table-cell office:value-type="float" office:value="850599000" calcext:value-type="float">
            <text:p>850599000</text:p>
          </table:table-cell>
          <table:table-cell table:formula="of:=IF([.E186]-[.B186]=0;0;1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0000" calcext:value-type="float">
            <text:p>50000</text:p>
          </table:table-cell>
          <table:table-cell office:value-type="float" office:value="917065999" calcext:value-type="float">
            <text:p>917065999</text:p>
          </table:table-cell>
          <table:table-cell office:value-type="float" office:value="184" calcext:value-type="float">
            <text:p>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228388000" calcext:value-type="float">
            <text:p>1228388000</text:p>
          </table:table-cell>
          <table:table-cell table:formula="of:=IF([.L186]-[.I186]=0;0;1)" office:value-type="float" office:value="0" calcext:value-type="float">
            <text:p>0</text:p>
          </table:table-cell>
          <table:table-cell table:formula="of:=IF([.L186]-[.B1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0000" calcext:value-type="float">
            <text:p>50000</text:p>
          </table:table-cell>
          <table:table-cell office:value-type="float" office:value="917746000" calcext:value-type="float">
            <text:p>917746000</text:p>
          </table:table-cell>
          <table:table-cell office:value-type="float" office:value="185" calcext:value-type="float">
            <text:p>185</text:p>
          </table:table-cell>
          <table:table-cell office:value-type="float" office:value="50000" calcext:value-type="float">
            <text:p>50000</text:p>
          </table:table-cell>
          <table:table-cell office:value-type="float" office:value="844745000" calcext:value-type="float">
            <text:p>844745000</text:p>
          </table:table-cell>
          <table:table-cell table:formula="of:=IF([.E187]-[.B187]=0;0;1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0000" calcext:value-type="float">
            <text:p>50000</text:p>
          </table:table-cell>
          <table:table-cell office:value-type="float" office:value="914876999" calcext:value-type="float">
            <text:p>914876999</text:p>
          </table:table-cell>
          <table:table-cell office:value-type="float" office:value="185" calcext:value-type="float">
            <text:p>185</text:p>
          </table:table-cell>
          <table:table-cell office:value-type="float" office:value="50000" calcext:value-type="float">
            <text:p>50000</text:p>
          </table:table-cell>
          <table:table-cell office:value-type="float" office:value="1162847000" calcext:value-type="float">
            <text:p>1162847000</text:p>
          </table:table-cell>
          <table:table-cell table:formula="of:=IF([.L187]-[.I187]=0;0;1)" office:value-type="float" office:value="0" calcext:value-type="float">
            <text:p>0</text:p>
          </table:table-cell>
          <table:table-cell table:formula="of:=IF([.L187]-[.B1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000" calcext:value-type="float">
            <text:p>50000</text:p>
          </table:table-cell>
          <table:table-cell office:value-type="float" office:value="666366000" calcext:value-type="float">
            <text:p>666366000</text:p>
          </table:table-cell>
          <table:table-cell office:value-type="float" office:value="186" calcext:value-type="float">
            <text:p>186</text:p>
          </table:table-cell>
          <table:table-cell office:value-type="float" office:value="50000" calcext:value-type="float">
            <text:p>50000</text:p>
          </table:table-cell>
          <table:table-cell office:value-type="float" office:value="556234999" calcext:value-type="float">
            <text:p>556234999</text:p>
          </table:table-cell>
          <table:table-cell table:formula="of:=IF([.E188]-[.B188]=0;0;1)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000" calcext:value-type="float">
            <text:p>50000</text:p>
          </table:table-cell>
          <table:table-cell office:value-type="float" office:value="660999000" calcext:value-type="float">
            <text:p>660999000</text:p>
          </table:table-cell>
          <table:table-cell office:value-type="float" office:value="186" calcext:value-type="float">
            <text:p>186</text:p>
          </table:table-cell>
          <table:table-cell office:value-type="float" office:value="50000" calcext:value-type="float">
            <text:p>50000</text:p>
          </table:table-cell>
          <table:table-cell office:value-type="float" office:value="630911999" calcext:value-type="float">
            <text:p>630911999</text:p>
          </table:table-cell>
          <table:table-cell table:formula="of:=IF([.L188]-[.I188]=0;0;1)" office:value-type="float" office:value="0" calcext:value-type="float">
            <text:p>0</text:p>
          </table:table-cell>
          <table:table-cell table:formula="of:=IF([.L188]-[.B1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000" calcext:value-type="float">
            <text:p>50000</text:p>
          </table:table-cell>
          <table:table-cell office:value-type="float" office:value="602229000" calcext:value-type="float">
            <text:p>602229000</text:p>
          </table:table-cell>
          <table:table-cell office:value-type="float" office:value="187" calcext:value-type="float">
            <text:p>187</text:p>
          </table:table-cell>
          <table:table-cell office:value-type="float" office:value="50000" calcext:value-type="float">
            <text:p>50000</text:p>
          </table:table-cell>
          <table:table-cell office:value-type="float" office:value="604248999" calcext:value-type="float">
            <text:p>604248999</text:p>
          </table:table-cell>
          <table:table-cell table:formula="of:=IF([.E189]-[.B189]=0;0;1)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50000" calcext:value-type="float">
            <text:p>50000</text:p>
          </table:table-cell>
          <table:table-cell office:value-type="float" office:value="607503000" calcext:value-type="float">
            <text:p>607503000</text:p>
          </table:table-cell>
          <table:table-cell office:value-type="float" office:value="187" calcext:value-type="float">
            <text:p>187</text:p>
          </table:table-cell>
          <table:table-cell office:value-type="float" office:value="50000" calcext:value-type="float">
            <text:p>50000</text:p>
          </table:table-cell>
          <table:table-cell office:value-type="float" office:value="708634000" calcext:value-type="float">
            <text:p>708634000</text:p>
          </table:table-cell>
          <table:table-cell table:formula="of:=IF([.L189]-[.I189]=0;0;1)" office:value-type="float" office:value="0" calcext:value-type="float">
            <text:p>0</text:p>
          </table:table-cell>
          <table:table-cell table:formula="of:=IF([.L189]-[.B1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000" calcext:value-type="float">
            <text:p>50000</text:p>
          </table:table-cell>
          <table:table-cell office:value-type="float" office:value="545952000" calcext:value-type="float">
            <text:p>545952000</text:p>
          </table:table-cell>
          <table:table-cell office:value-type="float" office:value="188" calcext:value-type="float">
            <text:p>188</text:p>
          </table:table-cell>
          <table:table-cell office:value-type="float" office:value="50000" calcext:value-type="float">
            <text:p>50000</text:p>
          </table:table-cell>
          <table:table-cell office:value-type="float" office:value="550551999" calcext:value-type="float">
            <text:p>550551999</text:p>
          </table:table-cell>
          <table:table-cell table:formula="of:=IF([.E190]-[.B190]=0;0;1)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0000" calcext:value-type="float">
            <text:p>50000</text:p>
          </table:table-cell>
          <table:table-cell office:value-type="float" office:value="546384000" calcext:value-type="float">
            <text:p>546384000</text:p>
          </table:table-cell>
          <table:table-cell office:value-type="float" office:value="188" calcext:value-type="float">
            <text:p>188</text:p>
          </table:table-cell>
          <table:table-cell office:value-type="float" office:value="50000" calcext:value-type="float">
            <text:p>50000</text:p>
          </table:table-cell>
          <table:table-cell office:value-type="float" office:value="619163999" calcext:value-type="float">
            <text:p>619163999</text:p>
          </table:table-cell>
          <table:table-cell table:formula="of:=IF([.L190]-[.I190]=0;0;1)" office:value-type="float" office:value="0" calcext:value-type="float">
            <text:p>0</text:p>
          </table:table-cell>
          <table:table-cell table:formula="of:=IF([.L190]-[.B1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000" calcext:value-type="float">
            <text:p>50000</text:p>
          </table:table-cell>
          <table:table-cell office:value-type="float" office:value="1356007999" calcext:value-type="float">
            <text:p>1356007999</text:p>
          </table:table-cell>
          <table:table-cell office:value-type="float" office:value="189" calcext:value-type="float">
            <text:p>189</text:p>
          </table:table-cell>
          <table:table-cell office:value-type="float" office:value="50000" calcext:value-type="float">
            <text:p>50000</text:p>
          </table:table-cell>
          <table:table-cell office:value-type="float" office:value="1334479000" calcext:value-type="float">
            <text:p>1334479000</text:p>
          </table:table-cell>
          <table:table-cell table:formula="of:=IF([.E191]-[.B191]=0;0;1)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0000" calcext:value-type="float">
            <text:p>50000</text:p>
          </table:table-cell>
          <table:table-cell office:value-type="float" office:value="511502000" calcext:value-type="float">
            <text:p>511502000</text:p>
          </table:table-cell>
          <table:table-cell office:value-type="float" office:value="189" calcext:value-type="float">
            <text:p>189</text:p>
          </table:table-cell>
          <table:table-cell office:value-type="float" office:value="50000" calcext:value-type="float">
            <text:p>50000</text:p>
          </table:table-cell>
          <table:table-cell office:value-type="float" office:value="373168000" calcext:value-type="float">
            <text:p>373168000</text:p>
          </table:table-cell>
          <table:table-cell table:formula="of:=IF([.L191]-[.I191]=0;0;1)" office:value-type="float" office:value="0" calcext:value-type="float">
            <text:p>0</text:p>
          </table:table-cell>
          <table:table-cell table:formula="of:=IF([.L191]-[.B1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533571000" calcext:value-type="float">
            <text:p>32533571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926103999" calcext:value-type="float">
            <text:p>32926103999</text:p>
          </table:table-cell>
          <table:table-cell table:formula="of:=IF([.E192]-[.B192]=0;0;1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500816999" calcext:value-type="float">
            <text:p>3250081699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4978283999" calcext:value-type="float">
            <text:p>34978283999</text:p>
          </table:table-cell>
          <table:table-cell table:formula="of:=IF([.L192]-[.I192]=0;0;1)" office:value-type="float" office:value="0" calcext:value-type="float">
            <text:p>0</text:p>
          </table:table-cell>
          <table:table-cell table:formula="of:=IF([.L192]-[.B1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6929000" calcext:value-type="float">
            <text:p>56929000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5924999" calcext:value-type="float">
            <text:p>55924999</text:p>
          </table:table-cell>
          <table:table-cell table:formula="of:=IF([.E193]-[.B193]=0;0;1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8047999" calcext:value-type="float">
            <text:p>5804799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52578000" calcext:value-type="float">
            <text:p>52578000</text:p>
          </table:table-cell>
          <table:table-cell table:formula="of:=IF([.L193]-[.I193]=0;0;1)" office:value-type="float" office:value="0" calcext:value-type="float">
            <text:p>0</text:p>
          </table:table-cell>
          <table:table-cell table:formula="of:=IF([.L193]-[.B1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68" calcext:value-type="float">
            <text:p>7068</text:p>
          </table:table-cell>
          <table:table-cell office:value-type="float" office:value="118160999" calcext:value-type="float">
            <text:p>118160999</text:p>
          </table:table-cell>
          <table:table-cell office:value-type="float" office:value="192" calcext:value-type="float">
            <text:p>192</text:p>
          </table:table-cell>
          <table:table-cell office:value-type="float" office:value="7068" calcext:value-type="float">
            <text:p>7068</text:p>
          </table:table-cell>
          <table:table-cell office:value-type="float" office:value="117960000" calcext:value-type="float">
            <text:p>117960000</text:p>
          </table:table-cell>
          <table:table-cell table:formula="of:=IF([.E194]-[.B194]=0;0;1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7068" calcext:value-type="float">
            <text:p>7068</text:p>
          </table:table-cell>
          <table:table-cell office:value-type="float" office:value="119959000" calcext:value-type="float">
            <text:p>119959000</text:p>
          </table:table-cell>
          <table:table-cell office:value-type="float" office:value="192" calcext:value-type="float">
            <text:p>192</text:p>
          </table:table-cell>
          <table:table-cell office:value-type="float" office:value="7068" calcext:value-type="float">
            <text:p>7068</text:p>
          </table:table-cell>
          <table:table-cell office:value-type="float" office:value="132378000" calcext:value-type="float">
            <text:p>132378000</text:p>
          </table:table-cell>
          <table:table-cell table:formula="of:=IF([.L194]-[.I194]=0;0;1)" office:value-type="float" office:value="0" calcext:value-type="float">
            <text:p>0</text:p>
          </table:table-cell>
          <table:table-cell table:formula="of:=IF([.L194]-[.B1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359" calcext:value-type="float">
            <text:p>16359</text:p>
          </table:table-cell>
          <table:table-cell office:value-type="float" office:value="490749000" calcext:value-type="float">
            <text:p>490749000</text:p>
          </table:table-cell>
          <table:table-cell office:value-type="float" office:value="193" calcext:value-type="float">
            <text:p>193</text:p>
          </table:table-cell>
          <table:table-cell office:value-type="float" office:value="16359" calcext:value-type="float">
            <text:p>16359</text:p>
          </table:table-cell>
          <table:table-cell office:value-type="float" office:value="491975999" calcext:value-type="float">
            <text:p>491975999</text:p>
          </table:table-cell>
          <table:table-cell table:formula="of:=IF([.E195]-[.B195]=0;0;1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6359" calcext:value-type="float">
            <text:p>16359</text:p>
          </table:table-cell>
          <table:table-cell office:value-type="float" office:value="490490000" calcext:value-type="float">
            <text:p>490490000</text:p>
          </table:table-cell>
          <table:table-cell office:value-type="float" office:value="193" calcext:value-type="float">
            <text:p>193</text:p>
          </table:table-cell>
          <table:table-cell office:value-type="float" office:value="16359" calcext:value-type="float">
            <text:p>16359</text:p>
          </table:table-cell>
          <table:table-cell office:value-type="float" office:value="682448000" calcext:value-type="float">
            <text:p>682448000</text:p>
          </table:table-cell>
          <table:table-cell table:formula="of:=IF([.L195]-[.I195]=0;0;1)" office:value-type="float" office:value="0" calcext:value-type="float">
            <text:p>0</text:p>
          </table:table-cell>
          <table:table-cell table:formula="of:=IF([.L195]-[.B1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000" calcext:value-type="float">
            <text:p>50000</text:p>
          </table:table-cell>
          <table:table-cell office:value-type="float" office:value="957484999" calcext:value-type="float">
            <text:p>957484999</text:p>
          </table:table-cell>
          <table:table-cell office:value-type="float" office:value="194" calcext:value-type="float">
            <text:p>194</text:p>
          </table:table-cell>
          <table:table-cell office:value-type="float" office:value="50000" calcext:value-type="float">
            <text:p>50000</text:p>
          </table:table-cell>
          <table:table-cell office:value-type="float" office:value="974159000" calcext:value-type="float">
            <text:p>974159000</text:p>
          </table:table-cell>
          <table:table-cell table:formula="of:=IF([.E196]-[.B196]=0;0;1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0000" calcext:value-type="float">
            <text:p>50000</text:p>
          </table:table-cell>
          <table:table-cell office:value-type="float" office:value="970785000" calcext:value-type="float">
            <text:p>970785000</text:p>
          </table:table-cell>
          <table:table-cell office:value-type="float" office:value="194" calcext:value-type="float">
            <text:p>194</text:p>
          </table:table-cell>
          <table:table-cell office:value-type="float" office:value="50000" calcext:value-type="float">
            <text:p>50000</text:p>
          </table:table-cell>
          <table:table-cell office:value-type="float" office:value="1083918999" calcext:value-type="float">
            <text:p>1083918999</text:p>
          </table:table-cell>
          <table:table-cell table:formula="of:=IF([.L196]-[.I196]=0;0;1)" office:value-type="float" office:value="0" calcext:value-type="float">
            <text:p>0</text:p>
          </table:table-cell>
          <table:table-cell table:formula="of:=IF([.L196]-[.B1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9059999" calcext:value-type="float">
            <text:p>10905999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7288000" calcext:value-type="float">
            <text:p>107288000</text:p>
          </table:table-cell>
          <table:table-cell table:formula="of:=IF([.E197]-[.B197]=0;0;1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9819000" calcext:value-type="float">
            <text:p>10981900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0747000" calcext:value-type="float">
            <text:p>110747000</text:p>
          </table:table-cell>
          <table:table-cell table:formula="of:=IF([.L197]-[.I197]=0;0;1)" office:value-type="float" office:value="0" calcext:value-type="float">
            <text:p>0</text:p>
          </table:table-cell>
          <table:table-cell table:formula="of:=IF([.L197]-[.B1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000" calcext:value-type="float">
            <text:p>50000</text:p>
          </table:table-cell>
          <table:table-cell office:value-type="float" office:value="251436999" calcext:value-type="float">
            <text:p>251436999</text:p>
          </table:table-cell>
          <table:table-cell office:value-type="float" office:value="196" calcext:value-type="float">
            <text:p>196</text:p>
          </table:table-cell>
          <table:table-cell office:value-type="float" office:value="50000" calcext:value-type="float">
            <text:p>50000</text:p>
          </table:table-cell>
          <table:table-cell office:value-type="float" office:value="245975000" calcext:value-type="float">
            <text:p>245975000</text:p>
          </table:table-cell>
          <table:table-cell table:formula="of:=IF([.E198]-[.B198]=0;0;1)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50000" calcext:value-type="float">
            <text:p>50000</text:p>
          </table:table-cell>
          <table:table-cell office:value-type="float" office:value="250228000" calcext:value-type="float">
            <text:p>250228000</text:p>
          </table:table-cell>
          <table:table-cell office:value-type="float" office:value="196" calcext:value-type="float">
            <text:p>196</text:p>
          </table:table-cell>
          <table:table-cell office:value-type="float" office:value="50000" calcext:value-type="float">
            <text:p>50000</text:p>
          </table:table-cell>
          <table:table-cell office:value-type="float" office:value="240429999" calcext:value-type="float">
            <text:p>240429999</text:p>
          </table:table-cell>
          <table:table-cell table:formula="of:=IF([.L198]-[.I198]=0;0;1)" office:value-type="float" office:value="0" calcext:value-type="float">
            <text:p>0</text:p>
          </table:table-cell>
          <table:table-cell table:formula="of:=IF([.L198]-[.B1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0000" calcext:value-type="float">
            <text:p>50000</text:p>
          </table:table-cell>
          <table:table-cell office:value-type="float" office:value="6297364000" calcext:value-type="float">
            <text:p>6297364000</text:p>
          </table:table-cell>
          <table:table-cell office:value-type="float" office:value="197" calcext:value-type="float">
            <text:p>197</text:p>
          </table:table-cell>
          <table:table-cell office:value-type="float" office:value="50000" calcext:value-type="float">
            <text:p>50000</text:p>
          </table:table-cell>
          <table:table-cell office:value-type="float" office:value="6043355999" calcext:value-type="float">
            <text:p>6043355999</text:p>
          </table:table-cell>
          <table:table-cell table:formula="of:=IF([.E199]-[.B199]=0;0;1)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50000" calcext:value-type="float">
            <text:p>50000</text:p>
          </table:table-cell>
          <table:table-cell office:value-type="float" office:value="6059062000" calcext:value-type="float">
            <text:p>6059062000</text:p>
          </table:table-cell>
          <table:table-cell office:value-type="float" office:value="197" calcext:value-type="float">
            <text:p>197</text:p>
          </table:table-cell>
          <table:table-cell office:value-type="float" office:value="50000" calcext:value-type="float">
            <text:p>50000</text:p>
          </table:table-cell>
          <table:table-cell office:value-type="float" office:value="5726724000" calcext:value-type="float">
            <text:p>5726724000</text:p>
          </table:table-cell>
          <table:table-cell table:formula="of:=IF([.L199]-[.I199]=0;0;1)" office:value-type="float" office:value="0" calcext:value-type="float">
            <text:p>0</text:p>
          </table:table-cell>
          <table:table-cell table:formula="of:=IF([.L199]-[.B1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000" calcext:value-type="float">
            <text:p>50000</text:p>
          </table:table-cell>
          <table:table-cell office:value-type="float" office:value="4361507000" calcext:value-type="float">
            <text:p>4361507000</text:p>
          </table:table-cell>
          <table:table-cell office:value-type="float" office:value="198" calcext:value-type="float">
            <text:p>198</text:p>
          </table:table-cell>
          <table:table-cell office:value-type="float" office:value="50000" calcext:value-type="float">
            <text:p>50000</text:p>
          </table:table-cell>
          <table:table-cell office:value-type="float" office:value="4104852999" calcext:value-type="float">
            <text:p>4104852999</text:p>
          </table:table-cell>
          <table:table-cell table:formula="of:=IF([.E200]-[.B200]=0;0;1)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50000" calcext:value-type="float">
            <text:p>50000</text:p>
          </table:table-cell>
          <table:table-cell office:value-type="float" office:value="4321200000" calcext:value-type="float">
            <text:p>4321200000</text:p>
          </table:table-cell>
          <table:table-cell office:value-type="float" office:value="198" calcext:value-type="float">
            <text:p>198</text:p>
          </table:table-cell>
          <table:table-cell office:value-type="float" office:value="50000" calcext:value-type="float">
            <text:p>50000</text:p>
          </table:table-cell>
          <table:table-cell office:value-type="float" office:value="4333909999" calcext:value-type="float">
            <text:p>4333909999</text:p>
          </table:table-cell>
          <table:table-cell table:formula="of:=IF([.L200]-[.I200]=0;0;1)" office:value-type="float" office:value="0" calcext:value-type="float">
            <text:p>0</text:p>
          </table:table-cell>
          <table:table-cell table:formula="of:=IF([.L200]-[.B2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0000" calcext:value-type="float">
            <text:p>50000</text:p>
          </table:table-cell>
          <table:table-cell office:value-type="float" office:value="591254000" calcext:value-type="float">
            <text:p>591254000</text:p>
          </table:table-cell>
          <table:table-cell office:value-type="float" office:value="199" calcext:value-type="float">
            <text:p>199</text:p>
          </table:table-cell>
          <table:table-cell office:value-type="float" office:value="50000" calcext:value-type="float">
            <text:p>50000</text:p>
          </table:table-cell>
          <table:table-cell office:value-type="float" office:value="549758000" calcext:value-type="float">
            <text:p>549758000</text:p>
          </table:table-cell>
          <table:table-cell table:formula="of:=IF([.E201]-[.B201]=0;0;1)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0000" calcext:value-type="float">
            <text:p>50000</text:p>
          </table:table-cell>
          <table:table-cell office:value-type="float" office:value="540891000" calcext:value-type="float">
            <text:p>540891000</text:p>
          </table:table-cell>
          <table:table-cell office:value-type="float" office:value="199" calcext:value-type="float">
            <text:p>199</text:p>
          </table:table-cell>
          <table:table-cell office:value-type="float" office:value="50000" calcext:value-type="float">
            <text:p>50000</text:p>
          </table:table-cell>
          <table:table-cell office:value-type="float" office:value="664790000" calcext:value-type="float">
            <text:p>664790000</text:p>
          </table:table-cell>
          <table:table-cell table:formula="of:=IF([.L201]-[.I201]=0;0;1)" office:value-type="float" office:value="0" calcext:value-type="float">
            <text:p>0</text:p>
          </table:table-cell>
          <table:table-cell table:formula="of:=IF([.L201]-[.B2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0" calcext:value-type="float">
            <text:p>50000</text:p>
          </table:table-cell>
          <table:table-cell office:value-type="float" office:value="782563000" calcext:value-type="float">
            <text:p>782563000</text:p>
          </table:table-cell>
          <table:table-cell office:value-type="float" office:value="200" calcext:value-type="float">
            <text:p>200</text:p>
          </table:table-cell>
          <table:table-cell office:value-type="float" office:value="50000" calcext:value-type="float">
            <text:p>50000</text:p>
          </table:table-cell>
          <table:table-cell office:value-type="float" office:value="675924000" calcext:value-type="float">
            <text:p>675924000</text:p>
          </table:table-cell>
          <table:table-cell table:formula="of:=IF([.E202]-[.B202]=0;0;1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000" calcext:value-type="float">
            <text:p>50000</text:p>
          </table:table-cell>
          <table:table-cell office:value-type="float" office:value="779833999" calcext:value-type="float">
            <text:p>779833999</text:p>
          </table:table-cell>
          <table:table-cell office:value-type="float" office:value="200" calcext:value-type="float">
            <text:p>200</text:p>
          </table:table-cell>
          <table:table-cell office:value-type="float" office:value="50000" calcext:value-type="float">
            <text:p>50000</text:p>
          </table:table-cell>
          <table:table-cell office:value-type="float" office:value="788872000" calcext:value-type="float">
            <text:p>788872000</text:p>
          </table:table-cell>
          <table:table-cell table:formula="of:=IF([.L202]-[.I202]=0;0;1)" office:value-type="float" office:value="0" calcext:value-type="float">
            <text:p>0</text:p>
          </table:table-cell>
          <table:table-cell table:formula="of:=IF([.L202]-[.B2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000" calcext:value-type="float">
            <text:p>50000</text:p>
          </table:table-cell>
          <table:table-cell office:value-type="float" office:value="678110000" calcext:value-type="float">
            <text:p>678110000</text:p>
          </table:table-cell>
          <table:table-cell office:value-type="float" office:value="201" calcext:value-type="float">
            <text:p>201</text:p>
          </table:table-cell>
          <table:table-cell office:value-type="float" office:value="50000" calcext:value-type="float">
            <text:p>50000</text:p>
          </table:table-cell>
          <table:table-cell office:value-type="float" office:value="676940000" calcext:value-type="float">
            <text:p>676940000</text:p>
          </table:table-cell>
          <table:table-cell table:formula="of:=IF([.E203]-[.B203]=0;0;1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0000" calcext:value-type="float">
            <text:p>50000</text:p>
          </table:table-cell>
          <table:table-cell office:value-type="float" office:value="674114000" calcext:value-type="float">
            <text:p>674114000</text:p>
          </table:table-cell>
          <table:table-cell office:value-type="float" office:value="201" calcext:value-type="float">
            <text:p>201</text:p>
          </table:table-cell>
          <table:table-cell office:value-type="float" office:value="50000" calcext:value-type="float">
            <text:p>50000</text:p>
          </table:table-cell>
          <table:table-cell office:value-type="float" office:value="685179000" calcext:value-type="float">
            <text:p>685179000</text:p>
          </table:table-cell>
          <table:table-cell table:formula="of:=IF([.L203]-[.I203]=0;0;1)" office:value-type="float" office:value="0" calcext:value-type="float">
            <text:p>0</text:p>
          </table:table-cell>
          <table:table-cell table:formula="of:=IF([.L203]-[.B2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3489000" calcext:value-type="float">
            <text:p>133489000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1557000" calcext:value-type="float">
            <text:p>131557000</text:p>
          </table:table-cell>
          <table:table-cell table:formula="of:=IF([.E204]-[.B204]=0;0;1)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34166999" calcext:value-type="float">
            <text:p>134166999</text:p>
          </table:table-cell>
          <table:table-cell office:value-type="float" office:value="202" calcext:value-type="float">
            <text:p>202</text:p>
          </table:table-cell>
          <table:table-cell office:value-type="float" office:value="296" calcext:value-type="float">
            <text:p>296</text:p>
          </table:table-cell>
          <table:table-cell office:value-type="float" office:value="126483999" calcext:value-type="float">
            <text:p>126483999</text:p>
          </table:table-cell>
          <table:table-cell table:formula="of:=IF([.L204]-[.I204]=0;0;1)" office:value-type="float" office:value="0" calcext:value-type="float">
            <text:p>0</text:p>
          </table:table-cell>
          <table:table-cell table:formula="of:=IF([.L204]-[.B2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000" calcext:value-type="float">
            <text:p>50000</text:p>
          </table:table-cell>
          <table:table-cell office:value-type="float" office:value="529285000" calcext:value-type="float">
            <text:p>529285000</text:p>
          </table:table-cell>
          <table:table-cell office:value-type="float" office:value="203" calcext:value-type="float">
            <text:p>203</text:p>
          </table:table-cell>
          <table:table-cell office:value-type="float" office:value="50000" calcext:value-type="float">
            <text:p>50000</text:p>
          </table:table-cell>
          <table:table-cell office:value-type="float" office:value="530398999" calcext:value-type="float">
            <text:p>530398999</text:p>
          </table:table-cell>
          <table:table-cell table:formula="of:=IF([.E205]-[.B205]=0;0;1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000" calcext:value-type="float">
            <text:p>50000</text:p>
          </table:table-cell>
          <table:table-cell office:value-type="float" office:value="527911999" calcext:value-type="float">
            <text:p>527911999</text:p>
          </table:table-cell>
          <table:table-cell office:value-type="float" office:value="203" calcext:value-type="float">
            <text:p>203</text:p>
          </table:table-cell>
          <table:table-cell office:value-type="float" office:value="50000" calcext:value-type="float">
            <text:p>50000</text:p>
          </table:table-cell>
          <table:table-cell office:value-type="float" office:value="702102999" calcext:value-type="float">
            <text:p>702102999</text:p>
          </table:table-cell>
          <table:table-cell table:formula="of:=IF([.L205]-[.I205]=0;0;1)" office:value-type="float" office:value="0" calcext:value-type="float">
            <text:p>0</text:p>
          </table:table-cell>
          <table:table-cell table:formula="of:=IF([.L205]-[.B2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67" calcext:value-type="float">
            <text:p>2267</text:p>
          </table:table-cell>
          <table:table-cell office:value-type="float" office:value="164249999" calcext:value-type="float">
            <text:p>164249999</text:p>
          </table:table-cell>
          <table:table-cell office:value-type="float" office:value="204" calcext:value-type="float">
            <text:p>204</text:p>
          </table:table-cell>
          <table:table-cell office:value-type="float" office:value="2267" calcext:value-type="float">
            <text:p>2267</text:p>
          </table:table-cell>
          <table:table-cell office:value-type="float" office:value="157449000" calcext:value-type="float">
            <text:p>157449000</text:p>
          </table:table-cell>
          <table:table-cell table:formula="of:=IF([.E206]-[.B206]=0;0;1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267" calcext:value-type="float">
            <text:p>2267</text:p>
          </table:table-cell>
          <table:table-cell office:value-type="float" office:value="163386000" calcext:value-type="float">
            <text:p>163386000</text:p>
          </table:table-cell>
          <table:table-cell office:value-type="float" office:value="204" calcext:value-type="float">
            <text:p>204</text:p>
          </table:table-cell>
          <table:table-cell office:value-type="float" office:value="2267" calcext:value-type="float">
            <text:p>2267</text:p>
          </table:table-cell>
          <table:table-cell office:value-type="float" office:value="188637000" calcext:value-type="float">
            <text:p>188637000</text:p>
          </table:table-cell>
          <table:table-cell table:formula="of:=IF([.L206]-[.I206]=0;0;1)" office:value-type="float" office:value="0" calcext:value-type="float">
            <text:p>0</text:p>
          </table:table-cell>
          <table:table-cell table:formula="of:=IF([.L206]-[.B2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office:value-type="float" office:value="980942000" calcext:value-type="float">
            <text:p>980942000</text:p>
          </table:table-cell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003333000" calcext:value-type="float">
            <text:p>1003333000</text:p>
          </table:table-cell>
          <table:table-cell table:formula="of:=IF([.E207]-[.B207]=0;0;1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office:value-type="float" office:value="983228000" calcext:value-type="float">
            <text:p>983228000</text:p>
          </table:table-cell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093728000" calcext:value-type="float">
            <text:p>1093728000</text:p>
          </table:table-cell>
          <table:table-cell table:formula="of:=IF([.L207]-[.I207]=0;0;1)" office:value-type="float" office:value="0" calcext:value-type="float">
            <text:p>0</text:p>
          </table:table-cell>
          <table:table-cell table:formula="of:=IF([.L207]-[.B2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000" calcext:value-type="float">
            <text:p>50000</text:p>
          </table:table-cell>
          <table:table-cell office:value-type="float" office:value="287869999" calcext:value-type="float">
            <text:p>287869999</text:p>
          </table:table-cell>
          <table:table-cell office:value-type="float" office:value="206" calcext:value-type="float">
            <text:p>206</text:p>
          </table:table-cell>
          <table:table-cell office:value-type="float" office:value="50000" calcext:value-type="float">
            <text:p>50000</text:p>
          </table:table-cell>
          <table:table-cell office:value-type="float" office:value="288772000" calcext:value-type="float">
            <text:p>288772000</text:p>
          </table:table-cell>
          <table:table-cell table:formula="of:=IF([.E208]-[.B208]=0;0;1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0000" calcext:value-type="float">
            <text:p>50000</text:p>
          </table:table-cell>
          <table:table-cell office:value-type="float" office:value="287413000" calcext:value-type="float">
            <text:p>287413000</text:p>
          </table:table-cell>
          <table:table-cell office:value-type="float" office:value="206" calcext:value-type="float">
            <text:p>206</text:p>
          </table:table-cell>
          <table:table-cell office:value-type="float" office:value="50000" calcext:value-type="float">
            <text:p>50000</text:p>
          </table:table-cell>
          <table:table-cell office:value-type="float" office:value="335345000" calcext:value-type="float">
            <text:p>335345000</text:p>
          </table:table-cell>
          <table:table-cell table:formula="of:=IF([.L208]-[.I208]=0;0;1)" office:value-type="float" office:value="0" calcext:value-type="float">
            <text:p>0</text:p>
          </table:table-cell>
          <table:table-cell table:formula="of:=IF([.L208]-[.B2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000" calcext:value-type="float">
            <text:p>50000</text:p>
          </table:table-cell>
          <table:table-cell office:value-type="float" office:value="419278999" calcext:value-type="float">
            <text:p>419278999</text:p>
          </table:table-cell>
          <table:table-cell office:value-type="float" office:value="207" calcext:value-type="float">
            <text:p>207</text:p>
          </table:table-cell>
          <table:table-cell office:value-type="float" office:value="50000" calcext:value-type="float">
            <text:p>50000</text:p>
          </table:table-cell>
          <table:table-cell office:value-type="float" office:value="428247999" calcext:value-type="float">
            <text:p>428247999</text:p>
          </table:table-cell>
          <table:table-cell table:formula="of:=IF([.E209]-[.B209]=0;0;1)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0000" calcext:value-type="float">
            <text:p>50000</text:p>
          </table:table-cell>
          <table:table-cell office:value-type="float" office:value="495428000" calcext:value-type="float">
            <text:p>495428000</text:p>
          </table:table-cell>
          <table:table-cell office:value-type="float" office:value="207" calcext:value-type="float">
            <text:p>207</text:p>
          </table:table-cell>
          <table:table-cell office:value-type="float" office:value="50000" calcext:value-type="float">
            <text:p>50000</text:p>
          </table:table-cell>
          <table:table-cell office:value-type="float" office:value="492272999" calcext:value-type="float">
            <text:p>492272999</text:p>
          </table:table-cell>
          <table:table-cell table:formula="of:=IF([.L209]-[.I209]=0;0;1)" office:value-type="float" office:value="0" calcext:value-type="float">
            <text:p>0</text:p>
          </table:table-cell>
          <table:table-cell table:formula="of:=IF([.L209]-[.B2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000" calcext:value-type="float">
            <text:p>50000</text:p>
          </table:table-cell>
          <table:table-cell office:value-type="float" office:value="406093000" calcext:value-type="float">
            <text:p>406093000</text:p>
          </table:table-cell>
          <table:table-cell office:value-type="float" office:value="208" calcext:value-type="float">
            <text:p>208</text:p>
          </table:table-cell>
          <table:table-cell office:value-type="float" office:value="50000" calcext:value-type="float">
            <text:p>50000</text:p>
          </table:table-cell>
          <table:table-cell office:value-type="float" office:value="546997000" calcext:value-type="float">
            <text:p>546997000</text:p>
          </table:table-cell>
          <table:table-cell table:formula="of:=IF([.E210]-[.B210]=0;0;1)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0000" calcext:value-type="float">
            <text:p>50000</text:p>
          </table:table-cell>
          <table:table-cell office:value-type="float" office:value="401298999" calcext:value-type="float">
            <text:p>401298999</text:p>
          </table:table-cell>
          <table:table-cell office:value-type="float" office:value="208" calcext:value-type="float">
            <text:p>208</text:p>
          </table:table-cell>
          <table:table-cell office:value-type="float" office:value="50000" calcext:value-type="float">
            <text:p>50000</text:p>
          </table:table-cell>
          <table:table-cell office:value-type="float" office:value="626528000" calcext:value-type="float">
            <text:p>626528000</text:p>
          </table:table-cell>
          <table:table-cell table:formula="of:=IF([.L210]-[.I210]=0;0;1)" office:value-type="float" office:value="0" calcext:value-type="float">
            <text:p>0</text:p>
          </table:table-cell>
          <table:table-cell table:formula="of:=IF([.L210]-[.B2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109" calcext:value-type="float">
            <text:p>35109</text:p>
          </table:table-cell>
          <table:table-cell office:value-type="float" office:value="769339999" calcext:value-type="float">
            <text:p>769339999</text:p>
          </table:table-cell>
          <table:table-cell office:value-type="float" office:value="209" calcext:value-type="float">
            <text:p>209</text:p>
          </table:table-cell>
          <table:table-cell office:value-type="float" office:value="35109" calcext:value-type="float">
            <text:p>35109</text:p>
          </table:table-cell>
          <table:table-cell office:value-type="float" office:value="788501999" calcext:value-type="float">
            <text:p>788501999</text:p>
          </table:table-cell>
          <table:table-cell table:formula="of:=IF([.E211]-[.B211]=0;0;1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5109" calcext:value-type="float">
            <text:p>35109</text:p>
          </table:table-cell>
          <table:table-cell office:value-type="float" office:value="770579999" calcext:value-type="float">
            <text:p>770579999</text:p>
          </table:table-cell>
          <table:table-cell office:value-type="float" office:value="209" calcext:value-type="float">
            <text:p>209</text:p>
          </table:table-cell>
          <table:table-cell office:value-type="float" office:value="35109" calcext:value-type="float">
            <text:p>35109</text:p>
          </table:table-cell>
          <table:table-cell office:value-type="float" office:value="921203999" calcext:value-type="float">
            <text:p>921203999</text:p>
          </table:table-cell>
          <table:table-cell table:formula="of:=IF([.L211]-[.I211]=0;0;1)" office:value-type="float" office:value="0" calcext:value-type="float">
            <text:p>0</text:p>
          </table:table-cell>
          <table:table-cell table:formula="of:=IF([.L211]-[.B2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0000" calcext:value-type="float">
            <text:p>50000</text:p>
          </table:table-cell>
          <table:table-cell office:value-type="float" office:value="291686000" calcext:value-type="float">
            <text:p>291686000</text:p>
          </table:table-cell>
          <table:table-cell office:value-type="float" office:value="210" calcext:value-type="float">
            <text:p>210</text:p>
          </table:table-cell>
          <table:table-cell office:value-type="float" office:value="50000" calcext:value-type="float">
            <text:p>50000</text:p>
          </table:table-cell>
          <table:table-cell office:value-type="float" office:value="285704000" calcext:value-type="float">
            <text:p>285704000</text:p>
          </table:table-cell>
          <table:table-cell table:formula="of:=IF([.E212]-[.B212]=0;0;1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000" calcext:value-type="float">
            <text:p>50000</text:p>
          </table:table-cell>
          <table:table-cell office:value-type="float" office:value="297946999" calcext:value-type="float">
            <text:p>297946999</text:p>
          </table:table-cell>
          <table:table-cell office:value-type="float" office:value="210" calcext:value-type="float">
            <text:p>210</text:p>
          </table:table-cell>
          <table:table-cell office:value-type="float" office:value="50000" calcext:value-type="float">
            <text:p>50000</text:p>
          </table:table-cell>
          <table:table-cell office:value-type="float" office:value="290848999" calcext:value-type="float">
            <text:p>290848999</text:p>
          </table:table-cell>
          <table:table-cell table:formula="of:=IF([.L212]-[.I212]=0;0;1)" office:value-type="float" office:value="0" calcext:value-type="float">
            <text:p>0</text:p>
          </table:table-cell>
          <table:table-cell table:formula="of:=IF([.L212]-[.B2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000" calcext:value-type="float">
            <text:p>50000</text:p>
          </table:table-cell>
          <table:table-cell office:value-type="float" office:value="698307000" calcext:value-type="float">
            <text:p>698307000</text:p>
          </table:table-cell>
          <table:table-cell office:value-type="float" office:value="211" calcext:value-type="float">
            <text:p>211</text:p>
          </table:table-cell>
          <table:table-cell office:value-type="float" office:value="50000" calcext:value-type="float">
            <text:p>50000</text:p>
          </table:table-cell>
          <table:table-cell office:value-type="float" office:value="566987999" calcext:value-type="float">
            <text:p>566987999</text:p>
          </table:table-cell>
          <table:table-cell table:formula="of:=IF([.E213]-[.B213]=0;0;1)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0000" calcext:value-type="float">
            <text:p>50000</text:p>
          </table:table-cell>
          <table:table-cell office:value-type="float" office:value="698600999" calcext:value-type="float">
            <text:p>698600999</text:p>
          </table:table-cell>
          <table:table-cell office:value-type="float" office:value="211" calcext:value-type="float">
            <text:p>211</text:p>
          </table:table-cell>
          <table:table-cell office:value-type="float" office:value="50000" calcext:value-type="float">
            <text:p>50000</text:p>
          </table:table-cell>
          <table:table-cell office:value-type="float" office:value="736467000" calcext:value-type="float">
            <text:p>736467000</text:p>
          </table:table-cell>
          <table:table-cell table:formula="of:=IF([.L213]-[.I213]=0;0;1)" office:value-type="float" office:value="0" calcext:value-type="float">
            <text:p>0</text:p>
          </table:table-cell>
          <table:table-cell table:formula="of:=IF([.L213]-[.B2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01" calcext:value-type="float">
            <text:p>1301</text:p>
          </table:table-cell>
          <table:table-cell office:value-type="float" office:value="2543571000" calcext:value-type="float">
            <text:p>2543571000</text:p>
          </table:table-cell>
          <table:table-cell office:value-type="float" office:value="212" calcext:value-type="float">
            <text:p>212</text:p>
          </table:table-cell>
          <table:table-cell office:value-type="float" office:value="1301" calcext:value-type="float">
            <text:p>1301</text:p>
          </table:table-cell>
          <table:table-cell office:value-type="float" office:value="2890705000" calcext:value-type="float">
            <text:p>2890705000</text:p>
          </table:table-cell>
          <table:table-cell table:formula="of:=IF([.E214]-[.B214]=0;0;1)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01" calcext:value-type="float">
            <text:p>1301</text:p>
          </table:table-cell>
          <table:table-cell office:value-type="float" office:value="2638391000" calcext:value-type="float">
            <text:p>2638391000</text:p>
          </table:table-cell>
          <table:table-cell office:value-type="float" office:value="212" calcext:value-type="float">
            <text:p>212</text:p>
          </table:table-cell>
          <table:table-cell office:value-type="float" office:value="1301" calcext:value-type="float">
            <text:p>1301</text:p>
          </table:table-cell>
          <table:table-cell office:value-type="float" office:value="3014411000" calcext:value-type="float">
            <text:p>3014411000</text:p>
          </table:table-cell>
          <table:table-cell table:formula="of:=IF([.L214]-[.I214]=0;0;1)" office:value-type="float" office:value="0" calcext:value-type="float">
            <text:p>0</text:p>
          </table:table-cell>
          <table:table-cell table:formula="of:=IF([.L214]-[.B2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159" calcext:value-type="float">
            <text:p>27159</text:p>
          </table:table-cell>
          <table:table-cell office:value-type="float" office:value="459402000" calcext:value-type="float">
            <text:p>459402000</text:p>
          </table:table-cell>
          <table:table-cell office:value-type="float" office:value="213" calcext:value-type="float">
            <text:p>213</text:p>
          </table:table-cell>
          <table:table-cell office:value-type="float" office:value="27159" calcext:value-type="float">
            <text:p>27159</text:p>
          </table:table-cell>
          <table:table-cell office:value-type="float" office:value="435318000" calcext:value-type="float">
            <text:p>435318000</text:p>
          </table:table-cell>
          <table:table-cell table:formula="of:=IF([.E215]-[.B215]=0;0;1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7159" calcext:value-type="float">
            <text:p>27159</text:p>
          </table:table-cell>
          <table:table-cell office:value-type="float" office:value="462638999" calcext:value-type="float">
            <text:p>462638999</text:p>
          </table:table-cell>
          <table:table-cell office:value-type="float" office:value="213" calcext:value-type="float">
            <text:p>213</text:p>
          </table:table-cell>
          <table:table-cell office:value-type="float" office:value="27159" calcext:value-type="float">
            <text:p>27159</text:p>
          </table:table-cell>
          <table:table-cell office:value-type="float" office:value="966005000" calcext:value-type="float">
            <text:p>966005000</text:p>
          </table:table-cell>
          <table:table-cell table:formula="of:=IF([.L215]-[.I215]=0;0;1)" office:value-type="float" office:value="0" calcext:value-type="float">
            <text:p>0</text:p>
          </table:table-cell>
          <table:table-cell table:formula="of:=IF([.L215]-[.B2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91" calcext:value-type="float">
            <text:p>1191</text:p>
          </table:table-cell>
          <table:table-cell office:value-type="float" office:value="2072102999" calcext:value-type="float">
            <text:p>2072102999</text:p>
          </table:table-cell>
          <table:table-cell office:value-type="float" office:value="214" calcext:value-type="float">
            <text:p>214</text:p>
          </table:table-cell>
          <table:table-cell office:value-type="float" office:value="1191" calcext:value-type="float">
            <text:p>1191</text:p>
          </table:table-cell>
          <table:table-cell office:value-type="float" office:value="1937856000" calcext:value-type="float">
            <text:p>1937856000</text:p>
          </table:table-cell>
          <table:table-cell table:formula="of:=IF([.E216]-[.B216]=0;0;1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91" calcext:value-type="float">
            <text:p>1191</text:p>
          </table:table-cell>
          <table:table-cell office:value-type="float" office:value="2101490999" calcext:value-type="float">
            <text:p>2101490999</text:p>
          </table:table-cell>
          <table:table-cell office:value-type="float" office:value="214" calcext:value-type="float">
            <text:p>214</text:p>
          </table:table-cell>
          <table:table-cell office:value-type="float" office:value="1191" calcext:value-type="float">
            <text:p>1191</text:p>
          </table:table-cell>
          <table:table-cell office:value-type="float" office:value="2537500000" calcext:value-type="float">
            <text:p>2537500000</text:p>
          </table:table-cell>
          <table:table-cell table:formula="of:=IF([.L216]-[.I216]=0;0;1)" office:value-type="float" office:value="0" calcext:value-type="float">
            <text:p>0</text:p>
          </table:table-cell>
          <table:table-cell table:formula="of:=IF([.L216]-[.B2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0000" calcext:value-type="float">
            <text:p>50000</text:p>
          </table:table-cell>
          <table:table-cell office:value-type="float" office:value="365392000" calcext:value-type="float">
            <text:p>365392000</text:p>
          </table:table-cell>
          <table:table-cell office:value-type="float" office:value="215" calcext:value-type="float">
            <text:p>215</text:p>
          </table:table-cell>
          <table:table-cell office:value-type="float" office:value="50000" calcext:value-type="float">
            <text:p>50000</text:p>
          </table:table-cell>
          <table:table-cell office:value-type="float" office:value="357263000" calcext:value-type="float">
            <text:p>357263000</text:p>
          </table:table-cell>
          <table:table-cell table:formula="of:=IF([.E217]-[.B217]=0;0;1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50000" calcext:value-type="float">
            <text:p>50000</text:p>
          </table:table-cell>
          <table:table-cell office:value-type="float" office:value="364498000" calcext:value-type="float">
            <text:p>364498000</text:p>
          </table:table-cell>
          <table:table-cell office:value-type="float" office:value="215" calcext:value-type="float">
            <text:p>215</text:p>
          </table:table-cell>
          <table:table-cell office:value-type="float" office:value="50000" calcext:value-type="float">
            <text:p>50000</text:p>
          </table:table-cell>
          <table:table-cell office:value-type="float" office:value="476344000" calcext:value-type="float">
            <text:p>476344000</text:p>
          </table:table-cell>
          <table:table-cell table:formula="of:=IF([.L217]-[.I217]=0;0;1)" office:value-type="float" office:value="0" calcext:value-type="float">
            <text:p>0</text:p>
          </table:table-cell>
          <table:table-cell table:formula="of:=IF([.L217]-[.B2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2999" calcext:value-type="float">
            <text:p>32999</text:p>
          </table:table-cell>
          <table:table-cell table:formula="of:=IF([.E218]-[.B218]=0;0;1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table:formula="of:=IF([.L218]-[.I218]=0;0;1)" office:value-type="float" office:value="0" calcext:value-type="float">
            <text:p>0</text:p>
          </table:table-cell>
          <table:table-cell table:formula="of:=IF([.L218]-[.B2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000" calcext:value-type="float">
            <text:p>50000</text:p>
          </table:table-cell>
          <table:table-cell office:value-type="float" office:value="373341000" calcext:value-type="float">
            <text:p>373341000</text:p>
          </table:table-cell>
          <table:table-cell office:value-type="float" office:value="217" calcext:value-type="float">
            <text:p>217</text:p>
          </table:table-cell>
          <table:table-cell office:value-type="float" office:value="50000" calcext:value-type="float">
            <text:p>50000</text:p>
          </table:table-cell>
          <table:table-cell office:value-type="float" office:value="370768000" calcext:value-type="float">
            <text:p>370768000</text:p>
          </table:table-cell>
          <table:table-cell table:formula="of:=IF([.E219]-[.B219]=0;0;1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50000" calcext:value-type="float">
            <text:p>50000</text:p>
          </table:table-cell>
          <table:table-cell office:value-type="float" office:value="374146000" calcext:value-type="float">
            <text:p>374146000</text:p>
          </table:table-cell>
          <table:table-cell office:value-type="float" office:value="217" calcext:value-type="float">
            <text:p>217</text:p>
          </table:table-cell>
          <table:table-cell office:value-type="float" office:value="50000" calcext:value-type="float">
            <text:p>50000</text:p>
          </table:table-cell>
          <table:table-cell office:value-type="float" office:value="440455000" calcext:value-type="float">
            <text:p>440455000</text:p>
          </table:table-cell>
          <table:table-cell table:formula="of:=IF([.L219]-[.I219]=0;0;1)" office:value-type="float" office:value="0" calcext:value-type="float">
            <text:p>0</text:p>
          </table:table-cell>
          <table:table-cell table:formula="of:=IF([.L219]-[.B2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000" calcext:value-type="float">
            <text:p>50000</text:p>
          </table:table-cell>
          <table:table-cell office:value-type="float" office:value="1116968999" calcext:value-type="float">
            <text:p>1116968999</text:p>
          </table:table-cell>
          <table:table-cell office:value-type="float" office:value="218" calcext:value-type="float">
            <text:p>218</text:p>
          </table:table-cell>
          <table:table-cell office:value-type="float" office:value="50000" calcext:value-type="float">
            <text:p>50000</text:p>
          </table:table-cell>
          <table:table-cell office:value-type="float" office:value="1150750000" calcext:value-type="float">
            <text:p>1150750000</text:p>
          </table:table-cell>
          <table:table-cell table:formula="of:=IF([.E220]-[.B220]=0;0;1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50000" calcext:value-type="float">
            <text:p>50000</text:p>
          </table:table-cell>
          <table:table-cell office:value-type="float" office:value="1116755999" calcext:value-type="float">
            <text:p>1116755999</text:p>
          </table:table-cell>
          <table:table-cell office:value-type="float" office:value="218" calcext:value-type="float">
            <text:p>218</text:p>
          </table:table-cell>
          <table:table-cell office:value-type="float" office:value="50000" calcext:value-type="float">
            <text:p>50000</text:p>
          </table:table-cell>
          <table:table-cell office:value-type="float" office:value="1326622000" calcext:value-type="float">
            <text:p>1326622000</text:p>
          </table:table-cell>
          <table:table-cell table:formula="of:=IF([.L220]-[.I220]=0;0;1)" office:value-type="float" office:value="0" calcext:value-type="float">
            <text:p>0</text:p>
          </table:table-cell>
          <table:table-cell table:formula="of:=IF([.L220]-[.B2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0000" calcext:value-type="float">
            <text:p>50000</text:p>
          </table:table-cell>
          <table:table-cell office:value-type="float" office:value="398655000" calcext:value-type="float">
            <text:p>398655000</text:p>
          </table:table-cell>
          <table:table-cell office:value-type="float" office:value="219" calcext:value-type="float">
            <text:p>219</text:p>
          </table:table-cell>
          <table:table-cell office:value-type="float" office:value="50000" calcext:value-type="float">
            <text:p>50000</text:p>
          </table:table-cell>
          <table:table-cell office:value-type="float" office:value="410026000" calcext:value-type="float">
            <text:p>410026000</text:p>
          </table:table-cell>
          <table:table-cell table:formula="of:=IF([.E221]-[.B221]=0;0;1)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50000" calcext:value-type="float">
            <text:p>50000</text:p>
          </table:table-cell>
          <table:table-cell office:value-type="float" office:value="396517000" calcext:value-type="float">
            <text:p>396517000</text:p>
          </table:table-cell>
          <table:table-cell office:value-type="float" office:value="219" calcext:value-type="float">
            <text:p>219</text:p>
          </table:table-cell>
          <table:table-cell office:value-type="float" office:value="50000" calcext:value-type="float">
            <text:p>50000</text:p>
          </table:table-cell>
          <table:table-cell office:value-type="float" office:value="341970000" calcext:value-type="float">
            <text:p>341970000</text:p>
          </table:table-cell>
          <table:table-cell table:formula="of:=IF([.L221]-[.I221]=0;0;1)" office:value-type="float" office:value="0" calcext:value-type="float">
            <text:p>0</text:p>
          </table:table-cell>
          <table:table-cell table:formula="of:=IF([.L221]-[.B2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000" calcext:value-type="float">
            <text:p>50000</text:p>
          </table:table-cell>
          <table:table-cell office:value-type="float" office:value="354243000" calcext:value-type="float">
            <text:p>354243000</text:p>
          </table:table-cell>
          <table:table-cell office:value-type="float" office:value="220" calcext:value-type="float">
            <text:p>220</text:p>
          </table:table-cell>
          <table:table-cell office:value-type="float" office:value="50000" calcext:value-type="float">
            <text:p>50000</text:p>
          </table:table-cell>
          <table:table-cell office:value-type="float" office:value="362240000" calcext:value-type="float">
            <text:p>362240000</text:p>
          </table:table-cell>
          <table:table-cell table:formula="of:=IF([.E222]-[.B222]=0;0;1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50000" calcext:value-type="float">
            <text:p>50000</text:p>
          </table:table-cell>
          <table:table-cell office:value-type="float" office:value="355224000" calcext:value-type="float">
            <text:p>355224000</text:p>
          </table:table-cell>
          <table:table-cell office:value-type="float" office:value="220" calcext:value-type="float">
            <text:p>220</text:p>
          </table:table-cell>
          <table:table-cell office:value-type="float" office:value="50000" calcext:value-type="float">
            <text:p>50000</text:p>
          </table:table-cell>
          <table:table-cell office:value-type="float" office:value="439621000" calcext:value-type="float">
            <text:p>439621000</text:p>
          </table:table-cell>
          <table:table-cell table:formula="of:=IF([.L222]-[.I222]=0;0;1)" office:value-type="float" office:value="0" calcext:value-type="float">
            <text:p>0</text:p>
          </table:table-cell>
          <table:table-cell table:formula="of:=IF([.L222]-[.B2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0000" calcext:value-type="float">
            <text:p>50000</text:p>
          </table:table-cell>
          <table:table-cell office:value-type="float" office:value="655917000" calcext:value-type="float">
            <text:p>655917000</text:p>
          </table:table-cell>
          <table:table-cell office:value-type="float" office:value="221" calcext:value-type="float">
            <text:p>221</text:p>
          </table:table-cell>
          <table:table-cell office:value-type="float" office:value="50000" calcext:value-type="float">
            <text:p>50000</text:p>
          </table:table-cell>
          <table:table-cell office:value-type="float" office:value="648807000" calcext:value-type="float">
            <text:p>648807000</text:p>
          </table:table-cell>
          <table:table-cell table:formula="of:=IF([.E223]-[.B223]=0;0;1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50000" calcext:value-type="float">
            <text:p>50000</text:p>
          </table:table-cell>
          <table:table-cell office:value-type="float" office:value="656821000" calcext:value-type="float">
            <text:p>656821000</text:p>
          </table:table-cell>
          <table:table-cell office:value-type="float" office:value="221" calcext:value-type="float">
            <text:p>221</text:p>
          </table:table-cell>
          <table:table-cell office:value-type="float" office:value="50000" calcext:value-type="float">
            <text:p>50000</text:p>
          </table:table-cell>
          <table:table-cell office:value-type="float" office:value="647019000" calcext:value-type="float">
            <text:p>647019000</text:p>
          </table:table-cell>
          <table:table-cell table:formula="of:=IF([.L223]-[.I223]=0;0;1)" office:value-type="float" office:value="0" calcext:value-type="float">
            <text:p>0</text:p>
          </table:table-cell>
          <table:table-cell table:formula="of:=IF([.L223]-[.B2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0000" calcext:value-type="float">
            <text:p>50000</text:p>
          </table:table-cell>
          <table:table-cell office:value-type="float" office:value="636210000" calcext:value-type="float">
            <text:p>636210000</text:p>
          </table:table-cell>
          <table:table-cell office:value-type="float" office:value="222" calcext:value-type="float">
            <text:p>222</text:p>
          </table:table-cell>
          <table:table-cell office:value-type="float" office:value="50000" calcext:value-type="float">
            <text:p>50000</text:p>
          </table:table-cell>
          <table:table-cell office:value-type="float" office:value="637255999" calcext:value-type="float">
            <text:p>637255999</text:p>
          </table:table-cell>
          <table:table-cell table:formula="of:=IF([.E224]-[.B224]=0;0;1)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0000" calcext:value-type="float">
            <text:p>50000</text:p>
          </table:table-cell>
          <table:table-cell office:value-type="float" office:value="637332000" calcext:value-type="float">
            <text:p>637332000</text:p>
          </table:table-cell>
          <table:table-cell office:value-type="float" office:value="222" calcext:value-type="float">
            <text:p>222</text:p>
          </table:table-cell>
          <table:table-cell office:value-type="float" office:value="50000" calcext:value-type="float">
            <text:p>50000</text:p>
          </table:table-cell>
          <table:table-cell office:value-type="float" office:value="717746999" calcext:value-type="float">
            <text:p>717746999</text:p>
          </table:table-cell>
          <table:table-cell table:formula="of:=IF([.L224]-[.I224]=0;0;1)" office:value-type="float" office:value="0" calcext:value-type="float">
            <text:p>0</text:p>
          </table:table-cell>
          <table:table-cell table:formula="of:=IF([.L224]-[.B2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000" calcext:value-type="float">
            <text:p>50000</text:p>
          </table:table-cell>
          <table:table-cell office:value-type="float" office:value="652258999" calcext:value-type="float">
            <text:p>652258999</text:p>
          </table:table-cell>
          <table:table-cell office:value-type="float" office:value="223" calcext:value-type="float">
            <text:p>223</text:p>
          </table:table-cell>
          <table:table-cell office:value-type="float" office:value="50000" calcext:value-type="float">
            <text:p>50000</text:p>
          </table:table-cell>
          <table:table-cell office:value-type="float" office:value="611485000" calcext:value-type="float">
            <text:p>611485000</text:p>
          </table:table-cell>
          <table:table-cell table:formula="of:=IF([.E225]-[.B225]=0;0;1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50000" calcext:value-type="float">
            <text:p>50000</text:p>
          </table:table-cell>
          <table:table-cell office:value-type="float" office:value="644196000" calcext:value-type="float">
            <text:p>644196000</text:p>
          </table:table-cell>
          <table:table-cell office:value-type="float" office:value="223" calcext:value-type="float">
            <text:p>223</text:p>
          </table:table-cell>
          <table:table-cell office:value-type="float" office:value="50000" calcext:value-type="float">
            <text:p>50000</text:p>
          </table:table-cell>
          <table:table-cell office:value-type="float" office:value="576274000" calcext:value-type="float">
            <text:p>576274000</text:p>
          </table:table-cell>
          <table:table-cell table:formula="of:=IF([.L225]-[.I225]=0;0;1)" office:value-type="float" office:value="0" calcext:value-type="float">
            <text:p>0</text:p>
          </table:table-cell>
          <table:table-cell table:formula="of:=IF([.L225]-[.B2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489070000" calcext:value-type="float">
            <text:p>548907000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356040000" calcext:value-type="float">
            <text:p>5356040000</text:p>
          </table:table-cell>
          <table:table-cell table:formula="of:=IF([.E226]-[.B226]=0;0;1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445291999" calcext:value-type="float">
            <text:p>5445291999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office:value-type="float" office:value="5102900000" calcext:value-type="float">
            <text:p>5102900000</text:p>
          </table:table-cell>
          <table:table-cell table:formula="of:=IF([.L226]-[.I226]=0;0;1)" office:value-type="float" office:value="0" calcext:value-type="float">
            <text:p>0</text:p>
          </table:table-cell>
          <table:table-cell table:formula="of:=IF([.L226]-[.B2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000" calcext:value-type="float">
            <text:p>50000</text:p>
          </table:table-cell>
          <table:table-cell office:value-type="float" office:value="825975999" calcext:value-type="float">
            <text:p>825975999</text:p>
          </table:table-cell>
          <table:table-cell office:value-type="float" office:value="225" calcext:value-type="float">
            <text:p>225</text:p>
          </table:table-cell>
          <table:table-cell office:value-type="float" office:value="50000" calcext:value-type="float">
            <text:p>50000</text:p>
          </table:table-cell>
          <table:table-cell office:value-type="float" office:value="693452000" calcext:value-type="float">
            <text:p>693452000</text:p>
          </table:table-cell>
          <table:table-cell table:formula="of:=IF([.E227]-[.B227]=0;0;1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50000" calcext:value-type="float">
            <text:p>50000</text:p>
          </table:table-cell>
          <table:table-cell office:value-type="float" office:value="832944999" calcext:value-type="float">
            <text:p>832944999</text:p>
          </table:table-cell>
          <table:table-cell office:value-type="float" office:value="225" calcext:value-type="float">
            <text:p>225</text:p>
          </table:table-cell>
          <table:table-cell office:value-type="float" office:value="50000" calcext:value-type="float">
            <text:p>50000</text:p>
          </table:table-cell>
          <table:table-cell office:value-type="float" office:value="875985000" calcext:value-type="float">
            <text:p>875985000</text:p>
          </table:table-cell>
          <table:table-cell table:formula="of:=IF([.L227]-[.I227]=0;0;1)" office:value-type="float" office:value="0" calcext:value-type="float">
            <text:p>0</text:p>
          </table:table-cell>
          <table:table-cell table:formula="of:=IF([.L227]-[.B2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0000" calcext:value-type="float">
            <text:p>50000</text:p>
          </table:table-cell>
          <table:table-cell office:value-type="float" office:value="1019430000" calcext:value-type="float">
            <text:p>1019430000</text:p>
          </table:table-cell>
          <table:table-cell office:value-type="float" office:value="226" calcext:value-type="float">
            <text:p>226</text:p>
          </table:table-cell>
          <table:table-cell office:value-type="float" office:value="50000" calcext:value-type="float">
            <text:p>50000</text:p>
          </table:table-cell>
          <table:table-cell office:value-type="float" office:value="1021997000" calcext:value-type="float">
            <text:p>1021997000</text:p>
          </table:table-cell>
          <table:table-cell table:formula="of:=IF([.E228]-[.B228]=0;0;1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50000" calcext:value-type="float">
            <text:p>50000</text:p>
          </table:table-cell>
          <table:table-cell office:value-type="float" office:value="1024205000" calcext:value-type="float">
            <text:p>1024205000</text:p>
          </table:table-cell>
          <table:table-cell office:value-type="float" office:value="226" calcext:value-type="float">
            <text:p>226</text:p>
          </table:table-cell>
          <table:table-cell office:value-type="float" office:value="50000" calcext:value-type="float">
            <text:p>50000</text:p>
          </table:table-cell>
          <table:table-cell office:value-type="float" office:value="1188222000" calcext:value-type="float">
            <text:p>1188222000</text:p>
          </table:table-cell>
          <table:table-cell table:formula="of:=IF([.L228]-[.I228]=0;0;1)" office:value-type="float" office:value="0" calcext:value-type="float">
            <text:p>0</text:p>
          </table:table-cell>
          <table:table-cell table:formula="of:=IF([.L228]-[.B2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0000" calcext:value-type="float">
            <text:p>50000</text:p>
          </table:table-cell>
          <table:table-cell office:value-type="float" office:value="357064999" calcext:value-type="float">
            <text:p>357064999</text:p>
          </table:table-cell>
          <table:table-cell office:value-type="float" office:value="227" calcext:value-type="float">
            <text:p>227</text:p>
          </table:table-cell>
          <table:table-cell office:value-type="float" office:value="50000" calcext:value-type="float">
            <text:p>50000</text:p>
          </table:table-cell>
          <table:table-cell office:value-type="float" office:value="340205000" calcext:value-type="float">
            <text:p>340205000</text:p>
          </table:table-cell>
          <table:table-cell table:formula="of:=IF([.E229]-[.B229]=0;0;1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50000" calcext:value-type="float">
            <text:p>50000</text:p>
          </table:table-cell>
          <table:table-cell office:value-type="float" office:value="357585999" calcext:value-type="float">
            <text:p>357585999</text:p>
          </table:table-cell>
          <table:table-cell office:value-type="float" office:value="227" calcext:value-type="float">
            <text:p>227</text:p>
          </table:table-cell>
          <table:table-cell office:value-type="float" office:value="50000" calcext:value-type="float">
            <text:p>50000</text:p>
          </table:table-cell>
          <table:table-cell office:value-type="float" office:value="346651999" calcext:value-type="float">
            <text:p>346651999</text:p>
          </table:table-cell>
          <table:table-cell table:formula="of:=IF([.L229]-[.I229]=0;0;1)" office:value-type="float" office:value="0" calcext:value-type="float">
            <text:p>0</text:p>
          </table:table-cell>
          <table:table-cell table:formula="of:=IF([.L229]-[.B2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7586000" calcext:value-type="float">
            <text:p>12758600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2354999" calcext:value-type="float">
            <text:p>122354999</text:p>
          </table:table-cell>
          <table:table-cell table:formula="of:=IF([.E230]-[.B230]=0;0;1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8446000" calcext:value-type="float">
            <text:p>128446000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124000000" calcext:value-type="float">
            <text:p>124000000</text:p>
          </table:table-cell>
          <table:table-cell table:formula="of:=IF([.L230]-[.I230]=0;0;1)" office:value-type="float" office:value="0" calcext:value-type="float">
            <text:p>0</text:p>
          </table:table-cell>
          <table:table-cell table:formula="of:=IF([.L230]-[.B2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614000" calcext:value-type="float">
            <text:p>461400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502000" calcext:value-type="float">
            <text:p>4502000</text:p>
          </table:table-cell>
          <table:table-cell table:formula="of:=IF([.E231]-[.B231]=0;0;1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836000" calcext:value-type="float">
            <text:p>4836000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4508000" calcext:value-type="float">
            <text:p>4508000</text:p>
          </table:table-cell>
          <table:table-cell table:formula="of:=IF([.L231]-[.I231]=0;0;1)" office:value-type="float" office:value="0" calcext:value-type="float">
            <text:p>0</text:p>
          </table:table-cell>
          <table:table-cell table:formula="of:=IF([.L231]-[.B2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0000" calcext:value-type="float">
            <text:p>50000</text:p>
          </table:table-cell>
          <table:table-cell office:value-type="float" office:value="439127000" calcext:value-type="float">
            <text:p>439127000</text:p>
          </table:table-cell>
          <table:table-cell office:value-type="float" office:value="230" calcext:value-type="float">
            <text:p>230</text:p>
          </table:table-cell>
          <table:table-cell office:value-type="float" office:value="50000" calcext:value-type="float">
            <text:p>50000</text:p>
          </table:table-cell>
          <table:table-cell office:value-type="float" office:value="445718000" calcext:value-type="float">
            <text:p>445718000</text:p>
          </table:table-cell>
          <table:table-cell table:formula="of:=IF([.E232]-[.B232]=0;0;1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0000" calcext:value-type="float">
            <text:p>50000</text:p>
          </table:table-cell>
          <table:table-cell office:value-type="float" office:value="524853000" calcext:value-type="float">
            <text:p>524853000</text:p>
          </table:table-cell>
          <table:table-cell office:value-type="float" office:value="230" calcext:value-type="float">
            <text:p>230</text:p>
          </table:table-cell>
          <table:table-cell office:value-type="float" office:value="50000" calcext:value-type="float">
            <text:p>50000</text:p>
          </table:table-cell>
          <table:table-cell office:value-type="float" office:value="503885999" calcext:value-type="float">
            <text:p>503885999</text:p>
          </table:table-cell>
          <table:table-cell table:formula="of:=IF([.L232]-[.I232]=0;0;1)" office:value-type="float" office:value="0" calcext:value-type="float">
            <text:p>0</text:p>
          </table:table-cell>
          <table:table-cell table:formula="of:=IF([.L232]-[.B2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0000" calcext:value-type="float">
            <text:p>50000</text:p>
          </table:table-cell>
          <table:table-cell office:value-type="float" office:value="276030000" calcext:value-type="float">
            <text:p>276030000</text:p>
          </table:table-cell>
          <table:table-cell office:value-type="float" office:value="231" calcext:value-type="float">
            <text:p>231</text:p>
          </table:table-cell>
          <table:table-cell office:value-type="float" office:value="50000" calcext:value-type="float">
            <text:p>50000</text:p>
          </table:table-cell>
          <table:table-cell office:value-type="float" office:value="265723000" calcext:value-type="float">
            <text:p>265723000</text:p>
          </table:table-cell>
          <table:table-cell table:formula="of:=IF([.E233]-[.B233]=0;0;1)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50000" calcext:value-type="float">
            <text:p>50000</text:p>
          </table:table-cell>
          <table:table-cell office:value-type="float" office:value="273661999" calcext:value-type="float">
            <text:p>273661999</text:p>
          </table:table-cell>
          <table:table-cell office:value-type="float" office:value="231" calcext:value-type="float">
            <text:p>231</text:p>
          </table:table-cell>
          <table:table-cell office:value-type="float" office:value="50000" calcext:value-type="float">
            <text:p>50000</text:p>
          </table:table-cell>
          <table:table-cell office:value-type="float" office:value="255778000" calcext:value-type="float">
            <text:p>255778000</text:p>
          </table:table-cell>
          <table:table-cell table:formula="of:=IF([.L233]-[.I233]=0;0;1)" office:value-type="float" office:value="0" calcext:value-type="float">
            <text:p>0</text:p>
          </table:table-cell>
          <table:table-cell table:formula="of:=IF([.L233]-[.B2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0000" calcext:value-type="float">
            <text:p>50000</text:p>
          </table:table-cell>
          <table:table-cell office:value-type="float" office:value="861483999" calcext:value-type="float">
            <text:p>861483999</text:p>
          </table:table-cell>
          <table:table-cell office:value-type="float" office:value="232" calcext:value-type="float">
            <text:p>232</text:p>
          </table:table-cell>
          <table:table-cell office:value-type="float" office:value="50000" calcext:value-type="float">
            <text:p>50000</text:p>
          </table:table-cell>
          <table:table-cell office:value-type="float" office:value="860159999" calcext:value-type="float">
            <text:p>860159999</text:p>
          </table:table-cell>
          <table:table-cell table:formula="of:=IF([.E234]-[.B234]=0;0;1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50000" calcext:value-type="float">
            <text:p>50000</text:p>
          </table:table-cell>
          <table:table-cell office:value-type="float" office:value="870158000" calcext:value-type="float">
            <text:p>870158000</text:p>
          </table:table-cell>
          <table:table-cell office:value-type="float" office:value="232" calcext:value-type="float">
            <text:p>232</text:p>
          </table:table-cell>
          <table:table-cell office:value-type="float" office:value="50000" calcext:value-type="float">
            <text:p>50000</text:p>
          </table:table-cell>
          <table:table-cell office:value-type="float" office:value="1019893999" calcext:value-type="float">
            <text:p>1019893999</text:p>
          </table:table-cell>
          <table:table-cell table:formula="of:=IF([.L234]-[.I234]=0;0;1)" office:value-type="float" office:value="0" calcext:value-type="float">
            <text:p>0</text:p>
          </table:table-cell>
          <table:table-cell table:formula="of:=IF([.L234]-[.B2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4807000" calcext:value-type="float">
            <text:p>480700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4758000" calcext:value-type="float">
            <text:p>4758000</text:p>
          </table:table-cell>
          <table:table-cell table:formula="of:=IF([.E235]-[.B235]=0;0;1)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137000" calcext:value-type="float">
            <text:p>5137000</text:p>
          </table:table-cell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6182000" calcext:value-type="float">
            <text:p>6182000</text:p>
          </table:table-cell>
          <table:table-cell table:formula="of:=IF([.L235]-[.I235]=0;0;1)" office:value-type="float" office:value="0" calcext:value-type="float">
            <text:p>0</text:p>
          </table:table-cell>
          <table:table-cell table:formula="of:=IF([.L235]-[.B2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0000" calcext:value-type="float">
            <text:p>50000</text:p>
          </table:table-cell>
          <table:table-cell office:value-type="float" office:value="988980000" calcext:value-type="float">
            <text:p>988980000</text:p>
          </table:table-cell>
          <table:table-cell office:value-type="float" office:value="234" calcext:value-type="float">
            <text:p>234</text:p>
          </table:table-cell>
          <table:table-cell office:value-type="float" office:value="50000" calcext:value-type="float">
            <text:p>50000</text:p>
          </table:table-cell>
          <table:table-cell office:value-type="float" office:value="1014912000" calcext:value-type="float">
            <text:p>1014912000</text:p>
          </table:table-cell>
          <table:table-cell table:formula="of:=IF([.E236]-[.B236]=0;0;1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50000" calcext:value-type="float">
            <text:p>50000</text:p>
          </table:table-cell>
          <table:table-cell office:value-type="float" office:value="986120000" calcext:value-type="float">
            <text:p>986120000</text:p>
          </table:table-cell>
          <table:table-cell office:value-type="float" office:value="234" calcext:value-type="float">
            <text:p>234</text:p>
          </table:table-cell>
          <table:table-cell office:value-type="float" office:value="50000" calcext:value-type="float">
            <text:p>50000</text:p>
          </table:table-cell>
          <table:table-cell office:value-type="float" office:value="1213671999" calcext:value-type="float">
            <text:p>1213671999</text:p>
          </table:table-cell>
          <table:table-cell table:formula="of:=IF([.L236]-[.I236]=0;0;1)" office:value-type="float" office:value="0" calcext:value-type="float">
            <text:p>0</text:p>
          </table:table-cell>
          <table:table-cell table:formula="of:=IF([.L236]-[.B2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0000" calcext:value-type="float">
            <text:p>50000</text:p>
          </table:table-cell>
          <table:table-cell office:value-type="float" office:value="680999999" calcext:value-type="float">
            <text:p>680999999</text:p>
          </table:table-cell>
          <table:table-cell office:value-type="float" office:value="235" calcext:value-type="float">
            <text:p>235</text:p>
          </table:table-cell>
          <table:table-cell office:value-type="float" office:value="50000" calcext:value-type="float">
            <text:p>50000</text:p>
          </table:table-cell>
          <table:table-cell office:value-type="float" office:value="617216000" calcext:value-type="float">
            <text:p>617216000</text:p>
          </table:table-cell>
          <table:table-cell table:formula="of:=IF([.E237]-[.B237]=0;0;1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50000" calcext:value-type="float">
            <text:p>50000</text:p>
          </table:table-cell>
          <table:table-cell office:value-type="float" office:value="677605999" calcext:value-type="float">
            <text:p>677605999</text:p>
          </table:table-cell>
          <table:table-cell office:value-type="float" office:value="235" calcext:value-type="float">
            <text:p>235</text:p>
          </table:table-cell>
          <table:table-cell office:value-type="float" office:value="50000" calcext:value-type="float">
            <text:p>50000</text:p>
          </table:table-cell>
          <table:table-cell office:value-type="float" office:value="852096000" calcext:value-type="float">
            <text:p>852096000</text:p>
          </table:table-cell>
          <table:table-cell table:formula="of:=IF([.L237]-[.I237]=0;0;1)" office:value-type="float" office:value="0" calcext:value-type="float">
            <text:p>0</text:p>
          </table:table-cell>
          <table:table-cell table:formula="of:=IF([.L237]-[.B2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0000" calcext:value-type="float">
            <text:p>50000</text:p>
          </table:table-cell>
          <table:table-cell office:value-type="float" office:value="958649000" calcext:value-type="float">
            <text:p>958649000</text:p>
          </table:table-cell>
          <table:table-cell office:value-type="float" office:value="236" calcext:value-type="float">
            <text:p>236</text:p>
          </table:table-cell>
          <table:table-cell office:value-type="float" office:value="50000" calcext:value-type="float">
            <text:p>50000</text:p>
          </table:table-cell>
          <table:table-cell office:value-type="float" office:value="974379999" calcext:value-type="float">
            <text:p>974379999</text:p>
          </table:table-cell>
          <table:table-cell table:formula="of:=IF([.E238]-[.B238]=0;0;1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0000" calcext:value-type="float">
            <text:p>50000</text:p>
          </table:table-cell>
          <table:table-cell office:value-type="float" office:value="972692999" calcext:value-type="float">
            <text:p>972692999</text:p>
          </table:table-cell>
          <table:table-cell office:value-type="float" office:value="236" calcext:value-type="float">
            <text:p>236</text:p>
          </table:table-cell>
          <table:table-cell office:value-type="float" office:value="50000" calcext:value-type="float">
            <text:p>50000</text:p>
          </table:table-cell>
          <table:table-cell office:value-type="float" office:value="1083189000" calcext:value-type="float">
            <text:p>1083189000</text:p>
          </table:table-cell>
          <table:table-cell table:formula="of:=IF([.L238]-[.I238]=0;0;1)" office:value-type="float" office:value="0" calcext:value-type="float">
            <text:p>0</text:p>
          </table:table-cell>
          <table:table-cell table:formula="of:=IF([.L238]-[.B2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7" calcext:value-type="float">
            <text:p>9607</text:p>
          </table:table-cell>
          <table:table-cell office:value-type="float" office:value="2486787000" calcext:value-type="float">
            <text:p>2486787000</text:p>
          </table:table-cell>
          <table:table-cell office:value-type="float" office:value="237" calcext:value-type="float">
            <text:p>237</text:p>
          </table:table-cell>
          <table:table-cell office:value-type="float" office:value="9607" calcext:value-type="float">
            <text:p>9607</text:p>
          </table:table-cell>
          <table:table-cell office:value-type="float" office:value="2316548999" calcext:value-type="float">
            <text:p>2316548999</text:p>
          </table:table-cell>
          <table:table-cell table:formula="of:=IF([.E239]-[.B239]=0;0;1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607" calcext:value-type="float">
            <text:p>9607</text:p>
          </table:table-cell>
          <table:table-cell office:value-type="float" office:value="2439996000" calcext:value-type="float">
            <text:p>2439996000</text:p>
          </table:table-cell>
          <table:table-cell office:value-type="float" office:value="237" calcext:value-type="float">
            <text:p>237</text:p>
          </table:table-cell>
          <table:table-cell office:value-type="float" office:value="9607" calcext:value-type="float">
            <text:p>9607</text:p>
          </table:table-cell>
          <table:table-cell office:value-type="float" office:value="2147752000" calcext:value-type="float">
            <text:p>2147752000</text:p>
          </table:table-cell>
          <table:table-cell table:formula="of:=IF([.L239]-[.I239]=0;0;1)" office:value-type="float" office:value="0" calcext:value-type="float">
            <text:p>0</text:p>
          </table:table-cell>
          <table:table-cell table:formula="of:=IF([.L239]-[.B2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000" calcext:value-type="float">
            <text:p>50000</text:p>
          </table:table-cell>
          <table:table-cell office:value-type="float" office:value="6279192000" calcext:value-type="float">
            <text:p>6279192000</text:p>
          </table:table-cell>
          <table:table-cell office:value-type="float" office:value="238" calcext:value-type="float">
            <text:p>238</text:p>
          </table:table-cell>
          <table:table-cell office:value-type="float" office:value="50000" calcext:value-type="float">
            <text:p>50000</text:p>
          </table:table-cell>
          <table:table-cell office:value-type="float" office:value="6041168000" calcext:value-type="float">
            <text:p>6041168000</text:p>
          </table:table-cell>
          <table:table-cell table:formula="of:=IF([.E240]-[.B240]=0;0;1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50000" calcext:value-type="float">
            <text:p>50000</text:p>
          </table:table-cell>
          <table:table-cell office:value-type="float" office:value="6156309999" calcext:value-type="float">
            <text:p>6156309999</text:p>
          </table:table-cell>
          <table:table-cell office:value-type="float" office:value="238" calcext:value-type="float">
            <text:p>238</text:p>
          </table:table-cell>
          <table:table-cell office:value-type="float" office:value="50000" calcext:value-type="float">
            <text:p>50000</text:p>
          </table:table-cell>
          <table:table-cell office:value-type="float" office:value="5699370999" calcext:value-type="float">
            <text:p>5699370999</text:p>
          </table:table-cell>
          <table:table-cell table:formula="of:=IF([.L240]-[.I240]=0;0;1)" office:value-type="float" office:value="0" calcext:value-type="float">
            <text:p>0</text:p>
          </table:table-cell>
          <table:table-cell table:formula="of:=IF([.L240]-[.B2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48" calcext:value-type="float">
            <text:p>1848</text:p>
          </table:table-cell>
          <table:table-cell office:value-type="float" office:value="63102999" calcext:value-type="float">
            <text:p>63102999</text:p>
          </table:table-cell>
          <table:table-cell office:value-type="float" office:value="239" calcext:value-type="float">
            <text:p>239</text:p>
          </table:table-cell>
          <table:table-cell office:value-type="float" office:value="1848" calcext:value-type="float">
            <text:p>1848</text:p>
          </table:table-cell>
          <table:table-cell office:value-type="float" office:value="61653000" calcext:value-type="float">
            <text:p>61653000</text:p>
          </table:table-cell>
          <table:table-cell table:formula="of:=IF([.E241]-[.B241]=0;0;1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848" calcext:value-type="float">
            <text:p>1848</text:p>
          </table:table-cell>
          <table:table-cell office:value-type="float" office:value="64060999" calcext:value-type="float">
            <text:p>64060999</text:p>
          </table:table-cell>
          <table:table-cell office:value-type="float" office:value="239" calcext:value-type="float">
            <text:p>239</text:p>
          </table:table-cell>
          <table:table-cell office:value-type="float" office:value="1848" calcext:value-type="float">
            <text:p>1848</text:p>
          </table:table-cell>
          <table:table-cell office:value-type="float" office:value="69051000" calcext:value-type="float">
            <text:p>69051000</text:p>
          </table:table-cell>
          <table:table-cell table:formula="of:=IF([.L241]-[.I241]=0;0;1)" office:value-type="float" office:value="0" calcext:value-type="float">
            <text:p>0</text:p>
          </table:table-cell>
          <table:table-cell table:formula="of:=IF([.L241]-[.B2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421000" calcext:value-type="float">
            <text:p>142100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351000" calcext:value-type="float">
            <text:p>1351000</text:p>
          </table:table-cell>
          <table:table-cell table:formula="of:=IF([.E242]-[.B242]=0;0;1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834000" calcext:value-type="float">
            <text:p>1834000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983000" calcext:value-type="float">
            <text:p>1983000</text:p>
          </table:table-cell>
          <table:table-cell table:formula="of:=IF([.L242]-[.I242]=0;0;1)" office:value-type="float" office:value="0" calcext:value-type="float">
            <text:p>0</text:p>
          </table:table-cell>
          <table:table-cell table:formula="of:=IF([.L242]-[.B2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000" calcext:value-type="float">
            <text:p>50000</text:p>
          </table:table-cell>
          <table:table-cell office:value-type="float" office:value="252859999" calcext:value-type="float">
            <text:p>252859999</text:p>
          </table:table-cell>
          <table:table-cell office:value-type="float" office:value="241" calcext:value-type="float">
            <text:p>241</text:p>
          </table:table-cell>
          <table:table-cell office:value-type="float" office:value="50000" calcext:value-type="float">
            <text:p>50000</text:p>
          </table:table-cell>
          <table:table-cell office:value-type="float" office:value="253220000" calcext:value-type="float">
            <text:p>253220000</text:p>
          </table:table-cell>
          <table:table-cell table:formula="of:=IF([.E243]-[.B243]=0;0;1)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0000" calcext:value-type="float">
            <text:p>50000</text:p>
          </table:table-cell>
          <table:table-cell office:value-type="float" office:value="252373000" calcext:value-type="float">
            <text:p>252373000</text:p>
          </table:table-cell>
          <table:table-cell office:value-type="float" office:value="241" calcext:value-type="float">
            <text:p>241</text:p>
          </table:table-cell>
          <table:table-cell office:value-type="float" office:value="50000" calcext:value-type="float">
            <text:p>50000</text:p>
          </table:table-cell>
          <table:table-cell office:value-type="float" office:value="307595000" calcext:value-type="float">
            <text:p>307595000</text:p>
          </table:table-cell>
          <table:table-cell table:formula="of:=IF([.L243]-[.I243]=0;0;1)" office:value-type="float" office:value="0" calcext:value-type="float">
            <text:p>0</text:p>
          </table:table-cell>
          <table:table-cell table:formula="of:=IF([.L243]-[.B2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0000" calcext:value-type="float">
            <text:p>50000</text:p>
          </table:table-cell>
          <table:table-cell office:value-type="float" office:value="474721000" calcext:value-type="float">
            <text:p>474721000</text:p>
          </table:table-cell>
          <table:table-cell office:value-type="float" office:value="242" calcext:value-type="float">
            <text:p>242</text:p>
          </table:table-cell>
          <table:table-cell office:value-type="float" office:value="50000" calcext:value-type="float">
            <text:p>50000</text:p>
          </table:table-cell>
          <table:table-cell office:value-type="float" office:value="451855000" calcext:value-type="float">
            <text:p>451855000</text:p>
          </table:table-cell>
          <table:table-cell table:formula="of:=IF([.E244]-[.B244]=0;0;1)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0000" calcext:value-type="float">
            <text:p>50000</text:p>
          </table:table-cell>
          <table:table-cell office:value-type="float" office:value="470415000" calcext:value-type="float">
            <text:p>470415000</text:p>
          </table:table-cell>
          <table:table-cell office:value-type="float" office:value="242" calcext:value-type="float">
            <text:p>242</text:p>
          </table:table-cell>
          <table:table-cell office:value-type="float" office:value="50000" calcext:value-type="float">
            <text:p>50000</text:p>
          </table:table-cell>
          <table:table-cell office:value-type="float" office:value="380530000" calcext:value-type="float">
            <text:p>380530000</text:p>
          </table:table-cell>
          <table:table-cell table:formula="of:=IF([.L244]-[.I244]=0;0;1)" office:value-type="float" office:value="0" calcext:value-type="float">
            <text:p>0</text:p>
          </table:table-cell>
          <table:table-cell table:formula="of:=IF([.L244]-[.B2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0000" calcext:value-type="float">
            <text:p>50000</text:p>
          </table:table-cell>
          <table:table-cell office:value-type="float" office:value="186558000" calcext:value-type="float">
            <text:p>186558000</text:p>
          </table:table-cell>
          <table:table-cell office:value-type="float" office:value="243" calcext:value-type="float">
            <text:p>243</text:p>
          </table:table-cell>
          <table:table-cell office:value-type="float" office:value="50000" calcext:value-type="float">
            <text:p>50000</text:p>
          </table:table-cell>
          <table:table-cell office:value-type="float" office:value="185312999" calcext:value-type="float">
            <text:p>185312999</text:p>
          </table:table-cell>
          <table:table-cell table:formula="of:=IF([.E245]-[.B245]=0;0;1)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0000" calcext:value-type="float">
            <text:p>50000</text:p>
          </table:table-cell>
          <table:table-cell office:value-type="float" office:value="188189000" calcext:value-type="float">
            <text:p>188189000</text:p>
          </table:table-cell>
          <table:table-cell office:value-type="float" office:value="243" calcext:value-type="float">
            <text:p>243</text:p>
          </table:table-cell>
          <table:table-cell office:value-type="float" office:value="50000" calcext:value-type="float">
            <text:p>50000</text:p>
          </table:table-cell>
          <table:table-cell office:value-type="float" office:value="185849000" calcext:value-type="float">
            <text:p>185849000</text:p>
          </table:table-cell>
          <table:table-cell table:formula="of:=IF([.L245]-[.I245]=0;0;1)" office:value-type="float" office:value="0" calcext:value-type="float">
            <text:p>0</text:p>
          </table:table-cell>
          <table:table-cell table:formula="of:=IF([.L245]-[.B2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119013000" calcext:value-type="float">
            <text:p>1119013000</text:p>
          </table:table-cell>
          <table:table-cell office:value-type="float" office:value="244" calcext:value-type="float">
            <text:p>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154577000" calcext:value-type="float">
            <text:p>1154577000</text:p>
          </table:table-cell>
          <table:table-cell table:formula="of:=IF([.E246]-[.B246]=0;0;1)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117225000" calcext:value-type="float">
            <text:p>1117225000</text:p>
          </table:table-cell>
          <table:table-cell office:value-type="float" office:value="244" calcext:value-type="float">
            <text:p>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334916000" calcext:value-type="float">
            <text:p>1334916000</text:p>
          </table:table-cell>
          <table:table-cell table:formula="of:=IF([.L246]-[.I246]=0;0;1)" office:value-type="float" office:value="0" calcext:value-type="float">
            <text:p>0</text:p>
          </table:table-cell>
          <table:table-cell table:formula="of:=IF([.L246]-[.B2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054225000" calcext:value-type="float">
            <text:p>1054225000</text:p>
          </table:table-cell>
          <table:table-cell office:value-type="float" office:value="245" calcext:value-type="float">
            <text:p>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063744000" calcext:value-type="float">
            <text:p>1063744000</text:p>
          </table:table-cell>
          <table:table-cell table:formula="of:=IF([.E247]-[.B247]=0;0;1)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058659999" calcext:value-type="float">
            <text:p>1058659999</text:p>
          </table:table-cell>
          <table:table-cell office:value-type="float" office:value="245" calcext:value-type="float">
            <text:p>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124310999" calcext:value-type="float">
            <text:p>1124310999</text:p>
          </table:table-cell>
          <table:table-cell table:formula="of:=IF([.L247]-[.I247]=0;0;1)" office:value-type="float" office:value="0" calcext:value-type="float">
            <text:p>0</text:p>
          </table:table-cell>
          <table:table-cell table:formula="of:=IF([.L247]-[.B2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101328000" calcext:value-type="float">
            <text:p>10132800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8173000" calcext:value-type="float">
            <text:p>98173000</text:p>
          </table:table-cell>
          <table:table-cell table:formula="of:=IF([.E248]-[.B248]=0;0;1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101405000" calcext:value-type="float">
            <text:p>101405000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7513999" calcext:value-type="float">
            <text:p>97513999</text:p>
          </table:table-cell>
          <table:table-cell table:formula="of:=IF([.L248]-[.I248]=0;0;1)" office:value-type="float" office:value="0" calcext:value-type="float">
            <text:p>0</text:p>
          </table:table-cell>
          <table:table-cell table:formula="of:=IF([.L248]-[.B2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000" calcext:value-type="float">
            <text:p>50000</text:p>
          </table:table-cell>
          <table:table-cell office:value-type="float" office:value="363691000" calcext:value-type="float">
            <text:p>363691000</text:p>
          </table:table-cell>
          <table:table-cell office:value-type="float" office:value="247" calcext:value-type="float">
            <text:p>247</text:p>
          </table:table-cell>
          <table:table-cell office:value-type="float" office:value="50000" calcext:value-type="float">
            <text:p>50000</text:p>
          </table:table-cell>
          <table:table-cell office:value-type="float" office:value="352734999" calcext:value-type="float">
            <text:p>352734999</text:p>
          </table:table-cell>
          <table:table-cell table:formula="of:=IF([.E249]-[.B249]=0;0;1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50000" calcext:value-type="float">
            <text:p>50000</text:p>
          </table:table-cell>
          <table:table-cell office:value-type="float" office:value="360733000" calcext:value-type="float">
            <text:p>360733000</text:p>
          </table:table-cell>
          <table:table-cell office:value-type="float" office:value="247" calcext:value-type="float">
            <text:p>247</text:p>
          </table:table-cell>
          <table:table-cell office:value-type="float" office:value="50000" calcext:value-type="float">
            <text:p>50000</text:p>
          </table:table-cell>
          <table:table-cell office:value-type="float" office:value="412653000" calcext:value-type="float">
            <text:p>412653000</text:p>
          </table:table-cell>
          <table:table-cell table:formula="of:=IF([.L249]-[.I249]=0;0;1)" office:value-type="float" office:value="0" calcext:value-type="float">
            <text:p>0</text:p>
          </table:table-cell>
          <table:table-cell table:formula="of:=IF([.L249]-[.B2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56" calcext:value-type="float">
            <text:p>2156</text:p>
          </table:table-cell>
          <table:table-cell office:value-type="float" office:value="74227000" calcext:value-type="float">
            <text:p>74227000</text:p>
          </table:table-cell>
          <table:table-cell office:value-type="float" office:value="248" calcext:value-type="float">
            <text:p>248</text:p>
          </table:table-cell>
          <table:table-cell office:value-type="float" office:value="2156" calcext:value-type="float">
            <text:p>2156</text:p>
          </table:table-cell>
          <table:table-cell office:value-type="float" office:value="74752000" calcext:value-type="float">
            <text:p>74752000</text:p>
          </table:table-cell>
          <table:table-cell table:formula="of:=IF([.E250]-[.B250]=0;0;1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156" calcext:value-type="float">
            <text:p>2156</text:p>
          </table:table-cell>
          <table:table-cell office:value-type="float" office:value="75955000" calcext:value-type="float">
            <text:p>75955000</text:p>
          </table:table-cell>
          <table:table-cell office:value-type="float" office:value="248" calcext:value-type="float">
            <text:p>248</text:p>
          </table:table-cell>
          <table:table-cell office:value-type="float" office:value="2156" calcext:value-type="float">
            <text:p>2156</text:p>
          </table:table-cell>
          <table:table-cell office:value-type="float" office:value="95405999" calcext:value-type="float">
            <text:p>95405999</text:p>
          </table:table-cell>
          <table:table-cell table:formula="of:=IF([.L250]-[.I250]=0;0;1)" office:value-type="float" office:value="0" calcext:value-type="float">
            <text:p>0</text:p>
          </table:table-cell>
          <table:table-cell table:formula="of:=IF([.L250]-[.B2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551" calcext:value-type="float">
            <text:p>8551</text:p>
          </table:table-cell>
          <table:table-cell office:value-type="float" office:value="169864000" calcext:value-type="float">
            <text:p>169864000</text:p>
          </table:table-cell>
          <table:table-cell office:value-type="float" office:value="249" calcext:value-type="float">
            <text:p>249</text:p>
          </table:table-cell>
          <table:table-cell office:value-type="float" office:value="8551" calcext:value-type="float">
            <text:p>8551</text:p>
          </table:table-cell>
          <table:table-cell office:value-type="float" office:value="169028999" calcext:value-type="float">
            <text:p>169028999</text:p>
          </table:table-cell>
          <table:table-cell table:formula="of:=IF([.E251]-[.B251]=0;0;1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551" calcext:value-type="float">
            <text:p>8551</text:p>
          </table:table-cell>
          <table:table-cell office:value-type="float" office:value="174304000" calcext:value-type="float">
            <text:p>174304000</text:p>
          </table:table-cell>
          <table:table-cell office:value-type="float" office:value="249" calcext:value-type="float">
            <text:p>249</text:p>
          </table:table-cell>
          <table:table-cell office:value-type="float" office:value="8551" calcext:value-type="float">
            <text:p>8551</text:p>
          </table:table-cell>
          <table:table-cell office:value-type="float" office:value="191122000" calcext:value-type="float">
            <text:p>191122000</text:p>
          </table:table-cell>
          <table:table-cell table:formula="of:=IF([.L251]-[.I251]=0;0;1)" office:value-type="float" office:value="0" calcext:value-type="float">
            <text:p>0</text:p>
          </table:table-cell>
          <table:table-cell table:formula="of:=IF([.L251]-[.B2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00" calcext:value-type="float">
            <text:p>50000</text:p>
          </table:table-cell>
          <table:table-cell office:value-type="float" office:value="505194999" calcext:value-type="float">
            <text:p>505194999</text:p>
          </table:table-cell>
          <table:table-cell office:value-type="float" office:value="250" calcext:value-type="float">
            <text:p>250</text:p>
          </table:table-cell>
          <table:table-cell office:value-type="float" office:value="50000" calcext:value-type="float">
            <text:p>50000</text:p>
          </table:table-cell>
          <table:table-cell office:value-type="float" office:value="811739000" calcext:value-type="float">
            <text:p>811739000</text:p>
          </table:table-cell>
          <table:table-cell table:formula="of:=IF([.E252]-[.B252]=0;0;1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0000" calcext:value-type="float">
            <text:p>50000</text:p>
          </table:table-cell>
          <table:table-cell office:value-type="float" office:value="416519000" calcext:value-type="float">
            <text:p>416519000</text:p>
          </table:table-cell>
          <table:table-cell office:value-type="float" office:value="250" calcext:value-type="float">
            <text:p>250</text:p>
          </table:table-cell>
          <table:table-cell office:value-type="float" office:value="50000" calcext:value-type="float">
            <text:p>50000</text:p>
          </table:table-cell>
          <table:table-cell office:value-type="float" office:value="1021769999" calcext:value-type="float">
            <text:p>1021769999</text:p>
          </table:table-cell>
          <table:table-cell table:formula="of:=IF([.L252]-[.I252]=0;0;1)" office:value-type="float" office:value="0" calcext:value-type="float">
            <text:p>0</text:p>
          </table:table-cell>
          <table:table-cell table:formula="of:=IF([.L252]-[.B2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0000" calcext:value-type="float">
            <text:p>50000</text:p>
          </table:table-cell>
          <table:table-cell office:value-type="float" office:value="689777000" calcext:value-type="float">
            <text:p>689777000</text:p>
          </table:table-cell>
          <table:table-cell office:value-type="float" office:value="251" calcext:value-type="float">
            <text:p>251</text:p>
          </table:table-cell>
          <table:table-cell office:value-type="float" office:value="50000" calcext:value-type="float">
            <text:p>50000</text:p>
          </table:table-cell>
          <table:table-cell office:value-type="float" office:value="659489000" calcext:value-type="float">
            <text:p>659489000</text:p>
          </table:table-cell>
          <table:table-cell table:formula="of:=IF([.E253]-[.B253]=0;0;1)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50000" calcext:value-type="float">
            <text:p>50000</text:p>
          </table:table-cell>
          <table:table-cell office:value-type="float" office:value="686990000" calcext:value-type="float">
            <text:p>686990000</text:p>
          </table:table-cell>
          <table:table-cell office:value-type="float" office:value="251" calcext:value-type="float">
            <text:p>251</text:p>
          </table:table-cell>
          <table:table-cell office:value-type="float" office:value="50000" calcext:value-type="float">
            <text:p>50000</text:p>
          </table:table-cell>
          <table:table-cell office:value-type="float" office:value="808589999" calcext:value-type="float">
            <text:p>808589999</text:p>
          </table:table-cell>
          <table:table-cell table:formula="of:=IF([.L253]-[.I253]=0;0;1)" office:value-type="float" office:value="0" calcext:value-type="float">
            <text:p>0</text:p>
          </table:table-cell>
          <table:table-cell table:formula="of:=IF([.L253]-[.B2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0000" calcext:value-type="float">
            <text:p>50000</text:p>
          </table:table-cell>
          <table:table-cell office:value-type="float" office:value="635718999" calcext:value-type="float">
            <text:p>635718999</text:p>
          </table:table-cell>
          <table:table-cell office:value-type="float" office:value="252" calcext:value-type="float">
            <text:p>252</text:p>
          </table:table-cell>
          <table:table-cell office:value-type="float" office:value="50000" calcext:value-type="float">
            <text:p>50000</text:p>
          </table:table-cell>
          <table:table-cell office:value-type="float" office:value="612927999" calcext:value-type="float">
            <text:p>612927999</text:p>
          </table:table-cell>
          <table:table-cell table:formula="of:=IF([.E254]-[.B254]=0;0;1)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0000" calcext:value-type="float">
            <text:p>50000</text:p>
          </table:table-cell>
          <table:table-cell office:value-type="float" office:value="631280000" calcext:value-type="float">
            <text:p>631280000</text:p>
          </table:table-cell>
          <table:table-cell office:value-type="float" office:value="252" calcext:value-type="float">
            <text:p>252</text:p>
          </table:table-cell>
          <table:table-cell office:value-type="float" office:value="50000" calcext:value-type="float">
            <text:p>50000</text:p>
          </table:table-cell>
          <table:table-cell office:value-type="float" office:value="861873999" calcext:value-type="float">
            <text:p>861873999</text:p>
          </table:table-cell>
          <table:table-cell table:formula="of:=IF([.L254]-[.I254]=0;0;1)" office:value-type="float" office:value="0" calcext:value-type="float">
            <text:p>0</text:p>
          </table:table-cell>
          <table:table-cell table:formula="of:=IF([.L254]-[.B2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0000" calcext:value-type="float">
            <text:p>50000</text:p>
          </table:table-cell>
          <table:table-cell office:value-type="float" office:value="850984000" calcext:value-type="float">
            <text:p>850984000</text:p>
          </table:table-cell>
          <table:table-cell office:value-type="float" office:value="253" calcext:value-type="float">
            <text:p>253</text:p>
          </table:table-cell>
          <table:table-cell office:value-type="float" office:value="50000" calcext:value-type="float">
            <text:p>50000</text:p>
          </table:table-cell>
          <table:table-cell office:value-type="float" office:value="1559372000" calcext:value-type="float">
            <text:p>1559372000</text:p>
          </table:table-cell>
          <table:table-cell table:formula="of:=IF([.E255]-[.B255]=0;0;1)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50000" calcext:value-type="float">
            <text:p>50000</text:p>
          </table:table-cell>
          <table:table-cell office:value-type="float" office:value="846324000" calcext:value-type="float">
            <text:p>846324000</text:p>
          </table:table-cell>
          <table:table-cell office:value-type="float" office:value="253" calcext:value-type="float">
            <text:p>253</text:p>
          </table:table-cell>
          <table:table-cell office:value-type="float" office:value="50000" calcext:value-type="float">
            <text:p>50000</text:p>
          </table:table-cell>
          <table:table-cell office:value-type="float" office:value="1720356000" calcext:value-type="float">
            <text:p>1720356000</text:p>
          </table:table-cell>
          <table:table-cell table:formula="of:=IF([.L255]-[.I255]=0;0;1)" office:value-type="float" office:value="0" calcext:value-type="float">
            <text:p>0</text:p>
          </table:table-cell>
          <table:table-cell table:formula="of:=IF([.L255]-[.B2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000" calcext:value-type="float">
            <text:p>50000</text:p>
          </table:table-cell>
          <table:table-cell office:value-type="float" office:value="527684999" calcext:value-type="float">
            <text:p>527684999</text:p>
          </table:table-cell>
          <table:table-cell office:value-type="float" office:value="254" calcext:value-type="float">
            <text:p>254</text:p>
          </table:table-cell>
          <table:table-cell office:value-type="float" office:value="50000" calcext:value-type="float">
            <text:p>50000</text:p>
          </table:table-cell>
          <table:table-cell office:value-type="float" office:value="385015999" calcext:value-type="float">
            <text:p>385015999</text:p>
          </table:table-cell>
          <table:table-cell table:formula="of:=IF([.E256]-[.B256]=0;0;1)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50000" calcext:value-type="float">
            <text:p>50000</text:p>
          </table:table-cell>
          <table:table-cell office:value-type="float" office:value="524745000" calcext:value-type="float">
            <text:p>524745000</text:p>
          </table:table-cell>
          <table:table-cell office:value-type="float" office:value="254" calcext:value-type="float">
            <text:p>254</text:p>
          </table:table-cell>
          <table:table-cell office:value-type="float" office:value="50000" calcext:value-type="float">
            <text:p>50000</text:p>
          </table:table-cell>
          <table:table-cell office:value-type="float" office:value="388082999" calcext:value-type="float">
            <text:p>388082999</text:p>
          </table:table-cell>
          <table:table-cell table:formula="of:=IF([.L256]-[.I256]=0;0;1)" office:value-type="float" office:value="0" calcext:value-type="float">
            <text:p>0</text:p>
          </table:table-cell>
          <table:table-cell table:formula="of:=IF([.L256]-[.B2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0000" calcext:value-type="float">
            <text:p>50000</text:p>
          </table:table-cell>
          <table:table-cell office:value-type="float" office:value="1968276000" calcext:value-type="float">
            <text:p>1968276000</text:p>
          </table:table-cell>
          <table:table-cell office:value-type="float" office:value="255" calcext:value-type="float">
            <text:p>255</text:p>
          </table:table-cell>
          <table:table-cell office:value-type="float" office:value="50000" calcext:value-type="float">
            <text:p>50000</text:p>
          </table:table-cell>
          <table:table-cell office:value-type="float" office:value="1954737999" calcext:value-type="float">
            <text:p>1954737999</text:p>
          </table:table-cell>
          <table:table-cell table:formula="of:=IF([.E257]-[.B257]=0;0;1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0000" calcext:value-type="float">
            <text:p>50000</text:p>
          </table:table-cell>
          <table:table-cell office:value-type="float" office:value="1964265000" calcext:value-type="float">
            <text:p>1964265000</text:p>
          </table:table-cell>
          <table:table-cell office:value-type="float" office:value="255" calcext:value-type="float">
            <text:p>255</text:p>
          </table:table-cell>
          <table:table-cell office:value-type="float" office:value="50000" calcext:value-type="float">
            <text:p>50000</text:p>
          </table:table-cell>
          <table:table-cell office:value-type="float" office:value="2162349000" calcext:value-type="float">
            <text:p>2162349000</text:p>
          </table:table-cell>
          <table:table-cell table:formula="of:=IF([.L257]-[.I257]=0;0;1)" office:value-type="float" office:value="0" calcext:value-type="float">
            <text:p>0</text:p>
          </table:table-cell>
          <table:table-cell table:formula="of:=IF([.L257]-[.B2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91" calcext:value-type="float">
            <text:p>3891</text:p>
          </table:table-cell>
          <table:table-cell office:value-type="float" office:value="1801435000" calcext:value-type="float">
            <text:p>1801435000</text:p>
          </table:table-cell>
          <table:table-cell office:value-type="float" office:value="256" calcext:value-type="float">
            <text:p>256</text:p>
          </table:table-cell>
          <table:table-cell office:value-type="float" office:value="3891" calcext:value-type="float">
            <text:p>3891</text:p>
          </table:table-cell>
          <table:table-cell office:value-type="float" office:value="1860542999" calcext:value-type="float">
            <text:p>1860542999</text:p>
          </table:table-cell>
          <table:table-cell table:formula="of:=IF([.E258]-[.B258]=0;0;1)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891" calcext:value-type="float">
            <text:p>3891</text:p>
          </table:table-cell>
          <table:table-cell office:value-type="float" office:value="1771996000" calcext:value-type="float">
            <text:p>1771996000</text:p>
          </table:table-cell>
          <table:table-cell office:value-type="float" office:value="256" calcext:value-type="float">
            <text:p>256</text:p>
          </table:table-cell>
          <table:table-cell office:value-type="float" office:value="3891" calcext:value-type="float">
            <text:p>3891</text:p>
          </table:table-cell>
          <table:table-cell office:value-type="float" office:value="1849357000" calcext:value-type="float">
            <text:p>1849357000</text:p>
          </table:table-cell>
          <table:table-cell table:formula="of:=IF([.L258]-[.I258]=0;0;1)" office:value-type="float" office:value="0" calcext:value-type="float">
            <text:p>0</text:p>
          </table:table-cell>
          <table:table-cell table:formula="of:=IF([.L258]-[.B2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4848000" calcext:value-type="float">
            <text:p>4848000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4860000" calcext:value-type="float">
            <text:p>4860000</text:p>
          </table:table-cell>
          <table:table-cell table:formula="of:=IF([.E259]-[.B259]=0;0;1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5219000" calcext:value-type="float">
            <text:p>5219000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  <table:table-cell office:value-type="float" office:value="6144999" calcext:value-type="float">
            <text:p>6144999</text:p>
          </table:table-cell>
          <table:table-cell table:formula="of:=IF([.L259]-[.I259]=0;0;1)" office:value-type="float" office:value="0" calcext:value-type="float">
            <text:p>0</text:p>
          </table:table-cell>
          <table:table-cell table:formula="of:=IF([.L259]-[.B2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0000" calcext:value-type="float">
            <text:p>50000</text:p>
          </table:table-cell>
          <table:table-cell office:value-type="float" office:value="1151948000" calcext:value-type="float">
            <text:p>1151948000</text:p>
          </table:table-cell>
          <table:table-cell office:value-type="float" office:value="258" calcext:value-type="float">
            <text:p>258</text:p>
          </table:table-cell>
          <table:table-cell office:value-type="float" office:value="50000" calcext:value-type="float">
            <text:p>50000</text:p>
          </table:table-cell>
          <table:table-cell office:value-type="float" office:value="1177233000" calcext:value-type="float">
            <text:p>1177233000</text:p>
          </table:table-cell>
          <table:table-cell table:formula="of:=IF([.E260]-[.B260]=0;0;1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0000" calcext:value-type="float">
            <text:p>50000</text:p>
          </table:table-cell>
          <table:table-cell office:value-type="float" office:value="1156739999" calcext:value-type="float">
            <text:p>1156739999</text:p>
          </table:table-cell>
          <table:table-cell office:value-type="float" office:value="258" calcext:value-type="float">
            <text:p>258</text:p>
          </table:table-cell>
          <table:table-cell office:value-type="float" office:value="50000" calcext:value-type="float">
            <text:p>50000</text:p>
          </table:table-cell>
          <table:table-cell office:value-type="float" office:value="1369919000" calcext:value-type="float">
            <text:p>1369919000</text:p>
          </table:table-cell>
          <table:table-cell table:formula="of:=IF([.L260]-[.I260]=0;0;1)" office:value-type="float" office:value="0" calcext:value-type="float">
            <text:p>0</text:p>
          </table:table-cell>
          <table:table-cell table:formula="of:=IF([.L260]-[.B2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6842999" calcext:value-type="float">
            <text:p>6842999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6367999" calcext:value-type="float">
            <text:p>6367999</text:p>
          </table:table-cell>
          <table:table-cell table:formula="of:=IF([.E261]-[.B261]=0;0;1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7408000" calcext:value-type="float">
            <text:p>7408000</text:p>
          </table:table-cell>
          <table:table-cell office:value-type="float" office:value="259" calcext:value-type="float">
            <text:p>259</text:p>
          </table:table-cell>
          <table:table-cell office:value-type="float" office:value="432" calcext:value-type="float">
            <text:p>432</text:p>
          </table:table-cell>
          <table:table-cell office:value-type="float" office:value="6976000" calcext:value-type="float">
            <text:p>6976000</text:p>
          </table:table-cell>
          <table:table-cell table:formula="of:=IF([.L261]-[.I261]=0;0;1)" office:value-type="float" office:value="0" calcext:value-type="float">
            <text:p>0</text:p>
          </table:table-cell>
          <table:table-cell table:formula="of:=IF([.L261]-[.B2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00" calcext:value-type="float">
            <text:p>50000</text:p>
          </table:table-cell>
          <table:table-cell office:value-type="float" office:value="350444000" calcext:value-type="float">
            <text:p>350444000</text:p>
          </table:table-cell>
          <table:table-cell office:value-type="float" office:value="260" calcext:value-type="float">
            <text:p>260</text:p>
          </table:table-cell>
          <table:table-cell office:value-type="float" office:value="50000" calcext:value-type="float">
            <text:p>50000</text:p>
          </table:table-cell>
          <table:table-cell office:value-type="float" office:value="215186000" calcext:value-type="float">
            <text:p>215186000</text:p>
          </table:table-cell>
          <table:table-cell table:formula="of:=IF([.E262]-[.B262]=0;0;1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0000" calcext:value-type="float">
            <text:p>50000</text:p>
          </table:table-cell>
          <table:table-cell office:value-type="float" office:value="220625000" calcext:value-type="float">
            <text:p>220625000</text:p>
          </table:table-cell>
          <table:table-cell office:value-type="float" office:value="260" calcext:value-type="float">
            <text:p>260</text:p>
          </table:table-cell>
          <table:table-cell office:value-type="float" office:value="50000" calcext:value-type="float">
            <text:p>50000</text:p>
          </table:table-cell>
          <table:table-cell office:value-type="float" office:value="202896000" calcext:value-type="float">
            <text:p>202896000</text:p>
          </table:table-cell>
          <table:table-cell table:formula="of:=IF([.L262]-[.I262]=0;0;1)" office:value-type="float" office:value="0" calcext:value-type="float">
            <text:p>0</text:p>
          </table:table-cell>
          <table:table-cell table:formula="of:=IF([.L262]-[.B2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000" calcext:value-type="float">
            <text:p>50000</text:p>
          </table:table-cell>
          <table:table-cell office:value-type="float" office:value="763941000" calcext:value-type="float">
            <text:p>763941000</text:p>
          </table:table-cell>
          <table:table-cell office:value-type="float" office:value="261" calcext:value-type="float">
            <text:p>261</text:p>
          </table:table-cell>
          <table:table-cell office:value-type="float" office:value="50000" calcext:value-type="float">
            <text:p>50000</text:p>
          </table:table-cell>
          <table:table-cell office:value-type="float" office:value="765061000" calcext:value-type="float">
            <text:p>765061000</text:p>
          </table:table-cell>
          <table:table-cell table:formula="of:=IF([.E263]-[.B263]=0;0;1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50000" calcext:value-type="float">
            <text:p>50000</text:p>
          </table:table-cell>
          <table:table-cell office:value-type="float" office:value="769556000" calcext:value-type="float">
            <text:p>769556000</text:p>
          </table:table-cell>
          <table:table-cell office:value-type="float" office:value="261" calcext:value-type="float">
            <text:p>261</text:p>
          </table:table-cell>
          <table:table-cell office:value-type="float" office:value="50000" calcext:value-type="float">
            <text:p>50000</text:p>
          </table:table-cell>
          <table:table-cell office:value-type="float" office:value="839003000" calcext:value-type="float">
            <text:p>839003000</text:p>
          </table:table-cell>
          <table:table-cell table:formula="of:=IF([.L263]-[.I263]=0;0;1)" office:value-type="float" office:value="0" calcext:value-type="float">
            <text:p>0</text:p>
          </table:table-cell>
          <table:table-cell table:formula="of:=IF([.L263]-[.B2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9268000" calcext:value-type="float">
            <text:p>9268000</text:p>
          </table:table-cell>
          <table:table-cell table:formula="of:=IF([.E264]-[.B264]=0;0;1)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10617000" calcext:value-type="float">
            <text:p>10617000</text:p>
          </table:table-cell>
          <table:table-cell table:formula="of:=IF([.L264]-[.I264]=0;0;1)" office:value-type="float" office:value="0" calcext:value-type="float">
            <text:p>0</text:p>
          </table:table-cell>
          <table:table-cell table:formula="of:=IF([.L264]-[.B2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0000" calcext:value-type="float">
            <text:p>50000</text:p>
          </table:table-cell>
          <table:table-cell office:value-type="float" office:value="1061707000" calcext:value-type="float">
            <text:p>1061707000</text:p>
          </table:table-cell>
          <table:table-cell office:value-type="float" office:value="263" calcext:value-type="float">
            <text:p>263</text:p>
          </table:table-cell>
          <table:table-cell office:value-type="float" office:value="50000" calcext:value-type="float">
            <text:p>50000</text:p>
          </table:table-cell>
          <table:table-cell office:value-type="float" office:value="1075045000" calcext:value-type="float">
            <text:p>1075045000</text:p>
          </table:table-cell>
          <table:table-cell table:formula="of:=IF([.E265]-[.B265]=0;0;1)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50000" calcext:value-type="float">
            <text:p>50000</text:p>
          </table:table-cell>
          <table:table-cell office:value-type="float" office:value="1121567000" calcext:value-type="float">
            <text:p>1121567000</text:p>
          </table:table-cell>
          <table:table-cell office:value-type="float" office:value="263" calcext:value-type="float">
            <text:p>263</text:p>
          </table:table-cell>
          <table:table-cell office:value-type="float" office:value="50000" calcext:value-type="float">
            <text:p>50000</text:p>
          </table:table-cell>
          <table:table-cell office:value-type="float" office:value="1192807999" calcext:value-type="float">
            <text:p>1192807999</text:p>
          </table:table-cell>
          <table:table-cell table:formula="of:=IF([.L265]-[.I265]=0;0;1)" office:value-type="float" office:value="0" calcext:value-type="float">
            <text:p>0</text:p>
          </table:table-cell>
          <table:table-cell table:formula="of:=IF([.L265]-[.B2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344" calcext:value-type="float">
            <text:p>34344</text:p>
          </table:table-cell>
          <table:table-cell office:value-type="float" office:value="644609000" calcext:value-type="float">
            <text:p>644609000</text:p>
          </table:table-cell>
          <table:table-cell office:value-type="float" office:value="264" calcext:value-type="float">
            <text:p>264</text:p>
          </table:table-cell>
          <table:table-cell office:value-type="float" office:value="34344" calcext:value-type="float">
            <text:p>34344</text:p>
          </table:table-cell>
          <table:table-cell office:value-type="float" office:value="648092000" calcext:value-type="float">
            <text:p>648092000</text:p>
          </table:table-cell>
          <table:table-cell table:formula="of:=IF([.E266]-[.B266]=0;0;1)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4344" calcext:value-type="float">
            <text:p>34344</text:p>
          </table:table-cell>
          <table:table-cell office:value-type="float" office:value="651691000" calcext:value-type="float">
            <text:p>651691000</text:p>
          </table:table-cell>
          <table:table-cell office:value-type="float" office:value="264" calcext:value-type="float">
            <text:p>264</text:p>
          </table:table-cell>
          <table:table-cell office:value-type="float" office:value="34344" calcext:value-type="float">
            <text:p>34344</text:p>
          </table:table-cell>
          <table:table-cell office:value-type="float" office:value="694658000" calcext:value-type="float">
            <text:p>694658000</text:p>
          </table:table-cell>
          <table:table-cell table:formula="of:=IF([.L266]-[.I266]=0;0;1)" office:value-type="float" office:value="0" calcext:value-type="float">
            <text:p>0</text:p>
          </table:table-cell>
          <table:table-cell table:formula="of:=IF([.L266]-[.B2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000" calcext:value-type="float">
            <text:p>50000</text:p>
          </table:table-cell>
          <table:table-cell office:value-type="float" office:value="961727999" calcext:value-type="float">
            <text:p>961727999</text:p>
          </table:table-cell>
          <table:table-cell office:value-type="float" office:value="265" calcext:value-type="float">
            <text:p>265</text:p>
          </table:table-cell>
          <table:table-cell office:value-type="float" office:value="50000" calcext:value-type="float">
            <text:p>50000</text:p>
          </table:table-cell>
          <table:table-cell office:value-type="float" office:value="970019000" calcext:value-type="float">
            <text:p>970019000</text:p>
          </table:table-cell>
          <table:table-cell table:formula="of:=IF([.E267]-[.B267]=0;0;1)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0000" calcext:value-type="float">
            <text:p>50000</text:p>
          </table:table-cell>
          <table:table-cell office:value-type="float" office:value="426388999" calcext:value-type="float">
            <text:p>426388999</text:p>
          </table:table-cell>
          <table:table-cell office:value-type="float" office:value="265" calcext:value-type="float">
            <text:p>265</text:p>
          </table:table-cell>
          <table:table-cell office:value-type="float" office:value="50000" calcext:value-type="float">
            <text:p>50000</text:p>
          </table:table-cell>
          <table:table-cell office:value-type="float" office:value="275159999" calcext:value-type="float">
            <text:p>275159999</text:p>
          </table:table-cell>
          <table:table-cell table:formula="of:=IF([.L267]-[.I267]=0;0;1)" office:value-type="float" office:value="0" calcext:value-type="float">
            <text:p>0</text:p>
          </table:table-cell>
          <table:table-cell table:formula="of:=IF([.L267]-[.B2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803" calcext:value-type="float">
            <text:p>9803</text:p>
          </table:table-cell>
          <table:table-cell office:value-type="float" office:value="7784058000" calcext:value-type="float">
            <text:p>7784058000</text:p>
          </table:table-cell>
          <table:table-cell office:value-type="float" office:value="266" calcext:value-type="float">
            <text:p>266</text:p>
          </table:table-cell>
          <table:table-cell office:value-type="float" office:value="9803" calcext:value-type="float">
            <text:p>9803</text:p>
          </table:table-cell>
          <table:table-cell office:value-type="float" office:value="7561072999" calcext:value-type="float">
            <text:p>7561072999</text:p>
          </table:table-cell>
          <table:table-cell table:formula="of:=IF([.E268]-[.B268]=0;0;1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9803" calcext:value-type="float">
            <text:p>9803</text:p>
          </table:table-cell>
          <table:table-cell office:value-type="float" office:value="7876878000" calcext:value-type="float">
            <text:p>7876878000</text:p>
          </table:table-cell>
          <table:table-cell office:value-type="float" office:value="266" calcext:value-type="float">
            <text:p>266</text:p>
          </table:table-cell>
          <table:table-cell office:value-type="float" office:value="9803" calcext:value-type="float">
            <text:p>9803</text:p>
          </table:table-cell>
          <table:table-cell office:value-type="float" office:value="6017576000" calcext:value-type="float">
            <text:p>6017576000</text:p>
          </table:table-cell>
          <table:table-cell table:formula="of:=IF([.L268]-[.I268]=0;0;1)" office:value-type="float" office:value="0" calcext:value-type="float">
            <text:p>0</text:p>
          </table:table-cell>
          <table:table-cell table:formula="of:=IF([.L268]-[.B2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481" calcext:value-type="float">
            <text:p>16481</text:p>
          </table:table-cell>
          <table:table-cell office:value-type="float" office:value="255971000" calcext:value-type="float">
            <text:p>255971000</text:p>
          </table:table-cell>
          <table:table-cell office:value-type="float" office:value="267" calcext:value-type="float">
            <text:p>267</text:p>
          </table:table-cell>
          <table:table-cell office:value-type="float" office:value="16481" calcext:value-type="float">
            <text:p>16481</text:p>
          </table:table-cell>
          <table:table-cell office:value-type="float" office:value="250958000" calcext:value-type="float">
            <text:p>250958000</text:p>
          </table:table-cell>
          <table:table-cell table:formula="of:=IF([.E269]-[.B269]=0;0;1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16481" calcext:value-type="float">
            <text:p>16481</text:p>
          </table:table-cell>
          <table:table-cell office:value-type="float" office:value="256106999" calcext:value-type="float">
            <text:p>256106999</text:p>
          </table:table-cell>
          <table:table-cell office:value-type="float" office:value="267" calcext:value-type="float">
            <text:p>267</text:p>
          </table:table-cell>
          <table:table-cell office:value-type="float" office:value="16481" calcext:value-type="float">
            <text:p>16481</text:p>
          </table:table-cell>
          <table:table-cell office:value-type="float" office:value="349746000" calcext:value-type="float">
            <text:p>349746000</text:p>
          </table:table-cell>
          <table:table-cell table:formula="of:=IF([.L269]-[.I269]=0;0;1)" office:value-type="float" office:value="0" calcext:value-type="float">
            <text:p>0</text:p>
          </table:table-cell>
          <table:table-cell table:formula="of:=IF([.L269]-[.B2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000" calcext:value-type="float">
            <text:p>50000</text:p>
          </table:table-cell>
          <table:table-cell office:value-type="float" office:value="338825000" calcext:value-type="float">
            <text:p>338825000</text:p>
          </table:table-cell>
          <table:table-cell office:value-type="float" office:value="268" calcext:value-type="float">
            <text:p>268</text:p>
          </table:table-cell>
          <table:table-cell office:value-type="float" office:value="50000" calcext:value-type="float">
            <text:p>50000</text:p>
          </table:table-cell>
          <table:table-cell office:value-type="float" office:value="329555000" calcext:value-type="float">
            <text:p>329555000</text:p>
          </table:table-cell>
          <table:table-cell table:formula="of:=IF([.E270]-[.B270]=0;0;1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0000" calcext:value-type="float">
            <text:p>50000</text:p>
          </table:table-cell>
          <table:table-cell office:value-type="float" office:value="337448000" calcext:value-type="float">
            <text:p>337448000</text:p>
          </table:table-cell>
          <table:table-cell office:value-type="float" office:value="268" calcext:value-type="float">
            <text:p>268</text:p>
          </table:table-cell>
          <table:table-cell office:value-type="float" office:value="50000" calcext:value-type="float">
            <text:p>50000</text:p>
          </table:table-cell>
          <table:table-cell office:value-type="float" office:value="315779000" calcext:value-type="float">
            <text:p>315779000</text:p>
          </table:table-cell>
          <table:table-cell table:formula="of:=IF([.L270]-[.I270]=0;0;1)" office:value-type="float" office:value="0" calcext:value-type="float">
            <text:p>0</text:p>
          </table:table-cell>
          <table:table-cell table:formula="of:=IF([.L270]-[.B2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0000" calcext:value-type="float">
            <text:p>50000</text:p>
          </table:table-cell>
          <table:table-cell office:value-type="float" office:value="366660999" calcext:value-type="float">
            <text:p>366660999</text:p>
          </table:table-cell>
          <table:table-cell office:value-type="float" office:value="269" calcext:value-type="float">
            <text:p>269</text:p>
          </table:table-cell>
          <table:table-cell office:value-type="float" office:value="50000" calcext:value-type="float">
            <text:p>50000</text:p>
          </table:table-cell>
          <table:table-cell office:value-type="float" office:value="357105000" calcext:value-type="float">
            <text:p>357105000</text:p>
          </table:table-cell>
          <table:table-cell table:formula="of:=IF([.E271]-[.B271]=0;0;1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0000" calcext:value-type="float">
            <text:p>50000</text:p>
          </table:table-cell>
          <table:table-cell office:value-type="float" office:value="367224999" calcext:value-type="float">
            <text:p>367224999</text:p>
          </table:table-cell>
          <table:table-cell office:value-type="float" office:value="269" calcext:value-type="float">
            <text:p>269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88000" calcext:value-type="float">
            <text:p>339088000</text:p>
          </table:table-cell>
          <table:table-cell table:formula="of:=IF([.L271]-[.I271]=0;0;1)" office:value-type="float" office:value="0" calcext:value-type="float">
            <text:p>0</text:p>
          </table:table-cell>
          <table:table-cell table:formula="of:=IF([.L271]-[.B2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621" calcext:value-type="float">
            <text:p>49621</text:p>
          </table:table-cell>
          <table:table-cell office:value-type="float" office:value="1490060999" calcext:value-type="float">
            <text:p>1490060999</text:p>
          </table:table-cell>
          <table:table-cell office:value-type="float" office:value="270" calcext:value-type="float">
            <text:p>270</text:p>
          </table:table-cell>
          <table:table-cell office:value-type="float" office:value="49621" calcext:value-type="float">
            <text:p>49621</text:p>
          </table:table-cell>
          <table:table-cell office:value-type="float" office:value="1467383000" calcext:value-type="float">
            <text:p>1467383000</text:p>
          </table:table-cell>
          <table:table-cell table:formula="of:=IF([.E272]-[.B272]=0;0;1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9621" calcext:value-type="float">
            <text:p>49621</text:p>
          </table:table-cell>
          <table:table-cell office:value-type="float" office:value="1488416000" calcext:value-type="float">
            <text:p>1488416000</text:p>
          </table:table-cell>
          <table:table-cell office:value-type="float" office:value="270" calcext:value-type="float">
            <text:p>270</text:p>
          </table:table-cell>
          <table:table-cell office:value-type="float" office:value="49621" calcext:value-type="float">
            <text:p>49621</text:p>
          </table:table-cell>
          <table:table-cell office:value-type="float" office:value="1483685000" calcext:value-type="float">
            <text:p>1483685000</text:p>
          </table:table-cell>
          <table:table-cell table:formula="of:=IF([.L272]-[.I272]=0;0;1)" office:value-type="float" office:value="0" calcext:value-type="float">
            <text:p>0</text:p>
          </table:table-cell>
          <table:table-cell table:formula="of:=IF([.L272]-[.B2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0000" calcext:value-type="float">
            <text:p>50000</text:p>
          </table:table-cell>
          <table:table-cell office:value-type="float" office:value="298724999" calcext:value-type="float">
            <text:p>298724999</text:p>
          </table:table-cell>
          <table:table-cell office:value-type="float" office:value="271" calcext:value-type="float">
            <text:p>271</text:p>
          </table:table-cell>
          <table:table-cell office:value-type="float" office:value="50000" calcext:value-type="float">
            <text:p>50000</text:p>
          </table:table-cell>
          <table:table-cell office:value-type="float" office:value="285608000" calcext:value-type="float">
            <text:p>285608000</text:p>
          </table:table-cell>
          <table:table-cell table:formula="of:=IF([.E273]-[.B273]=0;0;1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0000" calcext:value-type="float">
            <text:p>50000</text:p>
          </table:table-cell>
          <table:table-cell office:value-type="float" office:value="296878000" calcext:value-type="float">
            <text:p>296878000</text:p>
          </table:table-cell>
          <table:table-cell office:value-type="float" office:value="271" calcext:value-type="float">
            <text:p>271</text:p>
          </table:table-cell>
          <table:table-cell office:value-type="float" office:value="50000" calcext:value-type="float">
            <text:p>50000</text:p>
          </table:table-cell>
          <table:table-cell office:value-type="float" office:value="278935000" calcext:value-type="float">
            <text:p>278935000</text:p>
          </table:table-cell>
          <table:table-cell table:formula="of:=IF([.L273]-[.I273]=0;0;1)" office:value-type="float" office:value="0" calcext:value-type="float">
            <text:p>0</text:p>
          </table:table-cell>
          <table:table-cell table:formula="of:=IF([.L273]-[.B2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table:formula="of:=IF([.E274]-[.B274]=0;0;1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L274]-[.I274]=0;0;1)" office:value-type="float" office:value="0" calcext:value-type="float">
            <text:p>0</text:p>
          </table:table-cell>
          <table:table-cell table:formula="of:=IF([.L274]-[.B2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0000" calcext:value-type="float">
            <text:p>50000</text:p>
          </table:table-cell>
          <table:table-cell office:value-type="float" office:value="692176999" calcext:value-type="float">
            <text:p>692176999</text:p>
          </table:table-cell>
          <table:table-cell office:value-type="float" office:value="273" calcext:value-type="float">
            <text:p>273</text:p>
          </table:table-cell>
          <table:table-cell office:value-type="float" office:value="50000" calcext:value-type="float">
            <text:p>50000</text:p>
          </table:table-cell>
          <table:table-cell office:value-type="float" office:value="667094000" calcext:value-type="float">
            <text:p>667094000</text:p>
          </table:table-cell>
          <table:table-cell table:formula="of:=IF([.E275]-[.B275]=0;0;1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50000" calcext:value-type="float">
            <text:p>50000</text:p>
          </table:table-cell>
          <table:table-cell office:value-type="float" office:value="682662000" calcext:value-type="float">
            <text:p>682662000</text:p>
          </table:table-cell>
          <table:table-cell office:value-type="float" office:value="273" calcext:value-type="float">
            <text:p>273</text:p>
          </table:table-cell>
          <table:table-cell office:value-type="float" office:value="50000" calcext:value-type="float">
            <text:p>50000</text:p>
          </table:table-cell>
          <table:table-cell office:value-type="float" office:value="631629000" calcext:value-type="float">
            <text:p>631629000</text:p>
          </table:table-cell>
          <table:table-cell table:formula="of:=IF([.L275]-[.I275]=0;0;1)" office:value-type="float" office:value="0" calcext:value-type="float">
            <text:p>0</text:p>
          </table:table-cell>
          <table:table-cell table:formula="of:=IF([.L275]-[.B2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8071000" calcext:value-type="float">
            <text:p>3807100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7049000" calcext:value-type="float">
            <text:p>37049000</text:p>
          </table:table-cell>
          <table:table-cell table:formula="of:=IF([.E276]-[.B276]=0;0;1)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8032000" calcext:value-type="float">
            <text:p>38032000</text:p>
          </table:table-cell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37013000" calcext:value-type="float">
            <text:p>37013000</text:p>
          </table:table-cell>
          <table:table-cell table:formula="of:=IF([.L276]-[.I276]=0;0;1)" office:value-type="float" office:value="0" calcext:value-type="float">
            <text:p>0</text:p>
          </table:table-cell>
          <table:table-cell table:formula="of:=IF([.L276]-[.B2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000" calcext:value-type="float">
            <text:p>50000</text:p>
          </table:table-cell>
          <table:table-cell office:value-type="float" office:value="1011150999" calcext:value-type="float">
            <text:p>1011150999</text:p>
          </table:table-cell>
          <table:table-cell office:value-type="float" office:value="275" calcext:value-type="float">
            <text:p>275</text:p>
          </table:table-cell>
          <table:table-cell office:value-type="float" office:value="50000" calcext:value-type="float">
            <text:p>50000</text:p>
          </table:table-cell>
          <table:table-cell office:value-type="float" office:value="875612000" calcext:value-type="float">
            <text:p>875612000</text:p>
          </table:table-cell>
          <table:table-cell table:formula="of:=IF([.E277]-[.B277]=0;0;1)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0000" calcext:value-type="float">
            <text:p>50000</text:p>
          </table:table-cell>
          <table:table-cell office:value-type="float" office:value="1021142999" calcext:value-type="float">
            <text:p>1021142999</text:p>
          </table:table-cell>
          <table:table-cell office:value-type="float" office:value="275" calcext:value-type="float">
            <text:p>275</text:p>
          </table:table-cell>
          <table:table-cell office:value-type="float" office:value="50000" calcext:value-type="float">
            <text:p>50000</text:p>
          </table:table-cell>
          <table:table-cell office:value-type="float" office:value="950410000" calcext:value-type="float">
            <text:p>950410000</text:p>
          </table:table-cell>
          <table:table-cell table:formula="of:=IF([.L277]-[.I277]=0;0;1)" office:value-type="float" office:value="0" calcext:value-type="float">
            <text:p>0</text:p>
          </table:table-cell>
          <table:table-cell table:formula="of:=IF([.L277]-[.B2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000" calcext:value-type="float">
            <text:p>50000</text:p>
          </table:table-cell>
          <table:table-cell office:value-type="float" office:value="186845999" calcext:value-type="float">
            <text:p>186845999</text:p>
          </table:table-cell>
          <table:table-cell office:value-type="float" office:value="276" calcext:value-type="float">
            <text:p>276</text:p>
          </table:table-cell>
          <table:table-cell office:value-type="float" office:value="50000" calcext:value-type="float">
            <text:p>50000</text:p>
          </table:table-cell>
          <table:table-cell office:value-type="float" office:value="185477000" calcext:value-type="float">
            <text:p>185477000</text:p>
          </table:table-cell>
          <table:table-cell table:formula="of:=IF([.E278]-[.B278]=0;0;1)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0000" calcext:value-type="float">
            <text:p>50000</text:p>
          </table:table-cell>
          <table:table-cell office:value-type="float" office:value="188073000" calcext:value-type="float">
            <text:p>188073000</text:p>
          </table:table-cell>
          <table:table-cell office:value-type="float" office:value="276" calcext:value-type="float">
            <text:p>276</text:p>
          </table:table-cell>
          <table:table-cell office:value-type="float" office:value="50000" calcext:value-type="float">
            <text:p>50000</text:p>
          </table:table-cell>
          <table:table-cell office:value-type="float" office:value="185304000" calcext:value-type="float">
            <text:p>185304000</text:p>
          </table:table-cell>
          <table:table-cell table:formula="of:=IF([.L278]-[.I278]=0;0;1)" office:value-type="float" office:value="0" calcext:value-type="float">
            <text:p>0</text:p>
          </table:table-cell>
          <table:table-cell table:formula="of:=IF([.L278]-[.B2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6085732999" calcext:value-type="float">
            <text:p>6085732999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900086000" calcext:value-type="float">
            <text:p>5900086000</text:p>
          </table:table-cell>
          <table:table-cell table:formula="of:=IF([.E279]-[.B279]=0;0;1)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6021541999" calcext:value-type="float">
            <text:p>6021541999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5718469000" calcext:value-type="float">
            <text:p>5718469000</text:p>
          </table:table-cell>
          <table:table-cell table:formula="of:=IF([.L279]-[.I279]=0;0;1)" office:value-type="float" office:value="0" calcext:value-type="float">
            <text:p>0</text:p>
          </table:table-cell>
          <table:table-cell table:formula="of:=IF([.L279]-[.B2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0000" calcext:value-type="float">
            <text:p>50000</text:p>
          </table:table-cell>
          <table:table-cell office:value-type="float" office:value="784872000" calcext:value-type="float">
            <text:p>784872000</text:p>
          </table:table-cell>
          <table:table-cell office:value-type="float" office:value="278" calcext:value-type="float">
            <text:p>278</text:p>
          </table:table-cell>
          <table:table-cell office:value-type="float" office:value="50000" calcext:value-type="float">
            <text:p>50000</text:p>
          </table:table-cell>
          <table:table-cell office:value-type="float" office:value="791661000" calcext:value-type="float">
            <text:p>791661000</text:p>
          </table:table-cell>
          <table:table-cell table:formula="of:=IF([.E280]-[.B280]=0;0;1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0000" calcext:value-type="float">
            <text:p>50000</text:p>
          </table:table-cell>
          <table:table-cell office:value-type="float" office:value="785078000" calcext:value-type="float">
            <text:p>785078000</text:p>
          </table:table-cell>
          <table:table-cell office:value-type="float" office:value="278" calcext:value-type="float">
            <text:p>278</text:p>
          </table:table-cell>
          <table:table-cell office:value-type="float" office:value="50000" calcext:value-type="float">
            <text:p>50000</text:p>
          </table:table-cell>
          <table:table-cell office:value-type="float" office:value="861077000" calcext:value-type="float">
            <text:p>861077000</text:p>
          </table:table-cell>
          <table:table-cell table:formula="of:=IF([.L280]-[.I280]=0;0;1)" office:value-type="float" office:value="0" calcext:value-type="float">
            <text:p>0</text:p>
          </table:table-cell>
          <table:table-cell table:formula="of:=IF([.L280]-[.B2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292000" calcext:value-type="float">
            <text:p>7292000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252000" calcext:value-type="float">
            <text:p>7252000</text:p>
          </table:table-cell>
          <table:table-cell table:formula="of:=IF([.E281]-[.B281]=0;0;1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7770999" calcext:value-type="float">
            <text:p>7770999</text:p>
          </table:table-cell>
          <table:table-cell office:value-type="float" office:value="279" calcext:value-type="float">
            <text:p>279</text:p>
          </table:table-cell>
          <table:table-cell office:value-type="float" office:value="617" calcext:value-type="float">
            <text:p>617</text:p>
          </table:table-cell>
          <table:table-cell office:value-type="float" office:value="9975999" calcext:value-type="float">
            <text:p>9975999</text:p>
          </table:table-cell>
          <table:table-cell table:formula="of:=IF([.L281]-[.I281]=0;0;1)" office:value-type="float" office:value="0" calcext:value-type="float">
            <text:p>0</text:p>
          </table:table-cell>
          <table:table-cell table:formula="of:=IF([.L281]-[.B2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0000" calcext:value-type="float">
            <text:p>50000</text:p>
          </table:table-cell>
          <table:table-cell office:value-type="float" office:value="329528000" calcext:value-type="float">
            <text:p>329528000</text:p>
          </table:table-cell>
          <table:table-cell office:value-type="float" office:value="280" calcext:value-type="float">
            <text:p>280</text:p>
          </table:table-cell>
          <table:table-cell office:value-type="float" office:value="50000" calcext:value-type="float">
            <text:p>50000</text:p>
          </table:table-cell>
          <table:table-cell office:value-type="float" office:value="332491000" calcext:value-type="float">
            <text:p>332491000</text:p>
          </table:table-cell>
          <table:table-cell table:formula="of:=IF([.E282]-[.B282]=0;0;1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0000" calcext:value-type="float">
            <text:p>50000</text:p>
          </table:table-cell>
          <table:table-cell office:value-type="float" office:value="329965000" calcext:value-type="float">
            <text:p>329965000</text:p>
          </table:table-cell>
          <table:table-cell office:value-type="float" office:value="280" calcext:value-type="float">
            <text:p>280</text:p>
          </table:table-cell>
          <table:table-cell office:value-type="float" office:value="50000" calcext:value-type="float">
            <text:p>50000</text:p>
          </table:table-cell>
          <table:table-cell office:value-type="float" office:value="397229000" calcext:value-type="float">
            <text:p>397229000</text:p>
          </table:table-cell>
          <table:table-cell table:formula="of:=IF([.L282]-[.I282]=0;0;1)" office:value-type="float" office:value="0" calcext:value-type="float">
            <text:p>0</text:p>
          </table:table-cell>
          <table:table-cell table:formula="of:=IF([.L282]-[.B2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000" calcext:value-type="float">
            <text:p>50000</text:p>
          </table:table-cell>
          <table:table-cell office:value-type="float" office:value="967557999" calcext:value-type="float">
            <text:p>967557999</text:p>
          </table:table-cell>
          <table:table-cell office:value-type="float" office:value="281" calcext:value-type="float">
            <text:p>281</text:p>
          </table:table-cell>
          <table:table-cell office:value-type="float" office:value="50000" calcext:value-type="float">
            <text:p>50000</text:p>
          </table:table-cell>
          <table:table-cell office:value-type="float" office:value="980211000" calcext:value-type="float">
            <text:p>980211000</text:p>
          </table:table-cell>
          <table:table-cell table:formula="of:=IF([.E283]-[.B283]=0;0;1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0000" calcext:value-type="float">
            <text:p>50000</text:p>
          </table:table-cell>
          <table:table-cell office:value-type="float" office:value="977868000" calcext:value-type="float">
            <text:p>977868000</text:p>
          </table:table-cell>
          <table:table-cell office:value-type="float" office:value="281" calcext:value-type="float">
            <text:p>281</text:p>
          </table:table-cell>
          <table:table-cell office:value-type="float" office:value="50000" calcext:value-type="float">
            <text:p>50000</text:p>
          </table:table-cell>
          <table:table-cell office:value-type="float" office:value="1094005000" calcext:value-type="float">
            <text:p>1094005000</text:p>
          </table:table-cell>
          <table:table-cell table:formula="of:=IF([.L283]-[.I283]=0;0;1)" office:value-type="float" office:value="0" calcext:value-type="float">
            <text:p>0</text:p>
          </table:table-cell>
          <table:table-cell table:formula="of:=IF([.L283]-[.B2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0000" calcext:value-type="float">
            <text:p>50000</text:p>
          </table:table-cell>
          <table:table-cell office:value-type="float" office:value="1227406000" calcext:value-type="float">
            <text:p>1227406000</text:p>
          </table:table-cell>
          <table:table-cell office:value-type="float" office:value="282" calcext:value-type="float">
            <text:p>282</text:p>
          </table:table-cell>
          <table:table-cell office:value-type="float" office:value="50000" calcext:value-type="float">
            <text:p>50000</text:p>
          </table:table-cell>
          <table:table-cell office:value-type="float" office:value="1074193999" calcext:value-type="float">
            <text:p>1074193999</text:p>
          </table:table-cell>
          <table:table-cell table:formula="of:=IF([.E284]-[.B284]=0;0;1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50000" calcext:value-type="float">
            <text:p>50000</text:p>
          </table:table-cell>
          <table:table-cell office:value-type="float" office:value="1207682000" calcext:value-type="float">
            <text:p>1207682000</text:p>
          </table:table-cell>
          <table:table-cell office:value-type="float" office:value="282" calcext:value-type="float">
            <text:p>282</text:p>
          </table:table-cell>
          <table:table-cell office:value-type="float" office:value="50000" calcext:value-type="float">
            <text:p>50000</text:p>
          </table:table-cell>
          <table:table-cell office:value-type="float" office:value="1124480000" calcext:value-type="float">
            <text:p>1124480000</text:p>
          </table:table-cell>
          <table:table-cell table:formula="of:=IF([.L284]-[.I284]=0;0;1)" office:value-type="float" office:value="0" calcext:value-type="float">
            <text:p>0</text:p>
          </table:table-cell>
          <table:table-cell table:formula="of:=IF([.L284]-[.B2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287000" calcext:value-type="float">
            <text:p>228700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23000" calcext:value-type="float">
            <text:p>2023000</text:p>
          </table:table-cell>
          <table:table-cell table:formula="of:=IF([.E285]-[.B285]=0;0;1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229000" calcext:value-type="float">
            <text:p>222900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150999" calcext:value-type="float">
            <text:p>2150999</text:p>
          </table:table-cell>
          <table:table-cell table:formula="of:=IF([.L285]-[.I285]=0;0;1)" office:value-type="float" office:value="0" calcext:value-type="float">
            <text:p>0</text:p>
          </table:table-cell>
          <table:table-cell table:formula="of:=IF([.L285]-[.B2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0000" calcext:value-type="float">
            <text:p>50000</text:p>
          </table:table-cell>
          <table:table-cell office:value-type="float" office:value="102078999" calcext:value-type="float">
            <text:p>102078999</text:p>
          </table:table-cell>
          <table:table-cell office:value-type="float" office:value="284" calcext:value-type="float">
            <text:p>284</text:p>
          </table:table-cell>
          <table:table-cell office:value-type="float" office:value="50000" calcext:value-type="float">
            <text:p>50000</text:p>
          </table:table-cell>
          <table:table-cell office:value-type="float" office:value="104328999" calcext:value-type="float">
            <text:p>104328999</text:p>
          </table:table-cell>
          <table:table-cell table:formula="of:=IF([.E286]-[.B286]=0;0;1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0000" calcext:value-type="float">
            <text:p>50000</text:p>
          </table:table-cell>
          <table:table-cell office:value-type="float" office:value="102538999" calcext:value-type="float">
            <text:p>102538999</text:p>
          </table:table-cell>
          <table:table-cell office:value-type="float" office:value="284" calcext:value-type="float">
            <text:p>284</text:p>
          </table:table-cell>
          <table:table-cell office:value-type="float" office:value="50000" calcext:value-type="float">
            <text:p>50000</text:p>
          </table:table-cell>
          <table:table-cell office:value-type="float" office:value="115210000" calcext:value-type="float">
            <text:p>115210000</text:p>
          </table:table-cell>
          <table:table-cell table:formula="of:=IF([.L286]-[.I286]=0;0;1)" office:value-type="float" office:value="0" calcext:value-type="float">
            <text:p>0</text:p>
          </table:table-cell>
          <table:table-cell table:formula="of:=IF([.L286]-[.B2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0000" calcext:value-type="float">
            <text:p>50000</text:p>
          </table:table-cell>
          <table:table-cell office:value-type="float" office:value="849123000" calcext:value-type="float">
            <text:p>849123000</text:p>
          </table:table-cell>
          <table:table-cell office:value-type="float" office:value="285" calcext:value-type="float">
            <text:p>285</text:p>
          </table:table-cell>
          <table:table-cell office:value-type="float" office:value="50000" calcext:value-type="float">
            <text:p>50000</text:p>
          </table:table-cell>
          <table:table-cell office:value-type="float" office:value="734371000" calcext:value-type="float">
            <text:p>734371000</text:p>
          </table:table-cell>
          <table:table-cell table:formula="of:=IF([.E287]-[.B287]=0;0;1)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0000" calcext:value-type="float">
            <text:p>50000</text:p>
          </table:table-cell>
          <table:table-cell office:value-type="float" office:value="836372999" calcext:value-type="float">
            <text:p>836372999</text:p>
          </table:table-cell>
          <table:table-cell office:value-type="float" office:value="285" calcext:value-type="float">
            <text:p>285</text:p>
          </table:table-cell>
          <table:table-cell office:value-type="float" office:value="50000" calcext:value-type="float">
            <text:p>50000</text:p>
          </table:table-cell>
          <table:table-cell office:value-type="float" office:value="747448000" calcext:value-type="float">
            <text:p>747448000</text:p>
          </table:table-cell>
          <table:table-cell table:formula="of:=IF([.L287]-[.I287]=0;0;1)" office:value-type="float" office:value="0" calcext:value-type="float">
            <text:p>0</text:p>
          </table:table-cell>
          <table:table-cell table:formula="of:=IF([.L287]-[.B2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0000" calcext:value-type="float">
            <text:p>50000</text:p>
          </table:table-cell>
          <table:table-cell office:value-type="float" office:value="753242000" calcext:value-type="float">
            <text:p>753242000</text:p>
          </table:table-cell>
          <table:table-cell office:value-type="float" office:value="286" calcext:value-type="float">
            <text:p>286</text:p>
          </table:table-cell>
          <table:table-cell office:value-type="float" office:value="50000" calcext:value-type="float">
            <text:p>50000</text:p>
          </table:table-cell>
          <table:table-cell office:value-type="float" office:value="755904999" calcext:value-type="float">
            <text:p>755904999</text:p>
          </table:table-cell>
          <table:table-cell table:formula="of:=IF([.E288]-[.B288]=0;0;1)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50000" calcext:value-type="float">
            <text:p>50000</text:p>
          </table:table-cell>
          <table:table-cell office:value-type="float" office:value="748973999" calcext:value-type="float">
            <text:p>748973999</text:p>
          </table:table-cell>
          <table:table-cell office:value-type="float" office:value="286" calcext:value-type="float">
            <text:p>286</text:p>
          </table:table-cell>
          <table:table-cell office:value-type="float" office:value="50000" calcext:value-type="float">
            <text:p>50000</text:p>
          </table:table-cell>
          <table:table-cell office:value-type="float" office:value="880795999" calcext:value-type="float">
            <text:p>880795999</text:p>
          </table:table-cell>
          <table:table-cell table:formula="of:=IF([.L288]-[.I288]=0;0;1)" office:value-type="float" office:value="0" calcext:value-type="float">
            <text:p>0</text:p>
          </table:table-cell>
          <table:table-cell table:formula="of:=IF([.L288]-[.B2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4753999" calcext:value-type="float">
            <text:p>44753999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3119000" calcext:value-type="float">
            <text:p>43119000</text:p>
          </table:table-cell>
          <table:table-cell table:formula="of:=IF([.E289]-[.B289]=0;0;1)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4723000" calcext:value-type="float">
            <text:p>44723000</text:p>
          </table:table-cell>
          <table:table-cell office:value-type="float" office:value="287" calcext:value-type="float">
            <text:p>287</text:p>
          </table:table-cell>
          <table:table-cell office:value-type="float" office:value="340" calcext:value-type="float">
            <text:p>340</text:p>
          </table:table-cell>
          <table:table-cell office:value-type="float" office:value="41797999" calcext:value-type="float">
            <text:p>41797999</text:p>
          </table:table-cell>
          <table:table-cell table:formula="of:=IF([.L289]-[.I289]=0;0;1)" office:value-type="float" office:value="0" calcext:value-type="float">
            <text:p>0</text:p>
          </table:table-cell>
          <table:table-cell table:formula="of:=IF([.L289]-[.B2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2723999" calcext:value-type="float">
            <text:p>22723999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2106000" calcext:value-type="float">
            <text:p>22106000</text:p>
          </table:table-cell>
          <table:table-cell table:formula="of:=IF([.E290]-[.B290]=0;0;1)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2903000" calcext:value-type="float">
            <text:p>22903000</text:p>
          </table:table-cell>
          <table:table-cell office:value-type="float" office:value="288" calcext:value-type="float">
            <text:p>288</text:p>
          </table:table-cell>
          <table:table-cell office:value-type="float" office:value="202" calcext:value-type="float">
            <text:p>202</text:p>
          </table:table-cell>
          <table:table-cell office:value-type="float" office:value="22404000" calcext:value-type="float">
            <text:p>22404000</text:p>
          </table:table-cell>
          <table:table-cell table:formula="of:=IF([.L290]-[.I290]=0;0;1)" office:value-type="float" office:value="0" calcext:value-type="float">
            <text:p>0</text:p>
          </table:table-cell>
          <table:table-cell table:formula="of:=IF([.L290]-[.B2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office:value-type="float" office:value="453595000" calcext:value-type="float">
            <text:p>453595000</text:p>
          </table:table-cell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office:value-type="float" office:value="318946000" calcext:value-type="float">
            <text:p>318946000</text:p>
          </table:table-cell>
          <table:table-cell table:formula="of:=IF([.E291]-[.B291]=0;0;1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office:value-type="float" office:value="330341999" calcext:value-type="float">
            <text:p>330341999</text:p>
          </table:table-cell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office:value-type="float" office:value="332820000" calcext:value-type="float">
            <text:p>332820000</text:p>
          </table:table-cell>
          <table:table-cell table:formula="of:=IF([.L291]-[.I291]=0;0;1)" office:value-type="float" office:value="0" calcext:value-type="float">
            <text:p>0</text:p>
          </table:table-cell>
          <table:table-cell table:formula="of:=IF([.L291]-[.B2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000" calcext:value-type="float">
            <text:p>50000</text:p>
          </table:table-cell>
          <table:table-cell office:value-type="float" office:value="842441000" calcext:value-type="float">
            <text:p>842441000</text:p>
          </table:table-cell>
          <table:table-cell office:value-type="float" office:value="290" calcext:value-type="float">
            <text:p>290</text:p>
          </table:table-cell>
          <table:table-cell office:value-type="float" office:value="50000" calcext:value-type="float">
            <text:p>50000</text:p>
          </table:table-cell>
          <table:table-cell office:value-type="float" office:value="822836999" calcext:value-type="float">
            <text:p>822836999</text:p>
          </table:table-cell>
          <table:table-cell table:formula="of:=IF([.E292]-[.B292]=0;0;1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0000" calcext:value-type="float">
            <text:p>50000</text:p>
          </table:table-cell>
          <table:table-cell office:value-type="float" office:value="823822000" calcext:value-type="float">
            <text:p>823822000</text:p>
          </table:table-cell>
          <table:table-cell office:value-type="float" office:value="290" calcext:value-type="float">
            <text:p>290</text:p>
          </table:table-cell>
          <table:table-cell office:value-type="float" office:value="50000" calcext:value-type="float">
            <text:p>50000</text:p>
          </table:table-cell>
          <table:table-cell office:value-type="float" office:value="925697999" calcext:value-type="float">
            <text:p>925697999</text:p>
          </table:table-cell>
          <table:table-cell table:formula="of:=IF([.L292]-[.I292]=0;0;1)" office:value-type="float" office:value="0" calcext:value-type="float">
            <text:p>0</text:p>
          </table:table-cell>
          <table:table-cell table:formula="of:=IF([.L292]-[.B2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99" calcext:value-type="float">
            <text:p>5099</text:p>
          </table:table-cell>
          <table:table-cell office:value-type="float" office:value="331165000" calcext:value-type="float">
            <text:p>331165000</text:p>
          </table:table-cell>
          <table:table-cell office:value-type="float" office:value="291" calcext:value-type="float">
            <text:p>291</text:p>
          </table:table-cell>
          <table:table-cell office:value-type="float" office:value="5099" calcext:value-type="float">
            <text:p>5099</text:p>
          </table:table-cell>
          <table:table-cell office:value-type="float" office:value="317582000" calcext:value-type="float">
            <text:p>317582000</text:p>
          </table:table-cell>
          <table:table-cell table:formula="of:=IF([.E293]-[.B293]=0;0;1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099" calcext:value-type="float">
            <text:p>5099</text:p>
          </table:table-cell>
          <table:table-cell office:value-type="float" office:value="322810999" calcext:value-type="float">
            <text:p>322810999</text:p>
          </table:table-cell>
          <table:table-cell office:value-type="float" office:value="291" calcext:value-type="float">
            <text:p>291</text:p>
          </table:table-cell>
          <table:table-cell office:value-type="float" office:value="5099" calcext:value-type="float">
            <text:p>5099</text:p>
          </table:table-cell>
          <table:table-cell office:value-type="float" office:value="329453999" calcext:value-type="float">
            <text:p>329453999</text:p>
          </table:table-cell>
          <table:table-cell table:formula="of:=IF([.L293]-[.I293]=0;0;1)" office:value-type="float" office:value="0" calcext:value-type="float">
            <text:p>0</text:p>
          </table:table-cell>
          <table:table-cell table:formula="of:=IF([.L293]-[.B2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7794" calcext:value-type="float">
            <text:p>37794</text:p>
          </table:table-cell>
          <table:table-cell office:value-type="float" office:value="502445000" calcext:value-type="float">
            <text:p>502445000</text:p>
          </table:table-cell>
          <table:table-cell office:value-type="float" office:value="292" calcext:value-type="float">
            <text:p>292</text:p>
          </table:table-cell>
          <table:table-cell office:value-type="float" office:value="37794" calcext:value-type="float">
            <text:p>37794</text:p>
          </table:table-cell>
          <table:table-cell office:value-type="float" office:value="440272999" calcext:value-type="float">
            <text:p>440272999</text:p>
          </table:table-cell>
          <table:table-cell table:formula="of:=IF([.E294]-[.B294]=0;0;1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7794" calcext:value-type="float">
            <text:p>37794</text:p>
          </table:table-cell>
          <table:table-cell office:value-type="float" office:value="495050000" calcext:value-type="float">
            <text:p>495050000</text:p>
          </table:table-cell>
          <table:table-cell office:value-type="float" office:value="292" calcext:value-type="float">
            <text:p>292</text:p>
          </table:table-cell>
          <table:table-cell office:value-type="float" office:value="37794" calcext:value-type="float">
            <text:p>37794</text:p>
          </table:table-cell>
          <table:table-cell office:value-type="float" office:value="458590000" calcext:value-type="float">
            <text:p>458590000</text:p>
          </table:table-cell>
          <table:table-cell table:formula="of:=IF([.L294]-[.I294]=0;0;1)" office:value-type="float" office:value="0" calcext:value-type="float">
            <text:p>0</text:p>
          </table:table-cell>
          <table:table-cell table:formula="of:=IF([.L294]-[.B2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000" calcext:value-type="float">
            <text:p>50000</text:p>
          </table:table-cell>
          <table:table-cell office:value-type="float" office:value="1034424999" calcext:value-type="float">
            <text:p>1034424999</text:p>
          </table:table-cell>
          <table:table-cell office:value-type="float" office:value="293" calcext:value-type="float">
            <text:p>293</text:p>
          </table:table-cell>
          <table:table-cell office:value-type="float" office:value="50000" calcext:value-type="float">
            <text:p>50000</text:p>
          </table:table-cell>
          <table:table-cell office:value-type="float" office:value="857111000" calcext:value-type="float">
            <text:p>857111000</text:p>
          </table:table-cell>
          <table:table-cell table:formula="of:=IF([.E295]-[.B295]=0;0;1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0000" calcext:value-type="float">
            <text:p>50000</text:p>
          </table:table-cell>
          <table:table-cell office:value-type="float" office:value="1003415000" calcext:value-type="float">
            <text:p>1003415000</text:p>
          </table:table-cell>
          <table:table-cell office:value-type="float" office:value="293" calcext:value-type="float">
            <text:p>293</text:p>
          </table:table-cell>
          <table:table-cell office:value-type="float" office:value="50000" calcext:value-type="float">
            <text:p>50000</text:p>
          </table:table-cell>
          <table:table-cell office:value-type="float" office:value="812581999" calcext:value-type="float">
            <text:p>812581999</text:p>
          </table:table-cell>
          <table:table-cell table:formula="of:=IF([.L295]-[.I295]=0;0;1)" office:value-type="float" office:value="0" calcext:value-type="float">
            <text:p>0</text:p>
          </table:table-cell>
          <table:table-cell table:formula="of:=IF([.L295]-[.B2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0000" calcext:value-type="float">
            <text:p>50000</text:p>
          </table:table-cell>
          <table:table-cell office:value-type="float" office:value="529620000" calcext:value-type="float">
            <text:p>529620000</text:p>
          </table:table-cell>
          <table:table-cell office:value-type="float" office:value="294" calcext:value-type="float">
            <text:p>294</text:p>
          </table:table-cell>
          <table:table-cell office:value-type="float" office:value="50000" calcext:value-type="float">
            <text:p>50000</text:p>
          </table:table-cell>
          <table:table-cell office:value-type="float" office:value="544504000" calcext:value-type="float">
            <text:p>544504000</text:p>
          </table:table-cell>
          <table:table-cell table:formula="of:=IF([.E296]-[.B296]=0;0;1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0000" calcext:value-type="float">
            <text:p>50000</text:p>
          </table:table-cell>
          <table:table-cell office:value-type="float" office:value="689871999" calcext:value-type="float">
            <text:p>689871999</text:p>
          </table:table-cell>
          <table:table-cell office:value-type="float" office:value="294" calcext:value-type="float">
            <text:p>294</text:p>
          </table:table-cell>
          <table:table-cell office:value-type="float" office:value="50000" calcext:value-type="float">
            <text:p>50000</text:p>
          </table:table-cell>
          <table:table-cell office:value-type="float" office:value="711711000" calcext:value-type="float">
            <text:p>711711000</text:p>
          </table:table-cell>
          <table:table-cell table:formula="of:=IF([.L296]-[.I296]=0;0;1)" office:value-type="float" office:value="0" calcext:value-type="float">
            <text:p>0</text:p>
          </table:table-cell>
          <table:table-cell table:formula="of:=IF([.L296]-[.B2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0000" calcext:value-type="float">
            <text:p>50000</text:p>
          </table:table-cell>
          <table:table-cell office:value-type="float" office:value="543385000" calcext:value-type="float">
            <text:p>543385000</text:p>
          </table:table-cell>
          <table:table-cell office:value-type="float" office:value="295" calcext:value-type="float">
            <text:p>295</text:p>
          </table:table-cell>
          <table:table-cell office:value-type="float" office:value="50000" calcext:value-type="float">
            <text:p>50000</text:p>
          </table:table-cell>
          <table:table-cell office:value-type="float" office:value="406049999" calcext:value-type="float">
            <text:p>406049999</text:p>
          </table:table-cell>
          <table:table-cell table:formula="of:=IF([.E297]-[.B297]=0;0;1)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0000" calcext:value-type="float">
            <text:p>50000</text:p>
          </table:table-cell>
          <table:table-cell office:value-type="float" office:value="539107999" calcext:value-type="float">
            <text:p>539107999</text:p>
          </table:table-cell>
          <table:table-cell office:value-type="float" office:value="295" calcext:value-type="float">
            <text:p>295</text:p>
          </table:table-cell>
          <table:table-cell office:value-type="float" office:value="50000" calcext:value-type="float">
            <text:p>50000</text:p>
          </table:table-cell>
          <table:table-cell office:value-type="float" office:value="605522000" calcext:value-type="float">
            <text:p>605522000</text:p>
          </table:table-cell>
          <table:table-cell table:formula="of:=IF([.L297]-[.I297]=0;0;1)" office:value-type="float" office:value="0" calcext:value-type="float">
            <text:p>0</text:p>
          </table:table-cell>
          <table:table-cell table:formula="of:=IF([.L297]-[.B2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075832000" calcext:value-type="float">
            <text:p>1075832000</text:p>
          </table:table-cell>
          <table:table-cell office:value-type="float" office:value="296" calcext:value-type="float">
            <text:p>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097618000" calcext:value-type="float">
            <text:p>1097618000</text:p>
          </table:table-cell>
          <table:table-cell table:formula="of:=IF([.E298]-[.B298]=0;0;1)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085057000" calcext:value-type="float">
            <text:p>1085057000</text:p>
          </table:table-cell>
          <table:table-cell office:value-type="float" office:value="296" calcext:value-type="float">
            <text:p>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181679999" calcext:value-type="float">
            <text:p>1181679999</text:p>
          </table:table-cell>
          <table:table-cell table:formula="of:=IF([.L298]-[.I298]=0;0;1)" office:value-type="float" office:value="0" calcext:value-type="float">
            <text:p>0</text:p>
          </table:table-cell>
          <table:table-cell table:formula="of:=IF([.L298]-[.B2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063" calcext:value-type="float">
            <text:p>15063</text:p>
          </table:table-cell>
          <table:table-cell office:value-type="float" office:value="426344000" calcext:value-type="float">
            <text:p>426344000</text:p>
          </table:table-cell>
          <table:table-cell office:value-type="float" office:value="297" calcext:value-type="float">
            <text:p>297</text:p>
          </table:table-cell>
          <table:table-cell office:value-type="float" office:value="15063" calcext:value-type="float">
            <text:p>15063</text:p>
          </table:table-cell>
          <table:table-cell office:value-type="float" office:value="420031999" calcext:value-type="float">
            <text:p>420031999</text:p>
          </table:table-cell>
          <table:table-cell table:formula="of:=IF([.E299]-[.B299]=0;0;1)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5063" calcext:value-type="float">
            <text:p>15063</text:p>
          </table:table-cell>
          <table:table-cell office:value-type="float" office:value="433743999" calcext:value-type="float">
            <text:p>433743999</text:p>
          </table:table-cell>
          <table:table-cell office:value-type="float" office:value="297" calcext:value-type="float">
            <text:p>297</text:p>
          </table:table-cell>
          <table:table-cell office:value-type="float" office:value="15063" calcext:value-type="float">
            <text:p>15063</text:p>
          </table:table-cell>
          <table:table-cell office:value-type="float" office:value="449605000" calcext:value-type="float">
            <text:p>449605000</text:p>
          </table:table-cell>
          <table:table-cell table:formula="of:=IF([.L299]-[.I299]=0;0;1)" office:value-type="float" office:value="0" calcext:value-type="float">
            <text:p>0</text:p>
          </table:table-cell>
          <table:table-cell table:formula="of:=IF([.L299]-[.B2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0000" calcext:value-type="float">
            <text:p>50000</text:p>
          </table:table-cell>
          <table:table-cell office:value-type="float" office:value="1109599000" calcext:value-type="float">
            <text:p>1109599000</text:p>
          </table:table-cell>
          <table:table-cell office:value-type="float" office:value="298" calcext:value-type="float">
            <text:p>298</text:p>
          </table:table-cell>
          <table:table-cell office:value-type="float" office:value="50000" calcext:value-type="float">
            <text:p>50000</text:p>
          </table:table-cell>
          <table:table-cell office:value-type="float" office:value="972633000" calcext:value-type="float">
            <text:p>972633000</text:p>
          </table:table-cell>
          <table:table-cell table:formula="of:=IF([.E300]-[.B300]=0;0;1)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0000" calcext:value-type="float">
            <text:p>50000</text:p>
          </table:table-cell>
          <table:table-cell office:value-type="float" office:value="1135456000" calcext:value-type="float">
            <text:p>1135456000</text:p>
          </table:table-cell>
          <table:table-cell office:value-type="float" office:value="298" calcext:value-type="float">
            <text:p>298</text:p>
          </table:table-cell>
          <table:table-cell office:value-type="float" office:value="50000" calcext:value-type="float">
            <text:p>50000</text:p>
          </table:table-cell>
          <table:table-cell office:value-type="float" office:value="1262721000" calcext:value-type="float">
            <text:p>1262721000</text:p>
          </table:table-cell>
          <table:table-cell table:formula="of:=IF([.L300]-[.I300]=0;0;1)" office:value-type="float" office:value="0" calcext:value-type="float">
            <text:p>0</text:p>
          </table:table-cell>
          <table:table-cell table:formula="of:=IF([.L300]-[.B3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25" calcext:value-type="float">
            <text:p>2225</text:p>
          </table:table-cell>
          <table:table-cell office:value-type="float" office:value="50219000" calcext:value-type="float">
            <text:p>50219000</text:p>
          </table:table-cell>
          <table:table-cell office:value-type="float" office:value="299" calcext:value-type="float">
            <text:p>299</text:p>
          </table:table-cell>
          <table:table-cell office:value-type="float" office:value="2225" calcext:value-type="float">
            <text:p>2225</text:p>
          </table:table-cell>
          <table:table-cell office:value-type="float" office:value="51155000" calcext:value-type="float">
            <text:p>51155000</text:p>
          </table:table-cell>
          <table:table-cell table:formula="of:=IF([.E301]-[.B301]=0;0;1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225" calcext:value-type="float">
            <text:p>2225</text:p>
          </table:table-cell>
          <table:table-cell office:value-type="float" office:value="52037000" calcext:value-type="float">
            <text:p>52037000</text:p>
          </table:table-cell>
          <table:table-cell office:value-type="float" office:value="299" calcext:value-type="float">
            <text:p>299</text:p>
          </table:table-cell>
          <table:table-cell office:value-type="float" office:value="2225" calcext:value-type="float">
            <text:p>2225</text:p>
          </table:table-cell>
          <table:table-cell office:value-type="float" office:value="68922000" calcext:value-type="float">
            <text:p>68922000</text:p>
          </table:table-cell>
          <table:table-cell table:formula="of:=IF([.L301]-[.I301]=0;0;1)" office:value-type="float" office:value="0" calcext:value-type="float">
            <text:p>0</text:p>
          </table:table-cell>
          <table:table-cell table:formula="of:=IF([.L301]-[.B3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00" calcext:value-type="float">
            <text:p>50000</text:p>
          </table:table-cell>
          <table:table-cell office:value-type="float" office:value="2366344000" calcext:value-type="float">
            <text:p>2366344000</text:p>
          </table:table-cell>
          <table:table-cell office:value-type="float" office:value="300" calcext:value-type="float">
            <text:p>300</text:p>
          </table:table-cell>
          <table:table-cell office:value-type="float" office:value="50000" calcext:value-type="float">
            <text:p>50000</text:p>
          </table:table-cell>
          <table:table-cell office:value-type="float" office:value="2354616000" calcext:value-type="float">
            <text:p>2354616000</text:p>
          </table:table-cell>
          <table:table-cell table:formula="of:=IF([.E302]-[.B302]=0;0;1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00" calcext:value-type="float">
            <text:p>50000</text:p>
          </table:table-cell>
          <table:table-cell office:value-type="float" office:value="2421278000" calcext:value-type="float">
            <text:p>2421278000</text:p>
          </table:table-cell>
          <table:table-cell office:value-type="float" office:value="300" calcext:value-type="float">
            <text:p>300</text:p>
          </table:table-cell>
          <table:table-cell office:value-type="float" office:value="50000" calcext:value-type="float">
            <text:p>50000</text:p>
          </table:table-cell>
          <table:table-cell office:value-type="float" office:value="2906119000" calcext:value-type="float">
            <text:p>2906119000</text:p>
          </table:table-cell>
          <table:table-cell table:formula="of:=IF([.L302]-[.I302]=0;0;1)" office:value-type="float" office:value="0" calcext:value-type="float">
            <text:p>0</text:p>
          </table:table-cell>
          <table:table-cell table:formula="of:=IF([.L302]-[.B3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2999" calcext:value-type="float">
            <text:p>3299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formula="of:=IF([.E303]-[.B303]=0;0;1)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2999" calcext:value-type="float">
            <text:p>32999</text:p>
          </table:table-cell>
          <table:table-cell table:formula="of:=IF([.L303]-[.I303]=0;0;1)" office:value-type="float" office:value="0" calcext:value-type="float">
            <text:p>0</text:p>
          </table:table-cell>
          <table:table-cell table:formula="of:=IF([.L303]-[.B3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08" calcext:value-type="float">
            <text:p>1508</text:p>
          </table:table-cell>
          <table:table-cell office:value-type="float" office:value="28298000" calcext:value-type="float">
            <text:p>28298000</text:p>
          </table:table-cell>
          <table:table-cell office:value-type="float" office:value="302" calcext:value-type="float">
            <text:p>302</text:p>
          </table:table-cell>
          <table:table-cell office:value-type="float" office:value="1508" calcext:value-type="float">
            <text:p>1508</text:p>
          </table:table-cell>
          <table:table-cell office:value-type="float" office:value="27846000" calcext:value-type="float">
            <text:p>27846000</text:p>
          </table:table-cell>
          <table:table-cell table:formula="of:=IF([.E304]-[.B304]=0;0;1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08" calcext:value-type="float">
            <text:p>1508</text:p>
          </table:table-cell>
          <table:table-cell office:value-type="float" office:value="29515000" calcext:value-type="float">
            <text:p>29515000</text:p>
          </table:table-cell>
          <table:table-cell office:value-type="float" office:value="302" calcext:value-type="float">
            <text:p>302</text:p>
          </table:table-cell>
          <table:table-cell office:value-type="float" office:value="1508" calcext:value-type="float">
            <text:p>1508</text:p>
          </table:table-cell>
          <table:table-cell office:value-type="float" office:value="28093999" calcext:value-type="float">
            <text:p>28093999</text:p>
          </table:table-cell>
          <table:table-cell table:formula="of:=IF([.L304]-[.I304]=0;0;1)" office:value-type="float" office:value="0" calcext:value-type="float">
            <text:p>0</text:p>
          </table:table-cell>
          <table:table-cell table:formula="of:=IF([.L304]-[.B3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69" calcext:value-type="float">
            <text:p>17769</text:p>
          </table:table-cell>
          <table:table-cell office:value-type="float" office:value="449829999" calcext:value-type="float">
            <text:p>449829999</text:p>
          </table:table-cell>
          <table:table-cell office:value-type="float" office:value="303" calcext:value-type="float">
            <text:p>303</text:p>
          </table:table-cell>
          <table:table-cell office:value-type="float" office:value="17769" calcext:value-type="float">
            <text:p>17769</text:p>
          </table:table-cell>
          <table:table-cell office:value-type="float" office:value="435892000" calcext:value-type="float">
            <text:p>435892000</text:p>
          </table:table-cell>
          <table:table-cell table:formula="of:=IF([.E305]-[.B305]=0;0;1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7769" calcext:value-type="float">
            <text:p>17769</text:p>
          </table:table-cell>
          <table:table-cell office:value-type="float" office:value="453802999" calcext:value-type="float">
            <text:p>453802999</text:p>
          </table:table-cell>
          <table:table-cell office:value-type="float" office:value="303" calcext:value-type="float">
            <text:p>303</text:p>
          </table:table-cell>
          <table:table-cell office:value-type="float" office:value="17769" calcext:value-type="float">
            <text:p>17769</text:p>
          </table:table-cell>
          <table:table-cell office:value-type="float" office:value="457657000" calcext:value-type="float">
            <text:p>457657000</text:p>
          </table:table-cell>
          <table:table-cell table:formula="of:=IF([.L305]-[.I305]=0;0;1)" office:value-type="float" office:value="0" calcext:value-type="float">
            <text:p>0</text:p>
          </table:table-cell>
          <table:table-cell table:formula="of:=IF([.L305]-[.B3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10333000" calcext:value-type="float">
            <text:p>1033300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280000" calcext:value-type="float">
            <text:p>9280000</text:p>
          </table:table-cell>
          <table:table-cell table:formula="of:=IF([.E306]-[.B306]=0;0;1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10357000" calcext:value-type="float">
            <text:p>10357000</text:p>
          </table:table-cell>
          <table:table-cell office:value-type="float" office:value="304" calcext:value-type="float">
            <text:p>304</text:p>
          </table:table-cell>
          <table:table-cell office:value-type="float" office:value="29" calcext:value-type="float">
            <text:p>29</text:p>
          </table:table-cell>
          <table:table-cell office:value-type="float" office:value="9765000" calcext:value-type="float">
            <text:p>9765000</text:p>
          </table:table-cell>
          <table:table-cell table:formula="of:=IF([.L306]-[.I306]=0;0;1)" office:value-type="float" office:value="0" calcext:value-type="float">
            <text:p>0</text:p>
          </table:table-cell>
          <table:table-cell table:formula="of:=IF([.L306]-[.B3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000" calcext:value-type="float">
            <text:p>50000</text:p>
          </table:table-cell>
          <table:table-cell office:value-type="float" office:value="394779000" calcext:value-type="float">
            <text:p>394779000</text:p>
          </table:table-cell>
          <table:table-cell office:value-type="float" office:value="305" calcext:value-type="float">
            <text:p>305</text:p>
          </table:table-cell>
          <table:table-cell office:value-type="float" office:value="50000" calcext:value-type="float">
            <text:p>50000</text:p>
          </table:table-cell>
          <table:table-cell office:value-type="float" office:value="374569000" calcext:value-type="float">
            <text:p>374569000</text:p>
          </table:table-cell>
          <table:table-cell table:formula="of:=IF([.E307]-[.B307]=0;0;1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0000" calcext:value-type="float">
            <text:p>50000</text:p>
          </table:table-cell>
          <table:table-cell office:value-type="float" office:value="394433000" calcext:value-type="float">
            <text:p>394433000</text:p>
          </table:table-cell>
          <table:table-cell office:value-type="float" office:value="305" calcext:value-type="float">
            <text:p>305</text:p>
          </table:table-cell>
          <table:table-cell office:value-type="float" office:value="50000" calcext:value-type="float">
            <text:p>50000</text:p>
          </table:table-cell>
          <table:table-cell office:value-type="float" office:value="370452000" calcext:value-type="float">
            <text:p>370452000</text:p>
          </table:table-cell>
          <table:table-cell table:formula="of:=IF([.L307]-[.I307]=0;0;1)" office:value-type="float" office:value="0" calcext:value-type="float">
            <text:p>0</text:p>
          </table:table-cell>
          <table:table-cell table:formula="of:=IF([.L307]-[.B3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000" calcext:value-type="float">
            <text:p>50000</text:p>
          </table:table-cell>
          <table:table-cell office:value-type="float" office:value="510289000" calcext:value-type="float">
            <text:p>510289000</text:p>
          </table:table-cell>
          <table:table-cell office:value-type="float" office:value="306" calcext:value-type="float">
            <text:p>306</text:p>
          </table:table-cell>
          <table:table-cell office:value-type="float" office:value="50000" calcext:value-type="float">
            <text:p>50000</text:p>
          </table:table-cell>
          <table:table-cell office:value-type="float" office:value="506271000" calcext:value-type="float">
            <text:p>506271000</text:p>
          </table:table-cell>
          <table:table-cell table:formula="of:=IF([.E308]-[.B308]=0;0;1)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0000" calcext:value-type="float">
            <text:p>50000</text:p>
          </table:table-cell>
          <table:table-cell office:value-type="float" office:value="511231000" calcext:value-type="float">
            <text:p>511231000</text:p>
          </table:table-cell>
          <table:table-cell office:value-type="float" office:value="306" calcext:value-type="float">
            <text:p>306</text:p>
          </table:table-cell>
          <table:table-cell office:value-type="float" office:value="50000" calcext:value-type="float">
            <text:p>50000</text:p>
          </table:table-cell>
          <table:table-cell office:value-type="float" office:value="644871000" calcext:value-type="float">
            <text:p>644871000</text:p>
          </table:table-cell>
          <table:table-cell table:formula="of:=IF([.L308]-[.I308]=0;0;1)" office:value-type="float" office:value="0" calcext:value-type="float">
            <text:p>0</text:p>
          </table:table-cell>
          <table:table-cell table:formula="of:=IF([.L308]-[.B3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21142999" calcext:value-type="float">
            <text:p>92114299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92501000" calcext:value-type="float">
            <text:p>892501000</text:p>
          </table:table-cell>
          <table:table-cell table:formula="of:=IF([.E309]-[.B309]=0;0;1)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09669000" calcext:value-type="float">
            <text:p>90966900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62912000" calcext:value-type="float">
            <text:p>862912000</text:p>
          </table:table-cell>
          <table:table-cell table:formula="of:=IF([.L309]-[.I309]=0;0;1)" office:value-type="float" office:value="0" calcext:value-type="float">
            <text:p>0</text:p>
          </table:table-cell>
          <table:table-cell table:formula="of:=IF([.L309]-[.B3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000" calcext:value-type="float">
            <text:p>50000</text:p>
          </table:table-cell>
          <table:table-cell office:value-type="float" office:value="1075613999" calcext:value-type="float">
            <text:p>1075613999</text:p>
          </table:table-cell>
          <table:table-cell office:value-type="float" office:value="308" calcext:value-type="float">
            <text:p>308</text:p>
          </table:table-cell>
          <table:table-cell office:value-type="float" office:value="50000" calcext:value-type="float">
            <text:p>50000</text:p>
          </table:table-cell>
          <table:table-cell office:value-type="float" office:value="1113589999" calcext:value-type="float">
            <text:p>1113589999</text:p>
          </table:table-cell>
          <table:table-cell table:formula="of:=IF([.E310]-[.B310]=0;0;1)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0000" calcext:value-type="float">
            <text:p>50000</text:p>
          </table:table-cell>
          <table:table-cell office:value-type="float" office:value="1084581000" calcext:value-type="float">
            <text:p>1084581000</text:p>
          </table:table-cell>
          <table:table-cell office:value-type="float" office:value="308" calcext:value-type="float">
            <text:p>308</text:p>
          </table:table-cell>
          <table:table-cell office:value-type="float" office:value="50000" calcext:value-type="float">
            <text:p>50000</text:p>
          </table:table-cell>
          <table:table-cell office:value-type="float" office:value="1398585000" calcext:value-type="float">
            <text:p>1398585000</text:p>
          </table:table-cell>
          <table:table-cell table:formula="of:=IF([.L310]-[.I310]=0;0;1)" office:value-type="float" office:value="0" calcext:value-type="float">
            <text:p>0</text:p>
          </table:table-cell>
          <table:table-cell table:formula="of:=IF([.L310]-[.B3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000" calcext:value-type="float">
            <text:p>50000</text:p>
          </table:table-cell>
          <table:table-cell office:value-type="float" office:value="975574000" calcext:value-type="float">
            <text:p>975574000</text:p>
          </table:table-cell>
          <table:table-cell office:value-type="float" office:value="309" calcext:value-type="float">
            <text:p>309</text:p>
          </table:table-cell>
          <table:table-cell office:value-type="float" office:value="50000" calcext:value-type="float">
            <text:p>50000</text:p>
          </table:table-cell>
          <table:table-cell office:value-type="float" office:value="982843999" calcext:value-type="float">
            <text:p>982843999</text:p>
          </table:table-cell>
          <table:table-cell table:formula="of:=IF([.E311]-[.B311]=0;0;1)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0000" calcext:value-type="float">
            <text:p>50000</text:p>
          </table:table-cell>
          <table:table-cell office:value-type="float" office:value="424973000" calcext:value-type="float">
            <text:p>424973000</text:p>
          </table:table-cell>
          <table:table-cell office:value-type="float" office:value="309" calcext:value-type="float">
            <text:p>309</text:p>
          </table:table-cell>
          <table:table-cell office:value-type="float" office:value="50000" calcext:value-type="float">
            <text:p>50000</text:p>
          </table:table-cell>
          <table:table-cell office:value-type="float" office:value="282244999" calcext:value-type="float">
            <text:p>282244999</text:p>
          </table:table-cell>
          <table:table-cell table:formula="of:=IF([.L311]-[.I311]=0;0;1)" office:value-type="float" office:value="0" calcext:value-type="float">
            <text:p>0</text:p>
          </table:table-cell>
          <table:table-cell table:formula="of:=IF([.L311]-[.B3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000" calcext:value-type="float">
            <text:p>50000</text:p>
          </table:table-cell>
          <table:table-cell office:value-type="float" office:value="683450999" calcext:value-type="float">
            <text:p>683450999</text:p>
          </table:table-cell>
          <table:table-cell office:value-type="float" office:value="310" calcext:value-type="float">
            <text:p>310</text:p>
          </table:table-cell>
          <table:table-cell office:value-type="float" office:value="50000" calcext:value-type="float">
            <text:p>50000</text:p>
          </table:table-cell>
          <table:table-cell office:value-type="float" office:value="632956000" calcext:value-type="float">
            <text:p>632956000</text:p>
          </table:table-cell>
          <table:table-cell table:formula="of:=IF([.E312]-[.B312]=0;0;1)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0000" calcext:value-type="float">
            <text:p>50000</text:p>
          </table:table-cell>
          <table:table-cell office:value-type="float" office:value="686288999" calcext:value-type="float">
            <text:p>686288999</text:p>
          </table:table-cell>
          <table:table-cell office:value-type="float" office:value="310" calcext:value-type="float">
            <text:p>310</text:p>
          </table:table-cell>
          <table:table-cell office:value-type="float" office:value="50000" calcext:value-type="float">
            <text:p>50000</text:p>
          </table:table-cell>
          <table:table-cell office:value-type="float" office:value="749068000" calcext:value-type="float">
            <text:p>749068000</text:p>
          </table:table-cell>
          <table:table-cell table:formula="of:=IF([.L312]-[.I312]=0;0;1)" office:value-type="float" office:value="0" calcext:value-type="float">
            <text:p>0</text:p>
          </table:table-cell>
          <table:table-cell table:formula="of:=IF([.L312]-[.B3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1380000" calcext:value-type="float">
            <text:p>1138000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1208000" calcext:value-type="float">
            <text:p>11208000</text:p>
          </table:table-cell>
          <table:table-cell table:formula="of:=IF([.E313]-[.B313]=0;0;1)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1928999" calcext:value-type="float">
            <text:p>11928999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13649000" calcext:value-type="float">
            <text:p>13649000</text:p>
          </table:table-cell>
          <table:table-cell table:formula="of:=IF([.L313]-[.I313]=0;0;1)" office:value-type="float" office:value="0" calcext:value-type="float">
            <text:p>0</text:p>
          </table:table-cell>
          <table:table-cell table:formula="of:=IF([.L313]-[.B3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96" calcext:value-type="float">
            <text:p>1096</text:p>
          </table:table-cell>
          <table:table-cell office:value-type="float" office:value="20645000" calcext:value-type="float">
            <text:p>20645000</text:p>
          </table:table-cell>
          <table:table-cell office:value-type="float" office:value="312" calcext:value-type="float">
            <text:p>312</text:p>
          </table:table-cell>
          <table:table-cell office:value-type="float" office:value="1096" calcext:value-type="float">
            <text:p>1096</text:p>
          </table:table-cell>
          <table:table-cell office:value-type="float" office:value="20702000" calcext:value-type="float">
            <text:p>20702000</text:p>
          </table:table-cell>
          <table:table-cell table:formula="of:=IF([.E314]-[.B314]=0;0;1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096" calcext:value-type="float">
            <text:p>1096</text:p>
          </table:table-cell>
          <table:table-cell office:value-type="float" office:value="21205000" calcext:value-type="float">
            <text:p>21205000</text:p>
          </table:table-cell>
          <table:table-cell office:value-type="float" office:value="312" calcext:value-type="float">
            <text:p>312</text:p>
          </table:table-cell>
          <table:table-cell office:value-type="float" office:value="1096" calcext:value-type="float">
            <text:p>1096</text:p>
          </table:table-cell>
          <table:table-cell office:value-type="float" office:value="25252000" calcext:value-type="float">
            <text:p>25252000</text:p>
          </table:table-cell>
          <table:table-cell table:formula="of:=IF([.L314]-[.I314]=0;0;1)" office:value-type="float" office:value="0" calcext:value-type="float">
            <text:p>0</text:p>
          </table:table-cell>
          <table:table-cell table:formula="of:=IF([.L314]-[.B3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473924000" calcext:value-type="float">
            <text:p>1473924000</text:p>
          </table:table-cell>
          <table:table-cell office:value-type="float" office:value="313" calcext:value-type="float">
            <text:p>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375778999" calcext:value-type="float">
            <text:p>1375778999</text:p>
          </table:table-cell>
          <table:table-cell table:formula="of:=IF([.E315]-[.B315]=0;0;1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73644000" calcext:value-type="float">
            <text:p>173644000</text:p>
          </table:table-cell>
          <table:table-cell office:value-type="float" office:value="313" calcext:value-type="float">
            <text:p>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3034421000" calcext:value-type="float">
            <text:p>13034421000</text:p>
          </table:table-cell>
          <table:table-cell table:formula="of:=IF([.L315]-[.I315]=0;0;1)" office:value-type="float" office:value="0" calcext:value-type="float">
            <text:p>0</text:p>
          </table:table-cell>
          <table:table-cell table:formula="of:=IF([.L315]-[.B3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0000" calcext:value-type="float">
            <text:p>50000</text:p>
          </table:table-cell>
          <table:table-cell office:value-type="float" office:value="696531999" calcext:value-type="float">
            <text:p>696531999</text:p>
          </table:table-cell>
          <table:table-cell office:value-type="float" office:value="314" calcext:value-type="float">
            <text:p>314</text:p>
          </table:table-cell>
          <table:table-cell office:value-type="float" office:value="50000" calcext:value-type="float">
            <text:p>50000</text:p>
          </table:table-cell>
          <table:table-cell office:value-type="float" office:value="680340000" calcext:value-type="float">
            <text:p>680340000</text:p>
          </table:table-cell>
          <table:table-cell table:formula="of:=IF([.E316]-[.B316]=0;0;1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50000" calcext:value-type="float">
            <text:p>50000</text:p>
          </table:table-cell>
          <table:table-cell office:value-type="float" office:value="701317000" calcext:value-type="float">
            <text:p>701317000</text:p>
          </table:table-cell>
          <table:table-cell office:value-type="float" office:value="314" calcext:value-type="float">
            <text:p>314</text:p>
          </table:table-cell>
          <table:table-cell office:value-type="float" office:value="50000" calcext:value-type="float">
            <text:p>50000</text:p>
          </table:table-cell>
          <table:table-cell office:value-type="float" office:value="693232000" calcext:value-type="float">
            <text:p>693232000</text:p>
          </table:table-cell>
          <table:table-cell table:formula="of:=IF([.L316]-[.I316]=0;0;1)" office:value-type="float" office:value="0" calcext:value-type="float">
            <text:p>0</text:p>
          </table:table-cell>
          <table:table-cell table:formula="of:=IF([.L316]-[.B3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3103000" calcext:value-type="float">
            <text:p>310300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3029999" calcext:value-type="float">
            <text:p>3029999</text:p>
          </table:table-cell>
          <table:table-cell table:formula="of:=IF([.E317]-[.B317]=0;0;1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3575000" calcext:value-type="float">
            <text:p>3575000</text:p>
          </table:table-cell>
          <table:table-cell office:value-type="float" office:value="315" calcext:value-type="float">
            <text:p>315</text:p>
          </table:table-cell>
          <table:table-cell office:value-type="float" office:value="68" calcext:value-type="float">
            <text:p>68</text:p>
          </table:table-cell>
          <table:table-cell office:value-type="float" office:value="4275000" calcext:value-type="float">
            <text:p>4275000</text:p>
          </table:table-cell>
          <table:table-cell table:formula="of:=IF([.L317]-[.I317]=0;0;1)" office:value-type="float" office:value="0" calcext:value-type="float">
            <text:p>0</text:p>
          </table:table-cell>
          <table:table-cell table:formula="of:=IF([.L317]-[.B3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687999" calcext:value-type="float">
            <text:p>1687999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622999" calcext:value-type="float">
            <text:p>1622999</text:p>
          </table:table-cell>
          <table:table-cell table:formula="of:=IF([.E318]-[.B318]=0;0;1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  <table:table-cell office:value-type="float" office:value="1808000" calcext:value-type="float">
            <text:p>1808000</text:p>
          </table:table-cell>
          <table:table-cell table:formula="of:=IF([.L318]-[.I318]=0;0;1)" office:value-type="float" office:value="0" calcext:value-type="float">
            <text:p>0</text:p>
          </table:table-cell>
          <table:table-cell table:formula="of:=IF([.L318]-[.B3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266" calcext:value-type="float">
            <text:p>46266</text:p>
          </table:table-cell>
          <table:table-cell office:value-type="float" office:value="630869000" calcext:value-type="float">
            <text:p>630869000</text:p>
          </table:table-cell>
          <table:table-cell office:value-type="float" office:value="317" calcext:value-type="float">
            <text:p>317</text:p>
          </table:table-cell>
          <table:table-cell office:value-type="float" office:value="46266" calcext:value-type="float">
            <text:p>46266</text:p>
          </table:table-cell>
          <table:table-cell office:value-type="float" office:value="618981000" calcext:value-type="float">
            <text:p>618981000</text:p>
          </table:table-cell>
          <table:table-cell table:formula="of:=IF([.E319]-[.B319]=0;0;1)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6266" calcext:value-type="float">
            <text:p>46266</text:p>
          </table:table-cell>
          <table:table-cell office:value-type="float" office:value="637695000" calcext:value-type="float">
            <text:p>637695000</text:p>
          </table:table-cell>
          <table:table-cell office:value-type="float" office:value="317" calcext:value-type="float">
            <text:p>317</text:p>
          </table:table-cell>
          <table:table-cell office:value-type="float" office:value="46266" calcext:value-type="float">
            <text:p>46266</text:p>
          </table:table-cell>
          <table:table-cell office:value-type="float" office:value="647552999" calcext:value-type="float">
            <text:p>647552999</text:p>
          </table:table-cell>
          <table:table-cell table:formula="of:=IF([.L319]-[.I319]=0;0;1)" office:value-type="float" office:value="0" calcext:value-type="float">
            <text:p>0</text:p>
          </table:table-cell>
          <table:table-cell table:formula="of:=IF([.L319]-[.B3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000" calcext:value-type="float">
            <text:p>50000</text:p>
          </table:table-cell>
          <table:table-cell office:value-type="float" office:value="548064000" calcext:value-type="float">
            <text:p>548064000</text:p>
          </table:table-cell>
          <table:table-cell office:value-type="float" office:value="318" calcext:value-type="float">
            <text:p>318</text:p>
          </table:table-cell>
          <table:table-cell office:value-type="float" office:value="50000" calcext:value-type="float">
            <text:p>50000</text:p>
          </table:table-cell>
          <table:table-cell office:value-type="float" office:value="538870000" calcext:value-type="float">
            <text:p>538870000</text:p>
          </table:table-cell>
          <table:table-cell table:formula="of:=IF([.E320]-[.B320]=0;0;1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0000" calcext:value-type="float">
            <text:p>50000</text:p>
          </table:table-cell>
          <table:table-cell office:value-type="float" office:value="548238000" calcext:value-type="float">
            <text:p>548238000</text:p>
          </table:table-cell>
          <table:table-cell office:value-type="float" office:value="318" calcext:value-type="float">
            <text:p>318</text:p>
          </table:table-cell>
          <table:table-cell office:value-type="float" office:value="50000" calcext:value-type="float">
            <text:p>50000</text:p>
          </table:table-cell>
          <table:table-cell office:value-type="float" office:value="650409999" calcext:value-type="float">
            <text:p>650409999</text:p>
          </table:table-cell>
          <table:table-cell table:formula="of:=IF([.L320]-[.I320]=0;0;1)" office:value-type="float" office:value="0" calcext:value-type="float">
            <text:p>0</text:p>
          </table:table-cell>
          <table:table-cell table:formula="of:=IF([.L320]-[.B3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0000" calcext:value-type="float">
            <text:p>50000</text:p>
          </table:table-cell>
          <table:table-cell office:value-type="float" office:value="403993000" calcext:value-type="float">
            <text:p>403993000</text:p>
          </table:table-cell>
          <table:table-cell office:value-type="float" office:value="319" calcext:value-type="float">
            <text:p>319</text:p>
          </table:table-cell>
          <table:table-cell office:value-type="float" office:value="50000" calcext:value-type="float">
            <text:p>50000</text:p>
          </table:table-cell>
          <table:table-cell office:value-type="float" office:value="403078999" calcext:value-type="float">
            <text:p>403078999</text:p>
          </table:table-cell>
          <table:table-cell table:formula="of:=IF([.E321]-[.B321]=0;0;1)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0000" calcext:value-type="float">
            <text:p>50000</text:p>
          </table:table-cell>
          <table:table-cell office:value-type="float" office:value="402416000" calcext:value-type="float">
            <text:p>402416000</text:p>
          </table:table-cell>
          <table:table-cell office:value-type="float" office:value="319" calcext:value-type="float">
            <text:p>319</text:p>
          </table:table-cell>
          <table:table-cell office:value-type="float" office:value="50000" calcext:value-type="float">
            <text:p>50000</text:p>
          </table:table-cell>
          <table:table-cell office:value-type="float" office:value="472902999" calcext:value-type="float">
            <text:p>472902999</text:p>
          </table:table-cell>
          <table:table-cell table:formula="of:=IF([.L321]-[.I321]=0;0;1)" office:value-type="float" office:value="0" calcext:value-type="float">
            <text:p>0</text:p>
          </table:table-cell>
          <table:table-cell table:formula="of:=IF([.L321]-[.B3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  <table:table-cell office:value-type="float" office:value="429627000" calcext:value-type="float">
            <text:p>429627000</text:p>
          </table:table-cell>
          <table:table-cell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  <table:table-cell office:value-type="float" office:value="427782000" calcext:value-type="float">
            <text:p>427782000</text:p>
          </table:table-cell>
          <table:table-cell table:formula="of:=IF([.E322]-[.B322]=0;0;1)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  <table:table-cell office:value-type="float" office:value="432619000" calcext:value-type="float">
            <text:p>432619000</text:p>
          </table:table-cell>
          <table:table-cell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  <table:table-cell office:value-type="float" office:value="506015000" calcext:value-type="float">
            <text:p>506015000</text:p>
          </table:table-cell>
          <table:table-cell table:formula="of:=IF([.L322]-[.I322]=0;0;1)" office:value-type="float" office:value="0" calcext:value-type="float">
            <text:p>0</text:p>
          </table:table-cell>
          <table:table-cell table:formula="of:=IF([.L322]-[.B3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000" calcext:value-type="float">
            <text:p>50000</text:p>
          </table:table-cell>
          <table:table-cell office:value-type="float" office:value="1096201000" calcext:value-type="float">
            <text:p>1096201000</text:p>
          </table:table-cell>
          <table:table-cell office:value-type="float" office:value="321" calcext:value-type="float">
            <text:p>321</text:p>
          </table:table-cell>
          <table:table-cell office:value-type="float" office:value="50000" calcext:value-type="float">
            <text:p>50000</text:p>
          </table:table-cell>
          <table:table-cell office:value-type="float" office:value="957565000" calcext:value-type="float">
            <text:p>957565000</text:p>
          </table:table-cell>
          <table:table-cell table:formula="of:=IF([.E323]-[.B323]=0;0;1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50000" calcext:value-type="float">
            <text:p>50000</text:p>
          </table:table-cell>
          <table:table-cell office:value-type="float" office:value="1102589000" calcext:value-type="float">
            <text:p>1102589000</text:p>
          </table:table-cell>
          <table:table-cell office:value-type="float" office:value="321" calcext:value-type="float">
            <text:p>321</text:p>
          </table:table-cell>
          <table:table-cell office:value-type="float" office:value="50000" calcext:value-type="float">
            <text:p>50000</text:p>
          </table:table-cell>
          <table:table-cell office:value-type="float" office:value="1106396000" calcext:value-type="float">
            <text:p>1106396000</text:p>
          </table:table-cell>
          <table:table-cell table:formula="of:=IF([.L323]-[.I323]=0;0;1)" office:value-type="float" office:value="0" calcext:value-type="float">
            <text:p>0</text:p>
          </table:table-cell>
          <table:table-cell table:formula="of:=IF([.L323]-[.B3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000" calcext:value-type="float">
            <text:p>50000</text:p>
          </table:table-cell>
          <table:table-cell office:value-type="float" office:value="512367999" calcext:value-type="float">
            <text:p>512367999</text:p>
          </table:table-cell>
          <table:table-cell office:value-type="float" office:value="322" calcext:value-type="float">
            <text:p>322</text:p>
          </table:table-cell>
          <table:table-cell office:value-type="float" office:value="50000" calcext:value-type="float">
            <text:p>50000</text:p>
          </table:table-cell>
          <table:table-cell office:value-type="float" office:value="363462000" calcext:value-type="float">
            <text:p>363462000</text:p>
          </table:table-cell>
          <table:table-cell table:formula="of:=IF([.E324]-[.B324]=0;0;1)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0000" calcext:value-type="float">
            <text:p>50000</text:p>
          </table:table-cell>
          <table:table-cell office:value-type="float" office:value="512784000" calcext:value-type="float">
            <text:p>512784000</text:p>
          </table:table-cell>
          <table:table-cell office:value-type="float" office:value="322" calcext:value-type="float">
            <text:p>322</text:p>
          </table:table-cell>
          <table:table-cell office:value-type="float" office:value="50000" calcext:value-type="float">
            <text:p>50000</text:p>
          </table:table-cell>
          <table:table-cell office:value-type="float" office:value="346425000" calcext:value-type="float">
            <text:p>346425000</text:p>
          </table:table-cell>
          <table:table-cell table:formula="of:=IF([.L324]-[.I324]=0;0;1)" office:value-type="float" office:value="0" calcext:value-type="float">
            <text:p>0</text:p>
          </table:table-cell>
          <table:table-cell table:formula="of:=IF([.L324]-[.B3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0000" calcext:value-type="float">
            <text:p>50000</text:p>
          </table:table-cell>
          <table:table-cell office:value-type="float" office:value="985422999" calcext:value-type="float">
            <text:p>985422999</text:p>
          </table:table-cell>
          <table:table-cell office:value-type="float" office:value="323" calcext:value-type="float">
            <text:p>323</text:p>
          </table:table-cell>
          <table:table-cell office:value-type="float" office:value="50000" calcext:value-type="float">
            <text:p>50000</text:p>
          </table:table-cell>
          <table:table-cell office:value-type="float" office:value="1006354000" calcext:value-type="float">
            <text:p>1006354000</text:p>
          </table:table-cell>
          <table:table-cell table:formula="of:=IF([.E325]-[.B325]=0;0;1)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50000" calcext:value-type="float">
            <text:p>50000</text:p>
          </table:table-cell>
          <table:table-cell office:value-type="float" office:value="995030000" calcext:value-type="float">
            <text:p>995030000</text:p>
          </table:table-cell>
          <table:table-cell office:value-type="float" office:value="323" calcext:value-type="float">
            <text:p>323</text:p>
          </table:table-cell>
          <table:table-cell office:value-type="float" office:value="50000" calcext:value-type="float">
            <text:p>50000</text:p>
          </table:table-cell>
          <table:table-cell office:value-type="float" office:value="1092142999" calcext:value-type="float">
            <text:p>1092142999</text:p>
          </table:table-cell>
          <table:table-cell table:formula="of:=IF([.L325]-[.I325]=0;0;1)" office:value-type="float" office:value="0" calcext:value-type="float">
            <text:p>0</text:p>
          </table:table-cell>
          <table:table-cell table:formula="of:=IF([.L325]-[.B3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0000" calcext:value-type="float">
            <text:p>50000</text:p>
          </table:table-cell>
          <table:table-cell office:value-type="float" office:value="1468373999" calcext:value-type="float">
            <text:p>1468373999</text:p>
          </table:table-cell>
          <table:table-cell office:value-type="float" office:value="324" calcext:value-type="float">
            <text:p>324</text:p>
          </table:table-cell>
          <table:table-cell office:value-type="float" office:value="50000" calcext:value-type="float">
            <text:p>50000</text:p>
          </table:table-cell>
          <table:table-cell office:value-type="float" office:value="1478819000" calcext:value-type="float">
            <text:p>1478819000</text:p>
          </table:table-cell>
          <table:table-cell table:formula="of:=IF([.E326]-[.B326]=0;0;1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50000" calcext:value-type="float">
            <text:p>50000</text:p>
          </table:table-cell>
          <table:table-cell office:value-type="float" office:value="4319410000" calcext:value-type="float">
            <text:p>4319410000</text:p>
          </table:table-cell>
          <table:table-cell office:value-type="float" office:value="324" calcext:value-type="float">
            <text:p>324</text:p>
          </table:table-cell>
          <table:table-cell office:value-type="float" office:value="50000" calcext:value-type="float">
            <text:p>50000</text:p>
          </table:table-cell>
          <table:table-cell office:value-type="float" office:value="3787480000" calcext:value-type="float">
            <text:p>3787480000</text:p>
          </table:table-cell>
          <table:table-cell table:formula="of:=IF([.L326]-[.I326]=0;0;1)" office:value-type="float" office:value="0" calcext:value-type="float">
            <text:p>0</text:p>
          </table:table-cell>
          <table:table-cell table:formula="of:=IF([.L326]-[.B3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817477000" calcext:value-type="float">
            <text:p>181747700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746454000" calcext:value-type="float">
            <text:p>1746454000</text:p>
          </table:table-cell>
          <table:table-cell table:formula="of:=IF([.E327]-[.B327]=0;0;1)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1824399000" calcext:value-type="float">
            <text:p>1824399000</text:p>
          </table:table-cell>
          <table:table-cell office:value-type="float" office:value="325" calcext:value-type="float">
            <text:p>325</text:p>
          </table:table-cell>
          <table:table-cell office:value-type="float" office:value="703" calcext:value-type="float">
            <text:p>703</text:p>
          </table:table-cell>
          <table:table-cell office:value-type="float" office:value="2311849000" calcext:value-type="float">
            <text:p>2311849000</text:p>
          </table:table-cell>
          <table:table-cell table:formula="of:=IF([.L327]-[.I327]=0;0;1)" office:value-type="float" office:value="0" calcext:value-type="float">
            <text:p>0</text:p>
          </table:table-cell>
          <table:table-cell table:formula="of:=IF([.L327]-[.B3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97433000" calcext:value-type="float">
            <text:p>59743300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67438000" calcext:value-type="float">
            <text:p>567438000</text:p>
          </table:table-cell>
          <table:table-cell table:formula="of:=IF([.E328]-[.B328]=0;0;1)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91745000" calcext:value-type="float">
            <text:p>591745000</text:p>
          </table:table-cell>
          <table:table-cell office:value-type="float" office:value="326" calcext:value-type="float">
            <text:p>326</text:p>
          </table:table-cell>
          <table:table-cell office:value-type="float" office:value="697" calcext:value-type="float">
            <text:p>697</text:p>
          </table:table-cell>
          <table:table-cell office:value-type="float" office:value="532137000" calcext:value-type="float">
            <text:p>532137000</text:p>
          </table:table-cell>
          <table:table-cell table:formula="of:=IF([.L328]-[.I328]=0;0;1)" office:value-type="float" office:value="0" calcext:value-type="float">
            <text:p>0</text:p>
          </table:table-cell>
          <table:table-cell table:formula="of:=IF([.L328]-[.B3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000" calcext:value-type="float">
            <text:p>50000</text:p>
          </table:table-cell>
          <table:table-cell office:value-type="float" office:value="1737757000" calcext:value-type="float">
            <text:p>1737757000</text:p>
          </table:table-cell>
          <table:table-cell office:value-type="float" office:value="327" calcext:value-type="float">
            <text:p>327</text:p>
          </table:table-cell>
          <table:table-cell office:value-type="float" office:value="50000" calcext:value-type="float">
            <text:p>50000</text:p>
          </table:table-cell>
          <table:table-cell office:value-type="float" office:value="1645104999" calcext:value-type="float">
            <text:p>1645104999</text:p>
          </table:table-cell>
          <table:table-cell table:formula="of:=IF([.E329]-[.B329]=0;0;1)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0000" calcext:value-type="float">
            <text:p>50000</text:p>
          </table:table-cell>
          <table:table-cell office:value-type="float" office:value="1720664000" calcext:value-type="float">
            <text:p>1720664000</text:p>
          </table:table-cell>
          <table:table-cell office:value-type="float" office:value="327" calcext:value-type="float">
            <text:p>327</text:p>
          </table:table-cell>
          <table:table-cell office:value-type="float" office:value="50000" calcext:value-type="float">
            <text:p>50000</text:p>
          </table:table-cell>
          <table:table-cell office:value-type="float" office:value="1696008000" calcext:value-type="float">
            <text:p>1696008000</text:p>
          </table:table-cell>
          <table:table-cell table:formula="of:=IF([.L329]-[.I329]=0;0;1)" office:value-type="float" office:value="0" calcext:value-type="float">
            <text:p>0</text:p>
          </table:table-cell>
          <table:table-cell table:formula="of:=IF([.L329]-[.B3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000" calcext:value-type="float">
            <text:p>50000</text:p>
          </table:table-cell>
          <table:table-cell office:value-type="float" office:value="807566999" calcext:value-type="float">
            <text:p>807566999</text:p>
          </table:table-cell>
          <table:table-cell office:value-type="float" office:value="328" calcext:value-type="float">
            <text:p>328</text:p>
          </table:table-cell>
          <table:table-cell office:value-type="float" office:value="50000" calcext:value-type="float">
            <text:p>50000</text:p>
          </table:table-cell>
          <table:table-cell office:value-type="float" office:value="824615000" calcext:value-type="float">
            <text:p>824615000</text:p>
          </table:table-cell>
          <table:table-cell table:formula="of:=IF([.E330]-[.B330]=0;0;1)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50000" calcext:value-type="float">
            <text:p>50000</text:p>
          </table:table-cell>
          <table:table-cell office:value-type="float" office:value="801319000" calcext:value-type="float">
            <text:p>801319000</text:p>
          </table:table-cell>
          <table:table-cell office:value-type="float" office:value="328" calcext:value-type="float">
            <text:p>328</text:p>
          </table:table-cell>
          <table:table-cell office:value-type="float" office:value="50000" calcext:value-type="float">
            <text:p>50000</text:p>
          </table:table-cell>
          <table:table-cell office:value-type="float" office:value="964615999" calcext:value-type="float">
            <text:p>964615999</text:p>
          </table:table-cell>
          <table:table-cell table:formula="of:=IF([.L330]-[.I330]=0;0;1)" office:value-type="float" office:value="0" calcext:value-type="float">
            <text:p>0</text:p>
          </table:table-cell>
          <table:table-cell table:formula="of:=IF([.L330]-[.B3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0000" calcext:value-type="float">
            <text:p>50000</text:p>
          </table:table-cell>
          <table:table-cell office:value-type="float" office:value="626705000" calcext:value-type="float">
            <text:p>626705000</text:p>
          </table:table-cell>
          <table:table-cell office:value-type="float" office:value="329" calcext:value-type="float">
            <text:p>329</text:p>
          </table:table-cell>
          <table:table-cell office:value-type="float" office:value="50000" calcext:value-type="float">
            <text:p>50000</text:p>
          </table:table-cell>
          <table:table-cell office:value-type="float" office:value="625421000" calcext:value-type="float">
            <text:p>625421000</text:p>
          </table:table-cell>
          <table:table-cell table:formula="of:=IF([.E331]-[.B331]=0;0;1)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0000" calcext:value-type="float">
            <text:p>50000</text:p>
          </table:table-cell>
          <table:table-cell office:value-type="float" office:value="625713000" calcext:value-type="float">
            <text:p>625713000</text:p>
          </table:table-cell>
          <table:table-cell office:value-type="float" office:value="329" calcext:value-type="float">
            <text:p>329</text:p>
          </table:table-cell>
          <table:table-cell office:value-type="float" office:value="50000" calcext:value-type="float">
            <text:p>50000</text:p>
          </table:table-cell>
          <table:table-cell office:value-type="float" office:value="875524000" calcext:value-type="float">
            <text:p>875524000</text:p>
          </table:table-cell>
          <table:table-cell table:formula="of:=IF([.L331]-[.I331]=0;0;1)" office:value-type="float" office:value="0" calcext:value-type="float">
            <text:p>0</text:p>
          </table:table-cell>
          <table:table-cell table:formula="of:=IF([.L331]-[.B3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2775000" calcext:value-type="float">
            <text:p>22775000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2195000" calcext:value-type="float">
            <text:p>22195000</text:p>
          </table:table-cell>
          <table:table-cell table:formula="of:=IF([.E332]-[.B332]=0;0;1)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3170000" calcext:value-type="float">
            <text:p>23170000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office:value-type="float" office:value="25549000" calcext:value-type="float">
            <text:p>25549000</text:p>
          </table:table-cell>
          <table:table-cell table:formula="of:=IF([.L332]-[.I332]=0;0;1)" office:value-type="float" office:value="0" calcext:value-type="float">
            <text:p>0</text:p>
          </table:table-cell>
          <table:table-cell table:formula="of:=IF([.L332]-[.B3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000" calcext:value-type="float">
            <text:p>50000</text:p>
          </table:table-cell>
          <table:table-cell office:value-type="float" office:value="1373676000" calcext:value-type="float">
            <text:p>1373676000</text:p>
          </table:table-cell>
          <table:table-cell office:value-type="float" office:value="331" calcext:value-type="float">
            <text:p>331</text:p>
          </table:table-cell>
          <table:table-cell office:value-type="float" office:value="50000" calcext:value-type="float">
            <text:p>50000</text:p>
          </table:table-cell>
          <table:table-cell office:value-type="float" office:value="1408475000" calcext:value-type="float">
            <text:p>1408475000</text:p>
          </table:table-cell>
          <table:table-cell table:formula="of:=IF([.E333]-[.B333]=0;0;1)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0000" calcext:value-type="float">
            <text:p>50000</text:p>
          </table:table-cell>
          <table:table-cell office:value-type="float" office:value="1390333000" calcext:value-type="float">
            <text:p>1390333000</text:p>
          </table:table-cell>
          <table:table-cell office:value-type="float" office:value="331" calcext:value-type="float">
            <text:p>331</text:p>
          </table:table-cell>
          <table:table-cell office:value-type="float" office:value="50000" calcext:value-type="float">
            <text:p>50000</text:p>
          </table:table-cell>
          <table:table-cell office:value-type="float" office:value="1553540999" calcext:value-type="float">
            <text:p>1553540999</text:p>
          </table:table-cell>
          <table:table-cell table:formula="of:=IF([.L333]-[.I333]=0;0;1)" office:value-type="float" office:value="0" calcext:value-type="float">
            <text:p>0</text:p>
          </table:table-cell>
          <table:table-cell table:formula="of:=IF([.L333]-[.B3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149000" calcext:value-type="float">
            <text:p>61490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886000" calcext:value-type="float">
            <text:p>5886000</text:p>
          </table:table-cell>
          <table:table-cell table:formula="of:=IF([.E334]-[.B334]=0;0;1)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176999" calcext:value-type="float">
            <text:p>617699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558000" calcext:value-type="float">
            <text:p>5558000</text:p>
          </table:table-cell>
          <table:table-cell table:formula="of:=IF([.L334]-[.I334]=0;0;1)" office:value-type="float" office:value="0" calcext:value-type="float">
            <text:p>0</text:p>
          </table:table-cell>
          <table:table-cell table:formula="of:=IF([.L334]-[.B3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088" calcext:value-type="float">
            <text:p>11088</text:p>
          </table:table-cell>
          <table:table-cell office:value-type="float" office:value="446225999" calcext:value-type="float">
            <text:p>446225999</text:p>
          </table:table-cell>
          <table:table-cell office:value-type="float" office:value="333" calcext:value-type="float">
            <text:p>333</text:p>
          </table:table-cell>
          <table:table-cell office:value-type="float" office:value="11088" calcext:value-type="float">
            <text:p>11088</text:p>
          </table:table-cell>
          <table:table-cell office:value-type="float" office:value="438739000" calcext:value-type="float">
            <text:p>438739000</text:p>
          </table:table-cell>
          <table:table-cell table:formula="of:=IF([.E335]-[.B335]=0;0;1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1088" calcext:value-type="float">
            <text:p>11088</text:p>
          </table:table-cell>
          <table:table-cell office:value-type="float" office:value="447592000" calcext:value-type="float">
            <text:p>447592000</text:p>
          </table:table-cell>
          <table:table-cell office:value-type="float" office:value="333" calcext:value-type="float">
            <text:p>333</text:p>
          </table:table-cell>
          <table:table-cell office:value-type="float" office:value="11088" calcext:value-type="float">
            <text:p>11088</text:p>
          </table:table-cell>
          <table:table-cell office:value-type="float" office:value="457953000" calcext:value-type="float">
            <text:p>457953000</text:p>
          </table:table-cell>
          <table:table-cell table:formula="of:=IF([.L335]-[.I335]=0;0;1)" office:value-type="float" office:value="0" calcext:value-type="float">
            <text:p>0</text:p>
          </table:table-cell>
          <table:table-cell table:formula="of:=IF([.L335]-[.B3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52" calcext:value-type="float">
            <text:p>5252</text:p>
          </table:table-cell>
          <table:table-cell office:value-type="float" office:value="47924999" calcext:value-type="float">
            <text:p>47924999</text:p>
          </table:table-cell>
          <table:table-cell office:value-type="float" office:value="334" calcext:value-type="float">
            <text:p>334</text:p>
          </table:table-cell>
          <table:table-cell office:value-type="float" office:value="5252" calcext:value-type="float">
            <text:p>5252</text:p>
          </table:table-cell>
          <table:table-cell office:value-type="float" office:value="45119000" calcext:value-type="float">
            <text:p>45119000</text:p>
          </table:table-cell>
          <table:table-cell table:formula="of:=IF([.E336]-[.B336]=0;0;1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252" calcext:value-type="float">
            <text:p>5252</text:p>
          </table:table-cell>
          <table:table-cell office:value-type="float" office:value="48354000" calcext:value-type="float">
            <text:p>48354000</text:p>
          </table:table-cell>
          <table:table-cell office:value-type="float" office:value="334" calcext:value-type="float">
            <text:p>334</text:p>
          </table:table-cell>
          <table:table-cell office:value-type="float" office:value="5252" calcext:value-type="float">
            <text:p>5252</text:p>
          </table:table-cell>
          <table:table-cell office:value-type="float" office:value="47441000" calcext:value-type="float">
            <text:p>47441000</text:p>
          </table:table-cell>
          <table:table-cell table:formula="of:=IF([.L336]-[.I336]=0;0;1)" office:value-type="float" office:value="0" calcext:value-type="float">
            <text:p>0</text:p>
          </table:table-cell>
          <table:table-cell table:formula="of:=IF([.L336]-[.B3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0000" calcext:value-type="float">
            <text:p>50000</text:p>
          </table:table-cell>
          <table:table-cell office:value-type="float" office:value="201373000" calcext:value-type="float">
            <text:p>201373000</text:p>
          </table:table-cell>
          <table:table-cell office:value-type="float" office:value="335" calcext:value-type="float">
            <text:p>335</text:p>
          </table:table-cell>
          <table:table-cell office:value-type="float" office:value="50000" calcext:value-type="float">
            <text:p>50000</text:p>
          </table:table-cell>
          <table:table-cell office:value-type="float" office:value="195967000" calcext:value-type="float">
            <text:p>195967000</text:p>
          </table:table-cell>
          <table:table-cell table:formula="of:=IF([.E337]-[.B337]=0;0;1)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0000" calcext:value-type="float">
            <text:p>50000</text:p>
          </table:table-cell>
          <table:table-cell office:value-type="float" office:value="200629000" calcext:value-type="float">
            <text:p>200629000</text:p>
          </table:table-cell>
          <table:table-cell office:value-type="float" office:value="335" calcext:value-type="float">
            <text:p>3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8683000" calcext:value-type="float">
            <text:p>188683000</text:p>
          </table:table-cell>
          <table:table-cell table:formula="of:=IF([.L337]-[.I337]=0;0;1)" office:value-type="float" office:value="0" calcext:value-type="float">
            <text:p>0</text:p>
          </table:table-cell>
          <table:table-cell table:formula="of:=IF([.L337]-[.B3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2505306000" calcext:value-type="float">
            <text:p>1250530600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4074326000" calcext:value-type="float">
            <text:p>14074326000</text:p>
          </table:table-cell>
          <table:table-cell table:formula="of:=IF([.E338]-[.B338]=0;0;1)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2241147000" calcext:value-type="float">
            <text:p>12241147000</text:p>
          </table:table-cell>
          <table:table-cell office:value-type="float" office:value="336" calcext:value-type="float">
            <text:p>336</text:p>
          </table:table-cell>
          <table:table-cell office:value-type="float" office:value="267" calcext:value-type="float">
            <text:p>267</text:p>
          </table:table-cell>
          <table:table-cell office:value-type="float" office:value="13211277000" calcext:value-type="float">
            <text:p>13211277000</text:p>
          </table:table-cell>
          <table:table-cell table:formula="of:=IF([.L338]-[.I338]=0;0;1)" office:value-type="float" office:value="0" calcext:value-type="float">
            <text:p>0</text:p>
          </table:table-cell>
          <table:table-cell table:formula="of:=IF([.L338]-[.B3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000" calcext:value-type="float">
            <text:p>50000</text:p>
          </table:table-cell>
          <table:table-cell office:value-type="float" office:value="610491000" calcext:value-type="float">
            <text:p>610491000</text:p>
          </table:table-cell>
          <table:table-cell office:value-type="float" office:value="337" calcext:value-type="float">
            <text:p>337</text:p>
          </table:table-cell>
          <table:table-cell office:value-type="float" office:value="50000" calcext:value-type="float">
            <text:p>50000</text:p>
          </table:table-cell>
          <table:table-cell office:value-type="float" office:value="577477999" calcext:value-type="float">
            <text:p>577477999</text:p>
          </table:table-cell>
          <table:table-cell table:formula="of:=IF([.E339]-[.B339]=0;0;1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0000" calcext:value-type="float">
            <text:p>50000</text:p>
          </table:table-cell>
          <table:table-cell office:value-type="float" office:value="603103000" calcext:value-type="float">
            <text:p>603103000</text:p>
          </table:table-cell>
          <table:table-cell office:value-type="float" office:value="337" calcext:value-type="float">
            <text:p>337</text:p>
          </table:table-cell>
          <table:table-cell office:value-type="float" office:value="50000" calcext:value-type="float">
            <text:p>50000</text:p>
          </table:table-cell>
          <table:table-cell office:value-type="float" office:value="717878999" calcext:value-type="float">
            <text:p>717878999</text:p>
          </table:table-cell>
          <table:table-cell table:formula="of:=IF([.L339]-[.I339]=0;0;1)" office:value-type="float" office:value="0" calcext:value-type="float">
            <text:p>0</text:p>
          </table:table-cell>
          <table:table-cell table:formula="of:=IF([.L339]-[.B3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000" calcext:value-type="float">
            <text:p>50000</text:p>
          </table:table-cell>
          <table:table-cell office:value-type="float" office:value="1823519000" calcext:value-type="float">
            <text:p>1823519000</text:p>
          </table:table-cell>
          <table:table-cell office:value-type="float" office:value="338" calcext:value-type="float">
            <text:p>338</text:p>
          </table:table-cell>
          <table:table-cell office:value-type="float" office:value="50000" calcext:value-type="float">
            <text:p>50000</text:p>
          </table:table-cell>
          <table:table-cell office:value-type="float" office:value="1801070999" calcext:value-type="float">
            <text:p>1801070999</text:p>
          </table:table-cell>
          <table:table-cell table:formula="of:=IF([.E340]-[.B340]=0;0;1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50000" calcext:value-type="float">
            <text:p>50000</text:p>
          </table:table-cell>
          <table:table-cell office:value-type="float" office:value="1836252000" calcext:value-type="float">
            <text:p>1836252000</text:p>
          </table:table-cell>
          <table:table-cell office:value-type="float" office:value="338" calcext:value-type="float">
            <text:p>338</text:p>
          </table:table-cell>
          <table:table-cell office:value-type="float" office:value="50000" calcext:value-type="float">
            <text:p>50000</text:p>
          </table:table-cell>
          <table:table-cell office:value-type="float" office:value="1904480000" calcext:value-type="float">
            <text:p>1904480000</text:p>
          </table:table-cell>
          <table:table-cell table:formula="of:=IF([.L340]-[.I340]=0;0;1)" office:value-type="float" office:value="0" calcext:value-type="float">
            <text:p>0</text:p>
          </table:table-cell>
          <table:table-cell table:formula="of:=IF([.L340]-[.B3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0000" calcext:value-type="float">
            <text:p>50000</text:p>
          </table:table-cell>
          <table:table-cell office:value-type="float" office:value="682668000" calcext:value-type="float">
            <text:p>682668000</text:p>
          </table:table-cell>
          <table:table-cell office:value-type="float" office:value="339" calcext:value-type="float">
            <text:p>339</text:p>
          </table:table-cell>
          <table:table-cell office:value-type="float" office:value="50000" calcext:value-type="float">
            <text:p>50000</text:p>
          </table:table-cell>
          <table:table-cell office:value-type="float" office:value="685448000" calcext:value-type="float">
            <text:p>685448000</text:p>
          </table:table-cell>
          <table:table-cell table:formula="of:=IF([.E341]-[.B341]=0;0;1)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0000" calcext:value-type="float">
            <text:p>50000</text:p>
          </table:table-cell>
          <table:table-cell office:value-type="float" office:value="687792000" calcext:value-type="float">
            <text:p>687792000</text:p>
          </table:table-cell>
          <table:table-cell office:value-type="float" office:value="339" calcext:value-type="float">
            <text:p>339</text:p>
          </table:table-cell>
          <table:table-cell office:value-type="float" office:value="50000" calcext:value-type="float">
            <text:p>50000</text:p>
          </table:table-cell>
          <table:table-cell office:value-type="float" office:value="730422999" calcext:value-type="float">
            <text:p>730422999</text:p>
          </table:table-cell>
          <table:table-cell table:formula="of:=IF([.L341]-[.I341]=0;0;1)" office:value-type="float" office:value="0" calcext:value-type="float">
            <text:p>0</text:p>
          </table:table-cell>
          <table:table-cell table:formula="of:=IF([.L341]-[.B3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0000" calcext:value-type="float">
            <text:p>50000</text:p>
          </table:table-cell>
          <table:table-cell office:value-type="float" office:value="584302000" calcext:value-type="float">
            <text:p>584302000</text:p>
          </table:table-cell>
          <table:table-cell office:value-type="float" office:value="340" calcext:value-type="float">
            <text:p>340</text:p>
          </table:table-cell>
          <table:table-cell office:value-type="float" office:value="50000" calcext:value-type="float">
            <text:p>50000</text:p>
          </table:table-cell>
          <table:table-cell office:value-type="float" office:value="576072000" calcext:value-type="float">
            <text:p>576072000</text:p>
          </table:table-cell>
          <table:table-cell table:formula="of:=IF([.E342]-[.B342]=0;0;1)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23000" calcext:value-type="float">
            <text:p>583023000</text:p>
          </table:table-cell>
          <table:table-cell office:value-type="float" office:value="340" calcext:value-type="float">
            <text:p>340</text:p>
          </table:table-cell>
          <table:table-cell office:value-type="float" office:value="50000" calcext:value-type="float">
            <text:p>50000</text:p>
          </table:table-cell>
          <table:table-cell office:value-type="float" office:value="574332000" calcext:value-type="float">
            <text:p>574332000</text:p>
          </table:table-cell>
          <table:table-cell table:formula="of:=IF([.L342]-[.I342]=0;0;1)" office:value-type="float" office:value="0" calcext:value-type="float">
            <text:p>0</text:p>
          </table:table-cell>
          <table:table-cell table:formula="of:=IF([.L342]-[.B3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000" calcext:value-type="float">
            <text:p>50000</text:p>
          </table:table-cell>
          <table:table-cell office:value-type="float" office:value="391963000" calcext:value-type="float">
            <text:p>391963000</text:p>
          </table:table-cell>
          <table:table-cell office:value-type="float" office:value="341" calcext:value-type="float">
            <text:p>341</text:p>
          </table:table-cell>
          <table:table-cell office:value-type="float" office:value="50000" calcext:value-type="float">
            <text:p>50000</text:p>
          </table:table-cell>
          <table:table-cell office:value-type="float" office:value="395452000" calcext:value-type="float">
            <text:p>395452000</text:p>
          </table:table-cell>
          <table:table-cell table:formula="of:=IF([.E343]-[.B343]=0;0;1)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50000" calcext:value-type="float">
            <text:p>50000</text:p>
          </table:table-cell>
          <table:table-cell office:value-type="float" office:value="389958000" calcext:value-type="float">
            <text:p>389958000</text:p>
          </table:table-cell>
          <table:table-cell office:value-type="float" office:value="341" calcext:value-type="float">
            <text:p>341</text:p>
          </table:table-cell>
          <table:table-cell office:value-type="float" office:value="50000" calcext:value-type="float">
            <text:p>50000</text:p>
          </table:table-cell>
          <table:table-cell office:value-type="float" office:value="493535000" calcext:value-type="float">
            <text:p>493535000</text:p>
          </table:table-cell>
          <table:table-cell table:formula="of:=IF([.L343]-[.I343]=0;0;1)" office:value-type="float" office:value="0" calcext:value-type="float">
            <text:p>0</text:p>
          </table:table-cell>
          <table:table-cell table:formula="of:=IF([.L343]-[.B3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000" calcext:value-type="float">
            <text:p>50000</text:p>
          </table:table-cell>
          <table:table-cell office:value-type="float" office:value="565392999" calcext:value-type="float">
            <text:p>565392999</text:p>
          </table:table-cell>
          <table:table-cell office:value-type="float" office:value="342" calcext:value-type="float">
            <text:p>342</text:p>
          </table:table-cell>
          <table:table-cell office:value-type="float" office:value="50000" calcext:value-type="float">
            <text:p>50000</text:p>
          </table:table-cell>
          <table:table-cell office:value-type="float" office:value="548221000" calcext:value-type="float">
            <text:p>548221000</text:p>
          </table:table-cell>
          <table:table-cell table:formula="of:=IF([.E344]-[.B344]=0;0;1)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50000" calcext:value-type="float">
            <text:p>50000</text:p>
          </table:table-cell>
          <table:table-cell office:value-type="float" office:value="566106000" calcext:value-type="float">
            <text:p>566106000</text:p>
          </table:table-cell>
          <table:table-cell office:value-type="float" office:value="342" calcext:value-type="float">
            <text:p>342</text:p>
          </table:table-cell>
          <table:table-cell office:value-type="float" office:value="50000" calcext:value-type="float">
            <text:p>50000</text:p>
          </table:table-cell>
          <table:table-cell office:value-type="float" office:value="528713000" calcext:value-type="float">
            <text:p>528713000</text:p>
          </table:table-cell>
          <table:table-cell table:formula="of:=IF([.L344]-[.I344]=0;0;1)" office:value-type="float" office:value="0" calcext:value-type="float">
            <text:p>0</text:p>
          </table:table-cell>
          <table:table-cell table:formula="of:=IF([.L344]-[.B3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0000" calcext:value-type="float">
            <text:p>50000</text:p>
          </table:table-cell>
          <table:table-cell office:value-type="float" office:value="1472635999" calcext:value-type="float">
            <text:p>1472635999</text:p>
          </table:table-cell>
          <table:table-cell office:value-type="float" office:value="343" calcext:value-type="float">
            <text:p>343</text:p>
          </table:table-cell>
          <table:table-cell office:value-type="float" office:value="50000" calcext:value-type="float">
            <text:p>50000</text:p>
          </table:table-cell>
          <table:table-cell office:value-type="float" office:value="1485614000" calcext:value-type="float">
            <text:p>1485614000</text:p>
          </table:table-cell>
          <table:table-cell table:formula="of:=IF([.E345]-[.B345]=0;0;1)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50000" calcext:value-type="float">
            <text:p>50000</text:p>
          </table:table-cell>
          <table:table-cell office:value-type="float" office:value="431809000" calcext:value-type="float">
            <text:p>431809000</text:p>
          </table:table-cell>
          <table:table-cell office:value-type="float" office:value="343" calcext:value-type="float">
            <text:p>3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6790999" calcext:value-type="float">
            <text:p>406790999</text:p>
          </table:table-cell>
          <table:table-cell table:formula="of:=IF([.L345]-[.I345]=0;0;1)" office:value-type="float" office:value="0" calcext:value-type="float">
            <text:p>0</text:p>
          </table:table-cell>
          <table:table-cell table:formula="of:=IF([.L345]-[.B3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0000" calcext:value-type="float">
            <text:p>50000</text:p>
          </table:table-cell>
          <table:table-cell office:value-type="float" office:value="343543000" calcext:value-type="float">
            <text:p>343543000</text:p>
          </table:table-cell>
          <table:table-cell office:value-type="float" office:value="344" calcext:value-type="float">
            <text:p>344</text:p>
          </table:table-cell>
          <table:table-cell office:value-type="float" office:value="50000" calcext:value-type="float">
            <text:p>50000</text:p>
          </table:table-cell>
          <table:table-cell office:value-type="float" office:value="336466999" calcext:value-type="float">
            <text:p>336466999</text:p>
          </table:table-cell>
          <table:table-cell table:formula="of:=IF([.E346]-[.B346]=0;0;1)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50000" calcext:value-type="float">
            <text:p>50000</text:p>
          </table:table-cell>
          <table:table-cell office:value-type="float" office:value="343068999" calcext:value-type="float">
            <text:p>343068999</text:p>
          </table:table-cell>
          <table:table-cell office:value-type="float" office:value="344" calcext:value-type="float">
            <text:p>344</text:p>
          </table:table-cell>
          <table:table-cell office:value-type="float" office:value="50000" calcext:value-type="float">
            <text:p>50000</text:p>
          </table:table-cell>
          <table:table-cell office:value-type="float" office:value="274634000" calcext:value-type="float">
            <text:p>274634000</text:p>
          </table:table-cell>
          <table:table-cell table:formula="of:=IF([.L346]-[.I346]=0;0;1)" office:value-type="float" office:value="0" calcext:value-type="float">
            <text:p>0</text:p>
          </table:table-cell>
          <table:table-cell table:formula="of:=IF([.L346]-[.B3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777" calcext:value-type="float">
            <text:p>4777</text:p>
          </table:table-cell>
          <table:table-cell office:value-type="float" office:value="44646000" calcext:value-type="float">
            <text:p>44646000</text:p>
          </table:table-cell>
          <table:table-cell office:value-type="float" office:value="345" calcext:value-type="float">
            <text:p>345</text:p>
          </table:table-cell>
          <table:table-cell office:value-type="float" office:value="4777" calcext:value-type="float">
            <text:p>4777</text:p>
          </table:table-cell>
          <table:table-cell office:value-type="float" office:value="44441999" calcext:value-type="float">
            <text:p>44441999</text:p>
          </table:table-cell>
          <table:table-cell table:formula="of:=IF([.E347]-[.B347]=0;0;1)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777" calcext:value-type="float">
            <text:p>4777</text:p>
          </table:table-cell>
          <table:table-cell office:value-type="float" office:value="45543000" calcext:value-type="float">
            <text:p>45543000</text:p>
          </table:table-cell>
          <table:table-cell office:value-type="float" office:value="345" calcext:value-type="float">
            <text:p>345</text:p>
          </table:table-cell>
          <table:table-cell office:value-type="float" office:value="4777" calcext:value-type="float">
            <text:p>4777</text:p>
          </table:table-cell>
          <table:table-cell office:value-type="float" office:value="59364999" calcext:value-type="float">
            <text:p>59364999</text:p>
          </table:table-cell>
          <table:table-cell table:formula="of:=IF([.L347]-[.I347]=0;0;1)" office:value-type="float" office:value="0" calcext:value-type="float">
            <text:p>0</text:p>
          </table:table-cell>
          <table:table-cell table:formula="of:=IF([.L347]-[.B3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000" calcext:value-type="float">
            <text:p>50000</text:p>
          </table:table-cell>
          <table:table-cell office:value-type="float" office:value="627566000" calcext:value-type="float">
            <text:p>627566000</text:p>
          </table:table-cell>
          <table:table-cell office:value-type="float" office:value="346" calcext:value-type="float">
            <text:p>346</text:p>
          </table:table-cell>
          <table:table-cell office:value-type="float" office:value="50000" calcext:value-type="float">
            <text:p>50000</text:p>
          </table:table-cell>
          <table:table-cell office:value-type="float" office:value="632479000" calcext:value-type="float">
            <text:p>632479000</text:p>
          </table:table-cell>
          <table:table-cell table:formula="of:=IF([.E348]-[.B348]=0;0;1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50000" calcext:value-type="float">
            <text:p>50000</text:p>
          </table:table-cell>
          <table:table-cell office:value-type="float" office:value="632261000" calcext:value-type="float">
            <text:p>632261000</text:p>
          </table:table-cell>
          <table:table-cell office:value-type="float" office:value="346" calcext:value-type="float">
            <text:p>346</text:p>
          </table:table-cell>
          <table:table-cell office:value-type="float" office:value="50000" calcext:value-type="float">
            <text:p>50000</text:p>
          </table:table-cell>
          <table:table-cell office:value-type="float" office:value="691044000" calcext:value-type="float">
            <text:p>691044000</text:p>
          </table:table-cell>
          <table:table-cell table:formula="of:=IF([.L348]-[.I348]=0;0;1)" office:value-type="float" office:value="0" calcext:value-type="float">
            <text:p>0</text:p>
          </table:table-cell>
          <table:table-cell table:formula="of:=IF([.L348]-[.B3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000" calcext:value-type="float">
            <text:p>50000</text:p>
          </table:table-cell>
          <table:table-cell office:value-type="float" office:value="463835000" calcext:value-type="float">
            <text:p>463835000</text:p>
          </table:table-cell>
          <table:table-cell office:value-type="float" office:value="347" calcext:value-type="float">
            <text:p>347</text:p>
          </table:table-cell>
          <table:table-cell office:value-type="float" office:value="50000" calcext:value-type="float">
            <text:p>50000</text:p>
          </table:table-cell>
          <table:table-cell office:value-type="float" office:value="439484999" calcext:value-type="float">
            <text:p>439484999</text:p>
          </table:table-cell>
          <table:table-cell table:formula="of:=IF([.E349]-[.B349]=0;0;1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0000" calcext:value-type="float">
            <text:p>50000</text:p>
          </table:table-cell>
          <table:table-cell office:value-type="float" office:value="446366999" calcext:value-type="float">
            <text:p>446366999</text:p>
          </table:table-cell>
          <table:table-cell office:value-type="float" office:value="347" calcext:value-type="float">
            <text:p>347</text:p>
          </table:table-cell>
          <table:table-cell office:value-type="float" office:value="50000" calcext:value-type="float">
            <text:p>50000</text:p>
          </table:table-cell>
          <table:table-cell office:value-type="float" office:value="539447000" calcext:value-type="float">
            <text:p>539447000</text:p>
          </table:table-cell>
          <table:table-cell table:formula="of:=IF([.L349]-[.I349]=0;0;1)" office:value-type="float" office:value="0" calcext:value-type="float">
            <text:p>0</text:p>
          </table:table-cell>
          <table:table-cell table:formula="of:=IF([.L349]-[.B3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0000" calcext:value-type="float">
            <text:p>50000</text:p>
          </table:table-cell>
          <table:table-cell office:value-type="float" office:value="516147000" calcext:value-type="float">
            <text:p>516147000</text:p>
          </table:table-cell>
          <table:table-cell office:value-type="float" office:value="348" calcext:value-type="float">
            <text:p>348</text:p>
          </table:table-cell>
          <table:table-cell office:value-type="float" office:value="50000" calcext:value-type="float">
            <text:p>50000</text:p>
          </table:table-cell>
          <table:table-cell office:value-type="float" office:value="526698000" calcext:value-type="float">
            <text:p>526698000</text:p>
          </table:table-cell>
          <table:table-cell table:formula="of:=IF([.E350]-[.B350]=0;0;1)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50000" calcext:value-type="float">
            <text:p>50000</text:p>
          </table:table-cell>
          <table:table-cell office:value-type="float" office:value="514806000" calcext:value-type="float">
            <text:p>514806000</text:p>
          </table:table-cell>
          <table:table-cell office:value-type="float" office:value="348" calcext:value-type="float">
            <text:p>348</text:p>
          </table:table-cell>
          <table:table-cell office:value-type="float" office:value="50000" calcext:value-type="float">
            <text:p>50000</text:p>
          </table:table-cell>
          <table:table-cell office:value-type="float" office:value="660048000" calcext:value-type="float">
            <text:p>660048000</text:p>
          </table:table-cell>
          <table:table-cell table:formula="of:=IF([.L350]-[.I350]=0;0;1)" office:value-type="float" office:value="0" calcext:value-type="float">
            <text:p>0</text:p>
          </table:table-cell>
          <table:table-cell table:formula="of:=IF([.L350]-[.B3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0000" calcext:value-type="float">
            <text:p>50000</text:p>
          </table:table-cell>
          <table:table-cell office:value-type="float" office:value="377953000" calcext:value-type="float">
            <text:p>377953000</text:p>
          </table:table-cell>
          <table:table-cell office:value-type="float" office:value="349" calcext:value-type="float">
            <text:p>349</text:p>
          </table:table-cell>
          <table:table-cell office:value-type="float" office:value="50000" calcext:value-type="float">
            <text:p>50000</text:p>
          </table:table-cell>
          <table:table-cell office:value-type="float" office:value="380627999" calcext:value-type="float">
            <text:p>380627999</text:p>
          </table:table-cell>
          <table:table-cell table:formula="of:=IF([.E351]-[.B351]=0;0;1)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50000" calcext:value-type="float">
            <text:p>50000</text:p>
          </table:table-cell>
          <table:table-cell office:value-type="float" office:value="376528000" calcext:value-type="float">
            <text:p>376528000</text:p>
          </table:table-cell>
          <table:table-cell office:value-type="float" office:value="349" calcext:value-type="float">
            <text:p>349</text:p>
          </table:table-cell>
          <table:table-cell office:value-type="float" office:value="50000" calcext:value-type="float">
            <text:p>50000</text:p>
          </table:table-cell>
          <table:table-cell office:value-type="float" office:value="473691000" calcext:value-type="float">
            <text:p>473691000</text:p>
          </table:table-cell>
          <table:table-cell table:formula="of:=IF([.L351]-[.I351]=0;0;1)" office:value-type="float" office:value="0" calcext:value-type="float">
            <text:p>0</text:p>
          </table:table-cell>
          <table:table-cell table:formula="of:=IF([.L351]-[.B3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000" calcext:value-type="float">
            <text:p>50000</text:p>
          </table:table-cell>
          <table:table-cell office:value-type="float" office:value="626895000" calcext:value-type="float">
            <text:p>626895000</text:p>
          </table:table-cell>
          <table:table-cell office:value-type="float" office:value="350" calcext:value-type="float">
            <text:p>350</text:p>
          </table:table-cell>
          <table:table-cell office:value-type="float" office:value="50000" calcext:value-type="float">
            <text:p>50000</text:p>
          </table:table-cell>
          <table:table-cell office:value-type="float" office:value="630823999" calcext:value-type="float">
            <text:p>630823999</text:p>
          </table:table-cell>
          <table:table-cell table:formula="of:=IF([.E352]-[.B352]=0;0;1)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50000" calcext:value-type="float">
            <text:p>50000</text:p>
          </table:table-cell>
          <table:table-cell office:value-type="float" office:value="632203000" calcext:value-type="float">
            <text:p>632203000</text:p>
          </table:table-cell>
          <table:table-cell office:value-type="float" office:value="350" calcext:value-type="float">
            <text:p>350</text:p>
          </table:table-cell>
          <table:table-cell office:value-type="float" office:value="50000" calcext:value-type="float">
            <text:p>50000</text:p>
          </table:table-cell>
          <table:table-cell office:value-type="float" office:value="701511999" calcext:value-type="float">
            <text:p>701511999</text:p>
          </table:table-cell>
          <table:table-cell table:formula="of:=IF([.L352]-[.I352]=0;0;1)" office:value-type="float" office:value="0" calcext:value-type="float">
            <text:p>0</text:p>
          </table:table-cell>
          <table:table-cell table:formula="of:=IF([.L352]-[.B3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000" calcext:value-type="float">
            <text:p>50000</text:p>
          </table:table-cell>
          <table:table-cell office:value-type="float" office:value="917125000" calcext:value-type="float">
            <text:p>917125000</text:p>
          </table:table-cell>
          <table:table-cell office:value-type="float" office:value="351" calcext:value-type="float">
            <text:p>351</text:p>
          </table:table-cell>
          <table:table-cell office:value-type="float" office:value="50000" calcext:value-type="float">
            <text:p>50000</text:p>
          </table:table-cell>
          <table:table-cell office:value-type="float" office:value="936925999" calcext:value-type="float">
            <text:p>936925999</text:p>
          </table:table-cell>
          <table:table-cell table:formula="of:=IF([.E353]-[.B353]=0;0;1)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50000" calcext:value-type="float">
            <text:p>50000</text:p>
          </table:table-cell>
          <table:table-cell office:value-type="float" office:value="923647999" calcext:value-type="float">
            <text:p>923647999</text:p>
          </table:table-cell>
          <table:table-cell office:value-type="float" office:value="351" calcext:value-type="float">
            <text:p>351</text:p>
          </table:table-cell>
          <table:table-cell office:value-type="float" office:value="50000" calcext:value-type="float">
            <text:p>50000</text:p>
          </table:table-cell>
          <table:table-cell office:value-type="float" office:value="1021801000" calcext:value-type="float">
            <text:p>1021801000</text:p>
          </table:table-cell>
          <table:table-cell table:formula="of:=IF([.L353]-[.I353]=0;0;1)" office:value-type="float" office:value="0" calcext:value-type="float">
            <text:p>0</text:p>
          </table:table-cell>
          <table:table-cell table:formula="of:=IF([.L353]-[.B3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0000" calcext:value-type="float">
            <text:p>50000</text:p>
          </table:table-cell>
          <table:table-cell office:value-type="float" office:value="1314111000" calcext:value-type="float">
            <text:p>1314111000</text:p>
          </table:table-cell>
          <table:table-cell office:value-type="float" office:value="352" calcext:value-type="float">
            <text:p>352</text:p>
          </table:table-cell>
          <table:table-cell office:value-type="float" office:value="50000" calcext:value-type="float">
            <text:p>50000</text:p>
          </table:table-cell>
          <table:table-cell office:value-type="float" office:value="1317316000" calcext:value-type="float">
            <text:p>1317316000</text:p>
          </table:table-cell>
          <table:table-cell table:formula="of:=IF([.E354]-[.B354]=0;0;1)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50000" calcext:value-type="float">
            <text:p>50000</text:p>
          </table:table-cell>
          <table:table-cell office:value-type="float" office:value="1324307000" calcext:value-type="float">
            <text:p>1324307000</text:p>
          </table:table-cell>
          <table:table-cell office:value-type="float" office:value="352" calcext:value-type="float">
            <text:p>352</text:p>
          </table:table-cell>
          <table:table-cell office:value-type="float" office:value="50000" calcext:value-type="float">
            <text:p>50000</text:p>
          </table:table-cell>
          <table:table-cell office:value-type="float" office:value="1589111000" calcext:value-type="float">
            <text:p>1589111000</text:p>
          </table:table-cell>
          <table:table-cell table:formula="of:=IF([.L354]-[.I354]=0;0;1)" office:value-type="float" office:value="0" calcext:value-type="float">
            <text:p>0</text:p>
          </table:table-cell>
          <table:table-cell table:formula="of:=IF([.L354]-[.B3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0000" calcext:value-type="float">
            <text:p>50000</text:p>
          </table:table-cell>
          <table:table-cell office:value-type="float" office:value="385532999" calcext:value-type="float">
            <text:p>385532999</text:p>
          </table:table-cell>
          <table:table-cell office:value-type="float" office:value="353" calcext:value-type="float">
            <text:p>353</text:p>
          </table:table-cell>
          <table:table-cell office:value-type="float" office:value="50000" calcext:value-type="float">
            <text:p>50000</text:p>
          </table:table-cell>
          <table:table-cell office:value-type="float" office:value="373427000" calcext:value-type="float">
            <text:p>373427000</text:p>
          </table:table-cell>
          <table:table-cell table:formula="of:=IF([.E355]-[.B355]=0;0;1)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50000" calcext:value-type="float">
            <text:p>50000</text:p>
          </table:table-cell>
          <table:table-cell office:value-type="float" office:value="378308000" calcext:value-type="float">
            <text:p>378308000</text:p>
          </table:table-cell>
          <table:table-cell office:value-type="float" office:value="353" calcext:value-type="float">
            <text:p>353</text:p>
          </table:table-cell>
          <table:table-cell office:value-type="float" office:value="50000" calcext:value-type="float">
            <text:p>50000</text:p>
          </table:table-cell>
          <table:table-cell office:value-type="float" office:value="352797000" calcext:value-type="float">
            <text:p>352797000</text:p>
          </table:table-cell>
          <table:table-cell table:formula="of:=IF([.L355]-[.I355]=0;0;1)" office:value-type="float" office:value="0" calcext:value-type="float">
            <text:p>0</text:p>
          </table:table-cell>
          <table:table-cell table:formula="of:=IF([.L355]-[.B3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000" calcext:value-type="float">
            <text:p>50000</text:p>
          </table:table-cell>
          <table:table-cell office:value-type="float" office:value="572288000" calcext:value-type="float">
            <text:p>572288000</text:p>
          </table:table-cell>
          <table:table-cell office:value-type="float" office:value="354" calcext:value-type="float">
            <text:p>354</text:p>
          </table:table-cell>
          <table:table-cell office:value-type="float" office:value="50000" calcext:value-type="float">
            <text:p>50000</text:p>
          </table:table-cell>
          <table:table-cell office:value-type="float" office:value="551149000" calcext:value-type="float">
            <text:p>551149000</text:p>
          </table:table-cell>
          <table:table-cell table:formula="of:=IF([.E356]-[.B356]=0;0;1)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0000" calcext:value-type="float">
            <text:p>50000</text:p>
          </table:table-cell>
          <table:table-cell office:value-type="float" office:value="572141000" calcext:value-type="float">
            <text:p>572141000</text:p>
          </table:table-cell>
          <table:table-cell office:value-type="float" office:value="354" calcext:value-type="float">
            <text:p>354</text:p>
          </table:table-cell>
          <table:table-cell office:value-type="float" office:value="50000" calcext:value-type="float">
            <text:p>50000</text:p>
          </table:table-cell>
          <table:table-cell office:value-type="float" office:value="650911000" calcext:value-type="float">
            <text:p>650911000</text:p>
          </table:table-cell>
          <table:table-cell table:formula="of:=IF([.L356]-[.I356]=0;0;1)" office:value-type="float" office:value="0" calcext:value-type="float">
            <text:p>0</text:p>
          </table:table-cell>
          <table:table-cell table:formula="of:=IF([.L356]-[.B3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000" calcext:value-type="float">
            <text:p>50000</text:p>
          </table:table-cell>
          <table:table-cell office:value-type="float" office:value="1113748000" calcext:value-type="float">
            <text:p>1113748000</text:p>
          </table:table-cell>
          <table:table-cell office:value-type="float" office:value="355" calcext:value-type="float">
            <text:p>355</text:p>
          </table:table-cell>
          <table:table-cell office:value-type="float" office:value="50000" calcext:value-type="float">
            <text:p>50000</text:p>
          </table:table-cell>
          <table:table-cell office:value-type="float" office:value="1133146000" calcext:value-type="float">
            <text:p>1133146000</text:p>
          </table:table-cell>
          <table:table-cell table:formula="of:=IF([.E357]-[.B357]=0;0;1)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0000" calcext:value-type="float">
            <text:p>50000</text:p>
          </table:table-cell>
          <table:table-cell office:value-type="float" office:value="1126958000" calcext:value-type="float">
            <text:p>1126958000</text:p>
          </table:table-cell>
          <table:table-cell office:value-type="float" office:value="355" calcext:value-type="float">
            <text:p>355</text:p>
          </table:table-cell>
          <table:table-cell office:value-type="float" office:value="50000" calcext:value-type="float">
            <text:p>50000</text:p>
          </table:table-cell>
          <table:table-cell office:value-type="float" office:value="1283076000" calcext:value-type="float">
            <text:p>1283076000</text:p>
          </table:table-cell>
          <table:table-cell table:formula="of:=IF([.L357]-[.I357]=0;0;1)" office:value-type="float" office:value="0" calcext:value-type="float">
            <text:p>0</text:p>
          </table:table-cell>
          <table:table-cell table:formula="of:=IF([.L357]-[.B3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000" calcext:value-type="float">
            <text:p>50000</text:p>
          </table:table-cell>
          <table:table-cell office:value-type="float" office:value="250266999" calcext:value-type="float">
            <text:p>250266999</text:p>
          </table:table-cell>
          <table:table-cell office:value-type="float" office:value="356" calcext:value-type="float">
            <text:p>356</text:p>
          </table:table-cell>
          <table:table-cell office:value-type="float" office:value="50000" calcext:value-type="float">
            <text:p>50000</text:p>
          </table:table-cell>
          <table:table-cell office:value-type="float" office:value="251487000" calcext:value-type="float">
            <text:p>251487000</text:p>
          </table:table-cell>
          <table:table-cell table:formula="of:=IF([.E358]-[.B358]=0;0;1)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0000" calcext:value-type="float">
            <text:p>50000</text:p>
          </table:table-cell>
          <table:table-cell office:value-type="float" office:value="250581000" calcext:value-type="float">
            <text:p>250581000</text:p>
          </table:table-cell>
          <table:table-cell office:value-type="float" office:value="356" calcext:value-type="float">
            <text:p>356</text:p>
          </table:table-cell>
          <table:table-cell office:value-type="float" office:value="50000" calcext:value-type="float">
            <text:p>50000</text:p>
          </table:table-cell>
          <table:table-cell office:value-type="float" office:value="296477000" calcext:value-type="float">
            <text:p>296477000</text:p>
          </table:table-cell>
          <table:table-cell table:formula="of:=IF([.L358]-[.I358]=0;0;1)" office:value-type="float" office:value="0" calcext:value-type="float">
            <text:p>0</text:p>
          </table:table-cell>
          <table:table-cell table:formula="of:=IF([.L358]-[.B3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0000" calcext:value-type="float">
            <text:p>50000</text:p>
          </table:table-cell>
          <table:table-cell office:value-type="float" office:value="458024999" calcext:value-type="float">
            <text:p>458024999</text:p>
          </table:table-cell>
          <table:table-cell office:value-type="float" office:value="357" calcext:value-type="float">
            <text:p>357</text:p>
          </table:table-cell>
          <table:table-cell office:value-type="float" office:value="50000" calcext:value-type="float">
            <text:p>50000</text:p>
          </table:table-cell>
          <table:table-cell office:value-type="float" office:value="455107000" calcext:value-type="float">
            <text:p>455107000</text:p>
          </table:table-cell>
          <table:table-cell table:formula="of:=IF([.E359]-[.B359]=0;0;1)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0000" calcext:value-type="float">
            <text:p>50000</text:p>
          </table:table-cell>
          <table:table-cell office:value-type="float" office:value="458737000" calcext:value-type="float">
            <text:p>458737000</text:p>
          </table:table-cell>
          <table:table-cell office:value-type="float" office:value="357" calcext:value-type="float">
            <text:p>357</text:p>
          </table:table-cell>
          <table:table-cell office:value-type="float" office:value="50000" calcext:value-type="float">
            <text:p>50000</text:p>
          </table:table-cell>
          <table:table-cell office:value-type="float" office:value="527120999" calcext:value-type="float">
            <text:p>527120999</text:p>
          </table:table-cell>
          <table:table-cell table:formula="of:=IF([.L359]-[.I359]=0;0;1)" office:value-type="float" office:value="0" calcext:value-type="float">
            <text:p>0</text:p>
          </table:table-cell>
          <table:table-cell table:formula="of:=IF([.L359]-[.B3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0000" calcext:value-type="float">
            <text:p>50000</text:p>
          </table:table-cell>
          <table:table-cell office:value-type="float" office:value="640899000" calcext:value-type="float">
            <text:p>640899000</text:p>
          </table:table-cell>
          <table:table-cell office:value-type="float" office:value="358" calcext:value-type="float">
            <text:p>358</text:p>
          </table:table-cell>
          <table:table-cell office:value-type="float" office:value="50000" calcext:value-type="float">
            <text:p>50000</text:p>
          </table:table-cell>
          <table:table-cell office:value-type="float" office:value="642593000" calcext:value-type="float">
            <text:p>642593000</text:p>
          </table:table-cell>
          <table:table-cell table:formula="of:=IF([.E360]-[.B360]=0;0;1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0000" calcext:value-type="float">
            <text:p>50000</text:p>
          </table:table-cell>
          <table:table-cell office:value-type="float" office:value="644432999" calcext:value-type="float">
            <text:p>644432999</text:p>
          </table:table-cell>
          <table:table-cell office:value-type="float" office:value="358" calcext:value-type="float">
            <text:p>358</text:p>
          </table:table-cell>
          <table:table-cell office:value-type="float" office:value="50000" calcext:value-type="float">
            <text:p>50000</text:p>
          </table:table-cell>
          <table:table-cell office:value-type="float" office:value="695963999" calcext:value-type="float">
            <text:p>695963999</text:p>
          </table:table-cell>
          <table:table-cell table:formula="of:=IF([.L360]-[.I360]=0;0;1)" office:value-type="float" office:value="0" calcext:value-type="float">
            <text:p>0</text:p>
          </table:table-cell>
          <table:table-cell table:formula="of:=IF([.L360]-[.B3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151" calcext:value-type="float">
            <text:p>10151</text:p>
          </table:table-cell>
          <table:table-cell office:value-type="float" office:value="129751000" calcext:value-type="float">
            <text:p>129751000</text:p>
          </table:table-cell>
          <table:table-cell office:value-type="float" office:value="359" calcext:value-type="float">
            <text:p>359</text:p>
          </table:table-cell>
          <table:table-cell office:value-type="float" office:value="10151" calcext:value-type="float">
            <text:p>10151</text:p>
          </table:table-cell>
          <table:table-cell office:value-type="float" office:value="130697000" calcext:value-type="float">
            <text:p>130697000</text:p>
          </table:table-cell>
          <table:table-cell table:formula="of:=IF([.E361]-[.B361]=0;0;1)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151" calcext:value-type="float">
            <text:p>10151</text:p>
          </table:table-cell>
          <table:table-cell office:value-type="float" office:value="132941000" calcext:value-type="float">
            <text:p>132941000</text:p>
          </table:table-cell>
          <table:table-cell office:value-type="float" office:value="359" calcext:value-type="float">
            <text:p>359</text:p>
          </table:table-cell>
          <table:table-cell office:value-type="float" office:value="10151" calcext:value-type="float">
            <text:p>10151</text:p>
          </table:table-cell>
          <table:table-cell office:value-type="float" office:value="140966999" calcext:value-type="float">
            <text:p>140966999</text:p>
          </table:table-cell>
          <table:table-cell table:formula="of:=IF([.L361]-[.I361]=0;0;1)" office:value-type="float" office:value="0" calcext:value-type="float">
            <text:p>0</text:p>
          </table:table-cell>
          <table:table-cell table:formula="of:=IF([.L361]-[.B3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0000" calcext:value-type="float">
            <text:p>50000</text:p>
          </table:table-cell>
          <table:table-cell office:value-type="float" office:value="854040999" calcext:value-type="float">
            <text:p>854040999</text:p>
          </table:table-cell>
          <table:table-cell office:value-type="float" office:value="360" calcext:value-type="float">
            <text:p>360</text:p>
          </table:table-cell>
          <table:table-cell office:value-type="float" office:value="50000" calcext:value-type="float">
            <text:p>50000</text:p>
          </table:table-cell>
          <table:table-cell office:value-type="float" office:value="871817000" calcext:value-type="float">
            <text:p>871817000</text:p>
          </table:table-cell>
          <table:table-cell table:formula="of:=IF([.E362]-[.B362]=0;0;1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0000" calcext:value-type="float">
            <text:p>50000</text:p>
          </table:table-cell>
          <table:table-cell office:value-type="float" office:value="865682000" calcext:value-type="float">
            <text:p>865682000</text:p>
          </table:table-cell>
          <table:table-cell office:value-type="float" office:value="360" calcext:value-type="float">
            <text:p>360</text:p>
          </table:table-cell>
          <table:table-cell office:value-type="float" office:value="50000" calcext:value-type="float">
            <text:p>50000</text:p>
          </table:table-cell>
          <table:table-cell office:value-type="float" office:value="951295000" calcext:value-type="float">
            <text:p>951295000</text:p>
          </table:table-cell>
          <table:table-cell table:formula="of:=IF([.L362]-[.I362]=0;0;1)" office:value-type="float" office:value="0" calcext:value-type="float">
            <text:p>0</text:p>
          </table:table-cell>
          <table:table-cell table:formula="of:=IF([.L362]-[.B3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233587000" calcext:value-type="float">
            <text:p>10233587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33242000" calcext:value-type="float">
            <text:p>10033242000</text:p>
          </table:table-cell>
          <table:table-cell table:formula="of:=IF([.E363]-[.B363]=0;0;1)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147570000" calcext:value-type="float">
            <text:p>10147570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731487000" calcext:value-type="float">
            <text:p>9731487000</text:p>
          </table:table-cell>
          <table:table-cell table:formula="of:=IF([.L363]-[.I363]=0;0;1)" office:value-type="float" office:value="0" calcext:value-type="float">
            <text:p>0</text:p>
          </table:table-cell>
          <table:table-cell table:formula="of:=IF([.L363]-[.B3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000" calcext:value-type="float">
            <text:p>50000</text:p>
          </table:table-cell>
          <table:table-cell office:value-type="float" office:value="297992000" calcext:value-type="float">
            <text:p>297992000</text:p>
          </table:table-cell>
          <table:table-cell office:value-type="float" office:value="362" calcext:value-type="float">
            <text:p>362</text:p>
          </table:table-cell>
          <table:table-cell office:value-type="float" office:value="50000" calcext:value-type="float">
            <text:p>50000</text:p>
          </table:table-cell>
          <table:table-cell office:value-type="float" office:value="287788999" calcext:value-type="float">
            <text:p>287788999</text:p>
          </table:table-cell>
          <table:table-cell table:formula="of:=IF([.E364]-[.B364]=0;0;1)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0000" calcext:value-type="float">
            <text:p>50000</text:p>
          </table:table-cell>
          <table:table-cell office:value-type="float" office:value="297087999" calcext:value-type="float">
            <text:p>297087999</text:p>
          </table:table-cell>
          <table:table-cell office:value-type="float" office:value="362" calcext:value-type="float">
            <text:p>362</text:p>
          </table:table-cell>
          <table:table-cell office:value-type="float" office:value="50000" calcext:value-type="float">
            <text:p>50000</text:p>
          </table:table-cell>
          <table:table-cell office:value-type="float" office:value="281192000" calcext:value-type="float">
            <text:p>281192000</text:p>
          </table:table-cell>
          <table:table-cell table:formula="of:=IF([.L364]-[.I364]=0;0;1)" office:value-type="float" office:value="0" calcext:value-type="float">
            <text:p>0</text:p>
          </table:table-cell>
          <table:table-cell table:formula="of:=IF([.L364]-[.B3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0000" calcext:value-type="float">
            <text:p>50000</text:p>
          </table:table-cell>
          <table:table-cell office:value-type="float" office:value="592537000" calcext:value-type="float">
            <text:p>592537000</text:p>
          </table:table-cell>
          <table:table-cell office:value-type="float" office:value="363" calcext:value-type="float">
            <text:p>363</text:p>
          </table:table-cell>
          <table:table-cell office:value-type="float" office:value="50000" calcext:value-type="float">
            <text:p>50000</text:p>
          </table:table-cell>
          <table:table-cell office:value-type="float" office:value="563893000" calcext:value-type="float">
            <text:p>563893000</text:p>
          </table:table-cell>
          <table:table-cell table:formula="of:=IF([.E365]-[.B365]=0;0;1)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0000" calcext:value-type="float">
            <text:p>50000</text:p>
          </table:table-cell>
          <table:table-cell office:value-type="float" office:value="586287999" calcext:value-type="float">
            <text:p>586287999</text:p>
          </table:table-cell>
          <table:table-cell office:value-type="float" office:value="363" calcext:value-type="float">
            <text:p>363</text:p>
          </table:table-cell>
          <table:table-cell office:value-type="float" office:value="50000" calcext:value-type="float">
            <text:p>50000</text:p>
          </table:table-cell>
          <table:table-cell office:value-type="float" office:value="825164999" calcext:value-type="float">
            <text:p>825164999</text:p>
          </table:table-cell>
          <table:table-cell table:formula="of:=IF([.L365]-[.I365]=0;0;1)" office:value-type="float" office:value="0" calcext:value-type="float">
            <text:p>0</text:p>
          </table:table-cell>
          <table:table-cell table:formula="of:=IF([.L365]-[.B3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3009000" calcext:value-type="float">
            <text:p>13009000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2960999" calcext:value-type="float">
            <text:p>12960999</text:p>
          </table:table-cell>
          <table:table-cell table:formula="of:=IF([.E366]-[.B366]=0;0;1)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3616999" calcext:value-type="float">
            <text:p>13616999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15195000" calcext:value-type="float">
            <text:p>15195000</text:p>
          </table:table-cell>
          <table:table-cell table:formula="of:=IF([.L366]-[.I366]=0;0;1)" office:value-type="float" office:value="0" calcext:value-type="float">
            <text:p>0</text:p>
          </table:table-cell>
          <table:table-cell table:formula="of:=IF([.L366]-[.B3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0000" calcext:value-type="float">
            <text:p>50000</text:p>
          </table:table-cell>
          <table:table-cell office:value-type="float" office:value="456794000" calcext:value-type="float">
            <text:p>456794000</text:p>
          </table:table-cell>
          <table:table-cell office:value-type="float" office:value="365" calcext:value-type="float">
            <text:p>365</text:p>
          </table:table-cell>
          <table:table-cell office:value-type="float" office:value="50000" calcext:value-type="float">
            <text:p>50000</text:p>
          </table:table-cell>
          <table:table-cell office:value-type="float" office:value="458903000" calcext:value-type="float">
            <text:p>458903000</text:p>
          </table:table-cell>
          <table:table-cell table:formula="of:=IF([.E367]-[.B367]=0;0;1)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50000" calcext:value-type="float">
            <text:p>50000</text:p>
          </table:table-cell>
          <table:table-cell office:value-type="float" office:value="458015000" calcext:value-type="float">
            <text:p>458015000</text:p>
          </table:table-cell>
          <table:table-cell office:value-type="float" office:value="365" calcext:value-type="float">
            <text:p>365</text:p>
          </table:table-cell>
          <table:table-cell office:value-type="float" office:value="50000" calcext:value-type="float">
            <text:p>50000</text:p>
          </table:table-cell>
          <table:table-cell office:value-type="float" office:value="519382000" calcext:value-type="float">
            <text:p>519382000</text:p>
          </table:table-cell>
          <table:table-cell table:formula="of:=IF([.L367]-[.I367]=0;0;1)" office:value-type="float" office:value="0" calcext:value-type="float">
            <text:p>0</text:p>
          </table:table-cell>
          <table:table-cell table:formula="of:=IF([.L367]-[.B3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00" calcext:value-type="float">
            <text:p>5600</text:p>
          </table:table-cell>
          <table:table-cell office:value-type="float" office:value="130619999" calcext:value-type="float">
            <text:p>130619999</text:p>
          </table:table-cell>
          <table:table-cell office:value-type="float" office:value="366" calcext:value-type="float">
            <text:p>366</text:p>
          </table:table-cell>
          <table:table-cell office:value-type="float" office:value="5600" calcext:value-type="float">
            <text:p>5600</text:p>
          </table:table-cell>
          <table:table-cell office:value-type="float" office:value="129778000" calcext:value-type="float">
            <text:p>129778000</text:p>
          </table:table-cell>
          <table:table-cell table:formula="of:=IF([.E368]-[.B368]=0;0;1)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5600" calcext:value-type="float">
            <text:p>5600</text:p>
          </table:table-cell>
          <table:table-cell office:value-type="float" office:value="133066999" calcext:value-type="float">
            <text:p>133066999</text:p>
          </table:table-cell>
          <table:table-cell office:value-type="float" office:value="366" calcext:value-type="float">
            <text:p>366</text:p>
          </table:table-cell>
          <table:table-cell office:value-type="float" office:value="5600" calcext:value-type="float">
            <text:p>5600</text:p>
          </table:table-cell>
          <table:table-cell office:value-type="float" office:value="134984000" calcext:value-type="float">
            <text:p>134984000</text:p>
          </table:table-cell>
          <table:table-cell table:formula="of:=IF([.L368]-[.I368]=0;0;1)" office:value-type="float" office:value="0" calcext:value-type="float">
            <text:p>0</text:p>
          </table:table-cell>
          <table:table-cell table:formula="of:=IF([.L368]-[.B3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47000" calcext:value-type="float">
            <text:p>347000</text:p>
          </table:table-cell>
          <table:table-cell table:formula="of:=IF([.E369]-[.B369]=0;0;1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603000" calcext:value-type="float">
            <text:p>603000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674999" calcext:value-type="float">
            <text:p>674999</text:p>
          </table:table-cell>
          <table:table-cell table:formula="of:=IF([.L369]-[.I369]=0;0;1)" office:value-type="float" office:value="0" calcext:value-type="float">
            <text:p>0</text:p>
          </table:table-cell>
          <table:table-cell table:formula="of:=IF([.L369]-[.B3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0000" calcext:value-type="float">
            <text:p>50000</text:p>
          </table:table-cell>
          <table:table-cell office:value-type="float" office:value="403364000" calcext:value-type="float">
            <text:p>403364000</text:p>
          </table:table-cell>
          <table:table-cell office:value-type="float" office:value="368" calcext:value-type="float">
            <text:p>368</text:p>
          </table:table-cell>
          <table:table-cell office:value-type="float" office:value="50000" calcext:value-type="float">
            <text:p>50000</text:p>
          </table:table-cell>
          <table:table-cell office:value-type="float" office:value="405920000" calcext:value-type="float">
            <text:p>405920000</text:p>
          </table:table-cell>
          <table:table-cell table:formula="of:=IF([.E370]-[.B370]=0;0;1)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0000" calcext:value-type="float">
            <text:p>50000</text:p>
          </table:table-cell>
          <table:table-cell office:value-type="float" office:value="406829999" calcext:value-type="float">
            <text:p>406829999</text:p>
          </table:table-cell>
          <table:table-cell office:value-type="float" office:value="368" calcext:value-type="float">
            <text:p>368</text:p>
          </table:table-cell>
          <table:table-cell office:value-type="float" office:value="50000" calcext:value-type="float">
            <text:p>50000</text:p>
          </table:table-cell>
          <table:table-cell office:value-type="float" office:value="457517000" calcext:value-type="float">
            <text:p>457517000</text:p>
          </table:table-cell>
          <table:table-cell table:formula="of:=IF([.L370]-[.I370]=0;0;1)" office:value-type="float" office:value="0" calcext:value-type="float">
            <text:p>0</text:p>
          </table:table-cell>
          <table:table-cell table:formula="of:=IF([.L370]-[.B3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433000" calcext:value-type="float">
            <text:p>143300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367999" calcext:value-type="float">
            <text:p>1367999</text:p>
          </table:table-cell>
          <table:table-cell table:formula="of:=IF([.E371]-[.B371]=0;0;1)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707000" calcext:value-type="float">
            <text:p>170700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625000" calcext:value-type="float">
            <text:p>1625000</text:p>
          </table:table-cell>
          <table:table-cell table:formula="of:=IF([.L371]-[.I371]=0;0;1)" office:value-type="float" office:value="0" calcext:value-type="float">
            <text:p>0</text:p>
          </table:table-cell>
          <table:table-cell table:formula="of:=IF([.L371]-[.B3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000" calcext:value-type="float">
            <text:p>50000</text:p>
          </table:table-cell>
          <table:table-cell office:value-type="float" office:value="387901000" calcext:value-type="float">
            <text:p>387901000</text:p>
          </table:table-cell>
          <table:table-cell office:value-type="float" office:value="370" calcext:value-type="float">
            <text:p>370</text:p>
          </table:table-cell>
          <table:table-cell office:value-type="float" office:value="50000" calcext:value-type="float">
            <text:p>50000</text:p>
          </table:table-cell>
          <table:table-cell office:value-type="float" office:value="399208000" calcext:value-type="float">
            <text:p>399208000</text:p>
          </table:table-cell>
          <table:table-cell table:formula="of:=IF([.E372]-[.B372]=0;0;1)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50000" calcext:value-type="float">
            <text:p>50000</text:p>
          </table:table-cell>
          <table:table-cell office:value-type="float" office:value="386632000" calcext:value-type="float">
            <text:p>386632000</text:p>
          </table:table-cell>
          <table:table-cell office:value-type="float" office:value="370" calcext:value-type="float">
            <text:p>370</text:p>
          </table:table-cell>
          <table:table-cell office:value-type="float" office:value="50000" calcext:value-type="float">
            <text:p>50000</text:p>
          </table:table-cell>
          <table:table-cell office:value-type="float" office:value="485818000" calcext:value-type="float">
            <text:p>485818000</text:p>
          </table:table-cell>
          <table:table-cell table:formula="of:=IF([.L372]-[.I372]=0;0;1)" office:value-type="float" office:value="0" calcext:value-type="float">
            <text:p>0</text:p>
          </table:table-cell>
          <table:table-cell table:formula="of:=IF([.L372]-[.B3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0000" calcext:value-type="float">
            <text:p>50000</text:p>
          </table:table-cell>
          <table:table-cell office:value-type="float" office:value="385206000" calcext:value-type="float">
            <text:p>385206000</text:p>
          </table:table-cell>
          <table:table-cell office:value-type="float" office:value="371" calcext:value-type="float">
            <text:p>371</text:p>
          </table:table-cell>
          <table:table-cell office:value-type="float" office:value="50000" calcext:value-type="float">
            <text:p>50000</text:p>
          </table:table-cell>
          <table:table-cell office:value-type="float" office:value="388530999" calcext:value-type="float">
            <text:p>388530999</text:p>
          </table:table-cell>
          <table:table-cell table:formula="of:=IF([.E373]-[.B373]=0;0;1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50000" calcext:value-type="float">
            <text:p>50000</text:p>
          </table:table-cell>
          <table:table-cell office:value-type="float" office:value="386229000" calcext:value-type="float">
            <text:p>386229000</text:p>
          </table:table-cell>
          <table:table-cell office:value-type="float" office:value="371" calcext:value-type="float">
            <text:p>371</text:p>
          </table:table-cell>
          <table:table-cell office:value-type="float" office:value="50000" calcext:value-type="float">
            <text:p>50000</text:p>
          </table:table-cell>
          <table:table-cell office:value-type="float" office:value="495816000" calcext:value-type="float">
            <text:p>495816000</text:p>
          </table:table-cell>
          <table:table-cell table:formula="of:=IF([.L373]-[.I373]=0;0;1)" office:value-type="float" office:value="0" calcext:value-type="float">
            <text:p>0</text:p>
          </table:table-cell>
          <table:table-cell table:formula="of:=IF([.L373]-[.B3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988" calcext:value-type="float">
            <text:p>12988</text:p>
          </table:table-cell>
          <table:table-cell office:value-type="float" office:value="218445000" calcext:value-type="float">
            <text:p>218445000</text:p>
          </table:table-cell>
          <table:table-cell office:value-type="float" office:value="372" calcext:value-type="float">
            <text:p>372</text:p>
          </table:table-cell>
          <table:table-cell office:value-type="float" office:value="12988" calcext:value-type="float">
            <text:p>12988</text:p>
          </table:table-cell>
          <table:table-cell office:value-type="float" office:value="220177999" calcext:value-type="float">
            <text:p>220177999</text:p>
          </table:table-cell>
          <table:table-cell table:formula="of:=IF([.E374]-[.B374]=0;0;1)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2988" calcext:value-type="float">
            <text:p>12988</text:p>
          </table:table-cell>
          <table:table-cell office:value-type="float" office:value="224585999" calcext:value-type="float">
            <text:p>224585999</text:p>
          </table:table-cell>
          <table:table-cell office:value-type="float" office:value="372" calcext:value-type="float">
            <text:p>372</text:p>
          </table:table-cell>
          <table:table-cell office:value-type="float" office:value="12988" calcext:value-type="float">
            <text:p>12988</text:p>
          </table:table-cell>
          <table:table-cell office:value-type="float" office:value="287151999" calcext:value-type="float">
            <text:p>287151999</text:p>
          </table:table-cell>
          <table:table-cell table:formula="of:=IF([.L374]-[.I374]=0;0;1)" office:value-type="float" office:value="0" calcext:value-type="float">
            <text:p>0</text:p>
          </table:table-cell>
          <table:table-cell table:formula="of:=IF([.L374]-[.B3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000" calcext:value-type="float">
            <text:p>50000</text:p>
          </table:table-cell>
          <table:table-cell office:value-type="float" office:value="660770000" calcext:value-type="float">
            <text:p>660770000</text:p>
          </table:table-cell>
          <table:table-cell office:value-type="float" office:value="373" calcext:value-type="float">
            <text:p>373</text:p>
          </table:table-cell>
          <table:table-cell office:value-type="float" office:value="50000" calcext:value-type="float">
            <text:p>50000</text:p>
          </table:table-cell>
          <table:table-cell office:value-type="float" office:value="672833000" calcext:value-type="float">
            <text:p>672833000</text:p>
          </table:table-cell>
          <table:table-cell table:formula="of:=IF([.E375]-[.B375]=0;0;1)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000" calcext:value-type="float">
            <text:p>50000</text:p>
          </table:table-cell>
          <table:table-cell office:value-type="float" office:value="692751000" calcext:value-type="float">
            <text:p>692751000</text:p>
          </table:table-cell>
          <table:table-cell office:value-type="float" office:value="373" calcext:value-type="float">
            <text:p>373</text:p>
          </table:table-cell>
          <table:table-cell office:value-type="float" office:value="50000" calcext:value-type="float">
            <text:p>50000</text:p>
          </table:table-cell>
          <table:table-cell office:value-type="float" office:value="848167000" calcext:value-type="float">
            <text:p>848167000</text:p>
          </table:table-cell>
          <table:table-cell table:formula="of:=IF([.L375]-[.I375]=0;0;1)" office:value-type="float" office:value="0" calcext:value-type="float">
            <text:p>0</text:p>
          </table:table-cell>
          <table:table-cell table:formula="of:=IF([.L375]-[.B3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0000" calcext:value-type="float">
            <text:p>50000</text:p>
          </table:table-cell>
          <table:table-cell office:value-type="float" office:value="701797999" calcext:value-type="float">
            <text:p>701797999</text:p>
          </table:table-cell>
          <table:table-cell office:value-type="float" office:value="374" calcext:value-type="float">
            <text:p>374</text:p>
          </table:table-cell>
          <table:table-cell office:value-type="float" office:value="50000" calcext:value-type="float">
            <text:p>50000</text:p>
          </table:table-cell>
          <table:table-cell office:value-type="float" office:value="709063999" calcext:value-type="float">
            <text:p>709063999</text:p>
          </table:table-cell>
          <table:table-cell table:formula="of:=IF([.E376]-[.B376]=0;0;1)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50000" calcext:value-type="float">
            <text:p>50000</text:p>
          </table:table-cell>
          <table:table-cell office:value-type="float" office:value="710133000" calcext:value-type="float">
            <text:p>710133000</text:p>
          </table:table-cell>
          <table:table-cell office:value-type="float" office:value="374" calcext:value-type="float">
            <text:p>374</text:p>
          </table:table-cell>
          <table:table-cell office:value-type="float" office:value="50000" calcext:value-type="float">
            <text:p>50000</text:p>
          </table:table-cell>
          <table:table-cell office:value-type="float" office:value="801585999" calcext:value-type="float">
            <text:p>801585999</text:p>
          </table:table-cell>
          <table:table-cell table:formula="of:=IF([.L376]-[.I376]=0;0;1)" office:value-type="float" office:value="0" calcext:value-type="float">
            <text:p>0</text:p>
          </table:table-cell>
          <table:table-cell table:formula="of:=IF([.L376]-[.B3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0000" calcext:value-type="float">
            <text:p>50000</text:p>
          </table:table-cell>
          <table:table-cell office:value-type="float" office:value="562821000" calcext:value-type="float">
            <text:p>562821000</text:p>
          </table:table-cell>
          <table:table-cell office:value-type="float" office:value="375" calcext:value-type="float">
            <text:p>375</text:p>
          </table:table-cell>
          <table:table-cell office:value-type="float" office:value="50000" calcext:value-type="float">
            <text:p>50000</text:p>
          </table:table-cell>
          <table:table-cell office:value-type="float" office:value="572027000" calcext:value-type="float">
            <text:p>572027000</text:p>
          </table:table-cell>
          <table:table-cell table:formula="of:=IF([.E377]-[.B377]=0;0;1)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50000" calcext:value-type="float">
            <text:p>50000</text:p>
          </table:table-cell>
          <table:table-cell office:value-type="float" office:value="564691000" calcext:value-type="float">
            <text:p>564691000</text:p>
          </table:table-cell>
          <table:table-cell office:value-type="float" office:value="375" calcext:value-type="float">
            <text:p>375</text:p>
          </table:table-cell>
          <table:table-cell office:value-type="float" office:value="50000" calcext:value-type="float">
            <text:p>50000</text:p>
          </table:table-cell>
          <table:table-cell office:value-type="float" office:value="910750000" calcext:value-type="float">
            <text:p>910750000</text:p>
          </table:table-cell>
          <table:table-cell table:formula="of:=IF([.L377]-[.I377]=0;0;1)" office:value-type="float" office:value="0" calcext:value-type="float">
            <text:p>0</text:p>
          </table:table-cell>
          <table:table-cell table:formula="of:=IF([.L377]-[.B3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000" calcext:value-type="float">
            <text:p>50000</text:p>
          </table:table-cell>
          <table:table-cell office:value-type="float" office:value="438775000" calcext:value-type="float">
            <text:p>438775000</text:p>
          </table:table-cell>
          <table:table-cell office:value-type="float" office:value="376" calcext:value-type="float">
            <text:p>376</text:p>
          </table:table-cell>
          <table:table-cell office:value-type="float" office:value="50000" calcext:value-type="float">
            <text:p>50000</text:p>
          </table:table-cell>
          <table:table-cell office:value-type="float" office:value="435693000" calcext:value-type="float">
            <text:p>435693000</text:p>
          </table:table-cell>
          <table:table-cell table:formula="of:=IF([.E378]-[.B378]=0;0;1)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50000" calcext:value-type="float">
            <text:p>50000</text:p>
          </table:table-cell>
          <table:table-cell office:value-type="float" office:value="440364000" calcext:value-type="float">
            <text:p>440364000</text:p>
          </table:table-cell>
          <table:table-cell office:value-type="float" office:value="376" calcext:value-type="float">
            <text:p>376</text:p>
          </table:table-cell>
          <table:table-cell office:value-type="float" office:value="50000" calcext:value-type="float">
            <text:p>50000</text:p>
          </table:table-cell>
          <table:table-cell office:value-type="float" office:value="648220999" calcext:value-type="float">
            <text:p>648220999</text:p>
          </table:table-cell>
          <table:table-cell table:formula="of:=IF([.L378]-[.I378]=0;0;1)" office:value-type="float" office:value="0" calcext:value-type="float">
            <text:p>0</text:p>
          </table:table-cell>
          <table:table-cell table:formula="of:=IF([.L378]-[.B3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0000" calcext:value-type="float">
            <text:p>50000</text:p>
          </table:table-cell>
          <table:table-cell office:value-type="float" office:value="367936999" calcext:value-type="float">
            <text:p>367936999</text:p>
          </table:table-cell>
          <table:table-cell office:value-type="float" office:value="377" calcext:value-type="float">
            <text:p>377</text:p>
          </table:table-cell>
          <table:table-cell office:value-type="float" office:value="50000" calcext:value-type="float">
            <text:p>50000</text:p>
          </table:table-cell>
          <table:table-cell office:value-type="float" office:value="356085999" calcext:value-type="float">
            <text:p>356085999</text:p>
          </table:table-cell>
          <table:table-cell table:formula="of:=IF([.E379]-[.B379]=0;0;1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50000" calcext:value-type="float">
            <text:p>50000</text:p>
          </table:table-cell>
          <table:table-cell office:value-type="float" office:value="369104999" calcext:value-type="float">
            <text:p>369104999</text:p>
          </table:table-cell>
          <table:table-cell office:value-type="float" office:value="377" calcext:value-type="float">
            <text:p>377</text:p>
          </table:table-cell>
          <table:table-cell office:value-type="float" office:value="50000" calcext:value-type="float">
            <text:p>50000</text:p>
          </table:table-cell>
          <table:table-cell office:value-type="float" office:value="568089000" calcext:value-type="float">
            <text:p>568089000</text:p>
          </table:table-cell>
          <table:table-cell table:formula="of:=IF([.L379]-[.I379]=0;0;1)" office:value-type="float" office:value="0" calcext:value-type="float">
            <text:p>0</text:p>
          </table:table-cell>
          <table:table-cell table:formula="of:=IF([.L379]-[.B3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000" calcext:value-type="float">
            <text:p>50000</text:p>
          </table:table-cell>
          <table:table-cell office:value-type="float" office:value="250438000" calcext:value-type="float">
            <text:p>250438000</text:p>
          </table:table-cell>
          <table:table-cell office:value-type="float" office:value="378" calcext:value-type="float">
            <text:p>378</text:p>
          </table:table-cell>
          <table:table-cell office:value-type="float" office:value="50000" calcext:value-type="float">
            <text:p>50000</text:p>
          </table:table-cell>
          <table:table-cell office:value-type="float" office:value="243592999" calcext:value-type="float">
            <text:p>243592999</text:p>
          </table:table-cell>
          <table:table-cell table:formula="of:=IF([.E380]-[.B380]=0;0;1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50000" calcext:value-type="float">
            <text:p>50000</text:p>
          </table:table-cell>
          <table:table-cell office:value-type="float" office:value="251160000" calcext:value-type="float">
            <text:p>251160000</text:p>
          </table:table-cell>
          <table:table-cell office:value-type="float" office:value="378" calcext:value-type="float">
            <text:p>378</text:p>
          </table:table-cell>
          <table:table-cell office:value-type="float" office:value="50000" calcext:value-type="float">
            <text:p>50000</text:p>
          </table:table-cell>
          <table:table-cell office:value-type="float" office:value="433805000" calcext:value-type="float">
            <text:p>433805000</text:p>
          </table:table-cell>
          <table:table-cell table:formula="of:=IF([.L380]-[.I380]=0;0;1)" office:value-type="float" office:value="0" calcext:value-type="float">
            <text:p>0</text:p>
          </table:table-cell>
          <table:table-cell table:formula="of:=IF([.L380]-[.B3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000" calcext:value-type="float">
            <text:p>50000</text:p>
          </table:table-cell>
          <table:table-cell office:value-type="float" office:value="452997000" calcext:value-type="float">
            <text:p>452997000</text:p>
          </table:table-cell>
          <table:table-cell office:value-type="float" office:value="379" calcext:value-type="float">
            <text:p>379</text:p>
          </table:table-cell>
          <table:table-cell office:value-type="float" office:value="50000" calcext:value-type="float">
            <text:p>50000</text:p>
          </table:table-cell>
          <table:table-cell office:value-type="float" office:value="433206999" calcext:value-type="float">
            <text:p>433206999</text:p>
          </table:table-cell>
          <table:table-cell table:formula="of:=IF([.E381]-[.B381]=0;0;1)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0000" calcext:value-type="float">
            <text:p>50000</text:p>
          </table:table-cell>
          <table:table-cell office:value-type="float" office:value="451237000" calcext:value-type="float">
            <text:p>451237000</text:p>
          </table:table-cell>
          <table:table-cell office:value-type="float" office:value="379" calcext:value-type="float">
            <text:p>379</text:p>
          </table:table-cell>
          <table:table-cell office:value-type="float" office:value="50000" calcext:value-type="float">
            <text:p>50000</text:p>
          </table:table-cell>
          <table:table-cell office:value-type="float" office:value="652540999" calcext:value-type="float">
            <text:p>652540999</text:p>
          </table:table-cell>
          <table:table-cell table:formula="of:=IF([.L381]-[.I381]=0;0;1)" office:value-type="float" office:value="0" calcext:value-type="float">
            <text:p>0</text:p>
          </table:table-cell>
          <table:table-cell table:formula="of:=IF([.L381]-[.B3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0000" calcext:value-type="float">
            <text:p>50000</text:p>
          </table:table-cell>
          <table:table-cell office:value-type="float" office:value="185134000" calcext:value-type="float">
            <text:p>185134000</text:p>
          </table:table-cell>
          <table:table-cell office:value-type="float" office:value="380" calcext:value-type="float">
            <text:p>380</text:p>
          </table:table-cell>
          <table:table-cell office:value-type="float" office:value="50000" calcext:value-type="float">
            <text:p>50000</text:p>
          </table:table-cell>
          <table:table-cell office:value-type="float" office:value="178656999" calcext:value-type="float">
            <text:p>178656999</text:p>
          </table:table-cell>
          <table:table-cell table:formula="of:=IF([.E382]-[.B382]=0;0;1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50000" calcext:value-type="float">
            <text:p>50000</text:p>
          </table:table-cell>
          <table:table-cell office:value-type="float" office:value="185118999" calcext:value-type="float">
            <text:p>185118999</text:p>
          </table:table-cell>
          <table:table-cell office:value-type="float" office:value="380" calcext:value-type="float">
            <text:p>380</text:p>
          </table:table-cell>
          <table:table-cell office:value-type="float" office:value="50000" calcext:value-type="float">
            <text:p>50000</text:p>
          </table:table-cell>
          <table:table-cell office:value-type="float" office:value="128532000" calcext:value-type="float">
            <text:p>128532000</text:p>
          </table:table-cell>
          <table:table-cell table:formula="of:=IF([.L382]-[.I382]=0;0;1)" office:value-type="float" office:value="0" calcext:value-type="float">
            <text:p>0</text:p>
          </table:table-cell>
          <table:table-cell table:formula="of:=IF([.L382]-[.B3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0000" calcext:value-type="float">
            <text:p>50000</text:p>
          </table:table-cell>
          <table:table-cell office:value-type="float" office:value="227780999" calcext:value-type="float">
            <text:p>227780999</text:p>
          </table:table-cell>
          <table:table-cell office:value-type="float" office:value="381" calcext:value-type="float">
            <text:p>381</text:p>
          </table:table-cell>
          <table:table-cell office:value-type="float" office:value="50000" calcext:value-type="float">
            <text:p>50000</text:p>
          </table:table-cell>
          <table:table-cell office:value-type="float" office:value="217212000" calcext:value-type="float">
            <text:p>217212000</text:p>
          </table:table-cell>
          <table:table-cell table:formula="of:=IF([.E383]-[.B383]=0;0;1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50000" calcext:value-type="float">
            <text:p>50000</text:p>
          </table:table-cell>
          <table:table-cell office:value-type="float" office:value="226752999" calcext:value-type="float">
            <text:p>226752999</text:p>
          </table:table-cell>
          <table:table-cell office:value-type="float" office:value="381" calcext:value-type="float">
            <text:p>381</text:p>
          </table:table-cell>
          <table:table-cell office:value-type="float" office:value="50000" calcext:value-type="float">
            <text:p>50000</text:p>
          </table:table-cell>
          <table:table-cell office:value-type="float" office:value="92633000" calcext:value-type="float">
            <text:p>92633000</text:p>
          </table:table-cell>
          <table:table-cell table:formula="of:=IF([.L383]-[.I383]=0;0;1)" office:value-type="float" office:value="0" calcext:value-type="float">
            <text:p>0</text:p>
          </table:table-cell>
          <table:table-cell table:formula="of:=IF([.L383]-[.B3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0000" calcext:value-type="float">
            <text:p>50000</text:p>
          </table:table-cell>
          <table:table-cell office:value-type="float" office:value="328117999" calcext:value-type="float">
            <text:p>328117999</text:p>
          </table:table-cell>
          <table:table-cell office:value-type="float" office:value="382" calcext:value-type="float">
            <text:p>382</text:p>
          </table:table-cell>
          <table:table-cell office:value-type="float" office:value="50000" calcext:value-type="float">
            <text:p>50000</text:p>
          </table:table-cell>
          <table:table-cell office:value-type="float" office:value="315830000" calcext:value-type="float">
            <text:p>315830000</text:p>
          </table:table-cell>
          <table:table-cell table:formula="of:=IF([.E384]-[.B384]=0;0;1)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0000" calcext:value-type="float">
            <text:p>50000</text:p>
          </table:table-cell>
          <table:table-cell office:value-type="float" office:value="328972000" calcext:value-type="float">
            <text:p>328972000</text:p>
          </table:table-cell>
          <table:table-cell office:value-type="float" office:value="382" calcext:value-type="float">
            <text:p>382</text:p>
          </table:table-cell>
          <table:table-cell office:value-type="float" office:value="50000" calcext:value-type="float">
            <text:p>50000</text:p>
          </table:table-cell>
          <table:table-cell office:value-type="float" office:value="325793000" calcext:value-type="float">
            <text:p>325793000</text:p>
          </table:table-cell>
          <table:table-cell table:formula="of:=IF([.L384]-[.I384]=0;0;1)" office:value-type="float" office:value="0" calcext:value-type="float">
            <text:p>0</text:p>
          </table:table-cell>
          <table:table-cell table:formula="of:=IF([.L384]-[.B3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0000" calcext:value-type="float">
            <text:p>50000</text:p>
          </table:table-cell>
          <table:table-cell office:value-type="float" office:value="326302000" calcext:value-type="float">
            <text:p>326302000</text:p>
          </table:table-cell>
          <table:table-cell office:value-type="float" office:value="383" calcext:value-type="float">
            <text:p>383</text:p>
          </table:table-cell>
          <table:table-cell office:value-type="float" office:value="50000" calcext:value-type="float">
            <text:p>50000</text:p>
          </table:table-cell>
          <table:table-cell office:value-type="float" office:value="313380999" calcext:value-type="float">
            <text:p>313380999</text:p>
          </table:table-cell>
          <table:table-cell table:formula="of:=IF([.E385]-[.B385]=0;0;1)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50000" calcext:value-type="float">
            <text:p>50000</text:p>
          </table:table-cell>
          <table:table-cell office:value-type="float" office:value="325629000" calcext:value-type="float">
            <text:p>325629000</text:p>
          </table:table-cell>
          <table:table-cell office:value-type="float" office:value="383" calcext:value-type="float">
            <text:p>383</text:p>
          </table:table-cell>
          <table:table-cell office:value-type="float" office:value="50000" calcext:value-type="float">
            <text:p>50000</text:p>
          </table:table-cell>
          <table:table-cell office:value-type="float" office:value="324805000" calcext:value-type="float">
            <text:p>324805000</text:p>
          </table:table-cell>
          <table:table-cell table:formula="of:=IF([.L385]-[.I385]=0;0;1)" office:value-type="float" office:value="0" calcext:value-type="float">
            <text:p>0</text:p>
          </table:table-cell>
          <table:table-cell table:formula="of:=IF([.L385]-[.B3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0000" calcext:value-type="float">
            <text:p>50000</text:p>
          </table:table-cell>
          <table:table-cell office:value-type="float" office:value="170068000" calcext:value-type="float">
            <text:p>170068000</text:p>
          </table:table-cell>
          <table:table-cell office:value-type="float" office:value="384" calcext:value-type="float">
            <text:p>384</text:p>
          </table:table-cell>
          <table:table-cell office:value-type="float" office:value="50000" calcext:value-type="float">
            <text:p>50000</text:p>
          </table:table-cell>
          <table:table-cell office:value-type="float" office:value="163370000" calcext:value-type="float">
            <text:p>163370000</text:p>
          </table:table-cell>
          <table:table-cell table:formula="of:=IF([.E386]-[.B386]=0;0;1)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50000" calcext:value-type="float">
            <text:p>50000</text:p>
          </table:table-cell>
          <table:table-cell office:value-type="float" office:value="170241000" calcext:value-type="float">
            <text:p>170241000</text:p>
          </table:table-cell>
          <table:table-cell office:value-type="float" office:value="384" calcext:value-type="float">
            <text:p>384</text:p>
          </table:table-cell>
          <table:table-cell office:value-type="float" office:value="50000" calcext:value-type="float">
            <text:p>50000</text:p>
          </table:table-cell>
          <table:table-cell office:value-type="float" office:value="120742999" calcext:value-type="float">
            <text:p>120742999</text:p>
          </table:table-cell>
          <table:table-cell table:formula="of:=IF([.L386]-[.I386]=0;0;1)" office:value-type="float" office:value="0" calcext:value-type="float">
            <text:p>0</text:p>
          </table:table-cell>
          <table:table-cell table:formula="of:=IF([.L386]-[.B3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000" calcext:value-type="float">
            <text:p>50000</text:p>
          </table:table-cell>
          <table:table-cell office:value-type="float" office:value="174060000" calcext:value-type="float">
            <text:p>174060000</text:p>
          </table:table-cell>
          <table:table-cell office:value-type="float" office:value="385" calcext:value-type="float">
            <text:p>385</text:p>
          </table:table-cell>
          <table:table-cell office:value-type="float" office:value="50000" calcext:value-type="float">
            <text:p>50000</text:p>
          </table:table-cell>
          <table:table-cell office:value-type="float" office:value="165758000" calcext:value-type="float">
            <text:p>165758000</text:p>
          </table:table-cell>
          <table:table-cell table:formula="of:=IF([.E387]-[.B387]=0;0;1)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50000" calcext:value-type="float">
            <text:p>50000</text:p>
          </table:table-cell>
          <table:table-cell office:value-type="float" office:value="172828999" calcext:value-type="float">
            <text:p>172828999</text:p>
          </table:table-cell>
          <table:table-cell office:value-type="float" office:value="385" calcext:value-type="float">
            <text:p>385</text:p>
          </table:table-cell>
          <table:table-cell office:value-type="float" office:value="50000" calcext:value-type="float">
            <text:p>50000</text:p>
          </table:table-cell>
          <table:table-cell office:value-type="float" office:value="125776000" calcext:value-type="float">
            <text:p>125776000</text:p>
          </table:table-cell>
          <table:table-cell table:formula="of:=IF([.L387]-[.I387]=0;0;1)" office:value-type="float" office:value="0" calcext:value-type="float">
            <text:p>0</text:p>
          </table:table-cell>
          <table:table-cell table:formula="of:=IF([.L387]-[.B3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0000" calcext:value-type="float">
            <text:p>50000</text:p>
          </table:table-cell>
          <table:table-cell office:value-type="float" office:value="140053999" calcext:value-type="float">
            <text:p>140053999</text:p>
          </table:table-cell>
          <table:table-cell office:value-type="float" office:value="386" calcext:value-type="float">
            <text:p>386</text:p>
          </table:table-cell>
          <table:table-cell office:value-type="float" office:value="50000" calcext:value-type="float">
            <text:p>50000</text:p>
          </table:table-cell>
          <table:table-cell office:value-type="float" office:value="134143999" calcext:value-type="float">
            <text:p>134143999</text:p>
          </table:table-cell>
          <table:table-cell table:formula="of:=IF([.E388]-[.B388]=0;0;1)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0000" calcext:value-type="float">
            <text:p>50000</text:p>
          </table:table-cell>
          <table:table-cell office:value-type="float" office:value="140305000" calcext:value-type="float">
            <text:p>140305000</text:p>
          </table:table-cell>
          <table:table-cell office:value-type="float" office:value="386" calcext:value-type="float">
            <text:p>386</text:p>
          </table:table-cell>
          <table:table-cell office:value-type="float" office:value="50000" calcext:value-type="float">
            <text:p>50000</text:p>
          </table:table-cell>
          <table:table-cell office:value-type="float" office:value="83942000" calcext:value-type="float">
            <text:p>83942000</text:p>
          </table:table-cell>
          <table:table-cell table:formula="of:=IF([.L388]-[.I388]=0;0;1)" office:value-type="float" office:value="0" calcext:value-type="float">
            <text:p>0</text:p>
          </table:table-cell>
          <table:table-cell table:formula="of:=IF([.L388]-[.B3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0000" calcext:value-type="float">
            <text:p>50000</text:p>
          </table:table-cell>
          <table:table-cell office:value-type="float" office:value="301967999" calcext:value-type="float">
            <text:p>301967999</text:p>
          </table:table-cell>
          <table:table-cell office:value-type="float" office:value="387" calcext:value-type="float">
            <text:p>387</text:p>
          </table:table-cell>
          <table:table-cell office:value-type="float" office:value="50000" calcext:value-type="float">
            <text:p>50000</text:p>
          </table:table-cell>
          <table:table-cell office:value-type="float" office:value="289059000" calcext:value-type="float">
            <text:p>289059000</text:p>
          </table:table-cell>
          <table:table-cell table:formula="of:=IF([.E389]-[.B389]=0;0;1)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50000" calcext:value-type="float">
            <text:p>50000</text:p>
          </table:table-cell>
          <table:table-cell office:value-type="float" office:value="300204000" calcext:value-type="float">
            <text:p>300204000</text:p>
          </table:table-cell>
          <table:table-cell office:value-type="float" office:value="387" calcext:value-type="float">
            <text:p>387</text:p>
          </table:table-cell>
          <table:table-cell office:value-type="float" office:value="50000" calcext:value-type="float">
            <text:p>50000</text:p>
          </table:table-cell>
          <table:table-cell office:value-type="float" office:value="217174999" calcext:value-type="float">
            <text:p>217174999</text:p>
          </table:table-cell>
          <table:table-cell table:formula="of:=IF([.L389]-[.I389]=0;0;1)" office:value-type="float" office:value="0" calcext:value-type="float">
            <text:p>0</text:p>
          </table:table-cell>
          <table:table-cell table:formula="of:=IF([.L389]-[.B3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000" calcext:value-type="float">
            <text:p>50000</text:p>
          </table:table-cell>
          <table:table-cell office:value-type="float" office:value="337516000" calcext:value-type="float">
            <text:p>337516000</text:p>
          </table:table-cell>
          <table:table-cell office:value-type="float" office:value="388" calcext:value-type="float">
            <text:p>388</text:p>
          </table:table-cell>
          <table:table-cell office:value-type="float" office:value="50000" calcext:value-type="float">
            <text:p>50000</text:p>
          </table:table-cell>
          <table:table-cell office:value-type="float" office:value="327422000" calcext:value-type="float">
            <text:p>327422000</text:p>
          </table:table-cell>
          <table:table-cell table:formula="of:=IF([.E390]-[.B390]=0;0;1)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0000" calcext:value-type="float">
            <text:p>50000</text:p>
          </table:table-cell>
          <table:table-cell office:value-type="float" office:value="337063000" calcext:value-type="float">
            <text:p>337063000</text:p>
          </table:table-cell>
          <table:table-cell office:value-type="float" office:value="388" calcext:value-type="float">
            <text:p>388</text:p>
          </table:table-cell>
          <table:table-cell office:value-type="float" office:value="50000" calcext:value-type="float">
            <text:p>50000</text:p>
          </table:table-cell>
          <table:table-cell office:value-type="float" office:value="454690000" calcext:value-type="float">
            <text:p>454690000</text:p>
          </table:table-cell>
          <table:table-cell table:formula="of:=IF([.L390]-[.I390]=0;0;1)" office:value-type="float" office:value="0" calcext:value-type="float">
            <text:p>0</text:p>
          </table:table-cell>
          <table:table-cell table:formula="of:=IF([.L390]-[.B3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000" calcext:value-type="float">
            <text:p>50000</text:p>
          </table:table-cell>
          <table:table-cell office:value-type="float" office:value="410748000" calcext:value-type="float">
            <text:p>410748000</text:p>
          </table:table-cell>
          <table:table-cell office:value-type="float" office:value="389" calcext:value-type="float">
            <text:p>389</text:p>
          </table:table-cell>
          <table:table-cell office:value-type="float" office:value="50000" calcext:value-type="float">
            <text:p>50000</text:p>
          </table:table-cell>
          <table:table-cell office:value-type="float" office:value="394723000" calcext:value-type="float">
            <text:p>394723000</text:p>
          </table:table-cell>
          <table:table-cell table:formula="of:=IF([.E391]-[.B391]=0;0;1)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0000" calcext:value-type="float">
            <text:p>50000</text:p>
          </table:table-cell>
          <table:table-cell office:value-type="float" office:value="408723000" calcext:value-type="float">
            <text:p>408723000</text:p>
          </table:table-cell>
          <table:table-cell office:value-type="float" office:value="389" calcext:value-type="float">
            <text:p>389</text:p>
          </table:table-cell>
          <table:table-cell office:value-type="float" office:value="50000" calcext:value-type="float">
            <text:p>50000</text:p>
          </table:table-cell>
          <table:table-cell office:value-type="float" office:value="601204000" calcext:value-type="float">
            <text:p>601204000</text:p>
          </table:table-cell>
          <table:table-cell table:formula="of:=IF([.L391]-[.I391]=0;0;1)" office:value-type="float" office:value="0" calcext:value-type="float">
            <text:p>0</text:p>
          </table:table-cell>
          <table:table-cell table:formula="of:=IF([.L391]-[.B3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000" calcext:value-type="float">
            <text:p>50000</text:p>
          </table:table-cell>
          <table:table-cell office:value-type="float" office:value="254210999" calcext:value-type="float">
            <text:p>254210999</text:p>
          </table:table-cell>
          <table:table-cell office:value-type="float" office:value="390" calcext:value-type="float">
            <text:p>390</text:p>
          </table:table-cell>
          <table:table-cell office:value-type="float" office:value="50000" calcext:value-type="float">
            <text:p>50000</text:p>
          </table:table-cell>
          <table:table-cell office:value-type="float" office:value="245559000" calcext:value-type="float">
            <text:p>245559000</text:p>
          </table:table-cell>
          <table:table-cell table:formula="of:=IF([.E392]-[.B392]=0;0;1)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0000" calcext:value-type="float">
            <text:p>50000</text:p>
          </table:table-cell>
          <table:table-cell office:value-type="float" office:value="251230999" calcext:value-type="float">
            <text:p>251230999</text:p>
          </table:table-cell>
          <table:table-cell office:value-type="float" office:value="390" calcext:value-type="float">
            <text:p>390</text:p>
          </table:table-cell>
          <table:table-cell office:value-type="float" office:value="50000" calcext:value-type="float">
            <text:p>50000</text:p>
          </table:table-cell>
          <table:table-cell office:value-type="float" office:value="425137999" calcext:value-type="float">
            <text:p>425137999</text:p>
          </table:table-cell>
          <table:table-cell table:formula="of:=IF([.L392]-[.I392]=0;0;1)" office:value-type="float" office:value="0" calcext:value-type="float">
            <text:p>0</text:p>
          </table:table-cell>
          <table:table-cell table:formula="of:=IF([.L392]-[.B3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000" calcext:value-type="float">
            <text:p>50000</text:p>
          </table:table-cell>
          <table:table-cell office:value-type="float" office:value="230619000" calcext:value-type="float">
            <text:p>230619000</text:p>
          </table:table-cell>
          <table:table-cell office:value-type="float" office:value="391" calcext:value-type="float">
            <text:p>391</text:p>
          </table:table-cell>
          <table:table-cell office:value-type="float" office:value="50000" calcext:value-type="float">
            <text:p>50000</text:p>
          </table:table-cell>
          <table:table-cell office:value-type="float" office:value="219541000" calcext:value-type="float">
            <text:p>219541000</text:p>
          </table:table-cell>
          <table:table-cell table:formula="of:=IF([.E393]-[.B393]=0;0;1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50000" calcext:value-type="float">
            <text:p>50000</text:p>
          </table:table-cell>
          <table:table-cell office:value-type="float" office:value="229675000" calcext:value-type="float">
            <text:p>229675000</text:p>
          </table:table-cell>
          <table:table-cell office:value-type="float" office:value="391" calcext:value-type="float">
            <text:p>391</text:p>
          </table:table-cell>
          <table:table-cell office:value-type="float" office:value="50000" calcext:value-type="float">
            <text:p>50000</text:p>
          </table:table-cell>
          <table:table-cell office:value-type="float" office:value="92613000" calcext:value-type="float">
            <text:p>92613000</text:p>
          </table:table-cell>
          <table:table-cell table:formula="of:=IF([.L393]-[.I393]=0;0;1)" office:value-type="float" office:value="0" calcext:value-type="float">
            <text:p>0</text:p>
          </table:table-cell>
          <table:table-cell table:formula="of:=IF([.L393]-[.B3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64998999" calcext:value-type="float">
            <text:p>164998999</text:p>
          </table:table-cell>
          <table:table-cell office:value-type="float" office:value="392" calcext:value-type="float">
            <text:p>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59655000" calcext:value-type="float">
            <text:p>159655000</text:p>
          </table:table-cell>
          <table:table-cell table:formula="of:=IF([.E394]-[.B394]=0;0;1)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65399000" calcext:value-type="float">
            <text:p>165399000</text:p>
          </table:table-cell>
          <table:table-cell office:value-type="float" office:value="392" calcext:value-type="float">
            <text:p>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10891999" calcext:value-type="float">
            <text:p>110891999</text:p>
          </table:table-cell>
          <table:table-cell table:formula="of:=IF([.L394]-[.I394]=0;0;1)" office:value-type="float" office:value="0" calcext:value-type="float">
            <text:p>0</text:p>
          </table:table-cell>
          <table:table-cell table:formula="of:=IF([.L394]-[.B3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0000" calcext:value-type="float">
            <text:p>50000</text:p>
          </table:table-cell>
          <table:table-cell office:value-type="float" office:value="364610000" calcext:value-type="float">
            <text:p>364610000</text:p>
          </table:table-cell>
          <table:table-cell office:value-type="float" office:value="393" calcext:value-type="float">
            <text:p>393</text:p>
          </table:table-cell>
          <table:table-cell office:value-type="float" office:value="50000" calcext:value-type="float">
            <text:p>50000</text:p>
          </table:table-cell>
          <table:table-cell office:value-type="float" office:value="353998000" calcext:value-type="float">
            <text:p>353998000</text:p>
          </table:table-cell>
          <table:table-cell table:formula="of:=IF([.E395]-[.B395]=0;0;1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000" calcext:value-type="float">
            <text:p>50000</text:p>
          </table:table-cell>
          <table:table-cell office:value-type="float" office:value="391072000" calcext:value-type="float">
            <text:p>391072000</text:p>
          </table:table-cell>
          <table:table-cell office:value-type="float" office:value="393" calcext:value-type="float">
            <text:p>393</text:p>
          </table:table-cell>
          <table:table-cell office:value-type="float" office:value="50000" calcext:value-type="float">
            <text:p>50000</text:p>
          </table:table-cell>
          <table:table-cell office:value-type="float" office:value="547057000" calcext:value-type="float">
            <text:p>547057000</text:p>
          </table:table-cell>
          <table:table-cell table:formula="of:=IF([.L395]-[.I395]=0;0;1)" office:value-type="float" office:value="0" calcext:value-type="float">
            <text:p>0</text:p>
          </table:table-cell>
          <table:table-cell table:formula="of:=IF([.L395]-[.B3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0000" calcext:value-type="float">
            <text:p>50000</text:p>
          </table:table-cell>
          <table:table-cell office:value-type="float" office:value="466897000" calcext:value-type="float">
            <text:p>466897000</text:p>
          </table:table-cell>
          <table:table-cell office:value-type="float" office:value="394" calcext:value-type="float">
            <text:p>394</text:p>
          </table:table-cell>
          <table:table-cell office:value-type="float" office:value="50000" calcext:value-type="float">
            <text:p>50000</text:p>
          </table:table-cell>
          <table:table-cell office:value-type="float" office:value="448588000" calcext:value-type="float">
            <text:p>448588000</text:p>
          </table:table-cell>
          <table:table-cell table:formula="of:=IF([.E396]-[.B396]=0;0;1)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50000" calcext:value-type="float">
            <text:p>50000</text:p>
          </table:table-cell>
          <table:table-cell office:value-type="float" office:value="460466999" calcext:value-type="float">
            <text:p>460466999</text:p>
          </table:table-cell>
          <table:table-cell office:value-type="float" office:value="394" calcext:value-type="float">
            <text:p>394</text:p>
          </table:table-cell>
          <table:table-cell office:value-type="float" office:value="50000" calcext:value-type="float">
            <text:p>50000</text:p>
          </table:table-cell>
          <table:table-cell office:value-type="float" office:value="505394999" calcext:value-type="float">
            <text:p>505394999</text:p>
          </table:table-cell>
          <table:table-cell table:formula="of:=IF([.L396]-[.I396]=0;0;1)" office:value-type="float" office:value="0" calcext:value-type="float">
            <text:p>0</text:p>
          </table:table-cell>
          <table:table-cell table:formula="of:=IF([.L396]-[.B3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000" calcext:value-type="float">
            <text:p>50000</text:p>
          </table:table-cell>
          <table:table-cell office:value-type="float" office:value="207747000" calcext:value-type="float">
            <text:p>207747000</text:p>
          </table:table-cell>
          <table:table-cell office:value-type="float" office:value="395" calcext:value-type="float">
            <text:p>395</text:p>
          </table:table-cell>
          <table:table-cell office:value-type="float" office:value="50000" calcext:value-type="float">
            <text:p>50000</text:p>
          </table:table-cell>
          <table:table-cell office:value-type="float" office:value="211268999" calcext:value-type="float">
            <text:p>211268999</text:p>
          </table:table-cell>
          <table:table-cell table:formula="of:=IF([.E397]-[.B397]=0;0;1)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50000" calcext:value-type="float">
            <text:p>50000</text:p>
          </table:table-cell>
          <table:table-cell office:value-type="float" office:value="213030000" calcext:value-type="float">
            <text:p>213030000</text:p>
          </table:table-cell>
          <table:table-cell office:value-type="float" office:value="395" calcext:value-type="float">
            <text:p>395</text:p>
          </table:table-cell>
          <table:table-cell office:value-type="float" office:value="50000" calcext:value-type="float">
            <text:p>50000</text:p>
          </table:table-cell>
          <table:table-cell office:value-type="float" office:value="223606000" calcext:value-type="float">
            <text:p>223606000</text:p>
          </table:table-cell>
          <table:table-cell table:formula="of:=IF([.L397]-[.I397]=0;0;1)" office:value-type="float" office:value="0" calcext:value-type="float">
            <text:p>0</text:p>
          </table:table-cell>
          <table:table-cell table:formula="of:=IF([.L397]-[.B3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799" calcext:value-type="float">
            <text:p>12799</text:p>
          </table:table-cell>
          <table:table-cell office:value-type="float" office:value="211994000" calcext:value-type="float">
            <text:p>211994000</text:p>
          </table:table-cell>
          <table:table-cell office:value-type="float" office:value="396" calcext:value-type="float">
            <text:p>396</text:p>
          </table:table-cell>
          <table:table-cell office:value-type="float" office:value="12799" calcext:value-type="float">
            <text:p>12799</text:p>
          </table:table-cell>
          <table:table-cell office:value-type="float" office:value="209066000" calcext:value-type="float">
            <text:p>209066000</text:p>
          </table:table-cell>
          <table:table-cell table:formula="of:=IF([.E398]-[.B398]=0;0;1)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2799" calcext:value-type="float">
            <text:p>12799</text:p>
          </table:table-cell>
          <table:table-cell office:value-type="float" office:value="212006000" calcext:value-type="float">
            <text:p>212006000</text:p>
          </table:table-cell>
          <table:table-cell office:value-type="float" office:value="396" calcext:value-type="float">
            <text:p>396</text:p>
          </table:table-cell>
          <table:table-cell office:value-type="float" office:value="12799" calcext:value-type="float">
            <text:p>12799</text:p>
          </table:table-cell>
          <table:table-cell office:value-type="float" office:value="271535000" calcext:value-type="float">
            <text:p>271535000</text:p>
          </table:table-cell>
          <table:table-cell table:formula="of:=IF([.L398]-[.I398]=0;0;1)" office:value-type="float" office:value="0" calcext:value-type="float">
            <text:p>0</text:p>
          </table:table-cell>
          <table:table-cell table:formula="of:=IF([.L398]-[.B3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000" calcext:value-type="float">
            <text:p>50000</text:p>
          </table:table-cell>
          <table:table-cell office:value-type="float" office:value="757595000" calcext:value-type="float">
            <text:p>757595000</text:p>
          </table:table-cell>
          <table:table-cell office:value-type="float" office:value="397" calcext:value-type="float">
            <text:p>397</text:p>
          </table:table-cell>
          <table:table-cell office:value-type="float" office:value="50000" calcext:value-type="float">
            <text:p>50000</text:p>
          </table:table-cell>
          <table:table-cell office:value-type="float" office:value="771922000" calcext:value-type="float">
            <text:p>771922000</text:p>
          </table:table-cell>
          <table:table-cell table:formula="of:=IF([.E399]-[.B399]=0;0;1)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50000" calcext:value-type="float">
            <text:p>50000</text:p>
          </table:table-cell>
          <table:table-cell office:value-type="float" office:value="764474000" calcext:value-type="float">
            <text:p>764474000</text:p>
          </table:table-cell>
          <table:table-cell office:value-type="float" office:value="397" calcext:value-type="float">
            <text:p>397</text:p>
          </table:table-cell>
          <table:table-cell office:value-type="float" office:value="50000" calcext:value-type="float">
            <text:p>50000</text:p>
          </table:table-cell>
          <table:table-cell office:value-type="float" office:value="942031000" calcext:value-type="float">
            <text:p>942031000</text:p>
          </table:table-cell>
          <table:table-cell table:formula="of:=IF([.L399]-[.I399]=0;0;1)" office:value-type="float" office:value="0" calcext:value-type="float">
            <text:p>0</text:p>
          </table:table-cell>
          <table:table-cell table:formula="of:=IF([.L399]-[.B3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413" calcext:value-type="float">
            <text:p>17413</text:p>
          </table:table-cell>
          <table:table-cell office:value-type="float" office:value="217138000" calcext:value-type="float">
            <text:p>217138000</text:p>
          </table:table-cell>
          <table:table-cell office:value-type="float" office:value="398" calcext:value-type="float">
            <text:p>398</text:p>
          </table:table-cell>
          <table:table-cell office:value-type="float" office:value="17413" calcext:value-type="float">
            <text:p>17413</text:p>
          </table:table-cell>
          <table:table-cell office:value-type="float" office:value="213612000" calcext:value-type="float">
            <text:p>213612000</text:p>
          </table:table-cell>
          <table:table-cell table:formula="of:=IF([.E400]-[.B400]=0;0;1)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7413" calcext:value-type="float">
            <text:p>17413</text:p>
          </table:table-cell>
          <table:table-cell office:value-type="float" office:value="216850000" calcext:value-type="float">
            <text:p>216850000</text:p>
          </table:table-cell>
          <table:table-cell office:value-type="float" office:value="398" calcext:value-type="float">
            <text:p>398</text:p>
          </table:table-cell>
          <table:table-cell office:value-type="float" office:value="17413" calcext:value-type="float">
            <text:p>17413</text:p>
          </table:table-cell>
          <table:table-cell office:value-type="float" office:value="247865999" calcext:value-type="float">
            <text:p>247865999</text:p>
          </table:table-cell>
          <table:table-cell table:formula="of:=IF([.L400]-[.I400]=0;0;1)" office:value-type="float" office:value="0" calcext:value-type="float">
            <text:p>0</text:p>
          </table:table-cell>
          <table:table-cell table:formula="of:=IF([.L400]-[.B4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0000" calcext:value-type="float">
            <text:p>50000</text:p>
          </table:table-cell>
          <table:table-cell office:value-type="float" office:value="1329978000" calcext:value-type="float">
            <text:p>1329978000</text:p>
          </table:table-cell>
          <table:table-cell office:value-type="float" office:value="399" calcext:value-type="float">
            <text:p>399</text:p>
          </table:table-cell>
          <table:table-cell office:value-type="float" office:value="50000" calcext:value-type="float">
            <text:p>50000</text:p>
          </table:table-cell>
          <table:table-cell office:value-type="float" office:value="1246997000" calcext:value-type="float">
            <text:p>1246997000</text:p>
          </table:table-cell>
          <table:table-cell table:formula="of:=IF([.E401]-[.B401]=0;0;1)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0000" calcext:value-type="float">
            <text:p>50000</text:p>
          </table:table-cell>
          <table:table-cell office:value-type="float" office:value="1312571000" calcext:value-type="float">
            <text:p>1312571000</text:p>
          </table:table-cell>
          <table:table-cell office:value-type="float" office:value="399" calcext:value-type="float">
            <text:p>399</text:p>
          </table:table-cell>
          <table:table-cell office:value-type="float" office:value="50000" calcext:value-type="float">
            <text:p>50000</text:p>
          </table:table-cell>
          <table:table-cell office:value-type="float" office:value="1829650000" calcext:value-type="float">
            <text:p>1829650000</text:p>
          </table:table-cell>
          <table:table-cell table:formula="of:=IF([.L401]-[.I401]=0;0;1)" office:value-type="float" office:value="0" calcext:value-type="float">
            <text:p>0</text:p>
          </table:table-cell>
          <table:table-cell table:formula="of:=IF([.L401]-[.B4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office:value-type="float" office:value="423228000" calcext:value-type="float">
            <text:p>423228000</text:p>
          </table:table-cell>
          <table:table-cell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office:value-type="float" office:value="427045000" calcext:value-type="float">
            <text:p>427045000</text:p>
          </table:table-cell>
          <table:table-cell table:formula="of:=IF([.E402]-[.B402]=0;0;1)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office:value-type="float" office:value="427025000" calcext:value-type="float">
            <text:p>427025000</text:p>
          </table:table-cell>
          <table:table-cell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2596999" calcext:value-type="float">
            <text:p>502596999</text:p>
          </table:table-cell>
          <table:table-cell table:formula="of:=IF([.L402]-[.I402]=0;0;1)" office:value-type="float" office:value="0" calcext:value-type="float">
            <text:p>0</text:p>
          </table:table-cell>
          <table:table-cell table:formula="of:=IF([.L402]-[.B4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1545999" calcext:value-type="float">
            <text:p>1545999</text:p>
          </table:table-cell>
          <table:table-cell table:formula="of:=IF([.E403]-[.B403]=0;0;1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2004999" calcext:value-type="float">
            <text:p>2004999</text:p>
          </table:table-cell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2528000" calcext:value-type="float">
            <text:p>2528000</text:p>
          </table:table-cell>
          <table:table-cell table:formula="of:=IF([.L403]-[.I403]=0;0;1)" office:value-type="float" office:value="0" calcext:value-type="float">
            <text:p>0</text:p>
          </table:table-cell>
          <table:table-cell table:formula="of:=IF([.L403]-[.B4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000" calcext:value-type="float">
            <text:p>50000</text:p>
          </table:table-cell>
          <table:table-cell office:value-type="float" office:value="733941000" calcext:value-type="float">
            <text:p>733941000</text:p>
          </table:table-cell>
          <table:table-cell office:value-type="float" office:value="402" calcext:value-type="float">
            <text:p>402</text:p>
          </table:table-cell>
          <table:table-cell office:value-type="float" office:value="50000" calcext:value-type="float">
            <text:p>50000</text:p>
          </table:table-cell>
          <table:table-cell office:value-type="float" office:value="740014000" calcext:value-type="float">
            <text:p>740014000</text:p>
          </table:table-cell>
          <table:table-cell table:formula="of:=IF([.E404]-[.B404]=0;0;1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0000" calcext:value-type="float">
            <text:p>50000</text:p>
          </table:table-cell>
          <table:table-cell office:value-type="float" office:value="732373000" calcext:value-type="float">
            <text:p>732373000</text:p>
          </table:table-cell>
          <table:table-cell office:value-type="float" office:value="402" calcext:value-type="float">
            <text:p>402</text:p>
          </table:table-cell>
          <table:table-cell office:value-type="float" office:value="50000" calcext:value-type="float">
            <text:p>50000</text:p>
          </table:table-cell>
          <table:table-cell office:value-type="float" office:value="883428000" calcext:value-type="float">
            <text:p>883428000</text:p>
          </table:table-cell>
          <table:table-cell table:formula="of:=IF([.L404]-[.I404]=0;0;1)" office:value-type="float" office:value="0" calcext:value-type="float">
            <text:p>0</text:p>
          </table:table-cell>
          <table:table-cell table:formula="of:=IF([.L404]-[.B4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000" calcext:value-type="float">
            <text:p>50000</text:p>
          </table:table-cell>
          <table:table-cell office:value-type="float" office:value="448219000" calcext:value-type="float">
            <text:p>448219000</text:p>
          </table:table-cell>
          <table:table-cell office:value-type="float" office:value="403" calcext:value-type="float">
            <text:p>403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88000" calcext:value-type="float">
            <text:p>450088000</text:p>
          </table:table-cell>
          <table:table-cell table:formula="of:=IF([.E405]-[.B405]=0;0;1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50000" calcext:value-type="float">
            <text:p>50000</text:p>
          </table:table-cell>
          <table:table-cell office:value-type="float" office:value="451150000" calcext:value-type="float">
            <text:p>451150000</text:p>
          </table:table-cell>
          <table:table-cell office:value-type="float" office:value="403" calcext:value-type="float">
            <text:p>403</text:p>
          </table:table-cell>
          <table:table-cell office:value-type="float" office:value="50000" calcext:value-type="float">
            <text:p>50000</text:p>
          </table:table-cell>
          <table:table-cell office:value-type="float" office:value="589253000" calcext:value-type="float">
            <text:p>589253000</text:p>
          </table:table-cell>
          <table:table-cell table:formula="of:=IF([.L405]-[.I405]=0;0;1)" office:value-type="float" office:value="0" calcext:value-type="float">
            <text:p>0</text:p>
          </table:table-cell>
          <table:table-cell table:formula="of:=IF([.L405]-[.B4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000" calcext:value-type="float">
            <text:p>50000</text:p>
          </table:table-cell>
          <table:table-cell office:value-type="float" office:value="572469000" calcext:value-type="float">
            <text:p>572469000</text:p>
          </table:table-cell>
          <table:table-cell office:value-type="float" office:value="404" calcext:value-type="float">
            <text:p>404</text:p>
          </table:table-cell>
          <table:table-cell office:value-type="float" office:value="50000" calcext:value-type="float">
            <text:p>50000</text:p>
          </table:table-cell>
          <table:table-cell office:value-type="float" office:value="577550999" calcext:value-type="float">
            <text:p>577550999</text:p>
          </table:table-cell>
          <table:table-cell table:formula="of:=IF([.E406]-[.B406]=0;0;1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50000" calcext:value-type="float">
            <text:p>50000</text:p>
          </table:table-cell>
          <table:table-cell office:value-type="float" office:value="578646000" calcext:value-type="float">
            <text:p>578646000</text:p>
          </table:table-cell>
          <table:table-cell office:value-type="float" office:value="404" calcext:value-type="float">
            <text:p>404</text:p>
          </table:table-cell>
          <table:table-cell office:value-type="float" office:value="50000" calcext:value-type="float">
            <text:p>50000</text:p>
          </table:table-cell>
          <table:table-cell office:value-type="float" office:value="212425000" calcext:value-type="float">
            <text:p>212425000</text:p>
          </table:table-cell>
          <table:table-cell table:formula="of:=IF([.L406]-[.I406]=0;0;1)" office:value-type="float" office:value="0" calcext:value-type="float">
            <text:p>0</text:p>
          </table:table-cell>
          <table:table-cell table:formula="of:=IF([.L406]-[.B4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60" calcext:value-type="float">
            <text:p>1660</text:p>
          </table:table-cell>
          <table:table-cell office:value-type="float" office:value="39928000" calcext:value-type="float">
            <text:p>39928000</text:p>
          </table:table-cell>
          <table:table-cell office:value-type="float" office:value="405" calcext:value-type="float">
            <text:p>405</text:p>
          </table:table-cell>
          <table:table-cell office:value-type="float" office:value="1660" calcext:value-type="float">
            <text:p>1660</text:p>
          </table:table-cell>
          <table:table-cell office:value-type="float" office:value="39952999" calcext:value-type="float">
            <text:p>39952999</text:p>
          </table:table-cell>
          <table:table-cell table:formula="of:=IF([.E407]-[.B407]=0;0;1)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660" calcext:value-type="float">
            <text:p>1660</text:p>
          </table:table-cell>
          <table:table-cell office:value-type="float" office:value="40562000" calcext:value-type="float">
            <text:p>40562000</text:p>
          </table:table-cell>
          <table:table-cell office:value-type="float" office:value="405" calcext:value-type="float">
            <text:p>405</text:p>
          </table:table-cell>
          <table:table-cell office:value-type="float" office:value="1660" calcext:value-type="float">
            <text:p>1660</text:p>
          </table:table-cell>
          <table:table-cell office:value-type="float" office:value="43352999" calcext:value-type="float">
            <text:p>43352999</text:p>
          </table:table-cell>
          <table:table-cell table:formula="of:=IF([.L407]-[.I407]=0;0;1)" office:value-type="float" office:value="0" calcext:value-type="float">
            <text:p>0</text:p>
          </table:table-cell>
          <table:table-cell table:formula="of:=IF([.L407]-[.B4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000" calcext:value-type="float">
            <text:p>50000</text:p>
          </table:table-cell>
          <table:table-cell office:value-type="float" office:value="1009239999" calcext:value-type="float">
            <text:p>1009239999</text:p>
          </table:table-cell>
          <table:table-cell office:value-type="float" office:value="406" calcext:value-type="float">
            <text:p>406</text:p>
          </table:table-cell>
          <table:table-cell office:value-type="float" office:value="50000" calcext:value-type="float">
            <text:p>50000</text:p>
          </table:table-cell>
          <table:table-cell office:value-type="float" office:value="1020535999" calcext:value-type="float">
            <text:p>1020535999</text:p>
          </table:table-cell>
          <table:table-cell table:formula="of:=IF([.E408]-[.B408]=0;0;1)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50000" calcext:value-type="float">
            <text:p>50000</text:p>
          </table:table-cell>
          <table:table-cell office:value-type="float" office:value="1025525999" calcext:value-type="float">
            <text:p>1025525999</text:p>
          </table:table-cell>
          <table:table-cell office:value-type="float" office:value="406" calcext:value-type="float">
            <text:p>406</text:p>
          </table:table-cell>
          <table:table-cell office:value-type="float" office:value="50000" calcext:value-type="float">
            <text:p>50000</text:p>
          </table:table-cell>
          <table:table-cell office:value-type="float" office:value="1079243000" calcext:value-type="float">
            <text:p>1079243000</text:p>
          </table:table-cell>
          <table:table-cell table:formula="of:=IF([.L408]-[.I408]=0;0;1)" office:value-type="float" office:value="0" calcext:value-type="float">
            <text:p>0</text:p>
          </table:table-cell>
          <table:table-cell table:formula="of:=IF([.L408]-[.B4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000" calcext:value-type="float">
            <text:p>50000</text:p>
          </table:table-cell>
          <table:table-cell office:value-type="float" office:value="464373000" calcext:value-type="float">
            <text:p>464373000</text:p>
          </table:table-cell>
          <table:table-cell office:value-type="float" office:value="407" calcext:value-type="float">
            <text:p>407</text:p>
          </table:table-cell>
          <table:table-cell office:value-type="float" office:value="50000" calcext:value-type="float">
            <text:p>50000</text:p>
          </table:table-cell>
          <table:table-cell office:value-type="float" office:value="440616000" calcext:value-type="float">
            <text:p>440616000</text:p>
          </table:table-cell>
          <table:table-cell table:formula="of:=IF([.E409]-[.B409]=0;0;1)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50000" calcext:value-type="float">
            <text:p>50000</text:p>
          </table:table-cell>
          <table:table-cell office:value-type="float" office:value="446333999" calcext:value-type="float">
            <text:p>446333999</text:p>
          </table:table-cell>
          <table:table-cell office:value-type="float" office:value="407" calcext:value-type="float">
            <text:p>407</text:p>
          </table:table-cell>
          <table:table-cell office:value-type="float" office:value="50000" calcext:value-type="float">
            <text:p>50000</text:p>
          </table:table-cell>
          <table:table-cell office:value-type="float" office:value="542321000" calcext:value-type="float">
            <text:p>542321000</text:p>
          </table:table-cell>
          <table:table-cell table:formula="of:=IF([.L409]-[.I409]=0;0;1)" office:value-type="float" office:value="0" calcext:value-type="float">
            <text:p>0</text:p>
          </table:table-cell>
          <table:table-cell table:formula="of:=IF([.L409]-[.B4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000" calcext:value-type="float">
            <text:p>50000</text:p>
          </table:table-cell>
          <table:table-cell office:value-type="float" office:value="6255233000" calcext:value-type="float">
            <text:p>6255233000</text:p>
          </table:table-cell>
          <table:table-cell office:value-type="float" office:value="408" calcext:value-type="float">
            <text:p>408</text:p>
          </table:table-cell>
          <table:table-cell office:value-type="float" office:value="50000" calcext:value-type="float">
            <text:p>50000</text:p>
          </table:table-cell>
          <table:table-cell office:value-type="float" office:value="6014982000" calcext:value-type="float">
            <text:p>6014982000</text:p>
          </table:table-cell>
          <table:table-cell table:formula="of:=IF([.E410]-[.B410]=0;0;1)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50000" calcext:value-type="float">
            <text:p>50000</text:p>
          </table:table-cell>
          <table:table-cell office:value-type="float" office:value="6117223999" calcext:value-type="float">
            <text:p>6117223999</text:p>
          </table:table-cell>
          <table:table-cell office:value-type="float" office:value="408" calcext:value-type="float">
            <text:p>408</text:p>
          </table:table-cell>
          <table:table-cell office:value-type="float" office:value="50000" calcext:value-type="float">
            <text:p>50000</text:p>
          </table:table-cell>
          <table:table-cell office:value-type="float" office:value="5752708000" calcext:value-type="float">
            <text:p>5752708000</text:p>
          </table:table-cell>
          <table:table-cell table:formula="of:=IF([.L410]-[.I410]=0;0;1)" office:value-type="float" office:value="0" calcext:value-type="float">
            <text:p>0</text:p>
          </table:table-cell>
          <table:table-cell table:formula="of:=IF([.L410]-[.B4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000" calcext:value-type="float">
            <text:p>50000</text:p>
          </table:table-cell>
          <table:table-cell office:value-type="float" office:value="740640000" calcext:value-type="float">
            <text:p>740640000</text:p>
          </table:table-cell>
          <table:table-cell office:value-type="float" office:value="409" calcext:value-type="float">
            <text:p>409</text:p>
          </table:table-cell>
          <table:table-cell office:value-type="float" office:value="50000" calcext:value-type="float">
            <text:p>50000</text:p>
          </table:table-cell>
          <table:table-cell office:value-type="float" office:value="728379000" calcext:value-type="float">
            <text:p>728379000</text:p>
          </table:table-cell>
          <table:table-cell table:formula="of:=IF([.E411]-[.B411]=0;0;1)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0000" calcext:value-type="float">
            <text:p>50000</text:p>
          </table:table-cell>
          <table:table-cell office:value-type="float" office:value="746163000" calcext:value-type="float">
            <text:p>746163000</text:p>
          </table:table-cell>
          <table:table-cell office:value-type="float" office:value="409" calcext:value-type="float">
            <text:p>409</text:p>
          </table:table-cell>
          <table:table-cell office:value-type="float" office:value="50000" calcext:value-type="float">
            <text:p>50000</text:p>
          </table:table-cell>
          <table:table-cell office:value-type="float" office:value="868194999" calcext:value-type="float">
            <text:p>868194999</text:p>
          </table:table-cell>
          <table:table-cell table:formula="of:=IF([.L411]-[.I411]=0;0;1)" office:value-type="float" office:value="0" calcext:value-type="float">
            <text:p>0</text:p>
          </table:table-cell>
          <table:table-cell table:formula="of:=IF([.L411]-[.B4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06" calcext:value-type="float">
            <text:p>41106</text:p>
          </table:table-cell>
          <table:table-cell office:value-type="float" office:value="464670000" calcext:value-type="float">
            <text:p>464670000</text:p>
          </table:table-cell>
          <table:table-cell office:value-type="float" office:value="410" calcext:value-type="float">
            <text:p>410</text:p>
          </table:table-cell>
          <table:table-cell office:value-type="float" office:value="41106" calcext:value-type="float">
            <text:p>41106</text:p>
          </table:table-cell>
          <table:table-cell office:value-type="float" office:value="453864000" calcext:value-type="float">
            <text:p>453864000</text:p>
          </table:table-cell>
          <table:table-cell table:formula="of:=IF([.E412]-[.B412]=0;0;1)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1106" calcext:value-type="float">
            <text:p>41106</text:p>
          </table:table-cell>
          <table:table-cell office:value-type="float" office:value="466858000" calcext:value-type="float">
            <text:p>466858000</text:p>
          </table:table-cell>
          <table:table-cell office:value-type="float" office:value="410" calcext:value-type="float">
            <text:p>410</text:p>
          </table:table-cell>
          <table:table-cell office:value-type="float" office:value="41106" calcext:value-type="float">
            <text:p>41106</text:p>
          </table:table-cell>
          <table:table-cell office:value-type="float" office:value="481135999" calcext:value-type="float">
            <text:p>481135999</text:p>
          </table:table-cell>
          <table:table-cell table:formula="of:=IF([.L412]-[.I412]=0;0;1)" office:value-type="float" office:value="0" calcext:value-type="float">
            <text:p>0</text:p>
          </table:table-cell>
          <table:table-cell table:formula="of:=IF([.L412]-[.B4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000" calcext:value-type="float">
            <text:p>50000</text:p>
          </table:table-cell>
          <table:table-cell office:value-type="float" office:value="874791000" calcext:value-type="float">
            <text:p>874791000</text:p>
          </table:table-cell>
          <table:table-cell office:value-type="float" office:value="411" calcext:value-type="float">
            <text:p>411</text:p>
          </table:table-cell>
          <table:table-cell office:value-type="float" office:value="50000" calcext:value-type="float">
            <text:p>50000</text:p>
          </table:table-cell>
          <table:table-cell office:value-type="float" office:value="892741999" calcext:value-type="float">
            <text:p>892741999</text:p>
          </table:table-cell>
          <table:table-cell table:formula="of:=IF([.E413]-[.B413]=0;0;1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50000" calcext:value-type="float">
            <text:p>50000</text:p>
          </table:table-cell>
          <table:table-cell office:value-type="float" office:value="886438000" calcext:value-type="float">
            <text:p>886438000</text:p>
          </table:table-cell>
          <table:table-cell office:value-type="float" office:value="411" calcext:value-type="float">
            <text:p>411</text:p>
          </table:table-cell>
          <table:table-cell office:value-type="float" office:value="50000" calcext:value-type="float">
            <text:p>50000</text:p>
          </table:table-cell>
          <table:table-cell office:value-type="float" office:value="996813000" calcext:value-type="float">
            <text:p>996813000</text:p>
          </table:table-cell>
          <table:table-cell table:formula="of:=IF([.L413]-[.I413]=0;0;1)" office:value-type="float" office:value="0" calcext:value-type="float">
            <text:p>0</text:p>
          </table:table-cell>
          <table:table-cell table:formula="of:=IF([.L413]-[.B4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000" calcext:value-type="float">
            <text:p>50000</text:p>
          </table:table-cell>
          <table:table-cell office:value-type="float" office:value="566094000" calcext:value-type="float">
            <text:p>566094000</text:p>
          </table:table-cell>
          <table:table-cell office:value-type="float" office:value="412" calcext:value-type="float">
            <text:p>412</text:p>
          </table:table-cell>
          <table:table-cell office:value-type="float" office:value="50000" calcext:value-type="float">
            <text:p>50000</text:p>
          </table:table-cell>
          <table:table-cell office:value-type="float" office:value="573557000" calcext:value-type="float">
            <text:p>573557000</text:p>
          </table:table-cell>
          <table:table-cell table:formula="of:=IF([.E414]-[.B414]=0;0;1)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50000" calcext:value-type="float">
            <text:p>50000</text:p>
          </table:table-cell>
          <table:table-cell office:value-type="float" office:value="574426000" calcext:value-type="float">
            <text:p>574426000</text:p>
          </table:table-cell>
          <table:table-cell office:value-type="float" office:value="412" calcext:value-type="float">
            <text:p>412</text:p>
          </table:table-cell>
          <table:table-cell office:value-type="float" office:value="50000" calcext:value-type="float">
            <text:p>50000</text:p>
          </table:table-cell>
          <table:table-cell office:value-type="float" office:value="611873000" calcext:value-type="float">
            <text:p>611873000</text:p>
          </table:table-cell>
          <table:table-cell table:formula="of:=IF([.L414]-[.I414]=0;0;1)" office:value-type="float" office:value="0" calcext:value-type="float">
            <text:p>0</text:p>
          </table:table-cell>
          <table:table-cell table:formula="of:=IF([.L414]-[.B4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152" calcext:value-type="float">
            <text:p>12152</text:p>
          </table:table-cell>
          <table:table-cell office:value-type="float" office:value="147884000" calcext:value-type="float">
            <text:p>147884000</text:p>
          </table:table-cell>
          <table:table-cell office:value-type="float" office:value="413" calcext:value-type="float">
            <text:p>413</text:p>
          </table:table-cell>
          <table:table-cell office:value-type="float" office:value="12152" calcext:value-type="float">
            <text:p>12152</text:p>
          </table:table-cell>
          <table:table-cell office:value-type="float" office:value="146791000" calcext:value-type="float">
            <text:p>146791000</text:p>
          </table:table-cell>
          <table:table-cell table:formula="of:=IF([.E415]-[.B415]=0;0;1)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2152" calcext:value-type="float">
            <text:p>12152</text:p>
          </table:table-cell>
          <table:table-cell office:value-type="float" office:value="148200000" calcext:value-type="float">
            <text:p>148200000</text:p>
          </table:table-cell>
          <table:table-cell office:value-type="float" office:value="413" calcext:value-type="float">
            <text:p>413</text:p>
          </table:table-cell>
          <table:table-cell office:value-type="float" office:value="12152" calcext:value-type="float">
            <text:p>12152</text:p>
          </table:table-cell>
          <table:table-cell office:value-type="float" office:value="159659000" calcext:value-type="float">
            <text:p>159659000</text:p>
          </table:table-cell>
          <table:table-cell table:formula="of:=IF([.L415]-[.I415]=0;0;1)" office:value-type="float" office:value="0" calcext:value-type="float">
            <text:p>0</text:p>
          </table:table-cell>
          <table:table-cell table:formula="of:=IF([.L415]-[.B4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713" calcext:value-type="float">
            <text:p>8713</text:p>
          </table:table-cell>
          <table:table-cell office:value-type="float" office:value="240246000" calcext:value-type="float">
            <text:p>240246000</text:p>
          </table:table-cell>
          <table:table-cell office:value-type="float" office:value="414" calcext:value-type="float">
            <text:p>414</text:p>
          </table:table-cell>
          <table:table-cell office:value-type="float" office:value="8713" calcext:value-type="float">
            <text:p>8713</text:p>
          </table:table-cell>
          <table:table-cell office:value-type="float" office:value="240251000" calcext:value-type="float">
            <text:p>240251000</text:p>
          </table:table-cell>
          <table:table-cell table:formula="of:=IF([.E416]-[.B416]=0;0;1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713" calcext:value-type="float">
            <text:p>8713</text:p>
          </table:table-cell>
          <table:table-cell office:value-type="float" office:value="241517999" calcext:value-type="float">
            <text:p>241517999</text:p>
          </table:table-cell>
          <table:table-cell office:value-type="float" office:value="414" calcext:value-type="float">
            <text:p>414</text:p>
          </table:table-cell>
          <table:table-cell office:value-type="float" office:value="8713" calcext:value-type="float">
            <text:p>8713</text:p>
          </table:table-cell>
          <table:table-cell office:value-type="float" office:value="262639000" calcext:value-type="float">
            <text:p>262639000</text:p>
          </table:table-cell>
          <table:table-cell table:formula="of:=IF([.L416]-[.I416]=0;0;1)" office:value-type="float" office:value="0" calcext:value-type="float">
            <text:p>0</text:p>
          </table:table-cell>
          <table:table-cell table:formula="of:=IF([.L416]-[.B4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046" calcext:value-type="float">
            <text:p>6046</text:p>
          </table:table-cell>
          <table:table-cell office:value-type="float" office:value="118080999" calcext:value-type="float">
            <text:p>118080999</text:p>
          </table:table-cell>
          <table:table-cell office:value-type="float" office:value="415" calcext:value-type="float">
            <text:p>415</text:p>
          </table:table-cell>
          <table:table-cell office:value-type="float" office:value="6046" calcext:value-type="float">
            <text:p>6046</text:p>
          </table:table-cell>
          <table:table-cell office:value-type="float" office:value="117008000" calcext:value-type="float">
            <text:p>117008000</text:p>
          </table:table-cell>
          <table:table-cell table:formula="of:=IF([.E417]-[.B417]=0;0;1)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6046" calcext:value-type="float">
            <text:p>6046</text:p>
          </table:table-cell>
          <table:table-cell office:value-type="float" office:value="120646999" calcext:value-type="float">
            <text:p>120646999</text:p>
          </table:table-cell>
          <table:table-cell office:value-type="float" office:value="415" calcext:value-type="float">
            <text:p>415</text:p>
          </table:table-cell>
          <table:table-cell office:value-type="float" office:value="6046" calcext:value-type="float">
            <text:p>6046</text:p>
          </table:table-cell>
          <table:table-cell office:value-type="float" office:value="134409000" calcext:value-type="float">
            <text:p>134409000</text:p>
          </table:table-cell>
          <table:table-cell table:formula="of:=IF([.L417]-[.I417]=0;0;1)" office:value-type="float" office:value="0" calcext:value-type="float">
            <text:p>0</text:p>
          </table:table-cell>
          <table:table-cell table:formula="of:=IF([.L417]-[.B4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0000" calcext:value-type="float">
            <text:p>50000</text:p>
          </table:table-cell>
          <table:table-cell office:value-type="float" office:value="332383999" calcext:value-type="float">
            <text:p>332383999</text:p>
          </table:table-cell>
          <table:table-cell office:value-type="float" office:value="416" calcext:value-type="float">
            <text:p>416</text:p>
          </table:table-cell>
          <table:table-cell office:value-type="float" office:value="50000" calcext:value-type="float">
            <text:p>50000</text:p>
          </table:table-cell>
          <table:table-cell office:value-type="float" office:value="217971000" calcext:value-type="float">
            <text:p>217971000</text:p>
          </table:table-cell>
          <table:table-cell table:formula="of:=IF([.E418]-[.B418]=0;0;1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50000" calcext:value-type="float">
            <text:p>50000</text:p>
          </table:table-cell>
          <table:table-cell office:value-type="float" office:value="217743000" calcext:value-type="float">
            <text:p>217743000</text:p>
          </table:table-cell>
          <table:table-cell office:value-type="float" office:value="416" calcext:value-type="float">
            <text:p>416</text:p>
          </table:table-cell>
          <table:table-cell office:value-type="float" office:value="50000" calcext:value-type="float">
            <text:p>50000</text:p>
          </table:table-cell>
          <table:table-cell office:value-type="float" office:value="244363000" calcext:value-type="float">
            <text:p>244363000</text:p>
          </table:table-cell>
          <table:table-cell table:formula="of:=IF([.L418]-[.I418]=0;0;1)" office:value-type="float" office:value="0" calcext:value-type="float">
            <text:p>0</text:p>
          </table:table-cell>
          <table:table-cell table:formula="of:=IF([.L418]-[.B4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000" calcext:value-type="float">
            <text:p>50000</text:p>
          </table:table-cell>
          <table:table-cell office:value-type="float" office:value="747471000" calcext:value-type="float">
            <text:p>747471000</text:p>
          </table:table-cell>
          <table:table-cell office:value-type="float" office:value="417" calcext:value-type="float">
            <text:p>417</text:p>
          </table:table-cell>
          <table:table-cell office:value-type="float" office:value="50000" calcext:value-type="float">
            <text:p>50000</text:p>
          </table:table-cell>
          <table:table-cell office:value-type="float" office:value="753567000" calcext:value-type="float">
            <text:p>753567000</text:p>
          </table:table-cell>
          <table:table-cell table:formula="of:=IF([.E419]-[.B419]=0;0;1)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50000" calcext:value-type="float">
            <text:p>50000</text:p>
          </table:table-cell>
          <table:table-cell office:value-type="float" office:value="746841000" calcext:value-type="float">
            <text:p>746841000</text:p>
          </table:table-cell>
          <table:table-cell office:value-type="float" office:value="417" calcext:value-type="float">
            <text:p>417</text:p>
          </table:table-cell>
          <table:table-cell office:value-type="float" office:value="50000" calcext:value-type="float">
            <text:p>50000</text:p>
          </table:table-cell>
          <table:table-cell office:value-type="float" office:value="944156000" calcext:value-type="float">
            <text:p>944156000</text:p>
          </table:table-cell>
          <table:table-cell table:formula="of:=IF([.L419]-[.I419]=0;0;1)" office:value-type="float" office:value="0" calcext:value-type="float">
            <text:p>0</text:p>
          </table:table-cell>
          <table:table-cell table:formula="of:=IF([.L419]-[.B4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7038000" calcext:value-type="float">
            <text:p>703800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6893000" calcext:value-type="float">
            <text:p>6893000</text:p>
          </table:table-cell>
          <table:table-cell table:formula="of:=IF([.E420]-[.B420]=0;0;1)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7574999" calcext:value-type="float">
            <text:p>7574999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7646999" calcext:value-type="float">
            <text:p>7646999</text:p>
          </table:table-cell>
          <table:table-cell table:formula="of:=IF([.L420]-[.I420]=0;0;1)" office:value-type="float" office:value="0" calcext:value-type="float">
            <text:p>0</text:p>
          </table:table-cell>
          <table:table-cell table:formula="of:=IF([.L420]-[.B4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000" calcext:value-type="float">
            <text:p>50000</text:p>
          </table:table-cell>
          <table:table-cell office:value-type="float" office:value="707955999" calcext:value-type="float">
            <text:p>707955999</text:p>
          </table:table-cell>
          <table:table-cell office:value-type="float" office:value="419" calcext:value-type="float">
            <text:p>419</text:p>
          </table:table-cell>
          <table:table-cell office:value-type="float" office:value="50000" calcext:value-type="float">
            <text:p>50000</text:p>
          </table:table-cell>
          <table:table-cell office:value-type="float" office:value="711693000" calcext:value-type="float">
            <text:p>711693000</text:p>
          </table:table-cell>
          <table:table-cell table:formula="of:=IF([.E421]-[.B421]=0;0;1)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50000" calcext:value-type="float">
            <text:p>50000</text:p>
          </table:table-cell>
          <table:table-cell office:value-type="float" office:value="712411999" calcext:value-type="float">
            <text:p>712411999</text:p>
          </table:table-cell>
          <table:table-cell office:value-type="float" office:value="419" calcext:value-type="float">
            <text:p>419</text:p>
          </table:table-cell>
          <table:table-cell office:value-type="float" office:value="50000" calcext:value-type="float">
            <text:p>50000</text:p>
          </table:table-cell>
          <table:table-cell office:value-type="float" office:value="843600000" calcext:value-type="float">
            <text:p>843600000</text:p>
          </table:table-cell>
          <table:table-cell table:formula="of:=IF([.L421]-[.I421]=0;0;1)" office:value-type="float" office:value="0" calcext:value-type="float">
            <text:p>0</text:p>
          </table:table-cell>
          <table:table-cell table:formula="of:=IF([.L421]-[.B4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000" calcext:value-type="float">
            <text:p>50000</text:p>
          </table:table-cell>
          <table:table-cell office:value-type="float" office:value="292226000" calcext:value-type="float">
            <text:p>292226000</text:p>
          </table:table-cell>
          <table:table-cell office:value-type="float" office:value="420" calcext:value-type="float">
            <text:p>420</text:p>
          </table:table-cell>
          <table:table-cell office:value-type="float" office:value="50000" calcext:value-type="float">
            <text:p>50000</text:p>
          </table:table-cell>
          <table:table-cell office:value-type="float" office:value="298582000" calcext:value-type="float">
            <text:p>298582000</text:p>
          </table:table-cell>
          <table:table-cell table:formula="of:=IF([.E422]-[.B422]=0;0;1)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0000" calcext:value-type="float">
            <text:p>50000</text:p>
          </table:table-cell>
          <table:table-cell office:value-type="float" office:value="292481999" calcext:value-type="float">
            <text:p>292481999</text:p>
          </table:table-cell>
          <table:table-cell office:value-type="float" office:value="420" calcext:value-type="float">
            <text:p>420</text:p>
          </table:table-cell>
          <table:table-cell office:value-type="float" office:value="50000" calcext:value-type="float">
            <text:p>50000</text:p>
          </table:table-cell>
          <table:table-cell office:value-type="float" office:value="45190959000" calcext:value-type="float">
            <text:p>45190959000</text:p>
          </table:table-cell>
          <table:table-cell table:formula="of:=IF([.L422]-[.I422]=0;0;1)" office:value-type="float" office:value="0" calcext:value-type="float">
            <text:p>0</text:p>
          </table:table-cell>
          <table:table-cell table:formula="of:=IF([.L422]-[.B4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000" calcext:value-type="float">
            <text:p>50000</text:p>
          </table:table-cell>
          <table:table-cell office:value-type="float" office:value="559176000" calcext:value-type="float">
            <text:p>559176000</text:p>
          </table:table-cell>
          <table:table-cell office:value-type="float" office:value="421" calcext:value-type="float">
            <text:p>421</text:p>
          </table:table-cell>
          <table:table-cell office:value-type="float" office:value="50000" calcext:value-type="float">
            <text:p>50000</text:p>
          </table:table-cell>
          <table:table-cell office:value-type="float" office:value="564678000" calcext:value-type="float">
            <text:p>564678000</text:p>
          </table:table-cell>
          <table:table-cell table:formula="of:=IF([.E423]-[.B423]=0;0;1)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50000" calcext:value-type="float">
            <text:p>50000</text:p>
          </table:table-cell>
          <table:table-cell office:value-type="float" office:value="563995000" calcext:value-type="float">
            <text:p>563995000</text:p>
          </table:table-cell>
          <table:table-cell office:value-type="float" office:value="421" calcext:value-type="float">
            <text:p>421</text:p>
          </table:table-cell>
          <table:table-cell office:value-type="float" office:value="50000" calcext:value-type="float">
            <text:p>50000</text:p>
          </table:table-cell>
          <table:table-cell office:value-type="float" office:value="619721000" calcext:value-type="float">
            <text:p>619721000</text:p>
          </table:table-cell>
          <table:table-cell table:formula="of:=IF([.L423]-[.I423]=0;0;1)" office:value-type="float" office:value="0" calcext:value-type="float">
            <text:p>0</text:p>
          </table:table-cell>
          <table:table-cell table:formula="of:=IF([.L423]-[.B4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587795000" calcext:value-type="float">
            <text:p>1158779500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359240999" calcext:value-type="float">
            <text:p>11359240999</text:p>
          </table:table-cell>
          <table:table-cell table:formula="of:=IF([.E424]-[.B424]=0;0;1)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467684000" calcext:value-type="float">
            <text:p>1146768400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1130564000" calcext:value-type="float">
            <text:p>11130564000</text:p>
          </table:table-cell>
          <table:table-cell table:formula="of:=IF([.L424]-[.I424]=0;0;1)" office:value-type="float" office:value="0" calcext:value-type="float">
            <text:p>0</text:p>
          </table:table-cell>
          <table:table-cell table:formula="of:=IF([.L424]-[.B4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000" calcext:value-type="float">
            <text:p>50000</text:p>
          </table:table-cell>
          <table:table-cell office:value-type="float" office:value="803535000" calcext:value-type="float">
            <text:p>803535000</text:p>
          </table:table-cell>
          <table:table-cell office:value-type="float" office:value="423" calcext:value-type="float">
            <text:p>423</text:p>
          </table:table-cell>
          <table:table-cell office:value-type="float" office:value="50000" calcext:value-type="float">
            <text:p>50000</text:p>
          </table:table-cell>
          <table:table-cell office:value-type="float" office:value="815056999" calcext:value-type="float">
            <text:p>815056999</text:p>
          </table:table-cell>
          <table:table-cell table:formula="of:=IF([.E425]-[.B425]=0;0;1)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50000" calcext:value-type="float">
            <text:p>50000</text:p>
          </table:table-cell>
          <table:table-cell office:value-type="float" office:value="814360000" calcext:value-type="float">
            <text:p>814360000</text:p>
          </table:table-cell>
          <table:table-cell office:value-type="float" office:value="423" calcext:value-type="float">
            <text:p>423</text:p>
          </table:table-cell>
          <table:table-cell office:value-type="float" office:value="50000" calcext:value-type="float">
            <text:p>50000</text:p>
          </table:table-cell>
          <table:table-cell office:value-type="float" office:value="980506000" calcext:value-type="float">
            <text:p>980506000</text:p>
          </table:table-cell>
          <table:table-cell table:formula="of:=IF([.L425]-[.I425]=0;0;1)" office:value-type="float" office:value="0" calcext:value-type="float">
            <text:p>0</text:p>
          </table:table-cell>
          <table:table-cell table:formula="of:=IF([.L425]-[.B4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0000" calcext:value-type="float">
            <text:p>50000</text:p>
          </table:table-cell>
          <table:table-cell office:value-type="float" office:value="331685000" calcext:value-type="float">
            <text:p>331685000</text:p>
          </table:table-cell>
          <table:table-cell office:value-type="float" office:value="424" calcext:value-type="float">
            <text:p>424</text:p>
          </table:table-cell>
          <table:table-cell office:value-type="float" office:value="50000" calcext:value-type="float">
            <text:p>50000</text:p>
          </table:table-cell>
          <table:table-cell office:value-type="float" office:value="339710000" calcext:value-type="float">
            <text:p>339710000</text:p>
          </table:table-cell>
          <table:table-cell table:formula="of:=IF([.E426]-[.B426]=0;0;1)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50000" calcext:value-type="float">
            <text:p>50000</text:p>
          </table:table-cell>
          <table:table-cell office:value-type="float" office:value="333512000" calcext:value-type="float">
            <text:p>333512000</text:p>
          </table:table-cell>
          <table:table-cell office:value-type="float" office:value="424" calcext:value-type="float">
            <text:p>424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60000" calcext:value-type="float">
            <text:p>420060000</text:p>
          </table:table-cell>
          <table:table-cell table:formula="of:=IF([.L426]-[.I426]=0;0;1)" office:value-type="float" office:value="0" calcext:value-type="float">
            <text:p>0</text:p>
          </table:table-cell>
          <table:table-cell table:formula="of:=IF([.L426]-[.B4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0000" calcext:value-type="float">
            <text:p>50000</text:p>
          </table:table-cell>
          <table:table-cell office:value-type="float" office:value="197084999" calcext:value-type="float">
            <text:p>197084999</text:p>
          </table:table-cell>
          <table:table-cell office:value-type="float" office:value="425" calcext:value-type="float">
            <text:p>425</text:p>
          </table:table-cell>
          <table:table-cell office:value-type="float" office:value="50000" calcext:value-type="float">
            <text:p>50000</text:p>
          </table:table-cell>
          <table:table-cell office:value-type="float" office:value="198071000" calcext:value-type="float">
            <text:p>198071000</text:p>
          </table:table-cell>
          <table:table-cell table:formula="of:=IF([.E427]-[.B427]=0;0;1)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50000" calcext:value-type="float">
            <text:p>50000</text:p>
          </table:table-cell>
          <table:table-cell office:value-type="float" office:value="198578999" calcext:value-type="float">
            <text:p>198578999</text:p>
          </table:table-cell>
          <table:table-cell office:value-type="float" office:value="425" calcext:value-type="float">
            <text:p>425</text:p>
          </table:table-cell>
          <table:table-cell office:value-type="float" office:value="50000" calcext:value-type="float">
            <text:p>50000</text:p>
          </table:table-cell>
          <table:table-cell office:value-type="float" office:value="247169000" calcext:value-type="float">
            <text:p>247169000</text:p>
          </table:table-cell>
          <table:table-cell table:formula="of:=IF([.L427]-[.I427]=0;0;1)" office:value-type="float" office:value="0" calcext:value-type="float">
            <text:p>0</text:p>
          </table:table-cell>
          <table:table-cell table:formula="of:=IF([.L427]-[.B4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000" calcext:value-type="float">
            <text:p>50000</text:p>
          </table:table-cell>
          <table:table-cell office:value-type="float" office:value="344860000" calcext:value-type="float">
            <text:p>344860000</text:p>
          </table:table-cell>
          <table:table-cell office:value-type="float" office:value="426" calcext:value-type="float">
            <text:p>426</text:p>
          </table:table-cell>
          <table:table-cell office:value-type="float" office:value="50000" calcext:value-type="float">
            <text:p>50000</text:p>
          </table:table-cell>
          <table:table-cell office:value-type="float" office:value="221283999" calcext:value-type="float">
            <text:p>221283999</text:p>
          </table:table-cell>
          <table:table-cell table:formula="of:=IF([.E428]-[.B428]=0;0;1)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50000" calcext:value-type="float">
            <text:p>50000</text:p>
          </table:table-cell>
          <table:table-cell office:value-type="float" office:value="349611000" calcext:value-type="float">
            <text:p>349611000</text:p>
          </table:table-cell>
          <table:table-cell office:value-type="float" office:value="426" calcext:value-type="float">
            <text:p>426</text:p>
          </table:table-cell>
          <table:table-cell office:value-type="float" office:value="50000" calcext:value-type="float">
            <text:p>50000</text:p>
          </table:table-cell>
          <table:table-cell office:value-type="float" office:value="235473000" calcext:value-type="float">
            <text:p>235473000</text:p>
          </table:table-cell>
          <table:table-cell table:formula="of:=IF([.L428]-[.I428]=0;0;1)" office:value-type="float" office:value="0" calcext:value-type="float">
            <text:p>0</text:p>
          </table:table-cell>
          <table:table-cell table:formula="of:=IF([.L428]-[.B4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284" calcext:value-type="float">
            <text:p>3284</text:p>
          </table:table-cell>
          <table:table-cell office:value-type="float" office:value="78476999" calcext:value-type="float">
            <text:p>78476999</text:p>
          </table:table-cell>
          <table:table-cell office:value-type="float" office:value="427" calcext:value-type="float">
            <text:p>427</text:p>
          </table:table-cell>
          <table:table-cell office:value-type="float" office:value="3284" calcext:value-type="float">
            <text:p>3284</text:p>
          </table:table-cell>
          <table:table-cell office:value-type="float" office:value="78577000" calcext:value-type="float">
            <text:p>78577000</text:p>
          </table:table-cell>
          <table:table-cell table:formula="of:=IF([.E429]-[.B429]=0;0;1)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284" calcext:value-type="float">
            <text:p>3284</text:p>
          </table:table-cell>
          <table:table-cell office:value-type="float" office:value="79710999" calcext:value-type="float">
            <text:p>79710999</text:p>
          </table:table-cell>
          <table:table-cell office:value-type="float" office:value="427" calcext:value-type="float">
            <text:p>427</text:p>
          </table:table-cell>
          <table:table-cell office:value-type="float" office:value="3284" calcext:value-type="float">
            <text:p>3284</text:p>
          </table:table-cell>
          <table:table-cell office:value-type="float" office:value="100437000" calcext:value-type="float">
            <text:p>100437000</text:p>
          </table:table-cell>
          <table:table-cell table:formula="of:=IF([.L429]-[.I429]=0;0;1)" office:value-type="float" office:value="0" calcext:value-type="float">
            <text:p>0</text:p>
          </table:table-cell>
          <table:table-cell table:formula="of:=IF([.L429]-[.B4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0000" calcext:value-type="float">
            <text:p>50000</text:p>
          </table:table-cell>
          <table:table-cell office:value-type="float" office:value="6241263000" calcext:value-type="float">
            <text:p>6241263000</text:p>
          </table:table-cell>
          <table:table-cell office:value-type="float" office:value="428" calcext:value-type="float">
            <text:p>428</text:p>
          </table:table-cell>
          <table:table-cell office:value-type="float" office:value="50000" calcext:value-type="float">
            <text:p>50000</text:p>
          </table:table-cell>
          <table:table-cell office:value-type="float" office:value="6072705000" calcext:value-type="float">
            <text:p>6072705000</text:p>
          </table:table-cell>
          <table:table-cell table:formula="of:=IF([.E430]-[.B430]=0;0;1)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50000" calcext:value-type="float">
            <text:p>50000</text:p>
          </table:table-cell>
          <table:table-cell office:value-type="float" office:value="6115844000" calcext:value-type="float">
            <text:p>6115844000</text:p>
          </table:table-cell>
          <table:table-cell office:value-type="float" office:value="428" calcext:value-type="float">
            <text:p>428</text:p>
          </table:table-cell>
          <table:table-cell office:value-type="float" office:value="50000" calcext:value-type="float">
            <text:p>50000</text:p>
          </table:table-cell>
          <table:table-cell office:value-type="float" office:value="5692718000" calcext:value-type="float">
            <text:p>5692718000</text:p>
          </table:table-cell>
          <table:table-cell table:formula="of:=IF([.L430]-[.I430]=0;0;1)" office:value-type="float" office:value="0" calcext:value-type="float">
            <text:p>0</text:p>
          </table:table-cell>
          <table:table-cell table:formula="of:=IF([.L430]-[.B4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0000" calcext:value-type="float">
            <text:p>50000</text:p>
          </table:table-cell>
          <table:table-cell office:value-type="float" office:value="584843999" calcext:value-type="float">
            <text:p>584843999</text:p>
          </table:table-cell>
          <table:table-cell office:value-type="float" office:value="429" calcext:value-type="float">
            <text:p>429</text:p>
          </table:table-cell>
          <table:table-cell office:value-type="float" office:value="50000" calcext:value-type="float">
            <text:p>50000</text:p>
          </table:table-cell>
          <table:table-cell office:value-type="float" office:value="558717999" calcext:value-type="float">
            <text:p>558717999</text:p>
          </table:table-cell>
          <table:table-cell table:formula="of:=IF([.E431]-[.B431]=0;0;1)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50000" calcext:value-type="float">
            <text:p>50000</text:p>
          </table:table-cell>
          <table:table-cell office:value-type="float" office:value="579685999" calcext:value-type="float">
            <text:p>579685999</text:p>
          </table:table-cell>
          <table:table-cell office:value-type="float" office:value="429" calcext:value-type="float">
            <text:p>429</text:p>
          </table:table-cell>
          <table:table-cell office:value-type="float" office:value="50000" calcext:value-type="float">
            <text:p>50000</text:p>
          </table:table-cell>
          <table:table-cell office:value-type="float" office:value="704170000" calcext:value-type="float">
            <text:p>704170000</text:p>
          </table:table-cell>
          <table:table-cell table:formula="of:=IF([.L431]-[.I431]=0;0;1)" office:value-type="float" office:value="0" calcext:value-type="float">
            <text:p>0</text:p>
          </table:table-cell>
          <table:table-cell table:formula="of:=IF([.L431]-[.B4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000" calcext:value-type="float">
            <text:p>50000</text:p>
          </table:table-cell>
          <table:table-cell office:value-type="float" office:value="369069000" calcext:value-type="float">
            <text:p>369069000</text:p>
          </table:table-cell>
          <table:table-cell office:value-type="float" office:value="430" calcext:value-type="float">
            <text:p>430</text:p>
          </table:table-cell>
          <table:table-cell office:value-type="float" office:value="50000" calcext:value-type="float">
            <text:p>50000</text:p>
          </table:table-cell>
          <table:table-cell office:value-type="float" office:value="311961000" calcext:value-type="float">
            <text:p>311961000</text:p>
          </table:table-cell>
          <table:table-cell table:formula="of:=IF([.E432]-[.B432]=0;0;1)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50000" calcext:value-type="float">
            <text:p>50000</text:p>
          </table:table-cell>
          <table:table-cell office:value-type="float" office:value="310229000" calcext:value-type="float">
            <text:p>310229000</text:p>
          </table:table-cell>
          <table:table-cell office:value-type="float" office:value="430" calcext:value-type="float">
            <text:p>430</text:p>
          </table:table-cell>
          <table:table-cell office:value-type="float" office:value="50000" calcext:value-type="float">
            <text:p>50000</text:p>
          </table:table-cell>
          <table:table-cell office:value-type="float" office:value="365608000" calcext:value-type="float">
            <text:p>365608000</text:p>
          </table:table-cell>
          <table:table-cell table:formula="of:=IF([.L432]-[.I432]=0;0;1)" office:value-type="float" office:value="0" calcext:value-type="float">
            <text:p>0</text:p>
          </table:table-cell>
          <table:table-cell table:formula="of:=IF([.L432]-[.B4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0000" calcext:value-type="float">
            <text:p>50000</text:p>
          </table:table-cell>
          <table:table-cell office:value-type="float" office:value="897604000" calcext:value-type="float">
            <text:p>897604000</text:p>
          </table:table-cell>
          <table:table-cell office:value-type="float" office:value="431" calcext:value-type="float">
            <text:p>431</text:p>
          </table:table-cell>
          <table:table-cell office:value-type="float" office:value="50000" calcext:value-type="float">
            <text:p>50000</text:p>
          </table:table-cell>
          <table:table-cell office:value-type="float" office:value="918686999" calcext:value-type="float">
            <text:p>918686999</text:p>
          </table:table-cell>
          <table:table-cell table:formula="of:=IF([.E433]-[.B433]=0;0;1)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50000" calcext:value-type="float">
            <text:p>50000</text:p>
          </table:table-cell>
          <table:table-cell office:value-type="float" office:value="904667000" calcext:value-type="float">
            <text:p>904667000</text:p>
          </table:table-cell>
          <table:table-cell office:value-type="float" office:value="431" calcext:value-type="float">
            <text:p>431</text:p>
          </table:table-cell>
          <table:table-cell office:value-type="float" office:value="50000" calcext:value-type="float">
            <text:p>50000</text:p>
          </table:table-cell>
          <table:table-cell office:value-type="float" office:value="1016249999" calcext:value-type="float">
            <text:p>1016249999</text:p>
          </table:table-cell>
          <table:table-cell table:formula="of:=IF([.L433]-[.I433]=0;0;1)" office:value-type="float" office:value="0" calcext:value-type="float">
            <text:p>0</text:p>
          </table:table-cell>
          <table:table-cell table:formula="of:=IF([.L433]-[.B4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000" calcext:value-type="float">
            <text:p>50000</text:p>
          </table:table-cell>
          <table:table-cell office:value-type="float" office:value="493720000" calcext:value-type="float">
            <text:p>493720000</text:p>
          </table:table-cell>
          <table:table-cell office:value-type="float" office:value="432" calcext:value-type="float">
            <text:p>432</text:p>
          </table:table-cell>
          <table:table-cell office:value-type="float" office:value="50000" calcext:value-type="float">
            <text:p>50000</text:p>
          </table:table-cell>
          <table:table-cell office:value-type="float" office:value="493243999" calcext:value-type="float">
            <text:p>493243999</text:p>
          </table:table-cell>
          <table:table-cell table:formula="of:=IF([.E434]-[.B434]=0;0;1)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50000" calcext:value-type="float">
            <text:p>50000</text:p>
          </table:table-cell>
          <table:table-cell office:value-type="float" office:value="495054999" calcext:value-type="float">
            <text:p>495054999</text:p>
          </table:table-cell>
          <table:table-cell office:value-type="float" office:value="432" calcext:value-type="float">
            <text:p>432</text:p>
          </table:table-cell>
          <table:table-cell office:value-type="float" office:value="50000" calcext:value-type="float">
            <text:p>50000</text:p>
          </table:table-cell>
          <table:table-cell office:value-type="float" office:value="640423000" calcext:value-type="float">
            <text:p>640423000</text:p>
          </table:table-cell>
          <table:table-cell table:formula="of:=IF([.L434]-[.I434]=0;0;1)" office:value-type="float" office:value="0" calcext:value-type="float">
            <text:p>0</text:p>
          </table:table-cell>
          <table:table-cell table:formula="of:=IF([.L434]-[.B4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000" calcext:value-type="float">
            <text:p>50000</text:p>
          </table:table-cell>
          <table:table-cell office:value-type="float" office:value="225292000" calcext:value-type="float">
            <text:p>225292000</text:p>
          </table:table-cell>
          <table:table-cell office:value-type="float" office:value="433" calcext:value-type="float">
            <text:p>433</text:p>
          </table:table-cell>
          <table:table-cell office:value-type="float" office:value="50000" calcext:value-type="float">
            <text:p>50000</text:p>
          </table:table-cell>
          <table:table-cell office:value-type="float" office:value="226421999" calcext:value-type="float">
            <text:p>226421999</text:p>
          </table:table-cell>
          <table:table-cell table:formula="of:=IF([.E435]-[.B435]=0;0;1)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50000" calcext:value-type="float">
            <text:p>50000</text:p>
          </table:table-cell>
          <table:table-cell office:value-type="float" office:value="226304999" calcext:value-type="float">
            <text:p>226304999</text:p>
          </table:table-cell>
          <table:table-cell office:value-type="float" office:value="433" calcext:value-type="float">
            <text:p>433</text:p>
          </table:table-cell>
          <table:table-cell office:value-type="float" office:value="50000" calcext:value-type="float">
            <text:p>50000</text:p>
          </table:table-cell>
          <table:table-cell office:value-type="float" office:value="238764999" calcext:value-type="float">
            <text:p>238764999</text:p>
          </table:table-cell>
          <table:table-cell table:formula="of:=IF([.L435]-[.I435]=0;0;1)" office:value-type="float" office:value="0" calcext:value-type="float">
            <text:p>0</text:p>
          </table:table-cell>
          <table:table-cell table:formula="of:=IF([.L435]-[.B4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000" calcext:value-type="float">
            <text:p>50000</text:p>
          </table:table-cell>
          <table:table-cell office:value-type="float" office:value="749431000" calcext:value-type="float">
            <text:p>749431000</text:p>
          </table:table-cell>
          <table:table-cell office:value-type="float" office:value="434" calcext:value-type="float">
            <text:p>434</text:p>
          </table:table-cell>
          <table:table-cell office:value-type="float" office:value="50000" calcext:value-type="float">
            <text:p>50000</text:p>
          </table:table-cell>
          <table:table-cell office:value-type="float" office:value="752420000" calcext:value-type="float">
            <text:p>752420000</text:p>
          </table:table-cell>
          <table:table-cell table:formula="of:=IF([.E436]-[.B436]=0;0;1)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50000" calcext:value-type="float">
            <text:p>50000</text:p>
          </table:table-cell>
          <table:table-cell office:value-type="float" office:value="741732000" calcext:value-type="float">
            <text:p>741732000</text:p>
          </table:table-cell>
          <table:table-cell office:value-type="float" office:value="434" calcext:value-type="float">
            <text:p>434</text:p>
          </table:table-cell>
          <table:table-cell office:value-type="float" office:value="50000" calcext:value-type="float">
            <text:p>50000</text:p>
          </table:table-cell>
          <table:table-cell office:value-type="float" office:value="789231999" calcext:value-type="float">
            <text:p>789231999</text:p>
          </table:table-cell>
          <table:table-cell table:formula="of:=IF([.L436]-[.I436]=0;0;1)" office:value-type="float" office:value="0" calcext:value-type="float">
            <text:p>0</text:p>
          </table:table-cell>
          <table:table-cell table:formula="of:=IF([.L436]-[.B4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6794000" calcext:value-type="float">
            <text:p>186794000</text:p>
          </table:table-cell>
          <table:table-cell office:value-type="float" office:value="435" calcext:value-type="float">
            <text:p>4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6000000" calcext:value-type="float">
            <text:p>186000000</text:p>
          </table:table-cell>
          <table:table-cell table:formula="of:=IF([.E437]-[.B437]=0;0;1)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8171000" calcext:value-type="float">
            <text:p>188171000</text:p>
          </table:table-cell>
          <table:table-cell office:value-type="float" office:value="435" calcext:value-type="float">
            <text:p>4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6764000" calcext:value-type="float">
            <text:p>186764000</text:p>
          </table:table-cell>
          <table:table-cell table:formula="of:=IF([.L437]-[.I437]=0;0;1)" office:value-type="float" office:value="0" calcext:value-type="float">
            <text:p>0</text:p>
          </table:table-cell>
          <table:table-cell table:formula="of:=IF([.L437]-[.B4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000" calcext:value-type="float">
            <text:p>50000</text:p>
          </table:table-cell>
          <table:table-cell office:value-type="float" office:value="495015999" calcext:value-type="float">
            <text:p>495015999</text:p>
          </table:table-cell>
          <table:table-cell office:value-type="float" office:value="436" calcext:value-type="float">
            <text:p>436</text:p>
          </table:table-cell>
          <table:table-cell office:value-type="float" office:value="50000" calcext:value-type="float">
            <text:p>50000</text:p>
          </table:table-cell>
          <table:table-cell office:value-type="float" office:value="499677999" calcext:value-type="float">
            <text:p>499677999</text:p>
          </table:table-cell>
          <table:table-cell table:formula="of:=IF([.E438]-[.B438]=0;0;1)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50000" calcext:value-type="float">
            <text:p>50000</text:p>
          </table:table-cell>
          <table:table-cell office:value-type="float" office:value="497623999" calcext:value-type="float">
            <text:p>497623999</text:p>
          </table:table-cell>
          <table:table-cell office:value-type="float" office:value="436" calcext:value-type="float">
            <text:p>436</text:p>
          </table:table-cell>
          <table:table-cell office:value-type="float" office:value="50000" calcext:value-type="float">
            <text:p>50000</text:p>
          </table:table-cell>
          <table:table-cell office:value-type="float" office:value="562315999" calcext:value-type="float">
            <text:p>562315999</text:p>
          </table:table-cell>
          <table:table-cell table:formula="of:=IF([.L438]-[.I438]=0;0;1)" office:value-type="float" office:value="0" calcext:value-type="float">
            <text:p>0</text:p>
          </table:table-cell>
          <table:table-cell table:formula="of:=IF([.L438]-[.B4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0000" calcext:value-type="float">
            <text:p>50000</text:p>
          </table:table-cell>
          <table:table-cell office:value-type="float" office:value="319598999" calcext:value-type="float">
            <text:p>319598999</text:p>
          </table:table-cell>
          <table:table-cell office:value-type="float" office:value="437" calcext:value-type="float">
            <text:p>437</text:p>
          </table:table-cell>
          <table:table-cell office:value-type="float" office:value="50000" calcext:value-type="float">
            <text:p>50000</text:p>
          </table:table-cell>
          <table:table-cell office:value-type="float" office:value="292788000" calcext:value-type="float">
            <text:p>292788000</text:p>
          </table:table-cell>
          <table:table-cell table:formula="of:=IF([.E439]-[.B439]=0;0;1)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50000" calcext:value-type="float">
            <text:p>50000</text:p>
          </table:table-cell>
          <table:table-cell office:value-type="float" office:value="319831000" calcext:value-type="float">
            <text:p>319831000</text:p>
          </table:table-cell>
          <table:table-cell office:value-type="float" office:value="437" calcext:value-type="float">
            <text:p>437</text:p>
          </table:table-cell>
          <table:table-cell office:value-type="float" office:value="50000" calcext:value-type="float">
            <text:p>50000</text:p>
          </table:table-cell>
          <table:table-cell office:value-type="float" office:value="223204000" calcext:value-type="float">
            <text:p>223204000</text:p>
          </table:table-cell>
          <table:table-cell table:formula="of:=IF([.L439]-[.I439]=0;0;1)" office:value-type="float" office:value="0" calcext:value-type="float">
            <text:p>0</text:p>
          </table:table-cell>
          <table:table-cell table:formula="of:=IF([.L439]-[.B4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185" calcext:value-type="float">
            <text:p>5185</text:p>
          </table:table-cell>
          <table:table-cell office:value-type="float" office:value="32305000" calcext:value-type="float">
            <text:p>32305000</text:p>
          </table:table-cell>
          <table:table-cell office:value-type="float" office:value="438" calcext:value-type="float">
            <text:p>438</text:p>
          </table:table-cell>
          <table:table-cell office:value-type="float" office:value="5185" calcext:value-type="float">
            <text:p>5185</text:p>
          </table:table-cell>
          <table:table-cell office:value-type="float" office:value="31363999" calcext:value-type="float">
            <text:p>31363999</text:p>
          </table:table-cell>
          <table:table-cell table:formula="of:=IF([.E440]-[.B440]=0;0;1)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185" calcext:value-type="float">
            <text:p>5185</text:p>
          </table:table-cell>
          <table:table-cell office:value-type="float" office:value="33763000" calcext:value-type="float">
            <text:p>33763000</text:p>
          </table:table-cell>
          <table:table-cell office:value-type="float" office:value="438" calcext:value-type="float">
            <text:p>438</text:p>
          </table:table-cell>
          <table:table-cell office:value-type="float" office:value="5185" calcext:value-type="float">
            <text:p>5185</text:p>
          </table:table-cell>
          <table:table-cell office:value-type="float" office:value="32445000" calcext:value-type="float">
            <text:p>32445000</text:p>
          </table:table-cell>
          <table:table-cell table:formula="of:=IF([.L440]-[.I440]=0;0;1)" office:value-type="float" office:value="0" calcext:value-type="float">
            <text:p>0</text:p>
          </table:table-cell>
          <table:table-cell table:formula="of:=IF([.L440]-[.B4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000" calcext:value-type="float">
            <text:p>50000</text:p>
          </table:table-cell>
          <table:table-cell office:value-type="float" office:value="523645000" calcext:value-type="float">
            <text:p>523645000</text:p>
          </table:table-cell>
          <table:table-cell office:value-type="float" office:value="439" calcext:value-type="float">
            <text:p>439</text:p>
          </table:table-cell>
          <table:table-cell office:value-type="float" office:value="50000" calcext:value-type="float">
            <text:p>50000</text:p>
          </table:table-cell>
          <table:table-cell office:value-type="float" office:value="535298999" calcext:value-type="float">
            <text:p>535298999</text:p>
          </table:table-cell>
          <table:table-cell table:formula="of:=IF([.E441]-[.B441]=0;0;1)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0000" calcext:value-type="float">
            <text:p>50000</text:p>
          </table:table-cell>
          <table:table-cell office:value-type="float" office:value="522927000" calcext:value-type="float">
            <text:p>522927000</text:p>
          </table:table-cell>
          <table:table-cell office:value-type="float" office:value="439" calcext:value-type="float">
            <text:p>439</text:p>
          </table:table-cell>
          <table:table-cell office:value-type="float" office:value="50000" calcext:value-type="float">
            <text:p>50000</text:p>
          </table:table-cell>
          <table:table-cell office:value-type="float" office:value="685867999" calcext:value-type="float">
            <text:p>685867999</text:p>
          </table:table-cell>
          <table:table-cell table:formula="of:=IF([.L441]-[.I441]=0;0;1)" office:value-type="float" office:value="0" calcext:value-type="float">
            <text:p>0</text:p>
          </table:table-cell>
          <table:table-cell table:formula="of:=IF([.L441]-[.B4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000" calcext:value-type="float">
            <text:p>50000</text:p>
          </table:table-cell>
          <table:table-cell office:value-type="float" office:value="919331000" calcext:value-type="float">
            <text:p>919331000</text:p>
          </table:table-cell>
          <table:table-cell office:value-type="float" office:value="440" calcext:value-type="float">
            <text:p>440</text:p>
          </table:table-cell>
          <table:table-cell office:value-type="float" office:value="50000" calcext:value-type="float">
            <text:p>50000</text:p>
          </table:table-cell>
          <table:table-cell office:value-type="float" office:value="936512999" calcext:value-type="float">
            <text:p>936512999</text:p>
          </table:table-cell>
          <table:table-cell table:formula="of:=IF([.E442]-[.B442]=0;0;1)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50000" calcext:value-type="float">
            <text:p>50000</text:p>
          </table:table-cell>
          <table:table-cell office:value-type="float" office:value="926712000" calcext:value-type="float">
            <text:p>926712000</text:p>
          </table:table-cell>
          <table:table-cell office:value-type="float" office:value="440" calcext:value-type="float">
            <text:p>440</text:p>
          </table:table-cell>
          <table:table-cell office:value-type="float" office:value="50000" calcext:value-type="float">
            <text:p>50000</text:p>
          </table:table-cell>
          <table:table-cell office:value-type="float" office:value="1029881000" calcext:value-type="float">
            <text:p>1029881000</text:p>
          </table:table-cell>
          <table:table-cell table:formula="of:=IF([.L442]-[.I442]=0;0;1)" office:value-type="float" office:value="0" calcext:value-type="float">
            <text:p>0</text:p>
          </table:table-cell>
          <table:table-cell table:formula="of:=IF([.L442]-[.B4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000" calcext:value-type="float">
            <text:p>50000</text:p>
          </table:table-cell>
          <table:table-cell office:value-type="float" office:value="498893000" calcext:value-type="float">
            <text:p>498893000</text:p>
          </table:table-cell>
          <table:table-cell office:value-type="float" office:value="441" calcext:value-type="float">
            <text:p>441</text:p>
          </table:table-cell>
          <table:table-cell office:value-type="float" office:value="50000" calcext:value-type="float">
            <text:p>50000</text:p>
          </table:table-cell>
          <table:table-cell office:value-type="float" office:value="502047999" calcext:value-type="float">
            <text:p>502047999</text:p>
          </table:table-cell>
          <table:table-cell table:formula="of:=IF([.E443]-[.B443]=0;0;1)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50000" calcext:value-type="float">
            <text:p>50000</text:p>
          </table:table-cell>
          <table:table-cell office:value-type="float" office:value="493021000" calcext:value-type="float">
            <text:p>493021000</text:p>
          </table:table-cell>
          <table:table-cell office:value-type="float" office:value="441" calcext:value-type="float">
            <text:p>441</text:p>
          </table:table-cell>
          <table:table-cell office:value-type="float" office:value="50000" calcext:value-type="float">
            <text:p>50000</text:p>
          </table:table-cell>
          <table:table-cell office:value-type="float" office:value="610951999" calcext:value-type="float">
            <text:p>610951999</text:p>
          </table:table-cell>
          <table:table-cell table:formula="of:=IF([.L443]-[.I443]=0;0;1)" office:value-type="float" office:value="0" calcext:value-type="float">
            <text:p>0</text:p>
          </table:table-cell>
          <table:table-cell table:formula="of:=IF([.L443]-[.B4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000" calcext:value-type="float">
            <text:p>50000</text:p>
          </table:table-cell>
          <table:table-cell office:value-type="float" office:value="227661000" calcext:value-type="float">
            <text:p>227661000</text:p>
          </table:table-cell>
          <table:table-cell office:value-type="float" office:value="442" calcext:value-type="float">
            <text:p>442</text:p>
          </table:table-cell>
          <table:table-cell office:value-type="float" office:value="50000" calcext:value-type="float">
            <text:p>50000</text:p>
          </table:table-cell>
          <table:table-cell office:value-type="float" office:value="218810999" calcext:value-type="float">
            <text:p>218810999</text:p>
          </table:table-cell>
          <table:table-cell table:formula="of:=IF([.E444]-[.B444]=0;0;1)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50000" calcext:value-type="float">
            <text:p>50000</text:p>
          </table:table-cell>
          <table:table-cell office:value-type="float" office:value="226957000" calcext:value-type="float">
            <text:p>226957000</text:p>
          </table:table-cell>
          <table:table-cell office:value-type="float" office:value="442" calcext:value-type="float">
            <text:p>442</text:p>
          </table:table-cell>
          <table:table-cell office:value-type="float" office:value="50000" calcext:value-type="float">
            <text:p>50000</text:p>
          </table:table-cell>
          <table:table-cell office:value-type="float" office:value="215181999" calcext:value-type="float">
            <text:p>215181999</text:p>
          </table:table-cell>
          <table:table-cell table:formula="of:=IF([.L444]-[.I444]=0;0;1)" office:value-type="float" office:value="0" calcext:value-type="float">
            <text:p>0</text:p>
          </table:table-cell>
          <table:table-cell table:formula="of:=IF([.L444]-[.B4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7083000" calcext:value-type="float">
            <text:p>407083000</text:p>
          </table:table-cell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7012999" calcext:value-type="float">
            <text:p>407012999</text:p>
          </table:table-cell>
          <table:table-cell table:formula="of:=IF([.E445]-[.B445]=0;0;1)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408952000" calcext:value-type="float">
            <text:p>408952000</text:p>
          </table:table-cell>
          <table:table-cell office:value-type="float" office:value="443" calcext:value-type="float">
            <text:p>443</text:p>
          </table:table-cell>
          <table:table-cell office:value-type="float" office:value="50000" calcext:value-type="float">
            <text:p>50000</text:p>
          </table:table-cell>
          <table:table-cell office:value-type="float" office:value="482643000" calcext:value-type="float">
            <text:p>482643000</text:p>
          </table:table-cell>
          <table:table-cell table:formula="of:=IF([.L445]-[.I445]=0;0;1)" office:value-type="float" office:value="0" calcext:value-type="float">
            <text:p>0</text:p>
          </table:table-cell>
          <table:table-cell table:formula="of:=IF([.L445]-[.B4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000" calcext:value-type="float">
            <text:p>50000</text:p>
          </table:table-cell>
          <table:table-cell office:value-type="float" office:value="6417458000" calcext:value-type="float">
            <text:p>6417458000</text:p>
          </table:table-cell>
          <table:table-cell office:value-type="float" office:value="444" calcext:value-type="float">
            <text:p>444</text:p>
          </table:table-cell>
          <table:table-cell office:value-type="float" office:value="50000" calcext:value-type="float">
            <text:p>50000</text:p>
          </table:table-cell>
          <table:table-cell office:value-type="float" office:value="6065764000" calcext:value-type="float">
            <text:p>6065764000</text:p>
          </table:table-cell>
          <table:table-cell table:formula="of:=IF([.E446]-[.B446]=0;0;1)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50000" calcext:value-type="float">
            <text:p>50000</text:p>
          </table:table-cell>
          <table:table-cell office:value-type="float" office:value="6238439000" calcext:value-type="float">
            <text:p>6238439000</text:p>
          </table:table-cell>
          <table:table-cell office:value-type="float" office:value="444" calcext:value-type="float">
            <text:p>444</text:p>
          </table:table-cell>
          <table:table-cell office:value-type="float" office:value="50000" calcext:value-type="float">
            <text:p>50000</text:p>
          </table:table-cell>
          <table:table-cell office:value-type="float" office:value="5688431000" calcext:value-type="float">
            <text:p>5688431000</text:p>
          </table:table-cell>
          <table:table-cell table:formula="of:=IF([.L446]-[.I446]=0;0;1)" office:value-type="float" office:value="0" calcext:value-type="float">
            <text:p>0</text:p>
          </table:table-cell>
          <table:table-cell table:formula="of:=IF([.L446]-[.B4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000" calcext:value-type="float">
            <text:p>50000</text:p>
          </table:table-cell>
          <table:table-cell office:value-type="float" office:value="6303357999" calcext:value-type="float">
            <text:p>6303357999</text:p>
          </table:table-cell>
          <table:table-cell office:value-type="float" office:value="445" calcext:value-type="float">
            <text:p>445</text:p>
          </table:table-cell>
          <table:table-cell office:value-type="float" office:value="50000" calcext:value-type="float">
            <text:p>50000</text:p>
          </table:table-cell>
          <table:table-cell office:value-type="float" office:value="6061250999" calcext:value-type="float">
            <text:p>6061250999</text:p>
          </table:table-cell>
          <table:table-cell table:formula="of:=IF([.E447]-[.B447]=0;0;1)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50000" calcext:value-type="float">
            <text:p>50000</text:p>
          </table:table-cell>
          <table:table-cell office:value-type="float" office:value="6068258000" calcext:value-type="float">
            <text:p>6068258000</text:p>
          </table:table-cell>
          <table:table-cell office:value-type="float" office:value="445" calcext:value-type="float">
            <text:p>445</text:p>
          </table:table-cell>
          <table:table-cell office:value-type="float" office:value="50000" calcext:value-type="float">
            <text:p>50000</text:p>
          </table:table-cell>
          <table:table-cell office:value-type="float" office:value="5686478000" calcext:value-type="float">
            <text:p>5686478000</text:p>
          </table:table-cell>
          <table:table-cell table:formula="of:=IF([.L447]-[.I447]=0;0;1)" office:value-type="float" office:value="0" calcext:value-type="float">
            <text:p>0</text:p>
          </table:table-cell>
          <table:table-cell table:formula="of:=IF([.L447]-[.B4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000" calcext:value-type="float">
            <text:p>50000</text:p>
          </table:table-cell>
          <table:table-cell office:value-type="float" office:value="788200999" calcext:value-type="float">
            <text:p>788200999</text:p>
          </table:table-cell>
          <table:table-cell office:value-type="float" office:value="446" calcext:value-type="float">
            <text:p>446</text:p>
          </table:table-cell>
          <table:table-cell office:value-type="float" office:value="50000" calcext:value-type="float">
            <text:p>50000</text:p>
          </table:table-cell>
          <table:table-cell office:value-type="float" office:value="808759000" calcext:value-type="float">
            <text:p>808759000</text:p>
          </table:table-cell>
          <table:table-cell table:formula="of:=IF([.E448]-[.B448]=0;0;1)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50000" calcext:value-type="float">
            <text:p>50000</text:p>
          </table:table-cell>
          <table:table-cell office:value-type="float" office:value="792547999" calcext:value-type="float">
            <text:p>792547999</text:p>
          </table:table-cell>
          <table:table-cell office:value-type="float" office:value="446" calcext:value-type="float">
            <text:p>446</text:p>
          </table:table-cell>
          <table:table-cell office:value-type="float" office:value="50000" calcext:value-type="float">
            <text:p>50000</text:p>
          </table:table-cell>
          <table:table-cell office:value-type="float" office:value="956341999" calcext:value-type="float">
            <text:p>956341999</text:p>
          </table:table-cell>
          <table:table-cell table:formula="of:=IF([.L448]-[.I448]=0;0;1)" office:value-type="float" office:value="0" calcext:value-type="float">
            <text:p>0</text:p>
          </table:table-cell>
          <table:table-cell table:formula="of:=IF([.L448]-[.B4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000" calcext:value-type="float">
            <text:p>50000</text:p>
          </table:table-cell>
          <table:table-cell office:value-type="float" office:value="468637000" calcext:value-type="float">
            <text:p>468637000</text:p>
          </table:table-cell>
          <table:table-cell office:value-type="float" office:value="447" calcext:value-type="float">
            <text:p>447</text:p>
          </table:table-cell>
          <table:table-cell office:value-type="float" office:value="50000" calcext:value-type="float">
            <text:p>50000</text:p>
          </table:table-cell>
          <table:table-cell office:value-type="float" office:value="452507000" calcext:value-type="float">
            <text:p>452507000</text:p>
          </table:table-cell>
          <table:table-cell table:formula="of:=IF([.E449]-[.B449]=0;0;1)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0000" calcext:value-type="float">
            <text:p>50000</text:p>
          </table:table-cell>
          <table:table-cell office:value-type="float" office:value="465933999" calcext:value-type="float">
            <text:p>465933999</text:p>
          </table:table-cell>
          <table:table-cell office:value-type="float" office:value="447" calcext:value-type="float">
            <text:p>447</text:p>
          </table:table-cell>
          <table:table-cell office:value-type="float" office:value="50000" calcext:value-type="float">
            <text:p>50000</text:p>
          </table:table-cell>
          <table:table-cell office:value-type="float" office:value="525023999" calcext:value-type="float">
            <text:p>525023999</text:p>
          </table:table-cell>
          <table:table-cell table:formula="of:=IF([.L449]-[.I449]=0;0;1)" office:value-type="float" office:value="0" calcext:value-type="float">
            <text:p>0</text:p>
          </table:table-cell>
          <table:table-cell table:formula="of:=IF([.L449]-[.B4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000" calcext:value-type="float">
            <text:p>50000</text:p>
          </table:table-cell>
          <table:table-cell office:value-type="float" office:value="218877000" calcext:value-type="float">
            <text:p>218877000</text:p>
          </table:table-cell>
          <table:table-cell office:value-type="float" office:value="448" calcext:value-type="float">
            <text:p>448</text:p>
          </table:table-cell>
          <table:table-cell office:value-type="float" office:value="50000" calcext:value-type="float">
            <text:p>50000</text:p>
          </table:table-cell>
          <table:table-cell office:value-type="float" office:value="218384000" calcext:value-type="float">
            <text:p>218384000</text:p>
          </table:table-cell>
          <table:table-cell table:formula="of:=IF([.E450]-[.B450]=0;0;1)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0000" calcext:value-type="float">
            <text:p>50000</text:p>
          </table:table-cell>
          <table:table-cell office:value-type="float" office:value="221662000" calcext:value-type="float">
            <text:p>221662000</text:p>
          </table:table-cell>
          <table:table-cell office:value-type="float" office:value="448" calcext:value-type="float">
            <text:p>448</text:p>
          </table:table-cell>
          <table:table-cell office:value-type="float" office:value="50000" calcext:value-type="float">
            <text:p>50000</text:p>
          </table:table-cell>
          <table:table-cell office:value-type="float" office:value="238930999" calcext:value-type="float">
            <text:p>238930999</text:p>
          </table:table-cell>
          <table:table-cell table:formula="of:=IF([.L450]-[.I450]=0;0;1)" office:value-type="float" office:value="0" calcext:value-type="float">
            <text:p>0</text:p>
          </table:table-cell>
          <table:table-cell table:formula="of:=IF([.L450]-[.B4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47288493999" calcext:value-type="float">
            <text:p>34728849399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52054249000" calcext:value-type="float">
            <text:p>352054249000</text:p>
          </table:table-cell>
          <table:table-cell table:formula="of:=IF([.E451]-[.B451]=0;0;1)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37387999" calcext:value-type="float">
            <text:p>33738799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320143000" calcext:value-type="float">
            <text:p>320143000</text:p>
          </table:table-cell>
          <table:table-cell table:formula="of:=IF([.L451]-[.I451]=0;0;1)" office:value-type="float" office:value="0" calcext:value-type="float">
            <text:p>0</text:p>
          </table:table-cell>
          <table:table-cell table:formula="of:=IF([.L451]-[.B4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000" calcext:value-type="float">
            <text:p>50000</text:p>
          </table:table-cell>
          <table:table-cell office:value-type="float" office:value="432947000" calcext:value-type="float">
            <text:p>432947000</text:p>
          </table:table-cell>
          <table:table-cell office:value-type="float" office:value="450" calcext:value-type="float">
            <text:p>450</text:p>
          </table:table-cell>
          <table:table-cell office:value-type="float" office:value="50000" calcext:value-type="float">
            <text:p>50000</text:p>
          </table:table-cell>
          <table:table-cell office:value-type="float" office:value="423152000" calcext:value-type="float">
            <text:p>423152000</text:p>
          </table:table-cell>
          <table:table-cell table:formula="of:=IF([.E452]-[.B452]=0;0;1)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00" calcext:value-type="float">
            <text:p>50000</text:p>
          </table:table-cell>
          <table:table-cell office:value-type="float" office:value="429973000" calcext:value-type="float">
            <text:p>429973000</text:p>
          </table:table-cell>
          <table:table-cell office:value-type="float" office:value="450" calcext:value-type="float">
            <text:p>450</text:p>
          </table:table-cell>
          <table:table-cell office:value-type="float" office:value="50000" calcext:value-type="float">
            <text:p>50000</text:p>
          </table:table-cell>
          <table:table-cell office:value-type="float" office:value="553547999" calcext:value-type="float">
            <text:p>553547999</text:p>
          </table:table-cell>
          <table:table-cell table:formula="of:=IF([.L452]-[.I452]=0;0;1)" office:value-type="float" office:value="0" calcext:value-type="float">
            <text:p>0</text:p>
          </table:table-cell>
          <table:table-cell table:formula="of:=IF([.L452]-[.B4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0000" calcext:value-type="float">
            <text:p>50000</text:p>
          </table:table-cell>
          <table:table-cell office:value-type="float" office:value="738672000" calcext:value-type="float">
            <text:p>738672000</text:p>
          </table:table-cell>
          <table:table-cell office:value-type="float" office:value="451" calcext:value-type="float">
            <text:p>451</text:p>
          </table:table-cell>
          <table:table-cell office:value-type="float" office:value="50000" calcext:value-type="float">
            <text:p>50000</text:p>
          </table:table-cell>
          <table:table-cell office:value-type="float" office:value="736171000" calcext:value-type="float">
            <text:p>736171000</text:p>
          </table:table-cell>
          <table:table-cell table:formula="of:=IF([.E453]-[.B453]=0;0;1)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50000" calcext:value-type="float">
            <text:p>50000</text:p>
          </table:table-cell>
          <table:table-cell office:value-type="float" office:value="733879000" calcext:value-type="float">
            <text:p>733879000</text:p>
          </table:table-cell>
          <table:table-cell office:value-type="float" office:value="451" calcext:value-type="float">
            <text:p>451</text:p>
          </table:table-cell>
          <table:table-cell office:value-type="float" office:value="50000" calcext:value-type="float">
            <text:p>50000</text:p>
          </table:table-cell>
          <table:table-cell office:value-type="float" office:value="802574999" calcext:value-type="float">
            <text:p>802574999</text:p>
          </table:table-cell>
          <table:table-cell table:formula="of:=IF([.L453]-[.I453]=0;0;1)" office:value-type="float" office:value="0" calcext:value-type="float">
            <text:p>0</text:p>
          </table:table-cell>
          <table:table-cell table:formula="of:=IF([.L453]-[.B4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4725000" calcext:value-type="float">
            <text:p>284725000</text:p>
          </table:table-cell>
          <table:table-cell office:value-type="float" office:value="452" calcext:value-type="float">
            <text:p>452</text:p>
          </table:table-cell>
          <table:table-cell office:value-type="float" office:value="50000" calcext:value-type="float">
            <text:p>50000</text:p>
          </table:table-cell>
          <table:table-cell office:value-type="float" office:value="271308000" calcext:value-type="float">
            <text:p>271308000</text:p>
          </table:table-cell>
          <table:table-cell table:formula="of:=IF([.E454]-[.B454]=0;0;1)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4810000" calcext:value-type="float">
            <text:p>284810000</text:p>
          </table:table-cell>
          <table:table-cell office:value-type="float" office:value="452" calcext:value-type="float">
            <text:p>452</text:p>
          </table:table-cell>
          <table:table-cell office:value-type="float" office:value="50000" calcext:value-type="float">
            <text:p>50000</text:p>
          </table:table-cell>
          <table:table-cell office:value-type="float" office:value="268649000" calcext:value-type="float">
            <text:p>268649000</text:p>
          </table:table-cell>
          <table:table-cell table:formula="of:=IF([.L454]-[.I454]=0;0;1)" office:value-type="float" office:value="0" calcext:value-type="float">
            <text:p>0</text:p>
          </table:table-cell>
          <table:table-cell table:formula="of:=IF([.L454]-[.B4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0000" calcext:value-type="float">
            <text:p>50000</text:p>
          </table:table-cell>
          <table:table-cell office:value-type="float" office:value="749900999" calcext:value-type="float">
            <text:p>749900999</text:p>
          </table:table-cell>
          <table:table-cell office:value-type="float" office:value="453" calcext:value-type="float">
            <text:p>453</text:p>
          </table:table-cell>
          <table:table-cell office:value-type="float" office:value="50000" calcext:value-type="float">
            <text:p>50000</text:p>
          </table:table-cell>
          <table:table-cell office:value-type="float" office:value="753421999" calcext:value-type="float">
            <text:p>753421999</text:p>
          </table:table-cell>
          <table:table-cell table:formula="of:=IF([.E455]-[.B455]=0;0;1)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0000" calcext:value-type="float">
            <text:p>50000</text:p>
          </table:table-cell>
          <table:table-cell office:value-type="float" office:value="741352999" calcext:value-type="float">
            <text:p>741352999</text:p>
          </table:table-cell>
          <table:table-cell office:value-type="float" office:value="453" calcext:value-type="float">
            <text:p>453</text:p>
          </table:table-cell>
          <table:table-cell office:value-type="float" office:value="50000" calcext:value-type="float">
            <text:p>50000</text:p>
          </table:table-cell>
          <table:table-cell office:value-type="float" office:value="907894000" calcext:value-type="float">
            <text:p>907894000</text:p>
          </table:table-cell>
          <table:table-cell table:formula="of:=IF([.L455]-[.I455]=0;0;1)" office:value-type="float" office:value="0" calcext:value-type="float">
            <text:p>0</text:p>
          </table:table-cell>
          <table:table-cell table:formula="of:=IF([.L455]-[.B4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183000" calcext:value-type="float">
            <text:p>6183000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176999" calcext:value-type="float">
            <text:p>6176999</text:p>
          </table:table-cell>
          <table:table-cell table:formula="of:=IF([.E456]-[.B456]=0;0;1)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547000" calcext:value-type="float">
            <text:p>6547000</text:p>
          </table:table-cell>
          <table:table-cell office:value-type="float" office:value="454" calcext:value-type="float">
            <text:p>454</text:p>
          </table:table-cell>
          <table:table-cell office:value-type="float" office:value="344" calcext:value-type="float">
            <text:p>344</text:p>
          </table:table-cell>
          <table:table-cell office:value-type="float" office:value="6862000" calcext:value-type="float">
            <text:p>6862000</text:p>
          </table:table-cell>
          <table:table-cell table:formula="of:=IF([.L456]-[.I456]=0;0;1)" office:value-type="float" office:value="0" calcext:value-type="float">
            <text:p>0</text:p>
          </table:table-cell>
          <table:table-cell table:formula="of:=IF([.L456]-[.B4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0000" calcext:value-type="float">
            <text:p>50000</text:p>
          </table:table-cell>
          <table:table-cell office:value-type="float" office:value="662300999" calcext:value-type="float">
            <text:p>662300999</text:p>
          </table:table-cell>
          <table:table-cell office:value-type="float" office:value="455" calcext:value-type="float">
            <text:p>455</text:p>
          </table:table-cell>
          <table:table-cell office:value-type="float" office:value="50000" calcext:value-type="float">
            <text:p>50000</text:p>
          </table:table-cell>
          <table:table-cell office:value-type="float" office:value="656135000" calcext:value-type="float">
            <text:p>656135000</text:p>
          </table:table-cell>
          <table:table-cell table:formula="of:=IF([.E457]-[.B457]=0;0;1)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50000" calcext:value-type="float">
            <text:p>50000</text:p>
          </table:table-cell>
          <table:table-cell office:value-type="float" office:value="657366000" calcext:value-type="float">
            <text:p>657366000</text:p>
          </table:table-cell>
          <table:table-cell office:value-type="float" office:value="455" calcext:value-type="float">
            <text:p>455</text:p>
          </table:table-cell>
          <table:table-cell office:value-type="float" office:value="50000" calcext:value-type="float">
            <text:p>50000</text:p>
          </table:table-cell>
          <table:table-cell office:value-type="float" office:value="777476000" calcext:value-type="float">
            <text:p>777476000</text:p>
          </table:table-cell>
          <table:table-cell table:formula="of:=IF([.L457]-[.I457]=0;0;1)" office:value-type="float" office:value="0" calcext:value-type="float">
            <text:p>0</text:p>
          </table:table-cell>
          <table:table-cell table:formula="of:=IF([.L457]-[.B4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000" calcext:value-type="float">
            <text:p>50000</text:p>
          </table:table-cell>
          <table:table-cell office:value-type="float" office:value="483363000" calcext:value-type="float">
            <text:p>483363000</text:p>
          </table:table-cell>
          <table:table-cell office:value-type="float" office:value="456" calcext:value-type="float">
            <text:p>456</text:p>
          </table:table-cell>
          <table:table-cell office:value-type="float" office:value="50000" calcext:value-type="float">
            <text:p>50000</text:p>
          </table:table-cell>
          <table:table-cell office:value-type="float" office:value="399808999" calcext:value-type="float">
            <text:p>399808999</text:p>
          </table:table-cell>
          <table:table-cell table:formula="of:=IF([.E458]-[.B458]=0;0;1)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0000" calcext:value-type="float">
            <text:p>50000</text:p>
          </table:table-cell>
          <table:table-cell office:value-type="float" office:value="402547999" calcext:value-type="float">
            <text:p>402547999</text:p>
          </table:table-cell>
          <table:table-cell office:value-type="float" office:value="456" calcext:value-type="float">
            <text:p>456</text:p>
          </table:table-cell>
          <table:table-cell office:value-type="float" office:value="50000" calcext:value-type="float">
            <text:p>50000</text:p>
          </table:table-cell>
          <table:table-cell office:value-type="float" office:value="475120000" calcext:value-type="float">
            <text:p>475120000</text:p>
          </table:table-cell>
          <table:table-cell table:formula="of:=IF([.L458]-[.I458]=0;0;1)" office:value-type="float" office:value="0" calcext:value-type="float">
            <text:p>0</text:p>
          </table:table-cell>
          <table:table-cell table:formula="of:=IF([.L458]-[.B4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6653000" calcext:value-type="float">
            <text:p>26653000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6355999" calcext:value-type="float">
            <text:p>26355999</text:p>
          </table:table-cell>
          <table:table-cell table:formula="of:=IF([.E459]-[.B459]=0;0;1)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7181999" calcext:value-type="float">
            <text:p>27181999</text:p>
          </table:table-cell>
          <table:table-cell office:value-type="float" office:value="457" calcext:value-type="float">
            <text:p>457</text:p>
          </table:table-cell>
          <table:table-cell office:value-type="float" office:value="781" calcext:value-type="float">
            <text:p>781</text:p>
          </table:table-cell>
          <table:table-cell office:value-type="float" office:value="29446000" calcext:value-type="float">
            <text:p>29446000</text:p>
          </table:table-cell>
          <table:table-cell table:formula="of:=IF([.L459]-[.I459]=0;0;1)" office:value-type="float" office:value="0" calcext:value-type="float">
            <text:p>0</text:p>
          </table:table-cell>
          <table:table-cell table:formula="of:=IF([.L459]-[.B4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0000" calcext:value-type="float">
            <text:p>50000</text:p>
          </table:table-cell>
          <table:table-cell office:value-type="float" office:value="498000000" calcext:value-type="float">
            <text:p>498000000</text:p>
          </table:table-cell>
          <table:table-cell office:value-type="float" office:value="458" calcext:value-type="float">
            <text:p>458</text:p>
          </table:table-cell>
          <table:table-cell office:value-type="float" office:value="50000" calcext:value-type="float">
            <text:p>50000</text:p>
          </table:table-cell>
          <table:table-cell office:value-type="float" office:value="501298999" calcext:value-type="float">
            <text:p>501298999</text:p>
          </table:table-cell>
          <table:table-cell table:formula="of:=IF([.E460]-[.B460]=0;0;1)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0000" calcext:value-type="float">
            <text:p>50000</text:p>
          </table:table-cell>
          <table:table-cell office:value-type="float" office:value="496878000" calcext:value-type="float">
            <text:p>496878000</text:p>
          </table:table-cell>
          <table:table-cell office:value-type="float" office:value="458" calcext:value-type="float">
            <text:p>458</text:p>
          </table:table-cell>
          <table:table-cell office:value-type="float" office:value="50000" calcext:value-type="float">
            <text:p>50000</text:p>
          </table:table-cell>
          <table:table-cell office:value-type="float" office:value="603252999" calcext:value-type="float">
            <text:p>603252999</text:p>
          </table:table-cell>
          <table:table-cell table:formula="of:=IF([.L460]-[.I460]=0;0;1)" office:value-type="float" office:value="0" calcext:value-type="float">
            <text:p>0</text:p>
          </table:table-cell>
          <table:table-cell table:formula="of:=IF([.L460]-[.B4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0000" calcext:value-type="float">
            <text:p>50000</text:p>
          </table:table-cell>
          <table:table-cell office:value-type="float" office:value="602800999" calcext:value-type="float">
            <text:p>602800999</text:p>
          </table:table-cell>
          <table:table-cell office:value-type="float" office:value="459" calcext:value-type="float">
            <text:p>459</text:p>
          </table:table-cell>
          <table:table-cell office:value-type="float" office:value="50000" calcext:value-type="float">
            <text:p>50000</text:p>
          </table:table-cell>
          <table:table-cell office:value-type="float" office:value="611518999" calcext:value-type="float">
            <text:p>611518999</text:p>
          </table:table-cell>
          <table:table-cell table:formula="of:=IF([.E461]-[.B461]=0;0;1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50000" calcext:value-type="float">
            <text:p>50000</text:p>
          </table:table-cell>
          <table:table-cell office:value-type="float" office:value="603650999" calcext:value-type="float">
            <text:p>603650999</text:p>
          </table:table-cell>
          <table:table-cell office:value-type="float" office:value="459" calcext:value-type="float">
            <text:p>459</text:p>
          </table:table-cell>
          <table:table-cell office:value-type="float" office:value="50000" calcext:value-type="float">
            <text:p>50000</text:p>
          </table:table-cell>
          <table:table-cell office:value-type="float" office:value="733395000" calcext:value-type="float">
            <text:p>733395000</text:p>
          </table:table-cell>
          <table:table-cell table:formula="of:=IF([.L461]-[.I461]=0;0;1)" office:value-type="float" office:value="0" calcext:value-type="float">
            <text:p>0</text:p>
          </table:table-cell>
          <table:table-cell table:formula="of:=IF([.L461]-[.B4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000</text:p>
          </table:table-cell>
          <table:table-cell office:value-type="float" office:value="739692999" calcext:value-type="float">
            <text:p>739692999</text:p>
          </table:table-cell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000</text:p>
          </table:table-cell>
          <table:table-cell office:value-type="float" office:value="703928000" calcext:value-type="float">
            <text:p>703928000</text:p>
          </table:table-cell>
          <table:table-cell table:formula="of:=IF([.E462]-[.B462]=0;0;1)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000</text:p>
          </table:table-cell>
          <table:table-cell office:value-type="float" office:value="733027000" calcext:value-type="float">
            <text:p>733027000</text:p>
          </table:table-cell>
          <table:table-cell office:value-type="float" office:value="460" calcext:value-type="float">
            <text:p>460</text:p>
          </table:table-cell>
          <table:table-cell office:value-type="float" office:value="50000" calcext:value-type="float">
            <text:p>50000</text:p>
          </table:table-cell>
          <table:table-cell office:value-type="float" office:value="883346000" calcext:value-type="float">
            <text:p>883346000</text:p>
          </table:table-cell>
          <table:table-cell table:formula="of:=IF([.L462]-[.I462]=0;0;1)" office:value-type="float" office:value="0" calcext:value-type="float">
            <text:p>0</text:p>
          </table:table-cell>
          <table:table-cell table:formula="of:=IF([.L462]-[.B4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000" calcext:value-type="float">
            <text:p>50000</text:p>
          </table:table-cell>
          <table:table-cell office:value-type="float" office:value="404539999" calcext:value-type="float">
            <text:p>404539999</text:p>
          </table:table-cell>
          <table:table-cell office:value-type="float" office:value="461" calcext:value-type="float">
            <text:p>461</text:p>
          </table:table-cell>
          <table:table-cell office:value-type="float" office:value="50000" calcext:value-type="float">
            <text:p>50000</text:p>
          </table:table-cell>
          <table:table-cell office:value-type="float" office:value="413856000" calcext:value-type="float">
            <text:p>413856000</text:p>
          </table:table-cell>
          <table:table-cell table:formula="of:=IF([.E463]-[.B463]=0;0;1)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848000" calcext:value-type="float">
            <text:p>400848000</text:p>
          </table:table-cell>
          <table:table-cell office:value-type="float" office:value="461" calcext:value-type="float">
            <text:p>461</text:p>
          </table:table-cell>
          <table:table-cell office:value-type="float" office:value="50000" calcext:value-type="float">
            <text:p>50000</text:p>
          </table:table-cell>
          <table:table-cell office:value-type="float" office:value="527089000" calcext:value-type="float">
            <text:p>527089000</text:p>
          </table:table-cell>
          <table:table-cell table:formula="of:=IF([.L463]-[.I463]=0;0;1)" office:value-type="float" office:value="0" calcext:value-type="float">
            <text:p>0</text:p>
          </table:table-cell>
          <table:table-cell table:formula="of:=IF([.L463]-[.B4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508000" calcext:value-type="float">
            <text:p>2508000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431000" calcext:value-type="float">
            <text:p>2431000</text:p>
          </table:table-cell>
          <table:table-cell table:formula="of:=IF([.E464]-[.B464]=0;0;1)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2823000" calcext:value-type="float">
            <text:p>2823000</text:p>
          </table:table-cell>
          <table:table-cell office:value-type="float" office:value="462" calcext:value-type="float">
            <text:p>462</text:p>
          </table:table-cell>
          <table:table-cell office:value-type="float" office:value="91" calcext:value-type="float">
            <text:p>91</text:p>
          </table:table-cell>
          <table:table-cell office:value-type="float" office:value="3492000" calcext:value-type="float">
            <text:p>3492000</text:p>
          </table:table-cell>
          <table:table-cell table:formula="of:=IF([.L464]-[.I464]=0;0;1)" office:value-type="float" office:value="0" calcext:value-type="float">
            <text:p>0</text:p>
          </table:table-cell>
          <table:table-cell table:formula="of:=IF([.L464]-[.B4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1144000" calcext:value-type="float">
            <text:p>11144000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1202000" calcext:value-type="float">
            <text:p>11202000</text:p>
          </table:table-cell>
          <table:table-cell table:formula="of:=IF([.E465]-[.B465]=0;0;1)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463" calcext:value-type="float">
            <text:p>463</text:p>
          </table:table-cell>
          <table:table-cell office:value-type="float" office:value="657" calcext:value-type="float">
            <text:p>657</text:p>
          </table:table-cell>
          <table:table-cell office:value-type="float" office:value="11779999" calcext:value-type="float">
            <text:p>11779999</text:p>
          </table:table-cell>
          <table:table-cell table:formula="of:=IF([.L465]-[.I465]=0;0;1)" office:value-type="float" office:value="0" calcext:value-type="float">
            <text:p>0</text:p>
          </table:table-cell>
          <table:table-cell table:formula="of:=IF([.L465]-[.B4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347692000" calcext:value-type="float">
            <text:p>2347692000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265905000" calcext:value-type="float">
            <text:p>2265905000</text:p>
          </table:table-cell>
          <table:table-cell table:formula="of:=IF([.E466]-[.B466]=0;0;1)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307442999" calcext:value-type="float">
            <text:p>2307442999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2134357000" calcext:value-type="float">
            <text:p>2134357000</text:p>
          </table:table-cell>
          <table:table-cell table:formula="of:=IF([.L466]-[.I466]=0;0;1)" office:value-type="float" office:value="0" calcext:value-type="float">
            <text:p>0</text:p>
          </table:table-cell>
          <table:table-cell table:formula="of:=IF([.L466]-[.B4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0000" calcext:value-type="float">
            <text:p>50000</text:p>
          </table:table-cell>
          <table:table-cell office:value-type="float" office:value="866501000" calcext:value-type="float">
            <text:p>866501000</text:p>
          </table:table-cell>
          <table:table-cell office:value-type="float" office:value="465" calcext:value-type="float">
            <text:p>465</text:p>
          </table:table-cell>
          <table:table-cell office:value-type="float" office:value="50000" calcext:value-type="float">
            <text:p>50000</text:p>
          </table:table-cell>
          <table:table-cell office:value-type="float" office:value="874485000" calcext:value-type="float">
            <text:p>874485000</text:p>
          </table:table-cell>
          <table:table-cell table:formula="of:=IF([.E467]-[.B467]=0;0;1)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0000" calcext:value-type="float">
            <text:p>50000</text:p>
          </table:table-cell>
          <table:table-cell office:value-type="float" office:value="863895000" calcext:value-type="float">
            <text:p>863895000</text:p>
          </table:table-cell>
          <table:table-cell office:value-type="float" office:value="465" calcext:value-type="float">
            <text:p>465</text:p>
          </table:table-cell>
          <table:table-cell office:value-type="float" office:value="50000" calcext:value-type="float">
            <text:p>50000</text:p>
          </table:table-cell>
          <table:table-cell office:value-type="float" office:value="1042532000" calcext:value-type="float">
            <text:p>1042532000</text:p>
          </table:table-cell>
          <table:table-cell table:formula="of:=IF([.L467]-[.I467]=0;0;1)" office:value-type="float" office:value="0" calcext:value-type="float">
            <text:p>0</text:p>
          </table:table-cell>
          <table:table-cell table:formula="of:=IF([.L467]-[.B4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0000" calcext:value-type="float">
            <text:p>50000</text:p>
          </table:table-cell>
          <table:table-cell office:value-type="float" office:value="140813000" calcext:value-type="float">
            <text:p>140813000</text:p>
          </table:table-cell>
          <table:table-cell office:value-type="float" office:value="466" calcext:value-type="float">
            <text:p>466</text:p>
          </table:table-cell>
          <table:table-cell office:value-type="float" office:value="50000" calcext:value-type="float">
            <text:p>50000</text:p>
          </table:table-cell>
          <table:table-cell office:value-type="float" office:value="139302999" calcext:value-type="float">
            <text:p>139302999</text:p>
          </table:table-cell>
          <table:table-cell table:formula="of:=IF([.E468]-[.B468]=0;0;1)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0000" calcext:value-type="float">
            <text:p>50000</text:p>
          </table:table-cell>
          <table:table-cell office:value-type="float" office:value="141044000" calcext:value-type="float">
            <text:p>141044000</text:p>
          </table:table-cell>
          <table:table-cell office:value-type="float" office:value="466" calcext:value-type="float">
            <text:p>466</text:p>
          </table:table-cell>
          <table:table-cell office:value-type="float" office:value="50000" calcext:value-type="float">
            <text:p>50000</text:p>
          </table:table-cell>
          <table:table-cell office:value-type="float" office:value="137247999" calcext:value-type="float">
            <text:p>137247999</text:p>
          </table:table-cell>
          <table:table-cell table:formula="of:=IF([.L468]-[.I468]=0;0;1)" office:value-type="float" office:value="0" calcext:value-type="float">
            <text:p>0</text:p>
          </table:table-cell>
          <table:table-cell table:formula="of:=IF([.L468]-[.B4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649" calcext:value-type="float">
            <text:p>9649</text:p>
          </table:table-cell>
          <table:table-cell office:value-type="float" office:value="103946000" calcext:value-type="float">
            <text:p>103946000</text:p>
          </table:table-cell>
          <table:table-cell office:value-type="float" office:value="467" calcext:value-type="float">
            <text:p>467</text:p>
          </table:table-cell>
          <table:table-cell office:value-type="float" office:value="9649" calcext:value-type="float">
            <text:p>9649</text:p>
          </table:table-cell>
          <table:table-cell office:value-type="float" office:value="104420000" calcext:value-type="float">
            <text:p>104420000</text:p>
          </table:table-cell>
          <table:table-cell table:formula="of:=IF([.E469]-[.B469]=0;0;1)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9649" calcext:value-type="float">
            <text:p>9649</text:p>
          </table:table-cell>
          <table:table-cell office:value-type="float" office:value="106340999" calcext:value-type="float">
            <text:p>106340999</text:p>
          </table:table-cell>
          <table:table-cell office:value-type="float" office:value="467" calcext:value-type="float">
            <text:p>467</text:p>
          </table:table-cell>
          <table:table-cell office:value-type="float" office:value="9649" calcext:value-type="float">
            <text:p>9649</text:p>
          </table:table-cell>
          <table:table-cell office:value-type="float" office:value="110264000" calcext:value-type="float">
            <text:p>110264000</text:p>
          </table:table-cell>
          <table:table-cell table:formula="of:=IF([.L469]-[.I469]=0;0;1)" office:value-type="float" office:value="0" calcext:value-type="float">
            <text:p>0</text:p>
          </table:table-cell>
          <table:table-cell table:formula="of:=IF([.L469]-[.B4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000" calcext:value-type="float">
            <text:p>50000</text:p>
          </table:table-cell>
          <table:table-cell office:value-type="float" office:value="560010999" calcext:value-type="float">
            <text:p>560010999</text:p>
          </table:table-cell>
          <table:table-cell office:value-type="float" office:value="468" calcext:value-type="float">
            <text:p>468</text:p>
          </table:table-cell>
          <table:table-cell office:value-type="float" office:value="50000" calcext:value-type="float">
            <text:p>50000</text:p>
          </table:table-cell>
          <table:table-cell office:value-type="float" office:value="483409000" calcext:value-type="float">
            <text:p>483409000</text:p>
          </table:table-cell>
          <table:table-cell table:formula="of:=IF([.E470]-[.B470]=0;0;1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0000" calcext:value-type="float">
            <text:p>50000</text:p>
          </table:table-cell>
          <table:table-cell office:value-type="float" office:value="557923000" calcext:value-type="float">
            <text:p>557923000</text:p>
          </table:table-cell>
          <table:table-cell office:value-type="float" office:value="468" calcext:value-type="float">
            <text:p>468</text:p>
          </table:table-cell>
          <table:table-cell office:value-type="float" office:value="50000" calcext:value-type="float">
            <text:p>50000</text:p>
          </table:table-cell>
          <table:table-cell office:value-type="float" office:value="534147999" calcext:value-type="float">
            <text:p>534147999</text:p>
          </table:table-cell>
          <table:table-cell table:formula="of:=IF([.L470]-[.I470]=0;0;1)" office:value-type="float" office:value="0" calcext:value-type="float">
            <text:p>0</text:p>
          </table:table-cell>
          <table:table-cell table:formula="of:=IF([.L470]-[.B4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000" calcext:value-type="float">
            <text:p>50000</text:p>
          </table:table-cell>
          <table:table-cell office:value-type="float" office:value="550250999" calcext:value-type="float">
            <text:p>550250999</text:p>
          </table:table-cell>
          <table:table-cell office:value-type="float" office:value="469" calcext:value-type="float">
            <text:p>469</text:p>
          </table:table-cell>
          <table:table-cell office:value-type="float" office:value="50000" calcext:value-type="float">
            <text:p>50000</text:p>
          </table:table-cell>
          <table:table-cell office:value-type="float" office:value="552503000" calcext:value-type="float">
            <text:p>552503000</text:p>
          </table:table-cell>
          <table:table-cell table:formula="of:=IF([.E471]-[.B471]=0;0;1)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0000" calcext:value-type="float">
            <text:p>50000</text:p>
          </table:table-cell>
          <table:table-cell office:value-type="float" office:value="553914999" calcext:value-type="float">
            <text:p>553914999</text:p>
          </table:table-cell>
          <table:table-cell office:value-type="float" office:value="469" calcext:value-type="float">
            <text:p>469</text:p>
          </table:table-cell>
          <table:table-cell office:value-type="float" office:value="50000" calcext:value-type="float">
            <text:p>50000</text:p>
          </table:table-cell>
          <table:table-cell office:value-type="float" office:value="616035000" calcext:value-type="float">
            <text:p>616035000</text:p>
          </table:table-cell>
          <table:table-cell table:formula="of:=IF([.L471]-[.I471]=0;0;1)" office:value-type="float" office:value="0" calcext:value-type="float">
            <text:p>0</text:p>
          </table:table-cell>
          <table:table-cell table:formula="of:=IF([.L471]-[.B4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384" calcext:value-type="float">
            <text:p>5384</text:p>
          </table:table-cell>
          <table:table-cell office:value-type="float" office:value="94719000" calcext:value-type="float">
            <text:p>94719000</text:p>
          </table:table-cell>
          <table:table-cell office:value-type="float" office:value="470" calcext:value-type="float">
            <text:p>470</text:p>
          </table:table-cell>
          <table:table-cell office:value-type="float" office:value="5384" calcext:value-type="float">
            <text:p>5384</text:p>
          </table:table-cell>
          <table:table-cell office:value-type="float" office:value="95543999" calcext:value-type="float">
            <text:p>95543999</text:p>
          </table:table-cell>
          <table:table-cell table:formula="of:=IF([.E472]-[.B472]=0;0;1)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5384" calcext:value-type="float">
            <text:p>5384</text:p>
          </table:table-cell>
          <table:table-cell office:value-type="float" office:value="96288000" calcext:value-type="float">
            <text:p>96288000</text:p>
          </table:table-cell>
          <table:table-cell office:value-type="float" office:value="470" calcext:value-type="float">
            <text:p>470</text:p>
          </table:table-cell>
          <table:table-cell office:value-type="float" office:value="5384" calcext:value-type="float">
            <text:p>5384</text:p>
          </table:table-cell>
          <table:table-cell office:value-type="float" office:value="106032999" calcext:value-type="float">
            <text:p>106032999</text:p>
          </table:table-cell>
          <table:table-cell table:formula="of:=IF([.L472]-[.I472]=0;0;1)" office:value-type="float" office:value="0" calcext:value-type="float">
            <text:p>0</text:p>
          </table:table-cell>
          <table:table-cell table:formula="of:=IF([.L472]-[.B4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0000" calcext:value-type="float">
            <text:p>50000</text:p>
          </table:table-cell>
          <table:table-cell office:value-type="float" office:value="401679000" calcext:value-type="float">
            <text:p>401679000</text:p>
          </table:table-cell>
          <table:table-cell office:value-type="float" office:value="471" calcext:value-type="float">
            <text:p>471</text:p>
          </table:table-cell>
          <table:table-cell office:value-type="float" office:value="50000" calcext:value-type="float">
            <text:p>50000</text:p>
          </table:table-cell>
          <table:table-cell office:value-type="float" office:value="403551000" calcext:value-type="float">
            <text:p>403551000</text:p>
          </table:table-cell>
          <table:table-cell table:formula="of:=IF([.E473]-[.B473]=0;0;1)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50000" calcext:value-type="float">
            <text:p>50000</text:p>
          </table:table-cell>
          <table:table-cell office:value-type="float" office:value="405314000" calcext:value-type="float">
            <text:p>405314000</text:p>
          </table:table-cell>
          <table:table-cell office:value-type="float" office:value="471" calcext:value-type="float">
            <text:p>471</text:p>
          </table:table-cell>
          <table:table-cell office:value-type="float" office:value="50000" calcext:value-type="float">
            <text:p>50000</text:p>
          </table:table-cell>
          <table:table-cell office:value-type="float" office:value="443046999" calcext:value-type="float">
            <text:p>443046999</text:p>
          </table:table-cell>
          <table:table-cell table:formula="of:=IF([.L473]-[.I473]=0;0;1)" office:value-type="float" office:value="0" calcext:value-type="float">
            <text:p>0</text:p>
          </table:table-cell>
          <table:table-cell table:formula="of:=IF([.L473]-[.B4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71" calcext:value-type="float">
            <text:p>2471</text:p>
          </table:table-cell>
          <table:table-cell office:value-type="float" office:value="58323999" calcext:value-type="float">
            <text:p>58323999</text:p>
          </table:table-cell>
          <table:table-cell office:value-type="float" office:value="472" calcext:value-type="float">
            <text:p>472</text:p>
          </table:table-cell>
          <table:table-cell office:value-type="float" office:value="2471" calcext:value-type="float">
            <text:p>2471</text:p>
          </table:table-cell>
          <table:table-cell office:value-type="float" office:value="59164999" calcext:value-type="float">
            <text:p>59164999</text:p>
          </table:table-cell>
          <table:table-cell table:formula="of:=IF([.E474]-[.B474]=0;0;1)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2471" calcext:value-type="float">
            <text:p>2471</text:p>
          </table:table-cell>
          <table:table-cell office:value-type="float" office:value="60993000" calcext:value-type="float">
            <text:p>60993000</text:p>
          </table:table-cell>
          <table:table-cell office:value-type="float" office:value="472" calcext:value-type="float">
            <text:p>472</text:p>
          </table:table-cell>
          <table:table-cell office:value-type="float" office:value="2471" calcext:value-type="float">
            <text:p>2471</text:p>
          </table:table-cell>
          <table:table-cell office:value-type="float" office:value="63128000" calcext:value-type="float">
            <text:p>63128000</text:p>
          </table:table-cell>
          <table:table-cell table:formula="of:=IF([.L474]-[.I474]=0;0;1)" office:value-type="float" office:value="0" calcext:value-type="float">
            <text:p>0</text:p>
          </table:table-cell>
          <table:table-cell table:formula="of:=IF([.L474]-[.B4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37999" calcext:value-type="float">
            <text:p>237999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35000" calcext:value-type="float">
            <text:p>235000</text:p>
          </table:table-cell>
          <table:table-cell table:formula="of:=IF([.E475]-[.B475]=0;0;1)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361000" calcext:value-type="float">
            <text:p>361000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452000" calcext:value-type="float">
            <text:p>452000</text:p>
          </table:table-cell>
          <table:table-cell table:formula="of:=IF([.L475]-[.I475]=0;0;1)" office:value-type="float" office:value="0" calcext:value-type="float">
            <text:p>0</text:p>
          </table:table-cell>
          <table:table-cell table:formula="of:=IF([.L475]-[.B4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6480000" calcext:value-type="float">
            <text:p>14648000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5451000" calcext:value-type="float">
            <text:p>145451000</text:p>
          </table:table-cell>
          <table:table-cell table:formula="of:=IF([.E476]-[.B476]=0;0;1)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45754000" calcext:value-type="float">
            <text:p>145754000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  <table:table-cell office:value-type="float" office:value="134442000" calcext:value-type="float">
            <text:p>134442000</text:p>
          </table:table-cell>
          <table:table-cell table:formula="of:=IF([.L476]-[.I476]=0;0;1)" office:value-type="float" office:value="0" calcext:value-type="float">
            <text:p>0</text:p>
          </table:table-cell>
          <table:table-cell table:formula="of:=IF([.L476]-[.B4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000" calcext:value-type="float">
            <text:p>50000</text:p>
          </table:table-cell>
          <table:table-cell office:value-type="float" office:value="784262999" calcext:value-type="float">
            <text:p>784262999</text:p>
          </table:table-cell>
          <table:table-cell office:value-type="float" office:value="475" calcext:value-type="float">
            <text:p>475</text:p>
          </table:table-cell>
          <table:table-cell office:value-type="float" office:value="50000" calcext:value-type="float">
            <text:p>50000</text:p>
          </table:table-cell>
          <table:table-cell office:value-type="float" office:value="764412000" calcext:value-type="float">
            <text:p>764412000</text:p>
          </table:table-cell>
          <table:table-cell table:formula="of:=IF([.E477]-[.B477]=0;0;1)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0000" calcext:value-type="float">
            <text:p>50000</text:p>
          </table:table-cell>
          <table:table-cell office:value-type="float" office:value="777359999" calcext:value-type="float">
            <text:p>777359999</text:p>
          </table:table-cell>
          <table:table-cell office:value-type="float" office:value="475" calcext:value-type="float">
            <text:p>475</text:p>
          </table:table-cell>
          <table:table-cell office:value-type="float" office:value="50000" calcext:value-type="float">
            <text:p>50000</text:p>
          </table:table-cell>
          <table:table-cell office:value-type="float" office:value="859243000" calcext:value-type="float">
            <text:p>859243000</text:p>
          </table:table-cell>
          <table:table-cell table:formula="of:=IF([.L477]-[.I477]=0;0;1)" office:value-type="float" office:value="0" calcext:value-type="float">
            <text:p>0</text:p>
          </table:table-cell>
          <table:table-cell table:formula="of:=IF([.L477]-[.B4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47377999" calcext:value-type="float">
            <text:p>147377999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44135000" calcext:value-type="float">
            <text:p>144135000</text:p>
          </table:table-cell>
          <table:table-cell table:formula="of:=IF([.E478]-[.B478]=0;0;1)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46543000" calcext:value-type="float">
            <text:p>146543000</text:p>
          </table:table-cell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float" office:value="133415000" calcext:value-type="float">
            <text:p>133415000</text:p>
          </table:table-cell>
          <table:table-cell table:formula="of:=IF([.L478]-[.I478]=0;0;1)" office:value-type="float" office:value="0" calcext:value-type="float">
            <text:p>0</text:p>
          </table:table-cell>
          <table:table-cell table:formula="of:=IF([.L478]-[.B4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5165000" calcext:value-type="float">
            <text:p>151650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761000" calcext:value-type="float">
            <text:p>14761000</text:p>
          </table:table-cell>
          <table:table-cell table:formula="of:=IF([.E479]-[.B479]=0;0;1)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991000" calcext:value-type="float">
            <text:p>149910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4587999" calcext:value-type="float">
            <text:p>14587999</text:p>
          </table:table-cell>
          <table:table-cell table:formula="of:=IF([.L479]-[.I479]=0;0;1)" office:value-type="float" office:value="0" calcext:value-type="float">
            <text:p>0</text:p>
          </table:table-cell>
          <table:table-cell table:formula="of:=IF([.L479]-[.B4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946000" calcext:value-type="float">
            <text:p>23946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3458999" calcext:value-type="float">
            <text:p>23458999</text:p>
          </table:table-cell>
          <table:table-cell table:formula="of:=IF([.E480]-[.B480]=0;0;1)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4016000" calcext:value-type="float">
            <text:p>240160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2390000" calcext:value-type="float">
            <text:p>22390000</text:p>
          </table:table-cell>
          <table:table-cell table:formula="of:=IF([.L480]-[.I480]=0;0;1)" office:value-type="float" office:value="0" calcext:value-type="float">
            <text:p>0</text:p>
          </table:table-cell>
          <table:table-cell table:formula="of:=IF([.L480]-[.B4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928999" calcext:value-type="float">
            <text:p>6928999</text:p>
          </table:table-cell>
          <table:table-cell table:formula="of:=IF([.E481]-[.B481]=0;0;1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7202000" calcext:value-type="float">
            <text:p>720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6667999" calcext:value-type="float">
            <text:p>6667999</text:p>
          </table:table-cell>
          <table:table-cell table:formula="of:=IF([.L481]-[.I481]=0;0;1)" office:value-type="float" office:value="0" calcext:value-type="float">
            <text:p>0</text:p>
          </table:table-cell>
          <table:table-cell table:formula="of:=IF([.L481]-[.B4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7396000" calcext:value-type="float">
            <text:p>7396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7063000" calcext:value-type="float">
            <text:p>7063000</text:p>
          </table:table-cell>
          <table:table-cell table:formula="of:=IF([.E482]-[.B482]=0;0;1)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7414000" calcext:value-type="float">
            <text:p>7414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767000" calcext:value-type="float">
            <text:p>6767000</text:p>
          </table:table-cell>
          <table:table-cell table:formula="of:=IF([.L482]-[.I482]=0;0;1)" office:value-type="float" office:value="0" calcext:value-type="float">
            <text:p>0</text:p>
          </table:table-cell>
          <table:table-cell table:formula="of:=IF([.L482]-[.B4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294999" calcext:value-type="float">
            <text:p>6294999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829000" calcext:value-type="float">
            <text:p>5829000</text:p>
          </table:table-cell>
          <table:table-cell table:formula="of:=IF([.E483]-[.B483]=0;0;1)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183000" calcext:value-type="float">
            <text:p>618300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588999" calcext:value-type="float">
            <text:p>5588999</text:p>
          </table:table-cell>
          <table:table-cell table:formula="of:=IF([.L483]-[.I483]=0;0;1)" office:value-type="float" office:value="0" calcext:value-type="float">
            <text:p>0</text:p>
          </table:table-cell>
          <table:table-cell table:formula="of:=IF([.L483]-[.B4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0000" calcext:value-type="float">
            <text:p>50000</text:p>
          </table:table-cell>
          <table:table-cell office:value-type="float" office:value="675528999" calcext:value-type="float">
            <text:p>675528999</text:p>
          </table:table-cell>
          <table:table-cell office:value-type="float" office:value="482" calcext:value-type="float">
            <text:p>482</text:p>
          </table:table-cell>
          <table:table-cell office:value-type="float" office:value="50000" calcext:value-type="float">
            <text:p>50000</text:p>
          </table:table-cell>
          <table:table-cell office:value-type="float" office:value="680547999" calcext:value-type="float">
            <text:p>680547999</text:p>
          </table:table-cell>
          <table:table-cell table:formula="of:=IF([.E484]-[.B484]=0;0;1)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50000" calcext:value-type="float">
            <text:p>50000</text:p>
          </table:table-cell>
          <table:table-cell office:value-type="float" office:value="683761000" calcext:value-type="float">
            <text:p>683761000</text:p>
          </table:table-cell>
          <table:table-cell office:value-type="float" office:value="482" calcext:value-type="float">
            <text:p>482</text:p>
          </table:table-cell>
          <table:table-cell office:value-type="float" office:value="50000" calcext:value-type="float">
            <text:p>50000</text:p>
          </table:table-cell>
          <table:table-cell office:value-type="float" office:value="725576999" calcext:value-type="float">
            <text:p>725576999</text:p>
          </table:table-cell>
          <table:table-cell table:formula="of:=IF([.L484]-[.I484]=0;0;1)" office:value-type="float" office:value="0" calcext:value-type="float">
            <text:p>0</text:p>
          </table:table-cell>
          <table:table-cell table:formula="of:=IF([.L484]-[.B4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000" calcext:value-type="float">
            <text:p>50000</text:p>
          </table:table-cell>
          <table:table-cell office:value-type="float" office:value="369706000" calcext:value-type="float">
            <text:p>369706000</text:p>
          </table:table-cell>
          <table:table-cell office:value-type="float" office:value="483" calcext:value-type="float">
            <text:p>483</text:p>
          </table:table-cell>
          <table:table-cell office:value-type="float" office:value="50000" calcext:value-type="float">
            <text:p>50000</text:p>
          </table:table-cell>
          <table:table-cell office:value-type="float" office:value="379426000" calcext:value-type="float">
            <text:p>379426000</text:p>
          </table:table-cell>
          <table:table-cell table:formula="of:=IF([.E485]-[.B485]=0;0;1)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50000" calcext:value-type="float">
            <text:p>50000</text:p>
          </table:table-cell>
          <table:table-cell office:value-type="float" office:value="452474000" calcext:value-type="float">
            <text:p>452474000</text:p>
          </table:table-cell>
          <table:table-cell office:value-type="float" office:value="483" calcext:value-type="float">
            <text:p>483</text:p>
          </table:table-cell>
          <table:table-cell office:value-type="float" office:value="50000" calcext:value-type="float">
            <text:p>50000</text:p>
          </table:table-cell>
          <table:table-cell office:value-type="float" office:value="446412000" calcext:value-type="float">
            <text:p>446412000</text:p>
          </table:table-cell>
          <table:table-cell table:formula="of:=IF([.L485]-[.I485]=0;0;1)" office:value-type="float" office:value="0" calcext:value-type="float">
            <text:p>0</text:p>
          </table:table-cell>
          <table:table-cell table:formula="of:=IF([.L485]-[.B4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000" calcext:value-type="float">
            <text:p>50000</text:p>
          </table:table-cell>
          <table:table-cell office:value-type="float" office:value="426471000" calcext:value-type="float">
            <text:p>426471000</text:p>
          </table:table-cell>
          <table:table-cell office:value-type="float" office:value="484" calcext:value-type="float">
            <text:p>484</text:p>
          </table:table-cell>
          <table:table-cell office:value-type="float" office:value="50000" calcext:value-type="float">
            <text:p>50000</text:p>
          </table:table-cell>
          <table:table-cell office:value-type="float" office:value="425803999" calcext:value-type="float">
            <text:p>425803999</text:p>
          </table:table-cell>
          <table:table-cell table:formula="of:=IF([.E486]-[.B486]=0;0;1)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50000" calcext:value-type="float">
            <text:p>50000</text:p>
          </table:table-cell>
          <table:table-cell office:value-type="float" office:value="423736000" calcext:value-type="float">
            <text:p>423736000</text:p>
          </table:table-cell>
          <table:table-cell office:value-type="float" office:value="484" calcext:value-type="float">
            <text:p>484</text:p>
          </table:table-cell>
          <table:table-cell office:value-type="float" office:value="50000" calcext:value-type="float">
            <text:p>50000</text:p>
          </table:table-cell>
          <table:table-cell office:value-type="float" office:value="547742000" calcext:value-type="float">
            <text:p>547742000</text:p>
          </table:table-cell>
          <table:table-cell table:formula="of:=IF([.L486]-[.I486]=0;0;1)" office:value-type="float" office:value="0" calcext:value-type="float">
            <text:p>0</text:p>
          </table:table-cell>
          <table:table-cell table:formula="of:=IF([.L486]-[.B4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7627999" calcext:value-type="float">
            <text:p>17627999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7722000" calcext:value-type="float">
            <text:p>17722000</text:p>
          </table:table-cell>
          <table:table-cell table:formula="of:=IF([.E487]-[.B487]=0;0;1)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17745000" calcext:value-type="float">
            <text:p>17745000</text:p>
          </table:table-cell>
          <table:table-cell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office:value-type="float" office:value="20657000" calcext:value-type="float">
            <text:p>20657000</text:p>
          </table:table-cell>
          <table:table-cell table:formula="of:=IF([.L487]-[.I487]=0;0;1)" office:value-type="float" office:value="0" calcext:value-type="float">
            <text:p>0</text:p>
          </table:table-cell>
          <table:table-cell table:formula="of:=IF([.L487]-[.B4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0000" calcext:value-type="float">
            <text:p>50000</text:p>
          </table:table-cell>
          <table:table-cell office:value-type="float" office:value="413848999" calcext:value-type="float">
            <text:p>413848999</text:p>
          </table:table-cell>
          <table:table-cell office:value-type="float" office:value="486" calcext:value-type="float">
            <text:p>486</text:p>
          </table:table-cell>
          <table:table-cell office:value-type="float" office:value="50000" calcext:value-type="float">
            <text:p>50000</text:p>
          </table:table-cell>
          <table:table-cell office:value-type="float" office:value="397358999" calcext:value-type="float">
            <text:p>397358999</text:p>
          </table:table-cell>
          <table:table-cell table:formula="of:=IF([.E488]-[.B488]=0;0;1)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0000" calcext:value-type="float">
            <text:p>50000</text:p>
          </table:table-cell>
          <table:table-cell office:value-type="float" office:value="414452000" calcext:value-type="float">
            <text:p>414452000</text:p>
          </table:table-cell>
          <table:table-cell office:value-type="float" office:value="486" calcext:value-type="float">
            <text:p>486</text:p>
          </table:table-cell>
          <table:table-cell office:value-type="float" office:value="50000" calcext:value-type="float">
            <text:p>50000</text:p>
          </table:table-cell>
          <table:table-cell office:value-type="float" office:value="457290000" calcext:value-type="float">
            <text:p>457290000</text:p>
          </table:table-cell>
          <table:table-cell table:formula="of:=IF([.L488]-[.I488]=0;0;1)" office:value-type="float" office:value="0" calcext:value-type="float">
            <text:p>0</text:p>
          </table:table-cell>
          <table:table-cell table:formula="of:=IF([.L488]-[.B4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83" calcext:value-type="float">
            <text:p>5683</text:p>
          </table:table-cell>
          <table:table-cell office:value-type="float" office:value="182136000" calcext:value-type="float">
            <text:p>182136000</text:p>
          </table:table-cell>
          <table:table-cell office:value-type="float" office:value="487" calcext:value-type="float">
            <text:p>487</text:p>
          </table:table-cell>
          <table:table-cell office:value-type="float" office:value="5683" calcext:value-type="float">
            <text:p>5683</text:p>
          </table:table-cell>
          <table:table-cell office:value-type="float" office:value="179721000" calcext:value-type="float">
            <text:p>179721000</text:p>
          </table:table-cell>
          <table:table-cell table:formula="of:=IF([.E489]-[.B489]=0;0;1)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5683" calcext:value-type="float">
            <text:p>5683</text:p>
          </table:table-cell>
          <table:table-cell office:value-type="float" office:value="185622999" calcext:value-type="float">
            <text:p>185622999</text:p>
          </table:table-cell>
          <table:table-cell office:value-type="float" office:value="487" calcext:value-type="float">
            <text:p>487</text:p>
          </table:table-cell>
          <table:table-cell office:value-type="float" office:value="5683" calcext:value-type="float">
            <text:p>5683</text:p>
          </table:table-cell>
          <table:table-cell office:value-type="float" office:value="184488000" calcext:value-type="float">
            <text:p>184488000</text:p>
          </table:table-cell>
          <table:table-cell table:formula="of:=IF([.L489]-[.I489]=0;0;1)" office:value-type="float" office:value="0" calcext:value-type="float">
            <text:p>0</text:p>
          </table:table-cell>
          <table:table-cell table:formula="of:=IF([.L489]-[.B4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000" calcext:value-type="float">
            <text:p>50000</text:p>
          </table:table-cell>
          <table:table-cell office:value-type="float" office:value="878357000" calcext:value-type="float">
            <text:p>878357000</text:p>
          </table:table-cell>
          <table:table-cell office:value-type="float" office:value="488" calcext:value-type="float">
            <text:p>488</text:p>
          </table:table-cell>
          <table:table-cell office:value-type="float" office:value="50000" calcext:value-type="float">
            <text:p>50000</text:p>
          </table:table-cell>
          <table:table-cell office:value-type="float" office:value="892884000" calcext:value-type="float">
            <text:p>892884000</text:p>
          </table:table-cell>
          <table:table-cell table:formula="of:=IF([.E490]-[.B490]=0;0;1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50000" calcext:value-type="float">
            <text:p>50000</text:p>
          </table:table-cell>
          <table:table-cell office:value-type="float" office:value="873537000" calcext:value-type="float">
            <text:p>873537000</text:p>
          </table:table-cell>
          <table:table-cell office:value-type="float" office:value="488" calcext:value-type="float">
            <text:p>488</text:p>
          </table:table-cell>
          <table:table-cell office:value-type="float" office:value="50000" calcext:value-type="float">
            <text:p>50000</text:p>
          </table:table-cell>
          <table:table-cell office:value-type="float" office:value="974275000" calcext:value-type="float">
            <text:p>974275000</text:p>
          </table:table-cell>
          <table:table-cell table:formula="of:=IF([.L490]-[.I490]=0;0;1)" office:value-type="float" office:value="0" calcext:value-type="float">
            <text:p>0</text:p>
          </table:table-cell>
          <table:table-cell table:formula="of:=IF([.L490]-[.B4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000" calcext:value-type="float">
            <text:p>50000</text:p>
          </table:table-cell>
          <table:table-cell office:value-type="float" office:value="672207999" calcext:value-type="float">
            <text:p>672207999</text:p>
          </table:table-cell>
          <table:table-cell office:value-type="float" office:value="489" calcext:value-type="float">
            <text:p>489</text:p>
          </table:table-cell>
          <table:table-cell office:value-type="float" office:value="50000" calcext:value-type="float">
            <text:p>50000</text:p>
          </table:table-cell>
          <table:table-cell office:value-type="float" office:value="679731000" calcext:value-type="float">
            <text:p>679731000</text:p>
          </table:table-cell>
          <table:table-cell table:formula="of:=IF([.E491]-[.B491]=0;0;1)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0000" calcext:value-type="float">
            <text:p>50000</text:p>
          </table:table-cell>
          <table:table-cell office:value-type="float" office:value="683195999" calcext:value-type="float">
            <text:p>683195999</text:p>
          </table:table-cell>
          <table:table-cell office:value-type="float" office:value="489" calcext:value-type="float">
            <text:p>489</text:p>
          </table:table-cell>
          <table:table-cell office:value-type="float" office:value="50000" calcext:value-type="float">
            <text:p>50000</text:p>
          </table:table-cell>
          <table:table-cell office:value-type="float" office:value="779102000" calcext:value-type="float">
            <text:p>779102000</text:p>
          </table:table-cell>
          <table:table-cell table:formula="of:=IF([.L491]-[.I491]=0;0;1)" office:value-type="float" office:value="0" calcext:value-type="float">
            <text:p>0</text:p>
          </table:table-cell>
          <table:table-cell table:formula="of:=IF([.L491]-[.B4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000" calcext:value-type="float">
            <text:p>50000</text:p>
          </table:table-cell>
          <table:table-cell office:value-type="float" office:value="690236000" calcext:value-type="float">
            <text:p>690236000</text:p>
          </table:table-cell>
          <table:table-cell office:value-type="float" office:value="490" calcext:value-type="float">
            <text:p>490</text:p>
          </table:table-cell>
          <table:table-cell office:value-type="float" office:value="50000" calcext:value-type="float">
            <text:p>50000</text:p>
          </table:table-cell>
          <table:table-cell office:value-type="float" office:value="703079000" calcext:value-type="float">
            <text:p>703079000</text:p>
          </table:table-cell>
          <table:table-cell table:formula="of:=IF([.E492]-[.B492]=0;0;1)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50000" calcext:value-type="float">
            <text:p>50000</text:p>
          </table:table-cell>
          <table:table-cell office:value-type="float" office:value="712488000" calcext:value-type="float">
            <text:p>712488000</text:p>
          </table:table-cell>
          <table:table-cell office:value-type="float" office:value="490" calcext:value-type="float">
            <text:p>490</text:p>
          </table:table-cell>
          <table:table-cell office:value-type="float" office:value="50000" calcext:value-type="float">
            <text:p>50000</text:p>
          </table:table-cell>
          <table:table-cell office:value-type="float" office:value="816651999" calcext:value-type="float">
            <text:p>816651999</text:p>
          </table:table-cell>
          <table:table-cell table:formula="of:=IF([.L492]-[.I492]=0;0;1)" office:value-type="float" office:value="0" calcext:value-type="float">
            <text:p>0</text:p>
          </table:table-cell>
          <table:table-cell table:formula="of:=IF([.L492]-[.B4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000" calcext:value-type="float">
            <text:p>50000</text:p>
          </table:table-cell>
          <table:table-cell office:value-type="float" office:value="548156000" calcext:value-type="float">
            <text:p>548156000</text:p>
          </table:table-cell>
          <table:table-cell office:value-type="float" office:value="491" calcext:value-type="float">
            <text:p>491</text:p>
          </table:table-cell>
          <table:table-cell office:value-type="float" office:value="50000" calcext:value-type="float">
            <text:p>50000</text:p>
          </table:table-cell>
          <table:table-cell office:value-type="float" office:value="558906000" calcext:value-type="float">
            <text:p>558906000</text:p>
          </table:table-cell>
          <table:table-cell table:formula="of:=IF([.E493]-[.B493]=0;0;1)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50000" calcext:value-type="float">
            <text:p>50000</text:p>
          </table:table-cell>
          <table:table-cell office:value-type="float" office:value="544045000" calcext:value-type="float">
            <text:p>544045000</text:p>
          </table:table-cell>
          <table:table-cell office:value-type="float" office:value="491" calcext:value-type="float">
            <text:p>491</text:p>
          </table:table-cell>
          <table:table-cell office:value-type="float" office:value="50000" calcext:value-type="float">
            <text:p>50000</text:p>
          </table:table-cell>
          <table:table-cell office:value-type="float" office:value="657689000" calcext:value-type="float">
            <text:p>657689000</text:p>
          </table:table-cell>
          <table:table-cell table:formula="of:=IF([.L493]-[.I493]=0;0;1)" office:value-type="float" office:value="0" calcext:value-type="float">
            <text:p>0</text:p>
          </table:table-cell>
          <table:table-cell table:formula="of:=IF([.L493]-[.B4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000" calcext:value-type="float">
            <text:p>50000</text:p>
          </table:table-cell>
          <table:table-cell office:value-type="float" office:value="317832000" calcext:value-type="float">
            <text:p>317832000</text:p>
          </table:table-cell>
          <table:table-cell office:value-type="float" office:value="492" calcext:value-type="float">
            <text:p>492</text:p>
          </table:table-cell>
          <table:table-cell office:value-type="float" office:value="50000" calcext:value-type="float">
            <text:p>50000</text:p>
          </table:table-cell>
          <table:table-cell office:value-type="float" office:value="322061999" calcext:value-type="float">
            <text:p>322061999</text:p>
          </table:table-cell>
          <table:table-cell table:formula="of:=IF([.E494]-[.B494]=0;0;1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50000" calcext:value-type="float">
            <text:p>50000</text:p>
          </table:table-cell>
          <table:table-cell office:value-type="float" office:value="316084000" calcext:value-type="float">
            <text:p>316084000</text:p>
          </table:table-cell>
          <table:table-cell office:value-type="float" office:value="492" calcext:value-type="float">
            <text:p>492</text:p>
          </table:table-cell>
          <table:table-cell office:value-type="float" office:value="50000" calcext:value-type="float">
            <text:p>50000</text:p>
          </table:table-cell>
          <table:table-cell office:value-type="float" office:value="363826999" calcext:value-type="float">
            <text:p>363826999</text:p>
          </table:table-cell>
          <table:table-cell table:formula="of:=IF([.L494]-[.I494]=0;0;1)" office:value-type="float" office:value="0" calcext:value-type="float">
            <text:p>0</text:p>
          </table:table-cell>
          <table:table-cell table:formula="of:=IF([.L494]-[.B4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000" calcext:value-type="float">
            <text:p>50000</text:p>
          </table:table-cell>
          <table:table-cell office:value-type="float" office:value="637180000" calcext:value-type="float">
            <text:p>637180000</text:p>
          </table:table-cell>
          <table:table-cell office:value-type="float" office:value="493" calcext:value-type="float">
            <text:p>493</text:p>
          </table:table-cell>
          <table:table-cell office:value-type="float" office:value="50000" calcext:value-type="float">
            <text:p>50000</text:p>
          </table:table-cell>
          <table:table-cell office:value-type="float" office:value="640208999" calcext:value-type="float">
            <text:p>640208999</text:p>
          </table:table-cell>
          <table:table-cell table:formula="of:=IF([.E495]-[.B495]=0;0;1)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0000" calcext:value-type="float">
            <text:p>50000</text:p>
          </table:table-cell>
          <table:table-cell office:value-type="float" office:value="632710000" calcext:value-type="float">
            <text:p>632710000</text:p>
          </table:table-cell>
          <table:table-cell office:value-type="float" office:value="493" calcext:value-type="float">
            <text:p>493</text:p>
          </table:table-cell>
          <table:table-cell office:value-type="float" office:value="50000" calcext:value-type="float">
            <text:p>50000</text:p>
          </table:table-cell>
          <table:table-cell office:value-type="float" office:value="686858000" calcext:value-type="float">
            <text:p>686858000</text:p>
          </table:table-cell>
          <table:table-cell table:formula="of:=IF([.L495]-[.I495]=0;0;1)" office:value-type="float" office:value="0" calcext:value-type="float">
            <text:p>0</text:p>
          </table:table-cell>
          <table:table-cell table:formula="of:=IF([.L495]-[.B4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000" calcext:value-type="float">
            <text:p>50000</text:p>
          </table:table-cell>
          <table:table-cell office:value-type="float" office:value="490610000" calcext:value-type="float">
            <text:p>490610000</text:p>
          </table:table-cell>
          <table:table-cell office:value-type="float" office:value="494" calcext:value-type="float">
            <text:p>494</text:p>
          </table:table-cell>
          <table:table-cell office:value-type="float" office:value="50000" calcext:value-type="float">
            <text:p>50000</text:p>
          </table:table-cell>
          <table:table-cell office:value-type="float" office:value="494262999" calcext:value-type="float">
            <text:p>494262999</text:p>
          </table:table-cell>
          <table:table-cell table:formula="of:=IF([.E496]-[.B496]=0;0;1)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0000" calcext:value-type="float">
            <text:p>50000</text:p>
          </table:table-cell>
          <table:table-cell office:value-type="float" office:value="494710000" calcext:value-type="float">
            <text:p>494710000</text:p>
          </table:table-cell>
          <table:table-cell office:value-type="float" office:value="494" calcext:value-type="float">
            <text:p>494</text:p>
          </table:table-cell>
          <table:table-cell office:value-type="float" office:value="50000" calcext:value-type="float">
            <text:p>50000</text:p>
          </table:table-cell>
          <table:table-cell office:value-type="float" office:value="653490000" calcext:value-type="float">
            <text:p>653490000</text:p>
          </table:table-cell>
          <table:table-cell table:formula="of:=IF([.L496]-[.I496]=0;0;1)" office:value-type="float" office:value="0" calcext:value-type="float">
            <text:p>0</text:p>
          </table:table-cell>
          <table:table-cell table:formula="of:=IF([.L496]-[.B4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452000" calcext:value-type="float">
            <text:p>145200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406000" calcext:value-type="float">
            <text:p>1406000</text:p>
          </table:table-cell>
          <table:table-cell table:formula="of:=IF([.E497]-[.B497]=0;0;1)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750999" calcext:value-type="float">
            <text:p>750999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085000" calcext:value-type="float">
            <text:p>1085000</text:p>
          </table:table-cell>
          <table:table-cell table:formula="of:=IF([.L497]-[.I497]=0;0;1)" office:value-type="float" office:value="0" calcext:value-type="float">
            <text:p>0</text:p>
          </table:table-cell>
          <table:table-cell table:formula="of:=IF([.L497]-[.B4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620" calcext:value-type="float">
            <text:p>9620</text:p>
          </table:table-cell>
          <table:table-cell office:value-type="float" office:value="951233999" calcext:value-type="float">
            <text:p>951233999</text:p>
          </table:table-cell>
          <table:table-cell office:value-type="float" office:value="496" calcext:value-type="float">
            <text:p>496</text:p>
          </table:table-cell>
          <table:table-cell office:value-type="float" office:value="9620" calcext:value-type="float">
            <text:p>9620</text:p>
          </table:table-cell>
          <table:table-cell office:value-type="float" office:value="926558000" calcext:value-type="float">
            <text:p>926558000</text:p>
          </table:table-cell>
          <table:table-cell table:formula="of:=IF([.E498]-[.B498]=0;0;1)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9620" calcext:value-type="float">
            <text:p>9620</text:p>
          </table:table-cell>
          <table:table-cell office:value-type="float" office:value="920179000" calcext:value-type="float">
            <text:p>920179000</text:p>
          </table:table-cell>
          <table:table-cell office:value-type="float" office:value="496" calcext:value-type="float">
            <text:p>496</text:p>
          </table:table-cell>
          <table:table-cell office:value-type="float" office:value="9620" calcext:value-type="float">
            <text:p>9620</text:p>
          </table:table-cell>
          <table:table-cell office:value-type="float" office:value="941521000" calcext:value-type="float">
            <text:p>941521000</text:p>
          </table:table-cell>
          <table:table-cell table:formula="of:=IF([.L498]-[.I498]=0;0;1)" office:value-type="float" office:value="0" calcext:value-type="float">
            <text:p>0</text:p>
          </table:table-cell>
          <table:table-cell table:formula="of:=IF([.L498]-[.B4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212" calcext:value-type="float">
            <text:p>5212</text:p>
          </table:table-cell>
          <table:table-cell office:value-type="float" office:value="33831000" calcext:value-type="float">
            <text:p>33831000</text:p>
          </table:table-cell>
          <table:table-cell office:value-type="float" office:value="497" calcext:value-type="float">
            <text:p>497</text:p>
          </table:table-cell>
          <table:table-cell office:value-type="float" office:value="5212" calcext:value-type="float">
            <text:p>5212</text:p>
          </table:table-cell>
          <table:table-cell office:value-type="float" office:value="33285999" calcext:value-type="float">
            <text:p>33285999</text:p>
          </table:table-cell>
          <table:table-cell table:formula="of:=IF([.E499]-[.B499]=0;0;1)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5212" calcext:value-type="float">
            <text:p>5212</text:p>
          </table:table-cell>
          <table:table-cell office:value-type="float" office:value="34658000" calcext:value-type="float">
            <text:p>34658000</text:p>
          </table:table-cell>
          <table:table-cell office:value-type="float" office:value="497" calcext:value-type="float">
            <text:p>497</text:p>
          </table:table-cell>
          <table:table-cell office:value-type="float" office:value="5212" calcext:value-type="float">
            <text:p>5212</text:p>
          </table:table-cell>
          <table:table-cell office:value-type="float" office:value="37883000" calcext:value-type="float">
            <text:p>37883000</text:p>
          </table:table-cell>
          <table:table-cell table:formula="of:=IF([.L499]-[.I499]=0;0;1)" office:value-type="float" office:value="0" calcext:value-type="float">
            <text:p>0</text:p>
          </table:table-cell>
          <table:table-cell table:formula="of:=IF([.L499]-[.B4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0000" calcext:value-type="float">
            <text:p>50000</text:p>
          </table:table-cell>
          <table:table-cell office:value-type="float" office:value="878311000" calcext:value-type="float">
            <text:p>878311000</text:p>
          </table:table-cell>
          <table:table-cell office:value-type="float" office:value="498" calcext:value-type="float">
            <text:p>498</text:p>
          </table:table-cell>
          <table:table-cell office:value-type="float" office:value="50000" calcext:value-type="float">
            <text:p>50000</text:p>
          </table:table-cell>
          <table:table-cell office:value-type="float" office:value="895068000" calcext:value-type="float">
            <text:p>895068000</text:p>
          </table:table-cell>
          <table:table-cell table:formula="of:=IF([.E500]-[.B500]=0;0;1)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50000" calcext:value-type="float">
            <text:p>50000</text:p>
          </table:table-cell>
          <table:table-cell office:value-type="float" office:value="880568999" calcext:value-type="float">
            <text:p>880568999</text:p>
          </table:table-cell>
          <table:table-cell office:value-type="float" office:value="498" calcext:value-type="float">
            <text:p>498</text:p>
          </table:table-cell>
          <table:table-cell office:value-type="float" office:value="50000" calcext:value-type="float">
            <text:p>50000</text:p>
          </table:table-cell>
          <table:table-cell office:value-type="float" office:value="973426999" calcext:value-type="float">
            <text:p>973426999</text:p>
          </table:table-cell>
          <table:table-cell table:formula="of:=IF([.L500]-[.I500]=0;0;1)" office:value-type="float" office:value="0" calcext:value-type="float">
            <text:p>0</text:p>
          </table:table-cell>
          <table:table-cell table:formula="of:=IF([.L500]-[.B5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620" calcext:value-type="float">
            <text:p>9620</text:p>
          </table:table-cell>
          <table:table-cell office:value-type="float" office:value="949481999" calcext:value-type="float">
            <text:p>949481999</text:p>
          </table:table-cell>
          <table:table-cell office:value-type="float" office:value="499" calcext:value-type="float">
            <text:p>499</text:p>
          </table:table-cell>
          <table:table-cell office:value-type="float" office:value="9620" calcext:value-type="float">
            <text:p>9620</text:p>
          </table:table-cell>
          <table:table-cell office:value-type="float" office:value="922404000" calcext:value-type="float">
            <text:p>922404000</text:p>
          </table:table-cell>
          <table:table-cell table:formula="of:=IF([.E501]-[.B501]=0;0;1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9620" calcext:value-type="float">
            <text:p>9620</text:p>
          </table:table-cell>
          <table:table-cell office:value-type="float" office:value="939492000" calcext:value-type="float">
            <text:p>939492000</text:p>
          </table:table-cell>
          <table:table-cell office:value-type="float" office:value="499" calcext:value-type="float">
            <text:p>499</text:p>
          </table:table-cell>
          <table:table-cell office:value-type="float" office:value="9620" calcext:value-type="float">
            <text:p>9620</text:p>
          </table:table-cell>
          <table:table-cell office:value-type="float" office:value="924968999" calcext:value-type="float">
            <text:p>924968999</text:p>
          </table:table-cell>
          <table:table-cell table:formula="of:=IF([.L501]-[.I501]=0;0;1)" office:value-type="float" office:value="0" calcext:value-type="float">
            <text:p>0</text:p>
          </table:table-cell>
          <table:table-cell table:formula="of:=IF([.L501]-[.B5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9078000" calcext:value-type="float">
            <text:p>5090780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477342999" calcext:value-type="float">
            <text:p>477342999</text:p>
          </table:table-cell>
          <table:table-cell table:formula="of:=IF([.E502]-[.B502]=0;0;1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466447000" calcext:value-type="float">
            <text:p>4664470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594820000" calcext:value-type="float">
            <text:p>594820000</text:p>
          </table:table-cell>
          <table:table-cell table:formula="of:=IF([.L502]-[.I502]=0;0;1)" office:value-type="float" office:value="0" calcext:value-type="float">
            <text:p>0</text:p>
          </table:table-cell>
          <table:table-cell table:formula="of:=IF([.L502]-[.B5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00" calcext:value-type="float">
            <text:p>50000</text:p>
          </table:table-cell>
          <table:table-cell office:value-type="float" office:value="416025000" calcext:value-type="float">
            <text:p>416025000</text:p>
          </table:table-cell>
          <table:table-cell office:value-type="float" office:value="501" calcext:value-type="float">
            <text:p>501</text:p>
          </table:table-cell>
          <table:table-cell office:value-type="float" office:value="50000" calcext:value-type="float">
            <text:p>50000</text:p>
          </table:table-cell>
          <table:table-cell office:value-type="float" office:value="275266000" calcext:value-type="float">
            <text:p>275266000</text:p>
          </table:table-cell>
          <table:table-cell table:formula="of:=IF([.E503]-[.B503]=0;0;1)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50000" calcext:value-type="float">
            <text:p>50000</text:p>
          </table:table-cell>
          <table:table-cell office:value-type="float" office:value="414489000" calcext:value-type="float">
            <text:p>414489000</text:p>
          </table:table-cell>
          <table:table-cell office:value-type="float" office:value="501" calcext:value-type="float">
            <text:p>501</text:p>
          </table:table-cell>
          <table:table-cell office:value-type="float" office:value="50000" calcext:value-type="float">
            <text:p>50000</text:p>
          </table:table-cell>
          <table:table-cell office:value-type="float" office:value="255519999" calcext:value-type="float">
            <text:p>255519999</text:p>
          </table:table-cell>
          <table:table-cell table:formula="of:=IF([.L503]-[.I503]=0;0;1)" office:value-type="float" office:value="0" calcext:value-type="float">
            <text:p>0</text:p>
          </table:table-cell>
          <table:table-cell table:formula="of:=IF([.L503]-[.B5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000" calcext:value-type="float">
            <text:p>50000</text:p>
          </table:table-cell>
          <table:table-cell office:value-type="float" office:value="678174000" calcext:value-type="float">
            <text:p>678174000</text:p>
          </table:table-cell>
          <table:table-cell office:value-type="float" office:value="502" calcext:value-type="float">
            <text:p>502</text:p>
          </table:table-cell>
          <table:table-cell office:value-type="float" office:value="50000" calcext:value-type="float">
            <text:p>50000</text:p>
          </table:table-cell>
          <table:table-cell office:value-type="float" office:value="673047000" calcext:value-type="float">
            <text:p>673047000</text:p>
          </table:table-cell>
          <table:table-cell table:formula="of:=IF([.E504]-[.B504]=0;0;1)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000" calcext:value-type="float">
            <text:p>50000</text:p>
          </table:table-cell>
          <table:table-cell office:value-type="float" office:value="676785000" calcext:value-type="float">
            <text:p>676785000</text:p>
          </table:table-cell>
          <table:table-cell office:value-type="float" office:value="502" calcext:value-type="float">
            <text:p>502</text:p>
          </table:table-cell>
          <table:table-cell office:value-type="float" office:value="50000" calcext:value-type="float">
            <text:p>50000</text:p>
          </table:table-cell>
          <table:table-cell office:value-type="float" office:value="833279999" calcext:value-type="float">
            <text:p>833279999</text:p>
          </table:table-cell>
          <table:table-cell table:formula="of:=IF([.L504]-[.I504]=0;0;1)" office:value-type="float" office:value="0" calcext:value-type="float">
            <text:p>0</text:p>
          </table:table-cell>
          <table:table-cell table:formula="of:=IF([.L504]-[.B5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000" calcext:value-type="float">
            <text:p>50000</text:p>
          </table:table-cell>
          <table:table-cell office:value-type="float" office:value="575005000" calcext:value-type="float">
            <text:p>575005000</text:p>
          </table:table-cell>
          <table:table-cell office:value-type="float" office:value="503" calcext:value-type="float">
            <text:p>503</text:p>
          </table:table-cell>
          <table:table-cell office:value-type="float" office:value="50000" calcext:value-type="float">
            <text:p>50000</text:p>
          </table:table-cell>
          <table:table-cell office:value-type="float" office:value="572130000" calcext:value-type="float">
            <text:p>572130000</text:p>
          </table:table-cell>
          <table:table-cell table:formula="of:=IF([.E505]-[.B505]=0;0;1)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50000" calcext:value-type="float">
            <text:p>50000</text:p>
          </table:table-cell>
          <table:table-cell office:value-type="float" office:value="576449000" calcext:value-type="float">
            <text:p>576449000</text:p>
          </table:table-cell>
          <table:table-cell office:value-type="float" office:value="503" calcext:value-type="float">
            <text:p>503</text:p>
          </table:table-cell>
          <table:table-cell office:value-type="float" office:value="50000" calcext:value-type="float">
            <text:p>50000</text:p>
          </table:table-cell>
          <table:table-cell office:value-type="float" office:value="857757999" calcext:value-type="float">
            <text:p>857757999</text:p>
          </table:table-cell>
          <table:table-cell table:formula="of:=IF([.L505]-[.I505]=0;0;1)" office:value-type="float" office:value="0" calcext:value-type="float">
            <text:p>0</text:p>
          </table:table-cell>
          <table:table-cell table:formula="of:=IF([.L505]-[.B5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35710000" calcext:value-type="float">
            <text:p>43571000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9438000" calcext:value-type="float">
            <text:p>419438000</text:p>
          </table:table-cell>
          <table:table-cell table:formula="of:=IF([.E506]-[.B506]=0;0;1)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32498999" calcext:value-type="float">
            <text:p>43249899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94499999" calcext:value-type="float">
            <text:p>394499999</text:p>
          </table:table-cell>
          <table:table-cell table:formula="of:=IF([.L506]-[.I506]=0;0;1)" office:value-type="float" office:value="0" calcext:value-type="float">
            <text:p>0</text:p>
          </table:table-cell>
          <table:table-cell table:formula="of:=IF([.L506]-[.B5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3776000" calcext:value-type="float">
            <text:p>3776000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3669000" calcext:value-type="float">
            <text:p>3669000</text:p>
          </table:table-cell>
          <table:table-cell table:formula="of:=IF([.E507]-[.B507]=0;0;1)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4573000" calcext:value-type="float">
            <text:p>4573000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4785000" calcext:value-type="float">
            <text:p>4785000</text:p>
          </table:table-cell>
          <table:table-cell table:formula="of:=IF([.L507]-[.I507]=0;0;1)" office:value-type="float" office:value="0" calcext:value-type="float">
            <text:p>0</text:p>
          </table:table-cell>
          <table:table-cell table:formula="of:=IF([.L507]-[.B5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000" calcext:value-type="float">
            <text:p>50000</text:p>
          </table:table-cell>
          <table:table-cell office:value-type="float" office:value="836669999" calcext:value-type="float">
            <text:p>836669999</text:p>
          </table:table-cell>
          <table:table-cell office:value-type="float" office:value="506" calcext:value-type="float">
            <text:p>506</text:p>
          </table:table-cell>
          <table:table-cell office:value-type="float" office:value="50000" calcext:value-type="float">
            <text:p>50000</text:p>
          </table:table-cell>
          <table:table-cell office:value-type="float" office:value="851248000" calcext:value-type="float">
            <text:p>851248000</text:p>
          </table:table-cell>
          <table:table-cell table:formula="of:=IF([.E508]-[.B508]=0;0;1)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50000" calcext:value-type="float">
            <text:p>50000</text:p>
          </table:table-cell>
          <table:table-cell office:value-type="float" office:value="846313000" calcext:value-type="float">
            <text:p>846313000</text:p>
          </table:table-cell>
          <table:table-cell office:value-type="float" office:value="506" calcext:value-type="float">
            <text:p>506</text:p>
          </table:table-cell>
          <table:table-cell office:value-type="float" office:value="50000" calcext:value-type="float">
            <text:p>50000</text:p>
          </table:table-cell>
          <table:table-cell office:value-type="float" office:value="950303999" calcext:value-type="float">
            <text:p>950303999</text:p>
          </table:table-cell>
          <table:table-cell table:formula="of:=IF([.L508]-[.I508]=0;0;1)" office:value-type="float" office:value="0" calcext:value-type="float">
            <text:p>0</text:p>
          </table:table-cell>
          <table:table-cell table:formula="of:=IF([.L508]-[.B5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000" calcext:value-type="float">
            <text:p>50000</text:p>
          </table:table-cell>
          <table:table-cell office:value-type="float" office:value="175050999" calcext:value-type="float">
            <text:p>175050999</text:p>
          </table:table-cell>
          <table:table-cell office:value-type="float" office:value="507" calcext:value-type="float">
            <text:p>507</text:p>
          </table:table-cell>
          <table:table-cell office:value-type="float" office:value="50000" calcext:value-type="float">
            <text:p>50000</text:p>
          </table:table-cell>
          <table:table-cell office:value-type="float" office:value="170588000" calcext:value-type="float">
            <text:p>170588000</text:p>
          </table:table-cell>
          <table:table-cell table:formula="of:=IF([.E509]-[.B509]=0;0;1)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0000" calcext:value-type="float">
            <text:p>50000</text:p>
          </table:table-cell>
          <table:table-cell office:value-type="float" office:value="175152000" calcext:value-type="float">
            <text:p>175152000</text:p>
          </table:table-cell>
          <table:table-cell office:value-type="float" office:value="507" calcext:value-type="float">
            <text:p>507</text:p>
          </table:table-cell>
          <table:table-cell office:value-type="float" office:value="50000" calcext:value-type="float">
            <text:p>50000</text:p>
          </table:table-cell>
          <table:table-cell office:value-type="float" office:value="158290000" calcext:value-type="float">
            <text:p>158290000</text:p>
          </table:table-cell>
          <table:table-cell table:formula="of:=IF([.L509]-[.I509]=0;0;1)" office:value-type="float" office:value="0" calcext:value-type="float">
            <text:p>0</text:p>
          </table:table-cell>
          <table:table-cell table:formula="of:=IF([.L509]-[.B5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939000" calcext:value-type="float">
            <text:p>93900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892999" calcext:value-type="float">
            <text:p>892999</text:p>
          </table:table-cell>
          <table:table-cell table:formula="of:=IF([.E510]-[.B510]=0;0;1)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1148999" calcext:value-type="float">
            <text:p>1148999</text:p>
          </table:table-cell>
          <table:table-cell office:value-type="float" office:value="508" calcext:value-type="float">
            <text:p>508</text:p>
          </table:table-cell>
          <table:table-cell office:value-type="float" office:value="17" calcext:value-type="float">
            <text:p>17</text:p>
          </table:table-cell>
          <table:table-cell office:value-type="float" office:value="1156000" calcext:value-type="float">
            <text:p>1156000</text:p>
          </table:table-cell>
          <table:table-cell table:formula="of:=IF([.L510]-[.I510]=0;0;1)" office:value-type="float" office:value="0" calcext:value-type="float">
            <text:p>0</text:p>
          </table:table-cell>
          <table:table-cell table:formula="of:=IF([.L510]-[.B5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000" calcext:value-type="float">
            <text:p>50000</text:p>
          </table:table-cell>
          <table:table-cell office:value-type="float" office:value="497044999" calcext:value-type="float">
            <text:p>497044999</text:p>
          </table:table-cell>
          <table:table-cell office:value-type="float" office:value="509" calcext:value-type="float">
            <text:p>509</text:p>
          </table:table-cell>
          <table:table-cell office:value-type="float" office:value="50000" calcext:value-type="float">
            <text:p>50000</text:p>
          </table:table-cell>
          <table:table-cell office:value-type="float" office:value="499507999" calcext:value-type="float">
            <text:p>499507999</text:p>
          </table:table-cell>
          <table:table-cell table:formula="of:=IF([.E511]-[.B511]=0;0;1)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50000" calcext:value-type="float">
            <text:p>50000</text:p>
          </table:table-cell>
          <table:table-cell office:value-type="float" office:value="495056999" calcext:value-type="float">
            <text:p>495056999</text:p>
          </table:table-cell>
          <table:table-cell office:value-type="float" office:value="509" calcext:value-type="float">
            <text:p>509</text:p>
          </table:table-cell>
          <table:table-cell office:value-type="float" office:value="50000" calcext:value-type="float">
            <text:p>50000</text:p>
          </table:table-cell>
          <table:table-cell office:value-type="float" office:value="155463000" calcext:value-type="float">
            <text:p>155463000</text:p>
          </table:table-cell>
          <table:table-cell table:formula="of:=IF([.L511]-[.I511]=0;0;1)" office:value-type="float" office:value="0" calcext:value-type="float">
            <text:p>0</text:p>
          </table:table-cell>
          <table:table-cell table:formula="of:=IF([.L511]-[.B5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000" calcext:value-type="float">
            <text:p>50000</text:p>
          </table:table-cell>
          <table:table-cell office:value-type="float" office:value="785041000" calcext:value-type="float">
            <text:p>785041000</text:p>
          </table:table-cell>
          <table:table-cell office:value-type="float" office:value="510" calcext:value-type="float">
            <text:p>510</text:p>
          </table:table-cell>
          <table:table-cell office:value-type="float" office:value="50000" calcext:value-type="float">
            <text:p>50000</text:p>
          </table:table-cell>
          <table:table-cell office:value-type="float" office:value="752555000" calcext:value-type="float">
            <text:p>752555000</text:p>
          </table:table-cell>
          <table:table-cell table:formula="of:=IF([.E512]-[.B512]=0;0;1)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50000" calcext:value-type="float">
            <text:p>50000</text:p>
          </table:table-cell>
          <table:table-cell office:value-type="float" office:value="781330000" calcext:value-type="float">
            <text:p>781330000</text:p>
          </table:table-cell>
          <table:table-cell office:value-type="float" office:value="510" calcext:value-type="float">
            <text:p>510</text:p>
          </table:table-cell>
          <table:table-cell office:value-type="float" office:value="50000" calcext:value-type="float">
            <text:p>50000</text:p>
          </table:table-cell>
          <table:table-cell office:value-type="float" office:value="980099000" calcext:value-type="float">
            <text:p>980099000</text:p>
          </table:table-cell>
          <table:table-cell table:formula="of:=IF([.L512]-[.I512]=0;0;1)" office:value-type="float" office:value="0" calcext:value-type="float">
            <text:p>0</text:p>
          </table:table-cell>
          <table:table-cell table:formula="of:=IF([.L512]-[.B5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7419000" calcext:value-type="float">
            <text:p>2741900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4902000" calcext:value-type="float">
            <text:p>24902000</text:p>
          </table:table-cell>
          <table:table-cell table:formula="of:=IF([.E513]-[.B513]=0;0;1)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6836000" calcext:value-type="float">
            <text:p>26836000</text:p>
          </table:table-cell>
          <table:table-cell office:value-type="float" office:value="511" calcext:value-type="float">
            <text:p>511</text:p>
          </table:table-cell>
          <table:table-cell office:value-type="float" office:value="221" calcext:value-type="float">
            <text:p>221</text:p>
          </table:table-cell>
          <table:table-cell office:value-type="float" office:value="24637000" calcext:value-type="float">
            <text:p>24637000</text:p>
          </table:table-cell>
          <table:table-cell table:formula="of:=IF([.L513]-[.I513]=0;0;1)" office:value-type="float" office:value="0" calcext:value-type="float">
            <text:p>0</text:p>
          </table:table-cell>
          <table:table-cell table:formula="of:=IF([.L513]-[.B5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72389000" calcext:value-type="float">
            <text:p>172389000</text:p>
          </table:table-cell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68848000" calcext:value-type="float">
            <text:p>168848000</text:p>
          </table:table-cell>
          <table:table-cell table:formula="of:=IF([.E514]-[.B514]=0;0;1)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71974000" calcext:value-type="float">
            <text:p>171974000</text:p>
          </table:table-cell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56532000" calcext:value-type="float">
            <text:p>156532000</text:p>
          </table:table-cell>
          <table:table-cell table:formula="of:=IF([.L514]-[.I514]=0;0;1)" office:value-type="float" office:value="0" calcext:value-type="float">
            <text:p>0</text:p>
          </table:table-cell>
          <table:table-cell table:formula="of:=IF([.L514]-[.B5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0000" calcext:value-type="float">
            <text:p>50000</text:p>
          </table:table-cell>
          <table:table-cell office:value-type="float" office:value="580618000" calcext:value-type="float">
            <text:p>580618000</text:p>
          </table:table-cell>
          <table:table-cell office:value-type="float" office:value="513" calcext:value-type="float">
            <text:p>513</text:p>
          </table:table-cell>
          <table:table-cell office:value-type="float" office:value="50000" calcext:value-type="float">
            <text:p>50000</text:p>
          </table:table-cell>
          <table:table-cell office:value-type="float" office:value="572091999" calcext:value-type="float">
            <text:p>572091999</text:p>
          </table:table-cell>
          <table:table-cell table:formula="of:=IF([.E515]-[.B515]=0;0;1)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50000" calcext:value-type="float">
            <text:p>50000</text:p>
          </table:table-cell>
          <table:table-cell office:value-type="float" office:value="576525000" calcext:value-type="float">
            <text:p>576525000</text:p>
          </table:table-cell>
          <table:table-cell office:value-type="float" office:value="513" calcext:value-type="float">
            <text:p>513</text:p>
          </table:table-cell>
          <table:table-cell office:value-type="float" office:value="50000" calcext:value-type="float">
            <text:p>50000</text:p>
          </table:table-cell>
          <table:table-cell office:value-type="float" office:value="715344000" calcext:value-type="float">
            <text:p>715344000</text:p>
          </table:table-cell>
          <table:table-cell table:formula="of:=IF([.L515]-[.I515]=0;0;1)" office:value-type="float" office:value="0" calcext:value-type="float">
            <text:p>0</text:p>
          </table:table-cell>
          <table:table-cell table:formula="of:=IF([.L515]-[.B5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826" calcext:value-type="float">
            <text:p>25826</text:p>
          </table:table-cell>
          <table:table-cell office:value-type="float" office:value="392478999" calcext:value-type="float">
            <text:p>392478999</text:p>
          </table:table-cell>
          <table:table-cell office:value-type="float" office:value="514" calcext:value-type="float">
            <text:p>514</text:p>
          </table:table-cell>
          <table:table-cell office:value-type="float" office:value="25826" calcext:value-type="float">
            <text:p>25826</text:p>
          </table:table-cell>
          <table:table-cell office:value-type="float" office:value="386692000" calcext:value-type="float">
            <text:p>386692000</text:p>
          </table:table-cell>
          <table:table-cell table:formula="of:=IF([.E516]-[.B516]=0;0;1)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25826" calcext:value-type="float">
            <text:p>25826</text:p>
          </table:table-cell>
          <table:table-cell office:value-type="float" office:value="385260999" calcext:value-type="float">
            <text:p>385260999</text:p>
          </table:table-cell>
          <table:table-cell office:value-type="float" office:value="514" calcext:value-type="float">
            <text:p>514</text:p>
          </table:table-cell>
          <table:table-cell office:value-type="float" office:value="25826" calcext:value-type="float">
            <text:p>25826</text:p>
          </table:table-cell>
          <table:table-cell office:value-type="float" office:value="506314999" calcext:value-type="float">
            <text:p>506314999</text:p>
          </table:table-cell>
          <table:table-cell table:formula="of:=IF([.L516]-[.I516]=0;0;1)" office:value-type="float" office:value="0" calcext:value-type="float">
            <text:p>0</text:p>
          </table:table-cell>
          <table:table-cell table:formula="of:=IF([.L516]-[.B5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000" calcext:value-type="float">
            <text:p>50000</text:p>
          </table:table-cell>
          <table:table-cell office:value-type="float" office:value="560427000" calcext:value-type="float">
            <text:p>560427000</text:p>
          </table:table-cell>
          <table:table-cell office:value-type="float" office:value="515" calcext:value-type="float">
            <text:p>515</text:p>
          </table:table-cell>
          <table:table-cell office:value-type="float" office:value="50000" calcext:value-type="float">
            <text:p>50000</text:p>
          </table:table-cell>
          <table:table-cell office:value-type="float" office:value="556271000" calcext:value-type="float">
            <text:p>556271000</text:p>
          </table:table-cell>
          <table:table-cell table:formula="of:=IF([.E517]-[.B517]=0;0;1)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50000" calcext:value-type="float">
            <text:p>50000</text:p>
          </table:table-cell>
          <table:table-cell office:value-type="float" office:value="558053000" calcext:value-type="float">
            <text:p>558053000</text:p>
          </table:table-cell>
          <table:table-cell office:value-type="float" office:value="515" calcext:value-type="float">
            <text:p>515</text:p>
          </table:table-cell>
          <table:table-cell office:value-type="float" office:value="50000" calcext:value-type="float">
            <text:p>50000</text:p>
          </table:table-cell>
          <table:table-cell office:value-type="float" office:value="696006000" calcext:value-type="float">
            <text:p>696006000</text:p>
          </table:table-cell>
          <table:table-cell table:formula="of:=IF([.L517]-[.I517]=0;0;1)" office:value-type="float" office:value="0" calcext:value-type="float">
            <text:p>0</text:p>
          </table:table-cell>
          <table:table-cell table:formula="of:=IF([.L517]-[.B5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000" calcext:value-type="float">
            <text:p>50000</text:p>
          </table:table-cell>
          <table:table-cell office:value-type="float" office:value="260038999" calcext:value-type="float">
            <text:p>260038999</text:p>
          </table:table-cell>
          <table:table-cell office:value-type="float" office:value="516" calcext:value-type="float">
            <text:p>516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31999" calcext:value-type="float">
            <text:p>250031999</text:p>
          </table:table-cell>
          <table:table-cell table:formula="of:=IF([.E518]-[.B518]=0;0;1)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50000" calcext:value-type="float">
            <text:p>50000</text:p>
          </table:table-cell>
          <table:table-cell office:value-type="float" office:value="253369999" calcext:value-type="float">
            <text:p>253369999</text:p>
          </table:table-cell>
          <table:table-cell office:value-type="float" office:value="516" calcext:value-type="float">
            <text:p>516</text:p>
          </table:table-cell>
          <table:table-cell office:value-type="float" office:value="50000" calcext:value-type="float">
            <text:p>50000</text:p>
          </table:table-cell>
          <table:table-cell office:value-type="float" office:value="238429000" calcext:value-type="float">
            <text:p>238429000</text:p>
          </table:table-cell>
          <table:table-cell table:formula="of:=IF([.L518]-[.I518]=0;0;1)" office:value-type="float" office:value="0" calcext:value-type="float">
            <text:p>0</text:p>
          </table:table-cell>
          <table:table-cell table:formula="of:=IF([.L518]-[.B5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581" calcext:value-type="float">
            <text:p>3581</text:p>
          </table:table-cell>
          <table:table-cell office:value-type="float" office:value="59308000" calcext:value-type="float">
            <text:p>59308000</text:p>
          </table:table-cell>
          <table:table-cell office:value-type="float" office:value="517" calcext:value-type="float">
            <text:p>517</text:p>
          </table:table-cell>
          <table:table-cell office:value-type="float" office:value="3581" calcext:value-type="float">
            <text:p>3581</text:p>
          </table:table-cell>
          <table:table-cell office:value-type="float" office:value="59090000" calcext:value-type="float">
            <text:p>59090000</text:p>
          </table:table-cell>
          <table:table-cell table:formula="of:=IF([.E519]-[.B519]=0;0;1)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3581" calcext:value-type="float">
            <text:p>3581</text:p>
          </table:table-cell>
          <table:table-cell office:value-type="float" office:value="59164999" calcext:value-type="float">
            <text:p>59164999</text:p>
          </table:table-cell>
          <table:table-cell office:value-type="float" office:value="517" calcext:value-type="float">
            <text:p>517</text:p>
          </table:table-cell>
          <table:table-cell office:value-type="float" office:value="3581" calcext:value-type="float">
            <text:p>3581</text:p>
          </table:table-cell>
          <table:table-cell office:value-type="float" office:value="62481999" calcext:value-type="float">
            <text:p>62481999</text:p>
          </table:table-cell>
          <table:table-cell table:formula="of:=IF([.L519]-[.I519]=0;0;1)" office:value-type="float" office:value="0" calcext:value-type="float">
            <text:p>0</text:p>
          </table:table-cell>
          <table:table-cell table:formula="of:=IF([.L519]-[.B5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000" calcext:value-type="float">
            <text:p>50000</text:p>
          </table:table-cell>
          <table:table-cell office:value-type="float" office:value="728499999" calcext:value-type="float">
            <text:p>728499999</text:p>
          </table:table-cell>
          <table:table-cell office:value-type="float" office:value="518" calcext:value-type="float">
            <text:p>518</text:p>
          </table:table-cell>
          <table:table-cell office:value-type="float" office:value="50000" calcext:value-type="float">
            <text:p>50000</text:p>
          </table:table-cell>
          <table:table-cell office:value-type="float" office:value="728306999" calcext:value-type="float">
            <text:p>728306999</text:p>
          </table:table-cell>
          <table:table-cell table:formula="of:=IF([.E520]-[.B520]=0;0;1)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0000" calcext:value-type="float">
            <text:p>50000</text:p>
          </table:table-cell>
          <table:table-cell office:value-type="float" office:value="720797000" calcext:value-type="float">
            <text:p>720797000</text:p>
          </table:table-cell>
          <table:table-cell office:value-type="float" office:value="518" calcext:value-type="float">
            <text:p>518</text:p>
          </table:table-cell>
          <table:table-cell office:value-type="float" office:value="50000" calcext:value-type="float">
            <text:p>50000</text:p>
          </table:table-cell>
          <table:table-cell office:value-type="float" office:value="889601000" calcext:value-type="float">
            <text:p>889601000</text:p>
          </table:table-cell>
          <table:table-cell table:formula="of:=IF([.L520]-[.I520]=0;0;1)" office:value-type="float" office:value="0" calcext:value-type="float">
            <text:p>0</text:p>
          </table:table-cell>
          <table:table-cell table:formula="of:=IF([.L520]-[.B5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0000" calcext:value-type="float">
            <text:p>50000</text:p>
          </table:table-cell>
          <table:table-cell office:value-type="float" office:value="522952000" calcext:value-type="float">
            <text:p>522952000</text:p>
          </table:table-cell>
          <table:table-cell office:value-type="float" office:value="519" calcext:value-type="float">
            <text:p>519</text:p>
          </table:table-cell>
          <table:table-cell office:value-type="float" office:value="50000" calcext:value-type="float">
            <text:p>50000</text:p>
          </table:table-cell>
          <table:table-cell office:value-type="float" office:value="517178000" calcext:value-type="float">
            <text:p>517178000</text:p>
          </table:table-cell>
          <table:table-cell table:formula="of:=IF([.E521]-[.B521]=0;0;1)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50000" calcext:value-type="float">
            <text:p>50000</text:p>
          </table:table-cell>
          <table:table-cell office:value-type="float" office:value="514544000" calcext:value-type="float">
            <text:p>514544000</text:p>
          </table:table-cell>
          <table:table-cell office:value-type="float" office:value="519" calcext:value-type="float">
            <text:p>519</text:p>
          </table:table-cell>
          <table:table-cell office:value-type="float" office:value="50000" calcext:value-type="float">
            <text:p>50000</text:p>
          </table:table-cell>
          <table:table-cell office:value-type="float" office:value="672944000" calcext:value-type="float">
            <text:p>672944000</text:p>
          </table:table-cell>
          <table:table-cell table:formula="of:=IF([.L521]-[.I521]=0;0;1)" office:value-type="float" office:value="0" calcext:value-type="float">
            <text:p>0</text:p>
          </table:table-cell>
          <table:table-cell table:formula="of:=IF([.L521]-[.B5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630" calcext:value-type="float">
            <text:p>46630</text:p>
          </table:table-cell>
          <table:table-cell office:value-type="float" office:value="969945000" calcext:value-type="float">
            <text:p>969945000</text:p>
          </table:table-cell>
          <table:table-cell office:value-type="float" office:value="520" calcext:value-type="float">
            <text:p>520</text:p>
          </table:table-cell>
          <table:table-cell office:value-type="float" office:value="46630" calcext:value-type="float">
            <text:p>46630</text:p>
          </table:table-cell>
          <table:table-cell office:value-type="float" office:value="954452000" calcext:value-type="float">
            <text:p>954452000</text:p>
          </table:table-cell>
          <table:table-cell table:formula="of:=IF([.E522]-[.B522]=0;0;1)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46630" calcext:value-type="float">
            <text:p>46630</text:p>
          </table:table-cell>
          <table:table-cell office:value-type="float" office:value="966967999" calcext:value-type="float">
            <text:p>966967999</text:p>
          </table:table-cell>
          <table:table-cell office:value-type="float" office:value="520" calcext:value-type="float">
            <text:p>520</text:p>
          </table:table-cell>
          <table:table-cell office:value-type="float" office:value="46630" calcext:value-type="float">
            <text:p>46630</text:p>
          </table:table-cell>
          <table:table-cell office:value-type="float" office:value="1019612000" calcext:value-type="float">
            <text:p>1019612000</text:p>
          </table:table-cell>
          <table:table-cell table:formula="of:=IF([.L522]-[.I522]=0;0;1)" office:value-type="float" office:value="0" calcext:value-type="float">
            <text:p>0</text:p>
          </table:table-cell>
          <table:table-cell table:formula="of:=IF([.L522]-[.B5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842" calcext:value-type="float">
            <text:p>1842</text:p>
          </table:table-cell>
          <table:table-cell office:value-type="float" office:value="28339999" calcext:value-type="float">
            <text:p>28339999</text:p>
          </table:table-cell>
          <table:table-cell office:value-type="float" office:value="521" calcext:value-type="float">
            <text:p>521</text:p>
          </table:table-cell>
          <table:table-cell office:value-type="float" office:value="1842" calcext:value-type="float">
            <text:p>1842</text:p>
          </table:table-cell>
          <table:table-cell office:value-type="float" office:value="28886000" calcext:value-type="float">
            <text:p>28886000</text:p>
          </table:table-cell>
          <table:table-cell table:formula="of:=IF([.E523]-[.B523]=0;0;1)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842" calcext:value-type="float">
            <text:p>1842</text:p>
          </table:table-cell>
          <table:table-cell office:value-type="float" office:value="28723000" calcext:value-type="float">
            <text:p>28723000</text:p>
          </table:table-cell>
          <table:table-cell office:value-type="float" office:value="521" calcext:value-type="float">
            <text:p>521</text:p>
          </table:table-cell>
          <table:table-cell office:value-type="float" office:value="1842" calcext:value-type="float">
            <text:p>1842</text:p>
          </table:table-cell>
          <table:table-cell office:value-type="float" office:value="34381999" calcext:value-type="float">
            <text:p>34381999</text:p>
          </table:table-cell>
          <table:table-cell table:formula="of:=IF([.L523]-[.I523]=0;0;1)" office:value-type="float" office:value="0" calcext:value-type="float">
            <text:p>0</text:p>
          </table:table-cell>
          <table:table-cell table:formula="of:=IF([.L523]-[.B5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000" calcext:value-type="float">
            <text:p>50000</text:p>
          </table:table-cell>
          <table:table-cell office:value-type="float" office:value="498245000" calcext:value-type="float">
            <text:p>498245000</text:p>
          </table:table-cell>
          <table:table-cell office:value-type="float" office:value="522" calcext:value-type="float">
            <text:p>522</text:p>
          </table:table-cell>
          <table:table-cell office:value-type="float" office:value="50000" calcext:value-type="float">
            <text:p>50000</text:p>
          </table:table-cell>
          <table:table-cell office:value-type="float" office:value="501845000" calcext:value-type="float">
            <text:p>501845000</text:p>
          </table:table-cell>
          <table:table-cell table:formula="of:=IF([.E524]-[.B524]=0;0;1)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50000" calcext:value-type="float">
            <text:p>50000</text:p>
          </table:table-cell>
          <table:table-cell office:value-type="float" office:value="495645000" calcext:value-type="float">
            <text:p>495645000</text:p>
          </table:table-cell>
          <table:table-cell office:value-type="float" office:value="522" calcext:value-type="float">
            <text:p>522</text:p>
          </table:table-cell>
          <table:table-cell office:value-type="float" office:value="50000" calcext:value-type="float">
            <text:p>50000</text:p>
          </table:table-cell>
          <table:table-cell office:value-type="float" office:value="608320000" calcext:value-type="float">
            <text:p>608320000</text:p>
          </table:table-cell>
          <table:table-cell table:formula="of:=IF([.L524]-[.I524]=0;0;1)" office:value-type="float" office:value="0" calcext:value-type="float">
            <text:p>0</text:p>
          </table:table-cell>
          <table:table-cell table:formula="of:=IF([.L524]-[.B5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890" calcext:value-type="float">
            <text:p>27890</text:p>
          </table:table-cell>
          <table:table-cell office:value-type="float" office:value="439411999" calcext:value-type="float">
            <text:p>439411999</text:p>
          </table:table-cell>
          <table:table-cell office:value-type="float" office:value="523" calcext:value-type="float">
            <text:p>523</text:p>
          </table:table-cell>
          <table:table-cell office:value-type="float" office:value="27890" calcext:value-type="float">
            <text:p>27890</text:p>
          </table:table-cell>
          <table:table-cell office:value-type="float" office:value="410149000" calcext:value-type="float">
            <text:p>410149000</text:p>
          </table:table-cell>
          <table:table-cell table:formula="of:=IF([.E525]-[.B525]=0;0;1)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7890" calcext:value-type="float">
            <text:p>27890</text:p>
          </table:table-cell>
          <table:table-cell office:value-type="float" office:value="426311999" calcext:value-type="float">
            <text:p>426311999</text:p>
          </table:table-cell>
          <table:table-cell office:value-type="float" office:value="523" calcext:value-type="float">
            <text:p>523</text:p>
          </table:table-cell>
          <table:table-cell office:value-type="float" office:value="27890" calcext:value-type="float">
            <text:p>27890</text:p>
          </table:table-cell>
          <table:table-cell office:value-type="float" office:value="477680999" calcext:value-type="float">
            <text:p>477680999</text:p>
          </table:table-cell>
          <table:table-cell table:formula="of:=IF([.L525]-[.I525]=0;0;1)" office:value-type="float" office:value="0" calcext:value-type="float">
            <text:p>0</text:p>
          </table:table-cell>
          <table:table-cell table:formula="of:=IF([.L525]-[.B5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3887" calcext:value-type="float">
            <text:p>23887</text:p>
          </table:table-cell>
          <table:table-cell office:value-type="float" office:value="1535467999" calcext:value-type="float">
            <text:p>1535467999</text:p>
          </table:table-cell>
          <table:table-cell office:value-type="float" office:value="524" calcext:value-type="float">
            <text:p>524</text:p>
          </table:table-cell>
          <table:table-cell office:value-type="float" office:value="23887" calcext:value-type="float">
            <text:p>23887</text:p>
          </table:table-cell>
          <table:table-cell office:value-type="float" office:value="1488318000" calcext:value-type="float">
            <text:p>1488318000</text:p>
          </table:table-cell>
          <table:table-cell table:formula="of:=IF([.E526]-[.B526]=0;0;1)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23887" calcext:value-type="float">
            <text:p>23887</text:p>
          </table:table-cell>
          <table:table-cell office:value-type="float" office:value="1508938000" calcext:value-type="float">
            <text:p>1508938000</text:p>
          </table:table-cell>
          <table:table-cell office:value-type="float" office:value="524" calcext:value-type="float">
            <text:p>524</text:p>
          </table:table-cell>
          <table:table-cell office:value-type="float" office:value="23887" calcext:value-type="float">
            <text:p>23887</text:p>
          </table:table-cell>
          <table:table-cell office:value-type="float" office:value="1483843000" calcext:value-type="float">
            <text:p>1483843000</text:p>
          </table:table-cell>
          <table:table-cell table:formula="of:=IF([.L526]-[.I526]=0;0;1)" office:value-type="float" office:value="0" calcext:value-type="float">
            <text:p>0</text:p>
          </table:table-cell>
          <table:table-cell table:formula="of:=IF([.L526]-[.B5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000" calcext:value-type="float">
            <text:p>50000</text:p>
          </table:table-cell>
          <table:table-cell office:value-type="float" office:value="790156000" calcext:value-type="float">
            <text:p>790156000</text:p>
          </table:table-cell>
          <table:table-cell office:value-type="float" office:value="525" calcext:value-type="float">
            <text:p>525</text:p>
          </table:table-cell>
          <table:table-cell office:value-type="float" office:value="50000" calcext:value-type="float">
            <text:p>50000</text:p>
          </table:table-cell>
          <table:table-cell office:value-type="float" office:value="794271000" calcext:value-type="float">
            <text:p>794271000</text:p>
          </table:table-cell>
          <table:table-cell table:formula="of:=IF([.E527]-[.B527]=0;0;1)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50000" calcext:value-type="float">
            <text:p>50000</text:p>
          </table:table-cell>
          <table:table-cell office:value-type="float" office:value="785238000" calcext:value-type="float">
            <text:p>785238000</text:p>
          </table:table-cell>
          <table:table-cell office:value-type="float" office:value="525" calcext:value-type="float">
            <text:p>525</text:p>
          </table:table-cell>
          <table:table-cell office:value-type="float" office:value="50000" calcext:value-type="float">
            <text:p>50000</text:p>
          </table:table-cell>
          <table:table-cell office:value-type="float" office:value="945778999" calcext:value-type="float">
            <text:p>945778999</text:p>
          </table:table-cell>
          <table:table-cell table:formula="of:=IF([.L527]-[.I527]=0;0;1)" office:value-type="float" office:value="0" calcext:value-type="float">
            <text:p>0</text:p>
          </table:table-cell>
          <table:table-cell table:formula="of:=IF([.L527]-[.B5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formula="of:=IF([.E528]-[.B528]=0;0;1)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4999" calcext:value-type="float">
            <text:p>24999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L528]-[.I528]=0;0;1)" office:value-type="float" office:value="0" calcext:value-type="float">
            <text:p>0</text:p>
          </table:table-cell>
          <table:table-cell table:formula="of:=IF([.L528]-[.B5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186" calcext:value-type="float">
            <text:p>3186</text:p>
          </table:table-cell>
          <table:table-cell office:value-type="float" office:value="228962000" calcext:value-type="float">
            <text:p>228962000</text:p>
          </table:table-cell>
          <table:table-cell office:value-type="float" office:value="527" calcext:value-type="float">
            <text:p>527</text:p>
          </table:table-cell>
          <table:table-cell office:value-type="float" office:value="3186" calcext:value-type="float">
            <text:p>3186</text:p>
          </table:table-cell>
          <table:table-cell office:value-type="float" office:value="224056999" calcext:value-type="float">
            <text:p>224056999</text:p>
          </table:table-cell>
          <table:table-cell table:formula="of:=IF([.E529]-[.B529]=0;0;1)"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3186" calcext:value-type="float">
            <text:p>3186</text:p>
          </table:table-cell>
          <table:table-cell office:value-type="float" office:value="228425000" calcext:value-type="float">
            <text:p>228425000</text:p>
          </table:table-cell>
          <table:table-cell office:value-type="float" office:value="527" calcext:value-type="float">
            <text:p>527</text:p>
          </table:table-cell>
          <table:table-cell office:value-type="float" office:value="3186" calcext:value-type="float">
            <text:p>3186</text:p>
          </table:table-cell>
          <table:table-cell office:value-type="float" office:value="231005000" calcext:value-type="float">
            <text:p>231005000</text:p>
          </table:table-cell>
          <table:table-cell table:formula="of:=IF([.L529]-[.I529]=0;0;1)" office:value-type="float" office:value="0" calcext:value-type="float">
            <text:p>0</text:p>
          </table:table-cell>
          <table:table-cell table:formula="of:=IF([.L529]-[.B5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000" calcext:value-type="float">
            <text:p>50000</text:p>
          </table:table-cell>
          <table:table-cell office:value-type="float" office:value="111444000" calcext:value-type="float">
            <text:p>111444000</text:p>
          </table:table-cell>
          <table:table-cell office:value-type="float" office:value="528" calcext:value-type="float">
            <text:p>528</text:p>
          </table:table-cell>
          <table:table-cell office:value-type="float" office:value="50000" calcext:value-type="float">
            <text:p>50000</text:p>
          </table:table-cell>
          <table:table-cell office:value-type="float" office:value="111335999" calcext:value-type="float">
            <text:p>111335999</text:p>
          </table:table-cell>
          <table:table-cell table:formula="of:=IF([.E530]-[.B530]=0;0;1)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50000" calcext:value-type="float">
            <text:p>50000</text:p>
          </table:table-cell>
          <table:table-cell office:value-type="float" office:value="112744000" calcext:value-type="float">
            <text:p>112744000</text:p>
          </table:table-cell>
          <table:table-cell office:value-type="float" office:value="528" calcext:value-type="float">
            <text:p>528</text:p>
          </table:table-cell>
          <table:table-cell office:value-type="float" office:value="50000" calcext:value-type="float">
            <text:p>50000</text:p>
          </table:table-cell>
          <table:table-cell office:value-type="float" office:value="110708000" calcext:value-type="float">
            <text:p>110708000</text:p>
          </table:table-cell>
          <table:table-cell table:formula="of:=IF([.L530]-[.I530]=0;0;1)" office:value-type="float" office:value="0" calcext:value-type="float">
            <text:p>0</text:p>
          </table:table-cell>
          <table:table-cell table:formula="of:=IF([.L530]-[.B5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E531]-[.B531]=0;0;1)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formula="of:=IF([.L531]-[.I531]=0;0;1)" office:value-type="float" office:value="0" calcext:value-type="float">
            <text:p>0</text:p>
          </table:table-cell>
          <table:table-cell table:formula="of:=IF([.L531]-[.B5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000" calcext:value-type="float">
            <text:p>50000</text:p>
          </table:table-cell>
          <table:table-cell office:value-type="float" office:value="683601000" calcext:value-type="float">
            <text:p>683601000</text:p>
          </table:table-cell>
          <table:table-cell office:value-type="float" office:value="530" calcext:value-type="float">
            <text:p>530</text:p>
          </table:table-cell>
          <table:table-cell office:value-type="float" office:value="50000" calcext:value-type="float">
            <text:p>50000</text:p>
          </table:table-cell>
          <table:table-cell office:value-type="float" office:value="688344000" calcext:value-type="float">
            <text:p>688344000</text:p>
          </table:table-cell>
          <table:table-cell table:formula="of:=IF([.E532]-[.B532]=0;0;1)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50000" calcext:value-type="float">
            <text:p>50000</text:p>
          </table:table-cell>
          <table:table-cell office:value-type="float" office:value="670841999" calcext:value-type="float">
            <text:p>670841999</text:p>
          </table:table-cell>
          <table:table-cell office:value-type="float" office:value="530" calcext:value-type="float">
            <text:p>530</text:p>
          </table:table-cell>
          <table:table-cell office:value-type="float" office:value="50000" calcext:value-type="float">
            <text:p>50000</text:p>
          </table:table-cell>
          <table:table-cell office:value-type="float" office:value="829000000" calcext:value-type="float">
            <text:p>829000000</text:p>
          </table:table-cell>
          <table:table-cell table:formula="of:=IF([.L532]-[.I532]=0;0;1)" office:value-type="float" office:value="0" calcext:value-type="float">
            <text:p>0</text:p>
          </table:table-cell>
          <table:table-cell table:formula="of:=IF([.L532]-[.B5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12" calcext:value-type="float">
            <text:p>20112</text:p>
          </table:table-cell>
          <table:table-cell office:value-type="float" office:value="293904000" calcext:value-type="float">
            <text:p>293904000</text:p>
          </table:table-cell>
          <table:table-cell office:value-type="float" office:value="531" calcext:value-type="float">
            <text:p>531</text:p>
          </table:table-cell>
          <table:table-cell office:value-type="float" office:value="20112" calcext:value-type="float">
            <text:p>20112</text:p>
          </table:table-cell>
          <table:table-cell office:value-type="float" office:value="293118999" calcext:value-type="float">
            <text:p>293118999</text:p>
          </table:table-cell>
          <table:table-cell table:formula="of:=IF([.E533]-[.B533]=0;0;1)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0112" calcext:value-type="float">
            <text:p>20112</text:p>
          </table:table-cell>
          <table:table-cell office:value-type="float" office:value="295819000" calcext:value-type="float">
            <text:p>295819000</text:p>
          </table:table-cell>
          <table:table-cell office:value-type="float" office:value="531" calcext:value-type="float">
            <text:p>531</text:p>
          </table:table-cell>
          <table:table-cell office:value-type="float" office:value="20112" calcext:value-type="float">
            <text:p>20112</text:p>
          </table:table-cell>
          <table:table-cell office:value-type="float" office:value="322661000" calcext:value-type="float">
            <text:p>322661000</text:p>
          </table:table-cell>
          <table:table-cell table:formula="of:=IF([.L533]-[.I533]=0;0;1)" office:value-type="float" office:value="0" calcext:value-type="float">
            <text:p>0</text:p>
          </table:table-cell>
          <table:table-cell table:formula="of:=IF([.L533]-[.B5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000" calcext:value-type="float">
            <text:p>50000</text:p>
          </table:table-cell>
          <table:table-cell office:value-type="float" office:value="379876999" calcext:value-type="float">
            <text:p>379876999</text:p>
          </table:table-cell>
          <table:table-cell office:value-type="float" office:value="532" calcext:value-type="float">
            <text:p>532</text:p>
          </table:table-cell>
          <table:table-cell office:value-type="float" office:value="50000" calcext:value-type="float">
            <text:p>50000</text:p>
          </table:table-cell>
          <table:table-cell office:value-type="float" office:value="258075000" calcext:value-type="float">
            <text:p>258075000</text:p>
          </table:table-cell>
          <table:table-cell table:formula="of:=IF([.E534]-[.B534]=0;0;1)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50000" calcext:value-type="float">
            <text:p>50000</text:p>
          </table:table-cell>
          <table:table-cell office:value-type="float" office:value="382771000" calcext:value-type="float">
            <text:p>382771000</text:p>
          </table:table-cell>
          <table:table-cell office:value-type="float" office:value="532" calcext:value-type="float">
            <text:p>532</text:p>
          </table:table-cell>
          <table:table-cell office:value-type="float" office:value="50000" calcext:value-type="float">
            <text:p>50000</text:p>
          </table:table-cell>
          <table:table-cell office:value-type="float" office:value="289176999" calcext:value-type="float">
            <text:p>289176999</text:p>
          </table:table-cell>
          <table:table-cell table:formula="of:=IF([.L534]-[.I534]=0;0;1)" office:value-type="float" office:value="0" calcext:value-type="float">
            <text:p>0</text:p>
          </table:table-cell>
          <table:table-cell table:formula="of:=IF([.L534]-[.B5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61000" calcext:value-type="float">
            <text:p>461000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53000" calcext:value-type="float">
            <text:p>453000</text:p>
          </table:table-cell>
          <table:table-cell table:formula="of:=IF([.E535]-[.B535]=0;0;1)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97999" calcext:value-type="float">
            <text:p>497999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491999" calcext:value-type="float">
            <text:p>491999</text:p>
          </table:table-cell>
          <table:table-cell table:formula="of:=IF([.L535]-[.I535]=0;0;1)" office:value-type="float" office:value="0" calcext:value-type="float">
            <text:p>0</text:p>
          </table:table-cell>
          <table:table-cell table:formula="of:=IF([.L535]-[.B5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207" calcext:value-type="float">
            <text:p>6207</text:p>
          </table:table-cell>
          <table:table-cell office:value-type="float" office:value="172911999" calcext:value-type="float">
            <text:p>172911999</text:p>
          </table:table-cell>
          <table:table-cell office:value-type="float" office:value="534" calcext:value-type="float">
            <text:p>534</text:p>
          </table:table-cell>
          <table:table-cell office:value-type="float" office:value="6207" calcext:value-type="float">
            <text:p>6207</text:p>
          </table:table-cell>
          <table:table-cell office:value-type="float" office:value="172041000" calcext:value-type="float">
            <text:p>172041000</text:p>
          </table:table-cell>
          <table:table-cell table:formula="of:=IF([.E536]-[.B536]=0;0;1)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6207" calcext:value-type="float">
            <text:p>6207</text:p>
          </table:table-cell>
          <table:table-cell office:value-type="float" office:value="174762000" calcext:value-type="float">
            <text:p>174762000</text:p>
          </table:table-cell>
          <table:table-cell office:value-type="float" office:value="534" calcext:value-type="float">
            <text:p>534</text:p>
          </table:table-cell>
          <table:table-cell office:value-type="float" office:value="6207" calcext:value-type="float">
            <text:p>6207</text:p>
          </table:table-cell>
          <table:table-cell office:value-type="float" office:value="209799000" calcext:value-type="float">
            <text:p>209799000</text:p>
          </table:table-cell>
          <table:table-cell table:formula="of:=IF([.L536]-[.I536]=0;0;1)" office:value-type="float" office:value="0" calcext:value-type="float">
            <text:p>0</text:p>
          </table:table-cell>
          <table:table-cell table:formula="of:=IF([.L536]-[.B5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3914000" calcext:value-type="float">
            <text:p>183914000</text:p>
          </table:table-cell>
          <table:table-cell office:value-type="float" office:value="535" calcext:value-type="float">
            <text:p>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78569000" calcext:value-type="float">
            <text:p>178569000</text:p>
          </table:table-cell>
          <table:table-cell table:formula="of:=IF([.E537]-[.B537]=0;0;1)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83783000" calcext:value-type="float">
            <text:p>183783000</text:p>
          </table:table-cell>
          <table:table-cell office:value-type="float" office:value="535" calcext:value-type="float">
            <text:p>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79941000" calcext:value-type="float">
            <text:p>179941000</text:p>
          </table:table-cell>
          <table:table-cell table:formula="of:=IF([.L537]-[.I537]=0;0;1)" office:value-type="float" office:value="0" calcext:value-type="float">
            <text:p>0</text:p>
          </table:table-cell>
          <table:table-cell table:formula="of:=IF([.L537]-[.B5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0000" calcext:value-type="float">
            <text:p>50000</text:p>
          </table:table-cell>
          <table:table-cell office:value-type="float" office:value="186457999" calcext:value-type="float">
            <text:p>186457999</text:p>
          </table:table-cell>
          <table:table-cell office:value-type="float" office:value="536" calcext:value-type="float">
            <text:p>536</text:p>
          </table:table-cell>
          <table:table-cell office:value-type="float" office:value="50000" calcext:value-type="float">
            <text:p>50000</text:p>
          </table:table-cell>
          <table:table-cell office:value-type="float" office:value="180791999" calcext:value-type="float">
            <text:p>180791999</text:p>
          </table:table-cell>
          <table:table-cell table:formula="of:=IF([.E538]-[.B538]=0;0;1)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50000" calcext:value-type="float">
            <text:p>50000</text:p>
          </table:table-cell>
          <table:table-cell office:value-type="float" office:value="184955999" calcext:value-type="float">
            <text:p>184955999</text:p>
          </table:table-cell>
          <table:table-cell office:value-type="float" office:value="536" calcext:value-type="float">
            <text:p>536</text:p>
          </table:table-cell>
          <table:table-cell office:value-type="float" office:value="50000" calcext:value-type="float">
            <text:p>50000</text:p>
          </table:table-cell>
          <table:table-cell office:value-type="float" office:value="180345999" calcext:value-type="float">
            <text:p>180345999</text:p>
          </table:table-cell>
          <table:table-cell table:formula="of:=IF([.L538]-[.I538]=0;0;1)" office:value-type="float" office:value="0" calcext:value-type="float">
            <text:p>0</text:p>
          </table:table-cell>
          <table:table-cell table:formula="of:=IF([.L538]-[.B5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000" calcext:value-type="float">
            <text:p>50000</text:p>
          </table:table-cell>
          <table:table-cell office:value-type="float" office:value="257172999" calcext:value-type="float">
            <text:p>257172999</text:p>
          </table:table-cell>
          <table:table-cell office:value-type="float" office:value="537" calcext:value-type="float">
            <text:p>537</text:p>
          </table:table-cell>
          <table:table-cell office:value-type="float" office:value="50000" calcext:value-type="float">
            <text:p>50000</text:p>
          </table:table-cell>
          <table:table-cell office:value-type="float" office:value="251004000" calcext:value-type="float">
            <text:p>251004000</text:p>
          </table:table-cell>
          <table:table-cell table:formula="of:=IF([.E539]-[.B539]=0;0;1)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50000" calcext:value-type="float">
            <text:p>50000</text:p>
          </table:table-cell>
          <table:table-cell office:value-type="float" office:value="259253999" calcext:value-type="float">
            <text:p>259253999</text:p>
          </table:table-cell>
          <table:table-cell office:value-type="float" office:value="537" calcext:value-type="float">
            <text:p>537</text:p>
          </table:table-cell>
          <table:table-cell office:value-type="float" office:value="50000" calcext:value-type="float">
            <text:p>50000</text:p>
          </table:table-cell>
          <table:table-cell office:value-type="float" office:value="238753000" calcext:value-type="float">
            <text:p>238753000</text:p>
          </table:table-cell>
          <table:table-cell table:formula="of:=IF([.L539]-[.I539]=0;0;1)" office:value-type="float" office:value="0" calcext:value-type="float">
            <text:p>0</text:p>
          </table:table-cell>
          <table:table-cell table:formula="of:=IF([.L539]-[.B5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000" calcext:value-type="float">
            <text:p>50000</text:p>
          </table:table-cell>
          <table:table-cell office:value-type="float" office:value="687878000" calcext:value-type="float">
            <text:p>687878000</text:p>
          </table:table-cell>
          <table:table-cell office:value-type="float" office:value="538" calcext:value-type="float">
            <text:p>538</text:p>
          </table:table-cell>
          <table:table-cell office:value-type="float" office:value="50000" calcext:value-type="float">
            <text:p>50000</text:p>
          </table:table-cell>
          <table:table-cell office:value-type="float" office:value="685427000" calcext:value-type="float">
            <text:p>685427000</text:p>
          </table:table-cell>
          <table:table-cell table:formula="of:=IF([.E540]-[.B540]=0;0;1)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50000" calcext:value-type="float">
            <text:p>50000</text:p>
          </table:table-cell>
          <table:table-cell office:value-type="float" office:value="691709999" calcext:value-type="float">
            <text:p>691709999</text:p>
          </table:table-cell>
          <table:table-cell office:value-type="float" office:value="538" calcext:value-type="float">
            <text:p>538</text:p>
          </table:table-cell>
          <table:table-cell office:value-type="float" office:value="50000" calcext:value-type="float">
            <text:p>50000</text:p>
          </table:table-cell>
          <table:table-cell office:value-type="float" office:value="808133999" calcext:value-type="float">
            <text:p>808133999</text:p>
          </table:table-cell>
          <table:table-cell table:formula="of:=IF([.L540]-[.I540]=0;0;1)" office:value-type="float" office:value="0" calcext:value-type="float">
            <text:p>0</text:p>
          </table:table-cell>
          <table:table-cell table:formula="of:=IF([.L540]-[.B5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0000" calcext:value-type="float">
            <text:p>50000</text:p>
          </table:table-cell>
          <table:table-cell office:value-type="float" office:value="496421000" calcext:value-type="float">
            <text:p>496421000</text:p>
          </table:table-cell>
          <table:table-cell office:value-type="float" office:value="539" calcext:value-type="float">
            <text:p>539</text:p>
          </table:table-cell>
          <table:table-cell office:value-type="float" office:value="50000" calcext:value-type="float">
            <text:p>50000</text:p>
          </table:table-cell>
          <table:table-cell office:value-type="float" office:value="494446000" calcext:value-type="float">
            <text:p>494446000</text:p>
          </table:table-cell>
          <table:table-cell table:formula="of:=IF([.E541]-[.B541]=0;0;1)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50000" calcext:value-type="float">
            <text:p>50000</text:p>
          </table:table-cell>
          <table:table-cell office:value-type="float" office:value="493544999" calcext:value-type="float">
            <text:p>493544999</text:p>
          </table:table-cell>
          <table:table-cell office:value-type="float" office:value="539" calcext:value-type="float">
            <text:p>539</text:p>
          </table:table-cell>
          <table:table-cell office:value-type="float" office:value="50000" calcext:value-type="float">
            <text:p>50000</text:p>
          </table:table-cell>
          <table:table-cell office:value-type="float" office:value="566018999" calcext:value-type="float">
            <text:p>566018999</text:p>
          </table:table-cell>
          <table:table-cell table:formula="of:=IF([.L541]-[.I541]=0;0;1)" office:value-type="float" office:value="0" calcext:value-type="float">
            <text:p>0</text:p>
          </table:table-cell>
          <table:table-cell table:formula="of:=IF([.L541]-[.B5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0000" calcext:value-type="float">
            <text:p>50000</text:p>
          </table:table-cell>
          <table:table-cell office:value-type="float" office:value="173455000" calcext:value-type="float">
            <text:p>173455000</text:p>
          </table:table-cell>
          <table:table-cell office:value-type="float" office:value="540" calcext:value-type="float">
            <text:p>540</text:p>
          </table:table-cell>
          <table:table-cell office:value-type="float" office:value="50000" calcext:value-type="float">
            <text:p>50000</text:p>
          </table:table-cell>
          <table:table-cell office:value-type="float" office:value="165838000" calcext:value-type="float">
            <text:p>165838000</text:p>
          </table:table-cell>
          <table:table-cell table:formula="of:=IF([.E542]-[.B542]=0;0;1)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0000" calcext:value-type="float">
            <text:p>50000</text:p>
          </table:table-cell>
          <table:table-cell office:value-type="float" office:value="172519000" calcext:value-type="float">
            <text:p>172519000</text:p>
          </table:table-cell>
          <table:table-cell office:value-type="float" office:value="540" calcext:value-type="float">
            <text:p>540</text:p>
          </table:table-cell>
          <table:table-cell office:value-type="float" office:value="50000" calcext:value-type="float">
            <text:p>50000</text:p>
          </table:table-cell>
          <table:table-cell office:value-type="float" office:value="161126000" calcext:value-type="float">
            <text:p>161126000</text:p>
          </table:table-cell>
          <table:table-cell table:formula="of:=IF([.L542]-[.I542]=0;0;1)" office:value-type="float" office:value="0" calcext:value-type="float">
            <text:p>0</text:p>
          </table:table-cell>
          <table:table-cell table:formula="of:=IF([.L542]-[.B5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000" calcext:value-type="float">
            <text:p>50000</text:p>
          </table:table-cell>
          <table:table-cell office:value-type="float" office:value="540352000" calcext:value-type="float">
            <text:p>540352000</text:p>
          </table:table-cell>
          <table:table-cell office:value-type="float" office:value="541" calcext:value-type="float">
            <text:p>541</text:p>
          </table:table-cell>
          <table:table-cell office:value-type="float" office:value="50000" calcext:value-type="float">
            <text:p>50000</text:p>
          </table:table-cell>
          <table:table-cell office:value-type="float" office:value="535544000" calcext:value-type="float">
            <text:p>535544000</text:p>
          </table:table-cell>
          <table:table-cell table:formula="of:=IF([.E543]-[.B543]=0;0;1)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50000" calcext:value-type="float">
            <text:p>50000</text:p>
          </table:table-cell>
          <table:table-cell office:value-type="float" office:value="538721999" calcext:value-type="float">
            <text:p>538721999</text:p>
          </table:table-cell>
          <table:table-cell office:value-type="float" office:value="541" calcext:value-type="float">
            <text:p>541</text:p>
          </table:table-cell>
          <table:table-cell office:value-type="float" office:value="50000" calcext:value-type="float">
            <text:p>50000</text:p>
          </table:table-cell>
          <table:table-cell office:value-type="float" office:value="563807000" calcext:value-type="float">
            <text:p>563807000</text:p>
          </table:table-cell>
          <table:table-cell table:formula="of:=IF([.L543]-[.I543]=0;0;1)" office:value-type="float" office:value="0" calcext:value-type="float">
            <text:p>0</text:p>
          </table:table-cell>
          <table:table-cell table:formula="of:=IF([.L543]-[.B5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0000" calcext:value-type="float">
            <text:p>50000</text:p>
          </table:table-cell>
          <table:table-cell office:value-type="float" office:value="571214000" calcext:value-type="float">
            <text:p>571214000</text:p>
          </table:table-cell>
          <table:table-cell office:value-type="float" office:value="542" calcext:value-type="float">
            <text:p>542</text:p>
          </table:table-cell>
          <table:table-cell office:value-type="float" office:value="50000" calcext:value-type="float">
            <text:p>50000</text:p>
          </table:table-cell>
          <table:table-cell office:value-type="float" office:value="575475000" calcext:value-type="float">
            <text:p>575475000</text:p>
          </table:table-cell>
          <table:table-cell table:formula="of:=IF([.E544]-[.B544]=0;0;1)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0000" calcext:value-type="float">
            <text:p>50000</text:p>
          </table:table-cell>
          <table:table-cell office:value-type="float" office:value="567545000" calcext:value-type="float">
            <text:p>567545000</text:p>
          </table:table-cell>
          <table:table-cell office:value-type="float" office:value="542" calcext:value-type="float">
            <text:p>542</text:p>
          </table:table-cell>
          <table:table-cell office:value-type="float" office:value="50000" calcext:value-type="float">
            <text:p>50000</text:p>
          </table:table-cell>
          <table:table-cell office:value-type="float" office:value="614475000" calcext:value-type="float">
            <text:p>614475000</text:p>
          </table:table-cell>
          <table:table-cell table:formula="of:=IF([.L544]-[.I544]=0;0;1)" office:value-type="float" office:value="0" calcext:value-type="float">
            <text:p>0</text:p>
          </table:table-cell>
          <table:table-cell table:formula="of:=IF([.L544]-[.B5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628716000" calcext:value-type="float">
            <text:p>628716000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602304000" calcext:value-type="float">
            <text:p>602304000</text:p>
          </table:table-cell>
          <table:table-cell table:formula="of:=IF([.E545]-[.B545]=0;0;1)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616362000" calcext:value-type="float">
            <text:p>616362000</text:p>
          </table:table-cell>
          <table:table-cell office:value-type="float" office:value="543" calcext:value-type="float">
            <text:p>543</text:p>
          </table:table-cell>
          <table:table-cell office:value-type="float" office:value="370" calcext:value-type="float">
            <text:p>370</text:p>
          </table:table-cell>
          <table:table-cell office:value-type="float" office:value="583646000" calcext:value-type="float">
            <text:p>583646000</text:p>
          </table:table-cell>
          <table:table-cell table:formula="of:=IF([.L545]-[.I545]=0;0;1)" office:value-type="float" office:value="0" calcext:value-type="float">
            <text:p>0</text:p>
          </table:table-cell>
          <table:table-cell table:formula="of:=IF([.L545]-[.B5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878" calcext:value-type="float">
            <text:p>42878</text:p>
          </table:table-cell>
          <table:table-cell office:value-type="float" office:value="806437000" calcext:value-type="float">
            <text:p>806437000</text:p>
          </table:table-cell>
          <table:table-cell office:value-type="float" office:value="544" calcext:value-type="float">
            <text:p>544</text:p>
          </table:table-cell>
          <table:table-cell office:value-type="float" office:value="42878" calcext:value-type="float">
            <text:p>42878</text:p>
          </table:table-cell>
          <table:table-cell office:value-type="float" office:value="814817000" calcext:value-type="float">
            <text:p>814817000</text:p>
          </table:table-cell>
          <table:table-cell table:formula="of:=IF([.E546]-[.B546]=0;0;1)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42878" calcext:value-type="float">
            <text:p>42878</text:p>
          </table:table-cell>
          <table:table-cell office:value-type="float" office:value="806398000" calcext:value-type="float">
            <text:p>806398000</text:p>
          </table:table-cell>
          <table:table-cell office:value-type="float" office:value="544" calcext:value-type="float">
            <text:p>544</text:p>
          </table:table-cell>
          <table:table-cell office:value-type="float" office:value="42878" calcext:value-type="float">
            <text:p>42878</text:p>
          </table:table-cell>
          <table:table-cell office:value-type="float" office:value="934650000" calcext:value-type="float">
            <text:p>934650000</text:p>
          </table:table-cell>
          <table:table-cell table:formula="of:=IF([.L546]-[.I546]=0;0;1)" office:value-type="float" office:value="0" calcext:value-type="float">
            <text:p>0</text:p>
          </table:table-cell>
          <table:table-cell table:formula="of:=IF([.L546]-[.B5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0000" calcext:value-type="float">
            <text:p>50000</text:p>
          </table:table-cell>
          <table:table-cell office:value-type="float" office:value="497467000" calcext:value-type="float">
            <text:p>497467000</text:p>
          </table:table-cell>
          <table:table-cell office:value-type="float" office:value="545" calcext:value-type="float">
            <text:p>545</text:p>
          </table:table-cell>
          <table:table-cell office:value-type="float" office:value="50000" calcext:value-type="float">
            <text:p>50000</text:p>
          </table:table-cell>
          <table:table-cell office:value-type="float" office:value="500872000" calcext:value-type="float">
            <text:p>500872000</text:p>
          </table:table-cell>
          <table:table-cell table:formula="of:=IF([.E547]-[.B547]=0;0;1)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0000" calcext:value-type="float">
            <text:p>50000</text:p>
          </table:table-cell>
          <table:table-cell office:value-type="float" office:value="496197000" calcext:value-type="float">
            <text:p>496197000</text:p>
          </table:table-cell>
          <table:table-cell office:value-type="float" office:value="545" calcext:value-type="float">
            <text:p>545</text:p>
          </table:table-cell>
          <table:table-cell office:value-type="float" office:value="50000" calcext:value-type="float">
            <text:p>50000</text:p>
          </table:table-cell>
          <table:table-cell office:value-type="float" office:value="607947999" calcext:value-type="float">
            <text:p>607947999</text:p>
          </table:table-cell>
          <table:table-cell table:formula="of:=IF([.L547]-[.I547]=0;0;1)" office:value-type="float" office:value="0" calcext:value-type="float">
            <text:p>0</text:p>
          </table:table-cell>
          <table:table-cell table:formula="of:=IF([.L547]-[.B5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470999" calcext:value-type="float">
            <text:p>1470999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388000" calcext:value-type="float">
            <text:p>1388000</text:p>
          </table:table-cell>
          <table:table-cell table:formula="of:=IF([.E548]-[.B548]=0;0;1)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1659000" calcext:value-type="float">
            <text:p>1659000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2043999" calcext:value-type="float">
            <text:p>2043999</text:p>
          </table:table-cell>
          <table:table-cell table:formula="of:=IF([.L548]-[.I548]=0;0;1)" office:value-type="float" office:value="0" calcext:value-type="float">
            <text:p>0</text:p>
          </table:table-cell>
          <table:table-cell table:formula="of:=IF([.L548]-[.B5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21271000" calcext:value-type="float">
            <text:p>21271000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20606000" calcext:value-type="float">
            <text:p>20606000</text:p>
          </table:table-cell>
          <table:table-cell table:formula="of:=IF([.E549]-[.B549]=0;0;1)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21084000" calcext:value-type="float">
            <text:p>21084000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24893000" calcext:value-type="float">
            <text:p>24893000</text:p>
          </table:table-cell>
          <table:table-cell table:formula="of:=IF([.L549]-[.I549]=0;0;1)" office:value-type="float" office:value="0" calcext:value-type="float">
            <text:p>0</text:p>
          </table:table-cell>
          <table:table-cell table:formula="of:=IF([.L549]-[.B5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0000" calcext:value-type="float">
            <text:p>50000</text:p>
          </table:table-cell>
          <table:table-cell office:value-type="float" office:value="853823999" calcext:value-type="float">
            <text:p>853823999</text:p>
          </table:table-cell>
          <table:table-cell office:value-type="float" office:value="548" calcext:value-type="float">
            <text:p>548</text:p>
          </table:table-cell>
          <table:table-cell office:value-type="float" office:value="50000" calcext:value-type="float">
            <text:p>50000</text:p>
          </table:table-cell>
          <table:table-cell office:value-type="float" office:value="868761000" calcext:value-type="float">
            <text:p>868761000</text:p>
          </table:table-cell>
          <table:table-cell table:formula="of:=IF([.E550]-[.B550]=0;0;1)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50000" calcext:value-type="float">
            <text:p>50000</text:p>
          </table:table-cell>
          <table:table-cell office:value-type="float" office:value="857441999" calcext:value-type="float">
            <text:p>857441999</text:p>
          </table:table-cell>
          <table:table-cell office:value-type="float" office:value="548" calcext:value-type="float">
            <text:p>548</text:p>
          </table:table-cell>
          <table:table-cell office:value-type="float" office:value="50000" calcext:value-type="float">
            <text:p>50000</text:p>
          </table:table-cell>
          <table:table-cell office:value-type="float" office:value="939616999" calcext:value-type="float">
            <text:p>939616999</text:p>
          </table:table-cell>
          <table:table-cell table:formula="of:=IF([.L550]-[.I550]=0;0;1)" office:value-type="float" office:value="0" calcext:value-type="float">
            <text:p>0</text:p>
          </table:table-cell>
          <table:table-cell table:formula="of:=IF([.L550]-[.B5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637999" calcext:value-type="float">
            <text:p>2637999</text:p>
          </table:table-cell>
          <table:table-cell table:formula="of:=IF([.E551]-[.B551]=0;0;1)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2999000" calcext:value-type="float">
            <text:p>2999000</text:p>
          </table:table-cell>
          <table:table-cell office:value-type="float" office:value="549" calcext:value-type="float">
            <text:p>549</text:p>
          </table:table-cell>
          <table:table-cell office:value-type="float" office:value="193" calcext:value-type="float">
            <text:p>193</text:p>
          </table:table-cell>
          <table:table-cell office:value-type="float" office:value="3875000" calcext:value-type="float">
            <text:p>3875000</text:p>
          </table:table-cell>
          <table:table-cell table:formula="of:=IF([.L551]-[.I551]=0;0;1)" office:value-type="float" office:value="0" calcext:value-type="float">
            <text:p>0</text:p>
          </table:table-cell>
          <table:table-cell table:formula="of:=IF([.L551]-[.B5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000" calcext:value-type="float">
            <text:p>50000</text:p>
          </table:table-cell>
          <table:table-cell office:value-type="float" office:value="859252000" calcext:value-type="float">
            <text:p>859252000</text:p>
          </table:table-cell>
          <table:table-cell office:value-type="float" office:value="550" calcext:value-type="float">
            <text:p>550</text:p>
          </table:table-cell>
          <table:table-cell office:value-type="float" office:value="50000" calcext:value-type="float">
            <text:p>50000</text:p>
          </table:table-cell>
          <table:table-cell office:value-type="float" office:value="869564000" calcext:value-type="float">
            <text:p>869564000</text:p>
          </table:table-cell>
          <table:table-cell table:formula="of:=IF([.E552]-[.B552]=0;0;1)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50000" calcext:value-type="float">
            <text:p>50000</text:p>
          </table:table-cell>
          <table:table-cell office:value-type="float" office:value="860588999" calcext:value-type="float">
            <text:p>860588999</text:p>
          </table:table-cell>
          <table:table-cell office:value-type="float" office:value="550" calcext:value-type="float">
            <text:p>550</text:p>
          </table:table-cell>
          <table:table-cell office:value-type="float" office:value="50000" calcext:value-type="float">
            <text:p>50000</text:p>
          </table:table-cell>
          <table:table-cell office:value-type="float" office:value="949012000" calcext:value-type="float">
            <text:p>949012000</text:p>
          </table:table-cell>
          <table:table-cell table:formula="of:=IF([.L552]-[.I552]=0;0;1)" office:value-type="float" office:value="0" calcext:value-type="float">
            <text:p>0</text:p>
          </table:table-cell>
          <table:table-cell table:formula="of:=IF([.L552]-[.B5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000" calcext:value-type="float">
            <text:p>50000</text:p>
          </table:table-cell>
          <table:table-cell office:value-type="float" office:value="797137000" calcext:value-type="float">
            <text:p>797137000</text:p>
          </table:table-cell>
          <table:table-cell office:value-type="float" office:value="551" calcext:value-type="float">
            <text:p>551</text:p>
          </table:table-cell>
          <table:table-cell office:value-type="float" office:value="50000" calcext:value-type="float">
            <text:p>50000</text:p>
          </table:table-cell>
          <table:table-cell office:value-type="float" office:value="814935000" calcext:value-type="float">
            <text:p>814935000</text:p>
          </table:table-cell>
          <table:table-cell table:formula="of:=IF([.E553]-[.B553]=0;0;1)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50000" calcext:value-type="float">
            <text:p>50000</text:p>
          </table:table-cell>
          <table:table-cell office:value-type="float" office:value="800229000" calcext:value-type="float">
            <text:p>800229000</text:p>
          </table:table-cell>
          <table:table-cell office:value-type="float" office:value="551" calcext:value-type="float">
            <text:p>551</text:p>
          </table:table-cell>
          <table:table-cell office:value-type="float" office:value="50000" calcext:value-type="float">
            <text:p>50000</text:p>
          </table:table-cell>
          <table:table-cell office:value-type="float" office:value="958622000" calcext:value-type="float">
            <text:p>958622000</text:p>
          </table:table-cell>
          <table:table-cell table:formula="of:=IF([.L553]-[.I553]=0;0;1)" office:value-type="float" office:value="0" calcext:value-type="float">
            <text:p>0</text:p>
          </table:table-cell>
          <table:table-cell table:formula="of:=IF([.L553]-[.B5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0000" calcext:value-type="float">
            <text:p>50000</text:p>
          </table:table-cell>
          <table:table-cell office:value-type="float" office:value="661909000" calcext:value-type="float">
            <text:p>661909000</text:p>
          </table:table-cell>
          <table:table-cell office:value-type="float" office:value="552" calcext:value-type="float">
            <text:p>552</text:p>
          </table:table-cell>
          <table:table-cell office:value-type="float" office:value="50000" calcext:value-type="float">
            <text:p>50000</text:p>
          </table:table-cell>
          <table:table-cell office:value-type="float" office:value="668871000" calcext:value-type="float">
            <text:p>668871000</text:p>
          </table:table-cell>
          <table:table-cell table:formula="of:=IF([.E554]-[.B554]=0;0;1)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50000" calcext:value-type="float">
            <text:p>50000</text:p>
          </table:table-cell>
          <table:table-cell office:value-type="float" office:value="675407000" calcext:value-type="float">
            <text:p>675407000</text:p>
          </table:table-cell>
          <table:table-cell office:value-type="float" office:value="552" calcext:value-type="float">
            <text:p>552</text:p>
          </table:table-cell>
          <table:table-cell office:value-type="float" office:value="50000" calcext:value-type="float">
            <text:p>50000</text:p>
          </table:table-cell>
          <table:table-cell office:value-type="float" office:value="777967000" calcext:value-type="float">
            <text:p>777967000</text:p>
          </table:table-cell>
          <table:table-cell table:formula="of:=IF([.L554]-[.I554]=0;0;1)" office:value-type="float" office:value="0" calcext:value-type="float">
            <text:p>0</text:p>
          </table:table-cell>
          <table:table-cell table:formula="of:=IF([.L554]-[.B5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10482000" calcext:value-type="float">
            <text:p>10482000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9984000" calcext:value-type="float">
            <text:p>9984000</text:p>
          </table:table-cell>
          <table:table-cell table:formula="of:=IF([.E555]-[.B555]=0;0;1)"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10936000" calcext:value-type="float">
            <text:p>10936000</text:p>
          </table:table-cell>
          <table:table-cell office:value-type="float" office:value="553" calcext:value-type="float">
            <text:p>553</text:p>
          </table:table-cell>
          <table:table-cell office:value-type="float" office:value="315" calcext:value-type="float">
            <text:p>315</text:p>
          </table:table-cell>
          <table:table-cell office:value-type="float" office:value="11557000" calcext:value-type="float">
            <text:p>11557000</text:p>
          </table:table-cell>
          <table:table-cell table:formula="of:=IF([.L555]-[.I555]=0;0;1)" office:value-type="float" office:value="0" calcext:value-type="float">
            <text:p>0</text:p>
          </table:table-cell>
          <table:table-cell table:formula="of:=IF([.L555]-[.B5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000" calcext:value-type="float">
            <text:p>50000</text:p>
          </table:table-cell>
          <table:table-cell office:value-type="float" office:value="339962999" calcext:value-type="float">
            <text:p>339962999</text:p>
          </table:table-cell>
          <table:table-cell office:value-type="float" office:value="554" calcext:value-type="float">
            <text:p>554</text:p>
          </table:table-cell>
          <table:table-cell office:value-type="float" office:value="50000" calcext:value-type="float">
            <text:p>50000</text:p>
          </table:table-cell>
          <table:table-cell office:value-type="float" office:value="338925000" calcext:value-type="float">
            <text:p>338925000</text:p>
          </table:table-cell>
          <table:table-cell table:formula="of:=IF([.E556]-[.B556]=0;0;1)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50000" calcext:value-type="float">
            <text:p>50000</text:p>
          </table:table-cell>
          <table:table-cell office:value-type="float" office:value="339569000" calcext:value-type="float">
            <text:p>339569000</text:p>
          </table:table-cell>
          <table:table-cell office:value-type="float" office:value="554" calcext:value-type="float">
            <text:p>554</text:p>
          </table:table-cell>
          <table:table-cell office:value-type="float" office:value="50000" calcext:value-type="float">
            <text:p>50000</text:p>
          </table:table-cell>
          <table:table-cell office:value-type="float" office:value="439625000" calcext:value-type="float">
            <text:p>439625000</text:p>
          </table:table-cell>
          <table:table-cell table:formula="of:=IF([.L556]-[.I556]=0;0;1)" office:value-type="float" office:value="0" calcext:value-type="float">
            <text:p>0</text:p>
          </table:table-cell>
          <table:table-cell table:formula="of:=IF([.L556]-[.B5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0000" calcext:value-type="float">
            <text:p>50000</text:p>
          </table:table-cell>
          <table:table-cell office:value-type="float" office:value="597614000" calcext:value-type="float">
            <text:p>597614000</text:p>
          </table:table-cell>
          <table:table-cell office:value-type="float" office:value="555" calcext:value-type="float">
            <text:p>555</text:p>
          </table:table-cell>
          <table:table-cell office:value-type="float" office:value="50000" calcext:value-type="float">
            <text:p>50000</text:p>
          </table:table-cell>
          <table:table-cell office:value-type="float" office:value="565147000" calcext:value-type="float">
            <text:p>565147000</text:p>
          </table:table-cell>
          <table:table-cell table:formula="of:=IF([.E557]-[.B557]=0;0;1)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50000" calcext:value-type="float">
            <text:p>50000</text:p>
          </table:table-cell>
          <table:table-cell office:value-type="float" office:value="589726000" calcext:value-type="float">
            <text:p>589726000</text:p>
          </table:table-cell>
          <table:table-cell office:value-type="float" office:value="555" calcext:value-type="float">
            <text:p>555</text:p>
          </table:table-cell>
          <table:table-cell office:value-type="float" office:value="50000" calcext:value-type="float">
            <text:p>50000</text:p>
          </table:table-cell>
          <table:table-cell office:value-type="float" office:value="702176999" calcext:value-type="float">
            <text:p>702176999</text:p>
          </table:table-cell>
          <table:table-cell table:formula="of:=IF([.L557]-[.I557]=0;0;1)" office:value-type="float" office:value="0" calcext:value-type="float">
            <text:p>0</text:p>
          </table:table-cell>
          <table:table-cell table:formula="of:=IF([.L557]-[.B5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84999" calcext:value-type="float">
            <text:p>84999</text:p>
          </table:table-cell>
          <table:table-cell table:formula="of:=IF([.E558]-[.B558]=0;0;1)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145000" calcext:value-type="float">
            <text:p>145000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147000" calcext:value-type="float">
            <text:p>147000</text:p>
          </table:table-cell>
          <table:table-cell table:formula="of:=IF([.L558]-[.I558]=0;0;1)" office:value-type="float" office:value="0" calcext:value-type="float">
            <text:p>0</text:p>
          </table:table-cell>
          <table:table-cell table:formula="of:=IF([.L558]-[.B5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98640000" calcext:value-type="float">
            <text:p>179864000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46014999" calcext:value-type="float">
            <text:p>1746014999</text:p>
          </table:table-cell>
          <table:table-cell table:formula="of:=IF([.E559]-[.B559]=0;0;1)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758643000" calcext:value-type="float">
            <text:p>1758643000</text:p>
          </table:table-cell>
          <table:table-cell office:value-type="float" office:value="557" calcext:value-type="float">
            <text:p>557</text:p>
          </table:table-cell>
          <table:table-cell office:value-type="float" office:value="15" calcext:value-type="float">
            <text:p>15</text:p>
          </table:table-cell>
          <table:table-cell office:value-type="float" office:value="1651104000" calcext:value-type="float">
            <text:p>1651104000</text:p>
          </table:table-cell>
          <table:table-cell table:formula="of:=IF([.L559]-[.I559]=0;0;1)" office:value-type="float" office:value="0" calcext:value-type="float">
            <text:p>0</text:p>
          </table:table-cell>
          <table:table-cell table:formula="of:=IF([.L559]-[.B5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414783000" calcext:value-type="float">
            <text:p>1414783000</text:p>
          </table:table-cell>
          <table:table-cell office:value-type="float" office:value="558" calcext:value-type="float">
            <text:p>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416240000" calcext:value-type="float">
            <text:p>1416240000</text:p>
          </table:table-cell>
          <table:table-cell table:formula="of:=IF([.E560]-[.B560]=0;0;1)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422883000" calcext:value-type="float">
            <text:p>1422883000</text:p>
          </table:table-cell>
          <table:table-cell office:value-type="float" office:value="558" calcext:value-type="float">
            <text:p>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488282000" calcext:value-type="float">
            <text:p>1488282000</text:p>
          </table:table-cell>
          <table:table-cell table:formula="of:=IF([.L560]-[.I560]=0;0;1)" office:value-type="float" office:value="0" calcext:value-type="float">
            <text:p>0</text:p>
          </table:table-cell>
          <table:table-cell table:formula="of:=IF([.L560]-[.B5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0000" calcext:value-type="float">
            <text:p>50000</text:p>
          </table:table-cell>
          <table:table-cell office:value-type="float" office:value="910150999" calcext:value-type="float">
            <text:p>910150999</text:p>
          </table:table-cell>
          <table:table-cell office:value-type="float" office:value="559" calcext:value-type="float">
            <text:p>559</text:p>
          </table:table-cell>
          <table:table-cell office:value-type="float" office:value="50000" calcext:value-type="float">
            <text:p>50000</text:p>
          </table:table-cell>
          <table:table-cell office:value-type="float" office:value="893670000" calcext:value-type="float">
            <text:p>893670000</text:p>
          </table:table-cell>
          <table:table-cell table:formula="of:=IF([.E561]-[.B561]=0;0;1)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50000" calcext:value-type="float">
            <text:p>50000</text:p>
          </table:table-cell>
          <table:table-cell office:value-type="float" office:value="920319999" calcext:value-type="float">
            <text:p>920319999</text:p>
          </table:table-cell>
          <table:table-cell office:value-type="float" office:value="559" calcext:value-type="float">
            <text:p>559</text:p>
          </table:table-cell>
          <table:table-cell office:value-type="float" office:value="50000" calcext:value-type="float">
            <text:p>50000</text:p>
          </table:table-cell>
          <table:table-cell office:value-type="float" office:value="1157505000" calcext:value-type="float">
            <text:p>1157505000</text:p>
          </table:table-cell>
          <table:table-cell table:formula="of:=IF([.L561]-[.I561]=0;0;1)" office:value-type="float" office:value="0" calcext:value-type="float">
            <text:p>0</text:p>
          </table:table-cell>
          <table:table-cell table:formula="of:=IF([.L561]-[.B5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000" calcext:value-type="float">
            <text:p>50000</text:p>
          </table:table-cell>
          <table:table-cell office:value-type="float" office:value="504827000" calcext:value-type="float">
            <text:p>504827000</text:p>
          </table:table-cell>
          <table:table-cell office:value-type="float" office:value="560" calcext:value-type="float">
            <text:p>560</text:p>
          </table:table-cell>
          <table:table-cell office:value-type="float" office:value="50000" calcext:value-type="float">
            <text:p>50000</text:p>
          </table:table-cell>
          <table:table-cell office:value-type="float" office:value="511609000" calcext:value-type="float">
            <text:p>511609000</text:p>
          </table:table-cell>
          <table:table-cell table:formula="of:=IF([.E562]-[.B562]=0;0;1)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0000" calcext:value-type="float">
            <text:p>50000</text:p>
          </table:table-cell>
          <table:table-cell office:value-type="float" office:value="506034000" calcext:value-type="float">
            <text:p>506034000</text:p>
          </table:table-cell>
          <table:table-cell office:value-type="float" office:value="560" calcext:value-type="float">
            <text:p>560</text:p>
          </table:table-cell>
          <table:table-cell office:value-type="float" office:value="50000" calcext:value-type="float">
            <text:p>50000</text:p>
          </table:table-cell>
          <table:table-cell office:value-type="float" office:value="597885999" calcext:value-type="float">
            <text:p>597885999</text:p>
          </table:table-cell>
          <table:table-cell table:formula="of:=IF([.L562]-[.I562]=0;0;1)" office:value-type="float" office:value="0" calcext:value-type="float">
            <text:p>0</text:p>
          </table:table-cell>
          <table:table-cell table:formula="of:=IF([.L562]-[.B5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0000" calcext:value-type="float">
            <text:p>50000</text:p>
          </table:table-cell>
          <table:table-cell office:value-type="float" office:value="782447999" calcext:value-type="float">
            <text:p>782447999</text:p>
          </table:table-cell>
          <table:table-cell office:value-type="float" office:value="561" calcext:value-type="float">
            <text:p>561</text:p>
          </table:table-cell>
          <table:table-cell office:value-type="float" office:value="50000" calcext:value-type="float">
            <text:p>50000</text:p>
          </table:table-cell>
          <table:table-cell office:value-type="float" office:value="781042000" calcext:value-type="float">
            <text:p>781042000</text:p>
          </table:table-cell>
          <table:table-cell table:formula="of:=IF([.E563]-[.B563]=0;0;1)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50000" calcext:value-type="float">
            <text:p>50000</text:p>
          </table:table-cell>
          <table:table-cell office:value-type="float" office:value="786186000" calcext:value-type="float">
            <text:p>786186000</text:p>
          </table:table-cell>
          <table:table-cell office:value-type="float" office:value="561" calcext:value-type="float">
            <text:p>561</text:p>
          </table:table-cell>
          <table:table-cell office:value-type="float" office:value="50000" calcext:value-type="float">
            <text:p>50000</text:p>
          </table:table-cell>
          <table:table-cell office:value-type="float" office:value="835615999" calcext:value-type="float">
            <text:p>835615999</text:p>
          </table:table-cell>
          <table:table-cell table:formula="of:=IF([.L563]-[.I563]=0;0;1)" office:value-type="float" office:value="0" calcext:value-type="float">
            <text:p>0</text:p>
          </table:table-cell>
          <table:table-cell table:formula="of:=IF([.L563]-[.B5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000" calcext:value-type="float">
            <text:p>50000</text:p>
          </table:table-cell>
          <table:table-cell office:value-type="float" office:value="692719000" calcext:value-type="float">
            <text:p>692719000</text:p>
          </table:table-cell>
          <table:table-cell office:value-type="float" office:value="562" calcext:value-type="float">
            <text:p>562</text:p>
          </table:table-cell>
          <table:table-cell office:value-type="float" office:value="50000" calcext:value-type="float">
            <text:p>50000</text:p>
          </table:table-cell>
          <table:table-cell office:value-type="float" office:value="693757000" calcext:value-type="float">
            <text:p>693757000</text:p>
          </table:table-cell>
          <table:table-cell table:formula="of:=IF([.E564]-[.B564]=0;0;1)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0000" calcext:value-type="float">
            <text:p>50000</text:p>
          </table:table-cell>
          <table:table-cell office:value-type="float" office:value="693220000" calcext:value-type="float">
            <text:p>693220000</text:p>
          </table:table-cell>
          <table:table-cell office:value-type="float" office:value="562" calcext:value-type="float">
            <text:p>562</text:p>
          </table:table-cell>
          <table:table-cell office:value-type="float" office:value="50000" calcext:value-type="float">
            <text:p>50000</text:p>
          </table:table-cell>
          <table:table-cell office:value-type="float" office:value="754672999" calcext:value-type="float">
            <text:p>754672999</text:p>
          </table:table-cell>
          <table:table-cell table:formula="of:=IF([.L564]-[.I564]=0;0;1)" office:value-type="float" office:value="0" calcext:value-type="float">
            <text:p>0</text:p>
          </table:table-cell>
          <table:table-cell table:formula="of:=IF([.L564]-[.B5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41" calcext:value-type="float">
            <text:p>6641</text:p>
          </table:table-cell>
          <table:table-cell office:value-type="float" office:value="119849000" calcext:value-type="float">
            <text:p>119849000</text:p>
          </table:table-cell>
          <table:table-cell office:value-type="float" office:value="563" calcext:value-type="float">
            <text:p>563</text:p>
          </table:table-cell>
          <table:table-cell office:value-type="float" office:value="6641" calcext:value-type="float">
            <text:p>6641</text:p>
          </table:table-cell>
          <table:table-cell office:value-type="float" office:value="119815999" calcext:value-type="float">
            <text:p>119815999</text:p>
          </table:table-cell>
          <table:table-cell table:formula="of:=IF([.E565]-[.B565]=0;0;1)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641" calcext:value-type="float">
            <text:p>6641</text:p>
          </table:table-cell>
          <table:table-cell office:value-type="float" office:value="121264000" calcext:value-type="float">
            <text:p>121264000</text:p>
          </table:table-cell>
          <table:table-cell office:value-type="float" office:value="563" calcext:value-type="float">
            <text:p>563</text:p>
          </table:table-cell>
          <table:table-cell office:value-type="float" office:value="6641" calcext:value-type="float">
            <text:p>6641</text:p>
          </table:table-cell>
          <table:table-cell office:value-type="float" office:value="124912000" calcext:value-type="float">
            <text:p>124912000</text:p>
          </table:table-cell>
          <table:table-cell table:formula="of:=IF([.L565]-[.I565]=0;0;1)" office:value-type="float" office:value="0" calcext:value-type="float">
            <text:p>0</text:p>
          </table:table-cell>
          <table:table-cell table:formula="of:=IF([.L565]-[.B5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0000" calcext:value-type="float">
            <text:p>50000</text:p>
          </table:table-cell>
          <table:table-cell office:value-type="float" office:value="297755000" calcext:value-type="float">
            <text:p>297755000</text:p>
          </table:table-cell>
          <table:table-cell office:value-type="float" office:value="564" calcext:value-type="float">
            <text:p>564</text:p>
          </table:table-cell>
          <table:table-cell office:value-type="float" office:value="50000" calcext:value-type="float">
            <text:p>50000</text:p>
          </table:table-cell>
          <table:table-cell office:value-type="float" office:value="297706000" calcext:value-type="float">
            <text:p>297706000</text:p>
          </table:table-cell>
          <table:table-cell table:formula="of:=IF([.E566]-[.B566]=0;0;1)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50000" calcext:value-type="float">
            <text:p>50000</text:p>
          </table:table-cell>
          <table:table-cell office:value-type="float" office:value="298645999" calcext:value-type="float">
            <text:p>298645999</text:p>
          </table:table-cell>
          <table:table-cell office:value-type="float" office:value="564" calcext:value-type="float">
            <text:p>564</text:p>
          </table:table-cell>
          <table:table-cell office:value-type="float" office:value="50000" calcext:value-type="float">
            <text:p>50000</text:p>
          </table:table-cell>
          <table:table-cell office:value-type="float" office:value="337640000" calcext:value-type="float">
            <text:p>337640000</text:p>
          </table:table-cell>
          <table:table-cell table:formula="of:=IF([.L566]-[.I566]=0;0;1)" office:value-type="float" office:value="0" calcext:value-type="float">
            <text:p>0</text:p>
          </table:table-cell>
          <table:table-cell table:formula="of:=IF([.L566]-[.B5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74948000" calcext:value-type="float">
            <text:p>174948000</text:p>
          </table:table-cell>
          <table:table-cell office:value-type="float" office:value="565" calcext:value-type="float">
            <text:p>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70282000" calcext:value-type="float">
            <text:p>170282000</text:p>
          </table:table-cell>
          <table:table-cell table:formula="of:=IF([.E567]-[.B567]=0;0;1)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73343000" calcext:value-type="float">
            <text:p>173343000</text:p>
          </table:table-cell>
          <table:table-cell office:value-type="float" office:value="565" calcext:value-type="float">
            <text:p>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57930000" calcext:value-type="float">
            <text:p>157930000</text:p>
          </table:table-cell>
          <table:table-cell table:formula="of:=IF([.L567]-[.I567]=0;0;1)" office:value-type="float" office:value="0" calcext:value-type="float">
            <text:p>0</text:p>
          </table:table-cell>
          <table:table-cell table:formula="of:=IF([.L567]-[.B5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0000" calcext:value-type="float">
            <text:p>50000</text:p>
          </table:table-cell>
          <table:table-cell office:value-type="float" office:value="701863000" calcext:value-type="float">
            <text:p>701863000</text:p>
          </table:table-cell>
          <table:table-cell office:value-type="float" office:value="566" calcext:value-type="float">
            <text:p>566</text:p>
          </table:table-cell>
          <table:table-cell office:value-type="float" office:value="50000" calcext:value-type="float">
            <text:p>50000</text:p>
          </table:table-cell>
          <table:table-cell office:value-type="float" office:value="714602000" calcext:value-type="float">
            <text:p>714602000</text:p>
          </table:table-cell>
          <table:table-cell table:formula="of:=IF([.E568]-[.B568]=0;0;1)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50000" calcext:value-type="float">
            <text:p>50000</text:p>
          </table:table-cell>
          <table:table-cell office:value-type="float" office:value="704622000" calcext:value-type="float">
            <text:p>704622000</text:p>
          </table:table-cell>
          <table:table-cell office:value-type="float" office:value="566" calcext:value-type="float">
            <text:p>566</text:p>
          </table:table-cell>
          <table:table-cell office:value-type="float" office:value="50000" calcext:value-type="float">
            <text:p>50000</text:p>
          </table:table-cell>
          <table:table-cell office:value-type="float" office:value="827607000" calcext:value-type="float">
            <text:p>827607000</text:p>
          </table:table-cell>
          <table:table-cell table:formula="of:=IF([.L568]-[.I568]=0;0;1)" office:value-type="float" office:value="0" calcext:value-type="float">
            <text:p>0</text:p>
          </table:table-cell>
          <table:table-cell table:formula="of:=IF([.L568]-[.B5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718000" calcext:value-type="float">
            <text:p>718000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672000" calcext:value-type="float">
            <text:p>672000</text:p>
          </table:table-cell>
          <table:table-cell table:formula="of:=IF([.E569]-[.B569]=0;0;1)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1003999" calcext:value-type="float">
            <text:p>1003999</text:p>
          </table:table-cell>
          <table:table-cell office:value-type="float" office:value="567" calcext:value-type="float">
            <text:p>567</text:p>
          </table:table-cell>
          <table:table-cell office:value-type="float" office:value="50" calcext:value-type="float">
            <text:p>50</text:p>
          </table:table-cell>
          <table:table-cell office:value-type="float" office:value="1197999" calcext:value-type="float">
            <text:p>1197999</text:p>
          </table:table-cell>
          <table:table-cell table:formula="of:=IF([.L569]-[.I569]=0;0;1)" office:value-type="float" office:value="0" calcext:value-type="float">
            <text:p>0</text:p>
          </table:table-cell>
          <table:table-cell table:formula="of:=IF([.L569]-[.B5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9948000" calcext:value-type="float">
            <text:p>39948000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9122000" calcext:value-type="float">
            <text:p>39122000</text:p>
          </table:table-cell>
          <table:table-cell table:formula="of:=IF([.E570]-[.B570]=0;0;1)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41042999" calcext:value-type="float">
            <text:p>41042999</text:p>
          </table:table-cell>
          <table:table-cell office:value-type="float" office:value="568" calcext:value-type="float">
            <text:p>568</text:p>
          </table:table-cell>
          <table:table-cell office:value-type="float" office:value="490" calcext:value-type="float">
            <text:p>490</text:p>
          </table:table-cell>
          <table:table-cell office:value-type="float" office:value="39181000" calcext:value-type="float">
            <text:p>39181000</text:p>
          </table:table-cell>
          <table:table-cell table:formula="of:=IF([.L570]-[.I570]=0;0;1)" office:value-type="float" office:value="0" calcext:value-type="float">
            <text:p>0</text:p>
          </table:table-cell>
          <table:table-cell table:formula="of:=IF([.L570]-[.B5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264" calcext:value-type="float">
            <text:p>11264</text:p>
          </table:table-cell>
          <table:table-cell office:value-type="float" office:value="182665000" calcext:value-type="float">
            <text:p>182665000</text:p>
          </table:table-cell>
          <table:table-cell office:value-type="float" office:value="569" calcext:value-type="float">
            <text:p>569</text:p>
          </table:table-cell>
          <table:table-cell office:value-type="float" office:value="11264" calcext:value-type="float">
            <text:p>11264</text:p>
          </table:table-cell>
          <table:table-cell office:value-type="float" office:value="179734999" calcext:value-type="float">
            <text:p>179734999</text:p>
          </table:table-cell>
          <table:table-cell table:formula="of:=IF([.E571]-[.B571]=0;0;1)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11264" calcext:value-type="float">
            <text:p>11264</text:p>
          </table:table-cell>
          <table:table-cell office:value-type="float" office:value="184550000" calcext:value-type="float">
            <text:p>184550000</text:p>
          </table:table-cell>
          <table:table-cell office:value-type="float" office:value="569" calcext:value-type="float">
            <text:p>569</text:p>
          </table:table-cell>
          <table:table-cell office:value-type="float" office:value="11264" calcext:value-type="float">
            <text:p>11264</text:p>
          </table:table-cell>
          <table:table-cell office:value-type="float" office:value="189819000" calcext:value-type="float">
            <text:p>189819000</text:p>
          </table:table-cell>
          <table:table-cell table:formula="of:=IF([.L571]-[.I571]=0;0;1)" office:value-type="float" office:value="0" calcext:value-type="float">
            <text:p>0</text:p>
          </table:table-cell>
          <table:table-cell table:formula="of:=IF([.L571]-[.B5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7399000" calcext:value-type="float">
            <text:p>27399000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5790000" calcext:value-type="float">
            <text:p>25790000</text:p>
          </table:table-cell>
          <table:table-cell table:formula="of:=IF([.E572]-[.B572]=0;0;1)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7701000" calcext:value-type="float">
            <text:p>27701000</text:p>
          </table:table-cell>
          <table:table-cell office:value-type="float" office:value="570" calcext:value-type="float">
            <text:p>570</text:p>
          </table:table-cell>
          <table:table-cell office:value-type="float" office:value="86" calcext:value-type="float">
            <text:p>86</text:p>
          </table:table-cell>
          <table:table-cell office:value-type="float" office:value="25553000" calcext:value-type="float">
            <text:p>25553000</text:p>
          </table:table-cell>
          <table:table-cell table:formula="of:=IF([.L572]-[.I572]=0;0;1)" office:value-type="float" office:value="0" calcext:value-type="float">
            <text:p>0</text:p>
          </table:table-cell>
          <table:table-cell table:formula="of:=IF([.L572]-[.B5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0000" calcext:value-type="float">
            <text:p>50000</text:p>
          </table:table-cell>
          <table:table-cell office:value-type="float" office:value="813844999" calcext:value-type="float">
            <text:p>813844999</text:p>
          </table:table-cell>
          <table:table-cell office:value-type="float" office:value="571" calcext:value-type="float">
            <text:p>571</text:p>
          </table:table-cell>
          <table:table-cell office:value-type="float" office:value="50000" calcext:value-type="float">
            <text:p>50000</text:p>
          </table:table-cell>
          <table:table-cell office:value-type="float" office:value="830496000" calcext:value-type="float">
            <text:p>830496000</text:p>
          </table:table-cell>
          <table:table-cell table:formula="of:=IF([.E573]-[.B573]=0;0;1)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50000" calcext:value-type="float">
            <text:p>50000</text:p>
          </table:table-cell>
          <table:table-cell office:value-type="float" office:value="823724000" calcext:value-type="float">
            <text:p>823724000</text:p>
          </table:table-cell>
          <table:table-cell office:value-type="float" office:value="571" calcext:value-type="float">
            <text:p>571</text:p>
          </table:table-cell>
          <table:table-cell office:value-type="float" office:value="50000" calcext:value-type="float">
            <text:p>50000</text:p>
          </table:table-cell>
          <table:table-cell office:value-type="float" office:value="887118000" calcext:value-type="float">
            <text:p>887118000</text:p>
          </table:table-cell>
          <table:table-cell table:formula="of:=IF([.L573]-[.I573]=0;0;1)" office:value-type="float" office:value="0" calcext:value-type="float">
            <text:p>0</text:p>
          </table:table-cell>
          <table:table-cell table:formula="of:=IF([.L573]-[.B5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0000" calcext:value-type="float">
            <text:p>50000</text:p>
          </table:table-cell>
          <table:table-cell office:value-type="float" office:value="551663000" calcext:value-type="float">
            <text:p>551663000</text:p>
          </table:table-cell>
          <table:table-cell office:value-type="float" office:value="572" calcext:value-type="float">
            <text:p>572</text:p>
          </table:table-cell>
          <table:table-cell office:value-type="float" office:value="50000" calcext:value-type="float">
            <text:p>50000</text:p>
          </table:table-cell>
          <table:table-cell office:value-type="float" office:value="552802000" calcext:value-type="float">
            <text:p>552802000</text:p>
          </table:table-cell>
          <table:table-cell table:formula="of:=IF([.E574]-[.B574]=0;0;1)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50000" calcext:value-type="float">
            <text:p>50000</text:p>
          </table:table-cell>
          <table:table-cell office:value-type="float" office:value="567639999" calcext:value-type="float">
            <text:p>567639999</text:p>
          </table:table-cell>
          <table:table-cell office:value-type="float" office:value="572" calcext:value-type="float">
            <text:p>572</text:p>
          </table:table-cell>
          <table:table-cell office:value-type="float" office:value="50000" calcext:value-type="float">
            <text:p>50000</text:p>
          </table:table-cell>
          <table:table-cell office:value-type="float" office:value="759401999" calcext:value-type="float">
            <text:p>759401999</text:p>
          </table:table-cell>
          <table:table-cell table:formula="of:=IF([.L574]-[.I574]=0;0;1)" office:value-type="float" office:value="0" calcext:value-type="float">
            <text:p>0</text:p>
          </table:table-cell>
          <table:table-cell table:formula="of:=IF([.L574]-[.B5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539" calcext:value-type="float">
            <text:p>13539</text:p>
          </table:table-cell>
          <table:table-cell office:value-type="float" office:value="335497999" calcext:value-type="float">
            <text:p>335497999</text:p>
          </table:table-cell>
          <table:table-cell office:value-type="float" office:value="573" calcext:value-type="float">
            <text:p>573</text:p>
          </table:table-cell>
          <table:table-cell office:value-type="float" office:value="13539" calcext:value-type="float">
            <text:p>13539</text:p>
          </table:table-cell>
          <table:table-cell office:value-type="float" office:value="336955000" calcext:value-type="float">
            <text:p>336955000</text:p>
          </table:table-cell>
          <table:table-cell table:formula="of:=IF([.E575]-[.B575]=0;0;1)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3539" calcext:value-type="float">
            <text:p>13539</text:p>
          </table:table-cell>
          <table:table-cell office:value-type="float" office:value="334470999" calcext:value-type="float">
            <text:p>334470999</text:p>
          </table:table-cell>
          <table:table-cell office:value-type="float" office:value="573" calcext:value-type="float">
            <text:p>573</text:p>
          </table:table-cell>
          <table:table-cell office:value-type="float" office:value="13539" calcext:value-type="float">
            <text:p>13539</text:p>
          </table:table-cell>
          <table:table-cell office:value-type="float" office:value="389042000" calcext:value-type="float">
            <text:p>389042000</text:p>
          </table:table-cell>
          <table:table-cell table:formula="of:=IF([.L575]-[.I575]=0;0;1)" office:value-type="float" office:value="0" calcext:value-type="float">
            <text:p>0</text:p>
          </table:table-cell>
          <table:table-cell table:formula="of:=IF([.L575]-[.B5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000" calcext:value-type="float">
            <text:p>50000</text:p>
          </table:table-cell>
          <table:table-cell office:value-type="float" office:value="858730999" calcext:value-type="float">
            <text:p>858730999</text:p>
          </table:table-cell>
          <table:table-cell office:value-type="float" office:value="574" calcext:value-type="float">
            <text:p>574</text:p>
          </table:table-cell>
          <table:table-cell office:value-type="float" office:value="50000" calcext:value-type="float">
            <text:p>50000</text:p>
          </table:table-cell>
          <table:table-cell office:value-type="float" office:value="825658000" calcext:value-type="float">
            <text:p>825658000</text:p>
          </table:table-cell>
          <table:table-cell table:formula="of:=IF([.E576]-[.B576]=0;0;1)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50000" calcext:value-type="float">
            <text:p>50000</text:p>
          </table:table-cell>
          <table:table-cell office:value-type="float" office:value="834515999" calcext:value-type="float">
            <text:p>834515999</text:p>
          </table:table-cell>
          <table:table-cell office:value-type="float" office:value="574" calcext:value-type="float">
            <text:p>574</text:p>
          </table:table-cell>
          <table:table-cell office:value-type="float" office:value="50000" calcext:value-type="float">
            <text:p>50000</text:p>
          </table:table-cell>
          <table:table-cell office:value-type="float" office:value="784158999" calcext:value-type="float">
            <text:p>784158999</text:p>
          </table:table-cell>
          <table:table-cell table:formula="of:=IF([.L576]-[.I576]=0;0;1)" office:value-type="float" office:value="0" calcext:value-type="float">
            <text:p>0</text:p>
          </table:table-cell>
          <table:table-cell table:formula="of:=IF([.L576]-[.B5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0000" calcext:value-type="float">
            <text:p>50000</text:p>
          </table:table-cell>
          <table:table-cell office:value-type="float" office:value="250635999" calcext:value-type="float">
            <text:p>250635999</text:p>
          </table:table-cell>
          <table:table-cell office:value-type="float" office:value="575" calcext:value-type="float">
            <text:p>575</text:p>
          </table:table-cell>
          <table:table-cell office:value-type="float" office:value="50000" calcext:value-type="float">
            <text:p>50000</text:p>
          </table:table-cell>
          <table:table-cell office:value-type="float" office:value="255799000" calcext:value-type="float">
            <text:p>255799000</text:p>
          </table:table-cell>
          <table:table-cell table:formula="of:=IF([.E577]-[.B577]=0;0;1)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50000" calcext:value-type="float">
            <text:p>50000</text:p>
          </table:table-cell>
          <table:table-cell office:value-type="float" office:value="249613000" calcext:value-type="float">
            <text:p>249613000</text:p>
          </table:table-cell>
          <table:table-cell office:value-type="float" office:value="575" calcext:value-type="float">
            <text:p>575</text:p>
          </table:table-cell>
          <table:table-cell office:value-type="float" office:value="50000" calcext:value-type="float">
            <text:p>50000</text:p>
          </table:table-cell>
          <table:table-cell office:value-type="float" office:value="303729000" calcext:value-type="float">
            <text:p>303729000</text:p>
          </table:table-cell>
          <table:table-cell table:formula="of:=IF([.L577]-[.I577]=0;0;1)" office:value-type="float" office:value="0" calcext:value-type="float">
            <text:p>0</text:p>
          </table:table-cell>
          <table:table-cell table:formula="of:=IF([.L577]-[.B5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0000" calcext:value-type="float">
            <text:p>50000</text:p>
          </table:table-cell>
          <table:table-cell office:value-type="float" office:value="659594999" calcext:value-type="float">
            <text:p>659594999</text:p>
          </table:table-cell>
          <table:table-cell office:value-type="float" office:value="576" calcext:value-type="float">
            <text:p>576</text:p>
          </table:table-cell>
          <table:table-cell office:value-type="float" office:value="50000" calcext:value-type="float">
            <text:p>50000</text:p>
          </table:table-cell>
          <table:table-cell office:value-type="float" office:value="672423000" calcext:value-type="float">
            <text:p>672423000</text:p>
          </table:table-cell>
          <table:table-cell table:formula="of:=IF([.E578]-[.B578]=0;0;1)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50000" calcext:value-type="float">
            <text:p>50000</text:p>
          </table:table-cell>
          <table:table-cell office:value-type="float" office:value="679762000" calcext:value-type="float">
            <text:p>679762000</text:p>
          </table:table-cell>
          <table:table-cell office:value-type="float" office:value="576" calcext:value-type="float">
            <text:p>576</text:p>
          </table:table-cell>
          <table:table-cell office:value-type="float" office:value="50000" calcext:value-type="float">
            <text:p>50000</text:p>
          </table:table-cell>
          <table:table-cell office:value-type="float" office:value="782327999" calcext:value-type="float">
            <text:p>782327999</text:p>
          </table:table-cell>
          <table:table-cell table:formula="of:=IF([.L578]-[.I578]=0;0;1)" office:value-type="float" office:value="0" calcext:value-type="float">
            <text:p>0</text:p>
          </table:table-cell>
          <table:table-cell table:formula="of:=IF([.L578]-[.B5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810" calcext:value-type="float">
            <text:p>11810</text:p>
          </table:table-cell>
          <table:table-cell office:value-type="float" office:value="416437000" calcext:value-type="float">
            <text:p>416437000</text:p>
          </table:table-cell>
          <table:table-cell office:value-type="float" office:value="577" calcext:value-type="float">
            <text:p>577</text:p>
          </table:table-cell>
          <table:table-cell office:value-type="float" office:value="11810" calcext:value-type="float">
            <text:p>11810</text:p>
          </table:table-cell>
          <table:table-cell office:value-type="float" office:value="415914000" calcext:value-type="float">
            <text:p>415914000</text:p>
          </table:table-cell>
          <table:table-cell table:formula="of:=IF([.E579]-[.B579]=0;0;1)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11810" calcext:value-type="float">
            <text:p>11810</text:p>
          </table:table-cell>
          <table:table-cell office:value-type="float" office:value="425380000" calcext:value-type="float">
            <text:p>425380000</text:p>
          </table:table-cell>
          <table:table-cell office:value-type="float" office:value="577" calcext:value-type="float">
            <text:p>577</text:p>
          </table:table-cell>
          <table:table-cell office:value-type="float" office:value="11810" calcext:value-type="float">
            <text:p>11810</text:p>
          </table:table-cell>
          <table:table-cell office:value-type="float" office:value="424324000" calcext:value-type="float">
            <text:p>424324000</text:p>
          </table:table-cell>
          <table:table-cell table:formula="of:=IF([.L579]-[.I579]=0;0;1)" office:value-type="float" office:value="0" calcext:value-type="float">
            <text:p>0</text:p>
          </table:table-cell>
          <table:table-cell table:formula="of:=IF([.L579]-[.B5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0000" calcext:value-type="float">
            <text:p>50000</text:p>
          </table:table-cell>
          <table:table-cell office:value-type="float" office:value="224529999" calcext:value-type="float">
            <text:p>224529999</text:p>
          </table:table-cell>
          <table:table-cell office:value-type="float" office:value="578" calcext:value-type="float">
            <text:p>578</text:p>
          </table:table-cell>
          <table:table-cell office:value-type="float" office:value="50000" calcext:value-type="float">
            <text:p>50000</text:p>
          </table:table-cell>
          <table:table-cell office:value-type="float" office:value="231433000" calcext:value-type="float">
            <text:p>231433000</text:p>
          </table:table-cell>
          <table:table-cell table:formula="of:=IF([.E580]-[.B580]=0;0;1)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50000" calcext:value-type="float">
            <text:p>50000</text:p>
          </table:table-cell>
          <table:table-cell office:value-type="float" office:value="232822000" calcext:value-type="float">
            <text:p>232822000</text:p>
          </table:table-cell>
          <table:table-cell office:value-type="float" office:value="578" calcext:value-type="float">
            <text:p>578</text:p>
          </table:table-cell>
          <table:table-cell office:value-type="float" office:value="50000" calcext:value-type="float">
            <text:p>50000</text:p>
          </table:table-cell>
          <table:table-cell office:value-type="float" office:value="240442000" calcext:value-type="float">
            <text:p>240442000</text:p>
          </table:table-cell>
          <table:table-cell table:formula="of:=IF([.L580]-[.I580]=0;0;1)" office:value-type="float" office:value="0" calcext:value-type="float">
            <text:p>0</text:p>
          </table:table-cell>
          <table:table-cell table:formula="of:=IF([.L580]-[.B5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0000" calcext:value-type="float">
            <text:p>50000</text:p>
          </table:table-cell>
          <table:table-cell office:value-type="float" office:value="900743000" calcext:value-type="float">
            <text:p>900743000</text:p>
          </table:table-cell>
          <table:table-cell office:value-type="float" office:value="579" calcext:value-type="float">
            <text:p>579</text:p>
          </table:table-cell>
          <table:table-cell office:value-type="float" office:value="50000" calcext:value-type="float">
            <text:p>50000</text:p>
          </table:table-cell>
          <table:table-cell office:value-type="float" office:value="928960000" calcext:value-type="float">
            <text:p>928960000</text:p>
          </table:table-cell>
          <table:table-cell table:formula="of:=IF([.E581]-[.B581]=0;0;1)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50000" calcext:value-type="float">
            <text:p>50000</text:p>
          </table:table-cell>
          <table:table-cell office:value-type="float" office:value="916559999" calcext:value-type="float">
            <text:p>916559999</text:p>
          </table:table-cell>
          <table:table-cell office:value-type="float" office:value="579" calcext:value-type="float">
            <text:p>579</text:p>
          </table:table-cell>
          <table:table-cell office:value-type="float" office:value="50000" calcext:value-type="float">
            <text:p>50000</text:p>
          </table:table-cell>
          <table:table-cell office:value-type="float" office:value="1016198999" calcext:value-type="float">
            <text:p>1016198999</text:p>
          </table:table-cell>
          <table:table-cell table:formula="of:=IF([.L581]-[.I581]=0;0;1)" office:value-type="float" office:value="0" calcext:value-type="float">
            <text:p>0</text:p>
          </table:table-cell>
          <table:table-cell table:formula="of:=IF([.L581]-[.B5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0000" calcext:value-type="float">
            <text:p>50000</text:p>
          </table:table-cell>
          <table:table-cell office:value-type="float" office:value="434162000" calcext:value-type="float">
            <text:p>434162000</text:p>
          </table:table-cell>
          <table:table-cell office:value-type="float" office:value="580" calcext:value-type="float">
            <text:p>580</text:p>
          </table:table-cell>
          <table:table-cell office:value-type="float" office:value="50000" calcext:value-type="float">
            <text:p>50000</text:p>
          </table:table-cell>
          <table:table-cell office:value-type="float" office:value="419253999" calcext:value-type="float">
            <text:p>419253999</text:p>
          </table:table-cell>
          <table:table-cell table:formula="of:=IF([.E582]-[.B582]=0;0;1)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50000" calcext:value-type="float">
            <text:p>50000</text:p>
          </table:table-cell>
          <table:table-cell office:value-type="float" office:value="434708999" calcext:value-type="float">
            <text:p>434708999</text:p>
          </table:table-cell>
          <table:table-cell office:value-type="float" office:value="580" calcext:value-type="float">
            <text:p>580</text:p>
          </table:table-cell>
          <table:table-cell office:value-type="float" office:value="50000" calcext:value-type="float">
            <text:p>50000</text:p>
          </table:table-cell>
          <table:table-cell office:value-type="float" office:value="410373000" calcext:value-type="float">
            <text:p>410373000</text:p>
          </table:table-cell>
          <table:table-cell table:formula="of:=IF([.L582]-[.I582]=0;0;1)" office:value-type="float" office:value="0" calcext:value-type="float">
            <text:p>0</text:p>
          </table:table-cell>
          <table:table-cell table:formula="of:=IF([.L582]-[.B5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0000" calcext:value-type="float">
            <text:p>50000</text:p>
          </table:table-cell>
          <table:table-cell office:value-type="float" office:value="762895000" calcext:value-type="float">
            <text:p>762895000</text:p>
          </table:table-cell>
          <table:table-cell office:value-type="float" office:value="581" calcext:value-type="float">
            <text:p>581</text:p>
          </table:table-cell>
          <table:table-cell office:value-type="float" office:value="50000" calcext:value-type="float">
            <text:p>50000</text:p>
          </table:table-cell>
          <table:table-cell office:value-type="float" office:value="774287000" calcext:value-type="float">
            <text:p>774287000</text:p>
          </table:table-cell>
          <table:table-cell table:formula="of:=IF([.E583]-[.B583]=0;0;1)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50000" calcext:value-type="float">
            <text:p>50000</text:p>
          </table:table-cell>
          <table:table-cell office:value-type="float" office:value="783879999" calcext:value-type="float">
            <text:p>783879999</text:p>
          </table:table-cell>
          <table:table-cell office:value-type="float" office:value="581" calcext:value-type="float">
            <text:p>581</text:p>
          </table:table-cell>
          <table:table-cell office:value-type="float" office:value="50000" calcext:value-type="float">
            <text:p>50000</text:p>
          </table:table-cell>
          <table:table-cell office:value-type="float" office:value="923707000" calcext:value-type="float">
            <text:p>923707000</text:p>
          </table:table-cell>
          <table:table-cell table:formula="of:=IF([.L583]-[.I583]=0;0;1)" office:value-type="float" office:value="0" calcext:value-type="float">
            <text:p>0</text:p>
          </table:table-cell>
          <table:table-cell table:formula="of:=IF([.L583]-[.B5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0000" calcext:value-type="float">
            <text:p>50000</text:p>
          </table:table-cell>
          <table:table-cell office:value-type="float" office:value="964488999" calcext:value-type="float">
            <text:p>964488999</text:p>
          </table:table-cell>
          <table:table-cell office:value-type="float" office:value="582" calcext:value-type="float">
            <text:p>582</text:p>
          </table:table-cell>
          <table:table-cell office:value-type="float" office:value="50000" calcext:value-type="float">
            <text:p>50000</text:p>
          </table:table-cell>
          <table:table-cell office:value-type="float" office:value="926925000" calcext:value-type="float">
            <text:p>926925000</text:p>
          </table:table-cell>
          <table:table-cell table:formula="of:=IF([.E584]-[.B584]=0;0;1)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50000" calcext:value-type="float">
            <text:p>50000</text:p>
          </table:table-cell>
          <table:table-cell office:value-type="float" office:value="946487000" calcext:value-type="float">
            <text:p>946487000</text:p>
          </table:table-cell>
          <table:table-cell office:value-type="float" office:value="582" calcext:value-type="float">
            <text:p>582</text:p>
          </table:table-cell>
          <table:table-cell office:value-type="float" office:value="50000" calcext:value-type="float">
            <text:p>50000</text:p>
          </table:table-cell>
          <table:table-cell office:value-type="float" office:value="879018000" calcext:value-type="float">
            <text:p>879018000</text:p>
          </table:table-cell>
          <table:table-cell table:formula="of:=IF([.L584]-[.I584]=0;0;1)" office:value-type="float" office:value="0" calcext:value-type="float">
            <text:p>0</text:p>
          </table:table-cell>
          <table:table-cell table:formula="of:=IF([.L584]-[.B5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0000" calcext:value-type="float">
            <text:p>50000</text:p>
          </table:table-cell>
          <table:table-cell office:value-type="float" office:value="454208000" calcext:value-type="float">
            <text:p>454208000</text:p>
          </table:table-cell>
          <table:table-cell office:value-type="float" office:value="583" calcext:value-type="float">
            <text:p>583</text:p>
          </table:table-cell>
          <table:table-cell office:value-type="float" office:value="50000" calcext:value-type="float">
            <text:p>50000</text:p>
          </table:table-cell>
          <table:table-cell office:value-type="float" office:value="463501000" calcext:value-type="float">
            <text:p>463501000</text:p>
          </table:table-cell>
          <table:table-cell table:formula="of:=IF([.E585]-[.B585]=0;0;1)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50000" calcext:value-type="float">
            <text:p>50000</text:p>
          </table:table-cell>
          <table:table-cell office:value-type="float" office:value="531965000" calcext:value-type="float">
            <text:p>531965000</text:p>
          </table:table-cell>
          <table:table-cell office:value-type="float" office:value="583" calcext:value-type="float">
            <text:p>583</text:p>
          </table:table-cell>
          <table:table-cell office:value-type="float" office:value="50000" calcext:value-type="float">
            <text:p>50000</text:p>
          </table:table-cell>
          <table:table-cell office:value-type="float" office:value="534096999" calcext:value-type="float">
            <text:p>534096999</text:p>
          </table:table-cell>
          <table:table-cell table:formula="of:=IF([.L585]-[.I585]=0;0;1)" office:value-type="float" office:value="0" calcext:value-type="float">
            <text:p>0</text:p>
          </table:table-cell>
          <table:table-cell table:formula="of:=IF([.L585]-[.B5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0000" calcext:value-type="float">
            <text:p>50000</text:p>
          </table:table-cell>
          <table:table-cell office:value-type="float" office:value="425450999" calcext:value-type="float">
            <text:p>425450999</text:p>
          </table:table-cell>
          <table:table-cell office:value-type="float" office:value="584" calcext:value-type="float">
            <text:p>584</text:p>
          </table:table-cell>
          <table:table-cell office:value-type="float" office:value="50000" calcext:value-type="float">
            <text:p>50000</text:p>
          </table:table-cell>
          <table:table-cell office:value-type="float" office:value="415900999" calcext:value-type="float">
            <text:p>415900999</text:p>
          </table:table-cell>
          <table:table-cell table:formula="of:=IF([.E586]-[.B586]=0;0;1)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50000" calcext:value-type="float">
            <text:p>50000</text:p>
          </table:table-cell>
          <table:table-cell office:value-type="float" office:value="428294000" calcext:value-type="float">
            <text:p>428294000</text:p>
          </table:table-cell>
          <table:table-cell office:value-type="float" office:value="584" calcext:value-type="float">
            <text:p>584</text:p>
          </table:table-cell>
          <table:table-cell office:value-type="float" office:value="50000" calcext:value-type="float">
            <text:p>50000</text:p>
          </table:table-cell>
          <table:table-cell office:value-type="float" office:value="624069000" calcext:value-type="float">
            <text:p>624069000</text:p>
          </table:table-cell>
          <table:table-cell table:formula="of:=IF([.L586]-[.I586]=0;0;1)" office:value-type="float" office:value="0" calcext:value-type="float">
            <text:p>0</text:p>
          </table:table-cell>
          <table:table-cell table:formula="of:=IF([.L586]-[.B5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0000" calcext:value-type="float">
            <text:p>50000</text:p>
          </table:table-cell>
          <table:table-cell office:value-type="float" office:value="279095000" calcext:value-type="float">
            <text:p>279095000</text:p>
          </table:table-cell>
          <table:table-cell office:value-type="float" office:value="585" calcext:value-type="float">
            <text:p>585</text:p>
          </table:table-cell>
          <table:table-cell office:value-type="float" office:value="50000" calcext:value-type="float">
            <text:p>50000</text:p>
          </table:table-cell>
          <table:table-cell office:value-type="float" office:value="278547999" calcext:value-type="float">
            <text:p>278547999</text:p>
          </table:table-cell>
          <table:table-cell table:formula="of:=IF([.E587]-[.B587]=0;0;1)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50000" calcext:value-type="float">
            <text:p>50000</text:p>
          </table:table-cell>
          <table:table-cell office:value-type="float" office:value="284931000" calcext:value-type="float">
            <text:p>284931000</text:p>
          </table:table-cell>
          <table:table-cell office:value-type="float" office:value="585" calcext:value-type="float">
            <text:p>585</text:p>
          </table:table-cell>
          <table:table-cell office:value-type="float" office:value="50000" calcext:value-type="float">
            <text:p>50000</text:p>
          </table:table-cell>
          <table:table-cell office:value-type="float" office:value="306293000" calcext:value-type="float">
            <text:p>306293000</text:p>
          </table:table-cell>
          <table:table-cell table:formula="of:=IF([.L587]-[.I587]=0;0;1)" office:value-type="float" office:value="0" calcext:value-type="float">
            <text:p>0</text:p>
          </table:table-cell>
          <table:table-cell table:formula="of:=IF([.L587]-[.B5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0000" calcext:value-type="float">
            <text:p>50000</text:p>
          </table:table-cell>
          <table:table-cell office:value-type="float" office:value="606704000" calcext:value-type="float">
            <text:p>606704000</text:p>
          </table:table-cell>
          <table:table-cell office:value-type="float" office:value="586" calcext:value-type="float">
            <text:p>586</text:p>
          </table:table-cell>
          <table:table-cell office:value-type="float" office:value="50000" calcext:value-type="float">
            <text:p>50000</text:p>
          </table:table-cell>
          <table:table-cell office:value-type="float" office:value="606471000" calcext:value-type="float">
            <text:p>606471000</text:p>
          </table:table-cell>
          <table:table-cell table:formula="of:=IF([.E588]-[.B588]=0;0;1)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50000" calcext:value-type="float">
            <text:p>50000</text:p>
          </table:table-cell>
          <table:table-cell office:value-type="float" office:value="610224000" calcext:value-type="float">
            <text:p>610224000</text:p>
          </table:table-cell>
          <table:table-cell office:value-type="float" office:value="586" calcext:value-type="float">
            <text:p>586</text:p>
          </table:table-cell>
          <table:table-cell office:value-type="float" office:value="50000" calcext:value-type="float">
            <text:p>50000</text:p>
          </table:table-cell>
          <table:table-cell office:value-type="float" office:value="616226000" calcext:value-type="float">
            <text:p>616226000</text:p>
          </table:table-cell>
          <table:table-cell table:formula="of:=IF([.L588]-[.I588]=0;0;1)" office:value-type="float" office:value="0" calcext:value-type="float">
            <text:p>0</text:p>
          </table:table-cell>
          <table:table-cell table:formula="of:=IF([.L588]-[.B5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91" calcext:value-type="float">
            <text:p>1191</text:p>
          </table:table-cell>
          <table:table-cell office:value-type="float" office:value="77276000" calcext:value-type="float">
            <text:p>77276000</text:p>
          </table:table-cell>
          <table:table-cell office:value-type="float" office:value="587" calcext:value-type="float">
            <text:p>587</text:p>
          </table:table-cell>
          <table:table-cell office:value-type="float" office:value="1191" calcext:value-type="float">
            <text:p>1191</text:p>
          </table:table-cell>
          <table:table-cell office:value-type="float" office:value="77750000" calcext:value-type="float">
            <text:p>77750000</text:p>
          </table:table-cell>
          <table:table-cell table:formula="of:=IF([.E589]-[.B589]=0;0;1)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1191" calcext:value-type="float">
            <text:p>1191</text:p>
          </table:table-cell>
          <table:table-cell office:value-type="float" office:value="79837999" calcext:value-type="float">
            <text:p>79837999</text:p>
          </table:table-cell>
          <table:table-cell office:value-type="float" office:value="587" calcext:value-type="float">
            <text:p>587</text:p>
          </table:table-cell>
          <table:table-cell office:value-type="float" office:value="1191" calcext:value-type="float">
            <text:p>1191</text:p>
          </table:table-cell>
          <table:table-cell office:value-type="float" office:value="75293000" calcext:value-type="float">
            <text:p>75293000</text:p>
          </table:table-cell>
          <table:table-cell table:formula="of:=IF([.L589]-[.I589]=0;0;1)" office:value-type="float" office:value="0" calcext:value-type="float">
            <text:p>0</text:p>
          </table:table-cell>
          <table:table-cell table:formula="of:=IF([.L589]-[.B5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0000" calcext:value-type="float">
            <text:p>50000</text:p>
          </table:table-cell>
          <table:table-cell office:value-type="float" office:value="563680000" calcext:value-type="float">
            <text:p>563680000</text:p>
          </table:table-cell>
          <table:table-cell office:value-type="float" office:value="588" calcext:value-type="float">
            <text:p>588</text:p>
          </table:table-cell>
          <table:table-cell office:value-type="float" office:value="50000" calcext:value-type="float">
            <text:p>50000</text:p>
          </table:table-cell>
          <table:table-cell office:value-type="float" office:value="574634000" calcext:value-type="float">
            <text:p>574634000</text:p>
          </table:table-cell>
          <table:table-cell table:formula="of:=IF([.E590]-[.B590]=0;0;1)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50000" calcext:value-type="float">
            <text:p>50000</text:p>
          </table:table-cell>
          <table:table-cell office:value-type="float" office:value="606333999" calcext:value-type="float">
            <text:p>606333999</text:p>
          </table:table-cell>
          <table:table-cell office:value-type="float" office:value="588" calcext:value-type="float">
            <text:p>588</text:p>
          </table:table-cell>
          <table:table-cell office:value-type="float" office:value="50000" calcext:value-type="float">
            <text:p>50000</text:p>
          </table:table-cell>
          <table:table-cell office:value-type="float" office:value="668257000" calcext:value-type="float">
            <text:p>668257000</text:p>
          </table:table-cell>
          <table:table-cell table:formula="of:=IF([.L590]-[.I590]=0;0;1)" office:value-type="float" office:value="0" calcext:value-type="float">
            <text:p>0</text:p>
          </table:table-cell>
          <table:table-cell table:formula="of:=IF([.L590]-[.B5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000" calcext:value-type="float">
            <text:p>50000</text:p>
          </table:table-cell>
          <table:table-cell office:value-type="float" office:value="452221999" calcext:value-type="float">
            <text:p>452221999</text:p>
          </table:table-cell>
          <table:table-cell office:value-type="float" office:value="589" calcext:value-type="float">
            <text:p>589</text:p>
          </table:table-cell>
          <table:table-cell office:value-type="float" office:value="50000" calcext:value-type="float">
            <text:p>50000</text:p>
          </table:table-cell>
          <table:table-cell office:value-type="float" office:value="454864000" calcext:value-type="float">
            <text:p>454864000</text:p>
          </table:table-cell>
          <table:table-cell table:formula="of:=IF([.E591]-[.B591]=0;0;1)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50000" calcext:value-type="float">
            <text:p>50000</text:p>
          </table:table-cell>
          <table:table-cell office:value-type="float" office:value="455677000" calcext:value-type="float">
            <text:p>455677000</text:p>
          </table:table-cell>
          <table:table-cell office:value-type="float" office:value="589" calcext:value-type="float">
            <text:p>589</text:p>
          </table:table-cell>
          <table:table-cell office:value-type="float" office:value="50000" calcext:value-type="float">
            <text:p>50000</text:p>
          </table:table-cell>
          <table:table-cell office:value-type="float" office:value="627585000" calcext:value-type="float">
            <text:p>627585000</text:p>
          </table:table-cell>
          <table:table-cell table:formula="of:=IF([.L591]-[.I591]=0;0;1)" office:value-type="float" office:value="0" calcext:value-type="float">
            <text:p>0</text:p>
          </table:table-cell>
          <table:table-cell table:formula="of:=IF([.L591]-[.B5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0000" calcext:value-type="float">
            <text:p>50000</text:p>
          </table:table-cell>
          <table:table-cell office:value-type="float" office:value="540130000" calcext:value-type="float">
            <text:p>540130000</text:p>
          </table:table-cell>
          <table:table-cell office:value-type="float" office:value="590" calcext:value-type="float">
            <text:p>59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210000" calcext:value-type="float">
            <text:p>550210000</text:p>
          </table:table-cell>
          <table:table-cell table:formula="of:=IF([.E592]-[.B592]=0;0;1)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686999" calcext:value-type="float">
            <text:p>550686999</text:p>
          </table:table-cell>
          <table:table-cell office:value-type="float" office:value="590" calcext:value-type="float">
            <text:p>590</text:p>
          </table:table-cell>
          <table:table-cell office:value-type="float" office:value="50000" calcext:value-type="float">
            <text:p>50000</text:p>
          </table:table-cell>
          <table:table-cell office:value-type="float" office:value="595353000" calcext:value-type="float">
            <text:p>595353000</text:p>
          </table:table-cell>
          <table:table-cell table:formula="of:=IF([.L592]-[.I592]=0;0;1)" office:value-type="float" office:value="0" calcext:value-type="float">
            <text:p>0</text:p>
          </table:table-cell>
          <table:table-cell table:formula="of:=IF([.L592]-[.B5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000" calcext:value-type="float">
            <text:p>50000</text:p>
          </table:table-cell>
          <table:table-cell office:value-type="float" office:value="603225000" calcext:value-type="float">
            <text:p>603225000</text:p>
          </table:table-cell>
          <table:table-cell office:value-type="float" office:value="591" calcext:value-type="float">
            <text:p>591</text:p>
          </table:table-cell>
          <table:table-cell office:value-type="float" office:value="50000" calcext:value-type="float">
            <text:p>50000</text:p>
          </table:table-cell>
          <table:table-cell office:value-type="float" office:value="596040000" calcext:value-type="float">
            <text:p>596040000</text:p>
          </table:table-cell>
          <table:table-cell table:formula="of:=IF([.E593]-[.B593]=0;0;1)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50000" calcext:value-type="float">
            <text:p>50000</text:p>
          </table:table-cell>
          <table:table-cell office:value-type="float" office:value="612175000" calcext:value-type="float">
            <text:p>612175000</text:p>
          </table:table-cell>
          <table:table-cell office:value-type="float" office:value="591" calcext:value-type="float">
            <text:p>591</text:p>
          </table:table-cell>
          <table:table-cell office:value-type="float" office:value="50000" calcext:value-type="float">
            <text:p>50000</text:p>
          </table:table-cell>
          <table:table-cell office:value-type="float" office:value="612020000" calcext:value-type="float">
            <text:p>612020000</text:p>
          </table:table-cell>
          <table:table-cell table:formula="of:=IF([.L593]-[.I593]=0;0;1)" office:value-type="float" office:value="0" calcext:value-type="float">
            <text:p>0</text:p>
          </table:table-cell>
          <table:table-cell table:formula="of:=IF([.L593]-[.B5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0000" calcext:value-type="float">
            <text:p>50000</text:p>
          </table:table-cell>
          <table:table-cell office:value-type="float" office:value="1178015000" calcext:value-type="float">
            <text:p>1178015000</text:p>
          </table:table-cell>
          <table:table-cell office:value-type="float" office:value="592" calcext:value-type="float">
            <text:p>592</text:p>
          </table:table-cell>
          <table:table-cell office:value-type="float" office:value="50000" calcext:value-type="float">
            <text:p>50000</text:p>
          </table:table-cell>
          <table:table-cell office:value-type="float" office:value="1175062000" calcext:value-type="float">
            <text:p>1175062000</text:p>
          </table:table-cell>
          <table:table-cell table:formula="of:=IF([.E594]-[.B594]=0;0;1)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50000" calcext:value-type="float">
            <text:p>50000</text:p>
          </table:table-cell>
          <table:table-cell office:value-type="float" office:value="1188550000" calcext:value-type="float">
            <text:p>1188550000</text:p>
          </table:table-cell>
          <table:table-cell office:value-type="float" office:value="592" calcext:value-type="float">
            <text:p>592</text:p>
          </table:table-cell>
          <table:table-cell office:value-type="float" office:value="50000" calcext:value-type="float">
            <text:p>50000</text:p>
          </table:table-cell>
          <table:table-cell office:value-type="float" office:value="1312401000" calcext:value-type="float">
            <text:p>1312401000</text:p>
          </table:table-cell>
          <table:table-cell table:formula="of:=IF([.L594]-[.I594]=0;0;1)" office:value-type="float" office:value="0" calcext:value-type="float">
            <text:p>0</text:p>
          </table:table-cell>
          <table:table-cell table:formula="of:=IF([.L594]-[.B5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0000" calcext:value-type="float">
            <text:p>50000</text:p>
          </table:table-cell>
          <table:table-cell office:value-type="float" office:value="196001999" calcext:value-type="float">
            <text:p>196001999</text:p>
          </table:table-cell>
          <table:table-cell office:value-type="float" office:value="593" calcext:value-type="float">
            <text:p>593</text:p>
          </table:table-cell>
          <table:table-cell office:value-type="float" office:value="50000" calcext:value-type="float">
            <text:p>50000</text:p>
          </table:table-cell>
          <table:table-cell office:value-type="float" office:value="252548000" calcext:value-type="float">
            <text:p>252548000</text:p>
          </table:table-cell>
          <table:table-cell table:formula="of:=IF([.E595]-[.B595]=0;0;1)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50000" calcext:value-type="float">
            <text:p>50000</text:p>
          </table:table-cell>
          <table:table-cell office:value-type="float" office:value="266262999" calcext:value-type="float">
            <text:p>266262999</text:p>
          </table:table-cell>
          <table:table-cell office:value-type="float" office:value="593" calcext:value-type="float">
            <text:p>593</text:p>
          </table:table-cell>
          <table:table-cell office:value-type="float" office:value="50000" calcext:value-type="float">
            <text:p>50000</text:p>
          </table:table-cell>
          <table:table-cell office:value-type="float" office:value="244123999" calcext:value-type="float">
            <text:p>244123999</text:p>
          </table:table-cell>
          <table:table-cell table:formula="of:=IF([.L595]-[.I595]=0;0;1)" office:value-type="float" office:value="0" calcext:value-type="float">
            <text:p>0</text:p>
          </table:table-cell>
          <table:table-cell table:formula="of:=IF([.L595]-[.B5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106871999" calcext:value-type="float">
            <text:p>1106871999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095531000" calcext:value-type="float">
            <text:p>1095531000</text:p>
          </table:table-cell>
          <table:table-cell table:formula="of:=IF([.E596]-[.B596]=0;0;1)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104344000" calcext:value-type="float">
            <text:p>1104344000</text:p>
          </table:table-cell>
          <table:table-cell office:value-type="float" office:value="594" calcext:value-type="float">
            <text:p>594</text:p>
          </table:table-cell>
          <table:table-cell office:value-type="float" office:value="54" calcext:value-type="float">
            <text:p>54</text:p>
          </table:table-cell>
          <table:table-cell office:value-type="float" office:value="1271191999" calcext:value-type="float">
            <text:p>1271191999</text:p>
          </table:table-cell>
          <table:table-cell table:formula="of:=IF([.L596]-[.I596]=0;0;1)" office:value-type="float" office:value="0" calcext:value-type="float">
            <text:p>0</text:p>
          </table:table-cell>
          <table:table-cell table:formula="of:=IF([.L596]-[.B5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4565" calcext:value-type="float">
            <text:p>44565</text:p>
          </table:table-cell>
          <table:table-cell office:value-type="float" office:value="780374000" calcext:value-type="float">
            <text:p>780374000</text:p>
          </table:table-cell>
          <table:table-cell office:value-type="float" office:value="595" calcext:value-type="float">
            <text:p>595</text:p>
          </table:table-cell>
          <table:table-cell office:value-type="float" office:value="44565" calcext:value-type="float">
            <text:p>44565</text:p>
          </table:table-cell>
          <table:table-cell office:value-type="float" office:value="763668000" calcext:value-type="float">
            <text:p>763668000</text:p>
          </table:table-cell>
          <table:table-cell table:formula="of:=IF([.E597]-[.B597]=0;0;1)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4565" calcext:value-type="float">
            <text:p>44565</text:p>
          </table:table-cell>
          <table:table-cell office:value-type="float" office:value="776084000" calcext:value-type="float">
            <text:p>776084000</text:p>
          </table:table-cell>
          <table:table-cell office:value-type="float" office:value="595" calcext:value-type="float">
            <text:p>595</text:p>
          </table:table-cell>
          <table:table-cell office:value-type="float" office:value="44565" calcext:value-type="float">
            <text:p>44565</text:p>
          </table:table-cell>
          <table:table-cell office:value-type="float" office:value="874185999" calcext:value-type="float">
            <text:p>874185999</text:p>
          </table:table-cell>
          <table:table-cell table:formula="of:=IF([.L597]-[.I597]=0;0;1)" office:value-type="float" office:value="0" calcext:value-type="float">
            <text:p>0</text:p>
          </table:table-cell>
          <table:table-cell table:formula="of:=IF([.L597]-[.B5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158555000" calcext:value-type="float">
            <text:p>5158555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971595000" calcext:value-type="float">
            <text:p>4971595000</text:p>
          </table:table-cell>
          <table:table-cell table:formula="of:=IF([.E598]-[.B598]=0;0;1)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040643000" calcext:value-type="float">
            <text:p>504064300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4789050000" calcext:value-type="float">
            <text:p>4789050000</text:p>
          </table:table-cell>
          <table:table-cell table:formula="of:=IF([.L598]-[.I598]=0;0;1)" office:value-type="float" office:value="0" calcext:value-type="float">
            <text:p>0</text:p>
          </table:table-cell>
          <table:table-cell table:formula="of:=IF([.L598]-[.B5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0000" calcext:value-type="float">
            <text:p>50000</text:p>
          </table:table-cell>
          <table:table-cell office:value-type="float" office:value="6383780000" calcext:value-type="float">
            <text:p>6383780000</text:p>
          </table:table-cell>
          <table:table-cell office:value-type="float" office:value="597" calcext:value-type="float">
            <text:p>597</text:p>
          </table:table-cell>
          <table:table-cell office:value-type="float" office:value="50000" calcext:value-type="float">
            <text:p>50000</text:p>
          </table:table-cell>
          <table:table-cell office:value-type="float" office:value="6059788999" calcext:value-type="float">
            <text:p>6059788999</text:p>
          </table:table-cell>
          <table:table-cell table:formula="of:=IF([.E599]-[.B599]=0;0;1)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0000" calcext:value-type="float">
            <text:p>50000</text:p>
          </table:table-cell>
          <table:table-cell office:value-type="float" office:value="6059509999" calcext:value-type="float">
            <text:p>6059509999</text:p>
          </table:table-cell>
          <table:table-cell office:value-type="float" office:value="597" calcext:value-type="float">
            <text:p>597</text:p>
          </table:table-cell>
          <table:table-cell office:value-type="float" office:value="50000" calcext:value-type="float">
            <text:p>50000</text:p>
          </table:table-cell>
          <table:table-cell office:value-type="float" office:value="5679800999" calcext:value-type="float">
            <text:p>5679800999</text:p>
          </table:table-cell>
          <table:table-cell table:formula="of:=IF([.L599]-[.I599]=0;0;1)" office:value-type="float" office:value="0" calcext:value-type="float">
            <text:p>0</text:p>
          </table:table-cell>
          <table:table-cell table:formula="of:=IF([.L599]-[.B5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000" calcext:value-type="float">
            <text:p>50000</text:p>
          </table:table-cell>
          <table:table-cell office:value-type="float" office:value="765542000" calcext:value-type="float">
            <text:p>765542000</text:p>
          </table:table-cell>
          <table:table-cell office:value-type="float" office:value="598" calcext:value-type="float">
            <text:p>598</text:p>
          </table:table-cell>
          <table:table-cell office:value-type="float" office:value="50000" calcext:value-type="float">
            <text:p>50000</text:p>
          </table:table-cell>
          <table:table-cell office:value-type="float" office:value="774347000" calcext:value-type="float">
            <text:p>774347000</text:p>
          </table:table-cell>
          <table:table-cell table:formula="of:=IF([.E600]-[.B600]=0;0;1)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50000" calcext:value-type="float">
            <text:p>50000</text:p>
          </table:table-cell>
          <table:table-cell office:value-type="float" office:value="765201000" calcext:value-type="float">
            <text:p>765201000</text:p>
          </table:table-cell>
          <table:table-cell office:value-type="float" office:value="598" calcext:value-type="float">
            <text:p>598</text:p>
          </table:table-cell>
          <table:table-cell office:value-type="float" office:value="50000" calcext:value-type="float">
            <text:p>50000</text:p>
          </table:table-cell>
          <table:table-cell office:value-type="float" office:value="988128000" calcext:value-type="float">
            <text:p>988128000</text:p>
          </table:table-cell>
          <table:table-cell table:formula="of:=IF([.L600]-[.I600]=0;0;1)" office:value-type="float" office:value="0" calcext:value-type="float">
            <text:p>0</text:p>
          </table:table-cell>
          <table:table-cell table:formula="of:=IF([.L600]-[.B6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0000" calcext:value-type="float">
            <text:p>50000</text:p>
          </table:table-cell>
          <table:table-cell office:value-type="float" office:value="590314000" calcext:value-type="float">
            <text:p>590314000</text:p>
          </table:table-cell>
          <table:table-cell office:value-type="float" office:value="599" calcext:value-type="float">
            <text:p>599</text:p>
          </table:table-cell>
          <table:table-cell office:value-type="float" office:value="50000" calcext:value-type="float">
            <text:p>50000</text:p>
          </table:table-cell>
          <table:table-cell office:value-type="float" office:value="608314999" calcext:value-type="float">
            <text:p>608314999</text:p>
          </table:table-cell>
          <table:table-cell table:formula="of:=IF([.E601]-[.B601]=0;0;1)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50000" calcext:value-type="float">
            <text:p>50000</text:p>
          </table:table-cell>
          <table:table-cell office:value-type="float" office:value="591212000" calcext:value-type="float">
            <text:p>591212000</text:p>
          </table:table-cell>
          <table:table-cell office:value-type="float" office:value="599" calcext:value-type="float">
            <text:p>599</text:p>
          </table:table-cell>
          <table:table-cell office:value-type="float" office:value="50000" calcext:value-type="float">
            <text:p>50000</text:p>
          </table:table-cell>
          <table:table-cell office:value-type="float" office:value="670922999" calcext:value-type="float">
            <text:p>670922999</text:p>
          </table:table-cell>
          <table:table-cell table:formula="of:=IF([.L601]-[.I601]=0;0;1)" office:value-type="float" office:value="0" calcext:value-type="float">
            <text:p>0</text:p>
          </table:table-cell>
          <table:table-cell table:formula="of:=IF([.L601]-[.B6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00" calcext:value-type="float">
            <text:p>50000</text:p>
          </table:table-cell>
          <table:table-cell office:value-type="float" office:value="768386999" calcext:value-type="float">
            <text:p>768386999</text:p>
          </table:table-cell>
          <table:table-cell office:value-type="float" office:value="600" calcext:value-type="float">
            <text:p>600</text:p>
          </table:table-cell>
          <table:table-cell office:value-type="float" office:value="50000" calcext:value-type="float">
            <text:p>50000</text:p>
          </table:table-cell>
          <table:table-cell office:value-type="float" office:value="784242999" calcext:value-type="float">
            <text:p>784242999</text:p>
          </table:table-cell>
          <table:table-cell table:formula="of:=IF([.E602]-[.B602]=0;0;1)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00" calcext:value-type="float">
            <text:p>50000</text:p>
          </table:table-cell>
          <table:table-cell office:value-type="float" office:value="771640000" calcext:value-type="float">
            <text:p>771640000</text:p>
          </table:table-cell>
          <table:table-cell office:value-type="float" office:value="600" calcext:value-type="float">
            <text:p>600</text:p>
          </table:table-cell>
          <table:table-cell office:value-type="float" office:value="50000" calcext:value-type="float">
            <text:p>50000</text:p>
          </table:table-cell>
          <table:table-cell office:value-type="float" office:value="921113000" calcext:value-type="float">
            <text:p>921113000</text:p>
          </table:table-cell>
          <table:table-cell table:formula="of:=IF([.L602]-[.I602]=0;0;1)" office:value-type="float" office:value="0" calcext:value-type="float">
            <text:p>0</text:p>
          </table:table-cell>
          <table:table-cell table:formula="of:=IF([.L602]-[.B6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0000" calcext:value-type="float">
            <text:p>50000</text:p>
          </table:table-cell>
          <table:table-cell office:value-type="float" office:value="670964000" calcext:value-type="float">
            <text:p>670964000</text:p>
          </table:table-cell>
          <table:table-cell office:value-type="float" office:value="601" calcext:value-type="float">
            <text:p>601</text:p>
          </table:table-cell>
          <table:table-cell office:value-type="float" office:value="50000" calcext:value-type="float">
            <text:p>50000</text:p>
          </table:table-cell>
          <table:table-cell office:value-type="float" office:value="681097000" calcext:value-type="float">
            <text:p>681097000</text:p>
          </table:table-cell>
          <table:table-cell table:formula="of:=IF([.E603]-[.B603]=0;0;1)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50000" calcext:value-type="float">
            <text:p>50000</text:p>
          </table:table-cell>
          <table:table-cell office:value-type="float" office:value="687882000" calcext:value-type="float">
            <text:p>687882000</text:p>
          </table:table-cell>
          <table:table-cell office:value-type="float" office:value="601" calcext:value-type="float">
            <text:p>601</text:p>
          </table:table-cell>
          <table:table-cell office:value-type="float" office:value="50000" calcext:value-type="float">
            <text:p>50000</text:p>
          </table:table-cell>
          <table:table-cell office:value-type="float" office:value="781339999" calcext:value-type="float">
            <text:p>781339999</text:p>
          </table:table-cell>
          <table:table-cell table:formula="of:=IF([.L603]-[.I603]=0;0;1)" office:value-type="float" office:value="0" calcext:value-type="float">
            <text:p>0</text:p>
          </table:table-cell>
          <table:table-cell table:formula="of:=IF([.L603]-[.B6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748" calcext:value-type="float">
            <text:p>4748</text:p>
          </table:table-cell>
          <table:table-cell office:value-type="float" office:value="129543999" calcext:value-type="float">
            <text:p>129543999</text:p>
          </table:table-cell>
          <table:table-cell office:value-type="float" office:value="602" calcext:value-type="float">
            <text:p>602</text:p>
          </table:table-cell>
          <table:table-cell office:value-type="float" office:value="4748" calcext:value-type="float">
            <text:p>4748</text:p>
          </table:table-cell>
          <table:table-cell office:value-type="float" office:value="127928999" calcext:value-type="float">
            <text:p>127928999</text:p>
          </table:table-cell>
          <table:table-cell table:formula="of:=IF([.E604]-[.B604]=0;0;1)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4748" calcext:value-type="float">
            <text:p>4748</text:p>
          </table:table-cell>
          <table:table-cell office:value-type="float" office:value="130757999" calcext:value-type="float">
            <text:p>130757999</text:p>
          </table:table-cell>
          <table:table-cell office:value-type="float" office:value="602" calcext:value-type="float">
            <text:p>602</text:p>
          </table:table-cell>
          <table:table-cell office:value-type="float" office:value="4748" calcext:value-type="float">
            <text:p>4748</text:p>
          </table:table-cell>
          <table:table-cell office:value-type="float" office:value="134425000" calcext:value-type="float">
            <text:p>134425000</text:p>
          </table:table-cell>
          <table:table-cell table:formula="of:=IF([.L604]-[.I604]=0;0;1)" office:value-type="float" office:value="0" calcext:value-type="float">
            <text:p>0</text:p>
          </table:table-cell>
          <table:table-cell table:formula="of:=IF([.L604]-[.B6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000" calcext:value-type="float">
            <text:p>50000</text:p>
          </table:table-cell>
          <table:table-cell office:value-type="float" office:value="688052999" calcext:value-type="float">
            <text:p>688052999</text:p>
          </table:table-cell>
          <table:table-cell office:value-type="float" office:value="603" calcext:value-type="float">
            <text:p>603</text:p>
          </table:table-cell>
          <table:table-cell office:value-type="float" office:value="50000" calcext:value-type="float">
            <text:p>50000</text:p>
          </table:table-cell>
          <table:table-cell office:value-type="float" office:value="691811000" calcext:value-type="float">
            <text:p>691811000</text:p>
          </table:table-cell>
          <table:table-cell table:formula="of:=IF([.E605]-[.B605]=0;0;1)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50000" calcext:value-type="float">
            <text:p>50000</text:p>
          </table:table-cell>
          <table:table-cell office:value-type="float" office:value="703303000" calcext:value-type="float">
            <text:p>703303000</text:p>
          </table:table-cell>
          <table:table-cell office:value-type="float" office:value="603" calcext:value-type="float">
            <text:p>603</text:p>
          </table:table-cell>
          <table:table-cell office:value-type="float" office:value="50000" calcext:value-type="float">
            <text:p>50000</text:p>
          </table:table-cell>
          <table:table-cell office:value-type="float" office:value="339954000" calcext:value-type="float">
            <text:p>339954000</text:p>
          </table:table-cell>
          <table:table-cell table:formula="of:=IF([.L605]-[.I605]=0;0;1)" office:value-type="float" office:value="0" calcext:value-type="float">
            <text:p>0</text:p>
          </table:table-cell>
          <table:table-cell table:formula="of:=IF([.L605]-[.B6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76551000" calcext:value-type="float">
            <text:p>1176551000</text:p>
          </table:table-cell>
          <table:table-cell office:value-type="float" office:value="604" calcext:value-type="float">
            <text:p>6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85629000" calcext:value-type="float">
            <text:p>1185629000</text:p>
          </table:table-cell>
          <table:table-cell table:formula="of:=IF([.E606]-[.B606]=0;0;1)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78661999" calcext:value-type="float">
            <text:p>1178661999</text:p>
          </table:table-cell>
          <table:table-cell office:value-type="float" office:value="604" calcext:value-type="float">
            <text:p>604</text:p>
          </table:table-cell>
          <table:table-cell office:value-type="float" office:value="50000" calcext:value-type="float">
            <text:p>50000</text:p>
          </table:table-cell>
          <table:table-cell office:value-type="float" office:value="1381270000" calcext:value-type="float">
            <text:p>1381270000</text:p>
          </table:table-cell>
          <table:table-cell table:formula="of:=IF([.L606]-[.I606]=0;0;1)" office:value-type="float" office:value="0" calcext:value-type="float">
            <text:p>0</text:p>
          </table:table-cell>
          <table:table-cell table:formula="of:=IF([.L606]-[.B6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8518" calcext:value-type="float">
            <text:p>38518</text:p>
          </table:table-cell>
          <table:table-cell office:value-type="float" office:value="500313000" calcext:value-type="float">
            <text:p>500313000</text:p>
          </table:table-cell>
          <table:table-cell office:value-type="float" office:value="605" calcext:value-type="float">
            <text:p>605</text:p>
          </table:table-cell>
          <table:table-cell office:value-type="float" office:value="38518" calcext:value-type="float">
            <text:p>38518</text:p>
          </table:table-cell>
          <table:table-cell office:value-type="float" office:value="501333000" calcext:value-type="float">
            <text:p>501333000</text:p>
          </table:table-cell>
          <table:table-cell table:formula="of:=IF([.E607]-[.B607]=0;0;1)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8518" calcext:value-type="float">
            <text:p>38518</text:p>
          </table:table-cell>
          <table:table-cell office:value-type="float" office:value="504285000" calcext:value-type="float">
            <text:p>504285000</text:p>
          </table:table-cell>
          <table:table-cell office:value-type="float" office:value="605" calcext:value-type="float">
            <text:p>605</text:p>
          </table:table-cell>
          <table:table-cell office:value-type="float" office:value="38518" calcext:value-type="float">
            <text:p>38518</text:p>
          </table:table-cell>
          <table:table-cell office:value-type="float" office:value="544765000" calcext:value-type="float">
            <text:p>544765000</text:p>
          </table:table-cell>
          <table:table-cell table:formula="of:=IF([.L607]-[.I607]=0;0;1)" office:value-type="float" office:value="0" calcext:value-type="float">
            <text:p>0</text:p>
          </table:table-cell>
          <table:table-cell table:formula="of:=IF([.L607]-[.B6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000" calcext:value-type="float">
            <text:p>50000</text:p>
          </table:table-cell>
          <table:table-cell office:value-type="float" office:value="686994000" calcext:value-type="float">
            <text:p>686994000</text:p>
          </table:table-cell>
          <table:table-cell office:value-type="float" office:value="606" calcext:value-type="float">
            <text:p>606</text:p>
          </table:table-cell>
          <table:table-cell office:value-type="float" office:value="50000" calcext:value-type="float">
            <text:p>50000</text:p>
          </table:table-cell>
          <table:table-cell office:value-type="float" office:value="706477000" calcext:value-type="float">
            <text:p>706477000</text:p>
          </table:table-cell>
          <table:table-cell table:formula="of:=IF([.E608]-[.B608]=0;0;1)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50000" calcext:value-type="float">
            <text:p>50000</text:p>
          </table:table-cell>
          <table:table-cell office:value-type="float" office:value="716538000" calcext:value-type="float">
            <text:p>716538000</text:p>
          </table:table-cell>
          <table:table-cell office:value-type="float" office:value="606" calcext:value-type="float">
            <text:p>606</text:p>
          </table:table-cell>
          <table:table-cell office:value-type="float" office:value="50000" calcext:value-type="float">
            <text:p>50000</text:p>
          </table:table-cell>
          <table:table-cell office:value-type="float" office:value="817990999" calcext:value-type="float">
            <text:p>817990999</text:p>
          </table:table-cell>
          <table:table-cell table:formula="of:=IF([.L608]-[.I608]=0;0;1)" office:value-type="float" office:value="0" calcext:value-type="float">
            <text:p>0</text:p>
          </table:table-cell>
          <table:table-cell table:formula="of:=IF([.L608]-[.B6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1844000" calcext:value-type="float">
            <text:p>1844000</text:p>
          </table:table-cell>
          <table:table-cell table:formula="of:=IF([.E609]-[.B609]=0;0;1)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2291999" calcext:value-type="float">
            <text:p>2291999</text:p>
          </table:table-cell>
          <table:table-cell office:value-type="float" office:value="607" calcext:value-type="float">
            <text:p>607</text:p>
          </table:table-cell>
          <table:table-cell office:value-type="float" office:value="93" calcext:value-type="float">
            <text:p>93</text:p>
          </table:table-cell>
          <table:table-cell office:value-type="float" office:value="2621999" calcext:value-type="float">
            <text:p>2621999</text:p>
          </table:table-cell>
          <table:table-cell table:formula="of:=IF([.L609]-[.I609]=0;0;1)" office:value-type="float" office:value="0" calcext:value-type="float">
            <text:p>0</text:p>
          </table:table-cell>
          <table:table-cell table:formula="of:=IF([.L609]-[.B6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000" calcext:value-type="float">
            <text:p>50000</text:p>
          </table:table-cell>
          <table:table-cell office:value-type="float" office:value="831611000" calcext:value-type="float">
            <text:p>831611000</text:p>
          </table:table-cell>
          <table:table-cell office:value-type="float" office:value="608" calcext:value-type="float">
            <text:p>608</text:p>
          </table:table-cell>
          <table:table-cell office:value-type="float" office:value="50000" calcext:value-type="float">
            <text:p>50000</text:p>
          </table:table-cell>
          <table:table-cell office:value-type="float" office:value="846487000" calcext:value-type="float">
            <text:p>846487000</text:p>
          </table:table-cell>
          <table:table-cell table:formula="of:=IF([.E610]-[.B610]=0;0;1)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50000" calcext:value-type="float">
            <text:p>50000</text:p>
          </table:table-cell>
          <table:table-cell office:value-type="float" office:value="838032999" calcext:value-type="float">
            <text:p>838032999</text:p>
          </table:table-cell>
          <table:table-cell office:value-type="float" office:value="608" calcext:value-type="float">
            <text:p>608</text:p>
          </table:table-cell>
          <table:table-cell office:value-type="float" office:value="50000" calcext:value-type="float">
            <text:p>50000</text:p>
          </table:table-cell>
          <table:table-cell office:value-type="float" office:value="1056954999" calcext:value-type="float">
            <text:p>1056954999</text:p>
          </table:table-cell>
          <table:table-cell table:formula="of:=IF([.L610]-[.I610]=0;0;1)" office:value-type="float" office:value="0" calcext:value-type="float">
            <text:p>0</text:p>
          </table:table-cell>
          <table:table-cell table:formula="of:=IF([.L610]-[.B6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0000" calcext:value-type="float">
            <text:p>50000</text:p>
          </table:table-cell>
          <table:table-cell office:value-type="float" office:value="293282999" calcext:value-type="float">
            <text:p>293282999</text:p>
          </table:table-cell>
          <table:table-cell office:value-type="float" office:value="609" calcext:value-type="float">
            <text:p>609</text:p>
          </table:table-cell>
          <table:table-cell office:value-type="float" office:value="50000" calcext:value-type="float">
            <text:p>50000</text:p>
          </table:table-cell>
          <table:table-cell office:value-type="float" office:value="298954000" calcext:value-type="float">
            <text:p>298954000</text:p>
          </table:table-cell>
          <table:table-cell table:formula="of:=IF([.E611]-[.B611]=0;0;1)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0000" calcext:value-type="float">
            <text:p>50000</text:p>
          </table:table-cell>
          <table:table-cell office:value-type="float" office:value="292242000" calcext:value-type="float">
            <text:p>292242000</text:p>
          </table:table-cell>
          <table:table-cell office:value-type="float" office:value="609" calcext:value-type="float">
            <text:p>609</text:p>
          </table:table-cell>
          <table:table-cell office:value-type="float" office:value="50000" calcext:value-type="float">
            <text:p>50000</text:p>
          </table:table-cell>
          <table:table-cell office:value-type="float" office:value="397603999" calcext:value-type="float">
            <text:p>397603999</text:p>
          </table:table-cell>
          <table:table-cell table:formula="of:=IF([.L611]-[.I611]=0;0;1)" office:value-type="float" office:value="0" calcext:value-type="float">
            <text:p>0</text:p>
          </table:table-cell>
          <table:table-cell table:formula="of:=IF([.L611]-[.B6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680000" calcext:value-type="float">
            <text:p>750680000</text:p>
          </table:table-cell>
          <table:table-cell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float" office:value="763431000" calcext:value-type="float">
            <text:p>763431000</text:p>
          </table:table-cell>
          <table:table-cell table:formula="of:=IF([.E612]-[.B612]=0;0;1)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float" office:value="747367999" calcext:value-type="float">
            <text:p>747367999</text:p>
          </table:table-cell>
          <table:table-cell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float" office:value="917122999" calcext:value-type="float">
            <text:p>917122999</text:p>
          </table:table-cell>
          <table:table-cell table:formula="of:=IF([.L612]-[.I612]=0;0;1)" office:value-type="float" office:value="0" calcext:value-type="float">
            <text:p>0</text:p>
          </table:table-cell>
          <table:table-cell table:formula="of:=IF([.L612]-[.B6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7607" calcext:value-type="float">
            <text:p>17607</text:p>
          </table:table-cell>
          <table:table-cell office:value-type="float" office:value="60097000" calcext:value-type="float">
            <text:p>60097000</text:p>
          </table:table-cell>
          <table:table-cell office:value-type="float" office:value="611" calcext:value-type="float">
            <text:p>611</text:p>
          </table:table-cell>
          <table:table-cell office:value-type="float" office:value="17607" calcext:value-type="float">
            <text:p>17607</text:p>
          </table:table-cell>
          <table:table-cell office:value-type="float" office:value="59489999" calcext:value-type="float">
            <text:p>59489999</text:p>
          </table:table-cell>
          <table:table-cell table:formula="of:=IF([.E613]-[.B613]=0;0;1)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17607" calcext:value-type="float">
            <text:p>17607</text:p>
          </table:table-cell>
          <table:table-cell office:value-type="float" office:value="60899999" calcext:value-type="float">
            <text:p>60899999</text:p>
          </table:table-cell>
          <table:table-cell office:value-type="float" office:value="611" calcext:value-type="float">
            <text:p>611</text:p>
          </table:table-cell>
          <table:table-cell office:value-type="float" office:value="17607" calcext:value-type="float">
            <text:p>17607</text:p>
          </table:table-cell>
          <table:table-cell office:value-type="float" office:value="55763999" calcext:value-type="float">
            <text:p>55763999</text:p>
          </table:table-cell>
          <table:table-cell table:formula="of:=IF([.L613]-[.I613]=0;0;1)" office:value-type="float" office:value="0" calcext:value-type="float">
            <text:p>0</text:p>
          </table:table-cell>
          <table:table-cell table:formula="of:=IF([.L613]-[.B6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formula="of:=IF([.E614]-[.B614]=0;0;1)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table:formula="of:=IF([.L614]-[.I614]=0;0;1)" office:value-type="float" office:value="0" calcext:value-type="float">
            <text:p>0</text:p>
          </table:table-cell>
          <table:table-cell table:formula="of:=IF([.L614]-[.B6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631000" calcext:value-type="float">
            <text:p>63100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612000" calcext:value-type="float">
            <text:p>612000</text:p>
          </table:table-cell>
          <table:table-cell table:formula="of:=IF([.E615]-[.B615]=0;0;1)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830000" calcext:value-type="float">
            <text:p>830000</text:p>
          </table:table-cell>
          <table:table-cell office:value-type="float" office:value="613" calcext:value-type="float">
            <text:p>613</text:p>
          </table:table-cell>
          <table:table-cell office:value-type="float" office:value="24" calcext:value-type="float">
            <text:p>24</text:p>
          </table:table-cell>
          <table:table-cell office:value-type="float" office:value="951999" calcext:value-type="float">
            <text:p>951999</text:p>
          </table:table-cell>
          <table:table-cell table:formula="of:=IF([.L615]-[.I615]=0;0;1)" office:value-type="float" office:value="0" calcext:value-type="float">
            <text:p>0</text:p>
          </table:table-cell>
          <table:table-cell table:formula="of:=IF([.L615]-[.B6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0000" calcext:value-type="float">
            <text:p>50000</text:p>
          </table:table-cell>
          <table:table-cell office:value-type="float" office:value="840727999" calcext:value-type="float">
            <text:p>840727999</text:p>
          </table:table-cell>
          <table:table-cell office:value-type="float" office:value="614" calcext:value-type="float">
            <text:p>614</text:p>
          </table:table-cell>
          <table:table-cell office:value-type="float" office:value="50000" calcext:value-type="float">
            <text:p>50000</text:p>
          </table:table-cell>
          <table:table-cell office:value-type="float" office:value="855850999" calcext:value-type="float">
            <text:p>855850999</text:p>
          </table:table-cell>
          <table:table-cell table:formula="of:=IF([.E616]-[.B616]=0;0;1)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50000" calcext:value-type="float">
            <text:p>50000</text:p>
          </table:table-cell>
          <table:table-cell office:value-type="float" office:value="843946000" calcext:value-type="float">
            <text:p>843946000</text:p>
          </table:table-cell>
          <table:table-cell office:value-type="float" office:value="614" calcext:value-type="float">
            <text:p>614</text:p>
          </table:table-cell>
          <table:table-cell office:value-type="float" office:value="50000" calcext:value-type="float">
            <text:p>50000</text:p>
          </table:table-cell>
          <table:table-cell office:value-type="float" office:value="974739999" calcext:value-type="float">
            <text:p>974739999</text:p>
          </table:table-cell>
          <table:table-cell table:formula="of:=IF([.L616]-[.I616]=0;0;1)" office:value-type="float" office:value="0" calcext:value-type="float">
            <text:p>0</text:p>
          </table:table-cell>
          <table:table-cell table:formula="of:=IF([.L616]-[.B6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6602000" calcext:value-type="float">
            <text:p>426602000</text:p>
          </table:table-cell>
          <table:table-cell office:value-type="float" office:value="615" calcext:value-type="float">
            <text:p>6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3836999" calcext:value-type="float">
            <text:p>423836999</text:p>
          </table:table-cell>
          <table:table-cell table:formula="of:=IF([.E617]-[.B617]=0;0;1)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3954000" calcext:value-type="float">
            <text:p>423954000</text:p>
          </table:table-cell>
          <table:table-cell office:value-type="float" office:value="615" calcext:value-type="float">
            <text:p>615</text:p>
          </table:table-cell>
          <table:table-cell office:value-type="float" office:value="50000" calcext:value-type="float">
            <text:p>50000</text:p>
          </table:table-cell>
          <table:table-cell office:value-type="float" office:value="489160999" calcext:value-type="float">
            <text:p>489160999</text:p>
          </table:table-cell>
          <table:table-cell table:formula="of:=IF([.L617]-[.I617]=0;0;1)" office:value-type="float" office:value="0" calcext:value-type="float">
            <text:p>0</text:p>
          </table:table-cell>
          <table:table-cell table:formula="of:=IF([.L617]-[.B6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0000" calcext:value-type="float">
            <text:p>50000</text:p>
          </table:table-cell>
          <table:table-cell office:value-type="float" office:value="610590000" calcext:value-type="float">
            <text:p>610590000</text:p>
          </table:table-cell>
          <table:table-cell office:value-type="float" office:value="616" calcext:value-type="float">
            <text:p>616</text:p>
          </table:table-cell>
          <table:table-cell office:value-type="float" office:value="50000" calcext:value-type="float">
            <text:p>50000</text:p>
          </table:table-cell>
          <table:table-cell office:value-type="float" office:value="624137000" calcext:value-type="float">
            <text:p>624137000</text:p>
          </table:table-cell>
          <table:table-cell table:formula="of:=IF([.E618]-[.B618]=0;0;1)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50000" calcext:value-type="float">
            <text:p>50000</text:p>
          </table:table-cell>
          <table:table-cell office:value-type="float" office:value="611856000" calcext:value-type="float">
            <text:p>611856000</text:p>
          </table:table-cell>
          <table:table-cell office:value-type="float" office:value="616" calcext:value-type="float">
            <text:p>616</text:p>
          </table:table-cell>
          <table:table-cell office:value-type="float" office:value="50000" calcext:value-type="float">
            <text:p>50000</text:p>
          </table:table-cell>
          <table:table-cell office:value-type="float" office:value="698056000" calcext:value-type="float">
            <text:p>698056000</text:p>
          </table:table-cell>
          <table:table-cell table:formula="of:=IF([.L618]-[.I618]=0;0;1)" office:value-type="float" office:value="0" calcext:value-type="float">
            <text:p>0</text:p>
          </table:table-cell>
          <table:table-cell table:formula="of:=IF([.L618]-[.B6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0000" calcext:value-type="float">
            <text:p>50000</text:p>
          </table:table-cell>
          <table:table-cell office:value-type="float" office:value="310263000" calcext:value-type="float">
            <text:p>310263000</text:p>
          </table:table-cell>
          <table:table-cell office:value-type="float" office:value="617" calcext:value-type="float">
            <text:p>617</text:p>
          </table:table-cell>
          <table:table-cell office:value-type="float" office:value="50000" calcext:value-type="float">
            <text:p>50000</text:p>
          </table:table-cell>
          <table:table-cell office:value-type="float" office:value="318963000" calcext:value-type="float">
            <text:p>318963000</text:p>
          </table:table-cell>
          <table:table-cell table:formula="of:=IF([.E619]-[.B619]=0;0;1)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50000" calcext:value-type="float">
            <text:p>50000</text:p>
          </table:table-cell>
          <table:table-cell office:value-type="float" office:value="307859999" calcext:value-type="float">
            <text:p>307859999</text:p>
          </table:table-cell>
          <table:table-cell office:value-type="float" office:value="617" calcext:value-type="float">
            <text:p>617</text:p>
          </table:table-cell>
          <table:table-cell office:value-type="float" office:value="50000" calcext:value-type="float">
            <text:p>50000</text:p>
          </table:table-cell>
          <table:table-cell office:value-type="float" office:value="13943567000" calcext:value-type="float">
            <text:p>13943567000</text:p>
          </table:table-cell>
          <table:table-cell table:formula="of:=IF([.L619]-[.I619]=0;0;1)" office:value-type="float" office:value="0" calcext:value-type="float">
            <text:p>0</text:p>
          </table:table-cell>
          <table:table-cell table:formula="of:=IF([.L619]-[.B6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586" calcext:value-type="float">
            <text:p>1586</text:p>
          </table:table-cell>
          <table:table-cell office:value-type="float" office:value="60100999" calcext:value-type="float">
            <text:p>60100999</text:p>
          </table:table-cell>
          <table:table-cell office:value-type="float" office:value="618" calcext:value-type="float">
            <text:p>618</text:p>
          </table:table-cell>
          <table:table-cell office:value-type="float" office:value="1586" calcext:value-type="float">
            <text:p>1586</text:p>
          </table:table-cell>
          <table:table-cell office:value-type="float" office:value="60757000" calcext:value-type="float">
            <text:p>60757000</text:p>
          </table:table-cell>
          <table:table-cell table:formula="of:=IF([.E620]-[.B620]=0;0;1)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1586" calcext:value-type="float">
            <text:p>1586</text:p>
          </table:table-cell>
          <table:table-cell office:value-type="float" office:value="62187000" calcext:value-type="float">
            <text:p>62187000</text:p>
          </table:table-cell>
          <table:table-cell office:value-type="float" office:value="618" calcext:value-type="float">
            <text:p>618</text:p>
          </table:table-cell>
          <table:table-cell office:value-type="float" office:value="1586" calcext:value-type="float">
            <text:p>1586</text:p>
          </table:table-cell>
          <table:table-cell office:value-type="float" office:value="67218000" calcext:value-type="float">
            <text:p>67218000</text:p>
          </table:table-cell>
          <table:table-cell table:formula="of:=IF([.L620]-[.I620]=0;0;1)" office:value-type="float" office:value="0" calcext:value-type="float">
            <text:p>0</text:p>
          </table:table-cell>
          <table:table-cell table:formula="of:=IF([.L620]-[.B6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0000" calcext:value-type="float">
            <text:p>50000</text:p>
          </table:table-cell>
          <table:table-cell office:value-type="float" office:value="299802000" calcext:value-type="float">
            <text:p>299802000</text:p>
          </table:table-cell>
          <table:table-cell office:value-type="float" office:value="619" calcext:value-type="float">
            <text:p>619</text:p>
          </table:table-cell>
          <table:table-cell office:value-type="float" office:value="50000" calcext:value-type="float">
            <text:p>50000</text:p>
          </table:table-cell>
          <table:table-cell office:value-type="float" office:value="282558000" calcext:value-type="float">
            <text:p>282558000</text:p>
          </table:table-cell>
          <table:table-cell table:formula="of:=IF([.E621]-[.B621]=0;0;1)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50000" calcext:value-type="float">
            <text:p>50000</text:p>
          </table:table-cell>
          <table:table-cell office:value-type="float" office:value="290806000" calcext:value-type="float">
            <text:p>290806000</text:p>
          </table:table-cell>
          <table:table-cell office:value-type="float" office:value="619" calcext:value-type="float">
            <text:p>619</text:p>
          </table:table-cell>
          <table:table-cell office:value-type="float" office:value="50000" calcext:value-type="float">
            <text:p>50000</text:p>
          </table:table-cell>
          <table:table-cell office:value-type="float" office:value="272898000" calcext:value-type="float">
            <text:p>272898000</text:p>
          </table:table-cell>
          <table:table-cell table:formula="of:=IF([.L621]-[.I621]=0;0;1)" office:value-type="float" office:value="0" calcext:value-type="float">
            <text:p>0</text:p>
          </table:table-cell>
          <table:table-cell table:formula="of:=IF([.L621]-[.B6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710078999" calcext:value-type="float">
            <text:p>4710078999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33175000" calcext:value-type="float">
            <text:p>4533175000</text:p>
          </table:table-cell>
          <table:table-cell table:formula="of:=IF([.E622]-[.B622]=0;0;1)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98769000" calcext:value-type="float">
            <text:p>4598769000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4520116000" calcext:value-type="float">
            <text:p>4520116000</text:p>
          </table:table-cell>
          <table:table-cell table:formula="of:=IF([.L622]-[.I622]=0;0;1)" office:value-type="float" office:value="0" calcext:value-type="float">
            <text:p>0</text:p>
          </table:table-cell>
          <table:table-cell table:formula="of:=IF([.L622]-[.B6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0000" calcext:value-type="float">
            <text:p>50000</text:p>
          </table:table-cell>
          <table:table-cell office:value-type="float" office:value="561771999" calcext:value-type="float">
            <text:p>561771999</text:p>
          </table:table-cell>
          <table:table-cell office:value-type="float" office:value="621" calcext:value-type="float">
            <text:p>621</text:p>
          </table:table-cell>
          <table:table-cell office:value-type="float" office:value="50000" calcext:value-type="float">
            <text:p>50000</text:p>
          </table:table-cell>
          <table:table-cell office:value-type="float" office:value="552617000" calcext:value-type="float">
            <text:p>552617000</text:p>
          </table:table-cell>
          <table:table-cell table:formula="of:=IF([.E623]-[.B623]=0;0;1)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50000" calcext:value-type="float">
            <text:p>50000</text:p>
          </table:table-cell>
          <table:table-cell office:value-type="float" office:value="547860999" calcext:value-type="float">
            <text:p>547860999</text:p>
          </table:table-cell>
          <table:table-cell office:value-type="float" office:value="621" calcext:value-type="float">
            <text:p>621</text:p>
          </table:table-cell>
          <table:table-cell office:value-type="float" office:value="50000" calcext:value-type="float">
            <text:p>50000</text:p>
          </table:table-cell>
          <table:table-cell office:value-type="float" office:value="684908000" calcext:value-type="float">
            <text:p>684908000</text:p>
          </table:table-cell>
          <table:table-cell table:formula="of:=IF([.L623]-[.I623]=0;0;1)" office:value-type="float" office:value="0" calcext:value-type="float">
            <text:p>0</text:p>
          </table:table-cell>
          <table:table-cell table:formula="of:=IF([.L623]-[.B6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0000" calcext:value-type="float">
            <text:p>50000</text:p>
          </table:table-cell>
          <table:table-cell office:value-type="float" office:value="487994000" calcext:value-type="float">
            <text:p>487994000</text:p>
          </table:table-cell>
          <table:table-cell office:value-type="float" office:value="622" calcext:value-type="float">
            <text:p>622</text:p>
          </table:table-cell>
          <table:table-cell office:value-type="float" office:value="50000" calcext:value-type="float">
            <text:p>50000</text:p>
          </table:table-cell>
          <table:table-cell office:value-type="float" office:value="471408999" calcext:value-type="float">
            <text:p>471408999</text:p>
          </table:table-cell>
          <table:table-cell table:formula="of:=IF([.E624]-[.B624]=0;0;1)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50000" calcext:value-type="float">
            <text:p>50000</text:p>
          </table:table-cell>
          <table:table-cell office:value-type="float" office:value="482222000" calcext:value-type="float">
            <text:p>482222000</text:p>
          </table:table-cell>
          <table:table-cell office:value-type="float" office:value="622" calcext:value-type="float">
            <text:p>622</text:p>
          </table:table-cell>
          <table:table-cell office:value-type="float" office:value="50000" calcext:value-type="float">
            <text:p>50000</text:p>
          </table:table-cell>
          <table:table-cell office:value-type="float" office:value="562904000" calcext:value-type="float">
            <text:p>562904000</text:p>
          </table:table-cell>
          <table:table-cell table:formula="of:=IF([.L624]-[.I624]=0;0;1)" office:value-type="float" office:value="0" calcext:value-type="float">
            <text:p>0</text:p>
          </table:table-cell>
          <table:table-cell table:formula="of:=IF([.L624]-[.B6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0000" calcext:value-type="float">
            <text:p>50000</text:p>
          </table:table-cell>
          <table:table-cell office:value-type="float" office:value="722968000" calcext:value-type="float">
            <text:p>722968000</text:p>
          </table:table-cell>
          <table:table-cell office:value-type="float" office:value="623" calcext:value-type="float">
            <text:p>623</text:p>
          </table:table-cell>
          <table:table-cell office:value-type="float" office:value="50000" calcext:value-type="float">
            <text:p>50000</text:p>
          </table:table-cell>
          <table:table-cell office:value-type="float" office:value="664593000" calcext:value-type="float">
            <text:p>664593000</text:p>
          </table:table-cell>
          <table:table-cell table:formula="of:=IF([.E625]-[.B625]=0;0;1)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50000" calcext:value-type="float">
            <text:p>50000</text:p>
          </table:table-cell>
          <table:table-cell office:value-type="float" office:value="716897999" calcext:value-type="float">
            <text:p>716897999</text:p>
          </table:table-cell>
          <table:table-cell office:value-type="float" office:value="623" calcext:value-type="float">
            <text:p>623</text:p>
          </table:table-cell>
          <table:table-cell office:value-type="float" office:value="50000" calcext:value-type="float">
            <text:p>50000</text:p>
          </table:table-cell>
          <table:table-cell office:value-type="float" office:value="806170000" calcext:value-type="float">
            <text:p>806170000</text:p>
          </table:table-cell>
          <table:table-cell table:formula="of:=IF([.L625]-[.I625]=0;0;1)" office:value-type="float" office:value="0" calcext:value-type="float">
            <text:p>0</text:p>
          </table:table-cell>
          <table:table-cell table:formula="of:=IF([.L625]-[.B6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0000" calcext:value-type="float">
            <text:p>50000</text:p>
          </table:table-cell>
          <table:table-cell office:value-type="float" office:value="594383000" calcext:value-type="float">
            <text:p>594383000</text:p>
          </table:table-cell>
          <table:table-cell office:value-type="float" office:value="624" calcext:value-type="float">
            <text:p>624</text:p>
          </table:table-cell>
          <table:table-cell office:value-type="float" office:value="50000" calcext:value-type="float">
            <text:p>50000</text:p>
          </table:table-cell>
          <table:table-cell office:value-type="float" office:value="592183000" calcext:value-type="float">
            <text:p>592183000</text:p>
          </table:table-cell>
          <table:table-cell table:formula="of:=IF([.E626]-[.B626]=0;0;1)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50000" calcext:value-type="float">
            <text:p>50000</text:p>
          </table:table-cell>
          <table:table-cell office:value-type="float" office:value="586656000" calcext:value-type="float">
            <text:p>586656000</text:p>
          </table:table-cell>
          <table:table-cell office:value-type="float" office:value="624" calcext:value-type="float">
            <text:p>624</text:p>
          </table:table-cell>
          <table:table-cell office:value-type="float" office:value="50000" calcext:value-type="float">
            <text:p>50000</text:p>
          </table:table-cell>
          <table:table-cell office:value-type="float" office:value="708251000" calcext:value-type="float">
            <text:p>708251000</text:p>
          </table:table-cell>
          <table:table-cell table:formula="of:=IF([.L626]-[.I626]=0;0;1)" office:value-type="float" office:value="0" calcext:value-type="float">
            <text:p>0</text:p>
          </table:table-cell>
          <table:table-cell table:formula="of:=IF([.L626]-[.B6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0000" calcext:value-type="float">
            <text:p>50000</text:p>
          </table:table-cell>
          <table:table-cell office:value-type="float" office:value="344466999" calcext:value-type="float">
            <text:p>344466999</text:p>
          </table:table-cell>
          <table:table-cell office:value-type="float" office:value="625" calcext:value-type="float">
            <text:p>625</text:p>
          </table:table-cell>
          <table:table-cell office:value-type="float" office:value="50000" calcext:value-type="float">
            <text:p>50000</text:p>
          </table:table-cell>
          <table:table-cell office:value-type="float" office:value="206161999" calcext:value-type="float">
            <text:p>206161999</text:p>
          </table:table-cell>
          <table:table-cell table:formula="of:=IF([.E627]-[.B627]=0;0;1)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50000" calcext:value-type="float">
            <text:p>50000</text:p>
          </table:table-cell>
          <table:table-cell office:value-type="float" office:value="207921000" calcext:value-type="float">
            <text:p>207921000</text:p>
          </table:table-cell>
          <table:table-cell office:value-type="float" office:value="625" calcext:value-type="float">
            <text:p>625</text:p>
          </table:table-cell>
          <table:table-cell office:value-type="float" office:value="50000" calcext:value-type="float">
            <text:p>50000</text:p>
          </table:table-cell>
          <table:table-cell office:value-type="float" office:value="198127000" calcext:value-type="float">
            <text:p>198127000</text:p>
          </table:table-cell>
          <table:table-cell table:formula="of:=IF([.L627]-[.I627]=0;0;1)" office:value-type="float" office:value="0" calcext:value-type="float">
            <text:p>0</text:p>
          </table:table-cell>
          <table:table-cell table:formula="of:=IF([.L627]-[.B6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0000" calcext:value-type="float">
            <text:p>50000</text:p>
          </table:table-cell>
          <table:table-cell office:value-type="float" office:value="680704000" calcext:value-type="float">
            <text:p>680704000</text:p>
          </table:table-cell>
          <table:table-cell office:value-type="float" office:value="626" calcext:value-type="float">
            <text:p>626</text:p>
          </table:table-cell>
          <table:table-cell office:value-type="float" office:value="50000" calcext:value-type="float">
            <text:p>50000</text:p>
          </table:table-cell>
          <table:table-cell office:value-type="float" office:value="667015000" calcext:value-type="float">
            <text:p>667015000</text:p>
          </table:table-cell>
          <table:table-cell table:formula="of:=IF([.E628]-[.B628]=0;0;1)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50000" calcext:value-type="float">
            <text:p>50000</text:p>
          </table:table-cell>
          <table:table-cell office:value-type="float" office:value="665439999" calcext:value-type="float">
            <text:p>665439999</text:p>
          </table:table-cell>
          <table:table-cell office:value-type="float" office:value="626" calcext:value-type="float">
            <text:p>626</text:p>
          </table:table-cell>
          <table:table-cell office:value-type="float" office:value="50000" calcext:value-type="float">
            <text:p>50000</text:p>
          </table:table-cell>
          <table:table-cell office:value-type="float" office:value="674866000" calcext:value-type="float">
            <text:p>674866000</text:p>
          </table:table-cell>
          <table:table-cell table:formula="of:=IF([.L628]-[.I628]=0;0;1)" office:value-type="float" office:value="0" calcext:value-type="float">
            <text:p>0</text:p>
          </table:table-cell>
          <table:table-cell table:formula="of:=IF([.L628]-[.B6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380" calcext:value-type="float">
            <text:p>9380</text:p>
          </table:table-cell>
          <table:table-cell office:value-type="float" office:value="250100999" calcext:value-type="float">
            <text:p>250100999</text:p>
          </table:table-cell>
          <table:table-cell office:value-type="float" office:value="627" calcext:value-type="float">
            <text:p>627</text:p>
          </table:table-cell>
          <table:table-cell office:value-type="float" office:value="9380" calcext:value-type="float">
            <text:p>9380</text:p>
          </table:table-cell>
          <table:table-cell office:value-type="float" office:value="247039999" calcext:value-type="float">
            <text:p>247039999</text:p>
          </table:table-cell>
          <table:table-cell table:formula="of:=IF([.E629]-[.B629]=0;0;1)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9380" calcext:value-type="float">
            <text:p>9380</text:p>
          </table:table-cell>
          <table:table-cell office:value-type="float" office:value="245880000" calcext:value-type="float">
            <text:p>245880000</text:p>
          </table:table-cell>
          <table:table-cell office:value-type="float" office:value="627" calcext:value-type="float">
            <text:p>627</text:p>
          </table:table-cell>
          <table:table-cell office:value-type="float" office:value="9380" calcext:value-type="float">
            <text:p>9380</text:p>
          </table:table-cell>
          <table:table-cell office:value-type="float" office:value="282348000" calcext:value-type="float">
            <text:p>282348000</text:p>
          </table:table-cell>
          <table:table-cell table:formula="of:=IF([.L629]-[.I629]=0;0;1)" office:value-type="float" office:value="0" calcext:value-type="float">
            <text:p>0</text:p>
          </table:table-cell>
          <table:table-cell table:formula="of:=IF([.L629]-[.B6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0000" calcext:value-type="float">
            <text:p>50000</text:p>
          </table:table-cell>
          <table:table-cell office:value-type="float" office:value="629649000" calcext:value-type="float">
            <text:p>629649000</text:p>
          </table:table-cell>
          <table:table-cell office:value-type="float" office:value="628" calcext:value-type="float">
            <text:p>628</text:p>
          </table:table-cell>
          <table:table-cell office:value-type="float" office:value="50000" calcext:value-type="float">
            <text:p>50000</text:p>
          </table:table-cell>
          <table:table-cell office:value-type="float" office:value="634432000" calcext:value-type="float">
            <text:p>634432000</text:p>
          </table:table-cell>
          <table:table-cell table:formula="of:=IF([.E630]-[.B630]=0;0;1)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50000" calcext:value-type="float">
            <text:p>50000</text:p>
          </table:table-cell>
          <table:table-cell office:value-type="float" office:value="628155999" calcext:value-type="float">
            <text:p>628155999</text:p>
          </table:table-cell>
          <table:table-cell office:value-type="float" office:value="628" calcext:value-type="float">
            <text:p>628</text:p>
          </table:table-cell>
          <table:table-cell office:value-type="float" office:value="50000" calcext:value-type="float">
            <text:p>50000</text:p>
          </table:table-cell>
          <table:table-cell office:value-type="float" office:value="864749000" calcext:value-type="float">
            <text:p>864749000</text:p>
          </table:table-cell>
          <table:table-cell table:formula="of:=IF([.L630]-[.I630]=0;0;1)" office:value-type="float" office:value="0" calcext:value-type="float">
            <text:p>0</text:p>
          </table:table-cell>
          <table:table-cell table:formula="of:=IF([.L630]-[.B6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096000" calcext:value-type="float">
            <text:p>30960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070000" calcext:value-type="float">
            <text:p>3070000</text:p>
          </table:table-cell>
          <table:table-cell table:formula="of:=IF([.E631]-[.B631]=0;0;1)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119000" calcext:value-type="float">
            <text:p>311900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036000" calcext:value-type="float">
            <text:p>3036000</text:p>
          </table:table-cell>
          <table:table-cell table:formula="of:=IF([.L631]-[.I631]=0;0;1)" office:value-type="float" office:value="0" calcext:value-type="float">
            <text:p>0</text:p>
          </table:table-cell>
          <table:table-cell table:formula="of:=IF([.L631]-[.B6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33" calcext:value-type="float">
            <text:p>1233</text:p>
          </table:table-cell>
          <table:table-cell office:value-type="float" office:value="587664000" calcext:value-type="float">
            <text:p>587664000</text:p>
          </table:table-cell>
          <table:table-cell office:value-type="float" office:value="630" calcext:value-type="float">
            <text:p>630</text:p>
          </table:table-cell>
          <table:table-cell office:value-type="float" office:value="1233" calcext:value-type="float">
            <text:p>1233</text:p>
          </table:table-cell>
          <table:table-cell office:value-type="float" office:value="566412000" calcext:value-type="float">
            <text:p>566412000</text:p>
          </table:table-cell>
          <table:table-cell table:formula="of:=IF([.E632]-[.B632]=0;0;1)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1233" calcext:value-type="float">
            <text:p>1233</text:p>
          </table:table-cell>
          <table:table-cell office:value-type="float" office:value="568037000" calcext:value-type="float">
            <text:p>568037000</text:p>
          </table:table-cell>
          <table:table-cell office:value-type="float" office:value="630" calcext:value-type="float">
            <text:p>630</text:p>
          </table:table-cell>
          <table:table-cell office:value-type="float" office:value="1233" calcext:value-type="float">
            <text:p>1233</text:p>
          </table:table-cell>
          <table:table-cell office:value-type="float" office:value="537051000" calcext:value-type="float">
            <text:p>537051000</text:p>
          </table:table-cell>
          <table:table-cell table:formula="of:=IF([.L632]-[.I632]=0;0;1)" office:value-type="float" office:value="0" calcext:value-type="float">
            <text:p>0</text:p>
          </table:table-cell>
          <table:table-cell table:formula="of:=IF([.L632]-[.B6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085000" calcext:value-type="float">
            <text:p>1085000</text:p>
          </table:table-cell>
          <table:table-cell table:formula="of:=IF([.E633]-[.B633]=0;0;1)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631" calcext:value-type="float">
            <text:p>631</text:p>
          </table:table-cell>
          <table:table-cell office:value-type="float" office:value="47" calcext:value-type="float">
            <text:p>47</text:p>
          </table:table-cell>
          <table:table-cell office:value-type="float" office:value="1341999" calcext:value-type="float">
            <text:p>1341999</text:p>
          </table:table-cell>
          <table:table-cell table:formula="of:=IF([.L633]-[.I633]=0;0;1)" office:value-type="float" office:value="0" calcext:value-type="float">
            <text:p>0</text:p>
          </table:table-cell>
          <table:table-cell table:formula="of:=IF([.L633]-[.B6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0000" calcext:value-type="float">
            <text:p>50000</text:p>
          </table:table-cell>
          <table:table-cell office:value-type="float" office:value="537832000" calcext:value-type="float">
            <text:p>537832000</text:p>
          </table:table-cell>
          <table:table-cell office:value-type="float" office:value="632" calcext:value-type="float">
            <text:p>632</text:p>
          </table:table-cell>
          <table:table-cell office:value-type="float" office:value="50000" calcext:value-type="float">
            <text:p>50000</text:p>
          </table:table-cell>
          <table:table-cell office:value-type="float" office:value="451625000" calcext:value-type="float">
            <text:p>451625000</text:p>
          </table:table-cell>
          <table:table-cell table:formula="of:=IF([.E634]-[.B634]=0;0;1)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50000" calcext:value-type="float">
            <text:p>50000</text:p>
          </table:table-cell>
          <table:table-cell office:value-type="float" office:value="540937000" calcext:value-type="float">
            <text:p>540937000</text:p>
          </table:table-cell>
          <table:table-cell office:value-type="float" office:value="632" calcext:value-type="float">
            <text:p>632</text:p>
          </table:table-cell>
          <table:table-cell office:value-type="float" office:value="50000" calcext:value-type="float">
            <text:p>50000</text:p>
          </table:table-cell>
          <table:table-cell office:value-type="float" office:value="500726999" calcext:value-type="float">
            <text:p>500726999</text:p>
          </table:table-cell>
          <table:table-cell table:formula="of:=IF([.L634]-[.I634]=0;0;1)" office:value-type="float" office:value="0" calcext:value-type="float">
            <text:p>0</text:p>
          </table:table-cell>
          <table:table-cell table:formula="of:=IF([.L634]-[.B6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0000" calcext:value-type="float">
            <text:p>50000</text:p>
          </table:table-cell>
          <table:table-cell office:value-type="float" office:value="996313999" calcext:value-type="float">
            <text:p>996313999</text:p>
          </table:table-cell>
          <table:table-cell office:value-type="float" office:value="633" calcext:value-type="float">
            <text:p>633</text:p>
          </table:table-cell>
          <table:table-cell office:value-type="float" office:value="50000" calcext:value-type="float">
            <text:p>50000</text:p>
          </table:table-cell>
          <table:table-cell office:value-type="float" office:value="1021207000" calcext:value-type="float">
            <text:p>1021207000</text:p>
          </table:table-cell>
          <table:table-cell table:formula="of:=IF([.E635]-[.B635]=0;0;1)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50000" calcext:value-type="float">
            <text:p>50000</text:p>
          </table:table-cell>
          <table:table-cell office:value-type="float" office:value="1010561000" calcext:value-type="float">
            <text:p>1010561000</text:p>
          </table:table-cell>
          <table:table-cell office:value-type="float" office:value="633" calcext:value-type="float">
            <text:p>633</text:p>
          </table:table-cell>
          <table:table-cell office:value-type="float" office:value="50000" calcext:value-type="float">
            <text:p>50000</text:p>
          </table:table-cell>
          <table:table-cell office:value-type="float" office:value="1103985000" calcext:value-type="float">
            <text:p>1103985000</text:p>
          </table:table-cell>
          <table:table-cell table:formula="of:=IF([.L635]-[.I635]=0;0;1)" office:value-type="float" office:value="0" calcext:value-type="float">
            <text:p>0</text:p>
          </table:table-cell>
          <table:table-cell table:formula="of:=IF([.L635]-[.B6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0000" calcext:value-type="float">
            <text:p>50000</text:p>
          </table:table-cell>
          <table:table-cell office:value-type="float" office:value="718478000" calcext:value-type="float">
            <text:p>718478000</text:p>
          </table:table-cell>
          <table:table-cell office:value-type="float" office:value="634" calcext:value-type="float">
            <text:p>634</text:p>
          </table:table-cell>
          <table:table-cell office:value-type="float" office:value="50000" calcext:value-type="float">
            <text:p>50000</text:p>
          </table:table-cell>
          <table:table-cell office:value-type="float" office:value="715469999" calcext:value-type="float">
            <text:p>715469999</text:p>
          </table:table-cell>
          <table:table-cell table:formula="of:=IF([.E636]-[.B636]=0;0;1)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50000" calcext:value-type="float">
            <text:p>50000</text:p>
          </table:table-cell>
          <table:table-cell office:value-type="float" office:value="719003000" calcext:value-type="float">
            <text:p>719003000</text:p>
          </table:table-cell>
          <table:table-cell office:value-type="float" office:value="634" calcext:value-type="float">
            <text:p>634</text:p>
          </table:table-cell>
          <table:table-cell office:value-type="float" office:value="50000" calcext:value-type="float">
            <text:p>50000</text:p>
          </table:table-cell>
          <table:table-cell office:value-type="float" office:value="941094000" calcext:value-type="float">
            <text:p>941094000</text:p>
          </table:table-cell>
          <table:table-cell table:formula="of:=IF([.L636]-[.I636]=0;0;1)" office:value-type="float" office:value="0" calcext:value-type="float">
            <text:p>0</text:p>
          </table:table-cell>
          <table:table-cell table:formula="of:=IF([.L636]-[.B6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0000" calcext:value-type="float">
            <text:p>50000</text:p>
          </table:table-cell>
          <table:table-cell office:value-type="float" office:value="597591000" calcext:value-type="float">
            <text:p>597591000</text:p>
          </table:table-cell>
          <table:table-cell office:value-type="float" office:value="635" calcext:value-type="float">
            <text:p>635</text:p>
          </table:table-cell>
          <table:table-cell office:value-type="float" office:value="50000" calcext:value-type="float">
            <text:p>50000</text:p>
          </table:table-cell>
          <table:table-cell office:value-type="float" office:value="597044000" calcext:value-type="float">
            <text:p>597044000</text:p>
          </table:table-cell>
          <table:table-cell table:formula="of:=IF([.E637]-[.B637]=0;0;1)"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50000" calcext:value-type="float">
            <text:p>50000</text:p>
          </table:table-cell>
          <table:table-cell office:value-type="float" office:value="599572000" calcext:value-type="float">
            <text:p>599572000</text:p>
          </table:table-cell>
          <table:table-cell office:value-type="float" office:value="635" calcext:value-type="float">
            <text:p>635</text:p>
          </table:table-cell>
          <table:table-cell office:value-type="float" office:value="50000" calcext:value-type="float">
            <text:p>50000</text:p>
          </table:table-cell>
          <table:table-cell office:value-type="float" office:value="709067999" calcext:value-type="float">
            <text:p>709067999</text:p>
          </table:table-cell>
          <table:table-cell table:formula="of:=IF([.L637]-[.I637]=0;0;1)" office:value-type="float" office:value="0" calcext:value-type="float">
            <text:p>0</text:p>
          </table:table-cell>
          <table:table-cell table:formula="of:=IF([.L637]-[.B6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48365999" calcext:value-type="float">
            <text:p>948365999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21659000" calcext:value-type="float">
            <text:p>921659000</text:p>
          </table:table-cell>
          <table:table-cell table:formula="of:=IF([.E638]-[.B638]=0;0;1)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32593999" calcext:value-type="float">
            <text:p>932593999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890691000" calcext:value-type="float">
            <text:p>890691000</text:p>
          </table:table-cell>
          <table:table-cell table:formula="of:=IF([.L638]-[.I638]=0;0;1)" office:value-type="float" office:value="0" calcext:value-type="float">
            <text:p>0</text:p>
          </table:table-cell>
          <table:table-cell table:formula="of:=IF([.L638]-[.B6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9119000" calcext:value-type="float">
            <text:p>459119000</text:p>
          </table:table-cell>
          <table:table-cell office:value-type="float" office:value="637" calcext:value-type="float">
            <text:p>6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1090000" calcext:value-type="float">
            <text:p>451090000</text:p>
          </table:table-cell>
          <table:table-cell table:formula="of:=IF([.E639]-[.B639]=0;0;1)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6117999" calcext:value-type="float">
            <text:p>456117999</text:p>
          </table:table-cell>
          <table:table-cell office:value-type="float" office:value="637" calcext:value-type="float">
            <text:p>637</text:p>
          </table:table-cell>
          <table:table-cell office:value-type="float" office:value="50000" calcext:value-type="float">
            <text:p>50000</text:p>
          </table:table-cell>
          <table:table-cell office:value-type="float" office:value="592908000" calcext:value-type="float">
            <text:p>592908000</text:p>
          </table:table-cell>
          <table:table-cell table:formula="of:=IF([.L639]-[.I639]=0;0;1)" office:value-type="float" office:value="0" calcext:value-type="float">
            <text:p>0</text:p>
          </table:table-cell>
          <table:table-cell table:formula="of:=IF([.L639]-[.B6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94333000" calcext:value-type="float">
            <text:p>2943330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83271000" calcext:value-type="float">
            <text:p>283271000</text:p>
          </table:table-cell>
          <table:table-cell table:formula="of:=IF([.E640]-[.B640]=0;0;1)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89661000" calcext:value-type="float">
            <text:p>28966100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77064000" calcext:value-type="float">
            <text:p>277064000</text:p>
          </table:table-cell>
          <table:table-cell table:formula="of:=IF([.L640]-[.I640]=0;0;1)" office:value-type="float" office:value="0" calcext:value-type="float">
            <text:p>0</text:p>
          </table:table-cell>
          <table:table-cell table:formula="of:=IF([.L640]-[.B6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6690000" calcext:value-type="float">
            <text:p>5669000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5304000" calcext:value-type="float">
            <text:p>55304000</text:p>
          </table:table-cell>
          <table:table-cell table:formula="of:=IF([.E641]-[.B641]=0;0;1)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6811999" calcext:value-type="float">
            <text:p>56811999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1746000" calcext:value-type="float">
            <text:p>51746000</text:p>
          </table:table-cell>
          <table:table-cell table:formula="of:=IF([.L641]-[.I641]=0;0;1)" office:value-type="float" office:value="0" calcext:value-type="float">
            <text:p>0</text:p>
          </table:table-cell>
          <table:table-cell table:formula="of:=IF([.L641]-[.B6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table:formula="of:=IF([.E642]-[.B642]=0;0;1)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L642]-[.I642]=0;0;1)" office:value-type="float" office:value="0" calcext:value-type="float">
            <text:p>0</text:p>
          </table:table-cell>
          <table:table-cell table:formula="of:=IF([.L642]-[.B6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000" calcext:value-type="float">
            <text:p>50000</text:p>
          </table:table-cell>
          <table:table-cell office:value-type="float" office:value="401460000" calcext:value-type="float">
            <text:p>401460000</text:p>
          </table:table-cell>
          <table:table-cell office:value-type="float" office:value="641" calcext:value-type="float">
            <text:p>641</text:p>
          </table:table-cell>
          <table:table-cell office:value-type="float" office:value="50000" calcext:value-type="float">
            <text:p>50000</text:p>
          </table:table-cell>
          <table:table-cell office:value-type="float" office:value="408830000" calcext:value-type="float">
            <text:p>408830000</text:p>
          </table:table-cell>
          <table:table-cell table:formula="of:=IF([.E643]-[.B643]=0;0;1)"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50000" calcext:value-type="float">
            <text:p>50000</text:p>
          </table:table-cell>
          <table:table-cell office:value-type="float" office:value="481824000" calcext:value-type="float">
            <text:p>481824000</text:p>
          </table:table-cell>
          <table:table-cell office:value-type="float" office:value="641" calcext:value-type="float">
            <text:p>641</text:p>
          </table:table-cell>
          <table:table-cell office:value-type="float" office:value="50000" calcext:value-type="float">
            <text:p>50000</text:p>
          </table:table-cell>
          <table:table-cell office:value-type="float" office:value="473228000" calcext:value-type="float">
            <text:p>473228000</text:p>
          </table:table-cell>
          <table:table-cell table:formula="of:=IF([.L643]-[.I643]=0;0;1)" office:value-type="float" office:value="0" calcext:value-type="float">
            <text:p>0</text:p>
          </table:table-cell>
          <table:table-cell table:formula="of:=IF([.L643]-[.B6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0000" calcext:value-type="float">
            <text:p>50000</text:p>
          </table:table-cell>
          <table:table-cell office:value-type="float" office:value="425986000" calcext:value-type="float">
            <text:p>425986000</text:p>
          </table:table-cell>
          <table:table-cell office:value-type="float" office:value="642" calcext:value-type="float">
            <text:p>642</text:p>
          </table:table-cell>
          <table:table-cell office:value-type="float" office:value="50000" calcext:value-type="float">
            <text:p>50000</text:p>
          </table:table-cell>
          <table:table-cell office:value-type="float" office:value="414082000" calcext:value-type="float">
            <text:p>414082000</text:p>
          </table:table-cell>
          <table:table-cell table:formula="of:=IF([.E644]-[.B644]=0;0;1)"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0000" calcext:value-type="float">
            <text:p>50000</text:p>
          </table:table-cell>
          <table:table-cell office:value-type="float" office:value="425128000" calcext:value-type="float">
            <text:p>425128000</text:p>
          </table:table-cell>
          <table:table-cell office:value-type="float" office:value="642" calcext:value-type="float">
            <text:p>642</text:p>
          </table:table-cell>
          <table:table-cell office:value-type="float" office:value="50000" calcext:value-type="float">
            <text:p>50000</text:p>
          </table:table-cell>
          <table:table-cell office:value-type="float" office:value="480440999" calcext:value-type="float">
            <text:p>480440999</text:p>
          </table:table-cell>
          <table:table-cell table:formula="of:=IF([.L644]-[.I644]=0;0;1)" office:value-type="float" office:value="0" calcext:value-type="float">
            <text:p>0</text:p>
          </table:table-cell>
          <table:table-cell table:formula="of:=IF([.L644]-[.B6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02" calcext:value-type="float">
            <text:p>6202</text:p>
          </table:table-cell>
          <table:table-cell office:value-type="float" office:value="610389000" calcext:value-type="float">
            <text:p>610389000</text:p>
          </table:table-cell>
          <table:table-cell office:value-type="float" office:value="643" calcext:value-type="float">
            <text:p>643</text:p>
          </table:table-cell>
          <table:table-cell office:value-type="float" office:value="6202" calcext:value-type="float">
            <text:p>6202</text:p>
          </table:table-cell>
          <table:table-cell office:value-type="float" office:value="600711000" calcext:value-type="float">
            <text:p>600711000</text:p>
          </table:table-cell>
          <table:table-cell table:formula="of:=IF([.E645]-[.B645]=0;0;1)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6202" calcext:value-type="float">
            <text:p>6202</text:p>
          </table:table-cell>
          <table:table-cell office:value-type="float" office:value="612931000" calcext:value-type="float">
            <text:p>612931000</text:p>
          </table:table-cell>
          <table:table-cell office:value-type="float" office:value="643" calcext:value-type="float">
            <text:p>643</text:p>
          </table:table-cell>
          <table:table-cell office:value-type="float" office:value="6202" calcext:value-type="float">
            <text:p>6202</text:p>
          </table:table-cell>
          <table:table-cell office:value-type="float" office:value="577888000" calcext:value-type="float">
            <text:p>577888000</text:p>
          </table:table-cell>
          <table:table-cell table:formula="of:=IF([.L645]-[.I645]=0;0;1)" office:value-type="float" office:value="0" calcext:value-type="float">
            <text:p>0</text:p>
          </table:table-cell>
          <table:table-cell table:formula="of:=IF([.L645]-[.B6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0000" calcext:value-type="float">
            <text:p>50000</text:p>
          </table:table-cell>
          <table:table-cell office:value-type="float" office:value="310154000" calcext:value-type="float">
            <text:p>310154000</text:p>
          </table:table-cell>
          <table:table-cell office:value-type="float" office:value="644" calcext:value-type="float">
            <text:p>644</text:p>
          </table:table-cell>
          <table:table-cell office:value-type="float" office:value="50000" calcext:value-type="float">
            <text:p>50000</text:p>
          </table:table-cell>
          <table:table-cell office:value-type="float" office:value="313692000" calcext:value-type="float">
            <text:p>313692000</text:p>
          </table:table-cell>
          <table:table-cell table:formula="of:=IF([.E646]-[.B646]=0;0;1)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50000" calcext:value-type="float">
            <text:p>50000</text:p>
          </table:table-cell>
          <table:table-cell office:value-type="float" office:value="311014000" calcext:value-type="float">
            <text:p>311014000</text:p>
          </table:table-cell>
          <table:table-cell office:value-type="float" office:value="644" calcext:value-type="float">
            <text:p>644</text:p>
          </table:table-cell>
          <table:table-cell office:value-type="float" office:value="50000" calcext:value-type="float">
            <text:p>50000</text:p>
          </table:table-cell>
          <table:table-cell office:value-type="float" office:value="383447000" calcext:value-type="float">
            <text:p>383447000</text:p>
          </table:table-cell>
          <table:table-cell table:formula="of:=IF([.L646]-[.I646]=0;0;1)" office:value-type="float" office:value="0" calcext:value-type="float">
            <text:p>0</text:p>
          </table:table-cell>
          <table:table-cell table:formula="of:=IF([.L646]-[.B6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20132000" calcext:value-type="float">
            <text:p>20132000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19053000" calcext:value-type="float">
            <text:p>19053000</text:p>
          </table:table-cell>
          <table:table-cell table:formula="of:=IF([.E647]-[.B647]=0;0;1)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21283999" calcext:value-type="float">
            <text:p>21283999</text:p>
          </table:table-cell>
          <table:table-cell office:value-type="float" office:value="645" calcext:value-type="float">
            <text:p>645</text:p>
          </table:table-cell>
          <table:table-cell office:value-type="float" office:value="407" calcext:value-type="float">
            <text:p>407</text:p>
          </table:table-cell>
          <table:table-cell office:value-type="float" office:value="20421000" calcext:value-type="float">
            <text:p>20421000</text:p>
          </table:table-cell>
          <table:table-cell table:formula="of:=IF([.L647]-[.I647]=0;0;1)" office:value-type="float" office:value="0" calcext:value-type="float">
            <text:p>0</text:p>
          </table:table-cell>
          <table:table-cell table:formula="of:=IF([.L647]-[.B6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3784" calcext:value-type="float">
            <text:p>23784</text:p>
          </table:table-cell>
          <table:table-cell office:value-type="float" office:value="491791999" calcext:value-type="float">
            <text:p>491791999</text:p>
          </table:table-cell>
          <table:table-cell office:value-type="float" office:value="646" calcext:value-type="float">
            <text:p>646</text:p>
          </table:table-cell>
          <table:table-cell office:value-type="float" office:value="23784" calcext:value-type="float">
            <text:p>23784</text:p>
          </table:table-cell>
          <table:table-cell office:value-type="float" office:value="503745000" calcext:value-type="float">
            <text:p>503745000</text:p>
          </table:table-cell>
          <table:table-cell table:formula="of:=IF([.E648]-[.B648]=0;0;1)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23784" calcext:value-type="float">
            <text:p>23784</text:p>
          </table:table-cell>
          <table:table-cell office:value-type="float" office:value="499283999" calcext:value-type="float">
            <text:p>499283999</text:p>
          </table:table-cell>
          <table:table-cell office:value-type="float" office:value="646" calcext:value-type="float">
            <text:p>646</text:p>
          </table:table-cell>
          <table:table-cell office:value-type="float" office:value="23784" calcext:value-type="float">
            <text:p>23784</text:p>
          </table:table-cell>
          <table:table-cell office:value-type="float" office:value="594999000" calcext:value-type="float">
            <text:p>594999000</text:p>
          </table:table-cell>
          <table:table-cell table:formula="of:=IF([.L648]-[.I648]=0;0;1)" office:value-type="float" office:value="0" calcext:value-type="float">
            <text:p>0</text:p>
          </table:table-cell>
          <table:table-cell table:formula="of:=IF([.L648]-[.B6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9095000" calcext:value-type="float">
            <text:p>39095000</text:p>
          </table:table-cell>
          <table:table-cell table:formula="of:=IF([.E649]-[.B649]=0;0;1)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40688999" calcext:value-type="float">
            <text:p>40688999</text:p>
          </table:table-cell>
          <table:table-cell office:value-type="float" office:value="647" calcext:value-type="float">
            <text:p>647</text:p>
          </table:table-cell>
          <table:table-cell office:value-type="float" office:value="293" calcext:value-type="float">
            <text:p>293</text:p>
          </table:table-cell>
          <table:table-cell office:value-type="float" office:value="38012000" calcext:value-type="float">
            <text:p>38012000</text:p>
          </table:table-cell>
          <table:table-cell table:formula="of:=IF([.L649]-[.I649]=0;0;1)" office:value-type="float" office:value="0" calcext:value-type="float">
            <text:p>0</text:p>
          </table:table-cell>
          <table:table-cell table:formula="of:=IF([.L649]-[.B6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0000" calcext:value-type="float">
            <text:p>50000</text:p>
          </table:table-cell>
          <table:table-cell office:value-type="float" office:value="495623999" calcext:value-type="float">
            <text:p>495623999</text:p>
          </table:table-cell>
          <table:table-cell office:value-type="float" office:value="648" calcext:value-type="float">
            <text:p>648</text:p>
          </table:table-cell>
          <table:table-cell office:value-type="float" office:value="50000" calcext:value-type="float">
            <text:p>50000</text:p>
          </table:table-cell>
          <table:table-cell office:value-type="float" office:value="512024999" calcext:value-type="float">
            <text:p>512024999</text:p>
          </table:table-cell>
          <table:table-cell table:formula="of:=IF([.E650]-[.B650]=0;0;1)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50000" calcext:value-type="float">
            <text:p>50000</text:p>
          </table:table-cell>
          <table:table-cell office:value-type="float" office:value="492463999" calcext:value-type="float">
            <text:p>492463999</text:p>
          </table:table-cell>
          <table:table-cell office:value-type="float" office:value="648" calcext:value-type="float">
            <text:p>648</text:p>
          </table:table-cell>
          <table:table-cell office:value-type="float" office:value="50000" calcext:value-type="float">
            <text:p>50000</text:p>
          </table:table-cell>
          <table:table-cell office:value-type="float" office:value="679030999" calcext:value-type="float">
            <text:p>679030999</text:p>
          </table:table-cell>
          <table:table-cell table:formula="of:=IF([.L650]-[.I650]=0;0;1)" office:value-type="float" office:value="0" calcext:value-type="float">
            <text:p>0</text:p>
          </table:table-cell>
          <table:table-cell table:formula="of:=IF([.L650]-[.B6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409" calcext:value-type="float">
            <text:p>11409</text:p>
          </table:table-cell>
          <table:table-cell office:value-type="float" office:value="149283000" calcext:value-type="float">
            <text:p>149283000</text:p>
          </table:table-cell>
          <table:table-cell office:value-type="float" office:value="649" calcext:value-type="float">
            <text:p>649</text:p>
          </table:table-cell>
          <table:table-cell office:value-type="float" office:value="11409" calcext:value-type="float">
            <text:p>11409</text:p>
          </table:table-cell>
          <table:table-cell office:value-type="float" office:value="147882000" calcext:value-type="float">
            <text:p>147882000</text:p>
          </table:table-cell>
          <table:table-cell table:formula="of:=IF([.E651]-[.B651]=0;0;1)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11409" calcext:value-type="float">
            <text:p>11409</text:p>
          </table:table-cell>
          <table:table-cell office:value-type="float" office:value="149487999" calcext:value-type="float">
            <text:p>149487999</text:p>
          </table:table-cell>
          <table:table-cell office:value-type="float" office:value="649" calcext:value-type="float">
            <text:p>649</text:p>
          </table:table-cell>
          <table:table-cell office:value-type="float" office:value="11409" calcext:value-type="float">
            <text:p>11409</text:p>
          </table:table-cell>
          <table:table-cell office:value-type="float" office:value="196484000" calcext:value-type="float">
            <text:p>196484000</text:p>
          </table:table-cell>
          <table:table-cell table:formula="of:=IF([.L651]-[.I651]=0;0;1)" office:value-type="float" office:value="0" calcext:value-type="float">
            <text:p>0</text:p>
          </table:table-cell>
          <table:table-cell table:formula="of:=IF([.L651]-[.B6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float" office:value="586406000" calcext:value-type="float">
            <text:p>586406000</text:p>
          </table:table-cell>
          <table:table-cell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float" office:value="590104000" calcext:value-type="float">
            <text:p>590104000</text:p>
          </table:table-cell>
          <table:table-cell table:formula="of:=IF([.E652]-[.B652]=0;0;1)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float" office:value="590141000" calcext:value-type="float">
            <text:p>590141000</text:p>
          </table:table-cell>
          <table:table-cell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float" office:value="763698000" calcext:value-type="float">
            <text:p>763698000</text:p>
          </table:table-cell>
          <table:table-cell table:formula="of:=IF([.L652]-[.I652]=0;0;1)" office:value-type="float" office:value="0" calcext:value-type="float">
            <text:p>0</text:p>
          </table:table-cell>
          <table:table-cell table:formula="of:=IF([.L652]-[.B6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000" calcext:value-type="float">
            <text:p>50000</text:p>
          </table:table-cell>
          <table:table-cell office:value-type="float" office:value="555041000" calcext:value-type="float">
            <text:p>555041000</text:p>
          </table:table-cell>
          <table:table-cell office:value-type="float" office:value="651" calcext:value-type="float">
            <text:p>651</text:p>
          </table:table-cell>
          <table:table-cell office:value-type="float" office:value="50000" calcext:value-type="float">
            <text:p>50000</text:p>
          </table:table-cell>
          <table:table-cell office:value-type="float" office:value="563292999" calcext:value-type="float">
            <text:p>563292999</text:p>
          </table:table-cell>
          <table:table-cell table:formula="of:=IF([.E653]-[.B653]=0;0;1)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50000" calcext:value-type="float">
            <text:p>50000</text:p>
          </table:table-cell>
          <table:table-cell office:value-type="float" office:value="563404000" calcext:value-type="float">
            <text:p>563404000</text:p>
          </table:table-cell>
          <table:table-cell office:value-type="float" office:value="651" calcext:value-type="float">
            <text:p>651</text:p>
          </table:table-cell>
          <table:table-cell office:value-type="float" office:value="50000" calcext:value-type="float">
            <text:p>50000</text:p>
          </table:table-cell>
          <table:table-cell office:value-type="float" office:value="790755000" calcext:value-type="float">
            <text:p>790755000</text:p>
          </table:table-cell>
          <table:table-cell table:formula="of:=IF([.L653]-[.I653]=0;0;1)" office:value-type="float" office:value="0" calcext:value-type="float">
            <text:p>0</text:p>
          </table:table-cell>
          <table:table-cell table:formula="of:=IF([.L653]-[.B6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0000" calcext:value-type="float">
            <text:p>50000</text:p>
          </table:table-cell>
          <table:table-cell office:value-type="float" office:value="751857000" calcext:value-type="float">
            <text:p>751857000</text:p>
          </table:table-cell>
          <table:table-cell office:value-type="float" office:value="652" calcext:value-type="float">
            <text:p>652</text:p>
          </table:table-cell>
          <table:table-cell office:value-type="float" office:value="50000" calcext:value-type="float">
            <text:p>50000</text:p>
          </table:table-cell>
          <table:table-cell office:value-type="float" office:value="725833000" calcext:value-type="float">
            <text:p>725833000</text:p>
          </table:table-cell>
          <table:table-cell table:formula="of:=IF([.E654]-[.B654]=0;0;1)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50000" calcext:value-type="float">
            <text:p>50000</text:p>
          </table:table-cell>
          <table:table-cell office:value-type="float" office:value="721301000" calcext:value-type="float">
            <text:p>721301000</text:p>
          </table:table-cell>
          <table:table-cell office:value-type="float" office:value="652" calcext:value-type="float">
            <text:p>652</text:p>
          </table:table-cell>
          <table:table-cell office:value-type="float" office:value="50000" calcext:value-type="float">
            <text:p>50000</text:p>
          </table:table-cell>
          <table:table-cell office:value-type="float" office:value="851078000" calcext:value-type="float">
            <text:p>851078000</text:p>
          </table:table-cell>
          <table:table-cell table:formula="of:=IF([.L654]-[.I654]=0;0;1)" office:value-type="float" office:value="0" calcext:value-type="float">
            <text:p>0</text:p>
          </table:table-cell>
          <table:table-cell table:formula="of:=IF([.L654]-[.B6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187" calcext:value-type="float">
            <text:p>7187</text:p>
          </table:table-cell>
          <table:table-cell office:value-type="float" office:value="339175000" calcext:value-type="float">
            <text:p>339175000</text:p>
          </table:table-cell>
          <table:table-cell office:value-type="float" office:value="653" calcext:value-type="float">
            <text:p>653</text:p>
          </table:table-cell>
          <table:table-cell office:value-type="float" office:value="7187" calcext:value-type="float">
            <text:p>7187</text:p>
          </table:table-cell>
          <table:table-cell office:value-type="float" office:value="334074000" calcext:value-type="float">
            <text:p>334074000</text:p>
          </table:table-cell>
          <table:table-cell table:formula="of:=IF([.E655]-[.B655]=0;0;1)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7187" calcext:value-type="float">
            <text:p>7187</text:p>
          </table:table-cell>
          <table:table-cell office:value-type="float" office:value="339161000" calcext:value-type="float">
            <text:p>339161000</text:p>
          </table:table-cell>
          <table:table-cell office:value-type="float" office:value="653" calcext:value-type="float">
            <text:p>653</text:p>
          </table:table-cell>
          <table:table-cell office:value-type="float" office:value="7187" calcext:value-type="float">
            <text:p>7187</text:p>
          </table:table-cell>
          <table:table-cell office:value-type="float" office:value="353643000" calcext:value-type="float">
            <text:p>353643000</text:p>
          </table:table-cell>
          <table:table-cell table:formula="of:=IF([.L655]-[.I655]=0;0;1)" office:value-type="float" office:value="0" calcext:value-type="float">
            <text:p>0</text:p>
          </table:table-cell>
          <table:table-cell table:formula="of:=IF([.L655]-[.B6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0000" calcext:value-type="float">
            <text:p>50000</text:p>
          </table:table-cell>
          <table:table-cell office:value-type="float" office:value="845811000" calcext:value-type="float">
            <text:p>845811000</text:p>
          </table:table-cell>
          <table:table-cell office:value-type="float" office:value="654" calcext:value-type="float">
            <text:p>654</text:p>
          </table:table-cell>
          <table:table-cell office:value-type="float" office:value="50000" calcext:value-type="float">
            <text:p>50000</text:p>
          </table:table-cell>
          <table:table-cell office:value-type="float" office:value="862050000" calcext:value-type="float">
            <text:p>862050000</text:p>
          </table:table-cell>
          <table:table-cell table:formula="of:=IF([.E656]-[.B656]=0;0;1)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50000" calcext:value-type="float">
            <text:p>50000</text:p>
          </table:table-cell>
          <table:table-cell office:value-type="float" office:value="846966999" calcext:value-type="float">
            <text:p>846966999</text:p>
          </table:table-cell>
          <table:table-cell office:value-type="float" office:value="654" calcext:value-type="float">
            <text:p>654</text:p>
          </table:table-cell>
          <table:table-cell office:value-type="float" office:value="50000" calcext:value-type="float">
            <text:p>50000</text:p>
          </table:table-cell>
          <table:table-cell office:value-type="float" office:value="943519999" calcext:value-type="float">
            <text:p>943519999</text:p>
          </table:table-cell>
          <table:table-cell table:formula="of:=IF([.L656]-[.I656]=0;0;1)" office:value-type="float" office:value="0" calcext:value-type="float">
            <text:p>0</text:p>
          </table:table-cell>
          <table:table-cell table:formula="of:=IF([.L656]-[.B6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0000" calcext:value-type="float">
            <text:p>50000</text:p>
          </table:table-cell>
          <table:table-cell office:value-type="float" office:value="205713999" calcext:value-type="float">
            <text:p>205713999</text:p>
          </table:table-cell>
          <table:table-cell office:value-type="float" office:value="655" calcext:value-type="float">
            <text:p>655</text:p>
          </table:table-cell>
          <table:table-cell office:value-type="float" office:value="50000" calcext:value-type="float">
            <text:p>50000</text:p>
          </table:table-cell>
          <table:table-cell office:value-type="float" office:value="196516000" calcext:value-type="float">
            <text:p>196516000</text:p>
          </table:table-cell>
          <table:table-cell table:formula="of:=IF([.E657]-[.B657]=0;0;1)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50000" calcext:value-type="float">
            <text:p>50000</text:p>
          </table:table-cell>
          <table:table-cell office:value-type="float" office:value="204631999" calcext:value-type="float">
            <text:p>204631999</text:p>
          </table:table-cell>
          <table:table-cell office:value-type="float" office:value="655" calcext:value-type="float">
            <text:p>655</text:p>
          </table:table-cell>
          <table:table-cell office:value-type="float" office:value="50000" calcext:value-type="float">
            <text:p>50000</text:p>
          </table:table-cell>
          <table:table-cell office:value-type="float" office:value="190412000" calcext:value-type="float">
            <text:p>190412000</text:p>
          </table:table-cell>
          <table:table-cell table:formula="of:=IF([.L657]-[.I657]=0;0;1)" office:value-type="float" office:value="0" calcext:value-type="float">
            <text:p>0</text:p>
          </table:table-cell>
          <table:table-cell table:formula="of:=IF([.L657]-[.B6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0000" calcext:value-type="float">
            <text:p>50000</text:p>
          </table:table-cell>
          <table:table-cell office:value-type="float" office:value="6277517000" calcext:value-type="float">
            <text:p>6277517000</text:p>
          </table:table-cell>
          <table:table-cell office:value-type="float" office:value="656" calcext:value-type="float">
            <text:p>656</text:p>
          </table:table-cell>
          <table:table-cell office:value-type="float" office:value="50000" calcext:value-type="float">
            <text:p>50000</text:p>
          </table:table-cell>
          <table:table-cell office:value-type="float" office:value="6079104999" calcext:value-type="float">
            <text:p>6079104999</text:p>
          </table:table-cell>
          <table:table-cell table:formula="of:=IF([.E658]-[.B658]=0;0;1)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50000" calcext:value-type="float">
            <text:p>50000</text:p>
          </table:table-cell>
          <table:table-cell office:value-type="float" office:value="6106025000" calcext:value-type="float">
            <text:p>6106025000</text:p>
          </table:table-cell>
          <table:table-cell office:value-type="float" office:value="656" calcext:value-type="float">
            <text:p>656</text:p>
          </table:table-cell>
          <table:table-cell office:value-type="float" office:value="50000" calcext:value-type="float">
            <text:p>50000</text:p>
          </table:table-cell>
          <table:table-cell office:value-type="float" office:value="5704657000" calcext:value-type="float">
            <text:p>5704657000</text:p>
          </table:table-cell>
          <table:table-cell table:formula="of:=IF([.L658]-[.I658]=0;0;1)" office:value-type="float" office:value="0" calcext:value-type="float">
            <text:p>0</text:p>
          </table:table-cell>
          <table:table-cell table:formula="of:=IF([.L658]-[.B6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0000" calcext:value-type="float">
            <text:p>50000</text:p>
          </table:table-cell>
          <table:table-cell office:value-type="float" office:value="560711000" calcext:value-type="float">
            <text:p>560711000</text:p>
          </table:table-cell>
          <table:table-cell office:value-type="float" office:value="657" calcext:value-type="float">
            <text:p>657</text:p>
          </table:table-cell>
          <table:table-cell office:value-type="float" office:value="50000" calcext:value-type="float">
            <text:p>50000</text:p>
          </table:table-cell>
          <table:table-cell office:value-type="float" office:value="530456999" calcext:value-type="float">
            <text:p>530456999</text:p>
          </table:table-cell>
          <table:table-cell table:formula="of:=IF([.E659]-[.B659]=0;0;1)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50000" calcext:value-type="float">
            <text:p>50000</text:p>
          </table:table-cell>
          <table:table-cell office:value-type="float" office:value="557786999" calcext:value-type="float">
            <text:p>557786999</text:p>
          </table:table-cell>
          <table:table-cell office:value-type="float" office:value="657" calcext:value-type="float">
            <text:p>657</text:p>
          </table:table-cell>
          <table:table-cell office:value-type="float" office:value="50000" calcext:value-type="float">
            <text:p>50000</text:p>
          </table:table-cell>
          <table:table-cell office:value-type="float" office:value="658966000" calcext:value-type="float">
            <text:p>658966000</text:p>
          </table:table-cell>
          <table:table-cell table:formula="of:=IF([.L659]-[.I659]=0;0;1)" office:value-type="float" office:value="0" calcext:value-type="float">
            <text:p>0</text:p>
          </table:table-cell>
          <table:table-cell table:formula="of:=IF([.L659]-[.B6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0000" calcext:value-type="float">
            <text:p>50000</text:p>
          </table:table-cell>
          <table:table-cell office:value-type="float" office:value="367307000" calcext:value-type="float">
            <text:p>367307000</text:p>
          </table:table-cell>
          <table:table-cell office:value-type="float" office:value="658" calcext:value-type="float">
            <text:p>658</text:p>
          </table:table-cell>
          <table:table-cell office:value-type="float" office:value="50000" calcext:value-type="float">
            <text:p>50000</text:p>
          </table:table-cell>
          <table:table-cell office:value-type="float" office:value="366079999" calcext:value-type="float">
            <text:p>366079999</text:p>
          </table:table-cell>
          <table:table-cell table:formula="of:=IF([.E660]-[.B660]=0;0;1)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50000" calcext:value-type="float">
            <text:p>50000</text:p>
          </table:table-cell>
          <table:table-cell office:value-type="float" office:value="365025000" calcext:value-type="float">
            <text:p>365025000</text:p>
          </table:table-cell>
          <table:table-cell office:value-type="float" office:value="658" calcext:value-type="float">
            <text:p>658</text:p>
          </table:table-cell>
          <table:table-cell office:value-type="float" office:value="50000" calcext:value-type="float">
            <text:p>50000</text:p>
          </table:table-cell>
          <table:table-cell office:value-type="float" office:value="433334000" calcext:value-type="float">
            <text:p>433334000</text:p>
          </table:table-cell>
          <table:table-cell table:formula="of:=IF([.L660]-[.I660]=0;0;1)" office:value-type="float" office:value="0" calcext:value-type="float">
            <text:p>0</text:p>
          </table:table-cell>
          <table:table-cell table:formula="of:=IF([.L660]-[.B6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0000" calcext:value-type="float">
            <text:p>50000</text:p>
          </table:table-cell>
          <table:table-cell office:value-type="float" office:value="237704000" calcext:value-type="float">
            <text:p>237704000</text:p>
          </table:table-cell>
          <table:table-cell office:value-type="float" office:value="659" calcext:value-type="float">
            <text:p>659</text:p>
          </table:table-cell>
          <table:table-cell office:value-type="float" office:value="50000" calcext:value-type="float">
            <text:p>50000</text:p>
          </table:table-cell>
          <table:table-cell office:value-type="float" office:value="237571999" calcext:value-type="float">
            <text:p>237571999</text:p>
          </table:table-cell>
          <table:table-cell table:formula="of:=IF([.E661]-[.B661]=0;0;1)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50000" calcext:value-type="float">
            <text:p>50000</text:p>
          </table:table-cell>
          <table:table-cell office:value-type="float" office:value="237820999" calcext:value-type="float">
            <text:p>237820999</text:p>
          </table:table-cell>
          <table:table-cell office:value-type="float" office:value="659" calcext:value-type="float">
            <text:p>659</text:p>
          </table:table-cell>
          <table:table-cell office:value-type="float" office:value="50000" calcext:value-type="float">
            <text:p>50000</text:p>
          </table:table-cell>
          <table:table-cell office:value-type="float" office:value="283412000" calcext:value-type="float">
            <text:p>283412000</text:p>
          </table:table-cell>
          <table:table-cell table:formula="of:=IF([.L661]-[.I661]=0;0;1)" office:value-type="float" office:value="0" calcext:value-type="float">
            <text:p>0</text:p>
          </table:table-cell>
          <table:table-cell table:formula="of:=IF([.L661]-[.B6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3467000" calcext:value-type="float">
            <text:p>1346700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3158000" calcext:value-type="float">
            <text:p>13158000</text:p>
          </table:table-cell>
          <table:table-cell table:formula="of:=IF([.E662]-[.B662]=0;0;1)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3857000" calcext:value-type="float">
            <text:p>13857000</text:p>
          </table:table-cell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14901999" calcext:value-type="float">
            <text:p>14901999</text:p>
          </table:table-cell>
          <table:table-cell table:formula="of:=IF([.L662]-[.I662]=0;0;1)" office:value-type="float" office:value="0" calcext:value-type="float">
            <text:p>0</text:p>
          </table:table-cell>
          <table:table-cell table:formula="of:=IF([.L662]-[.B6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224" calcext:value-type="float">
            <text:p>22224</text:p>
          </table:table-cell>
          <table:table-cell office:value-type="float" office:value="351456000" calcext:value-type="float">
            <text:p>351456000</text:p>
          </table:table-cell>
          <table:table-cell office:value-type="float" office:value="661" calcext:value-type="float">
            <text:p>661</text:p>
          </table:table-cell>
          <table:table-cell office:value-type="float" office:value="22224" calcext:value-type="float">
            <text:p>22224</text:p>
          </table:table-cell>
          <table:table-cell office:value-type="float" office:value="349091999" calcext:value-type="float">
            <text:p>349091999</text:p>
          </table:table-cell>
          <table:table-cell table:formula="of:=IF([.E663]-[.B663]=0;0;1)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2224" calcext:value-type="float">
            <text:p>22224</text:p>
          </table:table-cell>
          <table:table-cell office:value-type="float" office:value="353873999" calcext:value-type="float">
            <text:p>353873999</text:p>
          </table:table-cell>
          <table:table-cell office:value-type="float" office:value="661" calcext:value-type="float">
            <text:p>661</text:p>
          </table:table-cell>
          <table:table-cell office:value-type="float" office:value="22224" calcext:value-type="float">
            <text:p>22224</text:p>
          </table:table-cell>
          <table:table-cell office:value-type="float" office:value="361305999" calcext:value-type="float">
            <text:p>361305999</text:p>
          </table:table-cell>
          <table:table-cell table:formula="of:=IF([.L663]-[.I663]=0;0;1)" office:value-type="float" office:value="0" calcext:value-type="float">
            <text:p>0</text:p>
          </table:table-cell>
          <table:table-cell table:formula="of:=IF([.L663]-[.B6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0000" calcext:value-type="float">
            <text:p>50000</text:p>
          </table:table-cell>
          <table:table-cell office:value-type="float" office:value="172262000" calcext:value-type="float">
            <text:p>172262000</text:p>
          </table:table-cell>
          <table:table-cell office:value-type="float" office:value="662" calcext:value-type="float">
            <text:p>662</text:p>
          </table:table-cell>
          <table:table-cell office:value-type="float" office:value="50000" calcext:value-type="float">
            <text:p>50000</text:p>
          </table:table-cell>
          <table:table-cell office:value-type="float" office:value="168314000" calcext:value-type="float">
            <text:p>168314000</text:p>
          </table:table-cell>
          <table:table-cell table:formula="of:=IF([.E664]-[.B664]=0;0;1)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50000" calcext:value-type="float">
            <text:p>50000</text:p>
          </table:table-cell>
          <table:table-cell office:value-type="float" office:value="171457000" calcext:value-type="float">
            <text:p>171457000</text:p>
          </table:table-cell>
          <table:table-cell office:value-type="float" office:value="662" calcext:value-type="float">
            <text:p>662</text:p>
          </table:table-cell>
          <table:table-cell office:value-type="float" office:value="50000" calcext:value-type="float">
            <text:p>50000</text:p>
          </table:table-cell>
          <table:table-cell office:value-type="float" office:value="159928000" calcext:value-type="float">
            <text:p>159928000</text:p>
          </table:table-cell>
          <table:table-cell table:formula="of:=IF([.L664]-[.I664]=0;0;1)" office:value-type="float" office:value="0" calcext:value-type="float">
            <text:p>0</text:p>
          </table:table-cell>
          <table:table-cell table:formula="of:=IF([.L664]-[.B6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0000" calcext:value-type="float">
            <text:p>50000</text:p>
          </table:table-cell>
          <table:table-cell office:value-type="float" office:value="230685000" calcext:value-type="float">
            <text:p>230685000</text:p>
          </table:table-cell>
          <table:table-cell office:value-type="float" office:value="663" calcext:value-type="float">
            <text:p>663</text:p>
          </table:table-cell>
          <table:table-cell office:value-type="float" office:value="50000" calcext:value-type="float">
            <text:p>50000</text:p>
          </table:table-cell>
          <table:table-cell office:value-type="float" office:value="223353000" calcext:value-type="float">
            <text:p>223353000</text:p>
          </table:table-cell>
          <table:table-cell table:formula="of:=IF([.E665]-[.B665]=0;0;1)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50000" calcext:value-type="float">
            <text:p>50000</text:p>
          </table:table-cell>
          <table:table-cell office:value-type="float" office:value="227012000" calcext:value-type="float">
            <text:p>227012000</text:p>
          </table:table-cell>
          <table:table-cell office:value-type="float" office:value="663" calcext:value-type="float">
            <text:p>663</text:p>
          </table:table-cell>
          <table:table-cell office:value-type="float" office:value="50000" calcext:value-type="float">
            <text:p>50000</text:p>
          </table:table-cell>
          <table:table-cell office:value-type="float" office:value="209877999" calcext:value-type="float">
            <text:p>209877999</text:p>
          </table:table-cell>
          <table:table-cell table:formula="of:=IF([.L665]-[.I665]=0;0;1)" office:value-type="float" office:value="0" calcext:value-type="float">
            <text:p>0</text:p>
          </table:table-cell>
          <table:table-cell table:formula="of:=IF([.L665]-[.B6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860" calcext:value-type="float">
            <text:p>5860</text:p>
          </table:table-cell>
          <table:table-cell office:value-type="float" office:value="203649000" calcext:value-type="float">
            <text:p>203649000</text:p>
          </table:table-cell>
          <table:table-cell office:value-type="float" office:value="664" calcext:value-type="float">
            <text:p>664</text:p>
          </table:table-cell>
          <table:table-cell office:value-type="float" office:value="5860" calcext:value-type="float">
            <text:p>5860</text:p>
          </table:table-cell>
          <table:table-cell office:value-type="float" office:value="201802999" calcext:value-type="float">
            <text:p>201802999</text:p>
          </table:table-cell>
          <table:table-cell table:formula="of:=IF([.E666]-[.B666]=0;0;1)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5860" calcext:value-type="float">
            <text:p>5860</text:p>
          </table:table-cell>
          <table:table-cell office:value-type="float" office:value="203490999" calcext:value-type="float">
            <text:p>203490999</text:p>
          </table:table-cell>
          <table:table-cell office:value-type="float" office:value="664" calcext:value-type="float">
            <text:p>664</text:p>
          </table:table-cell>
          <table:table-cell office:value-type="float" office:value="5860" calcext:value-type="float">
            <text:p>5860</text:p>
          </table:table-cell>
          <table:table-cell office:value-type="float" office:value="225762000" calcext:value-type="float">
            <text:p>225762000</text:p>
          </table:table-cell>
          <table:table-cell table:formula="of:=IF([.L666]-[.I666]=0;0;1)" office:value-type="float" office:value="0" calcext:value-type="float">
            <text:p>0</text:p>
          </table:table-cell>
          <table:table-cell table:formula="of:=IF([.L666]-[.B6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41" calcext:value-type="float">
            <text:p>2641</text:p>
          </table:table-cell>
          <table:table-cell office:value-type="float" office:value="91251000" calcext:value-type="float">
            <text:p>91251000</text:p>
          </table:table-cell>
          <table:table-cell office:value-type="float" office:value="665" calcext:value-type="float">
            <text:p>665</text:p>
          </table:table-cell>
          <table:table-cell office:value-type="float" office:value="2641" calcext:value-type="float">
            <text:p>2641</text:p>
          </table:table-cell>
          <table:table-cell office:value-type="float" office:value="89109000" calcext:value-type="float">
            <text:p>89109000</text:p>
          </table:table-cell>
          <table:table-cell table:formula="of:=IF([.E667]-[.B667]=0;0;1)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641" calcext:value-type="float">
            <text:p>2641</text:p>
          </table:table-cell>
          <table:table-cell office:value-type="float" office:value="92117999" calcext:value-type="float">
            <text:p>92117999</text:p>
          </table:table-cell>
          <table:table-cell office:value-type="float" office:value="665" calcext:value-type="float">
            <text:p>665</text:p>
          </table:table-cell>
          <table:table-cell office:value-type="float" office:value="2641" calcext:value-type="float">
            <text:p>2641</text:p>
          </table:table-cell>
          <table:table-cell office:value-type="float" office:value="94654000" calcext:value-type="float">
            <text:p>94654000</text:p>
          </table:table-cell>
          <table:table-cell table:formula="of:=IF([.L667]-[.I667]=0;0;1)" office:value-type="float" office:value="0" calcext:value-type="float">
            <text:p>0</text:p>
          </table:table-cell>
          <table:table-cell table:formula="of:=IF([.L667]-[.B6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0000" calcext:value-type="float">
            <text:p>50000</text:p>
          </table:table-cell>
          <table:table-cell office:value-type="float" office:value="271341000" calcext:value-type="float">
            <text:p>271341000</text:p>
          </table:table-cell>
          <table:table-cell office:value-type="float" office:value="666" calcext:value-type="float">
            <text:p>666</text:p>
          </table:table-cell>
          <table:table-cell office:value-type="float" office:value="50000" calcext:value-type="float">
            <text:p>50000</text:p>
          </table:table-cell>
          <table:table-cell office:value-type="float" office:value="139664999" calcext:value-type="float">
            <text:p>139664999</text:p>
          </table:table-cell>
          <table:table-cell table:formula="of:=IF([.E668]-[.B668]=0;0;1)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50000" calcext:value-type="float">
            <text:p>50000</text:p>
          </table:table-cell>
          <table:table-cell office:value-type="float" office:value="268855000" calcext:value-type="float">
            <text:p>268855000</text:p>
          </table:table-cell>
          <table:table-cell office:value-type="float" office:value="666" calcext:value-type="float">
            <text:p>666</text:p>
          </table:table-cell>
          <table:table-cell office:value-type="float" office:value="50000" calcext:value-type="float">
            <text:p>50000</text:p>
          </table:table-cell>
          <table:table-cell office:value-type="float" office:value="135030999" calcext:value-type="float">
            <text:p>135030999</text:p>
          </table:table-cell>
          <table:table-cell table:formula="of:=IF([.L668]-[.I668]=0;0;1)" office:value-type="float" office:value="0" calcext:value-type="float">
            <text:p>0</text:p>
          </table:table-cell>
          <table:table-cell table:formula="of:=IF([.L668]-[.B6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0000" calcext:value-type="float">
            <text:p>50000</text:p>
          </table:table-cell>
          <table:table-cell office:value-type="float" office:value="291120999" calcext:value-type="float">
            <text:p>291120999</text:p>
          </table:table-cell>
          <table:table-cell office:value-type="float" office:value="667" calcext:value-type="float">
            <text:p>667</text:p>
          </table:table-cell>
          <table:table-cell office:value-type="float" office:value="50000" calcext:value-type="float">
            <text:p>50000</text:p>
          </table:table-cell>
          <table:table-cell office:value-type="float" office:value="296301000" calcext:value-type="float">
            <text:p>296301000</text:p>
          </table:table-cell>
          <table:table-cell table:formula="of:=IF([.E669]-[.B669]=0;0;1)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50000" calcext:value-type="float">
            <text:p>50000</text:p>
          </table:table-cell>
          <table:table-cell office:value-type="float" office:value="290021000" calcext:value-type="float">
            <text:p>290021000</text:p>
          </table:table-cell>
          <table:table-cell office:value-type="float" office:value="667" calcext:value-type="float">
            <text:p>667</text:p>
          </table:table-cell>
          <table:table-cell office:value-type="float" office:value="50000" calcext:value-type="float">
            <text:p>50000</text:p>
          </table:table-cell>
          <table:table-cell office:value-type="float" office:value="395015000" calcext:value-type="float">
            <text:p>395015000</text:p>
          </table:table-cell>
          <table:table-cell table:formula="of:=IF([.L669]-[.I669]=0;0;1)" office:value-type="float" office:value="0" calcext:value-type="float">
            <text:p>0</text:p>
          </table:table-cell>
          <table:table-cell table:formula="of:=IF([.L669]-[.B6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434000" calcext:value-type="float">
            <text:p>43400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443000" calcext:value-type="float">
            <text:p>443000</text:p>
          </table:table-cell>
          <table:table-cell table:formula="of:=IF([.E670]-[.B670]=0;0;1)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479000" calcext:value-type="float">
            <text:p>479000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488000" calcext:value-type="float">
            <text:p>488000</text:p>
          </table:table-cell>
          <table:table-cell table:formula="of:=IF([.L670]-[.I670]=0;0;1)" office:value-type="float" office:value="0" calcext:value-type="float">
            <text:p>0</text:p>
          </table:table-cell>
          <table:table-cell table:formula="of:=IF([.L670]-[.B6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51079000" calcext:value-type="float">
            <text:p>51079000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9566000" calcext:value-type="float">
            <text:p>49566000</text:p>
          </table:table-cell>
          <table:table-cell table:formula="of:=IF([.E671]-[.B671]=0;0;1)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51315000" calcext:value-type="float">
            <text:p>51315000</text:p>
          </table:table-cell>
          <table:table-cell office:value-type="float" office:value="669" calcext:value-type="float">
            <text:p>669</text:p>
          </table:table-cell>
          <table:table-cell office:value-type="float" office:value="68" calcext:value-type="float">
            <text:p>68</text:p>
          </table:table-cell>
          <table:table-cell office:value-type="float" office:value="47097000" calcext:value-type="float">
            <text:p>47097000</text:p>
          </table:table-cell>
          <table:table-cell table:formula="of:=IF([.L671]-[.I671]=0;0;1)" office:value-type="float" office:value="0" calcext:value-type="float">
            <text:p>0</text:p>
          </table:table-cell>
          <table:table-cell table:formula="of:=IF([.L671]-[.B6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971000" calcext:value-type="float">
            <text:p>5971000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5883999" calcext:value-type="float">
            <text:p>5883999</text:p>
          </table:table-cell>
          <table:table-cell table:formula="of:=IF([.E672]-[.B672]=0;0;1)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6112999" calcext:value-type="float">
            <text:p>6112999</text:p>
          </table:table-cell>
          <table:table-cell office:value-type="float" office:value="670" calcext:value-type="float">
            <text:p>670</text:p>
          </table:table-cell>
          <table:table-cell office:value-type="float" office:value="170" calcext:value-type="float">
            <text:p>170</text:p>
          </table:table-cell>
          <table:table-cell office:value-type="float" office:value="6107000" calcext:value-type="float">
            <text:p>6107000</text:p>
          </table:table-cell>
          <table:table-cell table:formula="of:=IF([.L672]-[.I672]=0;0;1)" office:value-type="float" office:value="0" calcext:value-type="float">
            <text:p>0</text:p>
          </table:table-cell>
          <table:table-cell table:formula="of:=IF([.L672]-[.B6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280" calcext:value-type="float">
            <text:p>4280</text:p>
          </table:table-cell>
          <table:table-cell office:value-type="float" office:value="110763000" calcext:value-type="float">
            <text:p>110763000</text:p>
          </table:table-cell>
          <table:table-cell office:value-type="float" office:value="671" calcext:value-type="float">
            <text:p>671</text:p>
          </table:table-cell>
          <table:table-cell office:value-type="float" office:value="4280" calcext:value-type="float">
            <text:p>4280</text:p>
          </table:table-cell>
          <table:table-cell office:value-type="float" office:value="109403000" calcext:value-type="float">
            <text:p>109403000</text:p>
          </table:table-cell>
          <table:table-cell table:formula="of:=IF([.E673]-[.B673]=0;0;1)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4280" calcext:value-type="float">
            <text:p>4280</text:p>
          </table:table-cell>
          <table:table-cell office:value-type="float" office:value="111086999" calcext:value-type="float">
            <text:p>111086999</text:p>
          </table:table-cell>
          <table:table-cell office:value-type="float" office:value="671" calcext:value-type="float">
            <text:p>671</text:p>
          </table:table-cell>
          <table:table-cell office:value-type="float" office:value="4280" calcext:value-type="float">
            <text:p>4280</text:p>
          </table:table-cell>
          <table:table-cell office:value-type="float" office:value="112390999" calcext:value-type="float">
            <text:p>112390999</text:p>
          </table:table-cell>
          <table:table-cell table:formula="of:=IF([.L673]-[.I673]=0;0;1)" office:value-type="float" office:value="0" calcext:value-type="float">
            <text:p>0</text:p>
          </table:table-cell>
          <table:table-cell table:formula="of:=IF([.L673]-[.B6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0000" calcext:value-type="float">
            <text:p>50000</text:p>
          </table:table-cell>
          <table:table-cell office:value-type="float" office:value="1063628000" calcext:value-type="float">
            <text:p>1063628000</text:p>
          </table:table-cell>
          <table:table-cell office:value-type="float" office:value="672" calcext:value-type="float">
            <text:p>672</text:p>
          </table:table-cell>
          <table:table-cell office:value-type="float" office:value="50000" calcext:value-type="float">
            <text:p>50000</text:p>
          </table:table-cell>
          <table:table-cell office:value-type="float" office:value="1068589999" calcext:value-type="float">
            <text:p>1068589999</text:p>
          </table:table-cell>
          <table:table-cell table:formula="of:=IF([.E674]-[.B674]=0;0;1)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50000" calcext:value-type="float">
            <text:p>50000</text:p>
          </table:table-cell>
          <table:table-cell office:value-type="float" office:value="1066354000" calcext:value-type="float">
            <text:p>1066354000</text:p>
          </table:table-cell>
          <table:table-cell office:value-type="float" office:value="672" calcext:value-type="float">
            <text:p>672</text:p>
          </table:table-cell>
          <table:table-cell office:value-type="float" office:value="50000" calcext:value-type="float">
            <text:p>50000</text:p>
          </table:table-cell>
          <table:table-cell office:value-type="float" office:value="1252120000" calcext:value-type="float">
            <text:p>1252120000</text:p>
          </table:table-cell>
          <table:table-cell table:formula="of:=IF([.L674]-[.I674]=0;0;1)" office:value-type="float" office:value="0" calcext:value-type="float">
            <text:p>0</text:p>
          </table:table-cell>
          <table:table-cell table:formula="of:=IF([.L674]-[.B6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000" calcext:value-type="float">
            <text:p>50000</text:p>
          </table:table-cell>
          <table:table-cell office:value-type="float" office:value="227066000" calcext:value-type="float">
            <text:p>227066000</text:p>
          </table:table-cell>
          <table:table-cell office:value-type="float" office:value="673" calcext:value-type="float">
            <text:p>673</text:p>
          </table:table-cell>
          <table:table-cell office:value-type="float" office:value="50000" calcext:value-type="float">
            <text:p>50000</text:p>
          </table:table-cell>
          <table:table-cell office:value-type="float" office:value="229311000" calcext:value-type="float">
            <text:p>229311000</text:p>
          </table:table-cell>
          <table:table-cell table:formula="of:=IF([.E675]-[.B675]=0;0;1)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50000" calcext:value-type="float">
            <text:p>50000</text:p>
          </table:table-cell>
          <table:table-cell office:value-type="float" office:value="231912999" calcext:value-type="float">
            <text:p>231912999</text:p>
          </table:table-cell>
          <table:table-cell office:value-type="float" office:value="673" calcext:value-type="float">
            <text:p>673</text:p>
          </table:table-cell>
          <table:table-cell office:value-type="float" office:value="50000" calcext:value-type="float">
            <text:p>50000</text:p>
          </table:table-cell>
          <table:table-cell office:value-type="float" office:value="240957999" calcext:value-type="float">
            <text:p>240957999</text:p>
          </table:table-cell>
          <table:table-cell table:formula="of:=IF([.L675]-[.I675]=0;0;1)" office:value-type="float" office:value="0" calcext:value-type="float">
            <text:p>0</text:p>
          </table:table-cell>
          <table:table-cell table:formula="of:=IF([.L675]-[.B6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0000" calcext:value-type="float">
            <text:p>50000</text:p>
          </table:table-cell>
          <table:table-cell office:value-type="float" office:value="332530999" calcext:value-type="float">
            <text:p>332530999</text:p>
          </table:table-cell>
          <table:table-cell office:value-type="float" office:value="674" calcext:value-type="float">
            <text:p>674</text:p>
          </table:table-cell>
          <table:table-cell office:value-type="float" office:value="50000" calcext:value-type="float">
            <text:p>50000</text:p>
          </table:table-cell>
          <table:table-cell office:value-type="float" office:value="319254000" calcext:value-type="float">
            <text:p>319254000</text:p>
          </table:table-cell>
          <table:table-cell table:formula="of:=IF([.E676]-[.B676]=0;0;1)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50000" calcext:value-type="float">
            <text:p>50000</text:p>
          </table:table-cell>
          <table:table-cell office:value-type="float" office:value="332281000" calcext:value-type="float">
            <text:p>332281000</text:p>
          </table:table-cell>
          <table:table-cell office:value-type="float" office:value="674" calcext:value-type="float">
            <text:p>674</text:p>
          </table:table-cell>
          <table:table-cell office:value-type="float" office:value="50000" calcext:value-type="float">
            <text:p>50000</text:p>
          </table:table-cell>
          <table:table-cell office:value-type="float" office:value="310398000" calcext:value-type="float">
            <text:p>310398000</text:p>
          </table:table-cell>
          <table:table-cell table:formula="of:=IF([.L676]-[.I676]=0;0;1)" office:value-type="float" office:value="0" calcext:value-type="float">
            <text:p>0</text:p>
          </table:table-cell>
          <table:table-cell table:formula="of:=IF([.L676]-[.B6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000" calcext:value-type="float">
            <text:p>50000</text:p>
          </table:table-cell>
          <table:table-cell office:value-type="float" office:value="1140228000" calcext:value-type="float">
            <text:p>1140228000</text:p>
          </table:table-cell>
          <table:table-cell office:value-type="float" office:value="675" calcext:value-type="float">
            <text:p>675</text:p>
          </table:table-cell>
          <table:table-cell office:value-type="float" office:value="50000" calcext:value-type="float">
            <text:p>50000</text:p>
          </table:table-cell>
          <table:table-cell office:value-type="float" office:value="1143187000" calcext:value-type="float">
            <text:p>1143187000</text:p>
          </table:table-cell>
          <table:table-cell table:formula="of:=IF([.E677]-[.B677]=0;0;1)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50000" calcext:value-type="float">
            <text:p>50000</text:p>
          </table:table-cell>
          <table:table-cell office:value-type="float" office:value="1139102000" calcext:value-type="float">
            <text:p>1139102000</text:p>
          </table:table-cell>
          <table:table-cell office:value-type="float" office:value="675" calcext:value-type="float">
            <text:p>675</text:p>
          </table:table-cell>
          <table:table-cell office:value-type="float" office:value="50000" calcext:value-type="float">
            <text:p>50000</text:p>
          </table:table-cell>
          <table:table-cell office:value-type="float" office:value="1204834000" calcext:value-type="float">
            <text:p>1204834000</text:p>
          </table:table-cell>
          <table:table-cell table:formula="of:=IF([.L677]-[.I677]=0;0;1)" office:value-type="float" office:value="0" calcext:value-type="float">
            <text:p>0</text:p>
          </table:table-cell>
          <table:table-cell table:formula="of:=IF([.L677]-[.B6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000" calcext:value-type="float">
            <text:p>50000</text:p>
          </table:table-cell>
          <table:table-cell office:value-type="float" office:value="440878000" calcext:value-type="float">
            <text:p>440878000</text:p>
          </table:table-cell>
          <table:table-cell office:value-type="float" office:value="676" calcext:value-type="float">
            <text:p>676</text:p>
          </table:table-cell>
          <table:table-cell office:value-type="float" office:value="50000" calcext:value-type="float">
            <text:p>50000</text:p>
          </table:table-cell>
          <table:table-cell office:value-type="float" office:value="431976000" calcext:value-type="float">
            <text:p>431976000</text:p>
          </table:table-cell>
          <table:table-cell table:formula="of:=IF([.E678]-[.B678]=0;0;1)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50000" calcext:value-type="float">
            <text:p>50000</text:p>
          </table:table-cell>
          <table:table-cell office:value-type="float" office:value="441077000" calcext:value-type="float">
            <text:p>441077000</text:p>
          </table:table-cell>
          <table:table-cell office:value-type="float" office:value="676" calcext:value-type="float">
            <text:p>676</text:p>
          </table:table-cell>
          <table:table-cell office:value-type="float" office:value="50000" calcext:value-type="float">
            <text:p>50000</text:p>
          </table:table-cell>
          <table:table-cell office:value-type="float" office:value="560870000" calcext:value-type="float">
            <text:p>560870000</text:p>
          </table:table-cell>
          <table:table-cell table:formula="of:=IF([.L678]-[.I678]=0;0;1)" office:value-type="float" office:value="0" calcext:value-type="float">
            <text:p>0</text:p>
          </table:table-cell>
          <table:table-cell table:formula="of:=IF([.L678]-[.B6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0000" calcext:value-type="float">
            <text:p>50000</text:p>
          </table:table-cell>
          <table:table-cell office:value-type="float" office:value="665103999" calcext:value-type="float">
            <text:p>665103999</text:p>
          </table:table-cell>
          <table:table-cell office:value-type="float" office:value="677" calcext:value-type="float">
            <text:p>677</text:p>
          </table:table-cell>
          <table:table-cell office:value-type="float" office:value="50000" calcext:value-type="float">
            <text:p>50000</text:p>
          </table:table-cell>
          <table:table-cell office:value-type="float" office:value="662839000" calcext:value-type="float">
            <text:p>662839000</text:p>
          </table:table-cell>
          <table:table-cell table:formula="of:=IF([.E679]-[.B679]=0;0;1)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50000" calcext:value-type="float">
            <text:p>50000</text:p>
          </table:table-cell>
          <table:table-cell office:value-type="float" office:value="667156000" calcext:value-type="float">
            <text:p>667156000</text:p>
          </table:table-cell>
          <table:table-cell office:value-type="float" office:value="677" calcext:value-type="float">
            <text:p>677</text:p>
          </table:table-cell>
          <table:table-cell office:value-type="float" office:value="50000" calcext:value-type="float">
            <text:p>50000</text:p>
          </table:table-cell>
          <table:table-cell office:value-type="float" office:value="689180000" calcext:value-type="float">
            <text:p>689180000</text:p>
          </table:table-cell>
          <table:table-cell table:formula="of:=IF([.L679]-[.I679]=0;0;1)" office:value-type="float" office:value="0" calcext:value-type="float">
            <text:p>0</text:p>
          </table:table-cell>
          <table:table-cell table:formula="of:=IF([.L679]-[.B6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0000" calcext:value-type="float">
            <text:p>50000</text:p>
          </table:table-cell>
          <table:table-cell office:value-type="float" office:value="948915000" calcext:value-type="float">
            <text:p>948915000</text:p>
          </table:table-cell>
          <table:table-cell office:value-type="float" office:value="678" calcext:value-type="float">
            <text:p>678</text:p>
          </table:table-cell>
          <table:table-cell office:value-type="float" office:value="50000" calcext:value-type="float">
            <text:p>50000</text:p>
          </table:table-cell>
          <table:table-cell office:value-type="float" office:value="845383999" calcext:value-type="float">
            <text:p>845383999</text:p>
          </table:table-cell>
          <table:table-cell table:formula="of:=IF([.E680]-[.B680]=0;0;1)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50000" calcext:value-type="float">
            <text:p>50000</text:p>
          </table:table-cell>
          <table:table-cell office:value-type="float" office:value="854171999" calcext:value-type="float">
            <text:p>854171999</text:p>
          </table:table-cell>
          <table:table-cell office:value-type="float" office:value="678" calcext:value-type="float">
            <text:p>678</text:p>
          </table:table-cell>
          <table:table-cell office:value-type="float" office:value="50000" calcext:value-type="float">
            <text:p>50000</text:p>
          </table:table-cell>
          <table:table-cell office:value-type="float" office:value="808790999" calcext:value-type="float">
            <text:p>808790999</text:p>
          </table:table-cell>
          <table:table-cell table:formula="of:=IF([.L680]-[.I680]=0;0;1)" office:value-type="float" office:value="0" calcext:value-type="float">
            <text:p>0</text:p>
          </table:table-cell>
          <table:table-cell table:formula="of:=IF([.L680]-[.B6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2735999" calcext:value-type="float">
            <text:p>12735999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2314000" calcext:value-type="float">
            <text:p>12314000</text:p>
          </table:table-cell>
          <table:table-cell table:formula="of:=IF([.E681]-[.B681]=0;0;1)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3052999" calcext:value-type="float">
            <text:p>13052999</text:p>
          </table:table-cell>
          <table:table-cell office:value-type="float" office:value="679" calcext:value-type="float">
            <text:p>679</text:p>
          </table:table-cell>
          <table:table-cell office:value-type="float" office:value="595" calcext:value-type="float">
            <text:p>595</text:p>
          </table:table-cell>
          <table:table-cell office:value-type="float" office:value="15917999" calcext:value-type="float">
            <text:p>15917999</text:p>
          </table:table-cell>
          <table:table-cell table:formula="of:=IF([.L681]-[.I681]=0;0;1)" office:value-type="float" office:value="0" calcext:value-type="float">
            <text:p>0</text:p>
          </table:table-cell>
          <table:table-cell table:formula="of:=IF([.L681]-[.B6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000" calcext:value-type="float">
            <text:p>50000</text:p>
          </table:table-cell>
          <table:table-cell office:value-type="float" office:value="721044999" calcext:value-type="float">
            <text:p>721044999</text:p>
          </table:table-cell>
          <table:table-cell office:value-type="float" office:value="680" calcext:value-type="float">
            <text:p>680</text:p>
          </table:table-cell>
          <table:table-cell office:value-type="float" office:value="50000" calcext:value-type="float">
            <text:p>50000</text:p>
          </table:table-cell>
          <table:table-cell office:value-type="float" office:value="721302000" calcext:value-type="float">
            <text:p>721302000</text:p>
          </table:table-cell>
          <table:table-cell table:formula="of:=IF([.E682]-[.B682]=0;0;1)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430999" calcext:value-type="float">
            <text:p>724430999</text:p>
          </table:table-cell>
          <table:table-cell office:value-type="float" office:value="680" calcext:value-type="float">
            <text:p>680</text:p>
          </table:table-cell>
          <table:table-cell office:value-type="float" office:value="50000" calcext:value-type="float">
            <text:p>50000</text:p>
          </table:table-cell>
          <table:table-cell office:value-type="float" office:value="883865000" calcext:value-type="float">
            <text:p>883865000</text:p>
          </table:table-cell>
          <table:table-cell table:formula="of:=IF([.L682]-[.I682]=0;0;1)" office:value-type="float" office:value="0" calcext:value-type="float">
            <text:p>0</text:p>
          </table:table-cell>
          <table:table-cell table:formula="of:=IF([.L682]-[.B6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8279999" calcext:value-type="float">
            <text:p>8279999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8057999" calcext:value-type="float">
            <text:p>8057999</text:p>
          </table:table-cell>
          <table:table-cell table:formula="of:=IF([.E683]-[.B683]=0;0;1)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8535000" calcext:value-type="float">
            <text:p>8535000</text:p>
          </table:table-cell>
          <table:table-cell office:value-type="float" office:value="681" calcext:value-type="float">
            <text:p>681</text:p>
          </table:table-cell>
          <table:table-cell office:value-type="float" office:value="302" calcext:value-type="float">
            <text:p>302</text:p>
          </table:table-cell>
          <table:table-cell office:value-type="float" office:value="8782000" calcext:value-type="float">
            <text:p>8782000</text:p>
          </table:table-cell>
          <table:table-cell table:formula="of:=IF([.L683]-[.I683]=0;0;1)" office:value-type="float" office:value="0" calcext:value-type="float">
            <text:p>0</text:p>
          </table:table-cell>
          <table:table-cell table:formula="of:=IF([.L683]-[.B6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000" calcext:value-type="float">
            <text:p>50000</text:p>
          </table:table-cell>
          <table:table-cell office:value-type="float" office:value="640844000" calcext:value-type="float">
            <text:p>640844000</text:p>
          </table:table-cell>
          <table:table-cell office:value-type="float" office:value="682" calcext:value-type="float">
            <text:p>682</text:p>
          </table:table-cell>
          <table:table-cell office:value-type="float" office:value="50000" calcext:value-type="float">
            <text:p>50000</text:p>
          </table:table-cell>
          <table:table-cell office:value-type="float" office:value="656404000" calcext:value-type="float">
            <text:p>656404000</text:p>
          </table:table-cell>
          <table:table-cell table:formula="of:=IF([.E684]-[.B684]=0;0;1)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50000" calcext:value-type="float">
            <text:p>50000</text:p>
          </table:table-cell>
          <table:table-cell office:value-type="float" office:value="638736000" calcext:value-type="float">
            <text:p>638736000</text:p>
          </table:table-cell>
          <table:table-cell office:value-type="float" office:value="682" calcext:value-type="float">
            <text:p>682</text:p>
          </table:table-cell>
          <table:table-cell office:value-type="float" office:value="50000" calcext:value-type="float">
            <text:p>50000</text:p>
          </table:table-cell>
          <table:table-cell office:value-type="float" office:value="772748000" calcext:value-type="float">
            <text:p>772748000</text:p>
          </table:table-cell>
          <table:table-cell table:formula="of:=IF([.L684]-[.I684]=0;0;1)" office:value-type="float" office:value="0" calcext:value-type="float">
            <text:p>0</text:p>
          </table:table-cell>
          <table:table-cell table:formula="of:=IF([.L684]-[.B6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945" calcext:value-type="float">
            <text:p>11945</text:p>
          </table:table-cell>
          <table:table-cell office:value-type="float" office:value="174685999" calcext:value-type="float">
            <text:p>174685999</text:p>
          </table:table-cell>
          <table:table-cell office:value-type="float" office:value="683" calcext:value-type="float">
            <text:p>683</text:p>
          </table:table-cell>
          <table:table-cell office:value-type="float" office:value="11945" calcext:value-type="float">
            <text:p>11945</text:p>
          </table:table-cell>
          <table:table-cell office:value-type="float" office:value="176484000" calcext:value-type="float">
            <text:p>176484000</text:p>
          </table:table-cell>
          <table:table-cell table:formula="of:=IF([.E685]-[.B685]=0;0;1)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11945" calcext:value-type="float">
            <text:p>11945</text:p>
          </table:table-cell>
          <table:table-cell office:value-type="float" office:value="175877999" calcext:value-type="float">
            <text:p>175877999</text:p>
          </table:table-cell>
          <table:table-cell office:value-type="float" office:value="683" calcext:value-type="float">
            <text:p>683</text:p>
          </table:table-cell>
          <table:table-cell office:value-type="float" office:value="11945" calcext:value-type="float">
            <text:p>11945</text:p>
          </table:table-cell>
          <table:table-cell office:value-type="float" office:value="195641999" calcext:value-type="float">
            <text:p>195641999</text:p>
          </table:table-cell>
          <table:table-cell table:formula="of:=IF([.L685]-[.I685]=0;0;1)" office:value-type="float" office:value="0" calcext:value-type="float">
            <text:p>0</text:p>
          </table:table-cell>
          <table:table-cell table:formula="of:=IF([.L685]-[.B6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0000" calcext:value-type="float">
            <text:p>50000</text:p>
          </table:table-cell>
          <table:table-cell office:value-type="float" office:value="904339000" calcext:value-type="float">
            <text:p>904339000</text:p>
          </table:table-cell>
          <table:table-cell office:value-type="float" office:value="684" calcext:value-type="float">
            <text:p>684</text:p>
          </table:table-cell>
          <table:table-cell office:value-type="float" office:value="50000" calcext:value-type="float">
            <text:p>50000</text:p>
          </table:table-cell>
          <table:table-cell office:value-type="float" office:value="922898999" calcext:value-type="float">
            <text:p>922898999</text:p>
          </table:table-cell>
          <table:table-cell table:formula="of:=IF([.E686]-[.B686]=0;0;1)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50000" calcext:value-type="float">
            <text:p>50000</text:p>
          </table:table-cell>
          <table:table-cell office:value-type="float" office:value="912306000" calcext:value-type="float">
            <text:p>912306000</text:p>
          </table:table-cell>
          <table:table-cell office:value-type="float" office:value="684" calcext:value-type="float">
            <text:p>684</text:p>
          </table:table-cell>
          <table:table-cell office:value-type="float" office:value="50000" calcext:value-type="float">
            <text:p>50000</text:p>
          </table:table-cell>
          <table:table-cell office:value-type="float" office:value="1016067000" calcext:value-type="float">
            <text:p>1016067000</text:p>
          </table:table-cell>
          <table:table-cell table:formula="of:=IF([.L686]-[.I686]=0;0;1)" office:value-type="float" office:value="0" calcext:value-type="float">
            <text:p>0</text:p>
          </table:table-cell>
          <table:table-cell table:formula="of:=IF([.L686]-[.B6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93048000" calcext:value-type="float">
            <text:p>293048000</text:p>
          </table:table-cell>
          <table:table-cell office:value-type="float" office:value="685" calcext:value-type="float">
            <text:p>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92613000" calcext:value-type="float">
            <text:p>292613000</text:p>
          </table:table-cell>
          <table:table-cell table:formula="of:=IF([.E687]-[.B687]=0;0;1)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96606000" calcext:value-type="float">
            <text:p>296606000</text:p>
          </table:table-cell>
          <table:table-cell office:value-type="float" office:value="685" calcext:value-type="float">
            <text:p>685</text:p>
          </table:table-cell>
          <table:table-cell office:value-type="float" office:value="50000" calcext:value-type="float">
            <text:p>50000</text:p>
          </table:table-cell>
          <table:table-cell office:value-type="float" office:value="318988000" calcext:value-type="float">
            <text:p>318988000</text:p>
          </table:table-cell>
          <table:table-cell table:formula="of:=IF([.L687]-[.I687]=0;0;1)" office:value-type="float" office:value="0" calcext:value-type="float">
            <text:p>0</text:p>
          </table:table-cell>
          <table:table-cell table:formula="of:=IF([.L687]-[.B6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2758999" calcext:value-type="float">
            <text:p>2758999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2660999" calcext:value-type="float">
            <text:p>2660999</text:p>
          </table:table-cell>
          <table:table-cell table:formula="of:=IF([.E688]-[.B688]=0;0;1)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3127000" calcext:value-type="float">
            <text:p>3127000</text:p>
          </table:table-cell>
          <table:table-cell office:value-type="float" office:value="686" calcext:value-type="float">
            <text:p>686</text:p>
          </table:table-cell>
          <table:table-cell office:value-type="float" office:value="260" calcext:value-type="float">
            <text:p>260</text:p>
          </table:table-cell>
          <table:table-cell office:value-type="float" office:value="3797000" calcext:value-type="float">
            <text:p>3797000</text:p>
          </table:table-cell>
          <table:table-cell table:formula="of:=IF([.L688]-[.I688]=0;0;1)" office:value-type="float" office:value="0" calcext:value-type="float">
            <text:p>0</text:p>
          </table:table-cell>
          <table:table-cell table:formula="of:=IF([.L688]-[.B6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208000" calcext:value-type="float">
            <text:p>2208000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146000" calcext:value-type="float">
            <text:p>2146000</text:p>
          </table:table-cell>
          <table:table-cell table:formula="of:=IF([.E689]-[.B689]=0;0;1)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293000" calcext:value-type="float">
            <text:p>2293000</text:p>
          </table:table-cell>
          <table:table-cell office:value-type="float" office:value="687" calcext:value-type="float">
            <text:p>687</text:p>
          </table:table-cell>
          <table:table-cell office:value-type="float" office:value="34" calcext:value-type="float">
            <text:p>34</text:p>
          </table:table-cell>
          <table:table-cell office:value-type="float" office:value="2237000" calcext:value-type="float">
            <text:p>2237000</text:p>
          </table:table-cell>
          <table:table-cell table:formula="of:=IF([.L689]-[.I689]=0;0;1)" office:value-type="float" office:value="0" calcext:value-type="float">
            <text:p>0</text:p>
          </table:table-cell>
          <table:table-cell table:formula="of:=IF([.L689]-[.B6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0000" calcext:value-type="float">
            <text:p>50000</text:p>
          </table:table-cell>
          <table:table-cell office:value-type="float" office:value="468744000" calcext:value-type="float">
            <text:p>468744000</text:p>
          </table:table-cell>
          <table:table-cell office:value-type="float" office:value="688" calcext:value-type="float">
            <text:p>688</text:p>
          </table:table-cell>
          <table:table-cell office:value-type="float" office:value="50000" calcext:value-type="float">
            <text:p>50000</text:p>
          </table:table-cell>
          <table:table-cell office:value-type="float" office:value="468588000" calcext:value-type="float">
            <text:p>468588000</text:p>
          </table:table-cell>
          <table:table-cell table:formula="of:=IF([.E690]-[.B690]=0;0;1)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50000" calcext:value-type="float">
            <text:p>50000</text:p>
          </table:table-cell>
          <table:table-cell office:value-type="float" office:value="468278000" calcext:value-type="float">
            <text:p>468278000</text:p>
          </table:table-cell>
          <table:table-cell office:value-type="float" office:value="688" calcext:value-type="float">
            <text:p>688</text:p>
          </table:table-cell>
          <table:table-cell office:value-type="float" office:value="50000" calcext:value-type="float">
            <text:p>50000</text:p>
          </table:table-cell>
          <table:table-cell office:value-type="float" office:value="566051000" calcext:value-type="float">
            <text:p>566051000</text:p>
          </table:table-cell>
          <table:table-cell table:formula="of:=IF([.L690]-[.I690]=0;0;1)" office:value-type="float" office:value="0" calcext:value-type="float">
            <text:p>0</text:p>
          </table:table-cell>
          <table:table-cell table:formula="of:=IF([.L690]-[.B6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7005" calcext:value-type="float">
            <text:p>47005</text:p>
          </table:table-cell>
          <table:table-cell office:value-type="float" office:value="824322999" calcext:value-type="float">
            <text:p>824322999</text:p>
          </table:table-cell>
          <table:table-cell office:value-type="float" office:value="689" calcext:value-type="float">
            <text:p>689</text:p>
          </table:table-cell>
          <table:table-cell office:value-type="float" office:value="47005" calcext:value-type="float">
            <text:p>47005</text:p>
          </table:table-cell>
          <table:table-cell office:value-type="float" office:value="830247000" calcext:value-type="float">
            <text:p>830247000</text:p>
          </table:table-cell>
          <table:table-cell table:formula="of:=IF([.E691]-[.B691]=0;0;1)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47005" calcext:value-type="float">
            <text:p>47005</text:p>
          </table:table-cell>
          <table:table-cell office:value-type="float" office:value="818626000" calcext:value-type="float">
            <text:p>818626000</text:p>
          </table:table-cell>
          <table:table-cell office:value-type="float" office:value="689" calcext:value-type="float">
            <text:p>689</text:p>
          </table:table-cell>
          <table:table-cell office:value-type="float" office:value="47005" calcext:value-type="float">
            <text:p>47005</text:p>
          </table:table-cell>
          <table:table-cell office:value-type="float" office:value="1070241999" calcext:value-type="float">
            <text:p>1070241999</text:p>
          </table:table-cell>
          <table:table-cell table:formula="of:=IF([.L691]-[.I691]=0;0;1)" office:value-type="float" office:value="0" calcext:value-type="float">
            <text:p>0</text:p>
          </table:table-cell>
          <table:table-cell table:formula="of:=IF([.L691]-[.B6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0000" calcext:value-type="float">
            <text:p>50000</text:p>
          </table:table-cell>
          <table:table-cell office:value-type="float" office:value="551110000" calcext:value-type="float">
            <text:p>551110000</text:p>
          </table:table-cell>
          <table:table-cell office:value-type="float" office:value="690" calcext:value-type="float">
            <text:p>690</text:p>
          </table:table-cell>
          <table:table-cell office:value-type="float" office:value="50000" calcext:value-type="float">
            <text:p>50000</text:p>
          </table:table-cell>
          <table:table-cell office:value-type="float" office:value="554759999" calcext:value-type="float">
            <text:p>554759999</text:p>
          </table:table-cell>
          <table:table-cell table:formula="of:=IF([.E692]-[.B692]=0;0;1)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50000" calcext:value-type="float">
            <text:p>50000</text:p>
          </table:table-cell>
          <table:table-cell office:value-type="float" office:value="558344000" calcext:value-type="float">
            <text:p>558344000</text:p>
          </table:table-cell>
          <table:table-cell office:value-type="float" office:value="690" calcext:value-type="float">
            <text:p>690</text:p>
          </table:table-cell>
          <table:table-cell office:value-type="float" office:value="50000" calcext:value-type="float">
            <text:p>50000</text:p>
          </table:table-cell>
          <table:table-cell office:value-type="float" office:value="589660000" calcext:value-type="float">
            <text:p>589660000</text:p>
          </table:table-cell>
          <table:table-cell table:formula="of:=IF([.L692]-[.I692]=0;0;1)" office:value-type="float" office:value="0" calcext:value-type="float">
            <text:p>0</text:p>
          </table:table-cell>
          <table:table-cell table:formula="of:=IF([.L692]-[.B6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272000" calcext:value-type="float">
            <text:p>427200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185999" calcext:value-type="float">
            <text:p>4185999</text:p>
          </table:table-cell>
          <table:table-cell table:formula="of:=IF([.E693]-[.B693]=0;0;1)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372000" calcext:value-type="float">
            <text:p>437200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905999" calcext:value-type="float">
            <text:p>3905999</text:p>
          </table:table-cell>
          <table:table-cell table:formula="of:=IF([.L693]-[.I693]=0;0;1)" office:value-type="float" office:value="0" calcext:value-type="float">
            <text:p>0</text:p>
          </table:table-cell>
          <table:table-cell table:formula="of:=IF([.L693]-[.B6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0000" calcext:value-type="float">
            <text:p>50000</text:p>
          </table:table-cell>
          <table:table-cell office:value-type="float" office:value="875938999" calcext:value-type="float">
            <text:p>875938999</text:p>
          </table:table-cell>
          <table:table-cell office:value-type="float" office:value="692" calcext:value-type="float">
            <text:p>692</text:p>
          </table:table-cell>
          <table:table-cell office:value-type="float" office:value="50000" calcext:value-type="float">
            <text:p>50000</text:p>
          </table:table-cell>
          <table:table-cell office:value-type="float" office:value="881680999" calcext:value-type="float">
            <text:p>881680999</text:p>
          </table:table-cell>
          <table:table-cell table:formula="of:=IF([.E694]-[.B694]=0;0;1)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50000" calcext:value-type="float">
            <text:p>50000</text:p>
          </table:table-cell>
          <table:table-cell office:value-type="float" office:value="1109500000" calcext:value-type="float">
            <text:p>1109500000</text:p>
          </table:table-cell>
          <table:table-cell office:value-type="float" office:value="692" calcext:value-type="float">
            <text:p>692</text:p>
          </table:table-cell>
          <table:table-cell office:value-type="float" office:value="50000" calcext:value-type="float">
            <text:p>50000</text:p>
          </table:table-cell>
          <table:table-cell office:value-type="float" office:value="1236808000" calcext:value-type="float">
            <text:p>1236808000</text:p>
          </table:table-cell>
          <table:table-cell table:formula="of:=IF([.L694]-[.I694]=0;0;1)" office:value-type="float" office:value="0" calcext:value-type="float">
            <text:p>0</text:p>
          </table:table-cell>
          <table:table-cell table:formula="of:=IF([.L694]-[.B6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0000" calcext:value-type="float">
            <text:p>50000</text:p>
          </table:table-cell>
          <table:table-cell office:value-type="float" office:value="645434000" calcext:value-type="float">
            <text:p>645434000</text:p>
          </table:table-cell>
          <table:table-cell office:value-type="float" office:value="693" calcext:value-type="float">
            <text:p>693</text:p>
          </table:table-cell>
          <table:table-cell office:value-type="float" office:value="50000" calcext:value-type="float">
            <text:p>50000</text:p>
          </table:table-cell>
          <table:table-cell office:value-type="float" office:value="645996999" calcext:value-type="float">
            <text:p>645996999</text:p>
          </table:table-cell>
          <table:table-cell table:formula="of:=IF([.E695]-[.B695]=0;0;1)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50000" calcext:value-type="float">
            <text:p>50000</text:p>
          </table:table-cell>
          <table:table-cell office:value-type="float" office:value="650637999" calcext:value-type="float">
            <text:p>650637999</text:p>
          </table:table-cell>
          <table:table-cell office:value-type="float" office:value="693" calcext:value-type="float">
            <text:p>693</text:p>
          </table:table-cell>
          <table:table-cell office:value-type="float" office:value="50000" calcext:value-type="float">
            <text:p>50000</text:p>
          </table:table-cell>
          <table:table-cell office:value-type="float" office:value="720123000" calcext:value-type="float">
            <text:p>720123000</text:p>
          </table:table-cell>
          <table:table-cell table:formula="of:=IF([.L695]-[.I695]=0;0;1)" office:value-type="float" office:value="0" calcext:value-type="float">
            <text:p>0</text:p>
          </table:table-cell>
          <table:table-cell table:formula="of:=IF([.L695]-[.B6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0000" calcext:value-type="float">
            <text:p>50000</text:p>
          </table:table-cell>
          <table:table-cell office:value-type="float" office:value="633644000" calcext:value-type="float">
            <text:p>633644000</text:p>
          </table:table-cell>
          <table:table-cell office:value-type="float" office:value="694" calcext:value-type="float">
            <text:p>694</text:p>
          </table:table-cell>
          <table:table-cell office:value-type="float" office:value="50000" calcext:value-type="float">
            <text:p>50000</text:p>
          </table:table-cell>
          <table:table-cell office:value-type="float" office:value="638505000" calcext:value-type="float">
            <text:p>638505000</text:p>
          </table:table-cell>
          <table:table-cell table:formula="of:=IF([.E696]-[.B696]=0;0;1)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50000" calcext:value-type="float">
            <text:p>50000</text:p>
          </table:table-cell>
          <table:table-cell office:value-type="float" office:value="637954000" calcext:value-type="float">
            <text:p>637954000</text:p>
          </table:table-cell>
          <table:table-cell office:value-type="float" office:value="694" calcext:value-type="float">
            <text:p>694</text:p>
          </table:table-cell>
          <table:table-cell office:value-type="float" office:value="50000" calcext:value-type="float">
            <text:p>50000</text:p>
          </table:table-cell>
          <table:table-cell office:value-type="float" office:value="769720000" calcext:value-type="float">
            <text:p>769720000</text:p>
          </table:table-cell>
          <table:table-cell table:formula="of:=IF([.L696]-[.I696]=0;0;1)" office:value-type="float" office:value="0" calcext:value-type="float">
            <text:p>0</text:p>
          </table:table-cell>
          <table:table-cell table:formula="of:=IF([.L696]-[.B6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0000" calcext:value-type="float">
            <text:p>50000</text:p>
          </table:table-cell>
          <table:table-cell office:value-type="float" office:value="1006079999" calcext:value-type="float">
            <text:p>1006079999</text:p>
          </table:table-cell>
          <table:table-cell office:value-type="float" office:value="695" calcext:value-type="float">
            <text:p>695</text:p>
          </table:table-cell>
          <table:table-cell office:value-type="float" office:value="50000" calcext:value-type="float">
            <text:p>50000</text:p>
          </table:table-cell>
          <table:table-cell office:value-type="float" office:value="1026291000" calcext:value-type="float">
            <text:p>1026291000</text:p>
          </table:table-cell>
          <table:table-cell table:formula="of:=IF([.E697]-[.B697]=0;0;1)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0000" calcext:value-type="float">
            <text:p>50000</text:p>
          </table:table-cell>
          <table:table-cell office:value-type="float" office:value="1014033000" calcext:value-type="float">
            <text:p>1014033000</text:p>
          </table:table-cell>
          <table:table-cell office:value-type="float" office:value="695" calcext:value-type="float">
            <text:p>695</text:p>
          </table:table-cell>
          <table:table-cell office:value-type="float" office:value="50000" calcext:value-type="float">
            <text:p>50000</text:p>
          </table:table-cell>
          <table:table-cell office:value-type="float" office:value="1253221000" calcext:value-type="float">
            <text:p>1253221000</text:p>
          </table:table-cell>
          <table:table-cell table:formula="of:=IF([.L697]-[.I697]=0;0;1)" office:value-type="float" office:value="0" calcext:value-type="float">
            <text:p>0</text:p>
          </table:table-cell>
          <table:table-cell table:formula="of:=IF([.L697]-[.B6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2870" calcext:value-type="float">
            <text:p>32870</text:p>
          </table:table-cell>
          <table:table-cell office:value-type="float" office:value="398538000" calcext:value-type="float">
            <text:p>398538000</text:p>
          </table:table-cell>
          <table:table-cell office:value-type="float" office:value="696" calcext:value-type="float">
            <text:p>696</text:p>
          </table:table-cell>
          <table:table-cell office:value-type="float" office:value="32870" calcext:value-type="float">
            <text:p>32870</text:p>
          </table:table-cell>
          <table:table-cell office:value-type="float" office:value="375582000" calcext:value-type="float">
            <text:p>375582000</text:p>
          </table:table-cell>
          <table:table-cell table:formula="of:=IF([.E698]-[.B698]=0;0;1)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32870" calcext:value-type="float">
            <text:p>32870</text:p>
          </table:table-cell>
          <table:table-cell office:value-type="float" office:value="395862999" calcext:value-type="float">
            <text:p>395862999</text:p>
          </table:table-cell>
          <table:table-cell office:value-type="float" office:value="696" calcext:value-type="float">
            <text:p>696</text:p>
          </table:table-cell>
          <table:table-cell office:value-type="float" office:value="32870" calcext:value-type="float">
            <text:p>32870</text:p>
          </table:table-cell>
          <table:table-cell office:value-type="float" office:value="482313999" calcext:value-type="float">
            <text:p>482313999</text:p>
          </table:table-cell>
          <table:table-cell table:formula="of:=IF([.L698]-[.I698]=0;0;1)" office:value-type="float" office:value="0" calcext:value-type="float">
            <text:p>0</text:p>
          </table:table-cell>
          <table:table-cell table:formula="of:=IF([.L698]-[.B6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000" calcext:value-type="float">
            <text:p>50000</text:p>
          </table:table-cell>
          <table:table-cell office:value-type="float" office:value="771983000" calcext:value-type="float">
            <text:p>771983000</text:p>
          </table:table-cell>
          <table:table-cell office:value-type="float" office:value="697" calcext:value-type="float">
            <text:p>697</text:p>
          </table:table-cell>
          <table:table-cell office:value-type="float" office:value="50000" calcext:value-type="float">
            <text:p>50000</text:p>
          </table:table-cell>
          <table:table-cell office:value-type="float" office:value="787605000" calcext:value-type="float">
            <text:p>787605000</text:p>
          </table:table-cell>
          <table:table-cell table:formula="of:=IF([.E699]-[.B699]=0;0;1)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50000" calcext:value-type="float">
            <text:p>50000</text:p>
          </table:table-cell>
          <table:table-cell office:value-type="float" office:value="775026000" calcext:value-type="float">
            <text:p>775026000</text:p>
          </table:table-cell>
          <table:table-cell office:value-type="float" office:value="697" calcext:value-type="float">
            <text:p>697</text:p>
          </table:table-cell>
          <table:table-cell office:value-type="float" office:value="50000" calcext:value-type="float">
            <text:p>50000</text:p>
          </table:table-cell>
          <table:table-cell office:value-type="float" office:value="932619000" calcext:value-type="float">
            <text:p>932619000</text:p>
          </table:table-cell>
          <table:table-cell table:formula="of:=IF([.L699]-[.I699]=0;0;1)" office:value-type="float" office:value="0" calcext:value-type="float">
            <text:p>0</text:p>
          </table:table-cell>
          <table:table-cell table:formula="of:=IF([.L699]-[.B6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0000" calcext:value-type="float">
            <text:p>50000</text:p>
          </table:table-cell>
          <table:table-cell office:value-type="float" office:value="420487000" calcext:value-type="float">
            <text:p>420487000</text:p>
          </table:table-cell>
          <table:table-cell office:value-type="float" office:value="698" calcext:value-type="float">
            <text:p>698</text:p>
          </table:table-cell>
          <table:table-cell office:value-type="float" office:value="50000" calcext:value-type="float">
            <text:p>50000</text:p>
          </table:table-cell>
          <table:table-cell office:value-type="float" office:value="405702000" calcext:value-type="float">
            <text:p>405702000</text:p>
          </table:table-cell>
          <table:table-cell table:formula="of:=IF([.E700]-[.B700]=0;0;1)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50000" calcext:value-type="float">
            <text:p>50000</text:p>
          </table:table-cell>
          <table:table-cell office:value-type="float" office:value="417551000" calcext:value-type="float">
            <text:p>417551000</text:p>
          </table:table-cell>
          <table:table-cell office:value-type="float" office:value="698" calcext:value-type="float">
            <text:p>698</text:p>
          </table:table-cell>
          <table:table-cell office:value-type="float" office:value="50000" calcext:value-type="float">
            <text:p>50000</text:p>
          </table:table-cell>
          <table:table-cell office:value-type="float" office:value="473145000" calcext:value-type="float">
            <text:p>473145000</text:p>
          </table:table-cell>
          <table:table-cell table:formula="of:=IF([.L700]-[.I700]=0;0;1)" office:value-type="float" office:value="0" calcext:value-type="float">
            <text:p>0</text:p>
          </table:table-cell>
          <table:table-cell table:formula="of:=IF([.L700]-[.B7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0000" calcext:value-type="float">
            <text:p>50000</text:p>
          </table:table-cell>
          <table:table-cell office:value-type="float" office:value="634832000" calcext:value-type="float">
            <text:p>634832000</text:p>
          </table:table-cell>
          <table:table-cell office:value-type="float" office:value="699" calcext:value-type="float">
            <text:p>699</text:p>
          </table:table-cell>
          <table:table-cell office:value-type="float" office:value="50000" calcext:value-type="float">
            <text:p>50000</text:p>
          </table:table-cell>
          <table:table-cell office:value-type="float" office:value="640926000" calcext:value-type="float">
            <text:p>640926000</text:p>
          </table:table-cell>
          <table:table-cell table:formula="of:=IF([.E701]-[.B701]=0;0;1)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50000" calcext:value-type="float">
            <text:p>50000</text:p>
          </table:table-cell>
          <table:table-cell office:value-type="float" office:value="640331000" calcext:value-type="float">
            <text:p>640331000</text:p>
          </table:table-cell>
          <table:table-cell office:value-type="float" office:value="699" calcext:value-type="float">
            <text:p>699</text:p>
          </table:table-cell>
          <table:table-cell office:value-type="float" office:value="50000" calcext:value-type="float">
            <text:p>50000</text:p>
          </table:table-cell>
          <table:table-cell office:value-type="float" office:value="768797000" calcext:value-type="float">
            <text:p>768797000</text:p>
          </table:table-cell>
          <table:table-cell table:formula="of:=IF([.L701]-[.I701]=0;0;1)" office:value-type="float" office:value="0" calcext:value-type="float">
            <text:p>0</text:p>
          </table:table-cell>
          <table:table-cell table:formula="of:=IF([.L701]-[.B7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523" calcext:value-type="float">
            <text:p>39523</text:p>
          </table:table-cell>
          <table:table-cell office:value-type="float" office:value="467657000" calcext:value-type="float">
            <text:p>467657000</text:p>
          </table:table-cell>
          <table:table-cell office:value-type="float" office:value="700" calcext:value-type="float">
            <text:p>700</text:p>
          </table:table-cell>
          <table:table-cell office:value-type="float" office:value="39523" calcext:value-type="float">
            <text:p>39523</text:p>
          </table:table-cell>
          <table:table-cell office:value-type="float" office:value="466510999" calcext:value-type="float">
            <text:p>466510999</text:p>
          </table:table-cell>
          <table:table-cell table:formula="of:=IF([.E702]-[.B702]=0;0;1)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9523" calcext:value-type="float">
            <text:p>39523</text:p>
          </table:table-cell>
          <table:table-cell office:value-type="float" office:value="470282000" calcext:value-type="float">
            <text:p>470282000</text:p>
          </table:table-cell>
          <table:table-cell office:value-type="float" office:value="700" calcext:value-type="float">
            <text:p>700</text:p>
          </table:table-cell>
          <table:table-cell office:value-type="float" office:value="39523" calcext:value-type="float">
            <text:p>39523</text:p>
          </table:table-cell>
          <table:table-cell office:value-type="float" office:value="530217999" calcext:value-type="float">
            <text:p>530217999</text:p>
          </table:table-cell>
          <table:table-cell table:formula="of:=IF([.L702]-[.I702]=0;0;1)" office:value-type="float" office:value="0" calcext:value-type="float">
            <text:p>0</text:p>
          </table:table-cell>
          <table:table-cell table:formula="of:=IF([.L702]-[.B7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0000" calcext:value-type="float">
            <text:p>50000</text:p>
          </table:table-cell>
          <table:table-cell office:value-type="float" office:value="521054000" calcext:value-type="float">
            <text:p>521054000</text:p>
          </table:table-cell>
          <table:table-cell office:value-type="float" office:value="701" calcext:value-type="float">
            <text:p>701</text:p>
          </table:table-cell>
          <table:table-cell office:value-type="float" office:value="50000" calcext:value-type="float">
            <text:p>50000</text:p>
          </table:table-cell>
          <table:table-cell office:value-type="float" office:value="495388999" calcext:value-type="float">
            <text:p>495388999</text:p>
          </table:table-cell>
          <table:table-cell table:formula="of:=IF([.E703]-[.B703]=0;0;1)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50000" calcext:value-type="float">
            <text:p>50000</text:p>
          </table:table-cell>
          <table:table-cell office:value-type="float" office:value="516973999" calcext:value-type="float">
            <text:p>516973999</text:p>
          </table:table-cell>
          <table:table-cell office:value-type="float" office:value="701" calcext:value-type="float">
            <text:p>701</text:p>
          </table:table-cell>
          <table:table-cell office:value-type="float" office:value="50000" calcext:value-type="float">
            <text:p>50000</text:p>
          </table:table-cell>
          <table:table-cell office:value-type="float" office:value="725839000" calcext:value-type="float">
            <text:p>725839000</text:p>
          </table:table-cell>
          <table:table-cell table:formula="of:=IF([.L703]-[.I703]=0;0;1)" office:value-type="float" office:value="0" calcext:value-type="float">
            <text:p>0</text:p>
          </table:table-cell>
          <table:table-cell table:formula="of:=IF([.L703]-[.B7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000" calcext:value-type="float">
            <text:p>50000</text:p>
          </table:table-cell>
          <table:table-cell office:value-type="float" office:value="292597000" calcext:value-type="float">
            <text:p>292597000</text:p>
          </table:table-cell>
          <table:table-cell office:value-type="float" office:value="702" calcext:value-type="float">
            <text:p>702</text:p>
          </table:table-cell>
          <table:table-cell office:value-type="float" office:value="50000" calcext:value-type="float">
            <text:p>50000</text:p>
          </table:table-cell>
          <table:table-cell office:value-type="float" office:value="297931000" calcext:value-type="float">
            <text:p>297931000</text:p>
          </table:table-cell>
          <table:table-cell table:formula="of:=IF([.E704]-[.B704]=0;0;1)"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50000" calcext:value-type="float">
            <text:p>50000</text:p>
          </table:table-cell>
          <table:table-cell office:value-type="float" office:value="46768719999" calcext:value-type="float">
            <text:p>46768719999</text:p>
          </table:table-cell>
          <table:table-cell office:value-type="float" office:value="702" calcext:value-type="float">
            <text:p>702</text:p>
          </table:table-cell>
          <table:table-cell office:value-type="float" office:value="50000" calcext:value-type="float">
            <text:p>50000</text:p>
          </table:table-cell>
          <table:table-cell office:value-type="float" office:value="44802474000" calcext:value-type="float">
            <text:p>44802474000</text:p>
          </table:table-cell>
          <table:table-cell table:formula="of:=IF([.L704]-[.I704]=0;0;1)" office:value-type="float" office:value="0" calcext:value-type="float">
            <text:p>0</text:p>
          </table:table-cell>
          <table:table-cell table:formula="of:=IF([.L704]-[.B7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000" calcext:value-type="float">
            <text:p>50000</text:p>
          </table:table-cell>
          <table:table-cell office:value-type="float" office:value="441689000" calcext:value-type="float">
            <text:p>441689000</text:p>
          </table:table-cell>
          <table:table-cell office:value-type="float" office:value="703" calcext:value-type="float">
            <text:p>703</text:p>
          </table:table-cell>
          <table:table-cell office:value-type="float" office:value="50000" calcext:value-type="float">
            <text:p>50000</text:p>
          </table:table-cell>
          <table:table-cell office:value-type="float" office:value="434789999" calcext:value-type="float">
            <text:p>434789999</text:p>
          </table:table-cell>
          <table:table-cell table:formula="of:=IF([.E705]-[.B705]=0;0;1)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50000" calcext:value-type="float">
            <text:p>50000</text:p>
          </table:table-cell>
          <table:table-cell office:value-type="float" office:value="439511999" calcext:value-type="float">
            <text:p>439511999</text:p>
          </table:table-cell>
          <table:table-cell office:value-type="float" office:value="703" calcext:value-type="float">
            <text:p>703</text:p>
          </table:table-cell>
          <table:table-cell office:value-type="float" office:value="50000" calcext:value-type="float">
            <text:p>50000</text:p>
          </table:table-cell>
          <table:table-cell office:value-type="float" office:value="495998000" calcext:value-type="float">
            <text:p>495998000</text:p>
          </table:table-cell>
          <table:table-cell table:formula="of:=IF([.L705]-[.I705]=0;0;1)" office:value-type="float" office:value="0" calcext:value-type="float">
            <text:p>0</text:p>
          </table:table-cell>
          <table:table-cell table:formula="of:=IF([.L705]-[.B7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000" calcext:value-type="float">
            <text:p>50000</text:p>
          </table:table-cell>
          <table:table-cell office:value-type="float" office:value="320804000" calcext:value-type="float">
            <text:p>320804000</text:p>
          </table:table-cell>
          <table:table-cell office:value-type="float" office:value="704" calcext:value-type="float">
            <text:p>704</text:p>
          </table:table-cell>
          <table:table-cell office:value-type="float" office:value="50000" calcext:value-type="float">
            <text:p>50000</text:p>
          </table:table-cell>
          <table:table-cell office:value-type="float" office:value="325770000" calcext:value-type="float">
            <text:p>325770000</text:p>
          </table:table-cell>
          <table:table-cell table:formula="of:=IF([.E706]-[.B706]=0;0;1)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50000" calcext:value-type="float">
            <text:p>50000</text:p>
          </table:table-cell>
          <table:table-cell office:value-type="float" office:value="6104458999" calcext:value-type="float">
            <text:p>6104458999</text:p>
          </table:table-cell>
          <table:table-cell office:value-type="float" office:value="704" calcext:value-type="float">
            <text:p>704</text:p>
          </table:table-cell>
          <table:table-cell office:value-type="float" office:value="50000" calcext:value-type="float">
            <text:p>50000</text:p>
          </table:table-cell>
          <table:table-cell office:value-type="float" office:value="5653197000" calcext:value-type="float">
            <text:p>5653197000</text:p>
          </table:table-cell>
          <table:table-cell table:formula="of:=IF([.L706]-[.I706]=0;0;1)" office:value-type="float" office:value="0" calcext:value-type="float">
            <text:p>0</text:p>
          </table:table-cell>
          <table:table-cell table:formula="of:=IF([.L706]-[.B7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000" calcext:value-type="float">
            <text:p>50000</text:p>
          </table:table-cell>
          <table:table-cell office:value-type="float" office:value="443534999" calcext:value-type="float">
            <text:p>443534999</text:p>
          </table:table-cell>
          <table:table-cell office:value-type="float" office:value="705" calcext:value-type="float">
            <text:p>705</text:p>
          </table:table-cell>
          <table:table-cell office:value-type="float" office:value="50000" calcext:value-type="float">
            <text:p>50000</text:p>
          </table:table-cell>
          <table:table-cell office:value-type="float" office:value="451640000" calcext:value-type="float">
            <text:p>451640000</text:p>
          </table:table-cell>
          <table:table-cell table:formula="of:=IF([.E707]-[.B707]=0;0;1)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50000" calcext:value-type="float">
            <text:p>50000</text:p>
          </table:table-cell>
          <table:table-cell office:value-type="float" office:value="305041000" calcext:value-type="float">
            <text:p>305041000</text:p>
          </table:table-cell>
          <table:table-cell office:value-type="float" office:value="705" calcext:value-type="float">
            <text:p>705</text:p>
          </table:table-cell>
          <table:table-cell office:value-type="float" office:value="50000" calcext:value-type="float">
            <text:p>50000</text:p>
          </table:table-cell>
          <table:table-cell office:value-type="float" office:value="281582000" calcext:value-type="float">
            <text:p>281582000</text:p>
          </table:table-cell>
          <table:table-cell table:formula="of:=IF([.L707]-[.I707]=0;0;1)" office:value-type="float" office:value="0" calcext:value-type="float">
            <text:p>0</text:p>
          </table:table-cell>
          <table:table-cell table:formula="of:=IF([.L707]-[.B7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000" calcext:value-type="float">
            <text:p>50000</text:p>
          </table:table-cell>
          <table:table-cell office:value-type="float" office:value="503800999" calcext:value-type="float">
            <text:p>503800999</text:p>
          </table:table-cell>
          <table:table-cell office:value-type="float" office:value="706" calcext:value-type="float">
            <text:p>706</text:p>
          </table:table-cell>
          <table:table-cell office:value-type="float" office:value="50000" calcext:value-type="float">
            <text:p>50000</text:p>
          </table:table-cell>
          <table:table-cell office:value-type="float" office:value="512179999" calcext:value-type="float">
            <text:p>512179999</text:p>
          </table:table-cell>
          <table:table-cell table:formula="of:=IF([.E708]-[.B708]=0;0;1)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50000" calcext:value-type="float">
            <text:p>50000</text:p>
          </table:table-cell>
          <table:table-cell office:value-type="float" office:value="282350999" calcext:value-type="float">
            <text:p>282350999</text:p>
          </table:table-cell>
          <table:table-cell office:value-type="float" office:value="706" calcext:value-type="float">
            <text:p>706</text:p>
          </table:table-cell>
          <table:table-cell office:value-type="float" office:value="50000" calcext:value-type="float">
            <text:p>50000</text:p>
          </table:table-cell>
          <table:table-cell office:value-type="float" office:value="254139999" calcext:value-type="float">
            <text:p>254139999</text:p>
          </table:table-cell>
          <table:table-cell table:formula="of:=IF([.L708]-[.I708]=0;0;1)" office:value-type="float" office:value="0" calcext:value-type="float">
            <text:p>0</text:p>
          </table:table-cell>
          <table:table-cell table:formula="of:=IF([.L708]-[.B7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000" calcext:value-type="float">
            <text:p>50000</text:p>
          </table:table-cell>
          <table:table-cell office:value-type="float" office:value="178956000" calcext:value-type="float">
            <text:p>178956000</text:p>
          </table:table-cell>
          <table:table-cell office:value-type="float" office:value="707" calcext:value-type="float">
            <text:p>707</text:p>
          </table:table-cell>
          <table:table-cell office:value-type="float" office:value="50000" calcext:value-type="float">
            <text:p>50000</text:p>
          </table:table-cell>
          <table:table-cell office:value-type="float" office:value="183590000" calcext:value-type="float">
            <text:p>183590000</text:p>
          </table:table-cell>
          <table:table-cell table:formula="of:=IF([.E709]-[.B709]=0;0;1)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50000" calcext:value-type="float">
            <text:p>50000</text:p>
          </table:table-cell>
          <table:table-cell office:value-type="float" office:value="190531999" calcext:value-type="float">
            <text:p>190531999</text:p>
          </table:table-cell>
          <table:table-cell office:value-type="float" office:value="707" calcext:value-type="float">
            <text:p>707</text:p>
          </table:table-cell>
          <table:table-cell office:value-type="float" office:value="50000" calcext:value-type="float">
            <text:p>50000</text:p>
          </table:table-cell>
          <table:table-cell office:value-type="float" office:value="197003999" calcext:value-type="float">
            <text:p>197003999</text:p>
          </table:table-cell>
          <table:table-cell table:formula="of:=IF([.L709]-[.I709]=0;0;1)" office:value-type="float" office:value="0" calcext:value-type="float">
            <text:p>0</text:p>
          </table:table-cell>
          <table:table-cell table:formula="of:=IF([.L709]-[.B7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645000" calcext:value-type="float">
            <text:p>645000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572999" calcext:value-type="float">
            <text:p>572999</text:p>
          </table:table-cell>
          <table:table-cell table:formula="of:=IF([.E710]-[.B710]=0;0;1)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598999" calcext:value-type="float">
            <text:p>598999</text:p>
          </table:table-cell>
          <table:table-cell office:value-type="float" office:value="708" calcext:value-type="float">
            <text:p>708</text:p>
          </table:table-cell>
          <table:table-cell office:value-type="float" office:value="23" calcext:value-type="float">
            <text:p>23</text:p>
          </table:table-cell>
          <table:table-cell office:value-type="float" office:value="725000" calcext:value-type="float">
            <text:p>725000</text:p>
          </table:table-cell>
          <table:table-cell table:formula="of:=IF([.L710]-[.I710]=0;0;1)" office:value-type="float" office:value="0" calcext:value-type="float">
            <text:p>0</text:p>
          </table:table-cell>
          <table:table-cell table:formula="of:=IF([.L710]-[.B7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938" calcext:value-type="float">
            <text:p>5938</text:p>
          </table:table-cell>
          <table:table-cell office:value-type="float" office:value="68551000" calcext:value-type="float">
            <text:p>68551000</text:p>
          </table:table-cell>
          <table:table-cell office:value-type="float" office:value="709" calcext:value-type="float">
            <text:p>709</text:p>
          </table:table-cell>
          <table:table-cell office:value-type="float" office:value="5938" calcext:value-type="float">
            <text:p>5938</text:p>
          </table:table-cell>
          <table:table-cell office:value-type="float" office:value="69854000" calcext:value-type="float">
            <text:p>69854000</text:p>
          </table:table-cell>
          <table:table-cell table:formula="of:=IF([.E711]-[.B711]=0;0;1)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5938" calcext:value-type="float">
            <text:p>5938</text:p>
          </table:table-cell>
          <table:table-cell office:value-type="float" office:value="55996000" calcext:value-type="float">
            <text:p>55996000</text:p>
          </table:table-cell>
          <table:table-cell office:value-type="float" office:value="709" calcext:value-type="float">
            <text:p>709</text:p>
          </table:table-cell>
          <table:table-cell office:value-type="float" office:value="5938" calcext:value-type="float">
            <text:p>5938</text:p>
          </table:table-cell>
          <table:table-cell office:value-type="float" office:value="58170000" calcext:value-type="float">
            <text:p>58170000</text:p>
          </table:table-cell>
          <table:table-cell table:formula="of:=IF([.L711]-[.I711]=0;0;1)" office:value-type="float" office:value="0" calcext:value-type="float">
            <text:p>0</text:p>
          </table:table-cell>
          <table:table-cell table:formula="of:=IF([.L711]-[.B7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267999" calcext:value-type="float">
            <text:p>500267999</text:p>
          </table:table-cell>
          <table:table-cell office:value-type="float" office:value="710" calcext:value-type="float">
            <text:p>710</text:p>
          </table:table-cell>
          <table:table-cell office:value-type="float" office:value="50000" calcext:value-type="float">
            <text:p>50000</text:p>
          </table:table-cell>
          <table:table-cell office:value-type="float" office:value="509734999" calcext:value-type="float">
            <text:p>509734999</text:p>
          </table:table-cell>
          <table:table-cell table:formula="of:=IF([.E712]-[.B712]=0;0;1)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50000" calcext:value-type="float">
            <text:p>50000</text:p>
          </table:table-cell>
          <table:table-cell office:value-type="float" office:value="253817000" calcext:value-type="float">
            <text:p>253817000</text:p>
          </table:table-cell>
          <table:table-cell office:value-type="float" office:value="710" calcext:value-type="float">
            <text:p>710</text:p>
          </table:table-cell>
          <table:table-cell office:value-type="float" office:value="50000" calcext:value-type="float">
            <text:p>50000</text:p>
          </table:table-cell>
          <table:table-cell office:value-type="float" office:value="227173000" calcext:value-type="float">
            <text:p>227173000</text:p>
          </table:table-cell>
          <table:table-cell table:formula="of:=IF([.L712]-[.I712]=0;0;1)" office:value-type="float" office:value="0" calcext:value-type="float">
            <text:p>0</text:p>
          </table:table-cell>
          <table:table-cell table:formula="of:=IF([.L712]-[.B7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998999" calcext:value-type="float">
            <text:p>998999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930000" calcext:value-type="float">
            <text:p>930000</text:p>
          </table:table-cell>
          <table:table-cell table:formula="of:=IF([.E713]-[.B713]=0;0;1)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1366000" calcext:value-type="float">
            <text:p>1366000</text:p>
          </table:table-cell>
          <table:table-cell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office:value-type="float" office:value="1416999" calcext:value-type="float">
            <text:p>1416999</text:p>
          </table:table-cell>
          <table:table-cell table:formula="of:=IF([.L713]-[.I713]=0;0;1)" office:value-type="float" office:value="0" calcext:value-type="float">
            <text:p>0</text:p>
          </table:table-cell>
          <table:table-cell table:formula="of:=IF([.L713]-[.B7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0000" calcext:value-type="float">
            <text:p>50000</text:p>
          </table:table-cell>
          <table:table-cell office:value-type="float" office:value="490091000" calcext:value-type="float">
            <text:p>490091000</text:p>
          </table:table-cell>
          <table:table-cell office:value-type="float" office:value="712" calcext:value-type="float">
            <text:p>712</text:p>
          </table:table-cell>
          <table:table-cell office:value-type="float" office:value="50000" calcext:value-type="float">
            <text:p>50000</text:p>
          </table:table-cell>
          <table:table-cell office:value-type="float" office:value="502119000" calcext:value-type="float">
            <text:p>502119000</text:p>
          </table:table-cell>
          <table:table-cell table:formula="of:=IF([.E714]-[.B714]=0;0;1)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50000" calcext:value-type="float">
            <text:p>50000</text:p>
          </table:table-cell>
          <table:table-cell office:value-type="float" office:value="321223000" calcext:value-type="float">
            <text:p>321223000</text:p>
          </table:table-cell>
          <table:table-cell office:value-type="float" office:value="712" calcext:value-type="float">
            <text:p>712</text:p>
          </table:table-cell>
          <table:table-cell office:value-type="float" office:value="50000" calcext:value-type="float">
            <text:p>50000</text:p>
          </table:table-cell>
          <table:table-cell office:value-type="float" office:value="298251000" calcext:value-type="float">
            <text:p>298251000</text:p>
          </table:table-cell>
          <table:table-cell table:formula="of:=IF([.L714]-[.I714]=0;0;1)" office:value-type="float" office:value="0" calcext:value-type="float">
            <text:p>0</text:p>
          </table:table-cell>
          <table:table-cell table:formula="of:=IF([.L714]-[.B7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0000" calcext:value-type="float">
            <text:p>50000</text:p>
          </table:table-cell>
          <table:table-cell office:value-type="float" office:value="204431000" calcext:value-type="float">
            <text:p>204431000</text:p>
          </table:table-cell>
          <table:table-cell office:value-type="float" office:value="713" calcext:value-type="float">
            <text:p>713</text:p>
          </table:table-cell>
          <table:table-cell office:value-type="float" office:value="50000" calcext:value-type="float">
            <text:p>50000</text:p>
          </table:table-cell>
          <table:table-cell office:value-type="float" office:value="209453000" calcext:value-type="float">
            <text:p>209453000</text:p>
          </table:table-cell>
          <table:table-cell table:formula="of:=IF([.E715]-[.B715]=0;0;1)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50000" calcext:value-type="float">
            <text:p>50000</text:p>
          </table:table-cell>
          <table:table-cell office:value-type="float" office:value="215132000" calcext:value-type="float">
            <text:p>215132000</text:p>
          </table:table-cell>
          <table:table-cell office:value-type="float" office:value="713" calcext:value-type="float">
            <text:p>713</text:p>
          </table:table-cell>
          <table:table-cell office:value-type="float" office:value="50000" calcext:value-type="float">
            <text:p>50000</text:p>
          </table:table-cell>
          <table:table-cell office:value-type="float" office:value="220508999" calcext:value-type="float">
            <text:p>220508999</text:p>
          </table:table-cell>
          <table:table-cell table:formula="of:=IF([.L715]-[.I715]=0;0;1)" office:value-type="float" office:value="0" calcext:value-type="float">
            <text:p>0</text:p>
          </table:table-cell>
          <table:table-cell table:formula="of:=IF([.L715]-[.B7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0000" calcext:value-type="float">
            <text:p>50000</text:p>
          </table:table-cell>
          <table:table-cell office:value-type="float" office:value="421205000" calcext:value-type="float">
            <text:p>421205000</text:p>
          </table:table-cell>
          <table:table-cell office:value-type="float" office:value="714" calcext:value-type="float">
            <text:p>714</text:p>
          </table:table-cell>
          <table:table-cell office:value-type="float" office:value="50000" calcext:value-type="float">
            <text:p>50000</text:p>
          </table:table-cell>
          <table:table-cell office:value-type="float" office:value="427500999" calcext:value-type="float">
            <text:p>427500999</text:p>
          </table:table-cell>
          <table:table-cell table:formula="of:=IF([.E716]-[.B716]=0;0;1)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50000" calcext:value-type="float">
            <text:p>50000</text:p>
          </table:table-cell>
          <table:table-cell office:value-type="float" office:value="426272999" calcext:value-type="float">
            <text:p>426272999</text:p>
          </table:table-cell>
          <table:table-cell office:value-type="float" office:value="714" calcext:value-type="float">
            <text:p>714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50000" calcext:value-type="float">
            <text:p>472750000</text:p>
          </table:table-cell>
          <table:table-cell table:formula="of:=IF([.L716]-[.I716]=0;0;1)" office:value-type="float" office:value="0" calcext:value-type="float">
            <text:p>0</text:p>
          </table:table-cell>
          <table:table-cell table:formula="of:=IF([.L716]-[.B7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0000" calcext:value-type="float">
            <text:p>50000</text:p>
          </table:table-cell>
          <table:table-cell office:value-type="float" office:value="226132000" calcext:value-type="float">
            <text:p>226132000</text:p>
          </table:table-cell>
          <table:table-cell office:value-type="float" office:value="715" calcext:value-type="float">
            <text:p>715</text:p>
          </table:table-cell>
          <table:table-cell office:value-type="float" office:value="50000" calcext:value-type="float">
            <text:p>50000</text:p>
          </table:table-cell>
          <table:table-cell office:value-type="float" office:value="227083999" calcext:value-type="float">
            <text:p>227083999</text:p>
          </table:table-cell>
          <table:table-cell table:formula="of:=IF([.E717]-[.B717]=0;0;1)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50000" calcext:value-type="float">
            <text:p>50000</text:p>
          </table:table-cell>
          <table:table-cell office:value-type="float" office:value="955897999" calcext:value-type="float">
            <text:p>955897999</text:p>
          </table:table-cell>
          <table:table-cell office:value-type="float" office:value="715" calcext:value-type="float">
            <text:p>715</text:p>
          </table:table-cell>
          <table:table-cell office:value-type="float" office:value="50000" calcext:value-type="float">
            <text:p>50000</text:p>
          </table:table-cell>
          <table:table-cell office:value-type="float" office:value="879477000" calcext:value-type="float">
            <text:p>879477000</text:p>
          </table:table-cell>
          <table:table-cell table:formula="of:=IF([.L717]-[.I717]=0;0;1)" office:value-type="float" office:value="0" calcext:value-type="float">
            <text:p>0</text:p>
          </table:table-cell>
          <table:table-cell table:formula="of:=IF([.L717]-[.B7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0000" calcext:value-type="float">
            <text:p>50000</text:p>
          </table:table-cell>
          <table:table-cell office:value-type="float" office:value="321660000" calcext:value-type="float">
            <text:p>321660000</text:p>
          </table:table-cell>
          <table:table-cell office:value-type="float" office:value="716" calcext:value-type="float">
            <text:p>716</text:p>
          </table:table-cell>
          <table:table-cell office:value-type="float" office:value="50000" calcext:value-type="float">
            <text:p>50000</text:p>
          </table:table-cell>
          <table:table-cell office:value-type="float" office:value="323829000" calcext:value-type="float">
            <text:p>323829000</text:p>
          </table:table-cell>
          <table:table-cell table:formula="of:=IF([.E718]-[.B718]=0;0;1)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50000" calcext:value-type="float">
            <text:p>50000</text:p>
          </table:table-cell>
          <table:table-cell office:value-type="float" office:value="168917999" calcext:value-type="float">
            <text:p>168917999</text:p>
          </table:table-cell>
          <table:table-cell office:value-type="float" office:value="716" calcext:value-type="float">
            <text:p>716</text:p>
          </table:table-cell>
          <table:table-cell office:value-type="float" office:value="50000" calcext:value-type="float">
            <text:p>50000</text:p>
          </table:table-cell>
          <table:table-cell office:value-type="float" office:value="159120999" calcext:value-type="float">
            <text:p>159120999</text:p>
          </table:table-cell>
          <table:table-cell table:formula="of:=IF([.L718]-[.I718]=0;0;1)" office:value-type="float" office:value="0" calcext:value-type="float">
            <text:p>0</text:p>
          </table:table-cell>
          <table:table-cell table:formula="of:=IF([.L718]-[.B7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0000" calcext:value-type="float">
            <text:p>50000</text:p>
          </table:table-cell>
          <table:table-cell office:value-type="float" office:value="274912000" calcext:value-type="float">
            <text:p>274912000</text:p>
          </table:table-cell>
          <table:table-cell office:value-type="float" office:value="717" calcext:value-type="float">
            <text:p>717</text:p>
          </table:table-cell>
          <table:table-cell office:value-type="float" office:value="50000" calcext:value-type="float">
            <text:p>50000</text:p>
          </table:table-cell>
          <table:table-cell office:value-type="float" office:value="272893000" calcext:value-type="float">
            <text:p>272893000</text:p>
          </table:table-cell>
          <table:table-cell table:formula="of:=IF([.E719]-[.B719]=0;0;1)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50000" calcext:value-type="float">
            <text:p>50000</text:p>
          </table:table-cell>
          <table:table-cell office:value-type="float" office:value="304145000" calcext:value-type="float">
            <text:p>304145000</text:p>
          </table:table-cell>
          <table:table-cell office:value-type="float" office:value="717" calcext:value-type="float">
            <text:p>717</text:p>
          </table:table-cell>
          <table:table-cell office:value-type="float" office:value="50000" calcext:value-type="float">
            <text:p>50000</text:p>
          </table:table-cell>
          <table:table-cell office:value-type="float" office:value="277984000" calcext:value-type="float">
            <text:p>277984000</text:p>
          </table:table-cell>
          <table:table-cell table:formula="of:=IF([.L719]-[.I719]=0;0;1)" office:value-type="float" office:value="0" calcext:value-type="float">
            <text:p>0</text:p>
          </table:table-cell>
          <table:table-cell table:formula="of:=IF([.L719]-[.B7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12000" calcext:value-type="float">
            <text:p>11200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03000" calcext:value-type="float">
            <text:p>103000</text:p>
          </table:table-cell>
          <table:table-cell table:formula="of:=IF([.E720]-[.B720]=0;0;1)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08000" calcext:value-type="float">
            <text:p>10800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112000" calcext:value-type="float">
            <text:p>112000</text:p>
          </table:table-cell>
          <table:table-cell table:formula="of:=IF([.L720]-[.I720]=0;0;1)" office:value-type="float" office:value="0" calcext:value-type="float">
            <text:p>0</text:p>
          </table:table-cell>
          <table:table-cell table:formula="of:=IF([.L720]-[.B7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267" calcext:value-type="float">
            <text:p>5267</text:p>
          </table:table-cell>
          <table:table-cell office:value-type="float" office:value="77327000" calcext:value-type="float">
            <text:p>77327000</text:p>
          </table:table-cell>
          <table:table-cell office:value-type="float" office:value="719" calcext:value-type="float">
            <text:p>719</text:p>
          </table:table-cell>
          <table:table-cell office:value-type="float" office:value="5267" calcext:value-type="float">
            <text:p>5267</text:p>
          </table:table-cell>
          <table:table-cell office:value-type="float" office:value="75880999" calcext:value-type="float">
            <text:p>75880999</text:p>
          </table:table-cell>
          <table:table-cell table:formula="of:=IF([.E721]-[.B721]=0;0;1)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5267" calcext:value-type="float">
            <text:p>5267</text:p>
          </table:table-cell>
          <table:table-cell office:value-type="float" office:value="61931000" calcext:value-type="float">
            <text:p>61931000</text:p>
          </table:table-cell>
          <table:table-cell office:value-type="float" office:value="719" calcext:value-type="float">
            <text:p>719</text:p>
          </table:table-cell>
          <table:table-cell office:value-type="float" office:value="5267" calcext:value-type="float">
            <text:p>5267</text:p>
          </table:table-cell>
          <table:table-cell office:value-type="float" office:value="62388000" calcext:value-type="float">
            <text:p>62388000</text:p>
          </table:table-cell>
          <table:table-cell table:formula="of:=IF([.L721]-[.I721]=0;0;1)" office:value-type="float" office:value="0" calcext:value-type="float">
            <text:p>0</text:p>
          </table:table-cell>
          <table:table-cell table:formula="of:=IF([.L721]-[.B7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387" calcext:value-type="float">
            <text:p>23387</text:p>
          </table:table-cell>
          <table:table-cell office:value-type="float" office:value="250844000" calcext:value-type="float">
            <text:p>250844000</text:p>
          </table:table-cell>
          <table:table-cell office:value-type="float" office:value="720" calcext:value-type="float">
            <text:p>720</text:p>
          </table:table-cell>
          <table:table-cell office:value-type="float" office:value="23387" calcext:value-type="float">
            <text:p>23387</text:p>
          </table:table-cell>
          <table:table-cell office:value-type="float" office:value="253029000" calcext:value-type="float">
            <text:p>253029000</text:p>
          </table:table-cell>
          <table:table-cell table:formula="of:=IF([.E722]-[.B722]=0;0;1)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23387" calcext:value-type="float">
            <text:p>23387</text:p>
          </table:table-cell>
          <table:table-cell office:value-type="float" office:value="259353000" calcext:value-type="float">
            <text:p>259353000</text:p>
          </table:table-cell>
          <table:table-cell office:value-type="float" office:value="720" calcext:value-type="float">
            <text:p>720</text:p>
          </table:table-cell>
          <table:table-cell office:value-type="float" office:value="23387" calcext:value-type="float">
            <text:p>23387</text:p>
          </table:table-cell>
          <table:table-cell office:value-type="float" office:value="271346000" calcext:value-type="float">
            <text:p>271346000</text:p>
          </table:table-cell>
          <table:table-cell table:formula="of:=IF([.L722]-[.I722]=0;0;1)" office:value-type="float" office:value="0" calcext:value-type="float">
            <text:p>0</text:p>
          </table:table-cell>
          <table:table-cell table:formula="of:=IF([.L722]-[.B7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0000" calcext:value-type="float">
            <text:p>50000</text:p>
          </table:table-cell>
          <table:table-cell office:value-type="float" office:value="426070000" calcext:value-type="float">
            <text:p>426070000</text:p>
          </table:table-cell>
          <table:table-cell office:value-type="float" office:value="721" calcext:value-type="float">
            <text:p>721</text:p>
          </table:table-cell>
          <table:table-cell office:value-type="float" office:value="50000" calcext:value-type="float">
            <text:p>50000</text:p>
          </table:table-cell>
          <table:table-cell office:value-type="float" office:value="427484000" calcext:value-type="float">
            <text:p>427484000</text:p>
          </table:table-cell>
          <table:table-cell table:formula="of:=IF([.E723]-[.B723]=0;0;1)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50000" calcext:value-type="float">
            <text:p>50000</text:p>
          </table:table-cell>
          <table:table-cell office:value-type="float" office:value="431048000" calcext:value-type="float">
            <text:p>431048000</text:p>
          </table:table-cell>
          <table:table-cell office:value-type="float" office:value="721" calcext:value-type="float">
            <text:p>721</text:p>
          </table:table-cell>
          <table:table-cell office:value-type="float" office:value="50000" calcext:value-type="float">
            <text:p>50000</text:p>
          </table:table-cell>
          <table:table-cell office:value-type="float" office:value="478060999" calcext:value-type="float">
            <text:p>478060999</text:p>
          </table:table-cell>
          <table:table-cell table:formula="of:=IF([.L723]-[.I723]=0;0;1)" office:value-type="float" office:value="0" calcext:value-type="float">
            <text:p>0</text:p>
          </table:table-cell>
          <table:table-cell table:formula="of:=IF([.L723]-[.B7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0000" calcext:value-type="float">
            <text:p>50000</text:p>
          </table:table-cell>
          <table:table-cell office:value-type="float" office:value="451694999" calcext:value-type="float">
            <text:p>451694999</text:p>
          </table:table-cell>
          <table:table-cell office:value-type="float" office:value="722" calcext:value-type="float">
            <text:p>722</text:p>
          </table:table-cell>
          <table:table-cell office:value-type="float" office:value="50000" calcext:value-type="float">
            <text:p>50000</text:p>
          </table:table-cell>
          <table:table-cell office:value-type="float" office:value="454461000" calcext:value-type="float">
            <text:p>454461000</text:p>
          </table:table-cell>
          <table:table-cell table:formula="of:=IF([.E724]-[.B724]=0;0;1)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50000" calcext:value-type="float">
            <text:p>50000</text:p>
          </table:table-cell>
          <table:table-cell office:value-type="float" office:value="461514000" calcext:value-type="float">
            <text:p>461514000</text:p>
          </table:table-cell>
          <table:table-cell office:value-type="float" office:value="722" calcext:value-type="float">
            <text:p>722</text:p>
          </table:table-cell>
          <table:table-cell office:value-type="float" office:value="50000" calcext:value-type="float">
            <text:p>50000</text:p>
          </table:table-cell>
          <table:table-cell office:value-type="float" office:value="492662000" calcext:value-type="float">
            <text:p>492662000</text:p>
          </table:table-cell>
          <table:table-cell table:formula="of:=IF([.L724]-[.I724]=0;0;1)" office:value-type="float" office:value="0" calcext:value-type="float">
            <text:p>0</text:p>
          </table:table-cell>
          <table:table-cell table:formula="of:=IF([.L724]-[.B7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0000" calcext:value-type="float">
            <text:p>50000</text:p>
          </table:table-cell>
          <table:table-cell office:value-type="float" office:value="368590000" calcext:value-type="float">
            <text:p>368590000</text:p>
          </table:table-cell>
          <table:table-cell office:value-type="float" office:value="723" calcext:value-type="float">
            <text:p>723</text:p>
          </table:table-cell>
          <table:table-cell office:value-type="float" office:value="50000" calcext:value-type="float">
            <text:p>50000</text:p>
          </table:table-cell>
          <table:table-cell office:value-type="float" office:value="364054999" calcext:value-type="float">
            <text:p>364054999</text:p>
          </table:table-cell>
          <table:table-cell table:formula="of:=IF([.E725]-[.B725]=0;0;1)"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50000" calcext:value-type="float">
            <text:p>50000</text:p>
          </table:table-cell>
          <table:table-cell office:value-type="float" office:value="268935000" calcext:value-type="float">
            <text:p>268935000</text:p>
          </table:table-cell>
          <table:table-cell office:value-type="float" office:value="723" calcext:value-type="float">
            <text:p>723</text:p>
          </table:table-cell>
          <table:table-cell office:value-type="float" office:value="50000" calcext:value-type="float">
            <text:p>50000</text:p>
          </table:table-cell>
          <table:table-cell office:value-type="float" office:value="246786999" calcext:value-type="float">
            <text:p>246786999</text:p>
          </table:table-cell>
          <table:table-cell table:formula="of:=IF([.L725]-[.I725]=0;0;1)" office:value-type="float" office:value="0" calcext:value-type="float">
            <text:p>0</text:p>
          </table:table-cell>
          <table:table-cell table:formula="of:=IF([.L725]-[.B7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750" calcext:value-type="float">
            <text:p>11750</text:p>
          </table:table-cell>
          <table:table-cell office:value-type="float" office:value="149336000" calcext:value-type="float">
            <text:p>149336000</text:p>
          </table:table-cell>
          <table:table-cell office:value-type="float" office:value="724" calcext:value-type="float">
            <text:p>724</text:p>
          </table:table-cell>
          <table:table-cell office:value-type="float" office:value="11750" calcext:value-type="float">
            <text:p>11750</text:p>
          </table:table-cell>
          <table:table-cell office:value-type="float" office:value="146735000" calcext:value-type="float">
            <text:p>146735000</text:p>
          </table:table-cell>
          <table:table-cell table:formula="of:=IF([.E726]-[.B726]=0;0;1)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11750" calcext:value-type="float">
            <text:p>11750</text:p>
          </table:table-cell>
          <table:table-cell office:value-type="float" office:value="114691000" calcext:value-type="float">
            <text:p>114691000</text:p>
          </table:table-cell>
          <table:table-cell office:value-type="float" office:value="724" calcext:value-type="float">
            <text:p>724</text:p>
          </table:table-cell>
          <table:table-cell office:value-type="float" office:value="11750" calcext:value-type="float">
            <text:p>11750</text:p>
          </table:table-cell>
          <table:table-cell office:value-type="float" office:value="118687000" calcext:value-type="float">
            <text:p>118687000</text:p>
          </table:table-cell>
          <table:table-cell table:formula="of:=IF([.L726]-[.I726]=0;0;1)" office:value-type="float" office:value="0" calcext:value-type="float">
            <text:p>0</text:p>
          </table:table-cell>
          <table:table-cell table:formula="of:=IF([.L726]-[.B7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0000" calcext:value-type="float">
            <text:p>50000</text:p>
          </table:table-cell>
          <table:table-cell office:value-type="float" office:value="436303000" calcext:value-type="float">
            <text:p>436303000</text:p>
          </table:table-cell>
          <table:table-cell office:value-type="float" office:value="725" calcext:value-type="float">
            <text:p>725</text:p>
          </table:table-cell>
          <table:table-cell office:value-type="float" office:value="50000" calcext:value-type="float">
            <text:p>50000</text:p>
          </table:table-cell>
          <table:table-cell office:value-type="float" office:value="437036000" calcext:value-type="float">
            <text:p>437036000</text:p>
          </table:table-cell>
          <table:table-cell table:formula="of:=IF([.E727]-[.B727]=0;0;1)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50000" calcext:value-type="float">
            <text:p>50000</text:p>
          </table:table-cell>
          <table:table-cell office:value-type="float" office:value="205836000" calcext:value-type="float">
            <text:p>205836000</text:p>
          </table:table-cell>
          <table:table-cell office:value-type="float" office:value="725" calcext:value-type="float">
            <text:p>725</text:p>
          </table:table-cell>
          <table:table-cell office:value-type="float" office:value="50000" calcext:value-type="float">
            <text:p>50000</text:p>
          </table:table-cell>
          <table:table-cell office:value-type="float" office:value="191235000" calcext:value-type="float">
            <text:p>191235000</text:p>
          </table:table-cell>
          <table:table-cell table:formula="of:=IF([.L727]-[.I727]=0;0;1)" office:value-type="float" office:value="0" calcext:value-type="float">
            <text:p>0</text:p>
          </table:table-cell>
          <table:table-cell table:formula="of:=IF([.L727]-[.B7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0000" calcext:value-type="float">
            <text:p>50000</text:p>
          </table:table-cell>
          <table:table-cell office:value-type="float" office:value="509266000" calcext:value-type="float">
            <text:p>509266000</text:p>
          </table:table-cell>
          <table:table-cell office:value-type="float" office:value="726" calcext:value-type="float">
            <text:p>726</text:p>
          </table:table-cell>
          <table:table-cell office:value-type="float" office:value="50000" calcext:value-type="float">
            <text:p>50000</text:p>
          </table:table-cell>
          <table:table-cell office:value-type="float" office:value="515818000" calcext:value-type="float">
            <text:p>515818000</text:p>
          </table:table-cell>
          <table:table-cell table:formula="of:=IF([.E728]-[.B728]=0;0;1)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50000" calcext:value-type="float">
            <text:p>50000</text:p>
          </table:table-cell>
          <table:table-cell office:value-type="float" office:value="521753000" calcext:value-type="float">
            <text:p>521753000</text:p>
          </table:table-cell>
          <table:table-cell office:value-type="float" office:value="726" calcext:value-type="float">
            <text:p>726</text:p>
          </table:table-cell>
          <table:table-cell office:value-type="float" office:value="50000" calcext:value-type="float">
            <text:p>50000</text:p>
          </table:table-cell>
          <table:table-cell office:value-type="float" office:value="572041999" calcext:value-type="float">
            <text:p>572041999</text:p>
          </table:table-cell>
          <table:table-cell table:formula="of:=IF([.L728]-[.I728]=0;0;1)" office:value-type="float" office:value="0" calcext:value-type="float">
            <text:p>0</text:p>
          </table:table-cell>
          <table:table-cell table:formula="of:=IF([.L728]-[.B7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0000" calcext:value-type="float">
            <text:p>50000</text:p>
          </table:table-cell>
          <table:table-cell office:value-type="float" office:value="343566000" calcext:value-type="float">
            <text:p>343566000</text:p>
          </table:table-cell>
          <table:table-cell office:value-type="float" office:value="727" calcext:value-type="float">
            <text:p>727</text:p>
          </table:table-cell>
          <table:table-cell office:value-type="float" office:value="50000" calcext:value-type="float">
            <text:p>50000</text:p>
          </table:table-cell>
          <table:table-cell office:value-type="float" office:value="345665000" calcext:value-type="float">
            <text:p>345665000</text:p>
          </table:table-cell>
          <table:table-cell table:formula="of:=IF([.E729]-[.B729]=0;0;1)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50000" calcext:value-type="float">
            <text:p>50000</text:p>
          </table:table-cell>
          <table:table-cell office:value-type="float" office:value="4491816000" calcext:value-type="float">
            <text:p>4491816000</text:p>
          </table:table-cell>
          <table:table-cell office:value-type="float" office:value="727" calcext:value-type="float">
            <text:p>727</text:p>
          </table:table-cell>
          <table:table-cell office:value-type="float" office:value="50000" calcext:value-type="float">
            <text:p>50000</text:p>
          </table:table-cell>
          <table:table-cell office:value-type="float" office:value="4168405000" calcext:value-type="float">
            <text:p>4168405000</text:p>
          </table:table-cell>
          <table:table-cell table:formula="of:=IF([.L729]-[.I729]=0;0;1)" office:value-type="float" office:value="0" calcext:value-type="float">
            <text:p>0</text:p>
          </table:table-cell>
          <table:table-cell table:formula="of:=IF([.L729]-[.B7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0000" calcext:value-type="float">
            <text:p>50000</text:p>
          </table:table-cell>
          <table:table-cell office:value-type="float" office:value="484504999" calcext:value-type="float">
            <text:p>484504999</text:p>
          </table:table-cell>
          <table:table-cell office:value-type="float" office:value="728" calcext:value-type="float">
            <text:p>728</text:p>
          </table:table-cell>
          <table:table-cell office:value-type="float" office:value="50000" calcext:value-type="float">
            <text:p>50000</text:p>
          </table:table-cell>
          <table:table-cell office:value-type="float" office:value="486174999" calcext:value-type="float">
            <text:p>486174999</text:p>
          </table:table-cell>
          <table:table-cell table:formula="of:=IF([.E730]-[.B730]=0;0;1)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50000" calcext:value-type="float">
            <text:p>50000</text:p>
          </table:table-cell>
          <table:table-cell office:value-type="float" office:value="409016999" calcext:value-type="float">
            <text:p>409016999</text:p>
          </table:table-cell>
          <table:table-cell office:value-type="float" office:value="728" calcext:value-type="float">
            <text:p>728</text:p>
          </table:table-cell>
          <table:table-cell office:value-type="float" office:value="50000" calcext:value-type="float">
            <text:p>50000</text:p>
          </table:table-cell>
          <table:table-cell office:value-type="float" office:value="425305000" calcext:value-type="float">
            <text:p>425305000</text:p>
          </table:table-cell>
          <table:table-cell table:formula="of:=IF([.L730]-[.I730]=0;0;1)" office:value-type="float" office:value="0" calcext:value-type="float">
            <text:p>0</text:p>
          </table:table-cell>
          <table:table-cell table:formula="of:=IF([.L730]-[.B7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321999" calcext:value-type="float">
            <text:p>321999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272000" calcext:value-type="float">
            <text:p>272000</text:p>
          </table:table-cell>
          <table:table-cell table:formula="of:=IF([.E731]-[.B731]=0;0;1)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424000" calcext:value-type="float">
            <text:p>424000</text:p>
          </table:table-cell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536000" calcext:value-type="float">
            <text:p>536000</text:p>
          </table:table-cell>
          <table:table-cell table:formula="of:=IF([.L731]-[.I731]=0;0;1)" office:value-type="float" office:value="0" calcext:value-type="float">
            <text:p>0</text:p>
          </table:table-cell>
          <table:table-cell table:formula="of:=IF([.L731]-[.B7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0000" calcext:value-type="float">
            <text:p>50000</text:p>
          </table:table-cell>
          <table:table-cell office:value-type="float" office:value="597244000" calcext:value-type="float">
            <text:p>597244000</text:p>
          </table:table-cell>
          <table:table-cell office:value-type="float" office:value="730" calcext:value-type="float">
            <text:p>730</text:p>
          </table:table-cell>
          <table:table-cell office:value-type="float" office:value="50000" calcext:value-type="float">
            <text:p>50000</text:p>
          </table:table-cell>
          <table:table-cell office:value-type="float" office:value="591268999" calcext:value-type="float">
            <text:p>591268999</text:p>
          </table:table-cell>
          <table:table-cell table:formula="of:=IF([.E732]-[.B732]=0;0;1)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50000" calcext:value-type="float">
            <text:p>50000</text:p>
          </table:table-cell>
          <table:table-cell office:value-type="float" office:value="603682000" calcext:value-type="float">
            <text:p>603682000</text:p>
          </table:table-cell>
          <table:table-cell office:value-type="float" office:value="730" calcext:value-type="float">
            <text:p>730</text:p>
          </table:table-cell>
          <table:table-cell office:value-type="float" office:value="50000" calcext:value-type="float">
            <text:p>50000</text:p>
          </table:table-cell>
          <table:table-cell office:value-type="float" office:value="634871000" calcext:value-type="float">
            <text:p>634871000</text:p>
          </table:table-cell>
          <table:table-cell table:formula="of:=IF([.L732]-[.I732]=0;0;1)" office:value-type="float" office:value="0" calcext:value-type="float">
            <text:p>0</text:p>
          </table:table-cell>
          <table:table-cell table:formula="of:=IF([.L732]-[.B7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0000" calcext:value-type="float">
            <text:p>50000</text:p>
          </table:table-cell>
          <table:table-cell office:value-type="float" office:value="528289000" calcext:value-type="float">
            <text:p>528289000</text:p>
          </table:table-cell>
          <table:table-cell office:value-type="float" office:value="731" calcext:value-type="float">
            <text:p>731</text:p>
          </table:table-cell>
          <table:table-cell office:value-type="float" office:value="50000" calcext:value-type="float">
            <text:p>50000</text:p>
          </table:table-cell>
          <table:table-cell office:value-type="float" office:value="529559000" calcext:value-type="float">
            <text:p>529559000</text:p>
          </table:table-cell>
          <table:table-cell table:formula="of:=IF([.E733]-[.B733]=0;0;1)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50000" calcext:value-type="float">
            <text:p>50000</text:p>
          </table:table-cell>
          <table:table-cell office:value-type="float" office:value="532697000" calcext:value-type="float">
            <text:p>532697000</text:p>
          </table:table-cell>
          <table:table-cell office:value-type="float" office:value="731" calcext:value-type="float">
            <text:p>731</text:p>
          </table:table-cell>
          <table:table-cell office:value-type="float" office:value="50000" calcext:value-type="float">
            <text:p>50000</text:p>
          </table:table-cell>
          <table:table-cell office:value-type="float" office:value="580430000" calcext:value-type="float">
            <text:p>580430000</text:p>
          </table:table-cell>
          <table:table-cell table:formula="of:=IF([.L733]-[.I733]=0;0;1)" office:value-type="float" office:value="0" calcext:value-type="float">
            <text:p>0</text:p>
          </table:table-cell>
          <table:table-cell table:formula="of:=IF([.L733]-[.B7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0000" calcext:value-type="float">
            <text:p>50000</text:p>
          </table:table-cell>
          <table:table-cell office:value-type="float" office:value="308592000" calcext:value-type="float">
            <text:p>308592000</text:p>
          </table:table-cell>
          <table:table-cell office:value-type="float" office:value="732" calcext:value-type="float">
            <text:p>732</text:p>
          </table:table-cell>
          <table:table-cell office:value-type="float" office:value="50000" calcext:value-type="float">
            <text:p>50000</text:p>
          </table:table-cell>
          <table:table-cell office:value-type="float" office:value="312127000" calcext:value-type="float">
            <text:p>312127000</text:p>
          </table:table-cell>
          <table:table-cell table:formula="of:=IF([.E734]-[.B734]=0;0;1)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0000" calcext:value-type="float">
            <text:p>50000</text:p>
          </table:table-cell>
          <table:table-cell office:value-type="float" office:value="210665000" calcext:value-type="float">
            <text:p>210665000</text:p>
          </table:table-cell>
          <table:table-cell office:value-type="float" office:value="732" calcext:value-type="float">
            <text:p>732</text:p>
          </table:table-cell>
          <table:table-cell office:value-type="float" office:value="50000" calcext:value-type="float">
            <text:p>50000</text:p>
          </table:table-cell>
          <table:table-cell office:value-type="float" office:value="193650000" calcext:value-type="float">
            <text:p>193650000</text:p>
          </table:table-cell>
          <table:table-cell table:formula="of:=IF([.L734]-[.I734]=0;0;1)" office:value-type="float" office:value="0" calcext:value-type="float">
            <text:p>0</text:p>
          </table:table-cell>
          <table:table-cell table:formula="of:=IF([.L734]-[.B7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356000" calcext:value-type="float">
            <text:p>35600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372999" calcext:value-type="float">
            <text:p>372999</text:p>
          </table:table-cell>
          <table:table-cell table:formula="of:=IF([.E735]-[.B735]=0;0;1)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557000" calcext:value-type="float">
            <text:p>557000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696999" calcext:value-type="float">
            <text:p>696999</text:p>
          </table:table-cell>
          <table:table-cell table:formula="of:=IF([.L735]-[.I735]=0;0;1)" office:value-type="float" office:value="0" calcext:value-type="float">
            <text:p>0</text:p>
          </table:table-cell>
          <table:table-cell table:formula="of:=IF([.L735]-[.B7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0000" calcext:value-type="float">
            <text:p>50000</text:p>
          </table:table-cell>
          <table:table-cell office:value-type="float" office:value="410304000" calcext:value-type="float">
            <text:p>410304000</text:p>
          </table:table-cell>
          <table:table-cell office:value-type="float" office:value="734" calcext:value-type="float">
            <text:p>734</text:p>
          </table:table-cell>
          <table:table-cell office:value-type="float" office:value="50000" calcext:value-type="float">
            <text:p>50000</text:p>
          </table:table-cell>
          <table:table-cell office:value-type="float" office:value="409832000" calcext:value-type="float">
            <text:p>409832000</text:p>
          </table:table-cell>
          <table:table-cell table:formula="of:=IF([.E736]-[.B736]=0;0;1)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50000" calcext:value-type="float">
            <text:p>50000</text:p>
          </table:table-cell>
          <table:table-cell office:value-type="float" office:value="185484999" calcext:value-type="float">
            <text:p>185484999</text:p>
          </table:table-cell>
          <table:table-cell office:value-type="float" office:value="734" calcext:value-type="float">
            <text:p>734</text:p>
          </table:table-cell>
          <table:table-cell office:value-type="float" office:value="50000" calcext:value-type="float">
            <text:p>50000</text:p>
          </table:table-cell>
          <table:table-cell office:value-type="float" office:value="173509000" calcext:value-type="float">
            <text:p>173509000</text:p>
          </table:table-cell>
          <table:table-cell table:formula="of:=IF([.L736]-[.I736]=0;0;1)" office:value-type="float" office:value="0" calcext:value-type="float">
            <text:p>0</text:p>
          </table:table-cell>
          <table:table-cell table:formula="of:=IF([.L736]-[.B7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0000" calcext:value-type="float">
            <text:p>50000</text:p>
          </table:table-cell>
          <table:table-cell office:value-type="float" office:value="657133000" calcext:value-type="float">
            <text:p>657133000</text:p>
          </table:table-cell>
          <table:table-cell office:value-type="float" office:value="735" calcext:value-type="float">
            <text:p>735</text:p>
          </table:table-cell>
          <table:table-cell office:value-type="float" office:value="50000" calcext:value-type="float">
            <text:p>50000</text:p>
          </table:table-cell>
          <table:table-cell office:value-type="float" office:value="664779000" calcext:value-type="float">
            <text:p>664779000</text:p>
          </table:table-cell>
          <table:table-cell table:formula="of:=IF([.E737]-[.B737]=0;0;1)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50000" calcext:value-type="float">
            <text:p>50000</text:p>
          </table:table-cell>
          <table:table-cell office:value-type="float" office:value="504158000" calcext:value-type="float">
            <text:p>504158000</text:p>
          </table:table-cell>
          <table:table-cell office:value-type="float" office:value="735" calcext:value-type="float">
            <text:p>735</text:p>
          </table:table-cell>
          <table:table-cell office:value-type="float" office:value="50000" calcext:value-type="float">
            <text:p>50000</text:p>
          </table:table-cell>
          <table:table-cell office:value-type="float" office:value="523344999" calcext:value-type="float">
            <text:p>523344999</text:p>
          </table:table-cell>
          <table:table-cell table:formula="of:=IF([.L737]-[.I737]=0;0;1)" office:value-type="float" office:value="0" calcext:value-type="float">
            <text:p>0</text:p>
          </table:table-cell>
          <table:table-cell table:formula="of:=IF([.L737]-[.B7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033" calcext:value-type="float">
            <text:p>3033</text:p>
          </table:table-cell>
          <table:table-cell office:value-type="float" office:value="38248000" calcext:value-type="float">
            <text:p>38248000</text:p>
          </table:table-cell>
          <table:table-cell office:value-type="float" office:value="736" calcext:value-type="float">
            <text:p>736</text:p>
          </table:table-cell>
          <table:table-cell office:value-type="float" office:value="3033" calcext:value-type="float">
            <text:p>3033</text:p>
          </table:table-cell>
          <table:table-cell office:value-type="float" office:value="39137000" calcext:value-type="float">
            <text:p>39137000</text:p>
          </table:table-cell>
          <table:table-cell table:formula="of:=IF([.E738]-[.B738]=0;0;1)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3033" calcext:value-type="float">
            <text:p>3033</text:p>
          </table:table-cell>
          <table:table-cell office:value-type="float" office:value="17695000" calcext:value-type="float">
            <text:p>17695000</text:p>
          </table:table-cell>
          <table:table-cell office:value-type="float" office:value="736" calcext:value-type="float">
            <text:p>736</text:p>
          </table:table-cell>
          <table:table-cell office:value-type="float" office:value="3033" calcext:value-type="float">
            <text:p>3033</text:p>
          </table:table-cell>
          <table:table-cell office:value-type="float" office:value="16688999" calcext:value-type="float">
            <text:p>16688999</text:p>
          </table:table-cell>
          <table:table-cell table:formula="of:=IF([.L738]-[.I738]=0;0;1)" office:value-type="float" office:value="0" calcext:value-type="float">
            <text:p>0</text:p>
          </table:table-cell>
          <table:table-cell table:formula="of:=IF([.L738]-[.B7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0833000" calcext:value-type="float">
            <text:p>450833000</text:p>
          </table:table-cell>
          <table:table-cell office:value-type="float" office:value="737" calcext:value-type="float">
            <text:p>7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3744999" calcext:value-type="float">
            <text:p>453744999</text:p>
          </table:table-cell>
          <table:table-cell table:formula="of:=IF([.E739]-[.B739]=0;0;1)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0000" calcext:value-type="float">
            <text:p>50000</text:p>
          </table:table-cell>
          <table:table-cell office:value-type="float" office:value="222067000" calcext:value-type="float">
            <text:p>222067000</text:p>
          </table:table-cell>
          <table:table-cell office:value-type="float" office:value="737" calcext:value-type="float">
            <text:p>737</text:p>
          </table:table-cell>
          <table:table-cell office:value-type="float" office:value="50000" calcext:value-type="float">
            <text:p>50000</text:p>
          </table:table-cell>
          <table:table-cell office:value-type="float" office:value="204339000" calcext:value-type="float">
            <text:p>204339000</text:p>
          </table:table-cell>
          <table:table-cell table:formula="of:=IF([.L739]-[.I739]=0;0;1)" office:value-type="float" office:value="0" calcext:value-type="float">
            <text:p>0</text:p>
          </table:table-cell>
          <table:table-cell table:formula="of:=IF([.L739]-[.B7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0000" calcext:value-type="float">
            <text:p>50000</text:p>
          </table:table-cell>
          <table:table-cell office:value-type="float" office:value="543849000" calcext:value-type="float">
            <text:p>543849000</text:p>
          </table:table-cell>
          <table:table-cell office:value-type="float" office:value="738" calcext:value-type="float">
            <text:p>738</text:p>
          </table:table-cell>
          <table:table-cell office:value-type="float" office:value="50000" calcext:value-type="float">
            <text:p>50000</text:p>
          </table:table-cell>
          <table:table-cell office:value-type="float" office:value="552101000" calcext:value-type="float">
            <text:p>552101000</text:p>
          </table:table-cell>
          <table:table-cell table:formula="of:=IF([.E740]-[.B740]=0;0;1)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50000" calcext:value-type="float">
            <text:p>50000</text:p>
          </table:table-cell>
          <table:table-cell office:value-type="float" office:value="538801000" calcext:value-type="float">
            <text:p>538801000</text:p>
          </table:table-cell>
          <table:table-cell office:value-type="float" office:value="738" calcext:value-type="float">
            <text:p>738</text:p>
          </table:table-cell>
          <table:table-cell office:value-type="float" office:value="50000" calcext:value-type="float">
            <text:p>50000</text:p>
          </table:table-cell>
          <table:table-cell office:value-type="float" office:value="547045999" calcext:value-type="float">
            <text:p>547045999</text:p>
          </table:table-cell>
          <table:table-cell table:formula="of:=IF([.L740]-[.I740]=0;0;1)" office:value-type="float" office:value="0" calcext:value-type="float">
            <text:p>0</text:p>
          </table:table-cell>
          <table:table-cell table:formula="of:=IF([.L740]-[.B7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0000" calcext:value-type="float">
            <text:p>50000</text:p>
          </table:table-cell>
          <table:table-cell office:value-type="float" office:value="421867000" calcext:value-type="float">
            <text:p>421867000</text:p>
          </table:table-cell>
          <table:table-cell office:value-type="float" office:value="739" calcext:value-type="float">
            <text:p>739</text:p>
          </table:table-cell>
          <table:table-cell office:value-type="float" office:value="50000" calcext:value-type="float">
            <text:p>50000</text:p>
          </table:table-cell>
          <table:table-cell office:value-type="float" office:value="421423999" calcext:value-type="float">
            <text:p>421423999</text:p>
          </table:table-cell>
          <table:table-cell table:formula="of:=IF([.E741]-[.B741]=0;0;1)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50000" calcext:value-type="float">
            <text:p>50000</text:p>
          </table:table-cell>
          <table:table-cell office:value-type="float" office:value="236842000" calcext:value-type="float">
            <text:p>236842000</text:p>
          </table:table-cell>
          <table:table-cell office:value-type="float" office:value="739" calcext:value-type="float">
            <text:p>739</text:p>
          </table:table-cell>
          <table:table-cell office:value-type="float" office:value="50000" calcext:value-type="float">
            <text:p>50000</text:p>
          </table:table-cell>
          <table:table-cell office:value-type="float" office:value="217390000" calcext:value-type="float">
            <text:p>217390000</text:p>
          </table:table-cell>
          <table:table-cell table:formula="of:=IF([.L741]-[.I741]=0;0;1)" office:value-type="float" office:value="0" calcext:value-type="float">
            <text:p>0</text:p>
          </table:table-cell>
          <table:table-cell table:formula="of:=IF([.L741]-[.B7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0000" calcext:value-type="float">
            <text:p>50000</text:p>
          </table:table-cell>
          <table:table-cell office:value-type="float" office:value="475693000" calcext:value-type="float">
            <text:p>475693000</text:p>
          </table:table-cell>
          <table:table-cell office:value-type="float" office:value="740" calcext:value-type="float">
            <text:p>740</text:p>
          </table:table-cell>
          <table:table-cell office:value-type="float" office:value="50000" calcext:value-type="float">
            <text:p>50000</text:p>
          </table:table-cell>
          <table:table-cell office:value-type="float" office:value="484570000" calcext:value-type="float">
            <text:p>484570000</text:p>
          </table:table-cell>
          <table:table-cell table:formula="of:=IF([.E742]-[.B742]=0;0;1)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50000" calcext:value-type="float">
            <text:p>50000</text:p>
          </table:table-cell>
          <table:table-cell office:value-type="float" office:value="217198000" calcext:value-type="float">
            <text:p>217198000</text:p>
          </table:table-cell>
          <table:table-cell office:value-type="float" office:value="740" calcext:value-type="float">
            <text:p>740</text:p>
          </table:table-cell>
          <table:table-cell office:value-type="float" office:value="50000" calcext:value-type="float">
            <text:p>50000</text:p>
          </table:table-cell>
          <table:table-cell office:value-type="float" office:value="199443999" calcext:value-type="float">
            <text:p>199443999</text:p>
          </table:table-cell>
          <table:table-cell table:formula="of:=IF([.L742]-[.I742]=0;0;1)" office:value-type="float" office:value="0" calcext:value-type="float">
            <text:p>0</text:p>
          </table:table-cell>
          <table:table-cell table:formula="of:=IF([.L742]-[.B7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000" calcext:value-type="float">
            <text:p>50000</text:p>
          </table:table-cell>
          <table:table-cell office:value-type="float" office:value="425181000" calcext:value-type="float">
            <text:p>425181000</text:p>
          </table:table-cell>
          <table:table-cell office:value-type="float" office:value="741" calcext:value-type="float">
            <text:p>741</text:p>
          </table:table-cell>
          <table:table-cell office:value-type="float" office:value="50000" calcext:value-type="float">
            <text:p>50000</text:p>
          </table:table-cell>
          <table:table-cell office:value-type="float" office:value="426755000" calcext:value-type="float">
            <text:p>426755000</text:p>
          </table:table-cell>
          <table:table-cell table:formula="of:=IF([.E743]-[.B743]=0;0;1)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50000" calcext:value-type="float">
            <text:p>50000</text:p>
          </table:table-cell>
          <table:table-cell office:value-type="float" office:value="391395999" calcext:value-type="float">
            <text:p>391395999</text:p>
          </table:table-cell>
          <table:table-cell office:value-type="float" office:value="741" calcext:value-type="float">
            <text:p>741</text:p>
          </table:table-cell>
          <table:table-cell office:value-type="float" office:value="50000" calcext:value-type="float">
            <text:p>50000</text:p>
          </table:table-cell>
          <table:table-cell office:value-type="float" office:value="373999000" calcext:value-type="float">
            <text:p>373999000</text:p>
          </table:table-cell>
          <table:table-cell table:formula="of:=IF([.L743]-[.I743]=0;0;1)" office:value-type="float" office:value="0" calcext:value-type="float">
            <text:p>0</text:p>
          </table:table-cell>
          <table:table-cell table:formula="of:=IF([.L743]-[.B7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0000" calcext:value-type="float">
            <text:p>50000</text:p>
          </table:table-cell>
          <table:table-cell office:value-type="float" office:value="431670000" calcext:value-type="float">
            <text:p>431670000</text:p>
          </table:table-cell>
          <table:table-cell office:value-type="float" office:value="742" calcext:value-type="float">
            <text:p>742</text:p>
          </table:table-cell>
          <table:table-cell office:value-type="float" office:value="50000" calcext:value-type="float">
            <text:p>50000</text:p>
          </table:table-cell>
          <table:table-cell office:value-type="float" office:value="432029000" calcext:value-type="float">
            <text:p>432029000</text:p>
          </table:table-cell>
          <table:table-cell table:formula="of:=IF([.E744]-[.B744]=0;0;1)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50000" calcext:value-type="float">
            <text:p>50000</text:p>
          </table:table-cell>
          <table:table-cell office:value-type="float" office:value="268555999" calcext:value-type="float">
            <text:p>268555999</text:p>
          </table:table-cell>
          <table:table-cell office:value-type="float" office:value="742" calcext:value-type="float">
            <text:p>742</text:p>
          </table:table-cell>
          <table:table-cell office:value-type="float" office:value="50000" calcext:value-type="float">
            <text:p>50000</text:p>
          </table:table-cell>
          <table:table-cell office:value-type="float" office:value="249894999" calcext:value-type="float">
            <text:p>249894999</text:p>
          </table:table-cell>
          <table:table-cell table:formula="of:=IF([.L744]-[.I744]=0;0;1)" office:value-type="float" office:value="0" calcext:value-type="float">
            <text:p>0</text:p>
          </table:table-cell>
          <table:table-cell table:formula="of:=IF([.L744]-[.B7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0000" calcext:value-type="float">
            <text:p>50000</text:p>
          </table:table-cell>
          <table:table-cell office:value-type="float" office:value="457543000" calcext:value-type="float">
            <text:p>457543000</text:p>
          </table:table-cell>
          <table:table-cell office:value-type="float" office:value="743" calcext:value-type="float">
            <text:p>743</text:p>
          </table:table-cell>
          <table:table-cell office:value-type="float" office:value="50000" calcext:value-type="float">
            <text:p>50000</text:p>
          </table:table-cell>
          <table:table-cell office:value-type="float" office:value="463611999" calcext:value-type="float">
            <text:p>463611999</text:p>
          </table:table-cell>
          <table:table-cell table:formula="of:=IF([.E745]-[.B745]=0;0;1)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50000" calcext:value-type="float">
            <text:p>50000</text:p>
          </table:table-cell>
          <table:table-cell office:value-type="float" office:value="275503000" calcext:value-type="float">
            <text:p>275503000</text:p>
          </table:table-cell>
          <table:table-cell office:value-type="float" office:value="743" calcext:value-type="float">
            <text:p>743</text:p>
          </table:table-cell>
          <table:table-cell office:value-type="float" office:value="50000" calcext:value-type="float">
            <text:p>50000</text:p>
          </table:table-cell>
          <table:table-cell office:value-type="float" office:value="259571000" calcext:value-type="float">
            <text:p>259571000</text:p>
          </table:table-cell>
          <table:table-cell table:formula="of:=IF([.L745]-[.I745]=0;0;1)" office:value-type="float" office:value="0" calcext:value-type="float">
            <text:p>0</text:p>
          </table:table-cell>
          <table:table-cell table:formula="of:=IF([.L745]-[.B7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0000" calcext:value-type="float">
            <text:p>50000</text:p>
          </table:table-cell>
          <table:table-cell office:value-type="float" office:value="526756000" calcext:value-type="float">
            <text:p>526756000</text:p>
          </table:table-cell>
          <table:table-cell office:value-type="float" office:value="744" calcext:value-type="float">
            <text:p>744</text:p>
          </table:table-cell>
          <table:table-cell office:value-type="float" office:value="50000" calcext:value-type="float">
            <text:p>50000</text:p>
          </table:table-cell>
          <table:table-cell office:value-type="float" office:value="536791999" calcext:value-type="float">
            <text:p>536791999</text:p>
          </table:table-cell>
          <table:table-cell table:formula="of:=IF([.E746]-[.B746]=0;0;1)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50000" calcext:value-type="float">
            <text:p>50000</text:p>
          </table:table-cell>
          <table:table-cell office:value-type="float" office:value="208617000" calcext:value-type="float">
            <text:p>208617000</text:p>
          </table:table-cell>
          <table:table-cell office:value-type="float" office:value="744" calcext:value-type="float">
            <text:p>744</text:p>
          </table:table-cell>
          <table:table-cell office:value-type="float" office:value="50000" calcext:value-type="float">
            <text:p>50000</text:p>
          </table:table-cell>
          <table:table-cell office:value-type="float" office:value="195590000" calcext:value-type="float">
            <text:p>195590000</text:p>
          </table:table-cell>
          <table:table-cell table:formula="of:=IF([.L746]-[.I746]=0;0;1)" office:value-type="float" office:value="0" calcext:value-type="float">
            <text:p>0</text:p>
          </table:table-cell>
          <table:table-cell table:formula="of:=IF([.L746]-[.B7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3161" calcext:value-type="float">
            <text:p>13161</text:p>
          </table:table-cell>
          <table:table-cell office:value-type="float" office:value="183576000" calcext:value-type="float">
            <text:p>183576000</text:p>
          </table:table-cell>
          <table:table-cell office:value-type="float" office:value="745" calcext:value-type="float">
            <text:p>745</text:p>
          </table:table-cell>
          <table:table-cell office:value-type="float" office:value="13161" calcext:value-type="float">
            <text:p>13161</text:p>
          </table:table-cell>
          <table:table-cell office:value-type="float" office:value="187638000" calcext:value-type="float">
            <text:p>187638000</text:p>
          </table:table-cell>
          <table:table-cell table:formula="of:=IF([.E747]-[.B747]=0;0;1)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13161" calcext:value-type="float">
            <text:p>13161</text:p>
          </table:table-cell>
          <table:table-cell office:value-type="float" office:value="111349999" calcext:value-type="float">
            <text:p>111349999</text:p>
          </table:table-cell>
          <table:table-cell office:value-type="float" office:value="745" calcext:value-type="float">
            <text:p>745</text:p>
          </table:table-cell>
          <table:table-cell office:value-type="float" office:value="13161" calcext:value-type="float">
            <text:p>13161</text:p>
          </table:table-cell>
          <table:table-cell office:value-type="float" office:value="105161999" calcext:value-type="float">
            <text:p>105161999</text:p>
          </table:table-cell>
          <table:table-cell table:formula="of:=IF([.L747]-[.I747]=0;0;1)" office:value-type="float" office:value="0" calcext:value-type="float">
            <text:p>0</text:p>
          </table:table-cell>
          <table:table-cell table:formula="of:=IF([.L747]-[.B7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0000" calcext:value-type="float">
            <text:p>50000</text:p>
          </table:table-cell>
          <table:table-cell office:value-type="float" office:value="509986999" calcext:value-type="float">
            <text:p>509986999</text:p>
          </table:table-cell>
          <table:table-cell office:value-type="float" office:value="746" calcext:value-type="float">
            <text:p>746</text:p>
          </table:table-cell>
          <table:table-cell office:value-type="float" office:value="50000" calcext:value-type="float">
            <text:p>50000</text:p>
          </table:table-cell>
          <table:table-cell office:value-type="float" office:value="513225999" calcext:value-type="float">
            <text:p>513225999</text:p>
          </table:table-cell>
          <table:table-cell table:formula="of:=IF([.E748]-[.B748]=0;0;1)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50000" calcext:value-type="float">
            <text:p>50000</text:p>
          </table:table-cell>
          <table:table-cell office:value-type="float" office:value="488583999" calcext:value-type="float">
            <text:p>488583999</text:p>
          </table:table-cell>
          <table:table-cell office:value-type="float" office:value="746" calcext:value-type="float">
            <text:p>746</text:p>
          </table:table-cell>
          <table:table-cell office:value-type="float" office:value="50000" calcext:value-type="float">
            <text:p>50000</text:p>
          </table:table-cell>
          <table:table-cell office:value-type="float" office:value="506545999" calcext:value-type="float">
            <text:p>506545999</text:p>
          </table:table-cell>
          <table:table-cell table:formula="of:=IF([.L748]-[.I748]=0;0;1)" office:value-type="float" office:value="0" calcext:value-type="float">
            <text:p>0</text:p>
          </table:table-cell>
          <table:table-cell table:formula="of:=IF([.L748]-[.B7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0000" calcext:value-type="float">
            <text:p>50000</text:p>
          </table:table-cell>
          <table:table-cell office:value-type="float" office:value="537947000" calcext:value-type="float">
            <text:p>537947000</text:p>
          </table:table-cell>
          <table:table-cell office:value-type="float" office:value="747" calcext:value-type="float">
            <text:p>747</text:p>
          </table:table-cell>
          <table:table-cell office:value-type="float" office:value="50000" calcext:value-type="float">
            <text:p>50000</text:p>
          </table:table-cell>
          <table:table-cell office:value-type="float" office:value="543717000" calcext:value-type="float">
            <text:p>543717000</text:p>
          </table:table-cell>
          <table:table-cell table:formula="of:=IF([.E749]-[.B749]=0;0;1)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50000" calcext:value-type="float">
            <text:p>50000</text:p>
          </table:table-cell>
          <table:table-cell office:value-type="float" office:value="281873000" calcext:value-type="float">
            <text:p>281873000</text:p>
          </table:table-cell>
          <table:table-cell office:value-type="float" office:value="747" calcext:value-type="float">
            <text:p>747</text:p>
          </table:table-cell>
          <table:table-cell office:value-type="float" office:value="50000" calcext:value-type="float">
            <text:p>50000</text:p>
          </table:table-cell>
          <table:table-cell office:value-type="float" office:value="262614000" calcext:value-type="float">
            <text:p>262614000</text:p>
          </table:table-cell>
          <table:table-cell table:formula="of:=IF([.L749]-[.I749]=0;0;1)" office:value-type="float" office:value="0" calcext:value-type="float">
            <text:p>0</text:p>
          </table:table-cell>
          <table:table-cell table:formula="of:=IF([.L749]-[.B7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0000" calcext:value-type="float">
            <text:p>50000</text:p>
          </table:table-cell>
          <table:table-cell office:value-type="float" office:value="473603000" calcext:value-type="float">
            <text:p>473603000</text:p>
          </table:table-cell>
          <table:table-cell office:value-type="float" office:value="748" calcext:value-type="float">
            <text:p>748</text:p>
          </table:table-cell>
          <table:table-cell office:value-type="float" office:value="50000" calcext:value-type="float">
            <text:p>50000</text:p>
          </table:table-cell>
          <table:table-cell office:value-type="float" office:value="475977999" calcext:value-type="float">
            <text:p>475977999</text:p>
          </table:table-cell>
          <table:table-cell table:formula="of:=IF([.E750]-[.B750]=0;0;1)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50000" calcext:value-type="float">
            <text:p>50000</text:p>
          </table:table-cell>
          <table:table-cell office:value-type="float" office:value="262863000" calcext:value-type="float">
            <text:p>262863000</text:p>
          </table:table-cell>
          <table:table-cell office:value-type="float" office:value="748" calcext:value-type="float">
            <text:p>748</text:p>
          </table:table-cell>
          <table:table-cell office:value-type="float" office:value="50000" calcext:value-type="float">
            <text:p>50000</text:p>
          </table:table-cell>
          <table:table-cell office:value-type="float" office:value="244922000" calcext:value-type="float">
            <text:p>244922000</text:p>
          </table:table-cell>
          <table:table-cell table:formula="of:=IF([.L750]-[.I750]=0;0;1)" office:value-type="float" office:value="0" calcext:value-type="float">
            <text:p>0</text:p>
          </table:table-cell>
          <table:table-cell table:formula="of:=IF([.L750]-[.B7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0000" calcext:value-type="float">
            <text:p>50000</text:p>
          </table:table-cell>
          <table:table-cell office:value-type="float" office:value="275997000" calcext:value-type="float">
            <text:p>275997000</text:p>
          </table:table-cell>
          <table:table-cell office:value-type="float" office:value="749" calcext:value-type="float">
            <text:p>749</text:p>
          </table:table-cell>
          <table:table-cell office:value-type="float" office:value="50000" calcext:value-type="float">
            <text:p>50000</text:p>
          </table:table-cell>
          <table:table-cell office:value-type="float" office:value="275391999" calcext:value-type="float">
            <text:p>275391999</text:p>
          </table:table-cell>
          <table:table-cell table:formula="of:=IF([.E751]-[.B751]=0;0;1)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50000" calcext:value-type="float">
            <text:p>50000</text:p>
          </table:table-cell>
          <table:table-cell office:value-type="float" office:value="280652000" calcext:value-type="float">
            <text:p>280652000</text:p>
          </table:table-cell>
          <table:table-cell office:value-type="float" office:value="749" calcext:value-type="float">
            <text:p>749</text:p>
          </table:table-cell>
          <table:table-cell office:value-type="float" office:value="50000" calcext:value-type="float">
            <text:p>50000</text:p>
          </table:table-cell>
          <table:table-cell office:value-type="float" office:value="261901000" calcext:value-type="float">
            <text:p>261901000</text:p>
          </table:table-cell>
          <table:table-cell table:formula="of:=IF([.L751]-[.I751]=0;0;1)" office:value-type="float" office:value="0" calcext:value-type="float">
            <text:p>0</text:p>
          </table:table-cell>
          <table:table-cell table:formula="of:=IF([.L751]-[.B7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000" calcext:value-type="float">
            <text:p>50000</text:p>
          </table:table-cell>
          <table:table-cell office:value-type="float" office:value="435869000" calcext:value-type="float">
            <text:p>435869000</text:p>
          </table:table-cell>
          <table:table-cell office:value-type="float" office:value="750" calcext:value-type="float">
            <text:p>750</text:p>
          </table:table-cell>
          <table:table-cell office:value-type="float" office:value="50000" calcext:value-type="float">
            <text:p>50000</text:p>
          </table:table-cell>
          <table:table-cell office:value-type="float" office:value="437973000" calcext:value-type="float">
            <text:p>437973000</text:p>
          </table:table-cell>
          <table:table-cell table:formula="of:=IF([.E752]-[.B752]=0;0;1)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50000" calcext:value-type="float">
            <text:p>50000</text:p>
          </table:table-cell>
          <table:table-cell office:value-type="float" office:value="240786000" calcext:value-type="float">
            <text:p>240786000</text:p>
          </table:table-cell>
          <table:table-cell office:value-type="float" office:value="750" calcext:value-type="float">
            <text:p>750</text:p>
          </table:table-cell>
          <table:table-cell office:value-type="float" office:value="50000" calcext:value-type="float">
            <text:p>50000</text:p>
          </table:table-cell>
          <table:table-cell office:value-type="float" office:value="221711000" calcext:value-type="float">
            <text:p>221711000</text:p>
          </table:table-cell>
          <table:table-cell table:formula="of:=IF([.L752]-[.I752]=0;0;1)" office:value-type="float" office:value="0" calcext:value-type="float">
            <text:p>0</text:p>
          </table:table-cell>
          <table:table-cell table:formula="of:=IF([.L752]-[.B7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265000" calcext:value-type="float">
            <text:p>2265000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147999" calcext:value-type="float">
            <text:p>2147999</text:p>
          </table:table-cell>
          <table:table-cell table:formula="of:=IF([.E753]-[.B753]=0;0;1)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747000" calcext:value-type="float">
            <text:p>2747000</text:p>
          </table:table-cell>
          <table:table-cell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office:value-type="float" office:value="2908999" calcext:value-type="float">
            <text:p>2908999</text:p>
          </table:table-cell>
          <table:table-cell table:formula="of:=IF([.L753]-[.I753]=0;0;1)" office:value-type="float" office:value="0" calcext:value-type="float">
            <text:p>0</text:p>
          </table:table-cell>
          <table:table-cell table:formula="of:=IF([.L753]-[.B7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0000" calcext:value-type="float">
            <text:p>50000</text:p>
          </table:table-cell>
          <table:table-cell office:value-type="float" office:value="378123999" calcext:value-type="float">
            <text:p>378123999</text:p>
          </table:table-cell>
          <table:table-cell office:value-type="float" office:value="752" calcext:value-type="float">
            <text:p>752</text:p>
          </table:table-cell>
          <table:table-cell office:value-type="float" office:value="50000" calcext:value-type="float">
            <text:p>50000</text:p>
          </table:table-cell>
          <table:table-cell office:value-type="float" office:value="378880999" calcext:value-type="float">
            <text:p>378880999</text:p>
          </table:table-cell>
          <table:table-cell table:formula="of:=IF([.E754]-[.B754]=0;0;1)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50000" calcext:value-type="float">
            <text:p>50000</text:p>
          </table:table-cell>
          <table:table-cell office:value-type="float" office:value="191377000" calcext:value-type="float">
            <text:p>191377000</text:p>
          </table:table-cell>
          <table:table-cell office:value-type="float" office:value="752" calcext:value-type="float">
            <text:p>752</text:p>
          </table:table-cell>
          <table:table-cell office:value-type="float" office:value="50000" calcext:value-type="float">
            <text:p>50000</text:p>
          </table:table-cell>
          <table:table-cell office:value-type="float" office:value="175155000" calcext:value-type="float">
            <text:p>175155000</text:p>
          </table:table-cell>
          <table:table-cell table:formula="of:=IF([.L754]-[.I754]=0;0;1)" office:value-type="float" office:value="0" calcext:value-type="float">
            <text:p>0</text:p>
          </table:table-cell>
          <table:table-cell table:formula="of:=IF([.L754]-[.B7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0000" calcext:value-type="float">
            <text:p>50000</text:p>
          </table:table-cell>
          <table:table-cell office:value-type="float" office:value="501861000" calcext:value-type="float">
            <text:p>501861000</text:p>
          </table:table-cell>
          <table:table-cell office:value-type="float" office:value="753" calcext:value-type="float">
            <text:p>753</text:p>
          </table:table-cell>
          <table:table-cell office:value-type="float" office:value="50000" calcext:value-type="float">
            <text:p>50000</text:p>
          </table:table-cell>
          <table:table-cell office:value-type="float" office:value="508692999" calcext:value-type="float">
            <text:p>508692999</text:p>
          </table:table-cell>
          <table:table-cell table:formula="of:=IF([.E755]-[.B755]=0;0;1)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50000" calcext:value-type="float">
            <text:p>50000</text:p>
          </table:table-cell>
          <table:table-cell office:value-type="float" office:value="208931999" calcext:value-type="float">
            <text:p>208931999</text:p>
          </table:table-cell>
          <table:table-cell office:value-type="float" office:value="753" calcext:value-type="float">
            <text:p>753</text:p>
          </table:table-cell>
          <table:table-cell office:value-type="float" office:value="50000" calcext:value-type="float">
            <text:p>50000</text:p>
          </table:table-cell>
          <table:table-cell office:value-type="float" office:value="194355000" calcext:value-type="float">
            <text:p>194355000</text:p>
          </table:table-cell>
          <table:table-cell table:formula="of:=IF([.L755]-[.I755]=0;0;1)" office:value-type="float" office:value="0" calcext:value-type="float">
            <text:p>0</text:p>
          </table:table-cell>
          <table:table-cell table:formula="of:=IF([.L755]-[.B7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0000" calcext:value-type="float">
            <text:p>50000</text:p>
          </table:table-cell>
          <table:table-cell office:value-type="float" office:value="348680999" calcext:value-type="float">
            <text:p>348680999</text:p>
          </table:table-cell>
          <table:table-cell office:value-type="float" office:value="754" calcext:value-type="float">
            <text:p>754</text:p>
          </table:table-cell>
          <table:table-cell office:value-type="float" office:value="50000" calcext:value-type="float">
            <text:p>50000</text:p>
          </table:table-cell>
          <table:table-cell office:value-type="float" office:value="356377000" calcext:value-type="float">
            <text:p>356377000</text:p>
          </table:table-cell>
          <table:table-cell table:formula="of:=IF([.E756]-[.B756]=0;0;1)"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55000" calcext:value-type="float">
            <text:p>601055000</text:p>
          </table:table-cell>
          <table:table-cell office:value-type="float" office:value="754" calcext:value-type="float">
            <text:p>754</text:p>
          </table:table-cell>
          <table:table-cell office:value-type="float" office:value="50000" calcext:value-type="float">
            <text:p>50000</text:p>
          </table:table-cell>
          <table:table-cell office:value-type="float" office:value="566557000" calcext:value-type="float">
            <text:p>566557000</text:p>
          </table:table-cell>
          <table:table-cell table:formula="of:=IF([.L756]-[.I756]=0;0;1)" office:value-type="float" office:value="0" calcext:value-type="float">
            <text:p>0</text:p>
          </table:table-cell>
          <table:table-cell table:formula="of:=IF([.L756]-[.B7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264" calcext:value-type="float">
            <text:p>39264</text:p>
          </table:table-cell>
          <table:table-cell office:value-type="float" office:value="469313999" calcext:value-type="float">
            <text:p>469313999</text:p>
          </table:table-cell>
          <table:table-cell office:value-type="float" office:value="755" calcext:value-type="float">
            <text:p>755</text:p>
          </table:table-cell>
          <table:table-cell office:value-type="float" office:value="39264" calcext:value-type="float">
            <text:p>39264</text:p>
          </table:table-cell>
          <table:table-cell office:value-type="float" office:value="471404999" calcext:value-type="float">
            <text:p>471404999</text:p>
          </table:table-cell>
          <table:table-cell table:formula="of:=IF([.E757]-[.B757]=0;0;1)"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39264" calcext:value-type="float">
            <text:p>39264</text:p>
          </table:table-cell>
          <table:table-cell office:value-type="float" office:value="430473000" calcext:value-type="float">
            <text:p>430473000</text:p>
          </table:table-cell>
          <table:table-cell office:value-type="float" office:value="755" calcext:value-type="float">
            <text:p>755</text:p>
          </table:table-cell>
          <table:table-cell office:value-type="float" office:value="39264" calcext:value-type="float">
            <text:p>39264</text:p>
          </table:table-cell>
          <table:table-cell office:value-type="float" office:value="431218000" calcext:value-type="float">
            <text:p>431218000</text:p>
          </table:table-cell>
          <table:table-cell table:formula="of:=IF([.L757]-[.I757]=0;0;1)" office:value-type="float" office:value="0" calcext:value-type="float">
            <text:p>0</text:p>
          </table:table-cell>
          <table:table-cell table:formula="of:=IF([.L757]-[.B7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0000" calcext:value-type="float">
            <text:p>50000</text:p>
          </table:table-cell>
          <table:table-cell office:value-type="float" office:value="459663999" calcext:value-type="float">
            <text:p>459663999</text:p>
          </table:table-cell>
          <table:table-cell office:value-type="float" office:value="756" calcext:value-type="float">
            <text:p>756</text:p>
          </table:table-cell>
          <table:table-cell office:value-type="float" office:value="50000" calcext:value-type="float">
            <text:p>50000</text:p>
          </table:table-cell>
          <table:table-cell office:value-type="float" office:value="462584999" calcext:value-type="float">
            <text:p>462584999</text:p>
          </table:table-cell>
          <table:table-cell table:formula="of:=IF([.E758]-[.B758]=0;0;1)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50000" calcext:value-type="float">
            <text:p>50000</text:p>
          </table:table-cell>
          <table:table-cell office:value-type="float" office:value="275823000" calcext:value-type="float">
            <text:p>275823000</text:p>
          </table:table-cell>
          <table:table-cell office:value-type="float" office:value="756" calcext:value-type="float">
            <text:p>756</text:p>
          </table:table-cell>
          <table:table-cell office:value-type="float" office:value="50000" calcext:value-type="float">
            <text:p>50000</text:p>
          </table:table-cell>
          <table:table-cell office:value-type="float" office:value="254903000" calcext:value-type="float">
            <text:p>254903000</text:p>
          </table:table-cell>
          <table:table-cell table:formula="of:=IF([.L758]-[.I758]=0;0;1)" office:value-type="float" office:value="0" calcext:value-type="float">
            <text:p>0</text:p>
          </table:table-cell>
          <table:table-cell table:formula="of:=IF([.L758]-[.B7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0000" calcext:value-type="float">
            <text:p>50000</text:p>
          </table:table-cell>
          <table:table-cell office:value-type="float" office:value="191668000" calcext:value-type="float">
            <text:p>191668000</text:p>
          </table:table-cell>
          <table:table-cell office:value-type="float" office:value="757" calcext:value-type="float">
            <text:p>757</text:p>
          </table:table-cell>
          <table:table-cell office:value-type="float" office:value="50000" calcext:value-type="float">
            <text:p>50000</text:p>
          </table:table-cell>
          <table:table-cell office:value-type="float" office:value="191808999" calcext:value-type="float">
            <text:p>191808999</text:p>
          </table:table-cell>
          <table:table-cell table:formula="of:=IF([.E759]-[.B759]=0;0;1)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50000" calcext:value-type="float">
            <text:p>50000</text:p>
          </table:table-cell>
          <table:table-cell office:value-type="float" office:value="315304000" calcext:value-type="float">
            <text:p>315304000</text:p>
          </table:table-cell>
          <table:table-cell office:value-type="float" office:value="757" calcext:value-type="float">
            <text:p>757</text:p>
          </table:table-cell>
          <table:table-cell office:value-type="float" office:value="50000" calcext:value-type="float">
            <text:p>50000</text:p>
          </table:table-cell>
          <table:table-cell office:value-type="float" office:value="302176000" calcext:value-type="float">
            <text:p>302176000</text:p>
          </table:table-cell>
          <table:table-cell table:formula="of:=IF([.L759]-[.I759]=0;0;1)" office:value-type="float" office:value="0" calcext:value-type="float">
            <text:p>0</text:p>
          </table:table-cell>
          <table:table-cell table:formula="of:=IF([.L759]-[.B7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0000" calcext:value-type="float">
            <text:p>50000</text:p>
          </table:table-cell>
          <table:table-cell office:value-type="float" office:value="521343000" calcext:value-type="float">
            <text:p>521343000</text:p>
          </table:table-cell>
          <table:table-cell office:value-type="float" office:value="758" calcext:value-type="float">
            <text:p>758</text:p>
          </table:table-cell>
          <table:table-cell office:value-type="float" office:value="50000" calcext:value-type="float">
            <text:p>50000</text:p>
          </table:table-cell>
          <table:table-cell office:value-type="float" office:value="526100999" calcext:value-type="float">
            <text:p>526100999</text:p>
          </table:table-cell>
          <table:table-cell table:formula="of:=IF([.E760]-[.B760]=0;0;1)"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50000" calcext:value-type="float">
            <text:p>50000</text:p>
          </table:table-cell>
          <table:table-cell office:value-type="float" office:value="417239000" calcext:value-type="float">
            <text:p>417239000</text:p>
          </table:table-cell>
          <table:table-cell office:value-type="float" office:value="758" calcext:value-type="float">
            <text:p>758</text:p>
          </table:table-cell>
          <table:table-cell office:value-type="float" office:value="50000" calcext:value-type="float">
            <text:p>50000</text:p>
          </table:table-cell>
          <table:table-cell office:value-type="float" office:value="435283000" calcext:value-type="float">
            <text:p>435283000</text:p>
          </table:table-cell>
          <table:table-cell table:formula="of:=IF([.L760]-[.I760]=0;0;1)" office:value-type="float" office:value="0" calcext:value-type="float">
            <text:p>0</text:p>
          </table:table-cell>
          <table:table-cell table:formula="of:=IF([.L760]-[.B7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0000" calcext:value-type="float">
            <text:p>50000</text:p>
          </table:table-cell>
          <table:table-cell office:value-type="float" office:value="530157000" calcext:value-type="float">
            <text:p>530157000</text:p>
          </table:table-cell>
          <table:table-cell office:value-type="float" office:value="759" calcext:value-type="float">
            <text:p>759</text:p>
          </table:table-cell>
          <table:table-cell office:value-type="float" office:value="50000" calcext:value-type="float">
            <text:p>50000</text:p>
          </table:table-cell>
          <table:table-cell office:value-type="float" office:value="544215000" calcext:value-type="float">
            <text:p>544215000</text:p>
          </table:table-cell>
          <table:table-cell table:formula="of:=IF([.E761]-[.B761]=0;0;1)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01999" calcext:value-type="float">
            <text:p>472701999</text:p>
          </table:table-cell>
          <table:table-cell office:value-type="float" office:value="759" calcext:value-type="float">
            <text:p>759</text:p>
          </table:table-cell>
          <table:table-cell office:value-type="float" office:value="50000" calcext:value-type="float">
            <text:p>50000</text:p>
          </table:table-cell>
          <table:table-cell office:value-type="float" office:value="484243999" calcext:value-type="float">
            <text:p>484243999</text:p>
          </table:table-cell>
          <table:table-cell table:formula="of:=IF([.L761]-[.I761]=0;0;1)" office:value-type="float" office:value="0" calcext:value-type="float">
            <text:p>0</text:p>
          </table:table-cell>
          <table:table-cell table:formula="of:=IF([.L761]-[.B7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0000" calcext:value-type="float">
            <text:p>50000</text:p>
          </table:table-cell>
          <table:table-cell office:value-type="float" office:value="278816000" calcext:value-type="float">
            <text:p>278816000</text:p>
          </table:table-cell>
          <table:table-cell office:value-type="float" office:value="760" calcext:value-type="float">
            <text:p>760</text:p>
          </table:table-cell>
          <table:table-cell office:value-type="float" office:value="50000" calcext:value-type="float">
            <text:p>50000</text:p>
          </table:table-cell>
          <table:table-cell office:value-type="float" office:value="282456000" calcext:value-type="float">
            <text:p>282456000</text:p>
          </table:table-cell>
          <table:table-cell table:formula="of:=IF([.E762]-[.B762]=0;0;1)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50000" calcext:value-type="float">
            <text:p>50000</text:p>
          </table:table-cell>
          <table:table-cell office:value-type="float" office:value="317527000" calcext:value-type="float">
            <text:p>317527000</text:p>
          </table:table-cell>
          <table:table-cell office:value-type="float" office:value="760" calcext:value-type="float">
            <text:p>760</text:p>
          </table:table-cell>
          <table:table-cell office:value-type="float" office:value="50000" calcext:value-type="float">
            <text:p>50000</text:p>
          </table:table-cell>
          <table:table-cell office:value-type="float" office:value="321418000" calcext:value-type="float">
            <text:p>321418000</text:p>
          </table:table-cell>
          <table:table-cell table:formula="of:=IF([.L762]-[.I762]=0;0;1)" office:value-type="float" office:value="0" calcext:value-type="float">
            <text:p>0</text:p>
          </table:table-cell>
          <table:table-cell table:formula="of:=IF([.L762]-[.B7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0000" calcext:value-type="float">
            <text:p>50000</text:p>
          </table:table-cell>
          <table:table-cell office:value-type="float" office:value="336254000" calcext:value-type="float">
            <text:p>336254000</text:p>
          </table:table-cell>
          <table:table-cell office:value-type="float" office:value="761" calcext:value-type="float">
            <text:p>761</text:p>
          </table:table-cell>
          <table:table-cell office:value-type="float" office:value="50000" calcext:value-type="float">
            <text:p>50000</text:p>
          </table:table-cell>
          <table:table-cell office:value-type="float" office:value="339385000" calcext:value-type="float">
            <text:p>339385000</text:p>
          </table:table-cell>
          <table:table-cell table:formula="of:=IF([.E763]-[.B763]=0;0;1)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50000" calcext:value-type="float">
            <text:p>50000</text:p>
          </table:table-cell>
          <table:table-cell office:value-type="float" office:value="572290000" calcext:value-type="float">
            <text:p>572290000</text:p>
          </table:table-cell>
          <table:table-cell office:value-type="float" office:value="761" calcext:value-type="float">
            <text:p>761</text:p>
          </table:table-cell>
          <table:table-cell office:value-type="float" office:value="50000" calcext:value-type="float">
            <text:p>50000</text:p>
          </table:table-cell>
          <table:table-cell office:value-type="float" office:value="528209999" calcext:value-type="float">
            <text:p>528209999</text:p>
          </table:table-cell>
          <table:table-cell table:formula="of:=IF([.L763]-[.I763]=0;0;1)" office:value-type="float" office:value="0" calcext:value-type="float">
            <text:p>0</text:p>
          </table:table-cell>
          <table:table-cell table:formula="of:=IF([.L763]-[.B7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691000" calcext:value-type="float">
            <text:p>478691000</text:p>
          </table:table-cell>
          <table:table-cell office:value-type="float" office:value="762" calcext:value-type="float">
            <text:p>762</text:p>
          </table:table-cell>
          <table:table-cell office:value-type="float" office:value="50000" calcext:value-type="float">
            <text:p>50000</text:p>
          </table:table-cell>
          <table:table-cell office:value-type="float" office:value="485315000" calcext:value-type="float">
            <text:p>485315000</text:p>
          </table:table-cell>
          <table:table-cell table:formula="of:=IF([.E764]-[.B764]=0;0;1)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50000" calcext:value-type="float">
            <text:p>50000</text:p>
          </table:table-cell>
          <table:table-cell office:value-type="float" office:value="131015000" calcext:value-type="float">
            <text:p>131015000</text:p>
          </table:table-cell>
          <table:table-cell office:value-type="float" office:value="762" calcext:value-type="float">
            <text:p>762</text:p>
          </table:table-cell>
          <table:table-cell office:value-type="float" office:value="50000" calcext:value-type="float">
            <text:p>50000</text:p>
          </table:table-cell>
          <table:table-cell office:value-type="float" office:value="126776000" calcext:value-type="float">
            <text:p>126776000</text:p>
          </table:table-cell>
          <table:table-cell table:formula="of:=IF([.L764]-[.I764]=0;0;1)" office:value-type="float" office:value="0" calcext:value-type="float">
            <text:p>0</text:p>
          </table:table-cell>
          <table:table-cell table:formula="of:=IF([.L764]-[.B7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6912" calcext:value-type="float">
            <text:p>16912</text:p>
          </table:table-cell>
          <table:table-cell office:value-type="float" office:value="185345999" calcext:value-type="float">
            <text:p>185345999</text:p>
          </table:table-cell>
          <table:table-cell office:value-type="float" office:value="763" calcext:value-type="float">
            <text:p>763</text:p>
          </table:table-cell>
          <table:table-cell office:value-type="float" office:value="16912" calcext:value-type="float">
            <text:p>16912</text:p>
          </table:table-cell>
          <table:table-cell office:value-type="float" office:value="190721000" calcext:value-type="float">
            <text:p>190721000</text:p>
          </table:table-cell>
          <table:table-cell table:formula="of:=IF([.E765]-[.B765]=0;0;1)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16912" calcext:value-type="float">
            <text:p>16912</text:p>
          </table:table-cell>
          <table:table-cell office:value-type="float" office:value="192483000" calcext:value-type="float">
            <text:p>192483000</text:p>
          </table:table-cell>
          <table:table-cell office:value-type="float" office:value="763" calcext:value-type="float">
            <text:p>763</text:p>
          </table:table-cell>
          <table:table-cell office:value-type="float" office:value="16912" calcext:value-type="float">
            <text:p>16912</text:p>
          </table:table-cell>
          <table:table-cell office:value-type="float" office:value="226621000" calcext:value-type="float">
            <text:p>226621000</text:p>
          </table:table-cell>
          <table:table-cell table:formula="of:=IF([.L765]-[.I765]=0;0;1)" office:value-type="float" office:value="0" calcext:value-type="float">
            <text:p>0</text:p>
          </table:table-cell>
          <table:table-cell table:formula="of:=IF([.L765]-[.B7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293" calcext:value-type="float">
            <text:p>4293</text:p>
          </table:table-cell>
          <table:table-cell office:value-type="float" office:value="59697999" calcext:value-type="float">
            <text:p>59697999</text:p>
          </table:table-cell>
          <table:table-cell office:value-type="float" office:value="764" calcext:value-type="float">
            <text:p>764</text:p>
          </table:table-cell>
          <table:table-cell office:value-type="float" office:value="4293" calcext:value-type="float">
            <text:p>4293</text:p>
          </table:table-cell>
          <table:table-cell office:value-type="float" office:value="61076000" calcext:value-type="float">
            <text:p>61076000</text:p>
          </table:table-cell>
          <table:table-cell table:formula="of:=IF([.E766]-[.B766]=0;0;1)"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4293" calcext:value-type="float">
            <text:p>4293</text:p>
          </table:table-cell>
          <table:table-cell office:value-type="float" office:value="35105000" calcext:value-type="float">
            <text:p>35105000</text:p>
          </table:table-cell>
          <table:table-cell office:value-type="float" office:value="764" calcext:value-type="float">
            <text:p>764</text:p>
          </table:table-cell>
          <table:table-cell office:value-type="float" office:value="4293" calcext:value-type="float">
            <text:p>4293</text:p>
          </table:table-cell>
          <table:table-cell office:value-type="float" office:value="32849999" calcext:value-type="float">
            <text:p>32849999</text:p>
          </table:table-cell>
          <table:table-cell table:formula="of:=IF([.L766]-[.I766]=0;0;1)" office:value-type="float" office:value="0" calcext:value-type="float">
            <text:p>0</text:p>
          </table:table-cell>
          <table:table-cell table:formula="of:=IF([.L766]-[.B7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0000" calcext:value-type="float">
            <text:p>50000</text:p>
          </table:table-cell>
          <table:table-cell office:value-type="float" office:value="481558000" calcext:value-type="float">
            <text:p>481558000</text:p>
          </table:table-cell>
          <table:table-cell office:value-type="float" office:value="765" calcext:value-type="float">
            <text:p>765</text:p>
          </table:table-cell>
          <table:table-cell office:value-type="float" office:value="50000" calcext:value-type="float">
            <text:p>50000</text:p>
          </table:table-cell>
          <table:table-cell office:value-type="float" office:value="484805999" calcext:value-type="float">
            <text:p>484805999</text:p>
          </table:table-cell>
          <table:table-cell table:formula="of:=IF([.E767]-[.B767]=0;0;1)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50000" calcext:value-type="float">
            <text:p>50000</text:p>
          </table:table-cell>
          <table:table-cell office:value-type="float" office:value="222475999" calcext:value-type="float">
            <text:p>222475999</text:p>
          </table:table-cell>
          <table:table-cell office:value-type="float" office:value="765" calcext:value-type="float">
            <text:p>765</text:p>
          </table:table-cell>
          <table:table-cell office:value-type="float" office:value="50000" calcext:value-type="float">
            <text:p>50000</text:p>
          </table:table-cell>
          <table:table-cell office:value-type="float" office:value="203223000" calcext:value-type="float">
            <text:p>203223000</text:p>
          </table:table-cell>
          <table:table-cell table:formula="of:=IF([.L767]-[.I767]=0;0;1)" office:value-type="float" office:value="0" calcext:value-type="float">
            <text:p>0</text:p>
          </table:table-cell>
          <table:table-cell table:formula="of:=IF([.L767]-[.B7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0000" calcext:value-type="float">
            <text:p>50000</text:p>
          </table:table-cell>
          <table:table-cell office:value-type="float" office:value="589307000" calcext:value-type="float">
            <text:p>589307000</text:p>
          </table:table-cell>
          <table:table-cell office:value-type="float" office:value="766" calcext:value-type="float">
            <text:p>766</text:p>
          </table:table-cell>
          <table:table-cell office:value-type="float" office:value="50000" calcext:value-type="float">
            <text:p>50000</text:p>
          </table:table-cell>
          <table:table-cell office:value-type="float" office:value="602520000" calcext:value-type="float">
            <text:p>602520000</text:p>
          </table:table-cell>
          <table:table-cell table:formula="of:=IF([.E768]-[.B768]=0;0;1)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50000" calcext:value-type="float">
            <text:p>50000</text:p>
          </table:table-cell>
          <table:table-cell office:value-type="float" office:value="525143000" calcext:value-type="float">
            <text:p>525143000</text:p>
          </table:table-cell>
          <table:table-cell office:value-type="float" office:value="766" calcext:value-type="float">
            <text:p>766</text:p>
          </table:table-cell>
          <table:table-cell office:value-type="float" office:value="50000" calcext:value-type="float">
            <text:p>50000</text:p>
          </table:table-cell>
          <table:table-cell office:value-type="float" office:value="519153000" calcext:value-type="float">
            <text:p>519153000</text:p>
          </table:table-cell>
          <table:table-cell table:formula="of:=IF([.L768]-[.I768]=0;0;1)" office:value-type="float" office:value="0" calcext:value-type="float">
            <text:p>0</text:p>
          </table:table-cell>
          <table:table-cell table:formula="of:=IF([.L768]-[.B7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0000" calcext:value-type="float">
            <text:p>50000</text:p>
          </table:table-cell>
          <table:table-cell office:value-type="float" office:value="580751999" calcext:value-type="float">
            <text:p>580751999</text:p>
          </table:table-cell>
          <table:table-cell office:value-type="float" office:value="767" calcext:value-type="float">
            <text:p>767</text:p>
          </table:table-cell>
          <table:table-cell office:value-type="float" office:value="50000" calcext:value-type="float">
            <text:p>50000</text:p>
          </table:table-cell>
          <table:table-cell office:value-type="float" office:value="582218999" calcext:value-type="float">
            <text:p>582218999</text:p>
          </table:table-cell>
          <table:table-cell table:formula="of:=IF([.E769]-[.B769]=0;0;1)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50000" calcext:value-type="float">
            <text:p>50000</text:p>
          </table:table-cell>
          <table:table-cell office:value-type="float" office:value="281437999" calcext:value-type="float">
            <text:p>281437999</text:p>
          </table:table-cell>
          <table:table-cell office:value-type="float" office:value="767" calcext:value-type="float">
            <text:p>767</text:p>
          </table:table-cell>
          <table:table-cell office:value-type="float" office:value="50000" calcext:value-type="float">
            <text:p>50000</text:p>
          </table:table-cell>
          <table:table-cell office:value-type="float" office:value="258697000" calcext:value-type="float">
            <text:p>258697000</text:p>
          </table:table-cell>
          <table:table-cell table:formula="of:=IF([.L769]-[.I769]=0;0;1)" office:value-type="float" office:value="0" calcext:value-type="float">
            <text:p>0</text:p>
          </table:table-cell>
          <table:table-cell table:formula="of:=IF([.L769]-[.B7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0000" calcext:value-type="float">
            <text:p>50000</text:p>
          </table:table-cell>
          <table:table-cell office:value-type="float" office:value="316878999" calcext:value-type="float">
            <text:p>316878999</text:p>
          </table:table-cell>
          <table:table-cell office:value-type="float" office:value="768" calcext:value-type="float">
            <text:p>768</text:p>
          </table:table-cell>
          <table:table-cell office:value-type="float" office:value="50000" calcext:value-type="float">
            <text:p>50000</text:p>
          </table:table-cell>
          <table:table-cell office:value-type="float" office:value="323660000" calcext:value-type="float">
            <text:p>323660000</text:p>
          </table:table-cell>
          <table:table-cell table:formula="of:=IF([.E770]-[.B770]=0;0;1)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0000" calcext:value-type="float">
            <text:p>50000</text:p>
          </table:table-cell>
          <table:table-cell office:value-type="float" office:value="6069055000" calcext:value-type="float">
            <text:p>6069055000</text:p>
          </table:table-cell>
          <table:table-cell office:value-type="float" office:value="768" calcext:value-type="float">
            <text:p>768</text:p>
          </table:table-cell>
          <table:table-cell office:value-type="float" office:value="50000" calcext:value-type="float">
            <text:p>50000</text:p>
          </table:table-cell>
          <table:table-cell office:value-type="float" office:value="5682433000" calcext:value-type="float">
            <text:p>5682433000</text:p>
          </table:table-cell>
          <table:table-cell table:formula="of:=IF([.L770]-[.I770]=0;0;1)" office:value-type="float" office:value="0" calcext:value-type="float">
            <text:p>0</text:p>
          </table:table-cell>
          <table:table-cell table:formula="of:=IF([.L770]-[.B7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0000" calcext:value-type="float">
            <text:p>50000</text:p>
          </table:table-cell>
          <table:table-cell office:value-type="float" office:value="495226000" calcext:value-type="float">
            <text:p>495226000</text:p>
          </table:table-cell>
          <table:table-cell office:value-type="float" office:value="769" calcext:value-type="float">
            <text:p>769</text:p>
          </table:table-cell>
          <table:table-cell office:value-type="float" office:value="50000" calcext:value-type="float">
            <text:p>50000</text:p>
          </table:table-cell>
          <table:table-cell office:value-type="float" office:value="501236000" calcext:value-type="float">
            <text:p>501236000</text:p>
          </table:table-cell>
          <table:table-cell table:formula="of:=IF([.E771]-[.B771]=0;0;1)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50000" calcext:value-type="float">
            <text:p>50000</text:p>
          </table:table-cell>
          <table:table-cell office:value-type="float" office:value="418574000" calcext:value-type="float">
            <text:p>418574000</text:p>
          </table:table-cell>
          <table:table-cell office:value-type="float" office:value="769" calcext:value-type="float">
            <text:p>769</text:p>
          </table:table-cell>
          <table:table-cell office:value-type="float" office:value="50000" calcext:value-type="float">
            <text:p>50000</text:p>
          </table:table-cell>
          <table:table-cell office:value-type="float" office:value="439384999" calcext:value-type="float">
            <text:p>439384999</text:p>
          </table:table-cell>
          <table:table-cell table:formula="of:=IF([.L771]-[.I771]=0;0;1)" office:value-type="float" office:value="0" calcext:value-type="float">
            <text:p>0</text:p>
          </table:table-cell>
          <table:table-cell table:formula="of:=IF([.L771]-[.B7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632000" calcext:value-type="float">
            <text:p>632000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638000" calcext:value-type="float">
            <text:p>638000</text:p>
          </table:table-cell>
          <table:table-cell table:formula="of:=IF([.E772]-[.B772]=0;0;1)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615000" calcext:value-type="float">
            <text:p>615000</text:p>
          </table:table-cell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float" office:value="672000" calcext:value-type="float">
            <text:p>672000</text:p>
          </table:table-cell>
          <table:table-cell table:formula="of:=IF([.L772]-[.I772]=0;0;1)" office:value-type="float" office:value="0" calcext:value-type="float">
            <text:p>0</text:p>
          </table:table-cell>
          <table:table-cell table:formula="of:=IF([.L772]-[.B7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0000" calcext:value-type="float">
            <text:p>50000</text:p>
          </table:table-cell>
          <table:table-cell office:value-type="float" office:value="712612000" calcext:value-type="float">
            <text:p>712612000</text:p>
          </table:table-cell>
          <table:table-cell office:value-type="float" office:value="771" calcext:value-type="float">
            <text:p>771</text:p>
          </table:table-cell>
          <table:table-cell office:value-type="float" office:value="50000" calcext:value-type="float">
            <text:p>50000</text:p>
          </table:table-cell>
          <table:table-cell office:value-type="float" office:value="722290000" calcext:value-type="float">
            <text:p>722290000</text:p>
          </table:table-cell>
          <table:table-cell table:formula="of:=IF([.E773]-[.B773]=0;0;1)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50000" calcext:value-type="float">
            <text:p>50000</text:p>
          </table:table-cell>
          <table:table-cell office:value-type="float" office:value="727681999" calcext:value-type="float">
            <text:p>727681999</text:p>
          </table:table-cell>
          <table:table-cell office:value-type="float" office:value="771" calcext:value-type="float">
            <text:p>771</text:p>
          </table:table-cell>
          <table:table-cell office:value-type="float" office:value="50000" calcext:value-type="float">
            <text:p>50000</text:p>
          </table:table-cell>
          <table:table-cell office:value-type="float" office:value="787906999" calcext:value-type="float">
            <text:p>787906999</text:p>
          </table:table-cell>
          <table:table-cell table:formula="of:=IF([.L773]-[.I773]=0;0;1)" office:value-type="float" office:value="0" calcext:value-type="float">
            <text:p>0</text:p>
          </table:table-cell>
          <table:table-cell table:formula="of:=IF([.L773]-[.B7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0000" calcext:value-type="float">
            <text:p>50000</text:p>
          </table:table-cell>
          <table:table-cell office:value-type="float" office:value="360357999" calcext:value-type="float">
            <text:p>360357999</text:p>
          </table:table-cell>
          <table:table-cell office:value-type="float" office:value="772" calcext:value-type="float">
            <text:p>772</text:p>
          </table:table-cell>
          <table:table-cell office:value-type="float" office:value="50000" calcext:value-type="float">
            <text:p>50000</text:p>
          </table:table-cell>
          <table:table-cell office:value-type="float" office:value="364948000" calcext:value-type="float">
            <text:p>364948000</text:p>
          </table:table-cell>
          <table:table-cell table:formula="of:=IF([.E774]-[.B774]=0;0;1)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50000" calcext:value-type="float">
            <text:p>50000</text:p>
          </table:table-cell>
          <table:table-cell office:value-type="float" office:value="214050000" calcext:value-type="float">
            <text:p>214050000</text:p>
          </table:table-cell>
          <table:table-cell office:value-type="float" office:value="772" calcext:value-type="float">
            <text:p>772</text:p>
          </table:table-cell>
          <table:table-cell office:value-type="float" office:value="50000" calcext:value-type="float">
            <text:p>50000</text:p>
          </table:table-cell>
          <table:table-cell office:value-type="float" office:value="197744000" calcext:value-type="float">
            <text:p>197744000</text:p>
          </table:table-cell>
          <table:table-cell table:formula="of:=IF([.L774]-[.I774]=0;0;1)" office:value-type="float" office:value="0" calcext:value-type="float">
            <text:p>0</text:p>
          </table:table-cell>
          <table:table-cell table:formula="of:=IF([.L774]-[.B7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0000" calcext:value-type="float">
            <text:p>50000</text:p>
          </table:table-cell>
          <table:table-cell office:value-type="float" office:value="526719999" calcext:value-type="float">
            <text:p>526719999</text:p>
          </table:table-cell>
          <table:table-cell office:value-type="float" office:value="773" calcext:value-type="float">
            <text:p>773</text:p>
          </table:table-cell>
          <table:table-cell office:value-type="float" office:value="50000" calcext:value-type="float">
            <text:p>50000</text:p>
          </table:table-cell>
          <table:table-cell office:value-type="float" office:value="530778000" calcext:value-type="float">
            <text:p>530778000</text:p>
          </table:table-cell>
          <table:table-cell table:formula="of:=IF([.E775]-[.B775]=0;0;1)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50000" calcext:value-type="float">
            <text:p>50000</text:p>
          </table:table-cell>
          <table:table-cell office:value-type="float" office:value="537276000" calcext:value-type="float">
            <text:p>537276000</text:p>
          </table:table-cell>
          <table:table-cell office:value-type="float" office:value="773" calcext:value-type="float">
            <text:p>773</text:p>
          </table:table-cell>
          <table:table-cell office:value-type="float" office:value="50000" calcext:value-type="float">
            <text:p>50000</text:p>
          </table:table-cell>
          <table:table-cell office:value-type="float" office:value="552627000" calcext:value-type="float">
            <text:p>552627000</text:p>
          </table:table-cell>
          <table:table-cell table:formula="of:=IF([.L775]-[.I775]=0;0;1)" office:value-type="float" office:value="0" calcext:value-type="float">
            <text:p>0</text:p>
          </table:table-cell>
          <table:table-cell table:formula="of:=IF([.L775]-[.B7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0000" calcext:value-type="float">
            <text:p>50000</text:p>
          </table:table-cell>
          <table:table-cell office:value-type="float" office:value="540531000" calcext:value-type="float">
            <text:p>540531000</text:p>
          </table:table-cell>
          <table:table-cell office:value-type="float" office:value="774" calcext:value-type="float">
            <text:p>774</text:p>
          </table:table-cell>
          <table:table-cell office:value-type="float" office:value="50000" calcext:value-type="float">
            <text:p>50000</text:p>
          </table:table-cell>
          <table:table-cell office:value-type="float" office:value="546568000" calcext:value-type="float">
            <text:p>546568000</text:p>
          </table:table-cell>
          <table:table-cell table:formula="of:=IF([.E776]-[.B776]=0;0;1)"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50000" calcext:value-type="float">
            <text:p>50000</text:p>
          </table:table-cell>
          <table:table-cell office:value-type="float" office:value="549712000" calcext:value-type="float">
            <text:p>549712000</text:p>
          </table:table-cell>
          <table:table-cell office:value-type="float" office:value="774" calcext:value-type="float">
            <text:p>774</text:p>
          </table:table-cell>
          <table:table-cell office:value-type="float" office:value="50000" calcext:value-type="float">
            <text:p>50000</text:p>
          </table:table-cell>
          <table:table-cell office:value-type="float" office:value="602353000" calcext:value-type="float">
            <text:p>602353000</text:p>
          </table:table-cell>
          <table:table-cell table:formula="of:=IF([.L776]-[.I776]=0;0;1)" office:value-type="float" office:value="0" calcext:value-type="float">
            <text:p>0</text:p>
          </table:table-cell>
          <table:table-cell table:formula="of:=IF([.L776]-[.B7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0000" calcext:value-type="float">
            <text:p>50000</text:p>
          </table:table-cell>
          <table:table-cell office:value-type="float" office:value="476935000" calcext:value-type="float">
            <text:p>476935000</text:p>
          </table:table-cell>
          <table:table-cell office:value-type="float" office:value="775" calcext:value-type="float">
            <text:p>775</text:p>
          </table:table-cell>
          <table:table-cell office:value-type="float" office:value="50000" calcext:value-type="float">
            <text:p>50000</text:p>
          </table:table-cell>
          <table:table-cell office:value-type="float" office:value="483421999" calcext:value-type="float">
            <text:p>483421999</text:p>
          </table:table-cell>
          <table:table-cell table:formula="of:=IF([.E777]-[.B777]=0;0;1)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51892000" calcext:value-type="float">
            <text:p>251892000</text:p>
          </table:table-cell>
          <table:table-cell office:value-type="float" office:value="775" calcext:value-type="float">
            <text:p>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52000" calcext:value-type="float">
            <text:p>231652000</text:p>
          </table:table-cell>
          <table:table-cell table:formula="of:=IF([.L777]-[.I777]=0;0;1)" office:value-type="float" office:value="0" calcext:value-type="float">
            <text:p>0</text:p>
          </table:table-cell>
          <table:table-cell table:formula="of:=IF([.L777]-[.B7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588" calcext:value-type="float">
            <text:p>16588</text:p>
          </table:table-cell>
          <table:table-cell office:value-type="float" office:value="190430000" calcext:value-type="float">
            <text:p>190430000</text:p>
          </table:table-cell>
          <table:table-cell office:value-type="float" office:value="776" calcext:value-type="float">
            <text:p>776</text:p>
          </table:table-cell>
          <table:table-cell office:value-type="float" office:value="16588" calcext:value-type="float">
            <text:p>16588</text:p>
          </table:table-cell>
          <table:table-cell office:value-type="float" office:value="191117999" calcext:value-type="float">
            <text:p>191117999</text:p>
          </table:table-cell>
          <table:table-cell table:formula="of:=IF([.E778]-[.B778]=0;0;1)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6588" calcext:value-type="float">
            <text:p>16588</text:p>
          </table:table-cell>
          <table:table-cell office:value-type="float" office:value="159419000" calcext:value-type="float">
            <text:p>159419000</text:p>
          </table:table-cell>
          <table:table-cell office:value-type="float" office:value="776" calcext:value-type="float">
            <text:p>776</text:p>
          </table:table-cell>
          <table:table-cell office:value-type="float" office:value="16588" calcext:value-type="float">
            <text:p>16588</text:p>
          </table:table-cell>
          <table:table-cell office:value-type="float" office:value="160801000" calcext:value-type="float">
            <text:p>160801000</text:p>
          </table:table-cell>
          <table:table-cell table:formula="of:=IF([.L778]-[.I778]=0;0;1)" office:value-type="float" office:value="0" calcext:value-type="float">
            <text:p>0</text:p>
          </table:table-cell>
          <table:table-cell table:formula="of:=IF([.L778]-[.B7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0000" calcext:value-type="float">
            <text:p>50000</text:p>
          </table:table-cell>
          <table:table-cell office:value-type="float" office:value="362006999" calcext:value-type="float">
            <text:p>362006999</text:p>
          </table:table-cell>
          <table:table-cell office:value-type="float" office:value="777" calcext:value-type="float">
            <text:p>777</text:p>
          </table:table-cell>
          <table:table-cell office:value-type="float" office:value="50000" calcext:value-type="float">
            <text:p>50000</text:p>
          </table:table-cell>
          <table:table-cell office:value-type="float" office:value="362865999" calcext:value-type="float">
            <text:p>362865999</text:p>
          </table:table-cell>
          <table:table-cell table:formula="of:=IF([.E779]-[.B779]=0;0;1)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50000" calcext:value-type="float">
            <text:p>50000</text:p>
          </table:table-cell>
          <table:table-cell office:value-type="float" office:value="1877122999" calcext:value-type="float">
            <text:p>1877122999</text:p>
          </table:table-cell>
          <table:table-cell office:value-type="float" office:value="777" calcext:value-type="float">
            <text:p>777</text:p>
          </table:table-cell>
          <table:table-cell office:value-type="float" office:value="50000" calcext:value-type="float">
            <text:p>50000</text:p>
          </table:table-cell>
          <table:table-cell office:value-type="float" office:value="1729231999" calcext:value-type="float">
            <text:p>1729231999</text:p>
          </table:table-cell>
          <table:table-cell table:formula="of:=IF([.L779]-[.I779]=0;0;1)" office:value-type="float" office:value="0" calcext:value-type="float">
            <text:p>0</text:p>
          </table:table-cell>
          <table:table-cell table:formula="of:=IF([.L779]-[.B7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0000" calcext:value-type="float">
            <text:p>50000</text:p>
          </table:table-cell>
          <table:table-cell office:value-type="float" office:value="446017999" calcext:value-type="float">
            <text:p>446017999</text:p>
          </table:table-cell>
          <table:table-cell office:value-type="float" office:value="778" calcext:value-type="float">
            <text:p>778</text:p>
          </table:table-cell>
          <table:table-cell office:value-type="float" office:value="50000" calcext:value-type="float">
            <text:p>50000</text:p>
          </table:table-cell>
          <table:table-cell office:value-type="float" office:value="452480999" calcext:value-type="float">
            <text:p>452480999</text:p>
          </table:table-cell>
          <table:table-cell table:formula="of:=IF([.E780]-[.B780]=0;0;1)"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50000" calcext:value-type="float">
            <text:p>50000</text:p>
          </table:table-cell>
          <table:table-cell office:value-type="float" office:value="289171000" calcext:value-type="float">
            <text:p>289171000</text:p>
          </table:table-cell>
          <table:table-cell office:value-type="float" office:value="778" calcext:value-type="float">
            <text:p>778</text:p>
          </table:table-cell>
          <table:table-cell office:value-type="float" office:value="50000" calcext:value-type="float">
            <text:p>50000</text:p>
          </table:table-cell>
          <table:table-cell office:value-type="float" office:value="275275000" calcext:value-type="float">
            <text:p>275275000</text:p>
          </table:table-cell>
          <table:table-cell table:formula="of:=IF([.L780]-[.I780]=0;0;1)" office:value-type="float" office:value="0" calcext:value-type="float">
            <text:p>0</text:p>
          </table:table-cell>
          <table:table-cell table:formula="of:=IF([.L780]-[.B7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783" calcext:value-type="float">
            <text:p>4783</text:p>
          </table:table-cell>
          <table:table-cell office:value-type="float" office:value="11576000" calcext:value-type="float">
            <text:p>11576000</text:p>
          </table:table-cell>
          <table:table-cell office:value-type="float" office:value="779" calcext:value-type="float">
            <text:p>779</text:p>
          </table:table-cell>
          <table:table-cell office:value-type="float" office:value="4783" calcext:value-type="float">
            <text:p>4783</text:p>
          </table:table-cell>
          <table:table-cell office:value-type="float" office:value="11619000" calcext:value-type="float">
            <text:p>11619000</text:p>
          </table:table-cell>
          <table:table-cell table:formula="of:=IF([.E781]-[.B781]=0;0;1)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4783" calcext:value-type="float">
            <text:p>4783</text:p>
          </table:table-cell>
          <table:table-cell office:value-type="float" office:value="13255999" calcext:value-type="float">
            <text:p>13255999</text:p>
          </table:table-cell>
          <table:table-cell office:value-type="float" office:value="779" calcext:value-type="float">
            <text:p>779</text:p>
          </table:table-cell>
          <table:table-cell office:value-type="float" office:value="4783" calcext:value-type="float">
            <text:p>4783</text:p>
          </table:table-cell>
          <table:table-cell office:value-type="float" office:value="14374999" calcext:value-type="float">
            <text:p>14374999</text:p>
          </table:table-cell>
          <table:table-cell table:formula="of:=IF([.L781]-[.I781]=0;0;1)" office:value-type="float" office:value="0" calcext:value-type="float">
            <text:p>0</text:p>
          </table:table-cell>
          <table:table-cell table:formula="of:=IF([.L781]-[.B7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063000" calcext:value-type="float">
            <text:p>5063000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000000" calcext:value-type="float">
            <text:p>5000000</text:p>
          </table:table-cell>
          <table:table-cell table:formula="of:=IF([.E782]-[.B782]=0;0;1)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262999" calcext:value-type="float">
            <text:p>5262999</text:p>
          </table:table-cell>
          <table:table-cell office:value-type="float" office:value="780" calcext:value-type="float">
            <text:p>780</text:p>
          </table:table-cell>
          <table:table-cell office:value-type="float" office:value="413" calcext:value-type="float">
            <text:p>413</text:p>
          </table:table-cell>
          <table:table-cell office:value-type="float" office:value="5742000" calcext:value-type="float">
            <text:p>5742000</text:p>
          </table:table-cell>
          <table:table-cell table:formula="of:=IF([.L782]-[.I782]=0;0;1)" office:value-type="float" office:value="0" calcext:value-type="float">
            <text:p>0</text:p>
          </table:table-cell>
          <table:table-cell table:formula="of:=IF([.L782]-[.B7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0000" calcext:value-type="float">
            <text:p>50000</text:p>
          </table:table-cell>
          <table:table-cell office:value-type="float" office:value="359133000" calcext:value-type="float">
            <text:p>359133000</text:p>
          </table:table-cell>
          <table:table-cell office:value-type="float" office:value="781" calcext:value-type="float">
            <text:p>781</text:p>
          </table:table-cell>
          <table:table-cell office:value-type="float" office:value="50000" calcext:value-type="float">
            <text:p>50000</text:p>
          </table:table-cell>
          <table:table-cell office:value-type="float" office:value="360871000" calcext:value-type="float">
            <text:p>360871000</text:p>
          </table:table-cell>
          <table:table-cell table:formula="of:=IF([.E783]-[.B783]=0;0;1)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50000" calcext:value-type="float">
            <text:p>50000</text:p>
          </table:table-cell>
          <table:table-cell office:value-type="float" office:value="363550999" calcext:value-type="float">
            <text:p>363550999</text:p>
          </table:table-cell>
          <table:table-cell office:value-type="float" office:value="781" calcext:value-type="float">
            <text:p>781</text:p>
          </table:table-cell>
          <table:table-cell office:value-type="float" office:value="50000" calcext:value-type="float">
            <text:p>50000</text:p>
          </table:table-cell>
          <table:table-cell office:value-type="float" office:value="430419000" calcext:value-type="float">
            <text:p>430419000</text:p>
          </table:table-cell>
          <table:table-cell table:formula="of:=IF([.L783]-[.I783]=0;0;1)" office:value-type="float" office:value="0" calcext:value-type="float">
            <text:p>0</text:p>
          </table:table-cell>
          <table:table-cell table:formula="of:=IF([.L783]-[.B7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0000" calcext:value-type="float">
            <text:p>50000</text:p>
          </table:table-cell>
          <table:table-cell office:value-type="float" office:value="662839000" calcext:value-type="float">
            <text:p>662839000</text:p>
          </table:table-cell>
          <table:table-cell office:value-type="float" office:value="782" calcext:value-type="float">
            <text:p>782</text:p>
          </table:table-cell>
          <table:table-cell office:value-type="float" office:value="50000" calcext:value-type="float">
            <text:p>50000</text:p>
          </table:table-cell>
          <table:table-cell office:value-type="float" office:value="670037000" calcext:value-type="float">
            <text:p>670037000</text:p>
          </table:table-cell>
          <table:table-cell table:formula="of:=IF([.E784]-[.B784]=0;0;1)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50000" calcext:value-type="float">
            <text:p>50000</text:p>
          </table:table-cell>
          <table:table-cell office:value-type="float" office:value="673420999" calcext:value-type="float">
            <text:p>673420999</text:p>
          </table:table-cell>
          <table:table-cell office:value-type="float" office:value="782" calcext:value-type="float">
            <text:p>782</text:p>
          </table:table-cell>
          <table:table-cell office:value-type="float" office:value="50000" calcext:value-type="float">
            <text:p>50000</text:p>
          </table:table-cell>
          <table:table-cell office:value-type="float" office:value="709048999" calcext:value-type="float">
            <text:p>709048999</text:p>
          </table:table-cell>
          <table:table-cell table:formula="of:=IF([.L784]-[.I784]=0;0;1)" office:value-type="float" office:value="0" calcext:value-type="float">
            <text:p>0</text:p>
          </table:table-cell>
          <table:table-cell table:formula="of:=IF([.L784]-[.B7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0000" calcext:value-type="float">
            <text:p>50000</text:p>
          </table:table-cell>
          <table:table-cell office:value-type="float" office:value="353409000" calcext:value-type="float">
            <text:p>353409000</text:p>
          </table:table-cell>
          <table:table-cell office:value-type="float" office:value="783" calcext:value-type="float">
            <text:p>783</text:p>
          </table:table-cell>
          <table:table-cell office:value-type="float" office:value="50000" calcext:value-type="float">
            <text:p>50000</text:p>
          </table:table-cell>
          <table:table-cell office:value-type="float" office:value="361137999" calcext:value-type="float">
            <text:p>361137999</text:p>
          </table:table-cell>
          <table:table-cell table:formula="of:=IF([.E785]-[.B785]=0;0;1)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50000" calcext:value-type="float">
            <text:p>50000</text:p>
          </table:table-cell>
          <table:table-cell office:value-type="float" office:value="1916118000" calcext:value-type="float">
            <text:p>1916118000</text:p>
          </table:table-cell>
          <table:table-cell office:value-type="float" office:value="783" calcext:value-type="float">
            <text:p>783</text:p>
          </table:table-cell>
          <table:table-cell office:value-type="float" office:value="50000" calcext:value-type="float">
            <text:p>50000</text:p>
          </table:table-cell>
          <table:table-cell office:value-type="float" office:value="1779660000" calcext:value-type="float">
            <text:p>1779660000</text:p>
          </table:table-cell>
          <table:table-cell table:formula="of:=IF([.L785]-[.I785]=0;0;1)" office:value-type="float" office:value="0" calcext:value-type="float">
            <text:p>0</text:p>
          </table:table-cell>
          <table:table-cell table:formula="of:=IF([.L785]-[.B7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0000" calcext:value-type="float">
            <text:p>50000</text:p>
          </table:table-cell>
          <table:table-cell office:value-type="float" office:value="519561999" calcext:value-type="float">
            <text:p>519561999</text:p>
          </table:table-cell>
          <table:table-cell office:value-type="float" office:value="784" calcext:value-type="float">
            <text:p>784</text:p>
          </table:table-cell>
          <table:table-cell office:value-type="float" office:value="50000" calcext:value-type="float">
            <text:p>50000</text:p>
          </table:table-cell>
          <table:table-cell office:value-type="float" office:value="528267999" calcext:value-type="float">
            <text:p>528267999</text:p>
          </table:table-cell>
          <table:table-cell table:formula="of:=IF([.E786]-[.B786]=0;0;1)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50000" calcext:value-type="float">
            <text:p>50000</text:p>
          </table:table-cell>
          <table:table-cell office:value-type="float" office:value="252035000" calcext:value-type="float">
            <text:p>252035000</text:p>
          </table:table-cell>
          <table:table-cell office:value-type="float" office:value="784" calcext:value-type="float">
            <text:p>784</text:p>
          </table:table-cell>
          <table:table-cell office:value-type="float" office:value="50000" calcext:value-type="float">
            <text:p>50000</text:p>
          </table:table-cell>
          <table:table-cell office:value-type="float" office:value="230541000" calcext:value-type="float">
            <text:p>230541000</text:p>
          </table:table-cell>
          <table:table-cell table:formula="of:=IF([.L786]-[.I786]=0;0;1)" office:value-type="float" office:value="0" calcext:value-type="float">
            <text:p>0</text:p>
          </table:table-cell>
          <table:table-cell table:formula="of:=IF([.L786]-[.B7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0000" calcext:value-type="float">
            <text:p>50000</text:p>
          </table:table-cell>
          <table:table-cell office:value-type="float" office:value="514296000" calcext:value-type="float">
            <text:p>514296000</text:p>
          </table:table-cell>
          <table:table-cell office:value-type="float" office:value="785" calcext:value-type="float">
            <text:p>785</text:p>
          </table:table-cell>
          <table:table-cell office:value-type="float" office:value="50000" calcext:value-type="float">
            <text:p>50000</text:p>
          </table:table-cell>
          <table:table-cell office:value-type="float" office:value="519705000" calcext:value-type="float">
            <text:p>519705000</text:p>
          </table:table-cell>
          <table:table-cell table:formula="of:=IF([.E787]-[.B787]=0;0;1)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50000" calcext:value-type="float">
            <text:p>50000</text:p>
          </table:table-cell>
          <table:table-cell office:value-type="float" office:value="402184999" calcext:value-type="float">
            <text:p>402184999</text:p>
          </table:table-cell>
          <table:table-cell office:value-type="float" office:value="785" calcext:value-type="float">
            <text:p>785</text:p>
          </table:table-cell>
          <table:table-cell office:value-type="float" office:value="50000" calcext:value-type="float">
            <text:p>50000</text:p>
          </table:table-cell>
          <table:table-cell office:value-type="float" office:value="414188000" calcext:value-type="float">
            <text:p>414188000</text:p>
          </table:table-cell>
          <table:table-cell table:formula="of:=IF([.L787]-[.I787]=0;0;1)" office:value-type="float" office:value="0" calcext:value-type="float">
            <text:p>0</text:p>
          </table:table-cell>
          <table:table-cell table:formula="of:=IF([.L787]-[.B7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0000" calcext:value-type="float">
            <text:p>50000</text:p>
          </table:table-cell>
          <table:table-cell office:value-type="float" office:value="520794000" calcext:value-type="float">
            <text:p>520794000</text:p>
          </table:table-cell>
          <table:table-cell office:value-type="float" office:value="786" calcext:value-type="float">
            <text:p>786</text:p>
          </table:table-cell>
          <table:table-cell office:value-type="float" office:value="50000" calcext:value-type="float">
            <text:p>50000</text:p>
          </table:table-cell>
          <table:table-cell office:value-type="float" office:value="531383999" calcext:value-type="float">
            <text:p>531383999</text:p>
          </table:table-cell>
          <table:table-cell table:formula="of:=IF([.E788]-[.B788]=0;0;1)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0000" calcext:value-type="float">
            <text:p>50000</text:p>
          </table:table-cell>
          <table:table-cell office:value-type="float" office:value="523145000" calcext:value-type="float">
            <text:p>523145000</text:p>
          </table:table-cell>
          <table:table-cell office:value-type="float" office:value="786" calcext:value-type="float">
            <text:p>786</text:p>
          </table:table-cell>
          <table:table-cell office:value-type="float" office:value="50000" calcext:value-type="float">
            <text:p>50000</text:p>
          </table:table-cell>
          <table:table-cell office:value-type="float" office:value="529761999" calcext:value-type="float">
            <text:p>529761999</text:p>
          </table:table-cell>
          <table:table-cell table:formula="of:=IF([.L788]-[.I788]=0;0;1)" office:value-type="float" office:value="0" calcext:value-type="float">
            <text:p>0</text:p>
          </table:table-cell>
          <table:table-cell table:formula="of:=IF([.L788]-[.B7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0000" calcext:value-type="float">
            <text:p>50000</text:p>
          </table:table-cell>
          <table:table-cell office:value-type="float" office:value="546161999" calcext:value-type="float">
            <text:p>546161999</text:p>
          </table:table-cell>
          <table:table-cell office:value-type="float" office:value="787" calcext:value-type="float">
            <text:p>787</text:p>
          </table:table-cell>
          <table:table-cell office:value-type="float" office:value="50000" calcext:value-type="float">
            <text:p>50000</text:p>
          </table:table-cell>
          <table:table-cell office:value-type="float" office:value="549624000" calcext:value-type="float">
            <text:p>549624000</text:p>
          </table:table-cell>
          <table:table-cell table:formula="of:=IF([.E789]-[.B789]=0;0;1)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50000" calcext:value-type="float">
            <text:p>50000</text:p>
          </table:table-cell>
          <table:table-cell office:value-type="float" office:value="490743999" calcext:value-type="float">
            <text:p>490743999</text:p>
          </table:table-cell>
          <table:table-cell office:value-type="float" office:value="787" calcext:value-type="float">
            <text:p>787</text:p>
          </table:table-cell>
          <table:table-cell office:value-type="float" office:value="50000" calcext:value-type="float">
            <text:p>50000</text:p>
          </table:table-cell>
          <table:table-cell office:value-type="float" office:value="501654999" calcext:value-type="float">
            <text:p>501654999</text:p>
          </table:table-cell>
          <table:table-cell table:formula="of:=IF([.L789]-[.I789]=0;0;1)" office:value-type="float" office:value="0" calcext:value-type="float">
            <text:p>0</text:p>
          </table:table-cell>
          <table:table-cell table:formula="of:=IF([.L789]-[.B7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550" calcext:value-type="float">
            <text:p>6550</text:p>
          </table:table-cell>
          <table:table-cell office:value-type="float" office:value="70228000" calcext:value-type="float">
            <text:p>70228000</text:p>
          </table:table-cell>
          <table:table-cell office:value-type="float" office:value="788" calcext:value-type="float">
            <text:p>788</text:p>
          </table:table-cell>
          <table:table-cell office:value-type="float" office:value="6550" calcext:value-type="float">
            <text:p>6550</text:p>
          </table:table-cell>
          <table:table-cell office:value-type="float" office:value="70897000" calcext:value-type="float">
            <text:p>70897000</text:p>
          </table:table-cell>
          <table:table-cell table:formula="of:=IF([.E790]-[.B790]=0;0;1)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6550" calcext:value-type="float">
            <text:p>6550</text:p>
          </table:table-cell>
          <table:table-cell office:value-type="float" office:value="37002000" calcext:value-type="float">
            <text:p>37002000</text:p>
          </table:table-cell>
          <table:table-cell office:value-type="float" office:value="788" calcext:value-type="float">
            <text:p>788</text:p>
          </table:table-cell>
          <table:table-cell office:value-type="float" office:value="6550" calcext:value-type="float">
            <text:p>6550</text:p>
          </table:table-cell>
          <table:table-cell office:value-type="float" office:value="35327000" calcext:value-type="float">
            <text:p>35327000</text:p>
          </table:table-cell>
          <table:table-cell table:formula="of:=IF([.L790]-[.I790]=0;0;1)" office:value-type="float" office:value="0" calcext:value-type="float">
            <text:p>0</text:p>
          </table:table-cell>
          <table:table-cell table:formula="of:=IF([.L790]-[.B7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419" calcext:value-type="float">
            <text:p>9419</text:p>
          </table:table-cell>
          <table:table-cell office:value-type="float" office:value="153244000" calcext:value-type="float">
            <text:p>153244000</text:p>
          </table:table-cell>
          <table:table-cell office:value-type="float" office:value="789" calcext:value-type="float">
            <text:p>789</text:p>
          </table:table-cell>
          <table:table-cell office:value-type="float" office:value="9419" calcext:value-type="float">
            <text:p>9419</text:p>
          </table:table-cell>
          <table:table-cell office:value-type="float" office:value="154498000" calcext:value-type="float">
            <text:p>154498000</text:p>
          </table:table-cell>
          <table:table-cell table:formula="of:=IF([.E791]-[.B791]=0;0;1)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9419" calcext:value-type="float">
            <text:p>9419</text:p>
          </table:table-cell>
          <table:table-cell office:value-type="float" office:value="157073000" calcext:value-type="float">
            <text:p>157073000</text:p>
          </table:table-cell>
          <table:table-cell office:value-type="float" office:value="789" calcext:value-type="float">
            <text:p>789</text:p>
          </table:table-cell>
          <table:table-cell office:value-type="float" office:value="9419" calcext:value-type="float">
            <text:p>9419</text:p>
          </table:table-cell>
          <table:table-cell office:value-type="float" office:value="172496999" calcext:value-type="float">
            <text:p>172496999</text:p>
          </table:table-cell>
          <table:table-cell table:formula="of:=IF([.L791]-[.I791]=0;0;1)" office:value-type="float" office:value="0" calcext:value-type="float">
            <text:p>0</text:p>
          </table:table-cell>
          <table:table-cell table:formula="of:=IF([.L791]-[.B7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72" calcext:value-type="float">
            <text:p>16172</text:p>
          </table:table-cell>
          <table:table-cell office:value-type="float" office:value="249522000" calcext:value-type="float">
            <text:p>249522000</text:p>
          </table:table-cell>
          <table:table-cell office:value-type="float" office:value="790" calcext:value-type="float">
            <text:p>790</text:p>
          </table:table-cell>
          <table:table-cell office:value-type="float" office:value="16172" calcext:value-type="float">
            <text:p>16172</text:p>
          </table:table-cell>
          <table:table-cell office:value-type="float" office:value="248508999" calcext:value-type="float">
            <text:p>248508999</text:p>
          </table:table-cell>
          <table:table-cell table:formula="of:=IF([.E792]-[.B792]=0;0;1)"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6172" calcext:value-type="float">
            <text:p>16172</text:p>
          </table:table-cell>
          <table:table-cell office:value-type="float" office:value="251365000" calcext:value-type="float">
            <text:p>251365000</text:p>
          </table:table-cell>
          <table:table-cell office:value-type="float" office:value="790" calcext:value-type="float">
            <text:p>790</text:p>
          </table:table-cell>
          <table:table-cell office:value-type="float" office:value="16172" calcext:value-type="float">
            <text:p>16172</text:p>
          </table:table-cell>
          <table:table-cell office:value-type="float" office:value="289622000" calcext:value-type="float">
            <text:p>289622000</text:p>
          </table:table-cell>
          <table:table-cell table:formula="of:=IF([.L792]-[.I792]=0;0;1)" office:value-type="float" office:value="0" calcext:value-type="float">
            <text:p>0</text:p>
          </table:table-cell>
          <table:table-cell table:formula="of:=IF([.L792]-[.B7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452" calcext:value-type="float">
            <text:p>30452</text:p>
          </table:table-cell>
          <table:table-cell office:value-type="float" office:value="369034000" calcext:value-type="float">
            <text:p>369034000</text:p>
          </table:table-cell>
          <table:table-cell office:value-type="float" office:value="791" calcext:value-type="float">
            <text:p>791</text:p>
          </table:table-cell>
          <table:table-cell office:value-type="float" office:value="30452" calcext:value-type="float">
            <text:p>30452</text:p>
          </table:table-cell>
          <table:table-cell office:value-type="float" office:value="369737999" calcext:value-type="float">
            <text:p>369737999</text:p>
          </table:table-cell>
          <table:table-cell table:formula="of:=IF([.E793]-[.B793]=0;0;1)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0452" calcext:value-type="float">
            <text:p>30452</text:p>
          </table:table-cell>
          <table:table-cell office:value-type="float" office:value="197036000" calcext:value-type="float">
            <text:p>197036000</text:p>
          </table:table-cell>
          <table:table-cell office:value-type="float" office:value="791" calcext:value-type="float">
            <text:p>791</text:p>
          </table:table-cell>
          <table:table-cell office:value-type="float" office:value="30452" calcext:value-type="float">
            <text:p>30452</text:p>
          </table:table-cell>
          <table:table-cell office:value-type="float" office:value="183620999" calcext:value-type="float">
            <text:p>183620999</text:p>
          </table:table-cell>
          <table:table-cell table:formula="of:=IF([.L793]-[.I793]=0;0;1)" office:value-type="float" office:value="0" calcext:value-type="float">
            <text:p>0</text:p>
          </table:table-cell>
          <table:table-cell table:formula="of:=IF([.L793]-[.B7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0000" calcext:value-type="float">
            <text:p>50000</text:p>
          </table:table-cell>
          <table:table-cell office:value-type="float" office:value="512270000" calcext:value-type="float">
            <text:p>512270000</text:p>
          </table:table-cell>
          <table:table-cell office:value-type="float" office:value="792" calcext:value-type="float">
            <text:p>792</text:p>
          </table:table-cell>
          <table:table-cell office:value-type="float" office:value="50000" calcext:value-type="float">
            <text:p>50000</text:p>
          </table:table-cell>
          <table:table-cell office:value-type="float" office:value="510910000" calcext:value-type="float">
            <text:p>510910000</text:p>
          </table:table-cell>
          <table:table-cell table:formula="of:=IF([.E794]-[.B794]=0;0;1)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50000" calcext:value-type="float">
            <text:p>50000</text:p>
          </table:table-cell>
          <table:table-cell office:value-type="float" office:value="249174999" calcext:value-type="float">
            <text:p>249174999</text:p>
          </table:table-cell>
          <table:table-cell office:value-type="float" office:value="792" calcext:value-type="float">
            <text:p>792</text:p>
          </table:table-cell>
          <table:table-cell office:value-type="float" office:value="50000" calcext:value-type="float">
            <text:p>50000</text:p>
          </table:table-cell>
          <table:table-cell office:value-type="float" office:value="237467999" calcext:value-type="float">
            <text:p>237467999</text:p>
          </table:table-cell>
          <table:table-cell table:formula="of:=IF([.L794]-[.I794]=0;0;1)" office:value-type="float" office:value="0" calcext:value-type="float">
            <text:p>0</text:p>
          </table:table-cell>
          <table:table-cell table:formula="of:=IF([.L794]-[.B7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1558000" calcext:value-type="float">
            <text:p>1558000</text:p>
          </table:table-cell>
          <table:table-cell table:formula="of:=IF([.E795]-[.B795]=0;0;1)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2098000" calcext:value-type="float">
            <text:p>2098000</text:p>
          </table:table-cell>
          <table:table-cell office:value-type="float" office:value="793" calcext:value-type="float">
            <text:p>793</text:p>
          </table:table-cell>
          <table:table-cell office:value-type="float" office:value="104" calcext:value-type="float">
            <text:p>104</text:p>
          </table:table-cell>
          <table:table-cell office:value-type="float" office:value="2209000" calcext:value-type="float">
            <text:p>2209000</text:p>
          </table:table-cell>
          <table:table-cell table:formula="of:=IF([.L795]-[.I795]=0;0;1)" office:value-type="float" office:value="0" calcext:value-type="float">
            <text:p>0</text:p>
          </table:table-cell>
          <table:table-cell table:formula="of:=IF([.L795]-[.B7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0000" calcext:value-type="float">
            <text:p>50000</text:p>
          </table:table-cell>
          <table:table-cell office:value-type="float" office:value="519097000" calcext:value-type="float">
            <text:p>519097000</text:p>
          </table:table-cell>
          <table:table-cell office:value-type="float" office:value="794" calcext:value-type="float">
            <text:p>794</text:p>
          </table:table-cell>
          <table:table-cell office:value-type="float" office:value="50000" calcext:value-type="float">
            <text:p>50000</text:p>
          </table:table-cell>
          <table:table-cell office:value-type="float" office:value="523934999" calcext:value-type="float">
            <text:p>523934999</text:p>
          </table:table-cell>
          <table:table-cell table:formula="of:=IF([.E796]-[.B796]=0;0;1)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50000" calcext:value-type="float">
            <text:p>50000</text:p>
          </table:table-cell>
          <table:table-cell office:value-type="float" office:value="295446000" calcext:value-type="float">
            <text:p>295446000</text:p>
          </table:table-cell>
          <table:table-cell office:value-type="float" office:value="794" calcext:value-type="float">
            <text:p>794</text:p>
          </table:table-cell>
          <table:table-cell office:value-type="float" office:value="50000" calcext:value-type="float">
            <text:p>50000</text:p>
          </table:table-cell>
          <table:table-cell office:value-type="float" office:value="275358000" calcext:value-type="float">
            <text:p>275358000</text:p>
          </table:table-cell>
          <table:table-cell table:formula="of:=IF([.L796]-[.I796]=0;0;1)" office:value-type="float" office:value="0" calcext:value-type="float">
            <text:p>0</text:p>
          </table:table-cell>
          <table:table-cell table:formula="of:=IF([.L796]-[.B7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953" calcext:value-type="float">
            <text:p>45953</text:p>
          </table:table-cell>
          <table:table-cell office:value-type="float" office:value="435923000" calcext:value-type="float">
            <text:p>435923000</text:p>
          </table:table-cell>
          <table:table-cell office:value-type="float" office:value="795" calcext:value-type="float">
            <text:p>795</text:p>
          </table:table-cell>
          <table:table-cell office:value-type="float" office:value="45953" calcext:value-type="float">
            <text:p>45953</text:p>
          </table:table-cell>
          <table:table-cell office:value-type="float" office:value="439976000" calcext:value-type="float">
            <text:p>439976000</text:p>
          </table:table-cell>
          <table:table-cell table:formula="of:=IF([.E797]-[.B797]=0;0;1)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45953" calcext:value-type="float">
            <text:p>45953</text:p>
          </table:table-cell>
          <table:table-cell office:value-type="float" office:value="367727000" calcext:value-type="float">
            <text:p>367727000</text:p>
          </table:table-cell>
          <table:table-cell office:value-type="float" office:value="795" calcext:value-type="float">
            <text:p>795</text:p>
          </table:table-cell>
          <table:table-cell office:value-type="float" office:value="45953" calcext:value-type="float">
            <text:p>45953</text:p>
          </table:table-cell>
          <table:table-cell office:value-type="float" office:value="372098999" calcext:value-type="float">
            <text:p>372098999</text:p>
          </table:table-cell>
          <table:table-cell table:formula="of:=IF([.L797]-[.I797]=0;0;1)" office:value-type="float" office:value="0" calcext:value-type="float">
            <text:p>0</text:p>
          </table:table-cell>
          <table:table-cell table:formula="of:=IF([.L797]-[.B7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6059000" calcext:value-type="float">
            <text:p>6059000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6056000" calcext:value-type="float">
            <text:p>6056000</text:p>
          </table:table-cell>
          <table:table-cell table:formula="of:=IF([.E798]-[.B798]=0;0;1)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6581000" calcext:value-type="float">
            <text:p>6581000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7614999" calcext:value-type="float">
            <text:p>7614999</text:p>
          </table:table-cell>
          <table:table-cell table:formula="of:=IF([.L798]-[.I798]=0;0;1)" office:value-type="float" office:value="0" calcext:value-type="float">
            <text:p>0</text:p>
          </table:table-cell>
          <table:table-cell table:formula="of:=IF([.L798]-[.B7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0000" calcext:value-type="float">
            <text:p>50000</text:p>
          </table:table-cell>
          <table:table-cell office:value-type="float" office:value="465829999" calcext:value-type="float">
            <text:p>465829999</text:p>
          </table:table-cell>
          <table:table-cell office:value-type="float" office:value="797" calcext:value-type="float">
            <text:p>797</text:p>
          </table:table-cell>
          <table:table-cell office:value-type="float" office:value="50000" calcext:value-type="float">
            <text:p>50000</text:p>
          </table:table-cell>
          <table:table-cell office:value-type="float" office:value="467674999" calcext:value-type="float">
            <text:p>467674999</text:p>
          </table:table-cell>
          <table:table-cell table:formula="of:=IF([.E799]-[.B799]=0;0;1)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50000" calcext:value-type="float">
            <text:p>50000</text:p>
          </table:table-cell>
          <table:table-cell office:value-type="float" office:value="308334000" calcext:value-type="float">
            <text:p>308334000</text:p>
          </table:table-cell>
          <table:table-cell office:value-type="float" office:value="797" calcext:value-type="float">
            <text:p>797</text:p>
          </table:table-cell>
          <table:table-cell office:value-type="float" office:value="50000" calcext:value-type="float">
            <text:p>50000</text:p>
          </table:table-cell>
          <table:table-cell office:value-type="float" office:value="299215000" calcext:value-type="float">
            <text:p>299215000</text:p>
          </table:table-cell>
          <table:table-cell table:formula="of:=IF([.L799]-[.I799]=0;0;1)" office:value-type="float" office:value="0" calcext:value-type="float">
            <text:p>0</text:p>
          </table:table-cell>
          <table:table-cell table:formula="of:=IF([.L799]-[.B7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0000" calcext:value-type="float">
            <text:p>50000</text:p>
          </table:table-cell>
          <table:table-cell office:value-type="float" office:value="330802999" calcext:value-type="float">
            <text:p>330802999</text:p>
          </table:table-cell>
          <table:table-cell office:value-type="float" office:value="798" calcext:value-type="float">
            <text:p>798</text:p>
          </table:table-cell>
          <table:table-cell office:value-type="float" office:value="50000" calcext:value-type="float">
            <text:p>50000</text:p>
          </table:table-cell>
          <table:table-cell office:value-type="float" office:value="332671000" calcext:value-type="float">
            <text:p>332671000</text:p>
          </table:table-cell>
          <table:table-cell table:formula="of:=IF([.E800]-[.B800]=0;0;1)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50000" calcext:value-type="float">
            <text:p>50000</text:p>
          </table:table-cell>
          <table:table-cell office:value-type="float" office:value="247267000" calcext:value-type="float">
            <text:p>247267000</text:p>
          </table:table-cell>
          <table:table-cell office:value-type="float" office:value="798" calcext:value-type="float">
            <text:p>798</text:p>
          </table:table-cell>
          <table:table-cell office:value-type="float" office:value="50000" calcext:value-type="float">
            <text:p>50000</text:p>
          </table:table-cell>
          <table:table-cell office:value-type="float" office:value="230494999" calcext:value-type="float">
            <text:p>230494999</text:p>
          </table:table-cell>
          <table:table-cell table:formula="of:=IF([.L800]-[.I800]=0;0;1)" office:value-type="float" office:value="0" calcext:value-type="float">
            <text:p>0</text:p>
          </table:table-cell>
          <table:table-cell table:formula="of:=IF([.L800]-[.B8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0000" calcext:value-type="float">
            <text:p>50000</text:p>
          </table:table-cell>
          <table:table-cell office:value-type="float" office:value="497695000" calcext:value-type="float">
            <text:p>497695000</text:p>
          </table:table-cell>
          <table:table-cell office:value-type="float" office:value="799" calcext:value-type="float">
            <text:p>799</text:p>
          </table:table-cell>
          <table:table-cell office:value-type="float" office:value="50000" calcext:value-type="float">
            <text:p>50000</text:p>
          </table:table-cell>
          <table:table-cell office:value-type="float" office:value="496979000" calcext:value-type="float">
            <text:p>496979000</text:p>
          </table:table-cell>
          <table:table-cell table:formula="of:=IF([.E801]-[.B801]=0;0;1)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50000" calcext:value-type="float">
            <text:p>50000</text:p>
          </table:table-cell>
          <table:table-cell office:value-type="float" office:value="171339000" calcext:value-type="float">
            <text:p>171339000</text:p>
          </table:table-cell>
          <table:table-cell office:value-type="float" office:value="799" calcext:value-type="float">
            <text:p>799</text:p>
          </table:table-cell>
          <table:table-cell office:value-type="float" office:value="50000" calcext:value-type="float">
            <text:p>50000</text:p>
          </table:table-cell>
          <table:table-cell office:value-type="float" office:value="160077000" calcext:value-type="float">
            <text:p>160077000</text:p>
          </table:table-cell>
          <table:table-cell table:formula="of:=IF([.L801]-[.I801]=0;0;1)" office:value-type="float" office:value="0" calcext:value-type="float">
            <text:p>0</text:p>
          </table:table-cell>
          <table:table-cell table:formula="of:=IF([.L801]-[.B8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00" calcext:value-type="float">
            <text:p>50000</text:p>
          </table:table-cell>
          <table:table-cell office:value-type="float" office:value="160943000" calcext:value-type="float">
            <text:p>160943000</text:p>
          </table:table-cell>
          <table:table-cell office:value-type="float" office:value="800" calcext:value-type="float">
            <text:p>800</text:p>
          </table:table-cell>
          <table:table-cell office:value-type="float" office:value="50000" calcext:value-type="float">
            <text:p>50000</text:p>
          </table:table-cell>
          <table:table-cell office:value-type="float" office:value="162937000" calcext:value-type="float">
            <text:p>162937000</text:p>
          </table:table-cell>
          <table:table-cell table:formula="of:=IF([.E802]-[.B802]=0;0;1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00" calcext:value-type="float">
            <text:p>50000</text:p>
          </table:table-cell>
          <table:table-cell office:value-type="float" office:value="165004999" calcext:value-type="float">
            <text:p>165004999</text:p>
          </table:table-cell>
          <table:table-cell office:value-type="float" office:value="800" calcext:value-type="float">
            <text:p>800</text:p>
          </table:table-cell>
          <table:table-cell office:value-type="float" office:value="50000" calcext:value-type="float">
            <text:p>50000</text:p>
          </table:table-cell>
          <table:table-cell office:value-type="float" office:value="185671000" calcext:value-type="float">
            <text:p>185671000</text:p>
          </table:table-cell>
          <table:table-cell table:formula="of:=IF([.L802]-[.I802]=0;0;1)" office:value-type="float" office:value="0" calcext:value-type="float">
            <text:p>0</text:p>
          </table:table-cell>
          <table:table-cell table:formula="of:=IF([.L802]-[.B8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4268" calcext:value-type="float">
            <text:p>24268</text:p>
          </table:table-cell>
          <table:table-cell office:value-type="float" office:value="319376999" calcext:value-type="float">
            <text:p>319376999</text:p>
          </table:table-cell>
          <table:table-cell office:value-type="float" office:value="801" calcext:value-type="float">
            <text:p>801</text:p>
          </table:table-cell>
          <table:table-cell office:value-type="float" office:value="24268" calcext:value-type="float">
            <text:p>24268</text:p>
          </table:table-cell>
          <table:table-cell office:value-type="float" office:value="322890000" calcext:value-type="float">
            <text:p>322890000</text:p>
          </table:table-cell>
          <table:table-cell table:formula="of:=IF([.E803]-[.B803]=0;0;1)"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24268" calcext:value-type="float">
            <text:p>24268</text:p>
          </table:table-cell>
          <table:table-cell office:value-type="float" office:value="283267999" calcext:value-type="float">
            <text:p>283267999</text:p>
          </table:table-cell>
          <table:table-cell office:value-type="float" office:value="801" calcext:value-type="float">
            <text:p>801</text:p>
          </table:table-cell>
          <table:table-cell office:value-type="float" office:value="24268" calcext:value-type="float">
            <text:p>24268</text:p>
          </table:table-cell>
          <table:table-cell office:value-type="float" office:value="291450000" calcext:value-type="float">
            <text:p>291450000</text:p>
          </table:table-cell>
          <table:table-cell table:formula="of:=IF([.L803]-[.I803]=0;0;1)" office:value-type="float" office:value="0" calcext:value-type="float">
            <text:p>0</text:p>
          </table:table-cell>
          <table:table-cell table:formula="of:=IF([.L803]-[.B8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448999" calcext:value-type="float">
            <text:p>448999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396000" calcext:value-type="float">
            <text:p>396000</text:p>
          </table:table-cell>
          <table:table-cell table:formula="of:=IF([.E804]-[.B804]=0;0;1)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745000" calcext:value-type="float">
            <text:p>745000</text:p>
          </table:table-cell>
          <table:table-cell office:value-type="float" office:value="802" calcext:value-type="float">
            <text:p>802</text:p>
          </table:table-cell>
          <table:table-cell office:value-type="float" office:value="13" calcext:value-type="float">
            <text:p>13</text:p>
          </table:table-cell>
          <table:table-cell office:value-type="float" office:value="759000" calcext:value-type="float">
            <text:p>759000</text:p>
          </table:table-cell>
          <table:table-cell table:formula="of:=IF([.L804]-[.I804]=0;0;1)" office:value-type="float" office:value="0" calcext:value-type="float">
            <text:p>0</text:p>
          </table:table-cell>
          <table:table-cell table:formula="of:=IF([.L804]-[.B8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615000" calcext:value-type="float">
            <text:p>615000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542000" calcext:value-type="float">
            <text:p>542000</text:p>
          </table:table-cell>
          <table:table-cell table:formula="of:=IF([.E805]-[.B805]=0;0;1)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674999" calcext:value-type="float">
            <text:p>674999</text:p>
          </table:table-cell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689000" calcext:value-type="float">
            <text:p>689000</text:p>
          </table:table-cell>
          <table:table-cell table:formula="of:=IF([.L805]-[.I805]=0;0;1)" office:value-type="float" office:value="0" calcext:value-type="float">
            <text:p>0</text:p>
          </table:table-cell>
          <table:table-cell table:formula="of:=IF([.L805]-[.B8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17000" calcext:value-type="float">
            <text:p>317000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290000" calcext:value-type="float">
            <text:p>290000</text:p>
          </table:table-cell>
          <table:table-cell table:formula="of:=IF([.E806]-[.B806]=0;0;1)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68000" calcext:value-type="float">
            <text:p>368000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370999" calcext:value-type="float">
            <text:p>370999</text:p>
          </table:table-cell>
          <table:table-cell table:formula="of:=IF([.L806]-[.I806]=0;0;1)" office:value-type="float" office:value="0" calcext:value-type="float">
            <text:p>0</text:p>
          </table:table-cell>
          <table:table-cell table:formula="of:=IF([.L806]-[.B8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4595" calcext:value-type="float">
            <text:p>34595</text:p>
          </table:table-cell>
          <table:table-cell office:value-type="float" office:value="459499999" calcext:value-type="float">
            <text:p>459499999</text:p>
          </table:table-cell>
          <table:table-cell office:value-type="float" office:value="805" calcext:value-type="float">
            <text:p>805</text:p>
          </table:table-cell>
          <table:table-cell office:value-type="float" office:value="34595" calcext:value-type="float">
            <text:p>34595</text:p>
          </table:table-cell>
          <table:table-cell office:value-type="float" office:value="461560000" calcext:value-type="float">
            <text:p>461560000</text:p>
          </table:table-cell>
          <table:table-cell table:formula="of:=IF([.E807]-[.B807]=0;0;1)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34595" calcext:value-type="float">
            <text:p>34595</text:p>
          </table:table-cell>
          <table:table-cell office:value-type="float" office:value="381150000" calcext:value-type="float">
            <text:p>381150000</text:p>
          </table:table-cell>
          <table:table-cell office:value-type="float" office:value="805" calcext:value-type="float">
            <text:p>805</text:p>
          </table:table-cell>
          <table:table-cell office:value-type="float" office:value="34595" calcext:value-type="float">
            <text:p>34595</text:p>
          </table:table-cell>
          <table:table-cell office:value-type="float" office:value="390225999" calcext:value-type="float">
            <text:p>390225999</text:p>
          </table:table-cell>
          <table:table-cell table:formula="of:=IF([.L807]-[.I807]=0;0;1)" office:value-type="float" office:value="0" calcext:value-type="float">
            <text:p>0</text:p>
          </table:table-cell>
          <table:table-cell table:formula="of:=IF([.L807]-[.B8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535000" calcext:value-type="float">
            <text:p>153500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421000" calcext:value-type="float">
            <text:p>1421000</text:p>
          </table:table-cell>
          <table:table-cell table:formula="of:=IF([.E808]-[.B808]=0;0;1)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1963000" calcext:value-type="float">
            <text:p>1963000</text:p>
          </table:table-cell>
          <table:table-cell office:value-type="float" office:value="806" calcext:value-type="float">
            <text:p>806</text:p>
          </table:table-cell>
          <table:table-cell office:value-type="float" office:value="71" calcext:value-type="float">
            <text:p>71</text:p>
          </table:table-cell>
          <table:table-cell office:value-type="float" office:value="2007000" calcext:value-type="float">
            <text:p>2007000</text:p>
          </table:table-cell>
          <table:table-cell table:formula="of:=IF([.L808]-[.I808]=0;0;1)" office:value-type="float" office:value="0" calcext:value-type="float">
            <text:p>0</text:p>
          </table:table-cell>
          <table:table-cell table:formula="of:=IF([.L808]-[.B8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0000" calcext:value-type="float">
            <text:p>50000</text:p>
          </table:table-cell>
          <table:table-cell office:value-type="float" office:value="569974000" calcext:value-type="float">
            <text:p>569974000</text:p>
          </table:table-cell>
          <table:table-cell office:value-type="float" office:value="807" calcext:value-type="float">
            <text:p>807</text:p>
          </table:table-cell>
          <table:table-cell office:value-type="float" office:value="50000" calcext:value-type="float">
            <text:p>50000</text:p>
          </table:table-cell>
          <table:table-cell office:value-type="float" office:value="573645000" calcext:value-type="float">
            <text:p>573645000</text:p>
          </table:table-cell>
          <table:table-cell table:formula="of:=IF([.E809]-[.B809]=0;0;1)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50000" calcext:value-type="float">
            <text:p>50000</text:p>
          </table:table-cell>
          <table:table-cell office:value-type="float" office:value="509919000" calcext:value-type="float">
            <text:p>509919000</text:p>
          </table:table-cell>
          <table:table-cell office:value-type="float" office:value="807" calcext:value-type="float">
            <text:p>807</text:p>
          </table:table-cell>
          <table:table-cell office:value-type="float" office:value="50000" calcext:value-type="float">
            <text:p>50000</text:p>
          </table:table-cell>
          <table:table-cell office:value-type="float" office:value="516070000" calcext:value-type="float">
            <text:p>516070000</text:p>
          </table:table-cell>
          <table:table-cell table:formula="of:=IF([.L809]-[.I809]=0;0;1)" office:value-type="float" office:value="0" calcext:value-type="float">
            <text:p>0</text:p>
          </table:table-cell>
          <table:table-cell table:formula="of:=IF([.L809]-[.B8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0000" calcext:value-type="float">
            <text:p>50000</text:p>
          </table:table-cell>
          <table:table-cell office:value-type="float" office:value="376756000" calcext:value-type="float">
            <text:p>376756000</text:p>
          </table:table-cell>
          <table:table-cell office:value-type="float" office:value="808" calcext:value-type="float">
            <text:p>808</text:p>
          </table:table-cell>
          <table:table-cell office:value-type="float" office:value="50000" calcext:value-type="float">
            <text:p>50000</text:p>
          </table:table-cell>
          <table:table-cell office:value-type="float" office:value="377208999" calcext:value-type="float">
            <text:p>377208999</text:p>
          </table:table-cell>
          <table:table-cell table:formula="of:=IF([.E810]-[.B810]=0;0;1)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50000" calcext:value-type="float">
            <text:p>50000</text:p>
          </table:table-cell>
          <table:table-cell office:value-type="float" office:value="2674966000" calcext:value-type="float">
            <text:p>2674966000</text:p>
          </table:table-cell>
          <table:table-cell office:value-type="float" office:value="808" calcext:value-type="float">
            <text:p>808</text:p>
          </table:table-cell>
          <table:table-cell office:value-type="float" office:value="50000" calcext:value-type="float">
            <text:p>50000</text:p>
          </table:table-cell>
          <table:table-cell office:value-type="float" office:value="2510115000" calcext:value-type="float">
            <text:p>2510115000</text:p>
          </table:table-cell>
          <table:table-cell table:formula="of:=IF([.L810]-[.I810]=0;0;1)" office:value-type="float" office:value="0" calcext:value-type="float">
            <text:p>0</text:p>
          </table:table-cell>
          <table:table-cell table:formula="of:=IF([.L810]-[.B8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762000" calcext:value-type="float">
            <text:p>762000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700000" calcext:value-type="float">
            <text:p>700000</text:p>
          </table:table-cell>
          <table:table-cell table:formula="of:=IF([.E811]-[.B811]=0;0;1)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1044999" calcext:value-type="float">
            <text:p>1044999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1049000" calcext:value-type="float">
            <text:p>1049000</text:p>
          </table:table-cell>
          <table:table-cell table:formula="of:=IF([.L811]-[.I811]=0;0;1)" office:value-type="float" office:value="0" calcext:value-type="float">
            <text:p>0</text:p>
          </table:table-cell>
          <table:table-cell table:formula="of:=IF([.L811]-[.B8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3030" calcext:value-type="float">
            <text:p>13030</text:p>
          </table:table-cell>
          <table:table-cell office:value-type="float" office:value="209075999" calcext:value-type="float">
            <text:p>209075999</text:p>
          </table:table-cell>
          <table:table-cell office:value-type="float" office:value="810" calcext:value-type="float">
            <text:p>810</text:p>
          </table:table-cell>
          <table:table-cell office:value-type="float" office:value="13030" calcext:value-type="float">
            <text:p>13030</text:p>
          </table:table-cell>
          <table:table-cell office:value-type="float" office:value="208652999" calcext:value-type="float">
            <text:p>208652999</text:p>
          </table:table-cell>
          <table:table-cell table:formula="of:=IF([.E812]-[.B812]=0;0;1)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13030" calcext:value-type="float">
            <text:p>13030</text:p>
          </table:table-cell>
          <table:table-cell office:value-type="float" office:value="211153999" calcext:value-type="float">
            <text:p>211153999</text:p>
          </table:table-cell>
          <table:table-cell office:value-type="float" office:value="810" calcext:value-type="float">
            <text:p>810</text:p>
          </table:table-cell>
          <table:table-cell office:value-type="float" office:value="13030" calcext:value-type="float">
            <text:p>13030</text:p>
          </table:table-cell>
          <table:table-cell office:value-type="float" office:value="225990000" calcext:value-type="float">
            <text:p>225990000</text:p>
          </table:table-cell>
          <table:table-cell table:formula="of:=IF([.L812]-[.I812]=0;0;1)" office:value-type="float" office:value="0" calcext:value-type="float">
            <text:p>0</text:p>
          </table:table-cell>
          <table:table-cell table:formula="of:=IF([.L812]-[.B8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0000" calcext:value-type="float">
            <text:p>50000</text:p>
          </table:table-cell>
          <table:table-cell office:value-type="float" office:value="554281000" calcext:value-type="float">
            <text:p>554281000</text:p>
          </table:table-cell>
          <table:table-cell office:value-type="float" office:value="811" calcext:value-type="float">
            <text:p>811</text:p>
          </table:table-cell>
          <table:table-cell office:value-type="float" office:value="50000" calcext:value-type="float">
            <text:p>50000</text:p>
          </table:table-cell>
          <table:table-cell office:value-type="float" office:value="558039000" calcext:value-type="float">
            <text:p>558039000</text:p>
          </table:table-cell>
          <table:table-cell table:formula="of:=IF([.E813]-[.B813]=0;0;1)"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50000" calcext:value-type="float">
            <text:p>50000</text:p>
          </table:table-cell>
          <table:table-cell office:value-type="float" office:value="559184000" calcext:value-type="float">
            <text:p>559184000</text:p>
          </table:table-cell>
          <table:table-cell office:value-type="float" office:value="811" calcext:value-type="float">
            <text:p>811</text:p>
          </table:table-cell>
          <table:table-cell office:value-type="float" office:value="50000" calcext:value-type="float">
            <text:p>50000</text:p>
          </table:table-cell>
          <table:table-cell office:value-type="float" office:value="608740000" calcext:value-type="float">
            <text:p>608740000</text:p>
          </table:table-cell>
          <table:table-cell table:formula="of:=IF([.L813]-[.I813]=0;0;1)" office:value-type="float" office:value="0" calcext:value-type="float">
            <text:p>0</text:p>
          </table:table-cell>
          <table:table-cell table:formula="of:=IF([.L813]-[.B8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554999" calcext:value-type="float">
            <text:p>554999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474000" calcext:value-type="float">
            <text:p>474000</text:p>
          </table:table-cell>
          <table:table-cell table:formula="of:=IF([.E814]-[.B814]=0;0;1)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543000" calcext:value-type="float">
            <text:p>543000</text:p>
          </table:table-cell>
          <table:table-cell office:value-type="float" office:value="812" calcext:value-type="float">
            <text:p>812</text:p>
          </table:table-cell>
          <table:table-cell office:value-type="float" office:value="16" calcext:value-type="float">
            <text:p>16</text:p>
          </table:table-cell>
          <table:table-cell office:value-type="float" office:value="752000" calcext:value-type="float">
            <text:p>752000</text:p>
          </table:table-cell>
          <table:table-cell table:formula="of:=IF([.L814]-[.I814]=0;0;1)" office:value-type="float" office:value="0" calcext:value-type="float">
            <text:p>0</text:p>
          </table:table-cell>
          <table:table-cell table:formula="of:=IF([.L814]-[.B8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470000" calcext:value-type="float">
            <text:p>47000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421999" calcext:value-type="float">
            <text:p>421999</text:p>
          </table:table-cell>
          <table:table-cell table:formula="of:=IF([.E815]-[.B815]=0;0;1)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558000" calcext:value-type="float">
            <text:p>558000</text:p>
          </table:table-cell>
          <table:table-cell office:value-type="float" office:value="813" calcext:value-type="float">
            <text:p>813</text:p>
          </table:table-cell>
          <table:table-cell office:value-type="float" office:value="16" calcext:value-type="float">
            <text:p>16</text:p>
          </table:table-cell>
          <table:table-cell office:value-type="float" office:value="563999" calcext:value-type="float">
            <text:p>563999</text:p>
          </table:table-cell>
          <table:table-cell table:formula="of:=IF([.L815]-[.I815]=0;0;1)" office:value-type="float" office:value="0" calcext:value-type="float">
            <text:p>0</text:p>
          </table:table-cell>
          <table:table-cell table:formula="of:=IF([.L815]-[.B8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57000" calcext:value-type="float">
            <text:p>357000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32999" calcext:value-type="float">
            <text:p>332999</text:p>
          </table:table-cell>
          <table:table-cell table:formula="of:=IF([.E816]-[.B816]=0;0;1)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99000" calcext:value-type="float">
            <text:p>399000</text:p>
          </table:table-cell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403000" calcext:value-type="float">
            <text:p>403000</text:p>
          </table:table-cell>
          <table:table-cell table:formula="of:=IF([.L816]-[.I816]=0;0;1)" office:value-type="float" office:value="0" calcext:value-type="float">
            <text:p>0</text:p>
          </table:table-cell>
          <table:table-cell table:formula="of:=IF([.L816]-[.B8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0000" calcext:value-type="float">
            <text:p>50000</text:p>
          </table:table-cell>
          <table:table-cell office:value-type="float" office:value="595393000" calcext:value-type="float">
            <text:p>595393000</text:p>
          </table:table-cell>
          <table:table-cell office:value-type="float" office:value="815" calcext:value-type="float">
            <text:p>815</text:p>
          </table:table-cell>
          <table:table-cell office:value-type="float" office:value="50000" calcext:value-type="float">
            <text:p>50000</text:p>
          </table:table-cell>
          <table:table-cell office:value-type="float" office:value="599433000" calcext:value-type="float">
            <text:p>599433000</text:p>
          </table:table-cell>
          <table:table-cell table:formula="of:=IF([.E817]-[.B817]=0;0;1)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50000" calcext:value-type="float">
            <text:p>50000</text:p>
          </table:table-cell>
          <table:table-cell office:value-type="float" office:value="597325000" calcext:value-type="float">
            <text:p>597325000</text:p>
          </table:table-cell>
          <table:table-cell office:value-type="float" office:value="815" calcext:value-type="float">
            <text:p>815</text:p>
          </table:table-cell>
          <table:table-cell office:value-type="float" office:value="50000" calcext:value-type="float">
            <text:p>50000</text:p>
          </table:table-cell>
          <table:table-cell office:value-type="float" office:value="645098000" calcext:value-type="float">
            <text:p>645098000</text:p>
          </table:table-cell>
          <table:table-cell table:formula="of:=IF([.L817]-[.I817]=0;0;1)" office:value-type="float" office:value="0" calcext:value-type="float">
            <text:p>0</text:p>
          </table:table-cell>
          <table:table-cell table:formula="of:=IF([.L817]-[.B8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0000" calcext:value-type="float">
            <text:p>50000</text:p>
          </table:table-cell>
          <table:table-cell office:value-type="float" office:value="491164999" calcext:value-type="float">
            <text:p>491164999</text:p>
          </table:table-cell>
          <table:table-cell office:value-type="float" office:value="816" calcext:value-type="float">
            <text:p>816</text:p>
          </table:table-cell>
          <table:table-cell office:value-type="float" office:value="50000" calcext:value-type="float">
            <text:p>50000</text:p>
          </table:table-cell>
          <table:table-cell office:value-type="float" office:value="493479000" calcext:value-type="float">
            <text:p>493479000</text:p>
          </table:table-cell>
          <table:table-cell table:formula="of:=IF([.E818]-[.B818]=0;0;1)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50000" calcext:value-type="float">
            <text:p>50000</text:p>
          </table:table-cell>
          <table:table-cell office:value-type="float" office:value="409444000" calcext:value-type="float">
            <text:p>409444000</text:p>
          </table:table-cell>
          <table:table-cell office:value-type="float" office:value="816" calcext:value-type="float">
            <text:p>816</text:p>
          </table:table-cell>
          <table:table-cell office:value-type="float" office:value="50000" calcext:value-type="float">
            <text:p>50000</text:p>
          </table:table-cell>
          <table:table-cell office:value-type="float" office:value="369023000" calcext:value-type="float">
            <text:p>369023000</text:p>
          </table:table-cell>
          <table:table-cell table:formula="of:=IF([.L818]-[.I818]=0;0;1)" office:value-type="float" office:value="0" calcext:value-type="float">
            <text:p>0</text:p>
          </table:table-cell>
          <table:table-cell table:formula="of:=IF([.L818]-[.B8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47965999" calcext:value-type="float">
            <text:p>47965999</text:p>
          </table:table-cell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47972000" calcext:value-type="float">
            <text:p>47972000</text:p>
          </table:table-cell>
          <table:table-cell table:formula="of:=IF([.E819]-[.B819]=0;0;1)"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30605000" calcext:value-type="float">
            <text:p>30605000</text:p>
          </table:table-cell>
          <table:table-cell office:value-type="float" office:value="817" calcext:value-type="float">
            <text:p>817</text:p>
          </table:table-cell>
          <table:table-cell office:value-type="float" office:value="3081" calcext:value-type="float">
            <text:p>3081</text:p>
          </table:table-cell>
          <table:table-cell office:value-type="float" office:value="29441000" calcext:value-type="float">
            <text:p>29441000</text:p>
          </table:table-cell>
          <table:table-cell table:formula="of:=IF([.L819]-[.I819]=0;0;1)" office:value-type="float" office:value="0" calcext:value-type="float">
            <text:p>0</text:p>
          </table:table-cell>
          <table:table-cell table:formula="of:=IF([.L819]-[.B8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607" calcext:value-type="float">
            <text:p>1607</text:p>
          </table:table-cell>
          <table:table-cell office:value-type="float" office:value="27736999" calcext:value-type="float">
            <text:p>27736999</text:p>
          </table:table-cell>
          <table:table-cell office:value-type="float" office:value="818" calcext:value-type="float">
            <text:p>818</text:p>
          </table:table-cell>
          <table:table-cell office:value-type="float" office:value="1607" calcext:value-type="float">
            <text:p>1607</text:p>
          </table:table-cell>
          <table:table-cell office:value-type="float" office:value="27800000" calcext:value-type="float">
            <text:p>27800000</text:p>
          </table:table-cell>
          <table:table-cell table:formula="of:=IF([.E820]-[.B820]=0;0;1)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1607" calcext:value-type="float">
            <text:p>1607</text:p>
          </table:table-cell>
          <table:table-cell office:value-type="float" office:value="28887999" calcext:value-type="float">
            <text:p>28887999</text:p>
          </table:table-cell>
          <table:table-cell office:value-type="float" office:value="818" calcext:value-type="float">
            <text:p>818</text:p>
          </table:table-cell>
          <table:table-cell office:value-type="float" office:value="1607" calcext:value-type="float">
            <text:p>1607</text:p>
          </table:table-cell>
          <table:table-cell office:value-type="float" office:value="31040000" calcext:value-type="float">
            <text:p>31040000</text:p>
          </table:table-cell>
          <table:table-cell table:formula="of:=IF([.L820]-[.I820]=0;0;1)" office:value-type="float" office:value="0" calcext:value-type="float">
            <text:p>0</text:p>
          </table:table-cell>
          <table:table-cell table:formula="of:=IF([.L820]-[.B8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0000" calcext:value-type="float">
            <text:p>50000</text:p>
          </table:table-cell>
          <table:table-cell office:value-type="float" office:value="379942000" calcext:value-type="float">
            <text:p>379942000</text:p>
          </table:table-cell>
          <table:table-cell office:value-type="float" office:value="819" calcext:value-type="float">
            <text:p>819</text:p>
          </table:table-cell>
          <table:table-cell office:value-type="float" office:value="50000" calcext:value-type="float">
            <text:p>50000</text:p>
          </table:table-cell>
          <table:table-cell office:value-type="float" office:value="379607000" calcext:value-type="float">
            <text:p>379607000</text:p>
          </table:table-cell>
          <table:table-cell table:formula="of:=IF([.E821]-[.B821]=0;0;1)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50000" calcext:value-type="float">
            <text:p>50000</text:p>
          </table:table-cell>
          <table:table-cell office:value-type="float" office:value="265810999" calcext:value-type="float">
            <text:p>265810999</text:p>
          </table:table-cell>
          <table:table-cell office:value-type="float" office:value="819" calcext:value-type="float">
            <text:p>819</text:p>
          </table:table-cell>
          <table:table-cell office:value-type="float" office:value="50000" calcext:value-type="float">
            <text:p>50000</text:p>
          </table:table-cell>
          <table:table-cell office:value-type="float" office:value="243029000" calcext:value-type="float">
            <text:p>243029000</text:p>
          </table:table-cell>
          <table:table-cell table:formula="of:=IF([.L821]-[.I821]=0;0;1)" office:value-type="float" office:value="0" calcext:value-type="float">
            <text:p>0</text:p>
          </table:table-cell>
          <table:table-cell table:formula="of:=IF([.L821]-[.B8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0000" calcext:value-type="float">
            <text:p>50000</text:p>
          </table:table-cell>
          <table:table-cell office:value-type="float" office:value="457227999" calcext:value-type="float">
            <text:p>457227999</text:p>
          </table:table-cell>
          <table:table-cell office:value-type="float" office:value="820" calcext:value-type="float">
            <text:p>820</text:p>
          </table:table-cell>
          <table:table-cell office:value-type="float" office:value="50000" calcext:value-type="float">
            <text:p>50000</text:p>
          </table:table-cell>
          <table:table-cell office:value-type="float" office:value="454650000" calcext:value-type="float">
            <text:p>454650000</text:p>
          </table:table-cell>
          <table:table-cell table:formula="of:=IF([.E822]-[.B822]=0;0;1)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50000" calcext:value-type="float">
            <text:p>50000</text:p>
          </table:table-cell>
          <table:table-cell office:value-type="float" office:value="243892000" calcext:value-type="float">
            <text:p>243892000</text:p>
          </table:table-cell>
          <table:table-cell office:value-type="float" office:value="820" calcext:value-type="float">
            <text:p>820</text:p>
          </table:table-cell>
          <table:table-cell office:value-type="float" office:value="50000" calcext:value-type="float">
            <text:p>50000</text:p>
          </table:table-cell>
          <table:table-cell office:value-type="float" office:value="225316000" calcext:value-type="float">
            <text:p>225316000</text:p>
          </table:table-cell>
          <table:table-cell table:formula="of:=IF([.L822]-[.I822]=0;0;1)" office:value-type="float" office:value="0" calcext:value-type="float">
            <text:p>0</text:p>
          </table:table-cell>
          <table:table-cell table:formula="of:=IF([.L822]-[.B8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0000" calcext:value-type="float">
            <text:p>50000</text:p>
          </table:table-cell>
          <table:table-cell office:value-type="float" office:value="523672999" calcext:value-type="float">
            <text:p>523672999</text:p>
          </table:table-cell>
          <table:table-cell office:value-type="float" office:value="821" calcext:value-type="float">
            <text:p>821</text:p>
          </table:table-cell>
          <table:table-cell office:value-type="float" office:value="50000" calcext:value-type="float">
            <text:p>50000</text:p>
          </table:table-cell>
          <table:table-cell office:value-type="float" office:value="523629999" calcext:value-type="float">
            <text:p>523629999</text:p>
          </table:table-cell>
          <table:table-cell table:formula="of:=IF([.E823]-[.B823]=0;0;1)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50000" calcext:value-type="float">
            <text:p>50000</text:p>
          </table:table-cell>
          <table:table-cell office:value-type="float" office:value="465726000" calcext:value-type="float">
            <text:p>465726000</text:p>
          </table:table-cell>
          <table:table-cell office:value-type="float" office:value="821" calcext:value-type="float">
            <text:p>821</text:p>
          </table:table-cell>
          <table:table-cell office:value-type="float" office:value="50000" calcext:value-type="float">
            <text:p>50000</text:p>
          </table:table-cell>
          <table:table-cell office:value-type="float" office:value="450906000" calcext:value-type="float">
            <text:p>450906000</text:p>
          </table:table-cell>
          <table:table-cell table:formula="of:=IF([.L823]-[.I823]=0;0;1)" office:value-type="float" office:value="0" calcext:value-type="float">
            <text:p>0</text:p>
          </table:table-cell>
          <table:table-cell table:formula="of:=IF([.L823]-[.B8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0000" calcext:value-type="float">
            <text:p>50000</text:p>
          </table:table-cell>
          <table:table-cell office:value-type="float" office:value="662751000" calcext:value-type="float">
            <text:p>662751000</text:p>
          </table:table-cell>
          <table:table-cell office:value-type="float" office:value="822" calcext:value-type="float">
            <text:p>822</text:p>
          </table:table-cell>
          <table:table-cell office:value-type="float" office:value="50000" calcext:value-type="float">
            <text:p>50000</text:p>
          </table:table-cell>
          <table:table-cell office:value-type="float" office:value="670482000" calcext:value-type="float">
            <text:p>670482000</text:p>
          </table:table-cell>
          <table:table-cell table:formula="of:=IF([.E824]-[.B824]=0;0;1)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50000" calcext:value-type="float">
            <text:p>50000</text:p>
          </table:table-cell>
          <table:table-cell office:value-type="float" office:value="568305000" calcext:value-type="float">
            <text:p>568305000</text:p>
          </table:table-cell>
          <table:table-cell office:value-type="float" office:value="822" calcext:value-type="float">
            <text:p>822</text:p>
          </table:table-cell>
          <table:table-cell office:value-type="float" office:value="50000" calcext:value-type="float">
            <text:p>50000</text:p>
          </table:table-cell>
          <table:table-cell office:value-type="float" office:value="586764000" calcext:value-type="float">
            <text:p>586764000</text:p>
          </table:table-cell>
          <table:table-cell table:formula="of:=IF([.L824]-[.I824]=0;0;1)" office:value-type="float" office:value="0" calcext:value-type="float">
            <text:p>0</text:p>
          </table:table-cell>
          <table:table-cell table:formula="of:=IF([.L824]-[.B8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448000" calcext:value-type="float">
            <text:p>2448000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2410000" calcext:value-type="float">
            <text:p>2410000</text:p>
          </table:table-cell>
          <table:table-cell table:formula="of:=IF([.E825]-[.B825]=0;0;1)"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3009000" calcext:value-type="float">
            <text:p>3009000</text:p>
          </table:table-cell>
          <table:table-cell office:value-type="float" office:value="823" calcext:value-type="float">
            <text:p>823</text:p>
          </table:table-cell>
          <table:table-cell office:value-type="float" office:value="124" calcext:value-type="float">
            <text:p>124</text:p>
          </table:table-cell>
          <table:table-cell office:value-type="float" office:value="3198000" calcext:value-type="float">
            <text:p>3198000</text:p>
          </table:table-cell>
          <table:table-cell table:formula="of:=IF([.L825]-[.I825]=0;0;1)" office:value-type="float" office:value="0" calcext:value-type="float">
            <text:p>0</text:p>
          </table:table-cell>
          <table:table-cell table:formula="of:=IF([.L825]-[.B8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655" calcext:value-type="float">
            <text:p>1655</text:p>
          </table:table-cell>
          <table:table-cell office:value-type="float" office:value="27464000" calcext:value-type="float">
            <text:p>27464000</text:p>
          </table:table-cell>
          <table:table-cell office:value-type="float" office:value="824" calcext:value-type="float">
            <text:p>824</text:p>
          </table:table-cell>
          <table:table-cell office:value-type="float" office:value="1655" calcext:value-type="float">
            <text:p>1655</text:p>
          </table:table-cell>
          <table:table-cell office:value-type="float" office:value="27198999" calcext:value-type="float">
            <text:p>27198999</text:p>
          </table:table-cell>
          <table:table-cell table:formula="of:=IF([.E826]-[.B826]=0;0;1)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1655" calcext:value-type="float">
            <text:p>1655</text:p>
          </table:table-cell>
          <table:table-cell office:value-type="float" office:value="12889999" calcext:value-type="float">
            <text:p>12889999</text:p>
          </table:table-cell>
          <table:table-cell office:value-type="float" office:value="824" calcext:value-type="float">
            <text:p>824</text:p>
          </table:table-cell>
          <table:table-cell office:value-type="float" office:value="1655" calcext:value-type="float">
            <text:p>1655</text:p>
          </table:table-cell>
          <table:table-cell office:value-type="float" office:value="12123000" calcext:value-type="float">
            <text:p>12123000</text:p>
          </table:table-cell>
          <table:table-cell table:formula="of:=IF([.L826]-[.I826]=0;0;1)" office:value-type="float" office:value="0" calcext:value-type="float">
            <text:p>0</text:p>
          </table:table-cell>
          <table:table-cell table:formula="of:=IF([.L826]-[.B8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0850000" calcext:value-type="float">
            <text:p>470850000</text:p>
          </table:table-cell>
          <table:table-cell office:value-type="float" office:value="825" calcext:value-type="float">
            <text:p>8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4697000" calcext:value-type="float">
            <text:p>474697000</text:p>
          </table:table-cell>
          <table:table-cell table:formula="of:=IF([.E827]-[.B827]=0;0;1)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3277000" calcext:value-type="float">
            <text:p>473277000</text:p>
          </table:table-cell>
          <table:table-cell office:value-type="float" office:value="825" calcext:value-type="float">
            <text:p>825</text:p>
          </table:table-cell>
          <table:table-cell office:value-type="float" office:value="50000" calcext:value-type="float">
            <text:p>50000</text:p>
          </table:table-cell>
          <table:table-cell office:value-type="float" office:value="498764000" calcext:value-type="float">
            <text:p>498764000</text:p>
          </table:table-cell>
          <table:table-cell table:formula="of:=IF([.L827]-[.I827]=0;0;1)" office:value-type="float" office:value="0" calcext:value-type="float">
            <text:p>0</text:p>
          </table:table-cell>
          <table:table-cell table:formula="of:=IF([.L827]-[.B8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0000" calcext:value-type="float">
            <text:p>50000</text:p>
          </table:table-cell>
          <table:table-cell office:value-type="float" office:value="375399999" calcext:value-type="float">
            <text:p>375399999</text:p>
          </table:table-cell>
          <table:table-cell office:value-type="float" office:value="826" calcext:value-type="float">
            <text:p>826</text:p>
          </table:table-cell>
          <table:table-cell office:value-type="float" office:value="50000" calcext:value-type="float">
            <text:p>50000</text:p>
          </table:table-cell>
          <table:table-cell office:value-type="float" office:value="376446000" calcext:value-type="float">
            <text:p>376446000</text:p>
          </table:table-cell>
          <table:table-cell table:formula="of:=IF([.E828]-[.B828]=0;0;1)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50000" calcext:value-type="float">
            <text:p>50000</text:p>
          </table:table-cell>
          <table:table-cell office:value-type="float" office:value="127499000" calcext:value-type="float">
            <text:p>127499000</text:p>
          </table:table-cell>
          <table:table-cell office:value-type="float" office:value="826" calcext:value-type="float">
            <text:p>826</text:p>
          </table:table-cell>
          <table:table-cell office:value-type="float" office:value="50000" calcext:value-type="float">
            <text:p>50000</text:p>
          </table:table-cell>
          <table:table-cell office:value-type="float" office:value="122491999" calcext:value-type="float">
            <text:p>122491999</text:p>
          </table:table-cell>
          <table:table-cell table:formula="of:=IF([.L828]-[.I828]=0;0;1)" office:value-type="float" office:value="0" calcext:value-type="float">
            <text:p>0</text:p>
          </table:table-cell>
          <table:table-cell table:formula="of:=IF([.L828]-[.B8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0000" calcext:value-type="float">
            <text:p>50000</text:p>
          </table:table-cell>
          <table:table-cell office:value-type="float" office:value="502827000" calcext:value-type="float">
            <text:p>502827000</text:p>
          </table:table-cell>
          <table:table-cell office:value-type="float" office:value="827" calcext:value-type="float">
            <text:p>827</text:p>
          </table:table-cell>
          <table:table-cell office:value-type="float" office:value="50000" calcext:value-type="float">
            <text:p>50000</text:p>
          </table:table-cell>
          <table:table-cell office:value-type="float" office:value="504363999" calcext:value-type="float">
            <text:p>504363999</text:p>
          </table:table-cell>
          <table:table-cell table:formula="of:=IF([.E829]-[.B829]=0;0;1)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50000" calcext:value-type="float">
            <text:p>50000</text:p>
          </table:table-cell>
          <table:table-cell office:value-type="float" office:value="229372000" calcext:value-type="float">
            <text:p>229372000</text:p>
          </table:table-cell>
          <table:table-cell office:value-type="float" office:value="827" calcext:value-type="float">
            <text:p>827</text:p>
          </table:table-cell>
          <table:table-cell office:value-type="float" office:value="50000" calcext:value-type="float">
            <text:p>50000</text:p>
          </table:table-cell>
          <table:table-cell office:value-type="float" office:value="216606000" calcext:value-type="float">
            <text:p>216606000</text:p>
          </table:table-cell>
          <table:table-cell table:formula="of:=IF([.L829]-[.I829]=0;0;1)" office:value-type="float" office:value="0" calcext:value-type="float">
            <text:p>0</text:p>
          </table:table-cell>
          <table:table-cell table:formula="of:=IF([.L829]-[.B8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0000" calcext:value-type="float">
            <text:p>50000</text:p>
          </table:table-cell>
          <table:table-cell office:value-type="float" office:value="565130999" calcext:value-type="float">
            <text:p>565130999</text:p>
          </table:table-cell>
          <table:table-cell office:value-type="float" office:value="828" calcext:value-type="float">
            <text:p>828</text:p>
          </table:table-cell>
          <table:table-cell office:value-type="float" office:value="50000" calcext:value-type="float">
            <text:p>50000</text:p>
          </table:table-cell>
          <table:table-cell office:value-type="float" office:value="572212000" calcext:value-type="float">
            <text:p>572212000</text:p>
          </table:table-cell>
          <table:table-cell table:formula="of:=IF([.E830]-[.B830]=0;0;1)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50000" calcext:value-type="float">
            <text:p>50000</text:p>
          </table:table-cell>
          <table:table-cell office:value-type="float" office:value="520718000" calcext:value-type="float">
            <text:p>520718000</text:p>
          </table:table-cell>
          <table:table-cell office:value-type="float" office:value="828" calcext:value-type="float">
            <text:p>828</text:p>
          </table:table-cell>
          <table:table-cell office:value-type="float" office:value="50000" calcext:value-type="float">
            <text:p>50000</text:p>
          </table:table-cell>
          <table:table-cell office:value-type="float" office:value="525633000" calcext:value-type="float">
            <text:p>525633000</text:p>
          </table:table-cell>
          <table:table-cell table:formula="of:=IF([.L830]-[.I830]=0;0;1)" office:value-type="float" office:value="0" calcext:value-type="float">
            <text:p>0</text:p>
          </table:table-cell>
          <table:table-cell table:formula="of:=IF([.L830]-[.B8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1031" calcext:value-type="float">
            <text:p>41031</text:p>
          </table:table-cell>
          <table:table-cell office:value-type="float" office:value="442115999" calcext:value-type="float">
            <text:p>442115999</text:p>
          </table:table-cell>
          <table:table-cell office:value-type="float" office:value="829" calcext:value-type="float">
            <text:p>829</text:p>
          </table:table-cell>
          <table:table-cell office:value-type="float" office:value="41031" calcext:value-type="float">
            <text:p>41031</text:p>
          </table:table-cell>
          <table:table-cell office:value-type="float" office:value="442466000" calcext:value-type="float">
            <text:p>442466000</text:p>
          </table:table-cell>
          <table:table-cell table:formula="of:=IF([.E831]-[.B831]=0;0;1)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41031" calcext:value-type="float">
            <text:p>41031</text:p>
          </table:table-cell>
          <table:table-cell office:value-type="float" office:value="446044000" calcext:value-type="float">
            <text:p>446044000</text:p>
          </table:table-cell>
          <table:table-cell office:value-type="float" office:value="829" calcext:value-type="float">
            <text:p>829</text:p>
          </table:table-cell>
          <table:table-cell office:value-type="float" office:value="41031" calcext:value-type="float">
            <text:p>41031</text:p>
          </table:table-cell>
          <table:table-cell office:value-type="float" office:value="468151000" calcext:value-type="float">
            <text:p>468151000</text:p>
          </table:table-cell>
          <table:table-cell table:formula="of:=IF([.L831]-[.I831]=0;0;1)" office:value-type="float" office:value="0" calcext:value-type="float">
            <text:p>0</text:p>
          </table:table-cell>
          <table:table-cell table:formula="of:=IF([.L831]-[.B8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0000" calcext:value-type="float">
            <text:p>50000</text:p>
          </table:table-cell>
          <table:table-cell office:value-type="float" office:value="309299999" calcext:value-type="float">
            <text:p>309299999</text:p>
          </table:table-cell>
          <table:table-cell office:value-type="float" office:value="830" calcext:value-type="float">
            <text:p>830</text:p>
          </table:table-cell>
          <table:table-cell office:value-type="float" office:value="50000" calcext:value-type="float">
            <text:p>50000</text:p>
          </table:table-cell>
          <table:table-cell office:value-type="float" office:value="315785000" calcext:value-type="float">
            <text:p>315785000</text:p>
          </table:table-cell>
          <table:table-cell table:formula="of:=IF([.E832]-[.B832]=0;0;1)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50000" calcext:value-type="float">
            <text:p>50000</text:p>
          </table:table-cell>
          <table:table-cell office:value-type="float" office:value="14630821000" calcext:value-type="float">
            <text:p>14630821000</text:p>
          </table:table-cell>
          <table:table-cell office:value-type="float" office:value="830" calcext:value-type="float">
            <text:p>830</text:p>
          </table:table-cell>
          <table:table-cell office:value-type="float" office:value="50000" calcext:value-type="float">
            <text:p>50000</text:p>
          </table:table-cell>
          <table:table-cell office:value-type="float" office:value="13784770000" calcext:value-type="float">
            <text:p>13784770000</text:p>
          </table:table-cell>
          <table:table-cell table:formula="of:=IF([.L832]-[.I832]=0;0;1)" office:value-type="float" office:value="0" calcext:value-type="float">
            <text:p>0</text:p>
          </table:table-cell>
          <table:table-cell table:formula="of:=IF([.L832]-[.B8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000" calcext:value-type="float">
            <text:p>50000</text:p>
          </table:table-cell>
          <table:table-cell office:value-type="float" office:value="512572000" calcext:value-type="float">
            <text:p>512572000</text:p>
          </table:table-cell>
          <table:table-cell office:value-type="float" office:value="831" calcext:value-type="float">
            <text:p>831</text:p>
          </table:table-cell>
          <table:table-cell office:value-type="float" office:value="50000" calcext:value-type="float">
            <text:p>50000</text:p>
          </table:table-cell>
          <table:table-cell office:value-type="float" office:value="516622000" calcext:value-type="float">
            <text:p>516622000</text:p>
          </table:table-cell>
          <table:table-cell table:formula="of:=IF([.E833]-[.B833]=0;0;1)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50000" calcext:value-type="float">
            <text:p>50000</text:p>
          </table:table-cell>
          <table:table-cell office:value-type="float" office:value="2342993000" calcext:value-type="float">
            <text:p>2342993000</text:p>
          </table:table-cell>
          <table:table-cell office:value-type="float" office:value="831" calcext:value-type="float">
            <text:p>831</text:p>
          </table:table-cell>
          <table:table-cell office:value-type="float" office:value="50000" calcext:value-type="float">
            <text:p>50000</text:p>
          </table:table-cell>
          <table:table-cell office:value-type="float" office:value="2110971999" calcext:value-type="float">
            <text:p>2110971999</text:p>
          </table:table-cell>
          <table:table-cell table:formula="of:=IF([.L833]-[.I833]=0;0;1)" office:value-type="float" office:value="0" calcext:value-type="float">
            <text:p>0</text:p>
          </table:table-cell>
          <table:table-cell table:formula="of:=IF([.L833]-[.B8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0000" calcext:value-type="float">
            <text:p>50000</text:p>
          </table:table-cell>
          <table:table-cell office:value-type="float" office:value="624985000" calcext:value-type="float">
            <text:p>624985000</text:p>
          </table:table-cell>
          <table:table-cell office:value-type="float" office:value="832" calcext:value-type="float">
            <text:p>832</text:p>
          </table:table-cell>
          <table:table-cell office:value-type="float" office:value="50000" calcext:value-type="float">
            <text:p>50000</text:p>
          </table:table-cell>
          <table:table-cell office:value-type="float" office:value="626934000" calcext:value-type="float">
            <text:p>626934000</text:p>
          </table:table-cell>
          <table:table-cell table:formula="of:=IF([.E834]-[.B834]=0;0;1)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50000" calcext:value-type="float">
            <text:p>50000</text:p>
          </table:table-cell>
          <table:table-cell office:value-type="float" office:value="363743000" calcext:value-type="float">
            <text:p>363743000</text:p>
          </table:table-cell>
          <table:table-cell office:value-type="float" office:value="832" calcext:value-type="float">
            <text:p>832</text:p>
          </table:table-cell>
          <table:table-cell office:value-type="float" office:value="50000" calcext:value-type="float">
            <text:p>50000</text:p>
          </table:table-cell>
          <table:table-cell office:value-type="float" office:value="339458000" calcext:value-type="float">
            <text:p>339458000</text:p>
          </table:table-cell>
          <table:table-cell table:formula="of:=IF([.L834]-[.I834]=0;0;1)" office:value-type="float" office:value="0" calcext:value-type="float">
            <text:p>0</text:p>
          </table:table-cell>
          <table:table-cell table:formula="of:=IF([.L834]-[.B8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0000" calcext:value-type="float">
            <text:p>50000</text:p>
          </table:table-cell>
          <table:table-cell office:value-type="float" office:value="395609999" calcext:value-type="float">
            <text:p>395609999</text:p>
          </table:table-cell>
          <table:table-cell office:value-type="float" office:value="833" calcext:value-type="float">
            <text:p>833</text:p>
          </table:table-cell>
          <table:table-cell office:value-type="float" office:value="50000" calcext:value-type="float">
            <text:p>50000</text:p>
          </table:table-cell>
          <table:table-cell office:value-type="float" office:value="396684999" calcext:value-type="float">
            <text:p>396684999</text:p>
          </table:table-cell>
          <table:table-cell table:formula="of:=IF([.E835]-[.B835]=0;0;1)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48691000" calcext:value-type="float">
            <text:p>148691000</text:p>
          </table:table-cell>
          <table:table-cell office:value-type="float" office:value="833" calcext:value-type="float">
            <text:p>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37901000" calcext:value-type="float">
            <text:p>137901000</text:p>
          </table:table-cell>
          <table:table-cell table:formula="of:=IF([.L835]-[.I835]=0;0;1)" office:value-type="float" office:value="0" calcext:value-type="float">
            <text:p>0</text:p>
          </table:table-cell>
          <table:table-cell table:formula="of:=IF([.L835]-[.B8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0000" calcext:value-type="float">
            <text:p>50000</text:p>
          </table:table-cell>
          <table:table-cell office:value-type="float" office:value="429805999" calcext:value-type="float">
            <text:p>429805999</text:p>
          </table:table-cell>
          <table:table-cell office:value-type="float" office:value="834" calcext:value-type="float">
            <text:p>834</text:p>
          </table:table-cell>
          <table:table-cell office:value-type="float" office:value="50000" calcext:value-type="float">
            <text:p>50000</text:p>
          </table:table-cell>
          <table:table-cell office:value-type="float" office:value="427392000" calcext:value-type="float">
            <text:p>427392000</text:p>
          </table:table-cell>
          <table:table-cell table:formula="of:=IF([.E836]-[.B836]=0;0;1)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50000" calcext:value-type="float">
            <text:p>50000</text:p>
          </table:table-cell>
          <table:table-cell office:value-type="float" office:value="208569999" calcext:value-type="float">
            <text:p>208569999</text:p>
          </table:table-cell>
          <table:table-cell office:value-type="float" office:value="834" calcext:value-type="float">
            <text:p>834</text:p>
          </table:table-cell>
          <table:table-cell office:value-type="float" office:value="50000" calcext:value-type="float">
            <text:p>50000</text:p>
          </table:table-cell>
          <table:table-cell office:value-type="float" office:value="188444000" calcext:value-type="float">
            <text:p>188444000</text:p>
          </table:table-cell>
          <table:table-cell table:formula="of:=IF([.L836]-[.I836]=0;0;1)" office:value-type="float" office:value="0" calcext:value-type="float">
            <text:p>0</text:p>
          </table:table-cell>
          <table:table-cell table:formula="of:=IF([.L836]-[.B8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0000" calcext:value-type="float">
            <text:p>50000</text:p>
          </table:table-cell>
          <table:table-cell office:value-type="float" office:value="336732000" calcext:value-type="float">
            <text:p>336732000</text:p>
          </table:table-cell>
          <table:table-cell office:value-type="float" office:value="835" calcext:value-type="float">
            <text:p>835</text:p>
          </table:table-cell>
          <table:table-cell office:value-type="float" office:value="50000" calcext:value-type="float">
            <text:p>50000</text:p>
          </table:table-cell>
          <table:table-cell office:value-type="float" office:value="343699000" calcext:value-type="float">
            <text:p>343699000</text:p>
          </table:table-cell>
          <table:table-cell table:formula="of:=IF([.E837]-[.B837]=0;0;1)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50000" calcext:value-type="float">
            <text:p>50000</text:p>
          </table:table-cell>
          <table:table-cell office:value-type="float" office:value="1566913000" calcext:value-type="float">
            <text:p>1566913000</text:p>
          </table:table-cell>
          <table:table-cell office:value-type="float" office:value="835" calcext:value-type="float">
            <text:p>835</text:p>
          </table:table-cell>
          <table:table-cell office:value-type="float" office:value="50000" calcext:value-type="float">
            <text:p>50000</text:p>
          </table:table-cell>
          <table:table-cell office:value-type="float" office:value="1418998000" calcext:value-type="float">
            <text:p>1418998000</text:p>
          </table:table-cell>
          <table:table-cell table:formula="of:=IF([.L837]-[.I837]=0;0;1)" office:value-type="float" office:value="0" calcext:value-type="float">
            <text:p>0</text:p>
          </table:table-cell>
          <table:table-cell table:formula="of:=IF([.L837]-[.B8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0000" calcext:value-type="float">
            <text:p>50000</text:p>
          </table:table-cell>
          <table:table-cell office:value-type="float" office:value="530236999" calcext:value-type="float">
            <text:p>530236999</text:p>
          </table:table-cell>
          <table:table-cell office:value-type="float" office:value="836" calcext:value-type="float">
            <text:p>836</text:p>
          </table:table-cell>
          <table:table-cell office:value-type="float" office:value="50000" calcext:value-type="float">
            <text:p>50000</text:p>
          </table:table-cell>
          <table:table-cell office:value-type="float" office:value="532042999" calcext:value-type="float">
            <text:p>532042999</text:p>
          </table:table-cell>
          <table:table-cell table:formula="of:=IF([.E838]-[.B838]=0;0;1)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50000" calcext:value-type="float">
            <text:p>50000</text:p>
          </table:table-cell>
          <table:table-cell office:value-type="float" office:value="282294000" calcext:value-type="float">
            <text:p>282294000</text:p>
          </table:table-cell>
          <table:table-cell office:value-type="float" office:value="836" calcext:value-type="float">
            <text:p>836</text:p>
          </table:table-cell>
          <table:table-cell office:value-type="float" office:value="50000" calcext:value-type="float">
            <text:p>50000</text:p>
          </table:table-cell>
          <table:table-cell office:value-type="float" office:value="255714999" calcext:value-type="float">
            <text:p>255714999</text:p>
          </table:table-cell>
          <table:table-cell table:formula="of:=IF([.L838]-[.I838]=0;0;1)" office:value-type="float" office:value="0" calcext:value-type="float">
            <text:p>0</text:p>
          </table:table-cell>
          <table:table-cell table:formula="of:=IF([.L838]-[.B8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0000" calcext:value-type="float">
            <text:p>50000</text:p>
          </table:table-cell>
          <table:table-cell office:value-type="float" office:value="505634000" calcext:value-type="float">
            <text:p>505634000</text:p>
          </table:table-cell>
          <table:table-cell office:value-type="float" office:value="837" calcext:value-type="float">
            <text:p>837</text:p>
          </table:table-cell>
          <table:table-cell office:value-type="float" office:value="50000" calcext:value-type="float">
            <text:p>50000</text:p>
          </table:table-cell>
          <table:table-cell office:value-type="float" office:value="508115000" calcext:value-type="float">
            <text:p>508115000</text:p>
          </table:table-cell>
          <table:table-cell table:formula="of:=IF([.E839]-[.B839]=0;0;1)"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50000" calcext:value-type="float">
            <text:p>50000</text:p>
          </table:table-cell>
          <table:table-cell office:value-type="float" office:value="228769000" calcext:value-type="float">
            <text:p>228769000</text:p>
          </table:table-cell>
          <table:table-cell office:value-type="float" office:value="837" calcext:value-type="float">
            <text:p>837</text:p>
          </table:table-cell>
          <table:table-cell office:value-type="float" office:value="50000" calcext:value-type="float">
            <text:p>50000</text:p>
          </table:table-cell>
          <table:table-cell office:value-type="float" office:value="212686000" calcext:value-type="float">
            <text:p>212686000</text:p>
          </table:table-cell>
          <table:table-cell table:formula="of:=IF([.L839]-[.I839]=0;0;1)" office:value-type="float" office:value="0" calcext:value-type="float">
            <text:p>0</text:p>
          </table:table-cell>
          <table:table-cell table:formula="of:=IF([.L839]-[.B8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171" calcext:value-type="float">
            <text:p>7171</text:p>
          </table:table-cell>
          <table:table-cell office:value-type="float" office:value="68943999" calcext:value-type="float">
            <text:p>68943999</text:p>
          </table:table-cell>
          <table:table-cell office:value-type="float" office:value="838" calcext:value-type="float">
            <text:p>838</text:p>
          </table:table-cell>
          <table:table-cell office:value-type="float" office:value="7171" calcext:value-type="float">
            <text:p>7171</text:p>
          </table:table-cell>
          <table:table-cell office:value-type="float" office:value="68929999" calcext:value-type="float">
            <text:p>68929999</text:p>
          </table:table-cell>
          <table:table-cell table:formula="of:=IF([.E840]-[.B840]=0;0;1)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7171" calcext:value-type="float">
            <text:p>7171</text:p>
          </table:table-cell>
          <table:table-cell office:value-type="float" office:value="39474999" calcext:value-type="float">
            <text:p>39474999</text:p>
          </table:table-cell>
          <table:table-cell office:value-type="float" office:value="838" calcext:value-type="float">
            <text:p>838</text:p>
          </table:table-cell>
          <table:table-cell office:value-type="float" office:value="7171" calcext:value-type="float">
            <text:p>7171</text:p>
          </table:table-cell>
          <table:table-cell office:value-type="float" office:value="37923000" calcext:value-type="float">
            <text:p>37923000</text:p>
          </table:table-cell>
          <table:table-cell table:formula="of:=IF([.L840]-[.I840]=0;0;1)" office:value-type="float" office:value="0" calcext:value-type="float">
            <text:p>0</text:p>
          </table:table-cell>
          <table:table-cell table:formula="of:=IF([.L840]-[.B8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0000" calcext:value-type="float">
            <text:p>50000</text:p>
          </table:table-cell>
          <table:table-cell office:value-type="float" office:value="434123999" calcext:value-type="float">
            <text:p>434123999</text:p>
          </table:table-cell>
          <table:table-cell office:value-type="float" office:value="839" calcext:value-type="float">
            <text:p>839</text:p>
          </table:table-cell>
          <table:table-cell office:value-type="float" office:value="50000" calcext:value-type="float">
            <text:p>50000</text:p>
          </table:table-cell>
          <table:table-cell office:value-type="float" office:value="433702000" calcext:value-type="float">
            <text:p>433702000</text:p>
          </table:table-cell>
          <table:table-cell table:formula="of:=IF([.E841]-[.B841]=0;0;1)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50000" calcext:value-type="float">
            <text:p>50000</text:p>
          </table:table-cell>
          <table:table-cell office:value-type="float" office:value="237752000" calcext:value-type="float">
            <text:p>237752000</text:p>
          </table:table-cell>
          <table:table-cell office:value-type="float" office:value="839" calcext:value-type="float">
            <text:p>839</text:p>
          </table:table-cell>
          <table:table-cell office:value-type="float" office:value="50000" calcext:value-type="float">
            <text:p>50000</text:p>
          </table:table-cell>
          <table:table-cell office:value-type="float" office:value="211671000" calcext:value-type="float">
            <text:p>211671000</text:p>
          </table:table-cell>
          <table:table-cell table:formula="of:=IF([.L841]-[.I841]=0;0;1)" office:value-type="float" office:value="0" calcext:value-type="float">
            <text:p>0</text:p>
          </table:table-cell>
          <table:table-cell table:formula="of:=IF([.L841]-[.B8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66" calcext:value-type="float">
            <text:p>1466</text:p>
          </table:table-cell>
          <table:table-cell office:value-type="float" office:value="19091000" calcext:value-type="float">
            <text:p>19091000</text:p>
          </table:table-cell>
          <table:table-cell office:value-type="float" office:value="840" calcext:value-type="float">
            <text:p>840</text:p>
          </table:table-cell>
          <table:table-cell office:value-type="float" office:value="1466" calcext:value-type="float">
            <text:p>1466</text:p>
          </table:table-cell>
          <table:table-cell office:value-type="float" office:value="19049000" calcext:value-type="float">
            <text:p>19049000</text:p>
          </table:table-cell>
          <table:table-cell table:formula="of:=IF([.E842]-[.B842]=0;0;1)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466" calcext:value-type="float">
            <text:p>1466</text:p>
          </table:table-cell>
          <table:table-cell office:value-type="float" office:value="20106000" calcext:value-type="float">
            <text:p>20106000</text:p>
          </table:table-cell>
          <table:table-cell office:value-type="float" office:value="840" calcext:value-type="float">
            <text:p>840</text:p>
          </table:table-cell>
          <table:table-cell office:value-type="float" office:value="1466" calcext:value-type="float">
            <text:p>1466</text:p>
          </table:table-cell>
          <table:table-cell office:value-type="float" office:value="22480000" calcext:value-type="float">
            <text:p>22480000</text:p>
          </table:table-cell>
          <table:table-cell table:formula="of:=IF([.L842]-[.I842]=0;0;1)" office:value-type="float" office:value="0" calcext:value-type="float">
            <text:p>0</text:p>
          </table:table-cell>
          <table:table-cell table:formula="of:=IF([.L842]-[.B8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000" calcext:value-type="float">
            <text:p>50000</text:p>
          </table:table-cell>
          <table:table-cell office:value-type="float" office:value="514337999" calcext:value-type="float">
            <text:p>514337999</text:p>
          </table:table-cell>
          <table:table-cell office:value-type="float" office:value="841" calcext:value-type="float">
            <text:p>841</text:p>
          </table:table-cell>
          <table:table-cell office:value-type="float" office:value="50000" calcext:value-type="float">
            <text:p>50000</text:p>
          </table:table-cell>
          <table:table-cell office:value-type="float" office:value="519449999" calcext:value-type="float">
            <text:p>519449999</text:p>
          </table:table-cell>
          <table:table-cell table:formula="of:=IF([.E843]-[.B843]=0;0;1)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0000" calcext:value-type="float">
            <text:p>50000</text:p>
          </table:table-cell>
          <table:table-cell office:value-type="float" office:value="243277000" calcext:value-type="float">
            <text:p>243277000</text:p>
          </table:table-cell>
          <table:table-cell office:value-type="float" office:value="841" calcext:value-type="float">
            <text:p>841</text:p>
          </table:table-cell>
          <table:table-cell office:value-type="float" office:value="50000" calcext:value-type="float">
            <text:p>50000</text:p>
          </table:table-cell>
          <table:table-cell office:value-type="float" office:value="217010999" calcext:value-type="float">
            <text:p>217010999</text:p>
          </table:table-cell>
          <table:table-cell table:formula="of:=IF([.L843]-[.I843]=0;0;1)" office:value-type="float" office:value="0" calcext:value-type="float">
            <text:p>0</text:p>
          </table:table-cell>
          <table:table-cell table:formula="of:=IF([.L843]-[.B8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0000" calcext:value-type="float">
            <text:p>50000</text:p>
          </table:table-cell>
          <table:table-cell office:value-type="float" office:value="446693000" calcext:value-type="float">
            <text:p>446693000</text:p>
          </table:table-cell>
          <table:table-cell office:value-type="float" office:value="842" calcext:value-type="float">
            <text:p>842</text:p>
          </table:table-cell>
          <table:table-cell office:value-type="float" office:value="50000" calcext:value-type="float">
            <text:p>50000</text:p>
          </table:table-cell>
          <table:table-cell office:value-type="float" office:value="448285000" calcext:value-type="float">
            <text:p>448285000</text:p>
          </table:table-cell>
          <table:table-cell table:formula="of:=IF([.E844]-[.B844]=0;0;1)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50000" calcext:value-type="float">
            <text:p>50000</text:p>
          </table:table-cell>
          <table:table-cell office:value-type="float" office:value="223868999" calcext:value-type="float">
            <text:p>223868999</text:p>
          </table:table-cell>
          <table:table-cell office:value-type="float" office:value="842" calcext:value-type="float">
            <text:p>842</text:p>
          </table:table-cell>
          <table:table-cell office:value-type="float" office:value="50000" calcext:value-type="float">
            <text:p>50000</text:p>
          </table:table-cell>
          <table:table-cell office:value-type="float" office:value="205101999" calcext:value-type="float">
            <text:p>205101999</text:p>
          </table:table-cell>
          <table:table-cell table:formula="of:=IF([.L844]-[.I844]=0;0;1)" office:value-type="float" office:value="0" calcext:value-type="float">
            <text:p>0</text:p>
          </table:table-cell>
          <table:table-cell table:formula="of:=IF([.L844]-[.B8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1196" calcext:value-type="float">
            <text:p>11196</text:p>
          </table:table-cell>
          <table:table-cell office:value-type="float" office:value="144321000" calcext:value-type="float">
            <text:p>144321000</text:p>
          </table:table-cell>
          <table:table-cell office:value-type="float" office:value="843" calcext:value-type="float">
            <text:p>843</text:p>
          </table:table-cell>
          <table:table-cell office:value-type="float" office:value="11196" calcext:value-type="float">
            <text:p>11196</text:p>
          </table:table-cell>
          <table:table-cell office:value-type="float" office:value="144276000" calcext:value-type="float">
            <text:p>144276000</text:p>
          </table:table-cell>
          <table:table-cell table:formula="of:=IF([.E845]-[.B845]=0;0;1)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1196" calcext:value-type="float">
            <text:p>11196</text:p>
          </table:table-cell>
          <table:table-cell office:value-type="float" office:value="90403000" calcext:value-type="float">
            <text:p>90403000</text:p>
          </table:table-cell>
          <table:table-cell office:value-type="float" office:value="843" calcext:value-type="float">
            <text:p>843</text:p>
          </table:table-cell>
          <table:table-cell office:value-type="float" office:value="11196" calcext:value-type="float">
            <text:p>11196</text:p>
          </table:table-cell>
          <table:table-cell office:value-type="float" office:value="87069000" calcext:value-type="float">
            <text:p>87069000</text:p>
          </table:table-cell>
          <table:table-cell table:formula="of:=IF([.L845]-[.I845]=0;0;1)" office:value-type="float" office:value="0" calcext:value-type="float">
            <text:p>0</text:p>
          </table:table-cell>
          <table:table-cell table:formula="of:=IF([.L845]-[.B8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306" calcext:value-type="float">
            <text:p>30306</text:p>
          </table:table-cell>
          <table:table-cell office:value-type="float" office:value="413531999" calcext:value-type="float">
            <text:p>413531999</text:p>
          </table:table-cell>
          <table:table-cell office:value-type="float" office:value="844" calcext:value-type="float">
            <text:p>844</text:p>
          </table:table-cell>
          <table:table-cell office:value-type="float" office:value="30306" calcext:value-type="float">
            <text:p>30306</text:p>
          </table:table-cell>
          <table:table-cell office:value-type="float" office:value="414049000" calcext:value-type="float">
            <text:p>414049000</text:p>
          </table:table-cell>
          <table:table-cell table:formula="of:=IF([.E846]-[.B846]=0;0;1)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30306" calcext:value-type="float">
            <text:p>30306</text:p>
          </table:table-cell>
          <table:table-cell office:value-type="float" office:value="247742000" calcext:value-type="float">
            <text:p>247742000</text:p>
          </table:table-cell>
          <table:table-cell office:value-type="float" office:value="844" calcext:value-type="float">
            <text:p>844</text:p>
          </table:table-cell>
          <table:table-cell office:value-type="float" office:value="30306" calcext:value-type="float">
            <text:p>30306</text:p>
          </table:table-cell>
          <table:table-cell office:value-type="float" office:value="232090000" calcext:value-type="float">
            <text:p>232090000</text:p>
          </table:table-cell>
          <table:table-cell table:formula="of:=IF([.L846]-[.I846]=0;0;1)" office:value-type="float" office:value="0" calcext:value-type="float">
            <text:p>0</text:p>
          </table:table-cell>
          <table:table-cell table:formula="of:=IF([.L846]-[.B8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356000" calcext:value-type="float">
            <text:p>135600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289000" calcext:value-type="float">
            <text:p>1289000</text:p>
          </table:table-cell>
          <table:table-cell table:formula="of:=IF([.E847]-[.B847]=0;0;1)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851000" calcext:value-type="float">
            <text:p>1851000</text:p>
          </table:table-cell>
          <table:table-cell office:value-type="float" office:value="845" calcext:value-type="float">
            <text:p>845</text:p>
          </table:table-cell>
          <table:table-cell office:value-type="float" office:value="62" calcext:value-type="float">
            <text:p>62</text:p>
          </table:table-cell>
          <table:table-cell office:value-type="float" office:value="1895000" calcext:value-type="float">
            <text:p>1895000</text:p>
          </table:table-cell>
          <table:table-cell table:formula="of:=IF([.L847]-[.I847]=0;0;1)" office:value-type="float" office:value="0" calcext:value-type="float">
            <text:p>0</text:p>
          </table:table-cell>
          <table:table-cell table:formula="of:=IF([.L847]-[.B8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1615000" calcext:value-type="float">
            <text:p>1615000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1609000" calcext:value-type="float">
            <text:p>1609000</text:p>
          </table:table-cell>
          <table:table-cell table:formula="of:=IF([.E848]-[.B848]=0;0;1)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861999" calcext:value-type="float">
            <text:p>861999</text:p>
          </table:table-cell>
          <table:table-cell office:value-type="float" office:value="846" calcext:value-type="float">
            <text:p>846</text:p>
          </table:table-cell>
          <table:table-cell office:value-type="float" office:value="82" calcext:value-type="float">
            <text:p>82</text:p>
          </table:table-cell>
          <table:table-cell office:value-type="float" office:value="865000" calcext:value-type="float">
            <text:p>865000</text:p>
          </table:table-cell>
          <table:table-cell table:formula="of:=IF([.L848]-[.I848]=0;0;1)" office:value-type="float" office:value="0" calcext:value-type="float">
            <text:p>0</text:p>
          </table:table-cell>
          <table:table-cell table:formula="of:=IF([.L848]-[.B8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3652" calcext:value-type="float">
            <text:p>43652</text:p>
          </table:table-cell>
          <table:table-cell office:value-type="float" office:value="405557000" calcext:value-type="float">
            <text:p>405557000</text:p>
          </table:table-cell>
          <table:table-cell office:value-type="float" office:value="847" calcext:value-type="float">
            <text:p>847</text:p>
          </table:table-cell>
          <table:table-cell office:value-type="float" office:value="43652" calcext:value-type="float">
            <text:p>43652</text:p>
          </table:table-cell>
          <table:table-cell office:value-type="float" office:value="405821000" calcext:value-type="float">
            <text:p>405821000</text:p>
          </table:table-cell>
          <table:table-cell table:formula="of:=IF([.E849]-[.B849]=0;0;1)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43652" calcext:value-type="float">
            <text:p>43652</text:p>
          </table:table-cell>
          <table:table-cell office:value-type="float" office:value="160476999" calcext:value-type="float">
            <text:p>160476999</text:p>
          </table:table-cell>
          <table:table-cell office:value-type="float" office:value="847" calcext:value-type="float">
            <text:p>847</text:p>
          </table:table-cell>
          <table:table-cell office:value-type="float" office:value="43652" calcext:value-type="float">
            <text:p>43652</text:p>
          </table:table-cell>
          <table:table-cell office:value-type="float" office:value="147820000" calcext:value-type="float">
            <text:p>147820000</text:p>
          </table:table-cell>
          <table:table-cell table:formula="of:=IF([.L849]-[.I849]=0;0;1)" office:value-type="float" office:value="0" calcext:value-type="float">
            <text:p>0</text:p>
          </table:table-cell>
          <table:table-cell table:formula="of:=IF([.L849]-[.B8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9703000" calcext:value-type="float">
            <text:p>970300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9641000" calcext:value-type="float">
            <text:p>9641000</text:p>
          </table:table-cell>
          <table:table-cell table:formula="of:=IF([.E850]-[.B850]=0;0;1)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848" calcext:value-type="float">
            <text:p>848</text:p>
          </table:table-cell>
          <table:table-cell office:value-type="float" office:value="693" calcext:value-type="float">
            <text:p>693</text:p>
          </table:table-cell>
          <table:table-cell office:value-type="float" office:value="9589000" calcext:value-type="float">
            <text:p>9589000</text:p>
          </table:table-cell>
          <table:table-cell table:formula="of:=IF([.L850]-[.I850]=0;0;1)" office:value-type="float" office:value="0" calcext:value-type="float">
            <text:p>0</text:p>
          </table:table-cell>
          <table:table-cell table:formula="of:=IF([.L850]-[.B8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0000" calcext:value-type="float">
            <text:p>50000</text:p>
          </table:table-cell>
          <table:table-cell office:value-type="float" office:value="620473000" calcext:value-type="float">
            <text:p>620473000</text:p>
          </table:table-cell>
          <table:table-cell office:value-type="float" office:value="849" calcext:value-type="float">
            <text:p>849</text:p>
          </table:table-cell>
          <table:table-cell office:value-type="float" office:value="50000" calcext:value-type="float">
            <text:p>50000</text:p>
          </table:table-cell>
          <table:table-cell office:value-type="float" office:value="620809000" calcext:value-type="float">
            <text:p>620809000</text:p>
          </table:table-cell>
          <table:table-cell table:formula="of:=IF([.E851]-[.B851]=0;0;1)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50000" calcext:value-type="float">
            <text:p>50000</text:p>
          </table:table-cell>
          <table:table-cell office:value-type="float" office:value="308303999" calcext:value-type="float">
            <text:p>308303999</text:p>
          </table:table-cell>
          <table:table-cell office:value-type="float" office:value="849" calcext:value-type="float">
            <text:p>849</text:p>
          </table:table-cell>
          <table:table-cell office:value-type="float" office:value="50000" calcext:value-type="float">
            <text:p>50000</text:p>
          </table:table-cell>
          <table:table-cell office:value-type="float" office:value="278910000" calcext:value-type="float">
            <text:p>278910000</text:p>
          </table:table-cell>
          <table:table-cell table:formula="of:=IF([.L851]-[.I851]=0;0;1)" office:value-type="float" office:value="0" calcext:value-type="float">
            <text:p>0</text:p>
          </table:table-cell>
          <table:table-cell table:formula="of:=IF([.L851]-[.B8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531" calcext:value-type="float">
            <text:p>15531</text:p>
          </table:table-cell>
          <table:table-cell office:value-type="float" office:value="142866000" calcext:value-type="float">
            <text:p>142866000</text:p>
          </table:table-cell>
          <table:table-cell office:value-type="float" office:value="850" calcext:value-type="float">
            <text:p>850</text:p>
          </table:table-cell>
          <table:table-cell office:value-type="float" office:value="15531" calcext:value-type="float">
            <text:p>15531</text:p>
          </table:table-cell>
          <table:table-cell office:value-type="float" office:value="143157000" calcext:value-type="float">
            <text:p>143157000</text:p>
          </table:table-cell>
          <table:table-cell table:formula="of:=IF([.E852]-[.B852]=0;0;1)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15531" calcext:value-type="float">
            <text:p>15531</text:p>
          </table:table-cell>
          <table:table-cell office:value-type="float" office:value="74802000" calcext:value-type="float">
            <text:p>74802000</text:p>
          </table:table-cell>
          <table:table-cell office:value-type="float" office:value="850" calcext:value-type="float">
            <text:p>850</text:p>
          </table:table-cell>
          <table:table-cell office:value-type="float" office:value="15531" calcext:value-type="float">
            <text:p>15531</text:p>
          </table:table-cell>
          <table:table-cell office:value-type="float" office:value="69788999" calcext:value-type="float">
            <text:p>69788999</text:p>
          </table:table-cell>
          <table:table-cell table:formula="of:=IF([.L852]-[.I852]=0;0;1)" office:value-type="float" office:value="0" calcext:value-type="float">
            <text:p>0</text:p>
          </table:table-cell>
          <table:table-cell table:formula="of:=IF([.L852]-[.B8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000" calcext:value-type="float">
            <text:p>50000</text:p>
          </table:table-cell>
          <table:table-cell office:value-type="float" office:value="517135000" calcext:value-type="float">
            <text:p>517135000</text:p>
          </table:table-cell>
          <table:table-cell office:value-type="float" office:value="851" calcext:value-type="float">
            <text:p>851</text:p>
          </table:table-cell>
          <table:table-cell office:value-type="float" office:value="50000" calcext:value-type="float">
            <text:p>50000</text:p>
          </table:table-cell>
          <table:table-cell office:value-type="float" office:value="520657999" calcext:value-type="float">
            <text:p>520657999</text:p>
          </table:table-cell>
          <table:table-cell table:formula="of:=IF([.E853]-[.B853]=0;0;1)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50000" calcext:value-type="float">
            <text:p>50000</text:p>
          </table:table-cell>
          <table:table-cell office:value-type="float" office:value="536551000" calcext:value-type="float">
            <text:p>536551000</text:p>
          </table:table-cell>
          <table:table-cell office:value-type="float" office:value="851" calcext:value-type="float">
            <text:p>851</text:p>
          </table:table-cell>
          <table:table-cell office:value-type="float" office:value="50000" calcext:value-type="float">
            <text:p>50000</text:p>
          </table:table-cell>
          <table:table-cell office:value-type="float" office:value="545817000" calcext:value-type="float">
            <text:p>545817000</text:p>
          </table:table-cell>
          <table:table-cell table:formula="of:=IF([.L853]-[.I853]=0;0;1)" office:value-type="float" office:value="0" calcext:value-type="float">
            <text:p>0</text:p>
          </table:table-cell>
          <table:table-cell table:formula="of:=IF([.L853]-[.B8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0000" calcext:value-type="float">
            <text:p>50000</text:p>
          </table:table-cell>
          <table:table-cell office:value-type="float" office:value="576847000" calcext:value-type="float">
            <text:p>576847000</text:p>
          </table:table-cell>
          <table:table-cell office:value-type="float" office:value="852" calcext:value-type="float">
            <text:p>852</text:p>
          </table:table-cell>
          <table:table-cell office:value-type="float" office:value="50000" calcext:value-type="float">
            <text:p>50000</text:p>
          </table:table-cell>
          <table:table-cell office:value-type="float" office:value="576401000" calcext:value-type="float">
            <text:p>576401000</text:p>
          </table:table-cell>
          <table:table-cell table:formula="of:=IF([.E854]-[.B854]=0;0;1)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50000" calcext:value-type="float">
            <text:p>50000</text:p>
          </table:table-cell>
          <table:table-cell office:value-type="float" office:value="290348000" calcext:value-type="float">
            <text:p>290348000</text:p>
          </table:table-cell>
          <table:table-cell office:value-type="float" office:value="852" calcext:value-type="float">
            <text:p>852</text:p>
          </table:table-cell>
          <table:table-cell office:value-type="float" office:value="50000" calcext:value-type="float">
            <text:p>50000</text:p>
          </table:table-cell>
          <table:table-cell office:value-type="float" office:value="262820999" calcext:value-type="float">
            <text:p>262820999</text:p>
          </table:table-cell>
          <table:table-cell table:formula="of:=IF([.L854]-[.I854]=0;0;1)" office:value-type="float" office:value="0" calcext:value-type="float">
            <text:p>0</text:p>
          </table:table-cell>
          <table:table-cell table:formula="of:=IF([.L854]-[.B8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65" calcext:value-type="float">
            <text:p>3065</text:p>
          </table:table-cell>
          <table:table-cell office:value-type="float" office:value="47231999" calcext:value-type="float">
            <text:p>47231999</text:p>
          </table:table-cell>
          <table:table-cell office:value-type="float" office:value="853" calcext:value-type="float">
            <text:p>853</text:p>
          </table:table-cell>
          <table:table-cell office:value-type="float" office:value="3065" calcext:value-type="float">
            <text:p>3065</text:p>
          </table:table-cell>
          <table:table-cell office:value-type="float" office:value="47535999" calcext:value-type="float">
            <text:p>47535999</text:p>
          </table:table-cell>
          <table:table-cell table:formula="of:=IF([.E855]-[.B855]=0;0;1)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3065" calcext:value-type="float">
            <text:p>3065</text:p>
          </table:table-cell>
          <table:table-cell office:value-type="float" office:value="40955000" calcext:value-type="float">
            <text:p>40955000</text:p>
          </table:table-cell>
          <table:table-cell office:value-type="float" office:value="853" calcext:value-type="float">
            <text:p>853</text:p>
          </table:table-cell>
          <table:table-cell office:value-type="float" office:value="3065" calcext:value-type="float">
            <text:p>3065</text:p>
          </table:table-cell>
          <table:table-cell office:value-type="float" office:value="39754000" calcext:value-type="float">
            <text:p>39754000</text:p>
          </table:table-cell>
          <table:table-cell table:formula="of:=IF([.L855]-[.I855]=0;0;1)" office:value-type="float" office:value="0" calcext:value-type="float">
            <text:p>0</text:p>
          </table:table-cell>
          <table:table-cell table:formula="of:=IF([.L855]-[.B8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3244000" calcext:value-type="float">
            <text:p>324400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3245000" calcext:value-type="float">
            <text:p>3245000</text:p>
          </table:table-cell>
          <table:table-cell table:formula="of:=IF([.E856]-[.B856]=0;0;1)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3864000" calcext:value-type="float">
            <text:p>3864000</text:p>
          </table:table-cell>
          <table:table-cell office:value-type="float" office:value="854" calcext:value-type="float">
            <text:p>854</text:p>
          </table:table-cell>
          <table:table-cell office:value-type="float" office:value="260" calcext:value-type="float">
            <text:p>260</text:p>
          </table:table-cell>
          <table:table-cell office:value-type="float" office:value="4626000" calcext:value-type="float">
            <text:p>4626000</text:p>
          </table:table-cell>
          <table:table-cell table:formula="of:=IF([.L856]-[.I856]=0;0;1)" office:value-type="float" office:value="0" calcext:value-type="float">
            <text:p>0</text:p>
          </table:table-cell>
          <table:table-cell table:formula="of:=IF([.L856]-[.B8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3954000" calcext:value-type="float">
            <text:p>3954000</text:p>
          </table:table-cell>
          <table:table-cell table:formula="of:=IF([.E857]-[.B857]=0;0;1)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1609000" calcext:value-type="float">
            <text:p>1609000</text:p>
          </table:table-cell>
          <table:table-cell office:value-type="float" office:value="855" calcext:value-type="float">
            <text:p>855</text:p>
          </table:table-cell>
          <table:table-cell office:value-type="float" office:value="176" calcext:value-type="float">
            <text:p>176</text:p>
          </table:table-cell>
          <table:table-cell office:value-type="float" office:value="1524000" calcext:value-type="float">
            <text:p>1524000</text:p>
          </table:table-cell>
          <table:table-cell table:formula="of:=IF([.L857]-[.I857]=0;0;1)" office:value-type="float" office:value="0" calcext:value-type="float">
            <text:p>0</text:p>
          </table:table-cell>
          <table:table-cell table:formula="of:=IF([.L857]-[.B8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109" calcext:value-type="float">
            <text:p>15109</text:p>
          </table:table-cell>
          <table:table-cell office:value-type="float" office:value="201445000" calcext:value-type="float">
            <text:p>201445000</text:p>
          </table:table-cell>
          <table:table-cell office:value-type="float" office:value="856" calcext:value-type="float">
            <text:p>856</text:p>
          </table:table-cell>
          <table:table-cell office:value-type="float" office:value="15109" calcext:value-type="float">
            <text:p>15109</text:p>
          </table:table-cell>
          <table:table-cell office:value-type="float" office:value="201308000" calcext:value-type="float">
            <text:p>201308000</text:p>
          </table:table-cell>
          <table:table-cell table:formula="of:=IF([.E858]-[.B858]=0;0;1)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15109" calcext:value-type="float">
            <text:p>15109</text:p>
          </table:table-cell>
          <table:table-cell office:value-type="float" office:value="160362000" calcext:value-type="float">
            <text:p>160362000</text:p>
          </table:table-cell>
          <table:table-cell office:value-type="float" office:value="856" calcext:value-type="float">
            <text:p>856</text:p>
          </table:table-cell>
          <table:table-cell office:value-type="float" office:value="15109" calcext:value-type="float">
            <text:p>15109</text:p>
          </table:table-cell>
          <table:table-cell office:value-type="float" office:value="156881000" calcext:value-type="float">
            <text:p>156881000</text:p>
          </table:table-cell>
          <table:table-cell table:formula="of:=IF([.L858]-[.I858]=0;0;1)" office:value-type="float" office:value="0" calcext:value-type="float">
            <text:p>0</text:p>
          </table:table-cell>
          <table:table-cell table:formula="of:=IF([.L858]-[.B8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0000" calcext:value-type="float">
            <text:p>50000</text:p>
          </table:table-cell>
          <table:table-cell office:value-type="float" office:value="547867000" calcext:value-type="float">
            <text:p>547867000</text:p>
          </table:table-cell>
          <table:table-cell office:value-type="float" office:value="857" calcext:value-type="float">
            <text:p>857</text:p>
          </table:table-cell>
          <table:table-cell office:value-type="float" office:value="50000" calcext:value-type="float">
            <text:p>50000</text:p>
          </table:table-cell>
          <table:table-cell office:value-type="float" office:value="554558000" calcext:value-type="float">
            <text:p>554558000</text:p>
          </table:table-cell>
          <table:table-cell table:formula="of:=IF([.E859]-[.B859]=0;0;1)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50000" calcext:value-type="float">
            <text:p>50000</text:p>
          </table:table-cell>
          <table:table-cell office:value-type="float" office:value="558403000" calcext:value-type="float">
            <text:p>558403000</text:p>
          </table:table-cell>
          <table:table-cell office:value-type="float" office:value="857" calcext:value-type="float">
            <text:p>857</text:p>
          </table:table-cell>
          <table:table-cell office:value-type="float" office:value="50000" calcext:value-type="float">
            <text:p>50000</text:p>
          </table:table-cell>
          <table:table-cell office:value-type="float" office:value="608140000" calcext:value-type="float">
            <text:p>608140000</text:p>
          </table:table-cell>
          <table:table-cell table:formula="of:=IF([.L859]-[.I859]=0;0;1)" office:value-type="float" office:value="0" calcext:value-type="float">
            <text:p>0</text:p>
          </table:table-cell>
          <table:table-cell table:formula="of:=IF([.L859]-[.B8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0000" calcext:value-type="float">
            <text:p>50000</text:p>
          </table:table-cell>
          <table:table-cell office:value-type="float" office:value="542241000" calcext:value-type="float">
            <text:p>542241000</text:p>
          </table:table-cell>
          <table:table-cell office:value-type="float" office:value="858" calcext:value-type="float">
            <text:p>858</text:p>
          </table:table-cell>
          <table:table-cell office:value-type="float" office:value="50000" calcext:value-type="float">
            <text:p>50000</text:p>
          </table:table-cell>
          <table:table-cell office:value-type="float" office:value="542323000" calcext:value-type="float">
            <text:p>542323000</text:p>
          </table:table-cell>
          <table:table-cell table:formula="of:=IF([.E860]-[.B860]=0;0;1)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50000" calcext:value-type="float">
            <text:p>50000</text:p>
          </table:table-cell>
          <table:table-cell office:value-type="float" office:value="516491999" calcext:value-type="float">
            <text:p>516491999</text:p>
          </table:table-cell>
          <table:table-cell office:value-type="float" office:value="858" calcext:value-type="float">
            <text:p>858</text:p>
          </table:table-cell>
          <table:table-cell office:value-type="float" office:value="50000" calcext:value-type="float">
            <text:p>50000</text:p>
          </table:table-cell>
          <table:table-cell office:value-type="float" office:value="502136000" calcext:value-type="float">
            <text:p>502136000</text:p>
          </table:table-cell>
          <table:table-cell table:formula="of:=IF([.L860]-[.I860]=0;0;1)" office:value-type="float" office:value="0" calcext:value-type="float">
            <text:p>0</text:p>
          </table:table-cell>
          <table:table-cell table:formula="of:=IF([.L860]-[.B8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0000" calcext:value-type="float">
            <text:p>50000</text:p>
          </table:table-cell>
          <table:table-cell office:value-type="float" office:value="542607000" calcext:value-type="float">
            <text:p>542607000</text:p>
          </table:table-cell>
          <table:table-cell office:value-type="float" office:value="859" calcext:value-type="float">
            <text:p>859</text:p>
          </table:table-cell>
          <table:table-cell office:value-type="float" office:value="50000" calcext:value-type="float">
            <text:p>50000</text:p>
          </table:table-cell>
          <table:table-cell office:value-type="float" office:value="539559999" calcext:value-type="float">
            <text:p>539559999</text:p>
          </table:table-cell>
          <table:table-cell table:formula="of:=IF([.E861]-[.B861]=0;0;1)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50000" calcext:value-type="float">
            <text:p>50000</text:p>
          </table:table-cell>
          <table:table-cell office:value-type="float" office:value="220909000" calcext:value-type="float">
            <text:p>220909000</text:p>
          </table:table-cell>
          <table:table-cell office:value-type="float" office:value="859" calcext:value-type="float">
            <text:p>859</text:p>
          </table:table-cell>
          <table:table-cell office:value-type="float" office:value="50000" calcext:value-type="float">
            <text:p>50000</text:p>
          </table:table-cell>
          <table:table-cell office:value-type="float" office:value="200627000" calcext:value-type="float">
            <text:p>200627000</text:p>
          </table:table-cell>
          <table:table-cell table:formula="of:=IF([.L861]-[.I861]=0;0;1)" office:value-type="float" office:value="0" calcext:value-type="float">
            <text:p>0</text:p>
          </table:table-cell>
          <table:table-cell table:formula="of:=IF([.L861]-[.B8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2292000" calcext:value-type="float">
            <text:p>1229200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2279000" calcext:value-type="float">
            <text:p>12279000</text:p>
          </table:table-cell>
          <table:table-cell table:formula="of:=IF([.E862]-[.B862]=0;0;1)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2908000" calcext:value-type="float">
            <text:p>12908000</text:p>
          </table:table-cell>
          <table:table-cell office:value-type="float" office:value="860" calcext:value-type="float">
            <text:p>860</text:p>
          </table:table-cell>
          <table:table-cell office:value-type="float" office:value="582" calcext:value-type="float">
            <text:p>582</text:p>
          </table:table-cell>
          <table:table-cell office:value-type="float" office:value="14691000" calcext:value-type="float">
            <text:p>14691000</text:p>
          </table:table-cell>
          <table:table-cell table:formula="of:=IF([.L862]-[.I862]=0;0;1)" office:value-type="float" office:value="0" calcext:value-type="float">
            <text:p>0</text:p>
          </table:table-cell>
          <table:table-cell table:formula="of:=IF([.L862]-[.B8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740000" calcext:value-type="float">
            <text:p>740000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668000" calcext:value-type="float">
            <text:p>668000</text:p>
          </table:table-cell>
          <table:table-cell table:formula="of:=IF([.E863]-[.B863]=0;0;1)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766000" calcext:value-type="float">
            <text:p>766000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825999" calcext:value-type="float">
            <text:p>825999</text:p>
          </table:table-cell>
          <table:table-cell table:formula="of:=IF([.L863]-[.I863]=0;0;1)" office:value-type="float" office:value="0" calcext:value-type="float">
            <text:p>0</text:p>
          </table:table-cell>
          <table:table-cell table:formula="of:=IF([.L863]-[.B8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0000" calcext:value-type="float">
            <text:p>50000</text:p>
          </table:table-cell>
          <table:table-cell office:value-type="float" office:value="336049000" calcext:value-type="float">
            <text:p>336049000</text:p>
          </table:table-cell>
          <table:table-cell office:value-type="float" office:value="862" calcext:value-type="float">
            <text:p>862</text:p>
          </table:table-cell>
          <table:table-cell office:value-type="float" office:value="50000" calcext:value-type="float">
            <text:p>50000</text:p>
          </table:table-cell>
          <table:table-cell office:value-type="float" office:value="343000000" calcext:value-type="float">
            <text:p>343000000</text:p>
          </table:table-cell>
          <table:table-cell table:formula="of:=IF([.E864]-[.B864]=0;0;1)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50000" calcext:value-type="float">
            <text:p>50000</text:p>
          </table:table-cell>
          <table:table-cell office:value-type="float" office:value="883652999" calcext:value-type="float">
            <text:p>883652999</text:p>
          </table:table-cell>
          <table:table-cell office:value-type="float" office:value="862" calcext:value-type="float">
            <text:p>862</text:p>
          </table:table-cell>
          <table:table-cell office:value-type="float" office:value="50000" calcext:value-type="float">
            <text:p>50000</text:p>
          </table:table-cell>
          <table:table-cell office:value-type="float" office:value="814898999" calcext:value-type="float">
            <text:p>814898999</text:p>
          </table:table-cell>
          <table:table-cell table:formula="of:=IF([.L864]-[.I864]=0;0;1)" office:value-type="float" office:value="0" calcext:value-type="float">
            <text:p>0</text:p>
          </table:table-cell>
          <table:table-cell table:formula="of:=IF([.L864]-[.B8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0000" calcext:value-type="float">
            <text:p>50000</text:p>
          </table:table-cell>
          <table:table-cell office:value-type="float" office:value="413419999" calcext:value-type="float">
            <text:p>413419999</text:p>
          </table:table-cell>
          <table:table-cell office:value-type="float" office:value="863" calcext:value-type="float">
            <text:p>863</text:p>
          </table:table-cell>
          <table:table-cell office:value-type="float" office:value="50000" calcext:value-type="float">
            <text:p>50000</text:p>
          </table:table-cell>
          <table:table-cell office:value-type="float" office:value="411985999" calcext:value-type="float">
            <text:p>411985999</text:p>
          </table:table-cell>
          <table:table-cell table:formula="of:=IF([.E865]-[.B865]=0;0;1)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50000" calcext:value-type="float">
            <text:p>50000</text:p>
          </table:table-cell>
          <table:table-cell office:value-type="float" office:value="229566000" calcext:value-type="float">
            <text:p>229566000</text:p>
          </table:table-cell>
          <table:table-cell office:value-type="float" office:value="863" calcext:value-type="float">
            <text:p>863</text:p>
          </table:table-cell>
          <table:table-cell office:value-type="float" office:value="50000" calcext:value-type="float">
            <text:p>50000</text:p>
          </table:table-cell>
          <table:table-cell office:value-type="float" office:value="210608000" calcext:value-type="float">
            <text:p>210608000</text:p>
          </table:table-cell>
          <table:table-cell table:formula="of:=IF([.L865]-[.I865]=0;0;1)" office:value-type="float" office:value="0" calcext:value-type="float">
            <text:p>0</text:p>
          </table:table-cell>
          <table:table-cell table:formula="of:=IF([.L865]-[.B8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91" calcext:value-type="float">
            <text:p>1491</text:p>
          </table:table-cell>
          <table:table-cell office:value-type="float" office:value="21606999" calcext:value-type="float">
            <text:p>21606999</text:p>
          </table:table-cell>
          <table:table-cell office:value-type="float" office:value="864" calcext:value-type="float">
            <text:p>864</text:p>
          </table:table-cell>
          <table:table-cell office:value-type="float" office:value="1491" calcext:value-type="float">
            <text:p>1491</text:p>
          </table:table-cell>
          <table:table-cell office:value-type="float" office:value="21782000" calcext:value-type="float">
            <text:p>21782000</text:p>
          </table:table-cell>
          <table:table-cell table:formula="of:=IF([.E866]-[.B866]=0;0;1)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491" calcext:value-type="float">
            <text:p>1491</text:p>
          </table:table-cell>
          <table:table-cell office:value-type="float" office:value="13767000" calcext:value-type="float">
            <text:p>13767000</text:p>
          </table:table-cell>
          <table:table-cell office:value-type="float" office:value="864" calcext:value-type="float">
            <text:p>864</text:p>
          </table:table-cell>
          <table:table-cell office:value-type="float" office:value="1491" calcext:value-type="float">
            <text:p>1491</text:p>
          </table:table-cell>
          <table:table-cell office:value-type="float" office:value="13479999" calcext:value-type="float">
            <text:p>13479999</text:p>
          </table:table-cell>
          <table:table-cell table:formula="of:=IF([.L866]-[.I866]=0;0;1)" office:value-type="float" office:value="0" calcext:value-type="float">
            <text:p>0</text:p>
          </table:table-cell>
          <table:table-cell table:formula="of:=IF([.L866]-[.B8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0000" calcext:value-type="float">
            <text:p>50000</text:p>
          </table:table-cell>
          <table:table-cell office:value-type="float" office:value="418128000" calcext:value-type="float">
            <text:p>418128000</text:p>
          </table:table-cell>
          <table:table-cell office:value-type="float" office:value="865" calcext:value-type="float">
            <text:p>865</text:p>
          </table:table-cell>
          <table:table-cell office:value-type="float" office:value="50000" calcext:value-type="float">
            <text:p>50000</text:p>
          </table:table-cell>
          <table:table-cell office:value-type="float" office:value="420913000" calcext:value-type="float">
            <text:p>420913000</text:p>
          </table:table-cell>
          <table:table-cell table:formula="of:=IF([.E867]-[.B867]=0;0;1)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50000" calcext:value-type="float">
            <text:p>50000</text:p>
          </table:table-cell>
          <table:table-cell office:value-type="float" office:value="179743000" calcext:value-type="float">
            <text:p>179743000</text:p>
          </table:table-cell>
          <table:table-cell office:value-type="float" office:value="865" calcext:value-type="float">
            <text:p>865</text:p>
          </table:table-cell>
          <table:table-cell office:value-type="float" office:value="50000" calcext:value-type="float">
            <text:p>50000</text:p>
          </table:table-cell>
          <table:table-cell office:value-type="float" office:value="168171000" calcext:value-type="float">
            <text:p>168171000</text:p>
          </table:table-cell>
          <table:table-cell table:formula="of:=IF([.L867]-[.I867]=0;0;1)" office:value-type="float" office:value="0" calcext:value-type="float">
            <text:p>0</text:p>
          </table:table-cell>
          <table:table-cell table:formula="of:=IF([.L867]-[.B8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0000" calcext:value-type="float">
            <text:p>50000</text:p>
          </table:table-cell>
          <table:table-cell office:value-type="float" office:value="531602000" calcext:value-type="float">
            <text:p>531602000</text:p>
          </table:table-cell>
          <table:table-cell office:value-type="float" office:value="866" calcext:value-type="float">
            <text:p>866</text:p>
          </table:table-cell>
          <table:table-cell office:value-type="float" office:value="50000" calcext:value-type="float">
            <text:p>50000</text:p>
          </table:table-cell>
          <table:table-cell office:value-type="float" office:value="537265000" calcext:value-type="float">
            <text:p>537265000</text:p>
          </table:table-cell>
          <table:table-cell table:formula="of:=IF([.E868]-[.B868]=0;0;1)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50000" calcext:value-type="float">
            <text:p>50000</text:p>
          </table:table-cell>
          <table:table-cell office:value-type="float" office:value="452507000" calcext:value-type="float">
            <text:p>452507000</text:p>
          </table:table-cell>
          <table:table-cell office:value-type="float" office:value="866" calcext:value-type="float">
            <text:p>866</text:p>
          </table:table-cell>
          <table:table-cell office:value-type="float" office:value="50000" calcext:value-type="float">
            <text:p>50000</text:p>
          </table:table-cell>
          <table:table-cell office:value-type="float" office:value="462582999" calcext:value-type="float">
            <text:p>462582999</text:p>
          </table:table-cell>
          <table:table-cell table:formula="of:=IF([.L868]-[.I868]=0;0;1)" office:value-type="float" office:value="0" calcext:value-type="float">
            <text:p>0</text:p>
          </table:table-cell>
          <table:table-cell table:formula="of:=IF([.L868]-[.B8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0000" calcext:value-type="float">
            <text:p>50000</text:p>
          </table:table-cell>
          <table:table-cell office:value-type="float" office:value="211570999" calcext:value-type="float">
            <text:p>211570999</text:p>
          </table:table-cell>
          <table:table-cell office:value-type="float" office:value="867" calcext:value-type="float">
            <text:p>867</text:p>
          </table:table-cell>
          <table:table-cell office:value-type="float" office:value="50000" calcext:value-type="float">
            <text:p>50000</text:p>
          </table:table-cell>
          <table:table-cell office:value-type="float" office:value="210070999" calcext:value-type="float">
            <text:p>210070999</text:p>
          </table:table-cell>
          <table:table-cell table:formula="of:=IF([.E869]-[.B869]=0;0;1)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50000" calcext:value-type="float">
            <text:p>50000</text:p>
          </table:table-cell>
          <table:table-cell office:value-type="float" office:value="215808000" calcext:value-type="float">
            <text:p>215808000</text:p>
          </table:table-cell>
          <table:table-cell office:value-type="float" office:value="867" calcext:value-type="float">
            <text:p>867</text:p>
          </table:table-cell>
          <table:table-cell office:value-type="float" office:value="50000" calcext:value-type="float">
            <text:p>50000</text:p>
          </table:table-cell>
          <table:table-cell office:value-type="float" office:value="219955999" calcext:value-type="float">
            <text:p>219955999</text:p>
          </table:table-cell>
          <table:table-cell table:formula="of:=IF([.L869]-[.I869]=0;0;1)" office:value-type="float" office:value="0" calcext:value-type="float">
            <text:p>0</text:p>
          </table:table-cell>
          <table:table-cell table:formula="of:=IF([.L869]-[.B8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817" calcext:value-type="float">
            <text:p>10817</text:p>
          </table:table-cell>
          <table:table-cell office:value-type="float" office:value="122293000" calcext:value-type="float">
            <text:p>122293000</text:p>
          </table:table-cell>
          <table:table-cell office:value-type="float" office:value="868" calcext:value-type="float">
            <text:p>868</text:p>
          </table:table-cell>
          <table:table-cell office:value-type="float" office:value="10817" calcext:value-type="float">
            <text:p>10817</text:p>
          </table:table-cell>
          <table:table-cell office:value-type="float" office:value="122039000" calcext:value-type="float">
            <text:p>122039000</text:p>
          </table:table-cell>
          <table:table-cell table:formula="of:=IF([.E870]-[.B870]=0;0;1)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10817" calcext:value-type="float">
            <text:p>10817</text:p>
          </table:table-cell>
          <table:table-cell office:value-type="float" office:value="71203000" calcext:value-type="float">
            <text:p>71203000</text:p>
          </table:table-cell>
          <table:table-cell office:value-type="float" office:value="868" calcext:value-type="float">
            <text:p>868</text:p>
          </table:table-cell>
          <table:table-cell office:value-type="float" office:value="10817" calcext:value-type="float">
            <text:p>10817</text:p>
          </table:table-cell>
          <table:table-cell office:value-type="float" office:value="66458000" calcext:value-type="float">
            <text:p>66458000</text:p>
          </table:table-cell>
          <table:table-cell table:formula="of:=IF([.L870]-[.I870]=0;0;1)" office:value-type="float" office:value="0" calcext:value-type="float">
            <text:p>0</text:p>
          </table:table-cell>
          <table:table-cell table:formula="of:=IF([.L870]-[.B8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485" calcext:value-type="float">
            <text:p>2485</text:p>
          </table:table-cell>
          <table:table-cell office:value-type="float" office:value="42421000" calcext:value-type="float">
            <text:p>42421000</text:p>
          </table:table-cell>
          <table:table-cell office:value-type="float" office:value="869" calcext:value-type="float">
            <text:p>869</text:p>
          </table:table-cell>
          <table:table-cell office:value-type="float" office:value="2485" calcext:value-type="float">
            <text:p>2485</text:p>
          </table:table-cell>
          <table:table-cell office:value-type="float" office:value="42651000" calcext:value-type="float">
            <text:p>42651000</text:p>
          </table:table-cell>
          <table:table-cell table:formula="of:=IF([.E871]-[.B871]=0;0;1)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2485" calcext:value-type="float">
            <text:p>2485</text:p>
          </table:table-cell>
          <table:table-cell office:value-type="float" office:value="44273000" calcext:value-type="float">
            <text:p>44273000</text:p>
          </table:table-cell>
          <table:table-cell office:value-type="float" office:value="869" calcext:value-type="float">
            <text:p>869</text:p>
          </table:table-cell>
          <table:table-cell office:value-type="float" office:value="2485" calcext:value-type="float">
            <text:p>2485</text:p>
          </table:table-cell>
          <table:table-cell office:value-type="float" office:value="47984000" calcext:value-type="float">
            <text:p>47984000</text:p>
          </table:table-cell>
          <table:table-cell table:formula="of:=IF([.L871]-[.I871]=0;0;1)" office:value-type="float" office:value="0" calcext:value-type="float">
            <text:p>0</text:p>
          </table:table-cell>
          <table:table-cell table:formula="of:=IF([.L871]-[.B8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516000" calcext:value-type="float">
            <text:p>2516000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449000" calcext:value-type="float">
            <text:p>2449000</text:p>
          </table:table-cell>
          <table:table-cell table:formula="of:=IF([.E872]-[.B872]=0;0;1)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761000" calcext:value-type="float">
            <text:p>2761000</text:p>
          </table:table-cell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2830999" calcext:value-type="float">
            <text:p>2830999</text:p>
          </table:table-cell>
          <table:table-cell table:formula="of:=IF([.L872]-[.I872]=0;0;1)" office:value-type="float" office:value="0" calcext:value-type="float">
            <text:p>0</text:p>
          </table:table-cell>
          <table:table-cell table:formula="of:=IF([.L872]-[.B8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0000" calcext:value-type="float">
            <text:p>50000</text:p>
          </table:table-cell>
          <table:table-cell office:value-type="float" office:value="328624000" calcext:value-type="float">
            <text:p>328624000</text:p>
          </table:table-cell>
          <table:table-cell office:value-type="float" office:value="871" calcext:value-type="float">
            <text:p>871</text:p>
          </table:table-cell>
          <table:table-cell office:value-type="float" office:value="50000" calcext:value-type="float">
            <text:p>50000</text:p>
          </table:table-cell>
          <table:table-cell office:value-type="float" office:value="331018000" calcext:value-type="float">
            <text:p>331018000</text:p>
          </table:table-cell>
          <table:table-cell table:formula="of:=IF([.E873]-[.B873]=0;0;1)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50000" calcext:value-type="float">
            <text:p>50000</text:p>
          </table:table-cell>
          <table:table-cell office:value-type="float" office:value="334214000" calcext:value-type="float">
            <text:p>334214000</text:p>
          </table:table-cell>
          <table:table-cell office:value-type="float" office:value="871" calcext:value-type="float">
            <text:p>871</text:p>
          </table:table-cell>
          <table:table-cell office:value-type="float" office:value="50000" calcext:value-type="float">
            <text:p>50000</text:p>
          </table:table-cell>
          <table:table-cell office:value-type="float" office:value="388354000" calcext:value-type="float">
            <text:p>388354000</text:p>
          </table:table-cell>
          <table:table-cell table:formula="of:=IF([.L873]-[.I873]=0;0;1)" office:value-type="float" office:value="0" calcext:value-type="float">
            <text:p>0</text:p>
          </table:table-cell>
          <table:table-cell table:formula="of:=IF([.L873]-[.B8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669" calcext:value-type="float">
            <text:p>4669</text:p>
          </table:table-cell>
          <table:table-cell office:value-type="float" office:value="63686999" calcext:value-type="float">
            <text:p>63686999</text:p>
          </table:table-cell>
          <table:table-cell office:value-type="float" office:value="872" calcext:value-type="float">
            <text:p>872</text:p>
          </table:table-cell>
          <table:table-cell office:value-type="float" office:value="4669" calcext:value-type="float">
            <text:p>4669</text:p>
          </table:table-cell>
          <table:table-cell office:value-type="float" office:value="63624000" calcext:value-type="float">
            <text:p>63624000</text:p>
          </table:table-cell>
          <table:table-cell table:formula="of:=IF([.E874]-[.B874]=0;0;1)"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4669" calcext:value-type="float">
            <text:p>4669</text:p>
          </table:table-cell>
          <table:table-cell office:value-type="float" office:value="31690999" calcext:value-type="float">
            <text:p>31690999</text:p>
          </table:table-cell>
          <table:table-cell office:value-type="float" office:value="872" calcext:value-type="float">
            <text:p>872</text:p>
          </table:table-cell>
          <table:table-cell office:value-type="float" office:value="4669" calcext:value-type="float">
            <text:p>4669</text:p>
          </table:table-cell>
          <table:table-cell office:value-type="float" office:value="28825999" calcext:value-type="float">
            <text:p>28825999</text:p>
          </table:table-cell>
          <table:table-cell table:formula="of:=IF([.L874]-[.I874]=0;0;1)" office:value-type="float" office:value="0" calcext:value-type="float">
            <text:p>0</text:p>
          </table:table-cell>
          <table:table-cell table:formula="of:=IF([.L874]-[.B8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0000" calcext:value-type="float">
            <text:p>50000</text:p>
          </table:table-cell>
          <table:table-cell office:value-type="float" office:value="551555999" calcext:value-type="float">
            <text:p>551555999</text:p>
          </table:table-cell>
          <table:table-cell office:value-type="float" office:value="873" calcext:value-type="float">
            <text:p>873</text:p>
          </table:table-cell>
          <table:table-cell office:value-type="float" office:value="50000" calcext:value-type="float">
            <text:p>50000</text:p>
          </table:table-cell>
          <table:table-cell office:value-type="float" office:value="552528000" calcext:value-type="float">
            <text:p>552528000</text:p>
          </table:table-cell>
          <table:table-cell table:formula="of:=IF([.E875]-[.B875]=0;0;1)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50000" calcext:value-type="float">
            <text:p>50000</text:p>
          </table:table-cell>
          <table:table-cell office:value-type="float" office:value="264988000" calcext:value-type="float">
            <text:p>264988000</text:p>
          </table:table-cell>
          <table:table-cell office:value-type="float" office:value="873" calcext:value-type="float">
            <text:p>873</text:p>
          </table:table-cell>
          <table:table-cell office:value-type="float" office:value="50000" calcext:value-type="float">
            <text:p>50000</text:p>
          </table:table-cell>
          <table:table-cell office:value-type="float" office:value="240006000" calcext:value-type="float">
            <text:p>240006000</text:p>
          </table:table-cell>
          <table:table-cell table:formula="of:=IF([.L875]-[.I875]=0;0;1)" office:value-type="float" office:value="0" calcext:value-type="float">
            <text:p>0</text:p>
          </table:table-cell>
          <table:table-cell table:formula="of:=IF([.L875]-[.B8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586" calcext:value-type="float">
            <text:p>12586</text:p>
          </table:table-cell>
          <table:table-cell office:value-type="float" office:value="192379000" calcext:value-type="float">
            <text:p>192379000</text:p>
          </table:table-cell>
          <table:table-cell office:value-type="float" office:value="874" calcext:value-type="float">
            <text:p>874</text:p>
          </table:table-cell>
          <table:table-cell office:value-type="float" office:value="12586" calcext:value-type="float">
            <text:p>12586</text:p>
          </table:table-cell>
          <table:table-cell office:value-type="float" office:value="197005000" calcext:value-type="float">
            <text:p>197005000</text:p>
          </table:table-cell>
          <table:table-cell table:formula="of:=IF([.E876]-[.B876]=0;0;1)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2586" calcext:value-type="float">
            <text:p>12586</text:p>
          </table:table-cell>
          <table:table-cell office:value-type="float" office:value="154790999" calcext:value-type="float">
            <text:p>154790999</text:p>
          </table:table-cell>
          <table:table-cell office:value-type="float" office:value="874" calcext:value-type="float">
            <text:p>874</text:p>
          </table:table-cell>
          <table:table-cell office:value-type="float" office:value="12586" calcext:value-type="float">
            <text:p>12586</text:p>
          </table:table-cell>
          <table:table-cell office:value-type="float" office:value="156636000" calcext:value-type="float">
            <text:p>156636000</text:p>
          </table:table-cell>
          <table:table-cell table:formula="of:=IF([.L876]-[.I876]=0;0;1)" office:value-type="float" office:value="0" calcext:value-type="float">
            <text:p>0</text:p>
          </table:table-cell>
          <table:table-cell table:formula="of:=IF([.L876]-[.B8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0000" calcext:value-type="float">
            <text:p>50000</text:p>
          </table:table-cell>
          <table:table-cell office:value-type="float" office:value="517452999" calcext:value-type="float">
            <text:p>517452999</text:p>
          </table:table-cell>
          <table:table-cell office:value-type="float" office:value="875" calcext:value-type="float">
            <text:p>875</text:p>
          </table:table-cell>
          <table:table-cell office:value-type="float" office:value="50000" calcext:value-type="float">
            <text:p>50000</text:p>
          </table:table-cell>
          <table:table-cell office:value-type="float" office:value="517533000" calcext:value-type="float">
            <text:p>517533000</text:p>
          </table:table-cell>
          <table:table-cell table:formula="of:=IF([.E877]-[.B877]=0;0;1)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50000" calcext:value-type="float">
            <text:p>50000</text:p>
          </table:table-cell>
          <table:table-cell office:value-type="float" office:value="244412000" calcext:value-type="float">
            <text:p>244412000</text:p>
          </table:table-cell>
          <table:table-cell office:value-type="float" office:value="875" calcext:value-type="float">
            <text:p>875</text:p>
          </table:table-cell>
          <table:table-cell office:value-type="float" office:value="50000" calcext:value-type="float">
            <text:p>50000</text:p>
          </table:table-cell>
          <table:table-cell office:value-type="float" office:value="222214000" calcext:value-type="float">
            <text:p>222214000</text:p>
          </table:table-cell>
          <table:table-cell table:formula="of:=IF([.L877]-[.I877]=0;0;1)" office:value-type="float" office:value="0" calcext:value-type="float">
            <text:p>0</text:p>
          </table:table-cell>
          <table:table-cell table:formula="of:=IF([.L877]-[.B8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0000" calcext:value-type="float">
            <text:p>50000</text:p>
          </table:table-cell>
          <table:table-cell office:value-type="float" office:value="470792000" calcext:value-type="float">
            <text:p>470792000</text:p>
          </table:table-cell>
          <table:table-cell office:value-type="float" office:value="876" calcext:value-type="float">
            <text:p>876</text:p>
          </table:table-cell>
          <table:table-cell office:value-type="float" office:value="50000" calcext:value-type="float">
            <text:p>50000</text:p>
          </table:table-cell>
          <table:table-cell office:value-type="float" office:value="473309999" calcext:value-type="float">
            <text:p>473309999</text:p>
          </table:table-cell>
          <table:table-cell table:formula="of:=IF([.E878]-[.B878]=0;0;1)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50000" calcext:value-type="float">
            <text:p>50000</text:p>
          </table:table-cell>
          <table:table-cell office:value-type="float" office:value="254367999" calcext:value-type="float">
            <text:p>254367999</text:p>
          </table:table-cell>
          <table:table-cell office:value-type="float" office:value="876" calcext:value-type="float">
            <text:p>876</text:p>
          </table:table-cell>
          <table:table-cell office:value-type="float" office:value="50000" calcext:value-type="float">
            <text:p>50000</text:p>
          </table:table-cell>
          <table:table-cell office:value-type="float" office:value="230710000" calcext:value-type="float">
            <text:p>230710000</text:p>
          </table:table-cell>
          <table:table-cell table:formula="of:=IF([.L878]-[.I878]=0;0;1)" office:value-type="float" office:value="0" calcext:value-type="float">
            <text:p>0</text:p>
          </table:table-cell>
          <table:table-cell table:formula="of:=IF([.L878]-[.B8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320" calcext:value-type="float">
            <text:p>3320</text:p>
          </table:table-cell>
          <table:table-cell office:value-type="float" office:value="23943000" calcext:value-type="float">
            <text:p>23943000</text:p>
          </table:table-cell>
          <table:table-cell office:value-type="float" office:value="877" calcext:value-type="float">
            <text:p>877</text:p>
          </table:table-cell>
          <table:table-cell office:value-type="float" office:value="3320" calcext:value-type="float">
            <text:p>3320</text:p>
          </table:table-cell>
          <table:table-cell office:value-type="float" office:value="23576999" calcext:value-type="float">
            <text:p>23576999</text:p>
          </table:table-cell>
          <table:table-cell table:formula="of:=IF([.E879]-[.B879]=0;0;1)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3320" calcext:value-type="float">
            <text:p>3320</text:p>
          </table:table-cell>
          <table:table-cell office:value-type="float" office:value="25549000" calcext:value-type="float">
            <text:p>25549000</text:p>
          </table:table-cell>
          <table:table-cell office:value-type="float" office:value="877" calcext:value-type="float">
            <text:p>877</text:p>
          </table:table-cell>
          <table:table-cell office:value-type="float" office:value="3320" calcext:value-type="float">
            <text:p>3320</text:p>
          </table:table-cell>
          <table:table-cell office:value-type="float" office:value="28006000" calcext:value-type="float">
            <text:p>28006000</text:p>
          </table:table-cell>
          <table:table-cell table:formula="of:=IF([.L879]-[.I879]=0;0;1)" office:value-type="float" office:value="0" calcext:value-type="float">
            <text:p>0</text:p>
          </table:table-cell>
          <table:table-cell table:formula="of:=IF([.L879]-[.B8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91" calcext:value-type="float">
            <text:p>3991</text:p>
          </table:table-cell>
          <table:table-cell office:value-type="float" office:value="64794999" calcext:value-type="float">
            <text:p>64794999</text:p>
          </table:table-cell>
          <table:table-cell office:value-type="float" office:value="878" calcext:value-type="float">
            <text:p>878</text:p>
          </table:table-cell>
          <table:table-cell office:value-type="float" office:value="3991" calcext:value-type="float">
            <text:p>3991</text:p>
          </table:table-cell>
          <table:table-cell office:value-type="float" office:value="63850000" calcext:value-type="float">
            <text:p>63850000</text:p>
          </table:table-cell>
          <table:table-cell table:formula="of:=IF([.E880]-[.B880]=0;0;1)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3991" calcext:value-type="float">
            <text:p>3991</text:p>
          </table:table-cell>
          <table:table-cell office:value-type="float" office:value="55587000" calcext:value-type="float">
            <text:p>55587000</text:p>
          </table:table-cell>
          <table:table-cell office:value-type="float" office:value="878" calcext:value-type="float">
            <text:p>878</text:p>
          </table:table-cell>
          <table:table-cell office:value-type="float" office:value="3991" calcext:value-type="float">
            <text:p>3991</text:p>
          </table:table-cell>
          <table:table-cell office:value-type="float" office:value="54157000" calcext:value-type="float">
            <text:p>54157000</text:p>
          </table:table-cell>
          <table:table-cell table:formula="of:=IF([.L880]-[.I880]=0;0;1)" office:value-type="float" office:value="0" calcext:value-type="float">
            <text:p>0</text:p>
          </table:table-cell>
          <table:table-cell table:formula="of:=IF([.L880]-[.B8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803000" calcext:value-type="float">
            <text:p>4803000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697000" calcext:value-type="float">
            <text:p>4697000</text:p>
          </table:table-cell>
          <table:table-cell table:formula="of:=IF([.E881]-[.B881]=0;0;1)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514000" calcext:value-type="float">
            <text:p>4514000</text:p>
          </table:table-cell>
          <table:table-cell office:value-type="float" office:value="879" calcext:value-type="float">
            <text:p>879</text:p>
          </table:table-cell>
          <table:table-cell office:value-type="float" office:value="382" calcext:value-type="float">
            <text:p>382</text:p>
          </table:table-cell>
          <table:table-cell office:value-type="float" office:value="4439999" calcext:value-type="float">
            <text:p>4439999</text:p>
          </table:table-cell>
          <table:table-cell table:formula="of:=IF([.L881]-[.I881]=0;0;1)" office:value-type="float" office:value="0" calcext:value-type="float">
            <text:p>0</text:p>
          </table:table-cell>
          <table:table-cell table:formula="of:=IF([.L881]-[.B8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4111" calcext:value-type="float">
            <text:p>24111</text:p>
          </table:table-cell>
          <table:table-cell office:value-type="float" office:value="245906000" calcext:value-type="float">
            <text:p>245906000</text:p>
          </table:table-cell>
          <table:table-cell office:value-type="float" office:value="880" calcext:value-type="float">
            <text:p>880</text:p>
          </table:table-cell>
          <table:table-cell office:value-type="float" office:value="24111" calcext:value-type="float">
            <text:p>24111</text:p>
          </table:table-cell>
          <table:table-cell office:value-type="float" office:value="247406000" calcext:value-type="float">
            <text:p>247406000</text:p>
          </table:table-cell>
          <table:table-cell table:formula="of:=IF([.E882]-[.B882]=0;0;1)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24111" calcext:value-type="float">
            <text:p>24111</text:p>
          </table:table-cell>
          <table:table-cell office:value-type="float" office:value="113148000" calcext:value-type="float">
            <text:p>113148000</text:p>
          </table:table-cell>
          <table:table-cell office:value-type="float" office:value="880" calcext:value-type="float">
            <text:p>880</text:p>
          </table:table-cell>
          <table:table-cell office:value-type="float" office:value="24111" calcext:value-type="float">
            <text:p>24111</text:p>
          </table:table-cell>
          <table:table-cell office:value-type="float" office:value="103110000" calcext:value-type="float">
            <text:p>103110000</text:p>
          </table:table-cell>
          <table:table-cell table:formula="of:=IF([.L882]-[.I882]=0;0;1)" office:value-type="float" office:value="0" calcext:value-type="float">
            <text:p>0</text:p>
          </table:table-cell>
          <table:table-cell table:formula="of:=IF([.L882]-[.B8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279" calcext:value-type="float">
            <text:p>10279</text:p>
          </table:table-cell>
          <table:table-cell office:value-type="float" office:value="144924000" calcext:value-type="float">
            <text:p>144924000</text:p>
          </table:table-cell>
          <table:table-cell office:value-type="float" office:value="881" calcext:value-type="float">
            <text:p>881</text:p>
          </table:table-cell>
          <table:table-cell office:value-type="float" office:value="10279" calcext:value-type="float">
            <text:p>10279</text:p>
          </table:table-cell>
          <table:table-cell office:value-type="float" office:value="146472000" calcext:value-type="float">
            <text:p>146472000</text:p>
          </table:table-cell>
          <table:table-cell table:formula="of:=IF([.E883]-[.B883]=0;0;1)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10279" calcext:value-type="float">
            <text:p>10279</text:p>
          </table:table-cell>
          <table:table-cell office:value-type="float" office:value="119010999" calcext:value-type="float">
            <text:p>119010999</text:p>
          </table:table-cell>
          <table:table-cell office:value-type="float" office:value="881" calcext:value-type="float">
            <text:p>881</text:p>
          </table:table-cell>
          <table:table-cell office:value-type="float" office:value="10279" calcext:value-type="float">
            <text:p>10279</text:p>
          </table:table-cell>
          <table:table-cell office:value-type="float" office:value="119780000" calcext:value-type="float">
            <text:p>119780000</text:p>
          </table:table-cell>
          <table:table-cell table:formula="of:=IF([.L883]-[.I883]=0;0;1)" office:value-type="float" office:value="0" calcext:value-type="float">
            <text:p>0</text:p>
          </table:table-cell>
          <table:table-cell table:formula="of:=IF([.L883]-[.B8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0000" calcext:value-type="float">
            <text:p>50000</text:p>
          </table:table-cell>
          <table:table-cell office:value-type="float" office:value="643983000" calcext:value-type="float">
            <text:p>643983000</text:p>
          </table:table-cell>
          <table:table-cell office:value-type="float" office:value="882" calcext:value-type="float">
            <text:p>882</text:p>
          </table:table-cell>
          <table:table-cell office:value-type="float" office:value="50000" calcext:value-type="float">
            <text:p>50000</text:p>
          </table:table-cell>
          <table:table-cell office:value-type="float" office:value="645670000" calcext:value-type="float">
            <text:p>645670000</text:p>
          </table:table-cell>
          <table:table-cell table:formula="of:=IF([.E884]-[.B884]=0;0;1)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50000" calcext:value-type="float">
            <text:p>50000</text:p>
          </table:table-cell>
          <table:table-cell office:value-type="float" office:value="392351000" calcext:value-type="float">
            <text:p>392351000</text:p>
          </table:table-cell>
          <table:table-cell office:value-type="float" office:value="882" calcext:value-type="float">
            <text:p>882</text:p>
          </table:table-cell>
          <table:table-cell office:value-type="float" office:value="50000" calcext:value-type="float">
            <text:p>50000</text:p>
          </table:table-cell>
          <table:table-cell office:value-type="float" office:value="369120000" calcext:value-type="float">
            <text:p>369120000</text:p>
          </table:table-cell>
          <table:table-cell table:formula="of:=IF([.L884]-[.I884]=0;0;1)" office:value-type="float" office:value="0" calcext:value-type="float">
            <text:p>0</text:p>
          </table:table-cell>
          <table:table-cell table:formula="of:=IF([.L884]-[.B8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122999" calcext:value-type="float">
            <text:p>1122999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037000" calcext:value-type="float">
            <text:p>1037000</text:p>
          </table:table-cell>
          <table:table-cell table:formula="of:=IF([.E885]-[.B885]=0;0;1)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591999" calcext:value-type="float">
            <text:p>1591999</text:p>
          </table:table-cell>
          <table:table-cell office:value-type="float" office:value="883" calcext:value-type="float">
            <text:p>883</text:p>
          </table:table-cell>
          <table:table-cell office:value-type="float" office:value="45" calcext:value-type="float">
            <text:p>45</text:p>
          </table:table-cell>
          <table:table-cell office:value-type="float" office:value="1599000" calcext:value-type="float">
            <text:p>1599000</text:p>
          </table:table-cell>
          <table:table-cell table:formula="of:=IF([.L885]-[.I885]=0;0;1)" office:value-type="float" office:value="0" calcext:value-type="float">
            <text:p>0</text:p>
          </table:table-cell>
          <table:table-cell table:formula="of:=IF([.L885]-[.B8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0000" calcext:value-type="float">
            <text:p>50000</text:p>
          </table:table-cell>
          <table:table-cell office:value-type="float" office:value="452420999" calcext:value-type="float">
            <text:p>452420999</text:p>
          </table:table-cell>
          <table:table-cell office:value-type="float" office:value="884" calcext:value-type="float">
            <text:p>884</text:p>
          </table:table-cell>
          <table:table-cell office:value-type="float" office:value="50000" calcext:value-type="float">
            <text:p>50000</text:p>
          </table:table-cell>
          <table:table-cell office:value-type="float" office:value="455497000" calcext:value-type="float">
            <text:p>455497000</text:p>
          </table:table-cell>
          <table:table-cell table:formula="of:=IF([.E886]-[.B886]=0;0;1)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50000" calcext:value-type="float">
            <text:p>50000</text:p>
          </table:table-cell>
          <table:table-cell office:value-type="float" office:value="342339000" calcext:value-type="float">
            <text:p>342339000</text:p>
          </table:table-cell>
          <table:table-cell office:value-type="float" office:value="884" calcext:value-type="float">
            <text:p>884</text:p>
          </table:table-cell>
          <table:table-cell office:value-type="float" office:value="50000" calcext:value-type="float">
            <text:p>50000</text:p>
          </table:table-cell>
          <table:table-cell office:value-type="float" office:value="374254000" calcext:value-type="float">
            <text:p>374254000</text:p>
          </table:table-cell>
          <table:table-cell table:formula="of:=IF([.L886]-[.I886]=0;0;1)" office:value-type="float" office:value="0" calcext:value-type="float">
            <text:p>0</text:p>
          </table:table-cell>
          <table:table-cell table:formula="of:=IF([.L886]-[.B8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59999" calcext:value-type="float">
            <text:p>259999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33000" calcext:value-type="float">
            <text:p>233000</text:p>
          </table:table-cell>
          <table:table-cell table:formula="of:=IF([.E887]-[.B887]=0;0;1)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330999" calcext:value-type="float">
            <text:p>330999</text:p>
          </table:table-cell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298000" calcext:value-type="float">
            <text:p>298000</text:p>
          </table:table-cell>
          <table:table-cell table:formula="of:=IF([.L887]-[.I887]=0;0;1)" office:value-type="float" office:value="0" calcext:value-type="float">
            <text:p>0</text:p>
          </table:table-cell>
          <table:table-cell table:formula="of:=IF([.L887]-[.B8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0000" calcext:value-type="float">
            <text:p>50000</text:p>
          </table:table-cell>
          <table:table-cell office:value-type="float" office:value="696916000" calcext:value-type="float">
            <text:p>696916000</text:p>
          </table:table-cell>
          <table:table-cell office:value-type="float" office:value="886" calcext:value-type="float">
            <text:p>886</text:p>
          </table:table-cell>
          <table:table-cell office:value-type="float" office:value="50000" calcext:value-type="float">
            <text:p>50000</text:p>
          </table:table-cell>
          <table:table-cell office:value-type="float" office:value="696102000" calcext:value-type="float">
            <text:p>696102000</text:p>
          </table:table-cell>
          <table:table-cell table:formula="of:=IF([.E888]-[.B888]=0;0;1)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50000" calcext:value-type="float">
            <text:p>50000</text:p>
          </table:table-cell>
          <table:table-cell office:value-type="float" office:value="709685000" calcext:value-type="float">
            <text:p>709685000</text:p>
          </table:table-cell>
          <table:table-cell office:value-type="float" office:value="886" calcext:value-type="float">
            <text:p>886</text:p>
          </table:table-cell>
          <table:table-cell office:value-type="float" office:value="50000" calcext:value-type="float">
            <text:p>50000</text:p>
          </table:table-cell>
          <table:table-cell office:value-type="float" office:value="750378000" calcext:value-type="float">
            <text:p>750378000</text:p>
          </table:table-cell>
          <table:table-cell table:formula="of:=IF([.L888]-[.I888]=0;0;1)" office:value-type="float" office:value="0" calcext:value-type="float">
            <text:p>0</text:p>
          </table:table-cell>
          <table:table-cell table:formula="of:=IF([.L888]-[.B8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903" calcext:value-type="float">
            <text:p>3903</text:p>
          </table:table-cell>
          <table:table-cell office:value-type="float" office:value="68944999" calcext:value-type="float">
            <text:p>68944999</text:p>
          </table:table-cell>
          <table:table-cell office:value-type="float" office:value="887" calcext:value-type="float">
            <text:p>887</text:p>
          </table:table-cell>
          <table:table-cell office:value-type="float" office:value="3903" calcext:value-type="float">
            <text:p>3903</text:p>
          </table:table-cell>
          <table:table-cell office:value-type="float" office:value="68687000" calcext:value-type="float">
            <text:p>68687000</text:p>
          </table:table-cell>
          <table:table-cell table:formula="of:=IF([.E889]-[.B889]=0;0;1)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3903" calcext:value-type="float">
            <text:p>3903</text:p>
          </table:table-cell>
          <table:table-cell office:value-type="float" office:value="72138000" calcext:value-type="float">
            <text:p>72138000</text:p>
          </table:table-cell>
          <table:table-cell office:value-type="float" office:value="887" calcext:value-type="float">
            <text:p>887</text:p>
          </table:table-cell>
          <table:table-cell office:value-type="float" office:value="3903" calcext:value-type="float">
            <text:p>3903</text:p>
          </table:table-cell>
          <table:table-cell office:value-type="float" office:value="76837000" calcext:value-type="float">
            <text:p>76837000</text:p>
          </table:table-cell>
          <table:table-cell table:formula="of:=IF([.L889]-[.I889]=0;0;1)" office:value-type="float" office:value="0" calcext:value-type="float">
            <text:p>0</text:p>
          </table:table-cell>
          <table:table-cell table:formula="of:=IF([.L889]-[.B8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0000" calcext:value-type="float">
            <text:p>50000</text:p>
          </table:table-cell>
          <table:table-cell office:value-type="float" office:value="392611000" calcext:value-type="float">
            <text:p>392611000</text:p>
          </table:table-cell>
          <table:table-cell office:value-type="float" office:value="888" calcext:value-type="float">
            <text:p>888</text:p>
          </table:table-cell>
          <table:table-cell office:value-type="float" office:value="50000" calcext:value-type="float">
            <text:p>50000</text:p>
          </table:table-cell>
          <table:table-cell office:value-type="float" office:value="394192999" calcext:value-type="float">
            <text:p>394192999</text:p>
          </table:table-cell>
          <table:table-cell table:formula="of:=IF([.E890]-[.B890]=0;0;1)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50000" calcext:value-type="float">
            <text:p>50000</text:p>
          </table:table-cell>
          <table:table-cell office:value-type="float" office:value="394841000" calcext:value-type="float">
            <text:p>394841000</text:p>
          </table:table-cell>
          <table:table-cell office:value-type="float" office:value="888" calcext:value-type="float">
            <text:p>888</text:p>
          </table:table-cell>
          <table:table-cell office:value-type="float" office:value="50000" calcext:value-type="float">
            <text:p>50000</text:p>
          </table:table-cell>
          <table:table-cell office:value-type="float" office:value="416925999" calcext:value-type="float">
            <text:p>416925999</text:p>
          </table:table-cell>
          <table:table-cell table:formula="of:=IF([.L890]-[.I890]=0;0;1)" office:value-type="float" office:value="0" calcext:value-type="float">
            <text:p>0</text:p>
          </table:table-cell>
          <table:table-cell table:formula="of:=IF([.L890]-[.B8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0000" calcext:value-type="float">
            <text:p>50000</text:p>
          </table:table-cell>
          <table:table-cell office:value-type="float" office:value="339935999" calcext:value-type="float">
            <text:p>339935999</text:p>
          </table:table-cell>
          <table:table-cell office:value-type="float" office:value="889" calcext:value-type="float">
            <text:p>889</text:p>
          </table:table-cell>
          <table:table-cell office:value-type="float" office:value="50000" calcext:value-type="float">
            <text:p>50000</text:p>
          </table:table-cell>
          <table:table-cell office:value-type="float" office:value="339849000" calcext:value-type="float">
            <text:p>339849000</text:p>
          </table:table-cell>
          <table:table-cell table:formula="of:=IF([.E891]-[.B891]=0;0;1)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50000" calcext:value-type="float">
            <text:p>50000</text:p>
          </table:table-cell>
          <table:table-cell office:value-type="float" office:value="281620000" calcext:value-type="float">
            <text:p>281620000</text:p>
          </table:table-cell>
          <table:table-cell office:value-type="float" office:value="889" calcext:value-type="float">
            <text:p>889</text:p>
          </table:table-cell>
          <table:table-cell office:value-type="float" office:value="50000" calcext:value-type="float">
            <text:p>50000</text:p>
          </table:table-cell>
          <table:table-cell office:value-type="float" office:value="263388000" calcext:value-type="float">
            <text:p>263388000</text:p>
          </table:table-cell>
          <table:table-cell table:formula="of:=IF([.L891]-[.I891]=0;0;1)" office:value-type="float" office:value="0" calcext:value-type="float">
            <text:p>0</text:p>
          </table:table-cell>
          <table:table-cell table:formula="of:=IF([.L891]-[.B8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0000" calcext:value-type="float">
            <text:p>50000</text:p>
          </table:table-cell>
          <table:table-cell office:value-type="float" office:value="526899999" calcext:value-type="float">
            <text:p>526899999</text:p>
          </table:table-cell>
          <table:table-cell office:value-type="float" office:value="890" calcext:value-type="float">
            <text:p>890</text:p>
          </table:table-cell>
          <table:table-cell office:value-type="float" office:value="50000" calcext:value-type="float">
            <text:p>50000</text:p>
          </table:table-cell>
          <table:table-cell office:value-type="float" office:value="527035000" calcext:value-type="float">
            <text:p>527035000</text:p>
          </table:table-cell>
          <table:table-cell table:formula="of:=IF([.E892]-[.B892]=0;0;1)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50000" calcext:value-type="float">
            <text:p>50000</text:p>
          </table:table-cell>
          <table:table-cell office:value-type="float" office:value="280261000" calcext:value-type="float">
            <text:p>280261000</text:p>
          </table:table-cell>
          <table:table-cell office:value-type="float" office:value="890" calcext:value-type="float">
            <text:p>890</text:p>
          </table:table-cell>
          <table:table-cell office:value-type="float" office:value="50000" calcext:value-type="float">
            <text:p>50000</text:p>
          </table:table-cell>
          <table:table-cell office:value-type="float" office:value="254822999" calcext:value-type="float">
            <text:p>254822999</text:p>
          </table:table-cell>
          <table:table-cell table:formula="of:=IF([.L892]-[.I892]=0;0;1)" office:value-type="float" office:value="0" calcext:value-type="float">
            <text:p>0</text:p>
          </table:table-cell>
          <table:table-cell table:formula="of:=IF([.L892]-[.B8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861" calcext:value-type="float">
            <text:p>13861</text:p>
          </table:table-cell>
          <table:table-cell office:value-type="float" office:value="123261000" calcext:value-type="float">
            <text:p>123261000</text:p>
          </table:table-cell>
          <table:table-cell office:value-type="float" office:value="891" calcext:value-type="float">
            <text:p>891</text:p>
          </table:table-cell>
          <table:table-cell office:value-type="float" office:value="13861" calcext:value-type="float">
            <text:p>13861</text:p>
          </table:table-cell>
          <table:table-cell office:value-type="float" office:value="124366999" calcext:value-type="float">
            <text:p>124366999</text:p>
          </table:table-cell>
          <table:table-cell table:formula="of:=IF([.E893]-[.B893]=0;0;1)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3861" calcext:value-type="float">
            <text:p>13861</text:p>
          </table:table-cell>
          <table:table-cell office:value-type="float" office:value="42166999" calcext:value-type="float">
            <text:p>42166999</text:p>
          </table:table-cell>
          <table:table-cell office:value-type="float" office:value="891" calcext:value-type="float">
            <text:p>891</text:p>
          </table:table-cell>
          <table:table-cell office:value-type="float" office:value="13861" calcext:value-type="float">
            <text:p>13861</text:p>
          </table:table-cell>
          <table:table-cell office:value-type="float" office:value="38853000" calcext:value-type="float">
            <text:p>38853000</text:p>
          </table:table-cell>
          <table:table-cell table:formula="of:=IF([.L893]-[.I893]=0;0;1)" office:value-type="float" office:value="0" calcext:value-type="float">
            <text:p>0</text:p>
          </table:table-cell>
          <table:table-cell table:formula="of:=IF([.L893]-[.B8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054" calcext:value-type="float">
            <text:p>11054</text:p>
          </table:table-cell>
          <table:table-cell office:value-type="float" office:value="136582999" calcext:value-type="float">
            <text:p>136582999</text:p>
          </table:table-cell>
          <table:table-cell office:value-type="float" office:value="892" calcext:value-type="float">
            <text:p>892</text:p>
          </table:table-cell>
          <table:table-cell office:value-type="float" office:value="11054" calcext:value-type="float">
            <text:p>11054</text:p>
          </table:table-cell>
          <table:table-cell office:value-type="float" office:value="136320000" calcext:value-type="float">
            <text:p>136320000</text:p>
          </table:table-cell>
          <table:table-cell table:formula="of:=IF([.E894]-[.B894]=0;0;1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1054" calcext:value-type="float">
            <text:p>11054</text:p>
          </table:table-cell>
          <table:table-cell office:value-type="float" office:value="109486000" calcext:value-type="float">
            <text:p>109486000</text:p>
          </table:table-cell>
          <table:table-cell office:value-type="float" office:value="892" calcext:value-type="float">
            <text:p>892</text:p>
          </table:table-cell>
          <table:table-cell office:value-type="float" office:value="11054" calcext:value-type="float">
            <text:p>11054</text:p>
          </table:table-cell>
          <table:table-cell office:value-type="float" office:value="109786000" calcext:value-type="float">
            <text:p>109786000</text:p>
          </table:table-cell>
          <table:table-cell table:formula="of:=IF([.L894]-[.I894]=0;0;1)" office:value-type="float" office:value="0" calcext:value-type="float">
            <text:p>0</text:p>
          </table:table-cell>
          <table:table-cell table:formula="of:=IF([.L894]-[.B8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3970" calcext:value-type="float">
            <text:p>33970</text:p>
          </table:table-cell>
          <table:table-cell office:value-type="float" office:value="513224000" calcext:value-type="float">
            <text:p>513224000</text:p>
          </table:table-cell>
          <table:table-cell office:value-type="float" office:value="893" calcext:value-type="float">
            <text:p>893</text:p>
          </table:table-cell>
          <table:table-cell office:value-type="float" office:value="33970" calcext:value-type="float">
            <text:p>33970</text:p>
          </table:table-cell>
          <table:table-cell office:value-type="float" office:value="514547000" calcext:value-type="float">
            <text:p>514547000</text:p>
          </table:table-cell>
          <table:table-cell table:formula="of:=IF([.E895]-[.B895]=0;0;1)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33970" calcext:value-type="float">
            <text:p>33970</text:p>
          </table:table-cell>
          <table:table-cell office:value-type="float" office:value="523216999" calcext:value-type="float">
            <text:p>523216999</text:p>
          </table:table-cell>
          <table:table-cell office:value-type="float" office:value="893" calcext:value-type="float">
            <text:p>893</text:p>
          </table:table-cell>
          <table:table-cell office:value-type="float" office:value="33970" calcext:value-type="float">
            <text:p>33970</text:p>
          </table:table-cell>
          <table:table-cell office:value-type="float" office:value="562108000" calcext:value-type="float">
            <text:p>562108000</text:p>
          </table:table-cell>
          <table:table-cell table:formula="of:=IF([.L895]-[.I895]=0;0;1)" office:value-type="float" office:value="0" calcext:value-type="float">
            <text:p>0</text:p>
          </table:table-cell>
          <table:table-cell table:formula="of:=IF([.L895]-[.B8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352000" calcext:value-type="float">
            <text:p>352000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320000" calcext:value-type="float">
            <text:p>320000</text:p>
          </table:table-cell>
          <table:table-cell table:formula="of:=IF([.E896]-[.B896]=0;0;1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629999" calcext:value-type="float">
            <text:p>629999</text:p>
          </table:table-cell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584000" calcext:value-type="float">
            <text:p>584000</text:p>
          </table:table-cell>
          <table:table-cell table:formula="of:=IF([.L896]-[.I896]=0;0;1)" office:value-type="float" office:value="0" calcext:value-type="float">
            <text:p>0</text:p>
          </table:table-cell>
          <table:table-cell table:formula="of:=IF([.L896]-[.B8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70" calcext:value-type="float">
            <text:p>3470</text:p>
          </table:table-cell>
          <table:table-cell office:value-type="float" office:value="47140999" calcext:value-type="float">
            <text:p>47140999</text:p>
          </table:table-cell>
          <table:table-cell office:value-type="float" office:value="895" calcext:value-type="float">
            <text:p>895</text:p>
          </table:table-cell>
          <table:table-cell office:value-type="float" office:value="3470" calcext:value-type="float">
            <text:p>3470</text:p>
          </table:table-cell>
          <table:table-cell office:value-type="float" office:value="46838000" calcext:value-type="float">
            <text:p>46838000</text:p>
          </table:table-cell>
          <table:table-cell table:formula="of:=IF([.E897]-[.B897]=0;0;1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470" calcext:value-type="float">
            <text:p>3470</text:p>
          </table:table-cell>
          <table:table-cell office:value-type="float" office:value="20083000" calcext:value-type="float">
            <text:p>20083000</text:p>
          </table:table-cell>
          <table:table-cell office:value-type="float" office:value="895" calcext:value-type="float">
            <text:p>895</text:p>
          </table:table-cell>
          <table:table-cell office:value-type="float" office:value="3470" calcext:value-type="float">
            <text:p>3470</text:p>
          </table:table-cell>
          <table:table-cell office:value-type="float" office:value="17852000" calcext:value-type="float">
            <text:p>17852000</text:p>
          </table:table-cell>
          <table:table-cell table:formula="of:=IF([.L897]-[.I897]=0;0;1)" office:value-type="float" office:value="0" calcext:value-type="float">
            <text:p>0</text:p>
          </table:table-cell>
          <table:table-cell table:formula="of:=IF([.L897]-[.B8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7014" calcext:value-type="float">
            <text:p>47014</text:p>
          </table:table-cell>
          <table:table-cell office:value-type="float" office:value="596304000" calcext:value-type="float">
            <text:p>596304000</text:p>
          </table:table-cell>
          <table:table-cell office:value-type="float" office:value="896" calcext:value-type="float">
            <text:p>896</text:p>
          </table:table-cell>
          <table:table-cell office:value-type="float" office:value="47014" calcext:value-type="float">
            <text:p>47014</text:p>
          </table:table-cell>
          <table:table-cell office:value-type="float" office:value="595699000" calcext:value-type="float">
            <text:p>595699000</text:p>
          </table:table-cell>
          <table:table-cell table:formula="of:=IF([.E898]-[.B898]=0;0;1)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47014" calcext:value-type="float">
            <text:p>47014</text:p>
          </table:table-cell>
          <table:table-cell office:value-type="float" office:value="328022000" calcext:value-type="float">
            <text:p>328022000</text:p>
          </table:table-cell>
          <table:table-cell office:value-type="float" office:value="896" calcext:value-type="float">
            <text:p>896</text:p>
          </table:table-cell>
          <table:table-cell office:value-type="float" office:value="47014" calcext:value-type="float">
            <text:p>47014</text:p>
          </table:table-cell>
          <table:table-cell office:value-type="float" office:value="308036000" calcext:value-type="float">
            <text:p>308036000</text:p>
          </table:table-cell>
          <table:table-cell table:formula="of:=IF([.L898]-[.I898]=0;0;1)" office:value-type="float" office:value="0" calcext:value-type="float">
            <text:p>0</text:p>
          </table:table-cell>
          <table:table-cell table:formula="of:=IF([.L898]-[.B8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6941" calcext:value-type="float">
            <text:p>16941</text:p>
          </table:table-cell>
          <table:table-cell office:value-type="float" office:value="250593999" calcext:value-type="float">
            <text:p>250593999</text:p>
          </table:table-cell>
          <table:table-cell office:value-type="float" office:value="897" calcext:value-type="float">
            <text:p>897</text:p>
          </table:table-cell>
          <table:table-cell office:value-type="float" office:value="16941" calcext:value-type="float">
            <text:p>16941</text:p>
          </table:table-cell>
          <table:table-cell office:value-type="float" office:value="250778999" calcext:value-type="float">
            <text:p>250778999</text:p>
          </table:table-cell>
          <table:table-cell table:formula="of:=IF([.E899]-[.B899]=0;0;1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16941" calcext:value-type="float">
            <text:p>16941</text:p>
          </table:table-cell>
          <table:table-cell office:value-type="float" office:value="221434000" calcext:value-type="float">
            <text:p>221434000</text:p>
          </table:table-cell>
          <table:table-cell office:value-type="float" office:value="897" calcext:value-type="float">
            <text:p>897</text:p>
          </table:table-cell>
          <table:table-cell office:value-type="float" office:value="16941" calcext:value-type="float">
            <text:p>16941</text:p>
          </table:table-cell>
          <table:table-cell office:value-type="float" office:value="219647999" calcext:value-type="float">
            <text:p>219647999</text:p>
          </table:table-cell>
          <table:table-cell table:formula="of:=IF([.L899]-[.I899]=0;0;1)" office:value-type="float" office:value="0" calcext:value-type="float">
            <text:p>0</text:p>
          </table:table-cell>
          <table:table-cell table:formula="of:=IF([.L899]-[.B8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570999" calcext:value-type="float">
            <text:p>8570999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8641000" calcext:value-type="float">
            <text:p>8641000</text:p>
          </table:table-cell>
          <table:table-cell table:formula="of:=IF([.E900]-[.B900]=0;0;1)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9323000" calcext:value-type="float">
            <text:p>9323000</text:p>
          </table:table-cell>
          <table:table-cell office:value-type="float" office:value="898" calcext:value-type="float">
            <text:p>898</text:p>
          </table:table-cell>
          <table:table-cell office:value-type="float" office:value="623" calcext:value-type="float">
            <text:p>623</text:p>
          </table:table-cell>
          <table:table-cell office:value-type="float" office:value="9545000" calcext:value-type="float">
            <text:p>9545000</text:p>
          </table:table-cell>
          <table:table-cell table:formula="of:=IF([.L900]-[.I900]=0;0;1)" office:value-type="float" office:value="0" calcext:value-type="float">
            <text:p>0</text:p>
          </table:table-cell>
          <table:table-cell table:formula="of:=IF([.L900]-[.B9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5337000" calcext:value-type="float">
            <text:p>5337000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5300000" calcext:value-type="float">
            <text:p>5300000</text:p>
          </table:table-cell>
          <table:table-cell table:formula="of:=IF([.E901]-[.B901]=0;0;1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3084000" calcext:value-type="float">
            <text:p>3084000</text:p>
          </table:table-cell>
          <table:table-cell office:value-type="float" office:value="899" calcext:value-type="float">
            <text:p>899</text:p>
          </table:table-cell>
          <table:table-cell office:value-type="float" office:value="444" calcext:value-type="float">
            <text:p>444</text:p>
          </table:table-cell>
          <table:table-cell office:value-type="float" office:value="2898999" calcext:value-type="float">
            <text:p>2898999</text:p>
          </table:table-cell>
          <table:table-cell table:formula="of:=IF([.L901]-[.I901]=0;0;1)" office:value-type="float" office:value="0" calcext:value-type="float">
            <text:p>0</text:p>
          </table:table-cell>
          <table:table-cell table:formula="of:=IF([.L901]-[.B9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19" calcext:value-type="float">
            <text:p>11019</text:p>
          </table:table-cell>
          <table:table-cell office:value-type="float" office:value="130689000" calcext:value-type="float">
            <text:p>130689000</text:p>
          </table:table-cell>
          <table:table-cell office:value-type="float" office:value="900" calcext:value-type="float">
            <text:p>900</text:p>
          </table:table-cell>
          <table:table-cell office:value-type="float" office:value="11019" calcext:value-type="float">
            <text:p>11019</text:p>
          </table:table-cell>
          <table:table-cell office:value-type="float" office:value="130972000" calcext:value-type="float">
            <text:p>130972000</text:p>
          </table:table-cell>
          <table:table-cell table:formula="of:=IF([.E902]-[.B902]=0;0;1)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1019" calcext:value-type="float">
            <text:p>11019</text:p>
          </table:table-cell>
          <table:table-cell office:value-type="float" office:value="94213999" calcext:value-type="float">
            <text:p>94213999</text:p>
          </table:table-cell>
          <table:table-cell office:value-type="float" office:value="900" calcext:value-type="float">
            <text:p>900</text:p>
          </table:table-cell>
          <table:table-cell office:value-type="float" office:value="11019" calcext:value-type="float">
            <text:p>11019</text:p>
          </table:table-cell>
          <table:table-cell office:value-type="float" office:value="92831000" calcext:value-type="float">
            <text:p>92831000</text:p>
          </table:table-cell>
          <table:table-cell table:formula="of:=IF([.L902]-[.I902]=0;0;1)" office:value-type="float" office:value="0" calcext:value-type="float">
            <text:p>0</text:p>
          </table:table-cell>
          <table:table-cell table:formula="of:=IF([.L902]-[.B9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6093000" calcext:value-type="float">
            <text:p>16093000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6045000" calcext:value-type="float">
            <text:p>16045000</text:p>
          </table:table-cell>
          <table:table-cell table:formula="of:=IF([.E903]-[.B903]=0;0;1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3207000" calcext:value-type="float">
            <text:p>13207000</text:p>
          </table:table-cell>
          <table:table-cell office:value-type="float" office:value="901" calcext:value-type="float">
            <text:p>901</text:p>
          </table:table-cell>
          <table:table-cell office:value-type="float" office:value="981" calcext:value-type="float">
            <text:p>981</text:p>
          </table:table-cell>
          <table:table-cell office:value-type="float" office:value="12523000" calcext:value-type="float">
            <text:p>12523000</text:p>
          </table:table-cell>
          <table:table-cell table:formula="of:=IF([.L903]-[.I903]=0;0;1)" office:value-type="float" office:value="0" calcext:value-type="float">
            <text:p>0</text:p>
          </table:table-cell>
          <table:table-cell table:formula="of:=IF([.L903]-[.B9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0000" calcext:value-type="float">
            <text:p>50000</text:p>
          </table:table-cell>
          <table:table-cell office:value-type="float" office:value="385693000" calcext:value-type="float">
            <text:p>385693000</text:p>
          </table:table-cell>
          <table:table-cell office:value-type="float" office:value="902" calcext:value-type="float">
            <text:p>902</text:p>
          </table:table-cell>
          <table:table-cell office:value-type="float" office:value="50000" calcext:value-type="float">
            <text:p>50000</text:p>
          </table:table-cell>
          <table:table-cell office:value-type="float" office:value="387081000" calcext:value-type="float">
            <text:p>387081000</text:p>
          </table:table-cell>
          <table:table-cell table:formula="of:=IF([.E904]-[.B904]=0;0;1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50000" calcext:value-type="float">
            <text:p>50000</text:p>
          </table:table-cell>
          <table:table-cell office:value-type="float" office:value="173304000" calcext:value-type="float">
            <text:p>173304000</text:p>
          </table:table-cell>
          <table:table-cell office:value-type="float" office:value="902" calcext:value-type="float">
            <text:p>902</text:p>
          </table:table-cell>
          <table:table-cell office:value-type="float" office:value="50000" calcext:value-type="float">
            <text:p>50000</text:p>
          </table:table-cell>
          <table:table-cell office:value-type="float" office:value="159705000" calcext:value-type="float">
            <text:p>159705000</text:p>
          </table:table-cell>
          <table:table-cell table:formula="of:=IF([.L904]-[.I904]=0;0;1)" office:value-type="float" office:value="0" calcext:value-type="float">
            <text:p>0</text:p>
          </table:table-cell>
          <table:table-cell table:formula="of:=IF([.L904]-[.B9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744" calcext:value-type="float">
            <text:p>26744</text:p>
          </table:table-cell>
          <table:table-cell office:value-type="float" office:value="274437000" calcext:value-type="float">
            <text:p>274437000</text:p>
          </table:table-cell>
          <table:table-cell office:value-type="float" office:value="903" calcext:value-type="float">
            <text:p>903</text:p>
          </table:table-cell>
          <table:table-cell office:value-type="float" office:value="26744" calcext:value-type="float">
            <text:p>26744</text:p>
          </table:table-cell>
          <table:table-cell office:value-type="float" office:value="273690000" calcext:value-type="float">
            <text:p>273690000</text:p>
          </table:table-cell>
          <table:table-cell table:formula="of:=IF([.E905]-[.B905]=0;0;1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26744" calcext:value-type="float">
            <text:p>26744</text:p>
          </table:table-cell>
          <table:table-cell office:value-type="float" office:value="128885000" calcext:value-type="float">
            <text:p>128885000</text:p>
          </table:table-cell>
          <table:table-cell office:value-type="float" office:value="903" calcext:value-type="float">
            <text:p>903</text:p>
          </table:table-cell>
          <table:table-cell office:value-type="float" office:value="26744" calcext:value-type="float">
            <text:p>26744</text:p>
          </table:table-cell>
          <table:table-cell office:value-type="float" office:value="117930000" calcext:value-type="float">
            <text:p>117930000</text:p>
          </table:table-cell>
          <table:table-cell table:formula="of:=IF([.L905]-[.I905]=0;0;1)" office:value-type="float" office:value="0" calcext:value-type="float">
            <text:p>0</text:p>
          </table:table-cell>
          <table:table-cell table:formula="of:=IF([.L905]-[.B9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832" calcext:value-type="float">
            <text:p>7832</text:p>
          </table:table-cell>
          <table:table-cell office:value-type="float" office:value="116632000" calcext:value-type="float">
            <text:p>116632000</text:p>
          </table:table-cell>
          <table:table-cell office:value-type="float" office:value="904" calcext:value-type="float">
            <text:p>904</text:p>
          </table:table-cell>
          <table:table-cell office:value-type="float" office:value="7832" calcext:value-type="float">
            <text:p>7832</text:p>
          </table:table-cell>
          <table:table-cell office:value-type="float" office:value="118857999" calcext:value-type="float">
            <text:p>118857999</text:p>
          </table:table-cell>
          <table:table-cell table:formula="of:=IF([.E906]-[.B906]=0;0;1)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7832" calcext:value-type="float">
            <text:p>7832</text:p>
          </table:table-cell>
          <table:table-cell office:value-type="float" office:value="94620000" calcext:value-type="float">
            <text:p>94620000</text:p>
          </table:table-cell>
          <table:table-cell office:value-type="float" office:value="904" calcext:value-type="float">
            <text:p>904</text:p>
          </table:table-cell>
          <table:table-cell office:value-type="float" office:value="7832" calcext:value-type="float">
            <text:p>7832</text:p>
          </table:table-cell>
          <table:table-cell office:value-type="float" office:value="90954000" calcext:value-type="float">
            <text:p>90954000</text:p>
          </table:table-cell>
          <table:table-cell table:formula="of:=IF([.L906]-[.I906]=0;0;1)" office:value-type="float" office:value="0" calcext:value-type="float">
            <text:p>0</text:p>
          </table:table-cell>
          <table:table-cell table:formula="of:=IF([.L906]-[.B9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0000" calcext:value-type="float">
            <text:p>50000</text:p>
          </table:table-cell>
          <table:table-cell office:value-type="float" office:value="682264000" calcext:value-type="float">
            <text:p>682264000</text:p>
          </table:table-cell>
          <table:table-cell office:value-type="float" office:value="905" calcext:value-type="float">
            <text:p>905</text:p>
          </table:table-cell>
          <table:table-cell office:value-type="float" office:value="50000" calcext:value-type="float">
            <text:p>50000</text:p>
          </table:table-cell>
          <table:table-cell office:value-type="float" office:value="688055000" calcext:value-type="float">
            <text:p>688055000</text:p>
          </table:table-cell>
          <table:table-cell table:formula="of:=IF([.E907]-[.B907]=0;0;1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50000" calcext:value-type="float">
            <text:p>50000</text:p>
          </table:table-cell>
          <table:table-cell office:value-type="float" office:value="552798999" calcext:value-type="float">
            <text:p>552798999</text:p>
          </table:table-cell>
          <table:table-cell office:value-type="float" office:value="905" calcext:value-type="float">
            <text:p>905</text:p>
          </table:table-cell>
          <table:table-cell office:value-type="float" office:value="50000" calcext:value-type="float">
            <text:p>50000</text:p>
          </table:table-cell>
          <table:table-cell office:value-type="float" office:value="566252000" calcext:value-type="float">
            <text:p>566252000</text:p>
          </table:table-cell>
          <table:table-cell table:formula="of:=IF([.L907]-[.I907]=0;0;1)" office:value-type="float" office:value="0" calcext:value-type="float">
            <text:p>0</text:p>
          </table:table-cell>
          <table:table-cell table:formula="of:=IF([.L907]-[.B9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766" calcext:value-type="float">
            <text:p>9766</text:p>
          </table:table-cell>
          <table:table-cell office:value-type="float" office:value="151806000" calcext:value-type="float">
            <text:p>151806000</text:p>
          </table:table-cell>
          <table:table-cell office:value-type="float" office:value="906" calcext:value-type="float">
            <text:p>906</text:p>
          </table:table-cell>
          <table:table-cell office:value-type="float" office:value="9766" calcext:value-type="float">
            <text:p>9766</text:p>
          </table:table-cell>
          <table:table-cell office:value-type="float" office:value="149154999" calcext:value-type="float">
            <text:p>149154999</text:p>
          </table:table-cell>
          <table:table-cell table:formula="of:=IF([.E908]-[.B908]=0;0;1)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766" calcext:value-type="float">
            <text:p>9766</text:p>
          </table:table-cell>
          <table:table-cell office:value-type="float" office:value="154081000" calcext:value-type="float">
            <text:p>154081000</text:p>
          </table:table-cell>
          <table:table-cell office:value-type="float" office:value="906" calcext:value-type="float">
            <text:p>906</text:p>
          </table:table-cell>
          <table:table-cell office:value-type="float" office:value="9766" calcext:value-type="float">
            <text:p>9766</text:p>
          </table:table-cell>
          <table:table-cell office:value-type="float" office:value="174929000" calcext:value-type="float">
            <text:p>174929000</text:p>
          </table:table-cell>
          <table:table-cell table:formula="of:=IF([.L908]-[.I908]=0;0;1)" office:value-type="float" office:value="0" calcext:value-type="float">
            <text:p>0</text:p>
          </table:table-cell>
          <table:table-cell table:formula="of:=IF([.L908]-[.B9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0000" calcext:value-type="float">
            <text:p>50000</text:p>
          </table:table-cell>
          <table:table-cell office:value-type="float" office:value="498262000" calcext:value-type="float">
            <text:p>498262000</text:p>
          </table:table-cell>
          <table:table-cell office:value-type="float" office:value="907" calcext:value-type="float">
            <text:p>907</text:p>
          </table:table-cell>
          <table:table-cell office:value-type="float" office:value="50000" calcext:value-type="float">
            <text:p>50000</text:p>
          </table:table-cell>
          <table:table-cell office:value-type="float" office:value="501838000" calcext:value-type="float">
            <text:p>501838000</text:p>
          </table:table-cell>
          <table:table-cell table:formula="of:=IF([.E909]-[.B909]=0;0;1)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50000" calcext:value-type="float">
            <text:p>50000</text:p>
          </table:table-cell>
          <table:table-cell office:value-type="float" office:value="289093999" calcext:value-type="float">
            <text:p>289093999</text:p>
          </table:table-cell>
          <table:table-cell office:value-type="float" office:value="907" calcext:value-type="float">
            <text:p>907</text:p>
          </table:table-cell>
          <table:table-cell office:value-type="float" office:value="50000" calcext:value-type="float">
            <text:p>50000</text:p>
          </table:table-cell>
          <table:table-cell office:value-type="float" office:value="265563999" calcext:value-type="float">
            <text:p>265563999</text:p>
          </table:table-cell>
          <table:table-cell table:formula="of:=IF([.L909]-[.I909]=0;0;1)" office:value-type="float" office:value="0" calcext:value-type="float">
            <text:p>0</text:p>
          </table:table-cell>
          <table:table-cell table:formula="of:=IF([.L909]-[.B9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0000" calcext:value-type="float">
            <text:p>50000</text:p>
          </table:table-cell>
          <table:table-cell office:value-type="float" office:value="440542999" calcext:value-type="float">
            <text:p>440542999</text:p>
          </table:table-cell>
          <table:table-cell office:value-type="float" office:value="908" calcext:value-type="float">
            <text:p>908</text:p>
          </table:table-cell>
          <table:table-cell office:value-type="float" office:value="50000" calcext:value-type="float">
            <text:p>50000</text:p>
          </table:table-cell>
          <table:table-cell office:value-type="float" office:value="439339000" calcext:value-type="float">
            <text:p>439339000</text:p>
          </table:table-cell>
          <table:table-cell table:formula="of:=IF([.E910]-[.B910]=0;0;1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50000" calcext:value-type="float">
            <text:p>50000</text:p>
          </table:table-cell>
          <table:table-cell office:value-type="float" office:value="447661000" calcext:value-type="float">
            <text:p>447661000</text:p>
          </table:table-cell>
          <table:table-cell office:value-type="float" office:value="908" calcext:value-type="float">
            <text:p>908</text:p>
          </table:table-cell>
          <table:table-cell office:value-type="float" office:value="50000" calcext:value-type="float">
            <text:p>50000</text:p>
          </table:table-cell>
          <table:table-cell office:value-type="float" office:value="474371000" calcext:value-type="float">
            <text:p>474371000</text:p>
          </table:table-cell>
          <table:table-cell table:formula="of:=IF([.L910]-[.I910]=0;0;1)" office:value-type="float" office:value="0" calcext:value-type="float">
            <text:p>0</text:p>
          </table:table-cell>
          <table:table-cell table:formula="of:=IF([.L910]-[.B9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0000" calcext:value-type="float">
            <text:p>50000</text:p>
          </table:table-cell>
          <table:table-cell office:value-type="float" office:value="487606000" calcext:value-type="float">
            <text:p>487606000</text:p>
          </table:table-cell>
          <table:table-cell office:value-type="float" office:value="909" calcext:value-type="float">
            <text:p>909</text:p>
          </table:table-cell>
          <table:table-cell office:value-type="float" office:value="50000" calcext:value-type="float">
            <text:p>50000</text:p>
          </table:table-cell>
          <table:table-cell office:value-type="float" office:value="493807999" calcext:value-type="float">
            <text:p>493807999</text:p>
          </table:table-cell>
          <table:table-cell table:formula="of:=IF([.E911]-[.B911]=0;0;1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50000" calcext:value-type="float">
            <text:p>50000</text:p>
          </table:table-cell>
          <table:table-cell office:value-type="float" office:value="450584000" calcext:value-type="float">
            <text:p>450584000</text:p>
          </table:table-cell>
          <table:table-cell office:value-type="float" office:value="909" calcext:value-type="float">
            <text:p>909</text:p>
          </table:table-cell>
          <table:table-cell office:value-type="float" office:value="50000" calcext:value-type="float">
            <text:p>50000</text:p>
          </table:table-cell>
          <table:table-cell office:value-type="float" office:value="459736000" calcext:value-type="float">
            <text:p>459736000</text:p>
          </table:table-cell>
          <table:table-cell table:formula="of:=IF([.L911]-[.I911]=0;0;1)" office:value-type="float" office:value="0" calcext:value-type="float">
            <text:p>0</text:p>
          </table:table-cell>
          <table:table-cell table:formula="of:=IF([.L911]-[.B9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0000" calcext:value-type="float">
            <text:p>50000</text:p>
          </table:table-cell>
          <table:table-cell office:value-type="float" office:value="491880000" calcext:value-type="float">
            <text:p>491880000</text:p>
          </table:table-cell>
          <table:table-cell office:value-type="float" office:value="910" calcext:value-type="float">
            <text:p>910</text:p>
          </table:table-cell>
          <table:table-cell office:value-type="float" office:value="50000" calcext:value-type="float">
            <text:p>50000</text:p>
          </table:table-cell>
          <table:table-cell office:value-type="float" office:value="495639999" calcext:value-type="float">
            <text:p>495639999</text:p>
          </table:table-cell>
          <table:table-cell table:formula="of:=IF([.E912]-[.B912]=0;0;1)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50000" calcext:value-type="float">
            <text:p>50000</text:p>
          </table:table-cell>
          <table:table-cell office:value-type="float" office:value="446343999" calcext:value-type="float">
            <text:p>446343999</text:p>
          </table:table-cell>
          <table:table-cell office:value-type="float" office:value="910" calcext:value-type="float">
            <text:p>910</text:p>
          </table:table-cell>
          <table:table-cell office:value-type="float" office:value="50000" calcext:value-type="float">
            <text:p>50000</text:p>
          </table:table-cell>
          <table:table-cell office:value-type="float" office:value="456966999" calcext:value-type="float">
            <text:p>456966999</text:p>
          </table:table-cell>
          <table:table-cell table:formula="of:=IF([.L912]-[.I912]=0;0;1)" office:value-type="float" office:value="0" calcext:value-type="float">
            <text:p>0</text:p>
          </table:table-cell>
          <table:table-cell table:formula="of:=IF([.L912]-[.B9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0000" calcext:value-type="float">
            <text:p>50000</text:p>
          </table:table-cell>
          <table:table-cell office:value-type="float" office:value="224330000" calcext:value-type="float">
            <text:p>224330000</text:p>
          </table:table-cell>
          <table:table-cell office:value-type="float" office:value="911" calcext:value-type="float">
            <text:p>911</text:p>
          </table:table-cell>
          <table:table-cell office:value-type="float" office:value="50000" calcext:value-type="float">
            <text:p>50000</text:p>
          </table:table-cell>
          <table:table-cell office:value-type="float" office:value="226044000" calcext:value-type="float">
            <text:p>226044000</text:p>
          </table:table-cell>
          <table:table-cell table:formula="of:=IF([.E913]-[.B913]=0;0;1)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50000" calcext:value-type="float">
            <text:p>50000</text:p>
          </table:table-cell>
          <table:table-cell office:value-type="float" office:value="573979000" calcext:value-type="float">
            <text:p>573979000</text:p>
          </table:table-cell>
          <table:table-cell office:value-type="float" office:value="911" calcext:value-type="float">
            <text:p>911</text:p>
          </table:table-cell>
          <table:table-cell office:value-type="float" office:value="50000" calcext:value-type="float">
            <text:p>50000</text:p>
          </table:table-cell>
          <table:table-cell office:value-type="float" office:value="523420000" calcext:value-type="float">
            <text:p>523420000</text:p>
          </table:table-cell>
          <table:table-cell table:formula="of:=IF([.L913]-[.I913]=0;0;1)" office:value-type="float" office:value="0" calcext:value-type="float">
            <text:p>0</text:p>
          </table:table-cell>
          <table:table-cell table:formula="of:=IF([.L913]-[.B9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0000" calcext:value-type="float">
            <text:p>50000</text:p>
          </table:table-cell>
          <table:table-cell office:value-type="float" office:value="343460000" calcext:value-type="float">
            <text:p>343460000</text:p>
          </table:table-cell>
          <table:table-cell office:value-type="float" office:value="912" calcext:value-type="float">
            <text:p>912</text:p>
          </table:table-cell>
          <table:table-cell office:value-type="float" office:value="50000" calcext:value-type="float">
            <text:p>50000</text:p>
          </table:table-cell>
          <table:table-cell office:value-type="float" office:value="346157000" calcext:value-type="float">
            <text:p>346157000</text:p>
          </table:table-cell>
          <table:table-cell table:formula="of:=IF([.E914]-[.B914]=0;0;1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50000" calcext:value-type="float">
            <text:p>50000</text:p>
          </table:table-cell>
          <table:table-cell office:value-type="float" office:value="2975971000" calcext:value-type="float">
            <text:p>2975971000</text:p>
          </table:table-cell>
          <table:table-cell office:value-type="float" office:value="912" calcext:value-type="float">
            <text:p>912</text:p>
          </table:table-cell>
          <table:table-cell office:value-type="float" office:value="50000" calcext:value-type="float">
            <text:p>50000</text:p>
          </table:table-cell>
          <table:table-cell office:value-type="float" office:value="2720002999" calcext:value-type="float">
            <text:p>2720002999</text:p>
          </table:table-cell>
          <table:table-cell table:formula="of:=IF([.L914]-[.I914]=0;0;1)" office:value-type="float" office:value="0" calcext:value-type="float">
            <text:p>0</text:p>
          </table:table-cell>
          <table:table-cell table:formula="of:=IF([.L914]-[.B9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0000" calcext:value-type="float">
            <text:p>50000</text:p>
          </table:table-cell>
          <table:table-cell office:value-type="float" office:value="306040000" calcext:value-type="float">
            <text:p>306040000</text:p>
          </table:table-cell>
          <table:table-cell office:value-type="float" office:value="913" calcext:value-type="float">
            <text:p>913</text:p>
          </table:table-cell>
          <table:table-cell office:value-type="float" office:value="50000" calcext:value-type="float">
            <text:p>50000</text:p>
          </table:table-cell>
          <table:table-cell office:value-type="float" office:value="308928000" calcext:value-type="float">
            <text:p>308928000</text:p>
          </table:table-cell>
          <table:table-cell table:formula="of:=IF([.E915]-[.B915]=0;0;1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50000" calcext:value-type="float">
            <text:p>50000</text:p>
          </table:table-cell>
          <table:table-cell office:value-type="float" office:value="90351000" calcext:value-type="float">
            <text:p>90351000</text:p>
          </table:table-cell>
          <table:table-cell office:value-type="float" office:value="913" calcext:value-type="float">
            <text:p>913</text:p>
          </table:table-cell>
          <table:table-cell office:value-type="float" office:value="50000" calcext:value-type="float">
            <text:p>50000</text:p>
          </table:table-cell>
          <table:table-cell office:value-type="float" office:value="87499000" calcext:value-type="float">
            <text:p>87499000</text:p>
          </table:table-cell>
          <table:table-cell table:formula="of:=IF([.L915]-[.I915]=0;0;1)" office:value-type="float" office:value="0" calcext:value-type="float">
            <text:p>0</text:p>
          </table:table-cell>
          <table:table-cell table:formula="of:=IF([.L915]-[.B9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0000" calcext:value-type="float">
            <text:p>50000</text:p>
          </table:table-cell>
          <table:table-cell office:value-type="float" office:value="175783000" calcext:value-type="float">
            <text:p>175783000</text:p>
          </table:table-cell>
          <table:table-cell office:value-type="float" office:value="914" calcext:value-type="float">
            <text:p>914</text:p>
          </table:table-cell>
          <table:table-cell office:value-type="float" office:value="50000" calcext:value-type="float">
            <text:p>50000</text:p>
          </table:table-cell>
          <table:table-cell office:value-type="float" office:value="178427000" calcext:value-type="float">
            <text:p>178427000</text:p>
          </table:table-cell>
          <table:table-cell table:formula="of:=IF([.E916]-[.B916]=0;0;1)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50000" calcext:value-type="float">
            <text:p>50000</text:p>
          </table:table-cell>
          <table:table-cell office:value-type="float" office:value="180274000" calcext:value-type="float">
            <text:p>180274000</text:p>
          </table:table-cell>
          <table:table-cell office:value-type="float" office:value="914" calcext:value-type="float">
            <text:p>914</text:p>
          </table:table-cell>
          <table:table-cell office:value-type="float" office:value="50000" calcext:value-type="float">
            <text:p>50000</text:p>
          </table:table-cell>
          <table:table-cell office:value-type="float" office:value="189972000" calcext:value-type="float">
            <text:p>189972000</text:p>
          </table:table-cell>
          <table:table-cell table:formula="of:=IF([.L916]-[.I916]=0;0;1)" office:value-type="float" office:value="0" calcext:value-type="float">
            <text:p>0</text:p>
          </table:table-cell>
          <table:table-cell table:formula="of:=IF([.L916]-[.B9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2161000" calcext:value-type="float">
            <text:p>422161000</text:p>
          </table:table-cell>
          <table:table-cell office:value-type="float" office:value="915" calcext:value-type="float">
            <text:p>915</text:p>
          </table:table-cell>
          <table:table-cell office:value-type="float" office:value="50000" calcext:value-type="float">
            <text:p>50000</text:p>
          </table:table-cell>
          <table:table-cell office:value-type="float" office:value="428687999" calcext:value-type="float">
            <text:p>428687999</text:p>
          </table:table-cell>
          <table:table-cell table:formula="of:=IF([.E917]-[.B917]=0;0;1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50000" calcext:value-type="float">
            <text:p>50000</text:p>
          </table:table-cell>
          <table:table-cell office:value-type="float" office:value="431836000" calcext:value-type="float">
            <text:p>431836000</text:p>
          </table:table-cell>
          <table:table-cell office:value-type="float" office:value="915" calcext:value-type="float">
            <text:p>915</text:p>
          </table:table-cell>
          <table:table-cell office:value-type="float" office:value="50000" calcext:value-type="float">
            <text:p>50000</text:p>
          </table:table-cell>
          <table:table-cell office:value-type="float" office:value="473792000" calcext:value-type="float">
            <text:p>473792000</text:p>
          </table:table-cell>
          <table:table-cell table:formula="of:=IF([.L917]-[.I917]=0;0;1)" office:value-type="float" office:value="0" calcext:value-type="float">
            <text:p>0</text:p>
          </table:table-cell>
          <table:table-cell table:formula="of:=IF([.L917]-[.B9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0000" calcext:value-type="float">
            <text:p>50000</text:p>
          </table:table-cell>
          <table:table-cell office:value-type="float" office:value="398943000" calcext:value-type="float">
            <text:p>398943000</text:p>
          </table:table-cell>
          <table:table-cell office:value-type="float" office:value="916" calcext:value-type="float">
            <text:p>916</text:p>
          </table:table-cell>
          <table:table-cell office:value-type="float" office:value="50000" calcext:value-type="float">
            <text:p>50000</text:p>
          </table:table-cell>
          <table:table-cell office:value-type="float" office:value="395269000" calcext:value-type="float">
            <text:p>395269000</text:p>
          </table:table-cell>
          <table:table-cell table:formula="of:=IF([.E918]-[.B918]=0;0;1)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50000" calcext:value-type="float">
            <text:p>50000</text:p>
          </table:table-cell>
          <table:table-cell office:value-type="float" office:value="371341000" calcext:value-type="float">
            <text:p>371341000</text:p>
          </table:table-cell>
          <table:table-cell office:value-type="float" office:value="916" calcext:value-type="float">
            <text:p>916</text:p>
          </table:table-cell>
          <table:table-cell office:value-type="float" office:value="50000" calcext:value-type="float">
            <text:p>50000</text:p>
          </table:table-cell>
          <table:table-cell office:value-type="float" office:value="403784000" calcext:value-type="float">
            <text:p>403784000</text:p>
          </table:table-cell>
          <table:table-cell table:formula="of:=IF([.L918]-[.I918]=0;0;1)" office:value-type="float" office:value="0" calcext:value-type="float">
            <text:p>0</text:p>
          </table:table-cell>
          <table:table-cell table:formula="of:=IF([.L918]-[.B9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08" calcext:value-type="float">
            <text:p>1008</text:p>
          </table:table-cell>
          <table:table-cell office:value-type="float" office:value="16978000" calcext:value-type="float">
            <text:p>16978000</text:p>
          </table:table-cell>
          <table:table-cell office:value-type="float" office:value="917" calcext:value-type="float">
            <text:p>917</text:p>
          </table:table-cell>
          <table:table-cell office:value-type="float" office:value="1008" calcext:value-type="float">
            <text:p>1008</text:p>
          </table:table-cell>
          <table:table-cell office:value-type="float" office:value="17057000" calcext:value-type="float">
            <text:p>17057000</text:p>
          </table:table-cell>
          <table:table-cell table:formula="of:=IF([.E919]-[.B919]=0;0;1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1008" calcext:value-type="float">
            <text:p>1008</text:p>
          </table:table-cell>
          <table:table-cell office:value-type="float" office:value="18137999" calcext:value-type="float">
            <text:p>18137999</text:p>
          </table:table-cell>
          <table:table-cell office:value-type="float" office:value="917" calcext:value-type="float">
            <text:p>917</text:p>
          </table:table-cell>
          <table:table-cell office:value-type="float" office:value="1008" calcext:value-type="float">
            <text:p>1008</text:p>
          </table:table-cell>
          <table:table-cell office:value-type="float" office:value="19164000" calcext:value-type="float">
            <text:p>19164000</text:p>
          </table:table-cell>
          <table:table-cell table:formula="of:=IF([.L919]-[.I919]=0;0;1)" office:value-type="float" office:value="0" calcext:value-type="float">
            <text:p>0</text:p>
          </table:table-cell>
          <table:table-cell table:formula="of:=IF([.L919]-[.B9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0000" calcext:value-type="float">
            <text:p>50000</text:p>
          </table:table-cell>
          <table:table-cell office:value-type="float" office:value="459271000" calcext:value-type="float">
            <text:p>459271000</text:p>
          </table:table-cell>
          <table:table-cell office:value-type="float" office:value="918" calcext:value-type="float">
            <text:p>918</text:p>
          </table:table-cell>
          <table:table-cell office:value-type="float" office:value="50000" calcext:value-type="float">
            <text:p>50000</text:p>
          </table:table-cell>
          <table:table-cell office:value-type="float" office:value="460391000" calcext:value-type="float">
            <text:p>460391000</text:p>
          </table:table-cell>
          <table:table-cell table:formula="of:=IF([.E920]-[.B920]=0;0;1)"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50000" calcext:value-type="float">
            <text:p>50000</text:p>
          </table:table-cell>
          <table:table-cell office:value-type="float" office:value="233424000" calcext:value-type="float">
            <text:p>233424000</text:p>
          </table:table-cell>
          <table:table-cell office:value-type="float" office:value="918" calcext:value-type="float">
            <text:p>918</text:p>
          </table:table-cell>
          <table:table-cell office:value-type="float" office:value="50000" calcext:value-type="float">
            <text:p>50000</text:p>
          </table:table-cell>
          <table:table-cell office:value-type="float" office:value="216350000" calcext:value-type="float">
            <text:p>216350000</text:p>
          </table:table-cell>
          <table:table-cell table:formula="of:=IF([.L920]-[.I920]=0;0;1)" office:value-type="float" office:value="0" calcext:value-type="float">
            <text:p>0</text:p>
          </table:table-cell>
          <table:table-cell table:formula="of:=IF([.L920]-[.B9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0000" calcext:value-type="float">
            <text:p>50000</text:p>
          </table:table-cell>
          <table:table-cell office:value-type="float" office:value="387440000" calcext:value-type="float">
            <text:p>387440000</text:p>
          </table:table-cell>
          <table:table-cell office:value-type="float" office:value="919" calcext:value-type="float">
            <text:p>919</text:p>
          </table:table-cell>
          <table:table-cell office:value-type="float" office:value="50000" calcext:value-type="float">
            <text:p>50000</text:p>
          </table:table-cell>
          <table:table-cell office:value-type="float" office:value="385916000" calcext:value-type="float">
            <text:p>385916000</text:p>
          </table:table-cell>
          <table:table-cell table:formula="of:=IF([.E921]-[.B921]=0;0;1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50000" calcext:value-type="float">
            <text:p>50000</text:p>
          </table:table-cell>
          <table:table-cell office:value-type="float" office:value="138975000" calcext:value-type="float">
            <text:p>138975000</text:p>
          </table:table-cell>
          <table:table-cell office:value-type="float" office:value="919" calcext:value-type="float">
            <text:p>919</text:p>
          </table:table-cell>
          <table:table-cell office:value-type="float" office:value="50000" calcext:value-type="float">
            <text:p>50000</text:p>
          </table:table-cell>
          <table:table-cell office:value-type="float" office:value="131941000" calcext:value-type="float">
            <text:p>131941000</text:p>
          </table:table-cell>
          <table:table-cell table:formula="of:=IF([.L921]-[.I921]=0;0;1)" office:value-type="float" office:value="0" calcext:value-type="float">
            <text:p>0</text:p>
          </table:table-cell>
          <table:table-cell table:formula="of:=IF([.L921]-[.B9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000" calcext:value-type="float">
            <text:p>50000</text:p>
          </table:table-cell>
          <table:table-cell office:value-type="float" office:value="499592999" calcext:value-type="float">
            <text:p>499592999</text:p>
          </table:table-cell>
          <table:table-cell office:value-type="float" office:value="920" calcext:value-type="float">
            <text:p>920</text:p>
          </table:table-cell>
          <table:table-cell office:value-type="float" office:value="50000" calcext:value-type="float">
            <text:p>50000</text:p>
          </table:table-cell>
          <table:table-cell office:value-type="float" office:value="502853000" calcext:value-type="float">
            <text:p>502853000</text:p>
          </table:table-cell>
          <table:table-cell table:formula="of:=IF([.E922]-[.B922]=0;0;1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50000" calcext:value-type="float">
            <text:p>50000</text:p>
          </table:table-cell>
          <table:table-cell office:value-type="float" office:value="284967000" calcext:value-type="float">
            <text:p>284967000</text:p>
          </table:table-cell>
          <table:table-cell office:value-type="float" office:value="920" calcext:value-type="float">
            <text:p>920</text:p>
          </table:table-cell>
          <table:table-cell office:value-type="float" office:value="50000" calcext:value-type="float">
            <text:p>50000</text:p>
          </table:table-cell>
          <table:table-cell office:value-type="float" office:value="279470999" calcext:value-type="float">
            <text:p>279470999</text:p>
          </table:table-cell>
          <table:table-cell table:formula="of:=IF([.L922]-[.I922]=0;0;1)" office:value-type="float" office:value="0" calcext:value-type="float">
            <text:p>0</text:p>
          </table:table-cell>
          <table:table-cell table:formula="of:=IF([.L922]-[.B9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0000" calcext:value-type="float">
            <text:p>50000</text:p>
          </table:table-cell>
          <table:table-cell office:value-type="float" office:value="253813000" calcext:value-type="float">
            <text:p>253813000</text:p>
          </table:table-cell>
          <table:table-cell office:value-type="float" office:value="921" calcext:value-type="float">
            <text:p>921</text:p>
          </table:table-cell>
          <table:table-cell office:value-type="float" office:value="50000" calcext:value-type="float">
            <text:p>50000</text:p>
          </table:table-cell>
          <table:table-cell office:value-type="float" office:value="255178000" calcext:value-type="float">
            <text:p>255178000</text:p>
          </table:table-cell>
          <table:table-cell table:formula="of:=IF([.E923]-[.B923]=0;0;1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50000" calcext:value-type="float">
            <text:p>50000</text:p>
          </table:table-cell>
          <table:table-cell office:value-type="float" office:value="272578000" calcext:value-type="float">
            <text:p>272578000</text:p>
          </table:table-cell>
          <table:table-cell office:value-type="float" office:value="921" calcext:value-type="float">
            <text:p>921</text:p>
          </table:table-cell>
          <table:table-cell office:value-type="float" office:value="50000" calcext:value-type="float">
            <text:p>50000</text:p>
          </table:table-cell>
          <table:table-cell office:value-type="float" office:value="246610000" calcext:value-type="float">
            <text:p>246610000</text:p>
          </table:table-cell>
          <table:table-cell table:formula="of:=IF([.L923]-[.I923]=0;0;1)" office:value-type="float" office:value="0" calcext:value-type="float">
            <text:p>0</text:p>
          </table:table-cell>
          <table:table-cell table:formula="of:=IF([.L923]-[.B9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00" calcext:value-type="float">
            <text:p>50000</text:p>
          </table:table-cell>
          <table:table-cell office:value-type="float" office:value="167019000" calcext:value-type="float">
            <text:p>167019000</text:p>
          </table:table-cell>
          <table:table-cell office:value-type="float" office:value="922" calcext:value-type="float">
            <text:p>922</text:p>
          </table:table-cell>
          <table:table-cell office:value-type="float" office:value="50000" calcext:value-type="float">
            <text:p>50000</text:p>
          </table:table-cell>
          <table:table-cell office:value-type="float" office:value="167604000" calcext:value-type="float">
            <text:p>167604000</text:p>
          </table:table-cell>
          <table:table-cell table:formula="of:=IF([.E924]-[.B924]=0;0;1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50000" calcext:value-type="float">
            <text:p>50000</text:p>
          </table:table-cell>
          <table:table-cell office:value-type="float" office:value="170442999" calcext:value-type="float">
            <text:p>170442999</text:p>
          </table:table-cell>
          <table:table-cell office:value-type="float" office:value="922" calcext:value-type="float">
            <text:p>922</text:p>
          </table:table-cell>
          <table:table-cell office:value-type="float" office:value="50000" calcext:value-type="float">
            <text:p>50000</text:p>
          </table:table-cell>
          <table:table-cell office:value-type="float" office:value="178315000" calcext:value-type="float">
            <text:p>178315000</text:p>
          </table:table-cell>
          <table:table-cell table:formula="of:=IF([.L924]-[.I924]=0;0;1)" office:value-type="float" office:value="0" calcext:value-type="float">
            <text:p>0</text:p>
          </table:table-cell>
          <table:table-cell table:formula="of:=IF([.L924]-[.B9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0000" calcext:value-type="float">
            <text:p>50000</text:p>
          </table:table-cell>
          <table:table-cell office:value-type="float" office:value="212116000" calcext:value-type="float">
            <text:p>212116000</text:p>
          </table:table-cell>
          <table:table-cell office:value-type="float" office:value="923" calcext:value-type="float">
            <text:p>923</text:p>
          </table:table-cell>
          <table:table-cell office:value-type="float" office:value="50000" calcext:value-type="float">
            <text:p>50000</text:p>
          </table:table-cell>
          <table:table-cell office:value-type="float" office:value="211261999" calcext:value-type="float">
            <text:p>211261999</text:p>
          </table:table-cell>
          <table:table-cell table:formula="of:=IF([.E925]-[.B925]=0;0;1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50000" calcext:value-type="float">
            <text:p>50000</text:p>
          </table:table-cell>
          <table:table-cell office:value-type="float" office:value="178165000" calcext:value-type="float">
            <text:p>178165000</text:p>
          </table:table-cell>
          <table:table-cell office:value-type="float" office:value="923" calcext:value-type="float">
            <text:p>923</text:p>
          </table:table-cell>
          <table:table-cell office:value-type="float" office:value="50000" calcext:value-type="float">
            <text:p>50000</text:p>
          </table:table-cell>
          <table:table-cell office:value-type="float" office:value="163005999" calcext:value-type="float">
            <text:p>163005999</text:p>
          </table:table-cell>
          <table:table-cell table:formula="of:=IF([.L925]-[.I925]=0;0;1)" office:value-type="float" office:value="0" calcext:value-type="float">
            <text:p>0</text:p>
          </table:table-cell>
          <table:table-cell table:formula="of:=IF([.L925]-[.B9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0000" calcext:value-type="float">
            <text:p>50000</text:p>
          </table:table-cell>
          <table:table-cell office:value-type="float" office:value="184634000" calcext:value-type="float">
            <text:p>184634000</text:p>
          </table:table-cell>
          <table:table-cell office:value-type="float" office:value="924" calcext:value-type="float">
            <text:p>924</text:p>
          </table:table-cell>
          <table:table-cell office:value-type="float" office:value="50000" calcext:value-type="float">
            <text:p>50000</text:p>
          </table:table-cell>
          <table:table-cell office:value-type="float" office:value="184419000" calcext:value-type="float">
            <text:p>184419000</text:p>
          </table:table-cell>
          <table:table-cell table:formula="of:=IF([.E926]-[.B926]=0;0;1)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50000" calcext:value-type="float">
            <text:p>50000</text:p>
          </table:table-cell>
          <table:table-cell office:value-type="float" office:value="169189999" calcext:value-type="float">
            <text:p>169189999</text:p>
          </table:table-cell>
          <table:table-cell office:value-type="float" office:value="924" calcext:value-type="float">
            <text:p>924</text:p>
          </table:table-cell>
          <table:table-cell office:value-type="float" office:value="50000" calcext:value-type="float">
            <text:p>50000</text:p>
          </table:table-cell>
          <table:table-cell office:value-type="float" office:value="154890000" calcext:value-type="float">
            <text:p>154890000</text:p>
          </table:table-cell>
          <table:table-cell table:formula="of:=IF([.L926]-[.I926]=0;0;1)" office:value-type="float" office:value="0" calcext:value-type="float">
            <text:p>0</text:p>
          </table:table-cell>
          <table:table-cell table:formula="of:=IF([.L926]-[.B9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0000" calcext:value-type="float">
            <text:p>50000</text:p>
          </table:table-cell>
          <table:table-cell office:value-type="float" office:value="407119000" calcext:value-type="float">
            <text:p>407119000</text:p>
          </table:table-cell>
          <table:table-cell office:value-type="float" office:value="925" calcext:value-type="float">
            <text:p>925</text:p>
          </table:table-cell>
          <table:table-cell office:value-type="float" office:value="50000" calcext:value-type="float">
            <text:p>50000</text:p>
          </table:table-cell>
          <table:table-cell office:value-type="float" office:value="409029000" calcext:value-type="float">
            <text:p>409029000</text:p>
          </table:table-cell>
          <table:table-cell table:formula="of:=IF([.E927]-[.B927]=0;0;1)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50000" calcext:value-type="float">
            <text:p>50000</text:p>
          </table:table-cell>
          <table:table-cell office:value-type="float" office:value="325231999" calcext:value-type="float">
            <text:p>325231999</text:p>
          </table:table-cell>
          <table:table-cell office:value-type="float" office:value="925" calcext:value-type="float">
            <text:p>925</text:p>
          </table:table-cell>
          <table:table-cell office:value-type="float" office:value="50000" calcext:value-type="float">
            <text:p>50000</text:p>
          </table:table-cell>
          <table:table-cell office:value-type="float" office:value="343591000" calcext:value-type="float">
            <text:p>343591000</text:p>
          </table:table-cell>
          <table:table-cell table:formula="of:=IF([.L927]-[.I927]=0;0;1)" office:value-type="float" office:value="0" calcext:value-type="float">
            <text:p>0</text:p>
          </table:table-cell>
          <table:table-cell table:formula="of:=IF([.L927]-[.B9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619000" calcext:value-type="float">
            <text:p>161900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1545000" calcext:value-type="float">
            <text:p>1545000</text:p>
          </table:table-cell>
          <table:table-cell table:formula="of:=IF([.E928]-[.B928]=0;0;1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2043000" calcext:value-type="float">
            <text:p>2043000</text:p>
          </table:table-cell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2088999" calcext:value-type="float">
            <text:p>2088999</text:p>
          </table:table-cell>
          <table:table-cell table:formula="of:=IF([.L928]-[.I928]=0;0;1)" office:value-type="float" office:value="0" calcext:value-type="float">
            <text:p>0</text:p>
          </table:table-cell>
          <table:table-cell table:formula="of:=IF([.L928]-[.B9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1322" calcext:value-type="float">
            <text:p>31322</text:p>
          </table:table-cell>
          <table:table-cell office:value-type="float" office:value="340385999" calcext:value-type="float">
            <text:p>340385999</text:p>
          </table:table-cell>
          <table:table-cell office:value-type="float" office:value="927" calcext:value-type="float">
            <text:p>927</text:p>
          </table:table-cell>
          <table:table-cell office:value-type="float" office:value="31322" calcext:value-type="float">
            <text:p>31322</text:p>
          </table:table-cell>
          <table:table-cell office:value-type="float" office:value="344020999" calcext:value-type="float">
            <text:p>344020999</text:p>
          </table:table-cell>
          <table:table-cell table:formula="of:=IF([.E929]-[.B929]=0;0;1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1322" calcext:value-type="float">
            <text:p>31322</text:p>
          </table:table-cell>
          <table:table-cell office:value-type="float" office:value="347047999" calcext:value-type="float">
            <text:p>347047999</text:p>
          </table:table-cell>
          <table:table-cell office:value-type="float" office:value="927" calcext:value-type="float">
            <text:p>927</text:p>
          </table:table-cell>
          <table:table-cell office:value-type="float" office:value="31322" calcext:value-type="float">
            <text:p>31322</text:p>
          </table:table-cell>
          <table:table-cell office:value-type="float" office:value="366591000" calcext:value-type="float">
            <text:p>366591000</text:p>
          </table:table-cell>
          <table:table-cell table:formula="of:=IF([.L929]-[.I929]=0;0;1)" office:value-type="float" office:value="0" calcext:value-type="float">
            <text:p>0</text:p>
          </table:table-cell>
          <table:table-cell table:formula="of:=IF([.L929]-[.B9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290" calcext:value-type="float">
            <text:p>30290</text:p>
          </table:table-cell>
          <table:table-cell office:value-type="float" office:value="449102000" calcext:value-type="float">
            <text:p>449102000</text:p>
          </table:table-cell>
          <table:table-cell office:value-type="float" office:value="928" calcext:value-type="float">
            <text:p>928</text:p>
          </table:table-cell>
          <table:table-cell office:value-type="float" office:value="30290" calcext:value-type="float">
            <text:p>30290</text:p>
          </table:table-cell>
          <table:table-cell office:value-type="float" office:value="453712000" calcext:value-type="float">
            <text:p>453712000</text:p>
          </table:table-cell>
          <table:table-cell table:formula="of:=IF([.E930]-[.B930]=0;0;1)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30290" calcext:value-type="float">
            <text:p>30290</text:p>
          </table:table-cell>
          <table:table-cell office:value-type="float" office:value="460653000" calcext:value-type="float">
            <text:p>460653000</text:p>
          </table:table-cell>
          <table:table-cell office:value-type="float" office:value="928" calcext:value-type="float">
            <text:p>928</text:p>
          </table:table-cell>
          <table:table-cell office:value-type="float" office:value="30290" calcext:value-type="float">
            <text:p>30290</text:p>
          </table:table-cell>
          <table:table-cell office:value-type="float" office:value="499065000" calcext:value-type="float">
            <text:p>499065000</text:p>
          </table:table-cell>
          <table:table-cell table:formula="of:=IF([.L930]-[.I930]=0;0;1)" office:value-type="float" office:value="0" calcext:value-type="float">
            <text:p>0</text:p>
          </table:table-cell>
          <table:table-cell table:formula="of:=IF([.L930]-[.B9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0000" calcext:value-type="float">
            <text:p>50000</text:p>
          </table:table-cell>
          <table:table-cell office:value-type="float" office:value="357900999" calcext:value-type="float">
            <text:p>357900999</text:p>
          </table:table-cell>
          <table:table-cell office:value-type="float" office:value="929" calcext:value-type="float">
            <text:p>929</text:p>
          </table:table-cell>
          <table:table-cell office:value-type="float" office:value="50000" calcext:value-type="float">
            <text:p>50000</text:p>
          </table:table-cell>
          <table:table-cell office:value-type="float" office:value="360805000" calcext:value-type="float">
            <text:p>360805000</text:p>
          </table:table-cell>
          <table:table-cell table:formula="of:=IF([.E931]-[.B931]=0;0;1)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50000" calcext:value-type="float">
            <text:p>50000</text:p>
          </table:table-cell>
          <table:table-cell office:value-type="float" office:value="279858000" calcext:value-type="float">
            <text:p>279858000</text:p>
          </table:table-cell>
          <table:table-cell office:value-type="float" office:value="929" calcext:value-type="float">
            <text:p>929</text:p>
          </table:table-cell>
          <table:table-cell office:value-type="float" office:value="50000" calcext:value-type="float">
            <text:p>50000</text:p>
          </table:table-cell>
          <table:table-cell office:value-type="float" office:value="252253999" calcext:value-type="float">
            <text:p>252253999</text:p>
          </table:table-cell>
          <table:table-cell table:formula="of:=IF([.L931]-[.I931]=0;0;1)" office:value-type="float" office:value="0" calcext:value-type="float">
            <text:p>0</text:p>
          </table:table-cell>
          <table:table-cell table:formula="of:=IF([.L931]-[.B9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823999" calcext:value-type="float">
            <text:p>2823999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695000" calcext:value-type="float">
            <text:p>2695000</text:p>
          </table:table-cell>
          <table:table-cell table:formula="of:=IF([.E932]-[.B932]=0;0;1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666000" calcext:value-type="float">
            <text:p>2666000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464999" calcext:value-type="float">
            <text:p>2464999</text:p>
          </table:table-cell>
          <table:table-cell table:formula="of:=IF([.L932]-[.I932]=0;0;1)" office:value-type="float" office:value="0" calcext:value-type="float">
            <text:p>0</text:p>
          </table:table-cell>
          <table:table-cell table:formula="of:=IF([.L932]-[.B9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654" calcext:value-type="float">
            <text:p>4654</text:p>
          </table:table-cell>
          <table:table-cell office:value-type="float" office:value="740916000" calcext:value-type="float">
            <text:p>740916000</text:p>
          </table:table-cell>
          <table:table-cell office:value-type="float" office:value="931" calcext:value-type="float">
            <text:p>931</text:p>
          </table:table-cell>
          <table:table-cell office:value-type="float" office:value="4654" calcext:value-type="float">
            <text:p>4654</text:p>
          </table:table-cell>
          <table:table-cell office:value-type="float" office:value="717951999" calcext:value-type="float">
            <text:p>717951999</text:p>
          </table:table-cell>
          <table:table-cell table:formula="of:=IF([.E933]-[.B933]=0;0;1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4654" calcext:value-type="float">
            <text:p>4654</text:p>
          </table:table-cell>
          <table:table-cell office:value-type="float" office:value="738317999" calcext:value-type="float">
            <text:p>738317999</text:p>
          </table:table-cell>
          <table:table-cell office:value-type="float" office:value="931" calcext:value-type="float">
            <text:p>931</text:p>
          </table:table-cell>
          <table:table-cell office:value-type="float" office:value="4654" calcext:value-type="float">
            <text:p>4654</text:p>
          </table:table-cell>
          <table:table-cell office:value-type="float" office:value="683539999" calcext:value-type="float">
            <text:p>683539999</text:p>
          </table:table-cell>
          <table:table-cell table:formula="of:=IF([.L933]-[.I933]=0;0;1)" office:value-type="float" office:value="0" calcext:value-type="float">
            <text:p>0</text:p>
          </table:table-cell>
          <table:table-cell table:formula="of:=IF([.L933]-[.B9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209999" calcext:value-type="float">
            <text:p>209999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95000" calcext:value-type="float">
            <text:p>195000</text:p>
          </table:table-cell>
          <table:table-cell table:formula="of:=IF([.E934]-[.B934]=0;0;1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257000" calcext:value-type="float">
            <text:p>257000</text:p>
          </table:table-cell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239999" calcext:value-type="float">
            <text:p>239999</text:p>
          </table:table-cell>
          <table:table-cell table:formula="of:=IF([.L934]-[.I934]=0;0;1)" office:value-type="float" office:value="0" calcext:value-type="float">
            <text:p>0</text:p>
          </table:table-cell>
          <table:table-cell table:formula="of:=IF([.L934]-[.B9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1039000" calcext:value-type="float">
            <text:p>11039000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516000" calcext:value-type="float">
            <text:p>10516000</text:p>
          </table:table-cell>
          <table:table-cell table:formula="of:=IF([.E935]-[.B935]=0;0;1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1446999" calcext:value-type="float">
            <text:p>11446999</text:p>
          </table:table-cell>
          <table:table-cell office:value-type="float" office:value="933" calcext:value-type="float">
            <text:p>933</text:p>
          </table:table-cell>
          <table:table-cell office:value-type="float" office:value="113" calcext:value-type="float">
            <text:p>113</text:p>
          </table:table-cell>
          <table:table-cell office:value-type="float" office:value="10525999" calcext:value-type="float">
            <text:p>10525999</text:p>
          </table:table-cell>
          <table:table-cell table:formula="of:=IF([.L935]-[.I935]=0;0;1)" office:value-type="float" office:value="0" calcext:value-type="float">
            <text:p>0</text:p>
          </table:table-cell>
          <table:table-cell table:formula="of:=IF([.L935]-[.B9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6555000" calcext:value-type="float">
            <text:p>2655500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5568000" calcext:value-type="float">
            <text:p>25568000</text:p>
          </table:table-cell>
          <table:table-cell table:formula="of:=IF([.E936]-[.B936]=0;0;1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6343000" calcext:value-type="float">
            <text:p>26343000</text:p>
          </table:table-cell>
          <table:table-cell office:value-type="float" office:value="934" calcext:value-type="float">
            <text:p>934</text:p>
          </table:table-cell>
          <table:table-cell office:value-type="float" office:value="73" calcext:value-type="float">
            <text:p>73</text:p>
          </table:table-cell>
          <table:table-cell office:value-type="float" office:value="24208000" calcext:value-type="float">
            <text:p>24208000</text:p>
          </table:table-cell>
          <table:table-cell table:formula="of:=IF([.L936]-[.I936]=0;0;1)" office:value-type="float" office:value="0" calcext:value-type="float">
            <text:p>0</text:p>
          </table:table-cell>
          <table:table-cell table:formula="of:=IF([.L936]-[.B9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4983000" calcext:value-type="float">
            <text:p>2498300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4564000" calcext:value-type="float">
            <text:p>24564000</text:p>
          </table:table-cell>
          <table:table-cell table:formula="of:=IF([.E937]-[.B937]=0;0;1)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5254000" calcext:value-type="float">
            <text:p>25254000</text:p>
          </table:table-cell>
          <table:table-cell office:value-type="float" office:value="935" calcext:value-type="float">
            <text:p>935</text:p>
          </table:table-cell>
          <table:table-cell office:value-type="float" office:value="647" calcext:value-type="float">
            <text:p>647</text:p>
          </table:table-cell>
          <table:table-cell office:value-type="float" office:value="23115000" calcext:value-type="float">
            <text:p>23115000</text:p>
          </table:table-cell>
          <table:table-cell table:formula="of:=IF([.L937]-[.I937]=0;0;1)" office:value-type="float" office:value="0" calcext:value-type="float">
            <text:p>0</text:p>
          </table:table-cell>
          <table:table-cell table:formula="of:=IF([.L937]-[.B9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0000" calcext:value-type="float">
            <text:p>50000</text:p>
          </table:table-cell>
          <table:table-cell office:value-type="float" office:value="378604999" calcext:value-type="float">
            <text:p>378604999</text:p>
          </table:table-cell>
          <table:table-cell office:value-type="float" office:value="936" calcext:value-type="float">
            <text:p>936</text:p>
          </table:table-cell>
          <table:table-cell office:value-type="float" office:value="50000" calcext:value-type="float">
            <text:p>50000</text:p>
          </table:table-cell>
          <table:table-cell office:value-type="float" office:value="373788000" calcext:value-type="float">
            <text:p>373788000</text:p>
          </table:table-cell>
          <table:table-cell table:formula="of:=IF([.E938]-[.B938]=0;0;1)"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50000" calcext:value-type="float">
            <text:p>50000</text:p>
          </table:table-cell>
          <table:table-cell office:value-type="float" office:value="379712000" calcext:value-type="float">
            <text:p>379712000</text:p>
          </table:table-cell>
          <table:table-cell office:value-type="float" office:value="936" calcext:value-type="float">
            <text:p>936</text:p>
          </table:table-cell>
          <table:table-cell office:value-type="float" office:value="50000" calcext:value-type="float">
            <text:p>50000</text:p>
          </table:table-cell>
          <table:table-cell office:value-type="float" office:value="367191999" calcext:value-type="float">
            <text:p>367191999</text:p>
          </table:table-cell>
          <table:table-cell table:formula="of:=IF([.L938]-[.I938]=0;0;1)" office:value-type="float" office:value="0" calcext:value-type="float">
            <text:p>0</text:p>
          </table:table-cell>
          <table:table-cell table:formula="of:=IF([.L938]-[.B9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0000" calcext:value-type="float">
            <text:p>50000</text:p>
          </table:table-cell>
          <table:table-cell office:value-type="float" office:value="382049000" calcext:value-type="float">
            <text:p>382049000</text:p>
          </table:table-cell>
          <table:table-cell office:value-type="float" office:value="937" calcext:value-type="float">
            <text:p>937</text:p>
          </table:table-cell>
          <table:table-cell office:value-type="float" office:value="50000" calcext:value-type="float">
            <text:p>50000</text:p>
          </table:table-cell>
          <table:table-cell office:value-type="float" office:value="376364000" calcext:value-type="float">
            <text:p>376364000</text:p>
          </table:table-cell>
          <table:table-cell table:formula="of:=IF([.E939]-[.B939]=0;0;1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50000" calcext:value-type="float">
            <text:p>50000</text:p>
          </table:table-cell>
          <table:table-cell office:value-type="float" office:value="382915000" calcext:value-type="float">
            <text:p>382915000</text:p>
          </table:table-cell>
          <table:table-cell office:value-type="float" office:value="937" calcext:value-type="float">
            <text:p>937</text:p>
          </table:table-cell>
          <table:table-cell office:value-type="float" office:value="50000" calcext:value-type="float">
            <text:p>50000</text:p>
          </table:table-cell>
          <table:table-cell office:value-type="float" office:value="369384000" calcext:value-type="float">
            <text:p>369384000</text:p>
          </table:table-cell>
          <table:table-cell table:formula="of:=IF([.L939]-[.I939]=0;0;1)" office:value-type="float" office:value="0" calcext:value-type="float">
            <text:p>0</text:p>
          </table:table-cell>
          <table:table-cell table:formula="of:=IF([.L939]-[.B9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0000" calcext:value-type="float">
            <text:p>50000</text:p>
          </table:table-cell>
          <table:table-cell office:value-type="float" office:value="754164000" calcext:value-type="float">
            <text:p>754164000</text:p>
          </table:table-cell>
          <table:table-cell office:value-type="float" office:value="938" calcext:value-type="float">
            <text:p>938</text:p>
          </table:table-cell>
          <table:table-cell office:value-type="float" office:value="50000" calcext:value-type="float">
            <text:p>50000</text:p>
          </table:table-cell>
          <table:table-cell office:value-type="float" office:value="740896000" calcext:value-type="float">
            <text:p>740896000</text:p>
          </table:table-cell>
          <table:table-cell table:formula="of:=IF([.E940]-[.B940]=0;0;1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50000" calcext:value-type="float">
            <text:p>50000</text:p>
          </table:table-cell>
          <table:table-cell office:value-type="float" office:value="759861000" calcext:value-type="float">
            <text:p>759861000</text:p>
          </table:table-cell>
          <table:table-cell office:value-type="float" office:value="938" calcext:value-type="float">
            <text:p>938</text:p>
          </table:table-cell>
          <table:table-cell office:value-type="float" office:value="50000" calcext:value-type="float">
            <text:p>50000</text:p>
          </table:table-cell>
          <table:table-cell office:value-type="float" office:value="711644000" calcext:value-type="float">
            <text:p>711644000</text:p>
          </table:table-cell>
          <table:table-cell table:formula="of:=IF([.L940]-[.I940]=0;0;1)" office:value-type="float" office:value="0" calcext:value-type="float">
            <text:p>0</text:p>
          </table:table-cell>
          <table:table-cell table:formula="of:=IF([.L940]-[.B9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2653000" calcext:value-type="float">
            <text:p>2653000</text:p>
          </table:table-cell>
          <table:table-cell table:formula="of:=IF([.E941]-[.B941]=0;0;1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3410000" calcext:value-type="float">
            <text:p>3410000</text:p>
          </table:table-cell>
          <table:table-cell office:value-type="float" office:value="939" calcext:value-type="float">
            <text:p>939</text:p>
          </table:table-cell>
          <table:table-cell office:value-type="float" office:value="459" calcext:value-type="float">
            <text:p>459</text:p>
          </table:table-cell>
          <table:table-cell office:value-type="float" office:value="3316000" calcext:value-type="float">
            <text:p>3316000</text:p>
          </table:table-cell>
          <table:table-cell table:formula="of:=IF([.L941]-[.I941]=0;0;1)" office:value-type="float" office:value="0" calcext:value-type="float">
            <text:p>0</text:p>
          </table:table-cell>
          <table:table-cell table:formula="of:=IF([.L941]-[.B9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5618000" calcext:value-type="float">
            <text:p>2561800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5144999" calcext:value-type="float">
            <text:p>25144999</text:p>
          </table:table-cell>
          <table:table-cell table:formula="of:=IF([.E942]-[.B942]=0;0;1)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5982000" calcext:value-type="float">
            <text:p>25982000</text:p>
          </table:table-cell>
          <table:table-cell office:value-type="float" office:value="940" calcext:value-type="float">
            <text:p>940</text:p>
          </table:table-cell>
          <table:table-cell office:value-type="float" office:value="670" calcext:value-type="float">
            <text:p>670</text:p>
          </table:table-cell>
          <table:table-cell office:value-type="float" office:value="24116000" calcext:value-type="float">
            <text:p>24116000</text:p>
          </table:table-cell>
          <table:table-cell table:formula="of:=IF([.L942]-[.I942]=0;0;1)" office:value-type="float" office:value="0" calcext:value-type="float">
            <text:p>0</text:p>
          </table:table-cell>
          <table:table-cell table:formula="of:=IF([.L942]-[.B9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table:formula="of:=IF([.E943]-[.B943]=0;0;1)"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table:formula="of:=IF([.L943]-[.I943]=0;0;1)" office:value-type="float" office:value="0" calcext:value-type="float">
            <text:p>0</text:p>
          </table:table-cell>
          <table:table-cell table:formula="of:=IF([.L943]-[.B9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421" calcext:value-type="float">
            <text:p>3421</text:p>
          </table:table-cell>
          <table:table-cell office:value-type="float" office:value="137330999" calcext:value-type="float">
            <text:p>137330999</text:p>
          </table:table-cell>
          <table:table-cell office:value-type="float" office:value="942" calcext:value-type="float">
            <text:p>942</text:p>
          </table:table-cell>
          <table:table-cell office:value-type="float" office:value="3421" calcext:value-type="float">
            <text:p>3421</text:p>
          </table:table-cell>
          <table:table-cell office:value-type="float" office:value="134771000" calcext:value-type="float">
            <text:p>134771000</text:p>
          </table:table-cell>
          <table:table-cell table:formula="of:=IF([.E944]-[.B944]=0;0;1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3421" calcext:value-type="float">
            <text:p>3421</text:p>
          </table:table-cell>
          <table:table-cell office:value-type="float" office:value="139580999" calcext:value-type="float">
            <text:p>139580999</text:p>
          </table:table-cell>
          <table:table-cell office:value-type="float" office:value="942" calcext:value-type="float">
            <text:p>942</text:p>
          </table:table-cell>
          <table:table-cell office:value-type="float" office:value="3421" calcext:value-type="float">
            <text:p>3421</text:p>
          </table:table-cell>
          <table:table-cell office:value-type="float" office:value="128605000" calcext:value-type="float">
            <text:p>128605000</text:p>
          </table:table-cell>
          <table:table-cell table:formula="of:=IF([.L944]-[.I944]=0;0;1)" office:value-type="float" office:value="0" calcext:value-type="float">
            <text:p>0</text:p>
          </table:table-cell>
          <table:table-cell table:formula="of:=IF([.L944]-[.B9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231" calcext:value-type="float">
            <text:p>39231</text:p>
          </table:table-cell>
          <table:table-cell office:value-type="float" office:value="215392000" calcext:value-type="float">
            <text:p>215392000</text:p>
          </table:table-cell>
          <table:table-cell office:value-type="float" office:value="943" calcext:value-type="float">
            <text:p>943</text:p>
          </table:table-cell>
          <table:table-cell office:value-type="float" office:value="39231" calcext:value-type="float">
            <text:p>39231</text:p>
          </table:table-cell>
          <table:table-cell office:value-type="float" office:value="211608000" calcext:value-type="float">
            <text:p>211608000</text:p>
          </table:table-cell>
          <table:table-cell table:formula="of:=IF([.E945]-[.B945]=0;0;1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9231" calcext:value-type="float">
            <text:p>39231</text:p>
          </table:table-cell>
          <table:table-cell office:value-type="float" office:value="218243000" calcext:value-type="float">
            <text:p>218243000</text:p>
          </table:table-cell>
          <table:table-cell office:value-type="float" office:value="943" calcext:value-type="float">
            <text:p>943</text:p>
          </table:table-cell>
          <table:table-cell office:value-type="float" office:value="39231" calcext:value-type="float">
            <text:p>39231</text:p>
          </table:table-cell>
          <table:table-cell office:value-type="float" office:value="204760000" calcext:value-type="float">
            <text:p>204760000</text:p>
          </table:table-cell>
          <table:table-cell table:formula="of:=IF([.L945]-[.I945]=0;0;1)" office:value-type="float" office:value="0" calcext:value-type="float">
            <text:p>0</text:p>
          </table:table-cell>
          <table:table-cell table:formula="of:=IF([.L945]-[.B9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067000" calcext:value-type="float">
            <text:p>1067000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011000" calcext:value-type="float">
            <text:p>1011000</text:p>
          </table:table-cell>
          <table:table-cell table:formula="of:=IF([.E946]-[.B946]=0;0;1)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798999" calcext:value-type="float">
            <text:p>1798999</text:p>
          </table:table-cell>
          <table:table-cell office:value-type="float" office:value="944" calcext:value-type="float">
            <text:p>944</text:p>
          </table:table-cell>
          <table:table-cell office:value-type="float" office:value="137" calcext:value-type="float">
            <text:p>137</text:p>
          </table:table-cell>
          <table:table-cell office:value-type="float" office:value="1583000" calcext:value-type="float">
            <text:p>1583000</text:p>
          </table:table-cell>
          <table:table-cell table:formula="of:=IF([.L946]-[.I946]=0;0;1)" office:value-type="float" office:value="0" calcext:value-type="float">
            <text:p>0</text:p>
          </table:table-cell>
          <table:table-cell table:formula="of:=IF([.L946]-[.B9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115" calcext:value-type="float">
            <text:p>6115</text:p>
          </table:table-cell>
          <table:table-cell office:value-type="float" office:value="83458999" calcext:value-type="float">
            <text:p>83458999</text:p>
          </table:table-cell>
          <table:table-cell office:value-type="float" office:value="945" calcext:value-type="float">
            <text:p>945</text:p>
          </table:table-cell>
          <table:table-cell office:value-type="float" office:value="6115" calcext:value-type="float">
            <text:p>6115</text:p>
          </table:table-cell>
          <table:table-cell office:value-type="float" office:value="81486000" calcext:value-type="float">
            <text:p>81486000</text:p>
          </table:table-cell>
          <table:table-cell table:formula="of:=IF([.E947]-[.B947]=0;0;1)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6115" calcext:value-type="float">
            <text:p>6115</text:p>
          </table:table-cell>
          <table:table-cell office:value-type="float" office:value="85345999" calcext:value-type="float">
            <text:p>85345999</text:p>
          </table:table-cell>
          <table:table-cell office:value-type="float" office:value="945" calcext:value-type="float">
            <text:p>945</text:p>
          </table:table-cell>
          <table:table-cell office:value-type="float" office:value="6115" calcext:value-type="float">
            <text:p>6115</text:p>
          </table:table-cell>
          <table:table-cell office:value-type="float" office:value="78410000" calcext:value-type="float">
            <text:p>78410000</text:p>
          </table:table-cell>
          <table:table-cell table:formula="of:=IF([.L947]-[.I947]=0;0;1)" office:value-type="float" office:value="0" calcext:value-type="float">
            <text:p>0</text:p>
          </table:table-cell>
          <table:table-cell table:formula="of:=IF([.L947]-[.B9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386" calcext:value-type="float">
            <text:p>5386</text:p>
          </table:table-cell>
          <table:table-cell office:value-type="float" office:value="26945000" calcext:value-type="float">
            <text:p>26945000</text:p>
          </table:table-cell>
          <table:table-cell office:value-type="float" office:value="946" calcext:value-type="float">
            <text:p>946</text:p>
          </table:table-cell>
          <table:table-cell office:value-type="float" office:value="5386" calcext:value-type="float">
            <text:p>5386</text:p>
          </table:table-cell>
          <table:table-cell office:value-type="float" office:value="26482000" calcext:value-type="float">
            <text:p>26482000</text:p>
          </table:table-cell>
          <table:table-cell table:formula="of:=IF([.E948]-[.B948]=0;0;1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5386" calcext:value-type="float">
            <text:p>5386</text:p>
          </table:table-cell>
          <table:table-cell office:value-type="float" office:value="27797000" calcext:value-type="float">
            <text:p>27797000</text:p>
          </table:table-cell>
          <table:table-cell office:value-type="float" office:value="946" calcext:value-type="float">
            <text:p>946</text:p>
          </table:table-cell>
          <table:table-cell office:value-type="float" office:value="5386" calcext:value-type="float">
            <text:p>5386</text:p>
          </table:table-cell>
          <table:table-cell office:value-type="float" office:value="26722000" calcext:value-type="float">
            <text:p>26722000</text:p>
          </table:table-cell>
          <table:table-cell table:formula="of:=IF([.L948]-[.I948]=0;0;1)" office:value-type="float" office:value="0" calcext:value-type="float">
            <text:p>0</text:p>
          </table:table-cell>
          <table:table-cell table:formula="of:=IF([.L948]-[.B9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22000" calcext:value-type="float">
            <text:p>12200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18000" calcext:value-type="float">
            <text:p>118000</text:p>
          </table:table-cell>
          <table:table-cell table:formula="of:=IF([.E949]-[.B949]=0;0;1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64000" calcext:value-type="float">
            <text:p>16400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159000" calcext:value-type="float">
            <text:p>159000</text:p>
          </table:table-cell>
          <table:table-cell table:formula="of:=IF([.L949]-[.I949]=0;0;1)" office:value-type="float" office:value="0" calcext:value-type="float">
            <text:p>0</text:p>
          </table:table-cell>
          <table:table-cell table:formula="of:=IF([.L949]-[.B9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58000" calcext:value-type="float">
            <text:p>1258000</text:p>
          </table:table-cell>
          <table:table-cell table:formula="of:=IF([.E950]-[.B950]=0;0;1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380999" calcext:value-type="float">
            <text:p>1380999</text:p>
          </table:table-cell>
          <table:table-cell office:value-type="float" office:value="948" calcext:value-type="float">
            <text:p>948</text:p>
          </table:table-cell>
          <table:table-cell office:value-type="float" office:value="20" calcext:value-type="float">
            <text:p>20</text:p>
          </table:table-cell>
          <table:table-cell office:value-type="float" office:value="1263000" calcext:value-type="float">
            <text:p>1263000</text:p>
          </table:table-cell>
          <table:table-cell table:formula="of:=IF([.L950]-[.I950]=0;0;1)" office:value-type="float" office:value="0" calcext:value-type="float">
            <text:p>0</text:p>
          </table:table-cell>
          <table:table-cell table:formula="of:=IF([.L950]-[.B9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0000" calcext:value-type="float">
            <text:p>50000</text:p>
          </table:table-cell>
          <table:table-cell office:value-type="float" office:value="260799999" calcext:value-type="float">
            <text:p>260799999</text:p>
          </table:table-cell>
          <table:table-cell office:value-type="float" office:value="949" calcext:value-type="float">
            <text:p>949</text:p>
          </table:table-cell>
          <table:table-cell office:value-type="float" office:value="50000" calcext:value-type="float">
            <text:p>50000</text:p>
          </table:table-cell>
          <table:table-cell office:value-type="float" office:value="256950000" calcext:value-type="float">
            <text:p>256950000</text:p>
          </table:table-cell>
          <table:table-cell table:formula="of:=IF([.E951]-[.B951]=0;0;1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50000" calcext:value-type="float">
            <text:p>50000</text:p>
          </table:table-cell>
          <table:table-cell office:value-type="float" office:value="264917000" calcext:value-type="float">
            <text:p>264917000</text:p>
          </table:table-cell>
          <table:table-cell office:value-type="float" office:value="949" calcext:value-type="float">
            <text:p>949</text:p>
          </table:table-cell>
          <table:table-cell office:value-type="float" office:value="50000" calcext:value-type="float">
            <text:p>50000</text:p>
          </table:table-cell>
          <table:table-cell office:value-type="float" office:value="249518000" calcext:value-type="float">
            <text:p>249518000</text:p>
          </table:table-cell>
          <table:table-cell table:formula="of:=IF([.L951]-[.I951]=0;0;1)" office:value-type="float" office:value="0" calcext:value-type="float">
            <text:p>0</text:p>
          </table:table-cell>
          <table:table-cell table:formula="of:=IF([.L951]-[.B9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271" calcext:value-type="float">
            <text:p>13271</text:p>
          </table:table-cell>
          <table:table-cell office:value-type="float" office:value="138591000" calcext:value-type="float">
            <text:p>138591000</text:p>
          </table:table-cell>
          <table:table-cell office:value-type="float" office:value="950" calcext:value-type="float">
            <text:p>950</text:p>
          </table:table-cell>
          <table:table-cell office:value-type="float" office:value="13271" calcext:value-type="float">
            <text:p>13271</text:p>
          </table:table-cell>
          <table:table-cell office:value-type="float" office:value="136492000" calcext:value-type="float">
            <text:p>136492000</text:p>
          </table:table-cell>
          <table:table-cell table:formula="of:=IF([.E952]-[.B952]=0;0;1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3271" calcext:value-type="float">
            <text:p>13271</text:p>
          </table:table-cell>
          <table:table-cell office:value-type="float" office:value="143015000" calcext:value-type="float">
            <text:p>143015000</text:p>
          </table:table-cell>
          <table:table-cell office:value-type="float" office:value="950" calcext:value-type="float">
            <text:p>950</text:p>
          </table:table-cell>
          <table:table-cell office:value-type="float" office:value="13271" calcext:value-type="float">
            <text:p>13271</text:p>
          </table:table-cell>
          <table:table-cell office:value-type="float" office:value="132005999" calcext:value-type="float">
            <text:p>132005999</text:p>
          </table:table-cell>
          <table:table-cell table:formula="of:=IF([.L952]-[.I952]=0;0;1)" office:value-type="float" office:value="0" calcext:value-type="float">
            <text:p>0</text:p>
          </table:table-cell>
          <table:table-cell table:formula="of:=IF([.L952]-[.B9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formula="of:=IF([.E953]-[.B953]=0;0;1)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formula="of:=IF([.L953]-[.I953]=0;0;1)" office:value-type="float" office:value="0" calcext:value-type="float">
            <text:p>0</text:p>
          </table:table-cell>
          <table:table-cell table:formula="of:=IF([.L953]-[.B9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207000" calcext:value-type="float">
            <text:p>20700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98000" calcext:value-type="float">
            <text:p>198000</text:p>
          </table:table-cell>
          <table:table-cell table:formula="of:=IF([.E954]-[.B954]=0;0;1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240999" calcext:value-type="float">
            <text:p>240999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219999" calcext:value-type="float">
            <text:p>219999</text:p>
          </table:table-cell>
          <table:table-cell table:formula="of:=IF([.L954]-[.I954]=0;0;1)" office:value-type="float" office:value="0" calcext:value-type="float">
            <text:p>0</text:p>
          </table:table-cell>
          <table:table-cell table:formula="of:=IF([.L954]-[.B9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0000" calcext:value-type="float">
            <text:p>50000</text:p>
          </table:table-cell>
          <table:table-cell office:value-type="float" office:value="219001000" calcext:value-type="float">
            <text:p>219001000</text:p>
          </table:table-cell>
          <table:table-cell office:value-type="float" office:value="953" calcext:value-type="float">
            <text:p>953</text:p>
          </table:table-cell>
          <table:table-cell office:value-type="float" office:value="50000" calcext:value-type="float">
            <text:p>50000</text:p>
          </table:table-cell>
          <table:table-cell office:value-type="float" office:value="216751000" calcext:value-type="float">
            <text:p>216751000</text:p>
          </table:table-cell>
          <table:table-cell table:formula="of:=IF([.E955]-[.B955]=0;0;1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50000" calcext:value-type="float">
            <text:p>50000</text:p>
          </table:table-cell>
          <table:table-cell office:value-type="float" office:value="222736000" calcext:value-type="float">
            <text:p>222736000</text:p>
          </table:table-cell>
          <table:table-cell office:value-type="float" office:value="953" calcext:value-type="float">
            <text:p>953</text:p>
          </table:table-cell>
          <table:table-cell office:value-type="float" office:value="50000" calcext:value-type="float">
            <text:p>50000</text:p>
          </table:table-cell>
          <table:table-cell office:value-type="float" office:value="212188000" calcext:value-type="float">
            <text:p>212188000</text:p>
          </table:table-cell>
          <table:table-cell table:formula="of:=IF([.L955]-[.I955]=0;0;1)" office:value-type="float" office:value="0" calcext:value-type="float">
            <text:p>0</text:p>
          </table:table-cell>
          <table:table-cell table:formula="of:=IF([.L955]-[.B9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423000" calcext:value-type="float">
            <text:p>3423000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342000" calcext:value-type="float">
            <text:p>3342000</text:p>
          </table:table-cell>
          <table:table-cell table:formula="of:=IF([.E956]-[.B956]=0;0;1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764999" calcext:value-type="float">
            <text:p>3764999</text:p>
          </table:table-cell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float" office:value="3434000" calcext:value-type="float">
            <text:p>3434000</text:p>
          </table:table-cell>
          <table:table-cell table:formula="of:=IF([.L956]-[.I956]=0;0;1)" office:value-type="float" office:value="0" calcext:value-type="float">
            <text:p>0</text:p>
          </table:table-cell>
          <table:table-cell table:formula="of:=IF([.L956]-[.B9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4698999" calcext:value-type="float">
            <text:p>44698999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4132000" calcext:value-type="float">
            <text:p>44132000</text:p>
          </table:table-cell>
          <table:table-cell table:formula="of:=IF([.E957]-[.B957]=0;0;1)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6494000" calcext:value-type="float">
            <text:p>46494000</text:p>
          </table:table-cell>
          <table:table-cell office:value-type="float" office:value="955" calcext:value-type="float">
            <text:p>955</text:p>
          </table:table-cell>
          <table:table-cell office:value-type="float" office:value="33" calcext:value-type="float">
            <text:p>33</text:p>
          </table:table-cell>
          <table:table-cell office:value-type="float" office:value="41423999" calcext:value-type="float">
            <text:p>41423999</text:p>
          </table:table-cell>
          <table:table-cell table:formula="of:=IF([.L957]-[.I957]=0;0;1)" office:value-type="float" office:value="0" calcext:value-type="float">
            <text:p>0</text:p>
          </table:table-cell>
          <table:table-cell table:formula="of:=IF([.L957]-[.B9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0000" calcext:value-type="float">
            <text:p>50000</text:p>
          </table:table-cell>
          <table:table-cell office:value-type="float" office:value="189832000" calcext:value-type="float">
            <text:p>189832000</text:p>
          </table:table-cell>
          <table:table-cell office:value-type="float" office:value="956" calcext:value-type="float">
            <text:p>956</text:p>
          </table:table-cell>
          <table:table-cell office:value-type="float" office:value="50000" calcext:value-type="float">
            <text:p>50000</text:p>
          </table:table-cell>
          <table:table-cell office:value-type="float" office:value="189472000" calcext:value-type="float">
            <text:p>189472000</text:p>
          </table:table-cell>
          <table:table-cell table:formula="of:=IF([.E958]-[.B958]=0;0;1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50000" calcext:value-type="float">
            <text:p>50000</text:p>
          </table:table-cell>
          <table:table-cell office:value-type="float" office:value="192049000" calcext:value-type="float">
            <text:p>192049000</text:p>
          </table:table-cell>
          <table:table-cell office:value-type="float" office:value="956" calcext:value-type="float">
            <text:p>956</text:p>
          </table:table-cell>
          <table:table-cell office:value-type="float" office:value="50000" calcext:value-type="float">
            <text:p>50000</text:p>
          </table:table-cell>
          <table:table-cell office:value-type="float" office:value="186233999" calcext:value-type="float">
            <text:p>186233999</text:p>
          </table:table-cell>
          <table:table-cell table:formula="of:=IF([.L958]-[.I958]=0;0;1)" office:value-type="float" office:value="0" calcext:value-type="float">
            <text:p>0</text:p>
          </table:table-cell>
          <table:table-cell table:formula="of:=IF([.L958]-[.B9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64" calcext:value-type="float">
            <text:p>1964</text:p>
          </table:table-cell>
          <table:table-cell office:value-type="float" office:value="195300000" calcext:value-type="float">
            <text:p>195300000</text:p>
          </table:table-cell>
          <table:table-cell office:value-type="float" office:value="957" calcext:value-type="float">
            <text:p>957</text:p>
          </table:table-cell>
          <table:table-cell office:value-type="float" office:value="1964" calcext:value-type="float">
            <text:p>1964</text:p>
          </table:table-cell>
          <table:table-cell office:value-type="float" office:value="190589999" calcext:value-type="float">
            <text:p>190589999</text:p>
          </table:table-cell>
          <table:table-cell table:formula="of:=IF([.E959]-[.B959]=0;0;1)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1964" calcext:value-type="float">
            <text:p>1964</text:p>
          </table:table-cell>
          <table:table-cell office:value-type="float" office:value="195803999" calcext:value-type="float">
            <text:p>195803999</text:p>
          </table:table-cell>
          <table:table-cell office:value-type="float" office:value="957" calcext:value-type="float">
            <text:p>957</text:p>
          </table:table-cell>
          <table:table-cell office:value-type="float" office:value="1964" calcext:value-type="float">
            <text:p>1964</text:p>
          </table:table-cell>
          <table:table-cell office:value-type="float" office:value="177693000" calcext:value-type="float">
            <text:p>177693000</text:p>
          </table:table-cell>
          <table:table-cell table:formula="of:=IF([.L959]-[.I959]=0;0;1)" office:value-type="float" office:value="0" calcext:value-type="float">
            <text:p>0</text:p>
          </table:table-cell>
          <table:table-cell table:formula="of:=IF([.L959]-[.B9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7285" calcext:value-type="float">
            <text:p>17285</text:p>
          </table:table-cell>
          <table:table-cell office:value-type="float" office:value="102460000" calcext:value-type="float">
            <text:p>102460000</text:p>
          </table:table-cell>
          <table:table-cell office:value-type="float" office:value="958" calcext:value-type="float">
            <text:p>958</text:p>
          </table:table-cell>
          <table:table-cell office:value-type="float" office:value="17285" calcext:value-type="float">
            <text:p>17285</text:p>
          </table:table-cell>
          <table:table-cell office:value-type="float" office:value="99813000" calcext:value-type="float">
            <text:p>99813000</text:p>
          </table:table-cell>
          <table:table-cell table:formula="of:=IF([.E960]-[.B960]=0;0;1)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17285" calcext:value-type="float">
            <text:p>17285</text:p>
          </table:table-cell>
          <table:table-cell office:value-type="float" office:value="103084000" calcext:value-type="float">
            <text:p>103084000</text:p>
          </table:table-cell>
          <table:table-cell office:value-type="float" office:value="958" calcext:value-type="float">
            <text:p>958</text:p>
          </table:table-cell>
          <table:table-cell office:value-type="float" office:value="17285" calcext:value-type="float">
            <text:p>17285</text:p>
          </table:table-cell>
          <table:table-cell office:value-type="float" office:value="97649000" calcext:value-type="float">
            <text:p>97649000</text:p>
          </table:table-cell>
          <table:table-cell table:formula="of:=IF([.L960]-[.I960]=0;0;1)" office:value-type="float" office:value="0" calcext:value-type="float">
            <text:p>0</text:p>
          </table:table-cell>
          <table:table-cell table:formula="of:=IF([.L960]-[.B9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0000" calcext:value-type="float">
            <text:p>50000</text:p>
          </table:table-cell>
          <table:table-cell office:value-type="float" office:value="225897000" calcext:value-type="float">
            <text:p>225897000</text:p>
          </table:table-cell>
          <table:table-cell office:value-type="float" office:value="959" calcext:value-type="float">
            <text:p>959</text:p>
          </table:table-cell>
          <table:table-cell office:value-type="float" office:value="50000" calcext:value-type="float">
            <text:p>50000</text:p>
          </table:table-cell>
          <table:table-cell office:value-type="float" office:value="220666000" calcext:value-type="float">
            <text:p>220666000</text:p>
          </table:table-cell>
          <table:table-cell table:formula="of:=IF([.E961]-[.B961]=0;0;1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50000" calcext:value-type="float">
            <text:p>50000</text:p>
          </table:table-cell>
          <table:table-cell office:value-type="float" office:value="226444999" calcext:value-type="float">
            <text:p>226444999</text:p>
          </table:table-cell>
          <table:table-cell office:value-type="float" office:value="959" calcext:value-type="float">
            <text:p>959</text:p>
          </table:table-cell>
          <table:table-cell office:value-type="float" office:value="50000" calcext:value-type="float">
            <text:p>50000</text:p>
          </table:table-cell>
          <table:table-cell office:value-type="float" office:value="216371999" calcext:value-type="float">
            <text:p>216371999</text:p>
          </table:table-cell>
          <table:table-cell table:formula="of:=IF([.L961]-[.I961]=0;0;1)" office:value-type="float" office:value="0" calcext:value-type="float">
            <text:p>0</text:p>
          </table:table-cell>
          <table:table-cell table:formula="of:=IF([.L961]-[.B9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74" calcext:value-type="float">
            <text:p>1274</text:p>
          </table:table-cell>
          <table:table-cell office:value-type="float" office:value="87728000" calcext:value-type="float">
            <text:p>87728000</text:p>
          </table:table-cell>
          <table:table-cell office:value-type="float" office:value="960" calcext:value-type="float">
            <text:p>960</text:p>
          </table:table-cell>
          <table:table-cell office:value-type="float" office:value="1274" calcext:value-type="float">
            <text:p>1274</text:p>
          </table:table-cell>
          <table:table-cell office:value-type="float" office:value="82854000" calcext:value-type="float">
            <text:p>82854000</text:p>
          </table:table-cell>
          <table:table-cell table:formula="of:=IF([.E962]-[.B962]=0;0;1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274" calcext:value-type="float">
            <text:p>1274</text:p>
          </table:table-cell>
          <table:table-cell office:value-type="float" office:value="87143000" calcext:value-type="float">
            <text:p>87143000</text:p>
          </table:table-cell>
          <table:table-cell office:value-type="float" office:value="960" calcext:value-type="float">
            <text:p>960</text:p>
          </table:table-cell>
          <table:table-cell office:value-type="float" office:value="1274" calcext:value-type="float">
            <text:p>1274</text:p>
          </table:table-cell>
          <table:table-cell office:value-type="float" office:value="79419999" calcext:value-type="float">
            <text:p>79419999</text:p>
          </table:table-cell>
          <table:table-cell table:formula="of:=IF([.L962]-[.I962]=0;0;1)" office:value-type="float" office:value="0" calcext:value-type="float">
            <text:p>0</text:p>
          </table:table-cell>
          <table:table-cell table:formula="of:=IF([.L962]-[.B9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0000" calcext:value-type="float">
            <text:p>50000</text:p>
          </table:table-cell>
          <table:table-cell office:value-type="float" office:value="249330000" calcext:value-type="float">
            <text:p>249330000</text:p>
          </table:table-cell>
          <table:table-cell office:value-type="float" office:value="961" calcext:value-type="float">
            <text:p>961</text:p>
          </table:table-cell>
          <table:table-cell office:value-type="float" office:value="50000" calcext:value-type="float">
            <text:p>50000</text:p>
          </table:table-cell>
          <table:table-cell office:value-type="float" office:value="241638000" calcext:value-type="float">
            <text:p>241638000</text:p>
          </table:table-cell>
          <table:table-cell table:formula="of:=IF([.E963]-[.B963]=0;0;1)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50000" calcext:value-type="float">
            <text:p>50000</text:p>
          </table:table-cell>
          <table:table-cell office:value-type="float" office:value="248986000" calcext:value-type="float">
            <text:p>248986000</text:p>
          </table:table-cell>
          <table:table-cell office:value-type="float" office:value="961" calcext:value-type="float">
            <text:p>961</text:p>
          </table:table-cell>
          <table:table-cell office:value-type="float" office:value="50000" calcext:value-type="float">
            <text:p>50000</text:p>
          </table:table-cell>
          <table:table-cell office:value-type="float" office:value="236354999" calcext:value-type="float">
            <text:p>236354999</text:p>
          </table:table-cell>
          <table:table-cell table:formula="of:=IF([.L963]-[.I963]=0;0;1)" office:value-type="float" office:value="0" calcext:value-type="float">
            <text:p>0</text:p>
          </table:table-cell>
          <table:table-cell table:formula="of:=IF([.L963]-[.B9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2137999" calcext:value-type="float">
            <text:p>2137999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2004999" calcext:value-type="float">
            <text:p>2004999</text:p>
          </table:table-cell>
          <table:table-cell table:formula="of:=IF([.E964]-[.B964]=0;0;1)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2755000" calcext:value-type="float">
            <text:p>2755000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2669000" calcext:value-type="float">
            <text:p>2669000</text:p>
          </table:table-cell>
          <table:table-cell table:formula="of:=IF([.L964]-[.I964]=0;0;1)" office:value-type="float" office:value="0" calcext:value-type="float">
            <text:p>0</text:p>
          </table:table-cell>
          <table:table-cell table:formula="of:=IF([.L964]-[.B9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303999" calcext:value-type="float">
            <text:p>3303999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237000" calcext:value-type="float">
            <text:p>3237000</text:p>
          </table:table-cell>
          <table:table-cell table:formula="of:=IF([.E965]-[.B965]=0;0;1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368000" calcext:value-type="float">
            <text:p>3368000</text:p>
          </table:table-cell>
          <table:table-cell office:value-type="float" office:value="963" calcext:value-type="float">
            <text:p>963</text:p>
          </table:table-cell>
          <table:table-cell office:value-type="float" office:value="666" calcext:value-type="float">
            <text:p>666</text:p>
          </table:table-cell>
          <table:table-cell office:value-type="float" office:value="3263000" calcext:value-type="float">
            <text:p>3263000</text:p>
          </table:table-cell>
          <table:table-cell table:formula="of:=IF([.L965]-[.I965]=0;0;1)" office:value-type="float" office:value="0" calcext:value-type="float">
            <text:p>0</text:p>
          </table:table-cell>
          <table:table-cell table:formula="of:=IF([.L965]-[.B9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0000" calcext:value-type="float">
            <text:p>50000</text:p>
          </table:table-cell>
          <table:table-cell office:value-type="float" office:value="206302000" calcext:value-type="float">
            <text:p>206302000</text:p>
          </table:table-cell>
          <table:table-cell office:value-type="float" office:value="964" calcext:value-type="float">
            <text:p>964</text:p>
          </table:table-cell>
          <table:table-cell office:value-type="float" office:value="50000" calcext:value-type="float">
            <text:p>50000</text:p>
          </table:table-cell>
          <table:table-cell office:value-type="float" office:value="204432000" calcext:value-type="float">
            <text:p>204432000</text:p>
          </table:table-cell>
          <table:table-cell table:formula="of:=IF([.E966]-[.B966]=0;0;1)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50000" calcext:value-type="float">
            <text:p>50000</text:p>
          </table:table-cell>
          <table:table-cell office:value-type="float" office:value="209003000" calcext:value-type="float">
            <text:p>209003000</text:p>
          </table:table-cell>
          <table:table-cell office:value-type="float" office:value="964" calcext:value-type="float">
            <text:p>964</text:p>
          </table:table-cell>
          <table:table-cell office:value-type="float" office:value="50000" calcext:value-type="float">
            <text:p>50000</text:p>
          </table:table-cell>
          <table:table-cell office:value-type="float" office:value="200354000" calcext:value-type="float">
            <text:p>200354000</text:p>
          </table:table-cell>
          <table:table-cell table:formula="of:=IF([.L966]-[.I966]=0;0;1)" office:value-type="float" office:value="0" calcext:value-type="float">
            <text:p>0</text:p>
          </table:table-cell>
          <table:table-cell table:formula="of:=IF([.L966]-[.B9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0000" calcext:value-type="float">
            <text:p>50000</text:p>
          </table:table-cell>
          <table:table-cell office:value-type="float" office:value="202212000" calcext:value-type="float">
            <text:p>202212000</text:p>
          </table:table-cell>
          <table:table-cell office:value-type="float" office:value="965" calcext:value-type="float">
            <text:p>965</text:p>
          </table:table-cell>
          <table:table-cell office:value-type="float" office:value="50000" calcext:value-type="float">
            <text:p>50000</text:p>
          </table:table-cell>
          <table:table-cell office:value-type="float" office:value="198846000" calcext:value-type="float">
            <text:p>198846000</text:p>
          </table:table-cell>
          <table:table-cell table:formula="of:=IF([.E967]-[.B967]=0;0;1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50000" calcext:value-type="float">
            <text:p>50000</text:p>
          </table:table-cell>
          <table:table-cell office:value-type="float" office:value="203428000" calcext:value-type="float">
            <text:p>203428000</text:p>
          </table:table-cell>
          <table:table-cell office:value-type="float" office:value="965" calcext:value-type="float">
            <text:p>965</text:p>
          </table:table-cell>
          <table:table-cell office:value-type="float" office:value="50000" calcext:value-type="float">
            <text:p>50000</text:p>
          </table:table-cell>
          <table:table-cell office:value-type="float" office:value="194781999" calcext:value-type="float">
            <text:p>194781999</text:p>
          </table:table-cell>
          <table:table-cell table:formula="of:=IF([.L967]-[.I967]=0;0;1)" office:value-type="float" office:value="0" calcext:value-type="float">
            <text:p>0</text:p>
          </table:table-cell>
          <table:table-cell table:formula="of:=IF([.L967]-[.B9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967000" calcext:value-type="float">
            <text:p>1967000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1820000" calcext:value-type="float">
            <text:p>1820000</text:p>
          </table:table-cell>
          <table:table-cell table:formula="of:=IF([.E968]-[.B968]=0;0;1)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2495000" calcext:value-type="float">
            <text:p>2495000</text:p>
          </table:table-cell>
          <table:table-cell office:value-type="float" office:value="966" calcext:value-type="float">
            <text:p>966</text:p>
          </table:table-cell>
          <table:table-cell office:value-type="float" office:value="107" calcext:value-type="float">
            <text:p>107</text:p>
          </table:table-cell>
          <table:table-cell office:value-type="float" office:value="2378000" calcext:value-type="float">
            <text:p>2378000</text:p>
          </table:table-cell>
          <table:table-cell table:formula="of:=IF([.L968]-[.I968]=0;0;1)" office:value-type="float" office:value="0" calcext:value-type="float">
            <text:p>0</text:p>
          </table:table-cell>
          <table:table-cell table:formula="of:=IF([.L968]-[.B9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789" calcext:value-type="float">
            <text:p>1789</text:p>
          </table:table-cell>
          <table:table-cell office:value-type="float" office:value="6817999" calcext:value-type="float">
            <text:p>6817999</text:p>
          </table:table-cell>
          <table:table-cell office:value-type="float" office:value="967" calcext:value-type="float">
            <text:p>967</text:p>
          </table:table-cell>
          <table:table-cell office:value-type="float" office:value="1789" calcext:value-type="float">
            <text:p>1789</text:p>
          </table:table-cell>
          <table:table-cell office:value-type="float" office:value="6625000" calcext:value-type="float">
            <text:p>6625000</text:p>
          </table:table-cell>
          <table:table-cell table:formula="of:=IF([.E969]-[.B969]=0;0;1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789" calcext:value-type="float">
            <text:p>1789</text:p>
          </table:table-cell>
          <table:table-cell office:value-type="float" office:value="6796000" calcext:value-type="float">
            <text:p>6796000</text:p>
          </table:table-cell>
          <table:table-cell office:value-type="float" office:value="967" calcext:value-type="float">
            <text:p>967</text:p>
          </table:table-cell>
          <table:table-cell office:value-type="float" office:value="1789" calcext:value-type="float">
            <text:p>1789</text:p>
          </table:table-cell>
          <table:table-cell office:value-type="float" office:value="6589999" calcext:value-type="float">
            <text:p>6589999</text:p>
          </table:table-cell>
          <table:table-cell table:formula="of:=IF([.L969]-[.I969]=0;0;1)" office:value-type="float" office:value="0" calcext:value-type="float">
            <text:p>0</text:p>
          </table:table-cell>
          <table:table-cell table:formula="of:=IF([.L969]-[.B9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0000" calcext:value-type="float">
            <text:p>50000</text:p>
          </table:table-cell>
          <table:table-cell office:value-type="float" office:value="211686000" calcext:value-type="float">
            <text:p>211686000</text:p>
          </table:table-cell>
          <table:table-cell office:value-type="float" office:value="968" calcext:value-type="float">
            <text:p>968</text:p>
          </table:table-cell>
          <table:table-cell office:value-type="float" office:value="50000" calcext:value-type="float">
            <text:p>50000</text:p>
          </table:table-cell>
          <table:table-cell office:value-type="float" office:value="208254000" calcext:value-type="float">
            <text:p>208254000</text:p>
          </table:table-cell>
          <table:table-cell table:formula="of:=IF([.E970]-[.B970]=0;0;1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50000" calcext:value-type="float">
            <text:p>50000</text:p>
          </table:table-cell>
          <table:table-cell office:value-type="float" office:value="213090000" calcext:value-type="float">
            <text:p>213090000</text:p>
          </table:table-cell>
          <table:table-cell office:value-type="float" office:value="968" calcext:value-type="float">
            <text:p>968</text:p>
          </table:table-cell>
          <table:table-cell office:value-type="float" office:value="50000" calcext:value-type="float">
            <text:p>50000</text:p>
          </table:table-cell>
          <table:table-cell office:value-type="float" office:value="203924000" calcext:value-type="float">
            <text:p>203924000</text:p>
          </table:table-cell>
          <table:table-cell table:formula="of:=IF([.L970]-[.I970]=0;0;1)" office:value-type="float" office:value="0" calcext:value-type="float">
            <text:p>0</text:p>
          </table:table-cell>
          <table:table-cell table:formula="of:=IF([.L970]-[.B9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0000" calcext:value-type="float">
            <text:p>50000</text:p>
          </table:table-cell>
          <table:table-cell office:value-type="float" office:value="317090000" calcext:value-type="float">
            <text:p>317090000</text:p>
          </table:table-cell>
          <table:table-cell office:value-type="float" office:value="969" calcext:value-type="float">
            <text:p>969</text:p>
          </table:table-cell>
          <table:table-cell office:value-type="float" office:value="50000" calcext:value-type="float">
            <text:p>50000</text:p>
          </table:table-cell>
          <table:table-cell office:value-type="float" office:value="313716999" calcext:value-type="float">
            <text:p>313716999</text:p>
          </table:table-cell>
          <table:table-cell table:formula="of:=IF([.E971]-[.B971]=0;0;1)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50000" calcext:value-type="float">
            <text:p>50000</text:p>
          </table:table-cell>
          <table:table-cell office:value-type="float" office:value="321187000" calcext:value-type="float">
            <text:p>321187000</text:p>
          </table:table-cell>
          <table:table-cell office:value-type="float" office:value="969" calcext:value-type="float">
            <text:p>969</text:p>
          </table:table-cell>
          <table:table-cell office:value-type="float" office:value="50000" calcext:value-type="float">
            <text:p>50000</text:p>
          </table:table-cell>
          <table:table-cell office:value-type="float" office:value="301726999" calcext:value-type="float">
            <text:p>301726999</text:p>
          </table:table-cell>
          <table:table-cell table:formula="of:=IF([.L971]-[.I971]=0;0;1)" office:value-type="float" office:value="0" calcext:value-type="float">
            <text:p>0</text:p>
          </table:table-cell>
          <table:table-cell table:formula="of:=IF([.L971]-[.B9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120" calcext:value-type="float">
            <text:p>2120</text:p>
          </table:table-cell>
          <table:table-cell office:value-type="float" office:value="14162000" calcext:value-type="float">
            <text:p>14162000</text:p>
          </table:table-cell>
          <table:table-cell office:value-type="float" office:value="970" calcext:value-type="float">
            <text:p>970</text:p>
          </table:table-cell>
          <table:table-cell office:value-type="float" office:value="2120" calcext:value-type="float">
            <text:p>2120</text:p>
          </table:table-cell>
          <table:table-cell office:value-type="float" office:value="14136999" calcext:value-type="float">
            <text:p>14136999</text:p>
          </table:table-cell>
          <table:table-cell table:formula="of:=IF([.E972]-[.B972]=0;0;1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120" calcext:value-type="float">
            <text:p>2120</text:p>
          </table:table-cell>
          <table:table-cell office:value-type="float" office:value="14926000" calcext:value-type="float">
            <text:p>14926000</text:p>
          </table:table-cell>
          <table:table-cell office:value-type="float" office:value="970" calcext:value-type="float">
            <text:p>970</text:p>
          </table:table-cell>
          <table:table-cell office:value-type="float" office:value="2120" calcext:value-type="float">
            <text:p>2120</text:p>
          </table:table-cell>
          <table:table-cell office:value-type="float" office:value="14339000" calcext:value-type="float">
            <text:p>14339000</text:p>
          </table:table-cell>
          <table:table-cell table:formula="of:=IF([.L972]-[.I972]=0;0;1)" office:value-type="float" office:value="0" calcext:value-type="float">
            <text:p>0</text:p>
          </table:table-cell>
          <table:table-cell table:formula="of:=IF([.L972]-[.B9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095000" calcext:value-type="float">
            <text:p>2095000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062999" calcext:value-type="float">
            <text:p>2062999</text:p>
          </table:table-cell>
          <table:table-cell table:formula="of:=IF([.E973]-[.B973]=0;0;1)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160999" calcext:value-type="float">
            <text:p>2160999</text:p>
          </table:table-cell>
          <table:table-cell office:value-type="float" office:value="971" calcext:value-type="float">
            <text:p>971</text:p>
          </table:table-cell>
          <table:table-cell office:value-type="float" office:value="258" calcext:value-type="float">
            <text:p>258</text:p>
          </table:table-cell>
          <table:table-cell office:value-type="float" office:value="2124999" calcext:value-type="float">
            <text:p>2124999</text:p>
          </table:table-cell>
          <table:table-cell table:formula="of:=IF([.L973]-[.I973]=0;0;1)" office:value-type="float" office:value="0" calcext:value-type="float">
            <text:p>0</text:p>
          </table:table-cell>
          <table:table-cell table:formula="of:=IF([.L973]-[.B9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265" calcext:value-type="float">
            <text:p>11265</text:p>
          </table:table-cell>
          <table:table-cell office:value-type="float" office:value="51150999" calcext:value-type="float">
            <text:p>51150999</text:p>
          </table:table-cell>
          <table:table-cell office:value-type="float" office:value="972" calcext:value-type="float">
            <text:p>972</text:p>
          </table:table-cell>
          <table:table-cell office:value-type="float" office:value="11265" calcext:value-type="float">
            <text:p>11265</text:p>
          </table:table-cell>
          <table:table-cell office:value-type="float" office:value="50113000" calcext:value-type="float">
            <text:p>50113000</text:p>
          </table:table-cell>
          <table:table-cell table:formula="of:=IF([.E974]-[.B974]=0;0;1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1265" calcext:value-type="float">
            <text:p>11265</text:p>
          </table:table-cell>
          <table:table-cell office:value-type="float" office:value="51639000" calcext:value-type="float">
            <text:p>51639000</text:p>
          </table:table-cell>
          <table:table-cell office:value-type="float" office:value="972" calcext:value-type="float">
            <text:p>972</text:p>
          </table:table-cell>
          <table:table-cell office:value-type="float" office:value="11265" calcext:value-type="float">
            <text:p>11265</text:p>
          </table:table-cell>
          <table:table-cell office:value-type="float" office:value="49498000" calcext:value-type="float">
            <text:p>49498000</text:p>
          </table:table-cell>
          <table:table-cell table:formula="of:=IF([.L974]-[.I974]=0;0;1)" office:value-type="float" office:value="0" calcext:value-type="float">
            <text:p>0</text:p>
          </table:table-cell>
          <table:table-cell table:formula="of:=IF([.L974]-[.B9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0000" calcext:value-type="float">
            <text:p>50000</text:p>
          </table:table-cell>
          <table:table-cell office:value-type="float" office:value="276304000" calcext:value-type="float">
            <text:p>276304000</text:p>
          </table:table-cell>
          <table:table-cell office:value-type="float" office:value="973" calcext:value-type="float">
            <text:p>973</text:p>
          </table:table-cell>
          <table:table-cell office:value-type="float" office:value="50000" calcext:value-type="float">
            <text:p>50000</text:p>
          </table:table-cell>
          <table:table-cell office:value-type="float" office:value="268075000" calcext:value-type="float">
            <text:p>268075000</text:p>
          </table:table-cell>
          <table:table-cell table:formula="of:=IF([.E975]-[.B975]=0;0;1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50000" calcext:value-type="float">
            <text:p>50000</text:p>
          </table:table-cell>
          <table:table-cell office:value-type="float" office:value="275736000" calcext:value-type="float">
            <text:p>275736000</text:p>
          </table:table-cell>
          <table:table-cell office:value-type="float" office:value="973" calcext:value-type="float">
            <text:p>973</text:p>
          </table:table-cell>
          <table:table-cell office:value-type="float" office:value="50000" calcext:value-type="float">
            <text:p>50000</text:p>
          </table:table-cell>
          <table:table-cell office:value-type="float" office:value="261171000" calcext:value-type="float">
            <text:p>261171000</text:p>
          </table:table-cell>
          <table:table-cell table:formula="of:=IF([.L975]-[.I975]=0;0;1)" office:value-type="float" office:value="0" calcext:value-type="float">
            <text:p>0</text:p>
          </table:table-cell>
          <table:table-cell table:formula="of:=IF([.L975]-[.B9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0000" calcext:value-type="float">
            <text:p>50000</text:p>
          </table:table-cell>
          <table:table-cell office:value-type="float" office:value="247780000" calcext:value-type="float">
            <text:p>247780000</text:p>
          </table:table-cell>
          <table:table-cell office:value-type="float" office:value="974" calcext:value-type="float">
            <text:p>974</text:p>
          </table:table-cell>
          <table:table-cell office:value-type="float" office:value="50000" calcext:value-type="float">
            <text:p>50000</text:p>
          </table:table-cell>
          <table:table-cell office:value-type="float" office:value="241491999" calcext:value-type="float">
            <text:p>241491999</text:p>
          </table:table-cell>
          <table:table-cell table:formula="of:=IF([.E976]-[.B976]=0;0;1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50000" calcext:value-type="float">
            <text:p>50000</text:p>
          </table:table-cell>
          <table:table-cell office:value-type="float" office:value="249107000" calcext:value-type="float">
            <text:p>249107000</text:p>
          </table:table-cell>
          <table:table-cell office:value-type="float" office:value="974" calcext:value-type="float">
            <text:p>974</text:p>
          </table:table-cell>
          <table:table-cell office:value-type="float" office:value="50000" calcext:value-type="float">
            <text:p>50000</text:p>
          </table:table-cell>
          <table:table-cell office:value-type="float" office:value="235223000" calcext:value-type="float">
            <text:p>235223000</text:p>
          </table:table-cell>
          <table:table-cell table:formula="of:=IF([.L976]-[.I976]=0;0;1)" office:value-type="float" office:value="0" calcext:value-type="float">
            <text:p>0</text:p>
          </table:table-cell>
          <table:table-cell table:formula="of:=IF([.L976]-[.B9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0000" calcext:value-type="float">
            <text:p>50000</text:p>
          </table:table-cell>
          <table:table-cell office:value-type="float" office:value="302408000" calcext:value-type="float">
            <text:p>302408000</text:p>
          </table:table-cell>
          <table:table-cell office:value-type="float" office:value="975" calcext:value-type="float">
            <text:p>975</text:p>
          </table:table-cell>
          <table:table-cell office:value-type="float" office:value="50000" calcext:value-type="float">
            <text:p>50000</text:p>
          </table:table-cell>
          <table:table-cell office:value-type="float" office:value="296291000" calcext:value-type="float">
            <text:p>296291000</text:p>
          </table:table-cell>
          <table:table-cell table:formula="of:=IF([.E977]-[.B977]=0;0;1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50000" calcext:value-type="float">
            <text:p>50000</text:p>
          </table:table-cell>
          <table:table-cell office:value-type="float" office:value="302202000" calcext:value-type="float">
            <text:p>302202000</text:p>
          </table:table-cell>
          <table:table-cell office:value-type="float" office:value="975" calcext:value-type="float">
            <text:p>975</text:p>
          </table:table-cell>
          <table:table-cell office:value-type="float" office:value="50000" calcext:value-type="float">
            <text:p>50000</text:p>
          </table:table-cell>
          <table:table-cell office:value-type="float" office:value="288920000" calcext:value-type="float">
            <text:p>288920000</text:p>
          </table:table-cell>
          <table:table-cell table:formula="of:=IF([.L977]-[.I977]=0;0;1)" office:value-type="float" office:value="0" calcext:value-type="float">
            <text:p>0</text:p>
          </table:table-cell>
          <table:table-cell table:formula="of:=IF([.L977]-[.B9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345000" calcext:value-type="float">
            <text:p>34500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310000" calcext:value-type="float">
            <text:p>310000</text:p>
          </table:table-cell>
          <table:table-cell table:formula="of:=IF([.E978]-[.B978]=0;0;1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388999" calcext:value-type="float">
            <text:p>388999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330000" calcext:value-type="float">
            <text:p>330000</text:p>
          </table:table-cell>
          <table:table-cell table:formula="of:=IF([.L978]-[.I978]=0;0;1)" office:value-type="float" office:value="0" calcext:value-type="float">
            <text:p>0</text:p>
          </table:table-cell>
          <table:table-cell table:formula="of:=IF([.L978]-[.B9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207" calcext:value-type="float">
            <text:p>3207</text:p>
          </table:table-cell>
          <table:table-cell office:value-type="float" office:value="86497999" calcext:value-type="float">
            <text:p>86497999</text:p>
          </table:table-cell>
          <table:table-cell office:value-type="float" office:value="977" calcext:value-type="float">
            <text:p>977</text:p>
          </table:table-cell>
          <table:table-cell office:value-type="float" office:value="3207" calcext:value-type="float">
            <text:p>3207</text:p>
          </table:table-cell>
          <table:table-cell office:value-type="float" office:value="81325000" calcext:value-type="float">
            <text:p>81325000</text:p>
          </table:table-cell>
          <table:table-cell table:formula="of:=IF([.E979]-[.B979]=0;0;1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207" calcext:value-type="float">
            <text:p>3207</text:p>
          </table:table-cell>
          <table:table-cell office:value-type="float" office:value="86071000" calcext:value-type="float">
            <text:p>86071000</text:p>
          </table:table-cell>
          <table:table-cell office:value-type="float" office:value="977" calcext:value-type="float">
            <text:p>977</text:p>
          </table:table-cell>
          <table:table-cell office:value-type="float" office:value="3207" calcext:value-type="float">
            <text:p>3207</text:p>
          </table:table-cell>
          <table:table-cell office:value-type="float" office:value="78096000" calcext:value-type="float">
            <text:p>78096000</text:p>
          </table:table-cell>
          <table:table-cell table:formula="of:=IF([.L979]-[.I979]=0;0;1)" office:value-type="float" office:value="0" calcext:value-type="float">
            <text:p>0</text:p>
          </table:table-cell>
          <table:table-cell table:formula="of:=IF([.L979]-[.B9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1018000" calcext:value-type="float">
            <text:p>101800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911999" calcext:value-type="float">
            <text:p>911999</text:p>
          </table:table-cell>
          <table:table-cell table:formula="of:=IF([.E980]-[.B980]=0;0;1)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1228999" calcext:value-type="float">
            <text:p>1228999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float" office:value="1162000" calcext:value-type="float">
            <text:p>1162000</text:p>
          </table:table-cell>
          <table:table-cell table:formula="of:=IF([.L980]-[.I980]=0;0;1)" office:value-type="float" office:value="0" calcext:value-type="float">
            <text:p>0</text:p>
          </table:table-cell>
          <table:table-cell table:formula="of:=IF([.L980]-[.B9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308000" calcext:value-type="float">
            <text:p>30800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294999" calcext:value-type="float">
            <text:p>294999</text:p>
          </table:table-cell>
          <table:table-cell table:formula="of:=IF([.E981]-[.B981]=0;0;1)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321000" calcext:value-type="float">
            <text:p>32100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323000" calcext:value-type="float">
            <text:p>323000</text:p>
          </table:table-cell>
          <table:table-cell table:formula="of:=IF([.L981]-[.I981]=0;0;1)" office:value-type="float" office:value="0" calcext:value-type="float">
            <text:p>0</text:p>
          </table:table-cell>
          <table:table-cell table:formula="of:=IF([.L981]-[.B9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10626000" calcext:value-type="float">
            <text:p>1062600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9922000" calcext:value-type="float">
            <text:p>9922000</text:p>
          </table:table-cell>
          <table:table-cell table:formula="of:=IF([.E982]-[.B982]=0;0;1)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10328000" calcext:value-type="float">
            <text:p>10328000</text:p>
          </table:table-cell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float" office:value="9448999" calcext:value-type="float">
            <text:p>9448999</text:p>
          </table:table-cell>
          <table:table-cell table:formula="of:=IF([.L982]-[.I982]=0;0;1)" office:value-type="float" office:value="0" calcext:value-type="float">
            <text:p>0</text:p>
          </table:table-cell>
          <table:table-cell table:formula="of:=IF([.L982]-[.B9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091000" calcext:value-type="float">
            <text:p>1091000</text:p>
          </table:table-cell>
          <table:table-cell table:formula="of:=IF([.E983]-[.B983]=0;0;1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1076000" calcext:value-type="float">
            <text:p>1076000</text:p>
          </table:table-cell>
          <table:table-cell table:formula="of:=IF([.L983]-[.I983]=0;0;1)" office:value-type="float" office:value="0" calcext:value-type="float">
            <text:p>0</text:p>
          </table:table-cell>
          <table:table-cell table:formula="of:=IF([.L983]-[.B9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738000" calcext:value-type="float">
            <text:p>3738000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580000" calcext:value-type="float">
            <text:p>3580000</text:p>
          </table:table-cell>
          <table:table-cell table:formula="of:=IF([.E984]-[.B984]=0;0;1)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647999" calcext:value-type="float">
            <text:p>3647999</text:p>
          </table:table-cell>
          <table:table-cell office:value-type="float" office:value="982" calcext:value-type="float">
            <text:p>982</text:p>
          </table:table-cell>
          <table:table-cell office:value-type="float" office:value="37" calcext:value-type="float">
            <text:p>37</text:p>
          </table:table-cell>
          <table:table-cell office:value-type="float" office:value="3375000" calcext:value-type="float">
            <text:p>3375000</text:p>
          </table:table-cell>
          <table:table-cell table:formula="of:=IF([.L984]-[.I984]=0;0;1)" office:value-type="float" office:value="0" calcext:value-type="float">
            <text:p>0</text:p>
          </table:table-cell>
          <table:table-cell table:formula="of:=IF([.L984]-[.B9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37999" calcext:value-type="float">
            <text:p>737999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05999" calcext:value-type="float">
            <text:p>705999</text:p>
          </table:table-cell>
          <table:table-cell table:formula="of:=IF([.E985]-[.B985]=0;0;1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72000" calcext:value-type="float">
            <text:p>772000</text:p>
          </table:table-cell>
          <table:table-cell office:value-type="float" office:value="983" calcext:value-type="float">
            <text:p>983</text:p>
          </table:table-cell>
          <table:table-cell office:value-type="float" office:value="35" calcext:value-type="float">
            <text:p>35</text:p>
          </table:table-cell>
          <table:table-cell office:value-type="float" office:value="701999" calcext:value-type="float">
            <text:p>701999</text:p>
          </table:table-cell>
          <table:table-cell table:formula="of:=IF([.L985]-[.I985]=0;0;1)" office:value-type="float" office:value="0" calcext:value-type="float">
            <text:p>0</text:p>
          </table:table-cell>
          <table:table-cell table:formula="of:=IF([.L985]-[.B9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formula="of:=IF([.E986]-[.B986]=0;0;1)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formula="of:=IF([.L986]-[.I986]=0;0;1)" office:value-type="float" office:value="0" calcext:value-type="float">
            <text:p>0</text:p>
          </table:table-cell>
          <table:table-cell table:formula="of:=IF([.L986]-[.B9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4364000" calcext:value-type="float">
            <text:p>14364000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3434999" calcext:value-type="float">
            <text:p>13434999</text:p>
          </table:table-cell>
          <table:table-cell table:formula="of:=IF([.E987]-[.B987]=0;0;1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3937000" calcext:value-type="float">
            <text:p>13937000</text:p>
          </table:table-cell>
          <table:table-cell office:value-type="float" office:value="985" calcext:value-type="float">
            <text:p>985</text:p>
          </table:table-cell>
          <table:table-cell office:value-type="float" office:value="116" calcext:value-type="float">
            <text:p>116</text:p>
          </table:table-cell>
          <table:table-cell office:value-type="float" office:value="12764999" calcext:value-type="float">
            <text:p>12764999</text:p>
          </table:table-cell>
          <table:table-cell table:formula="of:=IF([.L987]-[.I987]=0;0;1)" office:value-type="float" office:value="0" calcext:value-type="float">
            <text:p>0</text:p>
          </table:table-cell>
          <table:table-cell table:formula="of:=IF([.L987]-[.B9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18000" calcext:value-type="float">
            <text:p>118000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11000" calcext:value-type="float">
            <text:p>111000</text:p>
          </table:table-cell>
          <table:table-cell table:formula="of:=IF([.E988]-[.B988]=0;0;1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56000" calcext:value-type="float">
            <text:p>156000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153000" calcext:value-type="float">
            <text:p>153000</text:p>
          </table:table-cell>
          <table:table-cell table:formula="of:=IF([.L988]-[.I988]=0;0;1)" office:value-type="float" office:value="0" calcext:value-type="float">
            <text:p>0</text:p>
          </table:table-cell>
          <table:table-cell table:formula="of:=IF([.L988]-[.B9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514000" calcext:value-type="float">
            <text:p>51400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475999" calcext:value-type="float">
            <text:p>475999</text:p>
          </table:table-cell>
          <table:table-cell table:formula="of:=IF([.E989]-[.B989]=0;0;1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525000" calcext:value-type="float">
            <text:p>525000</text:p>
          </table:table-cell>
          <table:table-cell office:value-type="float" office:value="987" calcext:value-type="float">
            <text:p>987</text:p>
          </table:table-cell>
          <table:table-cell office:value-type="float" office:value="31" calcext:value-type="float">
            <text:p>31</text:p>
          </table:table-cell>
          <table:table-cell office:value-type="float" office:value="490000" calcext:value-type="float">
            <text:p>490000</text:p>
          </table:table-cell>
          <table:table-cell table:formula="of:=IF([.L989]-[.I989]=0;0;1)" office:value-type="float" office:value="0" calcext:value-type="float">
            <text:p>0</text:p>
          </table:table-cell>
          <table:table-cell table:formula="of:=IF([.L989]-[.B9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0000" calcext:value-type="float">
            <text:p>50000</text:p>
          </table:table-cell>
          <table:table-cell office:value-type="float" office:value="193732000" calcext:value-type="float">
            <text:p>193732000</text:p>
          </table:table-cell>
          <table:table-cell office:value-type="float" office:value="988" calcext:value-type="float">
            <text:p>988</text:p>
          </table:table-cell>
          <table:table-cell office:value-type="float" office:value="50000" calcext:value-type="float">
            <text:p>50000</text:p>
          </table:table-cell>
          <table:table-cell office:value-type="float" office:value="190866999" calcext:value-type="float">
            <text:p>190866999</text:p>
          </table:table-cell>
          <table:table-cell table:formula="of:=IF([.E990]-[.B990]=0;0;1)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50000" calcext:value-type="float">
            <text:p>50000</text:p>
          </table:table-cell>
          <table:table-cell office:value-type="float" office:value="193850000" calcext:value-type="float">
            <text:p>193850000</text:p>
          </table:table-cell>
          <table:table-cell office:value-type="float" office:value="988" calcext:value-type="float">
            <text:p>988</text:p>
          </table:table-cell>
          <table:table-cell office:value-type="float" office:value="50000" calcext:value-type="float">
            <text:p>50000</text:p>
          </table:table-cell>
          <table:table-cell office:value-type="float" office:value="190789000" calcext:value-type="float">
            <text:p>190789000</text:p>
          </table:table-cell>
          <table:table-cell table:formula="of:=IF([.L990]-[.I990]=0;0;1)" office:value-type="float" office:value="0" calcext:value-type="float">
            <text:p>0</text:p>
          </table:table-cell>
          <table:table-cell table:formula="of:=IF([.L990]-[.B9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0000" calcext:value-type="float">
            <text:p>50000</text:p>
          </table:table-cell>
          <table:table-cell office:value-type="float" office:value="212820999" calcext:value-type="float">
            <text:p>212820999</text:p>
          </table:table-cell>
          <table:table-cell office:value-type="float" office:value="989" calcext:value-type="float">
            <text:p>989</text:p>
          </table:table-cell>
          <table:table-cell office:value-type="float" office:value="50000" calcext:value-type="float">
            <text:p>50000</text:p>
          </table:table-cell>
          <table:table-cell office:value-type="float" office:value="211045999" calcext:value-type="float">
            <text:p>211045999</text:p>
          </table:table-cell>
          <table:table-cell table:formula="of:=IF([.E991]-[.B991]=0;0;1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50000" calcext:value-type="float">
            <text:p>50000</text:p>
          </table:table-cell>
          <table:table-cell office:value-type="float" office:value="215528000" calcext:value-type="float">
            <text:p>215528000</text:p>
          </table:table-cell>
          <table:table-cell office:value-type="float" office:value="989" calcext:value-type="float">
            <text:p>989</text:p>
          </table:table-cell>
          <table:table-cell office:value-type="float" office:value="50000" calcext:value-type="float">
            <text:p>50000</text:p>
          </table:table-cell>
          <table:table-cell office:value-type="float" office:value="206297999" calcext:value-type="float">
            <text:p>206297999</text:p>
          </table:table-cell>
          <table:table-cell table:formula="of:=IF([.L991]-[.I991]=0;0;1)" office:value-type="float" office:value="0" calcext:value-type="float">
            <text:p>0</text:p>
          </table:table-cell>
          <table:table-cell table:formula="of:=IF([.L991]-[.B9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8248000" calcext:value-type="float">
            <text:p>28248000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7798000" calcext:value-type="float">
            <text:p>27798000</text:p>
          </table:table-cell>
          <table:table-cell table:formula="of:=IF([.E992]-[.B992]=0;0;1)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9470999" calcext:value-type="float">
            <text:p>29470999</text:p>
          </table:table-cell>
          <table:table-cell office:value-type="float" office:value="990" calcext:value-type="float">
            <text:p>990</text:p>
          </table:table-cell>
          <table:table-cell office:value-type="float" office:value="403" calcext:value-type="float">
            <text:p>403</text:p>
          </table:table-cell>
          <table:table-cell office:value-type="float" office:value="26803000" calcext:value-type="float">
            <text:p>26803000</text:p>
          </table:table-cell>
          <table:table-cell table:formula="of:=IF([.L992]-[.I992]=0;0;1)" office:value-type="float" office:value="0" calcext:value-type="float">
            <text:p>0</text:p>
          </table:table-cell>
          <table:table-cell table:formula="of:=IF([.L992]-[.B9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301" calcext:value-type="float">
            <text:p>1301</text:p>
          </table:table-cell>
          <table:table-cell office:value-type="float" office:value="30629999" calcext:value-type="float">
            <text:p>30629999</text:p>
          </table:table-cell>
          <table:table-cell office:value-type="float" office:value="991" calcext:value-type="float">
            <text:p>991</text:p>
          </table:table-cell>
          <table:table-cell office:value-type="float" office:value="1301" calcext:value-type="float">
            <text:p>1301</text:p>
          </table:table-cell>
          <table:table-cell office:value-type="float" office:value="30118000" calcext:value-type="float">
            <text:p>30118000</text:p>
          </table:table-cell>
          <table:table-cell table:formula="of:=IF([.E993]-[.B993]=0;0;1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1301" calcext:value-type="float">
            <text:p>1301</text:p>
          </table:table-cell>
          <table:table-cell office:value-type="float" office:value="31269000" calcext:value-type="float">
            <text:p>31269000</text:p>
          </table:table-cell>
          <table:table-cell office:value-type="float" office:value="991" calcext:value-type="float">
            <text:p>991</text:p>
          </table:table-cell>
          <table:table-cell office:value-type="float" office:value="1301" calcext:value-type="float">
            <text:p>1301</text:p>
          </table:table-cell>
          <table:table-cell office:value-type="float" office:value="28560000" calcext:value-type="float">
            <text:p>28560000</text:p>
          </table:table-cell>
          <table:table-cell table:formula="of:=IF([.L993]-[.I993]=0;0;1)" office:value-type="float" office:value="0" calcext:value-type="float">
            <text:p>0</text:p>
          </table:table-cell>
          <table:table-cell table:formula="of:=IF([.L993]-[.B9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672" calcext:value-type="float">
            <text:p>5672</text:p>
          </table:table-cell>
          <table:table-cell office:value-type="float" office:value="81999000" calcext:value-type="float">
            <text:p>81999000</text:p>
          </table:table-cell>
          <table:table-cell office:value-type="float" office:value="992" calcext:value-type="float">
            <text:p>992</text:p>
          </table:table-cell>
          <table:table-cell office:value-type="float" office:value="5672" calcext:value-type="float">
            <text:p>5672</text:p>
          </table:table-cell>
          <table:table-cell office:value-type="float" office:value="80494000" calcext:value-type="float">
            <text:p>80494000</text:p>
          </table:table-cell>
          <table:table-cell table:formula="of:=IF([.E994]-[.B994]=0;0;1)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5672" calcext:value-type="float">
            <text:p>5672</text:p>
          </table:table-cell>
          <table:table-cell office:value-type="float" office:value="84089000" calcext:value-type="float">
            <text:p>84089000</text:p>
          </table:table-cell>
          <table:table-cell office:value-type="float" office:value="992" calcext:value-type="float">
            <text:p>992</text:p>
          </table:table-cell>
          <table:table-cell office:value-type="float" office:value="5672" calcext:value-type="float">
            <text:p>5672</text:p>
          </table:table-cell>
          <table:table-cell office:value-type="float" office:value="77247000" calcext:value-type="float">
            <text:p>77247000</text:p>
          </table:table-cell>
          <table:table-cell table:formula="of:=IF([.L994]-[.I994]=0;0;1)" office:value-type="float" office:value="0" calcext:value-type="float">
            <text:p>0</text:p>
          </table:table-cell>
          <table:table-cell table:formula="of:=IF([.L994]-[.B9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7171000" calcext:value-type="float">
            <text:p>57171000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5407000" calcext:value-type="float">
            <text:p>55407000</text:p>
          </table:table-cell>
          <table:table-cell table:formula="of:=IF([.E995]-[.B995]=0;0;1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8399000" calcext:value-type="float">
            <text:p>58399000</text:p>
          </table:table-cell>
          <table:table-cell office:value-type="float" office:value="993" calcext:value-type="float">
            <text:p>993</text:p>
          </table:table-cell>
          <table:table-cell office:value-type="float" office:value="372" calcext:value-type="float">
            <text:p>372</text:p>
          </table:table-cell>
          <table:table-cell office:value-type="float" office:value="52235000" calcext:value-type="float">
            <text:p>52235000</text:p>
          </table:table-cell>
          <table:table-cell table:formula="of:=IF([.L995]-[.I995]=0;0;1)" office:value-type="float" office:value="0" calcext:value-type="float">
            <text:p>0</text:p>
          </table:table-cell>
          <table:table-cell table:formula="of:=IF([.L995]-[.B9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779999" calcext:value-type="float">
            <text:p>9779999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484000" calcext:value-type="float">
            <text:p>9484000</text:p>
          </table:table-cell>
          <table:table-cell table:formula="of:=IF([.E996]-[.B996]=0;0;1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10014000" calcext:value-type="float">
            <text:p>10014000</text:p>
          </table:table-cell>
          <table:table-cell office:value-type="float" office:value="994" calcext:value-type="float">
            <text:p>994</text:p>
          </table:table-cell>
          <table:table-cell office:value-type="float" office:value="65" calcext:value-type="float">
            <text:p>65</text:p>
          </table:table-cell>
          <table:table-cell office:value-type="float" office:value="9082999" calcext:value-type="float">
            <text:p>9082999</text:p>
          </table:table-cell>
          <table:table-cell table:formula="of:=IF([.L996]-[.I996]=0;0;1)" office:value-type="float" office:value="0" calcext:value-type="float">
            <text:p>0</text:p>
          </table:table-cell>
          <table:table-cell table:formula="of:=IF([.L996]-[.B9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636000" calcext:value-type="float">
            <text:p>1063600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440999" calcext:value-type="float">
            <text:p>10440999</text:p>
          </table:table-cell>
          <table:table-cell table:formula="of:=IF([.E997]-[.B997]=0;0;1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10898000" calcext:value-type="float">
            <text:p>10898000</text:p>
          </table:table-cell>
          <table:table-cell office:value-type="float" office:value="995" calcext:value-type="float">
            <text:p>995</text:p>
          </table:table-cell>
          <table:table-cell office:value-type="float" office:value="282" calcext:value-type="float">
            <text:p>282</text:p>
          </table:table-cell>
          <table:table-cell office:value-type="float" office:value="9951000" calcext:value-type="float">
            <text:p>9951000</text:p>
          </table:table-cell>
          <table:table-cell table:formula="of:=IF([.L997]-[.I997]=0;0;1)" office:value-type="float" office:value="0" calcext:value-type="float">
            <text:p>0</text:p>
          </table:table-cell>
          <table:table-cell table:formula="of:=IF([.L997]-[.B9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105" calcext:value-type="float">
            <text:p>4105</text:p>
          </table:table-cell>
          <table:table-cell office:value-type="float" office:value="27129000" calcext:value-type="float">
            <text:p>27129000</text:p>
          </table:table-cell>
          <table:table-cell office:value-type="float" office:value="996" calcext:value-type="float">
            <text:p>996</text:p>
          </table:table-cell>
          <table:table-cell office:value-type="float" office:value="4105" calcext:value-type="float">
            <text:p>4105</text:p>
          </table:table-cell>
          <table:table-cell office:value-type="float" office:value="26577999" calcext:value-type="float">
            <text:p>26577999</text:p>
          </table:table-cell>
          <table:table-cell table:formula="of:=IF([.E998]-[.B998]=0;0;1)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4105" calcext:value-type="float">
            <text:p>4105</text:p>
          </table:table-cell>
          <table:table-cell office:value-type="float" office:value="28259000" calcext:value-type="float">
            <text:p>28259000</text:p>
          </table:table-cell>
          <table:table-cell office:value-type="float" office:value="996" calcext:value-type="float">
            <text:p>996</text:p>
          </table:table-cell>
          <table:table-cell office:value-type="float" office:value="4105" calcext:value-type="float">
            <text:p>4105</text:p>
          </table:table-cell>
          <table:table-cell office:value-type="float" office:value="25872000" calcext:value-type="float">
            <text:p>25872000</text:p>
          </table:table-cell>
          <table:table-cell table:formula="of:=IF([.L998]-[.I998]=0;0;1)" office:value-type="float" office:value="0" calcext:value-type="float">
            <text:p>0</text:p>
          </table:table-cell>
          <table:table-cell table:formula="of:=IF([.L998]-[.B9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488000" calcext:value-type="float">
            <text:p>4488000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423000" calcext:value-type="float">
            <text:p>4423000</text:p>
          </table:table-cell>
          <table:table-cell table:formula="of:=IF([.E999]-[.B999]=0;0;1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730000" calcext:value-type="float">
            <text:p>4730000</text:p>
          </table:table-cell>
          <table:table-cell office:value-type="float" office:value="997" calcext:value-type="float">
            <text:p>997</text:p>
          </table:table-cell>
          <table:table-cell office:value-type="float" office:value="11" calcext:value-type="float">
            <text:p>11</text:p>
          </table:table-cell>
          <table:table-cell office:value-type="float" office:value="4168000" calcext:value-type="float">
            <text:p>4168000</text:p>
          </table:table-cell>
          <table:table-cell table:formula="of:=IF([.L999]-[.I999]=0;0;1)" office:value-type="float" office:value="0" calcext:value-type="float">
            <text:p>0</text:p>
          </table:table-cell>
          <table:table-cell table:formula="of:=IF([.L999]-[.B9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4497999" calcext:value-type="float">
            <text:p>14497999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4192000" calcext:value-type="float">
            <text:p>14192000</text:p>
          </table:table-cell>
          <table:table-cell table:formula="of:=IF([.E1000]-[.B1000]=0;0;1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5267999" calcext:value-type="float">
            <text:p>15267999</text:p>
          </table:table-cell>
          <table:table-cell office:value-type="float" office:value="998" calcext:value-type="float">
            <text:p>998</text:p>
          </table:table-cell>
          <table:table-cell office:value-type="float" office:value="731" calcext:value-type="float">
            <text:p>731</text:p>
          </table:table-cell>
          <table:table-cell office:value-type="float" office:value="13823000" calcext:value-type="float">
            <text:p>13823000</text:p>
          </table:table-cell>
          <table:table-cell table:formula="of:=IF([.L1000]-[.I1000]=0;0;1)" office:value-type="float" office:value="0" calcext:value-type="float">
            <text:p>0</text:p>
          </table:table-cell>
          <table:table-cell table:formula="of:=IF([.L1000]-[.B10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36999" calcext:value-type="float">
            <text:p>1336999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17000" calcext:value-type="float">
            <text:p>1317000</text:p>
          </table:table-cell>
          <table:table-cell table:formula="of:=IF([.E1001]-[.B1001]=0;0;1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434999" calcext:value-type="float">
            <text:p>1434999</text:p>
          </table:table-cell>
          <table:table-cell office:value-type="float" office:value="999" calcext:value-type="float">
            <text:p>999</text:p>
          </table:table-cell>
          <table:table-cell office:value-type="float" office:value="77" calcext:value-type="float">
            <text:p>77</text:p>
          </table:table-cell>
          <table:table-cell office:value-type="float" office:value="1326000" calcext:value-type="float">
            <text:p>1326000</text:p>
          </table:table-cell>
          <table:table-cell table:formula="of:=IF([.L1001]-[.I1001]=0;0;1)" office:value-type="float" office:value="0" calcext:value-type="float">
            <text:p>0</text:p>
          </table:table-cell>
          <table:table-cell table:formula="of:=IF([.L1001]-[.B10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2408999" calcext:value-type="float">
            <text:p>142408999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2363000" calcext:value-type="float">
            <text:p>142363000</text:p>
          </table:table-cell>
          <table:table-cell table:formula="of:=IF([.E1002]-[.B1002]=0;0;1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3813000" calcext:value-type="float">
            <text:p>143813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2029000" calcext:value-type="float">
            <text:p>142029000</text:p>
          </table:table-cell>
          <table:table-cell table:formula="of:=IF([.L1002]-[.I1002]=0;0;1)" office:value-type="float" office:value="0" calcext:value-type="float">
            <text:p>0</text:p>
          </table:table-cell>
          <table:table-cell table:formula="of:=IF([.L1002]-[.B10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3634" calcext:value-type="float">
            <text:p>23634</text:p>
          </table:table-cell>
          <table:table-cell office:value-type="float" office:value="115139999" calcext:value-type="float">
            <text:p>115139999</text:p>
          </table:table-cell>
          <table:table-cell office:value-type="float" office:value="1001" calcext:value-type="float">
            <text:p>1001</text:p>
          </table:table-cell>
          <table:table-cell office:value-type="float" office:value="23634" calcext:value-type="float">
            <text:p>23634</text:p>
          </table:table-cell>
          <table:table-cell office:value-type="float" office:value="113536000" calcext:value-type="float">
            <text:p>113536000</text:p>
          </table:table-cell>
          <table:table-cell table:formula="of:=IF([.E1003]-[.B1003]=0;0;1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3634" calcext:value-type="float">
            <text:p>23634</text:p>
          </table:table-cell>
          <table:table-cell office:value-type="float" office:value="118538999" calcext:value-type="float">
            <text:p>118538999</text:p>
          </table:table-cell>
          <table:table-cell office:value-type="float" office:value="1001" calcext:value-type="float">
            <text:p>1001</text:p>
          </table:table-cell>
          <table:table-cell office:value-type="float" office:value="23634" calcext:value-type="float">
            <text:p>23634</text:p>
          </table:table-cell>
          <table:table-cell office:value-type="float" office:value="111457000" calcext:value-type="float">
            <text:p>111457000</text:p>
          </table:table-cell>
          <table:table-cell table:formula="of:=IF([.L1003]-[.I1003]=0;0;1)" office:value-type="float" office:value="0" calcext:value-type="float">
            <text:p>0</text:p>
          </table:table-cell>
          <table:table-cell table:formula="of:=IF([.L1003]-[.B10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503000" calcext:value-type="float">
            <text:p>503000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472000" calcext:value-type="float">
            <text:p>472000</text:p>
          </table:table-cell>
          <table:table-cell table:formula="of:=IF([.E1004]-[.B1004]=0;0;1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985999" calcext:value-type="float">
            <text:p>985999</text:p>
          </table:table-cell>
          <table:table-cell office:value-type="float" office:value="1002" calcext:value-type="float">
            <text:p>1002</text:p>
          </table:table-cell>
          <table:table-cell office:value-type="float" office:value="59" calcext:value-type="float">
            <text:p>59</text:p>
          </table:table-cell>
          <table:table-cell office:value-type="float" office:value="957000" calcext:value-type="float">
            <text:p>957000</text:p>
          </table:table-cell>
          <table:table-cell table:formula="of:=IF([.L1004]-[.I1004]=0;0;1)" office:value-type="float" office:value="0" calcext:value-type="float">
            <text:p>0</text:p>
          </table:table-cell>
          <table:table-cell table:formula="of:=IF([.L1004]-[.B10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868000" calcext:value-type="float">
            <text:p>5868000</text:p>
          </table:table-cell>
          <table:table-cell table:formula="of:=IF([.E1005]-[.B1005]=0;0;1)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6292000" calcext:value-type="float">
            <text:p>6292000</text:p>
          </table:table-cell>
          <table:table-cell office:value-type="float" office:value="1003" calcext:value-type="float">
            <text:p>1003</text:p>
          </table:table-cell>
          <table:table-cell office:value-type="float" office:value="50" calcext:value-type="float">
            <text:p>50</text:p>
          </table:table-cell>
          <table:table-cell office:value-type="float" office:value="5666000" calcext:value-type="float">
            <text:p>5666000</text:p>
          </table:table-cell>
          <table:table-cell table:formula="of:=IF([.L1005]-[.I1005]=0;0;1)" office:value-type="float" office:value="0" calcext:value-type="float">
            <text:p>0</text:p>
          </table:table-cell>
          <table:table-cell table:formula="of:=IF([.L1005]-[.B10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79000" calcext:value-type="float">
            <text:p>879000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74000" calcext:value-type="float">
            <text:p>874000</text:p>
          </table:table-cell>
          <table:table-cell table:formula="of:=IF([.E1006]-[.B1006]=0;0;1)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906000" calcext:value-type="float">
            <text:p>906000</text:p>
          </table:table-cell>
          <table:table-cell office:value-type="float" office:value="1004" calcext:value-type="float">
            <text:p>1004</text:p>
          </table:table-cell>
          <table:table-cell office:value-type="float" office:value="63" calcext:value-type="float">
            <text:p>63</text:p>
          </table:table-cell>
          <table:table-cell office:value-type="float" office:value="877000" calcext:value-type="float">
            <text:p>877000</text:p>
          </table:table-cell>
          <table:table-cell table:formula="of:=IF([.L1006]-[.I1006]=0;0;1)" office:value-type="float" office:value="0" calcext:value-type="float">
            <text:p>0</text:p>
          </table:table-cell>
          <table:table-cell table:formula="of:=IF([.L1006]-[.B10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6000" calcext:value-type="float">
            <text:p>4600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4999" calcext:value-type="float">
            <text:p>44999</text:p>
          </table:table-cell>
          <table:table-cell table:formula="of:=IF([.E1007]-[.B1007]=0;0;1)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54999" calcext:value-type="float">
            <text:p>54999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table:formula="of:=IF([.L1007]-[.I1007]=0;0;1)" office:value-type="float" office:value="0" calcext:value-type="float">
            <text:p>0</text:p>
          </table:table-cell>
          <table:table-cell table:formula="of:=IF([.L1007]-[.B10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formula="of:=IF([.E1008]-[.B1008]=0;0;1)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formula="of:=IF([.L1008]-[.I1008]=0;0;1)" office:value-type="float" office:value="0" calcext:value-type="float">
            <text:p>0</text:p>
          </table:table-cell>
          <table:table-cell table:formula="of:=IF([.L1008]-[.B10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0000" calcext:value-type="float">
            <text:p>50000</text:p>
          </table:table-cell>
          <table:table-cell office:value-type="float" office:value="343762000" calcext:value-type="float">
            <text:p>343762000</text:p>
          </table:table-cell>
          <table:table-cell office:value-type="float" office:value="1007" calcext:value-type="float">
            <text:p>1007</text:p>
          </table:table-cell>
          <table:table-cell office:value-type="float" office:value="50000" calcext:value-type="float">
            <text:p>50000</text:p>
          </table:table-cell>
          <table:table-cell office:value-type="float" office:value="331451000" calcext:value-type="float">
            <text:p>331451000</text:p>
          </table:table-cell>
          <table:table-cell table:formula="of:=IF([.E1009]-[.B1009]=0;0;1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50000" calcext:value-type="float">
            <text:p>50000</text:p>
          </table:table-cell>
          <table:table-cell office:value-type="float" office:value="350118999" calcext:value-type="float">
            <text:p>350118999</text:p>
          </table:table-cell>
          <table:table-cell office:value-type="float" office:value="1007" calcext:value-type="float">
            <text:p>1007</text:p>
          </table:table-cell>
          <table:table-cell office:value-type="float" office:value="50000" calcext:value-type="float">
            <text:p>50000</text:p>
          </table:table-cell>
          <table:table-cell office:value-type="float" office:value="323843999" calcext:value-type="float">
            <text:p>323843999</text:p>
          </table:table-cell>
          <table:table-cell table:formula="of:=IF([.L1009]-[.I1009]=0;0;1)" office:value-type="float" office:value="0" calcext:value-type="float">
            <text:p>0</text:p>
          </table:table-cell>
          <table:table-cell table:formula="of:=IF([.L1009]-[.B10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0000" calcext:value-type="float">
            <text:p>50000</text:p>
          </table:table-cell>
          <table:table-cell office:value-type="float" office:value="6189871000" calcext:value-type="float">
            <text:p>6189871000</text:p>
          </table:table-cell>
          <table:table-cell office:value-type="float" office:value="1008" calcext:value-type="float">
            <text:p>1008</text:p>
          </table:table-cell>
          <table:table-cell office:value-type="float" office:value="50000" calcext:value-type="float">
            <text:p>50000</text:p>
          </table:table-cell>
          <table:table-cell office:value-type="float" office:value="5981234000" calcext:value-type="float">
            <text:p>5981234000</text:p>
          </table:table-cell>
          <table:table-cell table:formula="of:=IF([.E1010]-[.B1010]=0;0;1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50000" calcext:value-type="float">
            <text:p>50000</text:p>
          </table:table-cell>
          <table:table-cell office:value-type="float" office:value="6118335000" calcext:value-type="float">
            <text:p>6118335000</text:p>
          </table:table-cell>
          <table:table-cell office:value-type="float" office:value="1008" calcext:value-type="float">
            <text:p>1008</text:p>
          </table:table-cell>
          <table:table-cell office:value-type="float" office:value="50000" calcext:value-type="float">
            <text:p>50000</text:p>
          </table:table-cell>
          <table:table-cell office:value-type="float" office:value="5658857999" calcext:value-type="float">
            <text:p>5658857999</text:p>
          </table:table-cell>
          <table:table-cell table:formula="of:=IF([.L1010]-[.I1010]=0;0;1)" office:value-type="float" office:value="0" calcext:value-type="float">
            <text:p>0</text:p>
          </table:table-cell>
          <table:table-cell table:formula="of:=IF([.L1010]-[.B10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399" calcext:value-type="float">
            <text:p>1399</text:p>
          </table:table-cell>
          <table:table-cell office:value-type="float" office:value="6239000" calcext:value-type="float">
            <text:p>6239000</text:p>
          </table:table-cell>
          <table:table-cell office:value-type="float" office:value="1009" calcext:value-type="float">
            <text:p>1009</text:p>
          </table:table-cell>
          <table:table-cell office:value-type="float" office:value="1399" calcext:value-type="float">
            <text:p>1399</text:p>
          </table:table-cell>
          <table:table-cell office:value-type="float" office:value="5686999" calcext:value-type="float">
            <text:p>5686999</text:p>
          </table:table-cell>
          <table:table-cell table:formula="of:=IF([.E1011]-[.B1011]=0;0;1)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1399" calcext:value-type="float">
            <text:p>1399</text:p>
          </table:table-cell>
          <table:table-cell office:value-type="float" office:value="6552000" calcext:value-type="float">
            <text:p>6552000</text:p>
          </table:table-cell>
          <table:table-cell office:value-type="float" office:value="1009" calcext:value-type="float">
            <text:p>1009</text:p>
          </table:table-cell>
          <table:table-cell office:value-type="float" office:value="1399" calcext:value-type="float">
            <text:p>1399</text:p>
          </table:table-cell>
          <table:table-cell office:value-type="float" office:value="6125999" calcext:value-type="float">
            <text:p>6125999</text:p>
          </table:table-cell>
          <table:table-cell table:formula="of:=IF([.L1011]-[.I1011]=0;0;1)" office:value-type="float" office:value="0" calcext:value-type="float">
            <text:p>0</text:p>
          </table:table-cell>
          <table:table-cell table:formula="of:=IF([.L1011]-[.B10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formula="of:=IF([.E1012]-[.B1012]=0;0;1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formula="of:=IF([.L1012]-[.I1012]=0;0;1)" office:value-type="float" office:value="0" calcext:value-type="float">
            <text:p>0</text:p>
          </table:table-cell>
          <table:table-cell table:formula="of:=IF([.L1012]-[.B10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463000" calcext:value-type="float">
            <text:p>4463000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127999" calcext:value-type="float">
            <text:p>4127999</text:p>
          </table:table-cell>
          <table:table-cell table:formula="of:=IF([.E1013]-[.B1013]=0;0;1)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480000" calcext:value-type="float">
            <text:p>4480000</text:p>
          </table:table-cell>
          <table:table-cell office:value-type="float" office:value="1011" calcext:value-type="float">
            <text:p>1011</text:p>
          </table:table-cell>
          <table:table-cell office:value-type="float" office:value="764" calcext:value-type="float">
            <text:p>764</text:p>
          </table:table-cell>
          <table:table-cell office:value-type="float" office:value="4158000" calcext:value-type="float">
            <text:p>4158000</text:p>
          </table:table-cell>
          <table:table-cell table:formula="of:=IF([.L1013]-[.I1013]=0;0;1)" office:value-type="float" office:value="0" calcext:value-type="float">
            <text:p>0</text:p>
          </table:table-cell>
          <table:table-cell table:formula="of:=IF([.L1013]-[.B10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94956999" calcext:value-type="float">
            <text:p>294956999</text:p>
          </table:table-cell>
          <table:table-cell office:value-type="float" office:value="1012" calcext:value-type="float">
            <text:p>1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79705000" calcext:value-type="float">
            <text:p>279705000</text:p>
          </table:table-cell>
          <table:table-cell table:formula="of:=IF([.E1014]-[.B1014]=0;0;1)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91446000" calcext:value-type="float">
            <text:p>291446000</text:p>
          </table:table-cell>
          <table:table-cell office:value-type="float" office:value="1012" calcext:value-type="float">
            <text:p>1012</text:p>
          </table:table-cell>
          <table:table-cell office:value-type="float" office:value="50000" calcext:value-type="float">
            <text:p>50000</text:p>
          </table:table-cell>
          <table:table-cell office:value-type="float" office:value="267079999" calcext:value-type="float">
            <text:p>267079999</text:p>
          </table:table-cell>
          <table:table-cell table:formula="of:=IF([.L1014]-[.I1014]=0;0;1)" office:value-type="float" office:value="0" calcext:value-type="float">
            <text:p>0</text:p>
          </table:table-cell>
          <table:table-cell table:formula="of:=IF([.L1014]-[.B10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133000" calcext:value-type="float">
            <text:p>133000</text:p>
          </table:table-cell>
          <table:table-cell table:formula="of:=IF([.E1015]-[.B1015]=0;0;1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303000" calcext:value-type="float">
            <text:p>303000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288000" calcext:value-type="float">
            <text:p>288000</text:p>
          </table:table-cell>
          <table:table-cell table:formula="of:=IF([.L1015]-[.I1015]=0;0;1)" office:value-type="float" office:value="0" calcext:value-type="float">
            <text:p>0</text:p>
          </table:table-cell>
          <table:table-cell table:formula="of:=IF([.L1015]-[.B10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454000" calcext:value-type="float">
            <text:p>1454000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362999" calcext:value-type="float">
            <text:p>1362999</text:p>
          </table:table-cell>
          <table:table-cell table:formula="of:=IF([.E1016]-[.B1016]=0;0;1)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14" calcext:value-type="float">
            <text:p>1014</text:p>
          </table:table-cell>
          <table:table-cell office:value-type="float" office:value="183" calcext:value-type="float">
            <text:p>183</text:p>
          </table:table-cell>
          <table:table-cell office:value-type="float" office:value="1702999" calcext:value-type="float">
            <text:p>1702999</text:p>
          </table:table-cell>
          <table:table-cell table:formula="of:=IF([.L1016]-[.I1016]=0;0;1)" office:value-type="float" office:value="0" calcext:value-type="float">
            <text:p>0</text:p>
          </table:table-cell>
          <table:table-cell table:formula="of:=IF([.L1016]-[.B10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41626999" calcext:value-type="float">
            <text:p>341626999</text:p>
          </table:table-cell>
          <table:table-cell office:value-type="float" office:value="1015" calcext:value-type="float">
            <text:p>1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29438000" calcext:value-type="float">
            <text:p>329438000</text:p>
          </table:table-cell>
          <table:table-cell table:formula="of:=IF([.E1017]-[.B1017]=0;0;1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41773000" calcext:value-type="float">
            <text:p>341773000</text:p>
          </table:table-cell>
          <table:table-cell office:value-type="float" office:value="1015" calcext:value-type="float">
            <text:p>1015</text:p>
          </table:table-cell>
          <table:table-cell office:value-type="float" office:value="50000" calcext:value-type="float">
            <text:p>50000</text:p>
          </table:table-cell>
          <table:table-cell office:value-type="float" office:value="316139000" calcext:value-type="float">
            <text:p>316139000</text:p>
          </table:table-cell>
          <table:table-cell table:formula="of:=IF([.L1017]-[.I1017]=0;0;1)" office:value-type="float" office:value="0" calcext:value-type="float">
            <text:p>0</text:p>
          </table:table-cell>
          <table:table-cell table:formula="of:=IF([.L1017]-[.B10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598000" calcext:value-type="float">
            <text:p>59800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545000" calcext:value-type="float">
            <text:p>545000</text:p>
          </table:table-cell>
          <table:table-cell table:formula="of:=IF([.E1018]-[.B1018]=0;0;1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office:value-type="float" office:value="1021999" calcext:value-type="float">
            <text:p>1021999</text:p>
          </table:table-cell>
          <table:table-cell table:formula="of:=IF([.L1018]-[.I1018]=0;0;1)" office:value-type="float" office:value="0" calcext:value-type="float">
            <text:p>0</text:p>
          </table:table-cell>
          <table:table-cell table:formula="of:=IF([.L1018]-[.B10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5297208999" calcext:value-type="float">
            <text:p>15297208999</text:p>
          </table:table-cell>
          <table:table-cell office:value-type="float" office:value="1017" calcext:value-type="float">
            <text:p>1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4678346999" calcext:value-type="float">
            <text:p>14678346999</text:p>
          </table:table-cell>
          <table:table-cell table:formula="of:=IF([.E1019]-[.B1019]=0;0;1)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4569844000" calcext:value-type="float">
            <text:p>14569844000</text:p>
          </table:table-cell>
          <table:table-cell office:value-type="float" office:value="1017" calcext:value-type="float">
            <text:p>1017</text:p>
          </table:table-cell>
          <table:table-cell office:value-type="float" office:value="50000" calcext:value-type="float">
            <text:p>50000</text:p>
          </table:table-cell>
          <table:table-cell office:value-type="float" office:value="13942383000" calcext:value-type="float">
            <text:p>13942383000</text:p>
          </table:table-cell>
          <table:table-cell table:formula="of:=IF([.L1019]-[.I1019]=0;0;1)" office:value-type="float" office:value="0" calcext:value-type="float">
            <text:p>0</text:p>
          </table:table-cell>
          <table:table-cell table:formula="of:=IF([.L1019]-[.B10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0000" calcext:value-type="float">
            <text:p>50000</text:p>
          </table:table-cell>
          <table:table-cell office:value-type="float" office:value="4575830000" calcext:value-type="float">
            <text:p>4575830000</text:p>
          </table:table-cell>
          <table:table-cell office:value-type="float" office:value="1018" calcext:value-type="float">
            <text:p>1018</text:p>
          </table:table-cell>
          <table:table-cell office:value-type="float" office:value="50000" calcext:value-type="float">
            <text:p>50000</text:p>
          </table:table-cell>
          <table:table-cell office:value-type="float" office:value="4397240000" calcext:value-type="float">
            <text:p>4397240000</text:p>
          </table:table-cell>
          <table:table-cell table:formula="of:=IF([.E1020]-[.B1020]=0;0;1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50000" calcext:value-type="float">
            <text:p>50000</text:p>
          </table:table-cell>
          <table:table-cell office:value-type="float" office:value="4377364000" calcext:value-type="float">
            <text:p>4377364000</text:p>
          </table:table-cell>
          <table:table-cell office:value-type="float" office:value="1018" calcext:value-type="float">
            <text:p>1018</text:p>
          </table:table-cell>
          <table:table-cell office:value-type="float" office:value="50000" calcext:value-type="float">
            <text:p>50000</text:p>
          </table:table-cell>
          <table:table-cell office:value-type="float" office:value="4161326000" calcext:value-type="float">
            <text:p>4161326000</text:p>
          </table:table-cell>
          <table:table-cell table:formula="of:=IF([.L1020]-[.I1020]=0;0;1)" office:value-type="float" office:value="0" calcext:value-type="float">
            <text:p>0</text:p>
          </table:table-cell>
          <table:table-cell table:formula="of:=IF([.L1020]-[.B10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640000" calcext:value-type="float">
            <text:p>640000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570000" calcext:value-type="float">
            <text:p>570000</text:p>
          </table:table-cell>
          <table:table-cell table:formula="of:=IF([.E1021]-[.B1021]=0;0;1)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1019" calcext:value-type="float">
            <text:p>1019</text:p>
          </table:table-cell>
          <table:table-cell office:value-type="float" office:value="54" calcext:value-type="float">
            <text:p>54</text:p>
          </table:table-cell>
          <table:table-cell office:value-type="float" office:value="1058000" calcext:value-type="float">
            <text:p>1058000</text:p>
          </table:table-cell>
          <table:table-cell table:formula="of:=IF([.L1021]-[.I1021]=0;0;1)" office:value-type="float" office:value="0" calcext:value-type="float">
            <text:p>0</text:p>
          </table:table-cell>
          <table:table-cell table:formula="of:=IF([.L1021]-[.B10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022]-[.B1022]=0;0;1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table:formula="of:=IF([.L1022]-[.I1022]=0;0;1)" office:value-type="float" office:value="0" calcext:value-type="float">
            <text:p>0</text:p>
          </table:table-cell>
          <table:table-cell table:formula="of:=IF([.L1022]-[.B10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665000" calcext:value-type="float">
            <text:p>166500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563999" calcext:value-type="float">
            <text:p>1563999</text:p>
          </table:table-cell>
          <table:table-cell table:formula="of:=IF([.E1023]-[.B1023]=0;0;1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727000" calcext:value-type="float">
            <text:p>1727000</text:p>
          </table:table-cell>
          <table:table-cell office:value-type="float" office:value="1021" calcext:value-type="float">
            <text:p>1021</text:p>
          </table:table-cell>
          <table:table-cell office:value-type="float" office:value="233" calcext:value-type="float">
            <text:p>233</text:p>
          </table:table-cell>
          <table:table-cell office:value-type="float" office:value="1578000" calcext:value-type="float">
            <text:p>1578000</text:p>
          </table:table-cell>
          <table:table-cell table:formula="of:=IF([.L1023]-[.I1023]=0;0;1)" office:value-type="float" office:value="0" calcext:value-type="float">
            <text:p>0</text:p>
          </table:table-cell>
          <table:table-cell table:formula="of:=IF([.L1023]-[.B10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0000" calcext:value-type="float">
            <text:p>50000</text:p>
          </table:table-cell>
          <table:table-cell office:value-type="float" office:value="410207999" calcext:value-type="float">
            <text:p>410207999</text:p>
          </table:table-cell>
          <table:table-cell office:value-type="float" office:value="1022" calcext:value-type="float">
            <text:p>1022</text:p>
          </table:table-cell>
          <table:table-cell office:value-type="float" office:value="50000" calcext:value-type="float">
            <text:p>50000</text:p>
          </table:table-cell>
          <table:table-cell office:value-type="float" office:value="394063000" calcext:value-type="float">
            <text:p>394063000</text:p>
          </table:table-cell>
          <table:table-cell table:formula="of:=IF([.E1024]-[.B1024]=0;0;1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50000" calcext:value-type="float">
            <text:p>50000</text:p>
          </table:table-cell>
          <table:table-cell office:value-type="float" office:value="401836000" calcext:value-type="float">
            <text:p>401836000</text:p>
          </table:table-cell>
          <table:table-cell office:value-type="float" office:value="1022" calcext:value-type="float">
            <text:p>1022</text:p>
          </table:table-cell>
          <table:table-cell office:value-type="float" office:value="50000" calcext:value-type="float">
            <text:p>50000</text:p>
          </table:table-cell>
          <table:table-cell office:value-type="float" office:value="370921000" calcext:value-type="float">
            <text:p>370921000</text:p>
          </table:table-cell>
          <table:table-cell table:formula="of:=IF([.L1024]-[.I1024]=0;0;1)" office:value-type="float" office:value="0" calcext:value-type="float">
            <text:p>0</text:p>
          </table:table-cell>
          <table:table-cell table:formula="of:=IF([.L1024]-[.B10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663000" calcext:value-type="float">
            <text:p>663000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578000" calcext:value-type="float">
            <text:p>578000</text:p>
          </table:table-cell>
          <table:table-cell table:formula="of:=IF([.E1025]-[.B1025]=0;0;1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1088000" calcext:value-type="float">
            <text:p>1088000</text:p>
          </table:table-cell>
          <table:table-cell office:value-type="float" office:value="1023" calcext:value-type="float">
            <text:p>1023</text:p>
          </table:table-cell>
          <table:table-cell office:value-type="float" office:value="71" calcext:value-type="float">
            <text:p>71</text:p>
          </table:table-cell>
          <table:table-cell office:value-type="float" office:value="1068000" calcext:value-type="float">
            <text:p>1068000</text:p>
          </table:table-cell>
          <table:table-cell table:formula="of:=IF([.L1025]-[.I1025]=0;0;1)" office:value-type="float" office:value="0" calcext:value-type="float">
            <text:p>0</text:p>
          </table:table-cell>
          <table:table-cell table:formula="of:=IF([.L1025]-[.B10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float" office:value="393014000" calcext:value-type="float">
            <text:p>39301400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float" office:value="379820999" calcext:value-type="float">
            <text:p>379820999</text:p>
          </table:table-cell>
          <table:table-cell table:formula="of:=IF([.E1026]-[.B1026]=0;0;1)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float" office:value="386156000" calcext:value-type="float">
            <text:p>38615600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float" office:value="348342999" calcext:value-type="float">
            <text:p>348342999</text:p>
          </table:table-cell>
          <table:table-cell table:formula="of:=IF([.L1026]-[.I1026]=0;0;1)" office:value-type="float" office:value="0" calcext:value-type="float">
            <text:p>0</text:p>
          </table:table-cell>
          <table:table-cell table:formula="of:=IF([.L1026]-[.B10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412000" calcext:value-type="float">
            <text:p>412000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387000" calcext:value-type="float">
            <text:p>387000</text:p>
          </table:table-cell>
          <table:table-cell table:formula="of:=IF([.E1027]-[.B1027]=0;0;1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857000" calcext:value-type="float">
            <text:p>857000</text:p>
          </table:table-cell>
          <table:table-cell office:value-type="float" office:value="1025" calcext:value-type="float">
            <text:p>1025</text:p>
          </table:table-cell>
          <table:table-cell office:value-type="float" office:value="198" calcext:value-type="float">
            <text:p>198</text:p>
          </table:table-cell>
          <table:table-cell office:value-type="float" office:value="870000" calcext:value-type="float">
            <text:p>870000</text:p>
          </table:table-cell>
          <table:table-cell table:formula="of:=IF([.L1027]-[.I1027]=0;0;1)" office:value-type="float" office:value="0" calcext:value-type="float">
            <text:p>0</text:p>
          </table:table-cell>
          <table:table-cell table:formula="of:=IF([.L1027]-[.B10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0000" calcext:value-type="float">
            <text:p>50000</text:p>
          </table:table-cell>
          <table:table-cell office:value-type="float" office:value="454418000" calcext:value-type="float">
            <text:p>454418000</text:p>
          </table:table-cell>
          <table:table-cell office:value-type="float" office:value="1026" calcext:value-type="float">
            <text:p>1026</text:p>
          </table:table-cell>
          <table:table-cell office:value-type="float" office:value="50000" calcext:value-type="float">
            <text:p>50000</text:p>
          </table:table-cell>
          <table:table-cell office:value-type="float" office:value="433023999" calcext:value-type="float">
            <text:p>433023999</text:p>
          </table:table-cell>
          <table:table-cell table:formula="of:=IF([.E1028]-[.B1028]=0;0;1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50000" calcext:value-type="float">
            <text:p>50000</text:p>
          </table:table-cell>
          <table:table-cell office:value-type="float" office:value="440696000" calcext:value-type="float">
            <text:p>440696000</text:p>
          </table:table-cell>
          <table:table-cell office:value-type="float" office:value="1026" calcext:value-type="float">
            <text:p>1026</text:p>
          </table:table-cell>
          <table:table-cell office:value-type="float" office:value="50000" calcext:value-type="float">
            <text:p>50000</text:p>
          </table:table-cell>
          <table:table-cell office:value-type="float" office:value="406020000" calcext:value-type="float">
            <text:p>406020000</text:p>
          </table:table-cell>
          <table:table-cell table:formula="of:=IF([.L1028]-[.I1028]=0;0;1)" office:value-type="float" office:value="0" calcext:value-type="float">
            <text:p>0</text:p>
          </table:table-cell>
          <table:table-cell table:formula="of:=IF([.L1028]-[.B10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674" calcext:value-type="float">
            <text:p>5674</text:p>
          </table:table-cell>
          <table:table-cell office:value-type="float" office:value="28950999" calcext:value-type="float">
            <text:p>28950999</text:p>
          </table:table-cell>
          <table:table-cell office:value-type="float" office:value="1027" calcext:value-type="float">
            <text:p>1027</text:p>
          </table:table-cell>
          <table:table-cell office:value-type="float" office:value="5674" calcext:value-type="float">
            <text:p>5674</text:p>
          </table:table-cell>
          <table:table-cell office:value-type="float" office:value="27162000" calcext:value-type="float">
            <text:p>27162000</text:p>
          </table:table-cell>
          <table:table-cell table:formula="of:=IF([.E1029]-[.B1029]=0;0;1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5674" calcext:value-type="float">
            <text:p>5674</text:p>
          </table:table-cell>
          <table:table-cell office:value-type="float" office:value="29106999" calcext:value-type="float">
            <text:p>29106999</text:p>
          </table:table-cell>
          <table:table-cell office:value-type="float" office:value="1027" calcext:value-type="float">
            <text:p>1027</text:p>
          </table:table-cell>
          <table:table-cell office:value-type="float" office:value="5674" calcext:value-type="float">
            <text:p>5674</text:p>
          </table:table-cell>
          <table:table-cell office:value-type="float" office:value="26896000" calcext:value-type="float">
            <text:p>26896000</text:p>
          </table:table-cell>
          <table:table-cell table:formula="of:=IF([.L1029]-[.I1029]=0;0;1)" office:value-type="float" office:value="0" calcext:value-type="float">
            <text:p>0</text:p>
          </table:table-cell>
          <table:table-cell table:formula="of:=IF([.L1029]-[.B10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0000" calcext:value-type="float">
            <text:p>50000</text:p>
          </table:table-cell>
          <table:table-cell office:value-type="float" office:value="467738999" calcext:value-type="float">
            <text:p>467738999</text:p>
          </table:table-cell>
          <table:table-cell office:value-type="float" office:value="1028" calcext:value-type="float">
            <text:p>1028</text:p>
          </table:table-cell>
          <table:table-cell office:value-type="float" office:value="50000" calcext:value-type="float">
            <text:p>50000</text:p>
          </table:table-cell>
          <table:table-cell office:value-type="float" office:value="447758999" calcext:value-type="float">
            <text:p>447758999</text:p>
          </table:table-cell>
          <table:table-cell table:formula="of:=IF([.E1030]-[.B1030]=0;0;1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50000" calcext:value-type="float">
            <text:p>50000</text:p>
          </table:table-cell>
          <table:table-cell office:value-type="float" office:value="450555000" calcext:value-type="float">
            <text:p>450555000</text:p>
          </table:table-cell>
          <table:table-cell office:value-type="float" office:value="1028" calcext:value-type="float">
            <text:p>1028</text:p>
          </table:table-cell>
          <table:table-cell office:value-type="float" office:value="50000" calcext:value-type="float">
            <text:p>50000</text:p>
          </table:table-cell>
          <table:table-cell office:value-type="float" office:value="417958000" calcext:value-type="float">
            <text:p>417958000</text:p>
          </table:table-cell>
          <table:table-cell table:formula="of:=IF([.L1030]-[.I1030]=0;0;1)" office:value-type="float" office:value="0" calcext:value-type="float">
            <text:p>0</text:p>
          </table:table-cell>
          <table:table-cell table:formula="of:=IF([.L1030]-[.B10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976000" calcext:value-type="float">
            <text:p>97600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914999" calcext:value-type="float">
            <text:p>914999</text:p>
          </table:table-cell>
          <table:table-cell table:formula="of:=IF([.E1031]-[.B1031]=0;0;1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1423000" calcext:value-type="float">
            <text:p>1423000</text:p>
          </table:table-cell>
          <table:table-cell office:value-type="float" office:value="1029" calcext:value-type="float">
            <text:p>1029</text:p>
          </table:table-cell>
          <table:table-cell office:value-type="float" office:value="156" calcext:value-type="float">
            <text:p>156</text:p>
          </table:table-cell>
          <table:table-cell office:value-type="float" office:value="1380000" calcext:value-type="float">
            <text:p>1380000</text:p>
          </table:table-cell>
          <table:table-cell table:formula="of:=IF([.L1031]-[.I1031]=0;0;1)" office:value-type="float" office:value="0" calcext:value-type="float">
            <text:p>0</text:p>
          </table:table-cell>
          <table:table-cell table:formula="of:=IF([.L1031]-[.B10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562" calcext:value-type="float">
            <text:p>12562</text:p>
          </table:table-cell>
          <table:table-cell office:value-type="float" office:value="36628999" calcext:value-type="float">
            <text:p>36628999</text:p>
          </table:table-cell>
          <table:table-cell office:value-type="float" office:value="1030" calcext:value-type="float">
            <text:p>1030</text:p>
          </table:table-cell>
          <table:table-cell office:value-type="float" office:value="12562" calcext:value-type="float">
            <text:p>12562</text:p>
          </table:table-cell>
          <table:table-cell office:value-type="float" office:value="35053000" calcext:value-type="float">
            <text:p>35053000</text:p>
          </table:table-cell>
          <table:table-cell table:formula="of:=IF([.E1032]-[.B1032]=0;0;1)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12562" calcext:value-type="float">
            <text:p>12562</text:p>
          </table:table-cell>
          <table:table-cell office:value-type="float" office:value="36364000" calcext:value-type="float">
            <text:p>36364000</text:p>
          </table:table-cell>
          <table:table-cell office:value-type="float" office:value="1030" calcext:value-type="float">
            <text:p>1030</text:p>
          </table:table-cell>
          <table:table-cell office:value-type="float" office:value="12562" calcext:value-type="float">
            <text:p>12562</text:p>
          </table:table-cell>
          <table:table-cell office:value-type="float" office:value="34110000" calcext:value-type="float">
            <text:p>34110000</text:p>
          </table:table-cell>
          <table:table-cell table:formula="of:=IF([.L1032]-[.I1032]=0;0;1)" office:value-type="float" office:value="0" calcext:value-type="float">
            <text:p>0</text:p>
          </table:table-cell>
          <table:table-cell table:formula="of:=IF([.L1032]-[.B10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0000" calcext:value-type="float">
            <text:p>50000</text:p>
          </table:table-cell>
          <table:table-cell office:value-type="float" office:value="358964000" calcext:value-type="float">
            <text:p>358964000</text:p>
          </table:table-cell>
          <table:table-cell office:value-type="float" office:value="1031" calcext:value-type="float">
            <text:p>1031</text:p>
          </table:table-cell>
          <table:table-cell office:value-type="float" office:value="50000" calcext:value-type="float">
            <text:p>50000</text:p>
          </table:table-cell>
          <table:table-cell office:value-type="float" office:value="342192000" calcext:value-type="float">
            <text:p>342192000</text:p>
          </table:table-cell>
          <table:table-cell table:formula="of:=IF([.E1033]-[.B1033]=0;0;1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50000" calcext:value-type="float">
            <text:p>50000</text:p>
          </table:table-cell>
          <table:table-cell office:value-type="float" office:value="351736000" calcext:value-type="float">
            <text:p>351736000</text:p>
          </table:table-cell>
          <table:table-cell office:value-type="float" office:value="1031" calcext:value-type="float">
            <text:p>1031</text:p>
          </table:table-cell>
          <table:table-cell office:value-type="float" office:value="50000" calcext:value-type="float">
            <text:p>50000</text:p>
          </table:table-cell>
          <table:table-cell office:value-type="float" office:value="328729000" calcext:value-type="float">
            <text:p>328729000</text:p>
          </table:table-cell>
          <table:table-cell table:formula="of:=IF([.L1033]-[.I1033]=0;0;1)" office:value-type="float" office:value="0" calcext:value-type="float">
            <text:p>0</text:p>
          </table:table-cell>
          <table:table-cell table:formula="of:=IF([.L1033]-[.B10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228999" calcext:value-type="float">
            <text:p>1228999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142000" calcext:value-type="float">
            <text:p>1142000</text:p>
          </table:table-cell>
          <table:table-cell table:formula="of:=IF([.E1034]-[.B1034]=0;0;1)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610000" calcext:value-type="float">
            <text:p>1610000</text:p>
          </table:table-cell>
          <table:table-cell table:formula="of:=IF([.L1034]-[.I1034]=0;0;1)" office:value-type="float" office:value="0" calcext:value-type="float">
            <text:p>0</text:p>
          </table:table-cell>
          <table:table-cell table:formula="of:=IF([.L1034]-[.B10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0000" calcext:value-type="float">
            <text:p>50000</text:p>
          </table:table-cell>
          <table:table-cell office:value-type="float" office:value="582249000" calcext:value-type="float">
            <text:p>582249000</text:p>
          </table:table-cell>
          <table:table-cell office:value-type="float" office:value="1033" calcext:value-type="float">
            <text:p>1033</text:p>
          </table:table-cell>
          <table:table-cell office:value-type="float" office:value="50000" calcext:value-type="float">
            <text:p>50000</text:p>
          </table:table-cell>
          <table:table-cell office:value-type="float" office:value="558712000" calcext:value-type="float">
            <text:p>558712000</text:p>
          </table:table-cell>
          <table:table-cell table:formula="of:=IF([.E1035]-[.B1035]=0;0;1)"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50000" calcext:value-type="float">
            <text:p>50000</text:p>
          </table:table-cell>
          <table:table-cell office:value-type="float" office:value="567314000" calcext:value-type="float">
            <text:p>567314000</text:p>
          </table:table-cell>
          <table:table-cell office:value-type="float" office:value="1033" calcext:value-type="float">
            <text:p>1033</text:p>
          </table:table-cell>
          <table:table-cell office:value-type="float" office:value="50000" calcext:value-type="float">
            <text:p>50000</text:p>
          </table:table-cell>
          <table:table-cell office:value-type="float" office:value="523150999" calcext:value-type="float">
            <text:p>523150999</text:p>
          </table:table-cell>
          <table:table-cell table:formula="of:=IF([.L1035]-[.I1035]=0;0;1)" office:value-type="float" office:value="0" calcext:value-type="float">
            <text:p>0</text:p>
          </table:table-cell>
          <table:table-cell table:formula="of:=IF([.L1035]-[.B10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50000" calcext:value-type="float">
            <text:p>50000</text:p>
          </table:table-cell>
          <table:table-cell office:value-type="float" office:value="442233999" calcext:value-type="float">
            <text:p>442233999</text:p>
          </table:table-cell>
          <table:table-cell office:value-type="float" office:value="1034" calcext:value-type="float">
            <text:p>1034</text:p>
          </table:table-cell>
          <table:table-cell office:value-type="float" office:value="50000" calcext:value-type="float">
            <text:p>50000</text:p>
          </table:table-cell>
          <table:table-cell office:value-type="float" office:value="427780000" calcext:value-type="float">
            <text:p>427780000</text:p>
          </table:table-cell>
          <table:table-cell table:formula="of:=IF([.E1036]-[.B1036]=0;0;1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50000" calcext:value-type="float">
            <text:p>50000</text:p>
          </table:table-cell>
          <table:table-cell office:value-type="float" office:value="430153000" calcext:value-type="float">
            <text:p>430153000</text:p>
          </table:table-cell>
          <table:table-cell office:value-type="float" office:value="1034" calcext:value-type="float">
            <text:p>1034</text:p>
          </table:table-cell>
          <table:table-cell office:value-type="float" office:value="50000" calcext:value-type="float">
            <text:p>50000</text:p>
          </table:table-cell>
          <table:table-cell office:value-type="float" office:value="413711999" calcext:value-type="float">
            <text:p>413711999</text:p>
          </table:table-cell>
          <table:table-cell table:formula="of:=IF([.L1036]-[.I1036]=0;0;1)" office:value-type="float" office:value="0" calcext:value-type="float">
            <text:p>0</text:p>
          </table:table-cell>
          <table:table-cell table:formula="of:=IF([.L1036]-[.B10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647999" calcext:value-type="float">
            <text:p>2647999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2542999" calcext:value-type="float">
            <text:p>2542999</text:p>
          </table:table-cell>
          <table:table-cell table:formula="of:=IF([.E1037]-[.B1037]=0;0;1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3127000" calcext:value-type="float">
            <text:p>3127000</text:p>
          </table:table-cell>
          <table:table-cell office:value-type="float" office:value="1035" calcext:value-type="float">
            <text:p>1035</text:p>
          </table:table-cell>
          <table:table-cell office:value-type="float" office:value="339" calcext:value-type="float">
            <text:p>339</text:p>
          </table:table-cell>
          <table:table-cell office:value-type="float" office:value="3013000" calcext:value-type="float">
            <text:p>3013000</text:p>
          </table:table-cell>
          <table:table-cell table:formula="of:=IF([.L1037]-[.I1037]=0;0;1)" office:value-type="float" office:value="0" calcext:value-type="float">
            <text:p>0</text:p>
          </table:table-cell>
          <table:table-cell table:formula="of:=IF([.L1037]-[.B10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4179999" calcext:value-type="float">
            <text:p>4179999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4032000" calcext:value-type="float">
            <text:p>4032000</text:p>
          </table:table-cell>
          <table:table-cell table:formula="of:=IF([.E1038]-[.B1038]=0;0;1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4135000" calcext:value-type="float">
            <text:p>4135000</text:p>
          </table:table-cell>
          <table:table-cell office:value-type="float" office:value="1036" calcext:value-type="float">
            <text:p>1036</text:p>
          </table:table-cell>
          <table:table-cell office:value-type="float" office:value="634" calcext:value-type="float">
            <text:p>634</text:p>
          </table:table-cell>
          <table:table-cell office:value-type="float" office:value="3826000" calcext:value-type="float">
            <text:p>3826000</text:p>
          </table:table-cell>
          <table:table-cell table:formula="of:=IF([.L1038]-[.I1038]=0;0;1)" office:value-type="float" office:value="0" calcext:value-type="float">
            <text:p>0</text:p>
          </table:table-cell>
          <table:table-cell table:formula="of:=IF([.L1038]-[.B10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8580" calcext:value-type="float">
            <text:p>38580</text:p>
          </table:table-cell>
          <table:table-cell office:value-type="float" office:value="89673999" calcext:value-type="float">
            <text:p>89673999</text:p>
          </table:table-cell>
          <table:table-cell office:value-type="float" office:value="1037" calcext:value-type="float">
            <text:p>1037</text:p>
          </table:table-cell>
          <table:table-cell office:value-type="float" office:value="38580" calcext:value-type="float">
            <text:p>38580</text:p>
          </table:table-cell>
          <table:table-cell office:value-type="float" office:value="86647000" calcext:value-type="float">
            <text:p>86647000</text:p>
          </table:table-cell>
          <table:table-cell table:formula="of:=IF([.E1039]-[.B1039]=0;0;1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8580" calcext:value-type="float">
            <text:p>38580</text:p>
          </table:table-cell>
          <table:table-cell office:value-type="float" office:value="89226000" calcext:value-type="float">
            <text:p>89226000</text:p>
          </table:table-cell>
          <table:table-cell office:value-type="float" office:value="1037" calcext:value-type="float">
            <text:p>1037</text:p>
          </table:table-cell>
          <table:table-cell office:value-type="float" office:value="38580" calcext:value-type="float">
            <text:p>38580</text:p>
          </table:table-cell>
          <table:table-cell office:value-type="float" office:value="84091000" calcext:value-type="float">
            <text:p>84091000</text:p>
          </table:table-cell>
          <table:table-cell table:formula="of:=IF([.L1039]-[.I1039]=0;0;1)" office:value-type="float" office:value="0" calcext:value-type="float">
            <text:p>0</text:p>
          </table:table-cell>
          <table:table-cell table:formula="of:=IF([.L1039]-[.B10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438000" calcext:value-type="float">
            <text:p>2438000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342000" calcext:value-type="float">
            <text:p>2342000</text:p>
          </table:table-cell>
          <table:table-cell table:formula="of:=IF([.E1040]-[.B1040]=0;0;1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944999" calcext:value-type="float">
            <text:p>2944999</text:p>
          </table:table-cell>
          <table:table-cell office:value-type="float" office:value="1038" calcext:value-type="float">
            <text:p>1038</text:p>
          </table:table-cell>
          <table:table-cell office:value-type="float" office:value="351" calcext:value-type="float">
            <text:p>351</text:p>
          </table:table-cell>
          <table:table-cell office:value-type="float" office:value="2784999" calcext:value-type="float">
            <text:p>2784999</text:p>
          </table:table-cell>
          <table:table-cell table:formula="of:=IF([.L1040]-[.I1040]=0;0;1)" office:value-type="float" office:value="0" calcext:value-type="float">
            <text:p>0</text:p>
          </table:table-cell>
          <table:table-cell table:formula="of:=IF([.L1040]-[.B10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3692" calcext:value-type="float">
            <text:p>13692</text:p>
          </table:table-cell>
          <table:table-cell office:value-type="float" office:value="59780000" calcext:value-type="float">
            <text:p>59780000</text:p>
          </table:table-cell>
          <table:table-cell office:value-type="float" office:value="1039" calcext:value-type="float">
            <text:p>1039</text:p>
          </table:table-cell>
          <table:table-cell office:value-type="float" office:value="13692" calcext:value-type="float">
            <text:p>13692</text:p>
          </table:table-cell>
          <table:table-cell office:value-type="float" office:value="57686999" calcext:value-type="float">
            <text:p>57686999</text:p>
          </table:table-cell>
          <table:table-cell table:formula="of:=IF([.E1041]-[.B1041]=0;0;1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13692" calcext:value-type="float">
            <text:p>13692</text:p>
          </table:table-cell>
          <table:table-cell office:value-type="float" office:value="61475999" calcext:value-type="float">
            <text:p>61475999</text:p>
          </table:table-cell>
          <table:table-cell office:value-type="float" office:value="1039" calcext:value-type="float">
            <text:p>1039</text:p>
          </table:table-cell>
          <table:table-cell office:value-type="float" office:value="13692" calcext:value-type="float">
            <text:p>13692</text:p>
          </table:table-cell>
          <table:table-cell office:value-type="float" office:value="55517000" calcext:value-type="float">
            <text:p>55517000</text:p>
          </table:table-cell>
          <table:table-cell table:formula="of:=IF([.L1041]-[.I1041]=0;0;1)" office:value-type="float" office:value="0" calcext:value-type="float">
            <text:p>0</text:p>
          </table:table-cell>
          <table:table-cell table:formula="of:=IF([.L1041]-[.B10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0000" calcext:value-type="float">
            <text:p>50000</text:p>
          </table:table-cell>
          <table:table-cell office:value-type="float" office:value="661076999" calcext:value-type="float">
            <text:p>661076999</text:p>
          </table:table-cell>
          <table:table-cell office:value-type="float" office:value="1040" calcext:value-type="float">
            <text:p>1040</text:p>
          </table:table-cell>
          <table:table-cell office:value-type="float" office:value="50000" calcext:value-type="float">
            <text:p>50000</text:p>
          </table:table-cell>
          <table:table-cell office:value-type="float" office:value="633904000" calcext:value-type="float">
            <text:p>633904000</text:p>
          </table:table-cell>
          <table:table-cell table:formula="of:=IF([.E1042]-[.B1042]=0;0;1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50000" calcext:value-type="float">
            <text:p>50000</text:p>
          </table:table-cell>
          <table:table-cell office:value-type="float" office:value="641118000" calcext:value-type="float">
            <text:p>641118000</text:p>
          </table:table-cell>
          <table:table-cell office:value-type="float" office:value="1040" calcext:value-type="float">
            <text:p>1040</text:p>
          </table:table-cell>
          <table:table-cell office:value-type="float" office:value="50000" calcext:value-type="float">
            <text:p>50000</text:p>
          </table:table-cell>
          <table:table-cell office:value-type="float" office:value="598112000" calcext:value-type="float">
            <text:p>598112000</text:p>
          </table:table-cell>
          <table:table-cell table:formula="of:=IF([.L1042]-[.I1042]=0;0;1)" office:value-type="float" office:value="0" calcext:value-type="float">
            <text:p>0</text:p>
          </table:table-cell>
          <table:table-cell table:formula="of:=IF([.L1042]-[.B10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382" calcext:value-type="float">
            <text:p>1382</text:p>
          </table:table-cell>
          <table:table-cell office:value-type="float" office:value="8182999" calcext:value-type="float">
            <text:p>8182999</text:p>
          </table:table-cell>
          <table:table-cell office:value-type="float" office:value="1041" calcext:value-type="float">
            <text:p>1041</text:p>
          </table:table-cell>
          <table:table-cell office:value-type="float" office:value="1382" calcext:value-type="float">
            <text:p>1382</text:p>
          </table:table-cell>
          <table:table-cell office:value-type="float" office:value="7752999" calcext:value-type="float">
            <text:p>7752999</text:p>
          </table:table-cell>
          <table:table-cell table:formula="of:=IF([.E1043]-[.B1043]=0;0;1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1382" calcext:value-type="float">
            <text:p>1382</text:p>
          </table:table-cell>
          <table:table-cell office:value-type="float" office:value="8614000" calcext:value-type="float">
            <text:p>8614000</text:p>
          </table:table-cell>
          <table:table-cell office:value-type="float" office:value="1041" calcext:value-type="float">
            <text:p>1041</text:p>
          </table:table-cell>
          <table:table-cell office:value-type="float" office:value="1382" calcext:value-type="float">
            <text:p>1382</text:p>
          </table:table-cell>
          <table:table-cell office:value-type="float" office:value="8057999" calcext:value-type="float">
            <text:p>8057999</text:p>
          </table:table-cell>
          <table:table-cell table:formula="of:=IF([.L1043]-[.I1043]=0;0;1)" office:value-type="float" office:value="0" calcext:value-type="float">
            <text:p>0</text:p>
          </table:table-cell>
          <table:table-cell table:formula="of:=IF([.L1043]-[.B10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331" calcext:value-type="float">
            <text:p>10331</text:p>
          </table:table-cell>
          <table:table-cell office:value-type="float" office:value="44417000" calcext:value-type="float">
            <text:p>44417000</text:p>
          </table:table-cell>
          <table:table-cell office:value-type="float" office:value="1042" calcext:value-type="float">
            <text:p>1042</text:p>
          </table:table-cell>
          <table:table-cell office:value-type="float" office:value="10331" calcext:value-type="float">
            <text:p>10331</text:p>
          </table:table-cell>
          <table:table-cell office:value-type="float" office:value="42703000" calcext:value-type="float">
            <text:p>42703000</text:p>
          </table:table-cell>
          <table:table-cell table:formula="of:=IF([.E1044]-[.B1044]=0;0;1)"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 office:value-type="float" office:value="10331" calcext:value-type="float">
            <text:p>10331</text:p>
          </table:table-cell>
          <table:table-cell office:value-type="float" office:value="45121999" calcext:value-type="float">
            <text:p>45121999</text:p>
          </table:table-cell>
          <table:table-cell office:value-type="float" office:value="1042" calcext:value-type="float">
            <text:p>1042</text:p>
          </table:table-cell>
          <table:table-cell office:value-type="float" office:value="10331" calcext:value-type="float">
            <text:p>10331</text:p>
          </table:table-cell>
          <table:table-cell office:value-type="float" office:value="41179000" calcext:value-type="float">
            <text:p>41179000</text:p>
          </table:table-cell>
          <table:table-cell table:formula="of:=IF([.L1044]-[.I1044]=0;0;1)" office:value-type="float" office:value="0" calcext:value-type="float">
            <text:p>0</text:p>
          </table:table-cell>
          <table:table-cell table:formula="of:=IF([.L1044]-[.B10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0000" calcext:value-type="float">
            <text:p>50000</text:p>
          </table:table-cell>
          <table:table-cell office:value-type="float" office:value="289815000" calcext:value-type="float">
            <text:p>289815000</text:p>
          </table:table-cell>
          <table:table-cell office:value-type="float" office:value="1043" calcext:value-type="float">
            <text:p>1043</text:p>
          </table:table-cell>
          <table:table-cell office:value-type="float" office:value="50000" calcext:value-type="float">
            <text:p>50000</text:p>
          </table:table-cell>
          <table:table-cell office:value-type="float" office:value="278275000" calcext:value-type="float">
            <text:p>278275000</text:p>
          </table:table-cell>
          <table:table-cell table:formula="of:=IF([.E1045]-[.B1045]=0;0;1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50000" calcext:value-type="float">
            <text:p>50000</text:p>
          </table:table-cell>
          <table:table-cell office:value-type="float" office:value="283381999" calcext:value-type="float">
            <text:p>283381999</text:p>
          </table:table-cell>
          <table:table-cell office:value-type="float" office:value="1043" calcext:value-type="float">
            <text:p>1043</text:p>
          </table:table-cell>
          <table:table-cell office:value-type="float" office:value="50000" calcext:value-type="float">
            <text:p>50000</text:p>
          </table:table-cell>
          <table:table-cell office:value-type="float" office:value="265689000" calcext:value-type="float">
            <text:p>265689000</text:p>
          </table:table-cell>
          <table:table-cell table:formula="of:=IF([.L1045]-[.I1045]=0;0;1)" office:value-type="float" office:value="0" calcext:value-type="float">
            <text:p>0</text:p>
          </table:table-cell>
          <table:table-cell table:formula="of:=IF([.L1045]-[.B10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formula="of:=IF([.E1046]-[.B1046]=0;0;1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7999" calcext:value-type="float">
            <text:p>37999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7999" calcext:value-type="float">
            <text:p>37999</text:p>
          </table:table-cell>
          <table:table-cell table:formula="of:=IF([.L1046]-[.I1046]=0;0;1)" office:value-type="float" office:value="0" calcext:value-type="float">
            <text:p>0</text:p>
          </table:table-cell>
          <table:table-cell table:formula="of:=IF([.L1046]-[.B10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0000" calcext:value-type="float">
            <text:p>50000</text:p>
          </table:table-cell>
          <table:table-cell office:value-type="float" office:value="417614000" calcext:value-type="float">
            <text:p>417614000</text:p>
          </table:table-cell>
          <table:table-cell office:value-type="float" office:value="1045" calcext:value-type="float">
            <text:p>1045</text:p>
          </table:table-cell>
          <table:table-cell office:value-type="float" office:value="50000" calcext:value-type="float">
            <text:p>50000</text:p>
          </table:table-cell>
          <table:table-cell office:value-type="float" office:value="398906999" calcext:value-type="float">
            <text:p>398906999</text:p>
          </table:table-cell>
          <table:table-cell table:formula="of:=IF([.E1047]-[.B1047]=0;0;1)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50000" calcext:value-type="float">
            <text:p>50000</text:p>
          </table:table-cell>
          <table:table-cell office:value-type="float" office:value="407298000" calcext:value-type="float">
            <text:p>407298000</text:p>
          </table:table-cell>
          <table:table-cell office:value-type="float" office:value="1045" calcext:value-type="float">
            <text:p>1045</text:p>
          </table:table-cell>
          <table:table-cell office:value-type="float" office:value="50000" calcext:value-type="float">
            <text:p>50000</text:p>
          </table:table-cell>
          <table:table-cell office:value-type="float" office:value="381745000" calcext:value-type="float">
            <text:p>381745000</text:p>
          </table:table-cell>
          <table:table-cell table:formula="of:=IF([.L1047]-[.I1047]=0;0;1)" office:value-type="float" office:value="0" calcext:value-type="float">
            <text:p>0</text:p>
          </table:table-cell>
          <table:table-cell table:formula="of:=IF([.L1047]-[.B10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686" calcext:value-type="float">
            <text:p>11686</text:p>
          </table:table-cell>
          <table:table-cell office:value-type="float" office:value="51632000" calcext:value-type="float">
            <text:p>51632000</text:p>
          </table:table-cell>
          <table:table-cell office:value-type="float" office:value="1046" calcext:value-type="float">
            <text:p>1046</text:p>
          </table:table-cell>
          <table:table-cell office:value-type="float" office:value="11686" calcext:value-type="float">
            <text:p>11686</text:p>
          </table:table-cell>
          <table:table-cell office:value-type="float" office:value="49411000" calcext:value-type="float">
            <text:p>49411000</text:p>
          </table:table-cell>
          <table:table-cell table:formula="of:=IF([.E1048]-[.B1048]=0;0;1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11686" calcext:value-type="float">
            <text:p>11686</text:p>
          </table:table-cell>
          <table:table-cell office:value-type="float" office:value="53486000" calcext:value-type="float">
            <text:p>53486000</text:p>
          </table:table-cell>
          <table:table-cell office:value-type="float" office:value="1046" calcext:value-type="float">
            <text:p>1046</text:p>
          </table:table-cell>
          <table:table-cell office:value-type="float" office:value="11686" calcext:value-type="float">
            <text:p>11686</text:p>
          </table:table-cell>
          <table:table-cell office:value-type="float" office:value="48250999" calcext:value-type="float">
            <text:p>48250999</text:p>
          </table:table-cell>
          <table:table-cell table:formula="of:=IF([.L1048]-[.I1048]=0;0;1)" office:value-type="float" office:value="0" calcext:value-type="float">
            <text:p>0</text:p>
          </table:table-cell>
          <table:table-cell table:formula="of:=IF([.L1048]-[.B10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59999" calcext:value-type="float">
            <text:p>59999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table:formula="of:=IF([.E1049]-[.B1049]=0;0;1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69000" calcext:value-type="float">
            <text:p>69000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93000" calcext:value-type="float">
            <text:p>93000</text:p>
          </table:table-cell>
          <table:table-cell table:formula="of:=IF([.L1049]-[.I1049]=0;0;1)" office:value-type="float" office:value="0" calcext:value-type="float">
            <text:p>0</text:p>
          </table:table-cell>
          <table:table-cell table:formula="of:=IF([.L1049]-[.B10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0000" calcext:value-type="float">
            <text:p>50000</text:p>
          </table:table-cell>
          <table:table-cell office:value-type="float" office:value="167437000" calcext:value-type="float">
            <text:p>167437000</text:p>
          </table:table-cell>
          <table:table-cell office:value-type="float" office:value="1048" calcext:value-type="float">
            <text:p>1048</text:p>
          </table:table-cell>
          <table:table-cell office:value-type="float" office:value="50000" calcext:value-type="float">
            <text:p>50000</text:p>
          </table:table-cell>
          <table:table-cell office:value-type="float" office:value="163387000" calcext:value-type="float">
            <text:p>163387000</text:p>
          </table:table-cell>
          <table:table-cell table:formula="of:=IF([.E1050]-[.B1050]=0;0;1)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50000" calcext:value-type="float">
            <text:p>50000</text:p>
          </table:table-cell>
          <table:table-cell office:value-type="float" office:value="166067000" calcext:value-type="float">
            <text:p>166067000</text:p>
          </table:table-cell>
          <table:table-cell office:value-type="float" office:value="1048" calcext:value-type="float">
            <text:p>1048</text:p>
          </table:table-cell>
          <table:table-cell office:value-type="float" office:value="50000" calcext:value-type="float">
            <text:p>50000</text:p>
          </table:table-cell>
          <table:table-cell office:value-type="float" office:value="158239000" calcext:value-type="float">
            <text:p>158239000</text:p>
          </table:table-cell>
          <table:table-cell table:formula="of:=IF([.L1050]-[.I1050]=0;0;1)" office:value-type="float" office:value="0" calcext:value-type="float">
            <text:p>0</text:p>
          </table:table-cell>
          <table:table-cell table:formula="of:=IF([.L1050]-[.B10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1977000" calcext:value-type="float">
            <text:p>197700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1839000" calcext:value-type="float">
            <text:p>1839000</text:p>
          </table:table-cell>
          <table:table-cell table:formula="of:=IF([.E1051]-[.B1051]=0;0;1)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2451000" calcext:value-type="float">
            <text:p>2451000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  <table:table-cell office:value-type="float" office:value="2274000" calcext:value-type="float">
            <text:p>2274000</text:p>
          </table:table-cell>
          <table:table-cell table:formula="of:=IF([.L1051]-[.I1051]=0;0;1)" office:value-type="float" office:value="0" calcext:value-type="float">
            <text:p>0</text:p>
          </table:table-cell>
          <table:table-cell table:formula="of:=IF([.L1051]-[.B10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000" calcext:value-type="float">
            <text:p>50000</text:p>
          </table:table-cell>
          <table:table-cell office:value-type="float" office:value="537563999" calcext:value-type="float">
            <text:p>537563999</text:p>
          </table:table-cell>
          <table:table-cell office:value-type="float" office:value="1050" calcext:value-type="float">
            <text:p>1050</text:p>
          </table:table-cell>
          <table:table-cell office:value-type="float" office:value="50000" calcext:value-type="float">
            <text:p>50000</text:p>
          </table:table-cell>
          <table:table-cell office:value-type="float" office:value="514900999" calcext:value-type="float">
            <text:p>514900999</text:p>
          </table:table-cell>
          <table:table-cell table:formula="of:=IF([.E1052]-[.B1052]=0;0;1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50000" calcext:value-type="float">
            <text:p>50000</text:p>
          </table:table-cell>
          <table:table-cell office:value-type="float" office:value="523510999" calcext:value-type="float">
            <text:p>523510999</text:p>
          </table:table-cell>
          <table:table-cell office:value-type="float" office:value="1050" calcext:value-type="float">
            <text:p>1050</text:p>
          </table:table-cell>
          <table:table-cell office:value-type="float" office:value="50000" calcext:value-type="float">
            <text:p>50000</text:p>
          </table:table-cell>
          <table:table-cell office:value-type="float" office:value="481178999" calcext:value-type="float">
            <text:p>481178999</text:p>
          </table:table-cell>
          <table:table-cell table:formula="of:=IF([.L1052]-[.I1052]=0;0;1)" office:value-type="float" office:value="0" calcext:value-type="float">
            <text:p>0</text:p>
          </table:table-cell>
          <table:table-cell table:formula="of:=IF([.L1052]-[.B10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053]-[.B1053]=0;0;1)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formula="of:=IF([.L1053]-[.I1053]=0;0;1)" office:value-type="float" office:value="0" calcext:value-type="float">
            <text:p>0</text:p>
          </table:table-cell>
          <table:table-cell table:formula="of:=IF([.L1053]-[.B10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35" calcext:value-type="float">
            <text:p>1335</text:p>
          </table:table-cell>
          <table:table-cell office:value-type="float" office:value="8055000" calcext:value-type="float">
            <text:p>8055000</text:p>
          </table:table-cell>
          <table:table-cell office:value-type="float" office:value="1052" calcext:value-type="float">
            <text:p>1052</text:p>
          </table:table-cell>
          <table:table-cell office:value-type="float" office:value="1335" calcext:value-type="float">
            <text:p>1335</text:p>
          </table:table-cell>
          <table:table-cell office:value-type="float" office:value="7555000" calcext:value-type="float">
            <text:p>7555000</text:p>
          </table:table-cell>
          <table:table-cell table:formula="of:=IF([.E1054]-[.B1054]=0;0;1)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1335" calcext:value-type="float">
            <text:p>1335</text:p>
          </table:table-cell>
          <table:table-cell office:value-type="float" office:value="8362999" calcext:value-type="float">
            <text:p>8362999</text:p>
          </table:table-cell>
          <table:table-cell office:value-type="float" office:value="1052" calcext:value-type="float">
            <text:p>1052</text:p>
          </table:table-cell>
          <table:table-cell office:value-type="float" office:value="1335" calcext:value-type="float">
            <text:p>1335</text:p>
          </table:table-cell>
          <table:table-cell office:value-type="float" office:value="7922999" calcext:value-type="float">
            <text:p>7922999</text:p>
          </table:table-cell>
          <table:table-cell table:formula="of:=IF([.L1054]-[.I1054]=0;0;1)" office:value-type="float" office:value="0" calcext:value-type="float">
            <text:p>0</text:p>
          </table:table-cell>
          <table:table-cell table:formula="of:=IF([.L1054]-[.B10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22000" calcext:value-type="float">
            <text:p>122000</text:p>
          </table:table-cell>
          <table:table-cell table:formula="of:=IF([.E1055]-[.B1055]=0;0;1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17000" calcext:value-type="float">
            <text:p>117000</text:p>
          </table:table-cell>
          <table:table-cell table:formula="of:=IF([.L1055]-[.I1055]=0;0;1)" office:value-type="float" office:value="0" calcext:value-type="float">
            <text:p>0</text:p>
          </table:table-cell>
          <table:table-cell table:formula="of:=IF([.L1055]-[.B10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59000" calcext:value-type="float">
            <text:p>15900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50000" calcext:value-type="float">
            <text:p>150000</text:p>
          </table:table-cell>
          <table:table-cell table:formula="of:=IF([.E1056]-[.B1056]=0;0;1)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67000" calcext:value-type="float">
            <text:p>167000</text:p>
          </table:table-cell>
          <table:table-cell office:value-type="float" office:value="1054" calcext:value-type="float">
            <text:p>1054</text:p>
          </table:table-cell>
          <table:table-cell office:value-type="float" office:value="14" calcext:value-type="float">
            <text:p>14</text:p>
          </table:table-cell>
          <table:table-cell office:value-type="float" office:value="161999" calcext:value-type="float">
            <text:p>161999</text:p>
          </table:table-cell>
          <table:table-cell table:formula="of:=IF([.L1056]-[.I1056]=0;0;1)" office:value-type="float" office:value="0" calcext:value-type="float">
            <text:p>0</text:p>
          </table:table-cell>
          <table:table-cell table:formula="of:=IF([.L1056]-[.B10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0000" calcext:value-type="float">
            <text:p>50000</text:p>
          </table:table-cell>
          <table:table-cell office:value-type="float" office:value="219476999" calcext:value-type="float">
            <text:p>219476999</text:p>
          </table:table-cell>
          <table:table-cell office:value-type="float" office:value="1055" calcext:value-type="float">
            <text:p>1055</text:p>
          </table:table-cell>
          <table:table-cell office:value-type="float" office:value="50000" calcext:value-type="float">
            <text:p>50000</text:p>
          </table:table-cell>
          <table:table-cell office:value-type="float" office:value="211686000" calcext:value-type="float">
            <text:p>211686000</text:p>
          </table:table-cell>
          <table:table-cell table:formula="of:=IF([.E1057]-[.B1057]=0;0;1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0000" calcext:value-type="float">
            <text:p>50000</text:p>
          </table:table-cell>
          <table:table-cell office:value-type="float" office:value="213308000" calcext:value-type="float">
            <text:p>213308000</text:p>
          </table:table-cell>
          <table:table-cell office:value-type="float" office:value="1055" calcext:value-type="float">
            <text:p>1055</text:p>
          </table:table-cell>
          <table:table-cell office:value-type="float" office:value="50000" calcext:value-type="float">
            <text:p>50000</text:p>
          </table:table-cell>
          <table:table-cell office:value-type="float" office:value="201632999" calcext:value-type="float">
            <text:p>201632999</text:p>
          </table:table-cell>
          <table:table-cell table:formula="of:=IF([.L1057]-[.I1057]=0;0;1)" office:value-type="float" office:value="0" calcext:value-type="float">
            <text:p>0</text:p>
          </table:table-cell>
          <table:table-cell table:formula="of:=IF([.L1057]-[.B10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0000" calcext:value-type="float">
            <text:p>50000</text:p>
          </table:table-cell>
          <table:table-cell office:value-type="float" office:value="4654790999" calcext:value-type="float">
            <text:p>4654790999</text:p>
          </table:table-cell>
          <table:table-cell office:value-type="float" office:value="1056" calcext:value-type="float">
            <text:p>1056</text:p>
          </table:table-cell>
          <table:table-cell office:value-type="float" office:value="50000" calcext:value-type="float">
            <text:p>50000</text:p>
          </table:table-cell>
          <table:table-cell office:value-type="float" office:value="4464392000" calcext:value-type="float">
            <text:p>4464392000</text:p>
          </table:table-cell>
          <table:table-cell table:formula="of:=IF([.E1058]-[.B1058]=0;0;1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50000" calcext:value-type="float">
            <text:p>50000</text:p>
          </table:table-cell>
          <table:table-cell office:value-type="float" office:value="4479382999" calcext:value-type="float">
            <text:p>4479382999</text:p>
          </table:table-cell>
          <table:table-cell office:value-type="float" office:value="1056" calcext:value-type="float">
            <text:p>1056</text:p>
          </table:table-cell>
          <table:table-cell office:value-type="float" office:value="50000" calcext:value-type="float">
            <text:p>50000</text:p>
          </table:table-cell>
          <table:table-cell office:value-type="float" office:value="4181713000" calcext:value-type="float">
            <text:p>4181713000</text:p>
          </table:table-cell>
          <table:table-cell table:formula="of:=IF([.L1058]-[.I1058]=0;0;1)" office:value-type="float" office:value="0" calcext:value-type="float">
            <text:p>0</text:p>
          </table:table-cell>
          <table:table-cell table:formula="of:=IF([.L1058]-[.B10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0000" calcext:value-type="float">
            <text:p>50000</text:p>
          </table:table-cell>
          <table:table-cell office:value-type="float" office:value="739950000" calcext:value-type="float">
            <text:p>739950000</text:p>
          </table:table-cell>
          <table:table-cell office:value-type="float" office:value="1057" calcext:value-type="float">
            <text:p>1057</text:p>
          </table:table-cell>
          <table:table-cell office:value-type="float" office:value="50000" calcext:value-type="float">
            <text:p>50000</text:p>
          </table:table-cell>
          <table:table-cell office:value-type="float" office:value="708666999" calcext:value-type="float">
            <text:p>708666999</text:p>
          </table:table-cell>
          <table:table-cell table:formula="of:=IF([.E1059]-[.B1059]=0;0;1)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50000" calcext:value-type="float">
            <text:p>50000</text:p>
          </table:table-cell>
          <table:table-cell office:value-type="float" office:value="717163999" calcext:value-type="float">
            <text:p>717163999</text:p>
          </table:table-cell>
          <table:table-cell office:value-type="float" office:value="1057" calcext:value-type="float">
            <text:p>1057</text:p>
          </table:table-cell>
          <table:table-cell office:value-type="float" office:value="50000" calcext:value-type="float">
            <text:p>50000</text:p>
          </table:table-cell>
          <table:table-cell office:value-type="float" office:value="672303000" calcext:value-type="float">
            <text:p>672303000</text:p>
          </table:table-cell>
          <table:table-cell table:formula="of:=IF([.L1059]-[.I1059]=0;0;1)" office:value-type="float" office:value="0" calcext:value-type="float">
            <text:p>0</text:p>
          </table:table-cell>
          <table:table-cell table:formula="of:=IF([.L1059]-[.B10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0000" calcext:value-type="float">
            <text:p>50000</text:p>
          </table:table-cell>
          <table:table-cell office:value-type="float" office:value="997105999" calcext:value-type="float">
            <text:p>997105999</text:p>
          </table:table-cell>
          <table:table-cell office:value-type="float" office:value="1058" calcext:value-type="float">
            <text:p>1058</text:p>
          </table:table-cell>
          <table:table-cell office:value-type="float" office:value="50000" calcext:value-type="float">
            <text:p>50000</text:p>
          </table:table-cell>
          <table:table-cell office:value-type="float" office:value="961088000" calcext:value-type="float">
            <text:p>961088000</text:p>
          </table:table-cell>
          <table:table-cell table:formula="of:=IF([.E1060]-[.B1060]=0;0;1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50000" calcext:value-type="float">
            <text:p>50000</text:p>
          </table:table-cell>
          <table:table-cell office:value-type="float" office:value="940759999" calcext:value-type="float">
            <text:p>940759999</text:p>
          </table:table-cell>
          <table:table-cell office:value-type="float" office:value="1058" calcext:value-type="float">
            <text:p>1058</text:p>
          </table:table-cell>
          <table:table-cell office:value-type="float" office:value="50000" calcext:value-type="float">
            <text:p>50000</text:p>
          </table:table-cell>
          <table:table-cell office:value-type="float" office:value="914416999" calcext:value-type="float">
            <text:p>914416999</text:p>
          </table:table-cell>
          <table:table-cell table:formula="of:=IF([.L1060]-[.I1060]=0;0;1)" office:value-type="float" office:value="0" calcext:value-type="float">
            <text:p>0</text:p>
          </table:table-cell>
          <table:table-cell table:formula="of:=IF([.L1060]-[.B10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34000" calcext:value-type="float">
            <text:p>134000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122999" calcext:value-type="float">
            <text:p>122999</text:p>
          </table:table-cell>
          <table:table-cell table:formula="of:=IF([.E1061]-[.B1061]=0;0;1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291000" calcext:value-type="float">
            <text:p>291000</text:p>
          </table:table-cell>
          <table:table-cell office:value-type="float" office:value="1059" calcext:value-type="float">
            <text:p>1059</text:p>
          </table:table-cell>
          <table:table-cell office:value-type="float" office:value="8" calcext:value-type="float">
            <text:p>8</text:p>
          </table:table-cell>
          <table:table-cell office:value-type="float" office:value="291000" calcext:value-type="float">
            <text:p>291000</text:p>
          </table:table-cell>
          <table:table-cell table:formula="of:=IF([.L1061]-[.I1061]=0;0;1)" office:value-type="float" office:value="0" calcext:value-type="float">
            <text:p>0</text:p>
          </table:table-cell>
          <table:table-cell table:formula="of:=IF([.L1061]-[.B10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E1062]-[.B1062]=0;0;1)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L1062]-[.I1062]=0;0;1)" office:value-type="float" office:value="0" calcext:value-type="float">
            <text:p>0</text:p>
          </table:table-cell>
          <table:table-cell table:formula="of:=IF([.L1062]-[.B10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842" calcext:value-type="float">
            <text:p>3842</text:p>
          </table:table-cell>
          <table:table-cell office:value-type="float" office:value="20796000" calcext:value-type="float">
            <text:p>20796000</text:p>
          </table:table-cell>
          <table:table-cell office:value-type="float" office:value="1061" calcext:value-type="float">
            <text:p>1061</text:p>
          </table:table-cell>
          <table:table-cell office:value-type="float" office:value="3842" calcext:value-type="float">
            <text:p>3842</text:p>
          </table:table-cell>
          <table:table-cell office:value-type="float" office:value="19830000" calcext:value-type="float">
            <text:p>19830000</text:p>
          </table:table-cell>
          <table:table-cell table:formula="of:=IF([.E1063]-[.B1063]=0;0;1)"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3842" calcext:value-type="float">
            <text:p>3842</text:p>
          </table:table-cell>
          <table:table-cell office:value-type="float" office:value="20647000" calcext:value-type="float">
            <text:p>20647000</text:p>
          </table:table-cell>
          <table:table-cell office:value-type="float" office:value="1061" calcext:value-type="float">
            <text:p>1061</text:p>
          </table:table-cell>
          <table:table-cell office:value-type="float" office:value="3842" calcext:value-type="float">
            <text:p>3842</text:p>
          </table:table-cell>
          <table:table-cell office:value-type="float" office:value="19489000" calcext:value-type="float">
            <text:p>19489000</text:p>
          </table:table-cell>
          <table:table-cell table:formula="of:=IF([.L1063]-[.I1063]=0;0;1)" office:value-type="float" office:value="0" calcext:value-type="float">
            <text:p>0</text:p>
          </table:table-cell>
          <table:table-cell table:formula="of:=IF([.L1063]-[.B10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0000" calcext:value-type="float">
            <text:p>50000</text:p>
          </table:table-cell>
          <table:table-cell office:value-type="float" office:value="803487000" calcext:value-type="float">
            <text:p>803487000</text:p>
          </table:table-cell>
          <table:table-cell office:value-type="float" office:value="1062" calcext:value-type="float">
            <text:p>1062</text:p>
          </table:table-cell>
          <table:table-cell office:value-type="float" office:value="50000" calcext:value-type="float">
            <text:p>50000</text:p>
          </table:table-cell>
          <table:table-cell office:value-type="float" office:value="778494999" calcext:value-type="float">
            <text:p>778494999</text:p>
          </table:table-cell>
          <table:table-cell table:formula="of:=IF([.E1064]-[.B1064]=0;0;1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50000" calcext:value-type="float">
            <text:p>50000</text:p>
          </table:table-cell>
          <table:table-cell office:value-type="float" office:value="759905000" calcext:value-type="float">
            <text:p>759905000</text:p>
          </table:table-cell>
          <table:table-cell office:value-type="float" office:value="1062" calcext:value-type="float">
            <text:p>1062</text:p>
          </table:table-cell>
          <table:table-cell office:value-type="float" office:value="50000" calcext:value-type="float">
            <text:p>50000</text:p>
          </table:table-cell>
          <table:table-cell office:value-type="float" office:value="729775000" calcext:value-type="float">
            <text:p>729775000</text:p>
          </table:table-cell>
          <table:table-cell table:formula="of:=IF([.L1064]-[.I1064]=0;0;1)" office:value-type="float" office:value="0" calcext:value-type="float">
            <text:p>0</text:p>
          </table:table-cell>
          <table:table-cell table:formula="of:=IF([.L1064]-[.B10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0000" calcext:value-type="float">
            <text:p>50000</text:p>
          </table:table-cell>
          <table:table-cell office:value-type="float" office:value="244569999" calcext:value-type="float">
            <text:p>244569999</text:p>
          </table:table-cell>
          <table:table-cell office:value-type="float" office:value="1063" calcext:value-type="float">
            <text:p>1063</text:p>
          </table:table-cell>
          <table:table-cell office:value-type="float" office:value="50000" calcext:value-type="float">
            <text:p>50000</text:p>
          </table:table-cell>
          <table:table-cell office:value-type="float" office:value="236252000" calcext:value-type="float">
            <text:p>236252000</text:p>
          </table:table-cell>
          <table:table-cell table:formula="of:=IF([.E1065]-[.B1065]=0;0;1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50000" calcext:value-type="float">
            <text:p>50000</text:p>
          </table:table-cell>
          <table:table-cell office:value-type="float" office:value="237072999" calcext:value-type="float">
            <text:p>237072999</text:p>
          </table:table-cell>
          <table:table-cell office:value-type="float" office:value="1063" calcext:value-type="float">
            <text:p>1063</text:p>
          </table:table-cell>
          <table:table-cell office:value-type="float" office:value="50000" calcext:value-type="float">
            <text:p>50000</text:p>
          </table:table-cell>
          <table:table-cell office:value-type="float" office:value="223069000" calcext:value-type="float">
            <text:p>223069000</text:p>
          </table:table-cell>
          <table:table-cell table:formula="of:=IF([.L1065]-[.I1065]=0;0;1)" office:value-type="float" office:value="0" calcext:value-type="float">
            <text:p>0</text:p>
          </table:table-cell>
          <table:table-cell table:formula="of:=IF([.L1065]-[.B10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619325999" calcext:value-type="float">
            <text:p>619325999</text:p>
          </table:table-cell>
          <table:table-cell office:value-type="float" office:value="1064" calcext:value-type="float">
            <text:p>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597544000" calcext:value-type="float">
            <text:p>597544000</text:p>
          </table:table-cell>
          <table:table-cell table:formula="of:=IF([.E1066]-[.B1066]=0;0;1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589563000" calcext:value-type="float">
            <text:p>589563000</text:p>
          </table:table-cell>
          <table:table-cell office:value-type="float" office:value="1064" calcext:value-type="float">
            <text:p>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565387000" calcext:value-type="float">
            <text:p>565387000</text:p>
          </table:table-cell>
          <table:table-cell table:formula="of:=IF([.L1066]-[.I1066]=0;0;1)" office:value-type="float" office:value="0" calcext:value-type="float">
            <text:p>0</text:p>
          </table:table-cell>
          <table:table-cell table:formula="of:=IF([.L1066]-[.B10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745000" calcext:value-type="float">
            <text:p>745000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665999" calcext:value-type="float">
            <text:p>665999</text:p>
          </table:table-cell>
          <table:table-cell table:formula="of:=IF([.E1067]-[.B1067]=0;0;1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065" calcext:value-type="float">
            <text:p>1065</text:p>
          </table:table-cell>
          <table:table-cell office:value-type="float" office:value="74" calcext:value-type="float">
            <text:p>74</text:p>
          </table:table-cell>
          <table:table-cell office:value-type="float" office:value="1175000" calcext:value-type="float">
            <text:p>1175000</text:p>
          </table:table-cell>
          <table:table-cell table:formula="of:=IF([.L1067]-[.I1067]=0;0;1)" office:value-type="float" office:value="0" calcext:value-type="float">
            <text:p>0</text:p>
          </table:table-cell>
          <table:table-cell table:formula="of:=IF([.L1067]-[.B10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897" calcext:value-type="float">
            <text:p>4897</text:p>
          </table:table-cell>
          <table:table-cell office:value-type="float" office:value="22527000" calcext:value-type="float">
            <text:p>22527000</text:p>
          </table:table-cell>
          <table:table-cell office:value-type="float" office:value="1066" calcext:value-type="float">
            <text:p>1066</text:p>
          </table:table-cell>
          <table:table-cell office:value-type="float" office:value="4897" calcext:value-type="float">
            <text:p>4897</text:p>
          </table:table-cell>
          <table:table-cell office:value-type="float" office:value="21651000" calcext:value-type="float">
            <text:p>21651000</text:p>
          </table:table-cell>
          <table:table-cell table:formula="of:=IF([.E1068]-[.B1068]=0;0;1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4897" calcext:value-type="float">
            <text:p>4897</text:p>
          </table:table-cell>
          <table:table-cell office:value-type="float" office:value="22757000" calcext:value-type="float">
            <text:p>22757000</text:p>
          </table:table-cell>
          <table:table-cell office:value-type="float" office:value="1066" calcext:value-type="float">
            <text:p>1066</text:p>
          </table:table-cell>
          <table:table-cell office:value-type="float" office:value="4897" calcext:value-type="float">
            <text:p>4897</text:p>
          </table:table-cell>
          <table:table-cell office:value-type="float" office:value="20876000" calcext:value-type="float">
            <text:p>20876000</text:p>
          </table:table-cell>
          <table:table-cell table:formula="of:=IF([.L1068]-[.I1068]=0;0;1)" office:value-type="float" office:value="0" calcext:value-type="float">
            <text:p>0</text:p>
          </table:table-cell>
          <table:table-cell table:formula="of:=IF([.L1068]-[.B10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4786" calcext:value-type="float">
            <text:p>44786</text:p>
          </table:table-cell>
          <table:table-cell office:value-type="float" office:value="160378000" calcext:value-type="float">
            <text:p>160378000</text:p>
          </table:table-cell>
          <table:table-cell office:value-type="float" office:value="1067" calcext:value-type="float">
            <text:p>1067</text:p>
          </table:table-cell>
          <table:table-cell office:value-type="float" office:value="44786" calcext:value-type="float">
            <text:p>44786</text:p>
          </table:table-cell>
          <table:table-cell office:value-type="float" office:value="159102000" calcext:value-type="float">
            <text:p>159102000</text:p>
          </table:table-cell>
          <table:table-cell table:formula="of:=IF([.E1069]-[.B1069]=0;0;1)"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float" office:value="44786" calcext:value-type="float">
            <text:p>44786</text:p>
          </table:table-cell>
          <table:table-cell office:value-type="float" office:value="163455000" calcext:value-type="float">
            <text:p>163455000</text:p>
          </table:table-cell>
          <table:table-cell office:value-type="float" office:value="1067" calcext:value-type="float">
            <text:p>1067</text:p>
          </table:table-cell>
          <table:table-cell office:value-type="float" office:value="44786" calcext:value-type="float">
            <text:p>44786</text:p>
          </table:table-cell>
          <table:table-cell office:value-type="float" office:value="151127999" calcext:value-type="float">
            <text:p>151127999</text:p>
          </table:table-cell>
          <table:table-cell table:formula="of:=IF([.L1069]-[.I1069]=0;0;1)" office:value-type="float" office:value="0" calcext:value-type="float">
            <text:p>0</text:p>
          </table:table-cell>
          <table:table-cell table:formula="of:=IF([.L1069]-[.B10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9171" calcext:value-type="float">
            <text:p>29171</text:p>
          </table:table-cell>
          <table:table-cell office:value-type="float" office:value="65666000" calcext:value-type="float">
            <text:p>65666000</text:p>
          </table:table-cell>
          <table:table-cell office:value-type="float" office:value="1068" calcext:value-type="float">
            <text:p>1068</text:p>
          </table:table-cell>
          <table:table-cell office:value-type="float" office:value="29171" calcext:value-type="float">
            <text:p>29171</text:p>
          </table:table-cell>
          <table:table-cell office:value-type="float" office:value="65092000" calcext:value-type="float">
            <text:p>65092000</text:p>
          </table:table-cell>
          <table:table-cell table:formula="of:=IF([.E1070]-[.B1070]=0;0;1)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29171" calcext:value-type="float">
            <text:p>29171</text:p>
          </table:table-cell>
          <table:table-cell office:value-type="float" office:value="67714000" calcext:value-type="float">
            <text:p>67714000</text:p>
          </table:table-cell>
          <table:table-cell office:value-type="float" office:value="1068" calcext:value-type="float">
            <text:p>1068</text:p>
          </table:table-cell>
          <table:table-cell office:value-type="float" office:value="29171" calcext:value-type="float">
            <text:p>29171</text:p>
          </table:table-cell>
          <table:table-cell office:value-type="float" office:value="64532999" calcext:value-type="float">
            <text:p>64532999</text:p>
          </table:table-cell>
          <table:table-cell table:formula="of:=IF([.L1070]-[.I1070]=0;0;1)" office:value-type="float" office:value="0" calcext:value-type="float">
            <text:p>0</text:p>
          </table:table-cell>
          <table:table-cell table:formula="of:=IF([.L1070]-[.B10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0000" calcext:value-type="float">
            <text:p>50000</text:p>
          </table:table-cell>
          <table:table-cell office:value-type="float" office:value="583504999" calcext:value-type="float">
            <text:p>583504999</text:p>
          </table:table-cell>
          <table:table-cell office:value-type="float" office:value="1069" calcext:value-type="float">
            <text:p>1069</text:p>
          </table:table-cell>
          <table:table-cell office:value-type="float" office:value="50000" calcext:value-type="float">
            <text:p>50000</text:p>
          </table:table-cell>
          <table:table-cell office:value-type="float" office:value="562102000" calcext:value-type="float">
            <text:p>562102000</text:p>
          </table:table-cell>
          <table:table-cell table:formula="of:=IF([.E1071]-[.B1071]=0;0;1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50000" calcext:value-type="float">
            <text:p>50000</text:p>
          </table:table-cell>
          <table:table-cell office:value-type="float" office:value="567701999" calcext:value-type="float">
            <text:p>567701999</text:p>
          </table:table-cell>
          <table:table-cell office:value-type="float" office:value="1069" calcext:value-type="float">
            <text:p>1069</text:p>
          </table:table-cell>
          <table:table-cell office:value-type="float" office:value="50000" calcext:value-type="float">
            <text:p>50000</text:p>
          </table:table-cell>
          <table:table-cell office:value-type="float" office:value="530525000" calcext:value-type="float">
            <text:p>530525000</text:p>
          </table:table-cell>
          <table:table-cell table:formula="of:=IF([.L1071]-[.I1071]=0;0;1)" office:value-type="float" office:value="0" calcext:value-type="float">
            <text:p>0</text:p>
          </table:table-cell>
          <table:table-cell table:formula="of:=IF([.L1071]-[.B10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1182" calcext:value-type="float">
            <text:p>21182</text:p>
          </table:table-cell>
          <table:table-cell office:value-type="float" office:value="80507000" calcext:value-type="float">
            <text:p>80507000</text:p>
          </table:table-cell>
          <table:table-cell office:value-type="float" office:value="1070" calcext:value-type="float">
            <text:p>1070</text:p>
          </table:table-cell>
          <table:table-cell office:value-type="float" office:value="21182" calcext:value-type="float">
            <text:p>21182</text:p>
          </table:table-cell>
          <table:table-cell office:value-type="float" office:value="78834000" calcext:value-type="float">
            <text:p>78834000</text:p>
          </table:table-cell>
          <table:table-cell table:formula="of:=IF([.E1072]-[.B1072]=0;0;1)"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21182" calcext:value-type="float">
            <text:p>21182</text:p>
          </table:table-cell>
          <table:table-cell office:value-type="float" office:value="81651000" calcext:value-type="float">
            <text:p>81651000</text:p>
          </table:table-cell>
          <table:table-cell office:value-type="float" office:value="1070" calcext:value-type="float">
            <text:p>1070</text:p>
          </table:table-cell>
          <table:table-cell office:value-type="float" office:value="21182" calcext:value-type="float">
            <text:p>21182</text:p>
          </table:table-cell>
          <table:table-cell office:value-type="float" office:value="76658999" calcext:value-type="float">
            <text:p>76658999</text:p>
          </table:table-cell>
          <table:table-cell table:formula="of:=IF([.L1072]-[.I1072]=0;0;1)" office:value-type="float" office:value="0" calcext:value-type="float">
            <text:p>0</text:p>
          </table:table-cell>
          <table:table-cell table:formula="of:=IF([.L1072]-[.B10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00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table:formula="of:=IF([.E1073]-[.B1073]=0;0;1)"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68000" calcext:value-type="float">
            <text:p>68000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table:formula="of:=IF([.L1073]-[.I1073]=0;0;1)" office:value-type="float" office:value="0" calcext:value-type="float">
            <text:p>0</text:p>
          </table:table-cell>
          <table:table-cell table:formula="of:=IF([.L1073]-[.B10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42999" calcext:value-type="float">
            <text:p>42999</text:p>
          </table:table-cell>
          <table:table-cell table:formula="of:=IF([.E1074]-[.B1074]=0;0;1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table:formula="of:=IF([.L1074]-[.I1074]=0;0;1)" office:value-type="float" office:value="0" calcext:value-type="float">
            <text:p>0</text:p>
          </table:table-cell>
          <table:table-cell table:formula="of:=IF([.L1074]-[.B10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0000" calcext:value-type="float">
            <text:p>50000</text:p>
          </table:table-cell>
          <table:table-cell office:value-type="float" office:value="2738673000" calcext:value-type="float">
            <text:p>2738673000</text:p>
          </table:table-cell>
          <table:table-cell office:value-type="float" office:value="1073" calcext:value-type="float">
            <text:p>1073</text:p>
          </table:table-cell>
          <table:table-cell office:value-type="float" office:value="50000" calcext:value-type="float">
            <text:p>50000</text:p>
          </table:table-cell>
          <table:table-cell office:value-type="float" office:value="2660047999" calcext:value-type="float">
            <text:p>2660047999</text:p>
          </table:table-cell>
          <table:table-cell table:formula="of:=IF([.E1075]-[.B1075]=0;0;1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50000" calcext:value-type="float">
            <text:p>50000</text:p>
          </table:table-cell>
          <table:table-cell office:value-type="float" office:value="2625120000" calcext:value-type="float">
            <text:p>2625120000</text:p>
          </table:table-cell>
          <table:table-cell office:value-type="float" office:value="1073" calcext:value-type="float">
            <text:p>1073</text:p>
          </table:table-cell>
          <table:table-cell office:value-type="float" office:value="50000" calcext:value-type="float">
            <text:p>50000</text:p>
          </table:table-cell>
          <table:table-cell office:value-type="float" office:value="2504585000" calcext:value-type="float">
            <text:p>2504585000</text:p>
          </table:table-cell>
          <table:table-cell table:formula="of:=IF([.L1075]-[.I1075]=0;0;1)" office:value-type="float" office:value="0" calcext:value-type="float">
            <text:p>0</text:p>
          </table:table-cell>
          <table:table-cell table:formula="of:=IF([.L1075]-[.B10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705000" calcext:value-type="float">
            <text:p>70500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601000" calcext:value-type="float">
            <text:p>601000</text:p>
          </table:table-cell>
          <table:table-cell table:formula="of:=IF([.E1076]-[.B1076]=0;0;1)"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1106000" calcext:value-type="float">
            <text:p>1106000</text:p>
          </table:table-cell>
          <table:table-cell office:value-type="float" office:value="1074" calcext:value-type="float">
            <text:p>1074</text:p>
          </table:table-cell>
          <table:table-cell office:value-type="float" office:value="63" calcext:value-type="float">
            <text:p>63</text:p>
          </table:table-cell>
          <table:table-cell office:value-type="float" office:value="1099000" calcext:value-type="float">
            <text:p>1099000</text:p>
          </table:table-cell>
          <table:table-cell table:formula="of:=IF([.L1076]-[.I1076]=0;0;1)" office:value-type="float" office:value="0" calcext:value-type="float">
            <text:p>0</text:p>
          </table:table-cell>
          <table:table-cell table:formula="of:=IF([.L1076]-[.B10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619" calcext:value-type="float">
            <text:p>4619</text:p>
          </table:table-cell>
          <table:table-cell office:value-type="float" office:value="10047000" calcext:value-type="float">
            <text:p>10047000</text:p>
          </table:table-cell>
          <table:table-cell office:value-type="float" office:value="1075" calcext:value-type="float">
            <text:p>1075</text:p>
          </table:table-cell>
          <table:table-cell office:value-type="float" office:value="4619" calcext:value-type="float">
            <text:p>4619</text:p>
          </table:table-cell>
          <table:table-cell office:value-type="float" office:value="9720000" calcext:value-type="float">
            <text:p>9720000</text:p>
          </table:table-cell>
          <table:table-cell table:formula="of:=IF([.E1077]-[.B1077]=0;0;1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4619" calcext:value-type="float">
            <text:p>4619</text:p>
          </table:table-cell>
          <table:table-cell office:value-type="float" office:value="9928000" calcext:value-type="float">
            <text:p>9928000</text:p>
          </table:table-cell>
          <table:table-cell office:value-type="float" office:value="1075" calcext:value-type="float">
            <text:p>1075</text:p>
          </table:table-cell>
          <table:table-cell office:value-type="float" office:value="4619" calcext:value-type="float">
            <text:p>4619</text:p>
          </table:table-cell>
          <table:table-cell office:value-type="float" office:value="9701000" calcext:value-type="float">
            <text:p>9701000</text:p>
          </table:table-cell>
          <table:table-cell table:formula="of:=IF([.L1077]-[.I1077]=0;0;1)" office:value-type="float" office:value="0" calcext:value-type="float">
            <text:p>0</text:p>
          </table:table-cell>
          <table:table-cell table:formula="of:=IF([.L1077]-[.B10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0000" calcext:value-type="float">
            <text:p>50000</text:p>
          </table:table-cell>
          <table:table-cell office:value-type="float" office:value="759085000" calcext:value-type="float">
            <text:p>759085000</text:p>
          </table:table-cell>
          <table:table-cell office:value-type="float" office:value="1076" calcext:value-type="float">
            <text:p>1076</text:p>
          </table:table-cell>
          <table:table-cell office:value-type="float" office:value="50000" calcext:value-type="float">
            <text:p>50000</text:p>
          </table:table-cell>
          <table:table-cell office:value-type="float" office:value="737857000" calcext:value-type="float">
            <text:p>737857000</text:p>
          </table:table-cell>
          <table:table-cell table:formula="of:=IF([.E1078]-[.B1078]=0;0;1)"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50000" calcext:value-type="float">
            <text:p>50000</text:p>
          </table:table-cell>
          <table:table-cell office:value-type="float" office:value="741328000" calcext:value-type="float">
            <text:p>741328000</text:p>
          </table:table-cell>
          <table:table-cell office:value-type="float" office:value="1076" calcext:value-type="float">
            <text:p>1076</text:p>
          </table:table-cell>
          <table:table-cell office:value-type="float" office:value="50000" calcext:value-type="float">
            <text:p>50000</text:p>
          </table:table-cell>
          <table:table-cell office:value-type="float" office:value="687191000" calcext:value-type="float">
            <text:p>687191000</text:p>
          </table:table-cell>
          <table:table-cell table:formula="of:=IF([.L1078]-[.I1078]=0;0;1)" office:value-type="float" office:value="0" calcext:value-type="float">
            <text:p>0</text:p>
          </table:table-cell>
          <table:table-cell table:formula="of:=IF([.L1078]-[.B10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0000" calcext:value-type="float">
            <text:p>50000</text:p>
          </table:table-cell>
          <table:table-cell office:value-type="float" office:value="388054000" calcext:value-type="float">
            <text:p>388054000</text:p>
          </table:table-cell>
          <table:table-cell office:value-type="float" office:value="1077" calcext:value-type="float">
            <text:p>1077</text:p>
          </table:table-cell>
          <table:table-cell office:value-type="float" office:value="50000" calcext:value-type="float">
            <text:p>50000</text:p>
          </table:table-cell>
          <table:table-cell office:value-type="float" office:value="374604999" calcext:value-type="float">
            <text:p>374604999</text:p>
          </table:table-cell>
          <table:table-cell table:formula="of:=IF([.E1079]-[.B1079]=0;0;1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50000" calcext:value-type="float">
            <text:p>50000</text:p>
          </table:table-cell>
          <table:table-cell office:value-type="float" office:value="382806000" calcext:value-type="float">
            <text:p>382806000</text:p>
          </table:table-cell>
          <table:table-cell office:value-type="float" office:value="1077" calcext:value-type="float">
            <text:p>1077</text:p>
          </table:table-cell>
          <table:table-cell office:value-type="float" office:value="50000" calcext:value-type="float">
            <text:p>50000</text:p>
          </table:table-cell>
          <table:table-cell office:value-type="float" office:value="354309000" calcext:value-type="float">
            <text:p>354309000</text:p>
          </table:table-cell>
          <table:table-cell table:formula="of:=IF([.L1079]-[.I1079]=0;0;1)" office:value-type="float" office:value="0" calcext:value-type="float">
            <text:p>0</text:p>
          </table:table-cell>
          <table:table-cell table:formula="of:=IF([.L1079]-[.B10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7333" calcext:value-type="float">
            <text:p>27333</text:p>
          </table:table-cell>
          <table:table-cell office:value-type="float" office:value="93701000" calcext:value-type="float">
            <text:p>93701000</text:p>
          </table:table-cell>
          <table:table-cell office:value-type="float" office:value="1078" calcext:value-type="float">
            <text:p>1078</text:p>
          </table:table-cell>
          <table:table-cell office:value-type="float" office:value="27333" calcext:value-type="float">
            <text:p>27333</text:p>
          </table:table-cell>
          <table:table-cell office:value-type="float" office:value="92275000" calcext:value-type="float">
            <text:p>92275000</text:p>
          </table:table-cell>
          <table:table-cell table:formula="of:=IF([.E1080]-[.B1080]=0;0;1)"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27333" calcext:value-type="float">
            <text:p>27333</text:p>
          </table:table-cell>
          <table:table-cell office:value-type="float" office:value="96725999" calcext:value-type="float">
            <text:p>96725999</text:p>
          </table:table-cell>
          <table:table-cell office:value-type="float" office:value="1078" calcext:value-type="float">
            <text:p>1078</text:p>
          </table:table-cell>
          <table:table-cell office:value-type="float" office:value="27333" calcext:value-type="float">
            <text:p>27333</text:p>
          </table:table-cell>
          <table:table-cell office:value-type="float" office:value="89457000" calcext:value-type="float">
            <text:p>89457000</text:p>
          </table:table-cell>
          <table:table-cell table:formula="of:=IF([.L1080]-[.I1080]=0;0;1)" office:value-type="float" office:value="0" calcext:value-type="float">
            <text:p>0</text:p>
          </table:table-cell>
          <table:table-cell table:formula="of:=IF([.L1080]-[.B10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233000" calcext:value-type="float">
            <text:p>233000</text:p>
          </table:table-cell>
          <table:table-cell table:formula="of:=IF([.E1081]-[.B1081]=0;0;1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392000" calcext:value-type="float">
            <text:p>392000</text:p>
          </table:table-cell>
          <table:table-cell table:formula="of:=IF([.L1081]-[.I1081]=0;0;1)" office:value-type="float" office:value="0" calcext:value-type="float">
            <text:p>0</text:p>
          </table:table-cell>
          <table:table-cell table:formula="of:=IF([.L1081]-[.B10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543000" calcext:value-type="float">
            <text:p>454300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462000" calcext:value-type="float">
            <text:p>4462000</text:p>
          </table:table-cell>
          <table:table-cell table:formula="of:=IF([.E1082]-[.B1082]=0;0;1)"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941000" calcext:value-type="float">
            <text:p>4941000</text:p>
          </table:table-cell>
          <table:table-cell office:value-type="float" office:value="1080" calcext:value-type="float">
            <text:p>1080</text:p>
          </table:table-cell>
          <table:table-cell office:value-type="float" office:value="751" calcext:value-type="float">
            <text:p>751</text:p>
          </table:table-cell>
          <table:table-cell office:value-type="float" office:value="4674999" calcext:value-type="float">
            <text:p>4674999</text:p>
          </table:table-cell>
          <table:table-cell table:formula="of:=IF([.L1082]-[.I1082]=0;0;1)" office:value-type="float" office:value="0" calcext:value-type="float">
            <text:p>0</text:p>
          </table:table-cell>
          <table:table-cell table:formula="of:=IF([.L1082]-[.B10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0000" calcext:value-type="float">
            <text:p>50000</text:p>
          </table:table-cell>
          <table:table-cell office:value-type="float" office:value="962876000" calcext:value-type="float">
            <text:p>962876000</text:p>
          </table:table-cell>
          <table:table-cell office:value-type="float" office:value="1081" calcext:value-type="float">
            <text:p>1081</text:p>
          </table:table-cell>
          <table:table-cell office:value-type="float" office:value="50000" calcext:value-type="float">
            <text:p>50000</text:p>
          </table:table-cell>
          <table:table-cell office:value-type="float" office:value="936723000" calcext:value-type="float">
            <text:p>936723000</text:p>
          </table:table-cell>
          <table:table-cell table:formula="of:=IF([.E1083]-[.B1083]=0;0;1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50000" calcext:value-type="float">
            <text:p>50000</text:p>
          </table:table-cell>
          <table:table-cell office:value-type="float" office:value="950276999" calcext:value-type="float">
            <text:p>950276999</text:p>
          </table:table-cell>
          <table:table-cell office:value-type="float" office:value="1081" calcext:value-type="float">
            <text:p>1081</text:p>
          </table:table-cell>
          <table:table-cell office:value-type="float" office:value="50000" calcext:value-type="float">
            <text:p>50000</text:p>
          </table:table-cell>
          <table:table-cell office:value-type="float" office:value="865497000" calcext:value-type="float">
            <text:p>865497000</text:p>
          </table:table-cell>
          <table:table-cell table:formula="of:=IF([.L1083]-[.I1083]=0;0;1)" office:value-type="float" office:value="0" calcext:value-type="float">
            <text:p>0</text:p>
          </table:table-cell>
          <table:table-cell table:formula="of:=IF([.L1083]-[.B10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3647" calcext:value-type="float">
            <text:p>43647</text:p>
          </table:table-cell>
          <table:table-cell office:value-type="float" office:value="127445000" calcext:value-type="float">
            <text:p>127445000</text:p>
          </table:table-cell>
          <table:table-cell office:value-type="float" office:value="1082" calcext:value-type="float">
            <text:p>1082</text:p>
          </table:table-cell>
          <table:table-cell office:value-type="float" office:value="43647" calcext:value-type="float">
            <text:p>43647</text:p>
          </table:table-cell>
          <table:table-cell office:value-type="float" office:value="124693000" calcext:value-type="float">
            <text:p>124693000</text:p>
          </table:table-cell>
          <table:table-cell table:formula="of:=IF([.E1084]-[.B1084]=0;0;1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43647" calcext:value-type="float">
            <text:p>43647</text:p>
          </table:table-cell>
          <table:table-cell office:value-type="float" office:value="129217000" calcext:value-type="float">
            <text:p>129217000</text:p>
          </table:table-cell>
          <table:table-cell office:value-type="float" office:value="1082" calcext:value-type="float">
            <text:p>1082</text:p>
          </table:table-cell>
          <table:table-cell office:value-type="float" office:value="43647" calcext:value-type="float">
            <text:p>43647</text:p>
          </table:table-cell>
          <table:table-cell office:value-type="float" office:value="121058000" calcext:value-type="float">
            <text:p>121058000</text:p>
          </table:table-cell>
          <table:table-cell table:formula="of:=IF([.L1084]-[.I1084]=0;0;1)" office:value-type="float" office:value="0" calcext:value-type="float">
            <text:p>0</text:p>
          </table:table-cell>
          <table:table-cell table:formula="of:=IF([.L1084]-[.B10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0000" calcext:value-type="float">
            <text:p>50000</text:p>
          </table:table-cell>
          <table:table-cell office:value-type="float" office:value="1613443000" calcext:value-type="float">
            <text:p>1613443000</text:p>
          </table:table-cell>
          <table:table-cell office:value-type="float" office:value="1083" calcext:value-type="float">
            <text:p>1083</text:p>
          </table:table-cell>
          <table:table-cell office:value-type="float" office:value="50000" calcext:value-type="float">
            <text:p>50000</text:p>
          </table:table-cell>
          <table:table-cell office:value-type="float" office:value="1550467000" calcext:value-type="float">
            <text:p>1550467000</text:p>
          </table:table-cell>
          <table:table-cell table:formula="of:=IF([.E1085]-[.B1085]=0;0;1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50000" calcext:value-type="float">
            <text:p>50000</text:p>
          </table:table-cell>
          <table:table-cell office:value-type="float" office:value="1551831000" calcext:value-type="float">
            <text:p>1551831000</text:p>
          </table:table-cell>
          <table:table-cell office:value-type="float" office:value="1083" calcext:value-type="float">
            <text:p>1083</text:p>
          </table:table-cell>
          <table:table-cell office:value-type="float" office:value="50000" calcext:value-type="float">
            <text:p>50000</text:p>
          </table:table-cell>
          <table:table-cell office:value-type="float" office:value="1449363999" calcext:value-type="float">
            <text:p>1449363999</text:p>
          </table:table-cell>
          <table:table-cell table:formula="of:=IF([.L1085]-[.I1085]=0;0;1)" office:value-type="float" office:value="0" calcext:value-type="float">
            <text:p>0</text:p>
          </table:table-cell>
          <table:table-cell table:formula="of:=IF([.L1085]-[.B10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446000" calcext:value-type="float">
            <text:p>44600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397000" calcext:value-type="float">
            <text:p>397000</text:p>
          </table:table-cell>
          <table:table-cell table:formula="of:=IF([.E1086]-[.B1086]=0;0;1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887000" calcext:value-type="float">
            <text:p>887000</text:p>
          </table:table-cell>
          <table:table-cell office:value-type="float" office:value="1084" calcext:value-type="float">
            <text:p>1084</text:p>
          </table:table-cell>
          <table:table-cell office:value-type="float" office:value="37" calcext:value-type="float">
            <text:p>37</text:p>
          </table:table-cell>
          <table:table-cell office:value-type="float" office:value="931000" calcext:value-type="float">
            <text:p>931000</text:p>
          </table:table-cell>
          <table:table-cell table:formula="of:=IF([.L1086]-[.I1086]=0;0;1)" office:value-type="float" office:value="0" calcext:value-type="float">
            <text:p>0</text:p>
          </table:table-cell>
          <table:table-cell table:formula="of:=IF([.L1086]-[.B10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503999" calcext:value-type="float">
            <text:p>2503999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329000" calcext:value-type="float">
            <text:p>2329000</text:p>
          </table:table-cell>
          <table:table-cell table:formula="of:=IF([.E1087]-[.B1087]=0;0;1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523000" calcext:value-type="float">
            <text:p>2523000</text:p>
          </table:table-cell>
          <table:table-cell office:value-type="float" office:value="1085" calcext:value-type="float">
            <text:p>1085</text:p>
          </table:table-cell>
          <table:table-cell office:value-type="float" office:value="309" calcext:value-type="float">
            <text:p>309</text:p>
          </table:table-cell>
          <table:table-cell office:value-type="float" office:value="2340000" calcext:value-type="float">
            <text:p>2340000</text:p>
          </table:table-cell>
          <table:table-cell table:formula="of:=IF([.L1087]-[.I1087]=0;0;1)" office:value-type="float" office:value="0" calcext:value-type="float">
            <text:p>0</text:p>
          </table:table-cell>
          <table:table-cell table:formula="of:=IF([.L1087]-[.B10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088]-[.B1088]=0;0;1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L1088]-[.I1088]=0;0;1)" office:value-type="float" office:value="0" calcext:value-type="float">
            <text:p>0</text:p>
          </table:table-cell>
          <table:table-cell table:formula="of:=IF([.L1088]-[.B10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4465999" calcext:value-type="float">
            <text:p>4465999</text:p>
          </table:table-cell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4301999" calcext:value-type="float">
            <text:p>4301999</text:p>
          </table:table-cell>
          <table:table-cell table:formula="of:=IF([.E1089]-[.B1089]=0;0;1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4497999" calcext:value-type="float">
            <text:p>4497999</text:p>
          </table:table-cell>
          <table:table-cell office:value-type="float" office:value="1087" calcext:value-type="float">
            <text:p>1087</text:p>
          </table:table-cell>
          <table:table-cell office:value-type="float" office:value="1089" calcext:value-type="float">
            <text:p>1089</text:p>
          </table:table-cell>
          <table:table-cell office:value-type="float" office:value="4253000" calcext:value-type="float">
            <text:p>4253000</text:p>
          </table:table-cell>
          <table:table-cell table:formula="of:=IF([.L1089]-[.I1089]=0;0;1)" office:value-type="float" office:value="0" calcext:value-type="float">
            <text:p>0</text:p>
          </table:table-cell>
          <table:table-cell table:formula="of:=IF([.L1089]-[.B10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641" calcext:value-type="float">
            <text:p>9641</text:p>
          </table:table-cell>
          <table:table-cell office:value-type="float" office:value="23240000" calcext:value-type="float">
            <text:p>23240000</text:p>
          </table:table-cell>
          <table:table-cell office:value-type="float" office:value="1088" calcext:value-type="float">
            <text:p>1088</text:p>
          </table:table-cell>
          <table:table-cell office:value-type="float" office:value="9641" calcext:value-type="float">
            <text:p>9641</text:p>
          </table:table-cell>
          <table:table-cell office:value-type="float" office:value="22652000" calcext:value-type="float">
            <text:p>22652000</text:p>
          </table:table-cell>
          <table:table-cell table:formula="of:=IF([.E1090]-[.B1090]=0;0;1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9641" calcext:value-type="float">
            <text:p>9641</text:p>
          </table:table-cell>
          <table:table-cell office:value-type="float" office:value="23756000" calcext:value-type="float">
            <text:p>23756000</text:p>
          </table:table-cell>
          <table:table-cell office:value-type="float" office:value="1088" calcext:value-type="float">
            <text:p>1088</text:p>
          </table:table-cell>
          <table:table-cell office:value-type="float" office:value="9641" calcext:value-type="float">
            <text:p>9641</text:p>
          </table:table-cell>
          <table:table-cell office:value-type="float" office:value="22543999" calcext:value-type="float">
            <text:p>22543999</text:p>
          </table:table-cell>
          <table:table-cell table:formula="of:=IF([.L1090]-[.I1090]=0;0;1)" office:value-type="float" office:value="0" calcext:value-type="float">
            <text:p>0</text:p>
          </table:table-cell>
          <table:table-cell table:formula="of:=IF([.L1090]-[.B10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0000" calcext:value-type="float">
            <text:p>50000</text:p>
          </table:table-cell>
          <table:table-cell office:value-type="float" office:value="558802000" calcext:value-type="float">
            <text:p>558802000</text:p>
          </table:table-cell>
          <table:table-cell office:value-type="float" office:value="1089" calcext:value-type="float">
            <text:p>1089</text:p>
          </table:table-cell>
          <table:table-cell office:value-type="float" office:value="50000" calcext:value-type="float">
            <text:p>50000</text:p>
          </table:table-cell>
          <table:table-cell office:value-type="float" office:value="544026999" calcext:value-type="float">
            <text:p>544026999</text:p>
          </table:table-cell>
          <table:table-cell table:formula="of:=IF([.E1091]-[.B1091]=0;0;1)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50000" calcext:value-type="float">
            <text:p>50000</text:p>
          </table:table-cell>
          <table:table-cell office:value-type="float" office:value="552943000" calcext:value-type="float">
            <text:p>552943000</text:p>
          </table:table-cell>
          <table:table-cell office:value-type="float" office:value="1089" calcext:value-type="float">
            <text:p>1089</text:p>
          </table:table-cell>
          <table:table-cell office:value-type="float" office:value="50000" calcext:value-type="float">
            <text:p>50000</text:p>
          </table:table-cell>
          <table:table-cell office:value-type="float" office:value="514533000" calcext:value-type="float">
            <text:p>514533000</text:p>
          </table:table-cell>
          <table:table-cell table:formula="of:=IF([.L1091]-[.I1091]=0;0;1)" office:value-type="float" office:value="0" calcext:value-type="float">
            <text:p>0</text:p>
          </table:table-cell>
          <table:table-cell table:formula="of:=IF([.L1091]-[.B10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9260" calcext:value-type="float">
            <text:p>19260</text:p>
          </table:table-cell>
          <table:table-cell office:value-type="float" office:value="81534000" calcext:value-type="float">
            <text:p>81534000</text:p>
          </table:table-cell>
          <table:table-cell office:value-type="float" office:value="1090" calcext:value-type="float">
            <text:p>1090</text:p>
          </table:table-cell>
          <table:table-cell office:value-type="float" office:value="19260" calcext:value-type="float">
            <text:p>19260</text:p>
          </table:table-cell>
          <table:table-cell office:value-type="float" office:value="78246000" calcext:value-type="float">
            <text:p>78246000</text:p>
          </table:table-cell>
          <table:table-cell table:formula="of:=IF([.E1092]-[.B1092]=0;0;1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9260" calcext:value-type="float">
            <text:p>19260</text:p>
          </table:table-cell>
          <table:table-cell office:value-type="float" office:value="82202000" calcext:value-type="float">
            <text:p>82202000</text:p>
          </table:table-cell>
          <table:table-cell office:value-type="float" office:value="1090" calcext:value-type="float">
            <text:p>1090</text:p>
          </table:table-cell>
          <table:table-cell office:value-type="float" office:value="19260" calcext:value-type="float">
            <text:p>19260</text:p>
          </table:table-cell>
          <table:table-cell office:value-type="float" office:value="78807000" calcext:value-type="float">
            <text:p>78807000</text:p>
          </table:table-cell>
          <table:table-cell table:formula="of:=IF([.L1092]-[.I1092]=0;0;1)" office:value-type="float" office:value="0" calcext:value-type="float">
            <text:p>0</text:p>
          </table:table-cell>
          <table:table-cell table:formula="of:=IF([.L1092]-[.B10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table:formula="of:=IF([.E1093]-[.B1093]=0;0;1)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80999" calcext:value-type="float">
            <text:p>80999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74000" calcext:value-type="float">
            <text:p>74000</text:p>
          </table:table-cell>
          <table:table-cell table:formula="of:=IF([.L1093]-[.I1093]=0;0;1)" office:value-type="float" office:value="0" calcext:value-type="float">
            <text:p>0</text:p>
          </table:table-cell>
          <table:table-cell table:formula="of:=IF([.L1093]-[.B10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553000" calcext:value-type="float">
            <text:p>553000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523999" calcext:value-type="float">
            <text:p>523999</text:p>
          </table:table-cell>
          <table:table-cell table:formula="of:=IF([.E1094]-[.B1094]=0;0;1)"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1003999" calcext:value-type="float">
            <text:p>1003999</text:p>
          </table:table-cell>
          <table:table-cell office:value-type="float" office:value="1092" calcext:value-type="float">
            <text:p>1092</text:p>
          </table:table-cell>
          <table:table-cell office:value-type="float" office:value="60" calcext:value-type="float">
            <text:p>60</text:p>
          </table:table-cell>
          <table:table-cell office:value-type="float" office:value="988000" calcext:value-type="float">
            <text:p>988000</text:p>
          </table:table-cell>
          <table:table-cell table:formula="of:=IF([.L1094]-[.I1094]=0;0;1)" office:value-type="float" office:value="0" calcext:value-type="float">
            <text:p>0</text:p>
          </table:table-cell>
          <table:table-cell table:formula="of:=IF([.L1094]-[.B10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E1095]-[.B1095]=0;0;1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L1095]-[.I1095]=0;0;1)" office:value-type="float" office:value="0" calcext:value-type="float">
            <text:p>0</text:p>
          </table:table-cell>
          <table:table-cell table:formula="of:=IF([.L1095]-[.B10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E1096]-[.B1096]=0;0;1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L1096]-[.I1096]=0;0;1)" office:value-type="float" office:value="0" calcext:value-type="float">
            <text:p>0</text:p>
          </table:table-cell>
          <table:table-cell table:formula="of:=IF([.L1096]-[.B10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097]-[.B1097]=0;0;1)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097]-[.I1097]=0;0;1)" office:value-type="float" office:value="0" calcext:value-type="float">
            <text:p>0</text:p>
          </table:table-cell>
          <table:table-cell table:formula="of:=IF([.L1097]-[.B10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098]-[.B1098]=0;0;1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L1098]-[.I1098]=0;0;1)" office:value-type="float" office:value="0" calcext:value-type="float">
            <text:p>0</text:p>
          </table:table-cell>
          <table:table-cell table:formula="of:=IF([.L1098]-[.B10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000" calcext:value-type="float">
            <text:p>50000</text:p>
          </table:table-cell>
          <table:table-cell office:value-type="float" office:value="1956645000" calcext:value-type="float">
            <text:p>1956645000</text:p>
          </table:table-cell>
          <table:table-cell office:value-type="float" office:value="1097" calcext:value-type="float">
            <text:p>1097</text:p>
          </table:table-cell>
          <table:table-cell office:value-type="float" office:value="50000" calcext:value-type="float">
            <text:p>50000</text:p>
          </table:table-cell>
          <table:table-cell office:value-type="float" office:value="1894977999" calcext:value-type="float">
            <text:p>1894977999</text:p>
          </table:table-cell>
          <table:table-cell table:formula="of:=IF([.E1099]-[.B1099]=0;0;1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50000" calcext:value-type="float">
            <text:p>50000</text:p>
          </table:table-cell>
          <table:table-cell office:value-type="float" office:value="1909363000" calcext:value-type="float">
            <text:p>1909363000</text:p>
          </table:table-cell>
          <table:table-cell office:value-type="float" office:value="1097" calcext:value-type="float">
            <text:p>1097</text:p>
          </table:table-cell>
          <table:table-cell office:value-type="float" office:value="50000" calcext:value-type="float">
            <text:p>50000</text:p>
          </table:table-cell>
          <table:table-cell office:value-type="float" office:value="1743191000" calcext:value-type="float">
            <text:p>1743191000</text:p>
          </table:table-cell>
          <table:table-cell table:formula="of:=IF([.L1099]-[.I1099]=0;0;1)" office:value-type="float" office:value="0" calcext:value-type="float">
            <text:p>0</text:p>
          </table:table-cell>
          <table:table-cell table:formula="of:=IF([.L1099]-[.B10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formula="of:=IF([.E1100]-[.B1100]=0;0;1)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L1100]-[.I1100]=0;0;1)" office:value-type="float" office:value="0" calcext:value-type="float">
            <text:p>0</text:p>
          </table:table-cell>
          <table:table-cell table:formula="of:=IF([.L1100]-[.B11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E1101]-[.B1101]=0;0;1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L1101]-[.I1101]=0;0;1)" office:value-type="float" office:value="0" calcext:value-type="float">
            <text:p>0</text:p>
          </table:table-cell>
          <table:table-cell table:formula="of:=IF([.L1101]-[.B11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02]-[.B1102]=0;0;1)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102]-[.I1102]=0;0;1)" office:value-type="float" office:value="0" calcext:value-type="float">
            <text:p>0</text:p>
          </table:table-cell>
          <table:table-cell table:formula="of:=IF([.L1102]-[.B11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table:formula="of:=IF([.E1103]-[.B1103]=0;0;1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62000" calcext:value-type="float">
            <text:p>62000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table:formula="of:=IF([.L1103]-[.I1103]=0;0;1)" office:value-type="float" office:value="0" calcext:value-type="float">
            <text:p>0</text:p>
          </table:table-cell>
          <table:table-cell table:formula="of:=IF([.L1103]-[.B11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04]-[.B1104]=0;0;1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104]-[.I1104]=0;0;1)" office:value-type="float" office:value="0" calcext:value-type="float">
            <text:p>0</text:p>
          </table:table-cell>
          <table:table-cell table:formula="of:=IF([.L1104]-[.B11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105]-[.B1105]=0;0;1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formula="of:=IF([.L1105]-[.I1105]=0;0;1)" office:value-type="float" office:value="0" calcext:value-type="float">
            <text:p>0</text:p>
          </table:table-cell>
          <table:table-cell table:formula="of:=IF([.L1105]-[.B11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226000" calcext:value-type="float">
            <text:p>226000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200999" calcext:value-type="float">
            <text:p>200999</text:p>
          </table:table-cell>
          <table:table-cell table:formula="of:=IF([.E1106]-[.B1106]=0;0;1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704000" calcext:value-type="float">
            <text:p>704000</text:p>
          </table:table-cell>
          <table:table-cell office:value-type="float" office:value="1104" calcext:value-type="float">
            <text:p>1104</text:p>
          </table:table-cell>
          <table:table-cell office:value-type="float" office:value="102" calcext:value-type="float">
            <text:p>102</text:p>
          </table:table-cell>
          <table:table-cell office:value-type="float" office:value="670000" calcext:value-type="float">
            <text:p>670000</text:p>
          </table:table-cell>
          <table:table-cell table:formula="of:=IF([.L1106]-[.I1106]=0;0;1)" office:value-type="float" office:value="0" calcext:value-type="float">
            <text:p>0</text:p>
          </table:table-cell>
          <table:table-cell table:formula="of:=IF([.L1106]-[.B11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formula="of:=IF([.E1107]-[.B1107]=0;0;1)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L1107]-[.I1107]=0;0;1)" office:value-type="float" office:value="0" calcext:value-type="float">
            <text:p>0</text:p>
          </table:table-cell>
          <table:table-cell table:formula="of:=IF([.L1107]-[.B11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008000" calcext:value-type="float">
            <text:p>1008000</text:p>
          </table:table-cell>
          <table:table-cell table:formula="of:=IF([.E1108]-[.B1108]=0;0;1)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1106" calcext:value-type="float">
            <text:p>1106</text:p>
          </table:table-cell>
          <table:table-cell office:value-type="float" office:value="150" calcext:value-type="float">
            <text:p>150</text:p>
          </table:table-cell>
          <table:table-cell office:value-type="float" office:value="1011000" calcext:value-type="float">
            <text:p>1011000</text:p>
          </table:table-cell>
          <table:table-cell table:formula="of:=IF([.L1108]-[.I1108]=0;0;1)" office:value-type="float" office:value="0" calcext:value-type="float">
            <text:p>0</text:p>
          </table:table-cell>
          <table:table-cell table:formula="of:=IF([.L1108]-[.B11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E1109]-[.B1109]=0;0;1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L1109]-[.I1109]=0;0;1)" office:value-type="float" office:value="0" calcext:value-type="float">
            <text:p>0</text:p>
          </table:table-cell>
          <table:table-cell table:formula="of:=IF([.L1109]-[.B11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68000" calcext:value-type="float">
            <text:p>468000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08000" calcext:value-type="float">
            <text:p>408000</text:p>
          </table:table-cell>
          <table:table-cell table:formula="of:=IF([.E1110]-[.B1110]=0;0;1)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46999" calcext:value-type="float">
            <text:p>446999</text:p>
          </table:table-cell>
          <table:table-cell office:value-type="float" office:value="1108" calcext:value-type="float">
            <text:p>1108</text:p>
          </table:table-cell>
          <table:table-cell office:value-type="float" office:value="62" calcext:value-type="float">
            <text:p>62</text:p>
          </table:table-cell>
          <table:table-cell office:value-type="float" office:value="446000" calcext:value-type="float">
            <text:p>446000</text:p>
          </table:table-cell>
          <table:table-cell table:formula="of:=IF([.L1110]-[.I1110]=0;0;1)" office:value-type="float" office:value="0" calcext:value-type="float">
            <text:p>0</text:p>
          </table:table-cell>
          <table:table-cell table:formula="of:=IF([.L1110]-[.B11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41999" calcext:value-type="float">
            <text:p>441999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23000" calcext:value-type="float">
            <text:p>423000</text:p>
          </table:table-cell>
          <table:table-cell table:formula="of:=IF([.E1111]-[.B1111]=0;0;1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59999" calcext:value-type="float">
            <text:p>459999</text:p>
          </table:table-cell>
          <table:table-cell office:value-type="float" office:value="1109" calcext:value-type="float">
            <text:p>1109</text:p>
          </table:table-cell>
          <table:table-cell office:value-type="float" office:value="67" calcext:value-type="float">
            <text:p>67</text:p>
          </table:table-cell>
          <table:table-cell office:value-type="float" office:value="455000" calcext:value-type="float">
            <text:p>455000</text:p>
          </table:table-cell>
          <table:table-cell table:formula="of:=IF([.L1111]-[.I1111]=0;0;1)" office:value-type="float" office:value="0" calcext:value-type="float">
            <text:p>0</text:p>
          </table:table-cell>
          <table:table-cell table:formula="of:=IF([.L1111]-[.B11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93000" calcext:value-type="float">
            <text:p>93000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84000" calcext:value-type="float">
            <text:p>84000</text:p>
          </table:table-cell>
          <table:table-cell table:formula="of:=IF([.E1112]-[.B1112]=0;0;1)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94000" calcext:value-type="float">
            <text:p>94000</text:p>
          </table:table-cell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92000" calcext:value-type="float">
            <text:p>92000</text:p>
          </table:table-cell>
          <table:table-cell table:formula="of:=IF([.L1112]-[.I1112]=0;0;1)" office:value-type="float" office:value="0" calcext:value-type="float">
            <text:p>0</text:p>
          </table:table-cell>
          <table:table-cell table:formula="of:=IF([.L1112]-[.B11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406000" calcext:value-type="float">
            <text:p>40600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72000" calcext:value-type="float">
            <text:p>372000</text:p>
          </table:table-cell>
          <table:table-cell table:formula="of:=IF([.E1113]-[.B1113]=0;0;1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424000" calcext:value-type="float">
            <text:p>424000</text:p>
          </table:table-cell>
          <table:table-cell office:value-type="float" office:value="1111" calcext:value-type="float">
            <text:p>1111</text:p>
          </table:table-cell>
          <table:table-cell office:value-type="float" office:value="45" calcext:value-type="float">
            <text:p>45</text:p>
          </table:table-cell>
          <table:table-cell office:value-type="float" office:value="388999" calcext:value-type="float">
            <text:p>388999</text:p>
          </table:table-cell>
          <table:table-cell table:formula="of:=IF([.L1113]-[.I1113]=0;0;1)" office:value-type="float" office:value="0" calcext:value-type="float">
            <text:p>0</text:p>
          </table:table-cell>
          <table:table-cell table:formula="of:=IF([.L1113]-[.B11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84824000" calcext:value-type="float">
            <text:p>184824000</text:p>
          </table:table-cell>
          <table:table-cell office:value-type="float" office:value="1112" calcext:value-type="float">
            <text:p>1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76972000" calcext:value-type="float">
            <text:p>176972000</text:p>
          </table:table-cell>
          <table:table-cell table:formula="of:=IF([.E1114]-[.B1114]=0;0;1)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83971000" calcext:value-type="float">
            <text:p>183971000</text:p>
          </table:table-cell>
          <table:table-cell office:value-type="float" office:value="1112" calcext:value-type="float">
            <text:p>1112</text:p>
          </table:table-cell>
          <table:table-cell office:value-type="float" office:value="50000" calcext:value-type="float">
            <text:p>50000</text:p>
          </table:table-cell>
          <table:table-cell office:value-type="float" office:value="168217999" calcext:value-type="float">
            <text:p>168217999</text:p>
          </table:table-cell>
          <table:table-cell table:formula="of:=IF([.L1114]-[.I1114]=0;0;1)" office:value-type="float" office:value="0" calcext:value-type="float">
            <text:p>0</text:p>
          </table:table-cell>
          <table:table-cell table:formula="of:=IF([.L1114]-[.B11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574000" calcext:value-type="float">
            <text:p>574000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490000" calcext:value-type="float">
            <text:p>490000</text:p>
          </table:table-cell>
          <table:table-cell table:formula="of:=IF([.E1115]-[.B1115]=0;0;1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983999" calcext:value-type="float">
            <text:p>983999</text:p>
          </table:table-cell>
          <table:table-cell office:value-type="float" office:value="1113" calcext:value-type="float">
            <text:p>1113</text:p>
          </table:table-cell>
          <table:table-cell office:value-type="float" office:value="167" calcext:value-type="float">
            <text:p>167</text:p>
          </table:table-cell>
          <table:table-cell office:value-type="float" office:value="960999" calcext:value-type="float">
            <text:p>960999</text:p>
          </table:table-cell>
          <table:table-cell table:formula="of:=IF([.L1115]-[.I1115]=0;0;1)" office:value-type="float" office:value="0" calcext:value-type="float">
            <text:p>0</text:p>
          </table:table-cell>
          <table:table-cell table:formula="of:=IF([.L1115]-[.B11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815000" calcext:value-type="float">
            <text:p>4815000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556000" calcext:value-type="float">
            <text:p>4556000</text:p>
          </table:table-cell>
          <table:table-cell table:formula="of:=IF([.E1116]-[.B1116]=0;0;1)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902000" calcext:value-type="float">
            <text:p>4902000</text:p>
          </table:table-cell>
          <table:table-cell office:value-type="float" office:value="1114" calcext:value-type="float">
            <text:p>1114</text:p>
          </table:table-cell>
          <table:table-cell office:value-type="float" office:value="922" calcext:value-type="float">
            <text:p>922</text:p>
          </table:table-cell>
          <table:table-cell office:value-type="float" office:value="4469000" calcext:value-type="float">
            <text:p>4469000</text:p>
          </table:table-cell>
          <table:table-cell table:formula="of:=IF([.L1116]-[.I1116]=0;0;1)" office:value-type="float" office:value="0" calcext:value-type="float">
            <text:p>0</text:p>
          </table:table-cell>
          <table:table-cell table:formula="of:=IF([.L1116]-[.B11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599" calcext:value-type="float">
            <text:p>1599</text:p>
          </table:table-cell>
          <table:table-cell office:value-type="float" office:value="6342000" calcext:value-type="float">
            <text:p>6342000</text:p>
          </table:table-cell>
          <table:table-cell office:value-type="float" office:value="1115" calcext:value-type="float">
            <text:p>1115</text:p>
          </table:table-cell>
          <table:table-cell office:value-type="float" office:value="1599" calcext:value-type="float">
            <text:p>1599</text:p>
          </table:table-cell>
          <table:table-cell office:value-type="float" office:value="6040999" calcext:value-type="float">
            <text:p>6040999</text:p>
          </table:table-cell>
          <table:table-cell table:formula="of:=IF([.E1117]-[.B1117]=0;0;1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599" calcext:value-type="float">
            <text:p>1599</text:p>
          </table:table-cell>
          <table:table-cell office:value-type="float" office:value="6424999" calcext:value-type="float">
            <text:p>6424999</text:p>
          </table:table-cell>
          <table:table-cell office:value-type="float" office:value="1115" calcext:value-type="float">
            <text:p>1115</text:p>
          </table:table-cell>
          <table:table-cell office:value-type="float" office:value="1599" calcext:value-type="float">
            <text:p>1599</text:p>
          </table:table-cell>
          <table:table-cell office:value-type="float" office:value="6006000" calcext:value-type="float">
            <text:p>6006000</text:p>
          </table:table-cell>
          <table:table-cell table:formula="of:=IF([.L1117]-[.I1117]=0;0;1)" office:value-type="float" office:value="0" calcext:value-type="float">
            <text:p>0</text:p>
          </table:table-cell>
          <table:table-cell table:formula="of:=IF([.L1117]-[.B11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297000" calcext:value-type="float">
            <text:p>1297000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210000" calcext:value-type="float">
            <text:p>1210000</text:p>
          </table:table-cell>
          <table:table-cell table:formula="of:=IF([.E1118]-[.B1118]=0;0;1)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336999" calcext:value-type="float">
            <text:p>1336999</text:p>
          </table:table-cell>
          <table:table-cell office:value-type="float" office:value="1116" calcext:value-type="float">
            <text:p>1116</text:p>
          </table:table-cell>
          <table:table-cell office:value-type="float" office:value="341" calcext:value-type="float">
            <text:p>341</text:p>
          </table:table-cell>
          <table:table-cell office:value-type="float" office:value="1280000" calcext:value-type="float">
            <text:p>1280000</text:p>
          </table:table-cell>
          <table:table-cell table:formula="of:=IF([.L1118]-[.I1118]=0;0;1)" office:value-type="float" office:value="0" calcext:value-type="float">
            <text:p>0</text:p>
          </table:table-cell>
          <table:table-cell table:formula="of:=IF([.L1118]-[.B11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58000" calcext:value-type="float">
            <text:p>5800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53000" calcext:value-type="float">
            <text:p>53000</text:p>
          </table:table-cell>
          <table:table-cell table:formula="of:=IF([.E1119]-[.B1119]=0;0;1)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74000" calcext:value-type="float">
            <text:p>7400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70999" calcext:value-type="float">
            <text:p>70999</text:p>
          </table:table-cell>
          <table:table-cell table:formula="of:=IF([.L1119]-[.I1119]=0;0;1)" office:value-type="float" office:value="0" calcext:value-type="float">
            <text:p>0</text:p>
          </table:table-cell>
          <table:table-cell table:formula="of:=IF([.L1119]-[.B11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821999" calcext:value-type="float">
            <text:p>1821999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699000" calcext:value-type="float">
            <text:p>1699000</text:p>
          </table:table-cell>
          <table:table-cell table:formula="of:=IF([.E1120]-[.B1120]=0;0;1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1118" calcext:value-type="float">
            <text:p>1118</text:p>
          </table:table-cell>
          <table:table-cell office:value-type="float" office:value="295" calcext:value-type="float">
            <text:p>295</text:p>
          </table:table-cell>
          <table:table-cell office:value-type="float" office:value="1741999" calcext:value-type="float">
            <text:p>1741999</text:p>
          </table:table-cell>
          <table:table-cell table:formula="of:=IF([.L1120]-[.I1120]=0;0;1)" office:value-type="float" office:value="0" calcext:value-type="float">
            <text:p>0</text:p>
          </table:table-cell>
          <table:table-cell table:formula="of:=IF([.L1120]-[.B11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formula="of:=IF([.E1121]-[.B1121]=0;0;1)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L1121]-[.I1121]=0;0;1)" office:value-type="float" office:value="0" calcext:value-type="float">
            <text:p>0</text:p>
          </table:table-cell>
          <table:table-cell table:formula="of:=IF([.L1121]-[.B11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22]-[.B1122]=0;0;1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formula="of:=IF([.L1122]-[.I1122]=0;0;1)" office:value-type="float" office:value="0" calcext:value-type="float">
            <text:p>0</text:p>
          </table:table-cell>
          <table:table-cell table:formula="of:=IF([.L1122]-[.B11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E1123]-[.B1123]=0;0;1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L1123]-[.I1123]=0;0;1)" office:value-type="float" office:value="0" calcext:value-type="float">
            <text:p>0</text:p>
          </table:table-cell>
          <table:table-cell table:formula="of:=IF([.L1123]-[.B11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82000" calcext:value-type="float">
            <text:p>8200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77000" calcext:value-type="float">
            <text:p>77000</text:p>
          </table:table-cell>
          <table:table-cell table:formula="of:=IF([.E1124]-[.B1124]=0;0;1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92000" calcext:value-type="float">
            <text:p>92000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87000" calcext:value-type="float">
            <text:p>87000</text:p>
          </table:table-cell>
          <table:table-cell table:formula="of:=IF([.L1124]-[.I1124]=0;0;1)" office:value-type="float" office:value="0" calcext:value-type="float">
            <text:p>0</text:p>
          </table:table-cell>
          <table:table-cell table:formula="of:=IF([.L1124]-[.B11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555000" calcext:value-type="float">
            <text:p>355500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358000" calcext:value-type="float">
            <text:p>3358000</text:p>
          </table:table-cell>
          <table:table-cell table:formula="of:=IF([.E1125]-[.B1125]=0;0;1)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626000" calcext:value-type="float">
            <text:p>3626000</text:p>
          </table:table-cell>
          <table:table-cell office:value-type="float" office:value="1123" calcext:value-type="float">
            <text:p>1123</text:p>
          </table:table-cell>
          <table:table-cell office:value-type="float" office:value="559" calcext:value-type="float">
            <text:p>559</text:p>
          </table:table-cell>
          <table:table-cell office:value-type="float" office:value="3454000" calcext:value-type="float">
            <text:p>3454000</text:p>
          </table:table-cell>
          <table:table-cell table:formula="of:=IF([.L1125]-[.I1125]=0;0;1)" office:value-type="float" office:value="0" calcext:value-type="float">
            <text:p>0</text:p>
          </table:table-cell>
          <table:table-cell table:formula="of:=IF([.L1125]-[.B11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IF([.E1126]-[.B1126]=0;0;1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L1126]-[.I1126]=0;0;1)" office:value-type="float" office:value="0" calcext:value-type="float">
            <text:p>0</text:p>
          </table:table-cell>
          <table:table-cell table:formula="of:=IF([.L1126]-[.B11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0000" calcext:value-type="float">
            <text:p>50000</text:p>
          </table:table-cell>
          <table:table-cell office:value-type="float" office:value="936534000" calcext:value-type="float">
            <text:p>936534000</text:p>
          </table:table-cell>
          <table:table-cell office:value-type="float" office:value="1125" calcext:value-type="float">
            <text:p>1125</text:p>
          </table:table-cell>
          <table:table-cell office:value-type="float" office:value="50000" calcext:value-type="float">
            <text:p>50000</text:p>
          </table:table-cell>
          <table:table-cell office:value-type="float" office:value="913315000" calcext:value-type="float">
            <text:p>913315000</text:p>
          </table:table-cell>
          <table:table-cell table:formula="of:=IF([.E1127]-[.B1127]=0;0;1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50000" calcext:value-type="float">
            <text:p>50000</text:p>
          </table:table-cell>
          <table:table-cell office:value-type="float" office:value="914908000" calcext:value-type="float">
            <text:p>914908000</text:p>
          </table:table-cell>
          <table:table-cell office:value-type="float" office:value="1125" calcext:value-type="float">
            <text:p>1125</text:p>
          </table:table-cell>
          <table:table-cell office:value-type="float" office:value="50000" calcext:value-type="float">
            <text:p>50000</text:p>
          </table:table-cell>
          <table:table-cell office:value-type="float" office:value="851609000" calcext:value-type="float">
            <text:p>851609000</text:p>
          </table:table-cell>
          <table:table-cell table:formula="of:=IF([.L1127]-[.I1127]=0;0;1)" office:value-type="float" office:value="0" calcext:value-type="float">
            <text:p>0</text:p>
          </table:table-cell>
          <table:table-cell table:formula="of:=IF([.L1127]-[.B11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6749000" calcext:value-type="float">
            <text:p>6749000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6379999" calcext:value-type="float">
            <text:p>6379999</text:p>
          </table:table-cell>
          <table:table-cell table:formula="of:=IF([.E1128]-[.B1128]=0;0;1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7141000" calcext:value-type="float">
            <text:p>7141000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6623000" calcext:value-type="float">
            <text:p>6623000</text:p>
          </table:table-cell>
          <table:table-cell table:formula="of:=IF([.L1128]-[.I1128]=0;0;1)" office:value-type="float" office:value="0" calcext:value-type="float">
            <text:p>0</text:p>
          </table:table-cell>
          <table:table-cell table:formula="of:=IF([.L1128]-[.B11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61000" calcext:value-type="float">
            <text:p>6100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59999" calcext:value-type="float">
            <text:p>59999</text:p>
          </table:table-cell>
          <table:table-cell table:formula="of:=IF([.E1129]-[.B1129]=0;0;1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88000" calcext:value-type="float">
            <text:p>8800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office:value-type="float" office:value="78000" calcext:value-type="float">
            <text:p>78000</text:p>
          </table:table-cell>
          <table:table-cell table:formula="of:=IF([.L1129]-[.I1129]=0;0;1)" office:value-type="float" office:value="0" calcext:value-type="float">
            <text:p>0</text:p>
          </table:table-cell>
          <table:table-cell table:formula="of:=IF([.L1129]-[.B11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32999" calcext:value-type="float">
            <text:p>32999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32999" calcext:value-type="float">
            <text:p>32999</text:p>
          </table:table-cell>
          <table:table-cell table:formula="of:=IF([.E1130]-[.B1130]=0;0;1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L1130]-[.I1130]=0;0;1)" office:value-type="float" office:value="0" calcext:value-type="float">
            <text:p>0</text:p>
          </table:table-cell>
          <table:table-cell table:formula="of:=IF([.L1130]-[.B11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table:formula="of:=IF([.E1131]-[.B1131]=0;0;1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42999" calcext:value-type="float">
            <text:p>42999</text:p>
          </table:table-cell>
          <table:table-cell table:formula="of:=IF([.L1131]-[.I1131]=0;0;1)" office:value-type="float" office:value="0" calcext:value-type="float">
            <text:p>0</text:p>
          </table:table-cell>
          <table:table-cell table:formula="of:=IF([.L1131]-[.B11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295999" calcext:value-type="float">
            <text:p>1295999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251999" calcext:value-type="float">
            <text:p>1251999</text:p>
          </table:table-cell>
          <table:table-cell table:formula="of:=IF([.E1132]-[.B1132]=0;0;1)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354999" calcext:value-type="float">
            <text:p>1354999</text:p>
          </table:table-cell>
          <table:table-cell office:value-type="float" office:value="1130" calcext:value-type="float">
            <text:p>1130</text:p>
          </table:table-cell>
          <table:table-cell office:value-type="float" office:value="285" calcext:value-type="float">
            <text:p>285</text:p>
          </table:table-cell>
          <table:table-cell office:value-type="float" office:value="1233999" calcext:value-type="float">
            <text:p>1233999</text:p>
          </table:table-cell>
          <table:table-cell table:formula="of:=IF([.L1132]-[.I1132]=0;0;1)" office:value-type="float" office:value="0" calcext:value-type="float">
            <text:p>0</text:p>
          </table:table-cell>
          <table:table-cell table:formula="of:=IF([.L1132]-[.B11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94972999" calcext:value-type="float">
            <text:p>194972999</text:p>
          </table:table-cell>
          <table:table-cell office:value-type="float" office:value="1131" calcext:value-type="float">
            <text:p>1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89465000" calcext:value-type="float">
            <text:p>189465000</text:p>
          </table:table-cell>
          <table:table-cell table:formula="of:=IF([.E1133]-[.B1133]=0;0;1)"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94390999" calcext:value-type="float">
            <text:p>194390999</text:p>
          </table:table-cell>
          <table:table-cell office:value-type="float" office:value="1131" calcext:value-type="float">
            <text:p>1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76407999" calcext:value-type="float">
            <text:p>176407999</text:p>
          </table:table-cell>
          <table:table-cell table:formula="of:=IF([.L1133]-[.I1133]=0;0;1)" office:value-type="float" office:value="0" calcext:value-type="float">
            <text:p>0</text:p>
          </table:table-cell>
          <table:table-cell table:formula="of:=IF([.L1133]-[.B11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74000" calcext:value-type="float">
            <text:p>27400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252000" calcext:value-type="float">
            <text:p>252000</text:p>
          </table:table-cell>
          <table:table-cell table:formula="of:=IF([.E1134]-[.B1134]=0;0;1)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417999" calcext:value-type="float">
            <text:p>417999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399000" calcext:value-type="float">
            <text:p>399000</text:p>
          </table:table-cell>
          <table:table-cell table:formula="of:=IF([.L1134]-[.I1134]=0;0;1)" office:value-type="float" office:value="0" calcext:value-type="float">
            <text:p>0</text:p>
          </table:table-cell>
          <table:table-cell table:formula="of:=IF([.L1134]-[.B11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450999" calcext:value-type="float">
            <text:p>450999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406000" calcext:value-type="float">
            <text:p>406000</text:p>
          </table:table-cell>
          <table:table-cell table:formula="of:=IF([.E1135]-[.B1135]=0;0;1)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807000" calcext:value-type="float">
            <text:p>807000</text:p>
          </table:table-cell>
          <table:table-cell office:value-type="float" office:value="1133" calcext:value-type="float">
            <text:p>1133</text:p>
          </table:table-cell>
          <table:table-cell office:value-type="float" office:value="42" calcext:value-type="float">
            <text:p>42</text:p>
          </table:table-cell>
          <table:table-cell office:value-type="float" office:value="754999" calcext:value-type="float">
            <text:p>754999</text:p>
          </table:table-cell>
          <table:table-cell table:formula="of:=IF([.L1135]-[.I1135]=0;0;1)" office:value-type="float" office:value="0" calcext:value-type="float">
            <text:p>0</text:p>
          </table:table-cell>
          <table:table-cell table:formula="of:=IF([.L1135]-[.B11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459825999" calcext:value-type="float">
            <text:p>1459825999</text:p>
          </table:table-cell>
          <table:table-cell office:value-type="float" office:value="1134" calcext:value-type="float">
            <text:p>1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405813000" calcext:value-type="float">
            <text:p>1405813000</text:p>
          </table:table-cell>
          <table:table-cell table:formula="of:=IF([.E1136]-[.B1136]=0;0;1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425808000" calcext:value-type="float">
            <text:p>1425808000</text:p>
          </table:table-cell>
          <table:table-cell office:value-type="float" office:value="1134" calcext:value-type="float">
            <text:p>1134</text:p>
          </table:table-cell>
          <table:table-cell office:value-type="float" office:value="50000" calcext:value-type="float">
            <text:p>50000</text:p>
          </table:table-cell>
          <table:table-cell office:value-type="float" office:value="1283140999" calcext:value-type="float">
            <text:p>1283140999</text:p>
          </table:table-cell>
          <table:table-cell table:formula="of:=IF([.L1136]-[.I1136]=0;0;1)" office:value-type="float" office:value="0" calcext:value-type="float">
            <text:p>0</text:p>
          </table:table-cell>
          <table:table-cell table:formula="of:=IF([.L1136]-[.B11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0000" calcext:value-type="float">
            <text:p>50000</text:p>
          </table:table-cell>
          <table:table-cell office:value-type="float" office:value="560607000" calcext:value-type="float">
            <text:p>560607000</text:p>
          </table:table-cell>
          <table:table-cell office:value-type="float" office:value="1135" calcext:value-type="float">
            <text:p>1135</text:p>
          </table:table-cell>
          <table:table-cell office:value-type="float" office:value="50000" calcext:value-type="float">
            <text:p>50000</text:p>
          </table:table-cell>
          <table:table-cell office:value-type="float" office:value="540261000" calcext:value-type="float">
            <text:p>540261000</text:p>
          </table:table-cell>
          <table:table-cell table:formula="of:=IF([.E1137]-[.B1137]=0;0;1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50000" calcext:value-type="float">
            <text:p>50000</text:p>
          </table:table-cell>
          <table:table-cell office:value-type="float" office:value="552761000" calcext:value-type="float">
            <text:p>552761000</text:p>
          </table:table-cell>
          <table:table-cell office:value-type="float" office:value="1135" calcext:value-type="float">
            <text:p>1135</text:p>
          </table:table-cell>
          <table:table-cell office:value-type="float" office:value="50000" calcext:value-type="float">
            <text:p>50000</text:p>
          </table:table-cell>
          <table:table-cell office:value-type="float" office:value="490488000" calcext:value-type="float">
            <text:p>490488000</text:p>
          </table:table-cell>
          <table:table-cell table:formula="of:=IF([.L1137]-[.I1137]=0;0;1)" office:value-type="float" office:value="0" calcext:value-type="float">
            <text:p>0</text:p>
          </table:table-cell>
          <table:table-cell table:formula="of:=IF([.L1137]-[.B11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127999" calcext:value-type="float">
            <text:p>1127999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037999" calcext:value-type="float">
            <text:p>1037999</text:p>
          </table:table-cell>
          <table:table-cell table:formula="of:=IF([.E1138]-[.B1138]=0;0;1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136" calcext:value-type="float">
            <text:p>1136</text:p>
          </table:table-cell>
          <table:table-cell office:value-type="float" office:value="131" calcext:value-type="float">
            <text:p>131</text:p>
          </table:table-cell>
          <table:table-cell office:value-type="float" office:value="1566000" calcext:value-type="float">
            <text:p>1566000</text:p>
          </table:table-cell>
          <table:table-cell table:formula="of:=IF([.L1138]-[.I1138]=0;0;1)" office:value-type="float" office:value="0" calcext:value-type="float">
            <text:p>0</text:p>
          </table:table-cell>
          <table:table-cell table:formula="of:=IF([.L1138]-[.B11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table:formula="of:=IF([.E1139]-[.B1139]=0;0;1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67000" calcext:value-type="float">
            <text:p>6700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64999" calcext:value-type="float">
            <text:p>64999</text:p>
          </table:table-cell>
          <table:table-cell table:formula="of:=IF([.L1139]-[.I1139]=0;0;1)" office:value-type="float" office:value="0" calcext:value-type="float">
            <text:p>0</text:p>
          </table:table-cell>
          <table:table-cell table:formula="of:=IF([.L1139]-[.B11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000" calcext:value-type="float">
            <text:p>50000</text:p>
          </table:table-cell>
          <table:table-cell office:value-type="float" office:value="391845000" calcext:value-type="float">
            <text:p>391845000</text:p>
          </table:table-cell>
          <table:table-cell office:value-type="float" office:value="1138" calcext:value-type="float">
            <text:p>1138</text:p>
          </table:table-cell>
          <table:table-cell office:value-type="float" office:value="50000" calcext:value-type="float">
            <text:p>50000</text:p>
          </table:table-cell>
          <table:table-cell office:value-type="float" office:value="377091000" calcext:value-type="float">
            <text:p>377091000</text:p>
          </table:table-cell>
          <table:table-cell table:formula="of:=IF([.E1140]-[.B1140]=0;0;1)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0000" calcext:value-type="float">
            <text:p>50000</text:p>
          </table:table-cell>
          <table:table-cell office:value-type="float" office:value="386364000" calcext:value-type="float">
            <text:p>386364000</text:p>
          </table:table-cell>
          <table:table-cell office:value-type="float" office:value="1138" calcext:value-type="float">
            <text:p>1138</text:p>
          </table:table-cell>
          <table:table-cell office:value-type="float" office:value="50000" calcext:value-type="float">
            <text:p>50000</text:p>
          </table:table-cell>
          <table:table-cell office:value-type="float" office:value="349518000" calcext:value-type="float">
            <text:p>349518000</text:p>
          </table:table-cell>
          <table:table-cell table:formula="of:=IF([.L1140]-[.I1140]=0;0;1)" office:value-type="float" office:value="0" calcext:value-type="float">
            <text:p>0</text:p>
          </table:table-cell>
          <table:table-cell table:formula="of:=IF([.L1140]-[.B11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0000" calcext:value-type="float">
            <text:p>50000</text:p>
          </table:table-cell>
          <table:table-cell office:value-type="float" office:value="3131844000" calcext:value-type="float">
            <text:p>3131844000</text:p>
          </table:table-cell>
          <table:table-cell office:value-type="float" office:value="1139" calcext:value-type="float">
            <text:p>1139</text:p>
          </table:table-cell>
          <table:table-cell office:value-type="float" office:value="50000" calcext:value-type="float">
            <text:p>50000</text:p>
          </table:table-cell>
          <table:table-cell office:value-type="float" office:value="3032759999" calcext:value-type="float">
            <text:p>3032759999</text:p>
          </table:table-cell>
          <table:table-cell table:formula="of:=IF([.E1141]-[.B1141]=0;0;1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50000" calcext:value-type="float">
            <text:p>50000</text:p>
          </table:table-cell>
          <table:table-cell office:value-type="float" office:value="3015352999" calcext:value-type="float">
            <text:p>3015352999</text:p>
          </table:table-cell>
          <table:table-cell office:value-type="float" office:value="1139" calcext:value-type="float">
            <text:p>1139</text:p>
          </table:table-cell>
          <table:table-cell office:value-type="float" office:value="50000" calcext:value-type="float">
            <text:p>50000</text:p>
          </table:table-cell>
          <table:table-cell office:value-type="float" office:value="2772278000" calcext:value-type="float">
            <text:p>2772278000</text:p>
          </table:table-cell>
          <table:table-cell table:formula="of:=IF([.L1141]-[.I1141]=0;0;1)" office:value-type="float" office:value="0" calcext:value-type="float">
            <text:p>0</text:p>
          </table:table-cell>
          <table:table-cell table:formula="of:=IF([.L1141]-[.B11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9395" calcext:value-type="float">
            <text:p>49395</text:p>
          </table:table-cell>
          <table:table-cell office:value-type="float" office:value="126578000" calcext:value-type="float">
            <text:p>126578000</text:p>
          </table:table-cell>
          <table:table-cell office:value-type="float" office:value="1140" calcext:value-type="float">
            <text:p>1140</text:p>
          </table:table-cell>
          <table:table-cell office:value-type="float" office:value="49395" calcext:value-type="float">
            <text:p>49395</text:p>
          </table:table-cell>
          <table:table-cell office:value-type="float" office:value="122368999" calcext:value-type="float">
            <text:p>122368999</text:p>
          </table:table-cell>
          <table:table-cell table:formula="of:=IF([.E1142]-[.B1142]=0;0;1)"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float" office:value="49395" calcext:value-type="float">
            <text:p>49395</text:p>
          </table:table-cell>
          <table:table-cell office:value-type="float" office:value="125697000" calcext:value-type="float">
            <text:p>125697000</text:p>
          </table:table-cell>
          <table:table-cell office:value-type="float" office:value="1140" calcext:value-type="float">
            <text:p>1140</text:p>
          </table:table-cell>
          <table:table-cell office:value-type="float" office:value="49395" calcext:value-type="float">
            <text:p>49395</text:p>
          </table:table-cell>
          <table:table-cell office:value-type="float" office:value="117261999" calcext:value-type="float">
            <text:p>117261999</text:p>
          </table:table-cell>
          <table:table-cell table:formula="of:=IF([.L1142]-[.I1142]=0;0;1)" office:value-type="float" office:value="0" calcext:value-type="float">
            <text:p>0</text:p>
          </table:table-cell>
          <table:table-cell table:formula="of:=IF([.L1142]-[.B11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2276" calcext:value-type="float">
            <text:p>42276</text:p>
          </table:table-cell>
          <table:table-cell office:value-type="float" office:value="94160000" calcext:value-type="float">
            <text:p>94160000</text:p>
          </table:table-cell>
          <table:table-cell office:value-type="float" office:value="1141" calcext:value-type="float">
            <text:p>1141</text:p>
          </table:table-cell>
          <table:table-cell office:value-type="float" office:value="42276" calcext:value-type="float">
            <text:p>42276</text:p>
          </table:table-cell>
          <table:table-cell office:value-type="float" office:value="91116999" calcext:value-type="float">
            <text:p>91116999</text:p>
          </table:table-cell>
          <table:table-cell table:formula="of:=IF([.E1143]-[.B1143]=0;0;1)"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42276" calcext:value-type="float">
            <text:p>42276</text:p>
          </table:table-cell>
          <table:table-cell office:value-type="float" office:value="94655999" calcext:value-type="float">
            <text:p>94655999</text:p>
          </table:table-cell>
          <table:table-cell office:value-type="float" office:value="1141" calcext:value-type="float">
            <text:p>1141</text:p>
          </table:table-cell>
          <table:table-cell office:value-type="float" office:value="42276" calcext:value-type="float">
            <text:p>42276</text:p>
          </table:table-cell>
          <table:table-cell office:value-type="float" office:value="88795000" calcext:value-type="float">
            <text:p>88795000</text:p>
          </table:table-cell>
          <table:table-cell table:formula="of:=IF([.L1143]-[.I1143]=0;0;1)" office:value-type="float" office:value="0" calcext:value-type="float">
            <text:p>0</text:p>
          </table:table-cell>
          <table:table-cell table:formula="of:=IF([.L1143]-[.B11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310999" calcext:value-type="float">
            <text:p>310999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299000" calcext:value-type="float">
            <text:p>299000</text:p>
          </table:table-cell>
          <table:table-cell table:formula="of:=IF([.E1144]-[.B1144]=0;0;1)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484000" calcext:value-type="float">
            <text:p>484000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453000" calcext:value-type="float">
            <text:p>453000</text:p>
          </table:table-cell>
          <table:table-cell table:formula="of:=IF([.L1144]-[.I1144]=0;0;1)" office:value-type="float" office:value="0" calcext:value-type="float">
            <text:p>0</text:p>
          </table:table-cell>
          <table:table-cell table:formula="of:=IF([.L1144]-[.B11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75000" calcext:value-type="float">
            <text:p>75000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72000" calcext:value-type="float">
            <text:p>72000</text:p>
          </table:table-cell>
          <table:table-cell table:formula="of:=IF([.E1145]-[.B1145]=0;0;1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94999" calcext:value-type="float">
            <text:p>94999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92000" calcext:value-type="float">
            <text:p>92000</text:p>
          </table:table-cell>
          <table:table-cell table:formula="of:=IF([.L1145]-[.I1145]=0;0;1)" office:value-type="float" office:value="0" calcext:value-type="float">
            <text:p>0</text:p>
          </table:table-cell>
          <table:table-cell table:formula="of:=IF([.L1145]-[.B11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5777000" calcext:value-type="float">
            <text:p>5777000</text:p>
          </table:table-cell>
          <table:table-cell table:formula="of:=IF([.E1146]-[.B1146]=0;0;1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6444000" calcext:value-type="float">
            <text:p>6444000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office:value-type="float" office:value="5887000" calcext:value-type="float">
            <text:p>5887000</text:p>
          </table:table-cell>
          <table:table-cell table:formula="of:=IF([.L1146]-[.I1146]=0;0;1)" office:value-type="float" office:value="0" calcext:value-type="float">
            <text:p>0</text:p>
          </table:table-cell>
          <table:table-cell table:formula="of:=IF([.L1146]-[.B11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967" calcext:value-type="float">
            <text:p>33967</text:p>
          </table:table-cell>
          <table:table-cell office:value-type="float" office:value="99607000" calcext:value-type="float">
            <text:p>99607000</text:p>
          </table:table-cell>
          <table:table-cell office:value-type="float" office:value="1145" calcext:value-type="float">
            <text:p>1145</text:p>
          </table:table-cell>
          <table:table-cell office:value-type="float" office:value="33967" calcext:value-type="float">
            <text:p>33967</text:p>
          </table:table-cell>
          <table:table-cell office:value-type="float" office:value="96484000" calcext:value-type="float">
            <text:p>96484000</text:p>
          </table:table-cell>
          <table:table-cell table:formula="of:=IF([.E1147]-[.B1147]=0;0;1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3967" calcext:value-type="float">
            <text:p>33967</text:p>
          </table:table-cell>
          <table:table-cell office:value-type="float" office:value="100294000" calcext:value-type="float">
            <text:p>100294000</text:p>
          </table:table-cell>
          <table:table-cell office:value-type="float" office:value="1145" calcext:value-type="float">
            <text:p>1145</text:p>
          </table:table-cell>
          <table:table-cell office:value-type="float" office:value="33967" calcext:value-type="float">
            <text:p>33967</text:p>
          </table:table-cell>
          <table:table-cell office:value-type="float" office:value="92220000" calcext:value-type="float">
            <text:p>92220000</text:p>
          </table:table-cell>
          <table:table-cell table:formula="of:=IF([.L1147]-[.I1147]=0;0;1)" office:value-type="float" office:value="0" calcext:value-type="float">
            <text:p>0</text:p>
          </table:table-cell>
          <table:table-cell table:formula="of:=IF([.L1147]-[.B11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224000" calcext:value-type="float">
            <text:p>224000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230999" calcext:value-type="float">
            <text:p>230999</text:p>
          </table:table-cell>
          <table:table-cell table:formula="of:=IF([.E1148]-[.B1148]=0;0;1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368999" calcext:value-type="float">
            <text:p>368999</text:p>
          </table:table-cell>
          <table:table-cell office:value-type="float" office:value="1146" calcext:value-type="float">
            <text:p>1146</text:p>
          </table:table-cell>
          <table:table-cell office:value-type="float" office:value="29" calcext:value-type="float">
            <text:p>29</text:p>
          </table:table-cell>
          <table:table-cell office:value-type="float" office:value="347000" calcext:value-type="float">
            <text:p>347000</text:p>
          </table:table-cell>
          <table:table-cell table:formula="of:=IF([.L1148]-[.I1148]=0;0;1)" office:value-type="float" office:value="0" calcext:value-type="float">
            <text:p>0</text:p>
          </table:table-cell>
          <table:table-cell table:formula="of:=IF([.L1148]-[.B11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4118999" calcext:value-type="float">
            <text:p>4118999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3977999" calcext:value-type="float">
            <text:p>3977999</text:p>
          </table:table-cell>
          <table:table-cell table:formula="of:=IF([.E1149]-[.B1149]=0;0;1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4447000" calcext:value-type="float">
            <text:p>4447000</text:p>
          </table:table-cell>
          <table:table-cell office:value-type="float" office:value="1147" calcext:value-type="float">
            <text:p>1147</text:p>
          </table:table-cell>
          <table:table-cell office:value-type="float" office:value="805" calcext:value-type="float">
            <text:p>805</text:p>
          </table:table-cell>
          <table:table-cell office:value-type="float" office:value="4149000" calcext:value-type="float">
            <text:p>4149000</text:p>
          </table:table-cell>
          <table:table-cell table:formula="of:=IF([.L1149]-[.I1149]=0;0;1)" office:value-type="float" office:value="0" calcext:value-type="float">
            <text:p>0</text:p>
          </table:table-cell>
          <table:table-cell table:formula="of:=IF([.L1149]-[.B11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653000" calcext:value-type="float">
            <text:p>1653000</text:p>
          </table:table-cell>
          <table:table-cell table:formula="of:=IF([.E1150]-[.B1150]=0;0;1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774000" calcext:value-type="float">
            <text:p>1774000</text:p>
          </table:table-cell>
          <table:table-cell office:value-type="float" office:value="1148" calcext:value-type="float">
            <text:p>1148</text:p>
          </table:table-cell>
          <table:table-cell office:value-type="float" office:value="249" calcext:value-type="float">
            <text:p>249</text:p>
          </table:table-cell>
          <table:table-cell office:value-type="float" office:value="1676000" calcext:value-type="float">
            <text:p>1676000</text:p>
          </table:table-cell>
          <table:table-cell table:formula="of:=IF([.L1150]-[.I1150]=0;0;1)" office:value-type="float" office:value="0" calcext:value-type="float">
            <text:p>0</text:p>
          </table:table-cell>
          <table:table-cell table:formula="of:=IF([.L1150]-[.B11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29999" calcext:value-type="float">
            <text:p>129999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25000" calcext:value-type="float">
            <text:p>125000</text:p>
          </table:table-cell>
          <table:table-cell table:formula="of:=IF([.E1151]-[.B1151]=0;0;1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67000" calcext:value-type="float">
            <text:p>167000</text:p>
          </table:table-cell>
          <table:table-cell office:value-type="float" office:value="1149" calcext:value-type="float">
            <text:p>1149</text:p>
          </table:table-cell>
          <table:table-cell office:value-type="float" office:value="11" calcext:value-type="float">
            <text:p>11</text:p>
          </table:table-cell>
          <table:table-cell office:value-type="float" office:value="133000" calcext:value-type="float">
            <text:p>133000</text:p>
          </table:table-cell>
          <table:table-cell table:formula="of:=IF([.L1151]-[.I1151]=0;0;1)" office:value-type="float" office:value="0" calcext:value-type="float">
            <text:p>0</text:p>
          </table:table-cell>
          <table:table-cell table:formula="of:=IF([.L1151]-[.B11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3156999" calcext:value-type="float">
            <text:p>3156999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3052000" calcext:value-type="float">
            <text:p>3052000</text:p>
          </table:table-cell>
          <table:table-cell table:formula="of:=IF([.E1152]-[.B1152]=0;0;1)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3155000" calcext:value-type="float">
            <text:p>3155000</text:p>
          </table:table-cell>
          <table:table-cell office:value-type="float" office:value="1150" calcext:value-type="float">
            <text:p>1150</text:p>
          </table:table-cell>
          <table:table-cell office:value-type="float" office:value="681" calcext:value-type="float">
            <text:p>681</text:p>
          </table:table-cell>
          <table:table-cell office:value-type="float" office:value="2951000" calcext:value-type="float">
            <text:p>2951000</text:p>
          </table:table-cell>
          <table:table-cell table:formula="of:=IF([.L1152]-[.I1152]=0;0;1)" office:value-type="float" office:value="0" calcext:value-type="float">
            <text:p>0</text:p>
          </table:table-cell>
          <table:table-cell table:formula="of:=IF([.L1152]-[.B11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781999" calcext:value-type="float">
            <text:p>781999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731000" calcext:value-type="float">
            <text:p>731000</text:p>
          </table:table-cell>
          <table:table-cell table:formula="of:=IF([.E1153]-[.B1153]=0;0;1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848999" calcext:value-type="float">
            <text:p>848999</text:p>
          </table:table-cell>
          <table:table-cell office:value-type="float" office:value="1151" calcext:value-type="float">
            <text:p>1151</text:p>
          </table:table-cell>
          <table:table-cell office:value-type="float" office:value="108" calcext:value-type="float">
            <text:p>108</text:p>
          </table:table-cell>
          <table:table-cell office:value-type="float" office:value="768000" calcext:value-type="float">
            <text:p>768000</text:p>
          </table:table-cell>
          <table:table-cell table:formula="of:=IF([.L1153]-[.I1153]=0;0;1)" office:value-type="float" office:value="0" calcext:value-type="float">
            <text:p>0</text:p>
          </table:table-cell>
          <table:table-cell table:formula="of:=IF([.L1153]-[.B11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21000" calcext:value-type="float">
            <text:p>421000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06000" calcext:value-type="float">
            <text:p>406000</text:p>
          </table:table-cell>
          <table:table-cell table:formula="of:=IF([.E1154]-[.B1154]=0;0;1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41999" calcext:value-type="float">
            <text:p>441999</text:p>
          </table:table-cell>
          <table:table-cell office:value-type="float" office:value="1152" calcext:value-type="float">
            <text:p>1152</text:p>
          </table:table-cell>
          <table:table-cell office:value-type="float" office:value="54" calcext:value-type="float">
            <text:p>54</text:p>
          </table:table-cell>
          <table:table-cell office:value-type="float" office:value="405000" calcext:value-type="float">
            <text:p>405000</text:p>
          </table:table-cell>
          <table:table-cell table:formula="of:=IF([.L1154]-[.I1154]=0;0;1)" office:value-type="float" office:value="0" calcext:value-type="float">
            <text:p>0</text:p>
          </table:table-cell>
          <table:table-cell table:formula="of:=IF([.L1154]-[.B11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740000" calcext:value-type="float">
            <text:p>740000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83000" calcext:value-type="float">
            <text:p>683000</text:p>
          </table:table-cell>
          <table:table-cell table:formula="of:=IF([.E1155]-[.B1155]=0;0;1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153" calcext:value-type="float">
            <text:p>1153</text:p>
          </table:table-cell>
          <table:table-cell office:value-type="float" office:value="89" calcext:value-type="float">
            <text:p>89</text:p>
          </table:table-cell>
          <table:table-cell office:value-type="float" office:value="670999" calcext:value-type="float">
            <text:p>670999</text:p>
          </table:table-cell>
          <table:table-cell table:formula="of:=IF([.L1155]-[.I1155]=0;0;1)" office:value-type="float" office:value="0" calcext:value-type="float">
            <text:p>0</text:p>
          </table:table-cell>
          <table:table-cell table:formula="of:=IF([.L1155]-[.B11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490000" calcext:value-type="float">
            <text:p>4490000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308999" calcext:value-type="float">
            <text:p>4308999</text:p>
          </table:table-cell>
          <table:table-cell table:formula="of:=IF([.E1156]-[.B1156]=0;0;1)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1154" calcext:value-type="float">
            <text:p>1154</text:p>
          </table:table-cell>
          <table:table-cell office:value-type="float" office:value="733" calcext:value-type="float">
            <text:p>733</text:p>
          </table:table-cell>
          <table:table-cell office:value-type="float" office:value="4131999" calcext:value-type="float">
            <text:p>4131999</text:p>
          </table:table-cell>
          <table:table-cell table:formula="of:=IF([.L1156]-[.I1156]=0;0;1)" office:value-type="float" office:value="0" calcext:value-type="float">
            <text:p>0</text:p>
          </table:table-cell>
          <table:table-cell table:formula="of:=IF([.L1156]-[.B11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148" calcext:value-type="float">
            <text:p>8148</text:p>
          </table:table-cell>
          <table:table-cell office:value-type="float" office:value="19332000" calcext:value-type="float">
            <text:p>19332000</text:p>
          </table:table-cell>
          <table:table-cell office:value-type="float" office:value="1155" calcext:value-type="float">
            <text:p>1155</text:p>
          </table:table-cell>
          <table:table-cell office:value-type="float" office:value="8148" calcext:value-type="float">
            <text:p>8148</text:p>
          </table:table-cell>
          <table:table-cell office:value-type="float" office:value="18798000" calcext:value-type="float">
            <text:p>18798000</text:p>
          </table:table-cell>
          <table:table-cell table:formula="of:=IF([.E1157]-[.B1157]=0;0;1)"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 office:value-type="float" office:value="8148" calcext:value-type="float">
            <text:p>8148</text:p>
          </table:table-cell>
          <table:table-cell office:value-type="float" office:value="19843000" calcext:value-type="float">
            <text:p>19843000</text:p>
          </table:table-cell>
          <table:table-cell office:value-type="float" office:value="1155" calcext:value-type="float">
            <text:p>1155</text:p>
          </table:table-cell>
          <table:table-cell office:value-type="float" office:value="8148" calcext:value-type="float">
            <text:p>8148</text:p>
          </table:table-cell>
          <table:table-cell office:value-type="float" office:value="18223000" calcext:value-type="float">
            <text:p>18223000</text:p>
          </table:table-cell>
          <table:table-cell table:formula="of:=IF([.L1157]-[.I1157]=0;0;1)" office:value-type="float" office:value="0" calcext:value-type="float">
            <text:p>0</text:p>
          </table:table-cell>
          <table:table-cell table:formula="of:=IF([.L1157]-[.B11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5269" calcext:value-type="float">
            <text:p>25269</text:p>
          </table:table-cell>
          <table:table-cell office:value-type="float" office:value="83734000" calcext:value-type="float">
            <text:p>83734000</text:p>
          </table:table-cell>
          <table:table-cell office:value-type="float" office:value="1156" calcext:value-type="float">
            <text:p>1156</text:p>
          </table:table-cell>
          <table:table-cell office:value-type="float" office:value="25269" calcext:value-type="float">
            <text:p>25269</text:p>
          </table:table-cell>
          <table:table-cell office:value-type="float" office:value="80857000" calcext:value-type="float">
            <text:p>80857000</text:p>
          </table:table-cell>
          <table:table-cell table:formula="of:=IF([.E1158]-[.B1158]=0;0;1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5269" calcext:value-type="float">
            <text:p>25269</text:p>
          </table:table-cell>
          <table:table-cell office:value-type="float" office:value="84539999" calcext:value-type="float">
            <text:p>84539999</text:p>
          </table:table-cell>
          <table:table-cell office:value-type="float" office:value="1156" calcext:value-type="float">
            <text:p>1156</text:p>
          </table:table-cell>
          <table:table-cell office:value-type="float" office:value="25269" calcext:value-type="float">
            <text:p>25269</text:p>
          </table:table-cell>
          <table:table-cell office:value-type="float" office:value="77352999" calcext:value-type="float">
            <text:p>77352999</text:p>
          </table:table-cell>
          <table:table-cell table:formula="of:=IF([.L1158]-[.I1158]=0;0;1)" office:value-type="float" office:value="0" calcext:value-type="float">
            <text:p>0</text:p>
          </table:table-cell>
          <table:table-cell table:formula="of:=IF([.L1158]-[.B11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113000" calcext:value-type="float">
            <text:p>11300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128000" calcext:value-type="float">
            <text:p>128000</text:p>
          </table:table-cell>
          <table:table-cell table:formula="of:=IF([.E1159]-[.B1159]=0;0;1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265000" calcext:value-type="float">
            <text:p>265000</text:p>
          </table:table-cell>
          <table:table-cell office:value-type="float" office:value="1157" calcext:value-type="float">
            <text:p>1157</text:p>
          </table:table-cell>
          <table:table-cell office:value-type="float" office:value="7" calcext:value-type="float">
            <text:p>7</text:p>
          </table:table-cell>
          <table:table-cell office:value-type="float" office:value="257999" calcext:value-type="float">
            <text:p>257999</text:p>
          </table:table-cell>
          <table:table-cell table:formula="of:=IF([.L1159]-[.I1159]=0;0;1)" office:value-type="float" office:value="0" calcext:value-type="float">
            <text:p>0</text:p>
          </table:table-cell>
          <table:table-cell table:formula="of:=IF([.L1159]-[.B11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3846" calcext:value-type="float">
            <text:p>13846</text:p>
          </table:table-cell>
          <table:table-cell office:value-type="float" office:value="64845000" calcext:value-type="float">
            <text:p>64845000</text:p>
          </table:table-cell>
          <table:table-cell office:value-type="float" office:value="1158" calcext:value-type="float">
            <text:p>1158</text:p>
          </table:table-cell>
          <table:table-cell office:value-type="float" office:value="13846" calcext:value-type="float">
            <text:p>13846</text:p>
          </table:table-cell>
          <table:table-cell office:value-type="float" office:value="62337000" calcext:value-type="float">
            <text:p>62337000</text:p>
          </table:table-cell>
          <table:table-cell table:formula="of:=IF([.E1160]-[.B1160]=0;0;1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3846" calcext:value-type="float">
            <text:p>13846</text:p>
          </table:table-cell>
          <table:table-cell office:value-type="float" office:value="66536000" calcext:value-type="float">
            <text:p>66536000</text:p>
          </table:table-cell>
          <table:table-cell office:value-type="float" office:value="1158" calcext:value-type="float">
            <text:p>1158</text:p>
          </table:table-cell>
          <table:table-cell office:value-type="float" office:value="13846" calcext:value-type="float">
            <text:p>13846</text:p>
          </table:table-cell>
          <table:table-cell office:value-type="float" office:value="59225999" calcext:value-type="float">
            <text:p>59225999</text:p>
          </table:table-cell>
          <table:table-cell table:formula="of:=IF([.L1160]-[.I1160]=0;0;1)" office:value-type="float" office:value="0" calcext:value-type="float">
            <text:p>0</text:p>
          </table:table-cell>
          <table:table-cell table:formula="of:=IF([.L1160]-[.B11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589999" calcext:value-type="float">
            <text:p>1589999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477000" calcext:value-type="float">
            <text:p>1477000</text:p>
          </table:table-cell>
          <table:table-cell table:formula="of:=IF([.E1161]-[.B1161]=0;0;1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2019000" calcext:value-type="float">
            <text:p>2019000</text:p>
          </table:table-cell>
          <table:table-cell office:value-type="float" office:value="1159" calcext:value-type="float">
            <text:p>1159</text:p>
          </table:table-cell>
          <table:table-cell office:value-type="float" office:value="318" calcext:value-type="float">
            <text:p>318</text:p>
          </table:table-cell>
          <table:table-cell office:value-type="float" office:value="1867999" calcext:value-type="float">
            <text:p>1867999</text:p>
          </table:table-cell>
          <table:table-cell table:formula="of:=IF([.L1161]-[.I1161]=0;0;1)" office:value-type="float" office:value="0" calcext:value-type="float">
            <text:p>0</text:p>
          </table:table-cell>
          <table:table-cell table:formula="of:=IF([.L1161]-[.B11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62000" calcext:value-type="float">
            <text:p>6200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table:formula="of:=IF([.E1162]-[.B1162]=0;0;1)"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72000" calcext:value-type="float">
            <text:p>72000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float" office:value="65999" calcext:value-type="float">
            <text:p>65999</text:p>
          </table:table-cell>
          <table:table-cell table:formula="of:=IF([.L1162]-[.I1162]=0;0;1)" office:value-type="float" office:value="0" calcext:value-type="float">
            <text:p>0</text:p>
          </table:table-cell>
          <table:table-cell table:formula="of:=IF([.L1162]-[.B11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952999" calcext:value-type="float">
            <text:p>1952999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821000" calcext:value-type="float">
            <text:p>1821000</text:p>
          </table:table-cell>
          <table:table-cell table:formula="of:=IF([.E1163]-[.B1163]=0;0;1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945000" calcext:value-type="float">
            <text:p>1945000</text:p>
          </table:table-cell>
          <table:table-cell office:value-type="float" office:value="1161" calcext:value-type="float">
            <text:p>1161</text:p>
          </table:table-cell>
          <table:table-cell office:value-type="float" office:value="299" calcext:value-type="float">
            <text:p>299</text:p>
          </table:table-cell>
          <table:table-cell office:value-type="float" office:value="1785000" calcext:value-type="float">
            <text:p>1785000</text:p>
          </table:table-cell>
          <table:table-cell table:formula="of:=IF([.L1163]-[.I1163]=0;0;1)" office:value-type="float" office:value="0" calcext:value-type="float">
            <text:p>0</text:p>
          </table:table-cell>
          <table:table-cell table:formula="of:=IF([.L1163]-[.B11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table:formula="of:=IF([.E1164]-[.B1164]=0;0;1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42999" calcext:value-type="float">
            <text:p>42999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L1164]-[.I1164]=0;0;1)" office:value-type="float" office:value="0" calcext:value-type="float">
            <text:p>0</text:p>
          </table:table-cell>
          <table:table-cell table:formula="of:=IF([.L1164]-[.B11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092000" calcext:value-type="float">
            <text:p>2092000</text:p>
          </table:table-cell>
          <table:table-cell table:formula="of:=IF([.E1165]-[.B1165]=0;0;1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2231000" calcext:value-type="float">
            <text:p>2231000</text:p>
          </table:table-cell>
          <table:table-cell office:value-type="float" office:value="1163" calcext:value-type="float">
            <text:p>1163</text:p>
          </table:table-cell>
          <table:table-cell office:value-type="float" office:value="366" calcext:value-type="float">
            <text:p>366</text:p>
          </table:table-cell>
          <table:table-cell office:value-type="float" office:value="1971999" calcext:value-type="float">
            <text:p>1971999</text:p>
          </table:table-cell>
          <table:table-cell table:formula="of:=IF([.L1165]-[.I1165]=0;0;1)" office:value-type="float" office:value="0" calcext:value-type="float">
            <text:p>0</text:p>
          </table:table-cell>
          <table:table-cell table:formula="of:=IF([.L1165]-[.B11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0000" calcext:value-type="float">
            <text:p>50000</text:p>
          </table:table-cell>
          <table:table-cell office:value-type="float" office:value="219730999" calcext:value-type="float">
            <text:p>219730999</text:p>
          </table:table-cell>
          <table:table-cell office:value-type="float" office:value="1164" calcext:value-type="float">
            <text:p>1164</text:p>
          </table:table-cell>
          <table:table-cell office:value-type="float" office:value="50000" calcext:value-type="float">
            <text:p>50000</text:p>
          </table:table-cell>
          <table:table-cell office:value-type="float" office:value="209951000" calcext:value-type="float">
            <text:p>209951000</text:p>
          </table:table-cell>
          <table:table-cell table:formula="of:=IF([.E1166]-[.B1166]=0;0;1)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50000" calcext:value-type="float">
            <text:p>50000</text:p>
          </table:table-cell>
          <table:table-cell office:value-type="float" office:value="217665000" calcext:value-type="float">
            <text:p>217665000</text:p>
          </table:table-cell>
          <table:table-cell office:value-type="float" office:value="1164" calcext:value-type="float">
            <text:p>1164</text:p>
          </table:table-cell>
          <table:table-cell office:value-type="float" office:value="50000" calcext:value-type="float">
            <text:p>50000</text:p>
          </table:table-cell>
          <table:table-cell office:value-type="float" office:value="198835999" calcext:value-type="float">
            <text:p>198835999</text:p>
          </table:table-cell>
          <table:table-cell table:formula="of:=IF([.L1166]-[.I1166]=0;0;1)" office:value-type="float" office:value="0" calcext:value-type="float">
            <text:p>0</text:p>
          </table:table-cell>
          <table:table-cell table:formula="of:=IF([.L1166]-[.B11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0000" calcext:value-type="float">
            <text:p>50000</text:p>
          </table:table-cell>
          <table:table-cell office:value-type="float" office:value="184278000" calcext:value-type="float">
            <text:p>184278000</text:p>
          </table:table-cell>
          <table:table-cell office:value-type="float" office:value="1165" calcext:value-type="float">
            <text:p>1165</text:p>
          </table:table-cell>
          <table:table-cell office:value-type="float" office:value="50000" calcext:value-type="float">
            <text:p>50000</text:p>
          </table:table-cell>
          <table:table-cell office:value-type="float" office:value="179184999" calcext:value-type="float">
            <text:p>179184999</text:p>
          </table:table-cell>
          <table:table-cell table:formula="of:=IF([.E1167]-[.B1167]=0;0;1)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50000" calcext:value-type="float">
            <text:p>50000</text:p>
          </table:table-cell>
          <table:table-cell office:value-type="float" office:value="186399999" calcext:value-type="float">
            <text:p>186399999</text:p>
          </table:table-cell>
          <table:table-cell office:value-type="float" office:value="1165" calcext:value-type="float">
            <text:p>1165</text:p>
          </table:table-cell>
          <table:table-cell office:value-type="float" office:value="50000" calcext:value-type="float">
            <text:p>50000</text:p>
          </table:table-cell>
          <table:table-cell office:value-type="float" office:value="169102000" calcext:value-type="float">
            <text:p>169102000</text:p>
          </table:table-cell>
          <table:table-cell table:formula="of:=IF([.L1167]-[.I1167]=0;0;1)" office:value-type="float" office:value="0" calcext:value-type="float">
            <text:p>0</text:p>
          </table:table-cell>
          <table:table-cell table:formula="of:=IF([.L1167]-[.B11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5084" calcext:value-type="float">
            <text:p>35084</text:p>
          </table:table-cell>
          <table:table-cell office:value-type="float" office:value="111796000" calcext:value-type="float">
            <text:p>111796000</text:p>
          </table:table-cell>
          <table:table-cell office:value-type="float" office:value="1166" calcext:value-type="float">
            <text:p>1166</text:p>
          </table:table-cell>
          <table:table-cell office:value-type="float" office:value="35084" calcext:value-type="float">
            <text:p>35084</text:p>
          </table:table-cell>
          <table:table-cell office:value-type="float" office:value="110319000" calcext:value-type="float">
            <text:p>110319000</text:p>
          </table:table-cell>
          <table:table-cell table:formula="of:=IF([.E1168]-[.B1168]=0;0;1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5084" calcext:value-type="float">
            <text:p>35084</text:p>
          </table:table-cell>
          <table:table-cell office:value-type="float" office:value="114850000" calcext:value-type="float">
            <text:p>114850000</text:p>
          </table:table-cell>
          <table:table-cell office:value-type="float" office:value="1166" calcext:value-type="float">
            <text:p>1166</text:p>
          </table:table-cell>
          <table:table-cell office:value-type="float" office:value="35084" calcext:value-type="float">
            <text:p>35084</text:p>
          </table:table-cell>
          <table:table-cell office:value-type="float" office:value="104991000" calcext:value-type="float">
            <text:p>104991000</text:p>
          </table:table-cell>
          <table:table-cell table:formula="of:=IF([.L1168]-[.I1168]=0;0;1)" office:value-type="float" office:value="0" calcext:value-type="float">
            <text:p>0</text:p>
          </table:table-cell>
          <table:table-cell table:formula="of:=IF([.L1168]-[.B11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90999" calcext:value-type="float">
            <text:p>390999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358000" calcext:value-type="float">
            <text:p>358000</text:p>
          </table:table-cell>
          <table:table-cell table:formula="of:=IF([.E1169]-[.B1169]=0;0;1)"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825999" calcext:value-type="float">
            <text:p>825999</text:p>
          </table:table-cell>
          <table:table-cell office:value-type="float" office:value="1167" calcext:value-type="float">
            <text:p>1167</text:p>
          </table:table-cell>
          <table:table-cell office:value-type="float" office:value="40" calcext:value-type="float">
            <text:p>40</text:p>
          </table:table-cell>
          <table:table-cell office:value-type="float" office:value="816999" calcext:value-type="float">
            <text:p>816999</text:p>
          </table:table-cell>
          <table:table-cell table:formula="of:=IF([.L1169]-[.I1169]=0;0;1)" office:value-type="float" office:value="0" calcext:value-type="float">
            <text:p>0</text:p>
          </table:table-cell>
          <table:table-cell table:formula="of:=IF([.L1169]-[.B11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IF([.E1170]-[.B1170]=0;0;1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73000" calcext:value-type="float">
            <text:p>7300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64999" calcext:value-type="float">
            <text:p>64999</text:p>
          </table:table-cell>
          <table:table-cell table:formula="of:=IF([.L1170]-[.I1170]=0;0;1)" office:value-type="float" office:value="0" calcext:value-type="float">
            <text:p>0</text:p>
          </table:table-cell>
          <table:table-cell table:formula="of:=IF([.L1170]-[.B11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32999" calcext:value-type="float">
            <text:p>32999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IF([.E1171]-[.B1171]=0;0;1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table:formula="of:=IF([.L1171]-[.I1171]=0;0;1)" office:value-type="float" office:value="0" calcext:value-type="float">
            <text:p>0</text:p>
          </table:table-cell>
          <table:table-cell table:formula="of:=IF([.L1171]-[.B11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formula="of:=IF([.E1172]-[.B1172]=0;0;1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L1172]-[.I1172]=0;0;1)" office:value-type="float" office:value="0" calcext:value-type="float">
            <text:p>0</text:p>
          </table:table-cell>
          <table:table-cell table:formula="of:=IF([.L1172]-[.B11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370000" calcext:value-type="float">
            <text:p>37000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354000" calcext:value-type="float">
            <text:p>354000</text:p>
          </table:table-cell>
          <table:table-cell table:formula="of:=IF([.E1173]-[.B1173]=0;0;1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401000" calcext:value-type="float">
            <text:p>401000</text:p>
          </table:table-cell>
          <table:table-cell office:value-type="float" office:value="1171" calcext:value-type="float">
            <text:p>1171</text:p>
          </table:table-cell>
          <table:table-cell office:value-type="float" office:value="204" calcext:value-type="float">
            <text:p>204</text:p>
          </table:table-cell>
          <table:table-cell office:value-type="float" office:value="377000" calcext:value-type="float">
            <text:p>377000</text:p>
          </table:table-cell>
          <table:table-cell table:formula="of:=IF([.L1173]-[.I1173]=0;0;1)" office:value-type="float" office:value="0" calcext:value-type="float">
            <text:p>0</text:p>
          </table:table-cell>
          <table:table-cell table:formula="of:=IF([.L1173]-[.B11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5239" calcext:value-type="float">
            <text:p>25239</text:p>
          </table:table-cell>
          <table:table-cell office:value-type="float" office:value="71343999" calcext:value-type="float">
            <text:p>71343999</text:p>
          </table:table-cell>
          <table:table-cell office:value-type="float" office:value="1172" calcext:value-type="float">
            <text:p>1172</text:p>
          </table:table-cell>
          <table:table-cell office:value-type="float" office:value="25239" calcext:value-type="float">
            <text:p>25239</text:p>
          </table:table-cell>
          <table:table-cell office:value-type="float" office:value="69781000" calcext:value-type="float">
            <text:p>69781000</text:p>
          </table:table-cell>
          <table:table-cell table:formula="of:=IF([.E1174]-[.B1174]=0;0;1)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25239" calcext:value-type="float">
            <text:p>25239</text:p>
          </table:table-cell>
          <table:table-cell office:value-type="float" office:value="72663999" calcext:value-type="float">
            <text:p>72663999</text:p>
          </table:table-cell>
          <table:table-cell office:value-type="float" office:value="1172" calcext:value-type="float">
            <text:p>1172</text:p>
          </table:table-cell>
          <table:table-cell office:value-type="float" office:value="25239" calcext:value-type="float">
            <text:p>25239</text:p>
          </table:table-cell>
          <table:table-cell office:value-type="float" office:value="66227999" calcext:value-type="float">
            <text:p>66227999</text:p>
          </table:table-cell>
          <table:table-cell table:formula="of:=IF([.L1174]-[.I1174]=0;0;1)" office:value-type="float" office:value="0" calcext:value-type="float">
            <text:p>0</text:p>
          </table:table-cell>
          <table:table-cell table:formula="of:=IF([.L1174]-[.B11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table:formula="of:=IF([.E1175]-[.B1175]=0;0;1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62000" calcext:value-type="float">
            <text:p>6200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table:formula="of:=IF([.L1175]-[.I1175]=0;0;1)" office:value-type="float" office:value="0" calcext:value-type="float">
            <text:p>0</text:p>
          </table:table-cell>
          <table:table-cell table:formula="of:=IF([.L1175]-[.B11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0000" calcext:value-type="float">
            <text:p>50000</text:p>
          </table:table-cell>
          <table:table-cell office:value-type="float" office:value="901821000" calcext:value-type="float">
            <text:p>901821000</text:p>
          </table:table-cell>
          <table:table-cell office:value-type="float" office:value="1174" calcext:value-type="float">
            <text:p>1174</text:p>
          </table:table-cell>
          <table:table-cell office:value-type="float" office:value="50000" calcext:value-type="float">
            <text:p>50000</text:p>
          </table:table-cell>
          <table:table-cell office:value-type="float" office:value="865637999" calcext:value-type="float">
            <text:p>865637999</text:p>
          </table:table-cell>
          <table:table-cell table:formula="of:=IF([.E1176]-[.B1176]=0;0;1)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50000" calcext:value-type="float">
            <text:p>50000</text:p>
          </table:table-cell>
          <table:table-cell office:value-type="float" office:value="875726000" calcext:value-type="float">
            <text:p>875726000</text:p>
          </table:table-cell>
          <table:table-cell office:value-type="float" office:value="1174" calcext:value-type="float">
            <text:p>1174</text:p>
          </table:table-cell>
          <table:table-cell office:value-type="float" office:value="50000" calcext:value-type="float">
            <text:p>50000</text:p>
          </table:table-cell>
          <table:table-cell office:value-type="float" office:value="793756000" calcext:value-type="float">
            <text:p>793756000</text:p>
          </table:table-cell>
          <table:table-cell table:formula="of:=IF([.L1176]-[.I1176]=0;0;1)" office:value-type="float" office:value="0" calcext:value-type="float">
            <text:p>0</text:p>
          </table:table-cell>
          <table:table-cell table:formula="of:=IF([.L1176]-[.B11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3160000" calcext:value-type="float">
            <text:p>3160000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2928999" calcext:value-type="float">
            <text:p>2928999</text:p>
          </table:table-cell>
          <table:table-cell table:formula="of:=IF([.E1177]-[.B1177]=0;0;1)"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3603000" calcext:value-type="float">
            <text:p>3603000</text:p>
          </table:table-cell>
          <table:table-cell office:value-type="float" office:value="1175" calcext:value-type="float">
            <text:p>1175</text:p>
          </table:table-cell>
          <table:table-cell office:value-type="float" office:value="473" calcext:value-type="float">
            <text:p>473</text:p>
          </table:table-cell>
          <table:table-cell office:value-type="float" office:value="3418999" calcext:value-type="float">
            <text:p>3418999</text:p>
          </table:table-cell>
          <table:table-cell table:formula="of:=IF([.L1177]-[.I1177]=0;0;1)" office:value-type="float" office:value="0" calcext:value-type="float">
            <text:p>0</text:p>
          </table:table-cell>
          <table:table-cell table:formula="of:=IF([.L1177]-[.B11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84999" calcext:value-type="float">
            <text:p>84999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83000" calcext:value-type="float">
            <text:p>83000</text:p>
          </table:table-cell>
          <table:table-cell table:formula="of:=IF([.E1178]-[.B1178]=0;0;1)"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114999" calcext:value-type="float">
            <text:p>114999</text:p>
          </table:table-cell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office:value-type="float" office:value="104999" calcext:value-type="float">
            <text:p>104999</text:p>
          </table:table-cell>
          <table:table-cell table:formula="of:=IF([.L1178]-[.I1178]=0;0;1)" office:value-type="float" office:value="0" calcext:value-type="float">
            <text:p>0</text:p>
          </table:table-cell>
          <table:table-cell table:formula="of:=IF([.L1178]-[.B11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E1179]-[.B1179]=0;0;1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14999" calcext:value-type="float">
            <text:p>14999</text:p>
          </table:table-cell>
          <table:table-cell table:formula="of:=IF([.L1179]-[.I1179]=0;0;1)" office:value-type="float" office:value="0" calcext:value-type="float">
            <text:p>0</text:p>
          </table:table-cell>
          <table:table-cell table:formula="of:=IF([.L1179]-[.B11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20" calcext:value-type="float">
            <text:p>1420</text:p>
          </table:table-cell>
          <table:table-cell office:value-type="float" office:value="6529999" calcext:value-type="float">
            <text:p>6529999</text:p>
          </table:table-cell>
          <table:table-cell office:value-type="float" office:value="1178" calcext:value-type="float">
            <text:p>1178</text:p>
          </table:table-cell>
          <table:table-cell office:value-type="float" office:value="1420" calcext:value-type="float">
            <text:p>1420</text:p>
          </table:table-cell>
          <table:table-cell office:value-type="float" office:value="6259000" calcext:value-type="float">
            <text:p>6259000</text:p>
          </table:table-cell>
          <table:table-cell table:formula="of:=IF([.E1180]-[.B1180]=0;0;1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1420" calcext:value-type="float">
            <text:p>1420</text:p>
          </table:table-cell>
          <table:table-cell office:value-type="float" office:value="6540000" calcext:value-type="float">
            <text:p>6540000</text:p>
          </table:table-cell>
          <table:table-cell office:value-type="float" office:value="1178" calcext:value-type="float">
            <text:p>1178</text:p>
          </table:table-cell>
          <table:table-cell office:value-type="float" office:value="1420" calcext:value-type="float">
            <text:p>1420</text:p>
          </table:table-cell>
          <table:table-cell office:value-type="float" office:value="6035000" calcext:value-type="float">
            <text:p>6035000</text:p>
          </table:table-cell>
          <table:table-cell table:formula="of:=IF([.L1180]-[.I1180]=0;0;1)" office:value-type="float" office:value="0" calcext:value-type="float">
            <text:p>0</text:p>
          </table:table-cell>
          <table:table-cell table:formula="of:=IF([.L1180]-[.B11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80417000" calcext:value-type="float">
            <text:p>180417000</text:p>
          </table:table-cell>
          <table:table-cell office:value-type="float" office:value="1179" calcext:value-type="float">
            <text:p>1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73467999" calcext:value-type="float">
            <text:p>173467999</text:p>
          </table:table-cell>
          <table:table-cell table:formula="of:=IF([.E1181]-[.B1181]=0;0;1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77635000" calcext:value-type="float">
            <text:p>177635000</text:p>
          </table:table-cell>
          <table:table-cell office:value-type="float" office:value="1179" calcext:value-type="float">
            <text:p>1179</text:p>
          </table:table-cell>
          <table:table-cell office:value-type="float" office:value="50000" calcext:value-type="float">
            <text:p>50000</text:p>
          </table:table-cell>
          <table:table-cell office:value-type="float" office:value="164997000" calcext:value-type="float">
            <text:p>164997000</text:p>
          </table:table-cell>
          <table:table-cell table:formula="of:=IF([.L1181]-[.I1181]=0;0;1)" office:value-type="float" office:value="0" calcext:value-type="float">
            <text:p>0</text:p>
          </table:table-cell>
          <table:table-cell table:formula="of:=IF([.L1181]-[.B11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172" calcext:value-type="float">
            <text:p>7172</text:p>
          </table:table-cell>
          <table:table-cell office:value-type="float" office:value="36385000" calcext:value-type="float">
            <text:p>36385000</text:p>
          </table:table-cell>
          <table:table-cell office:value-type="float" office:value="1180" calcext:value-type="float">
            <text:p>1180</text:p>
          </table:table-cell>
          <table:table-cell office:value-type="float" office:value="7172" calcext:value-type="float">
            <text:p>7172</text:p>
          </table:table-cell>
          <table:table-cell office:value-type="float" office:value="34796000" calcext:value-type="float">
            <text:p>34796000</text:p>
          </table:table-cell>
          <table:table-cell table:formula="of:=IF([.E1182]-[.B1182]=0;0;1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7172" calcext:value-type="float">
            <text:p>7172</text:p>
          </table:table-cell>
          <table:table-cell office:value-type="float" office:value="37137000" calcext:value-type="float">
            <text:p>37137000</text:p>
          </table:table-cell>
          <table:table-cell office:value-type="float" office:value="1180" calcext:value-type="float">
            <text:p>1180</text:p>
          </table:table-cell>
          <table:table-cell office:value-type="float" office:value="7172" calcext:value-type="float">
            <text:p>7172</text:p>
          </table:table-cell>
          <table:table-cell office:value-type="float" office:value="33264999" calcext:value-type="float">
            <text:p>33264999</text:p>
          </table:table-cell>
          <table:table-cell table:formula="of:=IF([.L1182]-[.I1182]=0;0;1)" office:value-type="float" office:value="0" calcext:value-type="float">
            <text:p>0</text:p>
          </table:table-cell>
          <table:table-cell table:formula="of:=IF([.L1182]-[.B11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421000" calcext:value-type="float">
            <text:p>42100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394000" calcext:value-type="float">
            <text:p>394000</text:p>
          </table:table-cell>
          <table:table-cell table:formula="of:=IF([.E1183]-[.B1183]=0;0;1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716000" calcext:value-type="float">
            <text:p>716000</text:p>
          </table:table-cell>
          <table:table-cell office:value-type="float" office:value="1181" calcext:value-type="float">
            <text:p>1181</text:p>
          </table:table-cell>
          <table:table-cell office:value-type="float" office:value="40" calcext:value-type="float">
            <text:p>40</text:p>
          </table:table-cell>
          <table:table-cell office:value-type="float" office:value="739000" calcext:value-type="float">
            <text:p>739000</text:p>
          </table:table-cell>
          <table:table-cell table:formula="of:=IF([.L1183]-[.I1183]=0;0;1)" office:value-type="float" office:value="0" calcext:value-type="float">
            <text:p>0</text:p>
          </table:table-cell>
          <table:table-cell table:formula="of:=IF([.L1183]-[.B11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5528" calcext:value-type="float">
            <text:p>15528</text:p>
          </table:table-cell>
          <table:table-cell office:value-type="float" office:value="46110000" calcext:value-type="float">
            <text:p>46110000</text:p>
          </table:table-cell>
          <table:table-cell office:value-type="float" office:value="1182" calcext:value-type="float">
            <text:p>1182</text:p>
          </table:table-cell>
          <table:table-cell office:value-type="float" office:value="15528" calcext:value-type="float">
            <text:p>15528</text:p>
          </table:table-cell>
          <table:table-cell office:value-type="float" office:value="44647000" calcext:value-type="float">
            <text:p>44647000</text:p>
          </table:table-cell>
          <table:table-cell table:formula="of:=IF([.E1184]-[.B1184]=0;0;1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5528" calcext:value-type="float">
            <text:p>15528</text:p>
          </table:table-cell>
          <table:table-cell office:value-type="float" office:value="47026000" calcext:value-type="float">
            <text:p>47026000</text:p>
          </table:table-cell>
          <table:table-cell office:value-type="float" office:value="1182" calcext:value-type="float">
            <text:p>1182</text:p>
          </table:table-cell>
          <table:table-cell office:value-type="float" office:value="15528" calcext:value-type="float">
            <text:p>15528</text:p>
          </table:table-cell>
          <table:table-cell office:value-type="float" office:value="42894999" calcext:value-type="float">
            <text:p>42894999</text:p>
          </table:table-cell>
          <table:table-cell table:formula="of:=IF([.L1184]-[.I1184]=0;0;1)" office:value-type="float" office:value="0" calcext:value-type="float">
            <text:p>0</text:p>
          </table:table-cell>
          <table:table-cell table:formula="of:=IF([.L1184]-[.B11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812000" calcext:value-type="float">
            <text:p>181200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1746999" calcext:value-type="float">
            <text:p>1746999</text:p>
          </table:table-cell>
          <table:table-cell table:formula="of:=IF([.E1185]-[.B1185]=0;0;1)"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2238000" calcext:value-type="float">
            <text:p>2238000</text:p>
          </table:table-cell>
          <table:table-cell office:value-type="float" office:value="1183" calcext:value-type="float">
            <text:p>1183</text:p>
          </table:table-cell>
          <table:table-cell office:value-type="float" office:value="282" calcext:value-type="float">
            <text:p>282</text:p>
          </table:table-cell>
          <table:table-cell office:value-type="float" office:value="2079999" calcext:value-type="float">
            <text:p>2079999</text:p>
          </table:table-cell>
          <table:table-cell table:formula="of:=IF([.L1185]-[.I1185]=0;0;1)" office:value-type="float" office:value="0" calcext:value-type="float">
            <text:p>0</text:p>
          </table:table-cell>
          <table:table-cell table:formula="of:=IF([.L1185]-[.B11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46042000" calcext:value-type="float">
            <text:p>146042000</text:p>
          </table:table-cell>
          <table:table-cell office:value-type="float" office:value="1184" calcext:value-type="float">
            <text:p>1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40881000" calcext:value-type="float">
            <text:p>140881000</text:p>
          </table:table-cell>
          <table:table-cell table:formula="of:=IF([.E1186]-[.B1186]=0;0;1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46384000" calcext:value-type="float">
            <text:p>146384000</text:p>
          </table:table-cell>
          <table:table-cell office:value-type="float" office:value="1184" calcext:value-type="float">
            <text:p>1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34315000" calcext:value-type="float">
            <text:p>134315000</text:p>
          </table:table-cell>
          <table:table-cell table:formula="of:=IF([.L1186]-[.I1186]=0;0;1)" office:value-type="float" office:value="0" calcext:value-type="float">
            <text:p>0</text:p>
          </table:table-cell>
          <table:table-cell table:formula="of:=IF([.L1186]-[.B11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table:formula="of:=IF([.E1187]-[.B1187]=0;0;1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122000" calcext:value-type="float">
            <text:p>12200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96000" calcext:value-type="float">
            <text:p>96000</text:p>
          </table:table-cell>
          <table:table-cell table:formula="of:=IF([.L1187]-[.I1187]=0;0;1)" office:value-type="float" office:value="0" calcext:value-type="float">
            <text:p>0</text:p>
          </table:table-cell>
          <table:table-cell table:formula="of:=IF([.L1187]-[.B11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344" calcext:value-type="float">
            <text:p>5344</text:p>
          </table:table-cell>
          <table:table-cell office:value-type="float" office:value="20982000" calcext:value-type="float">
            <text:p>20982000</text:p>
          </table:table-cell>
          <table:table-cell office:value-type="float" office:value="1186" calcext:value-type="float">
            <text:p>1186</text:p>
          </table:table-cell>
          <table:table-cell office:value-type="float" office:value="5344" calcext:value-type="float">
            <text:p>5344</text:p>
          </table:table-cell>
          <table:table-cell office:value-type="float" office:value="20066000" calcext:value-type="float">
            <text:p>20066000</text:p>
          </table:table-cell>
          <table:table-cell table:formula="of:=IF([.E1188]-[.B1188]=0;0;1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5344" calcext:value-type="float">
            <text:p>5344</text:p>
          </table:table-cell>
          <table:table-cell office:value-type="float" office:value="22071999" calcext:value-type="float">
            <text:p>22071999</text:p>
          </table:table-cell>
          <table:table-cell office:value-type="float" office:value="1186" calcext:value-type="float">
            <text:p>1186</text:p>
          </table:table-cell>
          <table:table-cell office:value-type="float" office:value="5344" calcext:value-type="float">
            <text:p>5344</text:p>
          </table:table-cell>
          <table:table-cell office:value-type="float" office:value="22164000" calcext:value-type="float">
            <text:p>22164000</text:p>
          </table:table-cell>
          <table:table-cell table:formula="of:=IF([.L1188]-[.I1188]=0;0;1)" office:value-type="float" office:value="0" calcext:value-type="float">
            <text:p>0</text:p>
          </table:table-cell>
          <table:table-cell table:formula="of:=IF([.L1188]-[.B11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29999" calcext:value-type="float">
            <text:p>129999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25000" calcext:value-type="float">
            <text:p>125000</text:p>
          </table:table-cell>
          <table:table-cell table:formula="of:=IF([.E1189]-[.B1189]=0;0;1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81999" calcext:value-type="float">
            <text:p>181999</text:p>
          </table:table-cell>
          <table:table-cell office:value-type="float" office:value="1187" calcext:value-type="float">
            <text:p>1187</text:p>
          </table:table-cell>
          <table:table-cell office:value-type="float" office:value="14" calcext:value-type="float">
            <text:p>14</text:p>
          </table:table-cell>
          <table:table-cell office:value-type="float" office:value="160000" calcext:value-type="float">
            <text:p>160000</text:p>
          </table:table-cell>
          <table:table-cell table:formula="of:=IF([.L1189]-[.I1189]=0;0;1)" office:value-type="float" office:value="0" calcext:value-type="float">
            <text:p>0</text:p>
          </table:table-cell>
          <table:table-cell table:formula="of:=IF([.L1189]-[.B11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363000" calcext:value-type="float">
            <text:p>363000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301000" calcext:value-type="float">
            <text:p>301000</text:p>
          </table:table-cell>
          <table:table-cell table:formula="of:=IF([.E1190]-[.B1190]=0;0;1)"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536999" calcext:value-type="float">
            <text:p>536999</text:p>
          </table:table-cell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565000" calcext:value-type="float">
            <text:p>565000</text:p>
          </table:table-cell>
          <table:table-cell table:formula="of:=IF([.L1190]-[.I1190]=0;0;1)" office:value-type="float" office:value="0" calcext:value-type="float">
            <text:p>0</text:p>
          </table:table-cell>
          <table:table-cell table:formula="of:=IF([.L1190]-[.B11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812000" calcext:value-type="float">
            <text:p>81200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785000" calcext:value-type="float">
            <text:p>785000</text:p>
          </table:table-cell>
          <table:table-cell table:formula="of:=IF([.E1191]-[.B1191]=0;0;1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870000" calcext:value-type="float">
            <text:p>870000</text:p>
          </table:table-cell>
          <table:table-cell office:value-type="float" office:value="1189" calcext:value-type="float">
            <text:p>1189</text:p>
          </table:table-cell>
          <table:table-cell office:value-type="float" office:value="114" calcext:value-type="float">
            <text:p>114</text:p>
          </table:table-cell>
          <table:table-cell office:value-type="float" office:value="805000" calcext:value-type="float">
            <text:p>805000</text:p>
          </table:table-cell>
          <table:table-cell table:formula="of:=IF([.L1191]-[.I1191]=0;0;1)" office:value-type="float" office:value="0" calcext:value-type="float">
            <text:p>0</text:p>
          </table:table-cell>
          <table:table-cell table:formula="of:=IF([.L1191]-[.B11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36000" calcext:value-type="float">
            <text:p>3600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36000" calcext:value-type="float">
            <text:p>36000</text:p>
          </table:table-cell>
          <table:table-cell table:formula="of:=IF([.E1192]-[.B1192]=0;0;1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table:formula="of:=IF([.L1192]-[.I1192]=0;0;1)" office:value-type="float" office:value="0" calcext:value-type="float">
            <text:p>0</text:p>
          </table:table-cell>
          <table:table-cell table:formula="of:=IF([.L1192]-[.B11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314000" calcext:value-type="float">
            <text:p>31400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294000" calcext:value-type="float">
            <text:p>294000</text:p>
          </table:table-cell>
          <table:table-cell table:formula="of:=IF([.E1193]-[.B1193]=0;0;1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338000" calcext:value-type="float">
            <text:p>338000</text:p>
          </table:table-cell>
          <table:table-cell office:value-type="float" office:value="1191" calcext:value-type="float">
            <text:p>1191</text:p>
          </table:table-cell>
          <table:table-cell office:value-type="float" office:value="55" calcext:value-type="float">
            <text:p>55</text:p>
          </table:table-cell>
          <table:table-cell office:value-type="float" office:value="314000" calcext:value-type="float">
            <text:p>314000</text:p>
          </table:table-cell>
          <table:table-cell table:formula="of:=IF([.L1193]-[.I1193]=0;0;1)" office:value-type="float" office:value="0" calcext:value-type="float">
            <text:p>0</text:p>
          </table:table-cell>
          <table:table-cell table:formula="of:=IF([.L1193]-[.B11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335" calcext:value-type="float">
            <text:p>5335</text:p>
          </table:table-cell>
          <table:table-cell office:value-type="float" office:value="23177000" calcext:value-type="float">
            <text:p>23177000</text:p>
          </table:table-cell>
          <table:table-cell office:value-type="float" office:value="1192" calcext:value-type="float">
            <text:p>1192</text:p>
          </table:table-cell>
          <table:table-cell office:value-type="float" office:value="5335" calcext:value-type="float">
            <text:p>5335</text:p>
          </table:table-cell>
          <table:table-cell office:value-type="float" office:value="22114000" calcext:value-type="float">
            <text:p>22114000</text:p>
          </table:table-cell>
          <table:table-cell table:formula="of:=IF([.E1194]-[.B1194]=0;0;1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5335" calcext:value-type="float">
            <text:p>5335</text:p>
          </table:table-cell>
          <table:table-cell office:value-type="float" office:value="23578000" calcext:value-type="float">
            <text:p>23578000</text:p>
          </table:table-cell>
          <table:table-cell office:value-type="float" office:value="1192" calcext:value-type="float">
            <text:p>1192</text:p>
          </table:table-cell>
          <table:table-cell office:value-type="float" office:value="5335" calcext:value-type="float">
            <text:p>5335</text:p>
          </table:table-cell>
          <table:table-cell office:value-type="float" office:value="21522000" calcext:value-type="float">
            <text:p>21522000</text:p>
          </table:table-cell>
          <table:table-cell table:formula="of:=IF([.L1194]-[.I1194]=0;0;1)" office:value-type="float" office:value="0" calcext:value-type="float">
            <text:p>0</text:p>
          </table:table-cell>
          <table:table-cell table:formula="of:=IF([.L1194]-[.B11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49999" calcext:value-type="float">
            <text:p>49999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51000" calcext:value-type="float">
            <text:p>51000</text:p>
          </table:table-cell>
          <table:table-cell table:formula="of:=IF([.E1195]-[.B1195]=0;0;1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74000" calcext:value-type="float">
            <text:p>7400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67000" calcext:value-type="float">
            <text:p>67000</text:p>
          </table:table-cell>
          <table:table-cell table:formula="of:=IF([.L1195]-[.I1195]=0;0;1)" office:value-type="float" office:value="0" calcext:value-type="float">
            <text:p>0</text:p>
          </table:table-cell>
          <table:table-cell table:formula="of:=IF([.L1195]-[.B11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212000" calcext:value-type="float">
            <text:p>212000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202000" calcext:value-type="float">
            <text:p>202000</text:p>
          </table:table-cell>
          <table:table-cell table:formula="of:=IF([.E1196]-[.B1196]=0;0;1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254999" calcext:value-type="float">
            <text:p>254999</text:p>
          </table:table-cell>
          <table:table-cell office:value-type="float" office:value="1194" calcext:value-type="float">
            <text:p>1194</text:p>
          </table:table-cell>
          <table:table-cell office:value-type="float" office:value="23" calcext:value-type="float">
            <text:p>23</text:p>
          </table:table-cell>
          <table:table-cell office:value-type="float" office:value="239999" calcext:value-type="float">
            <text:p>239999</text:p>
          </table:table-cell>
          <table:table-cell table:formula="of:=IF([.L1196]-[.I1196]=0;0;1)" office:value-type="float" office:value="0" calcext:value-type="float">
            <text:p>0</text:p>
          </table:table-cell>
          <table:table-cell table:formula="of:=IF([.L1196]-[.B11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205000" calcext:value-type="float">
            <text:p>1205000</text:p>
          </table:table-cell>
          <table:table-cell table:formula="of:=IF([.E1197]-[.B1197]=0;0;1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195" calcext:value-type="float">
            <text:p>1195</text:p>
          </table:table-cell>
          <table:table-cell office:value-type="float" office:value="222" calcext:value-type="float">
            <text:p>222</text:p>
          </table:table-cell>
          <table:table-cell office:value-type="float" office:value="1459000" calcext:value-type="float">
            <text:p>1459000</text:p>
          </table:table-cell>
          <table:table-cell table:formula="of:=IF([.L1197]-[.I1197]=0;0;1)" office:value-type="float" office:value="0" calcext:value-type="float">
            <text:p>0</text:p>
          </table:table-cell>
          <table:table-cell table:formula="of:=IF([.L1197]-[.B11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133000" calcext:value-type="float">
            <text:p>1133000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081999" calcext:value-type="float">
            <text:p>1081999</text:p>
          </table:table-cell>
          <table:table-cell table:formula="of:=IF([.E1198]-[.B1198]=0;0;1)"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174000" calcext:value-type="float">
            <text:p>1174000</text:p>
          </table:table-cell>
          <table:table-cell office:value-type="float" office:value="1196" calcext:value-type="float">
            <text:p>1196</text:p>
          </table:table-cell>
          <table:table-cell office:value-type="float" office:value="305" calcext:value-type="float">
            <text:p>305</text:p>
          </table:table-cell>
          <table:table-cell office:value-type="float" office:value="1089000" calcext:value-type="float">
            <text:p>1089000</text:p>
          </table:table-cell>
          <table:table-cell table:formula="of:=IF([.L1198]-[.I1198]=0;0;1)" office:value-type="float" office:value="0" calcext:value-type="float">
            <text:p>0</text:p>
          </table:table-cell>
          <table:table-cell table:formula="of:=IF([.L1198]-[.B11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542" calcext:value-type="float">
            <text:p>1542</text:p>
          </table:table-cell>
          <table:table-cell office:value-type="float" office:value="9009999" calcext:value-type="float">
            <text:p>9009999</text:p>
          </table:table-cell>
          <table:table-cell office:value-type="float" office:value="1197" calcext:value-type="float">
            <text:p>1197</text:p>
          </table:table-cell>
          <table:table-cell office:value-type="float" office:value="1542" calcext:value-type="float">
            <text:p>1542</text:p>
          </table:table-cell>
          <table:table-cell office:value-type="float" office:value="8541000" calcext:value-type="float">
            <text:p>8541000</text:p>
          </table:table-cell>
          <table:table-cell table:formula="of:=IF([.E1199]-[.B1199]=0;0;1)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542" calcext:value-type="float">
            <text:p>1542</text:p>
          </table:table-cell>
          <table:table-cell office:value-type="float" office:value="8875000" calcext:value-type="float">
            <text:p>8875000</text:p>
          </table:table-cell>
          <table:table-cell office:value-type="float" office:value="1197" calcext:value-type="float">
            <text:p>1197</text:p>
          </table:table-cell>
          <table:table-cell office:value-type="float" office:value="1542" calcext:value-type="float">
            <text:p>1542</text:p>
          </table:table-cell>
          <table:table-cell office:value-type="float" office:value="8232000" calcext:value-type="float">
            <text:p>8232000</text:p>
          </table:table-cell>
          <table:table-cell table:formula="of:=IF([.L1199]-[.I1199]=0;0;1)" office:value-type="float" office:value="0" calcext:value-type="float">
            <text:p>0</text:p>
          </table:table-cell>
          <table:table-cell table:formula="of:=IF([.L1199]-[.B11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7769" calcext:value-type="float">
            <text:p>37769</text:p>
          </table:table-cell>
          <table:table-cell office:value-type="float" office:value="101476000" calcext:value-type="float">
            <text:p>101476000</text:p>
          </table:table-cell>
          <table:table-cell office:value-type="float" office:value="1198" calcext:value-type="float">
            <text:p>1198</text:p>
          </table:table-cell>
          <table:table-cell office:value-type="float" office:value="37769" calcext:value-type="float">
            <text:p>37769</text:p>
          </table:table-cell>
          <table:table-cell office:value-type="float" office:value="99888999" calcext:value-type="float">
            <text:p>99888999</text:p>
          </table:table-cell>
          <table:table-cell table:formula="of:=IF([.E1200]-[.B1200]=0;0;1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37769" calcext:value-type="float">
            <text:p>37769</text:p>
          </table:table-cell>
          <table:table-cell office:value-type="float" office:value="102422000" calcext:value-type="float">
            <text:p>102422000</text:p>
          </table:table-cell>
          <table:table-cell office:value-type="float" office:value="1198" calcext:value-type="float">
            <text:p>1198</text:p>
          </table:table-cell>
          <table:table-cell office:value-type="float" office:value="37769" calcext:value-type="float">
            <text:p>37769</text:p>
          </table:table-cell>
          <table:table-cell office:value-type="float" office:value="95374000" calcext:value-type="float">
            <text:p>95374000</text:p>
          </table:table-cell>
          <table:table-cell table:formula="of:=IF([.L1200]-[.I1200]=0;0;1)" office:value-type="float" office:value="0" calcext:value-type="float">
            <text:p>0</text:p>
          </table:table-cell>
          <table:table-cell table:formula="of:=IF([.L1200]-[.B12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29" calcext:value-type="float">
            <text:p>1429</text:p>
          </table:table-cell>
          <table:table-cell office:value-type="float" office:value="7129000" calcext:value-type="float">
            <text:p>7129000</text:p>
          </table:table-cell>
          <table:table-cell office:value-type="float" office:value="1199" calcext:value-type="float">
            <text:p>1199</text:p>
          </table:table-cell>
          <table:table-cell office:value-type="float" office:value="1429" calcext:value-type="float">
            <text:p>1429</text:p>
          </table:table-cell>
          <table:table-cell office:value-type="float" office:value="7030000" calcext:value-type="float">
            <text:p>7030000</text:p>
          </table:table-cell>
          <table:table-cell table:formula="of:=IF([.E1201]-[.B1201]=0;0;1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429" calcext:value-type="float">
            <text:p>1429</text:p>
          </table:table-cell>
          <table:table-cell office:value-type="float" office:value="7729000" calcext:value-type="float">
            <text:p>7729000</text:p>
          </table:table-cell>
          <table:table-cell office:value-type="float" office:value="1199" calcext:value-type="float">
            <text:p>1199</text:p>
          </table:table-cell>
          <table:table-cell office:value-type="float" office:value="1429" calcext:value-type="float">
            <text:p>1429</text:p>
          </table:table-cell>
          <table:table-cell office:value-type="float" office:value="7019999" calcext:value-type="float">
            <text:p>7019999</text:p>
          </table:table-cell>
          <table:table-cell table:formula="of:=IF([.L1201]-[.I1201]=0;0;1)" office:value-type="float" office:value="0" calcext:value-type="float">
            <text:p>0</text:p>
          </table:table-cell>
          <table:table-cell table:formula="of:=IF([.L1201]-[.B120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72000" calcext:value-type="float">
            <text:p>7200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73000" calcext:value-type="float">
            <text:p>73000</text:p>
          </table:table-cell>
          <table:table-cell table:formula="of:=IF([.E1202]-[.B1202]=0;0;1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93000" calcext:value-type="float">
            <text:p>93000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0999" calcext:value-type="float">
            <text:p>80999</text:p>
          </table:table-cell>
          <table:table-cell table:formula="of:=IF([.L1202]-[.I1202]=0;0;1)" office:value-type="float" office:value="0" calcext:value-type="float">
            <text:p>0</text:p>
          </table:table-cell>
          <table:table-cell table:formula="of:=IF([.L1202]-[.B120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698" calcext:value-type="float">
            <text:p>6698</text:p>
          </table:table-cell>
          <table:table-cell office:value-type="float" office:value="33844000" calcext:value-type="float">
            <text:p>33844000</text:p>
          </table:table-cell>
          <table:table-cell office:value-type="float" office:value="1201" calcext:value-type="float">
            <text:p>1201</text:p>
          </table:table-cell>
          <table:table-cell office:value-type="float" office:value="6698" calcext:value-type="float">
            <text:p>6698</text:p>
          </table:table-cell>
          <table:table-cell office:value-type="float" office:value="33219000" calcext:value-type="float">
            <text:p>33219000</text:p>
          </table:table-cell>
          <table:table-cell table:formula="of:=IF([.E1203]-[.B1203]=0;0;1)"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6698" calcext:value-type="float">
            <text:p>6698</text:p>
          </table:table-cell>
          <table:table-cell office:value-type="float" office:value="34536000" calcext:value-type="float">
            <text:p>34536000</text:p>
          </table:table-cell>
          <table:table-cell office:value-type="float" office:value="1201" calcext:value-type="float">
            <text:p>1201</text:p>
          </table:table-cell>
          <table:table-cell office:value-type="float" office:value="6698" calcext:value-type="float">
            <text:p>6698</text:p>
          </table:table-cell>
          <table:table-cell office:value-type="float" office:value="30827999" calcext:value-type="float">
            <text:p>30827999</text:p>
          </table:table-cell>
          <table:table-cell table:formula="of:=IF([.L1203]-[.I1203]=0;0;1)" office:value-type="float" office:value="0" calcext:value-type="float">
            <text:p>0</text:p>
          </table:table-cell>
          <table:table-cell table:formula="of:=IF([.L1203]-[.B120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1204]-[.B1204]=0;0;1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table:formula="of:=IF([.L1204]-[.I1204]=0;0;1)" office:value-type="float" office:value="0" calcext:value-type="float">
            <text:p>0</text:p>
          </table:table-cell>
          <table:table-cell table:formula="of:=IF([.L1204]-[.B120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88999" calcext:value-type="float">
            <text:p>388999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61999" calcext:value-type="float">
            <text:p>361999</text:p>
          </table:table-cell>
          <table:table-cell table:formula="of:=IF([.E1205]-[.B1205]=0;0;1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681000" calcext:value-type="float">
            <text:p>681000</text:p>
          </table:table-cell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661999" calcext:value-type="float">
            <text:p>661999</text:p>
          </table:table-cell>
          <table:table-cell table:formula="of:=IF([.L1205]-[.I1205]=0;0;1)" office:value-type="float" office:value="0" calcext:value-type="float">
            <text:p>0</text:p>
          </table:table-cell>
          <table:table-cell table:formula="of:=IF([.L1205]-[.B120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428999" calcext:value-type="float">
            <text:p>3428999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306000" calcext:value-type="float">
            <text:p>3306000</text:p>
          </table:table-cell>
          <table:table-cell table:formula="of:=IF([.E1206]-[.B1206]=0;0;1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469000" calcext:value-type="float">
            <text:p>3469000</text:p>
          </table:table-cell>
          <table:table-cell office:value-type="float" office:value="1204" calcext:value-type="float">
            <text:p>1204</text:p>
          </table:table-cell>
          <table:table-cell office:value-type="float" office:value="534" calcext:value-type="float">
            <text:p>534</text:p>
          </table:table-cell>
          <table:table-cell office:value-type="float" office:value="3205999" calcext:value-type="float">
            <text:p>3205999</text:p>
          </table:table-cell>
          <table:table-cell table:formula="of:=IF([.L1206]-[.I1206]=0;0;1)" office:value-type="float" office:value="0" calcext:value-type="float">
            <text:p>0</text:p>
          </table:table-cell>
          <table:table-cell table:formula="of:=IF([.L1206]-[.B120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69686000" calcext:value-type="float">
            <text:p>169686000</text:p>
          </table:table-cell>
          <table:table-cell office:value-type="float" office:value="1205" calcext:value-type="float">
            <text:p>1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64141999" calcext:value-type="float">
            <text:p>164141999</text:p>
          </table:table-cell>
          <table:table-cell table:formula="of:=IF([.E1207]-[.B1207]=0;0;1)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70001000" calcext:value-type="float">
            <text:p>170001000</text:p>
          </table:table-cell>
          <table:table-cell office:value-type="float" office:value="1205" calcext:value-type="float">
            <text:p>1205</text:p>
          </table:table-cell>
          <table:table-cell office:value-type="float" office:value="50000" calcext:value-type="float">
            <text:p>50000</text:p>
          </table:table-cell>
          <table:table-cell office:value-type="float" office:value="155344999" calcext:value-type="float">
            <text:p>155344999</text:p>
          </table:table-cell>
          <table:table-cell table:formula="of:=IF([.L1207]-[.I1207]=0;0;1)" office:value-type="float" office:value="0" calcext:value-type="float">
            <text:p>0</text:p>
          </table:table-cell>
          <table:table-cell table:formula="of:=IF([.L1207]-[.B120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8890" calcext:value-type="float">
            <text:p>8890</text:p>
          </table:table-cell>
          <table:table-cell office:value-type="float" office:value="36404000" calcext:value-type="float">
            <text:p>36404000</text:p>
          </table:table-cell>
          <table:table-cell office:value-type="float" office:value="1206" calcext:value-type="float">
            <text:p>1206</text:p>
          </table:table-cell>
          <table:table-cell office:value-type="float" office:value="8890" calcext:value-type="float">
            <text:p>8890</text:p>
          </table:table-cell>
          <table:table-cell office:value-type="float" office:value="34642000" calcext:value-type="float">
            <text:p>34642000</text:p>
          </table:table-cell>
          <table:table-cell table:formula="of:=IF([.E1208]-[.B1208]=0;0;1)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8890" calcext:value-type="float">
            <text:p>8890</text:p>
          </table:table-cell>
          <table:table-cell office:value-type="float" office:value="37459000" calcext:value-type="float">
            <text:p>37459000</text:p>
          </table:table-cell>
          <table:table-cell office:value-type="float" office:value="1206" calcext:value-type="float">
            <text:p>1206</text:p>
          </table:table-cell>
          <table:table-cell office:value-type="float" office:value="8890" calcext:value-type="float">
            <text:p>8890</text:p>
          </table:table-cell>
          <table:table-cell office:value-type="float" office:value="33759000" calcext:value-type="float">
            <text:p>33759000</text:p>
          </table:table-cell>
          <table:table-cell table:formula="of:=IF([.L1208]-[.I1208]=0;0;1)" office:value-type="float" office:value="0" calcext:value-type="float">
            <text:p>0</text:p>
          </table:table-cell>
          <table:table-cell table:formula="of:=IF([.L1208]-[.B120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314000" calcext:value-type="float">
            <text:p>314000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289000" calcext:value-type="float">
            <text:p>289000</text:p>
          </table:table-cell>
          <table:table-cell table:formula="of:=IF([.E1209]-[.B1209]=0;0;1)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632000" calcext:value-type="float">
            <text:p>632000</text:p>
          </table:table-cell>
          <table:table-cell office:value-type="float" office:value="1207" calcext:value-type="float">
            <text:p>1207</text:p>
          </table:table-cell>
          <table:table-cell office:value-type="float" office:value="45" calcext:value-type="float">
            <text:p>45</text:p>
          </table:table-cell>
          <table:table-cell office:value-type="float" office:value="624000" calcext:value-type="float">
            <text:p>624000</text:p>
          </table:table-cell>
          <table:table-cell table:formula="of:=IF([.L1209]-[.I1209]=0;0;1)" office:value-type="float" office:value="0" calcext:value-type="float">
            <text:p>0</text:p>
          </table:table-cell>
          <table:table-cell table:formula="of:=IF([.L1209]-[.B120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296" calcext:value-type="float">
            <text:p>9296</text:p>
          </table:table-cell>
          <table:table-cell office:value-type="float" office:value="34630000" calcext:value-type="float">
            <text:p>34630000</text:p>
          </table:table-cell>
          <table:table-cell office:value-type="float" office:value="1208" calcext:value-type="float">
            <text:p>1208</text:p>
          </table:table-cell>
          <table:table-cell office:value-type="float" office:value="9296" calcext:value-type="float">
            <text:p>9296</text:p>
          </table:table-cell>
          <table:table-cell office:value-type="float" office:value="33394000" calcext:value-type="float">
            <text:p>33394000</text:p>
          </table:table-cell>
          <table:table-cell table:formula="of:=IF([.E1210]-[.B1210]=0;0;1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9296" calcext:value-type="float">
            <text:p>9296</text:p>
          </table:table-cell>
          <table:table-cell office:value-type="float" office:value="35384000" calcext:value-type="float">
            <text:p>35384000</text:p>
          </table:table-cell>
          <table:table-cell office:value-type="float" office:value="1208" calcext:value-type="float">
            <text:p>1208</text:p>
          </table:table-cell>
          <table:table-cell office:value-type="float" office:value="9296" calcext:value-type="float">
            <text:p>9296</text:p>
          </table:table-cell>
          <table:table-cell office:value-type="float" office:value="32271999" calcext:value-type="float">
            <text:p>32271999</text:p>
          </table:table-cell>
          <table:table-cell table:formula="of:=IF([.L1210]-[.I1210]=0;0;1)" office:value-type="float" office:value="0" calcext:value-type="float">
            <text:p>0</text:p>
          </table:table-cell>
          <table:table-cell table:formula="of:=IF([.L1210]-[.B121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table:formula="of:=IF([.E1211]-[.B1211]=0;0;1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56000" calcext:value-type="float">
            <text:p>56000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000</text:p>
          </table:table-cell>
          <table:table-cell table:formula="of:=IF([.L1211]-[.I1211]=0;0;1)" office:value-type="float" office:value="0" calcext:value-type="float">
            <text:p>0</text:p>
          </table:table-cell>
          <table:table-cell table:formula="of:=IF([.L1211]-[.B121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IF([.E1212]-[.B1212]=0;0;1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table:formula="of:=IF([.L1212]-[.I1212]=0;0;1)" office:value-type="float" office:value="0" calcext:value-type="float">
            <text:p>0</text:p>
          </table:table-cell>
          <table:table-cell table:formula="of:=IF([.L1212]-[.B121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94000" calcext:value-type="float">
            <text:p>94000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85999" calcext:value-type="float">
            <text:p>85999</text:p>
          </table:table-cell>
          <table:table-cell table:formula="of:=IF([.E1213]-[.B1213]=0;0;1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177000" calcext:value-type="float">
            <text:p>177000</text:p>
          </table:table-cell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  <table:table-cell office:value-type="float" office:value="189000" calcext:value-type="float">
            <text:p>189000</text:p>
          </table:table-cell>
          <table:table-cell table:formula="of:=IF([.L1213]-[.I1213]=0;0;1)" office:value-type="float" office:value="0" calcext:value-type="float">
            <text:p>0</text:p>
          </table:table-cell>
          <table:table-cell table:formula="of:=IF([.L1213]-[.B121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212000" calcext:value-type="float">
            <text:p>212000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87000" calcext:value-type="float">
            <text:p>187000</text:p>
          </table:table-cell>
          <table:table-cell table:formula="of:=IF([.E1214]-[.B1214]=0;0;1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208999" calcext:value-type="float">
            <text:p>208999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198999" calcext:value-type="float">
            <text:p>198999</text:p>
          </table:table-cell>
          <table:table-cell table:formula="of:=IF([.L1214]-[.I1214]=0;0;1)" office:value-type="float" office:value="0" calcext:value-type="float">
            <text:p>0</text:p>
          </table:table-cell>
          <table:table-cell table:formula="of:=IF([.L1214]-[.B121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443000" calcext:value-type="float">
            <text:p>4443000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229000" calcext:value-type="float">
            <text:p>4229000</text:p>
          </table:table-cell>
          <table:table-cell table:formula="of:=IF([.E1215]-[.B1215]=0;0;1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789000" calcext:value-type="float">
            <text:p>4789000</text:p>
          </table:table-cell>
          <table:table-cell office:value-type="float" office:value="1213" calcext:value-type="float">
            <text:p>1213</text:p>
          </table:table-cell>
          <table:table-cell office:value-type="float" office:value="890" calcext:value-type="float">
            <text:p>890</text:p>
          </table:table-cell>
          <table:table-cell office:value-type="float" office:value="4422000" calcext:value-type="float">
            <text:p>4422000</text:p>
          </table:table-cell>
          <table:table-cell table:formula="of:=IF([.L1215]-[.I1215]=0;0;1)" office:value-type="float" office:value="0" calcext:value-type="float">
            <text:p>0</text:p>
          </table:table-cell>
          <table:table-cell table:formula="of:=IF([.L1215]-[.B121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4897" calcext:value-type="float">
            <text:p>34897</text:p>
          </table:table-cell>
          <table:table-cell office:value-type="float" office:value="134684000" calcext:value-type="float">
            <text:p>134684000</text:p>
          </table:table-cell>
          <table:table-cell office:value-type="float" office:value="1214" calcext:value-type="float">
            <text:p>1214</text:p>
          </table:table-cell>
          <table:table-cell office:value-type="float" office:value="34897" calcext:value-type="float">
            <text:p>34897</text:p>
          </table:table-cell>
          <table:table-cell office:value-type="float" office:value="129458999" calcext:value-type="float">
            <text:p>129458999</text:p>
          </table:table-cell>
          <table:table-cell table:formula="of:=IF([.E1216]-[.B1216]=0;0;1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34897" calcext:value-type="float">
            <text:p>34897</text:p>
          </table:table-cell>
          <table:table-cell office:value-type="float" office:value="135520000" calcext:value-type="float">
            <text:p>135520000</text:p>
          </table:table-cell>
          <table:table-cell office:value-type="float" office:value="1214" calcext:value-type="float">
            <text:p>1214</text:p>
          </table:table-cell>
          <table:table-cell office:value-type="float" office:value="34897" calcext:value-type="float">
            <text:p>34897</text:p>
          </table:table-cell>
          <table:table-cell office:value-type="float" office:value="124328000" calcext:value-type="float">
            <text:p>124328000</text:p>
          </table:table-cell>
          <table:table-cell table:formula="of:=IF([.L1216]-[.I1216]=0;0;1)" office:value-type="float" office:value="0" calcext:value-type="float">
            <text:p>0</text:p>
          </table:table-cell>
          <table:table-cell table:formula="of:=IF([.L1216]-[.B121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002" calcext:value-type="float">
            <text:p>6002</text:p>
          </table:table-cell>
          <table:table-cell office:value-type="float" office:value="31624000" calcext:value-type="float">
            <text:p>31624000</text:p>
          </table:table-cell>
          <table:table-cell office:value-type="float" office:value="1215" calcext:value-type="float">
            <text:p>1215</text:p>
          </table:table-cell>
          <table:table-cell office:value-type="float" office:value="6002" calcext:value-type="float">
            <text:p>6002</text:p>
          </table:table-cell>
          <table:table-cell office:value-type="float" office:value="30161999" calcext:value-type="float">
            <text:p>30161999</text:p>
          </table:table-cell>
          <table:table-cell table:formula="of:=IF([.E1217]-[.B1217]=0;0;1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6002" calcext:value-type="float">
            <text:p>6002</text:p>
          </table:table-cell>
          <table:table-cell office:value-type="float" office:value="32584000" calcext:value-type="float">
            <text:p>32584000</text:p>
          </table:table-cell>
          <table:table-cell office:value-type="float" office:value="1215" calcext:value-type="float">
            <text:p>1215</text:p>
          </table:table-cell>
          <table:table-cell office:value-type="float" office:value="6002" calcext:value-type="float">
            <text:p>6002</text:p>
          </table:table-cell>
          <table:table-cell office:value-type="float" office:value="29675000" calcext:value-type="float">
            <text:p>29675000</text:p>
          </table:table-cell>
          <table:table-cell table:formula="of:=IF([.L1217]-[.I1217]=0;0;1)" office:value-type="float" office:value="0" calcext:value-type="float">
            <text:p>0</text:p>
          </table:table-cell>
          <table:table-cell table:formula="of:=IF([.L1217]-[.B121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14999" calcext:value-type="float">
            <text:p>114999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03000" calcext:value-type="float">
            <text:p>103000</text:p>
          </table:table-cell>
          <table:table-cell table:formula="of:=IF([.E1218]-[.B1218]=0;0;1)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69000" calcext:value-type="float">
            <text:p>169000</text:p>
          </table:table-cell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office:value-type="float" office:value="157000" calcext:value-type="float">
            <text:p>157000</text:p>
          </table:table-cell>
          <table:table-cell table:formula="of:=IF([.L1218]-[.I1218]=0;0;1)" office:value-type="float" office:value="0" calcext:value-type="float">
            <text:p>0</text:p>
          </table:table-cell>
          <table:table-cell table:formula="of:=IF([.L1218]-[.B121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42999" calcext:value-type="float">
            <text:p>42999</text:p>
          </table:table-cell>
          <table:table-cell table:formula="of:=IF([.E1219]-[.B1219]=0;0;1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62000" calcext:value-type="float">
            <text:p>62000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table:formula="of:=IF([.L1219]-[.I1219]=0;0;1)" office:value-type="float" office:value="0" calcext:value-type="float">
            <text:p>0</text:p>
          </table:table-cell>
          <table:table-cell table:formula="of:=IF([.L1219]-[.B121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109999" calcext:value-type="float">
            <text:p>1109999</text:p>
          </table:table-cell>
          <table:table-cell table:formula="of:=IF([.E1220]-[.B1220]=0;0;1)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413000" calcext:value-type="float">
            <text:p>1413000</text:p>
          </table:table-cell>
          <table:table-cell office:value-type="float" office:value="1218" calcext:value-type="float">
            <text:p>1218</text:p>
          </table:table-cell>
          <table:table-cell office:value-type="float" office:value="338" calcext:value-type="float">
            <text:p>338</text:p>
          </table:table-cell>
          <table:table-cell office:value-type="float" office:value="1372999" calcext:value-type="float">
            <text:p>1372999</text:p>
          </table:table-cell>
          <table:table-cell table:formula="of:=IF([.L1220]-[.I1220]=0;0;1)" office:value-type="float" office:value="0" calcext:value-type="float">
            <text:p>0</text:p>
          </table:table-cell>
          <table:table-cell table:formula="of:=IF([.L1220]-[.B122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31999" calcext:value-type="float">
            <text:p>131999</text:p>
          </table:table-cell>
          <table:table-cell table:formula="of:=IF([.E1221]-[.B1221]=0;0;1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54000" calcext:value-type="float">
            <text:p>154000</text:p>
          </table:table-cell>
          <table:table-cell office:value-type="float" office:value="1219" calcext:value-type="float">
            <text:p>1219</text:p>
          </table:table-cell>
          <table:table-cell office:value-type="float" office:value="16" calcext:value-type="float">
            <text:p>16</text:p>
          </table:table-cell>
          <table:table-cell office:value-type="float" office:value="144000" calcext:value-type="float">
            <text:p>144000</text:p>
          </table:table-cell>
          <table:table-cell table:formula="of:=IF([.L1221]-[.I1221]=0;0;1)" office:value-type="float" office:value="0" calcext:value-type="float">
            <text:p>0</text:p>
          </table:table-cell>
          <table:table-cell table:formula="of:=IF([.L1221]-[.B122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37000" calcext:value-type="float">
            <text:p>3700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table:formula="of:=IF([.E1222]-[.B1222]=0;0;1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L1222]-[.I1222]=0;0;1)" office:value-type="float" office:value="0" calcext:value-type="float">
            <text:p>0</text:p>
          </table:table-cell>
          <table:table-cell table:formula="of:=IF([.L1222]-[.B122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29999" calcext:value-type="float">
            <text:p>29999</text:p>
          </table:table-cell>
          <table:table-cell table:formula="of:=IF([.E1223]-[.B1223]=0;0;1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table:formula="of:=IF([.L1223]-[.I1223]=0;0;1)" office:value-type="float" office:value="0" calcext:value-type="float">
            <text:p>0</text:p>
          </table:table-cell>
          <table:table-cell table:formula="of:=IF([.L1223]-[.B122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123" calcext:value-type="float">
            <text:p>4123</text:p>
          </table:table-cell>
          <table:table-cell office:value-type="float" office:value="19253000" calcext:value-type="float">
            <text:p>19253000</text:p>
          </table:table-cell>
          <table:table-cell office:value-type="float" office:value="1222" calcext:value-type="float">
            <text:p>1222</text:p>
          </table:table-cell>
          <table:table-cell office:value-type="float" office:value="4123" calcext:value-type="float">
            <text:p>4123</text:p>
          </table:table-cell>
          <table:table-cell office:value-type="float" office:value="18331999" calcext:value-type="float">
            <text:p>18331999</text:p>
          </table:table-cell>
          <table:table-cell table:formula="of:=IF([.E1224]-[.B1224]=0;0;1)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4123" calcext:value-type="float">
            <text:p>4123</text:p>
          </table:table-cell>
          <table:table-cell office:value-type="float" office:value="19452999" calcext:value-type="float">
            <text:p>19452999</text:p>
          </table:table-cell>
          <table:table-cell office:value-type="float" office:value="1222" calcext:value-type="float">
            <text:p>1222</text:p>
          </table:table-cell>
          <table:table-cell office:value-type="float" office:value="4123" calcext:value-type="float">
            <text:p>4123</text:p>
          </table:table-cell>
          <table:table-cell office:value-type="float" office:value="17530000" calcext:value-type="float">
            <text:p>17530000</text:p>
          </table:table-cell>
          <table:table-cell table:formula="of:=IF([.L1224]-[.I1224]=0;0;1)" office:value-type="float" office:value="0" calcext:value-type="float">
            <text:p>0</text:p>
          </table:table-cell>
          <table:table-cell table:formula="of:=IF([.L1224]-[.B122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58000" calcext:value-type="float">
            <text:p>358000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337000" calcext:value-type="float">
            <text:p>337000</text:p>
          </table:table-cell>
          <table:table-cell table:formula="of:=IF([.E1225]-[.B1225]=0;0;1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549999" calcext:value-type="float">
            <text:p>549999</text:p>
          </table:table-cell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536000" calcext:value-type="float">
            <text:p>536000</text:p>
          </table:table-cell>
          <table:table-cell table:formula="of:=IF([.L1225]-[.I1225]=0;0;1)" office:value-type="float" office:value="0" calcext:value-type="float">
            <text:p>0</text:p>
          </table:table-cell>
          <table:table-cell table:formula="of:=IF([.L1225]-[.B122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27000" calcext:value-type="float">
            <text:p>22700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15000" calcext:value-type="float">
            <text:p>215000</text:p>
          </table:table-cell>
          <table:table-cell table:formula="of:=IF([.E1226]-[.B1226]=0;0;1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48000" calcext:value-type="float">
            <text:p>248000</text:p>
          </table:table-cell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float" office:value="233000" calcext:value-type="float">
            <text:p>233000</text:p>
          </table:table-cell>
          <table:table-cell table:formula="of:=IF([.L1226]-[.I1226]=0;0;1)" office:value-type="float" office:value="0" calcext:value-type="float">
            <text:p>0</text:p>
          </table:table-cell>
          <table:table-cell table:formula="of:=IF([.L1226]-[.B122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2888" calcext:value-type="float">
            <text:p>42888</text:p>
          </table:table-cell>
          <table:table-cell office:value-type="float" office:value="118916000" calcext:value-type="float">
            <text:p>118916000</text:p>
          </table:table-cell>
          <table:table-cell office:value-type="float" office:value="1225" calcext:value-type="float">
            <text:p>1225</text:p>
          </table:table-cell>
          <table:table-cell office:value-type="float" office:value="42888" calcext:value-type="float">
            <text:p>42888</text:p>
          </table:table-cell>
          <table:table-cell office:value-type="float" office:value="113831999" calcext:value-type="float">
            <text:p>113831999</text:p>
          </table:table-cell>
          <table:table-cell table:formula="of:=IF([.E1227]-[.B1227]=0;0;1)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42888" calcext:value-type="float">
            <text:p>42888</text:p>
          </table:table-cell>
          <table:table-cell office:value-type="float" office:value="118808000" calcext:value-type="float">
            <text:p>118808000</text:p>
          </table:table-cell>
          <table:table-cell office:value-type="float" office:value="1225" calcext:value-type="float">
            <text:p>1225</text:p>
          </table:table-cell>
          <table:table-cell office:value-type="float" office:value="42888" calcext:value-type="float">
            <text:p>42888</text:p>
          </table:table-cell>
          <table:table-cell office:value-type="float" office:value="111291999" calcext:value-type="float">
            <text:p>111291999</text:p>
          </table:table-cell>
          <table:table-cell table:formula="of:=IF([.L1227]-[.I1227]=0;0;1)" office:value-type="float" office:value="0" calcext:value-type="float">
            <text:p>0</text:p>
          </table:table-cell>
          <table:table-cell table:formula="of:=IF([.L1227]-[.B122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511" calcext:value-type="float">
            <text:p>1511</text:p>
          </table:table-cell>
          <table:table-cell office:value-type="float" office:value="8808000" calcext:value-type="float">
            <text:p>8808000</text:p>
          </table:table-cell>
          <table:table-cell office:value-type="float" office:value="1226" calcext:value-type="float">
            <text:p>1226</text:p>
          </table:table-cell>
          <table:table-cell office:value-type="float" office:value="1511" calcext:value-type="float">
            <text:p>1511</text:p>
          </table:table-cell>
          <table:table-cell office:value-type="float" office:value="8371000" calcext:value-type="float">
            <text:p>8371000</text:p>
          </table:table-cell>
          <table:table-cell table:formula="of:=IF([.E1228]-[.B1228]=0;0;1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511" calcext:value-type="float">
            <text:p>1511</text:p>
          </table:table-cell>
          <table:table-cell office:value-type="float" office:value="9204000" calcext:value-type="float">
            <text:p>9204000</text:p>
          </table:table-cell>
          <table:table-cell office:value-type="float" office:value="1226" calcext:value-type="float">
            <text:p>1226</text:p>
          </table:table-cell>
          <table:table-cell office:value-type="float" office:value="1511" calcext:value-type="float">
            <text:p>1511</text:p>
          </table:table-cell>
          <table:table-cell office:value-type="float" office:value="8531000" calcext:value-type="float">
            <text:p>8531000</text:p>
          </table:table-cell>
          <table:table-cell table:formula="of:=IF([.L1228]-[.I1228]=0;0;1)" office:value-type="float" office:value="0" calcext:value-type="float">
            <text:p>0</text:p>
          </table:table-cell>
          <table:table-cell table:formula="of:=IF([.L1228]-[.B122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519999" calcext:value-type="float">
            <text:p>1519999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405000" calcext:value-type="float">
            <text:p>1405000</text:p>
          </table:table-cell>
          <table:table-cell table:formula="of:=IF([.E1229]-[.B1229]=0;0;1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227" calcext:value-type="float">
            <text:p>1227</text:p>
          </table:table-cell>
          <table:table-cell office:value-type="float" office:value="222" calcext:value-type="float">
            <text:p>222</text:p>
          </table:table-cell>
          <table:table-cell office:value-type="float" office:value="1473999" calcext:value-type="float">
            <text:p>1473999</text:p>
          </table:table-cell>
          <table:table-cell table:formula="of:=IF([.L1229]-[.I1229]=0;0;1)" office:value-type="float" office:value="0" calcext:value-type="float">
            <text:p>0</text:p>
          </table:table-cell>
          <table:table-cell table:formula="of:=IF([.L1229]-[.B122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080000" calcext:value-type="float">
            <text:p>1080000</text:p>
          </table:table-cell>
          <table:table-cell table:formula="of:=IF([.E1230]-[.B1230]=0;0;1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169000" calcext:value-type="float">
            <text:p>1169000</text:p>
          </table:table-cell>
          <table:table-cell office:value-type="float" office:value="1228" calcext:value-type="float">
            <text:p>1228</text:p>
          </table:table-cell>
          <table:table-cell office:value-type="float" office:value="210" calcext:value-type="float">
            <text:p>210</text:p>
          </table:table-cell>
          <table:table-cell office:value-type="float" office:value="1106000" calcext:value-type="float">
            <text:p>1106000</text:p>
          </table:table-cell>
          <table:table-cell table:formula="of:=IF([.L1230]-[.I1230]=0;0;1)" office:value-type="float" office:value="0" calcext:value-type="float">
            <text:p>0</text:p>
          </table:table-cell>
          <table:table-cell table:formula="of:=IF([.L1230]-[.B123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0000" calcext:value-type="float">
            <text:p>50000</text:p>
          </table:table-cell>
          <table:table-cell office:value-type="float" office:value="379252000" calcext:value-type="float">
            <text:p>379252000</text:p>
          </table:table-cell>
          <table:table-cell office:value-type="float" office:value="1229" calcext:value-type="float">
            <text:p>1229</text:p>
          </table:table-cell>
          <table:table-cell office:value-type="float" office:value="50000" calcext:value-type="float">
            <text:p>50000</text:p>
          </table:table-cell>
          <table:table-cell office:value-type="float" office:value="366946000" calcext:value-type="float">
            <text:p>366946000</text:p>
          </table:table-cell>
          <table:table-cell table:formula="of:=IF([.E1231]-[.B1231]=0;0;1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50000" calcext:value-type="float">
            <text:p>50000</text:p>
          </table:table-cell>
          <table:table-cell office:value-type="float" office:value="370971999" calcext:value-type="float">
            <text:p>370971999</text:p>
          </table:table-cell>
          <table:table-cell office:value-type="float" office:value="1229" calcext:value-type="float">
            <text:p>1229</text:p>
          </table:table-cell>
          <table:table-cell office:value-type="float" office:value="50000" calcext:value-type="float">
            <text:p>50000</text:p>
          </table:table-cell>
          <table:table-cell office:value-type="float" office:value="340748999" calcext:value-type="float">
            <text:p>340748999</text:p>
          </table:table-cell>
          <table:table-cell table:formula="of:=IF([.L1231]-[.I1231]=0;0;1)" office:value-type="float" office:value="0" calcext:value-type="float">
            <text:p>0</text:p>
          </table:table-cell>
          <table:table-cell table:formula="of:=IF([.L1231]-[.B123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600" calcext:value-type="float">
            <text:p>3600</text:p>
          </table:table-cell>
          <table:table-cell office:value-type="float" office:value="14490999" calcext:value-type="float">
            <text:p>14490999</text:p>
          </table:table-cell>
          <table:table-cell office:value-type="float" office:value="1230" calcext:value-type="float">
            <text:p>1230</text:p>
          </table:table-cell>
          <table:table-cell office:value-type="float" office:value="3600" calcext:value-type="float">
            <text:p>3600</text:p>
          </table:table-cell>
          <table:table-cell office:value-type="float" office:value="13515000" calcext:value-type="float">
            <text:p>13515000</text:p>
          </table:table-cell>
          <table:table-cell table:formula="of:=IF([.E1232]-[.B1232]=0;0;1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3600" calcext:value-type="float">
            <text:p>3600</text:p>
          </table:table-cell>
          <table:table-cell office:value-type="float" office:value="14990000" calcext:value-type="float">
            <text:p>14990000</text:p>
          </table:table-cell>
          <table:table-cell office:value-type="float" office:value="1230" calcext:value-type="float">
            <text:p>1230</text:p>
          </table:table-cell>
          <table:table-cell office:value-type="float" office:value="3600" calcext:value-type="float">
            <text:p>3600</text:p>
          </table:table-cell>
          <table:table-cell office:value-type="float" office:value="13772000" calcext:value-type="float">
            <text:p>13772000</text:p>
          </table:table-cell>
          <table:table-cell table:formula="of:=IF([.L1232]-[.I1232]=0;0;1)" office:value-type="float" office:value="0" calcext:value-type="float">
            <text:p>0</text:p>
          </table:table-cell>
          <table:table-cell table:formula="of:=IF([.L1232]-[.B123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8963" calcext:value-type="float">
            <text:p>18963</text:p>
          </table:table-cell>
          <table:table-cell office:value-type="float" office:value="70996999" calcext:value-type="float">
            <text:p>70996999</text:p>
          </table:table-cell>
          <table:table-cell office:value-type="float" office:value="1231" calcext:value-type="float">
            <text:p>1231</text:p>
          </table:table-cell>
          <table:table-cell office:value-type="float" office:value="18963" calcext:value-type="float">
            <text:p>18963</text:p>
          </table:table-cell>
          <table:table-cell office:value-type="float" office:value="67723999" calcext:value-type="float">
            <text:p>67723999</text:p>
          </table:table-cell>
          <table:table-cell table:formula="of:=IF([.E1233]-[.B1233]=0;0;1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8963" calcext:value-type="float">
            <text:p>18963</text:p>
          </table:table-cell>
          <table:table-cell office:value-type="float" office:value="72364000" calcext:value-type="float">
            <text:p>72364000</text:p>
          </table:table-cell>
          <table:table-cell office:value-type="float" office:value="1231" calcext:value-type="float">
            <text:p>1231</text:p>
          </table:table-cell>
          <table:table-cell office:value-type="float" office:value="18963" calcext:value-type="float">
            <text:p>18963</text:p>
          </table:table-cell>
          <table:table-cell office:value-type="float" office:value="65751000" calcext:value-type="float">
            <text:p>65751000</text:p>
          </table:table-cell>
          <table:table-cell table:formula="of:=IF([.L1233]-[.I1233]=0;0;1)" office:value-type="float" office:value="0" calcext:value-type="float">
            <text:p>0</text:p>
          </table:table-cell>
          <table:table-cell table:formula="of:=IF([.L1233]-[.B123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81999" calcext:value-type="float">
            <text:p>181999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173000" calcext:value-type="float">
            <text:p>173000</text:p>
          </table:table-cell>
          <table:table-cell table:formula="of:=IF([.E1234]-[.B1234]=0;0;1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335000" calcext:value-type="float">
            <text:p>335000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318000" calcext:value-type="float">
            <text:p>318000</text:p>
          </table:table-cell>
          <table:table-cell table:formula="of:=IF([.L1234]-[.I1234]=0;0;1)" office:value-type="float" office:value="0" calcext:value-type="float">
            <text:p>0</text:p>
          </table:table-cell>
          <table:table-cell table:formula="of:=IF([.L1234]-[.B123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727000" calcext:value-type="float">
            <text:p>1727000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642000" calcext:value-type="float">
            <text:p>1642000</text:p>
          </table:table-cell>
          <table:table-cell table:formula="of:=IF([.E1235]-[.B1235]=0;0;1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2026999" calcext:value-type="float">
            <text:p>2026999</text:p>
          </table:table-cell>
          <table:table-cell office:value-type="float" office:value="1233" calcext:value-type="float">
            <text:p>1233</text:p>
          </table:table-cell>
          <table:table-cell office:value-type="float" office:value="277" calcext:value-type="float">
            <text:p>277</text:p>
          </table:table-cell>
          <table:table-cell office:value-type="float" office:value="1967000" calcext:value-type="float">
            <text:p>1967000</text:p>
          </table:table-cell>
          <table:table-cell table:formula="of:=IF([.L1235]-[.I1235]=0;0;1)" office:value-type="float" office:value="0" calcext:value-type="float">
            <text:p>0</text:p>
          </table:table-cell>
          <table:table-cell table:formula="of:=IF([.L1235]-[.B123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727999" calcext:value-type="float">
            <text:p>727999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714000" calcext:value-type="float">
            <text:p>714000</text:p>
          </table:table-cell>
          <table:table-cell table:formula="of:=IF([.E1236]-[.B1236]=0;0;1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770000" calcext:value-type="float">
            <text:p>770000</text:p>
          </table:table-cell>
          <table:table-cell office:value-type="float" office:value="1234" calcext:value-type="float">
            <text:p>1234</text:p>
          </table:table-cell>
          <table:table-cell office:value-type="float" office:value="114" calcext:value-type="float">
            <text:p>114</text:p>
          </table:table-cell>
          <table:table-cell office:value-type="float" office:value="689000" calcext:value-type="float">
            <text:p>689000</text:p>
          </table:table-cell>
          <table:table-cell table:formula="of:=IF([.L1236]-[.I1236]=0;0;1)" office:value-type="float" office:value="0" calcext:value-type="float">
            <text:p>0</text:p>
          </table:table-cell>
          <table:table-cell table:formula="of:=IF([.L1236]-[.B123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E1237]-[.B1237]=0;0;1)"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L1237]-[.I1237]=0;0;1)" office:value-type="float" office:value="0" calcext:value-type="float">
            <text:p>0</text:p>
          </table:table-cell>
          <table:table-cell table:formula="of:=IF([.L1237]-[.B123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IF([.E1238]-[.B1238]=0;0;1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IF([.L1238]-[.I1238]=0;0;1)" office:value-type="float" office:value="0" calcext:value-type="float">
            <text:p>0</text:p>
          </table:table-cell>
          <table:table-cell table:formula="of:=IF([.L1238]-[.B123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91" calcext:value-type="float">
            <text:p>1491</text:p>
          </table:table-cell>
          <table:table-cell office:value-type="float" office:value="8593000" calcext:value-type="float">
            <text:p>8593000</text:p>
          </table:table-cell>
          <table:table-cell office:value-type="float" office:value="1237" calcext:value-type="float">
            <text:p>1237</text:p>
          </table:table-cell>
          <table:table-cell office:value-type="float" office:value="1491" calcext:value-type="float">
            <text:p>1491</text:p>
          </table:table-cell>
          <table:table-cell office:value-type="float" office:value="8121999" calcext:value-type="float">
            <text:p>8121999</text:p>
          </table:table-cell>
          <table:table-cell table:formula="of:=IF([.E1239]-[.B1239]=0;0;1)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491" calcext:value-type="float">
            <text:p>1491</text:p>
          </table:table-cell>
          <table:table-cell office:value-type="float" office:value="8570999" calcext:value-type="float">
            <text:p>8570999</text:p>
          </table:table-cell>
          <table:table-cell office:value-type="float" office:value="1237" calcext:value-type="float">
            <text:p>1237</text:p>
          </table:table-cell>
          <table:table-cell office:value-type="float" office:value="1491" calcext:value-type="float">
            <text:p>1491</text:p>
          </table:table-cell>
          <table:table-cell office:value-type="float" office:value="7832000" calcext:value-type="float">
            <text:p>7832000</text:p>
          </table:table-cell>
          <table:table-cell table:formula="of:=IF([.L1239]-[.I1239]=0;0;1)" office:value-type="float" office:value="0" calcext:value-type="float">
            <text:p>0</text:p>
          </table:table-cell>
          <table:table-cell table:formula="of:=IF([.L1239]-[.B123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99999" calcext:value-type="float">
            <text:p>199999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200999" calcext:value-type="float">
            <text:p>200999</text:p>
          </table:table-cell>
          <table:table-cell table:formula="of:=IF([.E1240]-[.B1240]=0;0;1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210999" calcext:value-type="float">
            <text:p>210999</text:p>
          </table:table-cell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98000" calcext:value-type="float">
            <text:p>198000</text:p>
          </table:table-cell>
          <table:table-cell table:formula="of:=IF([.L1240]-[.I1240]=0;0;1)" office:value-type="float" office:value="0" calcext:value-type="float">
            <text:p>0</text:p>
          </table:table-cell>
          <table:table-cell table:formula="of:=IF([.L1240]-[.B124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79000" calcext:value-type="float">
            <text:p>7900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75999" calcext:value-type="float">
            <text:p>75999</text:p>
          </table:table-cell>
          <table:table-cell table:formula="of:=IF([.E1241]-[.B1241]=0;0;1)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94000" calcext:value-type="float">
            <text:p>94000</text:p>
          </table:table-cell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  <table:table-cell office:value-type="float" office:value="89000" calcext:value-type="float">
            <text:p>89000</text:p>
          </table:table-cell>
          <table:table-cell table:formula="of:=IF([.L1241]-[.I1241]=0;0;1)" office:value-type="float" office:value="0" calcext:value-type="float">
            <text:p>0</text:p>
          </table:table-cell>
          <table:table-cell table:formula="of:=IF([.L1241]-[.B124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581" calcext:value-type="float">
            <text:p>5581</text:p>
          </table:table-cell>
          <table:table-cell office:value-type="float" office:value="16608999" calcext:value-type="float">
            <text:p>16608999</text:p>
          </table:table-cell>
          <table:table-cell office:value-type="float" office:value="1240" calcext:value-type="float">
            <text:p>1240</text:p>
          </table:table-cell>
          <table:table-cell office:value-type="float" office:value="5581" calcext:value-type="float">
            <text:p>5581</text:p>
          </table:table-cell>
          <table:table-cell office:value-type="float" office:value="16049999" calcext:value-type="float">
            <text:p>16049999</text:p>
          </table:table-cell>
          <table:table-cell table:formula="of:=IF([.E1242]-[.B1242]=0;0;1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5581" calcext:value-type="float">
            <text:p>5581</text:p>
          </table:table-cell>
          <table:table-cell office:value-type="float" office:value="16883000" calcext:value-type="float">
            <text:p>16883000</text:p>
          </table:table-cell>
          <table:table-cell office:value-type="float" office:value="1240" calcext:value-type="float">
            <text:p>1240</text:p>
          </table:table-cell>
          <table:table-cell office:value-type="float" office:value="5581" calcext:value-type="float">
            <text:p>5581</text:p>
          </table:table-cell>
          <table:table-cell office:value-type="float" office:value="15657999" calcext:value-type="float">
            <text:p>15657999</text:p>
          </table:table-cell>
          <table:table-cell table:formula="of:=IF([.L1242]-[.I1242]=0;0;1)" office:value-type="float" office:value="0" calcext:value-type="float">
            <text:p>0</text:p>
          </table:table-cell>
          <table:table-cell table:formula="of:=IF([.L1242]-[.B124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408999" calcext:value-type="float">
            <text:p>408999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377000" calcext:value-type="float">
            <text:p>377000</text:p>
          </table:table-cell>
          <table:table-cell table:formula="of:=IF([.E1243]-[.B1243]=0;0;1)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661000" calcext:value-type="float">
            <text:p>661000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  <table:table-cell office:value-type="float" office:value="637000" calcext:value-type="float">
            <text:p>637000</text:p>
          </table:table-cell>
          <table:table-cell table:formula="of:=IF([.L1243]-[.I1243]=0;0;1)" office:value-type="float" office:value="0" calcext:value-type="float">
            <text:p>0</text:p>
          </table:table-cell>
          <table:table-cell table:formula="of:=IF([.L1243]-[.B124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0000" calcext:value-type="float">
            <text:p>50000</text:p>
          </table:table-cell>
          <table:table-cell office:value-type="float" office:value="169661999" calcext:value-type="float">
            <text:p>169661999</text:p>
          </table:table-cell>
          <table:table-cell office:value-type="float" office:value="1242" calcext:value-type="float">
            <text:p>1242</text:p>
          </table:table-cell>
          <table:table-cell office:value-type="float" office:value="50000" calcext:value-type="float">
            <text:p>50000</text:p>
          </table:table-cell>
          <table:table-cell office:value-type="float" office:value="164086999" calcext:value-type="float">
            <text:p>164086999</text:p>
          </table:table-cell>
          <table:table-cell table:formula="of:=IF([.E1244]-[.B1244]=0;0;1)"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50000" calcext:value-type="float">
            <text:p>50000</text:p>
          </table:table-cell>
          <table:table-cell office:value-type="float" office:value="168299000" calcext:value-type="float">
            <text:p>168299000</text:p>
          </table:table-cell>
          <table:table-cell office:value-type="float" office:value="1242" calcext:value-type="float">
            <text:p>1242</text:p>
          </table:table-cell>
          <table:table-cell office:value-type="float" office:value="50000" calcext:value-type="float">
            <text:p>50000</text:p>
          </table:table-cell>
          <table:table-cell office:value-type="float" office:value="155656000" calcext:value-type="float">
            <text:p>155656000</text:p>
          </table:table-cell>
          <table:table-cell table:formula="of:=IF([.L1244]-[.I1244]=0;0;1)" office:value-type="float" office:value="0" calcext:value-type="float">
            <text:p>0</text:p>
          </table:table-cell>
          <table:table-cell table:formula="of:=IF([.L1244]-[.B124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41" calcext:value-type="float">
            <text:p>1341</text:p>
          </table:table-cell>
          <table:table-cell office:value-type="float" office:value="5444000" calcext:value-type="float">
            <text:p>5444000</text:p>
          </table:table-cell>
          <table:table-cell office:value-type="float" office:value="1243" calcext:value-type="float">
            <text:p>1243</text:p>
          </table:table-cell>
          <table:table-cell office:value-type="float" office:value="1341" calcext:value-type="float">
            <text:p>1341</text:p>
          </table:table-cell>
          <table:table-cell office:value-type="float" office:value="5136000" calcext:value-type="float">
            <text:p>5136000</text:p>
          </table:table-cell>
          <table:table-cell table:formula="of:=IF([.E1245]-[.B1245]=0;0;1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341" calcext:value-type="float">
            <text:p>1341</text:p>
          </table:table-cell>
          <table:table-cell office:value-type="float" office:value="5861000" calcext:value-type="float">
            <text:p>5861000</text:p>
          </table:table-cell>
          <table:table-cell office:value-type="float" office:value="1243" calcext:value-type="float">
            <text:p>1243</text:p>
          </table:table-cell>
          <table:table-cell office:value-type="float" office:value="1341" calcext:value-type="float">
            <text:p>1341</text:p>
          </table:table-cell>
          <table:table-cell office:value-type="float" office:value="5351000" calcext:value-type="float">
            <text:p>5351000</text:p>
          </table:table-cell>
          <table:table-cell table:formula="of:=IF([.L1245]-[.I1245]=0;0;1)" office:value-type="float" office:value="0" calcext:value-type="float">
            <text:p>0</text:p>
          </table:table-cell>
          <table:table-cell table:formula="of:=IF([.L1245]-[.B124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607999" calcext:value-type="float">
            <text:p>607999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552000" calcext:value-type="float">
            <text:p>552000</text:p>
          </table:table-cell>
          <table:table-cell table:formula="of:=IF([.E1246]-[.B1246]=0;0;1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643999" calcext:value-type="float">
            <text:p>643999</text:p>
          </table:table-cell>
          <table:table-cell office:value-type="float" office:value="1244" calcext:value-type="float">
            <text:p>1244</text:p>
          </table:table-cell>
          <table:table-cell office:value-type="float" office:value="78" calcext:value-type="float">
            <text:p>78</text:p>
          </table:table-cell>
          <table:table-cell office:value-type="float" office:value="637000" calcext:value-type="float">
            <text:p>637000</text:p>
          </table:table-cell>
          <table:table-cell table:formula="of:=IF([.L1246]-[.I1246]=0;0;1)" office:value-type="float" office:value="0" calcext:value-type="float">
            <text:p>0</text:p>
          </table:table-cell>
          <table:table-cell table:formula="of:=IF([.L1246]-[.B124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0000" calcext:value-type="float">
            <text:p>50000</text:p>
          </table:table-cell>
          <table:table-cell office:value-type="float" office:value="287221000" calcext:value-type="float">
            <text:p>287221000</text:p>
          </table:table-cell>
          <table:table-cell office:value-type="float" office:value="1245" calcext:value-type="float">
            <text:p>1245</text:p>
          </table:table-cell>
          <table:table-cell office:value-type="float" office:value="50000" calcext:value-type="float">
            <text:p>50000</text:p>
          </table:table-cell>
          <table:table-cell office:value-type="float" office:value="276284000" calcext:value-type="float">
            <text:p>276284000</text:p>
          </table:table-cell>
          <table:table-cell table:formula="of:=IF([.E1247]-[.B1247]=0;0;1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50000" calcext:value-type="float">
            <text:p>50000</text:p>
          </table:table-cell>
          <table:table-cell office:value-type="float" office:value="282305000" calcext:value-type="float">
            <text:p>282305000</text:p>
          </table:table-cell>
          <table:table-cell office:value-type="float" office:value="1245" calcext:value-type="float">
            <text:p>1245</text:p>
          </table:table-cell>
          <table:table-cell office:value-type="float" office:value="50000" calcext:value-type="float">
            <text:p>50000</text:p>
          </table:table-cell>
          <table:table-cell office:value-type="float" office:value="261366999" calcext:value-type="float">
            <text:p>261366999</text:p>
          </table:table-cell>
          <table:table-cell table:formula="of:=IF([.L1247]-[.I1247]=0;0;1)" office:value-type="float" office:value="0" calcext:value-type="float">
            <text:p>0</text:p>
          </table:table-cell>
          <table:table-cell table:formula="of:=IF([.L1247]-[.B124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519999" calcext:value-type="float">
            <text:p>519999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486999" calcext:value-type="float">
            <text:p>486999</text:p>
          </table:table-cell>
          <table:table-cell table:formula="of:=IF([.E1248]-[.B1248]=0;0;1)"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1016000" calcext:value-type="float">
            <text:p>1016000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990000" calcext:value-type="float">
            <text:p>990000</text:p>
          </table:table-cell>
          <table:table-cell table:formula="of:=IF([.L1248]-[.I1248]=0;0;1)" office:value-type="float" office:value="0" calcext:value-type="float">
            <text:p>0</text:p>
          </table:table-cell>
          <table:table-cell table:formula="of:=IF([.L1248]-[.B124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188000" calcext:value-type="float">
            <text:p>218800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169000" calcext:value-type="float">
            <text:p>2169000</text:p>
          </table:table-cell>
          <table:table-cell table:formula="of:=IF([.E1249]-[.B1249]=0;0;1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287000" calcext:value-type="float">
            <text:p>2287000</text:p>
          </table:table-cell>
          <table:table-cell office:value-type="float" office:value="1247" calcext:value-type="float">
            <text:p>1247</text:p>
          </table:table-cell>
          <table:table-cell office:value-type="float" office:value="320" calcext:value-type="float">
            <text:p>320</text:p>
          </table:table-cell>
          <table:table-cell office:value-type="float" office:value="2108000" calcext:value-type="float">
            <text:p>2108000</text:p>
          </table:table-cell>
          <table:table-cell table:formula="of:=IF([.L1249]-[.I1249]=0;0;1)" office:value-type="float" office:value="0" calcext:value-type="float">
            <text:p>0</text:p>
          </table:table-cell>
          <table:table-cell table:formula="of:=IF([.L1249]-[.B124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0000" calcext:value-type="float">
            <text:p>50000</text:p>
          </table:table-cell>
          <table:table-cell office:value-type="float" office:value="857618000" calcext:value-type="float">
            <text:p>857618000</text:p>
          </table:table-cell>
          <table:table-cell office:value-type="float" office:value="1248" calcext:value-type="float">
            <text:p>1248</text:p>
          </table:table-cell>
          <table:table-cell office:value-type="float" office:value="50000" calcext:value-type="float">
            <text:p>50000</text:p>
          </table:table-cell>
          <table:table-cell office:value-type="float" office:value="823569999" calcext:value-type="float">
            <text:p>823569999</text:p>
          </table:table-cell>
          <table:table-cell table:formula="of:=IF([.E1250]-[.B1250]=0;0;1)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50000" calcext:value-type="float">
            <text:p>50000</text:p>
          </table:table-cell>
          <table:table-cell office:value-type="float" office:value="829689999" calcext:value-type="float">
            <text:p>829689999</text:p>
          </table:table-cell>
          <table:table-cell office:value-type="float" office:value="1248" calcext:value-type="float">
            <text:p>1248</text:p>
          </table:table-cell>
          <table:table-cell office:value-type="float" office:value="50000" calcext:value-type="float">
            <text:p>50000</text:p>
          </table:table-cell>
          <table:table-cell office:value-type="float" office:value="782288000" calcext:value-type="float">
            <text:p>782288000</text:p>
          </table:table-cell>
          <table:table-cell table:formula="of:=IF([.L1250]-[.I1250]=0;0;1)" office:value-type="float" office:value="0" calcext:value-type="float">
            <text:p>0</text:p>
          </table:table-cell>
          <table:table-cell table:formula="of:=IF([.L1250]-[.B125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50000" calcext:value-type="float">
            <text:p>50000</text:p>
          </table:table-cell>
          <table:table-cell office:value-type="float" office:value="466319999" calcext:value-type="float">
            <text:p>466319999</text:p>
          </table:table-cell>
          <table:table-cell office:value-type="float" office:value="1249" calcext:value-type="float">
            <text:p>1249</text:p>
          </table:table-cell>
          <table:table-cell office:value-type="float" office:value="50000" calcext:value-type="float">
            <text:p>50000</text:p>
          </table:table-cell>
          <table:table-cell office:value-type="float" office:value="447528999" calcext:value-type="float">
            <text:p>447528999</text:p>
          </table:table-cell>
          <table:table-cell table:formula="of:=IF([.E1251]-[.B1251]=0;0;1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50000" calcext:value-type="float">
            <text:p>50000</text:p>
          </table:table-cell>
          <table:table-cell office:value-type="float" office:value="452250999" calcext:value-type="float">
            <text:p>452250999</text:p>
          </table:table-cell>
          <table:table-cell office:value-type="float" office:value="1249" calcext:value-type="float">
            <text:p>1249</text:p>
          </table:table-cell>
          <table:table-cell office:value-type="float" office:value="50000" calcext:value-type="float">
            <text:p>50000</text:p>
          </table:table-cell>
          <table:table-cell office:value-type="float" office:value="428481000" calcext:value-type="float">
            <text:p>428481000</text:p>
          </table:table-cell>
          <table:table-cell table:formula="of:=IF([.L1251]-[.I1251]=0;0;1)" office:value-type="float" office:value="0" calcext:value-type="float">
            <text:p>0</text:p>
          </table:table-cell>
          <table:table-cell table:formula="of:=IF([.L1251]-[.B125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formula="of:=IF([.E1252]-[.B1252]=0;0;1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formula="of:=IF([.L1252]-[.I1252]=0;0;1)" office:value-type="float" office:value="0" calcext:value-type="float">
            <text:p>0</text:p>
          </table:table-cell>
          <table:table-cell table:formula="of:=IF([.L1252]-[.B125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2039999" calcext:value-type="float">
            <text:p>2039999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1906000" calcext:value-type="float">
            <text:p>1906000</text:p>
          </table:table-cell>
          <table:table-cell table:formula="of:=IF([.E1253]-[.B1253]=0;0;1)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2485000" calcext:value-type="float">
            <text:p>2485000</text:p>
          </table:table-cell>
          <table:table-cell office:value-type="float" office:value="1251" calcext:value-type="float">
            <text:p>1251</text:p>
          </table:table-cell>
          <table:table-cell office:value-type="float" office:value="259" calcext:value-type="float">
            <text:p>259</text:p>
          </table:table-cell>
          <table:table-cell office:value-type="float" office:value="2457999" calcext:value-type="float">
            <text:p>2457999</text:p>
          </table:table-cell>
          <table:table-cell table:formula="of:=IF([.L1253]-[.I1253]=0;0;1)" office:value-type="float" office:value="0" calcext:value-type="float">
            <text:p>0</text:p>
          </table:table-cell>
          <table:table-cell table:formula="of:=IF([.L1253]-[.B125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E1254]-[.B1254]=0;0;1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80999" calcext:value-type="float">
            <text:p>80999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74000" calcext:value-type="float">
            <text:p>74000</text:p>
          </table:table-cell>
          <table:table-cell table:formula="of:=IF([.L1254]-[.I1254]=0;0;1)" office:value-type="float" office:value="0" calcext:value-type="float">
            <text:p>0</text:p>
          </table:table-cell>
          <table:table-cell table:formula="of:=IF([.L1254]-[.B125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31000" calcext:value-type="float">
            <text:p>31000</text:p>
          </table:table-cell>
          <table:table-cell table:formula="of:=IF([.E1255]-[.B1255]=0;0;1)"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47000" calcext:value-type="float">
            <text:p>4700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table:formula="of:=IF([.L1255]-[.I1255]=0;0;1)" office:value-type="float" office:value="0" calcext:value-type="float">
            <text:p>0</text:p>
          </table:table-cell>
          <table:table-cell table:formula="of:=IF([.L1255]-[.B125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51" calcext:value-type="float">
            <text:p>1051</text:p>
          </table:table-cell>
          <table:table-cell office:value-type="float" office:value="6641999" calcext:value-type="float">
            <text:p>6641999</text:p>
          </table:table-cell>
          <table:table-cell office:value-type="float" office:value="1254" calcext:value-type="float">
            <text:p>1254</text:p>
          </table:table-cell>
          <table:table-cell office:value-type="float" office:value="1051" calcext:value-type="float">
            <text:p>1051</text:p>
          </table:table-cell>
          <table:table-cell office:value-type="float" office:value="6339999" calcext:value-type="float">
            <text:p>6339999</text:p>
          </table:table-cell>
          <table:table-cell table:formula="of:=IF([.E1256]-[.B1256]=0;0;1)"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051" calcext:value-type="float">
            <text:p>1051</text:p>
          </table:table-cell>
          <table:table-cell office:value-type="float" office:value="6754000" calcext:value-type="float">
            <text:p>6754000</text:p>
          </table:table-cell>
          <table:table-cell office:value-type="float" office:value="1254" calcext:value-type="float">
            <text:p>1254</text:p>
          </table:table-cell>
          <table:table-cell office:value-type="float" office:value="1051" calcext:value-type="float">
            <text:p>1051</text:p>
          </table:table-cell>
          <table:table-cell office:value-type="float" office:value="6260000" calcext:value-type="float">
            <text:p>6260000</text:p>
          </table:table-cell>
          <table:table-cell table:formula="of:=IF([.L1256]-[.I1256]=0;0;1)" office:value-type="float" office:value="0" calcext:value-type="float">
            <text:p>0</text:p>
          </table:table-cell>
          <table:table-cell table:formula="of:=IF([.L1256]-[.B125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00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table:formula="of:=IF([.E1257]-[.B1257]=0;0;1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69000" calcext:value-type="float">
            <text:p>6900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63000" calcext:value-type="float">
            <text:p>63000</text:p>
          </table:table-cell>
          <table:table-cell table:formula="of:=IF([.L1257]-[.I1257]=0;0;1)" office:value-type="float" office:value="0" calcext:value-type="float">
            <text:p>0</text:p>
          </table:table-cell>
          <table:table-cell table:formula="of:=IF([.L1257]-[.B125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7000" calcext:value-type="float">
            <text:p>2700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IF([.E1258]-[.B1258]=0;0;1)"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L1258]-[.I1258]=0;0;1)" office:value-type="float" office:value="0" calcext:value-type="float">
            <text:p>0</text:p>
          </table:table-cell>
          <table:table-cell table:formula="of:=IF([.L1258]-[.B125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42999" calcext:value-type="float">
            <text:p>42999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44000" calcext:value-type="float">
            <text:p>44000</text:p>
          </table:table-cell>
          <table:table-cell table:formula="of:=IF([.E1259]-[.B1259]=0;0;1)"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59000" calcext:value-type="float">
            <text:p>59000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float" office:value="59000" calcext:value-type="float">
            <text:p>59000</text:p>
          </table:table-cell>
          <table:table-cell table:formula="of:=IF([.L1259]-[.I1259]=0;0;1)" office:value-type="float" office:value="0" calcext:value-type="float">
            <text:p>0</text:p>
          </table:table-cell>
          <table:table-cell table:formula="of:=IF([.L1259]-[.B125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36000" calcext:value-type="float">
            <text:p>3600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35000" calcext:value-type="float">
            <text:p>35000</text:p>
          </table:table-cell>
          <table:table-cell table:formula="of:=IF([.E1260]-[.B1260]=0;0;1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51000" calcext:value-type="float">
            <text:p>5100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49000" calcext:value-type="float">
            <text:p>49000</text:p>
          </table:table-cell>
          <table:table-cell table:formula="of:=IF([.L1260]-[.I1260]=0;0;1)" office:value-type="float" office:value="0" calcext:value-type="float">
            <text:p>0</text:p>
          </table:table-cell>
          <table:table-cell table:formula="of:=IF([.L1260]-[.B126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341000" calcext:value-type="float">
            <text:p>3341000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179000" calcext:value-type="float">
            <text:p>3179000</text:p>
          </table:table-cell>
          <table:table-cell table:formula="of:=IF([.E1261]-[.B1261]=0;0;1)"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415999" calcext:value-type="float">
            <text:p>3415999</text:p>
          </table:table-cell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  <table:table-cell office:value-type="float" office:value="3215999" calcext:value-type="float">
            <text:p>3215999</text:p>
          </table:table-cell>
          <table:table-cell table:formula="of:=IF([.L1261]-[.I1261]=0;0;1)" office:value-type="float" office:value="0" calcext:value-type="float">
            <text:p>0</text:p>
          </table:table-cell>
          <table:table-cell table:formula="of:=IF([.L1261]-[.B126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37999" calcext:value-type="float">
            <text:p>37999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formula="of:=IF([.E1262]-[.B1262]=0;0;1)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49999" calcext:value-type="float">
            <text:p>49999</text:p>
          </table:table-cell>
          <table:table-cell table:formula="of:=IF([.L1262]-[.I1262]=0;0;1)" office:value-type="float" office:value="0" calcext:value-type="float">
            <text:p>0</text:p>
          </table:table-cell>
          <table:table-cell table:formula="of:=IF([.L1262]-[.B126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formula="of:=IF([.E1263]-[.B1263]=0;0;1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formula="of:=IF([.L1263]-[.I1263]=0;0;1)" office:value-type="float" office:value="0" calcext:value-type="float">
            <text:p>0</text:p>
          </table:table-cell>
          <table:table-cell table:formula="of:=IF([.L1263]-[.B126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E1264]-[.B1264]=0;0;1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L1264]-[.I1264]=0;0;1)" office:value-type="float" office:value="0" calcext:value-type="float">
            <text:p>0</text:p>
          </table:table-cell>
          <table:table-cell table:formula="of:=IF([.L1264]-[.B126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formula="of:=IF([.E1265]-[.B1265]=0;0;1)"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formula="of:=IF([.L1265]-[.I1265]=0;0;1)" office:value-type="float" office:value="0" calcext:value-type="float">
            <text:p>0</text:p>
          </table:table-cell>
          <table:table-cell table:formula="of:=IF([.L1265]-[.B126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formula="of:=IF([.E1266]-[.B1266]=0;0;1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formula="of:=IF([.L1266]-[.I1266]=0;0;1)" office:value-type="float" office:value="0" calcext:value-type="float">
            <text:p>0</text:p>
          </table:table-cell>
          <table:table-cell table:formula="of:=IF([.L1266]-[.B126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table:formula="of:=IF([.E1267]-[.B1267]=0;0;1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IF([.L1267]-[.I1267]=0;0;1)" office:value-type="float" office:value="0" calcext:value-type="float">
            <text:p>0</text:p>
          </table:table-cell>
          <table:table-cell table:formula="of:=IF([.L1267]-[.B126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formula="of:=IF([.E1268]-[.B1268]=0;0;1)"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formula="of:=IF([.L1268]-[.I1268]=0;0;1)" office:value-type="float" office:value="0" calcext:value-type="float">
            <text:p>0</text:p>
          </table:table-cell>
          <table:table-cell table:formula="of:=IF([.L1268]-[.B126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912" calcext:value-type="float">
            <text:p>12912</text:p>
          </table:table-cell>
          <table:table-cell office:value-type="float" office:value="57909999" calcext:value-type="float">
            <text:p>57909999</text:p>
          </table:table-cell>
          <table:table-cell office:value-type="float" office:value="1267" calcext:value-type="float">
            <text:p>1267</text:p>
          </table:table-cell>
          <table:table-cell office:value-type="float" office:value="12912" calcext:value-type="float">
            <text:p>12912</text:p>
          </table:table-cell>
          <table:table-cell office:value-type="float" office:value="56067000" calcext:value-type="float">
            <text:p>56067000</text:p>
          </table:table-cell>
          <table:table-cell table:formula="of:=IF([.E1269]-[.B1269]=0;0;1)"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float" office:value="12912" calcext:value-type="float">
            <text:p>12912</text:p>
          </table:table-cell>
          <table:table-cell office:value-type="float" office:value="59198999" calcext:value-type="float">
            <text:p>59198999</text:p>
          </table:table-cell>
          <table:table-cell office:value-type="float" office:value="1267" calcext:value-type="float">
            <text:p>1267</text:p>
          </table:table-cell>
          <table:table-cell office:value-type="float" office:value="12912" calcext:value-type="float">
            <text:p>12912</text:p>
          </table:table-cell>
          <table:table-cell office:value-type="float" office:value="53790000" calcext:value-type="float">
            <text:p>53790000</text:p>
          </table:table-cell>
          <table:table-cell table:formula="of:=IF([.L1269]-[.I1269]=0;0;1)" office:value-type="float" office:value="0" calcext:value-type="float">
            <text:p>0</text:p>
          </table:table-cell>
          <table:table-cell table:formula="of:=IF([.L1269]-[.B126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100" calcext:value-type="float">
            <text:p>1100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1268" calcext:value-type="float">
            <text:p>1268</text:p>
          </table:table-cell>
          <table:table-cell office:value-type="float" office:value="1100" calcext:value-type="float">
            <text:p>1100</text:p>
          </table:table-cell>
          <table:table-cell office:value-type="float" office:value="5827000" calcext:value-type="float">
            <text:p>5827000</text:p>
          </table:table-cell>
          <table:table-cell table:formula="of:=IF([.E1270]-[.B1270]=0;0;1)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1100" calcext:value-type="float">
            <text:p>1100</text:p>
          </table:table-cell>
          <table:table-cell office:value-type="float" office:value="6589999" calcext:value-type="float">
            <text:p>6589999</text:p>
          </table:table-cell>
          <table:table-cell office:value-type="float" office:value="1268" calcext:value-type="float">
            <text:p>1268</text:p>
          </table:table-cell>
          <table:table-cell office:value-type="float" office:value="1100" calcext:value-type="float">
            <text:p>1100</text:p>
          </table:table-cell>
          <table:table-cell office:value-type="float" office:value="6233000" calcext:value-type="float">
            <text:p>6233000</text:p>
          </table:table-cell>
          <table:table-cell table:formula="of:=IF([.L1270]-[.I1270]=0;0;1)" office:value-type="float" office:value="0" calcext:value-type="float">
            <text:p>0</text:p>
          </table:table-cell>
          <table:table-cell table:formula="of:=IF([.L1270]-[.B127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107000" calcext:value-type="float">
            <text:p>1107000</text:p>
          </table:table-cell>
          <table:table-cell table:formula="of:=IF([.E1271]-[.B1271]=0;0;1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201000" calcext:value-type="float">
            <text:p>1201000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1147000" calcext:value-type="float">
            <text:p>1147000</text:p>
          </table:table-cell>
          <table:table-cell table:formula="of:=IF([.L1271]-[.I1271]=0;0;1)" office:value-type="float" office:value="0" calcext:value-type="float">
            <text:p>0</text:p>
          </table:table-cell>
          <table:table-cell table:formula="of:=IF([.L1271]-[.B127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183" calcext:value-type="float">
            <text:p>10183</text:p>
          </table:table-cell>
          <table:table-cell office:value-type="float" office:value="36888000" calcext:value-type="float">
            <text:p>36888000</text:p>
          </table:table-cell>
          <table:table-cell office:value-type="float" office:value="1270" calcext:value-type="float">
            <text:p>1270</text:p>
          </table:table-cell>
          <table:table-cell office:value-type="float" office:value="10183" calcext:value-type="float">
            <text:p>10183</text:p>
          </table:table-cell>
          <table:table-cell office:value-type="float" office:value="35488000" calcext:value-type="float">
            <text:p>35488000</text:p>
          </table:table-cell>
          <table:table-cell table:formula="of:=IF([.E1272]-[.B1272]=0;0;1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0183" calcext:value-type="float">
            <text:p>10183</text:p>
          </table:table-cell>
          <table:table-cell office:value-type="float" office:value="38072999" calcext:value-type="float">
            <text:p>38072999</text:p>
          </table:table-cell>
          <table:table-cell office:value-type="float" office:value="1270" calcext:value-type="float">
            <text:p>1270</text:p>
          </table:table-cell>
          <table:table-cell office:value-type="float" office:value="10183" calcext:value-type="float">
            <text:p>10183</text:p>
          </table:table-cell>
          <table:table-cell office:value-type="float" office:value="34640000" calcext:value-type="float">
            <text:p>34640000</text:p>
          </table:table-cell>
          <table:table-cell table:formula="of:=IF([.L1272]-[.I1272]=0;0;1)" office:value-type="float" office:value="0" calcext:value-type="float">
            <text:p>0</text:p>
          </table:table-cell>
          <table:table-cell table:formula="of:=IF([.L1272]-[.B127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721" calcext:value-type="float">
            <text:p>2721</text:p>
          </table:table-cell>
          <table:table-cell office:value-type="float" office:value="13942999" calcext:value-type="float">
            <text:p>13942999</text:p>
          </table:table-cell>
          <table:table-cell office:value-type="float" office:value="1271" calcext:value-type="float">
            <text:p>1271</text:p>
          </table:table-cell>
          <table:table-cell office:value-type="float" office:value="2721" calcext:value-type="float">
            <text:p>2721</text:p>
          </table:table-cell>
          <table:table-cell office:value-type="float" office:value="13179999" calcext:value-type="float">
            <text:p>13179999</text:p>
          </table:table-cell>
          <table:table-cell table:formula="of:=IF([.E1273]-[.B1273]=0;0;1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2721" calcext:value-type="float">
            <text:p>2721</text:p>
          </table:table-cell>
          <table:table-cell office:value-type="float" office:value="14381000" calcext:value-type="float">
            <text:p>14381000</text:p>
          </table:table-cell>
          <table:table-cell office:value-type="float" office:value="1271" calcext:value-type="float">
            <text:p>1271</text:p>
          </table:table-cell>
          <table:table-cell office:value-type="float" office:value="2721" calcext:value-type="float">
            <text:p>2721</text:p>
          </table:table-cell>
          <table:table-cell office:value-type="float" office:value="13076000" calcext:value-type="float">
            <text:p>13076000</text:p>
          </table:table-cell>
          <table:table-cell table:formula="of:=IF([.L1273]-[.I1273]=0;0;1)" office:value-type="float" office:value="0" calcext:value-type="float">
            <text:p>0</text:p>
          </table:table-cell>
          <table:table-cell table:formula="of:=IF([.L1273]-[.B127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212000" calcext:value-type="float">
            <text:p>3212000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019000" calcext:value-type="float">
            <text:p>3019000</text:p>
          </table:table-cell>
          <table:table-cell table:formula="of:=IF([.E1274]-[.B1274]=0;0;1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375999" calcext:value-type="float">
            <text:p>3375999</text:p>
          </table:table-cell>
          <table:table-cell office:value-type="float" office:value="1272" calcext:value-type="float">
            <text:p>1272</text:p>
          </table:table-cell>
          <table:table-cell office:value-type="float" office:value="500" calcext:value-type="float">
            <text:p>500</text:p>
          </table:table-cell>
          <table:table-cell office:value-type="float" office:value="3120999" calcext:value-type="float">
            <text:p>3120999</text:p>
          </table:table-cell>
          <table:table-cell table:formula="of:=IF([.L1274]-[.I1274]=0;0;1)" office:value-type="float" office:value="0" calcext:value-type="float">
            <text:p>0</text:p>
          </table:table-cell>
          <table:table-cell table:formula="of:=IF([.L1274]-[.B127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713000" calcext:value-type="float">
            <text:p>1713000</text:p>
          </table:table-cell>
          <table:table-cell table:formula="of:=IF([.E1275]-[.B1275]=0;0;1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816999" calcext:value-type="float">
            <text:p>1816999</text:p>
          </table:table-cell>
          <table:table-cell office:value-type="float" office:value="1273" calcext:value-type="float">
            <text:p>1273</text:p>
          </table:table-cell>
          <table:table-cell office:value-type="float" office:value="269" calcext:value-type="float">
            <text:p>269</text:p>
          </table:table-cell>
          <table:table-cell office:value-type="float" office:value="1679999" calcext:value-type="float">
            <text:p>1679999</text:p>
          </table:table-cell>
          <table:table-cell table:formula="of:=IF([.L1275]-[.I1275]=0;0;1)" office:value-type="float" office:value="0" calcext:value-type="float">
            <text:p>0</text:p>
          </table:table-cell>
          <table:table-cell table:formula="of:=IF([.L1275]-[.B127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E1276]-[.B1276]=0;0;1)"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table:formula="of:=IF([.L1276]-[.I1276]=0;0;1)" office:value-type="float" office:value="0" calcext:value-type="float">
            <text:p>0</text:p>
          </table:table-cell>
          <table:table-cell table:formula="of:=IF([.L1276]-[.B127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649" calcext:value-type="float">
            <text:p>3649</text:p>
          </table:table-cell>
          <table:table-cell office:value-type="float" office:value="10579000" calcext:value-type="float">
            <text:p>10579000</text:p>
          </table:table-cell>
          <table:table-cell office:value-type="float" office:value="1275" calcext:value-type="float">
            <text:p>1275</text:p>
          </table:table-cell>
          <table:table-cell office:value-type="float" office:value="3649" calcext:value-type="float">
            <text:p>3649</text:p>
          </table:table-cell>
          <table:table-cell office:value-type="float" office:value="10258000" calcext:value-type="float">
            <text:p>10258000</text:p>
          </table:table-cell>
          <table:table-cell table:formula="of:=IF([.E1277]-[.B1277]=0;0;1)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3649" calcext:value-type="float">
            <text:p>3649</text:p>
          </table:table-cell>
          <table:table-cell office:value-type="float" office:value="10902000" calcext:value-type="float">
            <text:p>10902000</text:p>
          </table:table-cell>
          <table:table-cell office:value-type="float" office:value="1275" calcext:value-type="float">
            <text:p>1275</text:p>
          </table:table-cell>
          <table:table-cell office:value-type="float" office:value="3649" calcext:value-type="float">
            <text:p>3649</text:p>
          </table:table-cell>
          <table:table-cell office:value-type="float" office:value="10100000" calcext:value-type="float">
            <text:p>10100000</text:p>
          </table:table-cell>
          <table:table-cell table:formula="of:=IF([.L1277]-[.I1277]=0;0;1)" office:value-type="float" office:value="0" calcext:value-type="float">
            <text:p>0</text:p>
          </table:table-cell>
          <table:table-cell table:formula="of:=IF([.L1277]-[.B127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238999" calcext:value-type="float">
            <text:p>3238999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071000" calcext:value-type="float">
            <text:p>3071000</text:p>
          </table:table-cell>
          <table:table-cell table:formula="of:=IF([.E1278]-[.B1278]=0;0;1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441000" calcext:value-type="float">
            <text:p>3441000</text:p>
          </table:table-cell>
          <table:table-cell office:value-type="float" office:value="1276" calcext:value-type="float">
            <text:p>1276</text:p>
          </table:table-cell>
          <table:table-cell office:value-type="float" office:value="654" calcext:value-type="float">
            <text:p>654</text:p>
          </table:table-cell>
          <table:table-cell office:value-type="float" office:value="3191000" calcext:value-type="float">
            <text:p>3191000</text:p>
          </table:table-cell>
          <table:table-cell table:formula="of:=IF([.L1278]-[.I1278]=0;0;1)" office:value-type="float" office:value="0" calcext:value-type="float">
            <text:p>0</text:p>
          </table:table-cell>
          <table:table-cell table:formula="of:=IF([.L1278]-[.B127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509999" calcext:value-type="float">
            <text:p>509999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475999" calcext:value-type="float">
            <text:p>475999</text:p>
          </table:table-cell>
          <table:table-cell table:formula="of:=IF([.E1279]-[.B1279]=0;0;1)"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536999" calcext:value-type="float">
            <text:p>536999</text:p>
          </table:table-cell>
          <table:table-cell office:value-type="float" office:value="1277" calcext:value-type="float">
            <text:p>1277</text:p>
          </table:table-cell>
          <table:table-cell office:value-type="float" office:value="72" calcext:value-type="float">
            <text:p>72</text:p>
          </table:table-cell>
          <table:table-cell office:value-type="float" office:value="499000" calcext:value-type="float">
            <text:p>499000</text:p>
          </table:table-cell>
          <table:table-cell table:formula="of:=IF([.L1279]-[.I1279]=0;0;1)" office:value-type="float" office:value="0" calcext:value-type="float">
            <text:p>0</text:p>
          </table:table-cell>
          <table:table-cell table:formula="of:=IF([.L1279]-[.B127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4086999" calcext:value-type="float">
            <text:p>4086999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3920000" calcext:value-type="float">
            <text:p>3920000</text:p>
          </table:table-cell>
          <table:table-cell table:formula="of:=IF([.E1280]-[.B1280]=0;0;1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4164999" calcext:value-type="float">
            <text:p>4164999</text:p>
          </table:table-cell>
          <table:table-cell office:value-type="float" office:value="1278" calcext:value-type="float">
            <text:p>1278</text:p>
          </table:table-cell>
          <table:table-cell office:value-type="float" office:value="860" calcext:value-type="float">
            <text:p>860</text:p>
          </table:table-cell>
          <table:table-cell office:value-type="float" office:value="3815000" calcext:value-type="float">
            <text:p>3815000</text:p>
          </table:table-cell>
          <table:table-cell table:formula="of:=IF([.L1280]-[.I1280]=0;0;1)" office:value-type="float" office:value="0" calcext:value-type="float">
            <text:p>0</text:p>
          </table:table-cell>
          <table:table-cell table:formula="of:=IF([.L1280]-[.B128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32999" calcext:value-type="float">
            <text:p>332999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16000" calcext:value-type="float">
            <text:p>316000</text:p>
          </table:table-cell>
          <table:table-cell table:formula="of:=IF([.E1281]-[.B1281]=0;0;1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65000" calcext:value-type="float">
            <text:p>365000</text:p>
          </table:table-cell>
          <table:table-cell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float" office:value="335000" calcext:value-type="float">
            <text:p>335000</text:p>
          </table:table-cell>
          <table:table-cell table:formula="of:=IF([.L1281]-[.I1281]=0;0;1)" office:value-type="float" office:value="0" calcext:value-type="float">
            <text:p>0</text:p>
          </table:table-cell>
          <table:table-cell table:formula="of:=IF([.L1281]-[.B128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29999" calcext:value-type="float">
            <text:p>129999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03000" calcext:value-type="float">
            <text:p>103000</text:p>
          </table:table-cell>
          <table:table-cell table:formula="of:=IF([.E1282]-[.B1282]=0;0;1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29999" calcext:value-type="float">
            <text:p>129999</text:p>
          </table:table-cell>
          <table:table-cell office:value-type="float" office:value="1280" calcext:value-type="float">
            <text:p>1280</text:p>
          </table:table-cell>
          <table:table-cell office:value-type="float" office:value="13" calcext:value-type="float">
            <text:p>13</text:p>
          </table:table-cell>
          <table:table-cell office:value-type="float" office:value="118999" calcext:value-type="float">
            <text:p>118999</text:p>
          </table:table-cell>
          <table:table-cell table:formula="of:=IF([.L1282]-[.I1282]=0;0;1)" office:value-type="float" office:value="0" calcext:value-type="float">
            <text:p>0</text:p>
          </table:table-cell>
          <table:table-cell table:formula="of:=IF([.L1282]-[.B128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394" calcext:value-type="float">
            <text:p>3394</text:p>
          </table:table-cell>
          <table:table-cell office:value-type="float" office:value="16396000" calcext:value-type="float">
            <text:p>16396000</text:p>
          </table:table-cell>
          <table:table-cell office:value-type="float" office:value="1281" calcext:value-type="float">
            <text:p>1281</text:p>
          </table:table-cell>
          <table:table-cell office:value-type="float" office:value="3394" calcext:value-type="float">
            <text:p>3394</text:p>
          </table:table-cell>
          <table:table-cell office:value-type="float" office:value="15688999" calcext:value-type="float">
            <text:p>15688999</text:p>
          </table:table-cell>
          <table:table-cell table:formula="of:=IF([.E1283]-[.B1283]=0;0;1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394" calcext:value-type="float">
            <text:p>3394</text:p>
          </table:table-cell>
          <table:table-cell office:value-type="float" office:value="16618999" calcext:value-type="float">
            <text:p>16618999</text:p>
          </table:table-cell>
          <table:table-cell office:value-type="float" office:value="1281" calcext:value-type="float">
            <text:p>1281</text:p>
          </table:table-cell>
          <table:table-cell office:value-type="float" office:value="3394" calcext:value-type="float">
            <text:p>3394</text:p>
          </table:table-cell>
          <table:table-cell office:value-type="float" office:value="15134000" calcext:value-type="float">
            <text:p>15134000</text:p>
          </table:table-cell>
          <table:table-cell table:formula="of:=IF([.L1283]-[.I1283]=0;0;1)" office:value-type="float" office:value="0" calcext:value-type="float">
            <text:p>0</text:p>
          </table:table-cell>
          <table:table-cell table:formula="of:=IF([.L1283]-[.B128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501" calcext:value-type="float">
            <text:p>1501</text:p>
          </table:table-cell>
          <table:table-cell office:value-type="float" office:value="6049000" calcext:value-type="float">
            <text:p>6049000</text:p>
          </table:table-cell>
          <table:table-cell office:value-type="float" office:value="1282" calcext:value-type="float">
            <text:p>1282</text:p>
          </table:table-cell>
          <table:table-cell office:value-type="float" office:value="1501" calcext:value-type="float">
            <text:p>1501</text:p>
          </table:table-cell>
          <table:table-cell office:value-type="float" office:value="5905000" calcext:value-type="float">
            <text:p>5905000</text:p>
          </table:table-cell>
          <table:table-cell table:formula="of:=IF([.E1284]-[.B1284]=0;0;1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501" calcext:value-type="float">
            <text:p>1501</text:p>
          </table:table-cell>
          <table:table-cell office:value-type="float" office:value="6208000" calcext:value-type="float">
            <text:p>6208000</text:p>
          </table:table-cell>
          <table:table-cell office:value-type="float" office:value="1282" calcext:value-type="float">
            <text:p>1282</text:p>
          </table:table-cell>
          <table:table-cell office:value-type="float" office:value="1501" calcext:value-type="float">
            <text:p>1501</text:p>
          </table:table-cell>
          <table:table-cell office:value-type="float" office:value="5771999" calcext:value-type="float">
            <text:p>5771999</text:p>
          </table:table-cell>
          <table:table-cell table:formula="of:=IF([.L1284]-[.I1284]=0;0;1)" office:value-type="float" office:value="0" calcext:value-type="float">
            <text:p>0</text:p>
          </table:table-cell>
          <table:table-cell table:formula="of:=IF([.L1284]-[.B128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4969" calcext:value-type="float">
            <text:p>24969</text:p>
          </table:table-cell>
          <table:table-cell office:value-type="float" office:value="78510000" calcext:value-type="float">
            <text:p>78510000</text:p>
          </table:table-cell>
          <table:table-cell office:value-type="float" office:value="1283" calcext:value-type="float">
            <text:p>1283</text:p>
          </table:table-cell>
          <table:table-cell office:value-type="float" office:value="24969" calcext:value-type="float">
            <text:p>24969</text:p>
          </table:table-cell>
          <table:table-cell office:value-type="float" office:value="77072000" calcext:value-type="float">
            <text:p>77072000</text:p>
          </table:table-cell>
          <table:table-cell table:formula="of:=IF([.E1285]-[.B1285]=0;0;1)"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24969" calcext:value-type="float">
            <text:p>24969</text:p>
          </table:table-cell>
          <table:table-cell office:value-type="float" office:value="79444000" calcext:value-type="float">
            <text:p>79444000</text:p>
          </table:table-cell>
          <table:table-cell office:value-type="float" office:value="1283" calcext:value-type="float">
            <text:p>1283</text:p>
          </table:table-cell>
          <table:table-cell office:value-type="float" office:value="24969" calcext:value-type="float">
            <text:p>24969</text:p>
          </table:table-cell>
          <table:table-cell office:value-type="float" office:value="73786999" calcext:value-type="float">
            <text:p>73786999</text:p>
          </table:table-cell>
          <table:table-cell table:formula="of:=IF([.L1285]-[.I1285]=0;0;1)" office:value-type="float" office:value="0" calcext:value-type="float">
            <text:p>0</text:p>
          </table:table-cell>
          <table:table-cell table:formula="of:=IF([.L1285]-[.B128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84000" calcext:value-type="float">
            <text:p>84000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83000" calcext:value-type="float">
            <text:p>83000</text:p>
          </table:table-cell>
          <table:table-cell table:formula="of:=IF([.E1286]-[.B1286]=0;0;1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92000" calcext:value-type="float">
            <text:p>92000</text:p>
          </table:table-cell>
          <table:table-cell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office:value-type="float" office:value="84000" calcext:value-type="float">
            <text:p>84000</text:p>
          </table:table-cell>
          <table:table-cell table:formula="of:=IF([.L1286]-[.I1286]=0;0;1)" office:value-type="float" office:value="0" calcext:value-type="float">
            <text:p>0</text:p>
          </table:table-cell>
          <table:table-cell table:formula="of:=IF([.L1286]-[.B128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349000" calcext:value-type="float">
            <text:p>1349000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313000" calcext:value-type="float">
            <text:p>1313000</text:p>
          </table:table-cell>
          <table:table-cell table:formula="of:=IF([.E1287]-[.B1287]=0;0;1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812000" calcext:value-type="float">
            <text:p>1812000</text:p>
          </table:table-cell>
          <table:table-cell office:value-type="float" office:value="1285" calcext:value-type="float">
            <text:p>1285</text:p>
          </table:table-cell>
          <table:table-cell office:value-type="float" office:value="185" calcext:value-type="float">
            <text:p>185</text:p>
          </table:table-cell>
          <table:table-cell office:value-type="float" office:value="1769000" calcext:value-type="float">
            <text:p>1769000</text:p>
          </table:table-cell>
          <table:table-cell table:formula="of:=IF([.L1287]-[.I1287]=0;0;1)" office:value-type="float" office:value="0" calcext:value-type="float">
            <text:p>0</text:p>
          </table:table-cell>
          <table:table-cell table:formula="of:=IF([.L1287]-[.B128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93000" calcext:value-type="float">
            <text:p>59300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23999" calcext:value-type="float">
            <text:p>523999</text:p>
          </table:table-cell>
          <table:table-cell table:formula="of:=IF([.E1288]-[.B1288]=0;0;1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60000" calcext:value-type="float">
            <text:p>560000</text:p>
          </table:table-cell>
          <table:table-cell office:value-type="float" office:value="1286" calcext:value-type="float">
            <text:p>1286</text:p>
          </table:table-cell>
          <table:table-cell office:value-type="float" office:value="70" calcext:value-type="float">
            <text:p>70</text:p>
          </table:table-cell>
          <table:table-cell office:value-type="float" office:value="527999" calcext:value-type="float">
            <text:p>527999</text:p>
          </table:table-cell>
          <table:table-cell table:formula="of:=IF([.L1288]-[.I1288]=0;0;1)" office:value-type="float" office:value="0" calcext:value-type="float">
            <text:p>0</text:p>
          </table:table-cell>
          <table:table-cell table:formula="of:=IF([.L1288]-[.B128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7503" calcext:value-type="float">
            <text:p>27503</text:p>
          </table:table-cell>
          <table:table-cell office:value-type="float" office:value="104359000" calcext:value-type="float">
            <text:p>104359000</text:p>
          </table:table-cell>
          <table:table-cell office:value-type="float" office:value="1287" calcext:value-type="float">
            <text:p>1287</text:p>
          </table:table-cell>
          <table:table-cell office:value-type="float" office:value="27503" calcext:value-type="float">
            <text:p>27503</text:p>
          </table:table-cell>
          <table:table-cell office:value-type="float" office:value="100675000" calcext:value-type="float">
            <text:p>100675000</text:p>
          </table:table-cell>
          <table:table-cell table:formula="of:=IF([.E1289]-[.B1289]=0;0;1)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27503" calcext:value-type="float">
            <text:p>27503</text:p>
          </table:table-cell>
          <table:table-cell office:value-type="float" office:value="105042000" calcext:value-type="float">
            <text:p>105042000</text:p>
          </table:table-cell>
          <table:table-cell office:value-type="float" office:value="1287" calcext:value-type="float">
            <text:p>1287</text:p>
          </table:table-cell>
          <table:table-cell office:value-type="float" office:value="27503" calcext:value-type="float">
            <text:p>27503</text:p>
          </table:table-cell>
          <table:table-cell office:value-type="float" office:value="96802000" calcext:value-type="float">
            <text:p>96802000</text:p>
          </table:table-cell>
          <table:table-cell table:formula="of:=IF([.L1289]-[.I1289]=0;0;1)" office:value-type="float" office:value="0" calcext:value-type="float">
            <text:p>0</text:p>
          </table:table-cell>
          <table:table-cell table:formula="of:=IF([.L1289]-[.B128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91000" calcext:value-type="float">
            <text:p>29100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265000" calcext:value-type="float">
            <text:p>265000</text:p>
          </table:table-cell>
          <table:table-cell table:formula="of:=IF([.E1290]-[.B1290]=0;0;1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430999" calcext:value-type="float">
            <text:p>430999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  <table:table-cell office:value-type="float" office:value="412999" calcext:value-type="float">
            <text:p>412999</text:p>
          </table:table-cell>
          <table:table-cell table:formula="of:=IF([.L1290]-[.I1290]=0;0;1)" office:value-type="float" office:value="0" calcext:value-type="float">
            <text:p>0</text:p>
          </table:table-cell>
          <table:table-cell table:formula="of:=IF([.L1290]-[.B129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207999" calcext:value-type="float">
            <text:p>1207999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145000" calcext:value-type="float">
            <text:p>1145000</text:p>
          </table:table-cell>
          <table:table-cell table:formula="of:=IF([.E1291]-[.B1291]=0;0;1)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483999" calcext:value-type="float">
            <text:p>1483999</text:p>
          </table:table-cell>
          <table:table-cell office:value-type="float" office:value="1289" calcext:value-type="float">
            <text:p>1289</text:p>
          </table:table-cell>
          <table:table-cell office:value-type="float" office:value="215" calcext:value-type="float">
            <text:p>215</text:p>
          </table:table-cell>
          <table:table-cell office:value-type="float" office:value="1464000" calcext:value-type="float">
            <text:p>1464000</text:p>
          </table:table-cell>
          <table:table-cell table:formula="of:=IF([.L1291]-[.I1291]=0;0;1)" office:value-type="float" office:value="0" calcext:value-type="float">
            <text:p>0</text:p>
          </table:table-cell>
          <table:table-cell table:formula="of:=IF([.L1291]-[.B1291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56000" calcext:value-type="float">
            <text:p>556000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22000" calcext:value-type="float">
            <text:p>522000</text:p>
          </table:table-cell>
          <table:table-cell table:formula="of:=IF([.E1292]-[.B1292]=0;0;1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66000" calcext:value-type="float">
            <text:p>566000</text:p>
          </table:table-cell>
          <table:table-cell office:value-type="float" office:value="1290" calcext:value-type="float">
            <text:p>1290</text:p>
          </table:table-cell>
          <table:table-cell office:value-type="float" office:value="76" calcext:value-type="float">
            <text:p>76</text:p>
          </table:table-cell>
          <table:table-cell office:value-type="float" office:value="523999" calcext:value-type="float">
            <text:p>523999</text:p>
          </table:table-cell>
          <table:table-cell table:formula="of:=IF([.L1292]-[.I1292]=0;0;1)" office:value-type="float" office:value="0" calcext:value-type="float">
            <text:p>0</text:p>
          </table:table-cell>
          <table:table-cell table:formula="of:=IF([.L1292]-[.B1292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472" calcext:value-type="float">
            <text:p>13472</text:p>
          </table:table-cell>
          <table:table-cell office:value-type="float" office:value="58449999" calcext:value-type="float">
            <text:p>58449999</text:p>
          </table:table-cell>
          <table:table-cell office:value-type="float" office:value="1291" calcext:value-type="float">
            <text:p>1291</text:p>
          </table:table-cell>
          <table:table-cell office:value-type="float" office:value="13472" calcext:value-type="float">
            <text:p>13472</text:p>
          </table:table-cell>
          <table:table-cell office:value-type="float" office:value="55663000" calcext:value-type="float">
            <text:p>55663000</text:p>
          </table:table-cell>
          <table:table-cell table:formula="of:=IF([.E1293]-[.B1293]=0;0;1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13472" calcext:value-type="float">
            <text:p>13472</text:p>
          </table:table-cell>
          <table:table-cell office:value-type="float" office:value="59239999" calcext:value-type="float">
            <text:p>59239999</text:p>
          </table:table-cell>
          <table:table-cell office:value-type="float" office:value="1291" calcext:value-type="float">
            <text:p>1291</text:p>
          </table:table-cell>
          <table:table-cell office:value-type="float" office:value="13472" calcext:value-type="float">
            <text:p>13472</text:p>
          </table:table-cell>
          <table:table-cell office:value-type="float" office:value="53831000" calcext:value-type="float">
            <text:p>53831000</text:p>
          </table:table-cell>
          <table:table-cell table:formula="of:=IF([.L1293]-[.I1293]=0;0;1)" office:value-type="float" office:value="0" calcext:value-type="float">
            <text:p>0</text:p>
          </table:table-cell>
          <table:table-cell table:formula="of:=IF([.L1293]-[.B1293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0000" calcext:value-type="float">
            <text:p>50000</text:p>
          </table:table-cell>
          <table:table-cell office:value-type="float" office:value="469064999" calcext:value-type="float">
            <text:p>469064999</text:p>
          </table:table-cell>
          <table:table-cell office:value-type="float" office:value="1292" calcext:value-type="float">
            <text:p>1292</text:p>
          </table:table-cell>
          <table:table-cell office:value-type="float" office:value="50000" calcext:value-type="float">
            <text:p>50000</text:p>
          </table:table-cell>
          <table:table-cell office:value-type="float" office:value="449341000" calcext:value-type="float">
            <text:p>449341000</text:p>
          </table:table-cell>
          <table:table-cell table:formula="of:=IF([.E1294]-[.B1294]=0;0;1)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50000" calcext:value-type="float">
            <text:p>50000</text:p>
          </table:table-cell>
          <table:table-cell office:value-type="float" office:value="457609000" calcext:value-type="float">
            <text:p>457609000</text:p>
          </table:table-cell>
          <table:table-cell office:value-type="float" office:value="1292" calcext:value-type="float">
            <text:p>1292</text:p>
          </table:table-cell>
          <table:table-cell office:value-type="float" office:value="50000" calcext:value-type="float">
            <text:p>50000</text:p>
          </table:table-cell>
          <table:table-cell office:value-type="float" office:value="428942999" calcext:value-type="float">
            <text:p>428942999</text:p>
          </table:table-cell>
          <table:table-cell table:formula="of:=IF([.L1294]-[.I1294]=0;0;1)" office:value-type="float" office:value="0" calcext:value-type="float">
            <text:p>0</text:p>
          </table:table-cell>
          <table:table-cell table:formula="of:=IF([.L1294]-[.B1294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59999" calcext:value-type="float">
            <text:p>59999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56000" calcext:value-type="float">
            <text:p>56000</text:p>
          </table:table-cell>
          <table:table-cell table:formula="of:=IF([.E1295]-[.B1295]=0;0;1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89000" calcext:value-type="float">
            <text:p>89000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85999" calcext:value-type="float">
            <text:p>85999</text:p>
          </table:table-cell>
          <table:table-cell table:formula="of:=IF([.L1295]-[.I1295]=0;0;1)" office:value-type="float" office:value="0" calcext:value-type="float">
            <text:p>0</text:p>
          </table:table-cell>
          <table:table-cell table:formula="of:=IF([.L1295]-[.B1295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table:formula="of:=IF([.E1296]-[.B1296]=0;0;1)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36000" calcext:value-type="float">
            <text:p>36000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39000" calcext:value-type="float">
            <text:p>39000</text:p>
          </table:table-cell>
          <table:table-cell table:formula="of:=IF([.L1296]-[.I1296]=0;0;1)" office:value-type="float" office:value="0" calcext:value-type="float">
            <text:p>0</text:p>
          </table:table-cell>
          <table:table-cell table:formula="of:=IF([.L1296]-[.B1296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2999" calcext:value-type="float">
            <text:p>42999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IF([.E1297]-[.B1297]=0;0;1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54000" calcext:value-type="float">
            <text:p>5400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51000" calcext:value-type="float">
            <text:p>51000</text:p>
          </table:table-cell>
          <table:table-cell table:formula="of:=IF([.L1297]-[.I1297]=0;0;1)" office:value-type="float" office:value="0" calcext:value-type="float">
            <text:p>0</text:p>
          </table:table-cell>
          <table:table-cell table:formula="of:=IF([.L1297]-[.B1297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34000" calcext:value-type="float">
            <text:p>3400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formula="of:=IF([.E1298]-[.B1298]=0;0;1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table:formula="of:=IF([.L1298]-[.I1298]=0;0;1)" office:value-type="float" office:value="0" calcext:value-type="float">
            <text:p>0</text:p>
          </table:table-cell>
          <table:table-cell table:formula="of:=IF([.L1298]-[.B1298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570000" calcext:value-type="float">
            <text:p>570000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542000" calcext:value-type="float">
            <text:p>542000</text:p>
          </table:table-cell>
          <table:table-cell table:formula="of:=IF([.E1299]-[.B1299]=0;0;1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1044000" calcext:value-type="float">
            <text:p>1044000</text:p>
          </table:table-cell>
          <table:table-cell office:value-type="float" office:value="1297" calcext:value-type="float">
            <text:p>1297</text:p>
          </table:table-cell>
          <table:table-cell office:value-type="float" office:value="68" calcext:value-type="float">
            <text:p>68</text:p>
          </table:table-cell>
          <table:table-cell office:value-type="float" office:value="1065000" calcext:value-type="float">
            <text:p>1065000</text:p>
          </table:table-cell>
          <table:table-cell table:formula="of:=IF([.L1299]-[.I1299]=0;0;1)" office:value-type="float" office:value="0" calcext:value-type="float">
            <text:p>0</text:p>
          </table:table-cell>
          <table:table-cell table:formula="of:=IF([.L1299]-[.B1299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11000" calcext:value-type="float">
            <text:p>11100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03000" calcext:value-type="float">
            <text:p>103000</text:p>
          </table:table-cell>
          <table:table-cell table:formula="of:=IF([.E1300]-[.B1300]=0;0;1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33000" calcext:value-type="float">
            <text:p>133000</text:p>
          </table:table-cell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office:value-type="float" office:value="130999" calcext:value-type="float">
            <text:p>130999</text:p>
          </table:table-cell>
          <table:table-cell table:formula="of:=IF([.L1300]-[.I1300]=0;0;1)" office:value-type="float" office:value="0" calcext:value-type="float">
            <text:p>0</text:p>
          </table:table-cell>
          <table:table-cell table:formula="of:=IF([.L1300]-[.B1300]=0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formula="of:=IF([.E1301]-[.B1301]=0;0;1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8999" calcext:value-type="float">
            <text:p>18999</text:p>
          </table:table-cell>
          <table:table-cell table:formula="of:=IF([.L1301]-[.I1301]=0;0;1)" office:value-type="float" office:value="0" calcext:value-type="float">
            <text:p>0</text:p>
          </table:table-cell>
          <table:table-cell table:formula="of:=IF([.L1301]-[.B1301]=0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SUM([.G2:.G1301])" office:value-type="float" office:value="3" calcext:value-type="float">
            <text:p>3</text:p>
          </table:table-cell>
          <table:table-cell table:number-columns-repeated="6"/>
          <table:table-cell table:formula="of:=SUM([.N2:.N1301])" office:value-type="float" office:value="4" calcext:value-type="float">
            <text:p>4</text:p>
          </table:table-cell>
          <table:table-cell table:formula="of:=SUM([.O2:.O1301])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9T13:29:49.251000000</dc:date>
    <meta:editing-duration>PT29M6S</meta:editing-duration>
    <meta:editing-cycles>9</meta:editing-cycles>
    <meta:generator>LibreOffice/7.4.0.3$Windows_X86_64 LibreOffice_project/f85e47c08ddd19c015c0114a68350214f7066f5a</meta:generator>
    <meta:document-statistic meta:table-count="1" meta:cell-count="19514" meta:object-count="0"/>
  </office:meta>
</office:document-meta>
</file>